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 fo:font-weight="bold" style:font-weight-asian="bold" style:font-weight-complex="bold"/>
    </style:style>
    <style:style style:name="ce2" style:family="table-cell" style:parent-style-name="Default" style:data-style-name="N1">
      <style:text-properties fo:color="#000000" fo:font-size="9pt" style:font-size-asian="9pt" style:font-size-complex="9pt"/>
    </style:style>
    <style:style style:name="ce3" style:family="table-cell" style:parent-style-name="Default" style:data-style-name="N2">
      <style:text-properties fo:color="#000000" fo:font-size="9pt" style:font-size-asian="9pt" style:font-size-complex="9pt"/>
    </style:style>
    <style:style style:name="ce4" style:family="table-cell" style:parent-style-name="Default" style:data-style-name="N0"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ext-properties fo:color="#000000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color="#000000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9pt" style:font-size-asian="9pt" style:font-size-complex="9pt"/>
    </style:style>
    <style:style style:name="ce13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</style:style>
    <style:style style:name="ce14" style:family="table-cell" style:parent-style-name="Default" style:data-style-name="N36">
      <style:table-cell-properties style:vertical-align="middle"/>
      <style:text-properties fo:color="#000000" fo:font-size="9pt" style:font-size-asian="9pt" style:font-size-complex="9pt"/>
    </style:style>
    <style:style style:name="ce15" style:family="table-cell" style:parent-style-name="Default" style:data-style-name="N3">
      <style:table-cell-properties style:vertical-align="middle"/>
      <style:text-properties fo:color="#000000" fo:font-size="9pt" style:font-size-asian="9pt" style:font-size-complex="9pt"/>
    </style:style>
    <style:style style:name="ce16" style:family="table-cell" style:parent-style-name="Default" style:data-style-name="N4">
      <style:table-cell-properties style:vertical-align="middle"/>
      <style:text-properties fo:color="#000000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</style:style>
    <style:style style:name="ce18" style:family="table-cell" style:parent-style-name="Default" style:data-style-name="N36">
      <style:table-cell-properties style:vertical-align="automatic"/>
      <style:text-properties fo:color="#000000"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/>
      <style:text-properties fo:color="#000000" fo:font-size="9pt" style:font-size-asian="9pt" style:font-size-complex="9pt"/>
    </style:style>
    <style:style style:name="ce20" style:family="table-cell" style:parent-style-name="Default" style:data-style-name="N4">
      <style:table-cell-properties style:vertical-align="automatic"/>
      <style:text-properties fo:color="#000000" fo:font-size="9pt" style:font-size-asian="9pt" style:font-size-complex="9pt"/>
    </style:style>
    <style:style style:name="ce21" style:family="table-cell" style:parent-style-name="Default" style:data-style-name="N36"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55.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7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  <style:map style:condition="of:cell-content()&lt;10" style:apply-style-name="cf1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  <style:map style:condition="of:cell-content()&lt;10" style:apply-style-name="cf1"/>
    </style:style>
    <style:style style:name="ce29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  <style:map style:condition="of:cell-content()&lt;10" style:apply-style-name="cf1"/>
    </style:style>
    <style:style style:name="ce30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  <style:map style:condition="of:cell-content()&lt;10" style:apply-style-name="cf1"/>
    </style:style>
    <style:style style:name="ce31" style:family="table-cell" style:parent-style-name="Default" style:data-style-name="N30">
      <style:table-cell-properties style:vertical-align="middle" style:repeat-content="false"/>
      <style:paragraph-properties fo:text-align="end" fo:margin-right="0.706cm"/>
      <style:text-properties fo:color="#000000" fo:font-size="9pt" style:font-size-asian="9pt" style:font-size-complex="9pt"/>
      <style:map style:condition="of:cell-content()&lt;1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-2022" table:style-name="ta1">
        <table:table-column table:style-name="co1" table:default-cell-style-name="ce5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1" table:default-cell-style-name="ce4"/>
        <table:table-column table:style-name="co3" table:number-columns-repeated="16364" table:default-cell-style-name="ce4"/>
        <table:table-row table:style-name="ro1">
          <table:table-cell office:value-type="string" table:style-name="ce23">
            <text:p>Geglättete Sterbetafel 2020-22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2">
          <table:table-cell table:style-name="ce1"/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3">
          <table:table-cell office:value-type="string" table:number-columns-spanned="1" table:number-rows-spanned="3" table:style-name="ce25">
            <text:p>Genaues Alter<text:s/></text:p>
            <text:p>(am x-ten Geburtstag) in Jahren</text:p>
          </table:table-cell>
          <table:table-cell office:value-type="string" table:number-columns-spanned="6" table:number-rows-spanned="1" table:style-name="ce24">
            <text:p>Männer</text:p>
          </table:table-cell>
          <table:covered-table-cell table:number-columns-repeated="5"/>
          <table:table-cell office:value-type="string" table:number-columns-spanned="6" table:number-rows-spanned="1" table:style-name="ce24">
            <text:p>Frauen</text:p>
          </table:table-cell>
          <table:covered-table-cell table:number-columns-repeated="5"/>
          <table:table-cell office:value-type="string" table:number-columns-spanned="6" table:number-rows-spanned="1" table:style-name="ce24">
            <text:p>Männer und Frauen (Unisex-Tafel)</text:p>
          </table:table-cell>
          <table:covered-table-cell table:number-columns-repeated="5"/>
          <table:table-cell office:value-type="string" table:number-columns-spanned="1" table:number-rows-spanned="3" table:style-name="ce26">
            <text:p>Genaues Alter<text:s/></text:p>
            <text:p>(am x-ten Geburtstag) in Jahren</text:p>
          </table:table-cell>
          <table:table-cell table:number-columns-repeated="16364" table:style-name="ce7"/>
        </table:table-row>
        <table:table-row table:style-name="ro4">
          <table:covered-table-cell/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covered-table-cell/>
          <table:table-cell table:number-columns-repeated="16364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table-cell table:number-columns-repeated="16364" table:style-name="ce7"/>
        </table:table-row>
        <table:table-row table:style-name="ro6">
          <table:table-cell office:value-type="string" table:style-name="ce9">
            <text:p>x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1">
            <text:p>e<text:span text:style-name="T1">x</text:span></text:p>
          </table:table-cell>
          <table:table-cell office:value-type="string" table:style-name="ce11">
            <text:p>x</text:p>
          </table:table-cell>
          <table:table-cell table:number-columns-repeated="16364" table:style-name="ce7"/>
        </table:table-row>
        <table:table-row table:style-name="ro2">
          <table:table-cell table:number-columns-repeated="12" table:style-name="ce12"/>
          <table:table-cell table:style-name="ce5"/>
          <table:table-cell table:number-columns-repeated="5" table:style-name="ce12"/>
          <table:table-cell table:number-columns-repeated="16366" table:style-name="ce5"/>
        </table:table-row>
        <table:table-row table:style-name="ro2">
          <table:table-cell office:value-type="string" table:style-name="ce27">
            <text:p>0</text:p>
          </table:table-cell>
          <table:table-cell office:value-type="float" office:value="2.7825309469854632E-3" table:style-name="ce14">
            <text:p>0,00278</text:p>
          </table:table-cell>
          <table:table-cell office:value-type="float" office:value="100000" table:style-name="ce15">
            <text:p>100 000</text:p>
          </table:table-cell>
          <table:table-cell office:value-type="float" office:value="278.25309469854631" table:style-name="ce15">
            <text:p>278</text:p>
          </table:table-cell>
          <table:table-cell office:value-type="float" office:value="99745.564136952933" table:style-name="ce15">
            <text:p>99 746</text:p>
          </table:table-cell>
          <table:table-cell office:value-type="float" office:value="7892878.7873926573" table:style-name="ce15">
            <text:p>7 892 879</text:p>
          </table:table-cell>
          <table:table-cell office:value-type="float" office:value="78.928787873926566" table:style-name="ce16">
            <text:p>78,93</text:p>
          </table:table-cell>
          <table:table-cell office:value-type="float" office:value="2.7576078975279431E-3" table:style-name="ce14">
            <text:p>0,00276</text:p>
          </table:table-cell>
          <table:table-cell office:value-type="float" office:value="100000" table:style-name="ce15">
            <text:p>100 000</text:p>
          </table:table-cell>
          <table:table-cell office:value-type="float" office:value="275.76078975279432" table:style-name="ce15">
            <text:p>276</text:p>
          </table:table-cell>
          <table:table-cell office:value-type="float" office:value="99746.634576160563" table:style-name="ce15">
            <text:p>99 747</text:p>
          </table:table-cell>
          <table:table-cell office:value-type="float" office:value="8375297.2223061705" table:style-name="ce15">
            <text:p>8 375 297</text:p>
          </table:table-cell>
          <table:table-cell office:value-type="float" office:value="83.752972223061704" table:style-name="ce16">
            <text:p>83,75</text:p>
          </table:table-cell>
          <table:table-cell office:value-type="float" office:value="2.7704234507031091E-3" table:style-name="ce14">
            <text:p>0,00277</text:p>
          </table:table-cell>
          <table:table-cell office:value-type="float" office:value="100000" table:style-name="ce15">
            <text:p>100 000</text:p>
          </table:table-cell>
          <table:table-cell office:value-type="float" office:value="277.04234507031089" table:style-name="ce15">
            <text:p>277</text:p>
          </table:table-cell>
          <table:table-cell office:value-type="float" office:value="99746.084151116884" table:style-name="ce15">
            <text:p>99 746</text:p>
          </table:table-cell>
          <table:table-cell office:value-type="float" office:value="8135844.8687353041" table:style-name="ce15">
            <text:p>8 135 845</text:p>
          </table:table-cell>
          <table:table-cell office:value-type="float" office:value="81.358448687353047" table:style-name="ce16">
            <text:p>81,36</text:p>
          </table:table-cell>
          <table:table-cell office:value-type="string" table:style-name="ce27">
            <text:p>0</text:p>
          </table:table-cell>
          <table:table-cell table:number-columns-repeated="16364" table:style-name="ce5"/>
        </table:table-row>
        <table:table-row table:style-name="ro2">
          <table:table-cell office:value-type="float" office:value="1" table:style-name="ce27">
            <text:p>1</text:p>
          </table:table-cell>
          <table:table-cell office:value-type="float" office:value="2.2130991042471735E-4" table:style-name="ce14">
            <text:p>0,00022</text:p>
          </table:table-cell>
          <table:table-cell office:value-type="float" office:value="99721.74690530145" table:style-name="ce15">
            <text:p>99 722</text:p>
          </table:table-cell>
          <table:table-cell office:value-type="float" office:value="22.0694108750086" table:style-name="ce15">
            <text:p>22</text:p>
          </table:table-cell>
          <table:table-cell office:value-type="float" office:value="99710.712199863949" table:style-name="ce15">
            <text:p>99 711</text:p>
          </table:table-cell>
          <table:table-cell office:value-type="float" office:value="7793133.2232557042" table:style-name="ce15">
            <text:p>7 793 133</text:p>
          </table:table-cell>
          <table:table-cell office:value-type="float" office:value="78.148783641508814" table:style-name="ce16">
            <text:p>78,15</text:p>
          </table:table-cell>
          <table:table-cell office:value-type="float" office:value="1.7381898297987893E-4" table:style-name="ce14">
            <text:p>0,00017</text:p>
          </table:table-cell>
          <table:table-cell office:value-type="float" office:value="99724.239210247208" table:style-name="ce15">
            <text:p>99 724</text:p>
          </table:table-cell>
          <table:table-cell office:value-type="float" office:value="17.333965837967334" table:style-name="ce15">
            <text:p>17</text:p>
          </table:table-cell>
          <table:table-cell office:value-type="float" office:value="99715.57222732823" table:style-name="ce15">
            <text:p>99 716</text:p>
          </table:table-cell>
          <table:table-cell office:value-type="float" office:value="8275550.58773001" table:style-name="ce15">
            <text:p>8 275 551</text:p>
          </table:table-cell>
          <table:table-cell office:value-type="float" office:value="82.984344160127236" table:style-name="ce16">
            <text:p>82,98</text:p>
          </table:table-cell>
          <table:table-cell office:value-type="float" office:value="1.9814256296331404E-4" table:style-name="ce14">
            <text:p>0,00020</text:p>
          </table:table-cell>
          <table:table-cell office:value-type="float" office:value="99722.957654929691" table:style-name="ce15">
            <text:p>99 723</text:p>
          </table:table-cell>
          <table:table-cell office:value-type="float" office:value="19.759362416029806" table:style-name="ce15">
            <text:p>20</text:p>
          </table:table-cell>
          <table:table-cell office:value-type="float" office:value="99713.077973721665" table:style-name="ce15">
            <text:p>99 713</text:p>
          </table:table-cell>
          <table:table-cell office:value-type="float" office:value="8036098.784584187" table:style-name="ce15">
            <text:p>8 036 099</text:p>
          </table:table-cell>
          <table:table-cell office:value-type="float" office:value="80.584240314967545" table:style-name="ce16">
            <text:p>80,58</text:p>
          </table:table-cell>
          <table:table-cell office:value-type="float" office:value="1" table:style-name="ce27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2" table:style-name="ce27">
            <text:p>2</text:p>
          </table:table-cell>
          <table:table-cell office:value-type="float" office:value="1.6986716878558938E-4" table:style-name="ce14">
            <text:p>0,00017</text:p>
          </table:table-cell>
          <table:table-cell office:value-type="float" office:value="99699.677494426447" table:style-name="ce15">
            <text:p>99 700</text:p>
          </table:table-cell>
          <table:table-cell office:value-type="float" office:value="16.935701944814564" table:style-name="ce15">
            <text:p>17</text:p>
          </table:table-cell>
          <table:table-cell office:value-type="float" office:value="99691.209643454029" table:style-name="ce15">
            <text:p>99 691</text:p>
          </table:table-cell>
          <table:table-cell office:value-type="float" office:value="7693422.5110558402" table:style-name="ce15">
            <text:p>7 693 423</text:p>
          </table:table-cell>
          <table:table-cell office:value-type="float" office:value="77.165971890791013" table:style-name="ce16">
            <text:p>77,17</text:p>
          </table:table-cell>
          <table:table-cell office:value-type="float" office:value="1.1359120576210853E-4" table:style-name="ce14">
            <text:p>0,00011</text:p>
          </table:table-cell>
          <table:table-cell office:value-type="float" office:value="99706.905244409238" table:style-name="ce15">
            <text:p>99 707</text:p>
          </table:table-cell>
          <table:table-cell office:value-type="float" office:value="11.325827589520747" table:style-name="ce15">
            <text:p>11</text:p>
          </table:table-cell>
          <table:table-cell office:value-type="float" office:value="99701.242330614477" table:style-name="ce15">
            <text:p>99 701</text:p>
          </table:table-cell>
          <table:table-cell office:value-type="float" office:value="8175835.015502682" table:style-name="ce15">
            <text:p>8 175 835</text:p>
          </table:table-cell>
          <table:table-cell office:value-type="float" office:value="81.99868399747686" table:style-name="ce16">
            <text:p>82,00</text:p>
          </table:table-cell>
          <table:table-cell office:value-type="float" office:value="1.4247061354492001E-4" table:style-name="ce14">
            <text:p>0,00014</text:p>
          </table:table-cell>
          <table:table-cell office:value-type="float" office:value="99703.198292513654" table:style-name="ce15">
            <text:p>99 703</text:p>
          </table:table-cell>
          <table:table-cell office:value-type="float" office:value="14.204775833125241" table:style-name="ce15">
            <text:p>14</text:p>
          </table:table-cell>
          <table:table-cell office:value-type="float" office:value="99696.095904597081" table:style-name="ce15">
            <text:p>99 696</text:p>
          </table:table-cell>
          <table:table-cell office:value-type="float" office:value="7936385.7066104654" table:style-name="ce15">
            <text:p>7 936 386</text:p>
          </table:table-cell>
          <table:table-cell office:value-type="float" office:value="79.600111556364979" table:style-name="ce16">
            <text:p>79,60</text:p>
          </table:table-cell>
          <table:table-cell office:value-type="float" office:value="2" table:style-name="ce27">
            <text:p>2</text:p>
          </table:table-cell>
          <table:table-cell table:number-columns-repeated="16364" table:style-name="ce5"/>
        </table:table-row>
        <table:table-row table:style-name="ro2">
          <table:table-cell office:value-type="float" office:value="3" table:style-name="ce27">
            <text:p>3</text:p>
          </table:table-cell>
          <table:table-cell office:value-type="float" office:value="1.3230178871594339E-4" table:style-name="ce14">
            <text:p>0,00013</text:p>
          </table:table-cell>
          <table:table-cell office:value-type="float" office:value="99682.741792481625" table:style-name="ce15">
            <text:p>99 683</text:p>
          </table:table-cell>
          <table:table-cell office:value-type="float" office:value="13.188205043254845" table:style-name="ce15">
            <text:p>13</text:p>
          </table:table-cell>
          <table:table-cell office:value-type="float" office:value="99676.147689959995" table:style-name="ce15">
            <text:p>99 676</text:p>
          </table:table-cell>
          <table:table-cell office:value-type="float" office:value="7593731.3014123859" table:style-name="ce15">
            <text:p>7 593 731</text:p>
          </table:table-cell>
          <table:table-cell office:value-type="float" office:value="76.178997134939635" table:style-name="ce16">
            <text:p>76,18</text:p>
          </table:table-cell>
          <table:table-cell office:value-type="float" office:value="8.5403297829953647E-5" table:style-name="ce14">
            <text:p>0,00009</text:p>
          </table:table-cell>
          <table:table-cell office:value-type="float" office:value="99695.579416819717" table:style-name="ce15">
            <text:p>99 696</text:p>
          </table:table-cell>
          <table:table-cell office:value-type="float" office:value="8.5143312612644504" table:style-name="ce15">
            <text:p>9</text:p>
          </table:table-cell>
          <table:table-cell office:value-type="float" office:value="99691.322251189093" table:style-name="ce15">
            <text:p>99 691</text:p>
          </table:table-cell>
          <table:table-cell office:value-type="float" office:value="8076133.7731720675" table:style-name="ce15">
            <text:p>8 076 134</text:p>
          </table:table-cell>
          <table:table-cell office:value-type="float" office:value="81.007942582954058" table:style-name="ce16">
            <text:p>81,01</text:p>
          </table:table-cell>
          <table:table-cell office:value-type="float" office:value="1.0947334328447939E-4" table:style-name="ce14">
            <text:p>0,00011</text:p>
          </table:table-cell>
          <table:table-cell office:value-type="float" office:value="99688.993516680523" table:style-name="ce15">
            <text:p>99 689</text:p>
          </table:table-cell>
          <table:table-cell office:value-type="float" office:value="10.913287408935807" table:style-name="ce15">
            <text:p>11</text:p>
          </table:table-cell>
          <table:table-cell office:value-type="float" office:value="99683.536872976052" table:style-name="ce15">
            <text:p>99 684</text:p>
          </table:table-cell>
          <table:table-cell office:value-type="float" office:value="7836689.6107058683" table:style-name="ce15">
            <text:p>7 836 690</text:p>
          </table:table-cell>
          <table:table-cell office:value-type="float" office:value="78.611382603582911" table:style-name="ce16">
            <text:p>78,61</text:p>
          </table:table-cell>
          <table:table-cell office:value-type="float" office:value="3" table:style-name="ce27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4" table:style-name="ce27">
            <text:p>4</text:p>
          </table:table-cell>
          <table:table-cell office:value-type="float" office:value="1.0569680638566674E-4" table:style-name="ce14">
            <text:p>0,00011</text:p>
          </table:table-cell>
          <table:table-cell office:value-type="float" office:value="99669.553587438364" table:style-name="ce15">
            <text:p>99 670</text:p>
          </table:table-cell>
          <table:table-cell office:value-type="float" office:value="10.534753508077308" table:style-name="ce15">
            <text:p>11</text:p>
          </table:table-cell>
          <table:table-cell office:value-type="float" office:value="99664.286210684324" table:style-name="ce15">
            <text:p>99 664</text:p>
          </table:table-cell>
          <table:table-cell office:value-type="float" office:value="7494055.1537224259" table:style-name="ce15">
            <text:p>7 494 055</text:p>
          </table:table-cell>
          <table:table-cell office:value-type="float" office:value="75.189010926471354" table:style-name="ce16">
            <text:p>75,19</text:p>
          </table:table-cell>
          <table:table-cell office:value-type="float" office:value="7.8229219399297042E-5" table:style-name="ce14">
            <text:p>0,00008</text:p>
          </table:table-cell>
          <table:table-cell office:value-type="float" office:value="99687.065085558454" table:style-name="ce15">
            <text:p>99 687</text:p>
          </table:table-cell>
          <table:table-cell office:value-type="float" office:value="7.7984412858501564" table:style-name="ce15">
            <text:p>8</text:p>
          </table:table-cell>
          <table:table-cell office:value-type="float" office:value="99683.165864915529" table:style-name="ce15">
            <text:p>99 683</text:p>
          </table:table-cell>
          <table:table-cell office:value-type="float" office:value="7976442.450920878" table:style-name="ce15">
            <text:p>7 976 442</text:p>
          </table:table-cell>
          <table:table-cell office:value-type="float" office:value="80.01481881400494" table:style-name="ce16">
            <text:p>80,01</text:p>
          </table:table-cell>
          <table:table-cell office:value-type="float" office:value="9.230739500131762E-5" table:style-name="ce14">
            <text:p>0,00009</text:p>
          </table:table-cell>
          <table:table-cell office:value-type="float" office:value="99678.080229271582" table:style-name="ce15">
            <text:p>99 678</text:p>
          </table:table-cell>
          <table:table-cell office:value-type="float" office:value="9.2010239246964005" table:style-name="ce15">
            <text:p>9</text:p>
          </table:table-cell>
          <table:table-cell office:value-type="float" office:value="99673.479717309237" table:style-name="ce15">
            <text:p>99 673</text:p>
          </table:table-cell>
          <table:table-cell office:value-type="float" office:value="7737006.0738328919" table:style-name="ce15">
            <text:p>7 737 006</text:p>
          </table:table-cell>
          <table:table-cell office:value-type="float" office:value="77.619934654006641" table:style-name="ce16">
            <text:p>77,62</text:p>
          </table:table-cell>
          <table:table-cell office:value-type="float" office:value="4" table:style-name="ce27">
            <text:p>4</text:p>
          </table:table-cell>
          <table:table-cell table:number-columns-repeated="16364" table:style-name="ce5"/>
        </table:table-row>
        <table:table-row table:style-name="ro2">
          <table:table-cell office:value-type="float" office:value="5" table:style-name="ce27">
            <text:p>5</text:p>
          </table:table-cell>
          <table:table-cell office:value-type="float" office:value="8.7135257964846721E-5" table:style-name="ce14">
            <text:p>0,00009</text:p>
          </table:table-cell>
          <table:table-cell office:value-type="float" office:value="99659.018833930284" table:style-name="ce15">
            <text:p>99 659</text:p>
          </table:table-cell>
          <table:table-cell office:value-type="float" office:value="8.6838143146180329" table:style-name="ce15">
            <text:p>9</text:p>
          </table:table-cell>
          <table:table-cell office:value-type="float" office:value="99654.676926772983" table:style-name="ce15">
            <text:p>99 655</text:p>
          </table:table-cell>
          <table:table-cell office:value-type="float" office:value="7394390.8675117418" table:style-name="ce15">
            <text:p>7 394 391</text:p>
          </table:table-cell>
          <table:table-cell office:value-type="float" office:value="74.1969061508984" table:style-name="ce16">
            <text:p>74,20</text:p>
          </table:table-cell>
          <table:table-cell office:value-type="float" office:value="8.1042930685288169E-5" table:style-name="ce14">
            <text:p>0,00008</text:p>
          </table:table-cell>
          <table:table-cell office:value-type="float" office:value="99679.266644272604" table:style-name="ce15">
            <text:p>99 679</text:p>
          </table:table-cell>
          <table:table-cell office:value-type="float" office:value="8.0782998974121423" table:style-name="ce15">
            <text:p>8</text:p>
          </table:table-cell>
          <table:table-cell office:value-type="float" office:value="99675.227494323888" table:style-name="ce15">
            <text:p>99 675</text:p>
          </table:table-cell>
          <table:table-cell office:value-type="float" office:value="7876759.2850559624" table:style-name="ce15">
            <text:p>7 876 759</text:p>
          </table:table-cell>
          <table:table-cell office:value-type="float" office:value="79.021039682865151" table:style-name="ce16">
            <text:p>79,02</text:p>
          </table:table-cell>
          <table:table-cell office:value-type="float" office:value="8.4129411514388314E-5" table:style-name="ce14">
            <text:p>0,00008</text:p>
          </table:table-cell>
          <table:table-cell office:value-type="float" office:value="99668.879205346879" table:style-name="ce15">
            <text:p>99 669</text:p>
          </table:table-cell>
          <table:table-cell office:value-type="float" office:value="8.3850841538444882" table:style-name="ce15">
            <text:p>8</text:p>
          </table:table-cell>
          <table:table-cell office:value-type="float" office:value="99664.686663269953" table:style-name="ce15">
            <text:p>99 665</text:p>
          </table:table-cell>
          <table:table-cell office:value-type="float" office:value="7637332.5941155823" table:style-name="ce15">
            <text:p>7 637 333</text:p>
          </table:table-cell>
          <table:table-cell office:value-type="float" office:value="76.627054051450258" table:style-name="ce16">
            <text:p>76,63</text:p>
          </table:table-cell>
          <table:table-cell office:value-type="float" office:value="5" table:style-name="ce27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" table:style-name="ce27">
            <text:p>6</text:p>
          </table:table-cell>
          <table:table-cell office:value-type="float" office:value="7.37002793204118E-5" table:style-name="ce14">
            <text:p>0,00007</text:p>
          </table:table-cell>
          <table:table-cell office:value-type="float" office:value="99650.335019615668" table:style-name="ce15">
            <text:p>99 650</text:p>
          </table:table-cell>
          <table:table-cell office:value-type="float" office:value="7.3442575253182882" table:style-name="ce15">
            <text:p>7</text:p>
          </table:table-cell>
          <table:table-cell office:value-type="float" office:value="99646.662890853011" table:style-name="ce15">
            <text:p>99 647</text:p>
          </table:table-cell>
          <table:table-cell office:value-type="float" office:value="7294736.1905849688" table:style-name="ce15">
            <text:p>7 294 736</text:p>
          </table:table-cell>
          <table:table-cell office:value-type="float" office:value="73.203328309423512" table:style-name="ce16">
            <text:p>73,20</text:p>
          </table:table-cell>
          <table:table-cell office:value-type="float" office:value="7.37002793204118E-5" table:style-name="ce14">
            <text:p>0,00007</text:p>
          </table:table-cell>
          <table:table-cell office:value-type="float" office:value="99671.188344375187" table:style-name="ce15">
            <text:p>99 671</text:p>
          </table:table-cell>
          <table:table-cell office:value-type="float" office:value="7.3457944211778239" table:style-name="ce15">
            <text:p>7</text:p>
          </table:table-cell>
          <table:table-cell office:value-type="float" office:value="99667.515447164595" table:style-name="ce15">
            <text:p>99 668</text:p>
          </table:table-cell>
          <table:table-cell office:value-type="float" office:value="7777084.0575616388" table:style-name="ce15">
            <text:p>7 777 084</text:p>
          </table:table-cell>
          <table:table-cell office:value-type="float" office:value="78.0274037738061" table:style-name="ce16">
            <text:p>78,03</text:p>
          </table:table-cell>
          <table:table-cell office:value-type="float" office:value="7.809625419840044E-5" table:style-name="ce14">
            <text:p>0,00008</text:p>
          </table:table-cell>
          <table:table-cell office:value-type="float" office:value="99660.494121193027" table:style-name="ce15">
            <text:p>99 660</text:p>
          </table:table-cell>
          <table:table-cell office:value-type="float" office:value="7.7831112824268835" table:style-name="ce15">
            <text:p>8</text:p>
          </table:table-cell>
          <table:table-cell office:value-type="float" office:value="99656.602565551817" table:style-name="ce15">
            <text:p>99 657</text:p>
          </table:table-cell>
          <table:table-cell office:value-type="float" office:value="7537667.9074523123" table:style-name="ce15">
            <text:p>7 537 668</text:p>
          </table:table-cell>
          <table:table-cell office:value-type="float" office:value="75.633459114562129" table:style-name="ce16">
            <text:p>75,63</text:p>
          </table:table-cell>
          <table:table-cell office:value-type="float" office:value="6" table:style-name="ce27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7" table:style-name="ce27">
            <text:p>7</text:p>
          </table:table-cell>
          <table:table-cell office:value-type="float" office:value="6.3397777411848468E-5" table:style-name="ce14">
            <text:p>0,00006</text:p>
          </table:table-cell>
          <table:table-cell office:value-type="float" office:value="99642.990762090354" table:style-name="ce15">
            <text:p>99 643</text:p>
          </table:table-cell>
          <table:table-cell office:value-type="float" office:value="6.3171441489858777" table:style-name="ce15">
            <text:p>6</text:p>
          </table:table-cell>
          <table:table-cell office:value-type="float" office:value="99639.832190015863" table:style-name="ce15">
            <text:p>99 640</text:p>
          </table:table-cell>
          <table:table-cell office:value-type="float" office:value="7195089.5276941154" table:style-name="ce15">
            <text:p>7 195 090</text:p>
          </table:table-cell>
          <table:table-cell office:value-type="float" office:value="72.208686959961469" table:style-name="ce16">
            <text:p>72,21</text:p>
          </table:table-cell>
          <table:table-cell office:value-type="float" office:value="6.3397777411848468E-5" table:style-name="ce14">
            <text:p>0,00006</text:p>
          </table:table-cell>
          <table:table-cell office:value-type="float" office:value="99663.842549954003" table:style-name="ce15">
            <text:p>99 664</text:p>
          </table:table-cell>
          <table:table-cell office:value-type="float" office:value="6.3184661059914964" table:style-name="ce15">
            <text:p>6</text:p>
          </table:table-cell>
          <table:table-cell office:value-type="float" office:value="99660.683316901006" table:style-name="ce15">
            <text:p>99 661</text:p>
          </table:table-cell>
          <table:table-cell office:value-type="float" office:value="7677416.5421144739" table:style-name="ce15">
            <text:p>7 677 417</text:p>
          </table:table-cell>
          <table:table-cell office:value-type="float" office:value="77.033117986258276" table:style-name="ce16">
            <text:p>77,03</text:p>
          </table:table-cell>
          <table:table-cell office:value-type="float" office:value="6.938783849024801E-5" table:style-name="ce14">
            <text:p>0,00007</text:p>
          </table:table-cell>
          <table:table-cell office:value-type="float" office:value="99652.711009910607" table:style-name="ce15">
            <text:p>99 653</text:p>
          </table:table-cell>
          <table:table-cell office:value-type="float" office:value="6.9146862166710372" table:style-name="ce15">
            <text:p>7</text:p>
          </table:table-cell>
          <table:table-cell office:value-type="float" office:value="99649.25366680228" table:style-name="ce15">
            <text:p>99 649</text:p>
          </table:table-cell>
          <table:table-cell office:value-type="float" office:value="7438011.3048867602" table:style-name="ce15">
            <text:p>7 438 011</text:p>
          </table:table-cell>
          <table:table-cell office:value-type="float" office:value="74.639327214560566" table:style-name="ce16">
            <text:p>74,64</text:p>
          </table:table-cell>
          <table:table-cell office:value-type="float" office:value="7" table:style-name="ce27">
            <text:p>7</text:p>
          </table:table-cell>
          <table:table-cell table:number-columns-repeated="16364" table:style-name="ce5"/>
        </table:table-row>
        <table:table-row table:style-name="ro2">
          <table:table-cell office:value-type="float" office:value="8" table:style-name="ce27">
            <text:p>8</text:p>
          </table:table-cell>
          <table:table-cell office:value-type="float" office:value="5.7411871463569977E-5" table:style-name="ce14">
            <text:p>0,00006</text:p>
          </table:table-cell>
          <table:table-cell office:value-type="float" office:value="99636.673617941371" table:style-name="ce15">
            <text:p>99 637</text:p>
          </table:table-cell>
          <table:table-cell office:value-type="float" office:value="5.7203278988109236" table:style-name="ce15">
            <text:p>6</text:p>
          </table:table-cell>
          <table:table-cell office:value-type="float" office:value="99633.813453991956" table:style-name="ce15">
            <text:p>99 634</text:p>
          </table:table-cell>
          <table:table-cell office:value-type="float" office:value="7095449.6955040991" table:style-name="ce15">
            <text:p>7 095 450</text:p>
          </table:table-cell>
          <table:table-cell office:value-type="float" office:value="71.213233419571282" table:style-name="ce16">
            <text:p>71,21</text:p>
          </table:table-cell>
          <table:table-cell office:value-type="float" office:value="5.7411871463569977E-5" table:style-name="ce14">
            <text:p>0,00006</text:p>
          </table:table-cell>
          <table:table-cell office:value-type="float" office:value="99657.524083848009" table:style-name="ce15">
            <text:p>99 658</text:p>
          </table:table-cell>
          <table:table-cell office:value-type="float" office:value="5.7215249630795109" table:style-name="ce15">
            <text:p>6</text:p>
          </table:table-cell>
          <table:table-cell office:value-type="float" office:value="99654.663321366475" table:style-name="ce15">
            <text:p>99 655</text:p>
          </table:table-cell>
          <table:table-cell office:value-type="float" office:value="7577755.8587975726" table:style-name="ce15">
            <text:p>7 577 756</text:p>
          </table:table-cell>
          <table:table-cell office:value-type="float" office:value="76.037970323464393" table:style-name="ce16">
            <text:p>76,04</text:p>
          </table:table-cell>
          <table:table-cell office:value-type="float" office:value="6.0151891517395457E-5" table:style-name="ce14">
            <text:p>0,00006</text:p>
          </table:table-cell>
          <table:table-cell office:value-type="float" office:value="99645.796323693939" table:style-name="ce15">
            <text:p>99 646</text:p>
          </table:table-cell>
          <table:table-cell office:value-type="float" office:value="5.9938831306273208" table:style-name="ce15">
            <text:p>6</text:p>
          </table:table-cell>
          <table:table-cell office:value-type="float" office:value="99642.799382128636" table:style-name="ce15">
            <text:p>99 643</text:p>
          </table:table-cell>
          <table:table-cell office:value-type="float" office:value="7338362.0512199579" table:style-name="ce15">
            <text:p>7 338 362</text:p>
          </table:table-cell>
          <table:table-cell office:value-type="float" office:value="73.644471939204422" table:style-name="ce16">
            <text:p>73,64</text:p>
          </table:table-cell>
          <table:table-cell office:value-type="float" office:value="8" table:style-name="ce27">
            <text:p>8</text:p>
          </table:table-cell>
          <table:table-cell table:number-columns-repeated="16364" table:style-name="ce5"/>
        </table:table-row>
        <table:table-row table:style-name="ro2">
          <table:table-cell office:value-type="float" office:value="9" table:style-name="ce27">
            <text:p>9</text:p>
          </table:table-cell>
          <table:table-cell office:value-type="float" office:value="5.7610410528352699E-5" table:style-name="ce14">
            <text:p>0,00006</text:p>
          </table:table-cell>
          <table:table-cell office:value-type="float" office:value="99630.953290042555" table:style-name="ce15">
            <text:p>99 631</text:p>
          </table:table-cell>
          <table:table-cell office:value-type="float" office:value="5.7397801203704839" table:style-name="ce15">
            <text:p>6</text:p>
          </table:table-cell>
          <table:table-cell office:value-type="float" office:value="99628.083399982366" table:style-name="ce15">
            <text:p>99 628</text:p>
          </table:table-cell>
          <table:table-cell office:value-type="float" office:value="6995815.8820501072" table:style-name="ce15">
            <text:p>6 995 816</text:p>
          </table:table-cell>
          <table:table-cell office:value-type="float" office:value="70.217293431732045" table:style-name="ce16">
            <text:p>70,22</text:p>
          </table:table-cell>
          <table:table-cell office:value-type="float" office:value="5.0103373765033495E-5" table:style-name="ce14">
            <text:p>0,00005</text:p>
          </table:table-cell>
          <table:table-cell office:value-type="float" office:value="99651.802558884927" table:style-name="ce15">
            <text:p>99 652</text:p>
          </table:table-cell>
          <table:table-cell office:value-type="float" office:value="4.9928915099671327" table:style-name="ce15">
            <text:p>5</text:p>
          </table:table-cell>
          <table:table-cell office:value-type="float" office:value="99649.306113129947" table:style-name="ce15">
            <text:p>99 649</text:p>
          </table:table-cell>
          <table:table-cell office:value-type="float" office:value="7478101.195476206" table:style-name="ce15">
            <text:p>7 478 101</text:p>
          </table:table-cell>
          <table:table-cell office:value-type="float" office:value="75.042307348703957" table:style-name="ce16">
            <text:p>75,04</text:p>
          </table:table-cell>
          <table:table-cell office:value-type="float" office:value="5.4035127974451721E-5" table:style-name="ce14">
            <text:p>0,00005</text:p>
          </table:table-cell>
          <table:table-cell office:value-type="float" office:value="99639.802440563319" table:style-name="ce15">
            <text:p>99 640</text:p>
          </table:table-cell>
          <table:table-cell office:value-type="float" office:value="5.3840494762249262" table:style-name="ce15">
            <text:p>5</text:p>
          </table:table-cell>
          <table:table-cell office:value-type="float" office:value="99637.110415825213" table:style-name="ce15">
            <text:p>99 637</text:p>
          </table:table-cell>
          <table:table-cell office:value-type="float" office:value="7238719.2518378291" table:style-name="ce15">
            <text:p>7 238 719</text:p>
          </table:table-cell>
          <table:table-cell office:value-type="float" office:value="72.648871982216519" table:style-name="ce16">
            <text:p>72,65</text:p>
          </table:table-cell>
          <table:table-cell office:value-type="float" office:value="9" table:style-name="ce27">
            <text:p>9</text:p>
          </table:table-cell>
          <table:table-cell table:number-columns-repeated="16364" table:style-name="ce5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float" office:value="6.5861243662356783E-5" table:style-name="ce14">
            <text:p>0,00007</text:p>
          </table:table-cell>
          <table:table-cell office:value-type="float" office:value="99625.213509922178" table:style-name="ce15">
            <text:p>99 625</text:p>
          </table:table-cell>
          <table:table-cell office:value-type="float" office:value="6.5614404618913031" table:style-name="ce15">
            <text:p>7</text:p>
          </table:table-cell>
          <table:table-cell office:value-type="float" office:value="99621.932789691229" table:style-name="ce15">
            <text:p>99 622</text:p>
          </table:table-cell>
          <table:table-cell office:value-type="float" office:value="6896187.798650125" table:style-name="ce15">
            <text:p>6 896 188</text:p>
          </table:table-cell>
          <table:table-cell office:value-type="float" office:value="69.221310105029772" table:style-name="ce16">
            <text:p>69,22</text:p>
          </table:table-cell>
          <table:table-cell office:value-type="float" office:value="4.2691994186870871E-5" table:style-name="ce14">
            <text:p>0,00004</text:p>
          </table:table-cell>
          <table:table-cell office:value-type="float" office:value="99646.809667374953" table:style-name="ce15">
            <text:p>99 647</text:p>
          </table:table-cell>
          <table:table-cell office:value-type="float" office:value="4.2541210190597996" table:style-name="ce15">
            <text:p>4</text:p>
          </table:table-cell>
          <table:table-cell office:value-type="float" office:value="99644.682606865419" table:style-name="ce15">
            <text:p>99 645</text:p>
          </table:table-cell>
          <table:table-cell office:value-type="float" office:value="7378451.8893630756" table:style-name="ce15">
            <text:p>7 378 452</text:p>
          </table:table-cell>
          <table:table-cell office:value-type="float" office:value="74.046042356926876" table:style-name="ce16">
            <text:p>74,05</text:p>
          </table:table-cell>
          <table:table-cell office:value-type="float" office:value="5.4684262558582806E-5" table:style-name="ce14">
            <text:p>0,00005</text:p>
          </table:table-cell>
          <table:table-cell office:value-type="float" office:value="99634.418391087092" table:style-name="ce15">
            <text:p>99 634</text:p>
          </table:table-cell>
          <table:table-cell office:value-type="float" office:value="5.4484346951698983" table:style-name="ce15">
            <text:p>5</text:p>
          </table:table-cell>
          <table:table-cell office:value-type="float" office:value="99631.69417373951" table:style-name="ce15">
            <text:p>99 632</text:p>
          </table:table-cell>
          <table:table-cell office:value-type="float" office:value="7139082.1414220035" table:style-name="ce15">
            <text:p>7 139 082</text:p>
          </table:table-cell>
          <table:table-cell office:value-type="float" office:value="71.652770766418584" table:style-name="ce16">
            <text:p>71,65</text:p>
          </table:table-cell>
          <table:table-cell office:value-type="float" office:value="10" table:style-name="ce13">
            <text:p>10</text:p>
          </table:table-cell>
          <table:table-cell table:number-columns-repeated="16364" table:style-name="ce5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float" office:value="8.4031661689397551E-5" table:style-name="ce14">
            <text:p>0,00008</text:p>
          </table:table-cell>
          <table:table-cell office:value-type="float" office:value="99618.65206946028" table:style-name="ce15">
            <text:p>99 619</text:p>
          </table:table-cell>
          <table:table-cell office:value-type="float" office:value="8.371120868654689" table:style-name="ce15">
            <text:p>8</text:p>
          </table:table-cell>
          <table:table-cell office:value-type="float" office:value="99614.466509025951" table:style-name="ce15">
            <text:p>99 614</text:p>
          </table:table-cell>
          <table:table-cell office:value-type="float" office:value="6796565.8658604342" table:style-name="ce15">
            <text:p>6 796 566</text:p>
          </table:table-cell>
          <table:table-cell office:value-type="float" office:value="68.225836474091707" table:style-name="ce16">
            <text:p>68,23</text:p>
          </table:table-cell>
          <table:table-cell office:value-type="float" office:value="4.6298273128725911E-5" table:style-name="ce14">
            <text:p>0,00005</text:p>
          </table:table-cell>
          <table:table-cell office:value-type="float" office:value="99642.555546355899" table:style-name="ce15">
            <text:p>99 643</text:p>
          </table:table-cell>
          <table:table-cell office:value-type="float" office:value="4.6132782519294286" table:style-name="ce15">
            <text:p>5</text:p>
          </table:table-cell>
          <table:table-cell office:value-type="float" office:value="99640.248907229936" table:style-name="ce15">
            <text:p>99 640</text:p>
          </table:table-cell>
          <table:table-cell office:value-type="float" office:value="7278807.20675621" table:style-name="ce15">
            <text:p>7 278 807</text:p>
          </table:table-cell>
          <table:table-cell office:value-type="float" office:value="73.049182318190844" table:style-name="ce16">
            <text:p>73,05</text:p>
          </table:table-cell>
          <table:table-cell office:value-type="float" office:value="6.5744837742648797E-5" table:style-name="ce14">
            <text:p>0,00007</text:p>
          </table:table-cell>
          <table:table-cell office:value-type="float" office:value="99628.969956391928" table:style-name="ce15">
            <text:p>99 629</text:p>
          </table:table-cell>
          <table:table-cell office:value-type="float" office:value="6.5500904642502187" table:style-name="ce15">
            <text:p>7</text:p>
          </table:table-cell>
          <table:table-cell office:value-type="float" office:value="99625.694911159808" table:style-name="ce15">
            <text:p>99 626</text:p>
          </table:table-cell>
          <table:table-cell office:value-type="float" office:value="7039450.4472482642" table:style-name="ce15">
            <text:p>7 039 450</text:p>
          </table:table-cell>
          <table:table-cell office:value-type="float" office:value="70.656661916001596" table:style-name="ce16">
            <text:p>70,66</text:p>
          </table:table-cell>
          <table:table-cell office:value-type="float" office:value="11" table:style-name="ce13">
            <text:p>11</text:p>
          </table:table-cell>
          <table:table-cell table:number-columns-repeated="16364" table:style-name="ce5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float" office:value="1.13248192186473E-4" table:style-name="ce14">
            <text:p>0,00011</text:p>
          </table:table-cell>
          <table:table-cell office:value-type="float" office:value="99610.280948591622" table:style-name="ce15">
            <text:p>99 610</text:p>
          </table:table-cell>
          <table:table-cell office:value-type="float" office:value="11.280684240614674" table:style-name="ce15">
            <text:p>11</text:p>
          </table:table-cell>
          <table:table-cell office:value-type="float" office:value="99604.640606471308" table:style-name="ce15">
            <text:p>99 605</text:p>
          </table:table-cell>
          <table:table-cell office:value-type="float" office:value="6696951.3993514087" table:style-name="ce15">
            <text:p>6 696 951</text:p>
          </table:table-cell>
          <table:table-cell office:value-type="float" office:value="67.231528066943937" table:style-name="ce16">
            <text:p>67,23</text:p>
          </table:table-cell>
          <table:table-cell office:value-type="float" office:value="6.4041246233545576E-5" table:style-name="ce14">
            <text:p>0,00006</text:p>
          </table:table-cell>
          <table:table-cell office:value-type="float" office:value="99637.942268103972" table:style-name="ce15">
            <text:p>99 638</text:p>
          </table:table-cell>
          <table:table-cell office:value-type="float" office:value="6.3809379949954455" table:style-name="ce15">
            <text:p>6</text:p>
          </table:table-cell>
          <table:table-cell office:value-type="float" office:value="99634.751799106481" table:style-name="ce15">
            <text:p>99 635</text:p>
          </table:table-cell>
          <table:table-cell office:value-type="float" office:value="7179166.9578489801" table:style-name="ce15">
            <text:p>7 179 167</text:p>
          </table:table-cell>
          <table:table-cell office:value-type="float" office:value="72.052541375567628" table:style-name="ce16">
            <text:p>72,05</text:p>
          </table:table-cell>
          <table:table-cell office:value-type="float" office:value="8.930686434904358E-5" table:style-name="ce14">
            <text:p>0,00009</text:p>
          </table:table-cell>
          <table:table-cell office:value-type="float" office:value="99622.419865927674" table:style-name="ce15">
            <text:p>99 622</text:p>
          </table:table-cell>
          <table:table-cell office:value-type="float" office:value="8.8969659370898668" table:style-name="ce15">
            <text:p>9</text:p>
          </table:table-cell>
          <table:table-cell office:value-type="float" office:value="99617.971382959135" table:style-name="ce15">
            <text:p>99 618</text:p>
          </table:table-cell>
          <table:table-cell office:value-type="float" office:value="6939824.7523371046" table:style-name="ce15">
            <text:p>6 939 825</text:p>
          </table:table-cell>
          <table:table-cell office:value-type="float" office:value="69.661274657619785" table:style-name="ce16">
            <text:p>69,66</text:p>
          </table:table-cell>
          <table:table-cell office:value-type="float" office:value="12" table:style-name="ce13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.5243628542407271E-4" table:style-name="ce14">
            <text:p>0,00015</text:p>
          </table:table-cell>
          <table:table-cell office:value-type="float" office:value="99599.000264351009" table:style-name="ce15">
            <text:p>99 599</text:p>
          </table:table-cell>
          <table:table-cell office:value-type="float" office:value="15.182501632248904" table:style-name="ce15">
            <text:p>15</text:p>
          </table:table-cell>
          <table:table-cell office:value-type="float" office:value="99591.409013534882" table:style-name="ce15">
            <text:p>99 591</text:p>
          </table:table-cell>
          <table:table-cell office:value-type="float" office:value="6597346.7587449374" table:style-name="ce15">
            <text:p>6 597 347</text:p>
          </table:table-cell>
          <table:table-cell office:value-type="float" office:value="66.239086147798346" table:style-name="ce16">
            <text:p>66,24</text:p>
          </table:table-cell>
          <table:table-cell office:value-type="float" office:value="9.1781796336581347E-5" table:style-name="ce14">
            <text:p>0,00009</text:p>
          </table:table-cell>
          <table:table-cell office:value-type="float" office:value="99631.561330108976" table:style-name="ce15">
            <text:p>99 632</text:p>
          </table:table-cell>
          <table:table-cell office:value-type="float" office:value="9.1443636706956752" table:style-name="ce15">
            <text:p>9</text:p>
          </table:table-cell>
          <table:table-cell office:value-type="float" office:value="99626.989148273628" table:style-name="ce15">
            <text:p>99 627</text:p>
          </table:table-cell>
          <table:table-cell office:value-type="float" office:value="7079532.2060498735" table:style-name="ce15">
            <text:p>7 079 532</text:p>
          </table:table-cell>
          <table:table-cell office:value-type="float" office:value="71.057123982964384" table:style-name="ce16">
            <text:p>71,06</text:p>
          </table:table-cell>
          <table:table-cell office:value-type="float" office:value="1.2283830241521749E-4" table:style-name="ce14">
            <text:p>0,00012</text:p>
          </table:table-cell>
          <table:table-cell office:value-type="float" office:value="99613.522899990581" table:style-name="ce15">
            <text:p>99 614</text:p>
          </table:table-cell>
          <table:table-cell office:value-type="float" office:value="12.236356050634235" table:style-name="ce15">
            <text:p>12</text:p>
          </table:table-cell>
          <table:table-cell office:value-type="float" office:value="99607.404721965257" table:style-name="ce15">
            <text:p>99 607</text:p>
          </table:table-cell>
          <table:table-cell office:value-type="float" office:value="6840206.7809541458" table:style-name="ce15">
            <text:p>6 840 207</text:p>
          </table:table-cell>
          <table:table-cell office:value-type="float" office:value="68.667451785853785" table:style-name="ce16">
            <text:p>68,67</text:p>
          </table:table-cell>
          <table:table-cell office:value-type="float" office:value="13" table:style-name="ce1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float" office:value="2.0011444638797619E-4" table:style-name="ce14">
            <text:p>0,00020</text:p>
          </table:table-cell>
          <table:table-cell office:value-type="float" office:value="99583.817762718754" table:style-name="ce15">
            <text:p>99 584</text:p>
          </table:table-cell>
          <table:table-cell office:value-type="float" office:value="19.928160560787571" table:style-name="ce15">
            <text:p>20</text:p>
          </table:table-cell>
          <table:table-cell office:value-type="float" office:value="99573.853682438363" table:style-name="ce15">
            <text:p>99 574</text:p>
          </table:table-cell>
          <table:table-cell office:value-type="float" office:value="6497755.3497314025" table:style-name="ce15">
            <text:p>6 497 755</text:p>
          </table:table-cell>
          <table:table-cell office:value-type="float" office:value="65.249108697698176" table:style-name="ce16">
            <text:p>65,25</text:p>
          </table:table-cell>
          <table:table-cell office:value-type="float" office:value="1.2403888557651607E-4" table:style-name="ce14">
            <text:p>0,00012</text:p>
          </table:table-cell>
          <table:table-cell office:value-type="float" office:value="99622.416966438279" table:style-name="ce15">
            <text:p>99 622</text:p>
          </table:table-cell>
          <table:table-cell office:value-type="float" office:value="12.357053578956011" table:style-name="ce15">
            <text:p>12</text:p>
          </table:table-cell>
          <table:table-cell office:value-type="float" office:value="99616.238439648791" table:style-name="ce15">
            <text:p>99 616</text:p>
          </table:table-cell>
          <table:table-cell office:value-type="float" office:value="6979905.2169015994" table:style-name="ce15">
            <text:p>6 979 905</text:p>
          </table:table-cell>
          <table:table-cell office:value-type="float" office:value="70.063600436968457" table:style-name="ce16">
            <text:p>70,06</text:p>
          </table:table-cell>
          <table:table-cell office:value-type="float" office:value="1.6295256596491773E-4" table:style-name="ce14">
            <text:p>0,00016</text:p>
          </table:table-cell>
          <table:table-cell office:value-type="float" office:value="99601.286543939947" table:style-name="ce15">
            <text:p>99 601</text:p>
          </table:table-cell>
          <table:table-cell office:value-type="float" office:value="16.230285215742047" table:style-name="ce15">
            <text:p>16</text:p>
          </table:table-cell>
          <table:table-cell office:value-type="float" office:value="99593.171401332074" table:style-name="ce15">
            <text:p>99 593</text:p>
          </table:table-cell>
          <table:table-cell office:value-type="float" office:value="6740599.3762321807" table:style-name="ce15">
            <text:p>6 740 599</text:p>
          </table:table-cell>
          <table:table-cell office:value-type="float" office:value="67.675826388633126" table:style-name="ce16">
            <text:p>67,68</text:p>
          </table:table-cell>
          <table:table-cell office:value-type="float" office:value="14" table:style-name="ce13">
            <text:p>14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float" office:value="2.5480118005420725E-4" table:style-name="ce14">
            <text:p>0,00025</text:p>
          </table:table-cell>
          <table:table-cell office:value-type="float" office:value="99563.889602157971" table:style-name="ce15">
            <text:p>99 564</text:p>
          </table:table-cell>
          <table:table-cell office:value-type="float" office:value="25.368996561416665" table:style-name="ce15">
            <text:p>25</text:p>
          </table:table-cell>
          <table:table-cell office:value-type="float" office:value="99551.205103877262" table:style-name="ce15">
            <text:p>99 551</text:p>
          </table:table-cell>
          <table:table-cell office:value-type="float" office:value="6398181.4960489646" table:style-name="ce15">
            <text:p>6 398 181</text:p>
          </table:table-cell>
          <table:table-cell office:value-type="float" office:value="64.262068523187637" table:style-name="ce16">
            <text:p>64,26</text:p>
          </table:table-cell>
          <table:table-cell office:value-type="float" office:value="1.5533147608239519E-4" table:style-name="ce14">
            <text:p>0,00016</text:p>
          </table:table-cell>
          <table:table-cell office:value-type="float" office:value="99610.059912859317" table:style-name="ce15">
            <text:p>99 610</text:p>
          </table:table-cell>
          <table:table-cell office:value-type="float" office:value="15.47257763892026" table:style-name="ce15">
            <text:p>15</text:p>
          </table:table-cell>
          <table:table-cell office:value-type="float" office:value="99602.323624039855" table:style-name="ce15">
            <text:p>99 602</text:p>
          </table:table-cell>
          <table:table-cell office:value-type="float" office:value="6880288.978461951" table:style-name="ce15">
            <text:p>6 880 289</text:p>
          </table:table-cell>
          <table:table-cell office:value-type="float" office:value="69.072230098857005" table:style-name="ce16">
            <text:p>69,07</text:p>
          </table:table-cell>
          <table:table-cell office:value-type="float" office:value="2.0626306901260446E-4" table:style-name="ce14">
            <text:p>0,00021</text:p>
          </table:table-cell>
          <table:table-cell office:value-type="float" office:value="99585.056258724202" table:style-name="ce15">
            <text:p>99 585</text:p>
          </table:table-cell>
          <table:table-cell office:value-type="float" office:value="20.540719331717327" table:style-name="ce15">
            <text:p>21</text:p>
          </table:table-cell>
          <table:table-cell office:value-type="float" office:value="99574.785899058334" table:style-name="ce15">
            <text:p>99 575</text:p>
          </table:table-cell>
          <table:table-cell office:value-type="float" office:value="6641006.2048308486" table:style-name="ce15">
            <text:p>6 641 006</text:p>
          </table:table-cell>
          <table:table-cell office:value-type="float" office:value="66.686774645960597" table:style-name="ce16">
            <text:p>66,69</text:p>
          </table:table-cell>
          <table:table-cell office:value-type="float" office:value="15" table:style-name="ce13">
            <text:p>15</text:p>
          </table:table-cell>
          <table:table-cell table:number-columns-repeated="16364" table:style-name="ce5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3.1501259935085723E-4" table:style-name="ce14">
            <text:p>0,00032</text:p>
          </table:table-cell>
          <table:table-cell office:value-type="float" office:value="99538.520605596554" table:style-name="ce15">
            <text:p>99 539</text:p>
          </table:table-cell>
          <table:table-cell office:value-type="float" office:value="31.355888111507834" table:style-name="ce15">
            <text:p>31</text:p>
          </table:table-cell>
          <table:table-cell office:value-type="float" office:value="99522.84266154081" table:style-name="ce15">
            <text:p>99 523</text:p>
          </table:table-cell>
          <table:table-cell office:value-type="float" office:value="6298630.2909450876" table:style-name="ce15">
            <text:p>6 298 630</text:p>
          </table:table-cell>
          <table:table-cell office:value-type="float" office:value="63.278319314210776" table:style-name="ce16">
            <text:p>63,28</text:p>
          </table:table-cell>
          <table:table-cell office:value-type="float" office:value="1.8018295957978751E-4" table:style-name="ce14">
            <text:p>0,00018</text:p>
          </table:table-cell>
          <table:table-cell office:value-type="float" office:value="99594.587335220393" table:style-name="ce15">
            <text:p>99 595</text:p>
          </table:table-cell>
          <table:table-cell office:value-type="float" office:value="17.945247504187634" table:style-name="ce15">
            <text:p>18</text:p>
          </table:table-cell>
          <table:table-cell office:value-type="float" office:value="99585.614711468297" table:style-name="ce15">
            <text:p>99 586</text:p>
          </table:table-cell>
          <table:table-cell office:value-type="float" office:value="6780686.654837911" table:style-name="ce15">
            <text:p>6 780 687</text:p>
          </table:table-cell>
          <table:table-cell office:value-type="float" office:value="68.082883179335241" table:style-name="ce16">
            <text:p>68,08</text:p>
          </table:table-cell>
          <table:table-cell office:value-type="float" office:value="2.4938408897171022E-4" table:style-name="ce14">
            <text:p>0,00025</text:p>
          </table:table-cell>
          <table:table-cell office:value-type="float" office:value="99564.51553939248" table:style-name="ce15">
            <text:p>99 565</text:p>
          </table:table-cell>
          <table:table-cell office:value-type="float" office:value="24.82980600170108" table:style-name="ce15">
            <text:p>25</text:p>
          </table:table-cell>
          <table:table-cell office:value-type="float" office:value="99552.100636391639" table:style-name="ce15">
            <text:p>99 552</text:p>
          </table:table-cell>
          <table:table-cell office:value-type="float" office:value="6541431.4189317906" table:style-name="ce15">
            <text:p>6 541 431</text:p>
          </table:table-cell>
          <table:table-cell office:value-type="float" office:value="65.700429349688221" table:style-name="ce16">
            <text:p>65,70</text:p>
          </table:table-cell>
          <table:table-cell office:value-type="float" office:value="16" table:style-name="ce13">
            <text:p>16</text:p>
          </table:table-cell>
          <table:table-cell table:number-columns-repeated="16364" table:style-name="ce5"/>
        </table:table-row>
        <table:table-row table:style-name="ro2">
          <table:table-cell office:value-type="float" office:value="17" table:style-name="ce13">
            <text:p>17</text:p>
          </table:table-cell>
          <table:table-cell office:value-type="float" office:value="3.7819645683769356E-4" table:style-name="ce14">
            <text:p>0,00038</text:p>
          </table:table-cell>
          <table:table-cell office:value-type="float" office:value="99507.164717485051" table:style-name="ce15">
            <text:p>99 507</text:p>
          </table:table-cell>
          <table:table-cell office:value-type="float" office:value="37.633257126117599" table:style-name="ce15">
            <text:p>38</text:p>
          </table:table-cell>
          <table:table-cell office:value-type="float" office:value="99488.348088921994" table:style-name="ce15">
            <text:p>99 488</text:p>
          </table:table-cell>
          <table:table-cell office:value-type="float" office:value="6199107.4482835466" table:style-name="ce15">
            <text:p>6 199 107</text:p>
          </table:table-cell>
          <table:table-cell office:value-type="float" office:value="62.298101507400915" table:style-name="ce16">
            <text:p>62,30</text:p>
          </table:table-cell>
          <table:table-cell office:value-type="float" office:value="1.950951156351036E-4" table:style-name="ce14">
            <text:p>0,00020</text:p>
          </table:table-cell>
          <table:table-cell office:value-type="float" office:value="99576.642087716202" table:style-name="ce15">
            <text:p>99 577</text:p>
          </table:table-cell>
          <table:table-cell office:value-type="float" office:value="19.426916502658315" table:style-name="ce15">
            <text:p>19</text:p>
          </table:table-cell>
          <table:table-cell office:value-type="float" office:value="99566.928629464877" table:style-name="ce15">
            <text:p>99 567</text:p>
          </table:table-cell>
          <table:table-cell office:value-type="float" office:value="6681101.0401264429" table:style-name="ce15">
            <text:p>6 681 101</text:p>
          </table:table-cell>
          <table:table-cell office:value-type="float" office:value="67.095062657777902" table:style-name="ce16">
            <text:p>67,10</text:p>
          </table:table-cell>
          <table:table-cell office:value-type="float" office:value="2.8931552172503221E-4" table:style-name="ce14">
            <text:p>0,00029</text:p>
          </table:table-cell>
          <table:table-cell office:value-type="float" office:value="99539.685733390783" table:style-name="ce15">
            <text:p>99 540</text:p>
          </table:table-cell>
          <table:table-cell office:value-type="float" office:value="28.7983761103017" table:style-name="ce15">
            <text:p>29</text:p>
          </table:table-cell>
          <table:table-cell office:value-type="float" office:value="99525.286545335635" table:style-name="ce15">
            <text:p>99 525</text:p>
          </table:table-cell>
          <table:table-cell office:value-type="float" office:value="6441879.3182953987" table:style-name="ce15">
            <text:p>6 441 879</text:p>
          </table:table-cell>
          <table:table-cell office:value-type="float" office:value="64.716693355346379" table:style-name="ce16">
            <text:p>64,72</text:p>
          </table:table-cell>
          <table:table-cell office:value-type="float" office:value="17" table:style-name="ce13">
            <text:p>17</text:p>
          </table:table-cell>
          <table:table-cell table:number-columns-repeated="16364" table:style-name="ce5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4.3905398878584266E-4" table:style-name="ce14">
            <text:p>0,00044</text:p>
          </table:table-cell>
          <table:table-cell office:value-type="float" office:value="99469.531460358936" table:style-name="ce15">
            <text:p>99 470</text:p>
          </table:table-cell>
          <table:table-cell office:value-type="float" office:value="43.672494550329453" table:style-name="ce15">
            <text:p>44</text:p>
          </table:table-cell>
          <table:table-cell office:value-type="float" office:value="99447.695213083774" table:style-name="ce15">
            <text:p>99 448</text:p>
          </table:table-cell>
          <table:table-cell office:value-type="float" office:value="6099619.1001946246" table:style-name="ce15">
            <text:p>6 099 619</text:p>
          </table:table-cell>
          <table:table-cell office:value-type="float" office:value="61.321482172915168" table:style-name="ce16">
            <text:p>61,32</text:p>
          </table:table-cell>
          <table:table-cell office:value-type="float" office:value="2.0165571778956159E-4" table:style-name="ce14">
            <text:p>0,00020</text:p>
          </table:table-cell>
          <table:table-cell office:value-type="float" office:value="99557.215171213538" table:style-name="ce15">
            <text:p>99 557</text:p>
          </table:table-cell>
          <table:table-cell office:value-type="float" office:value="20.076281686480897" table:style-name="ce15">
            <text:p>20</text:p>
          </table:table-cell>
          <table:table-cell office:value-type="float" office:value="99547.177030370294" table:style-name="ce15">
            <text:p>99 547</text:p>
          </table:table-cell>
          <table:table-cell office:value-type="float" office:value="6581534.1114969784" table:style-name="ce15">
            <text:p>6 581 534</text:p>
          </table:table-cell>
          <table:table-cell office:value-type="float" office:value="66.108057564470684" table:style-name="ce16">
            <text:p>66,11</text:p>
          </table:table-cell>
          <table:table-cell office:value-type="float" office:value="3.2404860224221336E-4" table:style-name="ce14">
            <text:p>0,00032</text:p>
          </table:table-cell>
          <table:table-cell office:value-type="float" office:value="99510.887357280488" table:style-name="ce15">
            <text:p>99 511</text:p>
          </table:table-cell>
          <table:table-cell office:value-type="float" office:value="32.246363956009084" table:style-name="ce15">
            <text:p>32</text:p>
          </table:table-cell>
          <table:table-cell office:value-type="float" office:value="99494.76417530248" table:style-name="ce15">
            <text:p>99 495</text:p>
          </table:table-cell>
          <table:table-cell office:value-type="float" office:value="6342354.0317500634" table:style-name="ce15">
            <text:p>6 342 354</text:p>
          </table:table-cell>
          <table:table-cell office:value-type="float" office:value="63.735277618203646" table:style-name="ce16">
            <text:p>63,74</text:p>
          </table:table-cell>
          <table:table-cell office:value-type="float" office:value="18" table:style-name="ce13">
            <text:p>18</text:p>
          </table:table-cell>
          <table:table-cell table:number-columns-repeated="16364" table:style-name="ce5"/>
        </table:table-row>
        <table:table-row table:style-name="ro2">
          <table:table-cell office:value-type="float" office:value="19" table:style-name="ce13">
            <text:p>19</text:p>
          </table:table-cell>
          <table:table-cell office:value-type="float" office:value="4.9185116697956458E-4" table:style-name="ce14">
            <text:p>0,00049</text:p>
          </table:table-cell>
          <table:table-cell office:value-type="float" office:value="99425.858965808613" table:style-name="ce15">
            <text:p>99 426</text:p>
          </table:table-cell>
          <table:table-cell office:value-type="float" office:value="48.902724760278574" table:style-name="ce15">
            <text:p>49</text:p>
          </table:table-cell>
          <table:table-cell office:value-type="float" office:value="99401.407603428466" table:style-name="ce15">
            <text:p>99 401</text:p>
          </table:table-cell>
          <table:table-cell office:value-type="float" office:value="6000171.4049815405" table:style-name="ce15">
            <text:p>6 000 171</text:p>
          </table:table-cell>
          <table:table-cell office:value-type="float" office:value="60.348197816877089" table:style-name="ce16">
            <text:p>60,35</text:p>
          </table:table-cell>
          <table:table-cell office:value-type="float" office:value="2.0225856160255209E-4" table:style-name="ce14">
            <text:p>0,00020</text:p>
          </table:table-cell>
          <table:table-cell office:value-type="float" office:value="99537.13888952705" table:style-name="ce15">
            <text:p>99 537</text:p>
          </table:table-cell>
          <table:table-cell office:value-type="float" office:value="20.132238537829188" table:style-name="ce15">
            <text:p>20</text:p>
          </table:table-cell>
          <table:table-cell office:value-type="float" office:value="99527.072770258135" table:style-name="ce15">
            <text:p>99 527</text:p>
          </table:table-cell>
          <table:table-cell office:value-type="float" office:value="6481986.9344666079" table:style-name="ce15">
            <text:p>6 481 987</text:p>
          </table:table-cell>
          <table:table-cell office:value-type="float" office:value="65.121290472903269" table:style-name="ce16">
            <text:p>65,12</text:p>
          </table:table-cell>
          <table:table-cell office:value-type="float" office:value="3.5173167168704814E-4" table:style-name="ce14">
            <text:p>0,00035</text:p>
          </table:table-cell>
          <table:table-cell office:value-type="float" office:value="99478.640993324472" table:style-name="ce15">
            <text:p>99 479</text:p>
          </table:table-cell>
          <table:table-cell office:value-type="float" office:value="34.989788693737729" table:style-name="ce15">
            <text:p>35</text:p>
          </table:table-cell>
          <table:table-cell office:value-type="float" office:value="99461.146098977595" table:style-name="ce15">
            <text:p>99 461</text:p>
          </table:table-cell>
          <table:table-cell office:value-type="float" office:value="6242859.2675747611" table:style-name="ce15">
            <text:p>6 242 859</text:p>
          </table:table-cell>
          <table:table-cell office:value-type="float" office:value="62.755775563858869" table:style-name="ce16">
            <text:p>62,76</text:p>
          </table:table-cell>
          <table:table-cell office:value-type="float" office:value="19" table:style-name="ce13">
            <text:p>19</text:p>
          </table:table-cell>
          <table:table-cell table:number-columns-repeated="16364" table:style-name="ce5"/>
        </table:table-row>
        <table:table-row table:style-name="ro2">
          <table:table-cell office:value-type="float" office:value="20" table:style-name="ce13">
            <text:p>20</text:p>
          </table:table-cell>
          <table:table-cell office:value-type="float" office:value="5.3085396320114153E-4" table:style-name="ce14">
            <text:p>0,00053</text:p>
          </table:table-cell>
          <table:table-cell office:value-type="float" office:value="99376.956241048334" table:style-name="ce15">
            <text:p>99 377</text:p>
          </table:table-cell>
          <table:table-cell office:value-type="float" office:value="52.754651071426927" table:style-name="ce15">
            <text:p>53</text:p>
          </table:table-cell>
          <table:table-cell office:value-type="float" office:value="99350.578915512626" table:style-name="ce15">
            <text:p>99 351</text:p>
          </table:table-cell>
          <table:table-cell office:value-type="float" office:value="5900769.9973781118" table:style-name="ce15">
            <text:p>5 900 770</text:p>
          </table:table-cell>
          <table:table-cell office:value-type="float" office:value="59.377648708270243" table:style-name="ce16">
            <text:p>59,38</text:p>
          </table:table-cell>
          <table:table-cell office:value-type="float" office:value="1.9929744263010265E-4" table:style-name="ce14">
            <text:p>0,00020</text:p>
          </table:table-cell>
          <table:table-cell office:value-type="float" office:value="99517.00665098922" table:style-name="ce15">
            <text:p>99 517</text:p>
          </table:table-cell>
          <table:table-cell office:value-type="float" office:value="19.833484923745068" table:style-name="ce15">
            <text:p>20</text:p>
          </table:table-cell>
          <table:table-cell office:value-type="float" office:value="99507.089908527356" table:style-name="ce15">
            <text:p>99 507</text:p>
          </table:table-cell>
          <table:table-cell office:value-type="float" office:value="6382459.8616963495" table:style-name="ce15">
            <text:p>6 382 460</text:p>
          </table:table-cell>
          <table:table-cell office:value-type="float" office:value="64.134363326259731" table:style-name="ce16">
            <text:p>64,13</text:p>
          </table:table-cell>
          <table:table-cell office:value-type="float" office:value="3.7051307122007497E-4" table:style-name="ce14">
            <text:p>0,00037</text:p>
          </table:table-cell>
          <table:table-cell office:value-type="float" office:value="99443.651204630733" table:style-name="ce15">
            <text:p>99 444</text:p>
          </table:table-cell>
          <table:table-cell office:value-type="float" office:value="36.845172621165638" table:style-name="ce15">
            <text:p>37</text:p>
          </table:table-cell>
          <table:table-cell office:value-type="float" office:value="99425.22861832015" table:style-name="ce15">
            <text:p>99 425</text:p>
          </table:table-cell>
          <table:table-cell office:value-type="float" office:value="6143398.1214757832" table:style-name="ce15">
            <text:p>6 143 398</text:p>
          </table:table-cell>
          <table:table-cell office:value-type="float" office:value="61.77768059656389" table:style-name="ce16">
            <text:p>61,78</text:p>
          </table:table-cell>
          <table:table-cell office:value-type="float" office:value="20" table:style-name="ce13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13">
            <text:p>21</text:p>
          </table:table-cell>
          <table:table-cell office:value-type="float" office:value="5.5034776358880066E-4" table:style-name="ce14">
            <text:p>0,00055</text:p>
          </table:table-cell>
          <table:table-cell office:value-type="float" office:value="99324.201589976903" table:style-name="ce15">
            <text:p>99 324</text:p>
          </table:table-cell>
          <table:table-cell office:value-type="float" office:value="54.662852215286989" table:style-name="ce15">
            <text:p>55</text:p>
          </table:table-cell>
          <table:table-cell office:value-type="float" office:value="99296.870163869258" table:style-name="ce15">
            <text:p>99 297</text:p>
          </table:table-cell>
          <table:table-cell office:value-type="float" office:value="5801419.4184625996" table:style-name="ce15">
            <text:p>5 801 419</text:p>
          </table:table-cell>
          <table:table-cell office:value-type="float" office:value="58.408920742314208" table:style-name="ce16">
            <text:p>58,41</text:p>
          </table:table-cell>
          <table:table-cell office:value-type="float" office:value="1.9516398273400777E-4" table:style-name="ce14">
            <text:p>0,00020</text:p>
          </table:table-cell>
          <table:table-cell office:value-type="float" office:value="99497.173166065477" table:style-name="ce15">
            <text:p>99 497</text:p>
          </table:table-cell>
          <table:table-cell office:value-type="float" office:value="19.418264585864584" table:style-name="ce15">
            <text:p>19</text:p>
          </table:table-cell>
          <table:table-cell office:value-type="float" office:value="99487.464033772543" table:style-name="ce15">
            <text:p>99 487</text:p>
          </table:table-cell>
          <table:table-cell office:value-type="float" office:value="6282952.7717878222" table:style-name="ce15">
            <text:p>6 282 953</text:p>
          </table:table-cell>
          <table:table-cell office:value-type="float" office:value="63.147048020161108" table:style-name="ce16">
            <text:p>63,15</text:p>
          </table:table-cell>
          <table:table-cell office:value-type="float" office:value="3.785502575412982E-4" table:style-name="ce14">
            <text:p>0,00038</text:p>
          </table:table-cell>
          <table:table-cell office:value-type="float" office:value="99406.806032009568" table:style-name="ce15">
            <text:p>99 407</text:p>
          </table:table-cell>
          <table:table-cell office:value-type="float" office:value="37.630472024775095" table:style-name="ce15">
            <text:p>38</text:p>
          </table:table-cell>
          <table:table-cell office:value-type="float" office:value="99387.990795997175" table:style-name="ce15">
            <text:p>99 388</text:p>
          </table:table-cell>
          <table:table-cell office:value-type="float" office:value="6043972.8928574631" table:style-name="ce15">
            <text:p>6 043 973</text:p>
          </table:table-cell>
          <table:table-cell office:value-type="float" office:value="60.800393193513017" table:style-name="ce16">
            <text:p>60,80</text:p>
          </table:table-cell>
          <table:table-cell office:value-type="float" office:value="21" table:style-name="ce13">
            <text:p>21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5.4873379821431E-4" table:style-name="ce14">
            <text:p>0,00055</text:p>
          </table:table-cell>
          <table:table-cell office:value-type="float" office:value="99269.538737761613" table:style-name="ce15">
            <text:p>99 270</text:p>
          </table:table-cell>
          <table:table-cell office:value-type="float" office:value="54.472551038554514" table:style-name="ce15">
            <text:p>54</text:p>
          </table:table-cell>
          <table:table-cell office:value-type="float" office:value="99242.30246224234" table:style-name="ce15">
            <text:p>99 242</text:p>
          </table:table-cell>
          <table:table-cell office:value-type="float" office:value="5702122.5482987305" table:style-name="ce15">
            <text:p>5 702 123</text:p>
          </table:table-cell>
          <table:table-cell office:value-type="float" office:value="57.440808336602785" table:style-name="ce16">
            <text:p>57,44</text:p>
          </table:table-cell>
          <table:table-cell office:value-type="float" office:value="1.9178898075865224E-4" table:style-name="ce14">
            <text:p>0,00019</text:p>
          </table:table-cell>
          <table:table-cell office:value-type="float" office:value="99477.75490147961" table:style-name="ce15">
            <text:p>99 478</text:p>
          </table:table-cell>
          <table:table-cell office:value-type="float" office:value="19.078737220713798" table:style-name="ce15">
            <text:p>19</text:p>
          </table:table-cell>
          <table:table-cell office:value-type="float" office:value="99468.215532869246" table:style-name="ce15">
            <text:p>99 468</text:p>
          </table:table-cell>
          <table:table-cell office:value-type="float" office:value="6183465.30775405" table:style-name="ce15">
            <text:p>6 183 465</text:p>
          </table:table-cell>
          <table:table-cell office:value-type="float" office:value="62.159276854187212" table:style-name="ce16">
            <text:p>62,16</text:p>
          </table:table-cell>
          <table:table-cell office:value-type="float" office:value="3.7593318192103136E-4" table:style-name="ce14">
            <text:p>0,00038</text:p>
          </table:table-cell>
          <table:table-cell office:value-type="float" office:value="99369.175559984797" table:style-name="ce15">
            <text:p>99 369</text:p>
          </table:table-cell>
          <table:table-cell office:value-type="float" office:value="37.356170353134665" table:style-name="ce15">
            <text:p>37</text:p>
          </table:table-cell>
          <table:table-cell office:value-type="float" office:value="99350.497474808231" table:style-name="ce15">
            <text:p>99 350</text:p>
          </table:table-cell>
          <table:table-cell office:value-type="float" office:value="5944584.9020614661" table:style-name="ce15">
            <text:p>5 944 585</text:p>
          </table:table-cell>
          <table:table-cell office:value-type="float" office:value="59.823228567222863" table:style-name="ce16">
            <text:p>59,82</text:p>
          </table:table-cell>
          <table:table-cell office:value-type="float" office:value="22" table:style-name="ce13">
            <text:p>2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.3359628855728538E-4" table:style-name="ce14">
            <text:p>0,00053</text:p>
          </table:table-cell>
          <table:table-cell office:value-type="float" office:value="99215.066186723052" table:style-name="ce15">
            <text:p>99 215</text:p>
          </table:table-cell>
          <table:table-cell office:value-type="float" office:value="52.940791086200839" table:style-name="ce15">
            <text:p>53</text:p>
          </table:table-cell>
          <table:table-cell office:value-type="float" office:value="99188.595791179949" table:style-name="ce15">
            <text:p>99 189</text:p>
          </table:table-cell>
          <table:table-cell office:value-type="float" office:value="5602880.245836488" table:style-name="ce15">
            <text:p>5 602 880</text:p>
          </table:table-cell>
          <table:table-cell office:value-type="float" office:value="56.472070837425541" table:style-name="ce16">
            <text:p>56,47</text:p>
          </table:table-cell>
          <table:table-cell office:value-type="float" office:value="1.9007507852553167E-4" table:style-name="ce14">
            <text:p>0,00019</text:p>
          </table:table-cell>
          <table:table-cell office:value-type="float" office:value="99458.676164258897" table:style-name="ce15">
            <text:p>99 459</text:p>
          </table:table-cell>
          <table:table-cell office:value-type="float" office:value="18.904615681966934" table:style-name="ce15">
            <text:p>19</text:p>
          </table:table-cell>
          <table:table-cell office:value-type="float" office:value="99449.223856417913" table:style-name="ce15">
            <text:p>99 449</text:p>
          </table:table-cell>
          <table:table-cell office:value-type="float" office:value="6083997.0922211809" table:style-name="ce15">
            <text:p>6 083 997</text:p>
          </table:table-cell>
          <table:table-cell office:value-type="float" office:value="61.171104692498446" table:style-name="ce16">
            <text:p>61,17</text:p>
          </table:table-cell>
          <table:table-cell office:value-type="float" office:value="3.6706344624315955E-4" table:style-name="ce14">
            <text:p>0,00037</text:p>
          </table:table-cell>
          <table:table-cell office:value-type="float" office:value="99331.819389631666" table:style-name="ce15">
            <text:p>99 332</text:p>
          </table:table-cell>
          <table:table-cell office:value-type="float" office:value="36.461079946761295" table:style-name="ce15">
            <text:p>36</text:p>
          </table:table-cell>
          <table:table-cell office:value-type="float" office:value="99313.588849658292" table:style-name="ce15">
            <text:p>99 314</text:p>
          </table:table-cell>
          <table:table-cell office:value-type="float" office:value="5845234.4045866579" table:style-name="ce15">
            <text:p>5 845 234</text:p>
          </table:table-cell>
          <table:table-cell office:value-type="float" office:value="58.845538524353138" table:style-name="ce16">
            <text:p>58,85</text:p>
          </table:table-cell>
          <table:table-cell office:value-type="float" office:value="23" table:style-name="ce13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24" table:style-name="ce13">
            <text:p>24</text:p>
          </table:table-cell>
          <table:table-cell office:value-type="float" office:value="5.1376197501986698E-4" table:style-name="ce14">
            <text:p>0,00051</text:p>
          </table:table-cell>
          <table:table-cell office:value-type="float" office:value="99162.125395636845" table:style-name="ce15">
            <text:p>99 162</text:p>
          </table:table-cell>
          <table:table-cell office:value-type="float" office:value="50.945729390430095" table:style-name="ce15">
            <text:p>51</text:p>
          </table:table-cell>
          <table:table-cell office:value-type="float" office:value="99136.652530941632" table:style-name="ce15">
            <text:p>99 137</text:p>
          </table:table-cell>
          <table:table-cell office:value-type="float" office:value="5503691.6500453083" table:style-name="ce15">
            <text:p>5 503 692</text:p>
          </table:table-cell>
          <table:table-cell office:value-type="float" office:value="55.501953271843362" table:style-name="ce16">
            <text:p>55,50</text:p>
          </table:table-cell>
          <table:table-cell office:value-type="float" office:value="1.9078580147296269E-4" table:style-name="ce14">
            <text:p>0,00019</text:p>
          </table:table-cell>
          <table:table-cell office:value-type="float" office:value="99439.771548576929" table:style-name="ce15">
            <text:p>99 440</text:p>
          </table:table-cell>
          <table:table-cell office:value-type="float" office:value="18.971696513183563" table:style-name="ce15">
            <text:p>19</text:p>
          </table:table-cell>
          <table:table-cell office:value-type="float" office:value="99430.285700320339" table:style-name="ce15">
            <text:p>99 430</text:p>
          </table:table-cell>
          <table:table-cell office:value-type="float" office:value="5984547.8683647634" table:style-name="ce15">
            <text:p>5 984 548</text:p>
          </table:table-cell>
          <table:table-cell office:value-type="float" office:value="60.182638949861982" table:style-name="ce16">
            <text:p>60,18</text:p>
          </table:table-cell>
          <table:table-cell office:value-type="float" office:value="3.5692604697822798E-4" table:style-name="ce14">
            <text:p>0,00036</text:p>
          </table:table-cell>
          <table:table-cell office:value-type="float" office:value="99295.358309684903" table:style-name="ce15">
            <text:p>99 295</text:p>
          </table:table-cell>
          <table:table-cell office:value-type="float" office:value="35.441099724762573" table:style-name="ce15">
            <text:p>35</text:p>
          </table:table-cell>
          <table:table-cell office:value-type="float" office:value="99277.637759822523" table:style-name="ce15">
            <text:p>99 278</text:p>
          </table:table-cell>
          <table:table-cell office:value-type="float" office:value="5745920.8157369997" table:style-name="ce15">
            <text:p>5 745 921</text:p>
          </table:table-cell>
          <table:table-cell office:value-type="float" office:value="57.866962902903026" table:style-name="ce16">
            <text:p>57,87</text:p>
          </table:table-cell>
          <table:table-cell office:value-type="float" office:value="24" table:style-name="ce13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4.9805759800449997E-4" table:style-name="ce14">
            <text:p>0,00050</text:p>
          </table:table-cell>
          <table:table-cell office:value-type="float" office:value="99111.179666246418" table:style-name="ce15">
            <text:p>99 111</text:p>
          </table:table-cell>
          <table:table-cell office:value-type="float" office:value="49.363076079963129" table:style-name="ce15">
            <text:p>49</text:p>
          </table:table-cell>
          <table:table-cell office:value-type="float" office:value="99086.49812820644" table:style-name="ce15">
            <text:p>99 086</text:p>
          </table:table-cell>
          <table:table-cell office:value-type="float" office:value="5404554.9975143671" table:style-name="ce15">
            <text:p>5 404 555</text:p>
          </table:table-cell>
          <table:table-cell office:value-type="float" office:value="54.53022570928956" table:style-name="ce16">
            <text:p>54,53</text:p>
          </table:table-cell>
          <table:table-cell office:value-type="float" office:value="1.9468467503957584E-4" table:style-name="ce14">
            <text:p>0,00019</text:p>
          </table:table-cell>
          <table:table-cell office:value-type="float" office:value="99420.799852063748" table:style-name="ce15">
            <text:p>99 421</text:p>
          </table:table-cell>
          <table:table-cell office:value-type="float" office:value="19.355706111373742" table:style-name="ce15">
            <text:p>19</text:p>
          </table:table-cell>
          <table:table-cell office:value-type="float" office:value="99411.121999008057" table:style-name="ce15">
            <text:p>99 411</text:p>
          </table:table-cell>
          <table:table-cell office:value-type="float" office:value="5885117.5826644432" table:style-name="ce15">
            <text:p>5 885 118</text:p>
          </table:table-cell>
          <table:table-cell office:value-type="float" office:value="59.194027722784227" table:style-name="ce16">
            <text:p>59,19</text:p>
          </table:table-cell>
          <table:table-cell office:value-type="float" office:value="3.5050598059707585E-4" table:style-name="ce14">
            <text:p>0,00035</text:p>
          </table:table-cell>
          <table:table-cell office:value-type="float" office:value="99259.917209960142" table:style-name="ce15">
            <text:p>99 260</text:p>
          </table:table-cell>
          <table:table-cell office:value-type="float" office:value="34.791194615661645" table:style-name="ce15">
            <text:p>35</text:p>
          </table:table-cell>
          <table:table-cell office:value-type="float" office:value="99242.521612652316" table:style-name="ce15">
            <text:p>99 243</text:p>
          </table:table-cell>
          <table:table-cell office:value-type="float" office:value="5646643.1779771773" table:style-name="ce15">
            <text:p>5 646 643</text:p>
          </table:table-cell>
          <table:table-cell office:value-type="float" office:value="56.887445977141823" table:style-name="ce16">
            <text:p>56,89</text:p>
          </table:table-cell>
          <table:table-cell office:value-type="float" office:value="25" table:style-name="ce13">
            <text:p>25</text:p>
          </table:table-cell>
          <table:table-cell table:number-columns-repeated="16364" table:style-name="ce5"/>
        </table:table-row>
        <table:table-row table:style-name="ro2">
          <table:table-cell office:value-type="float" office:value="26" table:style-name="ce13">
            <text:p>26</text:p>
          </table:table-cell>
          <table:table-cell office:value-type="float" office:value="4.9527459441759075E-4" table:style-name="ce14">
            <text:p>0,00050</text:p>
          </table:table-cell>
          <table:table-cell office:value-type="float" office:value="99061.816590166462" table:style-name="ce15">
            <text:p>99 062</text:p>
          </table:table-cell>
          <table:table-cell office:value-type="float" office:value="49.062801033964455" table:style-name="ce15">
            <text:p>49</text:p>
          </table:table-cell>
          <table:table-cell office:value-type="float" office:value="99037.285189649469" table:style-name="ce15">
            <text:p>99 037</text:p>
          </table:table-cell>
          <table:table-cell office:value-type="float" office:value="5305468.4993861606" table:style-name="ce15">
            <text:p>5 305 468</text:p>
          </table:table-cell>
          <table:table-cell office:value-type="float" office:value="53.557149283216525" table:style-name="ce16">
            <text:p>53,56</text:p>
          </table:table-cell>
          <table:table-cell office:value-type="float" office:value="2.0253210537917178E-4" table:style-name="ce14">
            <text:p>0,00020</text:p>
          </table:table-cell>
          <table:table-cell office:value-type="float" office:value="99401.44414595238" table:style-name="ce15">
            <text:p>99 401</text:p>
          </table:table-cell>
          <table:table-cell office:value-type="float" office:value="20.131983760609884" table:style-name="ce15">
            <text:p>20</text:p>
          </table:table-cell>
          <table:table-cell office:value-type="float" office:value="99391.378154072067" table:style-name="ce15">
            <text:p>99 391</text:p>
          </table:table-cell>
          <table:table-cell office:value-type="float" office:value="5785706.4606654355" table:style-name="ce15">
            <text:p>5 785 706</text:p>
          </table:table-cell>
          <table:table-cell office:value-type="float" office:value="58.205456775559625" table:style-name="ce16">
            <text:p>58,21</text:p>
          </table:table-cell>
          <table:table-cell office:value-type="float" office:value="3.527681225888193E-4" table:style-name="ce14">
            <text:p>0,00035</text:p>
          </table:table-cell>
          <table:table-cell office:value-type="float" office:value="99225.126015344475" table:style-name="ce15">
            <text:p>99 225</text:p>
          </table:table-cell>
          <table:table-cell office:value-type="float" office:value="35.003461418072085" table:style-name="ce15">
            <text:p>35</text:p>
          </table:table-cell>
          <table:table-cell office:value-type="float" office:value="99207.624284635443" table:style-name="ce15">
            <text:p>99 208</text:p>
          </table:table-cell>
          <table:table-cell office:value-type="float" office:value="5547400.6563645247" table:style-name="ce15">
            <text:p>5 547 401</text:p>
          </table:table-cell>
          <table:table-cell office:value-type="float" office:value="55.907217044064602" table:style-name="ce16">
            <text:p>55,91</text:p>
          </table:table-cell>
          <table:table-cell office:value-type="float" office:value="26" table:style-name="ce13">
            <text:p>26</text:p>
          </table:table-cell>
          <table:table-cell table:number-columns-repeated="16364" table:style-name="ce5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5.0993267818850584E-4" table:style-name="ce14">
            <text:p>0,00051</text:p>
          </table:table-cell>
          <table:table-cell office:value-type="float" office:value="99012.75378913249" table:style-name="ce15">
            <text:p>99 013</text:p>
          </table:table-cell>
          <table:table-cell office:value-type="float" office:value="50.489838714511457" table:style-name="ce15">
            <text:p>50</text:p>
          </table:table-cell>
          <table:table-cell office:value-type="float" office:value="98987.508869775236" table:style-name="ce15">
            <text:p>98 988</text:p>
          </table:table-cell>
          <table:table-cell office:value-type="float" office:value="5206431.2141965115" table:style-name="ce15">
            <text:p>5 206 431</text:p>
          </table:table-cell>
          <table:table-cell office:value-type="float" office:value="52.583440162513313" table:style-name="ce16">
            <text:p>52,58</text:p>
          </table:table-cell>
          <table:table-cell office:value-type="float" office:value="2.1471106522645024E-4" table:style-name="ce14">
            <text:p>0,00021</text:p>
          </table:table-cell>
          <table:table-cell office:value-type="float" office:value="99381.312162191767" table:style-name="ce15">
            <text:p>99 381</text:p>
          </table:table-cell>
          <table:table-cell office:value-type="float" office:value="21.33826739794657" table:style-name="ce15">
            <text:p>21</text:p>
          </table:table-cell>
          <table:table-cell office:value-type="float" office:value="99370.643028492792" table:style-name="ce15">
            <text:p>99 371</text:p>
          </table:table-cell>
          <table:table-cell office:value-type="float" office:value="5686315.0825113636" table:style-name="ce15">
            <text:p>5 686 315</text:p>
          </table:table-cell>
          <table:table-cell office:value-type="float" office:value="57.217146350726516" table:style-name="ce16">
            <text:p>57,22</text:p>
          </table:table-cell>
          <table:table-cell office:value-type="float" office:value="3.6624270969905074E-4" table:style-name="ce14">
            <text:p>0,00037</text:p>
          </table:table-cell>
          <table:table-cell office:value-type="float" office:value="99190.122553926398" table:style-name="ce15">
            <text:p>99 190</text:p>
          </table:table-cell>
          <table:table-cell office:value-type="float" office:value="36.327659259530932" table:style-name="ce15">
            <text:p>36</text:p>
          </table:table-cell>
          <table:table-cell office:value-type="float" office:value="99171.958724296623" table:style-name="ce15">
            <text:p>99 172</text:p>
          </table:table-cell>
          <table:table-cell office:value-type="float" office:value="5448193.0320798894" table:style-name="ce15">
            <text:p>5 448 193</text:p>
          </table:table-cell>
          <table:table-cell office:value-type="float" office:value="54.926769841602791" table:style-name="ce16">
            <text:p>54,93</text:p>
          </table:table-cell>
          <table:table-cell office:value-type="float" office:value="27" table:style-name="ce13">
            <text:p>27</text:p>
          </table:table-cell>
          <table:table-cell table:number-columns-repeated="16364" table:style-name="ce5"/>
        </table:table-row>
        <table:table-row table:style-name="ro2">
          <table:table-cell office:value-type="float" office:value="28" table:style-name="ce13">
            <text:p>28</text:p>
          </table:table-cell>
          <table:table-cell office:value-type="float" office:value="5.3825524176188012E-4" table:style-name="ce14">
            <text:p>0,00054</text:p>
          </table:table-cell>
          <table:table-cell office:value-type="float" office:value="98962.263950417982" table:style-name="ce15">
            <text:p>98 962</text:p>
          </table:table-cell>
          <table:table-cell office:value-type="float" office:value="53.266957307935222" table:style-name="ce15">
            <text:p>53</text:p>
          </table:table-cell>
          <table:table-cell office:value-type="float" office:value="98935.630471764016" table:style-name="ce15">
            <text:p>98 936</text:p>
          </table:table-cell>
          <table:table-cell office:value-type="float" office:value="5107443.705326736" table:style-name="ce15">
            <text:p>5 107 444</text:p>
          </table:table-cell>
          <table:table-cell office:value-type="float" office:value="51.610012760880899" table:style-name="ce16">
            <text:p>51,61</text:p>
          </table:table-cell>
          <table:table-cell office:value-type="float" office:value="2.3087149546858855E-4" table:style-name="ce14">
            <text:p>0,00023</text:p>
          </table:table-cell>
          <table:table-cell office:value-type="float" office:value="99359.973894793817" table:style-name="ce15">
            <text:p>99 360</text:p>
          </table:table-cell>
          <table:table-cell office:value-type="float" office:value="22.939385762810968" table:style-name="ce15">
            <text:p>23</text:p>
          </table:table-cell>
          <table:table-cell office:value-type="float" office:value="99348.504201912408" table:style-name="ce15">
            <text:p>99 349</text:p>
          </table:table-cell>
          <table:table-cell office:value-type="float" office:value="5586944.4394828705" table:style-name="ce15">
            <text:p>5 586 944</text:p>
          </table:table-cell>
          <table:table-cell office:value-type="float" office:value="56.229326764905792" table:style-name="ce16">
            <text:p>56,23</text:p>
          </table:table-cell>
          <table:table-cell office:value-type="float" office:value="3.8873154805519521E-4" table:style-name="ce14">
            <text:p>0,00039</text:p>
          </table:table-cell>
          <table:table-cell office:value-type="float" office:value="99153.794894666862" table:style-name="ce15">
            <text:p>99 154</text:p>
          </table:table-cell>
          <table:table-cell office:value-type="float" office:value="38.54420818495116" table:style-name="ce15">
            <text:p>39</text:p>
          </table:table-cell>
          <table:table-cell office:value-type="float" office:value="99134.522790574381" table:style-name="ce15">
            <text:p>99 135</text:p>
          </table:table-cell>
          <table:table-cell office:value-type="float" office:value="5349021.0733555928" table:style-name="ce15">
            <text:p>5 349 021</text:p>
          </table:table-cell>
          <table:table-cell office:value-type="float" office:value="53.946710552409712" table:style-name="ce16">
            <text:p>53,95</text:p>
          </table:table-cell>
          <table:table-cell office:value-type="float" office:value="28" table:style-name="ce13">
            <text:p>28</text:p>
          </table:table-cell>
          <table:table-cell table:number-columns-repeated="16364" table:style-name="ce5"/>
        </table:table-row>
        <table:table-row table:style-name="ro2">
          <table:table-cell office:value-type="float" office:value="29" table:style-name="ce13">
            <text:p>29</text:p>
          </table:table-cell>
          <table:table-cell office:value-type="float" office:value="5.7551248319914565E-4" table:style-name="ce14">
            <text:p>0,00058</text:p>
          </table:table-cell>
          <table:table-cell office:value-type="float" office:value="98908.99699311005" table:style-name="ce15">
            <text:p>98 909</text:p>
          </table:table-cell>
          <table:table-cell office:value-type="float" office:value="56.923362470241592" table:style-name="ce15">
            <text:p>57</text:p>
          </table:table-cell>
          <table:table-cell office:value-type="float" office:value="98880.535311874934" table:style-name="ce15">
            <text:p>98 881</text:p>
          </table:table-cell>
          <table:table-cell office:value-type="float" office:value="5008508.0748549718" table:style-name="ce15">
            <text:p>5 008 508</text:p>
          </table:table-cell>
          <table:table-cell office:value-type="float" office:value="50.637537808657207" table:style-name="ce16">
            <text:p>50,64</text:p>
          </table:table-cell>
          <table:table-cell office:value-type="float" office:value="2.5057911631259949E-4" table:style-name="ce14">
            <text:p>0,00025</text:p>
          </table:table-cell>
          <table:table-cell office:value-type="float" office:value="99337.034509031" table:style-name="ce15">
            <text:p>99 337</text:p>
          </table:table-cell>
          <table:table-cell office:value-type="float" office:value="24.891786324387187" table:style-name="ce15">
            <text:p>25</text:p>
          </table:table-cell>
          <table:table-cell office:value-type="float" office:value="99324.588615868808" table:style-name="ce15">
            <text:p>99 325</text:p>
          </table:table-cell>
          <table:table-cell office:value-type="float" office:value="5487595.9352809582" table:style-name="ce15">
            <text:p>5 487 596</text:p>
          </table:table-cell>
          <table:table-cell office:value-type="float" office:value="55.242196049068347" table:style-name="ce16">
            <text:p>55,24</text:p>
          </table:table-cell>
          <table:table-cell office:value-type="float" office:value="4.174931772883085E-4" table:style-name="ce14">
            <text:p>0,00042</text:p>
          </table:table-cell>
          <table:table-cell office:value-type="float" office:value="99115.250686481915" table:style-name="ce15">
            <text:p>99 115</text:p>
          </table:table-cell>
          <table:table-cell office:value-type="float" office:value="41.379940926826535" table:style-name="ce15">
            <text:p>41</text:p>
          </table:table-cell>
          <table:table-cell office:value-type="float" office:value="99094.560716018503" table:style-name="ce15">
            <text:p>99 095</text:p>
          </table:table-cell>
          <table:table-cell office:value-type="float" office:value="5249886.5505650183" table:style-name="ce15">
            <text:p>5 249 887</text:p>
          </table:table-cell>
          <table:table-cell office:value-type="float" office:value="52.96749505453289" table:style-name="ce16">
            <text:p>52,97</text:p>
          </table:table-cell>
          <table:table-cell office:value-type="float" office:value="29" table:style-name="ce13">
            <text:p>29</text:p>
          </table:table-cell>
          <table:table-cell table:number-columns-repeated="16364" table:style-name="ce5"/>
        </table:table-row>
        <table:table-row table:style-name="ro2">
          <table:table-cell office:value-type="float" office:value="30" table:style-name="ce13">
            <text:p>30</text:p>
          </table:table-cell>
          <table:table-cell office:value-type="float" office:value="6.1697460056152776E-4" table:style-name="ce14">
            <text:p>0,00062</text:p>
          </table:table-cell>
          <table:table-cell office:value-type="float" office:value="98852.073630639803" table:style-name="ce15">
            <text:p>98 852</text:p>
          </table:table-cell>
          <table:table-cell office:value-type="float" office:value="60.989218642942724" table:style-name="ce15">
            <text:p>61</text:p>
          </table:table-cell>
          <table:table-cell office:value-type="float" office:value="98821.579021318321" table:style-name="ce15">
            <text:p>98 822</text:p>
          </table:table-cell>
          <table:table-cell office:value-type="float" office:value="4909627.5395430969" table:style-name="ce15">
            <text:p>4 909 628</text:p>
          </table:table-cell>
          <table:table-cell office:value-type="float" office:value="49.666409203391034" table:style-name="ce16">
            <text:p>49,67</text:p>
          </table:table-cell>
          <table:table-cell office:value-type="float" office:value="2.7339964796528865E-4" table:style-name="ce14">
            <text:p>0,00027</text:p>
          </table:table-cell>
          <table:table-cell office:value-type="float" office:value="99312.142722706616" table:style-name="ce15">
            <text:p>99 312</text:p>
          </table:table-cell>
          <table:table-cell office:value-type="float" office:value="27.151904859066491" table:style-name="ce15">
            <text:p>27</text:p>
          </table:table-cell>
          <table:table-cell office:value-type="float" office:value="99298.566770277073" table:style-name="ce15">
            <text:p>99 299</text:p>
          </table:table-cell>
          <table:table-cell office:value-type="float" office:value="5388271.346665089" table:style-name="ce15">
            <text:p>5 388 271</text:p>
          </table:table-cell>
          <table:table-cell office:value-type="float" office:value="54.255916738297508" table:style-name="ce16">
            <text:p>54,26</text:p>
          </table:table-cell>
          <table:table-cell office:value-type="float" office:value="4.4978613702925934E-4" table:style-name="ce14">
            <text:p>0,00045</text:p>
          </table:table-cell>
          <table:table-cell office:value-type="float" office:value="99073.87074555509" table:style-name="ce15">
            <text:p>99 074</text:p>
          </table:table-cell>
          <table:table-cell office:value-type="float" office:value="44.562053603179372" table:style-name="ce15">
            <text:p>45</text:p>
          </table:table-cell>
          <table:table-cell office:value-type="float" office:value="99051.589718753501" table:style-name="ce15">
            <text:p>99 052</text:p>
          </table:table-cell>
          <table:table-cell office:value-type="float" office:value="5150791.9898490002" table:style-name="ce15">
            <text:p>5 150 792</text:p>
          </table:table-cell>
          <table:table-cell office:value-type="float" office:value="51.98940902468059" table:style-name="ce16">
            <text:p>51,99</text:p>
          </table:table-cell>
          <table:table-cell office:value-type="float" office:value="30" table:style-name="ce13">
            <text:p>30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float" office:value="6.5794599976336525E-4" table:style-name="ce14">
            <text:p>0,00066</text:p>
          </table:table-cell>
          <table:table-cell office:value-type="float" office:value="98791.084411996853" table:style-name="ce15">
            <text:p>98 791</text:p>
          </table:table-cell>
          <table:table-cell office:value-type="float" office:value="64.999198801158272" table:style-name="ce15">
            <text:p>65</text:p>
          </table:table-cell>
          <table:table-cell office:value-type="float" office:value="98758.584812596266" table:style-name="ce15">
            <text:p>98 759</text:p>
          </table:table-cell>
          <table:table-cell office:value-type="float" office:value="4810805.960521779" table:style-name="ce15">
            <text:p>4 810 806</text:p>
          </table:table-cell>
          <table:table-cell office:value-type="float" office:value="48.696762356194675" table:style-name="ce16">
            <text:p>48,70</text:p>
          </table:table-cell>
          <table:table-cell office:value-type="float" office:value="2.9889698342756008E-4" table:style-name="ce14">
            <text:p>0,00030</text:p>
          </table:table-cell>
          <table:table-cell office:value-type="float" office:value="99284.990817847545" table:style-name="ce15">
            <text:p>99 285</text:p>
          </table:table-cell>
          <table:table-cell office:value-type="float" office:value="29.675984255087634" table:style-name="ce15">
            <text:p>30</text:p>
          </table:table-cell>
          <table:table-cell office:value-type="float" office:value="99270.152825719997" table:style-name="ce15">
            <text:p>99 270</text:p>
          </table:table-cell>
          <table:table-cell office:value-type="float" office:value="5288972.779894812" table:style-name="ce15">
            <text:p>5 288 973</text:p>
          </table:table-cell>
          <table:table-cell office:value-type="float" office:value="53.270617606221933" table:style-name="ce16">
            <text:p>53,27</text:p>
          </table:table-cell>
          <table:table-cell office:value-type="float" office:value="4.8288663489274181E-4" table:style-name="ce14">
            <text:p>0,00048</text:p>
          </table:table-cell>
          <table:table-cell office:value-type="float" office:value="99029.308691951912" table:style-name="ce15">
            <text:p>99 029</text:p>
          </table:table-cell>
          <table:table-cell office:value-type="float" office:value="47.81992963001121" table:style-name="ce15">
            <text:p>48</text:p>
          </table:table-cell>
          <table:table-cell office:value-type="float" office:value="99005.398727136897" table:style-name="ce15">
            <text:p>99 005</text:p>
          </table:table-cell>
          <table:table-cell office:value-type="float" office:value="5051740.4001302468" table:style-name="ce15">
            <text:p>5 051 740</text:p>
          </table:table-cell>
          <table:table-cell office:value-type="float" office:value="51.012578668448292" table:style-name="ce16">
            <text:p>51,01</text:p>
          </table:table-cell>
          <table:table-cell office:value-type="float" office:value="31" table:style-name="ce13">
            <text:p>31</text:p>
          </table:table-cell>
          <table:table-cell table:number-columns-repeated="16364" table:style-name="ce5"/>
        </table:table-row>
        <table:table-row table:style-name="ro2">
          <table:table-cell office:value-type="float" office:value="32" table:style-name="ce13">
            <text:p>32</text:p>
          </table:table-cell>
          <table:table-cell office:value-type="float" office:value="6.9637776098688134E-4" table:style-name="ce14">
            <text:p>0,00070</text:p>
          </table:table-cell>
          <table:table-cell office:value-type="float" office:value="98726.085213195693" table:style-name="ce15">
            <text:p>98 726</text:p>
          </table:table-cell>
          <table:table-cell office:value-type="float" office:value="68.750650171765272" table:style-name="ce15">
            <text:p>69</text:p>
          </table:table-cell>
          <table:table-cell office:value-type="float" office:value="98691.709888109821" table:style-name="ce15">
            <text:p>98 692</text:p>
          </table:table-cell>
          <table:table-cell office:value-type="float" office:value="4712047.3757091826" table:style-name="ce15">
            <text:p>4 712 047</text:p>
          </table:table-cell>
          <table:table-cell office:value-type="float" office:value="47.728494100963012" table:style-name="ce16">
            <text:p>47,73</text:p>
          </table:table-cell>
          <table:table-cell office:value-type="float" office:value="3.2649364410627458E-4" table:style-name="ce14">
            <text:p>0,00033</text:p>
          </table:table-cell>
          <table:table-cell office:value-type="float" office:value="99255.314833592463" table:style-name="ce15">
            <text:p>99 255</text:p>
          </table:table-cell>
          <table:table-cell office:value-type="float" office:value="32.40622943693517" table:style-name="ce15">
            <text:p>32</text:p>
          </table:table-cell>
          <table:table-cell office:value-type="float" office:value="99239.111718873988" table:style-name="ce15">
            <text:p>99 239</text:p>
          </table:table-cell>
          <table:table-cell office:value-type="float" office:value="5189702.6270690924" table:style-name="ce15">
            <text:p>5 189 703</text:p>
          </table:table-cell>
          <table:table-cell office:value-type="float" office:value="52.286395300543276" table:style-name="ce16">
            <text:p>52,29</text:p>
          </table:table-cell>
          <table:table-cell office:value-type="float" office:value="5.1543785694901402E-4" table:style-name="ce14">
            <text:p>0,00052</text:p>
          </table:table-cell>
          <table:table-cell office:value-type="float" office:value="98981.488762321897" table:style-name="ce15">
            <text:p>98 981</text:p>
          </table:table-cell>
          <table:table-cell office:value-type="float" office:value="51.018806445274116" table:style-name="ce15">
            <text:p>51</text:p>
          </table:table-cell>
          <table:table-cell office:value-type="float" office:value="98955.979359099263" table:style-name="ce15">
            <text:p>98 956</text:p>
          </table:table-cell>
          <table:table-cell office:value-type="float" office:value="4952735.0014031101" table:style-name="ce15">
            <text:p>4 952 735</text:p>
          </table:table-cell>
          <table:table-cell office:value-type="float" office:value="50.036982301769626" table:style-name="ce16">
            <text:p>50,04</text:p>
          </table:table-cell>
          <table:table-cell office:value-type="float" office:value="32" table:style-name="ce1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3" table:style-name="ce13">
            <text:p>33</text:p>
          </table:table-cell>
          <table:table-cell office:value-type="float" office:value="7.3470726100652696E-4" table:style-name="ce14">
            <text:p>0,00073</text:p>
          </table:table-cell>
          <table:table-cell office:value-type="float" office:value="98657.334563023935" table:style-name="ce15">
            <text:p>98 657</text:p>
          </table:table-cell>
          <table:table-cell office:value-type="float" office:value="72.484260055003887" table:style-name="ce15">
            <text:p>72</text:p>
          </table:table-cell>
          <table:table-cell office:value-type="float" office:value="98621.092432996433" table:style-name="ce15">
            <text:p>98 621</text:p>
          </table:table-cell>
          <table:table-cell office:value-type="float" office:value="4613355.6658210726" table:style-name="ce15">
            <text:p>4 613 356</text:p>
          </table:table-cell>
          <table:table-cell office:value-type="float" office:value="46.761405892979859" table:style-name="ce16">
            <text:p>46,76</text:p>
          </table:table-cell>
          <table:table-cell office:value-type="float" office:value="3.553725167429612E-4" table:style-name="ce14">
            <text:p>0,00036</text:p>
          </table:table-cell>
          <table:table-cell office:value-type="float" office:value="99222.908604155527" table:style-name="ce15">
            <text:p>99 223</text:p>
          </table:table-cell>
          <table:table-cell office:value-type="float" office:value="35.261094749215566" table:style-name="ce15">
            <text:p>35</text:p>
          </table:table-cell>
          <table:table-cell office:value-type="float" office:value="99205.278056780924" table:style-name="ce15">
            <text:p>99 205</text:p>
          </table:table-cell>
          <table:table-cell office:value-type="float" office:value="5090463.5153502179" table:style-name="ce15">
            <text:p>5 090 464</text:p>
          </table:table-cell>
          <table:table-cell office:value-type="float" office:value="51.303308751594344" table:style-name="ce16">
            <text:p>51,30</text:p>
          </table:table-cell>
          <table:table-cell office:value-type="float" office:value="5.4840011263357759E-4" table:style-name="ce14">
            <text:p>0,00055</text:p>
          </table:table-cell>
          <table:table-cell office:value-type="float" office:value="98930.469955876615" table:style-name="ce15">
            <text:p>98 930</text:p>
          </table:table-cell>
          <table:table-cell office:value-type="float" office:value="54.253480866695497" table:style-name="ce15">
            <text:p>54</text:p>
          </table:table-cell>
          <table:table-cell office:value-type="float" office:value="98903.343215443267" table:style-name="ce15">
            <text:p>98 903</text:p>
          </table:table-cell>
          <table:table-cell office:value-type="float" office:value="4853779.0220440105" table:style-name="ce15">
            <text:p>4 853 779</text:p>
          </table:table-cell>
          <table:table-cell office:value-type="float" office:value="49.062528705350488" table:style-name="ce16">
            <text:p>49,06</text:p>
          </table:table-cell>
          <table:table-cell office:value-type="float" office:value="33" table:style-name="ce13">
            <text:p>33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13">
            <text:p>34</text:p>
          </table:table-cell>
          <table:table-cell office:value-type="float" office:value="7.7580644302771334E-4" table:style-name="ce14">
            <text:p>0,00078</text:p>
          </table:table-cell>
          <table:table-cell office:value-type="float" office:value="98584.850302968931" table:style-name="ce15">
            <text:p>98 585</text:p>
          </table:table-cell>
          <table:table-cell office:value-type="float" office:value="76.482762049965913" table:style-name="ce15">
            <text:p>76</text:p>
          </table:table-cell>
          <table:table-cell office:value-type="float" office:value="98546.608921943945" table:style-name="ce15">
            <text:p>98 547</text:p>
          </table:table-cell>
          <table:table-cell office:value-type="float" office:value="4514734.5733880764" table:style-name="ce15">
            <text:p>4 514 735</text:p>
          </table:table-cell>
          <table:table-cell office:value-type="float" office:value="45.795419473818612" table:style-name="ce16">
            <text:p>45,80</text:p>
          </table:table-cell>
          <table:table-cell office:value-type="float" office:value="3.8469327579752628E-4" table:style-name="ce14">
            <text:p>0,00038</text:p>
          </table:table-cell>
          <table:table-cell office:value-type="float" office:value="99187.647509406306" table:style-name="ce15">
            <text:p>99 188</text:p>
          </table:table-cell>
          <table:table-cell office:value-type="float" office:value="38.156821039043862" table:style-name="ce15">
            <text:p>38</text:p>
          </table:table-cell>
          <table:table-cell office:value-type="float" office:value="99168.569098886786" table:style-name="ce15">
            <text:p>99 169</text:p>
          </table:table-cell>
          <table:table-cell office:value-type="float" office:value="4991258.2372934371" table:style-name="ce15">
            <text:p>4 991 258</text:p>
          </table:table-cell>
          <table:table-cell office:value-type="float" office:value="50.321369269495975" table:style-name="ce16">
            <text:p>50,32</text:p>
          </table:table-cell>
          <table:table-cell office:value-type="float" office:value="5.8295816021417999E-4" table:style-name="ce14">
            <text:p>0,00058</text:p>
          </table:table-cell>
          <table:table-cell office:value-type="float" office:value="98876.216475009918" table:style-name="ce15">
            <text:p>98 876</text:p>
          </table:table-cell>
          <table:table-cell office:value-type="float" office:value="57.640697245210774" table:style-name="ce15">
            <text:p>58</text:p>
          </table:table-cell>
          <table:table-cell office:value-type="float" office:value="98847.396126387321" table:style-name="ce15">
            <text:p>98 847</text:p>
          </table:table-cell>
          <table:table-cell office:value-type="float" office:value="4754875.6788285673" table:style-name="ce15">
            <text:p>4 754 876</text:p>
          </table:table-cell>
          <table:table-cell office:value-type="float" office:value="48.089175014401157" table:style-name="ce16">
            <text:p>48,09</text:p>
          </table:table-cell>
          <table:table-cell office:value-type="float" office:value="34" table:style-name="ce13">
            <text:p>34</text:p>
          </table:table-cell>
          <table:table-cell table:number-columns-repeated="16364" table:style-name="ce5"/>
        </table:table-row>
        <table:table-row table:style-name="ro2">
          <table:table-cell office:value-type="float" office:value="35" table:style-name="ce13">
            <text:p>35</text:p>
          </table:table-cell>
          <table:table-cell office:value-type="float" office:value="8.2254725025581615E-4" table:style-name="ce14">
            <text:p>0,00082</text:p>
          </table:table-cell>
          <table:table-cell office:value-type="float" office:value="98508.36754091896" table:style-name="ce15">
            <text:p>98 508</text:p>
          </table:table-cell>
          <table:table-cell office:value-type="float" office:value="81.02778684797218" table:style-name="ce15">
            <text:p>81</text:p>
          </table:table-cell>
          <table:table-cell office:value-type="float" office:value="98467.85364749498" table:style-name="ce15">
            <text:p>98 468</text:p>
          </table:table-cell>
          <table:table-cell office:value-type="float" office:value="4416187.9644661322" table:style-name="ce15">
            <text:p>4 416 188</text:p>
          </table:table-cell>
          <table:table-cell office:value-type="float" office:value="44.830587235462119" table:style-name="ce16">
            <text:p>44,83</text:p>
          </table:table-cell>
          <table:table-cell office:value-type="float" office:value="4.1361559572978765E-4" table:style-name="ce14">
            <text:p>0,00041</text:p>
          </table:table-cell>
          <table:table-cell office:value-type="float" office:value="99149.490688367267" table:style-name="ce15">
            <text:p>99 149</text:p>
          </table:table-cell>
          <table:table-cell office:value-type="float" office:value="41.009775657374057" table:style-name="ce15">
            <text:p>41</text:p>
          </table:table-cell>
          <table:table-cell office:value-type="float" office:value="99128.98580053859" table:style-name="ce15">
            <text:p>99 129</text:p>
          </table:table-cell>
          <table:table-cell office:value-type="float" office:value="4892089.6681945501" table:style-name="ce15">
            <text:p>4 892 090</text:p>
          </table:table-cell>
          <table:table-cell office:value-type="float" office:value="49.340542591092863" table:style-name="ce16">
            <text:p>49,34</text:p>
          </table:table-cell>
          <table:table-cell office:value-type="float" office:value="6.2029675795858413E-4" table:style-name="ce14">
            <text:p>0,00062</text:p>
          </table:table-cell>
          <table:table-cell office:value-type="float" office:value="98818.575777764709" table:style-name="ce15">
            <text:p>98 819</text:p>
          </table:table-cell>
          <table:table-cell office:value-type="float" office:value="61.296842181032119" table:style-name="ce15">
            <text:p>61</text:p>
          </table:table-cell>
          <table:table-cell office:value-type="float" office:value="98787.92735667419" table:style-name="ce15">
            <text:p>98 788</text:p>
          </table:table-cell>
          <table:table-cell office:value-type="float" office:value="4656028.2827021796" table:style-name="ce15">
            <text:p>4 656 028</text:p>
          </table:table-cell>
          <table:table-cell office:value-type="float" office:value="47.116933694462723" table:style-name="ce16">
            <text:p>47,12</text:p>
          </table:table-cell>
          <table:table-cell office:value-type="float" office:value="35" table:style-name="ce13">
            <text:p>35</text:p>
          </table:table-cell>
          <table:table-cell table:number-columns-repeated="16364" table:style-name="ce5"/>
        </table:table-row>
        <table:table-row table:style-name="ro2">
          <table:table-cell office:value-type="float" office:value="36" table:style-name="ce13">
            <text:p>36</text:p>
          </table:table-cell>
          <table:table-cell office:value-type="float" office:value="8.7777348105052611E-4" table:style-name="ce14">
            <text:p>0,00088</text:p>
          </table:table-cell>
          <table:table-cell office:value-type="float" office:value="98427.339754070985" table:style-name="ce15">
            <text:p>98 427</text:p>
          </table:table-cell>
          <table:table-cell office:value-type="float" office:value="86.396908646473719" table:style-name="ce15">
            <text:p>86</text:p>
          </table:table-cell>
          <table:table-cell office:value-type="float" office:value="98384.141299747746" table:style-name="ce15">
            <text:p>98 384</text:p>
          </table:table-cell>
          <table:table-cell office:value-type="float" office:value="4317720.1108186375" table:style-name="ce15">
            <text:p>4 317 720</text:p>
          </table:table-cell>
          <table:table-cell office:value-type="float" office:value="43.867081256151245" table:style-name="ce16">
            <text:p>43,87</text:p>
          </table:table-cell>
          <table:table-cell office:value-type="float" office:value="4.4132725124310974E-4" table:style-name="ce14">
            <text:p>0,00044</text:p>
          </table:table-cell>
          <table:table-cell office:value-type="float" office:value="99108.4809127099" table:style-name="ce15">
            <text:p>99 108</text:p>
          </table:table-cell>
          <table:table-cell office:value-type="float" office:value="43.739273456086465" table:style-name="ce15">
            <text:p>44</text:p>
          </table:table-cell>
          <table:table-cell office:value-type="float" office:value="99086.61127598185" table:style-name="ce15">
            <text:p>99 087</text:p>
          </table:table-cell>
          <table:table-cell office:value-type="float" office:value="4792960.6823940119" table:style-name="ce15">
            <text:p>4 792 961</text:p>
          </table:table-cell>
          <table:table-cell office:value-type="float" office:value="48.360752160205408" table:style-name="ce16">
            <text:p>48,36</text:p>
          </table:table-cell>
          <table:table-cell office:value-type="float" office:value="6.6159797885406485E-4" table:style-name="ce14">
            <text:p>0,00066</text:p>
          </table:table-cell>
          <table:table-cell office:value-type="float" office:value="98757.278935583672" table:style-name="ce15">
            <text:p>98 757</text:p>
          </table:table-cell>
          <table:table-cell office:value-type="float" office:value="65.337616140909276" table:style-name="ce15">
            <text:p>65</text:p>
          </table:table-cell>
          <table:table-cell office:value-type="float" office:value="98724.61012751321" table:style-name="ce15">
            <text:p>98 725</text:p>
          </table:table-cell>
          <table:table-cell office:value-type="float" office:value="4557240.3553455053" table:style-name="ce15">
            <text:p>4 557 240</text:p>
          </table:table-cell>
          <table:table-cell office:value-type="float" office:value="46.145867975139865" table:style-name="ce16">
            <text:p>46,15</text:p>
          </table:table-cell>
          <table:table-cell office:value-type="float" office:value="36" table:style-name="ce13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37" table:style-name="ce13">
            <text:p>37</text:p>
          </table:table-cell>
          <table:table-cell office:value-type="float" office:value="9.4282642571316634E-4" table:style-name="ce14">
            <text:p>0,00094</text:p>
          </table:table-cell>
          <table:table-cell office:value-type="float" office:value="98340.942845424506" table:style-name="ce15">
            <text:p>98 341</text:p>
          </table:table-cell>
          <table:table-cell office:value-type="float" office:value="92.718439644214371" table:style-name="ce15">
            <text:p>93</text:p>
          </table:table-cell>
          <table:table-cell office:value-type="float" office:value="98294.58362560239" table:style-name="ce15">
            <text:p>98 295</text:p>
          </table:table-cell>
          <table:table-cell office:value-type="float" office:value="4219335.9695188897" table:style-name="ce15">
            <text:p>4 219 336</text:p>
          </table:table-cell>
          <table:table-cell office:value-type="float" office:value="42.905181173125207" table:style-name="ce16">
            <text:p>42,91</text:p>
          </table:table-cell>
          <table:table-cell office:value-type="float" office:value="4.6851614404799633E-4" table:style-name="ce14">
            <text:p>0,00047</text:p>
          </table:table-cell>
          <table:table-cell office:value-type="float" office:value="99064.741639253814" table:style-name="ce15">
            <text:p>99 065</text:p>
          </table:table-cell>
          <table:table-cell office:value-type="float" office:value="46.41343076393418" table:style-name="ce15">
            <text:p>46</text:p>
          </table:table-cell>
          <table:table-cell office:value-type="float" office:value="99041.534923871848" table:style-name="ce15">
            <text:p>99 042</text:p>
          </table:table-cell>
          <table:table-cell office:value-type="float" office:value="4693874.0711180298" table:style-name="ce15">
            <text:p>4 693 874</text:p>
          </table:table-cell>
          <table:table-cell office:value-type="float" office:value="47.381883740340875" table:style-name="ce16">
            <text:p>47,38</text:p>
          </table:table-cell>
          <table:table-cell office:value-type="float" office:value="7.0790054263770411E-4" table:style-name="ce14">
            <text:p>0,00071</text:p>
          </table:table-cell>
          <table:table-cell office:value-type="float" office:value="98691.941319442762" table:style-name="ce15">
            <text:p>98 692</text:p>
          </table:table-cell>
          <table:table-cell office:value-type="float" office:value="69.864078814001985" table:style-name="ce15">
            <text:p>70</text:p>
          </table:table-cell>
          <table:table-cell office:value-type="float" office:value="98657.009280035767" table:style-name="ce15">
            <text:p>98 657</text:p>
          </table:table-cell>
          <table:table-cell office:value-type="float" office:value="4458515.745217992" table:style-name="ce15">
            <text:p>4 458 516</text:p>
          </table:table-cell>
          <table:table-cell office:value-type="float" office:value="45.176087182101504" table:style-name="ce16">
            <text:p>45,18</text:p>
          </table:table-cell>
          <table:table-cell office:value-type="float" office:value="37" table:style-name="ce13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1.01681966490106E-3" table:style-name="ce14">
            <text:p>0,00102</text:p>
          </table:table-cell>
          <table:table-cell office:value-type="float" office:value="98248.224405780289" table:style-name="ce15">
            <text:p>98 248</text:p>
          </table:table-cell>
          <table:table-cell office:value-type="float" office:value="99.90072661740966" table:style-name="ce15">
            <text:p>100</text:p>
          </table:table-cell>
          <table:table-cell office:value-type="float" office:value="98198.274042471574" table:style-name="ce15">
            <text:p>98 198</text:p>
          </table:table-cell>
          <table:table-cell office:value-type="float" office:value="4121041.3858932876" table:style-name="ce15">
            <text:p>4 121 041</text:p>
          </table:table-cell>
          <table:table-cell office:value-type="float" office:value="41.945199628980085" table:style-name="ce16">
            <text:p>41,95</text:p>
          </table:table-cell>
          <table:table-cell office:value-type="float" office:value="4.9809435520646887E-4" table:style-name="ce14">
            <text:p>0,00050</text:p>
          </table:table-cell>
          <table:table-cell office:value-type="float" office:value="99018.328208489882" table:style-name="ce15">
            <text:p>99 018</text:p>
          </table:table-cell>
          <table:table-cell office:value-type="float" office:value="49.320470342630273" table:style-name="ce15">
            <text:p>49</text:p>
          </table:table-cell>
          <table:table-cell office:value-type="float" office:value="98993.667973318574" table:style-name="ce15">
            <text:p>98 994</text:p>
          </table:table-cell>
          <table:table-cell office:value-type="float" office:value="4594832.5361941578" table:style-name="ce15">
            <text:p>4 594 833</text:p>
          </table:table-cell>
          <table:table-cell office:value-type="float" office:value="46.403858955479663" table:style-name="ce16">
            <text:p>46,40</text:p>
          </table:table-cell>
          <table:table-cell office:value-type="float" office:value="7.6003062481597703E-4" table:style-name="ce14">
            <text:p>0,00076</text:p>
          </table:table-cell>
          <table:table-cell office:value-type="float" office:value="98622.077240628758" table:style-name="ce15">
            <text:p>98 622</text:p>
          </table:table-cell>
          <table:table-cell office:value-type="float" office:value="74.955798985844623" table:style-name="ce15">
            <text:p>75</text:p>
          </table:table-cell>
          <table:table-cell office:value-type="float" office:value="98584.599341135836" table:style-name="ce15">
            <text:p>98 585</text:p>
          </table:table-cell>
          <table:table-cell office:value-type="float" office:value="4359858.7359379558" table:style-name="ce15">
            <text:p>4 359 859</text:p>
          </table:table-cell>
          <table:table-cell office:value-type="float" office:value="44.207735812543305" table:style-name="ce16">
            <text:p>44,21</text:p>
          </table:table-cell>
          <table:table-cell office:value-type="float" office:value="38" table:style-name="ce13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9" table:style-name="ce13">
            <text:p>39</text:p>
          </table:table-cell>
          <table:table-cell office:value-type="float" office:value="1.098686504561925E-3" table:style-name="ce14">
            <text:p>0,00110</text:p>
          </table:table-cell>
          <table:table-cell office:value-type="float" office:value="98148.323679162873" table:style-name="ce15">
            <text:p>98 148</text:p>
          </table:table-cell>
          <table:table-cell office:value-type="float" office:value="107.83423867167187" table:style-name="ce15">
            <text:p>108</text:p>
          </table:table-cell>
          <table:table-cell office:value-type="float" office:value="98094.406559827039" table:style-name="ce15">
            <text:p>98 094</text:p>
          </table:table-cell>
          <table:table-cell office:value-type="float" office:value="4022843.1118508158" table:style-name="ce15">
            <text:p>4 022 843</text:p>
          </table:table-cell>
          <table:table-cell office:value-type="float" office:value="40.987384817708048" table:style-name="ce16">
            <text:p>40,99</text:p>
          </table:table-cell>
          <table:table-cell office:value-type="float" office:value="5.3315395480525631E-4" table:style-name="ce14">
            <text:p>0,00053</text:p>
          </table:table-cell>
          <table:table-cell office:value-type="float" office:value="98969.007738147251" table:style-name="ce15">
            <text:p>98 969</text:p>
          </table:table-cell>
          <table:table-cell office:value-type="float" office:value="52.765717878745221" table:style-name="ce15">
            <text:p>53</text:p>
          </table:table-cell>
          <table:table-cell office:value-type="float" office:value="98942.62487920787" table:style-name="ce15">
            <text:p>98 943</text:p>
          </table:table-cell>
          <table:table-cell office:value-type="float" office:value="4495838.8682208396" table:style-name="ce15">
            <text:p>4 495 839</text:p>
          </table:table-cell>
          <table:table-cell office:value-type="float" office:value="45.426734802838027" table:style-name="ce16">
            <text:p>45,43</text:p>
          </table:table-cell>
          <table:table-cell office:value-type="float" office:value="8.1879720101045927E-4" table:style-name="ce14">
            <text:p>0,00082</text:p>
          </table:table-cell>
          <table:table-cell office:value-type="float" office:value="98547.121441642914" table:style-name="ce15">
            <text:p>98 547</text:p>
          </table:table-cell>
          <table:table-cell office:value-type="float" office:value="80.690107204055039" table:style-name="ce15">
            <text:p>81</text:p>
          </table:table-cell>
          <table:table-cell office:value-type="float" office:value="98506.776388040889" table:style-name="ce15">
            <text:p>98 507</text:p>
          </table:table-cell>
          <table:table-cell office:value-type="float" office:value="4261274.1365968203" table:style-name="ce15">
            <text:p>4 261 274</text:p>
          </table:table-cell>
          <table:table-cell office:value-type="float" office:value="43.240980297128594" table:style-name="ce16">
            <text:p>43,24</text:p>
          </table:table-cell>
          <table:table-cell office:value-type="float" office:value="39" table:style-name="ce13">
            <text:p>39</text:p>
          </table:table-cell>
          <table:table-cell table:number-columns-repeated="16364" table:style-name="ce5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1.1873602506436356E-3" table:style-name="ce14">
            <text:p>0,00119</text:p>
          </table:table-cell>
          <table:table-cell office:value-type="float" office:value="98040.489440491205" table:style-name="ce15">
            <text:p>98 040</text:p>
          </table:table-cell>
          <table:table-cell office:value-type="float" office:value="116.40938011528634" table:style-name="ce15">
            <text:p>116</text:p>
          </table:table-cell>
          <table:table-cell office:value-type="float" office:value="97982.284750433551" table:style-name="ce15">
            <text:p>97 982</text:p>
          </table:table-cell>
          <table:table-cell office:value-type="float" office:value="3924748.7052909886" table:style-name="ce15">
            <text:p>3 924 749</text:p>
          </table:table-cell>
          <table:table-cell office:value-type="float" office:value="40.031916687576718" table:style-name="ce16">
            <text:p>40,03</text:p>
          </table:table-cell>
          <table:table-cell office:value-type="float" office:value="5.7678701293126656E-4" table:style-name="ce14">
            <text:p>0,00058</text:p>
          </table:table-cell>
          <table:table-cell office:value-type="float" office:value="98916.242020268503" table:style-name="ce15">
            <text:p>98 916</text:p>
          </table:table-cell>
          <table:table-cell office:value-type="float" office:value="57.053603765256902" table:style-name="ce15">
            <text:p>57</text:p>
          </table:table-cell>
          <table:table-cell office:value-type="float" office:value="98887.715218385871" table:style-name="ce15">
            <text:p>98 888</text:p>
          </table:table-cell>
          <table:table-cell office:value-type="float" office:value="4396896.2433416322" table:style-name="ce15">
            <text:p>4 396 896</text:p>
          </table:table-cell>
          <table:table-cell office:value-type="float" office:value="44.450700446552375" table:style-name="ce16">
            <text:p>44,45</text:p>
          </table:table-cell>
          <table:table-cell office:value-type="float" office:value="8.8500924684279325E-4" table:style-name="ce14">
            <text:p>0,00089</text:p>
          </table:table-cell>
          <table:table-cell office:value-type="float" office:value="98466.431334438865" table:style-name="ce15">
            <text:p>98 466</text:p>
          </table:table-cell>
          <table:table-cell office:value-type="float" office:value="87.143702234589355" table:style-name="ce15">
            <text:p>87</text:p>
          </table:table-cell>
          <table:table-cell office:value-type="float" office:value="98422.859483321576" table:style-name="ce15">
            <text:p>98 423</text:p>
          </table:table-cell>
          <table:table-cell office:value-type="float" office:value="4162767.3602087791" table:style-name="ce15">
            <text:p>4 162 767</text:p>
          </table:table-cell>
          <table:table-cell office:value-type="float" office:value="42.276005170432548" table:style-name="ce16">
            <text:p>42,28</text:p>
          </table:table-cell>
          <table:table-cell office:value-type="float" office:value="40" table:style-name="ce13">
            <text:p>40</text:p>
          </table:table-cell>
          <table:table-cell table:number-columns-repeated="16364" table:style-name="ce5"/>
        </table:table-row>
        <table:table-row table:style-name="ro2">
          <table:table-cell office:value-type="float" office:value="41" table:style-name="ce13">
            <text:p>41</text:p>
          </table:table-cell>
          <table:table-cell office:value-type="float" office:value="1.2818176406568496E-3" table:style-name="ce14">
            <text:p>0,00128</text:p>
          </table:table-cell>
          <table:table-cell office:value-type="float" office:value="97924.080060375913" table:style-name="ce15">
            <text:p>97 924</text:p>
          </table:table-cell>
          <table:table-cell office:value-type="float" office:value="125.5208132664835" table:style-name="ce15">
            <text:p>126</text:p>
          </table:table-cell>
          <table:table-cell office:value-type="float" office:value="97861.31965374267" table:style-name="ce15">
            <text:p>97 861</text:p>
          </table:table-cell>
          <table:table-cell office:value-type="float" office:value="3826766.4205405549" table:style-name="ce15">
            <text:p>3 826 766</text:p>
          </table:table-cell>
          <table:table-cell office:value-type="float" office:value="39.078911113396522" table:style-name="ce16">
            <text:p>39,08</text:p>
          </table:table-cell>
          <table:table-cell office:value-type="float" office:value="6.3203554182494307E-4" table:style-name="ce14">
            <text:p>0,00063</text:p>
          </table:table-cell>
          <table:table-cell office:value-type="float" office:value="98859.188416503239" table:style-name="ce15">
            <text:p>98 859</text:p>
          </table:table-cell>
          <table:table-cell office:value-type="float" office:value="62.48252071519876" table:style-name="ce15">
            <text:p>62</text:p>
          </table:table-cell>
          <table:table-cell office:value-type="float" office:value="98827.947156145645" table:style-name="ce15">
            <text:p>98 828</text:p>
          </table:table-cell>
          <table:table-cell office:value-type="float" office:value="4298008.5281232465" table:style-name="ce15">
            <text:p>4 298 009</text:p>
          </table:table-cell>
          <table:table-cell office:value-type="float" office:value="43.476065269879868" table:style-name="ce16">
            <text:p>43,48</text:p>
          </table:table-cell>
          <table:table-cell office:value-type="float" office:value="9.5947641968890788E-4" table:style-name="ce14">
            <text:p>0,00096</text:p>
          </table:table-cell>
          <table:table-cell office:value-type="float" office:value="98379.287632204272" table:style-name="ce15">
            <text:p>98 379</text:p>
          </table:table-cell>
          <table:table-cell office:value-type="float" office:value="94.392606668892611" table:style-name="ce15">
            <text:p>94</text:p>
          </table:table-cell>
          <table:table-cell office:value-type="float" office:value="98332.091328869836" table:style-name="ce15">
            <text:p>98 332</text:p>
          </table:table-cell>
          <table:table-cell office:value-type="float" office:value="4064344.5007254574" table:style-name="ce15">
            <text:p>4 064 345</text:p>
          </table:table-cell>
          <table:table-cell office:value-type="float" office:value="41.313010070983701" table:style-name="ce16">
            <text:p>41,31</text:p>
          </table:table-cell>
          <table:table-cell office:value-type="float" office:value="41" table:style-name="ce13">
            <text:p>41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13">
            <text:p>42</text:p>
          </table:table-cell>
          <table:table-cell office:value-type="float" office:value="1.3827238141131519E-3" table:style-name="ce14">
            <text:p>0,00138</text:p>
          </table:table-cell>
          <table:table-cell office:value-type="float" office:value="97798.559247109428" table:style-name="ce15">
            <text:p>97 799</text:p>
          </table:table-cell>
          <table:table-cell office:value-type="float" office:value="135.22839685693421" table:style-name="ce15">
            <text:p>135</text:p>
          </table:table-cell>
          <table:table-cell office:value-type="float" office:value="97730.945048680966" table:style-name="ce15">
            <text:p>97 731</text:p>
          </table:table-cell>
          <table:table-cell office:value-type="float" office:value="3728905.1008868124" table:style-name="ce15">
            <text:p>3 728 905</text:p>
          </table:table-cell>
          <table:table-cell office:value-type="float" office:value="38.128425710903564" table:style-name="ce16">
            <text:p>38,13</text:p>
          </table:table-cell>
          <table:table-cell office:value-type="float" office:value="6.9999555494558419E-4" table:style-name="ce14">
            <text:p>0,00070</text:p>
          </table:table-cell>
          <table:table-cell office:value-type="float" office:value="98796.705895788036" table:style-name="ce15">
            <text:p>98 797</text:p>
          </table:table-cell>
          <table:table-cell office:value-type="float" office:value="69.157254970317823" table:style-name="ce15">
            <text:p>69</text:p>
          </table:table-cell>
          <table:table-cell office:value-type="float" office:value="98762.12726830288" table:style-name="ce15">
            <text:p>98 762</text:p>
          </table:table-cell>
          <table:table-cell office:value-type="float" office:value="4199180.5809671013" table:style-name="ce15">
            <text:p>4 199 181</text:p>
          </table:table-cell>
          <table:table-cell office:value-type="float" office:value="42.503244849038268" table:style-name="ce16">
            <text:p>42,50</text:p>
          </table:table-cell>
          <table:table-cell office:value-type="float" office:value="1.0430348801178308E-3" table:style-name="ce14">
            <text:p>0,00104</text:p>
          </table:table-cell>
          <table:table-cell office:value-type="float" office:value="98284.895025535385" table:style-name="ce15">
            <text:p>98 285</text:p>
          </table:table-cell>
          <table:table-cell office:value-type="float" office:value="102.51457370035288" table:style-name="ce15">
            <text:p>103</text:p>
          </table:table-cell>
          <table:table-cell office:value-type="float" office:value="98233.637738685211" table:style-name="ce15">
            <text:p>98 234</text:p>
          </table:table-cell>
          <table:table-cell office:value-type="float" office:value="3966012.4093965874" table:style-name="ce15">
            <text:p>3 966 012</text:p>
          </table:table-cell>
          <table:table-cell office:value-type="float" office:value="40.352206800100646" table:style-name="ce16">
            <text:p>40,35</text:p>
          </table:table-cell>
          <table:table-cell office:value-type="float" office:value="42" table:style-name="ce13">
            <text:p>42</text:p>
          </table:table-cell>
          <table:table-cell table:number-columns-repeated="16364" table:style-name="ce5"/>
        </table:table-row>
        <table:table-row table:style-name="ro2">
          <table:table-cell office:value-type="float" office:value="43" table:style-name="ce13">
            <text:p>43</text:p>
          </table:table-cell>
          <table:table-cell office:value-type="float" office:value="1.4929372044407711E-3" table:style-name="ce14">
            <text:p>0,00149</text:p>
          </table:table-cell>
          <table:table-cell office:value-type="float" office:value="97663.330850252489" table:style-name="ce15">
            <text:p>97 663</text:p>
          </table:table-cell>
          <table:table-cell office:value-type="float" office:value="145.80522013595007" table:style-name="ce15">
            <text:p>146</text:p>
          </table:table-cell>
          <table:table-cell office:value-type="float" office:value="97590.428240184512" table:style-name="ce15">
            <text:p>97 590</text:p>
          </table:table-cell>
          <table:table-cell office:value-type="float" office:value="3631174.1558381314" table:style-name="ce15">
            <text:p>3 631 174</text:p>
          </table:table-cell>
          <table:table-cell office:value-type="float" office:value="37.180527473569612" table:style-name="ce16">
            <text:p>37,18</text:p>
          </table:table-cell>
          <table:table-cell office:value-type="float" office:value="7.7923514450547419E-4" table:style-name="ce14">
            <text:p>0,00078</text:p>
          </table:table-cell>
          <table:table-cell office:value-type="float" office:value="98727.548640817724" table:style-name="ce15">
            <text:p>98 728</text:p>
          </table:table-cell>
          <table:table-cell office:value-type="float" office:value="76.931975631798835" table:style-name="ce15">
            <text:p>77</text:p>
          </table:table-cell>
          <table:table-cell office:value-type="float" office:value="98689.082653001824" table:style-name="ce15">
            <text:p>98 689</text:p>
          </table:table-cell>
          <table:table-cell office:value-type="float" office:value="4100418.4536987985" table:style-name="ce15">
            <text:p>4 100 418</text:p>
          </table:table-cell>
          <table:table-cell office:value-type="float" office:value="41.532667529471404" table:style-name="ce16">
            <text:p>41,53</text:p>
          </table:table-cell>
          <table:table-cell office:value-type="float" office:value="1.1365552172832023E-3" table:style-name="ce14">
            <text:p>0,00114</text:p>
          </table:table-cell>
          <table:table-cell office:value-type="float" office:value="98182.380451835037" table:style-name="ce15">
            <text:p>98 182</text:p>
          </table:table-cell>
          <table:table-cell office:value-type="float" office:value="111.5896967478174" table:style-name="ce15">
            <text:p>112</text:p>
          </table:table-cell>
          <table:table-cell office:value-type="float" office:value="98126.585603461135" table:style-name="ce15">
            <text:p>98 127</text:p>
          </table:table-cell>
          <table:table-cell office:value-type="float" office:value="3867778.7716579023" table:style-name="ce15">
            <text:p>3 867 779</text:p>
          </table:table-cell>
          <table:table-cell office:value-type="float" office:value="39.393817443194955" table:style-name="ce16">
            <text:p>39,39</text:p>
          </table:table-cell>
          <table:table-cell office:value-type="float" office:value="43" table:style-name="ce13">
            <text:p>43</text:p>
          </table:table-cell>
          <table:table-cell table:number-columns-repeated="16364" table:style-name="ce5"/>
        </table:table-row>
        <table:table-row table:style-name="ro2">
          <table:table-cell office:value-type="float" office:value="44" table:style-name="ce13">
            <text:p>44</text:p>
          </table:table-cell>
          <table:table-cell office:value-type="float" office:value="1.6154628265929074E-3" table:style-name="ce14">
            <text:p>0,00162</text:p>
          </table:table-cell>
          <table:table-cell office:value-type="float" office:value="97517.525630116535" table:style-name="ce15">
            <text:p>97 518</text:p>
          </table:table-cell>
          <table:table-cell office:value-type="float" office:value="157.53593759677435" table:style-name="ce15">
            <text:p>158</text:p>
          </table:table-cell>
          <table:table-cell office:value-type="float" office:value="97438.757661318145" table:style-name="ce15">
            <text:p>97 439</text:p>
          </table:table-cell>
          <table:table-cell office:value-type="float" office:value="3533583.7275979468" table:style-name="ce15">
            <text:p>3 533 584</text:p>
          </table:table-cell>
          <table:table-cell office:value-type="float" office:value="36.235371075767567" table:style-name="ce16">
            <text:p>36,24</text:p>
          </table:table-cell>
          <table:table-cell office:value-type="float" office:value="8.6815345748566088E-4" table:style-name="ce14">
            <text:p>0,00087</text:p>
          </table:table-cell>
          <table:table-cell office:value-type="float" office:value="98650.616665185924" table:style-name="ce15">
            <text:p>98 651</text:p>
          </table:table-cell>
          <table:table-cell office:value-type="float" office:value="85.64387394097372" table:style-name="ce15">
            <text:p>86</text:p>
          </table:table-cell>
          <table:table-cell office:value-type="float" office:value="98607.794728215435" table:style-name="ce15">
            <text:p>98 608</text:p>
          </table:table-cell>
          <table:table-cell office:value-type="float" office:value="4001729.3710457967" table:style-name="ce15">
            <text:p>4 001 729</text:p>
          </table:table-cell>
          <table:table-cell office:value-type="float" office:value="40.564666560853013" table:style-name="ce16">
            <text:p>40,56</text:p>
          </table:table-cell>
          <table:table-cell office:value-type="float" office:value="1.2409103212595465E-3" table:style-name="ce14">
            <text:p>0,00124</text:p>
          </table:table-cell>
          <table:table-cell office:value-type="float" office:value="98070.790755087219" table:style-name="ce15">
            <text:p>98 071</text:p>
          </table:table-cell>
          <table:table-cell office:value-type="float" office:value="121.69705646207305" table:style-name="ce15">
            <text:p>122</text:p>
          </table:table-cell>
          <table:table-cell office:value-type="float" office:value="98009.94222685619" table:style-name="ce15">
            <text:p>98 010</text:p>
          </table:table-cell>
          <table:table-cell office:value-type="float" office:value="3769652.1860544411" table:style-name="ce15">
            <text:p>3 769 652</text:p>
          </table:table-cell>
          <table:table-cell office:value-type="float" office:value="38.438072712887738" table:style-name="ce16">
            <text:p>38,44</text:p>
          </table:table-cell>
          <table:table-cell office:value-type="float" office:value="44" table:style-name="ce13">
            <text:p>44</text:p>
          </table:table-cell>
          <table:table-cell table:number-columns-repeated="16364" table:style-name="ce5"/>
        </table:table-row>
        <table:table-row table:style-name="ro2">
          <table:table-cell office:value-type="float" office:value="45" table:style-name="ce13">
            <text:p>45</text:p>
          </table:table-cell>
          <table:table-cell office:value-type="float" office:value="1.7533056955225256E-3" table:style-name="ce14">
            <text:p>0,00175</text:p>
          </table:table-cell>
          <table:table-cell office:value-type="float" office:value="97359.989692519768" table:style-name="ce15">
            <text:p>97 360</text:p>
          </table:table-cell>
          <table:table-cell office:value-type="float" office:value="170.70182444390929" table:style-name="ce15">
            <text:p>171</text:p>
          </table:table-cell>
          <table:table-cell office:value-type="float" office:value="97274.638780297813" table:style-name="ce15">
            <text:p>97 275</text:p>
          </table:table-cell>
          <table:table-cell office:value-type="float" office:value="3436144.9699366288" table:style-name="ce15">
            <text:p>3 436 145</text:p>
          </table:table-cell>
          <table:table-cell office:value-type="float" office:value="35.293193649553459" table:style-name="ce16">
            <text:p>35,29</text:p>
          </table:table-cell>
          <table:table-cell office:value-type="float" office:value="9.6514964086711155E-4" table:style-name="ce14">
            <text:p>0,00097</text:p>
          </table:table-cell>
          <table:table-cell office:value-type="float" office:value="98564.972791244945" table:style-name="ce15">
            <text:p>98 565</text:p>
          </table:table-cell>
          <table:table-cell office:value-type="float" office:value="95.12994809154668" table:style-name="ce15">
            <text:p>95</text:p>
          </table:table-cell>
          <table:table-cell office:value-type="float" office:value="98517.407817199171" table:style-name="ce15">
            <text:p>98 517</text:p>
          </table:table-cell>
          <table:table-cell office:value-type="float" office:value="3903121.5763175813" table:style-name="ce15">
            <text:p>3 903 122</text:p>
          </table:table-cell>
          <table:table-cell office:value-type="float" office:value="39.599479062244278" table:style-name="ce16">
            <text:p>39,60</text:p>
          </table:table-cell>
          <table:table-cell office:value-type="float" office:value="1.3569730821212909E-3" table:style-name="ce14">
            <text:p>0,00136</text:p>
          </table:table-cell>
          <table:table-cell office:value-type="float" office:value="97949.093698625147" table:style-name="ce15">
            <text:p>97 949</text:p>
          </table:table-cell>
          <table:table-cell office:value-type="float" office:value="132.91428356721048" table:style-name="ce15">
            <text:p>133</text:p>
          </table:table-cell>
          <table:table-cell office:value-type="float" office:value="97882.636556841549" table:style-name="ce15">
            <text:p>97 883</text:p>
          </table:table-cell>
          <table:table-cell office:value-type="float" office:value="3671642.2438275851" table:style-name="ce15">
            <text:p>3 671 642</text:p>
          </table:table-cell>
          <table:table-cell office:value-type="float" office:value="37.485208950729898" table:style-name="ce16">
            <text:p>37,49</text:p>
          </table:table-cell>
          <table:table-cell office:value-type="float" office:value="45" table:style-name="ce13">
            <text:p>45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13">
            <text:p>46</text:p>
          </table:table-cell>
          <table:table-cell office:value-type="float" office:value="1.9095161815841379E-3" table:style-name="ce14">
            <text:p>0,00191</text:p>
          </table:table-cell>
          <table:table-cell office:value-type="float" office:value="97189.287868075859" table:style-name="ce15">
            <text:p>97 189</text:p>
          </table:table-cell>
          <table:table-cell office:value-type="float" office:value="185.58451786072979" table:style-name="ce15">
            <text:p>186</text:p>
          </table:table-cell>
          <table:table-cell office:value-type="float" office:value="97096.495609145495" table:style-name="ce15">
            <text:p>97 096</text:p>
          </table:table-cell>
          <table:table-cell office:value-type="float" office:value="3338870.3311563311" table:style-name="ce15">
            <text:p>3 338 870</text:p>
          </table:table-cell>
          <table:table-cell office:value-type="float" office:value="34.35430389909321" table:style-name="ce16">
            <text:p>34,35</text:p>
          </table:table-cell>
          <table:table-cell office:value-type="float" office:value="1.0686664898347685E-3" table:style-name="ce14">
            <text:p>0,00107</text:p>
          </table:table-cell>
          <table:table-cell office:value-type="float" office:value="98469.842843153398" table:style-name="ce15">
            <text:p>98 470</text:p>
          </table:table-cell>
          <table:table-cell office:value-type="float" office:value="105.23142130577403" table:style-name="ce15">
            <text:p>105</text:p>
          </table:table-cell>
          <table:table-cell office:value-type="float" office:value="98417.227132500513" table:style-name="ce15">
            <text:p>98 417</text:p>
          </table:table-cell>
          <table:table-cell office:value-type="float" office:value="3804604.168500382" table:style-name="ce15">
            <text:p>3 804 604</text:p>
          </table:table-cell>
          <table:table-cell office:value-type="float" office:value="38.637252367311113" table:style-name="ce16">
            <text:p>38,64</text:p>
          </table:table-cell>
          <table:table-cell office:value-type="float" office:value="1.4856595360282757E-3" table:style-name="ce14">
            <text:p>0,00149</text:p>
          </table:table-cell>
          <table:table-cell office:value-type="float" office:value="97816.179415057937" table:style-name="ce15">
            <text:p>97 816</text:p>
          </table:table-cell>
          <table:table-cell office:value-type="float" office:value="145.32153972583353" table:style-name="ce15">
            <text:p>145</text:p>
          </table:table-cell>
          <table:table-cell office:value-type="float" office:value="97743.518645195029" table:style-name="ce15">
            <text:p>97 744</text:p>
          </table:table-cell>
          <table:table-cell office:value-type="float" office:value="3573759.6072707437" table:style-name="ce15">
            <text:p>3 573 760</text:p>
          </table:table-cell>
          <table:table-cell office:value-type="float" office:value="36.535465079927206" table:style-name="ce16">
            <text:p>36,54</text:p>
          </table:table-cell>
          <table:table-cell office:value-type="float" office:value="46" table:style-name="ce13">
            <text:p>46</text:p>
          </table:table-cell>
          <table:table-cell table:number-columns-repeated="16364" table:style-name="ce5"/>
        </table:table-row>
        <table:table-row table:style-name="ro2">
          <table:table-cell office:value-type="float" office:value="47" table:style-name="ce13">
            <text:p>47</text:p>
          </table:table-cell>
          <table:table-cell office:value-type="float" office:value="2.0884806174734836E-3" table:style-name="ce14">
            <text:p>0,00209</text:p>
          </table:table-cell>
          <table:table-cell office:value-type="float" office:value="97003.703350215132" table:style-name="ce15">
            <text:p>97 004</text:p>
          </table:table-cell>
          <table:table-cell office:value-type="float" office:value="202.59035427007191" table:style-name="ce15">
            <text:p>203</text:p>
          </table:table-cell>
          <table:table-cell office:value-type="float" office:value="96902.408173080097" table:style-name="ce15">
            <text:p>96 902</text:p>
          </table:table-cell>
          <table:table-cell office:value-type="float" office:value="3241773.8355471855" table:style-name="ce15">
            <text:p>3 241 774</text:p>
          </table:table-cell>
          <table:table-cell office:value-type="float" office:value="33.419072917693882" table:style-name="ce16">
            <text:p>33,42</text:p>
          </table:table-cell>
          <table:table-cell office:value-type="float" office:value="1.1784324756981446E-3" table:style-name="ce14">
            <text:p>0,00118</text:p>
          </table:table-cell>
          <table:table-cell office:value-type="float" office:value="98364.611421847629" table:style-name="ce15">
            <text:p>98 365</text:p>
          </table:table-cell>
          <table:table-cell office:value-type="float" office:value="115.9160525589339" table:style-name="ce15">
            <text:p>116</text:p>
          </table:table-cell>
          <table:table-cell office:value-type="float" office:value="98306.653395568166" table:style-name="ce15">
            <text:p>98 307</text:p>
          </table:table-cell>
          <table:table-cell office:value-type="float" office:value="3706186.9413678814" table:style-name="ce15">
            <text:p>3 706 187</text:p>
          </table:table-cell>
          <table:table-cell office:value-type="float" office:value="37.678051972100867" table:style-name="ce16">
            <text:p>37,68</text:p>
          </table:table-cell>
          <table:table-cell office:value-type="float" office:value="1.6291566051519352E-3" table:style-name="ce14">
            <text:p>0,00163</text:p>
          </table:table-cell>
          <table:table-cell office:value-type="float" office:value="97670.857875332105" table:style-name="ce15">
            <text:p>97 671</text:p>
          </table:table-cell>
          <table:table-cell office:value-type="float" office:value="159.12112323845321" table:style-name="ce15">
            <text:p>159</text:p>
          </table:table-cell>
          <table:table-cell office:value-type="float" office:value="97591.297313712887" table:style-name="ce15">
            <text:p>97 591</text:p>
          </table:table-cell>
          <table:table-cell office:value-type="float" office:value="3476016.0886255489" table:style-name="ce15">
            <text:p>3 476 016</text:p>
          </table:table-cell>
          <table:table-cell office:value-type="float" office:value="35.589081167510216" table:style-name="ce16">
            <text:p>35,59</text:p>
          </table:table-cell>
          <table:table-cell office:value-type="float" office:value="47" table:style-name="ce13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13">
            <text:p>48</text:p>
          </table:table-cell>
          <table:table-cell office:value-type="float" office:value="2.2961075726752275E-3" table:style-name="ce14">
            <text:p>0,00230</text:p>
          </table:table-cell>
          <table:table-cell office:value-type="float" office:value="96801.112995945063" table:style-name="ce15">
            <text:p>96 801</text:p>
          </table:table-cell>
          <table:table-cell office:value-type="float" office:value="222.26576859337985" table:style-name="ce15">
            <text:p>222</text:p>
          </table:table-cell>
          <table:table-cell office:value-type="float" office:value="96689.980111648372" table:style-name="ce15">
            <text:p>96 690</text:p>
          </table:table-cell>
          <table:table-cell office:value-type="float" office:value="3144871.4273741054" table:style-name="ce15">
            <text:p>3 144 871</text:p>
          </table:table-cell>
          <table:table-cell office:value-type="float" office:value="32.487967648738113" table:style-name="ce16">
            <text:p>32,49</text:p>
          </table:table-cell>
          <table:table-cell office:value-type="float" office:value="1.2956410088859715E-3" table:style-name="ce14">
            <text:p>0,00130</text:p>
          </table:table-cell>
          <table:table-cell office:value-type="float" office:value="98248.695369288689" table:style-name="ce15">
            <text:p>98 249</text:p>
          </table:table-cell>
          <table:table-cell office:value-type="float" office:value="127.29503878999567" table:style-name="ce15">
            <text:p>127</text:p>
          </table:table-cell>
          <table:table-cell office:value-type="float" office:value="98185.047849893686" table:style-name="ce15">
            <text:p>98 185</text:p>
          </table:table-cell>
          <table:table-cell office:value-type="float" office:value="3607880.2879723134" table:style-name="ce15">
            <text:p>3 607 880</text:p>
          </table:table-cell>
          <table:table-cell office:value-type="float" office:value="36.721915486117403" table:style-name="ce16">
            <text:p>36,72</text:p>
          </table:table-cell>
          <table:table-cell office:value-type="float" office:value="1.7910992984709517E-3" table:style-name="ce14">
            <text:p>0,00179</text:p>
          </table:table-cell>
          <table:table-cell office:value-type="float" office:value="97511.736752093653" table:style-name="ce15">
            <text:p>97 512</text:p>
          </table:table-cell>
          <table:table-cell office:value-type="float" office:value="174.65320328935906" table:style-name="ce15">
            <text:p>175</text:p>
          </table:table-cell>
          <table:table-cell office:value-type="float" office:value="97424.410150448966" table:style-name="ce15">
            <text:p>97 424</text:p>
          </table:table-cell>
          <table:table-cell office:value-type="float" office:value="3378424.7913118359" table:style-name="ce15">
            <text:p>3 378 425</text:p>
          </table:table-cell>
          <table:table-cell office:value-type="float" office:value="34.646340059565176" table:style-name="ce16">
            <text:p>34,65</text:p>
          </table:table-cell>
          <table:table-cell office:value-type="float" office:value="48" table:style-name="ce13">
            <text:p>48</text:p>
          </table:table-cell>
          <table:table-cell table:number-columns-repeated="16364" table:style-name="ce5"/>
        </table:table-row>
        <table:table-row table:style-name="ro2">
          <table:table-cell office:value-type="float" office:value="49" table:style-name="ce13">
            <text:p>49</text:p>
          </table:table-cell>
          <table:table-cell office:value-type="float" office:value="2.5383884260573551E-3" table:style-name="ce14">
            <text:p>0,00254</text:p>
          </table:table-cell>
          <table:table-cell office:value-type="float" office:value="96578.847227351682" table:style-name="ce15">
            <text:p>96 579</text:p>
          </table:table-cell>
          <table:table-cell office:value-type="float" office:value="245.15462800387098" table:style-name="ce15">
            <text:p>245</text:p>
          </table:table-cell>
          <table:table-cell office:value-type="float" office:value="96456.269913349737" table:style-name="ce15">
            <text:p>96 456</text:p>
          </table:table-cell>
          <table:table-cell office:value-type="float" office:value="3048181.4472624571" table:style-name="ce15">
            <text:p>3 048 181</text:p>
          </table:table-cell>
          <table:table-cell office:value-type="float" office:value="31.561584495690632" table:style-name="ce16">
            <text:p>31,56</text:p>
          </table:table-cell>
          <table:table-cell office:value-type="float" office:value="1.4215651922282878E-3" table:style-name="ce14">
            <text:p>0,00142</text:p>
          </table:table-cell>
          <table:table-cell office:value-type="float" office:value="98121.400330498698" table:style-name="ce15">
            <text:p>98 121</text:p>
          </table:table-cell>
          <table:table-cell office:value-type="float" office:value="139.48596732253418" table:style-name="ce15">
            <text:p>139</text:p>
          </table:table-cell>
          <table:table-cell office:value-type="float" office:value="98051.657346837426" table:style-name="ce15">
            <text:p>98 052</text:p>
          </table:table-cell>
          <table:table-cell office:value-type="float" office:value="3509695.2401224198" table:style-name="ce15">
            <text:p>3 509 695</text:p>
          </table:table-cell>
          <table:table-cell office:value-type="float" office:value="35.768906969334338" table:style-name="ce16">
            <text:p>35,77</text:p>
          </table:table-cell>
          <table:table-cell office:value-type="float" office:value="1.9752014006028636E-3" table:style-name="ce14">
            <text:p>0,00198</text:p>
          </table:table-cell>
          <table:table-cell office:value-type="float" office:value="97337.083548804294" table:style-name="ce15">
            <text:p>97 337</text:p>
          </table:table-cell>
          <table:table-cell office:value-type="float" office:value="192.26034375619619" table:style-name="ce15">
            <text:p>192</text:p>
          </table:table-cell>
          <table:table-cell office:value-type="float" office:value="97240.953376926191" table:style-name="ce15">
            <text:p>97 241</text:p>
          </table:table-cell>
          <table:table-cell office:value-type="float" office:value="3281000.3811613871" table:style-name="ce15">
            <text:p>3 281 000</text:p>
          </table:table-cell>
          <table:table-cell office:value-type="float" office:value="33.707609284557115" table:style-name="ce16">
            <text:p>33,71</text:p>
          </table:table-cell>
          <table:table-cell office:value-type="float" office:value="49" table:style-name="ce13">
            <text:p>49</text:p>
          </table:table-cell>
          <table:table-cell table:number-columns-repeated="16364" table:style-name="ce5"/>
        </table:table-row>
        <table:table-row table:style-name="ro2">
          <table:table-cell office:value-type="float" office:value="50" table:style-name="ce13">
            <text:p>50</text:p>
          </table:table-cell>
          <table:table-cell office:value-type="float" office:value="2.8213145564871998E-3" table:style-name="ce14">
            <text:p>0,00282</text:p>
          </table:table-cell>
          <table:table-cell office:value-type="float" office:value="96333.692599347807" table:style-name="ce15">
            <text:p>96 334</text:p>
          </table:table-cell>
          <table:table-cell office:value-type="float" office:value="271.78764921070319" table:style-name="ce15">
            <text:p>272</text:p>
          </table:table-cell>
          <table:table-cell office:value-type="float" office:value="96197.798774742463" table:style-name="ce15">
            <text:p>96 198</text:p>
          </table:table-cell>
          <table:table-cell office:value-type="float" office:value="2951725.1773491073" table:style-name="ce15">
            <text:p>2 951 725</text:p>
          </table:table-cell>
          <table:table-cell office:value-type="float" office:value="30.640631514306666" table:style-name="ce16">
            <text:p>30,64</text:p>
          </table:table-cell>
          <table:table-cell office:value-type="float" office:value="1.5574781285544856E-3" table:style-name="ce14">
            <text:p>0,00156</text:p>
          </table:table-cell>
          <table:table-cell office:value-type="float" office:value="97981.914363176169" table:style-name="ce15">
            <text:p>97 982</text:p>
          </table:table-cell>
          <table:table-cell office:value-type="float" office:value="152.60468861454549" table:style-name="ce15">
            <text:p>153</text:p>
          </table:table-cell>
          <table:table-cell office:value-type="float" office:value="97905.612018868895" table:style-name="ce15">
            <text:p>97 906</text:p>
          </table:table-cell>
          <table:table-cell office:value-type="float" office:value="3411643.5827755826" table:style-name="ce15">
            <text:p>3 411 644</text:p>
          </table:table-cell>
          <table:table-cell office:value-type="float" office:value="34.819115394399311" table:style-name="ce16">
            <text:p>34,82</text:p>
          </table:table-cell>
          <table:table-cell office:value-type="float" office:value="2.1851766961645739E-3" table:style-name="ce14">
            <text:p>0,00219</text:p>
          </table:table-cell>
          <table:table-cell office:value-type="float" office:value="97144.823205048102" table:style-name="ce15">
            <text:p>97 145</text:p>
          </table:table-cell>
          <table:table-cell office:value-type="float" office:value="212.27860382069866" table:style-name="ce15">
            <text:p>212</text:p>
          </table:table-cell>
          <table:table-cell office:value-type="float" office:value="97038.683903137746" table:style-name="ce15">
            <text:p>97 039</text:p>
          </table:table-cell>
          <table:table-cell office:value-type="float" office:value="3183759.4277844611" table:style-name="ce15">
            <text:p>3 183 759</text:p>
          </table:table-cell>
          <table:table-cell office:value-type="float" office:value="32.773330814184014" table:style-name="ce16">
            <text:p>32,77</text:p>
          </table:table-cell>
          <table:table-cell office:value-type="float" office:value="50" table:style-name="ce13">
            <text:p>50</text:p>
          </table:table-cell>
          <table:table-cell table:number-columns-repeated="16364" table:style-name="ce5"/>
        </table:table-row>
        <table:table-row table:style-name="ro2">
          <table:table-cell office:value-type="float" office:value="51" table:style-name="ce13">
            <text:p>51</text:p>
          </table:table-cell>
          <table:table-cell office:value-type="float" office:value="3.1507085123551985E-3" table:style-name="ce14">
            <text:p>0,00315</text:p>
          </table:table-cell>
          <table:table-cell office:value-type="float" office:value="96061.904950137105" table:style-name="ce15">
            <text:p>96 062</text:p>
          </table:table-cell>
          <table:table-cell office:value-type="float" office:value="302.66306163945296" table:style-name="ce15">
            <text:p>303</text:p>
          </table:table-cell>
          <table:table-cell office:value-type="float" office:value="95910.57341931737" table:style-name="ce15">
            <text:p>95 911</text:p>
          </table:table-cell>
          <table:table-cell office:value-type="float" office:value="2855527.3785743648" table:style-name="ce15">
            <text:p>2 855 527</text:p>
          </table:table-cell>
          <table:table-cell office:value-type="float" office:value="29.725908309403032" table:style-name="ce16">
            <text:p>29,73</text:p>
          </table:table-cell>
          <table:table-cell office:value-type="float" office:value="1.7047236539205707E-3" table:style-name="ce14">
            <text:p>0,00170</text:p>
          </table:table-cell>
          <table:table-cell office:value-type="float" office:value="97829.30967456162" table:style-name="ce15">
            <text:p>97 829</text:p>
          </table:table-cell>
          <table:table-cell office:value-type="float" office:value="166.77193824894573" table:style-name="ce15">
            <text:p>167</text:p>
          </table:table-cell>
          <table:table-cell office:value-type="float" office:value="97745.923705437148" table:style-name="ce15">
            <text:p>97 746</text:p>
          </table:table-cell>
          <table:table-cell office:value-type="float" office:value="3313737.9707567138" table:style-name="ce15">
            <text:p>3 313 738</text:p>
          </table:table-cell>
          <table:table-cell office:value-type="float" office:value="33.872650045064965" table:style-name="ce16">
            <text:p>33,87</text:p>
          </table:table-cell>
          <table:table-cell office:value-type="float" office:value="2.4246806126000937E-3" table:style-name="ce14">
            <text:p>0,00242</text:p>
          </table:table-cell>
          <table:table-cell office:value-type="float" office:value="96932.544601227404" table:style-name="ce15">
            <text:p>96 933</text:p>
          </table:table-cell>
          <table:table-cell office:value-type="float" office:value="235.03046162458998" table:style-name="ce15">
            <text:p>235</text:p>
          </table:table-cell>
          <table:table-cell office:value-type="float" office:value="96815.029370415112" table:style-name="ce15">
            <text:p>96 815</text:p>
          </table:table-cell>
          <table:table-cell office:value-type="float" office:value="3086720.7438813234" table:style-name="ce15">
            <text:p>3 086 721</text:p>
          </table:table-cell>
          <table:table-cell office:value-type="float" office:value="31.844008187135096" table:style-name="ce16">
            <text:p>31,84</text:p>
          </table:table-cell>
          <table:table-cell office:value-type="float" office:value="51" table:style-name="ce13">
            <text:p>51</text:p>
          </table:table-cell>
          <table:table-cell table:number-columns-repeated="16364" table:style-name="ce5"/>
        </table:table-row>
        <table:table-row table:style-name="ro2">
          <table:table-cell office:value-type="float" office:value="52" table:style-name="ce13">
            <text:p>52</text:p>
          </table:table-cell>
          <table:table-cell office:value-type="float" office:value="3.5285097410604916E-3" table:style-name="ce14">
            <text:p>0,00353</text:p>
          </table:table-cell>
          <table:table-cell office:value-type="float" office:value="95759.241888497651" table:style-name="ce15">
            <text:p>95 759</text:p>
          </table:table-cell>
          <table:table-cell office:value-type="float" office:value="337.8874178001318" table:style-name="ce15">
            <text:p>338</text:p>
          </table:table-cell>
          <table:table-cell office:value-type="float" office:value="95590.298179597594" table:style-name="ce15">
            <text:p>95 590</text:p>
          </table:table-cell>
          <table:table-cell office:value-type="float" office:value="2759616.8051550472" table:style-name="ce15">
            <text:p>2 759 617</text:p>
          </table:table-cell>
          <table:table-cell office:value-type="float" office:value="28.818281669025254" table:style-name="ce16">
            <text:p>28,82</text:p>
          </table:table-cell>
          <table:table-cell office:value-type="float" office:value="1.8662724685735699E-3" table:style-name="ce14">
            <text:p>0,00187</text:p>
          </table:table-cell>
          <table:table-cell office:value-type="float" office:value="97662.537736312675" table:style-name="ce15">
            <text:p>97 663</text:p>
          </table:table-cell>
          <table:table-cell office:value-type="float" office:value="182.26490538830768" table:style-name="ce15">
            <text:p>182</text:p>
          </table:table-cell>
          <table:table-cell office:value-type="float" office:value="97571.405283618515" table:style-name="ce15">
            <text:p>97 571</text:p>
          </table:table-cell>
          <table:table-cell office:value-type="float" office:value="3215992.0470512765" table:style-name="ce15">
            <text:p>3 215 992</text:p>
          </table:table-cell>
          <table:table-cell office:value-type="float" office:value="32.929638340285656" table:style-name="ce16">
            <text:p>32,93</text:p>
          </table:table-cell>
          <table:table-cell office:value-type="float" office:value="2.6960263623553317E-3" table:style-name="ce14">
            <text:p>0,00270</text:p>
          </table:table-cell>
          <table:table-cell office:value-type="float" office:value="96697.514139602819" table:style-name="ce15">
            <text:p>96 698</text:p>
          </table:table-cell>
          <table:table-cell office:value-type="float" office:value="260.69904729459665" table:style-name="ce15">
            <text:p>261</text:p>
          </table:table-cell>
          <table:table-cell office:value-type="float" office:value="96567.164615955524" table:style-name="ce15">
            <text:p>96 567</text:p>
          </table:table-cell>
          <table:table-cell office:value-type="float" office:value="2989905.7145109084" table:style-name="ce15">
            <text:p>2 989 906</text:p>
          </table:table-cell>
          <table:table-cell office:value-type="float" office:value="30.920192117807314" table:style-name="ce16">
            <text:p>30,92</text:p>
          </table:table-cell>
          <table:table-cell office:value-type="float" office:value="52" table:style-name="ce13">
            <text:p>52</text:p>
          </table:table-cell>
          <table:table-cell table:number-columns-repeated="16364" table:style-name="ce5"/>
        </table:table-row>
        <table:table-row table:style-name="ro2">
          <table:table-cell office:value-type="float" office:value="53" table:style-name="ce13">
            <text:p>53</text:p>
          </table:table-cell>
          <table:table-cell office:value-type="float" office:value="3.9527745890130866E-3" table:style-name="ce14">
            <text:p>0,00395</text:p>
          </table:table-cell>
          <table:table-cell office:value-type="float" office:value="95421.354470697523" table:style-name="ce15">
            <text:p>95 421</text:p>
          </table:table-cell>
          <table:table-cell office:value-type="float" office:value="377.17910520098343" table:style-name="ce15">
            <text:p>377</text:p>
          </table:table-cell>
          <table:table-cell office:value-type="float" office:value="95232.764918097033" table:style-name="ce15">
            <text:p>95 233</text:p>
          </table:table-cell>
          <table:table-cell office:value-type="float" office:value="2664026.5069754496" table:style-name="ce15">
            <text:p>2 664 027</text:p>
          </table:table-cell>
          <table:table-cell office:value-type="float" office:value="27.918556823604224" table:style-name="ce16">
            <text:p>27,92</text:p>
          </table:table-cell>
          <table:table-cell office:value-type="float" office:value="2.0467221369534485E-3" table:style-name="ce14">
            <text:p>0,00205</text:p>
          </table:table-cell>
          <table:table-cell office:value-type="float" office:value="97480.272830924368" table:style-name="ce15">
            <text:p>97 480</text:p>
          </table:table-cell>
          <table:table-cell office:value-type="float" office:value="199.51503231931471" table:style-name="ce15">
            <text:p>200</text:p>
          </table:table-cell>
          <table:table-cell office:value-type="float" office:value="97380.515314764722" table:style-name="ce15">
            <text:p>97 381</text:p>
          </table:table-cell>
          <table:table-cell office:value-type="float" office:value="3118420.6417676578" table:style-name="ce15">
            <text:p>3 118 421</text:p>
          </table:table-cell>
          <table:table-cell office:value-type="float" office:value="31.990274044230812" table:style-name="ce16">
            <text:p>31,99</text:p>
          </table:table-cell>
          <table:table-cell office:value-type="float" office:value="3.0001849428800526E-3" table:style-name="ce14">
            <text:p>0,00300</text:p>
          </table:table-cell>
          <table:table-cell office:value-type="float" office:value="96436.815092308228" table:style-name="ce15">
            <text:p>96 437</text:p>
          </table:table-cell>
          <table:table-cell office:value-type="float" office:value="289.32828057925093" table:style-name="ce15">
            <text:p>289</text:p>
          </table:table-cell>
          <table:table-cell office:value-type="float" office:value="96292.150952018594" table:style-name="ce15">
            <text:p>96 292</text:p>
          </table:table-cell>
          <table:table-cell office:value-type="float" office:value="2893338.5498949527" table:style-name="ce15">
            <text:p>2 893 339</text:p>
          </table:table-cell>
          <table:table-cell office:value-type="float" office:value="30.002427466372481" table:style-name="ce16">
            <text:p>30,00</text:p>
          </table:table-cell>
          <table:table-cell office:value-type="float" office:value="53" table:style-name="ce13">
            <text:p>53</text:p>
          </table:table-cell>
          <table:table-cell table:number-columns-repeated="16364" table:style-name="ce5"/>
        </table:table-row>
        <table:table-row table:style-name="ro2">
          <table:table-cell office:value-type="float" office:value="54" table:style-name="ce13">
            <text:p>54</text:p>
          </table:table-cell>
          <table:table-cell office:value-type="float" office:value="4.4213905721444003E-3" table:style-name="ce14">
            <text:p>0,00442</text:p>
          </table:table-cell>
          <table:table-cell office:value-type="float" office:value="95044.175365496543" table:style-name="ce15">
            <text:p>95 044</text:p>
          </table:table-cell>
          <table:table-cell office:value-type="float" office:value="420.2274208982455" table:style-name="ce15">
            <text:p>420</text:p>
          </table:table-cell>
          <table:table-cell office:value-type="float" office:value="94834.061655047422" table:style-name="ce15">
            <text:p>94 834</text:p>
          </table:table-cell>
          <table:table-cell office:value-type="float" office:value="2568793.7420573528" table:style-name="ce15">
            <text:p>2 568 794</text:p>
          </table:table-cell>
          <table:table-cell office:value-type="float" office:value="27.027366297607863" table:style-name="ce16">
            <text:p>27,03</text:p>
          </table:table-cell>
          <table:table-cell office:value-type="float" office:value="2.2507409567252088E-3" table:style-name="ce14">
            <text:p>0,00225</text:p>
          </table:table-cell>
          <table:table-cell office:value-type="float" office:value="97280.75779860506" table:style-name="ce15">
            <text:p>97 281</text:p>
          </table:table-cell>
          <table:table-cell office:value-type="float" office:value="218.95378587858568" table:style-name="ce15">
            <text:p>219</text:p>
          </table:table-cell>
          <table:table-cell office:value-type="float" office:value="97171.280905665772" table:style-name="ce15">
            <text:p>97 171</text:p>
          </table:table-cell>
          <table:table-cell office:value-type="float" office:value="3021040.126452893" table:style-name="ce15">
            <text:p>3 021 040</text:p>
          </table:table-cell>
          <table:table-cell office:value-type="float" office:value="31.054858070772685" table:style-name="ce16">
            <text:p>31,05</text:p>
          </table:table-cell>
          <table:table-cell office:value-type="float" office:value="3.3380689944496242E-3" table:style-name="ce14">
            <text:p>0,00334</text:p>
          </table:table-cell>
          <table:table-cell office:value-type="float" office:value="96147.486811728973" table:style-name="ce15">
            <text:p>96 147</text:p>
          </table:table-cell>
          <table:table-cell office:value-type="float" office:value="320.94694462048665" table:style-name="ce15">
            <text:p>321</text:p>
          </table:table-cell>
          <table:table-cell office:value-type="float" office:value="95987.013339418729" table:style-name="ce15">
            <text:p>95 987</text:p>
          </table:table-cell>
          <table:table-cell office:value-type="float" office:value="2797046.3989429339" table:style-name="ce15">
            <text:p>2 797 046</text:p>
          </table:table-cell>
          <table:table-cell office:value-type="float" office:value="29.091206558731642" table:style-name="ce16">
            <text:p>29,09</text:p>
          </table:table-cell>
          <table:table-cell office:value-type="float" office:value="54" table:style-name="ce13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55" table:style-name="ce13">
            <text:p>55</text:p>
          </table:table-cell>
          <table:table-cell office:value-type="float" office:value="4.9322452063863161E-3" table:style-name="ce14">
            <text:p>0,00493</text:p>
          </table:table-cell>
          <table:table-cell office:value-type="float" office:value="94623.947944598302" table:style-name="ce15">
            <text:p>94 624</text:p>
          </table:table-cell>
          <table:table-cell office:value-type="float" office:value="466.70851365909328" table:style-name="ce15">
            <text:p>467</text:p>
          </table:table-cell>
          <table:table-cell office:value-type="float" office:value="94390.593687768764" table:style-name="ce15">
            <text:p>94 391</text:p>
          </table:table-cell>
          <table:table-cell office:value-type="float" office:value="2473959.6804023054" table:style-name="ce15">
            <text:p>2 473 960</text:p>
          </table:table-cell>
          <table:table-cell office:value-type="float" office:value="26.145175023248793" table:style-name="ce16">
            <text:p>26,15</text:p>
          </table:table-cell>
          <table:table-cell office:value-type="float" office:value="2.4829972255543415E-3" table:style-name="ce14">
            <text:p>0,00248</text:p>
          </table:table-cell>
          <table:table-cell office:value-type="float" office:value="97061.804012726468" table:style-name="ce15">
            <text:p>97 062</text:p>
          </table:table-cell>
          <table:table-cell office:value-type="float" office:value="241.00419007089909" table:style-name="ce15">
            <text:p>241</text:p>
          </table:table-cell>
          <table:table-cell office:value-type="float" office:value="96941.301917691017" table:style-name="ce15">
            <text:p>96 941</text:p>
          </table:table-cell>
          <table:table-cell office:value-type="float" office:value="2923868.8455472272" table:style-name="ce15">
            <text:p>2 923 869</text:p>
          </table:table-cell>
          <table:table-cell office:value-type="float" office:value="30.123784276293254" table:style-name="ce16">
            <text:p>30,12</text:p>
          </table:table-cell>
          <table:table-cell office:value-type="float" office:value="3.7105911573398001E-3" table:style-name="ce14">
            <text:p>0,00371</text:p>
          </table:table-cell>
          <table:table-cell office:value-type="float" office:value="95826.539867108484" table:style-name="ce15">
            <text:p>95 827</text:p>
          </table:table-cell>
          <table:table-cell office:value-type="float" office:value="355.57311146936257" table:style-name="ce15">
            <text:p>356</text:p>
          </table:table-cell>
          <table:table-cell office:value-type="float" office:value="95648.753311373803" table:style-name="ce15">
            <text:p>95 649</text:p>
          </table:table-cell>
          <table:table-cell office:value-type="float" office:value="2701059.385603515" table:style-name="ce15">
            <text:p>2 701 059</text:p>
          </table:table-cell>
          <table:table-cell office:value-type="float" office:value="28.18696562924346" table:style-name="ce16">
            <text:p>28,19</text:p>
          </table:table-cell>
          <table:table-cell office:value-type="float" office:value="55" table:style-name="ce13">
            <text:p>55</text:p>
          </table:table-cell>
          <table:table-cell table:number-columns-repeated="16364" table:style-name="ce5"/>
        </table:table-row>
        <table:table-row table:style-name="ro2">
          <table:table-cell office:value-type="float" office:value="56" table:style-name="ce13">
            <text:p>56</text:p>
          </table:table-cell>
          <table:table-cell office:value-type="float" office:value="5.4838331745865653E-3" table:style-name="ce14">
            <text:p>0,00548</text:p>
          </table:table-cell>
          <table:table-cell office:value-type="float" office:value="94157.239430939211" table:style-name="ce15">
            <text:p>94 157</text:p>
          </table:table-cell>
          <table:table-cell office:value-type="float" office:value="516.34259321887464" table:style-name="ce15">
            <text:p>516</text:p>
          </table:table-cell>
          <table:table-cell office:value-type="float" office:value="93899.068134329777" table:style-name="ce15">
            <text:p>93 899</text:p>
          </table:table-cell>
          <table:table-cell office:value-type="float" office:value="2379569.0867145369" table:style-name="ce15">
            <text:p>2 379 569</text:p>
          </table:table-cell>
          <table:table-cell office:value-type="float" office:value="25.272290278432187" table:style-name="ce16">
            <text:p>25,27</text:p>
          </table:table-cell>
          <table:table-cell office:value-type="float" office:value="2.7482266702524797E-3" table:style-name="ce14">
            <text:p>0,00275</text:p>
          </table:table-cell>
          <table:table-cell office:value-type="float" office:value="96820.799822655565" table:style-name="ce15">
            <text:p>96 821</text:p>
          </table:table-cell>
          <table:table-cell office:value-type="float" office:value="266.0855043077986" table:style-name="ce15">
            <text:p>266</text:p>
          </table:table-cell>
          <table:table-cell office:value-type="float" office:value="96687.757070501655" table:style-name="ce15">
            <text:p>96 688</text:p>
          </table:table-cell>
          <table:table-cell office:value-type="float" office:value="2826927.5436295364" table:style-name="ce15">
            <text:p>2 826 928</text:p>
          </table:table-cell>
          <table:table-cell office:value-type="float" office:value="29.197523143865311" table:style-name="ce16">
            <text:p>29,20</text:p>
          </table:table-cell>
          <table:table-cell office:value-type="float" office:value="4.1189960924726699E-3" table:style-name="ce14">
            <text:p>0,00412</text:p>
          </table:table-cell>
          <table:table-cell office:value-type="float" office:value="95470.966755639121" table:style-name="ce15">
            <text:p>95 471</text:p>
          </table:table-cell>
          <table:table-cell office:value-type="float" office:value="393.24453901106574" table:style-name="ce15">
            <text:p>393</text:p>
          </table:table-cell>
          <table:table-cell office:value-type="float" office:value="95274.344486133588" table:style-name="ce15">
            <text:p>95 274</text:p>
          </table:table-cell>
          <table:table-cell office:value-type="float" office:value="2605410.6322921412" table:style-name="ce15">
            <text:p>2 605 411</text:p>
          </table:table-cell>
          <table:table-cell office:value-type="float" office:value="27.290083266473776" table:style-name="ce16">
            <text:p>27,29</text:p>
          </table:table-cell>
          <table:table-cell office:value-type="float" office:value="56" table:style-name="ce13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13">
            <text:p>57</text:p>
          </table:table-cell>
          <table:table-cell office:value-type="float" office:value="6.0858103563914004E-3" table:style-name="ce14">
            <text:p>0,00609</text:p>
          </table:table-cell>
          <table:table-cell office:value-type="float" office:value="93640.896837720342" table:style-name="ce15">
            <text:p>93 641</text:p>
          </table:table-cell>
          <table:table-cell office:value-type="float" office:value="569.88073975677719" table:style-name="ce15">
            <text:p>570</text:p>
          </table:table-cell>
          <table:table-cell office:value-type="float" office:value="93355.956467841956" table:style-name="ce15">
            <text:p>93 356</text:p>
          </table:table-cell>
          <table:table-cell office:value-type="float" office:value="2285670.0185802071" table:style-name="ce15">
            <text:p>2 285 670</text:p>
          </table:table-cell>
          <table:table-cell office:value-type="float" office:value="24.408886456323383" table:style-name="ce16">
            <text:p>24,41</text:p>
          </table:table-cell>
          <table:table-cell office:value-type="float" office:value="3.0524045284717233E-3" table:style-name="ce14">
            <text:p>0,00305</text:p>
          </table:table-cell>
          <table:table-cell office:value-type="float" office:value="96554.71431834776" table:style-name="ce15">
            <text:p>96 555</text:p>
          </table:table-cell>
          <table:table-cell office:value-type="float" office:value="294.72404723061823" table:style-name="ce15">
            <text:p>295</text:p>
          </table:table-cell>
          <table:table-cell office:value-type="float" office:value="96407.352294732453" table:style-name="ce15">
            <text:p>96 407</text:p>
          </table:table-cell>
          <table:table-cell office:value-type="float" office:value="2730239.7865590346" table:style-name="ce15">
            <text:p>2 730 240</text:p>
          </table:table-cell>
          <table:table-cell office:value-type="float" office:value="28.276607784859056" table:style-name="ce16">
            <text:p>28,28</text:p>
          </table:table-cell>
          <table:table-cell office:value-type="float" office:value="4.5706318034924032E-3" table:style-name="ce14">
            <text:p>0,00457</text:p>
          </table:table-cell>
          <table:table-cell office:value-type="float" office:value="95077.722216628055" table:style-name="ce15">
            <text:p>95 078</text:p>
          </table:table-cell>
          <table:table-cell office:value-type="float" office:value="434.56526096693642" table:style-name="ce15">
            <text:p>435</text:p>
          </table:table-cell>
          <table:table-cell office:value-type="float" office:value="94860.439586144581" table:style-name="ce15">
            <text:p>94 860</text:p>
          </table:table-cell>
          <table:table-cell office:value-type="float" office:value="2510136.2878060075" table:style-name="ce15">
            <text:p>2 510 136</text:p>
          </table:table-cell>
          <table:table-cell office:value-type="float" office:value="26.400887918694924" table:style-name="ce16">
            <text:p>26,40</text:p>
          </table:table-cell>
          <table:table-cell office:value-type="float" office:value="57" table:style-name="ce13">
            <text:p>57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13">
            <text:p>58</text:p>
          </table:table-cell>
          <table:table-cell office:value-type="float" office:value="6.7576280448143969E-3" table:style-name="ce14">
            <text:p>0,00676</text:p>
          </table:table-cell>
          <table:table-cell office:value-type="float" office:value="93071.016097963569" table:style-name="ce15">
            <text:p>93 071</text:p>
          </table:table-cell>
          <table:table-cell office:value-type="float" office:value="628.93930854297082" table:style-name="ce15">
            <text:p>629</text:p>
          </table:table-cell>
          <table:table-cell office:value-type="float" office:value="92756.546443692088" table:style-name="ce15">
            <text:p>92 757</text:p>
          </table:table-cell>
          <table:table-cell office:value-type="float" office:value="2192314.0621123654" table:style-name="ce15">
            <text:p>2 192 314</text:p>
          </table:table-cell>
          <table:table-cell office:value-type="float" office:value="23.555282342730692" table:style-name="ce16">
            <text:p>23,56</text:p>
          </table:table-cell>
          <table:table-cell office:value-type="float" office:value="3.402593871120439E-3" table:style-name="ce14">
            <text:p>0,00340</text:p>
          </table:table-cell>
          <table:table-cell office:value-type="float" office:value="96259.990271117145" table:style-name="ce15">
            <text:p>96 260</text:p>
          </table:table-cell>
          <table:table-cell office:value-type="float" office:value="327.53365293061626" table:style-name="ce15">
            <text:p>328</text:p>
          </table:table-cell>
          <table:table-cell office:value-type="float" office:value="96096.223444651841" table:style-name="ce15">
            <text:p>96 096</text:p>
          </table:table-cell>
          <table:table-cell office:value-type="float" office:value="2633832.4342643023" table:style-name="ce15">
            <text:p>2 633 832</text:p>
          </table:table-cell>
          <table:table-cell office:value-type="float" office:value="27.361652820097831" table:style-name="ce16">
            <text:p>27,36</text:p>
          </table:table-cell>
          <table:table-cell office:value-type="float" office:value="5.0782027773992548E-3" table:style-name="ce14">
            <text:p>0,00508</text:p>
          </table:table-cell>
          <table:table-cell office:value-type="float" office:value="94643.156955661121" table:style-name="ce15">
            <text:p>94 643</text:p>
          </table:table-cell>
          <table:table-cell office:value-type="float" office:value="480.61714251407193" table:style-name="ce15">
            <text:p>481</text:p>
          </table:table-cell>
          <table:table-cell office:value-type="float" office:value="94402.848384404089" table:style-name="ce15">
            <text:p>94 403</text:p>
          </table:table-cell>
          <table:table-cell office:value-type="float" office:value="2415275.8482198631" table:style-name="ce15">
            <text:p>2 415 276</text:p>
          </table:table-cell>
          <table:table-cell office:value-type="float" office:value="25.519814912253857" table:style-name="ce16">
            <text:p>25,52</text:p>
          </table:table-cell>
          <table:table-cell office:value-type="float" office:value="58" table:style-name="ce13">
            <text:p>58</text:p>
          </table:table-cell>
          <table:table-cell table:number-columns-repeated="16364" table:style-name="ce5"/>
        </table:table-row>
        <table:table-row table:style-name="ro2">
          <table:table-cell office:value-type="float" office:value="59" table:style-name="ce13">
            <text:p>59</text:p>
          </table:table-cell>
          <table:table-cell office:value-type="float" office:value="7.5190700833433098E-3" table:style-name="ce14">
            <text:p>0,00752</text:p>
          </table:table-cell>
          <table:table-cell office:value-type="float" office:value="92442.076789420593" table:style-name="ce15">
            <text:p>92 442</text:p>
          </table:table-cell>
          <table:table-cell office:value-type="float" office:value="695.07845402945736" table:style-name="ce15">
            <text:p>695</text:p>
          </table:table-cell>
          <table:table-cell office:value-type="float" office:value="92094.537562405865" table:style-name="ce15">
            <text:p>92 095</text:p>
          </table:table-cell>
          <table:table-cell office:value-type="float" office:value="2099557.5156686734" table:style-name="ce15">
            <text:p>2 099 558</text:p>
          </table:table-cell>
          <table:table-cell office:value-type="float" office:value="22.712141360166353" table:style-name="ce16">
            <text:p>22,71</text:p>
          </table:table-cell>
          <table:table-cell office:value-type="float" office:value="3.8058947006223611E-3" table:style-name="ce14">
            <text:p>0,00381</text:p>
          </table:table-cell>
          <table:table-cell office:value-type="float" office:value="95932.456618186523" table:style-name="ce15">
            <text:p>95 932</text:p>
          </table:table-cell>
          <table:table-cell office:value-type="float" office:value="365.10882826084065" table:style-name="ce15">
            <text:p>365</text:p>
          </table:table-cell>
          <table:table-cell office:value-type="float" office:value="95749.902204056096" table:style-name="ce15">
            <text:p>95 750</text:p>
          </table:table-cell>
          <table:table-cell office:value-type="float" office:value="2537736.2108196504" table:style-name="ce15">
            <text:p>2 537 736</text:p>
          </table:table-cell>
          <table:table-cell office:value-type="float" office:value="26.453364171834995" table:style-name="ce16">
            <text:p>26,45</text:p>
          </table:table-cell>
          <table:table-cell office:value-type="float" office:value="5.6545953517198886E-3" table:style-name="ce14">
            <text:p>0,00565</text:p>
          </table:table-cell>
          <table:table-cell office:value-type="float" office:value="94162.539813147043" table:style-name="ce15">
            <text:p>94 163</text:p>
          </table:table-cell>
          <table:table-cell office:value-type="float" office:value="532.45105993356026" table:style-name="ce15">
            <text:p>532</text:p>
          </table:table-cell>
          <table:table-cell office:value-type="float" office:value="93896.314283180254" table:style-name="ce15">
            <text:p>93 896</text:p>
          </table:table-cell>
          <table:table-cell office:value-type="float" office:value="2320872.999835459" table:style-name="ce15">
            <text:p>2 320 873</text:p>
          </table:table-cell>
          <table:table-cell office:value-type="float" office:value="24.647519113661556" table:style-name="ce16">
            <text:p>24,65</text:p>
          </table:table-cell>
          <table:table-cell office:value-type="float" office:value="59" table:style-name="ce13">
            <text:p>59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13">
            <text:p>60</text:p>
          </table:table-cell>
          <table:table-cell office:value-type="float" office:value="8.3899203154665283E-3" table:style-name="ce14">
            <text:p>0,00839</text:p>
          </table:table-cell>
          <table:table-cell office:value-type="float" office:value="91746.998335391138" table:style-name="ce15">
            <text:p>91 747</text:p>
          </table:table-cell>
          <table:table-cell office:value-type="float" office:value="769.75000521717186" table:style-name="ce15">
            <text:p>770</text:p>
          </table:table-cell>
          <table:table-cell office:value-type="float" office:value="91362.123332782561" table:style-name="ce15">
            <text:p>91 362</text:p>
          </table:table-cell>
          <table:table-cell office:value-type="float" office:value="2007462.9781062678" table:style-name="ce15">
            <text:p>2 007 463</text:p>
          </table:table-cell>
          <table:table-cell office:value-type="float" office:value="21.880421316540168" table:style-name="ce16">
            <text:p>21,88</text:p>
          </table:table-cell>
          <table:table-cell office:value-type="float" office:value="4.269407019401969E-3" table:style-name="ce14">
            <text:p>0,00427</text:p>
          </table:table-cell>
          <table:table-cell office:value-type="float" office:value="95567.347789925683" table:style-name="ce15">
            <text:p>95 567</text:p>
          </table:table-cell>
          <table:table-cell office:value-type="float" office:value="408.01590547993794" table:style-name="ce15">
            <text:p>408</text:p>
          </table:table-cell>
          <table:table-cell office:value-type="float" office:value="95363.339837185718" table:style-name="ce15">
            <text:p>95 363</text:p>
          </table:table-cell>
          <table:table-cell office:value-type="float" office:value="2441986.3086155942" table:style-name="ce15">
            <text:p>2 441 986</text:p>
          </table:table-cell>
          <table:table-cell office:value-type="float" office:value="25.552517309400717" table:style-name="ce16">
            <text:p>25,55</text:p>
          </table:table-cell>
          <table:table-cell office:value-type="float" office:value="6.3126958639816242E-3" table:style-name="ce14">
            <text:p>0,00631</text:p>
          </table:table-cell>
          <table:table-cell office:value-type="float" office:value="93630.08875321348" table:style-name="ce15">
            <text:p>93 630</text:p>
          </table:table-cell>
          <table:table-cell office:value-type="float" office:value="591.05827401664317" table:style-name="ce15">
            <text:p>591</text:p>
          </table:table-cell>
          <table:table-cell office:value-type="float" office:value="93334.559616205166" table:style-name="ce15">
            <text:p>93 335</text:p>
          </table:table-cell>
          <table:table-cell office:value-type="float" office:value="2226976.685552279" table:style-name="ce15">
            <text:p>2 226 977</text:p>
          </table:table-cell>
          <table:table-cell office:value-type="float" office:value="23.784840057367209" table:style-name="ce16">
            <text:p>23,78</text:p>
          </table:table-cell>
          <table:table-cell office:value-type="float" office:value="60" table:style-name="ce13">
            <text:p>60</text:p>
          </table:table-cell>
          <table:table-cell table:number-columns-repeated="16364" table:style-name="ce5"/>
        </table:table-row>
        <table:table-row table:style-name="ro2">
          <table:table-cell office:value-type="float" office:value="61" table:style-name="ce13">
            <text:p>61</text:p>
          </table:table-cell>
          <table:table-cell office:value-type="float" office:value="9.3882421993650642E-3" table:style-name="ce14">
            <text:p>0,00939</text:p>
          </table:table-cell>
          <table:table-cell office:value-type="float" office:value="90977.24833017397" table:style-name="ce15">
            <text:p>90 977</text:p>
          </table:table-cell>
          <table:table-cell office:value-type="float" office:value="854.11644195545409" table:style-name="ce15">
            <text:p>854</text:p>
          </table:table-cell>
          <table:table-cell office:value-type="float" office:value="90550.190109196235" table:style-name="ce15">
            <text:p>90 550</text:p>
          </table:table-cell>
          <table:table-cell office:value-type="float" office:value="1916100.8547734851" table:style-name="ce15">
            <text:p>1 916 101</text:p>
          </table:table-cell>
          <table:table-cell office:value-type="float" office:value="21.061319065395182" table:style-name="ce16">
            <text:p>21,06</text:p>
          </table:table-cell>
          <table:table-cell office:value-type="float" office:value="4.7993765742338637E-3" table:style-name="ce14">
            <text:p>0,00480</text:p>
          </table:table-cell>
          <table:table-cell office:value-type="float" office:value="95159.331884445739" table:style-name="ce15">
            <text:p>95 159</text:p>
          </table:table-cell>
          <table:table-cell office:value-type="float" office:value="456.70546826595449" table:style-name="ce15">
            <text:p>457</text:p>
          </table:table-cell>
          <table:table-cell office:value-type="float" office:value="94930.979150312764" table:style-name="ce15">
            <text:p>94 931</text:p>
          </table:table-cell>
          <table:table-cell office:value-type="float" office:value="2346622.9687784086" table:style-name="ce15">
            <text:p>2 346 623</text:p>
          </table:table-cell>
          <table:table-cell office:value-type="float" office:value="24.659935313837316" table:style-name="ce16">
            <text:p>24,66</text:p>
          </table:table-cell>
          <table:table-cell office:value-type="float" office:value="7.0641060942289143E-3" table:style-name="ce14">
            <text:p>0,00706</text:p>
          </table:table-cell>
          <table:table-cell office:value-type="float" office:value="93039.030479196837" table:style-name="ce15">
            <text:p>93 039</text:p>
          </table:table-cell>
          <table:table-cell office:value-type="float" office:value="657.23758220924412" table:style-name="ce15">
            <text:p>657</text:p>
          </table:table-cell>
          <table:table-cell office:value-type="float" office:value="92710.411688092223" table:style-name="ce15">
            <text:p>92 710</text:p>
          </table:table-cell>
          <table:table-cell office:value-type="float" office:value="2133642.1259360737" table:style-name="ce15">
            <text:p>2 133 642</text:p>
          </table:table-cell>
          <table:table-cell office:value-type="float" office:value="22.932763969559502" table:style-name="ce16">
            <text:p>22,93</text:p>
          </table:table-cell>
          <table:table-cell office:value-type="float" office:value="61" table:style-name="ce13">
            <text:p>61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13">
            <text:p>62</text:p>
          </table:table-cell>
          <table:table-cell office:value-type="float" office:value="1.0506357131590503E-2" table:style-name="ce14">
            <text:p>0,01051</text:p>
          </table:table-cell>
          <table:table-cell office:value-type="float" office:value="90123.131888218515" table:style-name="ce15">
            <text:p>90 123</text:p>
          </table:table-cell>
          <table:table-cell office:value-type="float" office:value="946.86580943505612" table:style-name="ce15">
            <text:p>947</text:p>
          </table:table-cell>
          <table:table-cell office:value-type="float" office:value="89649.698983500988" table:style-name="ce15">
            <text:p>89 650</text:p>
          </table:table-cell>
          <table:table-cell office:value-type="float" office:value="1825550.6646642887" table:style-name="ce15">
            <text:p>1 825 551</text:p>
          </table:table-cell>
          <table:table-cell office:value-type="float" office:value="20.256183139846438" table:style-name="ce16">
            <text:p>20,26</text:p>
          </table:table-cell>
          <table:table-cell office:value-type="float" office:value="5.3892669162515375E-3" table:style-name="ce14">
            <text:p>0,00539</text:p>
          </table:table-cell>
          <table:table-cell office:value-type="float" office:value="94702.626416179788" table:style-name="ce15">
            <text:p>94 703</text:p>
          </table:table-cell>
          <table:table-cell office:value-type="float" office:value="510.37773142684665" table:style-name="ce15">
            <text:p>510</text:p>
          </table:table-cell>
          <table:table-cell office:value-type="float" office:value="94447.437550466362" table:style-name="ce15">
            <text:p>94 447</text:p>
          </table:table-cell>
          <table:table-cell office:value-type="float" office:value="2251691.9896280956" table:style-name="ce15">
            <text:p>2 251 692</text:p>
          </table:table-cell>
          <table:table-cell office:value-type="float" office:value="23.776447125476952" table:style-name="ce16">
            <text:p>23,78</text:p>
          </table:table-cell>
          <table:table-cell office:value-type="float" office:value="7.9012070364738816E-3" table:style-name="ce14">
            <text:p>0,00790</text:p>
          </table:table-cell>
          <table:table-cell office:value-type="float" office:value="92381.792896987594" table:style-name="ce15">
            <text:p>92 382</text:p>
          </table:table-cell>
          <table:table-cell office:value-type="float" office:value="729.92767207975123" table:style-name="ce15">
            <text:p>730</text:p>
          </table:table-cell>
          <table:table-cell office:value-type="float" office:value="92016.829060947726" table:style-name="ce15">
            <text:p>92 017</text:p>
          </table:table-cell>
          <table:table-cell office:value-type="float" office:value="2040931.7142479813" table:style-name="ce15">
            <text:p>2 040 932</text:p>
          </table:table-cell>
          <table:table-cell office:value-type="float" office:value="22.092358788963626" table:style-name="ce16">
            <text:p>22,09</text:p>
          </table:table-cell>
          <table:table-cell office:value-type="float" office:value="62" table:style-name="ce13">
            <text:p>62</text:p>
          </table:table-cell>
          <table:table-cell table:number-columns-repeated="16364" table:style-name="ce5"/>
        </table:table-row>
        <table:table-row table:style-name="ro2">
          <table:table-cell office:value-type="float" office:value="63" table:style-name="ce13">
            <text:p>63</text:p>
          </table:table-cell>
          <table:table-cell office:value-type="float" office:value="1.1716770218677388E-2" table:style-name="ce14">
            <text:p>0,01172</text:p>
          </table:table-cell>
          <table:table-cell office:value-type="float" office:value="89176.266078783461" table:style-name="ce15">
            <text:p>89 176</text:p>
          </table:table-cell>
          <table:table-cell office:value-type="float" office:value="1044.8578186047407" table:style-name="ce15">
            <text:p>1 045</text:p>
          </table:table-cell>
          <table:table-cell office:value-type="float" office:value="88653.837169481092" table:style-name="ce15">
            <text:p>88 654</text:p>
          </table:table-cell>
          <table:table-cell office:value-type="float" office:value="1735900.9656807878" table:style-name="ce15">
            <text:p>1 735 901</text:p>
          </table:table-cell>
          <table:table-cell office:value-type="float" office:value="19.465952567998222" table:style-name="ce16">
            <text:p>19,47</text:p>
          </table:table-cell>
          <table:table-cell office:value-type="float" office:value="6.0227018370722649E-3" table:style-name="ce14">
            <text:p>0,00602</text:p>
          </table:table-cell>
          <table:table-cell office:value-type="float" office:value="94192.248684752936" table:style-name="ce15">
            <text:p>94 192</text:p>
          </table:table-cell>
          <table:table-cell office:value-type="float" office:value="567.29182919162918" table:style-name="ce15">
            <text:p>567</text:p>
          </table:table-cell>
          <table:table-cell office:value-type="float" office:value="93908.602770157129" table:style-name="ce15">
            <text:p>93 909</text:p>
          </table:table-cell>
          <table:table-cell office:value-type="float" office:value="2157244.5520776291" table:style-name="ce15">
            <text:p>2 157 245</text:p>
          </table:table-cell>
          <table:table-cell office:value-type="float" office:value="22.90256982076728" table:style-name="ce16">
            <text:p>22,90</text:p>
          </table:table-cell>
          <table:table-cell office:value-type="float" office:value="8.8015834855796997E-3" table:style-name="ce14">
            <text:p>0,00880</text:p>
          </table:table-cell>
          <table:table-cell office:value-type="float" office:value="91651.865224907844" table:style-name="ce15">
            <text:p>91 652</text:p>
          </table:table-cell>
          <table:table-cell office:value-type="float" office:value="806.68154338612521" table:style-name="ce15">
            <text:p>807</text:p>
          </table:table-cell>
          <table:table-cell office:value-type="float" office:value="91248.524453214777" table:style-name="ce15">
            <text:p>91 249</text:p>
          </table:table-cell>
          <table:table-cell office:value-type="float" office:value="1948914.8851870336" table:style-name="ce15">
            <text:p>1 948 915</text:p>
          </table:table-cell>
          <table:table-cell office:value-type="float" office:value="21.264323212675709" table:style-name="ce16">
            <text:p>21,26</text:p>
          </table:table-cell>
          <table:table-cell office:value-type="float" office:value="63" table:style-name="ce13">
            <text:p>63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13">
            <text:p>64</text:p>
          </table:table-cell>
          <table:table-cell office:value-type="float" office:value="1.299147682336587E-2" table:style-name="ce14">
            <text:p>0,01299</text:p>
          </table:table-cell>
          <table:table-cell office:value-type="float" office:value="88131.408260178723" table:style-name="ce15">
            <text:p>88 131</text:p>
          </table:table-cell>
          <table:table-cell office:value-type="float" office:value="1144.9571478227074" table:style-name="ce15">
            <text:p>1 145</text:p>
          </table:table-cell>
          <table:table-cell office:value-type="float" office:value="87558.929686267365" table:style-name="ce15">
            <text:p>87 559</text:p>
          </table:table-cell>
          <table:table-cell office:value-type="float" office:value="1647247.1285113068" table:style-name="ce15">
            <text:p>1 647 247</text:p>
          </table:table-cell>
          <table:table-cell office:value-type="float" office:value="18.690806842077873" table:style-name="ce16">
            <text:p>18,69</text:p>
          </table:table-cell>
          <table:table-cell office:value-type="float" office:value="6.6830520155285195E-3" table:style-name="ce14">
            <text:p>0,00668</text:p>
          </table:table-cell>
          <table:table-cell office:value-type="float" office:value="93624.956855561308" table:style-name="ce15">
            <text:p>93 625</text:p>
          </table:table-cell>
          <table:table-cell office:value-type="float" office:value="625.70045661732968" table:style-name="ce15">
            <text:p>626</text:p>
          </table:table-cell>
          <table:table-cell office:value-type="float" office:value="93312.106627252651" table:style-name="ce15">
            <text:p>93 312</text:p>
          </table:table-cell>
          <table:table-cell office:value-type="float" office:value="2063335.9493074722" table:style-name="ce15">
            <text:p>2 063 336</text:p>
          </table:table-cell>
          <table:table-cell office:value-type="float" office:value="22.038311349939068" table:style-name="ce16">
            <text:p>22,04</text:p>
          </table:table-cell>
          <table:table-cell office:value-type="float" office:value="9.7424396267853132E-3" table:style-name="ce14">
            <text:p>0,00974</text:p>
          </table:table-cell>
          <table:table-cell office:value-type="float" office:value="90845.183681521725" table:style-name="ce15">
            <text:p>90 845</text:p>
          </table:table-cell>
          <table:table-cell office:value-type="float" office:value="885.05371740144778" table:style-name="ce15">
            <text:p>885</text:p>
          </table:table-cell>
          <table:table-cell office:value-type="float" office:value="90402.656822821009" table:style-name="ce15">
            <text:p>90 403</text:p>
          </table:table-cell>
          <table:table-cell office:value-type="float" office:value="1857666.3607338187" table:style-name="ce15">
            <text:p>1 857 666</text:p>
          </table:table-cell>
          <table:table-cell office:value-type="float" office:value="20.448704988547185" table:style-name="ce16">
            <text:p>20,45</text:p>
          </table:table-cell>
          <table:table-cell office:value-type="float" office:value="64" table:style-name="ce13">
            <text:p>6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13">
            <text:p>65</text:p>
          </table:table-cell>
          <table:table-cell office:value-type="float" office:value="1.4302472308395859E-2" table:style-name="ce14">
            <text:p>0,01430</text:p>
          </table:table-cell>
          <table:table-cell office:value-type="float" office:value="86986.451112356022" table:style-name="ce15">
            <text:p>86 986</text:p>
          </table:table-cell>
          <table:table-cell office:value-type="float" office:value="1244.1213082401023" table:style-name="ce15">
            <text:p>1 244</text:p>
          </table:table-cell>
          <table:table-cell office:value-type="float" office:value="86364.390458235968" table:style-name="ce15">
            <text:p>86 364</text:p>
          </table:table-cell>
          <table:table-cell office:value-type="float" office:value="1559688.1988250394" table:style-name="ce15">
            <text:p>1 559 688</text:p>
          </table:table-cell>
          <table:table-cell office:value-type="float" office:value="17.93024291576706" table:style-name="ce16">
            <text:p>17,93</text:p>
          </table:table-cell>
          <table:table-cell office:value-type="float" office:value="7.3536881304526033E-3" table:style-name="ce14">
            <text:p>0,00735</text:p>
          </table:table-cell>
          <table:table-cell office:value-type="float" office:value="92999.25639894398" table:style-name="ce15">
            <text:p>92 999</text:p>
          </table:table-cell>
          <table:table-cell office:value-type="float" office:value="683.88752792183266" table:style-name="ce15">
            <text:p>684</text:p>
          </table:table-cell>
          <table:table-cell office:value-type="float" office:value="92657.312634983071" table:style-name="ce15">
            <text:p>92 657</text:p>
          </table:table-cell>
          <table:table-cell office:value-type="float" office:value="1970023.8426802196" table:style-name="ce15">
            <text:p>1 970 024</text:p>
          </table:table-cell>
          <table:table-cell office:value-type="float" office:value="21.1832214467318" table:style-name="ce16">
            <text:p>21,18</text:p>
          </table:table-cell>
          <table:table-cell office:value-type="float" office:value="1.0700979645329402E-2" table:style-name="ce14">
            <text:p>0,01070</text:p>
          </table:table-cell>
          <table:table-cell office:value-type="float" office:value="89960.129964120279" table:style-name="ce15">
            <text:p>89 960</text:p>
          </table:table-cell>
          <table:table-cell office:value-type="float" office:value="962.66151963723871" table:style-name="ce15">
            <text:p>963</text:p>
          </table:table-cell>
          <table:table-cell office:value-type="float" office:value="89478.799204301657" table:style-name="ce15">
            <text:p>89 479</text:p>
          </table:table-cell>
          <table:table-cell office:value-type="float" office:value="1767263.7039109976" table:style-name="ce15">
            <text:p>1 767 264</text:p>
          </table:table-cell>
          <table:table-cell office:value-type="float" office:value="19.644966104604933" table:style-name="ce16">
            <text:p>19,64</text:p>
          </table:table-cell>
          <table:table-cell office:value-type="float" office:value="65" table:style-name="ce13">
            <text:p>65</text:p>
          </table:table-cell>
          <table:table-cell table:number-columns-repeated="16364" table:style-name="ce5"/>
        </table:table-row>
        <table:table-row table:style-name="ro2">
          <table:table-cell office:value-type="float" office:value="66" table:style-name="ce13">
            <text:p>66</text:p>
          </table:table-cell>
          <table:table-cell office:value-type="float" office:value="1.5626318864923841E-2" table:style-name="ce14">
            <text:p>0,01563</text:p>
          </table:table-cell>
          <table:table-cell office:value-type="float" office:value="85742.329804115914" table:style-name="ce15">
            <text:p>85 742</text:p>
          </table:table-cell>
          <table:table-cell office:value-type="float" office:value="1339.8369857405783" table:style-name="ce15">
            <text:p>1 340</text:p>
          </table:table-cell>
          <table:table-cell office:value-type="float" office:value="85072.411311245625" table:style-name="ce15">
            <text:p>85 072</text:p>
          </table:table-cell>
          <table:table-cell office:value-type="float" office:value="1473323.8083668035" table:style-name="ce15">
            <text:p>1 473 324</text:p>
          </table:table-cell>
          <table:table-cell office:value-type="float" office:value="17.183155761369097" table:style-name="ce16">
            <text:p>17,18</text:p>
          </table:table-cell>
          <table:table-cell office:value-type="float" office:value="8.021777935550126E-3" table:style-name="ce14">
            <text:p>0,00802</text:p>
          </table:table-cell>
          <table:table-cell office:value-type="float" office:value="92315.368871022147" table:style-name="ce15">
            <text:p>92 315</text:p>
          </table:table-cell>
          <table:table-cell office:value-type="float" office:value="740.53338912173638" table:style-name="ce15">
            <text:p>741</text:p>
          </table:table-cell>
          <table:table-cell office:value-type="float" office:value="91945.102176461281" table:style-name="ce15">
            <text:p>91 945</text:p>
          </table:table-cell>
          <table:table-cell office:value-type="float" office:value="1877366.5300452365" table:style-name="ce15">
            <text:p>1 877 367</text:p>
          </table:table-cell>
          <table:table-cell office:value-type="float" office:value="20.336446173639708" table:style-name="ce16">
            <text:p>20,34</text:p>
          </table:table-cell>
          <table:table-cell office:value-type="float" office:value="1.1658674584248345E-2" table:style-name="ce14">
            <text:p>0,01166</text:p>
          </table:table-cell>
          <table:table-cell office:value-type="float" office:value="88997.468444483035" table:style-name="ce15">
            <text:p>88 997</text:p>
          </table:table-cell>
          <table:table-cell office:value-type="float" office:value="1037.5925234161384" table:style-name="ce15">
            <text:p>1 038</text:p>
          </table:table-cell>
          <table:table-cell office:value-type="float" office:value="88478.672182774957" table:style-name="ce15">
            <text:p>88 479</text:p>
          </table:table-cell>
          <table:table-cell office:value-type="float" office:value="1677784.904706696" table:style-name="ce15">
            <text:p>1 677 785</text:p>
          </table:table-cell>
          <table:table-cell office:value-type="float" office:value="18.852052019359459" table:style-name="ce16">
            <text:p>18,85</text:p>
          </table:table-cell>
          <table:table-cell office:value-type="float" office:value="66" table:style-name="ce13">
            <text:p>66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13">
            <text:p>67</text:p>
          </table:table-cell>
          <table:table-cell office:value-type="float" office:value="1.6996012377635296E-2" table:style-name="ce14">
            <text:p>0,01700</text:p>
          </table:table-cell>
          <table:table-cell office:value-type="float" office:value="84402.492818375336" table:style-name="ce15">
            <text:p>84 402</text:p>
          </table:table-cell>
          <table:table-cell office:value-type="float" office:value="1434.5058126443814" table:style-name="ce15">
            <text:p>1 435</text:p>
          </table:table-cell>
          <table:table-cell office:value-type="float" office:value="83685.239912053148" table:style-name="ce15">
            <text:p>83 685</text:p>
          </table:table-cell>
          <table:table-cell office:value-type="float" office:value="1388251.3970555579" table:style-name="ce15">
            <text:p>1 388 251</text:p>
          </table:table-cell>
          <table:table-cell office:value-type="float" office:value="16.447990464486857" table:style-name="ce16">
            <text:p>16,45</text:p>
          </table:table-cell>
          <table:table-cell office:value-type="float" office:value="8.7214107984255364E-3" table:style-name="ce14">
            <text:p>0,00872</text:p>
          </table:table-cell>
          <table:table-cell office:value-type="float" office:value="91574.835481900416" table:style-name="ce15">
            <text:p>91 575</text:p>
          </table:table-cell>
          <table:table-cell office:value-type="float" office:value="798.66175903588828" table:style-name="ce15">
            <text:p>799</text:p>
          </table:table-cell>
          <table:table-cell office:value-type="float" office:value="91175.504602382469" table:style-name="ce15">
            <text:p>91 176</text:p>
          </table:table-cell>
          <table:table-cell office:value-type="float" office:value="1785421.4278687751" table:style-name="ce15">
            <text:p>1 785 421</text:p>
          </table:table-cell>
          <table:table-cell office:value-type="float" office:value="19.496856516020276" table:style-name="ce16">
            <text:p>19,50</text:p>
          </table:table-cell>
          <table:table-cell office:value-type="float" office:value="1.2649722351551724E-2" table:style-name="ce14">
            <text:p>0,01265</text:p>
          </table:table-cell>
          <table:table-cell office:value-type="float" office:value="87959.875921066894" table:style-name="ce15">
            <text:p>87 960</text:p>
          </table:table-cell>
          <table:table-cell office:value-type="float" office:value="1112.6680084784361" table:style-name="ce15">
            <text:p>1 113</text:p>
          </table:table-cell>
          <table:table-cell office:value-type="float" office:value="87403.541916827671" table:style-name="ce15">
            <text:p>87 404</text:p>
          </table:table-cell>
          <table:table-cell office:value-type="float" office:value="1589306.2325239212" table:style-name="ce15">
            <text:p>1 589 306</text:p>
          </table:table-cell>
          <table:table-cell office:value-type="float" office:value="18.068536544436771" table:style-name="ce16">
            <text:p>18,07</text:p>
          </table:table-cell>
          <table:table-cell office:value-type="float" office:value="67" table:style-name="ce13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68" table:style-name="ce13">
            <text:p>68</text:p>
          </table:table-cell>
          <table:table-cell office:value-type="float" office:value="1.8482611177796586E-2" table:style-name="ce14">
            <text:p>0,01848</text:p>
          </table:table-cell>
          <table:table-cell office:value-type="float" office:value="82967.98700573096" table:style-name="ce15">
            <text:p>82 968</text:p>
          </table:table-cell>
          <table:table-cell office:value-type="float" office:value="1533.4650440314049" table:style-name="ce15">
            <text:p>1 533</text:p>
          </table:table-cell>
          <table:table-cell office:value-type="float" office:value="82201.254483715253" table:style-name="ce15">
            <text:p>82 201</text:p>
          </table:table-cell>
          <table:table-cell office:value-type="float" office:value="1304566.1571435048" table:style-name="ce15">
            <text:p>1 304 566</text:p>
          </table:table-cell>
          <table:table-cell office:value-type="float" office:value="15.723729166207114" table:style-name="ce16">
            <text:p>15,72</text:p>
          </table:table-cell>
          <table:table-cell office:value-type="float" office:value="9.5183229860947641E-3" table:style-name="ce14">
            <text:p>0,00952</text:p>
          </table:table-cell>
          <table:table-cell office:value-type="float" office:value="90776.173722864522" table:style-name="ce15">
            <text:p>90 776</text:p>
          </table:table-cell>
          <table:table-cell office:value-type="float" office:value="864.03694093607294" table:style-name="ce15">
            <text:p>864</text:p>
          </table:table-cell>
          <table:table-cell office:value-type="float" office:value="90344.155252396478" table:style-name="ce15">
            <text:p>90 344</text:p>
          </table:table-cell>
          <table:table-cell office:value-type="float" office:value="1694245.9232663927" table:style-name="ce15">
            <text:p>1 694 246</text:p>
          </table:table-cell>
          <table:table-cell office:value-type="float" office:value="18.663993576539671" table:style-name="ce16">
            <text:p>18,66</text:p>
          </table:table-cell>
          <table:table-cell office:value-type="float" office:value="1.3743883182574182E-2" table:style-name="ce14">
            <text:p>0,01374</text:p>
          </table:table-cell>
          <table:table-cell office:value-type="float" office:value="86847.207912588463" table:style-name="ce15">
            <text:p>86 847</text:p>
          </table:table-cell>
          <table:table-cell office:value-type="float" office:value="1193.6178802833479" table:style-name="ce15">
            <text:p>1 194</text:p>
          </table:table-cell>
          <table:table-cell office:value-type="float" office:value="86250.398972446797" table:style-name="ce15">
            <text:p>86 250</text:p>
          </table:table-cell>
          <table:table-cell office:value-type="float" office:value="1501902.6906070935" table:style-name="ce15">
            <text:p>1 501 903</text:p>
          </table:table-cell>
          <table:table-cell office:value-type="float" office:value="17.293620908558804" table:style-name="ce16">
            <text:p>17,29</text:p>
          </table:table-cell>
          <table:table-cell office:value-type="float" office:value="68" table:style-name="ce13">
            <text:p>68</text:p>
          </table:table-cell>
          <table:table-cell table:number-columns-repeated="16364" table:style-name="ce5"/>
        </table:table-row>
        <table:table-row table:style-name="ro2">
          <table:table-cell office:value-type="float" office:value="69" table:style-name="ce13">
            <text:p>69</text:p>
          </table:table-cell>
          <table:table-cell office:value-type="float" office:value="2.0157886578988971E-2" table:style-name="ce14">
            <text:p>0,02016</text:p>
          </table:table-cell>
          <table:table-cell office:value-type="float" office:value="81434.52196169956" table:style-name="ce15">
            <text:p>81 435</text:p>
          </table:table-cell>
          <table:table-cell office:value-type="float" office:value="1641.5478573181263" table:style-name="ce15">
            <text:p>1 642</text:p>
          </table:table-cell>
          <table:table-cell office:value-type="float" office:value="80613.748033040494" table:style-name="ce15">
            <text:p>80 614</text:p>
          </table:table-cell>
          <table:table-cell office:value-type="float" office:value="1222364.9026597897" table:style-name="ce15">
            <text:p>1 222 365</text:p>
          </table:table-cell>
          <table:table-cell office:value-type="float" office:value="15.010401893618221" table:style-name="ce16">
            <text:p>15,01</text:p>
          </table:table-cell>
          <table:table-cell office:value-type="float" office:value="1.0478843572437644E-2" table:style-name="ce14">
            <text:p>0,01048</text:p>
          </table:table-cell>
          <table:table-cell office:value-type="float" office:value="89912.13678192845" table:style-name="ce15">
            <text:p>89 912</text:p>
          </table:table-cell>
          <table:table-cell office:value-type="float" office:value="942.17521660144519" table:style-name="ce15">
            <text:p>942</text:p>
          </table:table-cell>
          <table:table-cell office:value-type="float" office:value="89441.049173627718" table:style-name="ce15">
            <text:p>89 441</text:p>
          </table:table-cell>
          <table:table-cell office:value-type="float" office:value="1603901.7680139963" table:style-name="ce15">
            <text:p>1 603 902</text:p>
          </table:table-cell>
          <table:table-cell office:value-type="float" office:value="17.838545778353325" table:style-name="ce16">
            <text:p>17,84</text:p>
          </table:table-cell>
          <table:table-cell office:value-type="float" office:value="1.5011583462956727E-2" table:style-name="ce14">
            <text:p>0,01501</text:p>
          </table:table-cell>
          <table:table-cell office:value-type="float" office:value="85653.590032305117" table:style-name="ce15">
            <text:p>85 654</text:p>
          </table:table-cell>
          <table:table-cell office:value-type="float" office:value="1285.7960156718266" table:style-name="ce15">
            <text:p>1 286</text:p>
          </table:table-cell>
          <table:table-cell office:value-type="float" office:value="85010.692024469201" table:style-name="ce15">
            <text:p>85 011</text:p>
          </table:table-cell>
          <table:table-cell office:value-type="float" office:value="1415652.2916346467" table:style-name="ce15">
            <text:p>1 415 652</text:p>
          </table:table-cell>
          <table:table-cell office:value-type="float" office:value="16.527646898404598" table:style-name="ce16">
            <text:p>16,53</text:p>
          </table:table-cell>
          <table:table-cell office:value-type="float" office:value="69" table:style-name="ce13">
            <text:p>69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13">
            <text:p>70</text:p>
          </table:table-cell>
          <table:table-cell office:value-type="float" office:value="2.2093609894793528E-2" table:style-name="ce14">
            <text:p>0,02209</text:p>
          </table:table-cell>
          <table:table-cell office:value-type="float" office:value="79792.974104381428" table:style-name="ce15">
            <text:p>79 793</text:p>
          </table:table-cell>
          <table:table-cell office:value-type="float" office:value="1762.9148422075652" table:style-name="ce15">
            <text:p>1 763</text:p>
          </table:table-cell>
          <table:table-cell office:value-type="float" office:value="78911.516683277645" table:style-name="ce15">
            <text:p>78 912</text:p>
          </table:table-cell>
          <table:table-cell office:value-type="float" office:value="1141751.1546267492" table:style-name="ce15">
            <text:p>1 141 751</text:p>
          </table:table-cell>
          <table:table-cell office:value-type="float" office:value="14.308918390899478" table:style-name="ce16">
            <text:p>14,31</text:p>
          </table:table-cell>
          <table:table-cell office:value-type="float" office:value="1.1669301631334143E-2" table:style-name="ce14">
            <text:p>0,01167</text:p>
          </table:table-cell>
          <table:table-cell office:value-type="float" office:value="88969.961565327001" table:style-name="ce15">
            <text:p>88 970</text:p>
          </table:table-cell>
          <table:table-cell office:value-type="float" office:value="1038.2173176340063" table:style-name="ce15">
            <text:p>1 038</text:p>
          </table:table-cell>
          <table:table-cell office:value-type="float" office:value="88450.852906510001" table:style-name="ce15">
            <text:p>88 451</text:p>
          </table:table-cell>
          <table:table-cell office:value-type="float" office:value="1514460.7188403686" table:style-name="ce15">
            <text:p>1 514 461</text:p>
          </table:table-cell>
          <table:table-cell office:value-type="float" office:value="17.022157728239122" table:style-name="ce16">
            <text:p>17,02</text:p>
          </table:table-cell>
          <table:table-cell office:value-type="float" office:value="1.6523249578340463E-2" table:style-name="ce14">
            <text:p>0,01652</text:p>
          </table:table-cell>
          <table:table-cell office:value-type="float" office:value="84367.794016633285" table:style-name="ce15">
            <text:p>84 368</text:p>
          </table:table-cell>
          <table:table-cell office:value-type="float" office:value="1394.0301169108509" table:style-name="ce15">
            <text:p>1 394</text:p>
          </table:table-cell>
          <table:table-cell office:value-type="float" office:value="83670.778958177863" table:style-name="ce15">
            <text:p>83 671</text:p>
          </table:table-cell>
          <table:table-cell office:value-type="float" office:value="1330641.5996101776" table:style-name="ce15">
            <text:p>1 330 642</text:p>
          </table:table-cell>
          <table:table-cell office:value-type="float" office:value="15.771914094942897" table:style-name="ce16">
            <text:p>15,77</text:p>
          </table:table-cell>
          <table:table-cell office:value-type="float" office:value="70" table:style-name="ce13">
            <text:p>70</text:p>
          </table:table-cell>
          <table:table-cell table:number-columns-repeated="16364" table:style-name="ce5"/>
        </table:table-row>
        <table:table-row table:style-name="ro2">
          <table:table-cell office:value-type="float" office:value="71" table:style-name="ce13">
            <text:p>71</text:p>
          </table:table-cell>
          <table:table-cell office:value-type="float" office:value="2.435370418482339E-2" table:style-name="ce14">
            <text:p>0,02435</text:p>
          </table:table-cell>
          <table:table-cell office:value-type="float" office:value="78030.059262173861" table:style-name="ce15">
            <text:p>78 030</text:p>
          </table:table-cell>
          <table:table-cell office:value-type="float" office:value="1900.3209807952207" table:style-name="ce15">
            <text:p>1 900</text:p>
          </table:table-cell>
          <table:table-cell office:value-type="float" office:value="77079.89877177625" table:style-name="ce15">
            <text:p>77 080</text:p>
          </table:table-cell>
          <table:table-cell office:value-type="float" office:value="1062839.6379434715" table:style-name="ce15">
            <text:p>1 062 840</text:p>
          </table:table-cell>
          <table:table-cell office:value-type="float" office:value="13.62090004792163" table:style-name="ce16">
            <text:p>13,62</text:p>
          </table:table-cell>
          <table:table-cell office:value-type="float" office:value="1.3147697051997219E-2" table:style-name="ce14">
            <text:p>0,01315</text:p>
          </table:table-cell>
          <table:table-cell office:value-type="float" office:value="87931.744247693001" table:style-name="ce15">
            <text:p>87 932</text:p>
          </table:table-cell>
          <table:table-cell office:value-type="float" office:value="1156.0999346223666" table:style-name="ce15">
            <text:p>1 156</text:p>
          </table:table-cell>
          <table:table-cell office:value-type="float" office:value="87353.694280381809" table:style-name="ce15">
            <text:p>87 354</text:p>
          </table:table-cell>
          <table:table-cell office:value-type="float" office:value="1426009.8659338586" table:style-name="ce15">
            <text:p>1 426 010</text:p>
          </table:table-cell>
          <table:table-cell office:value-type="float" office:value="16.217236199897986" table:style-name="ce16">
            <text:p>16,22</text:p>
          </table:table-cell>
          <table:table-cell office:value-type="float" office:value="1.8340746311738224E-2" table:style-name="ce14">
            <text:p>0,01834</text:p>
          </table:table-cell>
          <table:table-cell office:value-type="float" office:value="82973.763899722428" table:style-name="ce15">
            <text:p>82 974</text:p>
          </table:table-cell>
          <table:table-cell office:value-type="float" office:value="1521.8007542148723" table:style-name="ce15">
            <text:p>1 522</text:p>
          </table:table-cell>
          <table:table-cell office:value-type="float" office:value="82212.863522614993" table:style-name="ce15">
            <text:p>82 213</text:p>
          </table:table-cell>
          <table:table-cell office:value-type="float" office:value="1246970.8206519997" table:style-name="ce15">
            <text:p>1 246 971</text:p>
          </table:table-cell>
          <table:table-cell office:value-type="float" office:value="15.028495298333347" table:style-name="ce16">
            <text:p>15,03</text:p>
          </table:table-cell>
          <table:table-cell office:value-type="float" office:value="71" table:style-name="ce13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13">
            <text:p>72</text:p>
          </table:table-cell>
          <table:table-cell office:value-type="float" office:value="2.6921070155042592E-2" table:style-name="ce14">
            <text:p>0,02692</text:p>
          </table:table-cell>
          <table:table-cell office:value-type="float" office:value="76129.738281378639" table:style-name="ce15">
            <text:p>76 130</text:p>
          </table:table-cell>
          <table:table-cell office:value-type="float" office:value="2049.494025158026" table:style-name="ce15">
            <text:p>2 049</text:p>
          </table:table-cell>
          <table:table-cell office:value-type="float" office:value="75104.991268799626" table:style-name="ce15">
            <text:p>75 105</text:p>
          </table:table-cell>
          <table:table-cell office:value-type="float" office:value="985759.7391716952" table:style-name="ce15">
            <text:p>985 760</text:p>
          </table:table-cell>
          <table:table-cell office:value-type="float" office:value="12.948418862656361" table:style-name="ce16">
            <text:p>12,95</text:p>
          </table:table-cell>
          <table:table-cell office:value-type="float" office:value="1.488604242653808E-2" table:style-name="ce14">
            <text:p>0,01489</text:p>
          </table:table-cell>
          <table:table-cell office:value-type="float" office:value="86775.644313070632" table:style-name="ce15">
            <text:p>86 776</text:p>
          </table:table-cell>
          <table:table-cell office:value-type="float" office:value="1291.7459228345472" table:style-name="ce15">
            <text:p>1 292</text:p>
          </table:table-cell>
          <table:table-cell office:value-type="float" office:value="86129.771351653355" table:style-name="ce15">
            <text:p>86 130</text:p>
          </table:table-cell>
          <table:table-cell office:value-type="float" office:value="1338656.1716534768" table:style-name="ce15">
            <text:p>1 338 656</text:p>
          </table:table-cell>
          <table:table-cell office:value-type="float" office:value="15.426634768897255" table:style-name="ce16">
            <text:p>15,43</text:p>
          </table:table-cell>
          <table:table-cell office:value-type="float" office:value="2.0437551755472849E-2" table:style-name="ce14">
            <text:p>0,02044</text:p>
          </table:table-cell>
          <table:table-cell office:value-type="float" office:value="81451.963145507558" table:style-name="ce15">
            <text:p>81 452</text:p>
          </table:table-cell>
          <table:table-cell office:value-type="float" office:value="1664.6787123711779" table:style-name="ce15">
            <text:p>1 665</text:p>
          </table:table-cell>
          <table:table-cell office:value-type="float" office:value="80619.623789321966" table:style-name="ce15">
            <text:p>80 620</text:p>
          </table:table-cell>
          <table:table-cell office:value-type="float" office:value="1164757.9571293846" table:style-name="ce15">
            <text:p>1 164 758</text:p>
          </table:table-cell>
          <table:table-cell office:value-type="float" office:value="14.299937191797769" table:style-name="ce16">
            <text:p>14,30</text:p>
          </table:table-cell>
          <table:table-cell office:value-type="float" office:value="72" table:style-name="ce13">
            <text:p>72</text:p>
          </table:table-cell>
          <table:table-cell table:number-columns-repeated="16364" table:style-name="ce5"/>
        </table:table-row>
        <table:table-row table:style-name="ro2">
          <table:table-cell office:value-type="float" office:value="73" table:style-name="ce13">
            <text:p>73</text:p>
          </table:table-cell>
          <table:table-cell office:value-type="float" office:value="2.9730809670191333E-2" table:style-name="ce14">
            <text:p>0,02973</text:p>
          </table:table-cell>
          <table:table-cell office:value-type="float" office:value="74080.244256220612" table:style-name="ce15">
            <text:p>74 080</text:p>
          </table:table-cell>
          <table:table-cell office:value-type="float" office:value="2202.4656423029796" table:style-name="ce15">
            <text:p>2 202</text:p>
          </table:table-cell>
          <table:table-cell office:value-type="float" office:value="72979.011435069115" table:style-name="ce15">
            <text:p>72 979</text:p>
          </table:table-cell>
          <table:table-cell office:value-type="float" office:value="910654.74790289556" table:style-name="ce15">
            <text:p>910 655</text:p>
          </table:table-cell>
          <table:table-cell office:value-type="float" office:value="12.292815136424537" table:style-name="ce16">
            <text:p>12,29</text:p>
          </table:table-cell>
          <table:table-cell office:value-type="float" office:value="1.680562245561152E-2" table:style-name="ce14">
            <text:p>0,01681</text:p>
          </table:table-cell>
          <table:table-cell office:value-type="float" office:value="85483.898390236078" table:style-name="ce15">
            <text:p>85 484</text:p>
          </table:table-cell>
          <table:table-cell office:value-type="float" office:value="1436.610122380165" table:style-name="ce15">
            <text:p>1 437</text:p>
          </table:table-cell>
          <table:table-cell office:value-type="float" office:value="84765.593329045994" table:style-name="ce15">
            <text:p>84 766</text:p>
          </table:table-cell>
          <table:table-cell office:value-type="float" office:value="1252526.4003018234" table:style-name="ce15">
            <text:p>1 252 526</text:p>
          </table:table-cell>
          <table:table-cell office:value-type="float" office:value="14.652190925874834" table:style-name="ce16">
            <text:p>14,65</text:p>
          </table:table-cell>
          <table:table-cell office:value-type="float" office:value="2.2735000596938341E-2" table:style-name="ce14">
            <text:p>0,02274</text:p>
          </table:table-cell>
          <table:table-cell office:value-type="float" office:value="79787.284433136374" table:style-name="ce15">
            <text:p>79 787</text:p>
          </table:table-cell>
          <table:table-cell office:value-type="float" office:value="1813.9639592154447" table:style-name="ce15">
            <text:p>1 814</text:p>
          </table:table-cell>
          <table:table-cell office:value-type="float" office:value="78880.302453528653" table:style-name="ce15">
            <text:p>78 880</text:p>
          </table:table-cell>
          <table:table-cell office:value-type="float" office:value="1084138.3333400628" table:style-name="ce15">
            <text:p>1 084 138</text:p>
          </table:table-cell>
          <table:table-cell office:value-type="float" office:value="13.587858529620672" table:style-name="ce16">
            <text:p>13,59</text:p>
          </table:table-cell>
          <table:table-cell office:value-type="float" office:value="73" table:style-name="ce13">
            <text:p>73</text:p>
          </table:table-cell>
          <table:table-cell table:number-columns-repeated="16364" table:style-name="ce5"/>
        </table:table-row>
        <table:table-row table:style-name="ro2">
          <table:table-cell office:value-type="float" office:value="74" table:style-name="ce13">
            <text:p>74</text:p>
          </table:table-cell>
          <table:table-cell office:value-type="float" office:value="3.2717406802423785E-2" table:style-name="ce14">
            <text:p>0,03272</text:p>
          </table:table-cell>
          <table:table-cell office:value-type="float" office:value="71877.778613917631" table:style-name="ce15">
            <text:p>71 878</text:p>
          </table:table-cell>
          <table:table-cell office:value-type="float" office:value="2351.6545229660996" table:style-name="ce15">
            <text:p>2 352</text:p>
          </table:table-cell>
          <table:table-cell office:value-type="float" office:value="70701.951352434582" table:style-name="ce15">
            <text:p>70 702</text:p>
          </table:table-cell>
          <table:table-cell office:value-type="float" office:value="837675.73646782641" table:style-name="ce15">
            <text:p>837 676</text:p>
          </table:table-cell>
          <table:table-cell office:value-type="float" office:value="11.654168403941576" table:style-name="ce16">
            <text:p>11,65</text:p>
          </table:table-cell>
          <table:table-cell office:value-type="float" office:value="1.882706618976783E-2" table:style-name="ce14">
            <text:p>0,01883</text:p>
          </table:table-cell>
          <table:table-cell office:value-type="float" office:value="84047.288267855911" table:style-name="ce15">
            <text:p>84 047</text:p>
          </table:table-cell>
          <table:table-cell office:value-type="float" office:value="1582.3638592894204" table:style-name="ce15">
            <text:p>1 582</text:p>
          </table:table-cell>
          <table:table-cell office:value-type="float" office:value="83256.106338211204" table:style-name="ce15">
            <text:p>83 256</text:p>
          </table:table-cell>
          <table:table-cell office:value-type="float" office:value="1167760.8069727775" table:style-name="ce15">
            <text:p>1 167 761</text:p>
          </table:table-cell>
          <table:table-cell office:value-type="float" office:value="13.894092611901559" table:style-name="ce16">
            <text:p>13,89</text:p>
          </table:table-cell>
          <table:table-cell office:value-type="float" office:value="2.5153753578132695E-2" table:style-name="ce14">
            <text:p>0,02515</text:p>
          </table:table-cell>
          <table:table-cell office:value-type="float" office:value="77973.320473920932" table:style-name="ce15">
            <text:p>77 973</text:p>
          </table:table-cell>
          <table:table-cell office:value-type="float" office:value="1961.3216888697759" table:style-name="ce15">
            <text:p>1 961</text:p>
          </table:table-cell>
          <table:table-cell office:value-type="float" office:value="76992.659629486036" table:style-name="ce15">
            <text:p>76 993</text:p>
          </table:table-cell>
          <table:table-cell office:value-type="float" office:value="1005258.0308865341" table:style-name="ce15">
            <text:p>1 005 258</text:p>
          </table:table-cell>
          <table:table-cell office:value-type="float" office:value="12.892333233682848" table:style-name="ce16">
            <text:p>12,89</text:p>
          </table:table-cell>
          <table:table-cell office:value-type="float" office:value="74" table:style-name="ce13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13">
            <text:p>75</text:p>
          </table:table-cell>
          <table:table-cell office:value-type="float" office:value="3.5815345623893415E-2" table:style-name="ce14">
            <text:p>0,03582</text:p>
          </table:table-cell>
          <table:table-cell office:value-type="float" office:value="69526.124090951533" table:style-name="ce15">
            <text:p>69 526</text:p>
          </table:table-cell>
          <table:table-cell office:value-type="float" office:value="2490.1021642071314" table:style-name="ce15">
            <text:p>2 490</text:p>
          </table:table-cell>
          <table:table-cell office:value-type="float" office:value="68281.073008847976" table:style-name="ce15">
            <text:p>68 281</text:p>
          </table:table-cell>
          <table:table-cell office:value-type="float" office:value="766973.78511539183" table:style-name="ce15">
            <text:p>766 974</text:p>
          </table:table-cell>
          <table:table-cell office:value-type="float" office:value="11.031447461562287" table:style-name="ce16">
            <text:p>11,03</text:p>
          </table:table-cell>
          <table:table-cell office:value-type="float" office:value="2.0871002679556581E-2" table:style-name="ce14">
            <text:p>0,02087</text:p>
          </table:table-cell>
          <table:table-cell office:value-type="float" office:value="82464.924408566498" table:style-name="ce15">
            <text:p>82 465</text:p>
          </table:table-cell>
          <table:table-cell office:value-type="float" office:value="1721.1256583006223" table:style-name="ce15">
            <text:p>1 721</text:p>
          </table:table-cell>
          <table:table-cell office:value-type="float" office:value="81604.361579416189" table:style-name="ce15">
            <text:p>81 604</text:p>
          </table:table-cell>
          <table:table-cell office:value-type="float" office:value="1084504.7006345664" table:style-name="ce15">
            <text:p>1 084 505</text:p>
          </table:table-cell>
          <table:table-cell office:value-type="float" office:value="13.151102828415464" table:style-name="ce16">
            <text:p>13,15</text:p>
          </table:table-cell>
          <table:table-cell office:value-type="float" office:value="2.7614471441053341E-2" table:style-name="ce14">
            <text:p>0,02761</text:p>
          </table:table-cell>
          <table:table-cell office:value-type="float" office:value="76011.998785051153" table:style-name="ce15">
            <text:p>76 012</text:p>
          </table:table-cell>
          <table:table-cell office:value-type="float" office:value="2099.0311696271765" table:style-name="ce15">
            <text:p>2 099</text:p>
          </table:table-cell>
          <table:table-cell office:value-type="float" office:value="74962.483200237562" table:style-name="ce15">
            <text:p>74 962</text:p>
          </table:table-cell>
          <table:table-cell office:value-type="float" office:value="928265.3712570481" table:style-name="ce15">
            <text:p>928 265</text:p>
          </table:table-cell>
          <table:table-cell office:value-type="float" office:value="12.212090013341482" table:style-name="ce16">
            <text:p>12,21</text:p>
          </table:table-cell>
          <table:table-cell office:value-type="float" office:value="75" table:style-name="ce13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76" table:style-name="ce13">
            <text:p>76</text:p>
          </table:table-cell>
          <table:table-cell office:value-type="float" office:value="3.8977689363642994E-2" table:style-name="ce14">
            <text:p>0,03898</text:p>
          </table:table-cell>
          <table:table-cell office:value-type="float" office:value="67036.021926744404" table:style-name="ce15">
            <text:p>67 036</text:p>
          </table:table-cell>
          <table:table-cell office:value-type="float" office:value="2612.9092388350041" table:style-name="ce15">
            <text:p>2 613</text:p>
          </table:table-cell>
          <table:table-cell office:value-type="float" office:value="65729.567307326899" table:style-name="ce15">
            <text:p>65 730</text:p>
          </table:table-cell>
          <table:table-cell office:value-type="float" office:value="698692.71210654383" table:style-name="ce15">
            <text:p>698 693</text:p>
          </table:table-cell>
          <table:table-cell office:value-type="float" office:value="10.422645795868689" table:style-name="ce16">
            <text:p>10,42</text:p>
          </table:table-cell>
          <table:table-cell office:value-type="float" office:value="2.2881237062678059E-2" table:style-name="ce14">
            <text:p>0,02288</text:p>
          </table:table-cell>
          <table:table-cell office:value-type="float" office:value="80743.79875026588" table:style-name="ce15">
            <text:p>80 744</text:p>
          </table:table-cell>
          <table:table-cell office:value-type="float" office:value="1847.518000546002" table:style-name="ce15">
            <text:p>1 848</text:p>
          </table:table-cell>
          <table:table-cell office:value-type="float" office:value="79820.03974999288" table:style-name="ce15">
            <text:p>79 820</text:p>
          </table:table-cell>
          <table:table-cell office:value-type="float" office:value="1002900.3390551503" table:style-name="ce15">
            <text:p>1 002 900</text:p>
          </table:table-cell>
          <table:table-cell office:value-type="float" office:value="12.420772301747171" table:style-name="ce16">
            <text:p>12,42</text:p>
          </table:table-cell>
          <table:table-cell office:value-type="float" office:value="3.0060070810962305E-2" table:style-name="ce14">
            <text:p>0,03006</text:p>
          </table:table-cell>
          <table:table-cell office:value-type="float" office:value="73912.967615423971" table:style-name="ce15">
            <text:p>73 913</text:p>
          </table:table-cell>
          <table:table-cell office:value-type="float" office:value="2221.8290403680085" table:style-name="ce15">
            <text:p>2 222</text:p>
          </table:table-cell>
          <table:table-cell office:value-type="float" office:value="72802.053095239971" table:style-name="ce15">
            <text:p>72 802</text:p>
          </table:table-cell>
          <table:table-cell office:value-type="float" office:value="853302.88805681048" table:style-name="ce15">
            <text:p>853 303</text:p>
          </table:table-cell>
          <table:table-cell office:value-type="float" office:value="11.544697981775331" table:style-name="ce16">
            <text:p>11,54</text:p>
          </table:table-cell>
          <table:table-cell office:value-type="float" office:value="76" table:style-name="ce13">
            <text:p>76</text:p>
          </table:table-cell>
          <table:table-cell table:number-columns-repeated="16364" table:style-name="ce5"/>
        </table:table-row>
        <table:table-row table:style-name="ro2">
          <table:table-cell office:value-type="float" office:value="77" table:style-name="ce13">
            <text:p>77</text:p>
          </table:table-cell>
          <table:table-cell office:value-type="float" office:value="4.2319208727337312E-2" table:style-name="ce14">
            <text:p>0,04232</text:p>
          </table:table-cell>
          <table:table-cell office:value-type="float" office:value="64423.112687909401" table:style-name="ce15">
            <text:p>64 423</text:p>
          </table:table-cell>
          <table:table-cell office:value-type="float" office:value="2726.3351527044106" table:style-name="ce15">
            <text:p>2 726</text:p>
          </table:table-cell>
          <table:table-cell office:value-type="float" office:value="63059.945111557201" table:style-name="ce15">
            <text:p>63 060</text:p>
          </table:table-cell>
          <table:table-cell office:value-type="float" office:value="632963.14479921688" table:style-name="ce15">
            <text:p>632 963</text:p>
          </table:table-cell>
          <table:table-cell office:value-type="float" office:value="9.8250941066063735" table:style-name="ce16">
            <text:p>9,83</text:p>
          </table:table-cell>
          <table:table-cell office:value-type="float" office:value="2.5003292272396883E-2" table:style-name="ce14">
            <text:p>0,02500</text:p>
          </table:table-cell>
          <table:table-cell office:value-type="float" office:value="78896.280749719881" table:style-name="ce15">
            <text:p>78 896</text:p>
          </table:table-cell>
          <table:table-cell office:value-type="float" office:value="1972.6667667903259" table:style-name="ce15">
            <text:p>1 973</text:p>
          </table:table-cell>
          <table:table-cell office:value-type="float" office:value="77909.947366324719" table:style-name="ce15">
            <text:p>77 910</text:p>
          </table:table-cell>
          <table:table-cell office:value-type="float" office:value="923080.29930515739" table:style-name="ce15">
            <text:p>923 080</text:p>
          </table:table-cell>
          <table:table-cell office:value-type="float" office:value="11.699921600023393" table:style-name="ce16">
            <text:p>11,70</text:p>
          </table:table-cell>
          <table:table-cell office:value-type="float" office:value="3.2627176926715115E-2" table:style-name="ce14">
            <text:p>0,03263</text:p>
          </table:table-cell>
          <table:table-cell office:value-type="float" office:value="71691.138575055957" table:style-name="ce15">
            <text:p>71 691</text:p>
          </table:table-cell>
          <table:table-cell office:value-type="float" office:value="2339.0794623660017" table:style-name="ce15">
            <text:p>2 339</text:p>
          </table:table-cell>
          <table:table-cell office:value-type="float" office:value="70521.598843872955" table:style-name="ce15">
            <text:p>70 522</text:p>
          </table:table-cell>
          <table:table-cell office:value-type="float" office:value="780500.83496157057" table:style-name="ce15">
            <text:p>780 501</text:p>
          </table:table-cell>
          <table:table-cell office:value-type="float" office:value="10.88699176041732" table:style-name="ce16">
            <text:p>10,89</text:p>
          </table:table-cell>
          <table:table-cell office:value-type="float" office:value="77" table:style-name="ce13">
            <text:p>77</text:p>
          </table:table-cell>
          <table:table-cell table:number-columns-repeated="16364" table:style-name="ce5"/>
        </table:table-row>
        <table:table-row table:style-name="ro2">
          <table:table-cell office:value-type="float" office:value="78" table:style-name="ce13">
            <text:p>78</text:p>
          </table:table-cell>
          <table:table-cell office:value-type="float" office:value="4.6037936568179026E-2" table:style-name="ce14">
            <text:p>0,04604</text:p>
          </table:table-cell>
          <table:table-cell office:value-type="float" office:value="61696.777535204994" table:style-name="ce15">
            <text:p>61 697</text:p>
          </table:table-cell>
          <table:table-cell office:value-type="float" office:value="2840.3923306268202" table:style-name="ce15">
            <text:p>2 840</text:p>
          </table:table-cell>
          <table:table-cell office:value-type="float" office:value="60276.581369891588" table:style-name="ce15">
            <text:p>60 277</text:p>
          </table:table-cell>
          <table:table-cell office:value-type="float" office:value="569903.19968765962" table:style-name="ce15">
            <text:p>569 903</text:p>
          </table:table-cell>
          <table:table-cell office:value-type="float" office:value="9.2371631462026578" table:style-name="ce16">
            <text:p>9,24</text:p>
          </table:table-cell>
          <table:table-cell office:value-type="float" office:value="2.7486554447354008E-2" table:style-name="ce14">
            <text:p>0,02749</text:p>
          </table:table-cell>
          <table:table-cell office:value-type="float" office:value="76923.613982929557" table:style-name="ce15">
            <text:p>76 924</text:p>
          </table:table-cell>
          <table:table-cell office:value-type="float" office:value="2114.3651040290351" table:style-name="ce15">
            <text:p>2 114</text:p>
          </table:table-cell>
          <table:table-cell office:value-type="float" office:value="75866.431430915036" table:style-name="ce15">
            <text:p>75 866</text:p>
          </table:table-cell>
          <table:table-cell office:value-type="float" office:value="845170.35193883267" table:style-name="ce15">
            <text:p>845 170</text:p>
          </table:table-cell>
          <table:table-cell office:value-type="float" office:value="10.987137865446467" table:style-name="ce16">
            <text:p>10,99</text:p>
          </table:table-cell>
          <table:table-cell office:value-type="float" office:value="3.5552154355869343E-2" table:style-name="ce14">
            <text:p>0,03555</text:p>
          </table:table-cell>
          <table:table-cell office:value-type="float" office:value="69352.059112689953" table:style-name="ce15">
            <text:p>69 352</text:p>
          </table:table-cell>
          <table:table-cell office:value-type="float" office:value="2465.6151104717283" table:style-name="ce15">
            <text:p>2 466</text:p>
          </table:table-cell>
          <table:table-cell office:value-type="float" office:value="68119.251557454088" table:style-name="ce15">
            <text:p>68 119</text:p>
          </table:table-cell>
          <table:table-cell office:value-type="float" office:value="709979.23611769767" table:style-name="ce15">
            <text:p>709 979</text:p>
          </table:table-cell>
          <table:table-cell office:value-type="float" office:value="10.237320206514049" table:style-name="ce16">
            <text:p>10,24</text:p>
          </table:table-cell>
          <table:table-cell office:value-type="float" office:value="78" table:style-name="ce13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79" table:style-name="ce13">
            <text:p>79</text:p>
          </table:table-cell>
          <table:table-cell office:value-type="float" office:value="5.0332593856293122E-2" table:style-name="ce14">
            <text:p>0,05033</text:p>
          </table:table-cell>
          <table:table-cell office:value-type="float" office:value="58856.385204578175" table:style-name="ce15">
            <text:p>58 856</text:p>
          </table:table-cell>
          <table:table-cell office:value-type="float" office:value="2962.3945323515727" table:style-name="ce15">
            <text:p>2 962</text:p>
          </table:table-cell>
          <table:table-cell office:value-type="float" office:value="57375.187938402392" table:style-name="ce15">
            <text:p>57 375</text:p>
          </table:table-cell>
          <table:table-cell office:value-type="float" office:value="509626.61831776804" table:style-name="ce15">
            <text:p>509 627</text:p>
          </table:table-cell>
          <table:table-cell office:value-type="float" office:value="8.65881614282568" table:style-name="ce16">
            <text:p>8,66</text:p>
          </table:table-cell>
          <table:table-cell office:value-type="float" office:value="3.0581268099788912E-2" table:style-name="ce14">
            <text:p>0,03058</text:p>
          </table:table-cell>
          <table:table-cell office:value-type="float" office:value="74809.248878900515" table:style-name="ce15">
            <text:p>74 809</text:p>
          </table:table-cell>
          <table:table-cell office:value-type="float" office:value="2287.7616963094897" table:style-name="ce15">
            <text:p>2 288</text:p>
          </table:table-cell>
          <table:table-cell office:value-type="float" office:value="73665.368030745769" table:style-name="ce15">
            <text:p>73 665</text:p>
          </table:table-cell>
          <table:table-cell office:value-type="float" office:value="769303.92050791765" table:style-name="ce15">
            <text:p>769 304</text:p>
          </table:table-cell>
          <table:table-cell office:value-type="float" office:value="10.28354023114507" table:style-name="ce16">
            <text:p>10,28</text:p>
          </table:table-cell>
          <table:table-cell office:value-type="float" office:value="3.9072191957955638E-2" table:style-name="ce14">
            <text:p>0,03907</text:p>
          </table:table-cell>
          <table:table-cell office:value-type="float" office:value="66886.444002218224" table:style-name="ce15">
            <text:p>66 886</text:p>
          </table:table-cell>
          <table:table-cell office:value-type="float" office:value="2613.3999794397209" table:style-name="ce15">
            <text:p>2 613</text:p>
          </table:table-cell>
          <table:table-cell office:value-type="float" office:value="65579.744012498355" table:style-name="ce15">
            <text:p>65 580</text:p>
          </table:table-cell>
          <table:table-cell office:value-type="float" office:value="641859.98456024355" table:style-name="ce15">
            <text:p>641 860</text:p>
          </table:table-cell>
          <table:table-cell office:value-type="float" office:value="9.5962641479184771" table:style-name="ce16">
            <text:p>9,60</text:p>
          </table:table-cell>
          <table:table-cell office:value-type="float" office:value="79" table:style-name="ce13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13">
            <text:p>80</text:p>
          </table:table-cell>
          <table:table-cell office:value-type="float" office:value="5.5401901561803378E-2" table:style-name="ce14">
            <text:p>0,05540</text:p>
          </table:table-cell>
          <table:table-cell office:value-type="float" office:value="55893.990672226602" table:style-name="ce15">
            <text:p>55 894</text:p>
          </table:table-cell>
          <table:table-cell office:value-type="float" office:value="3096.6333691190544" table:style-name="ce15">
            <text:p>3 097</text:p>
          </table:table-cell>
          <table:table-cell office:value-type="float" office:value="54345.673987667076" table:style-name="ce15">
            <text:p>54 346</text:p>
          </table:table-cell>
          <table:table-cell office:value-type="float" office:value="452251.43037936563" table:style-name="ce15">
            <text:p>452 251</text:p>
          </table:table-cell>
          <table:table-cell office:value-type="float" office:value="8.0912352998993633" table:style-name="ce16">
            <text:p>8,09</text:p>
          </table:table-cell>
          <table:table-cell office:value-type="float" office:value="3.4537677741939971E-2" table:style-name="ce14">
            <text:p>0,03454</text:p>
          </table:table-cell>
          <table:table-cell office:value-type="float" office:value="72521.487182591023" table:style-name="ce15">
            <text:p>72 521</text:p>
          </table:table-cell>
          <table:table-cell office:value-type="float" office:value="2504.7237536785588" table:style-name="ce15">
            <text:p>2 505</text:p>
          </table:table-cell>
          <table:table-cell office:value-type="float" office:value="71269.125305751746" table:style-name="ce15">
            <text:p>71 269</text:p>
          </table:table-cell>
          <table:table-cell office:value-type="float" office:value="695638.55247717188" table:style-name="ce15">
            <text:p>695 639</text:p>
          </table:table-cell>
          <table:table-cell office:value-type="float" office:value="9.5921716377068691" table:style-name="ce16">
            <text:p>9,59</text:p>
          </table:table-cell>
          <table:table-cell office:value-type="float" office:value="4.3424478592503611E-2" table:style-name="ce14">
            <text:p>0,04342</text:p>
          </table:table-cell>
          <table:table-cell office:value-type="float" office:value="64273.0440227785" table:style-name="ce15">
            <text:p>64 273</text:p>
          </table:table-cell>
          <table:table-cell office:value-type="float" office:value="2791.023424242187" table:style-name="ce15">
            <text:p>2 791</text:p>
          </table:table-cell>
          <table:table-cell office:value-type="float" office:value="62877.532310657407" table:style-name="ce15">
            <text:p>62 878</text:p>
          </table:table-cell>
          <table:table-cell office:value-type="float" office:value="576280.24054774514" table:style-name="ce15">
            <text:p>576 280</text:p>
          </table:table-cell>
          <table:table-cell office:value-type="float" office:value="8.9661264579830728" table:style-name="ce16">
            <text:p>8,97</text:p>
          </table:table-cell>
          <table:table-cell office:value-type="float" office:value="80" table:style-name="ce13">
            <text:p>80</text:p>
          </table:table-cell>
          <table:table-cell table:number-columns-repeated="16364" table:style-name="ce5"/>
        </table:table-row>
        <table:table-row table:style-name="ro2">
          <table:table-cell office:value-type="float" office:value="81" table:style-name="ce13">
            <text:p>81</text:p>
          </table:table-cell>
          <table:table-cell office:value-type="float" office:value="6.1447097265443493E-2" table:style-name="ce14">
            <text:p>0,06145</text:p>
          </table:table-cell>
          <table:table-cell office:value-type="float" office:value="52797.35730310755" table:style-name="ce15">
            <text:p>52 797</text:p>
          </table:table-cell>
          <table:table-cell office:value-type="float" office:value="3244.2443495624229" table:style-name="ce15">
            <text:p>3 244</text:p>
          </table:table-cell>
          <table:table-cell office:value-type="float" office:value="51175.235128326342" table:style-name="ce15">
            <text:p>51 175</text:p>
          </table:table-cell>
          <table:table-cell office:value-type="float" office:value="397905.75639169855" table:style-name="ce15">
            <text:p>397 906</text:p>
          </table:table-cell>
          <table:table-cell office:value-type="float" office:value="7.5364710795530403" table:style-name="ce16">
            <text:p>7,54</text:p>
          </table:table-cell>
          <table:table-cell office:value-type="float" office:value="3.9590551865364365E-2" table:style-name="ce14">
            <text:p>0,03959</text:p>
          </table:table-cell>
          <table:table-cell office:value-type="float" office:value="70016.763428912469" table:style-name="ce15">
            <text:p>70 017</text:p>
          </table:table-cell>
          <table:table-cell office:value-type="float" office:value="2772.0023039773059" table:style-name="ce15">
            <text:p>2 772</text:p>
          </table:table-cell>
          <table:table-cell office:value-type="float" office:value="68630.762276923808" table:style-name="ce15">
            <text:p>68 631</text:p>
          </table:table-cell>
          <table:table-cell office:value-type="float" office:value="624369.42717142007" table:style-name="ce15">
            <text:p>624 369</text:p>
          </table:table-cell>
          <table:table-cell office:value-type="float" office:value="8.917427721510407" table:style-name="ce16">
            <text:p>8,92</text:p>
          </table:table-cell>
          <table:table-cell office:value-type="float" office:value="4.883430015398E-2" table:style-name="ce14">
            <text:p>0,04883</text:p>
          </table:table-cell>
          <table:table-cell office:value-type="float" office:value="61482.020598536314" table:style-name="ce15">
            <text:p>61 482</text:p>
          </table:table-cell>
          <table:table-cell office:value-type="float" office:value="3002.4314479821032" table:style-name="ce15">
            <text:p>3 002</text:p>
          </table:table-cell>
          <table:table-cell office:value-type="float" office:value="59980.804874545262" table:style-name="ce15">
            <text:p>59 981</text:p>
          </table:table-cell>
          <table:table-cell office:value-type="float" office:value="513402.70823708776" table:style-name="ce15">
            <text:p>513 403</text:p>
          </table:table-cell>
          <table:table-cell office:value-type="float" office:value="8.3504527541391536" table:style-name="ce16">
            <text:p>8,35</text:p>
          </table:table-cell>
          <table:table-cell office:value-type="float" office:value="81" table:style-name="ce13">
            <text:p>81</text:p>
          </table:table-cell>
          <table:table-cell table:number-columns-repeated="16364" table:style-name="ce5"/>
        </table:table-row>
        <table:table-row table:style-name="ro2">
          <table:table-cell office:value-type="float" office:value="82" table:style-name="ce13">
            <text:p>82</text:p>
          </table:table-cell>
          <table:table-cell office:value-type="float" office:value="6.8688017873227925E-2" table:style-name="ce14">
            <text:p>0,06869</text:p>
          </table:table-cell>
          <table:table-cell office:value-type="float" office:value="49553.112953545125" table:style-name="ce15">
            <text:p>49 553</text:p>
          </table:table-cell>
          <table:table-cell office:value-type="float" office:value="3403.7051082271896" table:style-name="ce15">
            <text:p>3 404</text:p>
          </table:table-cell>
          <table:table-cell office:value-type="float" office:value="47851.260399431529" table:style-name="ce15">
            <text:p>47 851</text:p>
          </table:table-cell>
          <table:table-cell office:value-type="float" office:value="346730.52126337221" table:style-name="ce15">
            <text:p>346 731</text:p>
          </table:table-cell>
          <table:table-cell office:value-type="float" office:value="6.997149131446573" table:style-name="ce16">
            <text:p>7,00</text:p>
          </table:table-cell>
          <table:table-cell office:value-type="float" office:value="4.5860281496263526E-2" table:style-name="ce14">
            <text:p>0,04586</text:p>
          </table:table-cell>
          <table:table-cell office:value-type="float" office:value="67244.761124935161" table:style-name="ce15">
            <text:p>67 245</text:p>
          </table:table-cell>
          <table:table-cell office:value-type="float" office:value="3083.863674338525" table:style-name="ce15">
            <text:p>3 084</text:p>
          </table:table-cell>
          <table:table-cell office:value-type="float" office:value="65702.829287765897" table:style-name="ce15">
            <text:p>65 703</text:p>
          </table:table-cell>
          <table:table-cell office:value-type="float" office:value="555738.66489449621" table:style-name="ce15">
            <text:p>555 739</text:p>
          </table:table-cell>
          <table:table-cell office:value-type="float" office:value="8.2644157789776376" table:style-name="ce16">
            <text:p>8,26</text:p>
          </table:table-cell>
          <table:table-cell office:value-type="float" office:value="5.5438972185676408E-2" table:style-name="ce14">
            <text:p>0,05544</text:p>
          </table:table-cell>
          <table:table-cell office:value-type="float" office:value="58479.589150554209" table:style-name="ce15">
            <text:p>58 480</text:p>
          </table:table-cell>
          <table:table-cell office:value-type="float" office:value="3242.0483163473587" table:style-name="ce15">
            <text:p>3 242</text:p>
          </table:table-cell>
          <table:table-cell office:value-type="float" office:value="56858.564992380532" table:style-name="ce15">
            <text:p>56 859</text:p>
          </table:table-cell>
          <table:table-cell office:value-type="float" office:value="453421.90336254251" table:style-name="ce15">
            <text:p>453 422</text:p>
          </table:table-cell>
          <table:table-cell office:value-type="float" office:value="7.7535069919048061" table:style-name="ce16">
            <text:p>7,75</text:p>
          </table:table-cell>
          <table:table-cell office:value-type="float" office:value="82" table:style-name="ce13">
            <text:p>82</text:p>
          </table:table-cell>
          <table:table-cell table:number-columns-repeated="16364" table:style-name="ce5"/>
        </table:table-row>
        <table:table-row table:style-name="ro2">
          <table:table-cell office:value-type="float" office:value="83" table:style-name="ce13">
            <text:p>83</text:p>
          </table:table-cell>
          <table:table-cell office:value-type="float" office:value="7.7352836563812644E-2" table:style-name="ce14">
            <text:p>0,07735</text:p>
          </table:table-cell>
          <table:table-cell office:value-type="float" office:value="46149.407845317939" table:style-name="ce15">
            <text:p>46 149</text:p>
          </table:table-cell>
          <table:table-cell office:value-type="float" office:value="3569.7876025756113" table:style-name="ce15">
            <text:p>3 570</text:p>
          </table:table-cell>
          <table:table-cell office:value-type="float" office:value="44364.514044030133" table:style-name="ce15">
            <text:p>44 365</text:p>
          </table:table-cell>
          <table:table-cell office:value-type="float" office:value="298879.2608639407" table:style-name="ce15">
            <text:p>298 879</text:p>
          </table:table-cell>
          <table:table-cell office:value-type="float" office:value="6.4763401052883349" table:style-name="ce16">
            <text:p>6,48</text:p>
          </table:table-cell>
          <table:table-cell office:value-type="float" office:value="5.3415993342328688E-2" table:style-name="ce14">
            <text:p>0,05342</text:p>
          </table:table-cell>
          <table:table-cell office:value-type="float" office:value="64160.897450596633" table:style-name="ce15">
            <text:p>64 161</text:p>
          </table:table-cell>
          <table:table-cell office:value-type="float" office:value="3427.2180710589032" table:style-name="ce15">
            <text:p>3 427</text:p>
          </table:table-cell>
          <table:table-cell office:value-type="float" office:value="62447.288415067182" table:style-name="ce15">
            <text:p>62 447</text:p>
          </table:table-cell>
          <table:table-cell office:value-type="float" office:value="490035.83560673031" table:style-name="ce15">
            <text:p>490 036</text:p>
          </table:table-cell>
          <table:table-cell office:value-type="float" office:value="7.6376088096968084" table:style-name="ce16">
            <text:p>7,64</text:p>
          </table:table-cell>
          <table:table-cell office:value-type="float" office:value="6.3336381659110361E-2" table:style-name="ce14">
            <text:p>0,06334</text:p>
          </table:table-cell>
          <table:table-cell office:value-type="float" office:value="55237.540834206848" table:style-name="ce15">
            <text:p>55 238</text:p>
          </table:table-cell>
          <table:table-cell office:value-type="float" office:value="3498.5459681860184" table:style-name="ce15">
            <text:p>3 499</text:p>
          </table:table-cell>
          <table:table-cell office:value-type="float" office:value="53488.267850113843" table:style-name="ce15">
            <text:p>53 488</text:p>
          </table:table-cell>
          <table:table-cell office:value-type="float" office:value="396563.338370162" table:style-name="ce15">
            <text:p>396 563</text:p>
          </table:table-cell>
          <table:table-cell office:value-type="float" office:value="7.1792359395656327" table:style-name="ce16">
            <text:p>7,18</text:p>
          </table:table-cell>
          <table:table-cell office:value-type="float" office:value="83" table:style-name="ce13">
            <text:p>83</text:p>
          </table:table-cell>
          <table:table-cell table:number-columns-repeated="16364" table:style-name="ce5"/>
        </table:table-row>
        <table:table-row table:style-name="ro2">
          <table:table-cell office:value-type="float" office:value="84" table:style-name="ce13">
            <text:p>84</text:p>
          </table:table-cell>
          <table:table-cell office:value-type="float" office:value="8.7669765837894806E-2" table:style-name="ce14">
            <text:p>0,08767</text:p>
          </table:table-cell>
          <table:table-cell office:value-type="float" office:value="42579.620242742327" table:style-name="ce15">
            <text:p>42 580</text:p>
          </table:table-cell>
          <table:table-cell office:value-type="float" office:value="3732.9453361477053" table:style-name="ce15">
            <text:p>3 733</text:p>
          </table:table-cell>
          <table:table-cell office:value-type="float" office:value="40713.147574668474" table:style-name="ce15">
            <text:p>40 713</text:p>
          </table:table-cell>
          <table:table-cell office:value-type="float" office:value="254514.74681991059" table:style-name="ce15">
            <text:p>254 515</text:p>
          </table:table-cell>
          <table:table-cell office:value-type="float" office:value="5.9773841422010454" table:style-name="ce16">
            <text:p>5,98</text:p>
          </table:table-cell>
          <table:table-cell office:value-type="float" office:value="6.2326572298428147E-2" table:style-name="ce14">
            <text:p>0,06233</text:p>
          </table:table-cell>
          <table:table-cell office:value-type="float" office:value="60733.679379537731" table:style-name="ce15">
            <text:p>60 734</text:p>
          </table:table-cell>
          <table:table-cell office:value-type="float" office:value="3785.3220587983133" table:style-name="ce15">
            <text:p>3 785</text:p>
          </table:table-cell>
          <table:table-cell office:value-type="float" office:value="58841.018350138576" table:style-name="ce15">
            <text:p>58 841</text:p>
          </table:table-cell>
          <table:table-cell office:value-type="float" office:value="427588.54719166312" table:style-name="ce15">
            <text:p>427 589</text:p>
          </table:table-cell>
          <table:table-cell office:value-type="float" office:value="7.0403860190911702" table:style-name="ce16">
            <text:p>7,04</text:p>
          </table:table-cell>
          <table:table-cell office:value-type="float" office:value="7.2624229561970524E-2" table:style-name="ce14">
            <text:p>0,07262</text:p>
          </table:table-cell>
          <table:table-cell office:value-type="float" office:value="51738.994866020832" table:style-name="ce15">
            <text:p>51 739</text:p>
          </table:table-cell>
          <table:table-cell office:value-type="float" office:value="3757.5046404555114" table:style-name="ce15">
            <text:p>3 758</text:p>
          </table:table-cell>
          <table:table-cell office:value-type="float" office:value="49860.24254579308" table:style-name="ce15">
            <text:p>49 860</text:p>
          </table:table-cell>
          <table:table-cell office:value-type="float" office:value="343075.07052004815" table:style-name="ce15">
            <text:p>343 075</text:p>
          </table:table-cell>
          <table:table-cell office:value-type="float" office:value="6.6308800820048388" table:style-name="ce16">
            <text:p>6,63</text:p>
          </table:table-cell>
          <table:table-cell office:value-type="float" office:value="84" table:style-name="ce13">
            <text:p>84</text:p>
          </table:table-cell>
          <table:table-cell table:number-columns-repeated="16364" table:style-name="ce5"/>
        </table:table-row>
        <table:table-row table:style-name="ro2">
          <table:table-cell office:value-type="float" office:value="85" table:style-name="ce13">
            <text:p>85</text:p>
          </table:table-cell>
          <table:table-cell office:value-type="float" office:value="9.9867018196171428E-2" table:style-name="ce14">
            <text:p>0,09987</text:p>
          </table:table-cell>
          <table:table-cell office:value-type="float" office:value="38846.674906594621" table:style-name="ce15">
            <text:p>38 847</text:p>
          </table:table-cell>
          <table:table-cell office:value-type="float" office:value="3879.5015897576409" table:style-name="ce15">
            <text:p>3 880</text:p>
          </table:table-cell>
          <table:table-cell office:value-type="float" office:value="36906.924111715802" table:style-name="ce15">
            <text:p>36 907</text:p>
          </table:table-cell>
          <table:table-cell office:value-type="float" office:value="213801.59924524213" table:style-name="ce15">
            <text:p>213 802</text:p>
          </table:table-cell>
          <table:table-cell office:value-type="float" office:value="5.5037297209946567" table:style-name="ce16">
            <text:p>5,50</text:p>
          </table:table-cell>
          <table:table-cell office:value-type="float" office:value="7.266090325943006E-2" table:style-name="ce14">
            <text:p>0,07266</text:p>
          </table:table-cell>
          <table:table-cell office:value-type="float" office:value="56948.357320739415" table:style-name="ce15">
            <text:p>56 948</text:p>
          </table:table-cell>
          <table:table-cell office:value-type="float" office:value="4137.9190820657022" table:style-name="ce15">
            <text:p>4 138</text:p>
          </table:table-cell>
          <table:table-cell office:value-type="float" office:value="54879.39777970656" table:style-name="ce15">
            <text:p>54 879</text:p>
          </table:table-cell>
          <table:table-cell office:value-type="float" office:value="368747.52884152456" table:style-name="ce15">
            <text:p>368 748</text:p>
          </table:table-cell>
          <table:table-cell office:value-type="float" office:value="6.4751214291344334" table:style-name="ce16">
            <text:p>6,48</text:p>
          </table:table-cell>
          <table:table-cell office:value-type="float" office:value="8.340021688194553E-2" table:style-name="ce14">
            <text:p>0,08340</text:p>
          </table:table-cell>
          <table:table-cell office:value-type="float" office:value="47981.490225565321" table:style-name="ce15">
            <text:p>47 981</text:p>
          </table:table-cell>
          <table:table-cell office:value-type="float" office:value="4001.6666911310972" table:style-name="ce15">
            <text:p>4 002</text:p>
          </table:table-cell>
          <table:table-cell office:value-type="float" office:value="45980.656879999777" table:style-name="ce15">
            <text:p>45 981</text:p>
          </table:table-cell>
          <table:table-cell office:value-type="float" office:value="293214.82797425508" table:style-name="ce15">
            <text:p>293 215</text:p>
          </table:table-cell>
          <table:table-cell office:value-type="float" office:value="6.1109987746488423" table:style-name="ce16">
            <text:p>6,11</text:p>
          </table:table-cell>
          <table:table-cell office:value-type="float" office:value="85" table:style-name="ce13">
            <text:p>85</text:p>
          </table:table-cell>
          <table:table-cell table:number-columns-repeated="16364" table:style-name="ce5"/>
        </table:table-row>
        <table:table-row table:style-name="ro2">
          <table:table-cell office:value-type="float" office:value="86" table:style-name="ce13">
            <text:p>86</text:p>
          </table:table-cell>
          <table:table-cell office:value-type="float" office:value="0.1141148472846908" table:style-name="ce14">
            <text:p>0,11411</text:p>
          </table:table-cell>
          <table:table-cell office:value-type="float" office:value="34967.173316836983" table:style-name="ce15">
            <text:p>34 967</text:p>
          </table:table-cell>
          <table:table-cell office:value-type="float" office:value="3990.2736430281675" table:style-name="ce15">
            <text:p>3 990</text:p>
          </table:table-cell>
          <table:table-cell office:value-type="float" office:value="32972.0364953229" table:style-name="ce15">
            <text:p>32 972</text:p>
          </table:table-cell>
          <table:table-cell office:value-type="float" office:value="176894.67513352633" table:style-name="ce15">
            <text:p>176 895</text:p>
          </table:table-cell>
          <table:table-cell office:value-type="float" office:value="5.058878323697674" table:style-name="ce16">
            <text:p>5,06</text:p>
          </table:table-cell>
          <table:table-cell office:value-type="float" office:value="8.4489759833145314E-2" table:style-name="ce14">
            <text:p>0,08449</text:p>
          </table:table-cell>
          <table:table-cell office:value-type="float" office:value="52810.438238673712" table:style-name="ce15">
            <text:p>52 810</text:p>
          </table:table-cell>
          <table:table-cell office:value-type="float" office:value="4461.9412434686956" table:style-name="ce15">
            <text:p>4 462</text:p>
          </table:table-cell>
          <table:table-cell office:value-type="float" office:value="50579.467616939364" table:style-name="ce15">
            <text:p>50 579</text:p>
          </table:table-cell>
          <table:table-cell office:value-type="float" office:value="313868.13106181799" table:style-name="ce15">
            <text:p>313 868</text:p>
          </table:table-cell>
          <table:table-cell office:value-type="float" office:value="5.9432972255088883" table:style-name="ce16">
            <text:p>5,94</text:p>
          </table:table-cell>
          <table:table-cell office:value-type="float" office:value="9.5750282245884027E-2" table:style-name="ce14">
            <text:p>0,09575</text:p>
          </table:table-cell>
          <table:table-cell office:value-type="float" office:value="43979.823534434225" table:style-name="ce15">
            <text:p>43 980</text:p>
          </table:table-cell>
          <table:table-cell office:value-type="float" office:value="4211.0805165462498" table:style-name="ce15">
            <text:p>4 211</text:p>
          </table:table-cell>
          <table:table-cell office:value-type="float" office:value="41874.283276161099" table:style-name="ce15">
            <text:p>41 874</text:p>
          </table:table-cell>
          <table:table-cell office:value-type="float" office:value="247234.17109425532" table:style-name="ce15">
            <text:p>247 234</text:p>
          </table:table-cell>
          <table:table-cell office:value-type="float" office:value="5.6215362233248181" table:style-name="ce16">
            <text:p>5,62</text:p>
          </table:table-cell>
          <table:table-cell office:value-type="float" office:value="86" table:style-name="ce13">
            <text:p>86</text:p>
          </table:table-cell>
          <table:table-cell table:number-columns-repeated="16364" table:style-name="ce5"/>
        </table:table-row>
        <table:table-row table:style-name="ro2">
          <table:table-cell office:value-type="float" office:value="87" table:style-name="ce13">
            <text:p>87</text:p>
          </table:table-cell>
          <table:table-cell office:value-type="float" office:value="0.13021778673057785" table:style-name="ce14">
            <text:p>0,13022</text:p>
          </table:table-cell>
          <table:table-cell office:value-type="float" office:value="30976.899673808817" table:style-name="ce15">
            <text:p>30 977</text:p>
          </table:table-cell>
          <table:table-cell office:value-type="float" office:value="4033.7433152985432" table:style-name="ce15">
            <text:p>4 034</text:p>
          </table:table-cell>
          <table:table-cell office:value-type="float" office:value="28960.028016159544" table:style-name="ce15">
            <text:p>28 960</text:p>
          </table:table-cell>
          <table:table-cell office:value-type="float" office:value="143922.63863820341" table:style-name="ce15">
            <text:p>143 923</text:p>
          </table:table-cell>
          <table:table-cell office:value-type="float" office:value="4.6461279260910349" table:style-name="ce16">
            <text:p>4,65</text:p>
          </table:table-cell>
          <table:table-cell office:value-type="float" office:value="9.7895833394518281E-2" table:style-name="ce14">
            <text:p>0,09790</text:p>
          </table:table-cell>
          <table:table-cell office:value-type="float" office:value="48348.496995205016" table:style-name="ce15">
            <text:p>48 348</text:p>
          </table:table-cell>
          <table:table-cell office:value-type="float" office:value="4733.1164067179579" table:style-name="ce15">
            <text:p>4 733</text:p>
          </table:table-cell>
          <table:table-cell office:value-type="float" office:value="45981.938791846042" table:style-name="ce15">
            <text:p>45 982</text:p>
          </table:table-cell>
          <table:table-cell office:value-type="float" office:value="263288.66344487865" table:style-name="ce15">
            <text:p>263 289</text:p>
          </table:table-cell>
          <table:table-cell office:value-type="float" office:value="5.4456431907488341" table:style-name="ce16">
            <text:p>5,45</text:p>
          </table:table-cell>
          <table:table-cell office:value-type="float" office:value="0.10968614385555819" table:style-name="ce14">
            <text:p>0,10969</text:p>
          </table:table-cell>
          <table:table-cell office:value-type="float" office:value="39768.743017887973" table:style-name="ce15">
            <text:p>39 769</text:p>
          </table:table-cell>
          <table:table-cell office:value-type="float" office:value="4362.0800676147855" table:style-name="ce15">
            <text:p>4 362</text:p>
          </table:table-cell>
          <table:table-cell office:value-type="float" office:value="37587.702984080577" table:style-name="ce15">
            <text:p>37 588</text:p>
          </table:table-cell>
          <table:table-cell office:value-type="float" office:value="205359.88781809423" table:style-name="ce15">
            <text:p>205 360</text:p>
          </table:table-cell>
          <table:table-cell office:value-type="float" office:value="5.1638516139603254" table:style-name="ce16">
            <text:p>5,16</text:p>
          </table:table-cell>
          <table:table-cell office:value-type="float" office:value="87" table:style-name="ce13">
            <text:p>87</text:p>
          </table:table-cell>
          <table:table-cell table:number-columns-repeated="16364" table:style-name="ce5"/>
        </table:table-row>
        <table:table-row table:style-name="ro2">
          <table:table-cell office:value-type="float" office:value="88" table:style-name="ce13">
            <text:p>88</text:p>
          </table:table-cell>
          <table:table-cell office:value-type="float" office:value="0.14783810966264477" table:style-name="ce14">
            <text:p>0,14784</text:p>
          </table:table-cell>
          <table:table-cell office:value-type="float" office:value="26943.156358510274" table:style-name="ce15">
            <text:p>26 943</text:p>
          </table:table-cell>
          <table:table-cell office:value-type="float" office:value="3983.2253043872265" table:style-name="ce15">
            <text:p>3 983</text:p>
          </table:table-cell>
          <table:table-cell office:value-type="float" office:value="24951.543706316661" table:style-name="ce15">
            <text:p>24 952</text:p>
          </table:table-cell>
          <table:table-cell office:value-type="float" office:value="114962.61062204387" table:style-name="ce15">
            <text:p>114 963</text:p>
          </table:table-cell>
          <table:table-cell office:value-type="float" office:value="4.2668575682942116" table:style-name="ce16">
            <text:p>4,27</text:p>
          </table:table-cell>
          <table:table-cell office:value-type="float" office:value="0.1129664511803647" table:style-name="ce14">
            <text:p>0,11297</text:p>
          </table:table-cell>
          <table:table-cell office:value-type="float" office:value="43615.38058848706" table:style-name="ce15">
            <text:p>43 615</text:p>
          </table:table-cell>
          <table:table-cell office:value-type="float" office:value="4927.0747619623498" table:style-name="ce15">
            <text:p>4 927</text:p>
          </table:table-cell>
          <table:table-cell office:value-type="float" office:value="41151.843207505881" table:style-name="ce15">
            <text:p>41 152</text:p>
          </table:table-cell>
          <table:table-cell office:value-type="float" office:value="217306.72465303261" table:style-name="ce15">
            <text:p>217 307</text:p>
          </table:table-cell>
          <table:table-cell office:value-type="float" office:value="4.9823415896179064" table:style-name="ce16">
            <text:p>4,98</text:p>
          </table:table-cell>
          <table:table-cell office:value-type="float" office:value="0.12519064909870203" table:style-name="ce14">
            <text:p>0,12519</text:p>
          </table:table-cell>
          <table:table-cell office:value-type="float" office:value="35406.662950273188" table:style-name="ce15">
            <text:p>35 407</text:p>
          </table:table-cell>
          <table:table-cell office:value-type="float" office:value="4432.5831171636646" table:style-name="ce15">
            <text:p>4 433</text:p>
          </table:table-cell>
          <table:table-cell office:value-type="float" office:value="33190.371391691355" table:style-name="ce15">
            <text:p>33 190</text:p>
          </table:table-cell>
          <table:table-cell office:value-type="float" office:value="167772.18483401366" table:style-name="ce15">
            <text:p>167 772</text:p>
          </table:table-cell>
          <table:table-cell office:value-type="float" office:value="4.7384353919385438" table:style-name="ce16">
            <text:p>4,74</text:p>
          </table:table-cell>
          <table:table-cell office:value-type="float" office:value="88" table:style-name="ce13">
            <text:p>88</text:p>
          </table:table-cell>
          <table:table-cell table:number-columns-repeated="16364" table:style-name="ce5"/>
        </table:table-row>
        <table:table-row table:style-name="ro2">
          <table:table-cell office:value-type="float" office:value="89" table:style-name="ce13">
            <text:p>89</text:p>
          </table:table-cell>
          <table:table-cell office:value-type="float" office:value="0.16663777068963967" table:style-name="ce14">
            <text:p>0,16664</text:p>
          </table:table-cell>
          <table:table-cell office:value-type="float" office:value="22959.931054123048" table:style-name="ce15">
            <text:p>22 960</text:p>
          </table:table-cell>
          <table:table-cell office:value-type="float" office:value="3825.9917260468933" table:style-name="ce15">
            <text:p>3 826</text:p>
          </table:table-cell>
          <table:table-cell office:value-type="float" office:value="21046.935191099601" table:style-name="ce15">
            <text:p>21 047</text:p>
          </table:table-cell>
          <table:table-cell office:value-type="float" office:value="90011.066915727206" table:style-name="ce15">
            <text:p>90 011</text:p>
          </table:table-cell>
          <table:table-cell office:value-type="float" office:value="3.9203544080139299" table:style-name="ce16">
            <text:p>3,92</text:p>
          </table:table-cell>
          <table:table-cell office:value-type="float" office:value="0.12978895080715616" table:style-name="ce14">
            <text:p>0,12979</text:p>
          </table:table-cell>
          <table:table-cell office:value-type="float" office:value="38688.305826524709" table:style-name="ce15">
            <text:p>38 688</text:p>
          </table:table-cell>
          <table:table-cell office:value-type="float" office:value="5021.3146217310286" table:style-name="ce15">
            <text:p>5 021</text:p>
          </table:table-cell>
          <table:table-cell office:value-type="float" office:value="36177.648515659195" table:style-name="ce15">
            <text:p>36 178</text:p>
          </table:table-cell>
          <table:table-cell office:value-type="float" office:value="176154.88144552673" table:style-name="ce15">
            <text:p>176 155</text:p>
          </table:table-cell>
          <table:table-cell office:value-type="float" office:value="4.5531815798652762" table:style-name="ce16">
            <text:p>4,55</text:p>
          </table:table-cell>
          <table:table-cell office:value-type="float" office:value="0.1422465807215389" table:style-name="ce14">
            <text:p>0,14225</text:p>
          </table:table-cell>
          <table:table-cell office:value-type="float" office:value="30974.079833109525" table:style-name="ce15">
            <text:p>30 974</text:p>
          </table:table-cell>
          <table:table-cell office:value-type="float" office:value="4405.9569472558042" table:style-name="ce15">
            <text:p>4 406</text:p>
          </table:table-cell>
          <table:table-cell office:value-type="float" office:value="28771.101359481625" table:style-name="ce15">
            <text:p>28 771</text:p>
          </table:table-cell>
          <table:table-cell office:value-type="float" office:value="134581.81344232231" table:style-name="ce15">
            <text:p>134 582</text:p>
          </table:table-cell>
          <table:table-cell office:value-type="float" office:value="4.3449818095471562" table:style-name="ce16">
            <text:p>4,34</text:p>
          </table:table-cell>
          <table:table-cell office:value-type="float" office:value="89" table:style-name="ce13">
            <text:p>89</text:p>
          </table:table-cell>
          <table:table-cell table:number-columns-repeated="16364" table:style-name="ce5"/>
        </table:table-row>
        <table:table-row table:style-name="ro2">
          <table:table-cell office:value-type="float" office:value="90" table:style-name="ce13">
            <text:p>90</text:p>
          </table:table-cell>
          <table:table-cell office:value-type="float" office:value="0.1862787244203106" table:style-name="ce14">
            <text:p>0,18628</text:p>
          </table:table-cell>
          <table:table-cell office:value-type="float" office:value="19133.939328076154" table:style-name="ce15">
            <text:p>19 134</text:p>
          </table:table-cell>
          <table:table-cell office:value-type="float" office:value="3564.245811169641" table:style-name="ce15">
            <text:p>3 564</text:p>
          </table:table-cell>
          <table:table-cell office:value-type="float" office:value="17351.816422491334" table:style-name="ce15">
            <text:p>17 352</text:p>
          </table:table-cell>
          <table:table-cell office:value-type="float" office:value="68964.131724627601" table:style-name="ce15">
            <text:p>68 964</text:p>
          </table:table-cell>
          <table:table-cell office:value-type="float" office:value="3.604282972896919" table:style-name="ce16">
            <text:p>3,60</text:p>
          </table:table-cell>
          <table:table-cell office:value-type="float" office:value="0.14845066989136438" table:style-name="ce14">
            <text:p>0,14845</text:p>
          </table:table-cell>
          <table:table-cell office:value-type="float" office:value="33666.991204793681" table:style-name="ce15">
            <text:p>33 667</text:p>
          </table:table-cell>
          <table:table-cell office:value-type="float" office:value="4997.8873975782944" table:style-name="ce15">
            <text:p>4 998</text:p>
          </table:table-cell>
          <table:table-cell office:value-type="float" office:value="31168.047506004536" table:style-name="ce15">
            <text:p>31 168</text:p>
          </table:table-cell>
          <table:table-cell office:value-type="float" office:value="139977.23292986755" table:style-name="ce15">
            <text:p>139 977</text:p>
          </table:table-cell>
          <table:table-cell office:value-type="float" office:value="4.1576995128075733" table:style-name="ce16">
            <text:p>4,16</text:p>
          </table:table-cell>
          <table:table-cell office:value-type="float" office:value="0.16083672147029204" table:style-name="ce14">
            <text:p>0,16084</text:p>
          </table:table-cell>
          <table:table-cell office:value-type="float" office:value="26568.122885853722" table:style-name="ce15">
            <text:p>26 568</text:p>
          </table:table-cell>
          <table:table-cell office:value-type="float" office:value="4273.129780580547" table:style-name="ce15">
            <text:p>4 273</text:p>
          </table:table-cell>
          <table:table-cell office:value-type="float" office:value="24431.557995563446" table:style-name="ce15">
            <text:p>24 432</text:p>
          </table:table-cell>
          <table:table-cell office:value-type="float" office:value="105810.71208284068" table:style-name="ce15">
            <text:p>105 811</text:p>
          </table:table-cell>
          <table:table-cell office:value-type="float" office:value="3.9826190407746087" table:style-name="ce16">
            <text:p>3,98</text:p>
          </table:table-cell>
          <table:table-cell office:value-type="float" office:value="90" table:style-name="ce13">
            <text:p>90</text:p>
          </table:table-cell>
          <table:table-cell table:number-columns-repeated="16364" table:style-name="ce5"/>
        </table:table-row>
        <table:table-row table:style-name="ro2">
          <table:table-cell office:value-type="float" office:value="91" table:style-name="ce13">
            <text:p>91</text:p>
          </table:table-cell>
          <table:table-cell office:value-type="float" office:value="0.20653021671173602" table:style-name="ce14">
            <text:p>0,20653</text:p>
          </table:table-cell>
          <table:table-cell office:value-type="float" office:value="15569.693516906513" table:style-name="ce15">
            <text:p>15 570</text:p>
          </table:table-cell>
          <table:table-cell office:value-type="float" office:value="3215.6121761820136" table:style-name="ce15">
            <text:p>3 216</text:p>
          </table:table-cell>
          <table:table-cell office:value-type="float" office:value="13961.887428815506" table:style-name="ce15">
            <text:p>13 962</text:p>
          </table:table-cell>
          <table:table-cell office:value-type="float" office:value="51612.315302136267" table:style-name="ce15">
            <text:p>51 612</text:p>
          </table:table-cell>
          <table:table-cell office:value-type="float" office:value="3.3149217257290582" table:style-name="ce16">
            <text:p>3,31</text:p>
          </table:table-cell>
          <table:table-cell office:value-type="float" office:value="0.16899415196615211" table:style-name="ce14">
            <text:p>0,16899</text:p>
          </table:table-cell>
          <table:table-cell office:value-type="float" office:value="28669.103807215386" table:style-name="ce15">
            <text:p>28 669</text:p>
          </table:table-cell>
          <table:table-cell office:value-type="float" office:value="4844.9108855299473" table:style-name="ce15">
            <text:p>4 845</text:p>
          </table:table-cell>
          <table:table-cell office:value-type="float" office:value="26246.648364450411" table:style-name="ce15">
            <text:p>26 247</text:p>
          </table:table-cell>
          <table:table-cell office:value-type="float" office:value="108809.185423863" table:style-name="ce15">
            <text:p>108 809</text:p>
          </table:table-cell>
          <table:table-cell office:value-type="float" office:value="3.7953465917716658" table:style-name="ce16">
            <text:p>3,80</text:p>
          </table:table-cell>
          <table:table-cell office:value-type="float" office:value="0.18093333042875623" table:style-name="ce14">
            <text:p>0,18093</text:p>
          </table:table-cell>
          <table:table-cell office:value-type="float" office:value="22294.993105273174" table:style-name="ce15">
            <text:p>22 295</text:p>
          </table:table-cell>
          <table:table-cell office:value-type="float" office:value="4033.9073544232328" table:style-name="ce15">
            <text:p>4 034</text:p>
          </table:table-cell>
          <table:table-cell office:value-type="float" office:value="20278.039428061558" table:style-name="ce15">
            <text:p>20 278</text:p>
          </table:table-cell>
          <table:table-cell office:value-type="float" office:value="81379.154087277231" table:style-name="ce15">
            <text:p>81 379</text:p>
          </table:table-cell>
          <table:table-cell office:value-type="float" office:value="3.6501089595775462" table:style-name="ce16">
            <text:p>3,65</text:p>
          </table:table-cell>
          <table:table-cell office:value-type="float" office:value="91" table:style-name="ce13">
            <text:p>91</text:p>
          </table:table-cell>
          <table:table-cell table:number-columns-repeated="16364" table:style-name="ce5"/>
        </table:table-row>
        <table:table-row table:style-name="ro2">
          <table:table-cell office:value-type="float" office:value="92" table:style-name="ce13">
            <text:p>92</text:p>
          </table:table-cell>
          <table:table-cell office:value-type="float" office:value="0.22774180808788855" table:style-name="ce14">
            <text:p>0,22774</text:p>
          </table:table-cell>
          <table:table-cell office:value-type="float" office:value="12354.081340724499" table:style-name="ce15">
            <text:p>12 354</text:p>
          </table:table-cell>
          <table:table-cell office:value-type="float" office:value="2813.5408218014436" table:style-name="ce15">
            <text:p>2 814</text:p>
          </table:table-cell>
          <table:table-cell office:value-type="float" office:value="10947.310929823776" table:style-name="ce15">
            <text:p>10 947</text:p>
          </table:table-cell>
          <table:table-cell office:value-type="float" office:value="37650.427873320761" table:style-name="ce15">
            <text:p>37 650</text:p>
          </table:table-cell>
          <table:table-cell office:value-type="float" office:value="3.0476104887870821" table:style-name="ce16">
            <text:p>3,05</text:p>
          </table:table-cell>
          <table:table-cell office:value-type="float" office:value="0.19121965926085929" table:style-name="ce14">
            <text:p>0,19122</text:p>
          </table:table-cell>
          <table:table-cell office:value-type="float" office:value="23824.192921685441" table:style-name="ce15">
            <text:p>23 824</text:p>
          </table:table-cell>
          <table:table-cell office:value-type="float" office:value="4555.6540526496656" table:style-name="ce15">
            <text:p>4 556</text:p>
          </table:table-cell>
          <table:table-cell office:value-type="float" office:value="21546.365895360606" table:style-name="ce15">
            <text:p>21 546</text:p>
          </table:table-cell>
          <table:table-cell office:value-type="float" office:value="82562.537059412585" table:style-name="ce15">
            <text:p>82 563</text:p>
          </table:table-cell>
          <table:table-cell office:value-type="float" office:value="3.4654914578139548" table:style-name="ce16">
            <text:p>3,47</text:p>
          </table:table-cell>
          <table:table-cell office:value-type="float" office:value="0.20245174651480585" table:style-name="ce14">
            <text:p>0,20245</text:p>
          </table:table-cell>
          <table:table-cell office:value-type="float" office:value="18261.085750849939" table:style-name="ce15">
            <text:p>18 261</text:p>
          </table:table-cell>
          <table:table-cell office:value-type="float" office:value="3696.9887035162051" table:style-name="ce15">
            <text:p>3 697</text:p>
          </table:table-cell>
          <table:table-cell office:value-type="float" office:value="16412.591399091838" table:style-name="ce15">
            <text:p>16 413</text:p>
          </table:table-cell>
          <table:table-cell office:value-type="float" office:value="61101.114659215673" table:style-name="ce15">
            <text:p>61 101</text:p>
          </table:table-cell>
          <table:table-cell office:value-type="float" office:value="3.345973809710181" table:style-name="ce16">
            <text:p>3,35</text:p>
          </table:table-cell>
          <table:table-cell office:value-type="float" office:value="92" table:style-name="ce13">
            <text:p>92</text:p>
          </table:table-cell>
          <table:table-cell table:number-columns-repeated="16364" table:style-name="ce5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0.25045836152340556" table:style-name="ce14">
            <text:p>0,25046</text:p>
          </table:table-cell>
          <table:table-cell office:value-type="float" office:value="9540.5405189230551" table:style-name="ce15">
            <text:p>9 541</text:p>
          </table:table-cell>
          <table:table-cell office:value-type="float" office:value="2389.5081464171299" table:style-name="ce15">
            <text:p>2 390</text:p>
          </table:table-cell>
          <table:table-cell office:value-type="float" office:value="8345.7864457144897" table:style-name="ce15">
            <text:p>8 346</text:p>
          </table:table-cell>
          <table:table-cell office:value-type="float" office:value="26703.116943496985" table:style-name="ce15">
            <text:p>26 703</text:p>
          </table:table-cell>
          <table:table-cell office:value-type="float" office:value="2.7989102808727715" table:style-name="ce16">
            <text:p>2,80</text:p>
          </table:table-cell>
          <table:table-cell office:value-type="float" office:value="0.21484591525509936" table:style-name="ce14">
            <text:p>0,21485</text:p>
          </table:table-cell>
          <table:table-cell office:value-type="float" office:value="19268.538869035776" table:style-name="ce15">
            <text:p>19 269</text:p>
          </table:table-cell>
          <table:table-cell office:value-type="float" office:value="4139.7668689464481" table:style-name="ce15">
            <text:p>4 140</text:p>
          </table:table-cell>
          <table:table-cell office:value-type="float" office:value="17198.655434562552" table:style-name="ce15">
            <text:p>17 199</text:p>
          </table:table-cell>
          <table:table-cell office:value-type="float" office:value="61016.171164051979" table:style-name="ce15">
            <text:p>61 016</text:p>
          </table:table-cell>
          <table:table-cell office:value-type="float" office:value="3.1666215886303637" table:style-name="ce16">
            <text:p>3,17</text:p>
          </table:table-cell>
          <table:table-cell office:value-type="float" office:value="0.22528815240483027" table:style-name="ce14">
            <text:p>0,22529</text:p>
          </table:table-cell>
          <table:table-cell office:value-type="float" office:value="14564.097047333735" table:style-name="ce15">
            <text:p>14 564</text:p>
          </table:table-cell>
          <table:table-cell office:value-type="float" office:value="3281.118515238461" table:style-name="ce15">
            <text:p>3 281</text:p>
          </table:table-cell>
          <table:table-cell office:value-type="float" office:value="12923.537789714504" table:style-name="ce15">
            <text:p>12 924</text:p>
          </table:table-cell>
          <table:table-cell office:value-type="float" office:value="44688.523260123839" table:style-name="ce15">
            <text:p>44 689</text:p>
          </table:table-cell>
          <table:table-cell office:value-type="float" office:value="3.0684032875422935" table:style-name="ce16">
            <text:p>3,07</text:p>
          </table:table-cell>
          <table:table-cell office:value-type="float" office:value="93" table:style-name="ce13">
            <text:p>93</text:p>
          </table:table-cell>
          <table:table-cell table:number-columns-repeated="16364" table:style-name="ce5"/>
        </table:table-row>
        <table:table-row table:style-name="ro2">
          <table:table-cell office:value-type="float" office:value="94" table:style-name="ce13">
            <text:p>94</text:p>
          </table:table-cell>
          <table:table-cell office:value-type="float" office:value="0.27522488716884763" table:style-name="ce14">
            <text:p>0,27522</text:p>
          </table:table-cell>
          <table:table-cell office:value-type="float" office:value="7151.0323725059252" table:style-name="ce15">
            <text:p>7 151</text:p>
          </table:table-cell>
          <table:table-cell office:value-type="float" office:value="1968.14207786372" table:style-name="ce15">
            <text:p>1 968</text:p>
          </table:table-cell>
          <table:table-cell office:value-type="float" office:value="6166.9613335740651" table:style-name="ce15">
            <text:p>6 167</text:p>
          </table:table-cell>
          <table:table-cell office:value-type="float" office:value="18357.330497782496" table:style-name="ce15">
            <text:p>18 357</text:p>
          </table:table-cell>
          <table:table-cell office:value-type="float" office:value="2.56708815476241" table:style-name="ce16">
            <text:p>2,57</text:p>
          </table:table-cell>
          <table:table-cell office:value-type="float" office:value="0.23959158198255484" table:style-name="ce14">
            <text:p>0,23959</text:p>
          </table:table-cell>
          <table:table-cell office:value-type="float" office:value="15128.772000089328" table:style-name="ce15">
            <text:p>15 129</text:p>
          </table:table-cell>
          <table:table-cell office:value-type="float" office:value="3624.7264169547825" table:style-name="ce15">
            <text:p>3 625</text:p>
          </table:table-cell>
          <table:table-cell office:value-type="float" office:value="13316.408791611937" table:style-name="ce15">
            <text:p>13 316</text:p>
          </table:table-cell>
          <table:table-cell office:value-type="float" office:value="43817.515729489423" table:style-name="ce15">
            <text:p>43 818</text:p>
          </table:table-cell>
          <table:table-cell office:value-type="float" office:value="2.8963035287484473" table:style-name="ce16">
            <text:p>2,90</text:p>
          </table:table-cell>
          <table:table-cell office:value-type="float" office:value="0.24933871633946778" table:style-name="ce14">
            <text:p>0,24934</text:p>
          </table:table-cell>
          <table:table-cell office:value-type="float" office:value="11282.978532095274" table:style-name="ce15">
            <text:p>11 283</text:p>
          </table:table-cell>
          <table:table-cell office:value-type="float" office:value="2813.283383678408" table:style-name="ce15">
            <text:p>2 813</text:p>
          </table:table-cell>
          <table:table-cell office:value-type="float" office:value="9876.33684025607" table:style-name="ce15">
            <text:p>9 876</text:p>
          </table:table-cell>
          <table:table-cell office:value-type="float" office:value="31764.985470409338" table:style-name="ce15">
            <text:p>31 765</text:p>
          </table:table-cell>
          <table:table-cell office:value-type="float" office:value="2.8153014188630658" table:style-name="ce16">
            <text:p>2,82</text:p>
          </table:table-cell>
          <table:table-cell office:value-type="float" office:value="94" table:style-name="ce13">
            <text:p>94</text:p>
          </table:table-cell>
          <table:table-cell table:number-columns-repeated="16364" table:style-name="ce5"/>
        </table:table-row>
        <table:table-row table:style-name="ro2">
          <table:table-cell office:value-type="float" office:value="95" table:style-name="ce13">
            <text:p>95</text:p>
          </table:table-cell>
          <table:table-cell office:value-type="float" office:value="0.30258639517477559" table:style-name="ce14">
            <text:p>0,30259</text:p>
          </table:table-cell>
          <table:table-cell office:value-type="float" office:value="5182.8902946422049" table:style-name="ce15">
            <text:p>5 183</text:p>
          </table:table-cell>
          <table:table-cell office:value-type="float" office:value="1568.2720908421154" table:style-name="ce15">
            <text:p>1 568</text:p>
          </table:table-cell>
          <table:table-cell office:value-type="float" office:value="4398.7542492211469" table:style-name="ce15">
            <text:p>4 399</text:p>
          </table:table-cell>
          <table:table-cell office:value-type="float" office:value="12190.369164208432" table:style-name="ce15">
            <text:p>12 190</text:p>
          </table:table-cell>
          <table:table-cell office:value-type="float" office:value="2.3520407477677434" table:style-name="ce16">
            <text:p>2,35</text:p>
          </table:table-cell>
          <table:table-cell office:value-type="float" office:value="0.2651753214769087" table:style-name="ce14">
            <text:p>0,26518</text:p>
          </table:table-cell>
          <table:table-cell office:value-type="float" office:value="11504.045583134546" table:style-name="ce15">
            <text:p>11 504</text:p>
          </table:table-cell>
          <table:table-cell office:value-type="float" office:value="3050.588985792715" table:style-name="ce15">
            <text:p>3 051</text:p>
          </table:table-cell>
          <table:table-cell office:value-type="float" office:value="9978.7510902381891" table:style-name="ce15">
            <text:p>9 979</text:p>
          </table:table-cell>
          <table:table-cell office:value-type="float" office:value="30501.106937877485" table:style-name="ce15">
            <text:p>30 501</text:p>
          </table:table-cell>
          <table:table-cell office:value-type="float" office:value="2.6513374549378956" table:style-name="ce16">
            <text:p>2,65</text:p>
          </table:table-cell>
          <table:table-cell office:value-type="float" office:value="0.27449960655935673" table:style-name="ce14">
            <text:p>0,27450</text:p>
          </table:table-cell>
          <table:table-cell office:value-type="float" office:value="8469.6951484168658" table:style-name="ce15">
            <text:p>8 470</text:p>
          </table:table-cell>
          <table:table-cell office:value-type="float" office:value="2324.927985918122" table:style-name="ce15">
            <text:p>2 325</text:p>
          </table:table-cell>
          <table:table-cell office:value-type="float" office:value="7307.2311554578046" table:style-name="ce15">
            <text:p>7 307</text:p>
          </table:table-cell>
          <table:table-cell office:value-type="float" office:value="21888.648630153268" table:style-name="ce15">
            <text:p>21 889</text:p>
          </table:table-cell>
          <table:table-cell office:value-type="float" office:value="2.5843490523085282" table:style-name="ce16">
            <text:p>2,58</text:p>
          </table:table-cell>
          <table:table-cell office:value-type="float" office:value="95" table:style-name="ce13">
            <text:p>95</text:p>
          </table:table-cell>
          <table:table-cell table:number-columns-repeated="16364" table:style-name="ce5"/>
        </table:table-row>
        <table:table-row table:style-name="ro2">
          <table:table-cell office:value-type="float" office:value="96" table:style-name="ce13">
            <text:p>96</text:p>
          </table:table-cell>
          <table:table-cell office:value-type="float" office:value="0.33079892664735855" table:style-name="ce14">
            <text:p>0,33080</text:p>
          </table:table-cell>
          <table:table-cell office:value-type="float" office:value="3614.6182038000898" table:style-name="ce15">
            <text:p>3 615</text:p>
          </table:table-cell>
          <table:table-cell office:value-type="float" office:value="1195.7118220570728" table:style-name="ce15">
            <text:p>1 196</text:p>
          </table:table-cell>
          <table:table-cell office:value-type="float" office:value="3016.7622927715533" table:style-name="ce15">
            <text:p>3 017</text:p>
          </table:table-cell>
          <table:table-cell office:value-type="float" office:value="7791.6149149872854" table:style-name="ce15">
            <text:p>7 792</text:p>
          </table:table-cell>
          <table:table-cell office:value-type="float" office:value="2.1555844838040907" table:style-name="ce16">
            <text:p>2,16</text:p>
          </table:table-cell>
          <table:table-cell office:value-type="float" office:value="0.29249738450740903" table:style-name="ce14">
            <text:p>0,29250</text:p>
          </table:table-cell>
          <table:table-cell office:value-type="float" office:value="8453.4565973418321" table:style-name="ce15">
            <text:p>8 453</text:p>
          </table:table-cell>
          <table:table-cell office:value-type="float" office:value="2472.6139447693877" table:style-name="ce15">
            <text:p>2 473</text:p>
          </table:table-cell>
          <table:table-cell office:value-type="float" office:value="7217.1496249571383" table:style-name="ce15">
            <text:p>7 217</text:p>
          </table:table-cell>
          <table:table-cell office:value-type="float" office:value="20522.355847639297" table:style-name="ce15">
            <text:p>20 522</text:p>
          </table:table-cell>
          <table:table-cell office:value-type="float" office:value="2.4276880837233494" table:style-name="ce16">
            <text:p>2,43</text:p>
          </table:table-cell>
          <table:table-cell office:value-type="float" office:value="0.30110307747657838" table:style-name="ce14">
            <text:p>0,30110</text:p>
          </table:table-cell>
          <table:table-cell office:value-type="float" office:value="6144.7671624987433" table:style-name="ce15">
            <text:p>6 145</text:p>
          </table:table-cell>
          <table:table-cell office:value-type="float" office:value="1850.2083030053939" table:style-name="ce15">
            <text:p>1 850</text:p>
          </table:table-cell>
          <table:table-cell office:value-type="float" office:value="5219.6630109960461" table:style-name="ce15">
            <text:p>5 220</text:p>
          </table:table-cell>
          <table:table-cell office:value-type="float" office:value="14581.417474695463" table:style-name="ce15">
            <text:p>14 581</text:p>
          </table:table-cell>
          <table:table-cell office:value-type="float" office:value="2.3729812845774276" table:style-name="ce16">
            <text:p>2,37</text:p>
          </table:table-cell>
          <table:table-cell office:value-type="float" office:value="96" table:style-name="ce13">
            <text:p>96</text:p>
          </table:table-cell>
          <table:table-cell table:number-columns-repeated="16364" table:style-name="ce5"/>
        </table:table-row>
        <table:table-row table:style-name="ro2">
          <table:table-cell office:value-type="float" office:value="97" table:style-name="ce13">
            <text:p>97</text:p>
          </table:table-cell>
          <table:table-cell office:value-type="float" office:value="0.36106144084243041" table:style-name="ce14">
            <text:p>0,36106</text:p>
          </table:table-cell>
          <table:table-cell office:value-type="float" office:value="2418.9063817430169" table:style-name="ce15">
            <text:p>2 419</text:p>
          </table:table-cell>
          <table:table-cell office:value-type="float" office:value="873.37382345508377" table:style-name="ce15">
            <text:p>873</text:p>
          </table:table-cell>
          <table:table-cell office:value-type="float" office:value="1982.2194700154751" table:style-name="ce15">
            <text:p>1 982</text:p>
          </table:table-cell>
          <table:table-cell office:value-type="float" office:value="4774.8526222157325" table:style-name="ce15">
            <text:p>4 775</text:p>
          </table:table-cell>
          <table:table-cell office:value-type="float" office:value="1.9739716502691049" table:style-name="ce16">
            <text:p>1,97</text:p>
          </table:table-cell>
          <table:table-cell office:value-type="float" office:value="0.32093885388213295" table:style-name="ce14">
            <text:p>0,32094</text:p>
          </table:table-cell>
          <table:table-cell office:value-type="float" office:value="5980.8426525724444" table:style-name="ce15">
            <text:p>5 981</text:p>
          </table:table-cell>
          <table:table-cell office:value-type="float" office:value="1919.4847861659762" table:style-name="ce15">
            <text:p>1 919</text:p>
          </table:table-cell>
          <table:table-cell office:value-type="float" office:value="5021.1002594894562" table:style-name="ce15">
            <text:p>5 021</text:p>
          </table:table-cell>
          <table:table-cell office:value-type="float" office:value="13305.20622268216" table:style-name="ce15">
            <text:p>13 305</text:p>
          </table:table-cell>
          <table:table-cell office:value-type="float" office:value="2.2246373956953045" table:style-name="ce16">
            <text:p>2,22</text:p>
          </table:table-cell>
          <table:table-cell office:value-type="float" office:value="0.32892070540729001" table:style-name="ce14">
            <text:p>0,32892</text:p>
          </table:table-cell>
          <table:table-cell office:value-type="float" office:value="4294.5588594933497" table:style-name="ce15">
            <text:p>4 295</text:p>
          </table:table-cell>
          <table:table-cell office:value-type="float" office:value="1412.5693294776795" table:style-name="ce15">
            <text:p>1 413</text:p>
          </table:table-cell>
          <table:table-cell office:value-type="float" office:value="3588.2741947545101" table:style-name="ce15">
            <text:p>3 588</text:p>
          </table:table-cell>
          <table:table-cell office:value-type="float" office:value="9361.7544636994171" table:style-name="ce15">
            <text:p>9 362</text:p>
          </table:table-cell>
          <table:table-cell office:value-type="float" office:value="2.1799106194585653" table:style-name="ce16">
            <text:p>2,18</text:p>
          </table:table-cell>
          <table:table-cell office:value-type="float" office:value="97" table:style-name="ce13">
            <text:p>97</text:p>
          </table:table-cell>
          <table:table-cell table:number-columns-repeated="16364" table:style-name="ce5"/>
        </table:table-row>
        <table:table-row table:style-name="ro2">
          <table:table-cell office:value-type="float" office:value="98" table:style-name="ce13">
            <text:p>98</text:p>
          </table:table-cell>
          <table:table-cell office:value-type="float" office:value="0.39310144845356376" table:style-name="ce14">
            <text:p>0,39310</text:p>
          </table:table-cell>
          <table:table-cell office:value-type="float" office:value="1545.5325582879332" table:style-name="ce15">
            <text:p>1 546</text:p>
          </table:table-cell>
          <table:table-cell office:value-type="float" office:value="607.55108729512847" table:style-name="ce15">
            <text:p>608</text:p>
          </table:table-cell>
          <table:table-cell office:value-type="float" office:value="1241.7570146403689" table:style-name="ce15">
            <text:p>1 242</text:p>
          </table:table-cell>
          <table:table-cell office:value-type="float" office:value="2792.633152200257" table:style-name="ce15">
            <text:p>2 793</text:p>
          </table:table-cell>
          <table:table-cell office:value-type="float" office:value="1.806906711362847" table:style-name="ce16">
            <text:p>1,81</text:p>
          </table:table-cell>
          <table:table-cell office:value-type="float" office:value="0.35064039200074326" table:style-name="ce14">
            <text:p>0,35064</text:p>
          </table:table-cell>
          <table:table-cell office:value-type="float" office:value="4061.357866406468" table:style-name="ce15">
            <text:p>4 061</text:p>
          </table:table-cell>
          <table:table-cell office:value-type="float" office:value="1424.0761143320663" table:style-name="ce15">
            <text:p>1 424</text:p>
          </table:table-cell>
          <table:table-cell office:value-type="float" office:value="3349.319809240435" table:style-name="ce15">
            <text:p>3 349</text:p>
          </table:table-cell>
          <table:table-cell office:value-type="float" office:value="8284.1059631927037" table:style-name="ce15">
            <text:p>8 284</text:p>
          </table:table-cell>
          <table:table-cell office:value-type="float" office:value="2.0397379979032895" table:style-name="ce16">
            <text:p>2,04</text:p>
          </table:table-cell>
          <table:table-cell office:value-type="float" office:value="0.35800440468448258" table:style-name="ce14">
            <text:p>0,35800</text:p>
          </table:table-cell>
          <table:table-cell office:value-type="float" office:value="2881.9895300156704" table:style-name="ce15">
            <text:p>2 882</text:p>
          </table:table-cell>
          <table:table-cell office:value-type="float" office:value="1031.7649460001719" table:style-name="ce15">
            <text:p>1 032</text:p>
          </table:table-cell>
          <table:table-cell office:value-type="float" office:value="2366.1070570155844" table:style-name="ce15">
            <text:p>2 366</text:p>
          </table:table-cell>
          <table:table-cell office:value-type="float" office:value="5773.4802689449061" table:style-name="ce15">
            <text:p>5 773</text:p>
          </table:table-cell>
          <table:table-cell office:value-type="float" office:value="2.0032967534457051" table:style-name="ce16">
            <text:p>2,00</text:p>
          </table:table-cell>
          <table:table-cell office:value-type="float" office:value="98" table:style-name="ce13">
            <text:p>98</text:p>
          </table:table-cell>
          <table:table-cell table:number-columns-repeated="16364" table:style-name="ce5"/>
        </table:table-row>
        <table:table-row table:style-name="ro2">
          <table:table-cell office:value-type="float" office:value="99" table:style-name="ce13">
            <text:p>99</text:p>
          </table:table-cell>
          <table:table-cell office:value-type="float" office:value="0.42691894948076126" table:style-name="ce14">
            <text:p>0,42692</text:p>
          </table:table-cell>
          <table:table-cell office:value-type="float" office:value="937.9814709928047" table:style-name="ce15">
            <text:p>938</text:p>
          </table:table-cell>
          <table:table-cell office:value-type="float" office:value="400.44206422866733" table:style-name="ce15">
            <text:p>400</text:p>
          </table:table-cell>
          <table:table-cell office:value-type="float" office:value="737.76043887847095" table:style-name="ce15">
            <text:p>738</text:p>
          </table:table-cell>
          <table:table-cell office:value-type="float" office:value="1550.8761375598881" table:style-name="ce15">
            <text:p>1 551</text:p>
          </table:table-cell>
          <table:table-cell office:value-type="float" office:value="1.6534187353598426" table:style-name="ce16">
            <text:p>1,65</text:p>
          </table:table-cell>
          <table:table-cell office:value-type="float" office:value="0.38160199886324087" table:style-name="ce14">
            <text:p>0,38160</text:p>
          </table:table-cell>
          <table:table-cell office:value-type="float" office:value="2637.281752074402" table:style-name="ce15">
            <text:p>2 637</text:p>
          </table:table-cell>
          <table:table-cell office:value-type="float" office:value="1006.3919881571418" table:style-name="ce15">
            <text:p>1 006</text:p>
          </table:table-cell>
          <table:table-cell office:value-type="float" office:value="2134.085757995831" table:style-name="ce15">
            <text:p>2 134</text:p>
          </table:table-cell>
          <table:table-cell office:value-type="float" office:value="4934.7861539522683" table:style-name="ce15">
            <text:p>4 935</text:p>
          </table:table-cell>
          <table:table-cell office:value-type="float" office:value="1.8711638034391747" table:style-name="ce16">
            <text:p>1,87</text:p>
          </table:table-cell>
          <table:table-cell office:value-type="float" office:value="0.38835417530815608" table:style-name="ce14">
            <text:p>0,38835</text:p>
          </table:table-cell>
          <table:table-cell office:value-type="float" office:value="1850.2245840154985" table:style-name="ce15">
            <text:p>1 850</text:p>
          </table:table-cell>
          <table:table-cell office:value-type="float" office:value="718.54244246021506" table:style-name="ce15">
            <text:p>719</text:p>
          </table:table-cell>
          <table:table-cell office:value-type="float" office:value="1490.9533627853912" table:style-name="ce15">
            <text:p>1 491</text:p>
          </table:table-cell>
          <table:table-cell office:value-type="float" office:value="3407.3732119293218" table:style-name="ce15">
            <text:p>3 407</text:p>
          </table:table-cell>
          <table:table-cell office:value-type="float" office:value="1.8415997935420254" table:style-name="ce16">
            <text:p>1,84</text:p>
          </table:table-cell>
          <table:table-cell office:value-type="float" office:value="99" table:style-name="ce13">
            <text:p>99</text:p>
          </table:table-cell>
          <table:table-cell table:number-columns-repeated="16364" table:style-name="ce5"/>
        </table:table-row>
        <table:table-row table:style-name="ro2">
          <table:table-cell office:value-type="float" office:value="100" table:style-name="ce17">
            <text:p>100</text:p>
          </table:table-cell>
          <table:table-cell office:value-type="float" office:value="0.46251394392401579" table:style-name="ce14">
            <text:p>0,46251</text:p>
          </table:table-cell>
          <table:table-cell office:value-type="float" office:value="537.53940676413731" table:style-name="ce15">
            <text:p>538</text:p>
          </table:table-cell>
          <table:table-cell office:value-type="float" office:value="248.61947103705691" table:style-name="ce15">
            <text:p>249</text:p>
          </table:table-cell>
          <table:table-cell office:value-type="float" office:value="413.22967124560887" table:style-name="ce15">
            <text:p>413</text:p>
          </table:table-cell>
          <table:table-cell office:value-type="float" office:value="813.11569868141714" table:style-name="ce15">
            <text:p>813</text:p>
          </table:table-cell>
          <table:table-cell office:value-type="float" office:value="1.5126624921811505" table:style-name="ce16">
            <text:p>1,51</text:p>
          </table:table-cell>
          <table:table-cell office:value-type="float" office:value="0.41382367446962309" table:style-name="ce14">
            <text:p>0,41382</text:p>
          </table:table-cell>
          <table:table-cell office:value-type="float" office:value="1630.8897639172601" table:style-name="ce15">
            <text:p>1 631</text:p>
          </table:table-cell>
          <table:table-cell office:value-type="float" office:value="674.90079475913672" table:style-name="ce15">
            <text:p>675</text:p>
          </table:table-cell>
          <table:table-cell office:value-type="float" office:value="1293.4393665376917" table:style-name="ce15">
            <text:p>1 293</text:p>
          </table:table-cell>
          <table:table-cell office:value-type="float" office:value="2800.7003959564372" table:style-name="ce15">
            <text:p>2 801</text:p>
          </table:table-cell>
          <table:table-cell office:value-type="float" office:value="1.7172836925712198" table:style-name="ce16">
            <text:p>1,72</text:p>
          </table:table-cell>
          <table:table-cell office:value-type="float" office:value="0.41997001727831229" table:style-name="ce14">
            <text:p>0,41997</text:p>
          </table:table-cell>
          <table:table-cell office:value-type="float" office:value="1131.6821415552836" table:style-name="ce15">
            <text:p>1 132</text:p>
          </table:table-cell>
          <table:table-cell office:value-type="float" office:value="475.27256854252988" table:style-name="ce15">
            <text:p>475</text:p>
          </table:table-cell>
          <table:table-cell office:value-type="float" office:value="894.04585728401867" table:style-name="ce15">
            <text:p>894</text:p>
          </table:table-cell>
          <table:table-cell office:value-type="float" office:value="1916.4198491439304" table:style-name="ce15">
            <text:p>1 916</text:p>
          </table:table-cell>
          <table:table-cell office:value-type="float" office:value="1.6934259000589802" table:style-name="ce16">
            <text:p>1,69</text:p>
          </table:table-cell>
          <table:table-cell office:value-type="float" office:value="100" table:style-name="ce13">
            <text:p>100</text:p>
          </table:table-cell>
          <table:table-cell table:number-columns-repeated="16364" table:style-name="ce5"/>
        </table:table-row>
        <table:table-row table:style-name="ro2">
          <table:table-cell office:value-type="float" office:value="101" table:style-name="ce13">
            <text:p>101</text:p>
          </table:table-cell>
          <table:table-cell office:value-type="float" office:value="0.49988643178333092" table:style-name="ce18">
            <text:p>0,49989</text:p>
          </table:table-cell>
          <table:table-cell office:value-type="float" office:value="288.91993572708043" table:style-name="ce19">
            <text:p>289</text:p>
          </table:table-cell>
          <table:table-cell office:value-type="float" office:value="144.42715574167954" table:style-name="ce19">
            <text:p>144</text:p>
          </table:table-cell>
          <table:table-cell office:value-type="float" office:value="216.70635785624066" table:style-name="ce19">
            <text:p>217</text:p>
          </table:table-cell>
          <table:table-cell office:value-type="float" office:value="399.88602743580822" table:style-name="ce19">
            <text:p>400</text:p>
          </table:table-cell>
          <table:table-cell office:value-type="float" office:value="1.3840721182132221" table:style-name="ce20">
            <text:p>1,38</text:p>
          </table:table-cell>
          <table:table-cell office:value-type="float" office:value="0.44730541881989438" table:style-name="ce18">
            <text:p>0,44731</text:p>
          </table:table-cell>
          <table:table-cell office:value-type="float" office:value="955.98896915812338" table:style-name="ce19">
            <text:p>956</text:p>
          </table:table-cell>
          <table:table-cell office:value-type="float" office:value="427.61904623647348" table:style-name="ce19">
            <text:p>428</text:p>
          </table:table-cell>
          <table:table-cell office:value-type="float" office:value="742.17944603988667" table:style-name="ce19">
            <text:p>742</text:p>
          </table:table-cell>
          <table:table-cell office:value-type="float" office:value="1507.2610294187457" table:style-name="ce19">
            <text:p>1 507</text:p>
          </table:table-cell>
          <table:table-cell office:value-type="float" office:value="1.5766510682085499" table:style-name="ce20">
            <text:p>1,58</text:p>
          </table:table-cell>
          <table:table-cell office:value-type="float" office:value="0.45285193059495032" table:style-name="ce18">
            <text:p>0,45285</text:p>
          </table:table-cell>
          <table:table-cell office:value-type="float" office:value="656.40957301275375" table:style-name="ce19">
            <text:p>656</text:p>
          </table:table-cell>
          <table:table-cell office:value-type="float" office:value="297.25634239983253" table:style-name="ce19">
            <text:p>297</text:p>
          </table:table-cell>
          <table:table-cell office:value-type="float" office:value="507.78140181283749" table:style-name="ce19">
            <text:p>508</text:p>
          </table:table-cell>
          <table:table-cell office:value-type="float" office:value="1022.3739918599117" table:style-name="ce19">
            <text:p>1 022</text:p>
          </table:table-cell>
          <table:table-cell office:value-type="float" office:value="1.5575244997836852" table:style-name="ce20">
            <text:p>1,56</text:p>
          </table:table-cell>
          <table:table-cell office:value-type="float" office:value="101" table:style-name="ce13">
            <text:p>101</text:p>
          </table:table-cell>
          <table:table-cell table:number-columns-repeated="16364" table:style-name="ce5"/>
        </table:table-row>
        <table:table-row table:style-name="ro2">
          <table:table-cell office:value-type="float" office:value="102" table:style-name="ce13">
            <text:p>102</text:p>
          </table:table-cell>
          <table:table-cell office:value-type="float" office:value="0.53903641305870487" table:style-name="ce21">
            <text:p>0,53904</text:p>
          </table:table-cell>
          <table:table-cell office:value-type="float" office:value="144.49277998540089" table:style-name="ce2">
            <text:p>144</text:p>
          </table:table-cell>
          <table:table-cell office:value-type="float" office:value="77.886869836211119" table:style-name="ce2">
            <text:p>78</text:p>
          </table:table-cell>
          <table:table-cell office:value-type="float" office:value="105.54934506729532" table:style-name="ce2">
            <text:p>106</text:p>
          </table:table-cell>
          <table:table-cell office:value-type="float" office:value="183.17966957956756" table:style-name="ce2">
            <text:p>183</text:p>
          </table:table-cell>
          <table:table-cell office:value-type="float" office:value="1.2677427176504976" table:style-name="ce3">
            <text:p>1,27</text:p>
          </table:table-cell>
          <table:table-cell office:value-type="float" office:value="0.48204723191405208" table:style-name="ce21">
            <text:p>0,48205</text:p>
          </table:table-cell>
          <table:table-cell office:value-type="float" office:value="528.36992292164996" table:style-name="ce2">
            <text:p>528</text:p>
          </table:table-cell>
          <table:table-cell office:value-type="float" office:value="254.69925877102241" table:style-name="ce2">
            <text:p>255</text:p>
          </table:table-cell>
          <table:table-cell office:value-type="float" office:value="401.02029353613875" table:style-name="ce2">
            <text:p>401</text:p>
          </table:table-cell>
          <table:table-cell office:value-type="float" office:value="765.08158337885902" table:style-name="ce2">
            <text:p>765</text:p>
          </table:table-cell>
          <table:table-cell office:value-type="float" office:value="1.4480036621848178" table:style-name="ce3">
            <text:p>1,45</text:p>
          </table:table-cell>
          <table:table-cell office:value-type="float" office:value="0.48699991525806929" table:style-name="ce18">
            <text:p>0,48700</text:p>
          </table:table-cell>
          <table:table-cell office:value-type="float" office:value="359.15323061292122" table:style-name="ce2">
            <text:p>359</text:p>
          </table:table-cell>
          <table:table-cell office:value-type="float" office:value="174.90759287315444" table:style-name="ce2">
            <text:p>175</text:p>
          </table:table-cell>
          <table:table-cell office:value-type="float" office:value="271.69943417634397" table:style-name="ce2">
            <text:p>272</text:p>
          </table:table-cell>
          <table:table-cell office:value-type="float" office:value="514.59259004707428" table:style-name="ce2">
            <text:p>515</text:p>
          </table:table-cell>
          <table:table-cell office:value-type="float" office:value="1.4327939892643717" table:style-name="ce3">
            <text:p>1,43</text:p>
          </table:table-cell>
          <table:table-cell office:value-type="float" office:value="102" table:style-name="ce13">
            <text:p>102</text:p>
          </table:table-cell>
          <table:table-cell table:number-columns-repeated="4" table:style-name="ce22"/>
          <table:table-cell table:number-columns-repeated="3" table:style-name="ce4"/>
          <table:table-cell table:number-columns-repeated="16357" table:style-name="ce22"/>
        </table:table-row>
        <table:table-row table:style-name="ro2">
          <table:table-cell office:value-type="float" office:value="103" table:style-name="ce13">
            <text:p>103</text:p>
          </table:table-cell>
          <table:table-cell office:value-type="float" office:value="0.57996388775014118" table:style-name="ce21">
            <text:p>0,57996</text:p>
          </table:table-cell>
          <table:table-cell office:value-type="float" office:value="66.605910149189768" table:style-name="ce2">
            <text:p>67</text:p>
          </table:table-cell>
          <table:table-cell office:value-type="float" office:value="38.629022597260686" table:style-name="ce2">
            <text:p>39</text:p>
          </table:table-cell>
          <table:table-cell office:value-type="float" office:value="47.291398850559425" table:style-name="ce2">
            <text:p>47</text:p>
          </table:table-cell>
          <table:table-cell office:value-type="float" office:value="77.630324512272239" table:style-name="ce2">
            <text:p>78</text:p>
          </table:table-cell>
          <table:table-cell office:value-type="float" office:value="1.1655170590475983" table:style-name="ce3">
            <text:p>1,17</text:p>
          </table:table-cell>
          <table:table-cell office:value-type="float" office:value="0.51804911375209706" table:style-name="ce21">
            <text:p>0,51805</text:p>
          </table:table-cell>
          <table:table-cell office:value-type="float" office:value="273.67066415062754" table:style-name="ce2">
            <text:p>274</text:p>
          </table:table-cell>
          <table:table-cell office:value-type="float" office:value="141.7748450231804" table:style-name="ce2">
            <text:p>142</text:p>
          </table:table-cell>
          <table:table-cell office:value-type="float" office:value="202.78324163903733" table:style-name="ce2">
            <text:p>203</text:p>
          </table:table-cell>
          <table:table-cell office:value-type="float" office:value="364.06128984272027" table:style-name="ce2">
            <text:p>364</text:p>
          </table:table-cell>
          <table:table-cell office:value-type="float" office:value="1.3302897881752571" table:style-name="ce3">
            <text:p>1,33</text:p>
          </table:table-cell>
          <table:table-cell office:value-type="float" office:value="0.52241397126766831" table:style-name="ce18">
            <text:p>0,52241</text:p>
          </table:table-cell>
          <table:table-cell office:value-type="float" office:value="184.24563773976678" table:style-name="ce2">
            <text:p>184</text:p>
          </table:table-cell>
          <table:table-cell office:value-type="float" office:value="96.252495300375742" table:style-name="ce2">
            <text:p>96</text:p>
          </table:table-cell>
          <table:table-cell office:value-type="float" office:value="136.1193900895789" table:style-name="ce2">
            <text:p>136</text:p>
          </table:table-cell>
          <table:table-cell office:value-type="float" office:value="242.89315587073031" table:style-name="ce2">
            <text:p>243</text:p>
          </table:table-cell>
          <table:table-cell office:value-type="float" office:value="1.3183115695460794" table:style-name="ce3">
            <text:p>1,32</text:p>
          </table:table-cell>
          <table:table-cell office:value-type="float" office:value="103" table:style-name="ce13">
            <text:p>103</text:p>
          </table:table-cell>
          <table:table-cell table:number-columns-repeated="16364" table:style-name="ce4"/>
        </table:table-row>
        <table:table-row table:style-name="ro2">
          <table:table-cell office:value-type="float" office:value="104" table:style-name="ce17">
            <text:p>104</text:p>
          </table:table-cell>
          <table:table-cell office:value-type="float" office:value="0.62266885585763987" table:style-name="ce21">
            <text:p>0,62267</text:p>
          </table:table-cell>
          <table:table-cell office:value-type="float" office:value="27.976887551929082" table:style-name="ce2">
            <text:p>28</text:p>
          </table:table-cell>
          <table:table-cell office:value-type="float" office:value="17.420336562417528" table:style-name="ce2">
            <text:p>17</text:p>
          </table:table-cell>
          <table:table-cell office:value-type="float" office:value="19.266719270720316" table:style-name="ce2">
            <text:p>19</text:p>
          </table:table-cell>
          <table:table-cell office:value-type="float" office:value="30.338925661712821" table:style-name="ce2">
            <text:p>30</text:p>
          </table:table-cell>
          <table:table-cell office:value-type="float" office:value="1.0844281947160657" table:style-name="ce3">
            <text:p>1,08</text:p>
          </table:table-cell>
          <table:table-cell office:value-type="float" office:value="0.55531106433402666" table:style-name="ce21">
            <text:p>0,55531</text:p>
          </table:table-cell>
          <table:table-cell office:value-type="float" office:value="131.89581912744714" table:style-name="ce2">
            <text:p>132</text:p>
          </table:table-cell>
          <table:table-cell office:value-type="float" office:value="73.24320770087094" table:style-name="ce2">
            <text:p>73</text:p>
          </table:table-cell>
          <table:table-cell office:value-type="float" office:value="95.274215277011677" table:style-name="ce2">
            <text:p>95</text:p>
          </table:table-cell>
          <table:table-cell office:value-type="float" office:value="161.27804820368294" table:style-name="ce2">
            <text:p>161</text:p>
          </table:table-cell>
          <table:table-cell office:value-type="float" office:value="1.2227684643123116" table:style-name="ce3">
            <text:p>1,22</text:p>
          </table:table-cell>
          <table:table-cell office:value-type="float" office:value="0.55909409862375092" table:style-name="ce18">
            <text:p>0,55909</text:p>
          </table:table-cell>
          <table:table-cell office:value-type="float" office:value="87.993142439391036" table:style-name="ce2">
            <text:p>88</text:p>
          </table:table-cell>
          <table:table-cell office:value-type="float" office:value="49.196446657222658" table:style-name="ce2">
            <text:p>49</text:p>
          </table:table-cell>
          <table:table-cell office:value-type="float" office:value="63.394919110779711" table:style-name="ce2">
            <text:p>63</text:p>
          </table:table-cell>
          <table:table-cell office:value-type="float" office:value="106.7737657811514" table:style-name="ce2">
            <text:p>107</text:p>
          </table:table-cell>
          <table:table-cell office:value-type="float" office:value="1.2134328064791675" table:style-name="ce3">
            <text:p>1,21</text:p>
          </table:table-cell>
          <table:table-cell office:value-type="float" office:value="104" table:style-name="ce13">
            <text:p>104</text:p>
          </table:table-cell>
          <table:table-cell table:number-columns-repeated="16364" table:style-name="ce4"/>
        </table:table-row>
        <table:table-row table:style-name="ro2">
          <table:table-cell office:value-type="float" office:value="105" table:style-name="ce13">
            <text:p>105</text:p>
          </table:table-cell>
          <table:table-cell office:value-type="float" office:value="0.66715131738119382" table:style-name="ce21">
            <text:p>0,66715</text:p>
          </table:table-cell>
          <table:table-cell office:value-type="float" office:value="10.556550989511553" table:style-name="ce2">
            <text:p>11</text:p>
          </table:table-cell>
          <table:table-cell office:value-type="float" office:value="7.0428168996543778" table:style-name="ce2">
            <text:p>7</text:p>
          </table:table-cell>
          <table:table-cell office:value-type="float" office:value="7.0351425396843643" table:style-name="ce2">
            <text:p>7</text:p>
          </table:table-cell>
          <table:table-cell office:value-type="float" office:value="11.072206390992505" table:style-name="ce2">
            <text:p>11</text:p>
          </table:table-cell>
          <table:table-cell office:value-type="float" office:value="1.0488469578741466" table:style-name="ce3">
            <text:p>1,05</text:p>
          </table:table-cell>
          <table:table-cell office:value-type="float" office:value="0.59383308365984444" table:style-name="ce21">
            <text:p>0,59383</text:p>
          </table:table-cell>
          <table:table-cell office:value-type="float" office:value="58.6526114265762" table:style-name="ce2">
            <text:p>59</text:p>
          </table:table-cell>
          <table:table-cell office:value-type="float" office:value="34.829861108146375" table:style-name="ce2">
            <text:p>35</text:p>
          </table:table-cell>
          <table:table-cell office:value-type="float" office:value="41.237680872503013" table:style-name="ce2">
            <text:p>41</text:p>
          </table:table-cell>
          <table:table-cell office:value-type="float" office:value="66.003832926671265" table:style-name="ce2">
            <text:p>66</text:p>
          </table:table-cell>
          <table:table-cell office:value-type="float" office:value="1.1253349394220518" table:style-name="ce3">
            <text:p>1,13</text:p>
          </table:table-cell>
          <table:table-cell office:value-type="float" office:value="0.59704029732631536" table:style-name="ce18">
            <text:p>0,59704</text:p>
          </table:table-cell>
          <table:table-cell office:value-type="float" office:value="38.796695782168378" table:style-name="ce2">
            <text:p>39</text:p>
          </table:table-cell>
          <table:table-cell office:value-type="float" office:value="23.163190785064412" table:style-name="ce2">
            <text:p>23</text:p>
          </table:table-cell>
          <table:table-cell office:value-type="float" office:value="27.21510038963617" table:style-name="ce2">
            <text:p>27</text:p>
          </table:table-cell>
          <table:table-cell office:value-type="float" office:value="43.378846670371686" table:style-name="ce2">
            <text:p>43</text:p>
          </table:table-cell>
          <table:table-cell office:value-type="float" office:value="1.1181067303754602" table:style-name="ce3">
            <text:p>1,12</text:p>
          </table:table-cell>
          <table:table-cell office:value-type="float" office:value="105" table:style-name="ce13">
            <text:p>105</text:p>
          </table:table-cell>
          <table:table-cell table:number-columns-repeated="16364"/>
        </table:table-row>
        <table:table-row table:style-name="ro2">
          <table:table-cell office:value-type="float" office:value="106" table:style-name="ce13">
            <text:p>106</text:p>
          </table:table-cell>
          <table:table-cell office:value-type="float" office:value="0.71341127232081014" table:style-name="ce21">
            <text:p>0,71341</text:p>
          </table:table-cell>
          <table:table-cell office:value-type="float" office:value="3.5137340898571754" table:style-name="ce2">
            <text:p>4</text:p>
          </table:table-cell>
          <table:table-cell office:value-type="float" office:value="2.5067375076420113" table:style-name="ce2">
            <text:p>3</text:p>
          </table:table-cell>
          <table:table-cell office:value-type="float" office:value="2.2603653360361697" table:style-name="ce2">
            <text:p>2</text:p>
          </table:table-cell>
          <table:table-cell office:value-type="float" office:value="4.0370638513081403" table:style-name="ce2">
            <text:p>4</text:p>
          </table:table-cell>
          <table:table-cell office:value-type="float" office:value="1.1489383510726154" table:style-name="ce3">
            <text:p>1,15</text:p>
          </table:table-cell>
          <table:table-cell office:value-type="float" office:value="0.63361517172954951" table:style-name="ce21">
            <text:p>0,63362</text:p>
          </table:table-cell>
          <table:table-cell office:value-type="float" office:value="23.822750318429826" table:style-name="ce2">
            <text:p>24</text:p>
          </table:table-cell>
          <table:table-cell office:value-type="float" office:value="15.094456034082095" table:style-name="ce2">
            <text:p>15</text:p>
          </table:table-cell>
          <table:table-cell office:value-type="float" office:value="16.275522301388779" table:style-name="ce2">
            <text:p>16</text:p>
          </table:table-cell>
          <table:table-cell office:value-type="float" office:value="24.766152054168256" table:style-name="ce2">
            <text:p>25</text:p>
          </table:table-cell>
          <table:table-cell office:value-type="float" office:value="1.0396008740858351" table:style-name="ce3">
            <text:p>1,04</text:p>
          </table:table-cell>
          <table:table-cell office:value-type="float" office:value="0.63625256737536073" table:style-name="ce18">
            <text:p>0,63625</text:p>
          </table:table-cell>
          <table:table-cell office:value-type="float" office:value="15.633504997103966" table:style-name="ce2">
            <text:p>16</text:p>
          </table:table-cell>
          <table:table-cell office:value-type="float" office:value="9.9468576914829292" table:style-name="ce2">
            <text:p>10</text:p>
          </table:table-cell>
          <table:table-cell office:value-type="float" office:value="10.660076151362501" table:style-name="ce2">
            <text:p>11</text:p>
          </table:table-cell>
          <table:table-cell office:value-type="float" office:value="16.163746280735513" table:style-name="ce2">
            <text:p>16</text:p>
          </table:table-cell>
          <table:table-cell office:value-type="float" office:value="1.0339169804678972" table:style-name="ce3">
            <text:p>1,03</text:p>
          </table:table-cell>
          <table:table-cell office:value-type="float" office:value="106" table:style-name="ce13">
            <text:p>106</text:p>
          </table:table-cell>
          <table:table-cell table:number-columns-repeated="16364"/>
        </table:table-row>
        <table:table-row table:style-name="ro2">
          <table:table-cell office:value-type="float" office:value="107" table:style-name="ce13">
            <text:p>107</text:p>
          </table:table-cell>
          <table:table-cell office:value-type="float" office:value="0.76144872067648706" table:style-name="ce2">
            <text:p>1</text:p>
          </table:table-cell>
          <table:table-cell office:value-type="float" office:value="1.0069965822151641" table:style-name="ce2">
            <text:p>1</text:p>
          </table:table-cell>
          <table:table-cell office:value-type="float" office:value="0.76677625925333159" table:style-name="ce2">
            <text:p>1</text:p>
          </table:table-cell>
          <table:table-cell office:value-type="float" office:value="1.7766985152719703" table:style-name="ce2">
            <text:p>2</text:p>
          </table:table-cell>
          <table:table-cell office:value-type="float" office:value="1.7766985152719703" table:style-name="ce2">
            <text:p>2</text:p>
          </table:table-cell>
          <table:table-cell office:value-type="float" office:value="1.7643540669856461" table:style-name="ce3">
            <text:p>1,76</text:p>
          </table:table-cell>
          <table:table-cell office:value-type="float" office:value="0.67465732854314187" table:style-name="ce21">
            <text:p>0,67466</text:p>
          </table:table-cell>
          <table:table-cell office:value-type="float" office:value="8.7282942843477311" table:style-name="ce2">
            <text:p>9</text:p>
          </table:table-cell>
          <table:table-cell office:value-type="float" office:value="5.8886077046164145" table:style-name="ce2">
            <text:p>6</text:p>
          </table:table-cell>
          <table:table-cell office:value-type="float" office:value="5.7839904320395235" table:style-name="ce2">
            <text:p>6</text:p>
          </table:table-cell>
          <table:table-cell office:value-type="float" office:value="8.4906297527794763" table:style-name="ce2">
            <text:p>8</text:p>
          </table:table-cell>
          <table:table-cell office:value-type="float" office:value="0.97277079302946357" table:style-name="ce3">
            <text:p>0,97</text:p>
          </table:table-cell>
          <table:table-cell office:value-type="float" office:value="0.67673090877088793" table:style-name="ce18">
            <text:p>0,67673</text:p>
          </table:table-cell>
          <table:table-cell office:value-type="float" office:value="5.6866473056210367" table:style-name="ce2">
            <text:p>6</text:p>
          </table:table-cell>
          <table:table-cell office:value-type="float" office:value="3.8483299989924453" table:style-name="ce2">
            <text:p>4</text:p>
          </table:table-cell>
          <table:table-cell office:value-type="float" office:value="3.7624823061248138" table:style-name="ce2">
            <text:p>4</text:p>
          </table:table-cell>
          <table:table-cell office:value-type="float" office:value="5.5036701293730115" table:style-name="ce2">
            <text:p>6</text:p>
          </table:table-cell>
          <table:table-cell office:value-type="float" office:value="0.96782336473247443" table:style-name="ce3">
            <text:p>0,97</text:p>
          </table:table-cell>
          <table:table-cell office:value-type="float" office:value="107" table:style-name="ce13">
            <text:p>107</text:p>
          </table:table-cell>
          <table:table-cell table:number-columns-repeated="16364"/>
        </table:table-row>
        <table:table-row table:style-name="ro2">
          <table:table-cell office:value-type="float" office:value="108" table:style-name="ce17">
            <text:p>108</text:p>
          </table:table-cell>
          <table:table-cell table:number-columns-repeated="5" table:style-name="ce2"/>
          <table:table-cell table:style-name="ce3"/>
          <table:table-cell office:value-type="float" office:value="0.71695955410061885" table:style-name="ce21">
            <text:p>0,71696</text:p>
          </table:table-cell>
          <table:table-cell office:value-type="float" office:value="2.8396865797313167" table:style-name="ce2">
            <text:p>3</text:p>
          </table:table-cell>
          <table:table-cell office:value-type="float" office:value="2.0359404239896763" table:style-name="ce2">
            <text:p>2</text:p>
          </table:table-cell>
          <table:table-cell office:value-type="float" office:value="1.8217163677364785" table:style-name="ce2">
            <text:p>2</text:p>
          </table:table-cell>
          <table:table-cell office:value-type="float" office:value="2.7066393207399524" table:style-name="ce2">
            <text:p>3</text:p>
          </table:table-cell>
          <table:table-cell office:value-type="float" office:value="0.95314720295506949" table:style-name="ce3">
            <text:p>0,95</text:p>
          </table:table-cell>
          <table:table-cell office:value-type="float" office:value="0.71847532151289428" table:style-name="ce18">
            <text:p>0,71848</text:p>
          </table:table-cell>
          <table:table-cell office:value-type="float" office:value="1.8383173066285914" table:style-name="ce2">
            <text:p>2</text:p>
          </table:table-cell>
          <table:table-cell office:value-type="float" office:value="1.3207856179226951" table:style-name="ce2">
            <text:p>1</text:p>
          </table:table-cell>
          <table:table-cell office:value-type="float" office:value="1.1779244976672438" table:style-name="ce2">
            <text:p>1</text:p>
          </table:table-cell>
          <table:table-cell office:value-type="float" office:value="1.7411878232481979" table:style-name="ce2">
            <text:p>2</text:p>
          </table:table-cell>
          <table:table-cell office:value-type="float" office:value="0.94716391831259772" table:style-name="ce3">
            <text:p>0,95</text:p>
          </table:table-cell>
          <table:table-cell office:value-type="float" office:value="108" table:style-name="ce13">
            <text:p>108</text:p>
          </table:table-cell>
          <table:table-cell table:number-columns-repeated="16364"/>
        </table:table-row>
        <table:table-row table:style-name="ro2">
          <table:table-cell office:value-type="float" office:value="109" table:style-name="ce13">
            <text:p>109</text:p>
          </table:table-cell>
          <table:table-cell table:number-columns-repeated="5" table:style-name="ce2"/>
          <table:table-cell table:style-name="ce3"/>
          <table:table-cell office:value-type="float" office:value="0.760521848401984" table:style-name="ce21">
            <text:p>0,76052</text:p>
          </table:table-cell>
          <table:table-cell office:value-type="float" office:value="0.80374615574164032" table:style-name="ce2">
            <text:p>1</text:p>
          </table:table-cell>
          <table:table-cell office:value-type="float" office:value="0.61126651201062121" table:style-name="ce2">
            <text:p>1</text:p>
          </table:table-cell>
          <table:table-cell office:value-type="float" office:value="0.49811289973632972" table:style-name="ce2">
            <text:p>0</text:p>
          </table:table-cell>
          <table:table-cell office:value-type="float" office:value="0.8849229530034739" table:style-name="ce2">
            <text:p>1</text:p>
          </table:table-cell>
          <table:table-cell office:value-type="float" office:value="1.1009980535296362" table:style-name="ce3">
            <text:p>1,10</text:p>
          </table:table-cell>
          <table:table-cell office:value-type="float" office:value="0.76148580560138512" table:style-name="ce18">
            <text:p>0,76149</text:p>
          </table:table-cell>
          <table:table-cell office:value-type="float" office:value="0.51753168870589628" table:style-name="ce2">
            <text:p>1</text:p>
          </table:table-cell>
          <table:table-cell office:value-type="float" office:value="0.39409303489845471" table:style-name="ce2">
            <text:p>0</text:p>
          </table:table-cell>
          <table:table-cell office:value-type="float" office:value="0.32048517125666892" table:style-name="ce2">
            <text:p>0</text:p>
          </table:table-cell>
          <table:table-cell office:value-type="float" office:value="0.56326332558095404" table:style-name="ce2">
            <text:p>1</text:p>
          </table:table-cell>
          <table:table-cell office:value-type="float" office:value="1.0883649018467083" table:style-name="ce3">
            <text:p>1,09</text:p>
          </table:table-cell>
          <table:table-cell office:value-type="float" office:value="109" table:style-name="ce13">
            <text:p>109</text:p>
          </table:table-cell>
          <table:table-cell table:number-columns-repeated="16364"/>
        </table:table-row>
        <table:table-row table:style-name="ro2">
          <table:table-cell office:value-type="float" office:value="110" table:style-name="ce13">
            <text:p>110</text:p>
          </table:table-cell>
          <table:table-cell table:number-columns-repeated="5" table:style-name="ce2"/>
          <table:table-cell table:style-name="ce3"/>
          <table:table-cell office:value-type="float" office:value="0.80534421144723645" table:style-name="ce21">
            <text:p>0,80534</text:p>
          </table:table-cell>
          <table:table-cell office:value-type="float" office:value="0.19247964373101911" table:style-name="ce2">
            <text:p>0</text:p>
          </table:table-cell>
          <table:table-cell office:value-type="float" office:value="0.15501236690020259" table:style-name="ce2">
            <text:p>0</text:p>
          </table:table-cell>
          <table:table-cell office:value-type="float" office:value="0.38681005326714418" table:style-name="ce2">
            <text:p>0</text:p>
          </table:table-cell>
          <table:table-cell office:value-type="float" office:value="0.38681005326714418" table:style-name="ce2">
            <text:p>0</text:p>
          </table:table-cell>
          <table:table-cell office:value-type="float" office:value="2.0096153846153846" table:style-name="ce3">
            <text:p>2,01</text:p>
          </table:table-cell>
          <table:table-cell office:value-type="float" office:value="0.8057623610363569" table:style-name="ce18">
            <text:p>0,80576</text:p>
          </table:table-cell>
          <table:table-cell office:value-type="float" office:value="0.12343865380744157" table:style-name="ce2">
            <text:p>0</text:p>
          </table:table-cell>
          <table:table-cell office:value-type="float" office:value="9.9462221135033599E-2" table:style-name="ce2">
            <text:p>0</text:p>
          </table:table-cell>
          <table:table-cell office:value-type="float" office:value="0.24277815432428515" table:style-name="ce2">
            <text:p>0</text:p>
          </table:table-cell>
          <table:table-cell office:value-type="float" office:value="0.24277815432428515" table:style-name="ce2">
            <text:p>0</text:p>
          </table:table-cell>
          <table:table-cell office:value-type="float" office:value="1.9667919799498748" table:style-name="ce3">
            <text:p>1,97</text:p>
          </table:table-cell>
          <table:table-cell office:value-type="float" office:value="110" table:style-name="ce13">
            <text:p>110</text:p>
          </table:table-cell>
          <table:table-cell table:number-columns-repeated="16364"/>
        </table:table-row>
        <table:table-row table:style-name="ro2">
          <table:table-cell table:style-name="ce13"/>
          <table:table-cell table:number-columns-repeated="5" table:style-name="ce2"/>
          <table:table-cell table:style-name="ce3"/>
          <table:table-cell table:style-name="ce21"/>
          <table:table-cell table:number-columns-repeated="4" table:style-name="ce2"/>
          <table:table-cell table:style-name="ce3"/>
          <table:table-cell table:style-name="ce18"/>
          <table:table-cell table:number-columns-repeated="4" table:style-name="ce2"/>
          <table:table-cell table:style-name="ce3"/>
          <table:table-cell table:style-name="ce1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Q: STATISTIK AUSTRIA. Erstellt am: 11.05.2023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4"/>
        </table:table-row>
        <table:table-row table:number-rows-repeated="1048455" table:style-name="ro2">
          <table:table-cell table:number-columns-repeated="16384"/>
        </table:table-row>
      </table:table>
      <table:table table:name="2019-2021" table:style-name="ta2">
        <table:table-column table:style-name="co1" table:default-cell-style-name="ce5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1" table:default-cell-style-name="ce4"/>
        <table:table-column table:style-name="co3" table:number-columns-repeated="16364" table:default-cell-style-name="ce4"/>
        <table:table-row table:style-name="ro1">
          <table:table-cell office:value-type="string" table:style-name="ce23">
            <text:p>Geglättete Sterbetafel 2019-21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2">
          <table:table-cell table:style-name="ce1"/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3">
          <table:table-cell office:value-type="string" table:number-columns-spanned="1" table:number-rows-spanned="3" table:style-name="ce25">
            <text:p>Genaues Alter<text:s/></text:p>
            <text:p>(am x-ten Geburtstag) in Jahren</text:p>
          </table:table-cell>
          <table:table-cell office:value-type="string" table:number-columns-spanned="6" table:number-rows-spanned="1" table:style-name="ce24">
            <text:p>Männer</text:p>
          </table:table-cell>
          <table:covered-table-cell table:number-columns-repeated="5"/>
          <table:table-cell office:value-type="string" table:number-columns-spanned="6" table:number-rows-spanned="1" table:style-name="ce24">
            <text:p>Frauen</text:p>
          </table:table-cell>
          <table:covered-table-cell table:number-columns-repeated="5"/>
          <table:table-cell office:value-type="string" table:number-columns-spanned="6" table:number-rows-spanned="1" table:style-name="ce24">
            <text:p>Männer und Frauen (Unisex-Tafel)</text:p>
          </table:table-cell>
          <table:covered-table-cell table:number-columns-repeated="5"/>
          <table:table-cell office:value-type="string" table:number-columns-spanned="1" table:number-rows-spanned="3" table:style-name="ce26">
            <text:p>Genaues Alter<text:s/></text:p>
            <text:p>(am x-ten Geburtstag) in Jahren</text:p>
          </table:table-cell>
          <table:table-cell table:number-columns-repeated="16364" table:style-name="ce7"/>
        </table:table-row>
        <table:table-row table:style-name="ro4">
          <table:covered-table-cell/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covered-table-cell/>
          <table:table-cell table:number-columns-repeated="16364" table:style-name="ce7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table-cell table:number-columns-repeated="16364" table:style-name="ce7"/>
        </table:table-row>
        <table:table-row table:style-name="ro6">
          <table:table-cell office:value-type="string" table:style-name="ce9">
            <text:p>x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1">
            <text:p>e<text:span text:style-name="T1">x</text:span></text:p>
          </table:table-cell>
          <table:table-cell office:value-type="string" table:style-name="ce11">
            <text:p>x</text:p>
          </table:table-cell>
          <table:table-cell table:number-columns-repeated="16364" table:style-name="ce7"/>
        </table:table-row>
        <table:table-row table:style-name="ro2">
          <table:table-cell table:number-columns-repeated="12" table:style-name="ce12"/>
          <table:table-cell table:style-name="ce5"/>
          <table:table-cell table:number-columns-repeated="5" table:style-name="ce12"/>
          <table:table-cell table:number-columns-repeated="16366" table:style-name="ce5"/>
        </table:table-row>
        <table:table-row table:style-name="ro2">
          <table:table-cell office:value-type="string" table:style-name="ce28">
            <text:p>0</text:p>
          </table:table-cell>
          <table:table-cell office:value-type="float" office:value="3.0745462749806884E-3" table:style-name="ce14">
            <text:p>0,00307</text:p>
          </table:table-cell>
          <table:table-cell office:value-type="float" office:value="100000" table:style-name="ce15">
            <text:p>100 000</text:p>
          </table:table-cell>
          <table:table-cell office:value-type="float" office:value="307.45462749806882" table:style-name="ce15">
            <text:p>307</text:p>
          </table:table-cell>
          <table:table-cell office:value-type="float" office:value="99718.357794586656" table:style-name="ce15">
            <text:p>99 718</text:p>
          </table:table-cell>
          <table:table-cell office:value-type="float" office:value="7908072.0106440457" table:style-name="ce15">
            <text:p>7 908 072</text:p>
          </table:table-cell>
          <table:table-cell office:value-type="float" office:value="79.080720106440452" table:style-name="ce16">
            <text:p>79,08</text:p>
          </table:table-cell>
          <table:table-cell office:value-type="float" office:value="2.7849082191117353E-3" table:style-name="ce14">
            <text:p>0,00278</text:p>
          </table:table-cell>
          <table:table-cell office:value-type="float" office:value="100000" table:style-name="ce15">
            <text:p>100 000</text:p>
          </table:table-cell>
          <table:table-cell office:value-type="float" office:value="278.49082191117355" table:style-name="ce15">
            <text:p>278</text:p>
          </table:table-cell>
          <table:table-cell office:value-type="float" office:value="99742.997368463548" table:style-name="ce15">
            <text:p>99 743</text:p>
          </table:table-cell>
          <table:table-cell office:value-type="float" office:value="8389141.0265448708" table:style-name="ce15">
            <text:p>8 389 141</text:p>
          </table:table-cell>
          <table:table-cell office:value-type="float" office:value="83.891410265448712" table:style-name="ce16">
            <text:p>83,89</text:p>
          </table:table-cell>
          <table:table-cell office:value-type="float" office:value="2.9336338966276954E-3" table:style-name="ce14">
            <text:p>0,00293</text:p>
          </table:table-cell>
          <table:table-cell office:value-type="float" office:value="100000" table:style-name="ce15">
            <text:p>100 000</text:p>
          </table:table-cell>
          <table:table-cell office:value-type="float" office:value="293.36338966276952" table:style-name="ce15">
            <text:p>293</text:p>
          </table:table-cell>
          <table:table-cell office:value-type="float" office:value="99730.345241975709" table:style-name="ce15">
            <text:p>99 730</text:p>
          </table:table-cell>
          <table:table-cell office:value-type="float" office:value="8151245.2611512737" table:style-name="ce15">
            <text:p>8 151 245</text:p>
          </table:table-cell>
          <table:table-cell office:value-type="float" office:value="81.512452611512742" table:style-name="ce16">
            <text:p>81,51</text:p>
          </table:table-cell>
          <table:table-cell office:value-type="string" table:style-name="ce28">
            <text:p>0</text:p>
          </table:table-cell>
          <table:table-cell table:number-columns-repeated="16364" table:style-name="ce5"/>
        </table:table-row>
        <table:table-row table:style-name="ro2">
          <table:table-cell office:value-type="float" office:value="1" table:style-name="ce28">
            <text:p>1</text:p>
          </table:table-cell>
          <table:table-cell office:value-type="float" office:value="2.5786626749685809E-4" table:style-name="ce14">
            <text:p>0,00026</text:p>
          </table:table-cell>
          <table:table-cell office:value-type="float" office:value="99692.545372501932" table:style-name="ce15">
            <text:p>99 693</text:p>
          </table:table-cell>
          <table:table-cell office:value-type="float" office:value="25.707344572468244" table:style-name="ce15">
            <text:p>26</text:p>
          </table:table-cell>
          <table:table-cell office:value-type="float" office:value="99679.691700215699" table:style-name="ce15">
            <text:p>99 680</text:p>
          </table:table-cell>
          <table:table-cell office:value-type="float" office:value="7808353.6528494591" table:style-name="ce15">
            <text:p>7 808 354</text:p>
          </table:table-cell>
          <table:table-cell office:value-type="float" office:value="78.324348361991241" table:style-name="ce16">
            <text:p>78,32</text:p>
          </table:table-cell>
          <table:table-cell office:value-type="float" office:value="1.9460300096247769E-4" table:style-name="ce14">
            <text:p>0,00019</text:p>
          </table:table-cell>
          <table:table-cell office:value-type="float" office:value="99721.509178088832" table:style-name="ce15">
            <text:p>99 722</text:p>
          </table:table-cell>
          <table:table-cell office:value-type="float" office:value="19.40610494656335" table:style-name="ce15">
            <text:p>19</text:p>
          </table:table-cell>
          <table:table-cell office:value-type="float" office:value="99711.806125615549" table:style-name="ce15">
            <text:p>99 712</text:p>
          </table:table-cell>
          <table:table-cell office:value-type="float" office:value="8289398.0291764066" table:style-name="ce15">
            <text:p>8 289 398</text:p>
          </table:table-cell>
          <table:table-cell office:value-type="float" office:value="83.125477116202561" table:style-name="ce16">
            <text:p>83,13</text:p>
          </table:table-cell>
          <table:table-cell office:value-type="float" office:value="2.2706764707773581E-4" table:style-name="ce14">
            <text:p>0,00023</text:p>
          </table:table-cell>
          <table:table-cell office:value-type="float" office:value="99706.636610337227" table:style-name="ce15">
            <text:p>99 707</text:p>
          </table:table-cell>
          <table:table-cell office:value-type="float" office:value="22.640151373144107" table:style-name="ce15">
            <text:p>23</text:p>
          </table:table-cell>
          <table:table-cell office:value-type="float" office:value="99695.316534650658" table:style-name="ce15">
            <text:p>99 695</text:p>
          </table:table-cell>
          <table:table-cell office:value-type="float" office:value="8051514.9159092978" table:style-name="ce15">
            <text:p>8 051 515</text:p>
          </table:table-cell>
          <table:table-cell office:value-type="float" office:value="80.752046098750313" table:style-name="ce16">
            <text:p>80,75</text:p>
          </table:table-cell>
          <table:table-cell office:value-type="float" office:value="1" table:style-name="ce28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2" table:style-name="ce28">
            <text:p>2</text:p>
          </table:table-cell>
          <table:table-cell office:value-type="float" office:value="1.9142185262911881E-4" table:style-name="ce14">
            <text:p>0,00019</text:p>
          </table:table-cell>
          <table:table-cell office:value-type="float" office:value="99666.838027929465" table:style-name="ce15">
            <text:p>99 667</text:p>
          </table:table-cell>
          <table:table-cell office:value-type="float" office:value="19.078410780992566" table:style-name="ce15">
            <text:p>19</text:p>
          </table:table-cell>
          <table:table-cell office:value-type="float" office:value="99657.298822538971" table:style-name="ce15">
            <text:p>99 657</text:p>
          </table:table-cell>
          <table:table-cell office:value-type="float" office:value="7708673.9611492436" table:style-name="ce15">
            <text:p>7 708 674</text:p>
          </table:table-cell>
          <table:table-cell office:value-type="float" office:value="77.344421812489486" table:style-name="ce16">
            <text:p>77,34</text:p>
          </table:table-cell>
          <table:table-cell office:value-type="float" office:value="1.3269005771751065E-4" table:style-name="ce14">
            <text:p>0,00013</text:p>
          </table:table-cell>
          <table:table-cell office:value-type="float" office:value="99702.103073142265" table:style-name="ce15">
            <text:p>99 702</text:p>
          </table:table-cell>
          <table:table-cell office:value-type="float" office:value="13.229477811332444" table:style-name="ce15">
            <text:p>13</text:p>
          </table:table-cell>
          <table:table-cell office:value-type="float" office:value="99695.488334236608" table:style-name="ce15">
            <text:p>99 695</text:p>
          </table:table-cell>
          <table:table-cell office:value-type="float" office:value="8189686.2230507908" table:style-name="ce15">
            <text:p>8 189 686</text:p>
          </table:table-cell>
          <table:table-cell office:value-type="float" office:value="82.141559411668283" table:style-name="ce16">
            <text:p>82,14</text:p>
          </table:table-cell>
          <table:table-cell office:value-type="float" office:value="1.6287062830497125E-4" table:style-name="ce14">
            <text:p>0,00016</text:p>
          </table:table-cell>
          <table:table-cell office:value-type="float" office:value="99683.996458964088" table:style-name="ce15">
            <text:p>99 684</text:p>
          </table:table-cell>
          <table:table-cell office:value-type="float" office:value="16.23559513522201" table:style-name="ce15">
            <text:p>16</text:p>
          </table:table-cell>
          <table:table-cell office:value-type="float" office:value="99675.878661396477" table:style-name="ce15">
            <text:p>99 676</text:p>
          </table:table-cell>
          <table:table-cell office:value-type="float" office:value="7951819.5993746473" table:style-name="ce15">
            <text:p>7 951 820</text:p>
          </table:table-cell>
          <table:table-cell office:value-type="float" office:value="79.770272880743633" table:style-name="ce16">
            <text:p>79,77</text:p>
          </table:table-cell>
          <table:table-cell office:value-type="float" office:value="2" table:style-name="ce28">
            <text:p>2</text:p>
          </table:table-cell>
          <table:table-cell table:number-columns-repeated="16364" table:style-name="ce5"/>
        </table:table-row>
        <table:table-row table:style-name="ro2">
          <table:table-cell office:value-type="float" office:value="3" table:style-name="ce28">
            <text:p>3</text:p>
          </table:table-cell>
          <table:table-cell office:value-type="float" office:value="1.4437762274892166E-4" table:style-name="ce14">
            <text:p>0,00014</text:p>
          </table:table-cell>
          <table:table-cell office:value-type="float" office:value="99647.759617148477" table:style-name="ce15">
            <text:p>99 648</text:p>
          </table:table-cell>
          <table:table-cell office:value-type="float" office:value="14.386906645779893" table:style-name="ce15">
            <text:p>14</text:p>
          </table:table-cell>
          <table:table-cell office:value-type="float" office:value="99640.566163825584" table:style-name="ce15">
            <text:p>99 641</text:p>
          </table:table-cell>
          <table:table-cell office:value-type="float" office:value="7609016.6623267047" table:style-name="ce15">
            <text:p>7 609 017</text:p>
          </table:table-cell>
          <table:table-cell office:value-type="float" office:value="76.359134330374474" table:style-name="ce16">
            <text:p>76,36</text:p>
          </table:table-cell>
          <table:table-cell office:value-type="float" office:value="9.6371269049152385E-5" table:style-name="ce14">
            <text:p>0,00010</text:p>
          </table:table-cell>
          <table:table-cell office:value-type="float" office:value="99688.873595330937" table:style-name="ce15">
            <text:p>99 689</text:p>
          </table:table-cell>
          <table:table-cell office:value-type="float" office:value="9.60714325846258" table:style-name="ce15">
            <text:p>10</text:p>
          </table:table-cell>
          <table:table-cell office:value-type="float" office:value="99684.070023701701" table:style-name="ce15">
            <text:p>99 684</text:p>
          </table:table-cell>
          <table:table-cell office:value-type="float" office:value="8089990.7347165542" table:style-name="ce15">
            <text:p>8 089 991</text:p>
          </table:table-cell>
          <table:table-cell office:value-type="float" office:value="81.152393872524001" table:style-name="ce16">
            <text:p>81,15</text:p>
          </table:table-cell>
          <table:table-cell office:value-type="float" office:value="1.2105956214850585E-4" table:style-name="ce14">
            <text:p>0,00012</text:p>
          </table:table-cell>
          <table:table-cell office:value-type="float" office:value="99667.760863828866" table:style-name="ce15">
            <text:p>99 668</text:p>
          </table:table-cell>
          <table:table-cell office:value-type="float" office:value="12.06573549049711" table:style-name="ce15">
            <text:p>12</text:p>
          </table:table-cell>
          <table:table-cell office:value-type="float" office:value="99661.727996083617" table:style-name="ce15">
            <text:p>99 662</text:p>
          </table:table-cell>
          <table:table-cell office:value-type="float" office:value="7852143.7207132503" table:style-name="ce15">
            <text:p>7 852 144</text:p>
          </table:table-cell>
          <table:table-cell office:value-type="float" office:value="78.783185783026127" table:style-name="ce16">
            <text:p>78,78</text:p>
          </table:table-cell>
          <table:table-cell office:value-type="float" office:value="3" table:style-name="ce28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4" table:style-name="ce28">
            <text:p>4</text:p>
          </table:table-cell>
          <table:table-cell office:value-type="float" office:value="1.1241390240214839E-4" table:style-name="ce14">
            <text:p>0,00011</text:p>
          </table:table-cell>
          <table:table-cell office:value-type="float" office:value="99633.372710502692" table:style-name="ce15">
            <text:p>99 633</text:p>
          </table:table-cell>
          <table:table-cell office:value-type="float" office:value="11.200176235875324" table:style-name="ce15">
            <text:p>11</text:p>
          </table:table-cell>
          <table:table-cell office:value-type="float" office:value="99627.772622384757" table:style-name="ce15">
            <text:p>99 628</text:p>
          </table:table-cell>
          <table:table-cell office:value-type="float" office:value="7509376.0961628789" table:style-name="ce15">
            <text:p>7 509 376</text:p>
          </table:table-cell>
          <table:table-cell office:value-type="float" office:value="75.370088273357126" table:style-name="ce16">
            <text:p>75,37</text:p>
          </table:table-cell>
          <table:table-cell office:value-type="float" office:value="7.8192293540967899E-5" table:style-name="ce14">
            <text:p>0,00008</text:p>
          </table:table-cell>
          <table:table-cell office:value-type="float" office:value="99679.266452072479" table:style-name="ce15">
            <text:p>99 679</text:p>
          </table:table-cell>
          <table:table-cell office:value-type="float" office:value="7.7941504623688047" table:style-name="ce15">
            <text:p>8</text:p>
          </table:table-cell>
          <table:table-cell office:value-type="float" office:value="99675.369376841292" table:style-name="ce15">
            <text:p>99 675</text:p>
          </table:table-cell>
          <table:table-cell office:value-type="float" office:value="7990306.6646928526" table:style-name="ce15">
            <text:p>7 990 307</text:p>
          </table:table-cell>
          <table:table-cell office:value-type="float" office:value="80.160167195198312" table:style-name="ce16">
            <text:p>80,16</text:p>
          </table:table-cell>
          <table:table-cell office:value-type="float" office:value="9.5800070116052461E-5" table:style-name="ce14">
            <text:p>0,00010</text:p>
          </table:table-cell>
          <table:table-cell office:value-type="float" office:value="99655.695128338368" table:style-name="ce15">
            <text:p>99 656</text:p>
          </table:table-cell>
          <table:table-cell office:value-type="float" office:value="9.5470225807587639" table:style-name="ce15">
            <text:p>10</text:p>
          </table:table-cell>
          <table:table-cell office:value-type="float" office:value="99650.921617047978" table:style-name="ce15">
            <text:p>99 651</text:p>
          </table:table-cell>
          <table:table-cell office:value-type="float" office:value="7752481.9927171664" table:style-name="ce15">
            <text:p>7 752 482</text:p>
          </table:table-cell>
          <table:table-cell office:value-type="float" office:value="77.792663858632295" table:style-name="ce16">
            <text:p>77,79</text:p>
          </table:table-cell>
          <table:table-cell office:value-type="float" office:value="4" table:style-name="ce28">
            <text:p>4</text:p>
          </table:table-cell>
          <table:table-cell table:number-columns-repeated="16364" table:style-name="ce5"/>
        </table:table-row>
        <table:table-row table:style-name="ro2">
          <table:table-cell office:value-type="float" office:value="5" table:style-name="ce28">
            <text:p>5</text:p>
          </table:table-cell>
          <table:table-cell office:value-type="float" office:value="9.1211016133754127E-5" table:style-name="ce14">
            <text:p>0,00009</text:p>
          </table:table-cell>
          <table:table-cell office:value-type="float" office:value="99622.172534266821" table:style-name="ce15">
            <text:p>99 622</text:p>
          </table:table-cell>
          <table:table-cell office:value-type="float" office:value="9.086639586302649" table:style-name="ce15">
            <text:p>9</text:p>
          </table:table-cell>
          <table:table-cell office:value-type="float" office:value="99617.62921447368" table:style-name="ce15">
            <text:p>99 618</text:p>
          </table:table-cell>
          <table:table-cell office:value-type="float" office:value="7409748.3235404938" table:style-name="ce15">
            <text:p>7 409 748</text:p>
          </table:table-cell>
          <table:table-cell office:value-type="float" office:value="74.378505658384213" table:style-name="ce16">
            <text:p>74,38</text:p>
          </table:table-cell>
          <table:table-cell office:value-type="float" office:value="7.0698789776029765E-5" table:style-name="ce14">
            <text:p>0,00007</text:p>
          </table:table-cell>
          <table:table-cell office:value-type="float" office:value="99671.472301610105" table:style-name="ce15">
            <text:p>99 671</text:p>
          </table:table-cell>
          <table:table-cell office:value-type="float" office:value="7.0466524669189061" table:style-name="ce15">
            <text:p>7</text:p>
          </table:table-cell>
          <table:table-cell office:value-type="float" office:value="99667.948975376639" table:style-name="ce15">
            <text:p>99 668</text:p>
          </table:table-cell>
          <table:table-cell office:value-type="float" office:value="7890631.2953160116" table:style-name="ce15">
            <text:p>7 890 631</text:p>
          </table:table-cell>
          <table:table-cell office:value-type="float" office:value="79.166396493458294" table:style-name="ce16">
            <text:p>79,17</text:p>
          </table:table-cell>
          <table:table-cell office:value-type="float" office:value="8.1257773713675049E-5" table:style-name="ce14">
            <text:p>0,00008</text:p>
          </table:table-cell>
          <table:table-cell office:value-type="float" office:value="99646.148105757602" table:style-name="ce15">
            <text:p>99 646</text:p>
          </table:table-cell>
          <table:table-cell office:value-type="float" office:value="8.0970241542170012" table:style-name="ce15">
            <text:p>8</text:p>
          </table:table-cell>
          <table:table-cell office:value-type="float" office:value="99642.099593680497" table:style-name="ce15">
            <text:p>99 642</text:p>
          </table:table-cell>
          <table:table-cell office:value-type="float" office:value="7652831.0711001186" table:style-name="ce15">
            <text:p>7 652 831</text:p>
          </table:table-cell>
          <table:table-cell office:value-type="float" office:value="76.800069210682665" table:style-name="ce16">
            <text:p>76,80</text:p>
          </table:table-cell>
          <table:table-cell office:value-type="float" office:value="5" table:style-name="ce28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" table:style-name="ce28">
            <text:p>6</text:p>
          </table:table-cell>
          <table:table-cell office:value-type="float" office:value="7.6449419779203246E-5" table:style-name="ce14">
            <text:p>0,00008</text:p>
          </table:table-cell>
          <table:table-cell office:value-type="float" office:value="99613.085894680524" table:style-name="ce15">
            <text:p>99 613</text:p>
          </table:table-cell>
          <table:table-cell office:value-type="float" office:value="7.6153626190642614" table:style-name="ce15">
            <text:p>8</text:p>
          </table:table-cell>
          <table:table-cell office:value-type="float" office:value="99609.278213370999" table:style-name="ce15">
            <text:p>99 609</text:p>
          </table:table-cell>
          <table:table-cell office:value-type="float" office:value="7310130.6943260198" table:style-name="ce15">
            <text:p>7 310 131</text:p>
          </table:table-cell>
          <table:table-cell office:value-type="float" office:value="73.385244806640316" table:style-name="ce16">
            <text:p>73,39</text:p>
          </table:table-cell>
          <table:table-cell office:value-type="float" office:value="6.6436626430192914E-5" table:style-name="ce14">
            <text:p>0,00007</text:p>
          </table:table-cell>
          <table:table-cell office:value-type="float" office:value="99664.425649143188" table:style-name="ce15">
            <text:p>99 664</text:p>
          </table:table-cell>
          <table:table-cell office:value-type="float" office:value="6.6213682152318629" table:style-name="ce15">
            <text:p>7</text:p>
          </table:table-cell>
          <table:table-cell office:value-type="float" office:value="99661.11496503558" table:style-name="ce15">
            <text:p>99 661</text:p>
          </table:table-cell>
          <table:table-cell office:value-type="float" office:value="7790963.3463406349" table:style-name="ce15">
            <text:p>7 790 963</text:p>
          </table:table-cell>
          <table:table-cell office:value-type="float" office:value="78.17195850571396" table:style-name="ce16">
            <text:p>78,17</text:p>
          </table:table-cell>
          <table:table-cell office:value-type="float" office:value="7.1598463687865151E-5" table:style-name="ce14">
            <text:p>0,00007</text:p>
          </table:table-cell>
          <table:table-cell office:value-type="float" office:value="99638.051081603378" table:style-name="ce15">
            <text:p>99 638</text:p>
          </table:table-cell>
          <table:table-cell office:value-type="float" office:value="7.1339313822958328" table:style-name="ce15">
            <text:p>7</text:p>
          </table:table-cell>
          <table:table-cell office:value-type="float" office:value="99634.48411591223" table:style-name="ce15">
            <text:p>99 634</text:p>
          </table:table-cell>
          <table:table-cell office:value-type="float" office:value="7553188.9715064382" table:style-name="ce15">
            <text:p>7 553 189</text:p>
          </table:table-cell>
          <table:table-cell office:value-type="float" office:value="75.806269688277936" table:style-name="ce16">
            <text:p>75,81</text:p>
          </table:table-cell>
          <table:table-cell office:value-type="float" office:value="6" table:style-name="ce28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7" table:style-name="ce28">
            <text:p>7</text:p>
          </table:table-cell>
          <table:table-cell office:value-type="float" office:value="6.5024792044840636E-5" table:style-name="ce14">
            <text:p>0,00007</text:p>
          </table:table-cell>
          <table:table-cell office:value-type="float" office:value="99605.470532061459" table:style-name="ce15">
            <text:p>99 605</text:p>
          </table:table-cell>
          <table:table-cell office:value-type="float" office:value="6.4768250078757985" table:style-name="ce15">
            <text:p>6</text:p>
          </table:table-cell>
          <table:table-cell office:value-type="float" office:value="99602.23211955752" table:style-name="ce15">
            <text:p>99 602</text:p>
          </table:table-cell>
          <table:table-cell office:value-type="float" office:value="7210521.4161126493" table:style-name="ce15">
            <text:p>7 210 521</text:p>
          </table:table-cell>
          <table:table-cell office:value-type="float" office:value="72.390817267327648" table:style-name="ce16">
            <text:p>72,39</text:p>
          </table:table-cell>
          <table:table-cell office:value-type="float" office:value="5.989639400052298E-5" table:style-name="ce14">
            <text:p>0,00006</text:p>
          </table:table-cell>
          <table:table-cell office:value-type="float" office:value="99657.804280927958" table:style-name="ce15">
            <text:p>99 658</text:p>
          </table:table-cell>
          <table:table-cell office:value-type="float" office:value="5.969143110437467" table:style-name="ce15">
            <text:p>6</text:p>
          </table:table-cell>
          <table:table-cell office:value-type="float" office:value="99654.819709372736" table:style-name="ce15">
            <text:p>99 655</text:p>
          </table:table-cell>
          <table:table-cell office:value-type="float" office:value="7691302.2313755993" table:style-name="ce15">
            <text:p>7 691 302</text:p>
          </table:table-cell>
          <table:table-cell office:value-type="float" office:value="77.177119111458538" table:style-name="ce16">
            <text:p>77,18</text:p>
          </table:table-cell>
          <table:table-cell office:value-type="float" office:value="6.2554471646071453E-5" table:style-name="ce14">
            <text:p>0,00006</text:p>
          </table:table-cell>
          <table:table-cell office:value-type="float" office:value="99630.917150221081" table:style-name="ce15">
            <text:p>99 631</text:p>
          </table:table-cell>
          <table:table-cell office:value-type="float" office:value="6.2323593819455985" table:style-name="ce15">
            <text:p>6</text:p>
          </table:table-cell>
          <table:table-cell office:value-type="float" office:value="99627.800970530108" table:style-name="ce15">
            <text:p>99 628</text:p>
          </table:table-cell>
          <table:table-cell office:value-type="float" office:value="7453554.4873905256" table:style-name="ce15">
            <text:p>7 453 554</text:p>
          </table:table-cell>
          <table:table-cell office:value-type="float" office:value="74.811661887566856" table:style-name="ce16">
            <text:p>74,81</text:p>
          </table:table-cell>
          <table:table-cell office:value-type="float" office:value="7" table:style-name="ce28">
            <text:p>7</text:p>
          </table:table-cell>
          <table:table-cell table:number-columns-repeated="16364" table:style-name="ce5"/>
        </table:table-row>
        <table:table-row table:style-name="ro2">
          <table:table-cell office:value-type="float" office:value="8" table:style-name="ce28">
            <text:p>8</text:p>
          </table:table-cell>
          <table:table-cell office:value-type="float" office:value="5.8018287600332193E-5" table:style-name="ce14">
            <text:p>0,00006</text:p>
          </table:table-cell>
          <table:table-cell office:value-type="float" office:value="99598.993707053582" table:style-name="ce15">
            <text:p>99 599</text:p>
          </table:table-cell>
          <table:table-cell office:value-type="float" office:value="5.7785630615995114" table:style-name="ce15">
            <text:p>6</text:p>
          </table:table-cell>
          <table:table-cell office:value-type="float" office:value="99596.10442552279" table:style-name="ce15">
            <text:p>99 596</text:p>
          </table:table-cell>
          <table:table-cell office:value-type="float" office:value="7110919.1839930918" table:style-name="ce15">
            <text:p>7 110 919</text:p>
          </table:table-cell>
          <table:table-cell office:value-type="float" office:value="71.395492256760605" table:style-name="ce16">
            <text:p>71,40</text:p>
          </table:table-cell>
          <table:table-cell office:value-type="float" office:value="5.2266702422618264E-5" table:style-name="ce14">
            <text:p>0,00005</text:p>
          </table:table-cell>
          <table:table-cell office:value-type="float" office:value="99651.835137817514" table:style-name="ce15">
            <text:p>99 652</text:p>
          </table:table-cell>
          <table:table-cell office:value-type="float" office:value="5.2084728130161224" table:style-name="ce15">
            <text:p>5</text:p>
          </table:table-cell>
          <table:table-cell office:value-type="float" office:value="99649.230901411007" table:style-name="ce15">
            <text:p>99 649</text:p>
          </table:table-cell>
          <table:table-cell office:value-type="float" office:value="7591647.4116662266" table:style-name="ce15">
            <text:p>7 591 647</text:p>
          </table:table-cell>
          <table:table-cell office:value-type="float" office:value="76.181712069497294" table:style-name="ce16">
            <text:p>76,18</text:p>
          </table:table-cell>
          <table:table-cell office:value-type="float" office:value="5.5253616114889909E-5" table:style-name="ce14">
            <text:p>0,00006</text:p>
          </table:table-cell>
          <table:table-cell office:value-type="float" office:value="99624.684790839136" table:style-name="ce15">
            <text:p>99 625</text:p>
          </table:table-cell>
          <table:table-cell office:value-type="float" office:value="5.5046240889999369" table:style-name="ce15">
            <text:p>6</text:p>
          </table:table-cell>
          <table:table-cell office:value-type="float" office:value="99621.932478794639" table:style-name="ce15">
            <text:p>99 622</text:p>
          </table:table-cell>
          <table:table-cell office:value-type="float" office:value="7353926.6864199955" table:style-name="ce15">
            <text:p>7 353 927</text:p>
          </table:table-cell>
          <table:table-cell office:value-type="float" office:value="73.816310705117701" table:style-name="ce16">
            <text:p>73,82</text:p>
          </table:table-cell>
          <table:table-cell office:value-type="float" office:value="8" table:style-name="ce28">
            <text:p>8</text:p>
          </table:table-cell>
          <table:table-cell table:number-columns-repeated="16364" table:style-name="ce5"/>
        </table:table-row>
        <table:table-row table:style-name="ro2">
          <table:table-cell office:value-type="float" office:value="9" table:style-name="ce28">
            <text:p>9</text:p>
          </table:table-cell>
          <table:table-cell office:value-type="float" office:value="5.7411483906505872E-5" table:style-name="ce14">
            <text:p>0,00006</text:p>
          </table:table-cell>
          <table:table-cell office:value-type="float" office:value="99593.215143991983" table:style-name="ce15">
            <text:p>99 593</text:p>
          </table:table-cell>
          <table:table-cell office:value-type="float" office:value="5.7177942684364726" table:style-name="ce15">
            <text:p>6</text:p>
          </table:table-cell>
          <table:table-cell office:value-type="float" office:value="99590.356246857758" table:style-name="ce15">
            <text:p>99 590</text:p>
          </table:table-cell>
          <table:table-cell office:value-type="float" office:value="7011323.0795675693" table:style-name="ce15">
            <text:p>7 011 323</text:p>
          </table:table-cell>
          <table:table-cell office:value-type="float" office:value="70.399605730476623" table:style-name="ce16">
            <text:p>70,40</text:p>
          </table:table-cell>
          <table:table-cell office:value-type="float" office:value="4.6177108705605012E-5" table:style-name="ce14">
            <text:p>0,00005</text:p>
          </table:table-cell>
          <table:table-cell office:value-type="float" office:value="99646.6266650045" table:style-name="ce15">
            <text:p>99 647</text:p>
          </table:table-cell>
          <table:table-cell office:value-type="float" office:value="4.6013931116567521" table:style-name="ce15">
            <text:p>5</text:p>
          </table:table-cell>
          <table:table-cell office:value-type="float" office:value="99644.325968448669" table:style-name="ce15">
            <text:p>99 644</text:p>
          </table:table-cell>
          <table:table-cell office:value-type="float" office:value="7491998.1807648158" table:style-name="ce15">
            <text:p>7 491 998</text:p>
          </table:table-cell>
          <table:table-cell office:value-type="float" office:value="75.185667909779582" table:style-name="ce16">
            <text:p>75,19</text:p>
          </table:table-cell>
          <table:table-cell office:value-type="float" office:value="5.1984448456394452E-5" table:style-name="ce14">
            <text:p>0,00005</text:p>
          </table:table-cell>
          <table:table-cell office:value-type="float" office:value="99619.180166750142" table:style-name="ce15">
            <text:p>99 619</text:p>
          </table:table-cell>
          <table:table-cell office:value-type="float" office:value="5.1786481366466948" table:style-name="ce15">
            <text:p>5</text:p>
          </table:table-cell>
          <table:table-cell office:value-type="float" office:value="99616.590842681821" table:style-name="ce15">
            <text:p>99 617</text:p>
          </table:table-cell>
          <table:table-cell office:value-type="float" office:value="7254304.7539412007" table:style-name="ce15">
            <text:p>7 254 305</text:p>
          </table:table-cell>
          <table:table-cell office:value-type="float" office:value="72.820361920248644" table:style-name="ce16">
            <text:p>72,82</text:p>
          </table:table-cell>
          <table:table-cell office:value-type="float" office:value="9" table:style-name="ce28">
            <text:p>9</text:p>
          </table:table-cell>
          <table:table-cell table:number-columns-repeated="16364" table:style-name="ce5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float" office:value="6.5185958426975256E-5" table:style-name="ce14">
            <text:p>0,00007</text:p>
          </table:table-cell>
          <table:table-cell office:value-type="float" office:value="99587.497349723548" table:style-name="ce15">
            <text:p>99 587</text:p>
          </table:table-cell>
          <table:table-cell office:value-type="float" office:value="6.4917064620855873" table:style-name="ce15">
            <text:p>6</text:p>
          </table:table-cell>
          <table:table-cell office:value-type="float" office:value="99584.251496492507" table:style-name="ce15">
            <text:p>99 584</text:p>
          </table:table-cell>
          <table:table-cell office:value-type="float" office:value="6911732.7233207114" table:style-name="ce15">
            <text:p>6 911 733</text:p>
          </table:table-cell>
          <table:table-cell office:value-type="float" office:value="69.403619000973904" table:style-name="ce16">
            <text:p>69,40</text:p>
          </table:table-cell>
          <table:table-cell office:value-type="float" office:value="4.4257169861275673E-5" table:style-name="ce14">
            <text:p>0,00004</text:p>
          </table:table-cell>
          <table:table-cell office:value-type="float" office:value="99642.025271892839" table:style-name="ce15">
            <text:p>99 642</text:p>
          </table:table-cell>
          <table:table-cell office:value-type="float" office:value="4.4098740377796846" table:style-name="ce15">
            <text:p>4</text:p>
          </table:table-cell>
          <table:table-cell office:value-type="float" office:value="99639.820334873948" table:style-name="ce15">
            <text:p>99 640</text:p>
          </table:table-cell>
          <table:table-cell office:value-type="float" office:value="7392353.8547963668" table:style-name="ce15">
            <text:p>7 392 354</text:p>
          </table:table-cell>
          <table:table-cell office:value-type="float" office:value="74.1891168372469" table:style-name="ce16">
            <text:p>74,19</text:p>
          </table:table-cell>
          <table:table-cell office:value-type="float" office:value="5.503552003528229E-5" table:style-name="ce14">
            <text:p>0,00006</text:p>
          </table:table-cell>
          <table:table-cell office:value-type="float" office:value="99614.001518613499" table:style-name="ce15">
            <text:p>99 614</text:p>
          </table:table-cell>
          <table:table-cell office:value-type="float" office:value="5.482308376372294" table:style-name="ce15">
            <text:p>5</text:p>
          </table:table-cell>
          <table:table-cell office:value-type="float" office:value="99611.26036442531" table:style-name="ce15">
            <text:p>99 611</text:p>
          </table:table-cell>
          <table:table-cell office:value-type="float" office:value="7154688.1630985187" table:style-name="ce15">
            <text:p>7 154 688</text:p>
          </table:table-cell>
          <table:table-cell office:value-type="float" office:value="71.8241216498227" table:style-name="ce16">
            <text:p>71,82</text:p>
          </table:table-cell>
          <table:table-cell office:value-type="float" office:value="10" table:style-name="ce13">
            <text:p>10</text:p>
          </table:table-cell>
          <table:table-cell table:number-columns-repeated="16364" table:style-name="ce5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float" office:value="8.3322688829335381E-5" table:style-name="ce14">
            <text:p>0,00008</text:p>
          </table:table-cell>
          <table:table-cell office:value-type="float" office:value="99581.005643261466" table:style-name="ce15">
            <text:p>99 581</text:p>
          </table:table-cell>
          <table:table-cell office:value-type="float" office:value="8.2973571465257656" table:style-name="ce15">
            <text:p>8</text:p>
          </table:table-cell>
          <table:table-cell office:value-type="float" office:value="99576.856964688195" table:style-name="ce15">
            <text:p>99 577</text:p>
          </table:table-cell>
          <table:table-cell office:value-type="float" office:value="6812148.4718242185" table:style-name="ce15">
            <text:p>6 812 148</text:p>
          </table:table-cell>
          <table:table-cell office:value-type="float" office:value="68.408110842222541" table:style-name="ce16">
            <text:p>68,41</text:p>
          </table:table-cell>
          <table:table-cell office:value-type="float" office:value="4.9135511984749501E-5" table:style-name="ce14">
            <text:p>0,00005</text:p>
          </table:table-cell>
          <table:table-cell office:value-type="float" office:value="99637.615397855057" table:style-name="ce15">
            <text:p>99 638</text:p>
          </table:table-cell>
          <table:table-cell office:value-type="float" office:value="4.8957452455131687" table:style-name="ce15">
            <text:p>5</text:p>
          </table:table-cell>
          <table:table-cell office:value-type="float" office:value="99635.167525232304" table:style-name="ce15">
            <text:p>99 635</text:p>
          </table:table-cell>
          <table:table-cell office:value-type="float" office:value="7292714.0344614927" table:style-name="ce15">
            <text:p>7 292 714</text:p>
          </table:table-cell>
          <table:table-cell office:value-type="float" office:value="73.19237825334875" table:style-name="ce16">
            <text:p>73,19</text:p>
          </table:table-cell>
          <table:table-cell office:value-type="float" office:value="6.6694627791232745E-5" table:style-name="ce14">
            <text:p>0,00007</text:p>
          </table:table-cell>
          <table:table-cell office:value-type="float" office:value="99608.519210237122" table:style-name="ce15">
            <text:p>99 609</text:p>
          </table:table-cell>
          <table:table-cell office:value-type="float" office:value="6.6433531135626218" table:style-name="ce15">
            <text:p>7</text:p>
          </table:table-cell>
          <table:table-cell office:value-type="float" office:value="99605.197533680344" table:style-name="ce15">
            <text:p>99 605</text:p>
          </table:table-cell>
          <table:table-cell office:value-type="float" office:value="7055076.9027340934" table:style-name="ce15">
            <text:p>7 055 077</text:p>
          </table:table-cell>
          <table:table-cell office:value-type="float" office:value="70.828047225994879" table:style-name="ce16">
            <text:p>70,83</text:p>
          </table:table-cell>
          <table:table-cell office:value-type="float" office:value="11" table:style-name="ce13">
            <text:p>11</text:p>
          </table:table-cell>
          <table:table-cell table:number-columns-repeated="16364" table:style-name="ce5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float" office:value="1.1300673400962525E-4" table:style-name="ce14">
            <text:p>0,00011</text:p>
          </table:table-cell>
          <table:table-cell office:value-type="float" office:value="99572.708286114939" table:style-name="ce15">
            <text:p>99 573</text:p>
          </table:table-cell>
          <table:table-cell office:value-type="float" office:value="11.252386559906999" table:style-name="ce15">
            <text:p>11</text:p>
          </table:table-cell>
          <table:table-cell office:value-type="float" office:value="99567.082092834986" table:style-name="ce15">
            <text:p>99 567</text:p>
          </table:table-cell>
          <table:table-cell office:value-type="float" office:value="6712571.6148595307" table:style-name="ce15">
            <text:p>6 712 572</text:p>
          </table:table-cell>
          <table:table-cell office:value-type="float" office:value="67.413769600114165" table:style-name="ce16">
            <text:p>67,41</text:p>
          </table:table-cell>
          <table:table-cell office:value-type="float" office:value="6.2205444540480346E-5" table:style-name="ce14">
            <text:p>0,00006</text:p>
          </table:table-cell>
          <table:table-cell office:value-type="float" office:value="99632.71965260955" table:style-name="ce15">
            <text:p>99 633</text:p>
          </table:table-cell>
          <table:table-cell office:value-type="float" office:value="6.1976976167676296" table:style-name="ce15">
            <text:p>6</text:p>
          </table:table-cell>
          <table:table-cell office:value-type="float" office:value="99629.620803801168" table:style-name="ce15">
            <text:p>99 630</text:p>
          </table:table-cell>
          <table:table-cell office:value-type="float" office:value="7193078.8669362608" table:style-name="ce15">
            <text:p>7 193 079</text:p>
          </table:table-cell>
          <table:table-cell office:value-type="float" office:value="72.195950206081335" table:style-name="ce16">
            <text:p>72,20</text:p>
          </table:table-cell>
          <table:table-cell office:value-type="float" office:value="8.8248456547962168E-5" table:style-name="ce14">
            <text:p>0,00009</text:p>
          </table:table-cell>
          <table:table-cell office:value-type="float" office:value="99601.875857123567" table:style-name="ce15">
            <text:p>99 602</text:p>
          </table:table-cell>
          <table:table-cell office:value-type="float" office:value="8.7897118136728913" table:style-name="ce15">
            <text:p>9</text:p>
          </table:table-cell>
          <table:table-cell office:value-type="float" office:value="99597.481001216729" table:style-name="ce15">
            <text:p>99 597</text:p>
          </table:table-cell>
          <table:table-cell office:value-type="float" office:value="6955471.7052004132" table:style-name="ce15">
            <text:p>6 955 472</text:p>
          </table:table-cell>
          <table:table-cell office:value-type="float" office:value="69.832738041780118" table:style-name="ce16">
            <text:p>69,83</text:p>
          </table:table-cell>
          <table:table-cell office:value-type="float" office:value="12" table:style-name="ce13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.5305818841777113E-4" table:style-name="ce14">
            <text:p>0,00015</text:p>
          </table:table-cell>
          <table:table-cell office:value-type="float" office:value="99561.455899555032" table:style-name="ce15">
            <text:p>99 561</text:p>
          </table:table-cell>
          <table:table-cell office:value-type="float" office:value="15.238696076221705" table:style-name="ce15">
            <text:p>15</text:p>
          </table:table-cell>
          <table:table-cell office:value-type="float" office:value="99553.836551516928" table:style-name="ce15">
            <text:p>99 554</text:p>
          </table:table-cell>
          <table:table-cell office:value-type="float" office:value="6613004.5327666961" table:style-name="ce15">
            <text:p>6 613 005</text:p>
          </table:table-cell>
          <table:table-cell office:value-type="float" office:value="66.421332161297286" table:style-name="ce16">
            <text:p>66,42</text:p>
          </table:table-cell>
          <table:table-cell office:value-type="float" office:value="8.1189701585102471E-5" table:style-name="ce14">
            <text:p>0,00008</text:p>
          </table:table-cell>
          <table:table-cell office:value-type="float" office:value="99626.521954992786" table:style-name="ce15">
            <text:p>99 627</text:p>
          </table:table-cell>
          <table:table-cell office:value-type="float" office:value="8.0886475874875234" table:style-name="ce15">
            <text:p>8</text:p>
          </table:table-cell>
          <table:table-cell office:value-type="float" office:value="99622.477631199043" table:style-name="ce15">
            <text:p>99 622</text:p>
          </table:table-cell>
          <table:table-cell office:value-type="float" office:value="7093449.2461324595" table:style-name="ce15">
            <text:p>7 093 449</text:p>
          </table:table-cell>
          <table:table-cell office:value-type="float" office:value="71.200410361981639" table:style-name="ce16">
            <text:p>71,20</text:p>
          </table:table-cell>
          <table:table-cell office:value-type="float" office:value="1.1800902257719936E-4" table:style-name="ce14">
            <text:p>0,00012</text:p>
          </table:table-cell>
          <table:table-cell office:value-type="float" office:value="99593.086145309891" table:style-name="ce15">
            <text:p>99 593</text:p>
          </table:table-cell>
          <table:table-cell office:value-type="float" office:value="11.752882751454836" table:style-name="ce15">
            <text:p>12</text:p>
          </table:table-cell>
          <table:table-cell office:value-type="float" office:value="99587.209703934161" table:style-name="ce15">
            <text:p>99 587</text:p>
          </table:table-cell>
          <table:table-cell office:value-type="float" office:value="6855874.2241991963" table:style-name="ce15">
            <text:p>6 855 874</text:p>
          </table:table-cell>
          <table:table-cell office:value-type="float" office:value="68.838857088897015" table:style-name="ce16">
            <text:p>68,84</text:p>
          </table:table-cell>
          <table:table-cell office:value-type="float" office:value="13" table:style-name="ce1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float" office:value="2.0185990101054914E-4" table:style-name="ce14">
            <text:p>0,00020</text:p>
          </table:table-cell>
          <table:table-cell office:value-type="float" office:value="99546.217203478809" table:style-name="ce15">
            <text:p>99 546</text:p>
          </table:table-cell>
          <table:table-cell office:value-type="float" office:value="20.094389550668854" table:style-name="ce15">
            <text:p>20</text:p>
          </table:table-cell>
          <table:table-cell office:value-type="float" office:value="99536.170008703484" table:style-name="ce15">
            <text:p>99 536</text:p>
          </table:table-cell>
          <table:table-cell office:value-type="float" office:value="6513450.6962151788" table:style-name="ce15">
            <text:p>6 513 451</text:p>
          </table:table-cell>
          <table:table-cell office:value-type="float" office:value="65.431423505538845" table:style-name="ce16">
            <text:p>65,43</text:p>
          </table:table-cell>
          <table:table-cell office:value-type="float" office:value="1.0313238431077037E-4" table:style-name="ce14">
            <text:p>0,00010</text:p>
          </table:table-cell>
          <table:table-cell office:value-type="float" office:value="99618.433307405299" table:style-name="ce15">
            <text:p>99 618</text:p>
          </table:table-cell>
          <table:table-cell office:value-type="float" office:value="10.27388654829617" table:style-name="ce15">
            <text:p>10</text:p>
          </table:table-cell>
          <table:table-cell office:value-type="float" office:value="99613.296364131151" table:style-name="ce15">
            <text:p>99 613</text:p>
          </table:table-cell>
          <table:table-cell office:value-type="float" office:value="6993826.7685012603" table:style-name="ce15">
            <text:p>6 993 827</text:p>
          </table:table-cell>
          <table:table-cell office:value-type="float" office:value="70.206150973279392" table:style-name="ce16">
            <text:p>70,21</text:p>
          </table:table-cell>
          <table:table-cell office:value-type="float" office:value="1.5373837175233914E-4" table:style-name="ce14">
            <text:p>0,00015</text:p>
          </table:table-cell>
          <table:table-cell office:value-type="float" office:value="99581.33326255843" table:style-name="ce15">
            <text:p>99 581</text:p>
          </table:table-cell>
          <table:table-cell office:value-type="float" office:value="15.309472032712783" table:style-name="ce15">
            <text:p>15</text:p>
          </table:table-cell>
          <table:table-cell office:value-type="float" office:value="99573.678526542077" table:style-name="ce15">
            <text:p>99 574</text:p>
          </table:table-cell>
          <table:table-cell office:value-type="float" office:value="6756287.0144952619" table:style-name="ce15">
            <text:p>6 756 287</text:p>
          </table:table-cell>
          <table:table-cell office:value-type="float" office:value="67.846922642434208" table:style-name="ce16">
            <text:p>67,85</text:p>
          </table:table-cell>
          <table:table-cell office:value-type="float" office:value="14" table:style-name="ce13">
            <text:p>14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float" office:value="2.5779472073465993E-4" table:style-name="ce14">
            <text:p>0,00026</text:p>
          </table:table-cell>
          <table:table-cell office:value-type="float" office:value="99526.122813928145" table:style-name="ce15">
            <text:p>99 526</text:p>
          </table:table-cell>
          <table:table-cell office:value-type="float" office:value="25.657309036620074" table:style-name="ce15">
            <text:p>26</text:p>
          </table:table-cell>
          <table:table-cell office:value-type="float" office:value="99513.294159409837" table:style-name="ce15">
            <text:p>99 513</text:p>
          </table:table-cell>
          <table:table-cell office:value-type="float" office:value="6413914.5262064757" table:style-name="ce15">
            <text:p>6 413 915</text:p>
          </table:table-cell>
          <table:table-cell office:value-type="float" office:value="64.444533202582292" table:style-name="ce16">
            <text:p>64,44</text:p>
          </table:table-cell>
          <table:table-cell office:value-type="float" office:value="1.2507759390088477E-4" table:style-name="ce14">
            <text:p>0,00013</text:p>
          </table:table-cell>
          <table:table-cell office:value-type="float" office:value="99608.159420857002" table:style-name="ce15">
            <text:p>99 608</text:p>
          </table:table-cell>
          <table:table-cell office:value-type="float" office:value="12.458748913256541" table:style-name="ce15">
            <text:p>12</text:p>
          </table:table-cell>
          <table:table-cell office:value-type="float" office:value="99601.930046400375" table:style-name="ce15">
            <text:p>99 602</text:p>
          </table:table-cell>
          <table:table-cell office:value-type="float" office:value="6894213.4721371289" table:style-name="ce15">
            <text:p>6 894 213</text:p>
          </table:table-cell>
          <table:table-cell office:value-type="float" office:value="69.213340676321607" table:style-name="ce16">
            <text:p>69,21</text:p>
          </table:table-cell>
          <table:table-cell office:value-type="float" office:value="1.9319854993681365E-4" table:style-name="ce14">
            <text:p>0,00019</text:p>
          </table:table-cell>
          <table:table-cell office:value-type="float" office:value="99566.023790525724" table:style-name="ce15">
            <text:p>99 566</text:p>
          </table:table-cell>
          <table:table-cell office:value-type="float" office:value="19.23601141930386" table:style-name="ce15">
            <text:p>19</text:p>
          </table:table-cell>
          <table:table-cell office:value-type="float" office:value="99556.405784816074" table:style-name="ce15">
            <text:p>99 556</text:p>
          </table:table-cell>
          <table:table-cell office:value-type="float" office:value="6656713.3359687198" table:style-name="ce15">
            <text:p>6 656 713</text:p>
          </table:table-cell>
          <table:table-cell office:value-type="float" office:value="66.857278040685841" table:style-name="ce16">
            <text:p>66,86</text:p>
          </table:table-cell>
          <table:table-cell office:value-type="float" office:value="15" table:style-name="ce13">
            <text:p>15</text:p>
          </table:table-cell>
          <table:table-cell table:number-columns-repeated="16364" table:style-name="ce5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3.1924300379827179E-4" table:style-name="ce14">
            <text:p>0,00032</text:p>
          </table:table-cell>
          <table:table-cell office:value-type="float" office:value="99500.46550489153" table:style-name="ce15">
            <text:p>99 500</text:p>
          </table:table-cell>
          <table:table-cell office:value-type="float" office:value="31.764827487107897" table:style-name="ce15">
            <text:p>32</text:p>
          </table:table-cell>
          <table:table-cell office:value-type="float" office:value="99484.583091147972" table:style-name="ce15">
            <text:p>99 485</text:p>
          </table:table-cell>
          <table:table-cell office:value-type="float" office:value="6314401.2320470661" table:style-name="ce15">
            <text:p>6 314 401</text:p>
          </table:table-cell>
          <table:table-cell office:value-type="float" office:value="63.461022016390913" table:style-name="ce16">
            <text:p>63,46</text:p>
          </table:table-cell>
          <table:table-cell office:value-type="float" office:value="1.4407160293699385E-4" table:style-name="ce14">
            <text:p>0,00014</text:p>
          </table:table-cell>
          <table:table-cell office:value-type="float" office:value="99595.700671943749" table:style-name="ce15">
            <text:p>99 596</text:p>
          </table:table-cell>
          <table:table-cell office:value-type="float" office:value="14.348912241439972" table:style-name="ce15">
            <text:p>14</text:p>
          </table:table-cell>
          <table:table-cell office:value-type="float" office:value="99588.526215823018" table:style-name="ce15">
            <text:p>99 589</text:p>
          </table:table-cell>
          <table:table-cell office:value-type="float" office:value="6794611.5420907289" table:style-name="ce15">
            <text:p>6 794 612</text:p>
          </table:table-cell>
          <table:table-cell office:value-type="float" office:value="68.221936250756059" table:style-name="ce16">
            <text:p>68,22</text:p>
          </table:table-cell>
          <table:table-cell office:value-type="float" office:value="2.3415132062503758E-4" table:style-name="ce14">
            <text:p>0,00023</text:p>
          </table:table-cell>
          <table:table-cell office:value-type="float" office:value="99546.787779106424" table:style-name="ce15">
            <text:p>99 547</text:p>
          </table:table-cell>
          <table:table-cell office:value-type="float" office:value="23.309011822458121" table:style-name="ce15">
            <text:p>23</text:p>
          </table:table-cell>
          <table:table-cell office:value-type="float" office:value="99535.133273195184" table:style-name="ce15">
            <text:p>99 535</text:p>
          </table:table-cell>
          <table:table-cell office:value-type="float" office:value="6557156.9301839033" table:style-name="ce15">
            <text:p>6 557 157</text:p>
          </table:table-cell>
          <table:table-cell office:value-type="float" office:value="65.870100647890169" table:style-name="ce16">
            <text:p>65,87</text:p>
          </table:table-cell>
          <table:table-cell office:value-type="float" office:value="16" table:style-name="ce13">
            <text:p>16</text:p>
          </table:table-cell>
          <table:table-cell table:number-columns-repeated="16364" table:style-name="ce5"/>
        </table:table-row>
        <table:table-row table:style-name="ro2">
          <table:table-cell office:value-type="float" office:value="17" table:style-name="ce13">
            <text:p>17</text:p>
          </table:table-cell>
          <table:table-cell office:value-type="float" office:value="3.8347177474316435E-4" table:style-name="ce14">
            <text:p>0,00038</text:p>
          </table:table-cell>
          <table:table-cell office:value-type="float" office:value="99468.700677404428" table:style-name="ce15">
            <text:p>99 469</text:p>
          </table:table-cell>
          <table:table-cell office:value-type="float" office:value="38.143439180160868" table:style-name="ce15">
            <text:p>38</text:p>
          </table:table-cell>
          <table:table-cell office:value-type="float" office:value="99449.628957814348" table:style-name="ce15">
            <text:p>99 450</text:p>
          </table:table-cell>
          <table:table-cell office:value-type="float" office:value="6214916.6489559179" table:style-name="ce15">
            <text:p>6 214 917</text:p>
          </table:table-cell>
          <table:table-cell office:value-type="float" office:value="62.481128300972316" table:style-name="ce16">
            <text:p>62,48</text:p>
          </table:table-cell>
          <table:table-cell office:value-type="float" office:value="1.5813049382211569E-4" table:style-name="ce14">
            <text:p>0,00016</text:p>
          </table:table-cell>
          <table:table-cell office:value-type="float" office:value="99581.351759702302" table:style-name="ce15">
            <text:p>99 581</text:p>
          </table:table-cell>
          <table:table-cell office:value-type="float" office:value="15.746848329235535" table:style-name="ce15">
            <text:p>16</text:p>
          </table:table-cell>
          <table:table-cell office:value-type="float" office:value="99573.478335537686" table:style-name="ce15">
            <text:p>99 573</text:p>
          </table:table-cell>
          <table:table-cell office:value-type="float" office:value="6695023.0158749055" table:style-name="ce15">
            <text:p>6 695 023</text:p>
          </table:table-cell>
          <table:table-cell office:value-type="float" office:value="67.231694464547203" table:style-name="ce16">
            <text:p>67,23</text:p>
          </table:table-cell>
          <table:table-cell office:value-type="float" office:value="2.7423233170078924E-4" table:style-name="ce14">
            <text:p>0,00027</text:p>
          </table:table-cell>
          <table:table-cell office:value-type="float" office:value="99523.478767283959" table:style-name="ce15">
            <text:p>99 523</text:p>
          </table:table-cell>
          <table:table-cell office:value-type="float" office:value="27.29255564132627" table:style-name="ce15">
            <text:p>27</text:p>
          </table:table-cell>
          <table:table-cell office:value-type="float" office:value="99509.832489463297" table:style-name="ce15">
            <text:p>99 510</text:p>
          </table:table-cell>
          <table:table-cell office:value-type="float" office:value="6457621.7969107078" table:style-name="ce15">
            <text:p>6 457 622</text:p>
          </table:table-cell>
          <table:table-cell office:value-type="float" office:value="64.885410728161787" table:style-name="ce16">
            <text:p>64,89</text:p>
          </table:table-cell>
          <table:table-cell office:value-type="float" office:value="17" table:style-name="ce13">
            <text:p>17</text:p>
          </table:table-cell>
          <table:table-cell table:number-columns-repeated="16364" table:style-name="ce5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4.4488593064020271E-4" table:style-name="ce14">
            <text:p>0,00044</text:p>
          </table:table-cell>
          <table:table-cell office:value-type="float" office:value="99430.557238224268" table:style-name="ce15">
            <text:p>99 431</text:p>
          </table:table-cell>
          <table:table-cell office:value-type="float" office:value="44.235255991001345" table:style-name="ce15">
            <text:p>44</text:p>
          </table:table-cell>
          <table:table-cell office:value-type="float" office:value="99408.439610228757" table:style-name="ce15">
            <text:p>99 408</text:p>
          </table:table-cell>
          <table:table-cell office:value-type="float" office:value="6115467.0199981034" table:style-name="ce15">
            <text:p>6 115 467</text:p>
          </table:table-cell>
          <table:table-cell office:value-type="float" office:value="61.50490543210114" table:style-name="ce16">
            <text:p>61,50</text:p>
          </table:table-cell>
          <table:table-cell office:value-type="float" office:value="1.677635137460398E-4" table:style-name="ce14">
            <text:p>0,00017</text:p>
          </table:table-cell>
          <table:table-cell office:value-type="float" office:value="99565.60491137307" table:style-name="ce15">
            <text:p>99 566</text:p>
          </table:table-cell>
          <table:table-cell office:value-type="float" office:value="16.703475728181903" table:style-name="ce15">
            <text:p>17</text:p>
          </table:table-cell>
          <table:table-cell office:value-type="float" office:value="99557.253173508972" table:style-name="ce15">
            <text:p>99 557</text:p>
          </table:table-cell>
          <table:table-cell office:value-type="float" office:value="6595449.5375393676" table:style-name="ce15">
            <text:p>6 595 450</text:p>
          </table:table-cell>
          <table:table-cell office:value-type="float" office:value="66.242248449253282" table:style-name="ce16">
            <text:p>66,24</text:p>
          </table:table-cell>
          <table:table-cell office:value-type="float" office:value="3.107530159250165E-4" table:style-name="ce14">
            <text:p>0,00031</text:p>
          </table:table-cell>
          <table:table-cell office:value-type="float" office:value="99496.186211642635" table:style-name="ce15">
            <text:p>99 496</text:p>
          </table:table-cell>
          <table:table-cell office:value-type="float" office:value="30.918739938304991" table:style-name="ce15">
            <text:p>31</text:p>
          </table:table-cell>
          <table:table-cell office:value-type="float" office:value="99480.726841673488" table:style-name="ce15">
            <text:p>99 481</text:p>
          </table:table-cell>
          <table:table-cell office:value-type="float" office:value="6358111.9644212443" table:style-name="ce15">
            <text:p>6 358 112</text:p>
          </table:table-cell>
          <table:table-cell office:value-type="float" office:value="63.903072132801448" table:style-name="ce16">
            <text:p>63,90</text:p>
          </table:table-cell>
          <table:table-cell office:value-type="float" office:value="18" table:style-name="ce13">
            <text:p>18</text:p>
          </table:table-cell>
          <table:table-cell table:number-columns-repeated="16364" table:style-name="ce5"/>
        </table:table-row>
        <table:table-row table:style-name="ro2">
          <table:table-cell office:value-type="float" office:value="19" table:style-name="ce13">
            <text:p>19</text:p>
          </table:table-cell>
          <table:table-cell office:value-type="float" office:value="4.974367821584891E-4" table:style-name="ce14">
            <text:p>0,00050</text:p>
          </table:table-cell>
          <table:table-cell office:value-type="float" office:value="99386.321982233261" table:style-name="ce15">
            <text:p>99 386</text:p>
          </table:table-cell>
          <table:table-cell office:value-type="float" office:value="49.438412197409626" table:style-name="ce15">
            <text:p>49</text:p>
          </table:table-cell>
          <table:table-cell office:value-type="float" office:value="99361.602776134561" table:style-name="ce15">
            <text:p>99 362</text:p>
          </table:table-cell>
          <table:table-cell office:value-type="float" office:value="6016058.5803878745" table:style-name="ce15">
            <text:p>6 016 059</text:p>
          </table:table-cell>
          <table:table-cell office:value-type="float" office:value="60.532057735905873" table:style-name="ce16">
            <text:p>60,53</text:p>
          </table:table-cell>
          <table:table-cell office:value-type="float" office:value="1.7387502356517516E-4" table:style-name="ce14">
            <text:p>0,00017</text:p>
          </table:table-cell>
          <table:table-cell office:value-type="float" office:value="99548.90143564489" table:style-name="ce15">
            <text:p>99 549</text:p>
          </table:table-cell>
          <table:table-cell office:value-type="float" office:value="17.309067583010055" table:style-name="ce15">
            <text:p>17</text:p>
          </table:table-cell>
          <table:table-cell office:value-type="float" office:value="99540.246901853388" table:style-name="ce15">
            <text:p>99 540</text:p>
          </table:table-cell>
          <table:table-cell office:value-type="float" office:value="6495892.2843658589" table:style-name="ce15">
            <text:p>6 495 892</text:p>
          </table:table-cell>
          <table:table-cell office:value-type="float" office:value="65.253279450454215" table:style-name="ce16">
            <text:p>65,25</text:p>
          </table:table-cell>
          <table:table-cell office:value-type="float" office:value="3.4097342485462728E-4" table:style-name="ce14">
            <text:p>0,00034</text:p>
          </table:table-cell>
          <table:table-cell office:value-type="float" office:value="99465.267471704326" table:style-name="ce15">
            <text:p>99 465</text:p>
          </table:table-cell>
          <table:table-cell office:value-type="float" office:value="33.915012903908575" table:style-name="ce15">
            <text:p>34</text:p>
          </table:table-cell>
          <table:table-cell office:value-type="float" office:value="99448.309965252382" table:style-name="ce15">
            <text:p>99 448</text:p>
          </table:table-cell>
          <table:table-cell office:value-type="float" office:value="6258631.2375795711" table:style-name="ce15">
            <text:p>6 258 631</text:p>
          </table:table-cell>
          <table:table-cell office:value-type="float" office:value="62.922780953261032" table:style-name="ce16">
            <text:p>62,92</text:p>
          </table:table-cell>
          <table:table-cell office:value-type="float" office:value="19" table:style-name="ce13">
            <text:p>19</text:p>
          </table:table-cell>
          <table:table-cell table:number-columns-repeated="16364" table:style-name="ce5"/>
        </table:table-row>
        <table:table-row table:style-name="ro2">
          <table:table-cell office:value-type="float" office:value="20" table:style-name="ce13">
            <text:p>20</text:p>
          </table:table-cell>
          <table:table-cell office:value-type="float" office:value="5.3507563996349147E-4" table:style-name="ce14">
            <text:p>0,00054</text:p>
          </table:table-cell>
          <table:table-cell office:value-type="float" office:value="99336.883570035847" table:style-name="ce15">
            <text:p>99 337</text:p>
          </table:table-cell>
          <table:table-cell office:value-type="float" office:value="53.152746548215774" table:style-name="ce15">
            <text:p>53</text:p>
          </table:table-cell>
          <table:table-cell office:value-type="float" office:value="99310.307196761743" table:style-name="ce15">
            <text:p>99 310</text:p>
          </table:table-cell>
          <table:table-cell office:value-type="float" office:value="5916696.9776117401" table:style-name="ce15">
            <text:p>5 916 697</text:p>
          </table:table-cell>
          <table:table-cell office:value-type="float" office:value="59.561934751458857" table:style-name="ce16">
            <text:p>59,56</text:p>
          </table:table-cell>
          <table:table-cell office:value-type="float" office:value="1.7736938413263128E-4" table:style-name="ce14">
            <text:p>0,00018</text:p>
          </table:table-cell>
          <table:table-cell office:value-type="float" office:value="99531.592368061873" table:style-name="ce15">
            <text:p>99 532</text:p>
          </table:table-cell>
          <table:table-cell office:value-type="float" office:value="17.653857240063239" table:style-name="ce15">
            <text:p>18</text:p>
          </table:table-cell>
          <table:table-cell office:value-type="float" office:value="99522.765439441835" table:style-name="ce15">
            <text:p>99 523</text:p>
          </table:table-cell>
          <table:table-cell office:value-type="float" office:value="6396352.0374640059" table:style-name="ce15">
            <text:p>6 396 352</text:p>
          </table:table-cell>
          <table:table-cell office:value-type="float" office:value="64.264540386440103" table:style-name="ce16">
            <text:p>64,26</text:p>
          </table:table-cell>
          <table:table-cell office:value-type="float" office:value="3.6215361004337165E-4" table:style-name="ce14">
            <text:p>0,00036</text:p>
          </table:table-cell>
          <table:table-cell office:value-type="float" office:value="99431.352458800422" table:style-name="ce15">
            <text:p>99 431</text:p>
          </table:table-cell>
          <table:table-cell office:value-type="float" office:value="36.009423244449451" table:style-name="ce15">
            <text:p>36</text:p>
          </table:table-cell>
          <table:table-cell office:value-type="float" office:value="99413.347747178195" table:style-name="ce15">
            <text:p>99 413</text:p>
          </table:table-cell>
          <table:table-cell office:value-type="float" office:value="6159182.9276143191" table:style-name="ce15">
            <text:p>6 159 183</text:p>
          </table:table-cell>
          <table:table-cell office:value-type="float" office:value="61.944072722599131" table:style-name="ce16">
            <text:p>61,94</text:p>
          </table:table-cell>
          <table:table-cell office:value-type="float" office:value="20" table:style-name="ce13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13">
            <text:p>21</text:p>
          </table:table-cell>
          <table:table-cell office:value-type="float" office:value="5.5177503821425761E-4" table:style-name="ce14">
            <text:p>0,00055</text:p>
          </table:table-cell>
          <table:table-cell office:value-type="float" office:value="99283.730823487625" table:style-name="ce15">
            <text:p>99 284</text:p>
          </table:table-cell>
          <table:table-cell office:value-type="float" office:value="54.782284369183948" table:style-name="ce15">
            <text:p>55</text:p>
          </table:table-cell>
          <table:table-cell office:value-type="float" office:value="99256.339681303041" table:style-name="ce15">
            <text:p>99 256</text:p>
          </table:table-cell>
          <table:table-cell office:value-type="float" office:value="5817386.6704149786" table:style-name="ce15">
            <text:p>5 817 387</text:p>
          </table:table-cell>
          <table:table-cell office:value-type="float" office:value="58.59355427282911" table:style-name="ce16">
            <text:p>58,59</text:p>
          </table:table-cell>
          <table:table-cell office:value-type="float" office:value="1.791515340060072E-4" table:style-name="ce14">
            <text:p>0,00018</text:p>
          </table:table-cell>
          <table:table-cell office:value-type="float" office:value="99513.938510821812" table:style-name="ce15">
            <text:p>99 514</text:p>
          </table:table-cell>
          <table:table-cell office:value-type="float" office:value="17.828074739193202" table:style-name="ce15">
            <text:p>18</text:p>
          </table:table-cell>
          <table:table-cell office:value-type="float" office:value="99505.024473452213" table:style-name="ce15">
            <text:p>99 505</text:p>
          </table:table-cell>
          <table:table-cell office:value-type="float" office:value="6296829.2720245644" table:style-name="ce15">
            <text:p>6 296 829</text:p>
          </table:table-cell>
          <table:table-cell office:value-type="float" office:value="63.275852270079781" table:style-name="ce16">
            <text:p>63,28</text:p>
          </table:table-cell>
          <table:table-cell office:value-type="float" office:value="3.7156502841119774E-4" table:style-name="ce14">
            <text:p>0,00037</text:p>
          </table:table-cell>
          <table:table-cell office:value-type="float" office:value="99395.343035555969" table:style-name="ce15">
            <text:p>99 395</text:p>
          </table:table-cell>
          <table:table-cell office:value-type="float" office:value="36.931833458947096" table:style-name="ce15">
            <text:p>37</text:p>
          </table:table-cell>
          <table:table-cell office:value-type="float" office:value="99376.877118826495" table:style-name="ce15">
            <text:p>99 377</text:p>
          </table:table-cell>
          <table:table-cell office:value-type="float" office:value="6059769.5798671413" table:style-name="ce15">
            <text:p>6 059 770</text:p>
          </table:table-cell>
          <table:table-cell office:value-type="float" office:value="60.966332976982876" table:style-name="ce16">
            <text:p>60,97</text:p>
          </table:table-cell>
          <table:table-cell office:value-type="float" office:value="21" table:style-name="ce13">
            <text:p>21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5.4600689192373499E-4" table:style-name="ce14">
            <text:p>0,00055</text:p>
          </table:table-cell>
          <table:table-cell office:value-type="float" office:value="99228.948539118443" table:style-name="ce15">
            <text:p>99 229</text:p>
          </table:table-cell>
          <table:table-cell office:value-type="float" office:value="54.179689780704301" table:style-name="ce15">
            <text:p>54</text:p>
          </table:table-cell>
          <table:table-cell office:value-type="float" office:value="99201.858694228082" table:style-name="ce15">
            <text:p>99 202</text:p>
          </table:table-cell>
          <table:table-cell office:value-type="float" office:value="5718130.3307336755" table:style-name="ce15">
            <text:p>5 718 130</text:p>
          </table:table-cell>
          <table:table-cell office:value-type="float" office:value="57.625626542635899" table:style-name="ce16">
            <text:p>57,63</text:p>
          </table:table-cell>
          <table:table-cell office:value-type="float" office:value="1.8024888532716082E-4" table:style-name="ce14">
            <text:p>0,00018</text:p>
          </table:table-cell>
          <table:table-cell office:value-type="float" office:value="99496.110436082614" table:style-name="ce15">
            <text:p>99 496</text:p>
          </table:table-cell>
          <table:table-cell office:value-type="float" office:value="17.934063000491985" table:style-name="ce15">
            <text:p>18</text:p>
          </table:table-cell>
          <table:table-cell office:value-type="float" office:value="99487.14340458237" table:style-name="ce15">
            <text:p>99 487</text:p>
          </table:table-cell>
          <table:table-cell office:value-type="float" office:value="6197324.2475511124" table:style-name="ce15">
            <text:p>6 197 324</text:p>
          </table:table-cell>
          <table:table-cell office:value-type="float" office:value="62.287100675481589" table:style-name="ce16">
            <text:p>62,29</text:p>
          </table:table-cell>
          <table:table-cell office:value-type="float" office:value="3.6889707479245698E-4" table:style-name="ce14">
            <text:p>0,00037</text:p>
          </table:table-cell>
          <table:table-cell office:value-type="float" office:value="99358.411202097021" table:style-name="ce15">
            <text:p>99 358</text:p>
          </table:table-cell>
          <table:table-cell office:value-type="float" office:value="36.653027248479681" table:style-name="ce15">
            <text:p>37</text:p>
          </table:table-cell>
          <table:table-cell office:value-type="float" office:value="99340.08468847278" table:style-name="ce15">
            <text:p>99 340</text:p>
          </table:table-cell>
          <table:table-cell office:value-type="float" office:value="5960392.7027483145" table:style-name="ce15">
            <text:p>5 960 393</text:p>
          </table:table-cell>
          <table:table-cell office:value-type="float" office:value="59.988808502832789" table:style-name="ce16">
            <text:p>59,99</text:p>
          </table:table-cell>
          <table:table-cell office:value-type="float" office:value="22" table:style-name="ce13">
            <text:p>2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.2628182903901764E-4" table:style-name="ce14">
            <text:p>0,00053</text:p>
          </table:table-cell>
          <table:table-cell office:value-type="float" office:value="99174.768849337735" table:style-name="ce15">
            <text:p>99 175</text:p>
          </table:table-cell>
          <table:table-cell office:value-type="float" office:value="52.193878744551256" table:style-name="ce15">
            <text:p>52</text:p>
          </table:table-cell>
          <table:table-cell office:value-type="float" office:value="99148.671909965458" table:style-name="ce15">
            <text:p>99 149</text:p>
          </table:table-cell>
          <table:table-cell office:value-type="float" office:value="5618928.4720394472" table:style-name="ce15">
            <text:p>5 618 928</text:p>
          </table:table-cell>
          <table:table-cell office:value-type="float" office:value="56.6568345682307" table:style-name="ce16">
            <text:p>56,66</text:p>
          </table:table-cell>
          <table:table-cell office:value-type="float" office:value="1.8196210497152318E-4" table:style-name="ce14">
            <text:p>0,00018</text:p>
          </table:table-cell>
          <table:table-cell office:value-type="float" office:value="99478.176373082126" table:style-name="ce15">
            <text:p>99 478</text:p>
          </table:table-cell>
          <table:table-cell office:value-type="float" office:value="18.101258371574467" table:style-name="ce15">
            <text:p>18</text:p>
          </table:table-cell>
          <table:table-cell office:value-type="float" office:value="99469.125743896337" table:style-name="ce15">
            <text:p>99 469</text:p>
          </table:table-cell>
          <table:table-cell office:value-type="float" office:value="6097837.1041465299" table:style-name="ce15">
            <text:p>6 097 837</text:p>
          </table:table-cell>
          <table:table-cell office:value-type="float" office:value="61.298239739309778" table:style-name="ce16">
            <text:p>61,30</text:p>
          </table:table-cell>
          <table:table-cell office:value-type="float" office:value="3.5923388284945672E-4" table:style-name="ce14">
            <text:p>0,00036</text:p>
          </table:table-cell>
          <table:table-cell office:value-type="float" office:value="99321.758174848539" table:style-name="ce15">
            <text:p>99 322</text:p>
          </table:table-cell>
          <table:table-cell office:value-type="float" office:value="35.679740840585609" table:style-name="ce15">
            <text:p>36</text:p>
          </table:table-cell>
          <table:table-cell office:value-type="float" office:value="99303.918304428254" table:style-name="ce15">
            <text:p>99 304</text:p>
          </table:table-cell>
          <table:table-cell office:value-type="float" office:value="5861052.6180598419" table:style-name="ce15">
            <text:p>5 861 053</text:p>
          </table:table-cell>
          <table:table-cell office:value-type="float" office:value="59.010761848797486" table:style-name="ce16">
            <text:p>59,01</text:p>
          </table:table-cell>
          <table:table-cell office:value-type="float" office:value="23" table:style-name="ce13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24" table:style-name="ce13">
            <text:p>24</text:p>
          </table:table-cell>
          <table:table-cell office:value-type="float" office:value="5.0246878116049474E-4" table:style-name="ce14">
            <text:p>0,00050</text:p>
          </table:table-cell>
          <table:table-cell office:value-type="float" office:value="99122.574970593181" table:style-name="ce15">
            <text:p>99 123</text:p>
          </table:table-cell>
          <table:table-cell office:value-type="float" office:value="49.805999430963716" table:style-name="ce15">
            <text:p>50</text:p>
          </table:table-cell>
          <table:table-cell office:value-type="float" office:value="99097.671970877709" table:style-name="ce15">
            <text:p>99 098</text:p>
          </table:table-cell>
          <table:table-cell office:value-type="float" office:value="5519779.8001294816" table:style-name="ce15">
            <text:p>5 519 780</text:p>
          </table:table-cell>
          <table:table-cell office:value-type="float" office:value="55.686404451932788" table:style-name="ce16">
            <text:p>55,69</text:p>
          </table:table-cell>
          <table:table-cell office:value-type="float" office:value="1.8562883297138365E-4" table:style-name="ce14">
            <text:p>0,00019</text:p>
          </table:table-cell>
          <table:table-cell office:value-type="float" office:value="99460.075114710547" table:style-name="ce15">
            <text:p>99 460</text:p>
          </table:table-cell>
          <table:table-cell office:value-type="float" office:value="18.462657670789877" table:style-name="ce15">
            <text:p>18</text:p>
          </table:table-cell>
          <table:table-cell office:value-type="float" office:value="99450.843785875157" table:style-name="ce15">
            <text:p>99 451</text:p>
          </table:table-cell>
          <table:table-cell office:value-type="float" office:value="5998367.9784026332" table:style-name="ce15">
            <text:p>5 998 368</text:p>
          </table:table-cell>
          <table:table-cell office:value-type="float" office:value="60.309304728400015" table:style-name="ce16">
            <text:p>60,31</text:p>
          </table:table-cell>
          <table:table-cell office:value-type="float" office:value="3.4838952976525814E-4" table:style-name="ce14">
            <text:p>0,00035</text:p>
          </table:table-cell>
          <table:table-cell office:value-type="float" office:value="99286.078434007955" table:style-name="ce15">
            <text:p>99 286</text:p>
          </table:table-cell>
          <table:table-cell office:value-type="float" office:value="34.590230177860569" table:style-name="ce15">
            <text:p>35</text:p>
          </table:table-cell>
          <table:table-cell office:value-type="float" office:value="99268.783318919028" table:style-name="ce15">
            <text:p>99 269</text:p>
          </table:table-cell>
          <table:table-cell office:value-type="float" office:value="5761748.6997554135" table:style-name="ce15">
            <text:p>5 761 749</text:p>
          </table:table-cell>
          <table:table-cell office:value-type="float" office:value="58.031788450432657" table:style-name="ce16">
            <text:p>58,03</text:p>
          </table:table-cell>
          <table:table-cell office:value-type="float" office:value="24" table:style-name="ce13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4.8443667988886811E-4" table:style-name="ce14">
            <text:p>0,00048</text:p>
          </table:table-cell>
          <table:table-cell office:value-type="float" office:value="99072.768971162222" table:style-name="ce15">
            <text:p>99 073</text:p>
          </table:table-cell>
          <table:table-cell office:value-type="float" office:value="47.994483267786698" table:style-name="ce15">
            <text:p>48</text:p>
          </table:table-cell>
          <table:table-cell office:value-type="float" office:value="99048.771729528322" table:style-name="ce15">
            <text:p>99 049</text:p>
          </table:table-cell>
          <table:table-cell office:value-type="float" office:value="5420682.1281586038" table:style-name="ce15">
            <text:p>5 420 682</text:p>
          </table:table-cell>
          <table:table-cell office:value-type="float" office:value="54.71414783749951" table:style-name="ce16">
            <text:p>54,71</text:p>
          </table:table-cell>
          <table:table-cell office:value-type="float" office:value="1.9258670935929536E-4" table:style-name="ce14">
            <text:p>0,00019</text:p>
          </table:table-cell>
          <table:table-cell office:value-type="float" office:value="99441.612457039751" table:style-name="ce15">
            <text:p>99 442</text:p>
          </table:table-cell>
          <table:table-cell office:value-type="float" office:value="19.151132916483601" table:style-name="ce15">
            <text:p>19</text:p>
          </table:table-cell>
          <table:table-cell office:value-type="float" office:value="99432.036890581512" table:style-name="ce15">
            <text:p>99 432</text:p>
          </table:table-cell>
          <table:table-cell office:value-type="float" office:value="5898917.1346167577" table:style-name="ce15">
            <text:p>5 898 917</text:p>
          </table:table-cell>
          <table:table-cell office:value-type="float" office:value="59.320409121133039" table:style-name="ce16">
            <text:p>59,32</text:p>
          </table:table-cell>
          <table:table-cell office:value-type="float" office:value="3.4217809272314812E-4" table:style-name="ce14">
            <text:p>0,00034</text:p>
          </table:table-cell>
          <table:table-cell office:value-type="float" office:value="99251.4882038301" table:style-name="ce15">
            <text:p>99 251</text:p>
          </table:table-cell>
          <table:table-cell office:value-type="float" office:value="33.961684933520615" table:style-name="ce15">
            <text:p>34</text:p>
          </table:table-cell>
          <table:table-cell office:value-type="float" office:value="99234.507361363343" table:style-name="ce15">
            <text:p>99 235</text:p>
          </table:table-cell>
          <table:table-cell office:value-type="float" office:value="5662479.9164364943" table:style-name="ce15">
            <text:p>5 662 480</text:p>
          </table:table-cell>
          <table:table-cell office:value-type="float" office:value="57.051838908527117" table:style-name="ce16">
            <text:p>57,05</text:p>
          </table:table-cell>
          <table:table-cell office:value-type="float" office:value="25" table:style-name="ce13">
            <text:p>25</text:p>
          </table:table-cell>
          <table:table-cell table:number-columns-repeated="16364" table:style-name="ce5"/>
        </table:table-row>
        <table:table-row table:style-name="ro2">
          <table:table-cell office:value-type="float" office:value="26" table:style-name="ce13">
            <text:p>26</text:p>
          </table:table-cell>
          <table:table-cell office:value-type="float" office:value="4.8201308992032671E-4" table:style-name="ce14">
            <text:p>0,00048</text:p>
          </table:table-cell>
          <table:table-cell office:value-type="float" office:value="99024.774487894436" table:style-name="ce15">
            <text:p>99 025</text:p>
          </table:table-cell>
          <table:table-cell office:value-type="float" office:value="47.731237529573534" table:style-name="ce15">
            <text:p>48</text:p>
          </table:table-cell>
          <table:table-cell office:value-type="float" office:value="99000.908869129649" table:style-name="ce15">
            <text:p>99 001</text:p>
          </table:table-cell>
          <table:table-cell office:value-type="float" office:value="5321633.3564290758" table:style-name="ce15">
            <text:p>5 321 633</text:p>
          </table:table-cell>
          <table:table-cell office:value-type="float" office:value="53.740423888363757" table:style-name="ce16">
            <text:p>53,74</text:p>
          </table:table-cell>
          <table:table-cell office:value-type="float" office:value="2.0416559334646768E-4" table:style-name="ce14">
            <text:p>0,00020</text:p>
          </table:table-cell>
          <table:table-cell office:value-type="float" office:value="99422.461324123273" table:style-name="ce15">
            <text:p>99 422</text:p>
          </table:table-cell>
          <table:table-cell office:value-type="float" office:value="20.298645808205862" table:style-name="ce15">
            <text:p>20</text:p>
          </table:table-cell>
          <table:table-cell office:value-type="float" office:value="99412.312001219165" table:style-name="ce15">
            <text:p>99 412</text:p>
          </table:table-cell>
          <table:table-cell office:value-type="float" office:value="5799485.0977261765" table:style-name="ce15">
            <text:p>5 799 485</text:p>
          </table:table-cell>
          <table:table-cell office:value-type="float" office:value="58.331739332216912" table:style-name="ce16">
            <text:p>58,33</text:p>
          </table:table-cell>
          <table:table-cell office:value-type="float" office:value="3.4638806454750253E-4" table:style-name="ce14">
            <text:p>0,00035</text:p>
          </table:table-cell>
          <table:table-cell office:value-type="float" office:value="99217.526518896586" table:style-name="ce15">
            <text:p>99 218</text:p>
          </table:table-cell>
          <table:table-cell office:value-type="float" office:value="34.367766980071096" table:style-name="ce15">
            <text:p>34</text:p>
          </table:table-cell>
          <table:table-cell office:value-type="float" office:value="99200.34263540656" table:style-name="ce15">
            <text:p>99 200</text:p>
          </table:table-cell>
          <table:table-cell office:value-type="float" office:value="5563245.4090751307" table:style-name="ce15">
            <text:p>5 563 245</text:p>
          </table:table-cell>
          <table:table-cell office:value-type="float" office:value="56.071196332591263" table:style-name="ce16">
            <text:p>56,07</text:p>
          </table:table-cell>
          <table:table-cell office:value-type="float" office:value="26" table:style-name="ce13">
            <text:p>26</text:p>
          </table:table-cell>
          <table:table-cell table:number-columns-repeated="16364" table:style-name="ce5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5.000201805435661E-4" table:style-name="ce14">
            <text:p>0,00050</text:p>
          </table:table-cell>
          <table:table-cell office:value-type="float" office:value="98977.043250364863" table:style-name="ce15">
            <text:p>98 977</text:p>
          </table:table-cell>
          <table:table-cell office:value-type="float" office:value="49.490519035715792" table:style-name="ce15">
            <text:p>49</text:p>
          </table:table-cell>
          <table:table-cell office:value-type="float" office:value="98952.297990847001" table:style-name="ce15">
            <text:p>98 952</text:p>
          </table:table-cell>
          <table:table-cell office:value-type="float" office:value="5222632.4475599462" table:style-name="ce15">
            <text:p>5 222 632</text:p>
          </table:table-cell>
          <table:table-cell office:value-type="float" office:value="52.76609884525616" table:style-name="ce16">
            <text:p>52,77</text:p>
          </table:table-cell>
          <table:table-cell office:value-type="float" office:value="2.2075386480340696E-4" table:style-name="ce14">
            <text:p>0,00022</text:p>
          </table:table-cell>
          <table:table-cell office:value-type="float" office:value="99402.162678315071" table:style-name="ce15">
            <text:p>99 402</text:p>
          </table:table-cell>
          <table:table-cell office:value-type="float" office:value="21.943411581055031" table:style-name="ce15">
            <text:p>22</text:p>
          </table:table-cell>
          <table:table-cell office:value-type="float" office:value="99391.19097252455" table:style-name="ce15">
            <text:p>99 391</text:p>
          </table:table-cell>
          <table:table-cell office:value-type="float" office:value="5700072.7857249575" table:style-name="ce15">
            <text:p>5 700 073</text:p>
          </table:table-cell>
          <table:table-cell office:value-type="float" office:value="57.343548994718688" table:style-name="ce16">
            <text:p>57,34</text:p>
          </table:table-cell>
          <table:table-cell office:value-type="float" office:value="3.637122306753152E-4" table:style-name="ce14">
            <text:p>0,00036</text:p>
          </table:table-cell>
          <table:table-cell office:value-type="float" office:value="99183.158751916519" table:style-name="ce15">
            <text:p>99 183</text:p>
          </table:table-cell>
          <table:table-cell office:value-type="float" office:value="36.074127915083466" table:style-name="ce15">
            <text:p>36</text:p>
          </table:table-cell>
          <table:table-cell office:value-type="float" office:value="99165.121687958977" table:style-name="ce15">
            <text:p>99 165</text:p>
          </table:table-cell>
          <table:table-cell office:value-type="float" office:value="5464045.0664397245" table:style-name="ce15">
            <text:p>5 464 045</text:p>
          </table:table-cell>
          <table:table-cell office:value-type="float" office:value="55.090452201736746" table:style-name="ce16">
            <text:p>55,09</text:p>
          </table:table-cell>
          <table:table-cell office:value-type="float" office:value="27" table:style-name="ce13">
            <text:p>27</text:p>
          </table:table-cell>
          <table:table-cell table:number-columns-repeated="16364" table:style-name="ce5"/>
        </table:table-row>
        <table:table-row table:style-name="ro2">
          <table:table-cell office:value-type="float" office:value="28" table:style-name="ce13">
            <text:p>28</text:p>
          </table:table-cell>
          <table:table-cell office:value-type="float" office:value="5.3355889856126441E-4" table:style-name="ce14">
            <text:p>0,00053</text:p>
          </table:table-cell>
          <table:table-cell office:value-type="float" office:value="98927.552731329153" table:style-name="ce15">
            <text:p>98 928</text:p>
          </table:table-cell>
          <table:table-cell office:value-type="float" office:value="52.783676072689389" table:style-name="ce15">
            <text:p>53</text:p>
          </table:table-cell>
          <table:table-cell office:value-type="float" office:value="98901.160893292807" table:style-name="ce15">
            <text:p>98 901</text:p>
          </table:table-cell>
          <table:table-cell office:value-type="float" office:value="5123680.1495690988" table:style-name="ce15">
            <text:p>5 123 680</text:p>
          </table:table-cell>
          <table:table-cell office:value-type="float" office:value="51.792246023553879" table:style-name="ce16">
            <text:p>51,79</text:p>
          </table:table-cell>
          <table:table-cell office:value-type="float" office:value="2.4091141066570629E-4" table:style-name="ce14">
            <text:p>0,00024</text:p>
          </table:table-cell>
          <table:table-cell office:value-type="float" office:value="99380.219266734013" table:style-name="ce15">
            <text:p>99 380</text:p>
          </table:table-cell>
          <table:table-cell office:value-type="float" office:value="23.941828815816095" table:style-name="ce15">
            <text:p>24</text:p>
          </table:table-cell>
          <table:table-cell office:value-type="float" office:value="99368.248352326103" table:style-name="ce15">
            <text:p>99 368</text:p>
          </table:table-cell>
          <table:table-cell office:value-type="float" office:value="5600681.5947524328" table:style-name="ce15">
            <text:p>5 600 682</text:p>
          </table:table-cell>
          <table:table-cell office:value-type="float" office:value="56.35610019857517" table:style-name="ce16">
            <text:p>56,36</text:p>
          </table:table-cell>
          <table:table-cell office:value-type="float" office:value="3.908310522783319E-4" table:style-name="ce14">
            <text:p>0,00039</text:p>
          </table:table-cell>
          <table:table-cell office:value-type="float" office:value="99147.084624001436" table:style-name="ce15">
            <text:p>99 147</text:p>
          </table:table-cell>
          <table:table-cell office:value-type="float" office:value="38.7497594139273" table:style-name="ce15">
            <text:p>39</text:p>
          </table:table-cell>
          <table:table-cell office:value-type="float" office:value="99127.709744294465" table:style-name="ce15">
            <text:p>99 128</text:p>
          </table:table-cell>
          <table:table-cell office:value-type="float" office:value="5364879.9447517656" table:style-name="ce15">
            <text:p>5 364 880</text:p>
          </table:table-cell>
          <table:table-cell office:value-type="float" office:value="54.110314641092735" table:style-name="ce16">
            <text:p>54,11</text:p>
          </table:table-cell>
          <table:table-cell office:value-type="float" office:value="28" table:style-name="ce13">
            <text:p>28</text:p>
          </table:table-cell>
          <table:table-cell table:number-columns-repeated="16364" table:style-name="ce5"/>
        </table:table-row>
        <table:table-row table:style-name="ro2">
          <table:table-cell office:value-type="float" office:value="29" table:style-name="ce13">
            <text:p>29</text:p>
          </table:table-cell>
          <table:table-cell office:value-type="float" office:value="5.7661328436299964E-4" table:style-name="ce14">
            <text:p>0,00058</text:p>
          </table:table-cell>
          <table:table-cell office:value-type="float" office:value="98874.76905525646" table:style-name="ce15">
            <text:p>98 875</text:p>
          </table:table-cell>
          <table:table-cell office:value-type="float" office:value="57.012505325584513" table:style-name="ce15">
            <text:p>57</text:p>
          </table:table-cell>
          <table:table-cell office:value-type="float" office:value="98846.262802593672" table:style-name="ce15">
            <text:p>98 846</text:p>
          </table:table-cell>
          <table:table-cell office:value-type="float" office:value="5024778.9886758057" table:style-name="ce15">
            <text:p>5 024 779</text:p>
          </table:table-cell>
          <table:table-cell office:value-type="float" office:value="50.819628067780293" table:style-name="ce16">
            <text:p>50,82</text:p>
          </table:table-cell>
          <table:table-cell office:value-type="float" office:value="2.6298803570214634E-4" table:style-name="ce14">
            <text:p>0,00026</text:p>
          </table:table-cell>
          <table:table-cell office:value-type="float" office:value="99356.277437918194" table:style-name="ce15">
            <text:p>99 356</text:p>
          </table:table-cell>
          <table:table-cell office:value-type="float" office:value="26.129512238075588" table:style-name="ce15">
            <text:p>26</text:p>
          </table:table-cell>
          <table:table-cell office:value-type="float" office:value="99343.212681799167" table:style-name="ce15">
            <text:p>99 343</text:p>
          </table:table-cell>
          <table:table-cell office:value-type="float" office:value="5501313.3464001063" table:style-name="ce15">
            <text:p>5 501 313</text:p>
          </table:table-cell>
          <table:table-cell office:value-type="float" office:value="55.369559813043004" table:style-name="ce16">
            <text:p>55,37</text:p>
          </table:table-cell>
          <table:table-cell office:value-type="float" office:value="4.2373421284695755E-4" table:style-name="ce14">
            <text:p>0,00042</text:p>
          </table:table-cell>
          <table:table-cell office:value-type="float" office:value="99108.334864587508" table:style-name="ce15">
            <text:p>99 108</text:p>
          </table:table-cell>
          <table:table-cell office:value-type="float" office:value="41.995592260418668" table:style-name="ce15">
            <text:p>42</text:p>
          </table:table-cell>
          <table:table-cell office:value-type="float" office:value="99087.337068457302" table:style-name="ce15">
            <text:p>99 087</text:p>
          </table:table-cell>
          <table:table-cell office:value-type="float" office:value="5265752.2350074714" table:style-name="ce15">
            <text:p>5 265 752</text:p>
          </table:table-cell>
          <table:table-cell office:value-type="float" office:value="53.131275408895831" table:style-name="ce16">
            <text:p>53,13</text:p>
          </table:table-cell>
          <table:table-cell office:value-type="float" office:value="29" table:style-name="ce13">
            <text:p>29</text:p>
          </table:table-cell>
          <table:table-cell table:number-columns-repeated="16364" table:style-name="ce5"/>
        </table:table-row>
        <table:table-row table:style-name="ro2">
          <table:table-cell office:value-type="float" office:value="30" table:style-name="ce13">
            <text:p>30</text:p>
          </table:table-cell>
          <table:table-cell office:value-type="float" office:value="6.2316737833808774E-4" table:style-name="ce14">
            <text:p>0,00062</text:p>
          </table:table-cell>
          <table:table-cell office:value-type="float" office:value="98817.756549930869" table:style-name="ce15">
            <text:p>98 818</text:p>
          </table:table-cell>
          <table:table-cell office:value-type="float" office:value="61.580002282471817" table:style-name="ce15">
            <text:p>62</text:p>
          </table:table-cell>
          <table:table-cell office:value-type="float" office:value="98786.966548789642" table:style-name="ce15">
            <text:p>98 787</text:p>
          </table:table-cell>
          <table:table-cell office:value-type="float" office:value="4925932.7258732123" table:style-name="ce15">
            <text:p>4 925 933</text:p>
          </table:table-cell>
          <table:table-cell office:value-type="float" office:value="49.848659773855779" table:style-name="ce16">
            <text:p>49,85</text:p>
          </table:table-cell>
          <table:table-cell office:value-type="float" office:value="2.8533354468129483E-4" table:style-name="ce14">
            <text:p>0,00029</text:p>
          </table:table-cell>
          <table:table-cell office:value-type="float" office:value="99330.147925680125" table:style-name="ce15">
            <text:p>99 330</text:p>
          </table:table-cell>
          <table:table-cell office:value-type="float" office:value="28.342223201351675" table:style-name="ce15">
            <text:p>28</text:p>
          </table:table-cell>
          <table:table-cell office:value-type="float" office:value="99315.976814079448" table:style-name="ce15">
            <text:p>99 316</text:p>
          </table:table-cell>
          <table:table-cell office:value-type="float" office:value="5401970.1337183071" table:style-name="ce15">
            <text:p>5 401 970</text:p>
          </table:table-cell>
          <table:table-cell office:value-type="float" office:value="54.383993646723638" table:style-name="ce16">
            <text:p>54,38</text:p>
          </table:table-cell>
          <table:table-cell office:value-type="float" office:value="4.5841139587137126E-4" table:style-name="ce14">
            <text:p>0,00046</text:p>
          </table:table-cell>
          <table:table-cell office:value-type="float" office:value="99066.339272327095" table:style-name="ce15">
            <text:p>99 066</text:p>
          </table:table-cell>
          <table:table-cell office:value-type="float" office:value="45.413138869694308" table:style-name="ce15">
            <text:p>45</text:p>
          </table:table-cell>
          <table:table-cell office:value-type="float" office:value="99043.632702892239" table:style-name="ce15">
            <text:p>99 044</text:p>
          </table:table-cell>
          <table:table-cell office:value-type="float" office:value="5166664.8979390142" table:style-name="ce15">
            <text:p>5 166 665</text:p>
          </table:table-cell>
          <table:table-cell office:value-type="float" office:value="52.153586534939777" table:style-name="ce16">
            <text:p>52,15</text:p>
          </table:table-cell>
          <table:table-cell office:value-type="float" office:value="30" table:style-name="ce13">
            <text:p>30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float" office:value="6.6724410577452444E-4" table:style-name="ce14">
            <text:p>0,00067</text:p>
          </table:table-cell>
          <table:table-cell office:value-type="float" office:value="98756.1765476484" table:style-name="ce15">
            <text:p>98 756</text:p>
          </table:table-cell>
          <table:table-cell office:value-type="float" office:value="65.894476710246721" table:style-name="ce15">
            <text:p>66</text:p>
          </table:table-cell>
          <table:table-cell office:value-type="float" office:value="98723.229309293267" table:style-name="ce15">
            <text:p>98 723</text:p>
          </table:table-cell>
          <table:table-cell office:value-type="float" office:value="4827145.759324423" table:style-name="ce15">
            <text:p>4 827 146</text:p>
          </table:table-cell>
          <table:table-cell office:value-type="float" office:value="48.879431424680526" table:style-name="ce16">
            <text:p>48,88</text:p>
          </table:table-cell>
          <table:table-cell office:value-type="float" office:value="3.0631372972628825E-4" table:style-name="ce14">
            <text:p>0,00031</text:p>
          </table:table-cell>
          <table:table-cell office:value-type="float" office:value="99301.80570247877" table:style-name="ce15">
            <text:p>99 302</text:p>
          </table:table-cell>
          <table:table-cell office:value-type="float" office:value="30.41750647328147" table:style-name="ce15">
            <text:p>30</text:p>
          </table:table-cell>
          <table:table-cell office:value-type="float" office:value="99286.596949242128" table:style-name="ce15">
            <text:p>99 287</text:p>
          </table:table-cell>
          <table:table-cell office:value-type="float" office:value="5302654.156904228" table:style-name="ce15">
            <text:p>5 302 654</text:p>
          </table:table-cell>
          <table:table-cell office:value-type="float" office:value="53.399372945862389" table:style-name="ce16">
            <text:p>53,40</text:p>
          </table:table-cell>
          <table:table-cell office:value-type="float" office:value="4.9088129865723109E-4" table:style-name="ce14">
            <text:p>0,00049</text:p>
          </table:table-cell>
          <table:table-cell office:value-type="float" office:value="99020.926133457397" table:style-name="ce15">
            <text:p>99 021</text:p>
          </table:table-cell>
          <table:table-cell office:value-type="float" office:value="48.607520814633318" table:style-name="ce15">
            <text:p>49</text:p>
          </table:table-cell>
          <table:table-cell office:value-type="float" office:value="98996.622373050079" table:style-name="ce15">
            <text:p>98 997</text:p>
          </table:table-cell>
          <table:table-cell office:value-type="float" office:value="5067621.2652361216" table:style-name="ce15">
            <text:p>5 067 621</text:p>
          </table:table-cell>
          <table:table-cell office:value-type="float" office:value="51.177275987159881" table:style-name="ce16">
            <text:p>51,18</text:p>
          </table:table-cell>
          <table:table-cell office:value-type="float" office:value="31" table:style-name="ce13">
            <text:p>31</text:p>
          </table:table-cell>
          <table:table-cell table:number-columns-repeated="16364" table:style-name="ce5"/>
        </table:table-row>
        <table:table-row table:style-name="ro2">
          <table:table-cell office:value-type="float" office:value="32" table:style-name="ce13">
            <text:p>32</text:p>
          </table:table-cell>
          <table:table-cell office:value-type="float" office:value="7.058749309700904E-4" table:style-name="ce14">
            <text:p>0,00071</text:p>
          </table:table-cell>
          <table:table-cell office:value-type="float" office:value="98690.282070938149" table:style-name="ce15">
            <text:p>98 690</text:p>
          </table:table-cell>
          <table:table-cell office:value-type="float" office:value="69.66299604424222" table:style-name="ce15">
            <text:p>70</text:p>
          </table:table-cell>
          <table:table-cell office:value-type="float" office:value="98655.45057291603" table:style-name="ce15">
            <text:p>98 655</text:p>
          </table:table-cell>
          <table:table-cell office:value-type="float" office:value="4728422.5300151296" table:style-name="ce15">
            <text:p>4 728 423</text:p>
          </table:table-cell>
          <table:table-cell office:value-type="float" office:value="47.91173386875478" table:style-name="ce16">
            <text:p>47,91</text:p>
          </table:table-cell>
          <table:table-cell office:value-type="float" office:value="3.2553133050510782E-4" table:style-name="ce14">
            <text:p>0,00033</text:p>
          </table:table-cell>
          <table:table-cell office:value-type="float" office:value="99271.388196005486" table:style-name="ce15">
            <text:p>99 271</text:p>
          </table:table-cell>
          <table:table-cell office:value-type="float" office:value="32.31594708053472" table:style-name="ce15">
            <text:p>32</text:p>
          </table:table-cell>
          <table:table-cell office:value-type="float" office:value="99255.230222465208" table:style-name="ce15">
            <text:p>99 255</text:p>
          </table:table-cell>
          <table:table-cell office:value-type="float" office:value="5203367.559954986" table:style-name="ce15">
            <text:p>5 203 368</text:p>
          </table:table-cell>
          <table:table-cell office:value-type="float" office:value="52.415581715058167" table:style-name="ce16">
            <text:p>52,42</text:p>
          </table:table-cell>
          <table:table-cell office:value-type="float" office:value="5.1940742816101852E-4" table:style-name="ce14">
            <text:p>0,00052</text:p>
          </table:table-cell>
          <table:table-cell office:value-type="float" office:value="98972.318612642761" table:style-name="ce15">
            <text:p>98 972</text:p>
          </table:table-cell>
          <table:table-cell office:value-type="float" office:value="51.406957469725683" table:style-name="ce15">
            <text:p>51</text:p>
          </table:table-cell>
          <table:table-cell office:value-type="float" office:value="98946.615133907908" table:style-name="ce15">
            <text:p>98 947</text:p>
          </table:table-cell>
          <table:table-cell office:value-type="float" office:value="4968624.6428630715" table:style-name="ce15">
            <text:p>4 968 625</text:p>
          </table:table-cell>
          <table:table-cell office:value-type="float" office:value="50.202164731628081" table:style-name="ce16">
            <text:p>50,20</text:p>
          </table:table-cell>
          <table:table-cell office:value-type="float" office:value="32" table:style-name="ce1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3" table:style-name="ce13">
            <text:p>33</text:p>
          </table:table-cell>
          <table:table-cell office:value-type="float" office:value="7.411910006698911E-4" table:style-name="ce14">
            <text:p>0,00074</text:p>
          </table:table-cell>
          <table:table-cell office:value-type="float" office:value="98620.619074893912" table:style-name="ce15">
            <text:p>98 621</text:p>
          </table:table-cell>
          <table:table-cell office:value-type="float" office:value="73.096715338804771" table:style-name="ce15">
            <text:p>73</text:p>
          </table:table-cell>
          <table:table-cell office:value-type="float" office:value="98584.070717224502" table:style-name="ce15">
            <text:p>98 584</text:p>
          </table:table-cell>
          <table:table-cell office:value-type="float" office:value="4629767.0794422133" table:style-name="ce15">
            <text:p>4 629 767</text:p>
          </table:table-cell>
          <table:table-cell office:value-type="float" office:value="46.945224263156391" table:style-name="ce16">
            <text:p>46,95</text:p>
          </table:table-cell>
          <table:table-cell office:value-type="float" office:value="3.4468579863178111E-4" table:style-name="ce14">
            <text:p>0,00034</text:p>
          </table:table-cell>
          <table:table-cell office:value-type="float" office:value="99239.072248924946" table:style-name="ce15">
            <text:p>99 239</text:p>
          </table:table-cell>
          <table:table-cell office:value-type="float" office:value="34.206298873597717" table:style-name="ce15">
            <text:p>34</text:p>
          </table:table-cell>
          <table:table-cell office:value-type="float" office:value="99221.969099488138" table:style-name="ce15">
            <text:p>99 222</text:p>
          </table:table-cell>
          <table:table-cell office:value-type="float" office:value="5104112.3297325205" table:style-name="ce15">
            <text:p>5 104 112</text:p>
          </table:table-cell>
          <table:table-cell office:value-type="float" office:value="51.432487366767106" table:style-name="ce16">
            <text:p>51,43</text:p>
          </table:table-cell>
          <table:table-cell office:value-type="float" office:value="5.4605839951166397E-4" table:style-name="ce14">
            <text:p>0,00055</text:p>
          </table:table-cell>
          <table:table-cell office:value-type="float" office:value="98920.91165517304" table:style-name="ce15">
            <text:p>98 921</text:p>
          </table:table-cell>
          <table:table-cell office:value-type="float" office:value="54.016594696658494" table:style-name="ce15">
            <text:p>54</text:p>
          </table:table-cell>
          <table:table-cell office:value-type="float" office:value="98893.903357824718" table:style-name="ce15">
            <text:p>98 894</text:p>
          </table:table-cell>
          <table:table-cell office:value-type="float" office:value="4869678.0277291639" table:style-name="ce15">
            <text:p>4 869 678</text:p>
          </table:table-cell>
          <table:table-cell office:value-type="float" office:value="49.227993821006251" table:style-name="ce16">
            <text:p>49,23</text:p>
          </table:table-cell>
          <table:table-cell office:value-type="float" office:value="33" table:style-name="ce13">
            <text:p>33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13">
            <text:p>34</text:p>
          </table:table-cell>
          <table:table-cell office:value-type="float" office:value="7.7581744385011773E-4" table:style-name="ce14">
            <text:p>0,00078</text:p>
          </table:table-cell>
          <table:table-cell office:value-type="float" office:value="98547.522359555107" table:style-name="ce15">
            <text:p>98 548</text:p>
          </table:table-cell>
          <table:table-cell office:value-type="float" office:value="76.454886894752363" table:style-name="ce15">
            <text:p>76</text:p>
          </table:table-cell>
          <table:table-cell office:value-type="float" office:value="98509.294916107727" table:style-name="ce15">
            <text:p>98 509</text:p>
          </table:table-cell>
          <table:table-cell office:value-type="float" office:value="4531183.0087249884" table:style-name="ce15">
            <text:p>4 531 183</text:p>
          </table:table-cell>
          <table:table-cell office:value-type="float" office:value="45.979674579668902" table:style-name="ce16">
            <text:p>45,98</text:p>
          </table:table-cell>
          <table:table-cell office:value-type="float" office:value="3.6567968433605407E-4" table:style-name="ce14">
            <text:p>0,00037</text:p>
          </table:table-cell>
          <table:table-cell office:value-type="float" office:value="99204.865950051346" table:style-name="ce15">
            <text:p>99 205</text:p>
          </table:table-cell>
          <table:table-cell office:value-type="float" office:value="36.277204065215336" table:style-name="ce15">
            <text:p>36</text:p>
          </table:table-cell>
          <table:table-cell office:value-type="float" office:value="99186.727348018729" table:style-name="ce15">
            <text:p>99 187</text:p>
          </table:table-cell>
          <table:table-cell office:value-type="float" office:value="5004890.3606330324" table:style-name="ce15">
            <text:p>5 004 890</text:p>
          </table:table-cell>
          <table:table-cell office:value-type="float" office:value="50.450049125140133" table:style-name="ce16">
            <text:p>50,45</text:p>
          </table:table-cell>
          <table:table-cell office:value-type="float" office:value="5.7327141075371997E-4" table:style-name="ce14">
            <text:p>0,00057</text:p>
          </table:table-cell>
          <table:table-cell office:value-type="float" office:value="98866.895060476381" table:style-name="ce15">
            <text:p>98 867</text:p>
          </table:table-cell>
          <table:table-cell office:value-type="float" office:value="56.677564408159284" table:style-name="ce15">
            <text:p>57</text:p>
          </table:table-cell>
          <table:table-cell office:value-type="float" office:value="98838.556278272299" table:style-name="ce15">
            <text:p>98 839</text:p>
          </table:table-cell>
          <table:table-cell office:value-type="float" office:value="4770784.1243713396" table:style-name="ce15">
            <text:p>4 770 784</text:p>
          </table:table-cell>
          <table:table-cell office:value-type="float" office:value="48.254616688964241" table:style-name="ce16">
            <text:p>48,25</text:p>
          </table:table-cell>
          <table:table-cell office:value-type="float" office:value="34" table:style-name="ce13">
            <text:p>34</text:p>
          </table:table-cell>
          <table:table-cell table:number-columns-repeated="16364" table:style-name="ce5"/>
        </table:table-row>
        <table:table-row table:style-name="ro2">
          <table:table-cell office:value-type="float" office:value="35" table:style-name="ce13">
            <text:p>35</text:p>
          </table:table-cell>
          <table:table-cell office:value-type="float" office:value="8.1237938948692634E-4" table:style-name="ce14">
            <text:p>0,00081</text:p>
          </table:table-cell>
          <table:table-cell office:value-type="float" office:value="98471.067472660361" table:style-name="ce15">
            <text:p>98 471</text:p>
          </table:table-cell>
          <table:table-cell office:value-type="float" office:value="79.995865675565753" table:style-name="ce15">
            <text:p>80</text:p>
          </table:table-cell>
          <table:table-cell office:value-type="float" office:value="98431.06953982258" table:style-name="ce15">
            <text:p>98 431</text:p>
          </table:table-cell>
          <table:table-cell office:value-type="float" office:value="4432673.7138088811" table:style-name="ce15">
            <text:p>4 432 674</text:p>
          </table:table-cell>
          <table:table-cell office:value-type="float" office:value="45.014985899686472" table:style-name="ce16">
            <text:p>45,01</text:p>
          </table:table-cell>
          <table:table-cell office:value-type="float" office:value="3.9041553784761602E-4" table:style-name="ce14">
            <text:p>0,00039</text:p>
          </table:table-cell>
          <table:table-cell office:value-type="float" office:value="99168.588745986126" table:style-name="ce15">
            <text:p>99 169</text:p>
          </table:table-cell>
          <table:table-cell office:value-type="float" office:value="38.716957912853218" table:style-name="ce15">
            <text:p>39</text:p>
          </table:table-cell>
          <table:table-cell office:value-type="float" office:value="99149.230267029692" table:style-name="ce15">
            <text:p>99 149</text:p>
          </table:table-cell>
          <table:table-cell office:value-type="float" office:value="4905703.633285014" table:style-name="ce15">
            <text:p>4 905 704</text:p>
          </table:table-cell>
          <table:table-cell office:value-type="float" office:value="49.468321525182276" table:style-name="ce16">
            <text:p>49,47</text:p>
          </table:table-cell>
          <table:table-cell office:value-type="float" office:value="6.0348365993160484E-4" table:style-name="ce14">
            <text:p>0,00060</text:p>
          </table:table-cell>
          <table:table-cell office:value-type="float" office:value="98810.217496068217" table:style-name="ce15">
            <text:p>98 810</text:p>
          </table:table-cell>
          <table:table-cell office:value-type="float" office:value="59.630351693165146" table:style-name="ce15">
            <text:p>60</text:p>
          </table:table-cell>
          <table:table-cell office:value-type="float" office:value="98780.402320221634" table:style-name="ce15">
            <text:p>98 780</text:p>
          </table:table-cell>
          <table:table-cell office:value-type="float" office:value="4671945.568093067" table:style-name="ce15">
            <text:p>4 671 946</text:p>
          </table:table-cell>
          <table:table-cell office:value-type="float" office:value="47.282008748528156" table:style-name="ce16">
            <text:p>47,28</text:p>
          </table:table-cell>
          <table:table-cell office:value-type="float" office:value="35" table:style-name="ce13">
            <text:p>35</text:p>
          </table:table-cell>
          <table:table-cell table:number-columns-repeated="16364" table:style-name="ce5"/>
        </table:table-row>
        <table:table-row table:style-name="ro2">
          <table:table-cell office:value-type="float" office:value="36" table:style-name="ce13">
            <text:p>36</text:p>
          </table:table-cell>
          <table:table-cell office:value-type="float" office:value="8.5350099139183851E-4" table:style-name="ce14">
            <text:p>0,00085</text:p>
          </table:table-cell>
          <table:table-cell office:value-type="float" office:value="98391.071606984799" table:style-name="ce15">
            <text:p>98 391</text:p>
          </table:table-cell>
          <table:table-cell office:value-type="float" office:value="83.976877160666902" table:style-name="ce15">
            <text:p>84</text:p>
          </table:table-cell>
          <table:table-cell office:value-type="float" office:value="98349.083168404468" table:style-name="ce15">
            <text:p>98 349</text:p>
          </table:table-cell>
          <table:table-cell office:value-type="float" office:value="4334242.6442690585" table:style-name="ce15">
            <text:p>4 334 243</text:p>
          </table:table-cell>
          <table:table-cell office:value-type="float" office:value="44.051178358762485" table:style-name="ce16">
            <text:p>44,05</text:p>
          </table:table-cell>
          <table:table-cell office:value-type="float" office:value="4.2078099836419524E-4" table:style-name="ce14">
            <text:p>0,00042</text:p>
          </table:table-cell>
          <table:table-cell office:value-type="float" office:value="99129.871788073273" table:style-name="ce15">
            <text:p>99 130</text:p>
          </table:table-cell>
          <table:table-cell office:value-type="float" office:value="41.711966418700143" table:style-name="ce15">
            <text:p>42</text:p>
          </table:table-cell>
          <table:table-cell office:value-type="float" office:value="99109.015804863913" table:style-name="ce15">
            <text:p>99 109</text:p>
          </table:table-cell>
          <table:table-cell office:value-type="float" office:value="4806554.4030179847" table:style-name="ce15">
            <text:p>4 806 554</text:p>
          </table:table-cell>
          <table:table-cell office:value-type="float" office:value="48.487446985644958" table:style-name="ce16">
            <text:p>48,49</text:p>
          </table:table-cell>
          <table:table-cell office:value-type="float" office:value="6.3912153772391312E-4" table:style-name="ce14">
            <text:p>0,00064</text:p>
          </table:table-cell>
          <table:table-cell office:value-type="float" office:value="98750.587144375051" table:style-name="ce15">
            <text:p>98 751</text:p>
          </table:table-cell>
          <table:table-cell office:value-type="float" office:value="63.11362710685227" table:style-name="ce15">
            <text:p>63</text:p>
          </table:table-cell>
          <table:table-cell office:value-type="float" office:value="98719.030330821624" table:style-name="ce15">
            <text:p>98 719</text:p>
          </table:table-cell>
          <table:table-cell office:value-type="float" office:value="4573165.165772845" table:style-name="ce15">
            <text:p>4 573 165</text:p>
          </table:table-cell>
          <table:table-cell office:value-type="float" office:value="46.310257974332842" table:style-name="ce16">
            <text:p>46,31</text:p>
          </table:table-cell>
          <table:table-cell office:value-type="float" office:value="36" table:style-name="ce13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37" table:style-name="ce13">
            <text:p>37</text:p>
          </table:table-cell>
          <table:table-cell office:value-type="float" office:value="9.0175434438541119E-4" table:style-name="ce14">
            <text:p>0,00090</text:p>
          </table:table-cell>
          <table:table-cell office:value-type="float" office:value="98307.094729824137" table:style-name="ce15">
            <text:p>98 307</text:p>
          </table:table-cell>
          <table:table-cell office:value-type="float" office:value="88.648849756527071" table:style-name="ce15">
            <text:p>89</text:p>
          </table:table-cell>
          <table:table-cell office:value-type="float" office:value="98262.77030494588" table:style-name="ce15">
            <text:p>98 263</text:p>
          </table:table-cell>
          <table:table-cell office:value-type="float" office:value="4235893.5611006543" table:style-name="ce15">
            <text:p>4 235 894</text:p>
          </table:table-cell>
          <table:table-cell office:value-type="float" office:value="43.088381085231894" table:style-name="ce16">
            <text:p>43,09</text:p>
          </table:table-cell>
          <table:table-cell office:value-type="float" office:value="4.5786768204648351E-4" table:style-name="ce14">
            <text:p>0,00046</text:p>
          </table:table-cell>
          <table:table-cell office:value-type="float" office:value="99088.159821654568" table:style-name="ce15">
            <text:p>99 088</text:p>
          </table:table-cell>
          <table:table-cell office:value-type="float" office:value="45.36926605579248" table:style-name="ce15">
            <text:p>45</text:p>
          </table:table-cell>
          <table:table-cell office:value-type="float" office:value="99065.475188626675" table:style-name="ce15">
            <text:p>99 065</text:p>
          </table:table-cell>
          <table:table-cell office:value-type="float" office:value="4707445.3872131212" table:style-name="ce15">
            <text:p>4 707 445</text:p>
          </table:table-cell>
          <table:table-cell office:value-type="float" office:value="47.507647691569744" table:style-name="ce16">
            <text:p>47,51</text:p>
          </table:table-cell>
          <table:table-cell office:value-type="float" office:value="6.8203448532641662E-4" table:style-name="ce14">
            <text:p>0,00068</text:p>
          </table:table-cell>
          <table:table-cell office:value-type="float" office:value="98687.473517268198" table:style-name="ce15">
            <text:p>98 687</text:p>
          </table:table-cell>
          <table:table-cell office:value-type="float" office:value="67.308260208514383" table:style-name="ce15">
            <text:p>67</text:p>
          </table:table-cell>
          <table:table-cell office:value-type="float" office:value="98653.819387163938" table:style-name="ce15">
            <text:p>98 654</text:p>
          </table:table-cell>
          <table:table-cell office:value-type="float" office:value="4474446.1354420232" table:style-name="ce15">
            <text:p>4 474 446</text:p>
          </table:table-cell>
          <table:table-cell office:value-type="float" office:value="45.339555021226587" table:style-name="ce16">
            <text:p>45,34</text:p>
          </table:table-cell>
          <table:table-cell office:value-type="float" office:value="37" table:style-name="ce13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9.5963435746742156E-4" table:style-name="ce14">
            <text:p>0,00096</text:p>
          </table:table-cell>
          <table:table-cell office:value-type="float" office:value="98218.445880067608" table:style-name="ce15">
            <text:p>98 218</text:p>
          </table:table-cell>
          <table:table-cell office:value-type="float" office:value="94.253795203567392" table:style-name="ce15">
            <text:p>94</text:p>
          </table:table-cell>
          <table:table-cell office:value-type="float" office:value="98171.318982465833" table:style-name="ce15">
            <text:p>98 171</text:p>
          </table:table-cell>
          <table:table-cell office:value-type="float" office:value="4137630.7907957085" table:style-name="ce15">
            <text:p>4 137 631</text:p>
          </table:table-cell>
          <table:table-cell office:value-type="float" office:value="42.126820005359065" table:style-name="ce16">
            <text:p>42,13</text:p>
          </table:table-cell>
          <table:table-cell office:value-type="float" office:value="5.0158697298444078E-4" table:style-name="ce14">
            <text:p>0,00050</text:p>
          </table:table-cell>
          <table:table-cell office:value-type="float" office:value="99042.790555598782" table:style-name="ce15">
            <text:p>99 043</text:p>
          </table:table-cell>
          <table:table-cell office:value-type="float" office:value="49.678573510714756" table:style-name="ce15">
            <text:p>50</text:p>
          </table:table-cell>
          <table:table-cell office:value-type="float" office:value="99017.951268843433" table:style-name="ce15">
            <text:p>99 018</text:p>
          </table:table-cell>
          <table:table-cell office:value-type="float" office:value="4608379.9120244943" table:style-name="ce15">
            <text:p>4 608 380</text:p>
          </table:table-cell>
          <table:table-cell office:value-type="float" office:value="46.529180833586551" table:style-name="ce16">
            <text:p>46,53</text:p>
          </table:table-cell>
          <table:table-cell office:value-type="float" office:value="7.3321652361258327E-4" table:style-name="ce14">
            <text:p>0,00073</text:p>
          </table:table-cell>
          <table:table-cell office:value-type="float" office:value="98620.165257059678" table:style-name="ce15">
            <text:p>98 620</text:p>
          </table:table-cell>
          <table:table-cell office:value-type="float" office:value="72.309934727879764" table:style-name="ce15">
            <text:p>72</text:p>
          </table:table-cell>
          <table:table-cell office:value-type="float" office:value="98584.01028969574" table:style-name="ce15">
            <text:p>98 584</text:p>
          </table:table-cell>
          <table:table-cell office:value-type="float" office:value="4375792.3160548592" table:style-name="ce15">
            <text:p>4 375 792</text:p>
          </table:table-cell>
          <table:table-cell office:value-type="float" office:value="44.370158016355788" table:style-name="ce16">
            <text:p>44,37</text:p>
          </table:table-cell>
          <table:table-cell office:value-type="float" office:value="38" table:style-name="ce13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9" table:style-name="ce13">
            <text:p>39</text:p>
          </table:table-cell>
          <table:table-cell office:value-type="float" office:value="1.0296296934684047E-3" table:style-name="ce14">
            <text:p>0,00103</text:p>
          </table:table-cell>
          <table:table-cell office:value-type="float" office:value="98124.192084864044" table:style-name="ce15">
            <text:p>98 124</text:p>
          </table:table-cell>
          <table:table-cell office:value-type="float" office:value="101.03158181817342" table:style-name="ce15">
            <text:p>101</text:p>
          </table:table-cell>
          <table:table-cell office:value-type="float" office:value="98073.676293954952" table:style-name="ce15">
            <text:p>98 074</text:p>
          </table:table-cell>
          <table:table-cell office:value-type="float" office:value="4039459.4718132429" table:style-name="ce15">
            <text:p>4 039 459</text:p>
          </table:table-cell>
          <table:table-cell office:value-type="float" office:value="41.166804902909789" table:style-name="ce16">
            <text:p>41,17</text:p>
          </table:table-cell>
          <table:table-cell office:value-type="float" office:value="5.5175474641459745E-4" table:style-name="ce14">
            <text:p>0,00055</text:p>
          </table:table-cell>
          <table:table-cell office:value-type="float" office:value="98993.11198208807" table:style-name="ce15">
            <text:p>98 993</text:p>
          </table:table-cell>
          <table:table-cell office:value-type="float" office:value="54.619919398468852" table:style-name="ce15">
            <text:p>55</text:p>
          </table:table-cell>
          <table:table-cell office:value-type="float" office:value="98965.802022388845" table:style-name="ce15">
            <text:p>98 966</text:p>
          </table:table-cell>
          <table:table-cell office:value-type="float" office:value="4509361.9607556509" table:style-name="ce15">
            <text:p>4 509 362</text:p>
          </table:table-cell>
          <table:table-cell office:value-type="float" office:value="45.552280057339544" table:style-name="ce16">
            <text:p>45,55</text:p>
          </table:table-cell>
          <table:table-cell office:value-type="float" office:value="7.9359244960050036E-4" table:style-name="ce14">
            <text:p>0,00079</text:p>
          </table:table-cell>
          <table:table-cell office:value-type="float" office:value="98547.855322331801" table:style-name="ce15">
            <text:p>98 548</text:p>
          </table:table-cell>
          <table:table-cell office:value-type="float" office:value="78.206833908125006" table:style-name="ce15">
            <text:p>78</text:p>
          </table:table-cell>
          <table:table-cell office:value-type="float" office:value="98508.751905377736" table:style-name="ce15">
            <text:p>98 509</text:p>
          </table:table-cell>
          <table:table-cell office:value-type="float" office:value="4277208.3057651632" table:style-name="ce15">
            <text:p>4 277 208</text:p>
          </table:table-cell>
          <table:table-cell office:value-type="float" office:value="43.402347943293194" table:style-name="ce16">
            <text:p>43,40</text:p>
          </table:table-cell>
          <table:table-cell office:value-type="float" office:value="39" table:style-name="ce13">
            <text:p>39</text:p>
          </table:table-cell>
          <table:table-cell table:number-columns-repeated="16364" table:style-name="ce5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1.1142290152189903E-3" table:style-name="ce14">
            <text:p>0,00111</text:p>
          </table:table-cell>
          <table:table-cell office:value-type="float" office:value="98023.160503045874" table:style-name="ce15">
            <text:p>98 023</text:p>
          </table:table-cell>
          <table:table-cell office:value-type="float" office:value="109.22024959596183" table:style-name="ce15">
            <text:p>109</text:p>
          </table:table-cell>
          <table:table-cell office:value-type="float" office:value="97968.550378247892" table:style-name="ce15">
            <text:p>97 969</text:p>
          </table:table-cell>
          <table:table-cell office:value-type="float" office:value="3941385.7955192877" table:style-name="ce15">
            <text:p>3 941 386</text:p>
          </table:table-cell>
          <table:table-cell office:value-type="float" office:value="40.208719809608844" table:style-name="ce16">
            <text:p>40,21</text:p>
          </table:table-cell>
          <table:table-cell office:value-type="float" office:value="6.0818687757366037E-4" table:style-name="ce14">
            <text:p>0,00061</text:p>
          </table:table-cell>
          <table:table-cell office:value-type="float" office:value="98938.492062689606" table:style-name="ce15">
            <text:p>98 938</text:p>
          </table:table-cell>
          <table:table-cell office:value-type="float" office:value="60.173092559453572" table:style-name="ce15">
            <text:p>60</text:p>
          </table:table-cell>
          <table:table-cell office:value-type="float" office:value="98908.405516409868" table:style-name="ce15">
            <text:p>98 908</text:p>
          </table:table-cell>
          <table:table-cell office:value-type="float" office:value="4410396.1587332617" table:style-name="ce15">
            <text:p>4 410 396</text:p>
          </table:table-cell>
          <table:table-cell office:value-type="float" office:value="44.577151589684" table:style-name="ce16">
            <text:p>44,58</text:p>
          </table:table-cell>
          <table:table-cell office:value-type="float" office:value="8.6408706030834559E-4" table:style-name="ce14">
            <text:p>0,00086</text:p>
          </table:table-cell>
          <table:table-cell office:value-type="float" office:value="98469.648488423671" table:style-name="ce15">
            <text:p>98 470</text:p>
          </table:table-cell>
          <table:table-cell office:value-type="float" office:value="85.086349091958141" table:style-name="ce15">
            <text:p>85</text:p>
          </table:table-cell>
          <table:table-cell office:value-type="float" office:value="98427.105313877692" table:style-name="ce15">
            <text:p>98 427</text:p>
          </table:table-cell>
          <table:table-cell office:value-type="float" office:value="4178699.5538597857" table:style-name="ce15">
            <text:p>4 178 700</text:p>
          </table:table-cell>
          <table:table-cell office:value-type="float" office:value="42.436421963576358" table:style-name="ce16">
            <text:p>42,44</text:p>
          </table:table-cell>
          <table:table-cell office:value-type="float" office:value="40" table:style-name="ce13">
            <text:p>40</text:p>
          </table:table-cell>
          <table:table-cell table:number-columns-repeated="16364" table:style-name="ce5"/>
        </table:table-row>
        <table:table-row table:style-name="ro2">
          <table:table-cell office:value-type="float" office:value="41" table:style-name="ce13">
            <text:p>41</text:p>
          </table:table-cell>
          <table:table-cell office:value-type="float" office:value="1.2158703900498541E-3" table:style-name="ce14">
            <text:p>0,00122</text:p>
          </table:table-cell>
          <table:table-cell office:value-type="float" office:value="97913.94025344991" table:style-name="ce15">
            <text:p>97 914</text:p>
          </table:table-cell>
          <table:table-cell office:value-type="float" office:value="119.05066072728026" table:style-name="ce15">
            <text:p>119</text:p>
          </table:table-cell>
          <table:table-cell office:value-type="float" office:value="97854.414923086268" table:style-name="ce15">
            <text:p>97 854</text:p>
          </table:table-cell>
          <table:table-cell office:value-type="float" office:value="3843417.2451410396" table:style-name="ce15">
            <text:p>3 843 417</text:p>
          </table:table-cell>
          <table:table-cell office:value-type="float" office:value="39.253013770994883" table:style-name="ce16">
            <text:p>39,25</text:p>
          </table:table-cell>
          <table:table-cell office:value-type="float" office:value="6.7070742733899686E-4" table:style-name="ce14">
            <text:p>0,00067</text:p>
          </table:table-cell>
          <table:table-cell office:value-type="float" office:value="98878.318970130145" table:style-name="ce15">
            <text:p>98 878</text:p>
          </table:table-cell>
          <table:table-cell office:value-type="float" office:value="66.318422936060713" table:style-name="ce15">
            <text:p>66</text:p>
          </table:table-cell>
          <table:table-cell office:value-type="float" office:value="98845.159758662106" table:style-name="ce15">
            <text:p>98 845</text:p>
          </table:table-cell>
          <table:table-cell office:value-type="float" office:value="4311487.7532168515" table:style-name="ce15">
            <text:p>4 311 488</text:p>
          </table:table-cell>
          <table:table-cell office:value-type="float" office:value="43.603975048557366" table:style-name="ce16">
            <text:p>43,60</text:p>
          </table:table-cell>
          <table:table-cell office:value-type="float" office:value="9.4560916637463535E-4" table:style-name="ce14">
            <text:p>0,00095</text:p>
          </table:table-cell>
          <table:table-cell office:value-type="float" office:value="98384.562139331712" table:style-name="ce15">
            <text:p>98 385</text:p>
          </table:table-cell>
          <table:table-cell office:value-type="float" office:value="93.033343788706972" table:style-name="ce15">
            <text:p>93</text:p>
          </table:table-cell>
          <table:table-cell office:value-type="float" office:value="98338.045467437361" table:style-name="ce15">
            <text:p>98 338</text:p>
          </table:table-cell>
          <table:table-cell office:value-type="float" office:value="4080272.4485459081" table:style-name="ce15">
            <text:p>4 080 272</text:p>
          </table:table-cell>
          <table:table-cell office:value-type="float" office:value="41.472690021910623" table:style-name="ce16">
            <text:p>41,47</text:p>
          </table:table-cell>
          <table:table-cell office:value-type="float" office:value="41" table:style-name="ce13">
            <text:p>41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13">
            <text:p>42</text:p>
          </table:table-cell>
          <table:table-cell office:value-type="float" office:value="1.3350249852289867E-3" table:style-name="ce14">
            <text:p>0,00134</text:p>
          </table:table-cell>
          <table:table-cell office:value-type="float" office:value="97794.889592722626" table:style-name="ce15">
            <text:p>97 795</text:p>
          </table:table-cell>
          <table:table-cell office:value-type="float" office:value="130.55862103399491" table:style-name="ce15">
            <text:p>131</text:p>
          </table:table-cell>
          <table:table-cell office:value-type="float" office:value="97729.610282205627" table:style-name="ce15">
            <text:p>97 730</text:p>
          </table:table-cell>
          <table:table-cell office:value-type="float" office:value="3745562.8302179533" table:style-name="ce15">
            <text:p>3 745 563</text:p>
          </table:table-cell>
          <table:table-cell office:value-type="float" office:value="38.300189772868031" table:style-name="ce16">
            <text:p>38,30</text:p>
          </table:table-cell>
          <table:table-cell office:value-type="float" office:value="7.3945867336850019E-4" table:style-name="ce14">
            <text:p>0,00074</text:p>
          </table:table-cell>
          <table:table-cell office:value-type="float" office:value="98812.000547194082" table:style-name="ce15">
            <text:p>98 812</text:p>
          </table:table-cell>
          <table:table-cell office:value-type="float" office:value="73.067390837515646" table:style-name="ce15">
            <text:p>73</text:p>
          </table:table-cell>
          <table:table-cell office:value-type="float" office:value="98775.466851775331" table:style-name="ce15">
            <text:p>98 775</text:p>
          </table:table-cell>
          <table:table-cell office:value-type="float" office:value="4212642.5934581896" table:style-name="ce15">
            <text:p>4 212 643</text:p>
          </table:table-cell>
          <table:table-cell office:value-type="float" office:value="42.63290460804069" table:style-name="ce16">
            <text:p>42,63</text:p>
          </table:table-cell>
          <table:table-cell office:value-type="float" office:value="1.038446107924098E-3" table:style-name="ce14">
            <text:p>0,00104</text:p>
          </table:table-cell>
          <table:table-cell office:value-type="float" office:value="98291.52879554301" table:style-name="ce15">
            <text:p>98 292</text:p>
          </table:table-cell>
          <table:table-cell office:value-type="float" office:value="102.07045551964104" table:style-name="ce15">
            <text:p>102</text:p>
          </table:table-cell>
          <table:table-cell office:value-type="float" office:value="98240.493567783182" table:style-name="ce15">
            <text:p>98 240</text:p>
          </table:table-cell>
          <table:table-cell office:value-type="float" office:value="3981934.4030784708" table:style-name="ce15">
            <text:p>3 981 934</text:p>
          </table:table-cell>
          <table:table-cell office:value-type="float" office:value="40.511470844667848" table:style-name="ce16">
            <text:p>40,51</text:p>
          </table:table-cell>
          <table:table-cell office:value-type="float" office:value="42" table:style-name="ce13">
            <text:p>42</text:p>
          </table:table-cell>
          <table:table-cell table:number-columns-repeated="16364" table:style-name="ce5"/>
        </table:table-row>
        <table:table-row table:style-name="ro2">
          <table:table-cell office:value-type="float" office:value="43" table:style-name="ce13">
            <text:p>43</text:p>
          </table:table-cell>
          <table:table-cell office:value-type="float" office:value="1.4696088952730268E-3" table:style-name="ce14">
            <text:p>0,00147</text:p>
          </table:table-cell>
          <table:table-cell office:value-type="float" office:value="97664.330971688629" table:style-name="ce15">
            <text:p>97 664</text:p>
          </table:table-cell>
          <table:table-cell office:value-type="float" office:value="143.52836954688257" table:style-name="ce15">
            <text:p>144</text:p>
          </table:table-cell>
          <table:table-cell office:value-type="float" office:value="97592.56678691518" table:style-name="ce15">
            <text:p>97 593</text:p>
          </table:table-cell>
          <table:table-cell office:value-type="float" office:value="3647833.2199357478" table:style-name="ce15">
            <text:p>3 647 833</text:p>
          </table:table-cell>
          <table:table-cell office:value-type="float" office:value="37.350721431688278" table:style-name="ce16">
            <text:p>37,35</text:p>
          </table:table-cell>
          <table:table-cell office:value-type="float" office:value="8.1499626817236779E-4" table:style-name="ce14">
            <text:p>0,00081</text:p>
          </table:table-cell>
          <table:table-cell office:value-type="float" office:value="98738.933156356565" table:style-name="ce15">
            <text:p>98 739</text:p>
          </table:table-cell>
          <table:table-cell office:value-type="float" office:value="80.471862045751479" table:style-name="ce15">
            <text:p>80</text:p>
          </table:table-cell>
          <table:table-cell office:value-type="float" office:value="98698.697225333686" table:style-name="ce15">
            <text:p>98 699</text:p>
          </table:table-cell>
          <table:table-cell office:value-type="float" office:value="4113867.1266064146" table:style-name="ce15">
            <text:p>4 113 867</text:p>
          </table:table-cell>
          <table:table-cell office:value-type="float" office:value="41.664083205071314" table:style-name="ce16">
            <text:p>41,66</text:p>
          </table:table-cell>
          <table:table-cell office:value-type="float" office:value="1.1420779129020944E-3" table:style-name="ce14">
            <text:p>0,00114</text:p>
          </table:table-cell>
          <table:table-cell office:value-type="float" office:value="98189.458340023368" table:style-name="ce15">
            <text:p>98 189</text:p>
          </table:table-cell>
          <table:table-cell office:value-type="float" office:value="112.14001164996104" table:style-name="ce15">
            <text:p>112</text:p>
          </table:table-cell>
          <table:table-cell office:value-type="float" office:value="98133.388334198389" table:style-name="ce15">
            <text:p>98 133</text:p>
          </table:table-cell>
          <table:table-cell office:value-type="float" office:value="3883693.9095106875" table:style-name="ce15">
            <text:p>3 883 694</text:p>
          </table:table-cell>
          <table:table-cell office:value-type="float" office:value="39.553063792873992" table:style-name="ce16">
            <text:p>39,55</text:p>
          </table:table-cell>
          <table:table-cell office:value-type="float" office:value="43" table:style-name="ce13">
            <text:p>43</text:p>
          </table:table-cell>
          <table:table-cell table:number-columns-repeated="16364" table:style-name="ce5"/>
        </table:table-row>
        <table:table-row table:style-name="ro2">
          <table:table-cell office:value-type="float" office:value="44" table:style-name="ce13">
            <text:p>44</text:p>
          </table:table-cell>
          <table:table-cell office:value-type="float" office:value="1.617367454886917E-3" table:style-name="ce14">
            <text:p>0,00162</text:p>
          </table:table-cell>
          <table:table-cell office:value-type="float" office:value="97520.802602141746" table:style-name="ce15">
            <text:p>97 521</text:p>
          </table:table-cell>
          <table:table-cell office:value-type="float" office:value="157.72697230315543" table:style-name="ce15">
            <text:p>158</text:p>
          </table:table-cell>
          <table:table-cell office:value-type="float" office:value="97441.939115990172" table:style-name="ce15">
            <text:p>97 442</text:p>
          </table:table-cell>
          <table:table-cell office:value-type="float" office:value="3550240.6531488327" table:style-name="ce15">
            <text:p>3 550 241</text:p>
          </table:table-cell>
          <table:table-cell office:value-type="float" office:value="36.404957285194271" table:style-name="ce16">
            <text:p>36,40</text:p>
          </table:table-cell>
          <table:table-cell office:value-type="float" office:value="8.9790349079861055E-4" table:style-name="ce14">
            <text:p>0,00090</text:p>
          </table:table-cell>
          <table:table-cell office:value-type="float" office:value="98658.461294310808" table:style-name="ce15">
            <text:p>98 658</text:p>
          </table:table-cell>
          <table:table-cell office:value-type="float" office:value="88.585776792981278" table:style-name="ce15">
            <text:p>89</text:p>
          </table:table-cell>
          <table:table-cell office:value-type="float" office:value="98614.168405914315" table:style-name="ce15">
            <text:p>98 614</text:p>
          </table:table-cell>
          <table:table-cell office:value-type="float" office:value="4015168.4293810809" table:style-name="ce15">
            <text:p>4 015 168</text:p>
          </table:table-cell>
          <table:table-cell office:value-type="float" office:value="40.697659143530728" table:style-name="ce16">
            <text:p>40,70</text:p>
          </table:table-cell>
          <table:table-cell office:value-type="float" office:value="1.2559306552228232E-3" table:style-name="ce14">
            <text:p>0,00126</text:p>
          </table:table-cell>
          <table:table-cell office:value-type="float" office:value="98077.318328373411" table:style-name="ce15">
            <text:p>98 077</text:p>
          </table:table-cell>
          <table:table-cell office:value-type="float" office:value="123.17831067065143" table:style-name="ce15">
            <text:p>123</text:p>
          </table:table-cell>
          <table:table-cell office:value-type="float" office:value="98015.729173038082" table:style-name="ce15">
            <text:p>98 016</text:p>
          </table:table-cell>
          <table:table-cell office:value-type="float" office:value="3785560.5211764891" table:style-name="ce15">
            <text:p>3 785 561</text:p>
          </table:table-cell>
          <table:table-cell office:value-type="float" office:value="38.597716431255037" table:style-name="ce16">
            <text:p>38,60</text:p>
          </table:table-cell>
          <table:table-cell office:value-type="float" office:value="44" table:style-name="ce13">
            <text:p>44</text:p>
          </table:table-cell>
          <table:table-cell table:number-columns-repeated="16364" table:style-name="ce5"/>
        </table:table-row>
        <table:table-row table:style-name="ro2">
          <table:table-cell office:value-type="float" office:value="45" table:style-name="ce13">
            <text:p>45</text:p>
          </table:table-cell>
          <table:table-cell office:value-type="float" office:value="1.7760459987753335E-3" table:style-name="ce14">
            <text:p>0,00178</text:p>
          </table:table-cell>
          <table:table-cell office:value-type="float" office:value="97363.075629838597" table:style-name="ce15">
            <text:p>97 363</text:p>
          </table:table-cell>
          <table:table-cell office:value-type="float" office:value="172.92130090083501" table:style-name="ce15">
            <text:p>173</text:p>
          </table:table-cell>
          <table:table-cell office:value-type="float" office:value="97276.614979388178" table:style-name="ce15">
            <text:p>97 277</text:p>
          </table:table-cell>
          <table:table-cell office:value-type="float" office:value="3452798.7140328428" table:style-name="ce15">
            <text:p>3 452 799</text:p>
          </table:table-cell>
          <table:table-cell office:value-type="float" office:value="35.463122869699824" table:style-name="ce16">
            <text:p>35,46</text:p>
          </table:table-cell>
          <table:table-cell office:value-type="float" office:value="9.8876362029515631E-4" table:style-name="ce14">
            <text:p>0,00099</text:p>
          </table:table-cell>
          <table:table-cell office:value-type="float" office:value="98569.875517517823" table:style-name="ce15">
            <text:p>98 570</text:p>
          </table:table-cell>
          <table:table-cell office:value-type="float" office:value="97.462306968743817" table:style-name="ce15">
            <text:p>97</text:p>
          </table:table-cell>
          <table:table-cell office:value-type="float" office:value="98521.144364033447" table:style-name="ce15">
            <text:p>98 521</text:p>
          </table:table-cell>
          <table:table-cell office:value-type="float" office:value="3916554.2609751667" table:style-name="ce15">
            <text:p>3 916 554</text:p>
          </table:table-cell>
          <table:table-cell office:value-type="float" office:value="39.733785199709594" table:style-name="ce16">
            <text:p>39,73</text:p>
          </table:table-cell>
          <table:table-cell office:value-type="float" office:value="1.3794304088003764E-3" table:style-name="ce14">
            <text:p>0,00138</text:p>
          </table:table-cell>
          <table:table-cell office:value-type="float" office:value="97954.140017702754" table:style-name="ce15">
            <text:p>97 954</text:p>
          </table:table-cell>
          <table:table-cell office:value-type="float" office:value="135.12091940830902" table:style-name="ce15">
            <text:p>135</text:p>
          </table:table-cell>
          <table:table-cell office:value-type="float" office:value="97886.579557998601" table:style-name="ce15">
            <text:p>97 887</text:p>
          </table:table-cell>
          <table:table-cell office:value-type="float" office:value="3687544.7920034509" table:style-name="ce15">
            <text:p>3 687 545</text:p>
          </table:table-cell>
          <table:table-cell office:value-type="float" office:value="37.645624690666672" table:style-name="ce16">
            <text:p>37,65</text:p>
          </table:table-cell>
          <table:table-cell office:value-type="float" office:value="45" table:style-name="ce13">
            <text:p>45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13">
            <text:p>46</text:p>
          </table:table-cell>
          <table:table-cell office:value-type="float" office:value="1.9435572539129647E-3" table:style-name="ce14">
            <text:p>0,00194</text:p>
          </table:table-cell>
          <table:table-cell office:value-type="float" office:value="97190.154328937759" table:style-name="ce15">
            <text:p>97 190</text:p>
          </table:table-cell>
          <table:table-cell office:value-type="float" office:value="188.8946294549275" table:style-name="ce15">
            <text:p>189</text:p>
          </table:table-cell>
          <table:table-cell office:value-type="float" office:value="97095.707014210289" table:style-name="ce15">
            <text:p>97 096</text:p>
          </table:table-cell>
          <table:table-cell office:value-type="float" office:value="3355522.0990534546" table:style-name="ce15">
            <text:p>3 355 522</text:p>
          </table:table-cell>
          <table:table-cell office:value-type="float" office:value="34.525329465953618" table:style-name="ce16">
            <text:p>34,53</text:p>
          </table:table-cell>
          <table:table-cell office:value-type="float" office:value="1.0881619013509824E-3" table:style-name="ce14">
            <text:p>0,00109</text:p>
          </table:table-cell>
          <table:table-cell office:value-type="float" office:value="98472.413210549086" table:style-name="ce15">
            <text:p>98 472</text:p>
          </table:table-cell>
          <table:table-cell office:value-type="float" office:value="107.15392838981069" table:style-name="ce15">
            <text:p>107</text:p>
          </table:table-cell>
          <table:table-cell office:value-type="float" office:value="98418.836246354185" table:style-name="ce15">
            <text:p>98 419</text:p>
          </table:table-cell>
          <table:table-cell office:value-type="float" office:value="3818033.1166111333" table:style-name="ce15">
            <text:p>3 818 033</text:p>
          </table:table-cell>
          <table:table-cell office:value-type="float" office:value="38.772616534212425" table:style-name="ce16">
            <text:p>38,77</text:p>
          </table:table-cell>
          <table:table-cell office:value-type="float" office:value="1.5120831355245389E-3" table:style-name="ce14">
            <text:p>0,00151</text:p>
          </table:table-cell>
          <table:table-cell office:value-type="float" office:value="97819.019098294448" table:style-name="ce15">
            <text:p>97 819</text:p>
          </table:table-cell>
          <table:table-cell office:value-type="float" office:value="147.91048911208381" table:style-name="ce15">
            <text:p>148</text:p>
          </table:table-cell>
          <table:table-cell office:value-type="float" office:value="97745.063853738407" table:style-name="ce15">
            <text:p>97 745</text:p>
          </table:table-cell>
          <table:table-cell office:value-type="float" office:value="3589658.2124454523" table:style-name="ce15">
            <text:p>3 589 658</text:p>
          </table:table-cell>
          <table:table-cell office:value-type="float" office:value="36.696935274298212" table:style-name="ce16">
            <text:p>36,70</text:p>
          </table:table-cell>
          <table:table-cell office:value-type="float" office:value="46" table:style-name="ce13">
            <text:p>46</text:p>
          </table:table-cell>
          <table:table-cell table:number-columns-repeated="16364" table:style-name="ce5"/>
        </table:table-row>
        <table:table-row table:style-name="ro2">
          <table:table-cell office:value-type="float" office:value="47" table:style-name="ce13">
            <text:p>47</text:p>
          </table:table-cell>
          <table:table-cell office:value-type="float" office:value="2.122744556634647E-3" table:style-name="ce14">
            <text:p>0,00212</text:p>
          </table:table-cell>
          <table:table-cell office:value-type="float" office:value="97001.259699482835" table:style-name="ce15">
            <text:p>97 001</text:p>
          </table:table-cell>
          <table:table-cell office:value-type="float" office:value="205.90889601378095" table:style-name="ce15">
            <text:p>206</text:p>
          </table:table-cell>
          <table:table-cell office:value-type="float" office:value="96898.305251475947" table:style-name="ce15">
            <text:p>96 898</text:p>
          </table:table-cell>
          <table:table-cell office:value-type="float" office:value="3258426.3920392445" table:style-name="ce15">
            <text:p>3 258 426</text:p>
          </table:table-cell>
          <table:table-cell office:value-type="float" office:value="33.591588419924584" table:style-name="ce16">
            <text:p>33,59</text:p>
          </table:table-cell>
          <table:table-cell office:value-type="float" office:value="1.196741477449483E-3" table:style-name="ce14">
            <text:p>0,00120</text:p>
          </table:table-cell>
          <table:table-cell office:value-type="float" office:value="98365.25928215927" table:style-name="ce15">
            <text:p>98 365</text:p>
          </table:table-cell>
          <table:table-cell office:value-type="float" office:value="117.71778572303276" table:style-name="ce15">
            <text:p>118</text:p>
          </table:table-cell>
          <table:table-cell office:value-type="float" office:value="98306.400389297749" table:style-name="ce15">
            <text:p>98 306</text:p>
          </table:table-cell>
          <table:table-cell office:value-type="float" office:value="3719614.2803647793" table:style-name="ce15">
            <text:p>3 719 614</text:p>
          </table:table-cell>
          <table:table-cell office:value-type="float" office:value="37.814308705222047" table:style-name="ce16">
            <text:p>37,81</text:p>
          </table:table-cell>
          <table:table-cell office:value-type="float" office:value="1.6557479310459211E-3" table:style-name="ce14">
            <text:p>0,00166</text:p>
          </table:table-cell>
          <table:table-cell office:value-type="float" office:value="97671.108609182367" table:style-name="ce15">
            <text:p>97 671</text:p>
          </table:table-cell>
          <table:table-cell office:value-type="float" office:value="161.71873600261515" table:style-name="ce15">
            <text:p>162</text:p>
          </table:table-cell>
          <table:table-cell office:value-type="float" office:value="97590.249241181067" table:style-name="ce15">
            <text:p>97 590</text:p>
          </table:table-cell>
          <table:table-cell office:value-type="float" office:value="3491913.148591714" table:style-name="ce15">
            <text:p>3 491 913</text:p>
          </table:table-cell>
          <table:table-cell office:value-type="float" office:value="35.751750935521052" table:style-name="ce16">
            <text:p>35,75</text:p>
          </table:table-cell>
          <table:table-cell office:value-type="float" office:value="47" table:style-name="ce13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13">
            <text:p>48</text:p>
          </table:table-cell>
          <table:table-cell office:value-type="float" office:value="2.3220693319995107E-3" table:style-name="ce14">
            <text:p>0,00232</text:p>
          </table:table-cell>
          <table:table-cell office:value-type="float" office:value="96795.35080346906" table:style-name="ce15">
            <text:p>96 795</text:p>
          </table:table-cell>
          <table:table-cell office:value-type="float" office:value="224.7655155808697" table:style-name="ce15">
            <text:p>225</text:p>
          </table:table-cell>
          <table:table-cell office:value-type="float" office:value="96682.96804567863" table:style-name="ce15">
            <text:p>96 683</text:p>
          </table:table-cell>
          <table:table-cell office:value-type="float" office:value="3161528.0867877686" table:style-name="ce15">
            <text:p>3 161 528</text:p>
          </table:table-cell>
          <table:table-cell office:value-type="float" office:value="32.661982838482182" table:style-name="ce16">
            <text:p>32,66</text:p>
          </table:table-cell>
          <table:table-cell office:value-type="float" office:value="1.3152114637486885E-3" table:style-name="ce14">
            <text:p>0,00132</text:p>
          </table:table-cell>
          <table:table-cell office:value-type="float" office:value="98247.541496436243" table:style-name="ce15">
            <text:p>98 248</text:p>
          </table:table-cell>
          <table:table-cell office:value-type="float" office:value="129.21629286123792" table:style-name="ce15">
            <text:p>129</text:p>
          </table:table-cell>
          <table:table-cell office:value-type="float" office:value="98182.933350005624" table:style-name="ce15">
            <text:p>98 183</text:p>
          </table:table-cell>
          <table:table-cell office:value-type="float" office:value="3621307.8799754814" table:style-name="ce15">
            <text:p>3 621 308</text:p>
          </table:table-cell>
          <table:table-cell office:value-type="float" office:value="36.859017791369752" table:style-name="ce16">
            <text:p>36,86</text:p>
          </table:table-cell>
          <table:table-cell office:value-type="float" office:value="1.8149651243636884E-3" table:style-name="ce14">
            <text:p>0,00181</text:p>
          </table:table-cell>
          <table:table-cell office:value-type="float" office:value="97509.389873179753" table:style-name="ce15">
            <text:p>97 509</text:p>
          </table:table-cell>
          <table:table-cell office:value-type="float" office:value="176.97614191780306" table:style-name="ce15">
            <text:p>177</text:p>
          </table:table-cell>
          <table:table-cell office:value-type="float" office:value="97420.901802220847" table:style-name="ce15">
            <text:p>97 421</text:p>
          </table:table-cell>
          <table:table-cell office:value-type="float" office:value="3394322.8993505328" table:style-name="ce15">
            <text:p>3 394 323</text:p>
          </table:table-cell>
          <table:table-cell office:value-type="float" office:value="34.810215752197536" table:style-name="ce16">
            <text:p>34,81</text:p>
          </table:table-cell>
          <table:table-cell office:value-type="float" office:value="48" table:style-name="ce13">
            <text:p>48</text:p>
          </table:table-cell>
          <table:table-cell table:number-columns-repeated="16364" table:style-name="ce5"/>
        </table:table-row>
        <table:table-row table:style-name="ro2">
          <table:table-cell office:value-type="float" office:value="49" table:style-name="ce13">
            <text:p>49</text:p>
          </table:table-cell>
          <table:table-cell office:value-type="float" office:value="2.5502986279918164E-3" table:style-name="ce14">
            <text:p>0,00255</text:p>
          </table:table-cell>
          <table:table-cell office:value-type="float" office:value="96570.585287888185" table:style-name="ce15">
            <text:p>96 571</text:p>
          </table:table-cell>
          <table:table-cell office:value-type="float" office:value="246.28383116406792" table:style-name="ce15">
            <text:p>246</text:p>
          </table:table-cell>
          <table:table-cell office:value-type="float" office:value="96447.443372306152" table:style-name="ce15">
            <text:p>96 447</text:p>
          </table:table-cell>
          <table:table-cell office:value-type="float" office:value="3064845.1187420902" table:style-name="ce15">
            <text:p>3 064 845</text:p>
          </table:table-cell>
          <table:table-cell office:value-type="float" office:value="31.736839013716541" table:style-name="ce16">
            <text:p>31,74</text:p>
          </table:table-cell>
          <table:table-cell office:value-type="float" office:value="1.4442845642533913E-3" table:style-name="ce14">
            <text:p>0,00144</text:p>
          </table:table-cell>
          <table:table-cell office:value-type="float" office:value="98118.325203575005" table:style-name="ce15">
            <text:p>98 118</text:p>
          </table:table-cell>
          <table:table-cell office:value-type="float" office:value="141.71078256191785" table:style-name="ce15">
            <text:p>142</text:p>
          </table:table-cell>
          <table:table-cell office:value-type="float" office:value="98047.469812294046" table:style-name="ce15">
            <text:p>98 047</text:p>
          </table:table-cell>
          <table:table-cell office:value-type="float" office:value="3523124.9466254758" table:style-name="ce15">
            <text:p>3 523 125</text:p>
          </table:table-cell>
          <table:table-cell office:value-type="float" office:value="35.906900564351545" table:style-name="ce16">
            <text:p>35,91</text:p>
          </table:table-cell>
          <table:table-cell office:value-type="float" office:value="1.9944209030458042E-3" table:style-name="ce14">
            <text:p>0,00199</text:p>
          </table:table-cell>
          <table:table-cell office:value-type="float" office:value="97332.413731261942" table:style-name="ce15">
            <text:p>97 332</text:p>
          </table:table-cell>
          <table:table-cell office:value-type="float" office:value="194.12180048953127" table:style-name="ce15">
            <text:p>194</text:p>
          </table:table-cell>
          <table:table-cell office:value-type="float" office:value="97235.352831017168" table:style-name="ce15">
            <text:p>97 235</text:p>
          </table:table-cell>
          <table:table-cell office:value-type="float" office:value="3296901.9975483119" table:style-name="ce15">
            <text:p>3 296 902</text:p>
          </table:table-cell>
          <table:table-cell office:value-type="float" office:value="33.872600823926639" table:style-name="ce16">
            <text:p>33,87</text:p>
          </table:table-cell>
          <table:table-cell office:value-type="float" office:value="49" table:style-name="ce13">
            <text:p>49</text:p>
          </table:table-cell>
          <table:table-cell table:number-columns-repeated="16364" table:style-name="ce5"/>
        </table:table-row>
        <table:table-row table:style-name="ro2">
          <table:table-cell office:value-type="float" office:value="50" table:style-name="ce13">
            <text:p>50</text:p>
          </table:table-cell>
          <table:table-cell office:value-type="float" office:value="2.8161994925951853E-3" table:style-name="ce14">
            <text:p>0,00282</text:p>
          </table:table-cell>
          <table:table-cell office:value-type="float" office:value="96324.301456724119" table:style-name="ce15">
            <text:p>96 324</text:p>
          </table:table-cell>
          <table:table-cell office:value-type="float" office:value="271.26844888701214" table:style-name="ce15">
            <text:p>271</text:p>
          </table:table-cell>
          <table:table-cell office:value-type="float" office:value="96188.667232280612" table:style-name="ce15">
            <text:p>96 189</text:p>
          </table:table-cell>
          <table:table-cell office:value-type="float" office:value="2968397.6753697842" table:style-name="ce15">
            <text:p>2 968 398</text:p>
          </table:table-cell>
          <table:table-cell office:value-type="float" office:value="30.816705965974791" table:style-name="ce16">
            <text:p>30,82</text:p>
          </table:table-cell>
          <table:table-cell office:value-type="float" office:value="1.5846734829677469E-3" table:style-name="ce14">
            <text:p>0,00158</text:p>
          </table:table-cell>
          <table:table-cell office:value-type="float" office:value="97976.614421013088" table:style-name="ce15">
            <text:p>97 977</text:p>
          </table:table-cell>
          <table:table-cell office:value-type="float" office:value="155.26094282393478" table:style-name="ce15">
            <text:p>155</text:p>
          </table:table-cell>
          <table:table-cell office:value-type="float" office:value="97898.983949601126" table:style-name="ce15">
            <text:p>97 899</text:p>
          </table:table-cell>
          <table:table-cell office:value-type="float" office:value="3425077.4768131818" table:style-name="ce15">
            <text:p>3 425 077</text:p>
          </table:table-cell>
          <table:table-cell office:value-type="float" office:value="34.958112168433978" table:style-name="ce16">
            <text:p>34,96</text:p>
          </table:table-cell>
          <table:table-cell office:value-type="float" office:value="2.1988014546595503E-3" table:style-name="ce14">
            <text:p>0,00220</text:p>
          </table:table-cell>
          <table:table-cell office:value-type="float" office:value="97138.291930772408" table:style-name="ce15">
            <text:p>97 138</text:p>
          </table:table-cell>
          <table:table-cell office:value-type="float" office:value="213.58781760052642" table:style-name="ce15">
            <text:p>214</text:p>
          </table:table-cell>
          <table:table-cell office:value-type="float" office:value="97031.498021972147" table:style-name="ce15">
            <text:p>97 031</text:p>
          </table:table-cell>
          <table:table-cell office:value-type="float" office:value="3199666.6447172947" table:style-name="ce15">
            <text:p>3 199 667</text:p>
          </table:table-cell>
          <table:table-cell office:value-type="float" office:value="32.939292848566893" table:style-name="ce16">
            <text:p>32,94</text:p>
          </table:table-cell>
          <table:table-cell office:value-type="float" office:value="50" table:style-name="ce13">
            <text:p>50</text:p>
          </table:table-cell>
          <table:table-cell table:number-columns-repeated="16364" table:style-name="ce5"/>
        </table:table-row>
        <table:table-row table:style-name="ro2">
          <table:table-cell office:value-type="float" office:value="51" table:style-name="ce13">
            <text:p>51</text:p>
          </table:table-cell>
          <table:table-cell office:value-type="float" office:value="3.1283402759871826E-3" table:style-name="ce14">
            <text:p>0,00313</text:p>
          </table:table-cell>
          <table:table-cell office:value-type="float" office:value="96053.033007837104" table:style-name="ce15">
            <text:p>96 053</text:p>
          </table:table-cell>
          <table:table-cell office:value-type="float" office:value="300.48657178914311" table:style-name="ce15">
            <text:p>300</text:p>
          </table:table-cell>
          <table:table-cell office:value-type="float" office:value="95902.789721942536" table:style-name="ce15">
            <text:p>95 903</text:p>
          </table:table-cell>
          <table:table-cell office:value-type="float" office:value="2872209.0081375036" table:style-name="ce15">
            <text:p>2 872 209</text:p>
          </table:table-cell>
          <table:table-cell office:value-type="float" office:value="29.902324978151977" table:style-name="ce16">
            <text:p>29,90</text:p>
          </table:table-cell>
          <table:table-cell office:value-type="float" office:value="1.7371550555769679E-3" table:style-name="ce14">
            <text:p>0,00174</text:p>
          </table:table-cell>
          <table:table-cell office:value-type="float" office:value="97821.35347818915" table:style-name="ce15">
            <text:p>97 821</text:p>
          </table:table-cell>
          <table:table-cell office:value-type="float" office:value="169.93085873801789" table:style-name="ce15">
            <text:p>170</text:p>
          </table:table-cell>
          <table:table-cell office:value-type="float" office:value="97736.388048820139" table:style-name="ce15">
            <text:p>97 736</text:p>
          </table:table-cell>
          <table:table-cell office:value-type="float" office:value="3327178.4928635806" table:style-name="ce15">
            <text:p>3 327 178</text:p>
          </table:table-cell>
          <table:table-cell office:value-type="float" office:value="34.012803693269575" table:style-name="ce16">
            <text:p>34,01</text:p>
          </table:table-cell>
          <table:table-cell office:value-type="float" office:value="2.4327195723454847E-3" table:style-name="ce14">
            <text:p>0,00243</text:p>
          </table:table-cell>
          <table:table-cell office:value-type="float" office:value="96924.704113171887" table:style-name="ce15">
            <text:p>96 925</text:p>
          </table:table-cell>
          <table:table-cell office:value-type="float" office:value="235.79062473990814" table:style-name="ce15">
            <text:p>236</text:p>
          </table:table-cell>
          <table:table-cell office:value-type="float" office:value="96806.808800801926" table:style-name="ce15">
            <text:p>96 807</text:p>
          </table:table-cell>
          <table:table-cell office:value-type="float" office:value="3102635.1466953224" table:style-name="ce15">
            <text:p>3 102 635</text:p>
          </table:table-cell>
          <table:table-cell office:value-type="float" office:value="32.010777593631879" table:style-name="ce16">
            <text:p>32,01</text:p>
          </table:table-cell>
          <table:table-cell office:value-type="float" office:value="51" table:style-name="ce13">
            <text:p>51</text:p>
          </table:table-cell>
          <table:table-cell table:number-columns-repeated="16364" table:style-name="ce5"/>
        </table:table-row>
        <table:table-row table:style-name="ro2">
          <table:table-cell office:value-type="float" office:value="52" table:style-name="ce13">
            <text:p>52</text:p>
          </table:table-cell>
          <table:table-cell office:value-type="float" office:value="3.4907192787844406E-3" table:style-name="ce14">
            <text:p>0,00349</text:p>
          </table:table-cell>
          <table:table-cell office:value-type="float" office:value="95752.546436047967" table:style-name="ce15">
            <text:p>95 753</text:p>
          </table:table-cell>
          <table:table-cell office:value-type="float" office:value="334.245259837015" table:style-name="ce15">
            <text:p>334</text:p>
          </table:table-cell>
          <table:table-cell office:value-type="float" office:value="95585.42380612946" table:style-name="ce15">
            <text:p>95 585</text:p>
          </table:table-cell>
          <table:table-cell office:value-type="float" office:value="2776306.2184155611" table:style-name="ce15">
            <text:p>2 776 306</text:p>
          </table:table-cell>
          <table:table-cell office:value-type="float" office:value="28.994594104813959" table:style-name="ce16">
            <text:p>28,99</text:p>
          </table:table-cell>
          <table:table-cell office:value-type="float" office:value="1.9039811464089625E-3" table:style-name="ce14">
            <text:p>0,00190</text:p>
          </table:table-cell>
          <table:table-cell office:value-type="float" office:value="97651.422619451128" table:style-name="ce15">
            <text:p>97 651</text:p>
          </table:table-cell>
          <table:table-cell office:value-type="float" office:value="185.92646758744866" table:style-name="ce15">
            <text:p>186</text:p>
          </table:table-cell>
          <table:table-cell office:value-type="float" office:value="97558.459385657407" table:style-name="ce15">
            <text:p>97 558</text:p>
          </table:table-cell>
          <table:table-cell office:value-type="float" office:value="3229442.1048147604" table:style-name="ce15">
            <text:p>3 229 442</text:p>
          </table:table-cell>
          <table:table-cell office:value-type="float" office:value="33.071121937464632" table:style-name="ce16">
            <text:p>33,07</text:p>
          </table:table-cell>
          <table:table-cell office:value-type="float" office:value="2.6990999774080936E-3" table:style-name="ce14">
            <text:p>0,00270</text:p>
          </table:table-cell>
          <table:table-cell office:value-type="float" office:value="96688.913488431979" table:style-name="ce15">
            <text:p>96 689</text:p>
          </table:table-cell>
          <table:table-cell office:value-type="float" office:value="260.97304421223987" table:style-name="ce15">
            <text:p>261</text:p>
          </table:table-cell>
          <table:table-cell office:value-type="float" office:value="96558.42696632586" table:style-name="ce15">
            <text:p>96 558</text:p>
          </table:table-cell>
          <table:table-cell office:value-type="float" office:value="3005828.3378945203" table:style-name="ce15">
            <text:p>3 005 828</text:p>
          </table:table-cell>
          <table:table-cell office:value-type="float" office:value="31.087621418500504" table:style-name="ce16">
            <text:p>31,09</text:p>
          </table:table-cell>
          <table:table-cell office:value-type="float" office:value="52" table:style-name="ce13">
            <text:p>52</text:p>
          </table:table-cell>
          <table:table-cell table:number-columns-repeated="16364" table:style-name="ce5"/>
        </table:table-row>
        <table:table-row table:style-name="ro2">
          <table:table-cell office:value-type="float" office:value="53" table:style-name="ce13">
            <text:p>53</text:p>
          </table:table-cell>
          <table:table-cell office:value-type="float" office:value="3.9027647520445915E-3" table:style-name="ce14">
            <text:p>0,00390</text:p>
          </table:table-cell>
          <table:table-cell office:value-type="float" office:value="95418.301176210953" table:style-name="ce15">
            <text:p>95 418</text:p>
          </table:table-cell>
          <table:table-cell office:value-type="float" office:value="372.39518253049107" table:style-name="ce15">
            <text:p>372</text:p>
          </table:table-cell>
          <table:table-cell office:value-type="float" office:value="95232.103584945697" table:style-name="ce15">
            <text:p>95 232</text:p>
          </table:table-cell>
          <table:table-cell office:value-type="float" office:value="2680720.7946094316" table:style-name="ce15">
            <text:p>2 680 721</text:p>
          </table:table-cell>
          <table:table-cell office:value-type="float" office:value="28.094409160134688" table:style-name="ce16">
            <text:p>28,09</text:p>
          </table:table-cell>
          <table:table-cell office:value-type="float" office:value="2.0888786484362914E-3" table:style-name="ce14">
            <text:p>0,00209</text:p>
          </table:table-cell>
          <table:table-cell office:value-type="float" office:value="97465.496151863685" table:style-name="ce15">
            <text:p>97 465</text:p>
          </table:table-cell>
          <table:table-cell office:value-type="float" office:value="203.59359387087758" table:style-name="ce15">
            <text:p>204</text:p>
          </table:table-cell>
          <table:table-cell office:value-type="float" office:value="97363.699354928249" table:style-name="ce15">
            <text:p>97 364</text:p>
          </table:table-cell>
          <table:table-cell office:value-type="float" office:value="3131883.6454291032" table:style-name="ce15">
            <text:p>3 131 884</text:p>
          </table:table-cell>
          <table:table-cell office:value-type="float" office:value="32.133255039806379" table:style-name="ce16">
            <text:p>32,13</text:p>
          </table:table-cell>
          <table:table-cell office:value-type="float" office:value="2.9991793193175852E-3" table:style-name="ce14">
            <text:p>0,00300</text:p>
          </table:table-cell>
          <table:table-cell office:value-type="float" office:value="96427.940444219741" table:style-name="ce15">
            <text:p>96 428</text:p>
          </table:table-cell>
          <table:table-cell office:value-type="float" office:value="289.20468478469161" table:style-name="ce15">
            <text:p>289</text:p>
          </table:table-cell>
          <table:table-cell office:value-type="float" office:value="96283.338101827394" table:style-name="ce15">
            <text:p>96 283</text:p>
          </table:table-cell>
          <table:table-cell office:value-type="float" office:value="2909269.9109281944" table:style-name="ce15">
            <text:p>2 909 270</text:p>
          </table:table-cell>
          <table:table-cell office:value-type="float" office:value="30.170403904987552" table:style-name="ce16">
            <text:p>30,17</text:p>
          </table:table-cell>
          <table:table-cell office:value-type="float" office:value="53" table:style-name="ce13">
            <text:p>53</text:p>
          </table:table-cell>
          <table:table-cell table:number-columns-repeated="16364" table:style-name="ce5"/>
        </table:table-row>
        <table:table-row table:style-name="ro2">
          <table:table-cell office:value-type="float" office:value="54" table:style-name="ce13">
            <text:p>54</text:p>
          </table:table-cell>
          <table:table-cell office:value-type="float" office:value="4.3637062490177563E-3" table:style-name="ce14">
            <text:p>0,00436</text:p>
          </table:table-cell>
          <table:table-cell office:value-type="float" office:value="95045.905993680455" table:style-name="ce15">
            <text:p>95 046</text:p>
          </table:table-cell>
          <table:table-cell office:value-type="float" office:value="414.75241392817759" table:style-name="ce15">
            <text:p>415</text:p>
          </table:table-cell>
          <table:table-cell office:value-type="float" office:value="94838.529786716361" table:style-name="ce15">
            <text:p>94 839</text:p>
          </table:table-cell>
          <table:table-cell office:value-type="float" office:value="2585488.691024486" table:style-name="ce15">
            <text:p>2 585 489</text:p>
          </table:table-cell>
          <table:table-cell office:value-type="float" office:value="27.202525600591294" table:style-name="ce16">
            <text:p>27,20</text:p>
          </table:table-cell>
          <table:table-cell office:value-type="float" office:value="2.2956385863110054E-3" table:style-name="ce14">
            <text:p>0,00230</text:p>
          </table:table-cell>
          <table:table-cell office:value-type="float" office:value="97261.902557992813" table:style-name="ce15">
            <text:p>97 262</text:p>
          </table:table-cell>
          <table:table-cell office:value-type="float" office:value="223.27817649014938" table:style-name="ce15">
            <text:p>223</text:p>
          </table:table-cell>
          <table:table-cell office:value-type="float" office:value="97150.263469747733" table:style-name="ce15">
            <text:p>97 150</text:p>
          </table:table-cell>
          <table:table-cell office:value-type="float" office:value="3034519.9460741747" table:style-name="ce15">
            <text:p>3 034 520</text:p>
          </table:table-cell>
          <table:table-cell office:value-type="float" office:value="31.199471388757068" table:style-name="ce16">
            <text:p>31,20</text:p>
          </table:table-cell>
          <table:table-cell office:value-type="float" office:value="3.3341208531159588E-3" table:style-name="ce14">
            <text:p>0,00333</text:p>
          </table:table-cell>
          <table:table-cell office:value-type="float" office:value="96138.735759435047" table:style-name="ce15">
            <text:p>96 139</text:p>
          </table:table-cell>
          <table:table-cell office:value-type="float" office:value="320.53816368773732" table:style-name="ce15">
            <text:p>321</text:p>
          </table:table-cell>
          <table:table-cell office:value-type="float" office:value="95978.466677591176" table:style-name="ce15">
            <text:p>95 978</text:p>
          </table:table-cell>
          <table:table-cell office:value-type="float" office:value="2812986.5728263669" table:style-name="ce15">
            <text:p>2 812 987</text:p>
          </table:table-cell>
          <table:table-cell office:value-type="float" office:value="29.259658457182287" table:style-name="ce16">
            <text:p>29,26</text:p>
          </table:table-cell>
          <table:table-cell office:value-type="float" office:value="54" table:style-name="ce13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55" table:style-name="ce13">
            <text:p>55</text:p>
          </table:table-cell>
          <table:table-cell office:value-type="float" office:value="4.8727733229544015E-3" table:style-name="ce14">
            <text:p>0,00487</text:p>
          </table:table-cell>
          <table:table-cell office:value-type="float" office:value="94631.153579752281" table:style-name="ce15">
            <text:p>94 631</text:p>
          </table:table-cell>
          <table:table-cell office:value-type="float" office:value="461.11616068381784" table:style-name="ce15">
            <text:p>461</text:p>
          </table:table-cell>
          <table:table-cell office:value-type="float" office:value="94400.595499410381" table:style-name="ce15">
            <text:p>94 401</text:p>
          </table:table-cell>
          <table:table-cell office:value-type="float" office:value="2490650.1612377698" table:style-name="ce15">
            <text:p>2 490 650</text:p>
          </table:table-cell>
          <table:table-cell office:value-type="float" office:value="26.319558274630193" table:style-name="ce16">
            <text:p>26,32</text:p>
          </table:table-cell>
          <table:table-cell office:value-type="float" office:value="2.5280519846855769E-3" table:style-name="ce14">
            <text:p>0,00253</text:p>
          </table:table-cell>
          <table:table-cell office:value-type="float" office:value="97038.624381502668" table:style-name="ce15">
            <text:p>97 039</text:p>
          </table:table-cell>
          <table:table-cell office:value-type="float" office:value="245.31868695881604" table:style-name="ce15">
            <text:p>245</text:p>
          </table:table-cell>
          <table:table-cell office:value-type="float" office:value="96915.965038023263" table:style-name="ce15">
            <text:p>96 916</text:p>
          </table:table-cell>
          <table:table-cell office:value-type="float" office:value="2937369.682604427" table:style-name="ce15">
            <text:p>2 937 370</text:p>
          </table:table-cell>
          <table:table-cell office:value-type="float" office:value="30.270108436989997" table:style-name="ce16">
            <text:p>30,27</text:p>
          </table:table-cell>
          <table:table-cell office:value-type="float" office:value="3.7050878338456034E-3" table:style-name="ce14">
            <text:p>0,00371</text:p>
          </table:table-cell>
          <table:table-cell office:value-type="float" office:value="95818.197595747304" table:style-name="ce15">
            <text:p>95 818</text:p>
          </table:table-cell>
          <table:table-cell office:value-type="float" office:value="355.01483817301738" table:style-name="ce15">
            <text:p>355</text:p>
          </table:table-cell>
          <table:table-cell office:value-type="float" office:value="95640.690176660806" table:style-name="ce15">
            <text:p>95 641</text:p>
          </table:table-cell>
          <table:table-cell office:value-type="float" office:value="2717008.1061487757" table:style-name="ce15">
            <text:p>2 717 008</text:p>
          </table:table-cell>
          <table:table-cell office:value-type="float" office:value="28.35586740643684" table:style-name="ce16">
            <text:p>28,36</text:p>
          </table:table-cell>
          <table:table-cell office:value-type="float" office:value="55" table:style-name="ce13">
            <text:p>55</text:p>
          </table:table-cell>
          <table:table-cell table:number-columns-repeated="16364" table:style-name="ce5"/>
        </table:table-row>
        <table:table-row table:style-name="ro2">
          <table:table-cell office:value-type="float" office:value="56" table:style-name="ce13">
            <text:p>56</text:p>
          </table:table-cell>
          <table:table-cell office:value-type="float" office:value="5.4295591772828304E-3" table:style-name="ce14">
            <text:p>0,00543</text:p>
          </table:table-cell>
          <table:table-cell office:value-type="float" office:value="94170.037419068467" table:style-name="ce15">
            <text:p>94 170</text:p>
          </table:table-cell>
          <table:table-cell office:value-type="float" office:value="511.30179089377071" table:style-name="ce15">
            <text:p>511</text:p>
          </table:table-cell>
          <table:table-cell office:value-type="float" office:value="93914.386523621579" table:style-name="ce15">
            <text:p>93 914</text:p>
          </table:table-cell>
          <table:table-cell office:value-type="float" office:value="2396249.5657383595" table:style-name="ce15">
            <text:p>2 396 250</text:p>
          </table:table-cell>
          <table:table-cell office:value-type="float" office:value="25.445987188841698" table:style-name="ce16">
            <text:p>25,45</text:p>
          </table:table-cell>
          <table:table-cell office:value-type="float" office:value="2.7899680356446304E-3" table:style-name="ce14">
            <text:p>0,00279</text:p>
          </table:table-cell>
          <table:table-cell office:value-type="float" office:value="96793.305694543858" table:style-name="ce15">
            <text:p>96 793</text:p>
          </table:table-cell>
          <table:table-cell office:value-type="float" office:value="270.05022895215671" table:style-name="ce15">
            <text:p>270</text:p>
          </table:table-cell>
          <table:table-cell office:value-type="float" office:value="96658.280580067774" table:style-name="ce15">
            <text:p>96 658</text:p>
          </table:table-cell>
          <table:table-cell office:value-type="float" office:value="2840453.7175664036" table:style-name="ce15">
            <text:p>2 840 454</text:p>
          </table:table-cell>
          <table:table-cell office:value-type="float" office:value="29.345559563077483" table:style-name="ce16">
            <text:p>29,35</text:p>
          </table:table-cell>
          <table:table-cell office:value-type="float" office:value="4.1134505921030682E-3" table:style-name="ce14">
            <text:p>0,00411</text:p>
          </table:table-cell>
          <table:table-cell office:value-type="float" office:value="95463.182757574294" table:style-name="ce15">
            <text:p>95 463</text:p>
          </table:table-cell>
          <table:table-cell office:value-type="float" office:value="392.68308563818738" table:style-name="ce15">
            <text:p>393</text:p>
          </table:table-cell>
          <table:table-cell office:value-type="float" office:value="95266.841214755201" table:style-name="ce15">
            <text:p>95 267</text:p>
          </table:table-cell>
          <table:table-cell office:value-type="float" office:value="2621367.415972115" table:style-name="ce15">
            <text:p>2 621 367</text:p>
          </table:table-cell>
          <table:table-cell office:value-type="float" office:value="27.459459660264983" table:style-name="ce16">
            <text:p>27,46</text:p>
          </table:table-cell>
          <table:table-cell office:value-type="float" office:value="56" table:style-name="ce13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13">
            <text:p>57</text:p>
          </table:table-cell>
          <table:table-cell office:value-type="float" office:value="6.0403417854605632E-3" table:style-name="ce14">
            <text:p>0,00604</text:p>
          </table:table-cell>
          <table:table-cell office:value-type="float" office:value="93658.735628174691" table:style-name="ce15">
            <text:p>93 659</text:p>
          </table:table-cell>
          <table:table-cell office:value-type="float" office:value="565.7307743882676" table:style-name="ce15">
            <text:p>566</text:p>
          </table:table-cell>
          <table:table-cell office:value-type="float" office:value="93375.870240980556" table:style-name="ce15">
            <text:p>93 376</text:p>
          </table:table-cell>
          <table:table-cell office:value-type="float" office:value="2302335.1792147378" table:style-name="ce15">
            <text:p>2 302 335</text:p>
          </table:table-cell>
          <table:table-cell office:value-type="float" office:value="24.582172327790243" table:style-name="ce16">
            <text:p>24,58</text:p>
          </table:table-cell>
          <table:table-cell office:value-type="float" office:value="3.0863051894017618E-3" table:style-name="ce14">
            <text:p>0,00309</text:p>
          </table:table-cell>
          <table:table-cell office:value-type="float" office:value="96523.255465591705" table:style-name="ce15">
            <text:p>96 523</text:p>
          </table:table-cell>
          <table:table-cell office:value-type="float" office:value="297.90022424140767" table:style-name="ce15">
            <text:p>298</text:p>
          </table:table-cell>
          <table:table-cell office:value-type="float" office:value="96374.305353470991" table:style-name="ce15">
            <text:p>96 374</text:p>
          </table:table-cell>
          <table:table-cell office:value-type="float" office:value="2743795.436986336" table:style-name="ce15">
            <text:p>2 743 795</text:p>
          </table:table-cell>
          <table:table-cell office:value-type="float" office:value="28.426262911992595" table:style-name="ce16">
            <text:p>28,43</text:p>
          </table:table-cell>
          <table:table-cell office:value-type="float" office:value="4.5643860081406541E-3" table:style-name="ce14">
            <text:p>0,00456</text:p>
          </table:table-cell>
          <table:table-cell office:value-type="float" office:value="95070.499671936108" table:style-name="ce15">
            <text:p>95 070</text:p>
          </table:table-cell>
          <table:table-cell office:value-type="float" office:value="433.93845848952583" table:style-name="ce15">
            <text:p>434</text:p>
          </table:table-cell>
          <table:table-cell office:value-type="float" office:value="94853.53044269135" table:style-name="ce15">
            <text:p>94 854</text:p>
          </table:table-cell>
          <table:table-cell office:value-type="float" office:value="2526100.5747573599" table:style-name="ce15">
            <text:p>2 526 101</text:p>
          </table:table-cell>
          <table:table-cell office:value-type="float" office:value="26.570814116621712" table:style-name="ce16">
            <text:p>26,57</text:p>
          </table:table-cell>
          <table:table-cell office:value-type="float" office:value="57" table:style-name="ce13">
            <text:p>57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13">
            <text:p>58</text:p>
          </table:table-cell>
          <table:table-cell office:value-type="float" office:value="6.7172658829856256E-3" table:style-name="ce14">
            <text:p>0,00672</text:p>
          </table:table-cell>
          <table:table-cell office:value-type="float" office:value="93093.00485378642" table:style-name="ce15">
            <text:p>93 093</text:p>
          </table:table-cell>
          <table:table-cell office:value-type="float" office:value="625.33046544895478" table:style-name="ce15">
            <text:p>625</text:p>
          </table:table-cell>
          <table:table-cell office:value-type="float" office:value="92780.339621061954" table:style-name="ce15">
            <text:p>92 780</text:p>
          </table:table-cell>
          <table:table-cell office:value-type="float" office:value="2208959.3089737571" table:style-name="ce15">
            <text:p>2 208 959</text:p>
          </table:table-cell>
          <table:table-cell office:value-type="float" office:value="23.72852087483038" table:style-name="ce16">
            <text:p>23,73</text:p>
          </table:table-cell>
          <table:table-cell office:value-type="float" office:value="3.4229203103534628E-3" table:style-name="ce14">
            <text:p>0,00342</text:p>
          </table:table-cell>
          <table:table-cell office:value-type="float" office:value="96225.355241350291" table:style-name="ce15">
            <text:p>96 225</text:p>
          </table:table-cell>
          <table:table-cell office:value-type="float" office:value="329.37172282659498" table:style-name="ce15">
            <text:p>329</text:p>
          </table:table-cell>
          <table:table-cell office:value-type="float" office:value="96060.669379936997" table:style-name="ce15">
            <text:p>96 061</text:p>
          </table:table-cell>
          <table:table-cell office:value-type="float" office:value="2647421.1316328649" table:style-name="ce15">
            <text:p>2 647 421</text:p>
          </table:table-cell>
          <table:table-cell office:value-type="float" office:value="27.512718711119977" table:style-name="ce16">
            <text:p>27,51</text:p>
          </table:table-cell>
          <table:table-cell office:value-type="float" office:value="5.066411708553176E-3" table:style-name="ce14">
            <text:p>0,00507</text:p>
          </table:table-cell>
          <table:table-cell office:value-type="float" office:value="94636.561213446577" table:style-name="ce15">
            <text:p>94 637</text:p>
          </table:table-cell>
          <table:table-cell office:value-type="float" office:value="479.46778178901508" table:style-name="ce15">
            <text:p>479</text:p>
          </table:table-cell>
          <table:table-cell office:value-type="float" office:value="94396.827322552068" table:style-name="ce15">
            <text:p>94 397</text:p>
          </table:table-cell>
          <table:table-cell office:value-type="float" office:value="2431247.0443146685" table:style-name="ce15">
            <text:p>2 431 247</text:p>
          </table:table-cell>
          <table:table-cell office:value-type="float" office:value="25.69035701573253" table:style-name="ce16">
            <text:p>25,69</text:p>
          </table:table-cell>
          <table:table-cell office:value-type="float" office:value="58" table:style-name="ce13">
            <text:p>58</text:p>
          </table:table-cell>
          <table:table-cell table:number-columns-repeated="16364" table:style-name="ce5"/>
        </table:table-row>
        <table:table-row table:style-name="ro2">
          <table:table-cell office:value-type="float" office:value="59" table:style-name="ce13">
            <text:p>59</text:p>
          </table:table-cell>
          <table:table-cell office:value-type="float" office:value="7.4726753796452586E-3" table:style-name="ce14">
            <text:p>0,00747</text:p>
          </table:table-cell>
          <table:table-cell office:value-type="float" office:value="92467.674388337473" table:style-name="ce15">
            <text:p>92 468</text:p>
          </table:table-cell>
          <table:table-cell office:value-type="float" office:value="690.98091381478389" table:style-name="ce15">
            <text:p>691</text:p>
          </table:table-cell>
          <table:table-cell office:value-type="float" office:value="92122.183931430074" table:style-name="ce15">
            <text:p>92 122</text:p>
          </table:table-cell>
          <table:table-cell office:value-type="float" office:value="2116178.9693526952" table:style-name="ce15">
            <text:p>2 116 179</text:p>
          </table:table-cell>
          <table:table-cell office:value-type="float" office:value="22.885608223100281" table:style-name="ce16">
            <text:p>22,89</text:p>
          </table:table-cell>
          <table:table-cell office:value-type="float" office:value="3.8057021216920928E-3" table:style-name="ce14">
            <text:p>0,00381</text:p>
          </table:table-cell>
          <table:table-cell office:value-type="float" office:value="95895.983518523703" table:style-name="ce15">
            <text:p>95 896</text:p>
          </table:table-cell>
          <table:table-cell office:value-type="float" office:value="364.95154793819563" table:style-name="ce15">
            <text:p>365</text:p>
          </table:table-cell>
          <table:table-cell office:value-type="float" office:value="95713.507744554605" table:style-name="ce15">
            <text:p>95 714</text:p>
          </table:table-cell>
          <table:table-cell office:value-type="float" office:value="2551360.4622529279" table:style-name="ce15">
            <text:p>2 551 360</text:p>
          </table:table-cell>
          <table:table-cell office:value-type="float" office:value="26.605498673050217" table:style-name="ce16">
            <text:p>26,61</text:p>
          </table:table-cell>
          <table:table-cell office:value-type="float" office:value="5.6281587369740741E-3" table:style-name="ce14">
            <text:p>0,00563</text:p>
          </table:table-cell>
          <table:table-cell office:value-type="float" office:value="94157.093431657559" table:style-name="ce15">
            <text:p>94 157</text:p>
          </table:table-cell>
          <table:table-cell office:value-type="float" office:value="529.93106804546767" table:style-name="ce15">
            <text:p>530</text:p>
          </table:table-cell>
          <table:table-cell office:value-type="float" office:value="93892.127897634826" table:style-name="ce15">
            <text:p>93 892</text:p>
          </table:table-cell>
          <table:table-cell office:value-type="float" office:value="2336850.2169921165" table:style-name="ce15">
            <text:p>2 336 850</text:p>
          </table:table-cell>
          <table:table-cell office:value-type="float" office:value="24.818631627454415" table:style-name="ce16">
            <text:p>24,82</text:p>
          </table:table-cell>
          <table:table-cell office:value-type="float" office:value="59" table:style-name="ce13">
            <text:p>59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13">
            <text:p>60</text:p>
          </table:table-cell>
          <table:table-cell office:value-type="float" office:value="8.3189141852274742E-3" table:style-name="ce14">
            <text:p>0,00832</text:p>
          </table:table-cell>
          <table:table-cell office:value-type="float" office:value="91776.69347452269" table:style-name="ce15">
            <text:p>91 777</text:p>
          </table:table-cell>
          <table:table-cell office:value-type="float" office:value="763.48243721848053" table:style-name="ce15">
            <text:p>763</text:p>
          </table:table-cell>
          <table:table-cell office:value-type="float" office:value="91394.952255913449" table:style-name="ce15">
            <text:p>91 395</text:p>
          </table:table-cell>
          <table:table-cell office:value-type="float" office:value="2024056.7854212651" table:style-name="ce15">
            <text:p>2 024 057</text:p>
          </table:table-cell>
          <table:table-cell office:value-type="float" office:value="22.054148049941954" table:style-name="ce16">
            <text:p>22,05</text:p>
          </table:table-cell>
          <table:table-cell office:value-type="float" office:value="4.2405393466107459E-3" table:style-name="ce14">
            <text:p>0,00424</text:p>
          </table:table-cell>
          <table:table-cell office:value-type="float" office:value="95531.031970585507" table:style-name="ce15">
            <text:p>95 531</text:p>
          </table:table-cell>
          <table:table-cell office:value-type="float" office:value="405.10309989359695" table:style-name="ce15">
            <text:p>405</text:p>
          </table:table-cell>
          <table:table-cell office:value-type="float" office:value="95328.480420638705" table:style-name="ce15">
            <text:p>95 328</text:p>
          </table:table-cell>
          <table:table-cell office:value-type="float" office:value="2455646.9545083735" table:style-name="ce15">
            <text:p>2 455 647</text:p>
          </table:table-cell>
          <table:table-cell office:value-type="float" office:value="25.705227964714961" table:style-name="ce16">
            <text:p>25,71</text:p>
          </table:table-cell>
          <table:table-cell office:value-type="float" office:value="6.2582581370374465E-3" table:style-name="ce14">
            <text:p>0,00626</text:p>
          </table:table-cell>
          <table:table-cell office:value-type="float" office:value="93627.162363612093" table:style-name="ce15">
            <text:p>93 627</text:p>
          </table:table-cell>
          <table:table-cell office:value-type="float" office:value="585.94295070980149" table:style-name="ce15">
            <text:p>586</text:p>
          </table:table-cell>
          <table:table-cell office:value-type="float" office:value="93334.190888257202" table:style-name="ce15">
            <text:p>93 334</text:p>
          </table:table-cell>
          <table:table-cell office:value-type="float" office:value="2242958.0890944819" table:style-name="ce15">
            <text:p>2 242 958</text:p>
          </table:table-cell>
          <table:table-cell office:value-type="float" office:value="23.956275427676538" table:style-name="ce16">
            <text:p>23,96</text:p>
          </table:table-cell>
          <table:table-cell office:value-type="float" office:value="60" table:style-name="ce13">
            <text:p>60</text:p>
          </table:table-cell>
          <table:table-cell table:number-columns-repeated="16364" table:style-name="ce5"/>
        </table:table-row>
        <table:table-row table:style-name="ro2">
          <table:table-cell office:value-type="float" office:value="61" table:style-name="ce13">
            <text:p>61</text:p>
          </table:table-cell>
          <table:table-cell office:value-type="float" office:value="9.2674657169539293E-3" table:style-name="ce14">
            <text:p>0,00927</text:p>
          </table:table-cell>
          <table:table-cell office:value-type="float" office:value="91013.211037304209" table:style-name="ce15">
            <text:p>91 013</text:p>
          </table:table-cell>
          <table:table-cell office:value-type="float" office:value="843.46181307810969" table:style-name="ce15">
            <text:p>843</text:p>
          </table:table-cell>
          <table:table-cell office:value-type="float" office:value="90591.480130765151" table:style-name="ce15">
            <text:p>90 591</text:p>
          </table:table-cell>
          <table:table-cell office:value-type="float" office:value="1932661.8331653515" table:style-name="ce15">
            <text:p>1 932 662</text:p>
          </table:table-cell>
          <table:table-cell office:value-type="float" office:value="21.234959311271833" table:style-name="ce16">
            <text:p>21,23</text:p>
          </table:table-cell>
          <table:table-cell office:value-type="float" office:value="4.7329006956989637E-3" table:style-name="ce14">
            <text:p>0,00473</text:p>
          </table:table-cell>
          <table:table-cell office:value-type="float" office:value="95125.928870691903" table:style-name="ce15">
            <text:p>95 126</text:p>
          </table:table-cell>
          <table:table-cell office:value-type="float" office:value="450.22157493110785" table:style-name="ce15">
            <text:p>450</text:p>
          </table:table-cell>
          <table:table-cell office:value-type="float" office:value="94900.818083226346" table:style-name="ce15">
            <text:p>94 901</text:p>
          </table:table-cell>
          <table:table-cell office:value-type="float" office:value="2360318.4740877347" table:style-name="ce15">
            <text:p>2 360 318</text:p>
          </table:table-cell>
          <table:table-cell office:value-type="float" office:value="24.812566900620759" table:style-name="ce16">
            <text:p>24,81</text:p>
          </table:table-cell>
          <table:table-cell office:value-type="float" office:value="6.9647125774344835E-3" table:style-name="ce14">
            <text:p>0,00696</text:p>
          </table:table-cell>
          <table:table-cell office:value-type="float" office:value="93041.219412902297" table:style-name="ce15">
            <text:p>93 041</text:p>
          </table:table-cell>
          <table:table-cell office:value-type="float" office:value="648.00535106488212" table:style-name="ce15">
            <text:p>648</text:p>
          </table:table-cell>
          <table:table-cell office:value-type="float" office:value="92717.216737369861" table:style-name="ce15">
            <text:p>92 717</text:p>
          </table:table-cell>
          <table:table-cell office:value-type="float" office:value="2149623.8982062247" table:style-name="ce15">
            <text:p>2 149 624</text:p>
          </table:table-cell>
          <table:table-cell office:value-type="float" office:value="23.103995323476276" table:style-name="ce16">
            <text:p>23,10</text:p>
          </table:table-cell>
          <table:table-cell office:value-type="float" office:value="61" table:style-name="ce13">
            <text:p>61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13">
            <text:p>62</text:p>
          </table:table-cell>
          <table:table-cell office:value-type="float" office:value="1.0316937873655093E-2" table:style-name="ce14">
            <text:p>0,01032</text:p>
          </table:table-cell>
          <table:table-cell office:value-type="float" office:value="90169.749224226092" table:style-name="ce15">
            <text:p>90 170</text:p>
          </table:table-cell>
          <table:table-cell office:value-type="float" office:value="930.27570082940008" table:style-name="ce15">
            <text:p>930</text:p>
          </table:table-cell>
          <table:table-cell office:value-type="float" office:value="89704.611373811393" table:style-name="ce15">
            <text:p>89 705</text:p>
          </table:table-cell>
          <table:table-cell office:value-type="float" office:value="1842070.3530345864" table:style-name="ce15">
            <text:p>1 842 070</text:p>
          </table:table-cell>
          <table:table-cell office:value-type="float" office:value="20.428917335168475" table:style-name="ce16">
            <text:p>20,43</text:p>
          </table:table-cell>
          <table:table-cell office:value-type="float" office:value="5.2819702465231278E-3" table:style-name="ce14">
            <text:p>0,00528</text:p>
          </table:table-cell>
          <table:table-cell office:value-type="float" office:value="94675.707295760789" table:style-name="ce15">
            <text:p>94 676</text:p>
          </table:table-cell>
          <table:table-cell office:value-type="float" office:value="500.0742690047411" table:style-name="ce15">
            <text:p>500</text:p>
          </table:table-cell>
          <table:table-cell office:value-type="float" office:value="94425.670161258415" table:style-name="ce15">
            <text:p>94 426</text:p>
          </table:table-cell>
          <table:table-cell office:value-type="float" office:value="2265417.6560045085" table:style-name="ce15">
            <text:p>2 265 418</text:p>
          </table:table-cell>
          <table:table-cell office:value-type="float" office:value="23.928183065244923" table:style-name="ce16">
            <text:p>23,93</text:p>
          </table:table-cell>
          <table:table-cell office:value-type="float" office:value="7.746122375866471E-3" table:style-name="ce14">
            <text:p>0,00775</text:p>
          </table:table-cell>
          <table:table-cell office:value-type="float" office:value="92393.214061837411" table:style-name="ce15">
            <text:p>92 393</text:p>
          </table:table-cell>
          <table:table-cell office:value-type="float" office:value="715.68914282261949" table:style-name="ce15">
            <text:p>716</text:p>
          </table:table-cell>
          <table:table-cell office:value-type="float" office:value="92035.369490426092" table:style-name="ce15">
            <text:p>92 035</text:p>
          </table:table-cell>
          <table:table-cell office:value-type="float" office:value="2056906.6814688547" table:style-name="ce15">
            <text:p>2 056 907</text:p>
          </table:table-cell>
          <table:table-cell office:value-type="float" office:value="22.262529801076056" table:style-name="ce16">
            <text:p>22,26</text:p>
          </table:table-cell>
          <table:table-cell office:value-type="float" office:value="62" table:style-name="ce13">
            <text:p>62</text:p>
          </table:table-cell>
          <table:table-cell table:number-columns-repeated="16364" table:style-name="ce5"/>
        </table:table-row>
        <table:table-row table:style-name="ro2">
          <table:table-cell office:value-type="float" office:value="63" table:style-name="ce13">
            <text:p>63</text:p>
          </table:table-cell>
          <table:table-cell office:value-type="float" office:value="1.1456026954607472E-2" table:style-name="ce14">
            <text:p>0,01146</text:p>
          </table:table-cell>
          <table:table-cell office:value-type="float" office:value="89239.473523396693" table:style-name="ce15">
            <text:p>89 239</text:p>
          </table:table-cell>
          <table:table-cell office:value-type="float" office:value="1022.3298140990124" table:style-name="ce15">
            <text:p>1 022</text:p>
          </table:table-cell>
          <table:table-cell office:value-type="float" office:value="88728.308616347189" table:style-name="ce15">
            <text:p>88 728</text:p>
          </table:table-cell>
          <table:table-cell office:value-type="float" office:value="1752365.7416607749" table:style-name="ce15">
            <text:p>1 752 366</text:p>
          </table:table-cell>
          <table:table-cell office:value-type="float" office:value="19.6366660679743" table:style-name="ce16">
            <text:p>19,64</text:p>
          </table:table-cell>
          <table:table-cell office:value-type="float" office:value="5.882094153703216E-3" table:style-name="ce14">
            <text:p>0,00588</text:p>
          </table:table-cell>
          <table:table-cell office:value-type="float" office:value="94175.633026756041" table:style-name="ce15">
            <text:p>94 176</text:p>
          </table:table-cell>
          <table:table-cell office:value-type="float" office:value="553.94994044798125" table:style-name="ce15">
            <text:p>554</text:p>
          </table:table-cell>
          <table:table-cell office:value-type="float" office:value="93898.658056532047" table:style-name="ce15">
            <text:p>93 899</text:p>
          </table:table-cell>
          <table:table-cell office:value-type="float" office:value="2170991.9858432501" table:style-name="ce15">
            <text:p>2 170 992</text:p>
          </table:table-cell>
          <table:table-cell office:value-type="float" office:value="23.052587129692604" table:style-name="ce16">
            <text:p>23,05</text:p>
          </table:table-cell>
          <table:table-cell office:value-type="float" office:value="8.593849901623745E-3" table:style-name="ce14">
            <text:p>0,00859</text:p>
          </table:table-cell>
          <table:table-cell office:value-type="float" office:value="91677.524919014788" table:style-name="ce15">
            <text:p>91 678</text:p>
          </table:table-cell>
          <table:table-cell office:value-type="float" office:value="787.86288850638368" table:style-name="ce15">
            <text:p>788</text:p>
          </table:table-cell>
          <table:table-cell office:value-type="float" office:value="91283.593474761597" table:style-name="ce15">
            <text:p>91 284</text:p>
          </table:table-cell>
          <table:table-cell office:value-type="float" office:value="1964871.3119784286" table:style-name="ce15">
            <text:p>1 964 871</text:p>
          </table:table-cell>
          <table:table-cell office:value-type="float" office:value="21.4324210182827" table:style-name="ce16">
            <text:p>21,43</text:p>
          </table:table-cell>
          <table:table-cell office:value-type="float" office:value="63" table:style-name="ce13">
            <text:p>63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13">
            <text:p>64</text:p>
          </table:table-cell>
          <table:table-cell office:value-type="float" office:value="1.2673174298327613E-2" table:style-name="ce14">
            <text:p>0,01267</text:p>
          </table:table-cell>
          <table:table-cell office:value-type="float" office:value="88217.143709297685" table:style-name="ce15">
            <text:p>88 217</text:p>
          </table:table-cell>
          <table:table-cell office:value-type="float" office:value="1117.9912383285448" table:style-name="ce15">
            <text:p>1 118</text:p>
          </table:table-cell>
          <table:table-cell office:value-type="float" office:value="87658.148090133414" table:style-name="ce15">
            <text:p>87 658</text:p>
          </table:table-cell>
          <table:table-cell office:value-type="float" office:value="1663637.4330444278" table:style-name="ce15">
            <text:p>1 663 637</text:p>
          </table:table-cell>
          <table:table-cell office:value-type="float" office:value="18.858436842238046" table:style-name="ce16">
            <text:p>18,86</text:p>
          </table:table-cell>
          <table:table-cell office:value-type="float" office:value="6.5274941236807523E-3" table:style-name="ce14">
            <text:p>0,00653</text:p>
          </table:table-cell>
          <table:table-cell office:value-type="float" office:value="93621.683086308054" table:style-name="ce15">
            <text:p>93 622</text:p>
          </table:table-cell>
          <table:table-cell office:value-type="float" office:value="611.11498619497752" table:style-name="ce15">
            <text:p>611</text:p>
          </table:table-cell>
          <table:table-cell office:value-type="float" office:value="93316.125593210571" table:style-name="ce15">
            <text:p>93 316</text:p>
          </table:table-cell>
          <table:table-cell office:value-type="float" office:value="2077093.327786718" table:style-name="ce15">
            <text:p>2 077 093</text:p>
          </table:table-cell>
          <table:table-cell office:value-type="float" office:value="22.186028485216241" table:style-name="ce16">
            <text:p>22,19</text:p>
          </table:table-cell>
          <table:table-cell office:value-type="float" office:value="9.4990713388287025E-3" table:style-name="ce14">
            <text:p>0,00950</text:p>
          </table:table-cell>
          <table:table-cell office:value-type="float" office:value="90889.662030508407" table:style-name="ce15">
            <text:p>90 890</text:p>
          </table:table-cell>
          <table:table-cell office:value-type="float" office:value="863.36738358982973" table:style-name="ce15">
            <text:p>863</text:p>
          </table:table-cell>
          <table:table-cell office:value-type="float" office:value="90457.978338713496" table:style-name="ce15">
            <text:p>90 458</text:p>
          </table:table-cell>
          <table:table-cell office:value-type="float" office:value="1873587.718503667" table:style-name="ce15">
            <text:p>1 873 588</text:p>
          </table:table-cell>
          <table:table-cell office:value-type="float" office:value="20.613870451787694" table:style-name="ce16">
            <text:p>20,61</text:p>
          </table:table-cell>
          <table:table-cell office:value-type="float" office:value="64" table:style-name="ce13">
            <text:p>6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13">
            <text:p>65</text:p>
          </table:table-cell>
          <table:table-cell office:value-type="float" office:value="1.3956821243331701E-2" table:style-name="ce14">
            <text:p>0,01396</text:p>
          </table:table-cell>
          <table:table-cell office:value-type="float" office:value="87099.152470969144" table:style-name="ce15">
            <text:p>87 099</text:p>
          </table:table-cell>
          <table:table-cell office:value-type="float" office:value="1215.627301483009" table:style-name="ce15">
            <text:p>1 216</text:p>
          </table:table-cell>
          <table:table-cell office:value-type="float" office:value="86491.33882022764" table:style-name="ce15">
            <text:p>86 491</text:p>
          </table:table-cell>
          <table:table-cell office:value-type="float" office:value="1575979.2849542943" table:style-name="ce15">
            <text:p>1 575 979</text:p>
          </table:table-cell>
          <table:table-cell office:value-type="float" office:value="18.094082895692711" table:style-name="ce16">
            <text:p>18,09</text:p>
          </table:table-cell>
          <table:table-cell office:value-type="float" office:value="7.2123918628970492E-3" table:style-name="ce14">
            <text:p>0,00721</text:p>
          </table:table-cell>
          <table:table-cell office:value-type="float" office:value="93010.568100113072" table:style-name="ce15">
            <text:p>93 011</text:p>
          </table:table-cell>
          <table:table-cell office:value-type="float" office:value="670.82866452868734" table:style-name="ce15">
            <text:p>671</text:p>
          </table:table-cell>
          <table:table-cell office:value-type="float" office:value="92675.153767848737" table:style-name="ce15">
            <text:p>92 675</text:p>
          </table:table-cell>
          <table:table-cell office:value-type="float" office:value="1983777.2021935075" table:style-name="ce15">
            <text:p>1 983 777</text:p>
          </table:table-cell>
          <table:table-cell office:value-type="float" office:value="21.328513981962182" table:style-name="ce16">
            <text:p>21,33</text:p>
          </table:table-cell>
          <table:table-cell office:value-type="float" office:value="1.0452962871603589E-2" table:style-name="ce14">
            <text:p>0,01045</text:p>
          </table:table-cell>
          <table:table-cell office:value-type="float" office:value="90026.294646918584" table:style-name="ce15">
            <text:p>90 026</text:p>
          </table:table-cell>
          <table:table-cell office:value-type="float" office:value="941.04151541228498" table:style-name="ce15">
            <text:p>941</text:p>
          </table:table-cell>
          <table:table-cell office:value-type="float" office:value="89555.773889212433" table:style-name="ce15">
            <text:p>89 556</text:p>
          </table:table-cell>
          <table:table-cell office:value-type="float" office:value="1783129.7401649535" table:style-name="ce15">
            <text:p>1 783 130</text:p>
          </table:table-cell>
          <table:table-cell office:value-type="float" office:value="19.806765869442415" table:style-name="ce16">
            <text:p>19,81</text:p>
          </table:table-cell>
          <table:table-cell office:value-type="float" office:value="65" table:style-name="ce13">
            <text:p>65</text:p>
          </table:table-cell>
          <table:table-cell table:number-columns-repeated="16364" table:style-name="ce5"/>
        </table:table-row>
        <table:table-row table:style-name="ro2">
          <table:table-cell office:value-type="float" office:value="66" table:style-name="ce13">
            <text:p>66</text:p>
          </table:table-cell>
          <table:table-cell office:value-type="float" office:value="1.5298001376170302E-2" table:style-name="ce14">
            <text:p>0,01530</text:p>
          </table:table-cell>
          <table:table-cell office:value-type="float" office:value="85883.525169486136" table:style-name="ce15">
            <text:p>85 884</text:p>
          </table:table-cell>
          <table:table-cell office:value-type="float" office:value="1313.8462862331558" table:style-name="ce15">
            <text:p>1 314</text:p>
          </table:table-cell>
          <table:table-cell office:value-type="float" office:value="85226.602026369568" table:style-name="ce15">
            <text:p>85 227</text:p>
          </table:table-cell>
          <table:table-cell office:value-type="float" office:value="1489487.9461340667" table:style-name="ce15">
            <text:p>1 489 488</text:p>
          </table:table-cell>
          <table:table-cell office:value-type="float" office:value="17.343116077206297" table:style-name="ce16">
            <text:p>17,34</text:p>
          </table:table-cell>
          <table:table-cell office:value-type="float" office:value="7.9332768302875795E-3" table:style-name="ce14">
            <text:p>0,00793</text:p>
          </table:table-cell>
          <table:table-cell office:value-type="float" office:value="92339.739435584386" table:style-name="ce15">
            <text:p>92 340</text:p>
          </table:table-cell>
          <table:table-cell office:value-type="float" office:value="732.55671537911394" table:style-name="ce15">
            <text:p>733</text:p>
          </table:table-cell>
          <table:table-cell office:value-type="float" office:value="91973.461077894826" table:style-name="ce15">
            <text:p>91 973</text:p>
          </table:table-cell>
          <table:table-cell office:value-type="float" office:value="1891102.0484256586" table:style-name="ce15">
            <text:p>1 891 102</text:p>
          </table:table-cell>
          <table:table-cell office:value-type="float" office:value="20.479828727964726" table:style-name="ce16">
            <text:p>20,48</text:p>
          </table:table-cell>
          <table:table-cell office:value-type="float" office:value="1.1449158646164902E-2" table:style-name="ce14">
            <text:p>0,01145</text:p>
          </table:table-cell>
          <table:table-cell office:value-type="float" office:value="89085.253131506295" table:style-name="ce15">
            <text:p>89 085</text:p>
          </table:table-cell>
          <table:table-cell office:value-type="float" office:value="1019.9511961363742" table:style-name="ce15">
            <text:p>1 020</text:p>
          </table:table-cell>
          <table:table-cell office:value-type="float" office:value="88575.277533438115" table:style-name="ce15">
            <text:p>88 575</text:p>
          </table:table-cell>
          <table:table-cell office:value-type="float" office:value="1693573.9662757411" table:style-name="ce15">
            <text:p>1 693 574</text:p>
          </table:table-cell>
          <table:table-cell office:value-type="float" office:value="19.010710602973905" table:style-name="ce16">
            <text:p>19,01</text:p>
          </table:table-cell>
          <table:table-cell office:value-type="float" office:value="66" table:style-name="ce13">
            <text:p>66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13">
            <text:p>67</text:p>
          </table:table-cell>
          <table:table-cell office:value-type="float" office:value="1.6719781484068521E-2" table:style-name="ce14">
            <text:p>0,01672</text:p>
          </table:table-cell>
          <table:table-cell office:value-type="float" office:value="84569.678883252986" table:style-name="ce15">
            <text:p>84 570</text:p>
          </table:table-cell>
          <table:table-cell office:value-type="float" office:value="1413.9865511058338" table:style-name="ce15">
            <text:p>1 414</text:p>
          </table:table-cell>
          <table:table-cell office:value-type="float" office:value="83862.68560770007" table:style-name="ce15">
            <text:p>83 863</text:p>
          </table:table-cell>
          <table:table-cell office:value-type="float" office:value="1404261.344107697" table:style-name="ce15">
            <text:p>1 404 261</text:p>
          </table:table-cell>
          <table:table-cell office:value-type="float" office:value="16.604785103254986" table:style-name="ce16">
            <text:p>16,60</text:p>
          </table:table-cell>
          <table:table-cell office:value-type="float" office:value="8.7146617949668322E-3" table:style-name="ce14">
            <text:p>0,00871</text:p>
          </table:table-cell>
          <table:table-cell office:value-type="float" office:value="91607.182720205266" table:style-name="ce15">
            <text:p>91 607</text:p>
          </table:table-cell>
          <table:table-cell office:value-type="float" office:value="798.32561539631865" table:style-name="ce15">
            <text:p>798</text:p>
          </table:table-cell>
          <table:table-cell office:value-type="float" office:value="91208.019912507109" table:style-name="ce15">
            <text:p>91 208</text:p>
          </table:table-cell>
          <table:table-cell office:value-type="float" office:value="1799128.5873477638" table:style-name="ce15">
            <text:p>1 799 129</text:p>
          </table:table-cell>
          <table:table-cell office:value-type="float" office:value="19.639601764010372" table:style-name="ce16">
            <text:p>19,64</text:p>
          </table:table-cell>
          <table:table-cell office:value-type="float" office:value="1.2511666597030397E-2" table:style-name="ce14">
            <text:p>0,01251</text:p>
          </table:table-cell>
          <table:table-cell office:value-type="float" office:value="88065.30193536992" table:style-name="ce15">
            <text:p>88 065</text:p>
          </table:table-cell>
          <table:table-cell office:value-type="float" office:value="1101.8436965821643" table:style-name="ce15">
            <text:p>1 102</text:p>
          </table:table-cell>
          <table:table-cell office:value-type="float" office:value="87514.38008707884" table:style-name="ce15">
            <text:p>87 514</text:p>
          </table:table-cell>
          <table:table-cell office:value-type="float" office:value="1604998.6887423031" table:style-name="ce15">
            <text:p>1 604 999</text:p>
          </table:table-cell>
          <table:table-cell office:value-type="float" office:value="18.225097211614543" table:style-name="ce16">
            <text:p>18,23</text:p>
          </table:table-cell>
          <table:table-cell office:value-type="float" office:value="67" table:style-name="ce13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68" table:style-name="ce13">
            <text:p>68</text:p>
          </table:table-cell>
          <table:table-cell office:value-type="float" office:value="1.8266833567613792E-2" table:style-name="ce14">
            <text:p>0,01827</text:p>
          </table:table-cell>
          <table:table-cell office:value-type="float" office:value="83155.692332147155" table:style-name="ce15">
            <text:p>83 156</text:p>
          </table:table-cell>
          <table:table-cell office:value-type="float" office:value="1518.9911920310306" table:style-name="ce15">
            <text:p>1 519</text:p>
          </table:table-cell>
          <table:table-cell office:value-type="float" office:value="82396.196736131649" table:style-name="ce15">
            <text:p>82 396</text:p>
          </table:table-cell>
          <table:table-cell office:value-type="float" office:value="1320398.6584999969" table:style-name="ce15">
            <text:p>1 320 399</text:p>
          </table:table-cell>
          <table:table-cell office:value-type="float" office:value="15.878632255576134" table:style-name="ce16">
            <text:p>15,88</text:p>
          </table:table-cell>
          <table:table-cell office:value-type="float" office:value="9.5999602160455853E-3" table:style-name="ce14">
            <text:p>0,00960</text:p>
          </table:table-cell>
          <table:table-cell office:value-type="float" office:value="90808.857104808951" table:style-name="ce15">
            <text:p>90 809</text:p>
          </table:table-cell>
          <table:table-cell office:value-type="float" office:value="871.76141547073439" table:style-name="ce15">
            <text:p>872</text:p>
          </table:table-cell>
          <table:table-cell office:value-type="float" office:value="90372.97639707358" table:style-name="ce15">
            <text:p>90 373</text:p>
          </table:table-cell>
          <table:table-cell office:value-type="float" office:value="1707920.5674352567" table:style-name="ce15">
            <text:p>1 707 921</text:p>
          </table:table-cell>
          <table:table-cell office:value-type="float" office:value="18.807863262324997" table:style-name="ce16">
            <text:p>18,81</text:p>
          </table:table-cell>
          <table:table-cell office:value-type="float" office:value="1.3684980659587323E-2" table:style-name="ce14">
            <text:p>0,01368</text:p>
          </table:table-cell>
          <table:table-cell office:value-type="float" office:value="86963.45823878776" table:style-name="ce15">
            <text:p>86 963</text:p>
          </table:table-cell>
          <table:table-cell office:value-type="float" office:value="1190.0932440886404" table:style-name="ce15">
            <text:p>1 190</text:p>
          </table:table-cell>
          <table:table-cell office:value-type="float" office:value="86368.41161674344" table:style-name="ce15">
            <text:p>86 368</text:p>
          </table:table-cell>
          <table:table-cell office:value-type="float" office:value="1517484.3086552243" table:style-name="ce15">
            <text:p>1 517 484</text:p>
          </table:table-cell>
          <table:table-cell office:value-type="float" office:value="17.449677593184656" table:style-name="ce16">
            <text:p>17,45</text:p>
          </table:table-cell>
          <table:table-cell office:value-type="float" office:value="68" table:style-name="ce13">
            <text:p>68</text:p>
          </table:table-cell>
          <table:table-cell table:number-columns-repeated="16364" table:style-name="ce5"/>
        </table:table-row>
        <table:table-row table:style-name="ro2">
          <table:table-cell office:value-type="float" office:value="69" table:style-name="ce13">
            <text:p>69</text:p>
          </table:table-cell>
          <table:table-cell office:value-type="float" office:value="1.9984234334300327E-2" table:style-name="ce14">
            <text:p>0,01998</text:p>
          </table:table-cell>
          <table:table-cell office:value-type="float" office:value="81636.701140116129" table:style-name="ce15">
            <text:p>81 637</text:p>
          </table:table-cell>
          <table:table-cell office:value-type="float" office:value="1631.4469658633234" table:style-name="ce15">
            <text:p>1 631</text:p>
          </table:table-cell>
          <table:table-cell office:value-type="float" office:value="80820.97765718447" table:style-name="ce15">
            <text:p>80 821</text:p>
          </table:table-cell>
          <table:table-cell office:value-type="float" office:value="1238002.4617638653" table:style-name="ce15">
            <text:p>1 238 002</text:p>
          </table:table-cell>
          <table:table-cell office:value-type="float" office:value="15.164778150932818" table:style-name="ce16">
            <text:p>15,16</text:p>
          </table:table-cell>
          <table:table-cell office:value-type="float" office:value="1.0632939598653772E-2" table:style-name="ce14">
            <text:p>0,01063</text:p>
          </table:table-cell>
          <table:table-cell office:value-type="float" office:value="89937.09568933821" table:style-name="ce15">
            <text:p>89 937</text:p>
          </table:table-cell>
          <table:table-cell office:value-type="float" office:value="956.29570614307772" table:style-name="ce15">
            <text:p>956</text:p>
          </table:table-cell>
          <table:table-cell office:value-type="float" office:value="89458.94783626667" table:style-name="ce15">
            <text:p>89 459</text:p>
          </table:table-cell>
          <table:table-cell office:value-type="float" office:value="1617547.5910381831" table:style-name="ce15">
            <text:p>1 617 548</text:p>
          </table:table-cell>
          <table:table-cell office:value-type="float" office:value="17.985321614404086" table:style-name="ce16">
            <text:p>17,99</text:p>
          </table:table-cell>
          <table:table-cell office:value-type="float" office:value="1.5013978511142273E-2" table:style-name="ce14">
            <text:p>0,01501</text:p>
          </table:table-cell>
          <table:table-cell office:value-type="float" office:value="85773.364994699121" table:style-name="ce15">
            <text:p>85 773</text:p>
          </table:table-cell>
          <table:table-cell office:value-type="float" office:value="1287.7994588587756" table:style-name="ce15">
            <text:p>1 288</text:p>
          </table:table-cell>
          <table:table-cell office:value-type="float" office:value="85129.46526526974" table:style-name="ce15">
            <text:p>85 129</text:p>
          </table:table-cell>
          <table:table-cell office:value-type="float" office:value="1431115.8970384807" table:style-name="ce15">
            <text:p>1 431 116</text:p>
          </table:table-cell>
          <table:table-cell office:value-type="float" office:value="16.68485195989367" table:style-name="ce16">
            <text:p>16,68</text:p>
          </table:table-cell>
          <table:table-cell office:value-type="float" office:value="69" table:style-name="ce13">
            <text:p>69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13">
            <text:p>70</text:p>
          </table:table-cell>
          <table:table-cell office:value-type="float" office:value="2.1917060491622408E-2" table:style-name="ce14">
            <text:p>0,02192</text:p>
          </table:table-cell>
          <table:table-cell office:value-type="float" office:value="80005.254174252812" table:style-name="ce15">
            <text:p>80 005</text:p>
          </table:table-cell>
          <table:table-cell office:value-type="float" office:value="1753.479995384725" table:style-name="ce15">
            <text:p>1 753</text:p>
          </table:table-cell>
          <table:table-cell office:value-type="float" office:value="79128.514176560449" table:style-name="ce15">
            <text:p>79 129</text:p>
          </table:table-cell>
          <table:table-cell office:value-type="float" office:value="1157181.4841066808" table:style-name="ce15">
            <text:p>1 157 181</text:p>
          </table:table-cell>
          <table:table-cell office:value-type="float" office:value="14.463818608541882" table:style-name="ce16">
            <text:p>14,46</text:p>
          </table:table-cell>
          <table:table-cell office:value-type="float" office:value="1.1857367447921353E-2" table:style-name="ce14">
            <text:p>0,01186</text:p>
          </table:table-cell>
          <table:table-cell office:value-type="float" office:value="88980.799983195131" table:style-name="ce15">
            <text:p>88 981</text:p>
          </table:table-cell>
          <table:table-cell office:value-type="float" office:value="1055.0780412107388" table:style-name="ce15">
            <text:p>1 055</text:p>
          </table:table-cell>
          <table:table-cell office:value-type="float" office:value="88453.26096258976" table:style-name="ce15">
            <text:p>88 453</text:p>
          </table:table-cell>
          <table:table-cell office:value-type="float" office:value="1528088.6432019165" table:style-name="ce15">
            <text:p>1 528 089</text:p>
          </table:table-cell>
          <table:table-cell office:value-type="float" office:value="17.173240108995543" table:style-name="ce16">
            <text:p>17,17</text:p>
          </table:table-cell>
          <table:table-cell office:value-type="float" office:value="1.6543537829001951E-2" table:style-name="ce14">
            <text:p>0,01654</text:p>
          </table:table-cell>
          <table:table-cell office:value-type="float" office:value="84485.565535840346" table:style-name="ce15">
            <text:p>84 486</text:p>
          </table:table-cell>
          <table:table-cell office:value-type="float" office:value="1397.6901494467982" table:style-name="ce15">
            <text:p>1 398</text:p>
          </table:table-cell>
          <table:table-cell office:value-type="float" office:value="83786.720461116944" table:style-name="ce15">
            <text:p>83 787</text:p>
          </table:table-cell>
          <table:table-cell office:value-type="float" office:value="1345986.4317732109" table:style-name="ce15">
            <text:p>1 345 986</text:p>
          </table:table-cell>
          <table:table-cell office:value-type="float" office:value="15.931554973165428" table:style-name="ce16">
            <text:p>15,93</text:p>
          </table:table-cell>
          <table:table-cell office:value-type="float" office:value="70" table:style-name="ce13">
            <text:p>70</text:p>
          </table:table-cell>
          <table:table-cell table:number-columns-repeated="16364" table:style-name="ce5"/>
        </table:table-row>
        <table:table-row table:style-name="ro2">
          <table:table-cell office:value-type="float" office:value="71" table:style-name="ce13">
            <text:p>71</text:p>
          </table:table-cell>
          <table:table-cell office:value-type="float" office:value="2.4104734729226938E-2" table:style-name="ce14">
            <text:p>0,02410</text:p>
          </table:table-cell>
          <table:table-cell office:value-type="float" office:value="78251.774178868087" table:style-name="ce15">
            <text:p>78 252</text:p>
          </table:table-cell>
          <table:table-cell office:value-type="float" office:value="1886.2382586729855" table:style-name="ce15">
            <text:p>1 886</text:p>
          </table:table-cell>
          <table:table-cell office:value-type="float" office:value="77308.655049531604" table:style-name="ce15">
            <text:p>77 309</text:p>
          </table:table-cell>
          <table:table-cell office:value-type="float" office:value="1078052.9699301203" table:style-name="ce15">
            <text:p>1 078 053</text:p>
          </table:table-cell>
          <table:table-cell office:value-type="float" office:value="13.776722396937663" table:style-name="ce16">
            <text:p>13,78</text:p>
          </table:table-cell>
          <table:table-cell office:value-type="float" office:value="1.330996952399246E-2" table:style-name="ce14">
            <text:p>0,01331</text:p>
          </table:table-cell>
          <table:table-cell office:value-type="float" office:value="87925.72194198439" table:style-name="ce15">
            <text:p>87 926</text:p>
          </table:table-cell>
          <table:table-cell office:value-type="float" office:value="1170.2886794228473" table:style-name="ce15">
            <text:p>1 170</text:p>
          </table:table-cell>
          <table:table-cell office:value-type="float" office:value="87340.57760227297" table:style-name="ce15">
            <text:p>87 341</text:p>
          </table:table-cell>
          <table:table-cell office:value-type="float" office:value="1439635.3822393268" table:style-name="ce15">
            <text:p>1 439 635</text:p>
          </table:table-cell>
          <table:table-cell office:value-type="float" office:value="16.373313183475872" table:style-name="ce16">
            <text:p>16,37</text:p>
          </table:table-cell>
          <table:table-cell office:value-type="float" office:value="1.8311870570094074E-2" table:style-name="ce14">
            <text:p>0,01831</text:p>
          </table:table-cell>
          <table:table-cell office:value-type="float" office:value="83087.875386393542" table:style-name="ce15">
            <text:p>83 088</text:p>
          </table:table-cell>
          <table:table-cell office:value-type="float" office:value="1521.4944200197438" table:style-name="ce15">
            <text:p>1 521</text:p>
          </table:table-cell>
          <table:table-cell office:value-type="float" office:value="82327.128176383674" table:style-name="ce15">
            <text:p>82 327</text:p>
          </table:table-cell>
          <table:table-cell office:value-type="float" office:value="1262199.711312094" table:style-name="ce15">
            <text:p>1 262 200</text:p>
          </table:table-cell>
          <table:table-cell office:value-type="float" office:value="15.191141973992412" table:style-name="ce16">
            <text:p>15,19</text:p>
          </table:table-cell>
          <table:table-cell office:value-type="float" office:value="71" table:style-name="ce13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13">
            <text:p>72</text:p>
          </table:table-cell>
          <table:table-cell office:value-type="float" office:value="2.652830983239424E-2" table:style-name="ce14">
            <text:p>0,02653</text:p>
          </table:table-cell>
          <table:table-cell office:value-type="float" office:value="76365.535920195107" table:style-name="ce15">
            <text:p>76 366</text:p>
          </table:table-cell>
          <table:table-cell office:value-type="float" office:value="2025.8485974077673" table:style-name="ce15">
            <text:p>2 026</text:p>
          </table:table-cell>
          <table:table-cell office:value-type="float" office:value="75352.611621491233" table:style-name="ce15">
            <text:p>75 353</text:p>
          </table:table-cell>
          <table:table-cell office:value-type="float" office:value="1000744.3148805887" table:style-name="ce15">
            <text:p>1 000 744</text:p>
          </table:table-cell>
          <table:table-cell office:value-type="float" office:value="13.104659095516656" table:style-name="ce16">
            <text:p>13,10</text:p>
          </table:table-cell>
          <table:table-cell office:value-type="float" office:value="1.4954775321719547E-2" table:style-name="ce14">
            <text:p>0,01495</text:p>
          </table:table-cell>
          <table:table-cell office:value-type="float" office:value="86755.433262561535" table:style-name="ce15">
            <text:p>86 755</text:p>
          </table:table-cell>
          <table:table-cell office:value-type="float" office:value="1297.4080123800425" table:style-name="ce15">
            <text:p>1 297</text:p>
          </table:table-cell>
          <table:table-cell office:value-type="float" office:value="86106.729256371516" table:style-name="ce15">
            <text:p>86 107</text:p>
          </table:table-cell>
          <table:table-cell office:value-type="float" office:value="1352294.804637054" table:style-name="ce15">
            <text:p>1 352 295</text:p>
          </table:table-cell>
          <table:table-cell office:value-type="float" office:value="15.587436472645958" table:style-name="ce16">
            <text:p>15,59</text:p>
          </table:table-cell>
          <table:table-cell office:value-type="float" office:value="2.0288374359386827E-2" table:style-name="ce14">
            <text:p>0,02029</text:p>
          </table:table-cell>
          <table:table-cell office:value-type="float" office:value="81566.380966373792" table:style-name="ce15">
            <text:p>81 566</text:p>
          </table:table-cell>
          <table:table-cell office:value-type="float" office:value="1654.8492721861558" table:style-name="ce15">
            <text:p>1 655</text:p>
          </table:table-cell>
          <table:table-cell office:value-type="float" office:value="80738.956330280722" table:style-name="ce15">
            <text:p>80 739</text:p>
          </table:table-cell>
          <table:table-cell office:value-type="float" office:value="1179872.5831357103" table:style-name="ce15">
            <text:p>1 179 873</text:p>
          </table:table-cell>
          <table:table-cell office:value-type="float" office:value="14.465182458225277" table:style-name="ce16">
            <text:p>14,47</text:p>
          </table:table-cell>
          <table:table-cell office:value-type="float" office:value="72" table:style-name="ce13">
            <text:p>72</text:p>
          </table:table-cell>
          <table:table-cell table:number-columns-repeated="16364" table:style-name="ce5"/>
        </table:table-row>
        <table:table-row table:style-name="ro2">
          <table:table-cell office:value-type="float" office:value="73" table:style-name="ce13">
            <text:p>73</text:p>
          </table:table-cell>
          <table:table-cell office:value-type="float" office:value="2.9134403474791067E-2" table:style-name="ce14">
            <text:p>0,02913</text:p>
          </table:table-cell>
          <table:table-cell office:value-type="float" office:value="74339.687322787344" table:style-name="ce15">
            <text:p>74 340</text:p>
          </table:table-cell>
          <table:table-cell office:value-type="float" office:value="2165.842444651897" table:style-name="ce15">
            <text:p>2 166</text:p>
          </table:table-cell>
          <table:table-cell office:value-type="float" office:value="73256.766100461391" table:style-name="ce15">
            <text:p>73 257</text:p>
          </table:table-cell>
          <table:table-cell office:value-type="float" office:value="925391.70325909741" table:style-name="ce15">
            <text:p>925 392</text:p>
          </table:table-cell>
          <table:table-cell office:value-type="float" office:value="12.448151674905379" table:style-name="ce16">
            <text:p>12,45</text:p>
          </table:table-cell>
          <table:table-cell office:value-type="float" office:value="1.6712927440107599E-2" table:style-name="ce14">
            <text:p>0,01671</text:p>
          </table:table-cell>
          <table:table-cell office:value-type="float" office:value="85458.025250181498" table:style-name="ce15">
            <text:p>85 458</text:p>
          </table:table-cell>
          <table:table-cell office:value-type="float" office:value="1428.2537751811665" table:style-name="ce15">
            <text:p>1 428</text:p>
          </table:table-cell>
          <table:table-cell office:value-type="float" office:value="84743.898362590917" table:style-name="ce15">
            <text:p>84 744</text:p>
          </table:table-cell>
          <table:table-cell office:value-type="float" office:value="1266188.0753806825" table:style-name="ce15">
            <text:p>1 266 188</text:p>
          </table:table-cell>
          <table:table-cell office:value-type="float" office:value="14.816491156610166" table:style-name="ce16">
            <text:p>14,82</text:p>
          </table:table-cell>
          <table:table-cell office:value-type="float" office:value="2.2401850058373543E-2" table:style-name="ce14">
            <text:p>0,02240</text:p>
          </table:table-cell>
          <table:table-cell office:value-type="float" office:value="79911.531694187637" table:style-name="ce15">
            <text:p>79 912</text:p>
          </table:table-cell>
          <table:table-cell office:value-type="float" office:value="1790.1661509481567" table:style-name="ce15">
            <text:p>1 790</text:p>
          </table:table-cell>
          <table:table-cell office:value-type="float" office:value="79016.448618713563" table:style-name="ce15">
            <text:p>79 016</text:p>
          </table:table-cell>
          <table:table-cell office:value-type="float" office:value="1099133.6268054296" table:style-name="ce15">
            <text:p>1 099 134</text:p>
          </table:table-cell>
          <table:table-cell office:value-type="float" office:value="13.754380669509493" table:style-name="ce16">
            <text:p>13,75</text:p>
          </table:table-cell>
          <table:table-cell office:value-type="float" office:value="73" table:style-name="ce13">
            <text:p>73</text:p>
          </table:table-cell>
          <table:table-cell table:number-columns-repeated="16364" table:style-name="ce5"/>
        </table:table-row>
        <table:table-row table:style-name="ro2">
          <table:table-cell office:value-type="float" office:value="74" table:style-name="ce13">
            <text:p>74</text:p>
          </table:table-cell>
          <table:table-cell office:value-type="float" office:value="3.1869188261624326E-2" table:style-name="ce14">
            <text:p>0,03187</text:p>
          </table:table-cell>
          <table:table-cell office:value-type="float" office:value="72173.844878135453" table:style-name="ce15">
            <text:p>72 174</text:p>
          </table:table-cell>
          <table:table-cell office:value-type="float" office:value="2300.1218499865695" table:style-name="ce15">
            <text:p>2 300</text:p>
          </table:table-cell>
          <table:table-cell office:value-type="float" office:value="71023.783953142178" table:style-name="ce15">
            <text:p>71 024</text:p>
          </table:table-cell>
          <table:table-cell office:value-type="float" office:value="852134.93715863605" table:style-name="ce15">
            <text:p>852 135</text:p>
          </table:table-cell>
          <table:table-cell office:value-type="float" office:value="11.806700039293379" table:style-name="ce16">
            <text:p>11,81</text:p>
          </table:table-cell>
          <table:table-cell office:value-type="float" office:value="1.8505014171705372E-2" table:style-name="ce14">
            <text:p>0,01851</text:p>
          </table:table-cell>
          <table:table-cell office:value-type="float" office:value="84029.771475000336" table:style-name="ce15">
            <text:p>84 030</text:p>
          </table:table-cell>
          <table:table-cell office:value-type="float" office:value="1554.9721119900451" table:style-name="ce15">
            <text:p>1 555</text:p>
          </table:table-cell>
          <table:table-cell office:value-type="float" office:value="83252.285419005319" table:style-name="ce15">
            <text:p>83 252</text:p>
          </table:table-cell>
          <table:table-cell office:value-type="float" office:value="1181444.1770180915" table:style-name="ce15">
            <text:p>1 181 444</text:p>
          </table:table-cell>
          <table:table-cell office:value-type="float" office:value="14.059828514106844" table:style-name="ce16">
            <text:p>14,06</text:p>
          </table:table-cell>
          <table:table-cell office:value-type="float" office:value="2.4580573821695848E-2" table:style-name="ce14">
            <text:p>0,02458</text:p>
          </table:table-cell>
          <table:table-cell office:value-type="float" office:value="78121.365543239473" table:style-name="ce15">
            <text:p>78 121</text:p>
          </table:table-cell>
          <table:table-cell office:value-type="float" office:value="1920.2679927872844" table:style-name="ce15">
            <text:p>1 920</text:p>
          </table:table-cell>
          <table:table-cell office:value-type="float" office:value="77161.23154684584" table:style-name="ce15">
            <text:p>77 161</text:p>
          </table:table-cell>
          <table:table-cell office:value-type="float" office:value="1020117.1781867159" table:style-name="ce15">
            <text:p>1 020 117</text:p>
          </table:table-cell>
          <table:table-cell office:value-type="float" office:value="13.058107357610004" table:style-name="ce16">
            <text:p>13,06</text:p>
          </table:table-cell>
          <table:table-cell office:value-type="float" office:value="74" table:style-name="ce13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13">
            <text:p>75</text:p>
          </table:table-cell>
          <table:table-cell office:value-type="float" office:value="3.467883679810025E-2" table:style-name="ce14">
            <text:p>0,03468</text:p>
          </table:table-cell>
          <table:table-cell office:value-type="float" office:value="69873.723028148888" table:style-name="ce15">
            <text:p>69 874</text:p>
          </table:table-cell>
          <table:table-cell office:value-type="float" office:value="2423.1394373688345" table:style-name="ce15">
            <text:p>2 423</text:p>
          </table:table-cell>
          <table:table-cell office:value-type="float" office:value="68662.153309464469" table:style-name="ce15">
            <text:p>68 662</text:p>
          </table:table-cell>
          <table:table-cell office:value-type="float" office:value="781111.15320549381" table:style-name="ce15">
            <text:p>781 111</text:p>
          </table:table-cell>
          <table:table-cell office:value-type="float" office:value="11.178897006687626" table:style-name="ce16">
            <text:p>11,18</text:p>
          </table:table-cell>
          <table:table-cell office:value-type="float" office:value="2.0251623809060995E-2" table:style-name="ce14">
            <text:p>0,02025</text:p>
          </table:table-cell>
          <table:table-cell office:value-type="float" office:value="82474.799363010286" table:style-name="ce15">
            <text:p>82 475</text:p>
          </table:table-cell>
          <table:table-cell office:value-type="float" office:value="1670.2486104274676" table:style-name="ce15">
            <text:p>1 670</text:p>
          </table:table-cell>
          <table:table-cell office:value-type="float" office:value="81639.675057796558" table:style-name="ce15">
            <text:p>81 640</text:p>
          </table:table-cell>
          <table:table-cell office:value-type="float" office:value="1098191.8915990863" table:style-name="ce15">
            <text:p>1 098 192</text:p>
          </table:table-cell>
          <table:table-cell office:value-type="float" office:value="13.315484245865559" table:style-name="ce16">
            <text:p>13,32</text:p>
          </table:table-cell>
          <table:table-cell office:value-type="float" office:value="2.6752821803994808E-2" table:style-name="ce14">
            <text:p>0,02675</text:p>
          </table:table-cell>
          <table:table-cell office:value-type="float" office:value="76201.097550452192" table:style-name="ce15">
            <text:p>76 201</text:p>
          </table:table-cell>
          <table:table-cell office:value-type="float" office:value="2038.5943840360728" table:style-name="ce15">
            <text:p>2 039</text:p>
          </table:table-cell>
          <table:table-cell office:value-type="float" office:value="75181.80035843415" table:style-name="ce15">
            <text:p>75 182</text:p>
          </table:table-cell>
          <table:table-cell office:value-type="float" office:value="942955.94663987006" table:style-name="ce15">
            <text:p>942 956</text:p>
          </table:table-cell>
          <table:table-cell office:value-type="float" office:value="12.374571718150724" table:style-name="ce16">
            <text:p>12,37</text:p>
          </table:table-cell>
          <table:table-cell office:value-type="float" office:value="75" table:style-name="ce13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76" table:style-name="ce13">
            <text:p>76</text:p>
          </table:table-cell>
          <table:table-cell office:value-type="float" office:value="3.753185129090876E-2" table:style-name="ce14">
            <text:p>0,03753</text:p>
          </table:table-cell>
          <table:table-cell office:value-type="float" office:value="67450.58359078005" table:style-name="ce15">
            <text:p>67 451</text:p>
          </table:table-cell>
          <table:table-cell office:value-type="float" office:value="2531.5452728141677" table:style-name="ce15">
            <text:p>2 532</text:p>
          </table:table-cell>
          <table:table-cell office:value-type="float" office:value="66184.810954372966" table:style-name="ce15">
            <text:p>66 185</text:p>
          </table:table-cell>
          <table:table-cell office:value-type="float" office:value="712448.99989602936" table:style-name="ce15">
            <text:p>712 449</text:p>
          </table:table-cell>
          <table:table-cell office:value-type="float" office:value="10.562532775378616" table:style-name="ce16">
            <text:p>10,56</text:p>
          </table:table-cell>
          <table:table-cell office:value-type="float" office:value="2.1902052974895479E-2" table:style-name="ce14">
            <text:p>0,02190</text:p>
          </table:table-cell>
          <table:table-cell office:value-type="float" office:value="80804.550752582814" table:style-name="ce15">
            <text:p>80 805</text:p>
          </table:table-cell>
          <table:table-cell office:value-type="float" office:value="1769.7855511956991" table:style-name="ce15">
            <text:p>1 770</text:p>
          </table:table-cell>
          <table:table-cell office:value-type="float" office:value="79919.657976984963" table:style-name="ce15">
            <text:p>79 920</text:p>
          </table:table-cell>
          <table:table-cell office:value-type="float" office:value="1016552.2165412898" table:style-name="ce15">
            <text:p>1 016 552</text:p>
          </table:table-cell>
          <table:table-cell office:value-type="float" office:value="12.580383246655165" table:style-name="ce16">
            <text:p>12,58</text:p>
          </table:table-cell>
          <table:table-cell office:value-type="float" office:value="2.8873231763975809E-2" table:style-name="ce14">
            <text:p>0,02887</text:p>
          </table:table-cell>
          <table:table-cell office:value-type="float" office:value="74162.503166416122" table:style-name="ce15">
            <text:p>74 163</text:p>
          </table:table-cell>
          <table:table-cell office:value-type="float" office:value="2141.3111421205226" table:style-name="ce15">
            <text:p>2 141</text:p>
          </table:table-cell>
          <table:table-cell office:value-type="float" office:value="73091.847595355852" table:style-name="ce15">
            <text:p>73 092</text:p>
          </table:table-cell>
          <table:table-cell office:value-type="float" office:value="867774.14628143597" table:style-name="ce15">
            <text:p>867 774</text:p>
          </table:table-cell>
          <table:table-cell office:value-type="float" office:value="11.700982426849912" table:style-name="ce16">
            <text:p>11,70</text:p>
          </table:table-cell>
          <table:table-cell office:value-type="float" office:value="76" table:style-name="ce13">
            <text:p>76</text:p>
          </table:table-cell>
          <table:table-cell table:number-columns-repeated="16364" table:style-name="ce5"/>
        </table:table-row>
        <table:table-row table:style-name="ro2">
          <table:table-cell office:value-type="float" office:value="77" table:style-name="ce13">
            <text:p>77</text:p>
          </table:table-cell>
          <table:table-cell office:value-type="float" office:value="4.0591084181868513E-2" table:style-name="ce14">
            <text:p>0,04059</text:p>
          </table:table-cell>
          <table:table-cell office:value-type="float" office:value="64919.038317965882" table:style-name="ce15">
            <text:p>64 919</text:p>
          </table:table-cell>
          <table:table-cell office:value-type="float" office:value="2635.1341493705008" table:style-name="ce15">
            <text:p>2 635</text:p>
          </table:table-cell>
          <table:table-cell office:value-type="float" office:value="63601.471243280626" table:style-name="ce15">
            <text:p>63 601</text:p>
          </table:table-cell>
          <table:table-cell office:value-type="float" office:value="646264.18894165638" table:style-name="ce15">
            <text:p>646 264</text:p>
          </table:table-cell>
          <table:table-cell office:value-type="float" office:value="9.9549254838978012" table:style-name="ce16">
            <text:p>9,95</text:p>
          </table:table-cell>
          <table:table-cell office:value-type="float" office:value="2.3655467091575726E-2" table:style-name="ce14">
            <text:p>0,02366</text:p>
          </table:table-cell>
          <table:table-cell office:value-type="float" office:value="79034.765201387112" table:style-name="ce15">
            <text:p>79 035</text:p>
          </table:table-cell>
          <table:table-cell office:value-type="float" office:value="1869.6042873118272" table:style-name="ce15">
            <text:p>1 870</text:p>
          </table:table-cell>
          <table:table-cell office:value-type="float" office:value="78099.963057731191" table:style-name="ce15">
            <text:p>78 100</text:p>
          </table:table-cell>
          <table:table-cell office:value-type="float" office:value="936632.55856430484" table:style-name="ce15">
            <text:p>936 633</text:p>
          </table:table-cell>
          <table:table-cell office:value-type="float" office:value="11.850893162998432" table:style-name="ce16">
            <text:p>11,85</text:p>
          </table:table-cell>
          <table:table-cell office:value-type="float" office:value="3.1125885051268041E-2" table:style-name="ce14">
            <text:p>0,03113</text:p>
          </table:table-cell>
          <table:table-cell office:value-type="float" office:value="72021.192024295597" table:style-name="ce15">
            <text:p>72 021</text:p>
          </table:table-cell>
          <table:table-cell office:value-type="float" office:value="2241.7233442035272" table:style-name="ce15">
            <text:p>2 242</text:p>
          </table:table-cell>
          <table:table-cell office:value-type="float" office:value="70900.330352193836" table:style-name="ce15">
            <text:p>70 900</text:p>
          </table:table-cell>
          <table:table-cell office:value-type="float" office:value="794682.29868608015" table:style-name="ce15">
            <text:p>794 682</text:p>
          </table:table-cell>
          <table:table-cell office:value-type="float" office:value="11.034006468790496" table:style-name="ce16">
            <text:p>11,03</text:p>
          </table:table-cell>
          <table:table-cell office:value-type="float" office:value="77" table:style-name="ce13">
            <text:p>77</text:p>
          </table:table-cell>
          <table:table-cell table:number-columns-repeated="16364" table:style-name="ce5"/>
        </table:table-row>
        <table:table-row table:style-name="ro2">
          <table:table-cell office:value-type="float" office:value="78" table:style-name="ce13">
            <text:p>78</text:p>
          </table:table-cell>
          <table:table-cell office:value-type="float" office:value="4.4119457608333225E-2" table:style-name="ce14">
            <text:p>0,04412</text:p>
          </table:table-cell>
          <table:table-cell office:value-type="float" office:value="62283.904168595378" table:style-name="ce15">
            <text:p>62 284</text:p>
          </table:table-cell>
          <table:table-cell office:value-type="float" office:value="2747.932069647833" table:style-name="ce15">
            <text:p>2 748</text:p>
          </table:table-cell>
          <table:table-cell office:value-type="float" office:value="60909.938133771459" table:style-name="ce15">
            <text:p>60 910</text:p>
          </table:table-cell>
          <table:table-cell office:value-type="float" office:value="582662.71769837581" table:style-name="ce15">
            <text:p>582 663</text:p>
          </table:table-cell>
          <table:table-cell office:value-type="float" office:value="9.3549485292568484" table:style-name="ce16">
            <text:p>9,35</text:p>
          </table:table-cell>
          <table:table-cell office:value-type="float" office:value="2.5839687431499937E-2" table:style-name="ce14">
            <text:p>0,02584</text:p>
          </table:table-cell>
          <table:table-cell office:value-type="float" office:value="77165.160914075284" table:style-name="ce15">
            <text:p>77 165</text:p>
          </table:table-cell>
          <table:table-cell office:value-type="float" office:value="1993.9236386211012" table:style-name="ce15">
            <text:p>1 994</text:p>
          </table:table-cell>
          <table:table-cell office:value-type="float" office:value="76168.199094764743" table:style-name="ce15">
            <text:p>76 168</text:p>
          </table:table-cell>
          <table:table-cell office:value-type="float" office:value="858532.59550657368" table:style-name="ce15">
            <text:p>858 533</text:p>
          </table:table-cell>
          <table:table-cell office:value-type="float" office:value="11.125909482163385" table:style-name="ce16">
            <text:p>11,13</text:p>
          </table:table-cell>
          <table:table-cell office:value-type="float" office:value="3.3813002055934585E-2" table:style-name="ce14">
            <text:p>0,03381</text:p>
          </table:table-cell>
          <table:table-cell office:value-type="float" office:value="69779.468680092075" table:style-name="ce15">
            <text:p>69 779</text:p>
          </table:table-cell>
          <table:table-cell office:value-type="float" office:value="2359.4533179419764" table:style-name="ce15">
            <text:p>2 359</text:p>
          </table:table-cell>
          <table:table-cell office:value-type="float" office:value="68599.742021121085" table:style-name="ce15">
            <text:p>68 600</text:p>
          </table:table-cell>
          <table:table-cell office:value-type="float" office:value="723781.96833388635" table:style-name="ce15">
            <text:p>723 782</text:p>
          </table:table-cell>
          <table:table-cell office:value-type="float" office:value="10.3724201692063" table:style-name="ce16">
            <text:p>10,37</text:p>
          </table:table-cell>
          <table:table-cell office:value-type="float" office:value="78" table:style-name="ce13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79" table:style-name="ce13">
            <text:p>79</text:p>
          </table:table-cell>
          <table:table-cell office:value-type="float" office:value="4.838072072993433E-2" table:style-name="ce14">
            <text:p>0,04838</text:p>
          </table:table-cell>
          <table:table-cell office:value-type="float" office:value="59535.972098947546" table:style-name="ce15">
            <text:p>59 536</text:p>
          </table:table-cell>
          <table:table-cell office:value-type="float" office:value="2880.3932395043435" table:style-name="ce15">
            <text:p>2 880</text:p>
          </table:table-cell>
          <table:table-cell office:value-type="float" office:value="58095.775479195378" table:style-name="ce15">
            <text:p>58 096</text:p>
          </table:table-cell>
          <table:table-cell office:value-type="float" office:value="521752.7795646044" table:style-name="ce15">
            <text:p>521 753</text:p>
          </table:table-cell>
          <table:table-cell office:value-type="float" office:value="8.7636560077907539" table:style-name="ce16">
            <text:p>8,76</text:p>
          </table:table-cell>
          <table:table-cell office:value-type="float" office:value="2.8783598538554431E-2" table:style-name="ce14">
            <text:p>0,02878</text:p>
          </table:table-cell>
          <table:table-cell office:value-type="float" office:value="75171.237275454187" table:style-name="ce15">
            <text:p>75 171</text:p>
          </table:table-cell>
          <table:table-cell office:value-type="float" office:value="2163.6987153830914" table:style-name="ce15">
            <text:p>2 164</text:p>
          </table:table-cell>
          <table:table-cell office:value-type="float" office:value="74089.387917762651" table:style-name="ce15">
            <text:p>74 089</text:p>
          </table:table-cell>
          <table:table-cell office:value-type="float" office:value="782364.39641180891" table:style-name="ce15">
            <text:p>782 364</text:p>
          </table:table-cell>
          <table:table-cell office:value-type="float" office:value="10.40776265987145" table:style-name="ce16">
            <text:p>10,41</text:p>
          </table:table-cell>
          <table:table-cell office:value-type="float" office:value="3.723777952374481E-2" table:style-name="ce14">
            <text:p>0,03724</text:p>
          </table:table-cell>
          <table:table-cell office:value-type="float" office:value="67420.015362150094" table:style-name="ce15">
            <text:p>67 420</text:p>
          </table:table-cell>
          <table:table-cell office:value-type="float" office:value="2510.5716675432332" table:style-name="ce15">
            <text:p>2 511</text:p>
          </table:table-cell>
          <table:table-cell office:value-type="float" office:value="66164.729528378477" table:style-name="ce15">
            <text:p>66 165</text:p>
          </table:table-cell>
          <table:table-cell office:value-type="float" office:value="655182.22631276527" table:style-name="ce15">
            <text:p>655 182</text:p>
          </table:table-cell>
          <table:table-cell office:value-type="float" office:value="9.7179186743494519" table:style-name="ce16">
            <text:p>9,72</text:p>
          </table:table-cell>
          <table:table-cell office:value-type="float" office:value="79" table:style-name="ce13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13">
            <text:p>80</text:p>
          </table:table-cell>
          <table:table-cell office:value-type="float" office:value="5.3638622706301847E-2" table:style-name="ce14">
            <text:p>0,05364</text:p>
          </table:table-cell>
          <table:table-cell office:value-type="float" office:value="56655.578859443202" table:style-name="ce15">
            <text:p>56 656</text:p>
          </table:table-cell>
          <table:table-cell office:value-type="float" office:value="3038.9272186488051" table:style-name="ce15">
            <text:p>3 039</text:p>
          </table:table-cell>
          <table:table-cell office:value-type="float" office:value="55136.115250118804" table:style-name="ce15">
            <text:p>55 136</text:p>
          </table:table-cell>
          <table:table-cell office:value-type="float" office:value="463657.00408540899" table:style-name="ce15">
            <text:p>463 657</text:p>
          </table:table-cell>
          <table:table-cell office:value-type="float" office:value="8.1837837229709613" table:style-name="ce16">
            <text:p>8,18</text:p>
          </table:table-cell>
          <table:table-cell office:value-type="float" office:value="3.281608495662449E-2" table:style-name="ce14">
            <text:p>0,03282</text:p>
          </table:table-cell>
          <table:table-cell office:value-type="float" office:value="73007.538560071102" table:style-name="ce15">
            <text:p>73 008</text:p>
          </table:table-cell>
          <table:table-cell office:value-type="float" office:value="2395.8215878613319" table:style-name="ce15">
            <text:p>2 396</text:p>
          </table:table-cell>
          <table:table-cell office:value-type="float" office:value="71809.627766140446" table:style-name="ce15">
            <text:p>71 810</text:p>
          </table:table-cell>
          <table:table-cell office:value-type="float" office:value="708275.00849404628" table:style-name="ce15">
            <text:p>708 275</text:p>
          </table:table-cell>
          <table:table-cell office:value-type="float" office:value="9.7013955334389586" table:style-name="ce16">
            <text:p>9,70</text:p>
          </table:table-cell>
          <table:table-cell office:value-type="float" office:value="4.1703414200467109E-2" table:style-name="ce14">
            <text:p>0,04170</text:p>
          </table:table-cell>
          <table:table-cell office:value-type="float" office:value="64909.44369460686" table:style-name="ce15">
            <text:p>64 909</text:p>
          </table:table-cell>
          <table:table-cell office:value-type="float" office:value="2706.9454159180882" table:style-name="ce15">
            <text:p>2 707</text:p>
          </table:table-cell>
          <table:table-cell office:value-type="float" office:value="63555.970986647815" table:style-name="ce15">
            <text:p>63 556</text:p>
          </table:table-cell>
          <table:table-cell office:value-type="float" office:value="589017.49678438681" table:style-name="ce15">
            <text:p>589 017</text:p>
          </table:table-cell>
          <table:table-cell office:value-type="float" office:value="9.0744499299002097" table:style-name="ce16">
            <text:p>9,07</text:p>
          </table:table-cell>
          <table:table-cell office:value-type="float" office:value="80" table:style-name="ce13">
            <text:p>80</text:p>
          </table:table-cell>
          <table:table-cell table:number-columns-repeated="16364" table:style-name="ce5"/>
        </table:table-row>
        <table:table-row table:style-name="ro2">
          <table:table-cell office:value-type="float" office:value="81" table:style-name="ce13">
            <text:p>81</text:p>
          </table:table-cell>
          <table:table-cell office:value-type="float" office:value="6.0135066045196008E-2" table:style-name="ce14">
            <text:p>0,06014</text:p>
          </table:table-cell>
          <table:table-cell office:value-type="float" office:value="53616.6516407944" table:style-name="ce15">
            <text:p>53 617</text:p>
          </table:table-cell>
          <table:table-cell office:value-type="float" office:value="3224.240887541438" table:style-name="ce15">
            <text:p>3 224</text:p>
          </table:table-cell>
          <table:table-cell office:value-type="float" office:value="52004.53119702368" table:style-name="ce15">
            <text:p>52 005</text:p>
          </table:table-cell>
          <table:table-cell office:value-type="float" office:value="408520.88883529016" table:style-name="ce15">
            <text:p>408 521</text:p>
          </table:table-cell>
          <table:table-cell office:value-type="float" office:value="7.6192913271082698" table:style-name="ce16">
            <text:p>7,62</text:p>
          </table:table-cell>
          <table:table-cell office:value-type="float" office:value="3.8227108645641474E-2" table:style-name="ce14">
            <text:p>0,03823</text:p>
          </table:table-cell>
          <table:table-cell office:value-type="float" office:value="70611.716972209775" table:style-name="ce15">
            <text:p>70 612</text:p>
          </table:table-cell>
          <table:table-cell office:value-type="float" office:value="2699.2817763519492" table:style-name="ce15">
            <text:p>2 699</text:p>
          </table:table-cell>
          <table:table-cell office:value-type="float" office:value="69262.07608403379" table:style-name="ce15">
            <text:p>69 262</text:p>
          </table:table-cell>
          <table:table-cell office:value-type="float" office:value="636465.38072790578" table:style-name="ce15">
            <text:p>636 465</text:p>
          </table:table-cell>
          <table:table-cell office:value-type="float" office:value="9.0135944573957261" table:style-name="ce16">
            <text:p>9,01</text:p>
          </table:table-cell>
          <table:table-cell office:value-type="float" office:value="4.747917387162999E-2" table:style-name="ce14">
            <text:p>0,04748</text:p>
          </table:table-cell>
          <table:table-cell office:value-type="float" office:value="62202.49827868877" table:style-name="ce15">
            <text:p>62 202</text:p>
          </table:table-cell>
          <table:table-cell office:value-type="float" office:value="2953.3232310236294" table:style-name="ce15">
            <text:p>2 953</text:p>
          </table:table-cell>
          <table:table-cell office:value-type="float" office:value="60725.83666317696" table:style-name="ce15">
            <text:p>60 726</text:p>
          </table:table-cell>
          <table:table-cell office:value-type="float" office:value="525461.52579773904" table:style-name="ce15">
            <text:p>525 462</text:p>
          </table:table-cell>
          <table:table-cell office:value-type="float" office:value="8.4475951985640378" table:style-name="ce16">
            <text:p>8,45</text:p>
          </table:table-cell>
          <table:table-cell office:value-type="float" office:value="81" table:style-name="ce13">
            <text:p>81</text:p>
          </table:table-cell>
          <table:table-cell table:number-columns-repeated="16364" table:style-name="ce5"/>
        </table:table-row>
        <table:table-row table:style-name="ro2">
          <table:table-cell office:value-type="float" office:value="82" table:style-name="ce13">
            <text:p>82</text:p>
          </table:table-cell>
          <table:table-cell office:value-type="float" office:value="6.7950492842891508E-2" table:style-name="ce14">
            <text:p>0,06795</text:p>
          </table:table-cell>
          <table:table-cell office:value-type="float" office:value="50392.41075325296" table:style-name="ce15">
            <text:p>50 392</text:p>
          </table:table-cell>
          <table:table-cell office:value-type="float" office:value="3424.1891462249641" table:style-name="ce15">
            <text:p>3 424</text:p>
          </table:table-cell>
          <table:table-cell office:value-type="float" office:value="48680.316180140479" table:style-name="ce15">
            <text:p>48 680</text:p>
          </table:table-cell>
          <table:table-cell office:value-type="float" office:value="356516.35763826646" table:style-name="ce15">
            <text:p>356 516</text:p>
          </table:table-cell>
          <table:table-cell office:value-type="float" office:value="7.0748025805701786" table:style-name="ce16">
            <text:p>7,07</text:p>
          </table:table-cell>
          <table:table-cell office:value-type="float" office:value="4.5018969343494211E-2" table:style-name="ce14">
            <text:p>0,04502</text:p>
          </table:table-cell>
          <table:table-cell office:value-type="float" office:value="67912.435195857819" table:style-name="ce15">
            <text:p>67 912</text:p>
          </table:table-cell>
          <table:table-cell office:value-type="float" office:value="3057.3478381243604" table:style-name="ce15">
            <text:p>3 057</text:p>
          </table:table-cell>
          <table:table-cell office:value-type="float" office:value="66383.761276795645" table:style-name="ce15">
            <text:p>66 384</text:p>
          </table:table-cell>
          <table:table-cell office:value-type="float" office:value="567203.30464387196" table:style-name="ce15">
            <text:p>567 203</text:p>
          </table:table-cell>
          <table:table-cell office:value-type="float" office:value="8.3519800609133128" table:style-name="ce16">
            <text:p>8,35</text:p>
          </table:table-cell>
          <table:table-cell office:value-type="float" office:value="5.4583570100981672E-2" table:style-name="ce14">
            <text:p>0,05458</text:p>
          </table:table-cell>
          <table:table-cell office:value-type="float" office:value="59249.175047665143" table:style-name="ce15">
            <text:p>59 249</text:p>
          </table:table-cell>
          <table:table-cell office:value-type="float" office:value="3234.0314996395646" table:style-name="ce15">
            <text:p>3 234</text:p>
          </table:table-cell>
          <table:table-cell office:value-type="float" office:value="57632.159297845355" table:style-name="ce15">
            <text:p>57 632</text:p>
          </table:table-cell>
          <table:table-cell office:value-type="float" office:value="464735.68913456204" table:style-name="ce15">
            <text:p>464 736</text:p>
          </table:table-cell>
          <table:table-cell office:value-type="float" office:value="7.8437495334017493" table:style-name="ce16">
            <text:p>7,84</text:p>
          </table:table-cell>
          <table:table-cell office:value-type="float" office:value="82" table:style-name="ce13">
            <text:p>82</text:p>
          </table:table-cell>
          <table:table-cell table:number-columns-repeated="16364" table:style-name="ce5"/>
        </table:table-row>
        <table:table-row table:style-name="ro2">
          <table:table-cell office:value-type="float" office:value="83" table:style-name="ce13">
            <text:p>83</text:p>
          </table:table-cell>
          <table:table-cell office:value-type="float" office:value="7.7092978161339934E-2" table:style-name="ce14">
            <text:p>0,07709</text:p>
          </table:table-cell>
          <table:table-cell office:value-type="float" office:value="46968.221607027997" table:style-name="ce15">
            <text:p>46 968</text:p>
          </table:table-cell>
          <table:table-cell office:value-type="float" office:value="3620.9200826275837" table:style-name="ce15">
            <text:p>3 621</text:p>
          </table:table-cell>
          <table:table-cell office:value-type="float" office:value="45157.761565714201" table:style-name="ce15">
            <text:p>45 158</text:p>
          </table:table-cell>
          <table:table-cell office:value-type="float" office:value="307836.04145812598" table:style-name="ce15">
            <text:p>307 836</text:p>
          </table:table-cell>
          <table:table-cell office:value-type="float" office:value="6.5541344961646057" table:style-name="ce16">
            <text:p>6,55</text:p>
          </table:table-cell>
          <table:table-cell office:value-type="float" office:value="5.3065035728720442E-2" table:style-name="ce14">
            <text:p>0,05307</text:p>
          </table:table-cell>
          <table:table-cell office:value-type="float" office:value="64855.087357733457" table:style-name="ce15">
            <text:p>64 855</text:p>
          </table:table-cell>
          <table:table-cell office:value-type="float" office:value="3441.5375278274114" table:style-name="ce15">
            <text:p>3 442</text:p>
          </table:table-cell>
          <table:table-cell office:value-type="float" office:value="63134.318593819749" table:style-name="ce15">
            <text:p>63 134</text:p>
          </table:table-cell>
          <table:table-cell office:value-type="float" office:value="500819.54336707626" table:style-name="ce15">
            <text:p>500 820</text:p>
          </table:table-cell>
          <table:table-cell office:value-type="float" office:value="7.7221319679150424" table:style-name="ce16">
            <text:p>7,72</text:p>
          </table:table-cell>
          <table:table-cell office:value-type="float" office:value="6.2922724771472219E-2" table:style-name="ce14">
            <text:p>0,06292</text:p>
          </table:table-cell>
          <table:table-cell office:value-type="float" office:value="56015.143548025575" table:style-name="ce15">
            <text:p>56 015</text:p>
          </table:table-cell>
          <table:table-cell office:value-type="float" office:value="3524.6254605069212" table:style-name="ce15">
            <text:p>3 525</text:p>
          </table:table-cell>
          <table:table-cell office:value-type="float" office:value="54252.830817772119" table:style-name="ce15">
            <text:p>54 253</text:p>
          </table:table-cell>
          <table:table-cell office:value-type="float" office:value="407103.52983671671" table:style-name="ce15">
            <text:p>407 104</text:p>
          </table:table-cell>
          <table:table-cell office:value-type="float" office:value="7.2677405439062976" table:style-name="ce16">
            <text:p>7,27</text:p>
          </table:table-cell>
          <table:table-cell office:value-type="float" office:value="83" table:style-name="ce13">
            <text:p>83</text:p>
          </table:table-cell>
          <table:table-cell table:number-columns-repeated="16364" table:style-name="ce5"/>
        </table:table-row>
        <table:table-row table:style-name="ro2">
          <table:table-cell office:value-type="float" office:value="84" table:style-name="ce13">
            <text:p>84</text:p>
          </table:table-cell>
          <table:table-cell office:value-type="float" office:value="8.7570255708557615E-2" table:style-name="ce14">
            <text:p>0,08757</text:p>
          </table:table-cell>
          <table:table-cell office:value-type="float" office:value="43347.301524400413" table:style-name="ce15">
            <text:p>43 347</text:p>
          </table:table-cell>
          <table:table-cell office:value-type="float" office:value="3795.9342787676933" table:style-name="ce15">
            <text:p>3 796</text:p>
          </table:table-cell>
          <table:table-cell office:value-type="float" office:value="41449.334385016569" table:style-name="ce15">
            <text:p>41 449</text:p>
          </table:table-cell>
          <table:table-cell office:value-type="float" office:value="262678.27989241178" table:style-name="ce15">
            <text:p>262 678</text:p>
          </table:table-cell>
          <table:table-cell office:value-type="float" office:value="6.05985310860813" table:style-name="ce16">
            <text:p>6,06</text:p>
          </table:table-cell>
          <table:table-cell office:value-type="float" office:value="6.223806831448405E-2" table:style-name="ce14">
            <text:p>0,06224</text:p>
          </table:table-cell>
          <table:table-cell office:value-type="float" office:value="61413.549829906042" table:style-name="ce15">
            <text:p>61 414</text:p>
          </table:table-cell>
          <table:table-cell office:value-type="float" office:value="3822.2607097486625" table:style-name="ce15">
            <text:p>3 822</text:p>
          </table:table-cell>
          <table:table-cell office:value-type="float" office:value="59502.419475031711" table:style-name="ce15">
            <text:p>59 502</text:p>
          </table:table-cell>
          <table:table-cell office:value-type="float" office:value="437685.22477325652" table:style-name="ce15">
            <text:p>437 685</text:p>
          </table:table-cell>
          <table:table-cell office:value-type="float" office:value="7.1268510936998561" table:style-name="ce16">
            <text:p>7,13</text:p>
          </table:table-cell>
          <table:table-cell office:value-type="float" office:value="7.2402229626048351E-2" table:style-name="ce14">
            <text:p>0,07240</text:p>
          </table:table-cell>
          <table:table-cell office:value-type="float" office:value="52490.518087518656" table:style-name="ce15">
            <text:p>52 491</text:p>
          </table:table-cell>
          <table:table-cell office:value-type="float" office:value="3800.43054376277" table:style-name="ce15">
            <text:p>3 800</text:p>
          </table:table-cell>
          <table:table-cell office:value-type="float" office:value="50590.302815637275" table:style-name="ce15">
            <text:p>50 590</text:p>
          </table:table-cell>
          <table:table-cell office:value-type="float" office:value="352850.69901894458" table:style-name="ce15">
            <text:p>352 851</text:p>
          </table:table-cell>
          <table:table-cell office:value-type="float" office:value="6.7221797740808817" table:style-name="ce16">
            <text:p>6,72</text:p>
          </table:table-cell>
          <table:table-cell office:value-type="float" office:value="84" table:style-name="ce13">
            <text:p>84</text:p>
          </table:table-cell>
          <table:table-cell table:number-columns-repeated="16364" table:style-name="ce5"/>
        </table:table-row>
        <table:table-row table:style-name="ro2">
          <table:table-cell office:value-type="float" office:value="85" table:style-name="ce13">
            <text:p>85</text:p>
          </table:table-cell>
          <table:table-cell office:value-type="float" office:value="9.9390059192560776E-2" table:style-name="ce14">
            <text:p>0,09939</text:p>
          </table:table-cell>
          <table:table-cell office:value-type="float" office:value="39551.367245632719" table:style-name="ce15">
            <text:p>39 551</text:p>
          </table:table-cell>
          <table:table-cell office:value-type="float" office:value="3931.0127316901453" table:style-name="ce15">
            <text:p>3 931</text:p>
          </table:table-cell>
          <table:table-cell office:value-type="float" office:value="37585.860879787644" table:style-name="ce15">
            <text:p>37 586</text:p>
          </table:table-cell>
          <table:table-cell office:value-type="float" office:value="221228.9455073952" table:style-name="ce15">
            <text:p>221 229</text:p>
          </table:table-cell>
          <table:table-cell office:value-type="float" office:value="5.5934588590442065" table:style-name="ce16">
            <text:p>5,59</text:p>
          </table:table-cell>
          <table:table-cell office:value-type="float" office:value="7.2410827613948708E-2" table:style-name="ce14">
            <text:p>0,07241</text:p>
          </table:table-cell>
          <table:table-cell office:value-type="float" office:value="57591.28912015738" table:style-name="ce15">
            <text:p>57 591</text:p>
          </table:table-cell>
          <table:table-cell office:value-type="float" office:value="4170.2329085447955" table:style-name="ce15">
            <text:p>4 170</text:p>
          </table:table-cell>
          <table:table-cell office:value-type="float" office:value="55506.17266588498" table:style-name="ce15">
            <text:p>55 506</text:p>
          </table:table-cell>
          <table:table-cell office:value-type="float" office:value="378182.80529822479" table:style-name="ce15">
            <text:p>378 183</text:p>
          </table:table-cell>
          <table:table-cell office:value-type="float" office:value="6.5666667837420922" table:style-name="ce16">
            <text:p>6,57</text:p>
          </table:table-cell>
          <table:table-cell office:value-type="float" office:value="8.2927676407656581E-2" table:style-name="ce14">
            <text:p>0,08293</text:p>
          </table:table-cell>
          <table:table-cell office:value-type="float" office:value="48690.087543755886" table:style-name="ce15">
            <text:p>48 690</text:p>
          </table:table-cell>
          <table:table-cell office:value-type="float" office:value="4037.7558240890585" table:style-name="ce15">
            <text:p>4 038</text:p>
          </table:table-cell>
          <table:table-cell office:value-type="float" office:value="46671.209631711361" table:style-name="ce15">
            <text:p>46 671</text:p>
          </table:table-cell>
          <table:table-cell office:value-type="float" office:value="302260.39620330732" table:style-name="ce15">
            <text:p>302 260</text:p>
          </table:table-cell>
          <table:table-cell office:value-type="float" office:value="6.2078425291734725" table:style-name="ce16">
            <text:p>6,21</text:p>
          </table:table-cell>
          <table:table-cell office:value-type="float" office:value="85" table:style-name="ce13">
            <text:p>85</text:p>
          </table:table-cell>
          <table:table-cell table:number-columns-repeated="16364" table:style-name="ce5"/>
        </table:table-row>
        <table:table-row table:style-name="ro2">
          <table:table-cell office:value-type="float" office:value="86" table:style-name="ce13">
            <text:p>86</text:p>
          </table:table-cell>
          <table:table-cell office:value-type="float" office:value="0.11256814249534597" table:style-name="ce14">
            <text:p>0,11257</text:p>
          </table:table-cell>
          <table:table-cell office:value-type="float" office:value="35620.35451394257" table:style-name="ce15">
            <text:p>35 620</text:p>
          </table:table-cell>
          <table:table-cell office:value-type="float" office:value="4009.7171426602272" table:style-name="ce15">
            <text:p>4 010</text:p>
          </table:table-cell>
          <table:table-cell office:value-type="float" office:value="33615.495942612455" table:style-name="ce15">
            <text:p>33 615</text:p>
          </table:table-cell>
          <table:table-cell office:value-type="float" office:value="183643.08462760755" table:style-name="ce15">
            <text:p>183 643</text:p>
          </table:table-cell>
          <table:table-cell office:value-type="float" office:value="5.1555658873559418" table:style-name="ce16">
            <text:p>5,16</text:p>
          </table:table-cell>
          <table:table-cell office:value-type="float" office:value="8.3511890540466899E-2" table:style-name="ce14">
            <text:p>0,08351</text:p>
          </table:table-cell>
          <table:table-cell office:value-type="float" office:value="53421.056211612588" table:style-name="ce15">
            <text:p>53 421</text:p>
          </table:table-cell>
          <table:table-cell office:value-type="float" office:value="4461.2933989003195" table:style-name="ce15">
            <text:p>4 461</text:p>
          </table:table-cell>
          <table:table-cell office:value-type="float" office:value="51190.409512162427" table:style-name="ce15">
            <text:p>51 190</text:p>
          </table:table-cell>
          <table:table-cell office:value-type="float" office:value="322676.63263233978" table:style-name="ce15">
            <text:p>322 677</text:p>
          </table:table-cell>
          <table:table-cell office:value-type="float" office:value="6.0402518316775033" table:style-name="ce16">
            <text:p>6,04</text:p>
          </table:table-cell>
          <table:table-cell office:value-type="float" office:value="9.4447576841140593E-2" table:style-name="ce14">
            <text:p>0,09445</text:p>
          </table:table-cell>
          <table:table-cell office:value-type="float" office:value="44652.331719666829" table:style-name="ce15">
            <text:p>44 652</text:p>
          </table:table-cell>
          <table:table-cell office:value-type="float" office:value="4217.3045312293325" table:style-name="ce15">
            <text:p>4 217</text:p>
          </table:table-cell>
          <table:table-cell office:value-type="float" office:value="42543.679454052166" table:style-name="ce15">
            <text:p>42 544</text:p>
          </table:table-cell>
          <table:table-cell office:value-type="float" office:value="255589.18657159596" table:style-name="ce15">
            <text:p>255 589</text:p>
          </table:table-cell>
          <table:table-cell office:value-type="float" office:value="5.7239829753173534" table:style-name="ce16">
            <text:p>5,72</text:p>
          </table:table-cell>
          <table:table-cell office:value-type="float" office:value="86" table:style-name="ce13">
            <text:p>86</text:p>
          </table:table-cell>
          <table:table-cell table:number-columns-repeated="16364" table:style-name="ce5"/>
        </table:table-row>
        <table:table-row table:style-name="ro2">
          <table:table-cell office:value-type="float" office:value="87" table:style-name="ce13">
            <text:p>87</text:p>
          </table:table-cell>
          <table:table-cell office:value-type="float" office:value="0.12717086674775085" table:style-name="ce14">
            <text:p>0,12717</text:p>
          </table:table-cell>
          <table:table-cell office:value-type="float" office:value="31610.637371282341" table:style-name="ce15">
            <text:p>31 611</text:p>
          </table:table-cell>
          <table:table-cell office:value-type="float" office:value="4019.9521529548201" table:style-name="ce15">
            <text:p>4 020</text:p>
          </table:table-cell>
          <table:table-cell office:value-type="float" office:value="29600.66129480493" table:style-name="ce15">
            <text:p>29 601</text:p>
          </table:table-cell>
          <table:table-cell office:value-type="float" office:value="150027.58868499508" table:style-name="ce15">
            <text:p>150 028</text:p>
          </table:table-cell>
          <table:table-cell office:value-type="float" office:value="4.7461108399317586" table:style-name="ce16">
            <text:p>4,75</text:p>
          </table:table-cell>
          <table:table-cell office:value-type="float" office:value="9.5822035151751944E-2" table:style-name="ce14">
            <text:p>0,09582</text:p>
          </table:table-cell>
          <table:table-cell office:value-type="float" office:value="48959.762812712266" table:style-name="ce15">
            <text:p>48 960</text:p>
          </table:table-cell>
          <table:table-cell office:value-type="float" office:value="4691.4241132611523" table:style-name="ce15">
            <text:p>4 691</text:p>
          </table:table-cell>
          <table:table-cell office:value-type="float" office:value="46614.050756081691" table:style-name="ce15">
            <text:p>46 614</text:p>
          </table:table-cell>
          <table:table-cell office:value-type="float" office:value="271486.22312017734" table:style-name="ce15">
            <text:p>271 486</text:p>
          </table:table-cell>
          <table:table-cell office:value-type="float" office:value="5.5450886099817192" table:style-name="ce16">
            <text:p>5,55</text:p>
          </table:table-cell>
          <table:table-cell office:value-type="float" office:value="0.10718126747503359" table:style-name="ce14">
            <text:p>0,10718</text:p>
          </table:table-cell>
          <table:table-cell office:value-type="float" office:value="40435.027188437496" table:style-name="ce15">
            <text:p>40 435</text:p>
          </table:table-cell>
          <table:table-cell office:value-type="float" office:value="4333.8774644441746" table:style-name="ce15">
            <text:p>4 334</text:p>
          </table:table-cell>
          <table:table-cell office:value-type="float" office:value="38268.08845621541" table:style-name="ce15">
            <text:p>38 268</text:p>
          </table:table-cell>
          <table:table-cell office:value-type="float" office:value="213045.50711754378" table:style-name="ce15">
            <text:p>213 046</text:p>
          </table:table-cell>
          <table:table-cell office:value-type="float" office:value="5.2688355104770332" table:style-name="ce16">
            <text:p>5,27</text:p>
          </table:table-cell>
          <table:table-cell office:value-type="float" office:value="87" table:style-name="ce13">
            <text:p>87</text:p>
          </table:table-cell>
          <table:table-cell table:number-columns-repeated="16364" table:style-name="ce5"/>
        </table:table-row>
        <table:table-row table:style-name="ro2">
          <table:table-cell office:value-type="float" office:value="88" table:style-name="ce13">
            <text:p>88</text:p>
          </table:table-cell>
          <table:table-cell office:value-type="float" office:value="0.14328427866539359" table:style-name="ce14">
            <text:p>0,14328</text:p>
          </table:table-cell>
          <table:table-cell office:value-type="float" office:value="27590.685218327519" table:style-name="ce15">
            <text:p>27 591</text:p>
          </table:table-cell>
          <table:table-cell office:value-type="float" office:value="3953.3114293919957" table:style-name="ce15">
            <text:p>3 953</text:p>
          </table:table-cell>
          <table:table-cell office:value-type="float" office:value="25614.029503631522" table:style-name="ce15">
            <text:p>25 614</text:p>
          </table:table-cell>
          <table:table-cell office:value-type="float" office:value="120426.92739019013" table:style-name="ce15">
            <text:p>120 427</text:p>
          </table:table-cell>
          <table:table-cell office:value-type="float" office:value="4.3647675451784274" table:style-name="ce16">
            <text:p>4,36</text:p>
          </table:table-cell>
          <table:table-cell office:value-type="float" office:value="0.10975904133126017" table:style-name="ce14">
            <text:p>0,10976</text:p>
          </table:table-cell>
          <table:table-cell office:value-type="float" office:value="44268.338699451117" table:style-name="ce15">
            <text:p>44 268</text:p>
          </table:table-cell>
          <table:table-cell office:value-type="float" office:value="4858.8504169792795" table:style-name="ce15">
            <text:p>4 859</text:p>
          </table:table-cell>
          <table:table-cell office:value-type="float" office:value="41838.91349096148" table:style-name="ce15">
            <text:p>41 839</text:p>
          </table:table-cell>
          <table:table-cell office:value-type="float" office:value="224872.17236409563" table:style-name="ce15">
            <text:p>224 872</text:p>
          </table:table-cell>
          <table:table-cell office:value-type="float" office:value="5.0797517813082926" table:style-name="ce16">
            <text:p>5,08</text:p>
          </table:table-cell>
          <table:table-cell office:value-type="float" office:value="0.12145343231597903" table:style-name="ce14">
            <text:p>0,12145</text:p>
          </table:table-cell>
          <table:table-cell office:value-type="float" office:value="36101.149723993323" table:style-name="ce15">
            <text:p>36 101</text:p>
          </table:table-cell>
          <table:table-cell office:value-type="float" office:value="4384.6085445320487" table:style-name="ce15">
            <text:p>4 385</text:p>
          </table:table-cell>
          <table:table-cell office:value-type="float" office:value="33908.845451727298" table:style-name="ce15">
            <text:p>33 909</text:p>
          </table:table-cell>
          <table:table-cell office:value-type="float" office:value="174777.41866132835" table:style-name="ce15">
            <text:p>174 777</text:p>
          </table:table-cell>
          <table:table-cell office:value-type="float" office:value="4.8413255532736912" table:style-name="ce16">
            <text:p>4,84</text:p>
          </table:table-cell>
          <table:table-cell office:value-type="float" office:value="88" table:style-name="ce13">
            <text:p>88</text:p>
          </table:table-cell>
          <table:table-cell table:number-columns-repeated="16364" table:style-name="ce5"/>
        </table:table-row>
        <table:table-row table:style-name="ro2">
          <table:table-cell office:value-type="float" office:value="89" table:style-name="ce13">
            <text:p>89</text:p>
          </table:table-cell>
          <table:table-cell office:value-type="float" office:value="0.16099446903975198" table:style-name="ce14">
            <text:p>0,16099</text:p>
          </table:table-cell>
          <table:table-cell office:value-type="float" office:value="23637.373788935522" table:style-name="ce15">
            <text:p>23 637</text:p>
          </table:table-cell>
          <table:table-cell office:value-type="float" office:value="3805.4864426438248" table:style-name="ce15">
            <text:p>3 805</text:p>
          </table:table-cell>
          <table:table-cell office:value-type="float" office:value="21734.630567613611" table:style-name="ce15">
            <text:p>21 735</text:p>
          </table:table-cell>
          <table:table-cell office:value-type="float" office:value="94812.89788655861" table:style-name="ce15">
            <text:p>94 813</text:p>
          </table:table-cell>
          <table:table-cell office:value-type="float" office:value="4.0111434854467554" table:style-name="ce16">
            <text:p>4,01</text:p>
          </table:table-cell>
          <table:table-cell office:value-type="float" office:value="0.12574099570838826" table:style-name="ce14">
            <text:p>0,12574</text:p>
          </table:table-cell>
          <table:table-cell office:value-type="float" office:value="39409.488282471837" table:style-name="ce15">
            <text:p>39 409</text:p>
          </table:table-cell>
          <table:table-cell office:value-type="float" office:value="4955.3882969960687" table:style-name="ce15">
            <text:p>4 955</text:p>
          </table:table-cell>
          <table:table-cell office:value-type="float" office:value="36931.794133973803" table:style-name="ce15">
            <text:p>36 932</text:p>
          </table:table-cell>
          <table:table-cell office:value-type="float" office:value="183033.25887313415" table:style-name="ce15">
            <text:p>183 033</text:p>
          </table:table-cell>
          <table:table-cell office:value-type="float" office:value="4.6443957242282154" table:style-name="ce16">
            <text:p>4,64</text:p>
          </table:table-cell>
          <table:table-cell office:value-type="float" office:value="0.13758899124269686" table:style-name="ce14">
            <text:p>0,13759</text:p>
          </table:table-cell>
          <table:table-cell office:value-type="float" office:value="31716.541179461274" table:style-name="ce15">
            <text:p>31 717</text:p>
          </table:table-cell>
          <table:table-cell office:value-type="float" office:value="4363.8469065895315" table:style-name="ce15">
            <text:p>4 364</text:p>
          </table:table-cell>
          <table:table-cell office:value-type="float" office:value="29534.617726166507" table:style-name="ce15">
            <text:p>29 535</text:p>
          </table:table-cell>
          <table:table-cell office:value-type="float" office:value="140868.57320960105" table:style-name="ce15">
            <text:p>140 869</text:p>
          </table:table-cell>
          <table:table-cell office:value-type="float" office:value="4.4414859871549774" table:style-name="ce16">
            <text:p>4,44</text:p>
          </table:table-cell>
          <table:table-cell office:value-type="float" office:value="89" table:style-name="ce13">
            <text:p>89</text:p>
          </table:table-cell>
          <table:table-cell table:number-columns-repeated="16364" table:style-name="ce5"/>
        </table:table-row>
        <table:table-row table:style-name="ro2">
          <table:table-cell office:value-type="float" office:value="90" table:style-name="ce13">
            <text:p>90</text:p>
          </table:table-cell>
          <table:table-cell office:value-type="float" office:value="0.18038752866230368" table:style-name="ce14">
            <text:p>0,18039</text:p>
          </table:table-cell>
          <table:table-cell office:value-type="float" office:value="19831.887346291696" table:style-name="ce15">
            <text:p>19 832</text:p>
          </table:table-cell>
          <table:table-cell office:value-type="float" office:value="3577.425147106771" table:style-name="ce15">
            <text:p>3 577</text:p>
          </table:table-cell>
          <table:table-cell office:value-type="float" office:value="18043.174772738312" table:style-name="ce15">
            <text:p>18 043</text:p>
          </table:table-cell>
          <table:table-cell office:value-type="float" office:value="73078.267318945" table:style-name="ce15">
            <text:p>73 078</text:p>
          </table:table-cell>
          <table:table-cell office:value-type="float" office:value="3.6848871740192535" table:style-name="ce16">
            <text:p>3,68</text:p>
          </table:table-cell>
          <table:table-cell office:value-type="float" office:value="0.14418598491253293" table:style-name="ce14">
            <text:p>0,14419</text:p>
          </table:table-cell>
          <table:table-cell office:value-type="float" office:value="34454.099985475768" table:style-name="ce15">
            <text:p>34 454</text:p>
          </table:table-cell>
          <table:table-cell office:value-type="float" office:value="4967.7983406807098" table:style-name="ce15">
            <text:p>4 968</text:p>
          </table:table-cell>
          <table:table-cell office:value-type="float" office:value="31970.200815135413" table:style-name="ce15">
            <text:p>31 970</text:p>
          </table:table-cell>
          <table:table-cell office:value-type="float" office:value="146101.46473916035" table:style-name="ce15">
            <text:p>146 101</text:p>
          </table:table-cell>
          <table:table-cell office:value-type="float" office:value="4.2404667311219821" table:style-name="ce16">
            <text:p>4,24</text:p>
          </table:table-cell>
          <table:table-cell office:value-type="float" office:value="0.15591286413390701" table:style-name="ce14">
            <text:p>0,15591</text:p>
          </table:table-cell>
          <table:table-cell office:value-type="float" office:value="27352.69427287174" table:style-name="ce15">
            <text:p>27 353</text:p>
          </table:table-cell>
          <table:table-cell office:value-type="float" office:value="4264.6369058625478" table:style-name="ce15">
            <text:p>4 265</text:p>
          </table:table-cell>
          <table:table-cell office:value-type="float" office:value="25220.375819940466" table:style-name="ce15">
            <text:p>25 220</text:p>
          </table:table-cell>
          <table:table-cell office:value-type="float" office:value="111333.95548343455" table:style-name="ce15">
            <text:p>111 334</text:p>
          </table:table-cell>
          <table:table-cell office:value-type="float" office:value="4.0703103823251148" table:style-name="ce16">
            <text:p>4,07</text:p>
          </table:table-cell>
          <table:table-cell office:value-type="float" office:value="90" table:style-name="ce13">
            <text:p>90</text:p>
          </table:table-cell>
          <table:table-cell table:number-columns-repeated="16364" table:style-name="ce5"/>
        </table:table-row>
        <table:table-row table:style-name="ro2">
          <table:table-cell office:value-type="float" office:value="91" table:style-name="ce13">
            <text:p>91</text:p>
          </table:table-cell>
          <table:table-cell office:value-type="float" office:value="0.20148611032426642" table:style-name="ce14">
            <text:p>0,20149</text:p>
          </table:table-cell>
          <table:table-cell office:value-type="float" office:value="16254.462199184925" table:style-name="ce15">
            <text:p>16 254</text:p>
          </table:table-cell>
          <table:table-cell office:value-type="float" office:value="3275.0483639265922" table:style-name="ce15">
            <text:p>3 275</text:p>
          </table:table-cell>
          <table:table-cell office:value-type="float" office:value="14616.93801722163" table:style-name="ce15">
            <text:p>14 617</text:p>
          </table:table-cell>
          <table:table-cell office:value-type="float" office:value="55035.092546206695" table:style-name="ce15">
            <text:p>55 035</text:p>
          </table:table-cell>
          <table:table-cell office:value-type="float" office:value="3.3858451834208587" table:style-name="ce16">
            <text:p>3,39</text:p>
          </table:table-cell>
          <table:table-cell office:value-type="float" office:value="0.1653338656636536" table:style-name="ce14">
            <text:p>0,16533</text:p>
          </table:table-cell>
          <table:table-cell office:value-type="float" office:value="29486.301644795058" table:style-name="ce15">
            <text:p>29 486</text:p>
          </table:table-cell>
          <table:table-cell office:value-type="float" office:value="4875.0842350585144" table:style-name="ce15">
            <text:p>4 875</text:p>
          </table:table-cell>
          <table:table-cell office:value-type="float" office:value="27048.7595272658" table:style-name="ce15">
            <text:p>27 049</text:p>
          </table:table-cell>
          <table:table-cell office:value-type="float" office:value="114131.26392402494" table:style-name="ce15">
            <text:p>114 131</text:p>
          </table:table-cell>
          <table:table-cell office:value-type="float" office:value="3.8706537462344475" table:style-name="ce16">
            <text:p>3,87</text:p>
          </table:table-cell>
          <table:table-cell office:value-type="float" office:value="0.17660189580488006" table:style-name="ce14">
            <text:p>0,17660</text:p>
          </table:table-cell>
          <table:table-cell office:value-type="float" office:value="23088.057367009191" table:style-name="ce15">
            <text:p>23 088</text:p>
          </table:table-cell>
          <table:table-cell office:value-type="float" office:value="4077.3947014656505" table:style-name="ce15">
            <text:p>4 077</text:p>
          </table:table-cell>
          <table:table-cell office:value-type="float" office:value="21049.360016276365" table:style-name="ce15">
            <text:p>21 049</text:p>
          </table:table-cell>
          <table:table-cell office:value-type="float" office:value="86113.579663494078" table:style-name="ce15">
            <text:p>86 114</text:p>
          </table:table-cell>
          <table:table-cell office:value-type="float" office:value="3.7297888815255122" table:style-name="ce16">
            <text:p>3,73</text:p>
          </table:table-cell>
          <table:table-cell office:value-type="float" office:value="91" table:style-name="ce13">
            <text:p>91</text:p>
          </table:table-cell>
          <table:table-cell table:number-columns-repeated="16364" table:style-name="ce5"/>
        </table:table-row>
        <table:table-row table:style-name="ro2">
          <table:table-cell office:value-type="float" office:value="92" table:style-name="ce13">
            <text:p>92</text:p>
          </table:table-cell>
          <table:table-cell office:value-type="float" office:value="0.22396974468376357" table:style-name="ce14">
            <text:p>0,22397</text:p>
          </table:table-cell>
          <table:table-cell office:value-type="float" office:value="12979.413835258332" table:style-name="ce15">
            <text:p>12 979</text:p>
          </table:table-cell>
          <table:table-cell office:value-type="float" office:value="2906.9960028277173" table:style-name="ce15">
            <text:p>2 907</text:p>
          </table:table-cell>
          <table:table-cell office:value-type="float" office:value="11525.915833844474" table:style-name="ce15">
            <text:p>11 526</text:p>
          </table:table-cell>
          <table:table-cell office:value-type="float" office:value="40418.154528985069" table:style-name="ce15">
            <text:p>40 418</text:p>
          </table:table-cell>
          <table:table-cell office:value-type="float" office:value="3.1140200198555896" table:style-name="ce16">
            <text:p>3,11</text:p>
          </table:table-cell>
          <table:table-cell office:value-type="float" office:value="0.18846048846372396" table:style-name="ce14">
            <text:p>0,18846</text:p>
          </table:table-cell>
          <table:table-cell office:value-type="float" office:value="24611.217409736542" table:style-name="ce15">
            <text:p>24 611</text:p>
          </table:table-cell>
          <table:table-cell office:value-type="float" office:value="4638.2420547258562" table:style-name="ce15">
            <text:p>4 638</text:p>
          </table:table-cell>
          <table:table-cell office:value-type="float" office:value="22292.096382373617" table:style-name="ce15">
            <text:p>22 292</text:p>
          </table:table-cell>
          <table:table-cell office:value-type="float" office:value="87082.504396759148" table:style-name="ce15">
            <text:p>87 083</text:p>
          </table:table-cell>
          <table:table-cell office:value-type="float" office:value="3.5383257539429191" table:style-name="ce16">
            <text:p>3,54</text:p>
          </table:table-cell>
          <table:table-cell office:value-type="float" office:value="0.19903202575513748" table:style-name="ce14">
            <text:p>0,19903</text:p>
          </table:table-cell>
          <table:table-cell office:value-type="float" office:value="19010.662665543539" table:style-name="ce15">
            <text:p>19 011</text:p>
          </table:table-cell>
          <table:table-cell office:value-type="float" office:value="3783.7307012706924" table:style-name="ce15">
            <text:p>3 784</text:p>
          </table:table-cell>
          <table:table-cell office:value-type="float" office:value="17118.797314908195" table:style-name="ce15">
            <text:p>17 119</text:p>
          </table:table-cell>
          <table:table-cell office:value-type="float" office:value="65064.219647217709" table:style-name="ce15">
            <text:p>65 064</text:p>
          </table:table-cell>
          <table:table-cell office:value-type="float" office:value="3.4225119235399069" table:style-name="ce16">
            <text:p>3,42</text:p>
          </table:table-cell>
          <table:table-cell office:value-type="float" office:value="92" table:style-name="ce13">
            <text:p>92</text:p>
          </table:table-cell>
          <table:table-cell table:number-columns-repeated="16364" table:style-name="ce5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0.24740248609391857" table:style-name="ce14">
            <text:p>0,24740</text:p>
          </table:table-cell>
          <table:table-cell office:value-type="float" office:value="10072.417832430616" table:style-name="ce15">
            <text:p>10 072</text:p>
          </table:table-cell>
          <table:table-cell office:value-type="float" office:value="2491.941212720053" table:style-name="ce15">
            <text:p>2 492</text:p>
          </table:table-cell>
          <table:table-cell office:value-type="float" office:value="8826.4472260705897" table:style-name="ce15">
            <text:p>8 826</text:p>
          </table:table-cell>
          <table:table-cell office:value-type="float" office:value="28892.238695140593" table:style-name="ce15">
            <text:p>28 892</text:p>
          </table:table-cell>
          <table:table-cell office:value-type="float" office:value="2.8684511679127285" table:style-name="ce16">
            <text:p>2,87</text:p>
          </table:table-cell>
          <table:table-cell office:value-type="float" office:value="0.21251727159273817" table:style-name="ce14">
            <text:p>0,21252</text:p>
          </table:table-cell>
          <table:table-cell office:value-type="float" office:value="19972.975355010687" table:style-name="ce15">
            <text:p>19 973</text:p>
          </table:table-cell>
          <table:table-cell office:value-type="float" office:value="4244.602228035872" table:style-name="ce15">
            <text:p>4 245</text:p>
          </table:table-cell>
          <table:table-cell office:value-type="float" office:value="17850.67424099275" table:style-name="ce15">
            <text:p>17 851</text:p>
          </table:table-cell>
          <table:table-cell office:value-type="float" office:value="64790.408014385539" table:style-name="ce15">
            <text:p>64 790</text:p>
          </table:table-cell>
          <table:table-cell office:value-type="float" office:value="3.2439036679695974" table:style-name="ce16">
            <text:p>3,24</text:p>
          </table:table-cell>
          <table:table-cell office:value-type="float" office:value="0.22230965218214702" table:style-name="ce14">
            <text:p>0,22231</text:p>
          </table:table-cell>
          <table:table-cell office:value-type="float" office:value="15226.931964272848" table:style-name="ce15">
            <text:p>15 227</text:p>
          </table:table-cell>
          <table:table-cell office:value-type="float" office:value="3385.0939487787136" table:style-name="ce15">
            <text:p>3 385</text:p>
          </table:table-cell>
          <table:table-cell office:value-type="float" office:value="13534.384989883491" table:style-name="ce15">
            <text:p>13 534</text:p>
          </table:table-cell>
          <table:table-cell office:value-type="float" office:value="47945.422332309514" table:style-name="ce15">
            <text:p>47 945</text:p>
          </table:table-cell>
          <table:table-cell office:value-type="float" office:value="3.1487250645635307" table:style-name="ce16">
            <text:p>3,15</text:p>
          </table:table-cell>
          <table:table-cell office:value-type="float" office:value="93" table:style-name="ce13">
            <text:p>93</text:p>
          </table:table-cell>
          <table:table-cell table:number-columns-repeated="16364" table:style-name="ce5"/>
        </table:table-row>
        <table:table-row table:style-name="ro2">
          <table:table-cell office:value-type="float" office:value="94" table:style-name="ce13">
            <text:p>94</text:p>
          </table:table-cell>
          <table:table-cell office:value-type="float" office:value="0.27134830188727821" table:style-name="ce14">
            <text:p>0,27135</text:p>
          </table:table-cell>
          <table:table-cell office:value-type="float" office:value="7580.4766197105628" table:style-name="ce15">
            <text:p>7 580</text:p>
          </table:table-cell>
          <table:table-cell office:value-type="float" office:value="2056.9494582546758" table:style-name="ce15">
            <text:p>2 057</text:p>
          </table:table-cell>
          <table:table-cell office:value-type="float" office:value="6552.0018905832248" table:style-name="ce15">
            <text:p>6 552</text:p>
          </table:table-cell>
          <table:table-cell office:value-type="float" office:value="20065.791469070002" table:style-name="ce15">
            <text:p>20 066</text:p>
          </table:table-cell>
          <table:table-cell office:value-type="float" office:value="2.6470355989088392" table:style-name="ce16">
            <text:p>2,65</text:p>
          </table:table-cell>
          <table:table-cell office:value-type="float" office:value="0.23645538884521766" table:style-name="ce14">
            <text:p>0,23646</text:p>
          </table:table-cell>
          <table:table-cell office:value-type="float" office:value="15728.373126974815" table:style-name="ce15">
            <text:p>15 728</text:p>
          </table:table-cell>
          <table:table-cell office:value-type="float" office:value="3719.0585836415021" table:style-name="ce15">
            <text:p>3 719</text:p>
          </table:table-cell>
          <table:table-cell office:value-type="float" office:value="13868.843835154064" table:style-name="ce15">
            <text:p>13 869</text:p>
          </table:table-cell>
          <table:table-cell office:value-type="float" office:value="46939.733773392785" table:style-name="ce15">
            <text:p>46 940</text:p>
          </table:table-cell>
          <table:table-cell office:value-type="float" office:value="2.9843985385169423" table:style-name="ce16">
            <text:p>2,98</text:p>
          </table:table-cell>
          <table:table-cell office:value-type="float" office:value="0.24554097016257581" table:style-name="ce14">
            <text:p>0,24554</text:p>
          </table:table-cell>
          <table:table-cell office:value-type="float" office:value="11841.838015494133" table:style-name="ce15">
            <text:p>11 842</text:p>
          </table:table-cell>
          <table:table-cell office:value-type="float" office:value="2907.6563948325011" table:style-name="ce15">
            <text:p>2 908</text:p>
          </table:table-cell>
          <table:table-cell office:value-type="float" office:value="10388.009818077882" table:style-name="ce15">
            <text:p>10 388</text:p>
          </table:table-cell>
          <table:table-cell office:value-type="float" office:value="34411.037342426025" table:style-name="ce15">
            <text:p>34 411</text:p>
          </table:table-cell>
          <table:table-cell office:value-type="float" office:value="2.9058865099659217" table:style-name="ce16">
            <text:p>2,91</text:p>
          </table:table-cell>
          <table:table-cell office:value-type="float" office:value="94" table:style-name="ce13">
            <text:p>94</text:p>
          </table:table-cell>
          <table:table-cell table:number-columns-repeated="16364" table:style-name="ce5"/>
        </table:table-row>
        <table:table-row table:style-name="ro2">
          <table:table-cell office:value-type="float" office:value="95" table:style-name="ce13">
            <text:p>95</text:p>
          </table:table-cell>
          <table:table-cell office:value-type="float" office:value="0.29537115939638936" table:style-name="ce14">
            <text:p>0,29537</text:p>
          </table:table-cell>
          <table:table-cell office:value-type="float" office:value="5523.5271614558869" table:style-name="ce15">
            <text:p>5 524</text:p>
          </table:table-cell>
          <table:table-cell office:value-type="float" office:value="1631.4906216366728" table:style-name="ce15">
            <text:p>1 631</text:p>
          </table:table-cell>
          <table:table-cell office:value-type="float" office:value="4707.7818506375506" table:style-name="ce15">
            <text:p>4 708</text:p>
          </table:table-cell>
          <table:table-cell office:value-type="float" office:value="13513.789578486776" table:style-name="ce15">
            <text:p>13 514</text:p>
          </table:table-cell>
          <table:table-cell office:value-type="float" office:value="2.4465869694256779" table:style-name="ce16">
            <text:p>2,45</text:p>
          </table:table-cell>
          <table:table-cell office:value-type="float" office:value="0.25922601401568401" table:style-name="ce14">
            <text:p>0,25923</text:p>
          </table:table-cell>
          <table:table-cell office:value-type="float" office:value="12009.314543333312" table:style-name="ce15">
            <text:p>12 009</text:p>
          </table:table-cell>
          <table:table-cell office:value-type="float" office:value="3113.1267401288792" table:style-name="ce15">
            <text:p>3 113</text:p>
          </table:table-cell>
          <table:table-cell office:value-type="float" office:value="10452.751173268873" table:style-name="ce15">
            <text:p>10 453</text:p>
          </table:table-cell>
          <table:table-cell office:value-type="float" office:value="33070.889938238717" table:style-name="ce15">
            <text:p>33 071</text:p>
          </table:table-cell>
          <table:table-cell office:value-type="float" office:value="2.7537699856980797" table:style-name="ce16">
            <text:p>2,75</text:p>
          </table:table-cell>
          <table:table-cell office:value-type="float" office:value="0.26783217477309113" table:style-name="ce14">
            <text:p>0,26783</text:p>
          </table:table-cell>
          <table:table-cell office:value-type="float" office:value="8934.1816206616313" table:style-name="ce15">
            <text:p>8 934</text:p>
          </table:table-cell>
          <table:table-cell office:value-type="float" office:value="2392.8612932795845" table:style-name="ce15">
            <text:p>2 393</text:p>
          </table:table-cell>
          <table:table-cell office:value-type="float" office:value="7737.7509740218393" table:style-name="ce15">
            <text:p>7 738</text:p>
          </table:table-cell>
          <table:table-cell office:value-type="float" office:value="24023.027524348145" table:style-name="ce15">
            <text:p>24 023</text:p>
          </table:table-cell>
          <table:table-cell office:value-type="float" office:value="2.6888895418010419" table:style-name="ce16">
            <text:p>2,69</text:p>
          </table:table-cell>
          <table:table-cell office:value-type="float" office:value="95" table:style-name="ce13">
            <text:p>95</text:p>
          </table:table-cell>
          <table:table-cell table:number-columns-repeated="16364" table:style-name="ce5"/>
        </table:table-row>
        <table:table-row table:style-name="ro2">
          <table:table-cell office:value-type="float" office:value="96" table:style-name="ce13">
            <text:p>96</text:p>
          </table:table-cell>
          <table:table-cell office:value-type="float" office:value="0.32086631964681356" table:style-name="ce14">
            <text:p>0,32087</text:p>
          </table:table-cell>
          <table:table-cell office:value-type="float" office:value="3892.0365398192143" table:style-name="ce15">
            <text:p>3 892</text:p>
          </table:table-cell>
          <table:table-cell office:value-type="float" office:value="1248.8234404627103" table:style-name="ce15">
            <text:p>1 249</text:p>
          </table:table-cell>
          <table:table-cell office:value-type="float" office:value="3267.6248195878593" table:style-name="ce15">
            <text:p>3 268</text:p>
          </table:table-cell>
          <table:table-cell office:value-type="float" office:value="8806.0077278492263" table:style-name="ce15">
            <text:p>8 806</text:p>
          </table:table-cell>
          <table:table-cell office:value-type="float" office:value="2.2625706716150891" table:style-name="ce16">
            <text:p>2,26</text:p>
          </table:table-cell>
          <table:table-cell office:value-type="float" office:value="0.28418526871893079" table:style-name="ce14">
            <text:p>0,28419</text:p>
          </table:table-cell>
          <table:table-cell office:value-type="float" office:value="8896.1878032044333" table:style-name="ce15">
            <text:p>8 896</text:p>
          </table:table-cell>
          <table:table-cell office:value-type="float" office:value="2528.1655214277266" table:style-name="ce15">
            <text:p>2 528</text:p>
          </table:table-cell>
          <table:table-cell office:value-type="float" office:value="7632.1050424905698" table:style-name="ce15">
            <text:p>7 632</text:p>
          </table:table-cell>
          <table:table-cell office:value-type="float" office:value="22618.138764969844" table:style-name="ce15">
            <text:p>22 618</text:p>
          </table:table-cell>
          <table:table-cell office:value-type="float" office:value="2.5424529321225351" table:style-name="ce16">
            <text:p>2,54</text:p>
          </table:table-cell>
          <table:table-cell office:value-type="float" office:value="0.29204334020795653" table:style-name="ce14">
            <text:p>0,29204</text:p>
          </table:table-cell>
          <table:table-cell office:value-type="float" office:value="6541.3203273820473" table:style-name="ce15">
            <text:p>6 541</text:p>
          </table:table-cell>
          <table:table-cell office:value-type="float" office:value="1910.3490377788569" table:style-name="ce15">
            <text:p>1 910</text:p>
          </table:table-cell>
          <table:table-cell office:value-type="float" office:value="5586.1458084926189" table:style-name="ce15">
            <text:p>5 586</text:p>
          </table:table-cell>
          <table:table-cell office:value-type="float" office:value="16285.276550326307" table:style-name="ce15">
            <text:p>16 285</text:p>
          </table:table-cell>
          <table:table-cell office:value-type="float" office:value="2.4896008351946839" table:style-name="ce16">
            <text:p>2,49</text:p>
          </table:table-cell>
          <table:table-cell office:value-type="float" office:value="96" table:style-name="ce13">
            <text:p>96</text:p>
          </table:table-cell>
          <table:table-cell table:number-columns-repeated="16364" table:style-name="ce5"/>
        </table:table-row>
        <table:table-row table:style-name="ro2">
          <table:table-cell office:value-type="float" office:value="97" table:style-name="ce13">
            <text:p>97</text:p>
          </table:table-cell>
          <table:table-cell office:value-type="float" office:value="0.34687454806468709" table:style-name="ce14">
            <text:p>0,34687</text:p>
          </table:table-cell>
          <table:table-cell office:value-type="float" office:value="2643.2130993565042" table:style-name="ce15">
            <text:p>2 643</text:p>
          </table:table-cell>
          <table:table-cell office:value-type="float" office:value="916.86334927794826" table:style-name="ce15">
            <text:p>917</text:p>
          </table:table-cell>
          <table:table-cell office:value-type="float" office:value="2184.7814247175302" table:style-name="ce15">
            <text:p>2 185</text:p>
          </table:table-cell>
          <table:table-cell office:value-type="float" office:value="5538.3829082613674" table:style-name="ce15">
            <text:p>5 538</text:p>
          </table:table-cell>
          <table:table-cell office:value-type="float" office:value="2.0953221326005451" table:style-name="ce16">
            <text:p>2,10</text:p>
          </table:table-cell>
          <table:table-cell office:value-type="float" office:value="0.30902584008239531" table:style-name="ce14">
            <text:p>0,30903</text:p>
          </table:table-cell>
          <table:table-cell office:value-type="float" office:value="6368.0222817767062" table:style-name="ce15">
            <text:p>6 368</text:p>
          </table:table-cell>
          <table:table-cell office:value-type="float" office:value="1967.8834352894585" table:style-name="ce15">
            <text:p>1 968</text:p>
          </table:table-cell>
          <table:table-cell office:value-type="float" office:value="5384.0805641319766" table:style-name="ce15">
            <text:p>5 384</text:p>
          </table:table-cell>
          <table:table-cell office:value-type="float" office:value="14986.033722479273" table:style-name="ce15">
            <text:p>14 986</text:p>
          </table:table-cell>
          <table:table-cell office:value-type="float" office:value="2.3533262070022318" table:style-name="ce16">
            <text:p>2,35</text:p>
          </table:table-cell>
          <table:table-cell office:value-type="float" office:value="0.31620818268761286" table:style-name="ce14">
            <text:p>0,31621</text:p>
          </table:table-cell>
          <table:table-cell office:value-type="float" office:value="4630.9712896031906" table:style-name="ce15">
            <text:p>4 631</text:p>
          </table:table-cell>
          <table:table-cell office:value-type="float" office:value="1464.3510155639358" table:style-name="ce15">
            <text:p>1 464</text:p>
          </table:table-cell>
          <table:table-cell office:value-type="float" office:value="3898.7957818212226" table:style-name="ce15">
            <text:p>3 899</text:p>
          </table:table-cell>
          <table:table-cell office:value-type="float" office:value="10699.130741833687" table:style-name="ce15">
            <text:p>10 699</text:p>
          </table:table-cell>
          <table:table-cell office:value-type="float" office:value="2.31034270625989" table:style-name="ce16">
            <text:p>2,31</text:p>
          </table:table-cell>
          <table:table-cell office:value-type="float" office:value="97" table:style-name="ce13">
            <text:p>97</text:p>
          </table:table-cell>
          <table:table-cell table:number-columns-repeated="16364" table:style-name="ce5"/>
        </table:table-row>
        <table:table-row table:style-name="ro2">
          <table:table-cell office:value-type="float" office:value="98" table:style-name="ce13">
            <text:p>98</text:p>
          </table:table-cell>
          <table:table-cell office:value-type="float" office:value="0.37361385166010352" table:style-name="ce14">
            <text:p>0,37361</text:p>
          </table:table-cell>
          <table:table-cell office:value-type="float" office:value="1726.3497500785561" table:style-name="ce15">
            <text:p>1 726</text:p>
          </table:table-cell>
          <table:table-cell office:value-type="float" office:value="644.98817943930646" table:style-name="ce15">
            <text:p>645</text:p>
          </table:table-cell>
          <table:table-cell office:value-type="float" office:value="1403.8556603589029" table:style-name="ce15">
            <text:p>1 404</text:p>
          </table:table-cell>
          <table:table-cell office:value-type="float" office:value="3353.6014835438373" table:style-name="ce15">
            <text:p>3 354</text:p>
          </table:table-cell>
          <table:table-cell office:value-type="float" office:value="1.942596790361417" table:style-name="ce16">
            <text:p>1,94</text:p>
          </table:table-cell>
          <table:table-cell office:value-type="float" office:value="0.33427211501394405" table:style-name="ce14">
            <text:p>0,33427</text:p>
          </table:table-cell>
          <table:table-cell office:value-type="float" office:value="4400.138846487248" table:style-name="ce15">
            <text:p>4 400</text:p>
          </table:table-cell>
          <table:table-cell office:value-type="float" office:value="1470.8437185703085" table:style-name="ce15">
            <text:p>1 471</text:p>
          </table:table-cell>
          <table:table-cell office:value-type="float" office:value="3664.7169872020936" table:style-name="ce15">
            <text:p>3 665</text:p>
          </table:table-cell>
          <table:table-cell office:value-type="float" office:value="9601.9531583472963" table:style-name="ce15">
            <text:p>9 602</text:p>
          </table:table-cell>
          <table:table-cell office:value-type="float" office:value="2.1821932201100425" table:style-name="ce16">
            <text:p>2,18</text:p>
          </table:table-cell>
          <table:table-cell office:value-type="float" office:value="0.34077358291078341" table:style-name="ce14">
            <text:p>0,34077</text:p>
          </table:table-cell>
          <table:table-cell office:value-type="float" office:value="3166.6202740392546" table:style-name="ce15">
            <text:p>3 167</text:p>
          </table:table-cell>
          <table:table-cell office:value-type="float" office:value="1079.1005365022836" table:style-name="ce15">
            <text:p>1 079</text:p>
          </table:table-cell>
          <table:table-cell office:value-type="float" office:value="2627.0700057881127" table:style-name="ce15">
            <text:p>2 627</text:p>
          </table:table-cell>
          <table:table-cell office:value-type="float" office:value="6800.3349600124639" table:style-name="ce15">
            <text:p>6 800</text:p>
          </table:table-cell>
          <table:table-cell office:value-type="float" office:value="2.1475056595081234" table:style-name="ce16">
            <text:p>2,15</text:p>
          </table:table-cell>
          <table:table-cell office:value-type="float" office:value="98" table:style-name="ce13">
            <text:p>98</text:p>
          </table:table-cell>
          <table:table-cell table:number-columns-repeated="16364" table:style-name="ce5"/>
        </table:table-row>
        <table:table-row table:style-name="ro2">
          <table:table-cell office:value-type="float" office:value="99" table:style-name="ce13">
            <text:p>99</text:p>
          </table:table-cell>
          <table:table-cell office:value-type="float" office:value="0.40108423043306196" table:style-name="ce14">
            <text:p>0,40108</text:p>
          </table:table-cell>
          <table:table-cell office:value-type="float" office:value="1081.3615706392497" table:style-name="ce15">
            <text:p>1 081</text:p>
          </table:table-cell>
          <table:table-cell office:value-type="float" office:value="433.71707337973066" table:style-name="ce15">
            <text:p>434</text:p>
          </table:table-cell>
          <table:table-cell office:value-type="float" office:value="864.50303394938442" table:style-name="ce15">
            <text:p>865</text:p>
          </table:table-cell>
          <table:table-cell office:value-type="float" office:value="1949.7458231849344" table:style-name="ce15">
            <text:p>1 950</text:p>
          </table:table-cell>
          <table:table-cell office:value-type="float" office:value="1.8030470807579531" table:style-name="ce16">
            <text:p>1,80</text:p>
          </table:table-cell>
          <table:table-cell office:value-type="float" office:value="0.35992409351357701" table:style-name="ce14">
            <text:p>0,35992</text:p>
          </table:table-cell>
          <table:table-cell office:value-type="float" office:value="2929.2951279169392" table:style-name="ce15">
            <text:p>2 929</text:p>
          </table:table-cell>
          <table:table-cell office:value-type="float" office:value="1054.323893549242" table:style-name="ce15">
            <text:p>1 054</text:p>
          </table:table-cell>
          <table:table-cell office:value-type="float" office:value="2402.1331811423183" table:style-name="ce15">
            <text:p>2 402</text:p>
          </table:table-cell>
          <table:table-cell office:value-type="float" office:value="5937.2361711452031" table:style-name="ce15">
            <text:p>5 937</text:p>
          </table:table-cell>
          <table:table-cell office:value-type="float" office:value="2.0268480681792043" table:style-name="ce16">
            <text:p>2,03</text:p>
          </table:table-cell>
          <table:table-cell office:value-type="float" office:value="0.36573954087746774" table:style-name="ce14">
            <text:p>0,36574</text:p>
          </table:table-cell>
          <table:table-cell office:value-type="float" office:value="2087.5197375369708" table:style-name="ce15">
            <text:p>2 088</text:p>
          </table:table-cell>
          <table:table-cell office:value-type="float" office:value="763.48851037942359" table:style-name="ce15">
            <text:p>763</text:p>
          </table:table-cell>
          <table:table-cell office:value-type="float" office:value="1705.775482347259" table:style-name="ce15">
            <text:p>1 706</text:p>
          </table:table-cell>
          <table:table-cell office:value-type="float" office:value="4173.2649542243507" table:style-name="ce15">
            <text:p>4 173</text:p>
          </table:table-cell>
          <table:table-cell office:value-type="float" office:value="1.9991499381693585" table:style-name="ce16">
            <text:p>2,00</text:p>
          </table:table-cell>
          <table:table-cell office:value-type="float" office:value="99" table:style-name="ce13">
            <text:p>99</text:p>
          </table:table-cell>
          <table:table-cell table:number-columns-repeated="16364" table:style-name="ce5"/>
        </table:table-row>
        <table:table-row table:style-name="ro2">
          <table:table-cell office:value-type="float" office:value="100" table:style-name="ce13">
            <text:p>100</text:p>
          </table:table-cell>
          <table:table-cell office:value-type="float" office:value="0.42928568438356329" table:style-name="ce14">
            <text:p>0,42929</text:p>
          </table:table-cell>
          <table:table-cell office:value-type="float" office:value="647.64449725951908" table:style-name="ce15">
            <text:p>648</text:p>
          </table:table-cell>
          <table:table-cell office:value-type="float" office:value="278.02451124330145" table:style-name="ce15">
            <text:p>278</text:p>
          </table:table-cell>
          <table:table-cell office:value-type="float" office:value="508.63224163786833" table:style-name="ce15">
            <text:p>509</text:p>
          </table:table-cell>
          <table:table-cell office:value-type="float" office:value="1085.2427892355499" table:style-name="ce15">
            <text:p>1 085</text:p>
          </table:table-cell>
          <table:table-cell office:value-type="float" office:value="1.6756766927345326" table:style-name="ce16">
            <text:p>1,68</text:p>
          </table:table-cell>
          <table:table-cell office:value-type="float" office:value="0.38598177558129421" table:style-name="ce14">
            <text:p>0,38598</text:p>
          </table:table-cell>
          <table:table-cell office:value-type="float" office:value="1874.9712343676972" table:style-name="ce15">
            <text:p>1 875</text:p>
          </table:table-cell>
          <table:table-cell office:value-type="float" office:value="723.70472620509463" table:style-name="ce15">
            <text:p>724</text:p>
          </table:table-cell>
          <table:table-cell office:value-type="float" office:value="1513.1188712651499" table:style-name="ce15">
            <text:p>1 513</text:p>
          </table:table-cell>
          <table:table-cell office:value-type="float" office:value="3535.1029900028843" table:style-name="ce15">
            <text:p>3 535</text:p>
          </table:table-cell>
          <table:table-cell office:value-type="float" office:value="1.8854171867842222" table:style-name="ce16">
            <text:p>1,89</text:p>
          </table:table-cell>
          <table:table-cell office:value-type="float" office:value="0.39110605658766606" table:style-name="ce14">
            <text:p>0,39111</text:p>
          </table:table-cell>
          <table:table-cell office:value-type="float" office:value="1324.0312271575472" table:style-name="ce15">
            <text:p>1 324</text:p>
          </table:table-cell>
          <table:table-cell office:value-type="float" office:value="517.83663205251662" table:style-name="ce15">
            <text:p>518</text:p>
          </table:table-cell>
          <table:table-cell office:value-type="float" office:value="1065.1129111312889" table:style-name="ce15">
            <text:p>1 065</text:p>
          </table:table-cell>
          <table:table-cell office:value-type="float" office:value="2467.489471877092" table:style-name="ce15">
            <text:p>2 467</text:p>
          </table:table-cell>
          <table:table-cell office:value-type="float" office:value="1.8636187887912135" table:style-name="ce16">
            <text:p>1,86</text:p>
          </table:table-cell>
          <table:table-cell office:value-type="float" office:value="100" table:style-name="ce13">
            <text:p>100</text:p>
          </table:table-cell>
          <table:table-cell table:number-columns-repeated="16364" table:style-name="ce5"/>
        </table:table-row>
        <table:table-row table:style-name="ro2">
          <table:table-cell office:value-type="float" office:value="101" table:style-name="ce13">
            <text:p>101</text:p>
          </table:table-cell>
          <table:table-cell office:value-type="float" office:value="0.45821821351160752" table:style-name="ce18">
            <text:p>0,45822</text:p>
          </table:table-cell>
          <table:table-cell office:value-type="float" office:value="369.61998601621764" table:style-name="ce19">
            <text:p>370</text:p>
          </table:table-cell>
          <table:table-cell office:value-type="float" office:value="169.3666096705366" table:style-name="ce19">
            <text:p>169</text:p>
          </table:table-cell>
          <table:table-cell office:value-type="float" office:value="284.93668118094934" table:style-name="ce19">
            <text:p>285</text:p>
          </table:table-cell>
          <table:table-cell office:value-type="float" office:value="576.61054759768149" table:style-name="ce19">
            <text:p>577</text:p>
          </table:table-cell>
          <table:table-cell office:value-type="float" office:value="1.5600091158825535" table:style-name="ce20">
            <text:p>1,56</text:p>
          </table:table-cell>
          <table:table-cell office:value-type="float" office:value="0.41244516121709607" table:style-name="ce18">
            <text:p>0,41245</text:p>
          </table:table-cell>
          <table:table-cell office:value-type="float" office:value="1151.2665081626026" table:style-name="ce19">
            <text:p>1 151</text:p>
          </table:table-cell>
          <table:table-cell office:value-type="float" office:value="474.83430056296788" table:style-name="ce19">
            <text:p>475</text:p>
          </table:table-cell>
          <table:table-cell office:value-type="float" office:value="913.84935788111864" table:style-name="ce19">
            <text:p>914</text:p>
          </table:table-cell>
          <table:table-cell office:value-type="float" office:value="2021.9841187377342" table:style-name="ce19">
            <text:p>2 022</text:p>
          </table:table-cell>
          <table:table-cell office:value-type="float" office:value="1.7563128123693781" table:style-name="ce20">
            <text:p>1,76</text:p>
          </table:table-cell>
          <table:table-cell office:value-type="float" office:value="0.4168731300413786" table:style-name="ce18">
            <text:p>0,41687</text:p>
          </table:table-cell>
          <table:table-cell office:value-type="float" office:value="806.19459510503054" table:style-name="ce19">
            <text:p>806</text:p>
          </table:table-cell>
          <table:table-cell office:value-type="float" office:value="336.08086428387594" table:style-name="ce19">
            <text:p>336</text:p>
          </table:table-cell>
          <table:table-cell office:value-type="float" office:value="638.15416296309263" table:style-name="ce19">
            <text:p>638</text:p>
          </table:table-cell>
          <table:table-cell office:value-type="float" office:value="1402.3765607458029" table:style-name="ce19">
            <text:p>1 402</text:p>
          </table:table-cell>
          <table:table-cell office:value-type="float" office:value="1.7395013179951946" table:style-name="ce20">
            <text:p>1,74</text:p>
          </table:table-cell>
          <table:table-cell office:value-type="float" office:value="101" table:style-name="ce13">
            <text:p>101</text:p>
          </table:table-cell>
          <table:table-cell table:number-columns-repeated="16364" table:style-name="ce5"/>
        </table:table-row>
        <table:table-row table:style-name="ro2">
          <table:table-cell office:value-type="float" office:value="102" table:style-name="ce13">
            <text:p>102</text:p>
          </table:table-cell>
          <table:table-cell office:value-type="float" office:value="0.48788181781719375" table:style-name="ce21">
            <text:p>0,48788</text:p>
          </table:table-cell>
          <table:table-cell office:value-type="float" office:value="200.25337634568103" table:style-name="ce2">
            <text:p>200</text:p>
          </table:table-cell>
          <table:table-cell office:value-type="float" office:value="97.699981275561484" table:style-name="ce2">
            <text:p>98</text:p>
          </table:table-cell>
          <table:table-cell office:value-type="float" office:value="151.4033857079003" table:style-name="ce2">
            <text:p>151</text:p>
          </table:table-cell>
          <table:table-cell office:value-type="float" office:value="291.67386641673215" table:style-name="ce2">
            <text:p>292</text:p>
          </table:table-cell>
          <table:table-cell office:value-type="float" office:value="1.4565240883291746" table:style-name="ce3">
            <text:p>1,46</text:p>
          </table:table-cell>
          <table:table-cell office:value-type="float" office:value="0.43931425042098171" table:style-name="ce21">
            <text:p>0,43931</text:p>
          </table:table-cell>
          <table:table-cell office:value-type="float" office:value="676.43220759963469" table:style-name="ce2">
            <text:p>676</text:p>
          </table:table-cell>
          <table:table-cell office:value-type="float" office:value="297.16630824224342" table:style-name="ce2">
            <text:p>297</text:p>
          </table:table-cell>
          <table:table-cell office:value-type="float" office:value="527.84905347851304" table:style-name="ce2">
            <text:p>528</text:p>
          </table:table-cell>
          <table:table-cell office:value-type="float" office:value="1108.1347608566157" table:style-name="ce2">
            <text:p>1108</text:p>
          </table:table-cell>
          <table:table-cell office:value-type="float" office:value="1.6382052013592117" table:style-name="ce3">
            <text:p>1,64</text:p>
          </table:table-cell>
          <table:table-cell office:value-type="float" office:value="0.4430407612386047" table:style-name="ce18">
            <text:p>0,44304</text:p>
          </table:table-cell>
          <table:table-cell office:value-type="float" office:value="470.1137308211546" table:style-name="ce2">
            <text:p>470</text:p>
          </table:table-cell>
          <table:table-cell office:value-type="float" office:value="208.27954517172483" table:style-name="ce2">
            <text:p>208</text:p>
          </table:table-cell>
          <table:table-cell office:value-type="float" office:value="365.97395823529217" table:style-name="ce2">
            <text:p>366</text:p>
          </table:table-cell>
          <table:table-cell office:value-type="float" office:value="764.22239778271023" table:style-name="ce2">
            <text:p>764</text:p>
          </table:table-cell>
          <table:table-cell office:value-type="float" office:value="1.6256117353726973" table:style-name="ce3">
            <text:p>1,63</text:p>
          </table:table-cell>
          <table:table-cell office:value-type="float" office:value="102" table:style-name="ce13">
            <text:p>102</text:p>
          </table:table-cell>
          <table:table-cell table:number-columns-repeated="16364" table:style-name="ce22"/>
        </table:table-row>
        <table:table-row table:style-name="ro2">
          <table:table-cell office:value-type="float" office:value="103" table:style-name="ce13">
            <text:p>103</text:p>
          </table:table-cell>
          <table:table-cell office:value-type="float" office:value="0.51827649730032244" table:style-name="ce21">
            <text:p>0,51828</text:p>
          </table:table-cell>
          <table:table-cell office:value-type="float" office:value="102.55339507011955" table:style-name="ce2">
            <text:p>103</text:p>
          </table:table-cell>
          <table:table-cell office:value-type="float" office:value="53.151014383197712" table:style-name="ce2">
            <text:p>53</text:p>
          </table:table-cell>
          <table:table-cell office:value-type="float" office:value="75.97788787852069" table:style-name="ce2">
            <text:p>76</text:p>
          </table:table-cell>
          <table:table-cell office:value-type="float" office:value="140.27048070883183" table:style-name="ce2">
            <text:p>140</text:p>
          </table:table-cell>
          <table:table-cell office:value-type="float" office:value="1.3677799804962449" table:style-name="ce3">
            <text:p>1,37</text:p>
          </table:table-cell>
          <table:table-cell office:value-type="float" office:value="0.4665890431929518" table:style-name="ce21">
            <text:p>0,46659</text:p>
          </table:table-cell>
          <table:table-cell office:value-type="float" office:value="379.26589935739128" table:style-name="ce2">
            <text:p>379</text:p>
          </table:table-cell>
          <table:table-cell office:value-type="float" office:value="176.96131309687954" table:style-name="ce2">
            <text:p>177</text:p>
          </table:table-cell>
          <table:table-cell office:value-type="float" office:value="290.78524280895152" table:style-name="ce2">
            <text:p>291</text:p>
          </table:table-cell>
          <table:table-cell office:value-type="float" office:value="580.28570737810253" table:style-name="ce2">
            <text:p>580</text:p>
          </table:table-cell>
          <table:table-cell office:value-type="float" office:value="1.5300234172418583" table:style-name="ce3">
            <text:p>1,53</text:p>
          </table:table-cell>
          <table:table-cell office:value-type="float" office:value="0.46960895017934501" table:style-name="ce18">
            <text:p>0,46961</text:p>
          </table:table-cell>
          <table:table-cell office:value-type="float" office:value="261.83418564942974" table:style-name="ce2">
            <text:p>262</text:p>
          </table:table-cell>
          <table:table-cell office:value-type="float" office:value="122.95967704389243" table:style-name="ce2">
            <text:p>123</text:p>
          </table:table-cell>
          <table:table-cell office:value-type="float" office:value="200.35434712748352" table:style-name="ce2">
            <text:p>200</text:p>
          </table:table-cell>
          <table:table-cell office:value-type="float" office:value="398.248439547418" table:style-name="ce2">
            <text:p>398</text:p>
          </table:table-cell>
          <table:table-cell office:value-type="float" office:value="1.5209948179976527" table:style-name="ce3">
            <text:p>1,52</text:p>
          </table:table-cell>
          <table:table-cell office:value-type="float" office:value="103" table:style-name="ce13">
            <text:p>103</text:p>
          </table:table-cell>
          <table:table-cell table:number-columns-repeated="16364"/>
        </table:table-row>
        <table:table-row table:style-name="ro2">
          <table:table-cell office:value-type="float" office:value="104" table:style-name="ce13">
            <text:p>104</text:p>
          </table:table-cell>
          <table:table-cell office:value-type="float" office:value="0.54940225196099446" table:style-name="ce21">
            <text:p>0,54940</text:p>
          </table:table-cell>
          <table:table-cell office:value-type="float" office:value="49.402380686921838" table:style-name="ce2">
            <text:p>49</text:p>
          </table:table-cell>
          <table:table-cell office:value-type="float" office:value="27.141779201629198" table:style-name="ce2">
            <text:p>27</text:p>
          </table:table-cell>
          <table:table-cell office:value-type="float" office:value="35.831491086107235" table:style-name="ce2">
            <text:p>36</text:p>
          </table:table-cell>
          <table:table-cell office:value-type="float" office:value="64.292592830311122" table:style-name="ce2">
            <text:p>64</text:p>
          </table:table-cell>
          <table:table-cell office:value-type="float" office:value="1.3014067730410233" table:style-name="ce3">
            <text:p>1,30</text:p>
          </table:table-cell>
          <table:table-cell office:value-type="float" office:value="0.4942695395330059" table:style-name="ce21">
            <text:p>0,49427</text:p>
          </table:table-cell>
          <table:table-cell office:value-type="float" office:value="202.30458626051174" table:style-name="ce2">
            <text:p>202</text:p>
          </table:table-cell>
          <table:table-cell office:value-type="float" office:value="99.992994696398412" table:style-name="ce2">
            <text:p>100</text:p>
          </table:table-cell>
          <table:table-cell office:value-type="float" office:value="152.30808891231254" table:style-name="ce2">
            <text:p>152</text:p>
          </table:table-cell>
          <table:table-cell office:value-type="float" office:value="289.50046456915101" table:style-name="ce2">
            <text:p>290</text:p>
          </table:table-cell>
          <table:table-cell office:value-type="float" office:value="1.431012859967274" table:style-name="ce3">
            <text:p>1,43</text:p>
          </table:table-cell>
          <table:table-cell office:value-type="float" office:value="0.49657769686359909" table:style-name="ce18">
            <text:p>0,49658</text:p>
          </table:table-cell>
          <table:table-cell office:value-type="float" office:value="138.8745086055373" table:style-name="ce2">
            <text:p>139</text:p>
          </table:table-cell>
          <table:table-cell office:value-type="float" office:value="68.961983636401783" table:style-name="ce2">
            <text:p>69</text:p>
          </table:table-cell>
          <table:table-cell office:value-type="float" office:value="104.39351678733641" table:style-name="ce2">
            <text:p>104</text:p>
          </table:table-cell>
          <table:table-cell office:value-type="float" office:value="197.89409241993448" table:style-name="ce2">
            <text:p>198</text:p>
          </table:table-cell>
          <table:table-cell office:value-type="float" office:value="1.4249850055782225" table:style-name="ce3">
            <text:p>1,42</text:p>
          </table:table-cell>
          <table:table-cell office:value-type="float" office:value="104" table:style-name="ce13">
            <text:p>104</text:p>
          </table:table-cell>
          <table:table-cell table:number-columns-repeated="16364"/>
        </table:table-row>
        <table:table-row table:style-name="ro2">
          <table:table-cell office:value-type="float" office:value="105" table:style-name="ce13">
            <text:p>105</text:p>
          </table:table-cell>
          <table:table-cell office:value-type="float" office:value="0.58125908179920849" table:style-name="ce21">
            <text:p>0,58126</text:p>
          </table:table-cell>
          <table:table-cell office:value-type="float" office:value="22.260601485292639" table:style-name="ce2">
            <text:p>22</text:p>
          </table:table-cell>
          <table:table-cell office:value-type="float" office:value="12.939176779639297" table:style-name="ce2">
            <text:p>13</text:p>
          </table:table-cell>
          <table:table-cell office:value-type="float" office:value="15.791013095472991" table:style-name="ce2">
            <text:p>16</text:p>
          </table:table-cell>
          <table:table-cell office:value-type="float" office:value="28.461101744203887" table:style-name="ce2">
            <text:p>28</text:p>
          </table:table-cell>
          <table:table-cell office:value-type="float" office:value="1.2785414519462943" table:style-name="ce3">
            <text:p>1,28</text:p>
          </table:table-cell>
          <table:table-cell office:value-type="float" office:value="0.52235573944114444" table:style-name="ce21">
            <text:p>0,52236</text:p>
          </table:table-cell>
          <table:table-cell office:value-type="float" office:value="102.31159156411333" table:style-name="ce2">
            <text:p>102</text:p>
          </table:table-cell>
          <table:table-cell office:value-type="float" office:value="53.443047064872772" table:style-name="ce2">
            <text:p>53</text:p>
          </table:table-cell>
          <table:table-cell office:value-type="float" office:value="75.590068031676935" table:style-name="ce2">
            <text:p>76</text:p>
          </table:table-cell>
          <table:table-cell office:value-type="float" office:value="137.19237565683846" table:style-name="ce2">
            <text:p>137</text:p>
          </table:table-cell>
          <table:table-cell office:value-type="float" office:value="1.3409270011293606" table:style-name="ce3">
            <text:p>1,34</text:p>
          </table:table-cell>
          <table:table-cell office:value-type="float" office:value="0.5239470012913674" table:style-name="ce18">
            <text:p>0,52395</text:p>
          </table:table-cell>
          <table:table-cell office:value-type="float" office:value="69.912524969135518" table:style-name="ce2">
            <text:p>70</text:p>
          </table:table-cell>
          <table:table-cell office:value-type="float" office:value="36.630457810286401" table:style-name="ce2">
            <text:p>37</text:p>
          </table:table-cell>
          <table:table-cell office:value-type="float" office:value="51.597296063992317" table:style-name="ce2">
            <text:p>52</text:p>
          </table:table-cell>
          <table:table-cell office:value-type="float" office:value="93.500575632598071" table:style-name="ce2">
            <text:p>94</text:p>
          </table:table-cell>
          <table:table-cell office:value-type="float" office:value="1.3373937742039217" table:style-name="ce3">
            <text:p>1,34</text:p>
          </table:table-cell>
          <table:table-cell office:value-type="float" office:value="105" table:style-name="ce13">
            <text:p>105</text:p>
          </table:table-cell>
          <table:table-cell table:number-columns-repeated="16364"/>
        </table:table-row>
        <table:table-row table:style-name="ro2">
          <table:table-cell office:value-type="float" office:value="106" table:style-name="ce13">
            <text:p>106</text:p>
          </table:table-cell>
          <table:table-cell office:value-type="float" office:value="0.61384698681496541" table:style-name="ce21">
            <text:p>0,61385</text:p>
          </table:table-cell>
          <table:table-cell office:value-type="float" office:value="9.3214247056533424" table:style-name="ce2">
            <text:p>9</text:p>
          </table:table-cell>
          <table:table-cell office:value-type="float" office:value="5.7219284683878797" table:style-name="ce2">
            <text:p>6</text:p>
          </table:table-cell>
          <table:table-cell office:value-type="float" office:value="6.4604604714594025" table:style-name="ce2">
            <text:p>6</text:p>
          </table:table-cell>
          <table:table-cell office:value-type="float" office:value="12.670088648730898" table:style-name="ce2">
            <text:p>13</text:p>
          </table:table-cell>
          <table:table-cell office:value-type="float" office:value="1.3592437903882471" table:style-name="ce3">
            <text:p>1,36</text:p>
          </table:table-cell>
          <table:table-cell office:value-type="float" office:value="0.55084764291736743" table:style-name="ce21">
            <text:p>0,55085</text:p>
          </table:table-cell>
          <table:table-cell office:value-type="float" office:value="48.868544499240556" table:style-name="ce2">
            <text:p>49</text:p>
          </table:table-cell>
          <table:table-cell office:value-type="float" office:value="26.919122550209142" table:style-name="ce2">
            <text:p>27</text:p>
          </table:table-cell>
          <table:table-cell office:value-type="float" office:value="35.408983224135987" table:style-name="ce2">
            <text:p>35</text:p>
          </table:table-cell>
          <table:table-cell office:value-type="float" office:value="61.602307625161529" table:style-name="ce2">
            <text:p>62</text:p>
          </table:table-cell>
          <table:table-cell office:value-type="float" office:value="1.2605717697632444" table:style-name="ce3">
            <text:p>1,26</text:p>
          </table:table-cell>
          <table:table-cell office:value-type="float" office:value="0.55171686346264948" table:style-name="ce18">
            <text:p>0,55172</text:p>
          </table:table-cell>
          <table:table-cell office:value-type="float" office:value="33.282067158849117" table:style-name="ce2">
            <text:p>33</text:p>
          </table:table-cell>
          <table:table-cell office:value-type="float" office:value="18.362277702433488" table:style-name="ce2">
            <text:p>18</text:p>
          </table:table-cell>
          <table:table-cell office:value-type="float" office:value="24.100928307632373" table:style-name="ce2">
            <text:p>24</text:p>
          </table:table-cell>
          <table:table-cell office:value-type="float" office:value="41.903279568605754" table:style-name="ce2">
            <text:p>42</text:p>
          </table:table-cell>
          <table:table-cell office:value-type="float" office:value="1.25903476393486" table:style-name="ce3">
            <text:p>1,26</text:p>
          </table:table-cell>
          <table:table-cell office:value-type="float" office:value="106" table:style-name="ce13">
            <text:p>106</text:p>
          </table:table-cell>
          <table:table-cell table:number-columns-repeated="16364"/>
        </table:table-row>
        <table:table-row table:style-name="ro2">
          <table:table-cell office:value-type="float" office:value="107" table:style-name="ce13">
            <text:p>107</text:p>
          </table:table-cell>
          <table:table-cell office:value-type="float" office:value="0.64716596700826479" table:style-name="ce21">
            <text:p>0,64717</text:p>
          </table:table-cell>
          <table:table-cell office:value-type="float" office:value="3.5994962372654626" table:style-name="ce2">
            <text:p>4</text:p>
          </table:table-cell>
          <table:table-cell office:value-type="float" office:value="2.3294714631325135" table:style-name="ce2">
            <text:p>2</text:p>
          </table:table-cell>
          <table:table-cell office:value-type="float" office:value="6.2096281772714956" table:style-name="ce2">
            <text:p>6</text:p>
          </table:table-cell>
          <table:table-cell office:value-type="float" office:value="6.2096281772714956" table:style-name="ce2">
            <text:p>6</text:p>
          </table:table-cell>
          <table:table-cell office:value-type="float" office:value="1.7251381215469612" table:style-name="ce3">
            <text:p>1,73</text:p>
          </table:table-cell>
          <table:table-cell office:value-type="float" office:value="0.57974524996167465" table:style-name="ce21">
            <text:p>0,57975</text:p>
          </table:table-cell>
          <table:table-cell office:value-type="float" office:value="21.949421949031414" table:style-name="ce2">
            <text:p>22</text:p>
          </table:table-cell>
          <table:table-cell office:value-type="float" office:value="12.725073114355485" table:style-name="ce2">
            <text:p>13</text:p>
          </table:table-cell>
          <table:table-cell office:value-type="float" office:value="15.586885391853672" table:style-name="ce2">
            <text:p>16</text:p>
          </table:table-cell>
          <table:table-cell office:value-type="float" office:value="26.193324401025542" table:style-name="ce2">
            <text:p>26</text:p>
          </table:table-cell>
          <table:table-cell office:value-type="float" office:value="1.1933491670919107" table:style-name="ce3">
            <text:p>1,19</text:p>
          </table:table-cell>
          <table:table-cell office:value-type="float" office:value="0.57988728337744577" table:style-name="ce18">
            <text:p>0,57989</text:p>
          </table:table-cell>
          <table:table-cell office:value-type="float" office:value="14.919789456415629" table:style-name="ce2">
            <text:p>15</text:p>
          </table:table-cell>
          <table:table-cell office:value-type="float" office:value="8.6517961764443179" table:style-name="ce2">
            <text:p>9</text:p>
          </table:table-cell>
          <table:table-cell office:value-type="float" office:value="10.59389136819347" table:style-name="ce2">
            <text:p>11</text:p>
          </table:table-cell>
          <table:table-cell office:value-type="float" office:value="17.802351260973381" table:style-name="ce2">
            <text:p>18</text:p>
          </table:table-cell>
          <table:table-cell office:value-type="float" office:value="1.19320391973214" table:style-name="ce3">
            <text:p>1,19</text:p>
          </table:table-cell>
          <table:table-cell office:value-type="float" office:value="107" table:style-name="ce13">
            <text:p>107</text:p>
          </table:table-cell>
          <table:table-cell table:number-columns-repeated="16364"/>
        </table:table-row>
        <table:table-row table:style-name="ro2">
          <table:table-cell office:value-type="float" office:value="108" table:style-name="ce13">
            <text:p>108</text:p>
          </table:table-cell>
          <table:table-cell table:number-columns-repeated="5" table:style-name="ce2"/>
          <table:table-cell table:style-name="ce3"/>
          <table:table-cell office:value-type="float" office:value="0.60904856057406609" table:style-name="ce21">
            <text:p>0,60905</text:p>
          </table:table-cell>
          <table:table-cell office:value-type="float" office:value="9.2243488346759293" table:style-name="ce2">
            <text:p>9</text:p>
          </table:table-cell>
          <table:table-cell office:value-type="float" office:value="5.6180763799924387" table:style-name="ce2">
            <text:p>6</text:p>
          </table:table-cell>
          <table:table-cell office:value-type="float" office:value="6.4153106446797104" table:style-name="ce2">
            <text:p>6</text:p>
          </table:table-cell>
          <table:table-cell office:value-type="float" office:value="10.60643900917187" table:style-name="ce2">
            <text:p>11</text:p>
          </table:table-cell>
          <table:table-cell office:value-type="float" office:value="1.1498306492161727" table:style-name="ce3">
            <text:p>1,15</text:p>
          </table:table-cell>
          <table:table-cell office:value-type="float" office:value="0.60845826103575584" table:style-name="ce18">
            <text:p>0,60846</text:p>
          </table:table-cell>
          <table:table-cell office:value-type="float" office:value="6.2679932799713107" table:style-name="ce2">
            <text:p>6</text:p>
          </table:table-cell>
          <table:table-cell office:value-type="float" office:value="3.8138122913151471" table:style-name="ce2">
            <text:p>4</text:p>
          </table:table-cell>
          <table:table-cell office:value-type="float" office:value="4.3610871343137374" table:style-name="ce2">
            <text:p>4</text:p>
          </table:table-cell>
          <table:table-cell office:value-type="float" office:value="7.2084598927799126" table:style-name="ce2">
            <text:p>7</text:p>
          </table:table-cell>
          <table:table-cell office:value-type="float" office:value="1.1500426964103105" table:style-name="ce3">
            <text:p>1,15</text:p>
          </table:table-cell>
          <table:table-cell office:value-type="float" office:value="108" table:style-name="ce13">
            <text:p>108</text:p>
          </table:table-cell>
          <table:table-cell table:number-columns-repeated="16364"/>
        </table:table-row>
        <table:table-row table:style-name="ro2">
          <table:table-cell office:value-type="float" office:value="109" table:style-name="ce13">
            <text:p>109</text:p>
          </table:table-cell>
          <table:table-cell table:number-columns-repeated="5" table:style-name="ce2"/>
          <table:table-cell table:style-name="ce3"/>
          <table:table-cell office:value-type="float" office:value="0.63875757475454154" table:style-name="ce21">
            <text:p>0,63876</text:p>
          </table:table-cell>
          <table:table-cell office:value-type="float" office:value="3.6062724546834906" table:style-name="ce2">
            <text:p>4</text:p>
          </table:table-cell>
          <table:table-cell office:value-type="float" office:value="2.3035338470577336" table:style-name="ce2">
            <text:p>2</text:p>
          </table:table-cell>
          <table:table-cell office:value-type="float" office:value="2.4545055311546236" table:style-name="ce2">
            <text:p>2</text:p>
          </table:table-cell>
          <table:table-cell office:value-type="float" office:value="4.19112836449216" table:style-name="ce2">
            <text:p>4</text:p>
          </table:table-cell>
          <table:table-cell office:value-type="float" office:value="1.1621774053840865" table:style-name="ce3">
            <text:p>1,16</text:p>
          </table:table-cell>
          <table:table-cell office:value-type="float" office:value="0.63742979643757969" table:style-name="ce18">
            <text:p>0,63743</text:p>
          </table:table-cell>
          <table:table-cell office:value-type="float" office:value="2.4541809886561636" table:style-name="ce2">
            <text:p>2</text:p>
          </table:table-cell>
          <table:table-cell office:value-type="float" office:value="1.5643680880200765" table:style-name="ce2">
            <text:p>2</text:p>
          </table:table-cell>
          <table:table-cell office:value-type="float" office:value="1.6719969446461254" table:style-name="ce2">
            <text:p>2</text:p>
          </table:table-cell>
          <table:table-cell office:value-type="float" office:value="2.8473727584661752" table:style-name="ce2">
            <text:p>3</text:p>
          </table:table-cell>
          <table:table-cell office:value-type="float" office:value="1.1602130289605543" table:style-name="ce3">
            <text:p>1,16</text:p>
          </table:table-cell>
          <table:table-cell office:value-type="float" office:value="109" table:style-name="ce13">
            <text:p>109</text:p>
          </table:table-cell>
          <table:table-cell table:number-columns-repeated="16364"/>
        </table:table-row>
        <table:table-row table:style-name="ro2">
          <table:table-cell office:value-type="float" office:value="110" table:style-name="ce13">
            <text:p>110</text:p>
          </table:table-cell>
          <table:table-cell table:number-columns-repeated="5" table:style-name="ce2"/>
          <table:table-cell table:style-name="ce3"/>
          <table:table-cell office:value-type="float" office:value="0.66887229250310143" table:style-name="ce21">
            <text:p>0,66887</text:p>
          </table:table-cell>
          <table:table-cell office:value-type="float" office:value="1.302738607625757" table:style-name="ce2">
            <text:p>1</text:p>
          </table:table-cell>
          <table:table-cell office:value-type="float" office:value="0.8713657590149384" table:style-name="ce2">
            <text:p>1</text:p>
          </table:table-cell>
          <table:table-cell office:value-type="float" office:value="0.86705572811828779" table:style-name="ce2">
            <text:p>1</text:p>
          </table:table-cell>
          <table:table-cell office:value-type="float" office:value="1.736622833337536" table:style-name="ce2">
            <text:p>2</text:p>
          </table:table-cell>
          <table:table-cell office:value-type="float" office:value="1.3330554749601946" table:style-name="ce3">
            <text:p>1,33</text:p>
          </table:table-cell>
          <table:table-cell office:value-type="float" office:value="0.66680188958291775" table:style-name="ce18">
            <text:p>0,66680</text:p>
          </table:table-cell>
          <table:table-cell office:value-type="float" office:value="0.88981290063608709" table:style-name="ce2">
            <text:p>1</text:p>
          </table:table-cell>
          <table:table-cell office:value-type="float" office:value="0.59332892351939992" table:style-name="ce2">
            <text:p>1</text:p>
          </table:table-cell>
          <table:table-cell office:value-type="float" office:value="0.59314843887638713" table:style-name="ce2">
            <text:p>1</text:p>
          </table:table-cell>
          <table:table-cell office:value-type="float" office:value="1.1753758138200496" table:style-name="ce2">
            <text:p>1</text:p>
          </table:table-cell>
          <table:table-cell office:value-type="float" office:value="1.3209246718943122" table:style-name="ce3">
            <text:p>1,32</text:p>
          </table:table-cell>
          <table:table-cell office:value-type="float" office:value="110" table:style-name="ce13">
            <text:p>110</text:p>
          </table:table-cell>
          <table:table-cell table:number-columns-repeated="16364"/>
        </table:table-row>
        <table:table-row table:style-name="ro2">
          <table:table-cell office:value-type="float" office:value="111" table:style-name="ce13">
            <text:p>111</text:p>
          </table:table-cell>
          <table:table-cell table:number-columns-repeated="5" table:style-name="ce2"/>
          <table:table-cell table:style-name="ce3"/>
          <table:table-cell office:value-type="float" office:value="0.69939271381974533" table:style-name="ce21">
            <text:p>0,69939</text:p>
          </table:table-cell>
          <table:table-cell office:value-type="float" office:value="0.43137284861081859" table:style-name="ce2">
            <text:p>0</text:p>
          </table:table-cell>
          <table:table-cell office:value-type="float" office:value="0.30169902725807457" table:style-name="ce2">
            <text:p>0</text:p>
          </table:table-cell>
          <table:table-cell office:value-type="float" office:value="0.86956710521924807" table:style-name="ce2">
            <text:p>1</text:p>
          </table:table-cell>
          <table:table-cell office:value-type="float" office:value="0.86956710521924807" table:style-name="ce2">
            <text:p>1</text:p>
          </table:table-cell>
          <table:table-cell office:value-type="float" office:value="2.0158132530120483" table:style-name="ce3">
            <text:p>2,02</text:p>
          </table:table-cell>
          <table:table-cell office:value-type="float" office:value="0.69657454047176981" table:style-name="ce18">
            <text:p>0,69657</text:p>
          </table:table-cell>
          <table:table-cell office:value-type="float" office:value="0.29648397711668717" table:style-name="ce2">
            <text:p>0</text:p>
          </table:table-cell>
          <table:table-cell office:value-type="float" office:value="0.20652319011729908" table:style-name="ce2">
            <text:p>0</text:p>
          </table:table-cell>
          <table:table-cell office:value-type="float" office:value="0.5822273749436625" table:style-name="ce2">
            <text:p>1</text:p>
          </table:table-cell>
          <table:table-cell office:value-type="float" office:value="0.5822273749436625" table:style-name="ce2">
            <text:p>1</text:p>
          </table:table-cell>
          <table:table-cell office:value-type="float" office:value="1.9637734915924827" table:style-name="ce3">
            <text:p>1,96</text:p>
          </table:table-cell>
          <table:table-cell office:value-type="float" office:value="111" table:style-name="ce13">
            <text:p>111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Q: STATISTIK AUSTRIA. Erstellt am: 17.04.2023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4"/>
        </table:table-row>
        <table:table-row table:number-rows-repeated="1048455" table:style-name="ro2">
          <table:table-cell table:number-columns-repeated="16384"/>
        </table:table-row>
      </table:table>
      <table:table table:name="2018-2020" table:style-name="ta2">
        <table:table-column table:style-name="co1" table:default-cell-style-name="ce5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1" table:default-cell-style-name="ce4"/>
        <table:table-column table:style-name="co3" table:number-columns-repeated="16364" table:default-cell-style-name="ce4"/>
        <table:table-row table:style-name="ro1">
          <table:table-cell office:value-type="string" table:style-name="ce23">
            <text:p>Geglättete Sterbetafel 2018-20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2">
          <table:table-cell table:style-name="ce1"/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3">
          <table:table-cell office:value-type="string" table:number-columns-spanned="1" table:number-rows-spanned="3" table:style-name="ce25">
            <text:p>Genaues Alter<text:s/></text:p>
            <text:p>(am x-ten Geburtstag) in Jahren</text:p>
          </table:table-cell>
          <table:table-cell office:value-type="string" table:number-columns-spanned="6" table:number-rows-spanned="1" table:style-name="ce24">
            <text:p>Männer</text:p>
          </table:table-cell>
          <table:covered-table-cell table:number-columns-repeated="5"/>
          <table:table-cell office:value-type="string" table:number-columns-spanned="6" table:number-rows-spanned="1" table:style-name="ce24">
            <text:p>Frauen</text:p>
          </table:table-cell>
          <table:covered-table-cell table:number-columns-repeated="5"/>
          <table:table-cell office:value-type="string" table:number-columns-spanned="6" table:number-rows-spanned="1" table:style-name="ce24">
            <text:p>Männer und Frauen (Unisex-Tafel)</text:p>
          </table:table-cell>
          <table:covered-table-cell table:number-columns-repeated="5"/>
          <table:table-cell office:value-type="string" table:number-columns-spanned="1" table:number-rows-spanned="3" table:style-name="ce26">
            <text:p>Genaues Alter<text:s/></text:p>
            <text:p>(am x-ten Geburtstag) in Jahren</text:p>
          </table:table-cell>
          <table:table-cell table:number-columns-repeated="16364" table:style-name="ce7"/>
        </table:table-row>
        <table:table-row table:style-name="ro4">
          <table:covered-table-cell/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covered-table-cell/>
          <table:table-cell table:number-columns-repeated="16364" table:style-name="ce7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table-cell table:number-columns-repeated="16364" table:style-name="ce7"/>
        </table:table-row>
        <table:table-row table:style-name="ro6">
          <table:table-cell office:value-type="string" table:style-name="ce9">
            <text:p>x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1">
            <text:p>e<text:span text:style-name="T1">x</text:span></text:p>
          </table:table-cell>
          <table:table-cell office:value-type="string" table:style-name="ce11">
            <text:p>x</text:p>
          </table:table-cell>
          <table:table-cell table:number-columns-repeated="16364" table:style-name="ce7"/>
        </table:table-row>
        <table:table-row table:style-name="ro2">
          <table:table-cell table:number-columns-repeated="12" table:style-name="ce12"/>
          <table:table-cell table:style-name="ce5"/>
          <table:table-cell table:number-columns-repeated="5" table:style-name="ce12"/>
          <table:table-cell table:number-columns-repeated="16366" table:style-name="ce5"/>
        </table:table-row>
        <table:table-row table:style-name="ro2">
          <table:table-cell office:value-type="string" table:style-name="ce29">
            <text:p>0</text:p>
          </table:table-cell>
          <table:table-cell office:value-type="float" office:value="3.1847133757961785E-3" table:style-name="ce14">
            <text:p>0,00318</text:p>
          </table:table-cell>
          <table:table-cell office:value-type="float" office:value="100000" table:style-name="ce15">
            <text:p>100 000</text:p>
          </table:table-cell>
          <table:table-cell office:value-type="float" office:value="318.47133757961785" table:style-name="ce15">
            <text:p>318</text:p>
          </table:table-cell>
          <table:table-cell office:value-type="float" office:value="99710.973831632262" table:style-name="ce15">
            <text:p>99 711</text:p>
          </table:table-cell>
          <table:table-cell office:value-type="float" office:value="7924521.0409309622" table:style-name="ce15">
            <text:p>7 924 521</text:p>
          </table:table-cell>
          <table:table-cell office:value-type="float" office:value="79.245210409309621" table:style-name="ce16">
            <text:p>79,25</text:p>
          </table:table-cell>
          <table:table-cell office:value-type="float" office:value="2.6498626595572792E-3" table:style-name="ce14">
            <text:p>0,00265</text:p>
          </table:table-cell>
          <table:table-cell office:value-type="float" office:value="100000" table:style-name="ce15">
            <text:p>100 000</text:p>
          </table:table-cell>
          <table:table-cell office:value-type="float" office:value="264.9862659557279" table:style-name="ce15">
            <text:p>265</text:p>
          </table:table-cell>
          <table:table-cell office:value-type="float" office:value="99753.885926644041" table:style-name="ce15">
            <text:p>99 754</text:p>
          </table:table-cell>
          <table:table-cell office:value-type="float" office:value="8397970.446234649" table:style-name="ce15">
            <text:p>8 397 970</text:p>
          </table:table-cell>
          <table:table-cell office:value-type="float" office:value="83.97970446234649" table:style-name="ce16">
            <text:p>83,98</text:p>
          </table:table-cell>
          <table:table-cell office:value-type="float" office:value="2.9241607304498407E-3" table:style-name="ce14">
            <text:p>0,00292</text:p>
          </table:table-cell>
          <table:table-cell office:value-type="float" office:value="100000" table:style-name="ce15">
            <text:p>100 000</text:p>
          </table:table-cell>
          <table:table-cell office:value-type="float" office:value="292.41607304498405" table:style-name="ce15">
            <text:p>292</text:p>
          </table:table-cell>
          <table:table-cell office:value-type="float" office:value="99731.878468259281" table:style-name="ce15">
            <text:p>99 732</text:p>
          </table:table-cell>
          <table:table-cell office:value-type="float" office:value="8164888.7531550843" table:style-name="ce15">
            <text:p>8 164 889</text:p>
          </table:table-cell>
          <table:table-cell office:value-type="float" office:value="81.648887531550841" table:style-name="ce16">
            <text:p>81,65</text:p>
          </table:table-cell>
          <table:table-cell office:value-type="string" table:style-name="ce29">
            <text:p>0</text:p>
          </table:table-cell>
          <table:table-cell table:number-columns-repeated="16364" table:style-name="ce5"/>
        </table:table-row>
        <table:table-row table:style-name="ro2">
          <table:table-cell office:value-type="float" office:value="1" table:style-name="ce29">
            <text:p>1</text:p>
          </table:table-cell>
          <table:table-cell office:value-type="float" office:value="2.4123056331337261E-4" table:style-name="ce14">
            <text:p>0,00024</text:p>
          </table:table-cell>
          <table:table-cell office:value-type="float" office:value="99681.528662420387" table:style-name="ce15">
            <text:p>99 682</text:p>
          </table:table-cell>
          <table:table-cell office:value-type="float" office:value="24.046231311173766" table:style-name="ce15">
            <text:p>24</text:p>
          </table:table-cell>
          <table:table-cell office:value-type="float" office:value="99669.505546764791" table:style-name="ce15">
            <text:p>99 670</text:p>
          </table:table-cell>
          <table:table-cell office:value-type="float" office:value="7824810.06709933" table:style-name="ce15">
            <text:p>7 824 810</text:p>
          </table:table-cell>
          <table:table-cell office:value-type="float" office:value="78.498094602849505" table:style-name="ce16">
            <text:p>78,50</text:p>
          </table:table-cell>
          <table:table-cell office:value-type="float" office:value="2.1629864961519215E-4" table:style-name="ce14">
            <text:p>0,00022</text:p>
          </table:table-cell>
          <table:table-cell office:value-type="float" office:value="99735.013734044274" table:style-name="ce15">
            <text:p>99 735</text:p>
          </table:table-cell>
          <table:table-cell office:value-type="float" office:value="21.572548790026421" table:style-name="ce15">
            <text:p>22</text:p>
          </table:table-cell>
          <table:table-cell office:value-type="float" office:value="99724.227459649264" table:style-name="ce15">
            <text:p>99 724</text:p>
          </table:table-cell>
          <table:table-cell office:value-type="float" office:value="8298216.5603080047" table:style-name="ce15">
            <text:p>8 298 217</text:p>
          </table:table-cell>
          <table:table-cell office:value-type="float" office:value="83.202641175106507" table:style-name="ce16">
            <text:p>83,20</text:p>
          </table:table-cell>
          <table:table-cell office:value-type="float" office:value="2.291502112965543E-4" table:style-name="ce14">
            <text:p>0,00023</text:p>
          </table:table-cell>
          <table:table-cell office:value-type="float" office:value="99707.58392695502" table:style-name="ce15">
            <text:p>99 708</text:p>
          </table:table-cell>
          <table:table-cell office:value-type="float" office:value="22.848013924730665" table:style-name="ce15">
            <text:p>23</text:p>
          </table:table-cell>
          <table:table-cell office:value-type="float" office:value="99696.159919992657" table:style-name="ce15">
            <text:p>99 696</text:p>
          </table:table-cell>
          <table:table-cell office:value-type="float" office:value="8065156.8746868251" table:style-name="ce15">
            <text:p>8 065 157</text:p>
          </table:table-cell>
          <table:table-cell office:value-type="float" office:value="80.888098548203658" table:style-name="ce16">
            <text:p>80,89</text:p>
          </table:table-cell>
          <table:table-cell office:value-type="float" office:value="1" table:style-name="ce29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2" table:style-name="ce29">
            <text:p>2</text:p>
          </table:table-cell>
          <table:table-cell office:value-type="float" office:value="1.7721357250431429E-4" table:style-name="ce14">
            <text:p>0,00018</text:p>
          </table:table-cell>
          <table:table-cell office:value-type="float" office:value="99657.482431109209" table:style-name="ce15">
            <text:p>99 657</text:p>
          </table:table-cell>
          <table:table-cell office:value-type="float" office:value="17.660658488402799" table:style-name="ce15">
            <text:p>18</text:p>
          </table:table-cell>
          <table:table-cell office:value-type="float" office:value="99648.652101865009" table:style-name="ce15">
            <text:p>99 649</text:p>
          </table:table-cell>
          <table:table-cell office:value-type="float" office:value="7725140.5615525655" table:style-name="ce15">
            <text:p>7 725 141</text:p>
          </table:table-cell>
          <table:table-cell office:value-type="float" office:value="77.516914667122634" table:style-name="ce16">
            <text:p>77,52</text:p>
          </table:table-cell>
          <table:table-cell office:value-type="float" office:value="1.3623295251166058E-4" table:style-name="ce14">
            <text:p>0,00014</text:p>
          </table:table-cell>
          <table:table-cell office:value-type="float" office:value="99713.441185254254" table:style-name="ce15">
            <text:p>99 713</text:p>
          </table:table-cell>
          <table:table-cell office:value-type="float" office:value="13.584256497765002" table:style-name="ce15">
            <text:p>14</text:p>
          </table:table-cell>
          <table:table-cell office:value-type="float" office:value="99706.649057005372" table:style-name="ce15">
            <text:p>99 707</text:p>
          </table:table-cell>
          <table:table-cell office:value-type="float" office:value="8198492.3328483552" table:style-name="ce15">
            <text:p>8 198 492</text:p>
          </table:table-cell>
          <table:table-cell office:value-type="float" office:value="82.22053351480119" table:style-name="ce16">
            <text:p>82,22</text:p>
          </table:table-cell>
          <table:table-cell office:value-type="float" office:value="1.5730859967505456E-4" table:style-name="ce14">
            <text:p>0,00016</text:p>
          </table:table-cell>
          <table:table-cell office:value-type="float" office:value="99684.735913030294" table:style-name="ce15">
            <text:p>99 685</text:p>
          </table:table-cell>
          <table:table-cell office:value-type="float" office:value="15.681266215456416" table:style-name="ce15">
            <text:p>16</text:p>
          </table:table-cell>
          <table:table-cell office:value-type="float" office:value="99676.895279922566" table:style-name="ce15">
            <text:p>99 677</text:p>
          </table:table-cell>
          <table:table-cell office:value-type="float" office:value="7965460.7147668321" table:style-name="ce15">
            <text:p>7 965 461</text:p>
          </table:table-cell>
          <table:table-cell office:value-type="float" office:value="79.906523720103735" table:style-name="ce16">
            <text:p>79,91</text:p>
          </table:table-cell>
          <table:table-cell office:value-type="float" office:value="2" table:style-name="ce29">
            <text:p>2</text:p>
          </table:table-cell>
          <table:table-cell table:number-columns-repeated="16364" table:style-name="ce5"/>
        </table:table-row>
        <table:table-row table:style-name="ro2">
          <table:table-cell office:value-type="float" office:value="3" table:style-name="ce29">
            <text:p>3</text:p>
          </table:table-cell>
          <table:table-cell office:value-type="float" office:value="1.3367752029319895E-4" table:style-name="ce14">
            <text:p>0,00013</text:p>
          </table:table-cell>
          <table:table-cell office:value-type="float" office:value="99639.821772620809" table:style-name="ce15">
            <text:p>99 640</text:p>
          </table:table-cell>
          <table:table-cell office:value-type="float" office:value="13.319604297020245" table:style-name="ce15">
            <text:p>13</text:p>
          </table:table-cell>
          <table:table-cell office:value-type="float" office:value="99633.161970472298" table:style-name="ce15">
            <text:p>99 633</text:p>
          </table:table-cell>
          <table:table-cell office:value-type="float" office:value="7625491.9094507005" table:style-name="ce15">
            <text:p>7 625 492</text:p>
          </table:table-cell>
          <table:table-cell office:value-type="float" office:value="76.530565528832028" table:style-name="ce16">
            <text:p>76,53</text:p>
          </table:table-cell>
          <table:table-cell office:value-type="float" office:value="9.1491244789926483E-5" table:style-name="ce14">
            <text:p>0,00009</text:p>
          </table:table-cell>
          <table:table-cell office:value-type="float" office:value="99699.85692875649" table:style-name="ce15">
            <text:p>99 700</text:p>
          </table:table-cell>
          <table:table-cell office:value-type="float" office:value="9.1216640157895075" table:style-name="ce15">
            <text:p>9</text:p>
          </table:table-cell>
          <table:table-cell office:value-type="float" office:value="99695.296096748585" table:style-name="ce15">
            <text:p>99 695</text:p>
          </table:table-cell>
          <table:table-cell office:value-type="float" office:value="8098785.6837913496" table:style-name="ce15">
            <text:p>8 098 786</text:p>
          </table:table-cell>
          <table:table-cell office:value-type="float" office:value="81.231668061254879" table:style-name="ce16">
            <text:p>81,23</text:p>
          </table:table-cell>
          <table:table-cell office:value-type="float" office:value="1.1319473098191973E-4" table:style-name="ce14">
            <text:p>0,00011</text:p>
          </table:table-cell>
          <table:table-cell office:value-type="float" office:value="99669.054646814839" table:style-name="ce15">
            <text:p>99 669</text:p>
          </table:table-cell>
          <table:table-cell office:value-type="float" office:value="11.282011827968462" table:style-name="ce15">
            <text:p>11</text:p>
          </table:table-cell>
          <table:table-cell office:value-type="float" office:value="99663.413640900864" table:style-name="ce15">
            <text:p>99 663</text:p>
          </table:table-cell>
          <table:table-cell office:value-type="float" office:value="7865783.8194869095" table:style-name="ce15">
            <text:p>7 865 784</text:p>
          </table:table-cell>
          <table:table-cell office:value-type="float" office:value="78.91901701445785" table:style-name="ce16">
            <text:p>78,92</text:p>
          </table:table-cell>
          <table:table-cell office:value-type="float" office:value="3" table:style-name="ce29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4" table:style-name="ce29">
            <text:p>4</text:p>
          </table:table-cell>
          <table:table-cell office:value-type="float" office:value="1.0611072678856366E-4" table:style-name="ce14">
            <text:p>0,00011</text:p>
          </table:table-cell>
          <table:table-cell office:value-type="float" office:value="99626.502168323786" table:style-name="ce15">
            <text:p>99 627</text:p>
          </table:table-cell>
          <table:table-cell office:value-type="float" office:value="10.571440552483249" table:style-name="ce15">
            <text:p>11</text:p>
          </table:table-cell>
          <table:table-cell office:value-type="float" office:value="99621.216448047548" table:style-name="ce15">
            <text:p>99 621</text:p>
          </table:table-cell>
          <table:table-cell office:value-type="float" office:value="7525858.7474802285" table:style-name="ce15">
            <text:p>7 525 859</text:p>
          </table:table-cell>
          <table:table-cell office:value-type="float" office:value="75.540730465121882" table:style-name="ce16">
            <text:p>75,54</text:p>
          </table:table-cell>
          <table:table-cell office:value-type="float" office:value="7.1667146113051918E-5" table:style-name="ce14">
            <text:p>0,00007</text:p>
          </table:table-cell>
          <table:table-cell office:value-type="float" office:value="99690.735264740695" table:style-name="ce15">
            <text:p>99 691</text:p>
          </table:table-cell>
          <table:table-cell office:value-type="float" office:value="7.1445504903357486" table:style-name="ce15">
            <text:p>7</text:p>
          </table:table-cell>
          <table:table-cell office:value-type="float" office:value="99687.162989495526" table:style-name="ce15">
            <text:p>99 687</text:p>
          </table:table-cell>
          <table:table-cell office:value-type="float" office:value="7999090.387694601" table:style-name="ce15">
            <text:p>7 999 090</text:p>
          </table:table-cell>
          <table:table-cell office:value-type="float" office:value="80.239054977897979" table:style-name="ce16">
            <text:p>80,24</text:p>
          </table:table-cell>
          <table:table-cell office:value-type="float" office:value="8.9415412523049585E-5" table:style-name="ce14">
            <text:p>0,00009</text:p>
          </table:table-cell>
          <table:table-cell office:value-type="float" office:value="99657.772634986875" table:style-name="ce15">
            <text:p>99 658</text:p>
          </table:table-cell>
          <table:table-cell office:value-type="float" office:value="8.9109408512856341" table:style-name="ce15">
            <text:p>9</text:p>
          </table:table-cell>
          <table:table-cell office:value-type="float" office:value="99653.317164561231" table:style-name="ce15">
            <text:p>99 653</text:p>
          </table:table-cell>
          <table:table-cell office:value-type="float" office:value="7766120.405846009" table:style-name="ce15">
            <text:p>7 766 120</text:p>
          </table:table-cell>
          <table:table-cell office:value-type="float" office:value="77.92789463889298" table:style-name="ce16">
            <text:p>77,93</text:p>
          </table:table-cell>
          <table:table-cell office:value-type="float" office:value="4" table:style-name="ce29">
            <text:p>4</text:p>
          </table:table-cell>
          <table:table-cell table:number-columns-repeated="16364" table:style-name="ce5"/>
        </table:table-row>
        <table:table-row table:style-name="ro2">
          <table:table-cell office:value-type="float" office:value="5" table:style-name="ce29">
            <text:p>5</text:p>
          </table:table-cell>
          <table:table-cell office:value-type="float" office:value="9.0001512097924457E-5" table:style-name="ce14">
            <text:p>0,00009</text:p>
          </table:table-cell>
          <table:table-cell office:value-type="float" office:value="99615.930727771309" table:style-name="ce15">
            <text:p>99 616</text:p>
          </table:table-cell>
          <table:table-cell office:value-type="float" office:value="8.9655843945415139" table:style-name="ce15">
            <text:p>9</text:p>
          </table:table-cell>
          <table:table-cell office:value-type="float" office:value="99611.447935574048" table:style-name="ce15">
            <text:p>99 611</text:p>
          </table:table-cell>
          <table:table-cell office:value-type="float" office:value="7426237.5310321813" table:style-name="ce15">
            <text:p>7 426 238</text:p>
          </table:table-cell>
          <table:table-cell office:value-type="float" office:value="74.548693936580037" table:style-name="ce16">
            <text:p>74,55</text:p>
          </table:table-cell>
          <table:table-cell office:value-type="float" office:value="6.6354276143490556E-5" table:style-name="ce14">
            <text:p>0,00007</text:p>
          </table:table-cell>
          <table:table-cell office:value-type="float" office:value="99683.590714250357" table:style-name="ce15">
            <text:p>99 684</text:p>
          </table:table-cell>
          <table:table-cell office:value-type="float" office:value="6.6144325052280593" table:style-name="ce15">
            <text:p>7</text:p>
          </table:table-cell>
          <table:table-cell office:value-type="float" office:value="99680.283497997734" table:style-name="ce15">
            <text:p>99 680</text:p>
          </table:table-cell>
          <table:table-cell office:value-type="float" office:value="7899403.2247051056" table:style-name="ce15">
            <text:p>7 899 403</text:p>
          </table:table-cell>
          <table:table-cell office:value-type="float" office:value="79.244770057985477" table:style-name="ce16">
            <text:p>79,24</text:p>
          </table:table-cell>
          <table:table-cell office:value-type="float" office:value="7.8577451603327627E-5" table:style-name="ce14">
            <text:p>0,00008</text:p>
          </table:table-cell>
          <table:table-cell office:value-type="float" office:value="99648.861694135587" table:style-name="ce15">
            <text:p>99 649</text:p>
          </table:table-cell>
          <table:table-cell office:value-type="float" office:value="7.8301536070976274" table:style-name="ce15">
            <text:p>8</text:p>
          </table:table-cell>
          <table:table-cell office:value-type="float" office:value="99644.94661733204" table:style-name="ce15">
            <text:p>99 645</text:p>
          </table:table-cell>
          <table:table-cell office:value-type="float" office:value="7666467.0886814483" table:style-name="ce15">
            <text:p>7 666 467</text:p>
          </table:table-cell>
          <table:table-cell office:value-type="float" office:value="76.934818505133265" table:style-name="ce16">
            <text:p>76,93</text:p>
          </table:table-cell>
          <table:table-cell office:value-type="float" office:value="5" table:style-name="ce29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" table:style-name="ce29">
            <text:p>6</text:p>
          </table:table-cell>
          <table:table-cell office:value-type="float" office:value="8.0838309390977465E-5" table:style-name="ce14">
            <text:p>0,00008</text:p>
          </table:table-cell>
          <table:table-cell office:value-type="float" office:value="99606.965143376772" table:style-name="ce15">
            <text:p>99 607</text:p>
          </table:table-cell>
          <table:table-cell office:value-type="float" office:value="8.0520586657565989" table:style-name="ce15">
            <text:p>8</text:p>
          </table:table-cell>
          <table:table-cell office:value-type="float" office:value="99602.939114043897" table:style-name="ce15">
            <text:p>99 603</text:p>
          </table:table-cell>
          <table:table-cell office:value-type="float" office:value="7326626.0830966076" table:style-name="ce15">
            <text:p>7 326 626</text:p>
          </table:table-cell>
          <table:table-cell office:value-type="float" office:value="73.55535903087177" table:style-name="ce16">
            <text:p>73,56</text:p>
          </table:table-cell>
          <table:table-cell office:value-type="float" office:value="6.5146540160838112E-5" table:style-name="ce14">
            <text:p>0,00007</text:p>
          </table:table-cell>
          <table:table-cell office:value-type="float" office:value="99676.976281745126" table:style-name="ce15">
            <text:p>99 677</text:p>
          </table:table-cell>
          <table:table-cell office:value-type="float" office:value="6.4936101384496165" table:style-name="ce15">
            <text:p>6</text:p>
          </table:table-cell>
          <table:table-cell office:value-type="float" office:value="99673.729476675901" table:style-name="ce15">
            <text:p>99 674</text:p>
          </table:table-cell>
          <table:table-cell office:value-type="float" office:value="7799722.9412071081" table:style-name="ce15">
            <text:p>7 799 723</text:p>
          </table:table-cell>
          <table:table-cell office:value-type="float" office:value="78.249995456930321" table:style-name="ce16">
            <text:p>78,25</text:p>
          </table:table-cell>
          <table:table-cell office:value-type="float" office:value="7.3287853036548901E-5" table:style-name="ce14">
            <text:p>0,00007</text:p>
          </table:table-cell>
          <table:table-cell office:value-type="float" office:value="99641.031540528493" table:style-name="ce15">
            <text:p>99 641</text:p>
          </table:table-cell>
          <table:table-cell office:value-type="float" office:value="7.3024772759523859" table:style-name="ce15">
            <text:p>7</text:p>
          </table:table-cell>
          <table:table-cell office:value-type="float" office:value="99637.380301890516" table:style-name="ce15">
            <text:p>99 637</text:p>
          </table:table-cell>
          <table:table-cell office:value-type="float" office:value="7566822.142064116" table:style-name="ce15">
            <text:p>7 566 822</text:p>
          </table:table-cell>
          <table:table-cell office:value-type="float" office:value="75.940825030362603" table:style-name="ce16">
            <text:p>75,94</text:p>
          </table:table-cell>
          <table:table-cell office:value-type="float" office:value="6" table:style-name="ce29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7" table:style-name="ce29">
            <text:p>7</text:p>
          </table:table-cell>
          <table:table-cell office:value-type="float" office:value="7.5156040957095053E-5" table:style-name="ce14">
            <text:p>0,00008</text:p>
          </table:table-cell>
          <table:table-cell office:value-type="float" office:value="99598.913084711021" table:style-name="ce15">
            <text:p>99 599</text:p>
          </table:table-cell>
          <table:table-cell office:value-type="float" office:value="7.4854599910766915" table:style-name="ce15">
            <text:p>7</text:p>
          </table:table-cell>
          <table:table-cell office:value-type="float" office:value="99595.17035471549" table:style-name="ce15">
            <text:p>99 595</text:p>
          </table:table-cell>
          <table:table-cell office:value-type="float" office:value="7227023.1439825641" table:style-name="ce15">
            <text:p>7 227 023</text:p>
          </table:table-cell>
          <table:table-cell office:value-type="float" office:value="72.561265180030887" table:style-name="ce16">
            <text:p>72,56</text:p>
          </table:table-cell>
          <table:table-cell office:value-type="float" office:value="6.0281690219810107E-5" table:style-name="ce14">
            <text:p>0,00006</text:p>
          </table:table-cell>
          <table:table-cell office:value-type="float" office:value="99670.482671606675" table:style-name="ce15">
            <text:p>99 670</text:p>
          </table:table-cell>
          <table:table-cell office:value-type="float" office:value="6.008305160468745" table:style-name="ce15">
            <text:p>6</text:p>
          </table:table-cell>
          <table:table-cell office:value-type="float" office:value="99667.478519026437" table:style-name="ce15">
            <text:p>99 667</text:p>
          </table:table-cell>
          <table:table-cell office:value-type="float" office:value="7700049.2117304318" table:style-name="ce15">
            <text:p>7 700 049</text:p>
          </table:table-cell>
          <table:table-cell office:value-type="float" office:value="77.255060930129915" table:style-name="ce16">
            <text:p>77,26</text:p>
          </table:table-cell>
          <table:table-cell office:value-type="float" office:value="6.7981847736115787E-5" table:style-name="ce14">
            <text:p>0,00007</text:p>
          </table:table-cell>
          <table:table-cell office:value-type="float" office:value="99633.72906325254" table:style-name="ce15">
            <text:p>99 634</text:p>
          </table:table-cell>
          <table:table-cell office:value-type="float" office:value="6.7732849985594488" table:style-name="ce15">
            <text:p>7</text:p>
          </table:table-cell>
          <table:table-cell office:value-type="float" office:value="99630.342420753266" table:style-name="ce15">
            <text:p>99 630</text:p>
          </table:table-cell>
          <table:table-cell office:value-type="float" office:value="7467184.7617622251" table:style-name="ce15">
            <text:p>7 467 185</text:p>
          </table:table-cell>
          <table:table-cell office:value-type="float" office:value="74.946354331691012" table:style-name="ce16">
            <text:p>74,95</text:p>
          </table:table-cell>
          <table:table-cell office:value-type="float" office:value="7" table:style-name="ce29">
            <text:p>7</text:p>
          </table:table-cell>
          <table:table-cell table:number-columns-repeated="16364" table:style-name="ce5"/>
        </table:table-row>
        <table:table-row table:style-name="ro2">
          <table:table-cell office:value-type="float" office:value="8" table:style-name="ce29">
            <text:p>8</text:p>
          </table:table-cell>
          <table:table-cell office:value-type="float" office:value="7.3093951516739329E-5" table:style-name="ce14">
            <text:p>0,00007</text:p>
          </table:table-cell>
          <table:table-cell office:value-type="float" office:value="99591.427624719945" table:style-name="ce15">
            <text:p>99 591</text:p>
          </table:table-cell>
          <table:table-cell office:value-type="float" office:value="7.2795309822841334" table:style-name="ce15">
            <text:p>7</text:p>
          </table:table-cell>
          <table:table-cell office:value-type="float" office:value="99587.787859228803" table:style-name="ce15">
            <text:p>99 588</text:p>
          </table:table-cell>
          <table:table-cell office:value-type="float" office:value="7127427.9736278486" table:style-name="ce15">
            <text:p>7 127 428</text:p>
          </table:table-cell>
          <table:table-cell office:value-type="float" office:value="71.566681426491812" table:style-name="ce16">
            <text:p>71,57</text:p>
          </table:table-cell>
          <table:table-cell office:value-type="float" office:value="5.310342705019971E-5" table:style-name="ce14">
            <text:p>0,00005</text:p>
          </table:table-cell>
          <table:table-cell office:value-type="float" office:value="99664.4743664462" table:style-name="ce15">
            <text:p>99 664</text:p>
          </table:table-cell>
          <table:table-cell office:value-type="float" office:value="5.2925251440150749" table:style-name="ce15">
            <text:p>5</text:p>
          </table:table-cell>
          <table:table-cell office:value-type="float" office:value="99661.828103874199" table:style-name="ce15">
            <text:p>99 662</text:p>
          </table:table-cell>
          <table:table-cell office:value-type="float" office:value="7600381.7332114056" table:style-name="ce15">
            <text:p>7 600 382</text:p>
          </table:table-cell>
          <table:table-cell office:value-type="float" office:value="76.259688133871379" table:style-name="ce16">
            <text:p>76,26</text:p>
          </table:table-cell>
          <table:table-cell office:value-type="float" office:value="6.3391450980242425E-5" table:style-name="ce14">
            <text:p>0,00006</text:p>
          </table:table-cell>
          <table:table-cell office:value-type="float" office:value="99626.955778253978" table:style-name="ce15">
            <text:p>99 627</text:p>
          </table:table-cell>
          <table:table-cell office:value-type="float" office:value="6.315497283527967" table:style-name="ce15">
            <text:p>6</text:p>
          </table:table-cell>
          <table:table-cell office:value-type="float" office:value="99623.798029612211" table:style-name="ce15">
            <text:p>99 624</text:p>
          </table:table-cell>
          <table:table-cell office:value-type="float" office:value="7367554.419341472" table:style-name="ce15">
            <text:p>7 367 554</text:p>
          </table:table-cell>
          <table:table-cell office:value-type="float" office:value="73.951415676495273" table:style-name="ce16">
            <text:p>73,95</text:p>
          </table:table-cell>
          <table:table-cell office:value-type="float" office:value="8" table:style-name="ce29">
            <text:p>8</text:p>
          </table:table-cell>
          <table:table-cell table:number-columns-repeated="16364" table:style-name="ce5"/>
        </table:table-row>
        <table:table-row table:style-name="ro2">
          <table:table-cell office:value-type="float" office:value="9" table:style-name="ce29">
            <text:p>9</text:p>
          </table:table-cell>
          <table:table-cell office:value-type="float" office:value="7.5566684837194509E-5" table:style-name="ce14">
            <text:p>0,00008</text:p>
          </table:table-cell>
          <table:table-cell office:value-type="float" office:value="99584.148093737662" table:style-name="ce15">
            <text:p>99 584</text:p>
          </table:table-cell>
          <table:table-cell office:value-type="float" office:value="7.5252439337799784" table:style-name="ce15">
            <text:p>8</text:p>
          </table:table-cell>
          <table:table-cell office:value-type="float" office:value="99580.385471770773" table:style-name="ce15">
            <text:p>99 580</text:p>
          </table:table-cell>
          <table:table-cell office:value-type="float" office:value="7027840.1857686201" table:style-name="ce15">
            <text:p>7 027 840</text:p>
          </table:table-cell>
          <table:table-cell office:value-type="float" office:value="70.571876350776009" table:style-name="ce16">
            <text:p>70,57</text:p>
          </table:table-cell>
          <table:table-cell office:value-type="float" office:value="4.6914417042527877E-5" table:style-name="ce14">
            <text:p>0,00005</text:p>
          </table:table-cell>
          <table:table-cell office:value-type="float" office:value="99659.181841302183" table:style-name="ce15">
            <text:p>99 659</text:p>
          </table:table-cell>
          <table:table-cell office:value-type="float" office:value="4.6754524190199716" table:style-name="ce15">
            <text:p>5</text:p>
          </table:table-cell>
          <table:table-cell office:value-type="float" office:value="99656.844115092681" table:style-name="ce15">
            <text:p>99 657</text:p>
          </table:table-cell>
          <table:table-cell office:value-type="float" office:value="7500719.9051075317" table:style-name="ce15">
            <text:p>7 500 720</text:p>
          </table:table-cell>
          <table:table-cell office:value-type="float" office:value="75.263711446595238" table:style-name="ce16">
            <text:p>75,26</text:p>
          </table:table-cell>
          <table:table-cell office:value-type="float" office:value="6.1603307290586558E-5" table:style-name="ce14">
            <text:p>0,00006</text:p>
          </table:table-cell>
          <table:table-cell office:value-type="float" office:value="99620.640280970445" table:style-name="ce15">
            <text:p>99 621</text:p>
          </table:table-cell>
          <table:table-cell office:value-type="float" office:value="6.1369609157136074" table:style-name="ce15">
            <text:p>6</text:p>
          </table:table-cell>
          <table:table-cell office:value-type="float" office:value="99617.571800512582" table:style-name="ce15">
            <text:p>99 618</text:p>
          </table:table-cell>
          <table:table-cell office:value-type="float" office:value="7267930.6213118602" table:style-name="ce15">
            <text:p>7 267 931</text:p>
          </table:table-cell>
          <table:table-cell office:value-type="float" office:value="72.956072163493033" table:style-name="ce16">
            <text:p>72,96</text:p>
          </table:table-cell>
          <table:table-cell office:value-type="float" office:value="9" table:style-name="ce29">
            <text:p>9</text:p>
          </table:table-cell>
          <table:table-cell table:number-columns-repeated="16364" table:style-name="ce5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float" office:value="8.3488884688359162E-5" table:style-name="ce14">
            <text:p>0,00008</text:p>
          </table:table-cell>
          <table:table-cell office:value-type="float" office:value="99576.622849803884" table:style-name="ce15">
            <text:p>99 577</text:p>
          </table:table-cell>
          <table:table-cell office:value-type="float" office:value="8.3135411827635064" table:style-name="ce15">
            <text:p>8</text:p>
          </table:table-cell>
          <table:table-cell office:value-type="float" office:value="99572.466079212492" table:style-name="ce15">
            <text:p>99 572</text:p>
          </table:table-cell>
          <table:table-cell office:value-type="float" office:value="6928259.8002968496" table:style-name="ce15">
            <text:p>6 928 260</text:p>
          </table:table-cell>
          <table:table-cell office:value-type="float" office:value="69.577171850335503" table:style-name="ce16">
            <text:p>69,58</text:p>
          </table:table-cell>
          <table:table-cell office:value-type="float" office:value="4.5017326589513211E-5" table:style-name="ce14">
            <text:p>0,00005</text:p>
          </table:table-cell>
          <table:table-cell office:value-type="float" office:value="99654.506388883165" table:style-name="ce15">
            <text:p>99 655</text:p>
          </table:table-cell>
          <table:table-cell office:value-type="float" office:value="4.4861794602250846" table:style-name="ce15">
            <text:p>4</text:p>
          </table:table-cell>
          <table:table-cell office:value-type="float" office:value="99652.263299153055" table:style-name="ce15">
            <text:p>99 652</text:p>
          </table:table-cell>
          <table:table-cell office:value-type="float" office:value="7401063.0609924393" table:style-name="ce15">
            <text:p>7 401 063</text:p>
          </table:table-cell>
          <table:table-cell office:value-type="float" office:value="74.267219107093538" table:style-name="ce16">
            <text:p>74,27</text:p>
          </table:table-cell>
          <table:table-cell office:value-type="float" office:value="6.4704061191429171E-5" table:style-name="ce14">
            <text:p>0,00006</text:p>
          </table:table-cell>
          <table:table-cell office:value-type="float" office:value="99614.503320054733" table:style-name="ce15">
            <text:p>99 615</text:p>
          </table:table-cell>
          <table:table-cell office:value-type="float" office:value="6.4454629183746457" table:style-name="ce15">
            <text:p>6</text:p>
          </table:table-cell>
          <table:table-cell office:value-type="float" office:value="99611.280588595546" table:style-name="ce15">
            <text:p>99 611</text:p>
          </table:table-cell>
          <table:table-cell office:value-type="float" office:value="7168313.0495113479" table:style-name="ce15">
            <text:p>7 168 313</text:p>
          </table:table-cell>
          <table:table-cell office:value-type="float" office:value="71.960535972156961" table:style-name="ce16">
            <text:p>71,96</text:p>
          </table:table-cell>
          <table:table-cell office:value-type="float" office:value="10" table:style-name="ce13">
            <text:p>10</text:p>
          </table:table-cell>
          <table:table-cell table:number-columns-repeated="16364" table:style-name="ce5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float" office:value="9.7775159718729932E-5" table:style-name="ce14">
            <text:p>0,00010</text:p>
          </table:table-cell>
          <table:table-cell office:value-type="float" office:value="99568.309308621116" table:style-name="ce15">
            <text:p>99 568</text:p>
          </table:table-cell>
          <table:table-cell office:value-type="float" office:value="9.7353073455743342" table:style-name="ce15">
            <text:p>10</text:p>
          </table:table-cell>
          <table:table-cell office:value-type="float" office:value="99563.441654948329" table:style-name="ce15">
            <text:p>99 563</text:p>
          </table:table-cell>
          <table:table-cell office:value-type="float" office:value="6828687.3342176368" table:style-name="ce15">
            <text:p>6 828 687</text:p>
          </table:table-cell>
          <table:table-cell office:value-type="float" office:value="68.582939507906005" table:style-name="ce16">
            <text:p>68,58</text:p>
          </table:table-cell>
          <table:table-cell office:value-type="float" office:value="5.071364143212424E-5" table:style-name="ce14">
            <text:p>0,00005</text:p>
          </table:table-cell>
          <table:table-cell office:value-type="float" office:value="99650.020209422946" table:style-name="ce15">
            <text:p>99 650</text:p>
          </table:table-cell>
          <table:table-cell office:value-type="float" office:value="5.0536153936046091" table:style-name="ce15">
            <text:p>5</text:p>
          </table:table-cell>
          <table:table-cell office:value-type="float" office:value="99647.49340172614" table:style-name="ce15">
            <text:p>99 647</text:p>
          </table:table-cell>
          <table:table-cell office:value-type="float" office:value="7301410.7976932861" table:style-name="ce15">
            <text:p>7 301 411</text:p>
          </table:table-cell>
          <table:table-cell office:value-type="float" office:value="73.270540059588086" table:style-name="ce16">
            <text:p>73,27</text:p>
          </table:table-cell>
          <table:table-cell office:value-type="float" office:value="7.4779765265425773E-5" table:style-name="ce14">
            <text:p>0,00007</text:p>
          </table:table-cell>
          <table:table-cell office:value-type="float" office:value="99608.057857136359" table:style-name="ce15">
            <text:p>99 608</text:p>
          </table:table-cell>
          <table:table-cell office:value-type="float" office:value="7.4486671851016064" table:style-name="ce15">
            <text:p>7</text:p>
          </table:table-cell>
          <table:table-cell office:value-type="float" office:value="99604.333523543813" table:style-name="ce15">
            <text:p>99 604</text:p>
          </table:table-cell>
          <table:table-cell office:value-type="float" office:value="7068701.7689227527" table:style-name="ce15">
            <text:p>7 068 702</text:p>
          </table:table-cell>
          <table:table-cell office:value-type="float" office:value="70.965160058246425" table:style-name="ce16">
            <text:p>70,97</text:p>
          </table:table-cell>
          <table:table-cell office:value-type="float" office:value="11" table:style-name="ce13">
            <text:p>11</text:p>
          </table:table-cell>
          <table:table-cell table:number-columns-repeated="16364" table:style-name="ce5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float" office:value="1.192935231594796E-4" table:style-name="ce14">
            <text:p>0,00012</text:p>
          </table:table-cell>
          <table:table-cell office:value-type="float" office:value="99558.574001275541" table:style-name="ce15">
            <text:p>99 559</text:p>
          </table:table-cell>
          <table:table-cell office:value-type="float" office:value="11.876693053345928" table:style-name="ce15">
            <text:p>12</text:p>
          </table:table-cell>
          <table:table-cell office:value-type="float" office:value="99552.635654748869" table:style-name="ce15">
            <text:p>99 553</text:p>
          </table:table-cell>
          <table:table-cell office:value-type="float" office:value="6729123.8925626883" table:style-name="ce15">
            <text:p>6 729 124</text:p>
          </table:table-cell>
          <table:table-cell office:value-type="float" office:value="67.58959697912583" table:style-name="ce16">
            <text:p>67,59</text:p>
          </table:table-cell>
          <table:table-cell office:value-type="float" office:value="6.5738131495191309E-5" table:style-name="ce14">
            <text:p>0,00007</text:p>
          </table:table-cell>
          <table:table-cell office:value-type="float" office:value="99644.966594029334" table:style-name="ce15">
            <text:p>99 645</text:p>
          </table:table-cell>
          <table:table-cell office:value-type="float" office:value="6.5504739167922459" table:style-name="ce15">
            <text:p>7</text:p>
          </table:table-cell>
          <table:table-cell office:value-type="float" office:value="99641.691357070929" table:style-name="ce15">
            <text:p>99 642</text:p>
          </table:table-cell>
          <table:table-cell office:value-type="float" office:value="7201763.3042915603" table:style-name="ce15">
            <text:p>7 201 763</text:p>
          </table:table-cell>
          <table:table-cell office:value-type="float" office:value="72.274230705829609" table:style-name="ce16">
            <text:p>72,27</text:p>
          </table:table-cell>
          <table:table-cell office:value-type="float" office:value="9.3130974974321354E-5" table:style-name="ce14">
            <text:p>0,00009</text:p>
          </table:table-cell>
          <table:table-cell office:value-type="float" office:value="99600.609189951254" table:style-name="ce15">
            <text:p>99 601</text:p>
          </table:table-cell>
          <table:table-cell office:value-type="float" office:value="9.2759018418965109" table:style-name="ce15">
            <text:p>9</text:p>
          </table:table-cell>
          <table:table-cell office:value-type="float" office:value="99595.971239030303" table:style-name="ce15">
            <text:p>99 596</text:p>
          </table:table-cell>
          <table:table-cell office:value-type="float" office:value="6969097.4353992091" table:style-name="ce15">
            <text:p>6 969 097</text:p>
          </table:table-cell>
          <table:table-cell office:value-type="float" office:value="69.970429820446569" table:style-name="ce16">
            <text:p>69,97</text:p>
          </table:table-cell>
          <table:table-cell office:value-type="float" office:value="12" table:style-name="ce13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.4877353621766922E-4" table:style-name="ce14">
            <text:p>0,00015</text:p>
          </table:table-cell>
          <table:table-cell office:value-type="float" office:value="99546.697308222196" table:style-name="ce15">
            <text:p>99 547</text:p>
          </table:table-cell>
          <table:table-cell office:value-type="float" office:value="14.80991417733415" table:style-name="ce15">
            <text:p>15</text:p>
          </table:table-cell>
          <table:table-cell office:value-type="float" office:value="99539.292351133539" table:style-name="ce15">
            <text:p>99 539</text:p>
          </table:table-cell>
          <table:table-cell office:value-type="float" office:value="6629571.2569079399" table:style-name="ce15">
            <text:p>6 629 571</text:p>
          </table:table-cell>
          <table:table-cell office:value-type="float" office:value="66.597601288379067" table:style-name="ce16">
            <text:p>66,60</text:p>
          </table:table-cell>
          <table:table-cell office:value-type="float" office:value="8.7170283693265352E-5" table:style-name="ce14">
            <text:p>0,00009</text:p>
          </table:table-cell>
          <table:table-cell office:value-type="float" office:value="99638.416120112539" table:style-name="ce15">
            <text:p>99 638</text:p>
          </table:table-cell>
          <table:table-cell office:value-type="float" office:value="8.6855089999378343" table:style-name="ce15">
            <text:p>9</text:p>
          </table:table-cell>
          <table:table-cell office:value-type="float" office:value="99634.073365612567" table:style-name="ce15">
            <text:p>99 634</text:p>
          </table:table-cell>
          <table:table-cell office:value-type="float" office:value="7102121.6129344897" table:style-name="ce15">
            <text:p>7 102 122</text:p>
          </table:table-cell>
          <table:table-cell office:value-type="float" office:value="71.278949319838588" table:style-name="ce16">
            <text:p>71,28</text:p>
          </table:table-cell>
          <table:table-cell office:value-type="float" office:value="1.1872424785863962E-4" table:style-name="ce14">
            <text:p>0,00012</text:p>
          </table:table-cell>
          <table:table-cell office:value-type="float" office:value="99591.333288109352" table:style-name="ce15">
            <text:p>99 591</text:p>
          </table:table-cell>
          <table:table-cell office:value-type="float" office:value="11.823906137869882" table:style-name="ce15">
            <text:p>12</text:p>
          </table:table-cell>
          <table:table-cell office:value-type="float" office:value="99585.421335040417" table:style-name="ce15">
            <text:p>99 585</text:p>
          </table:table-cell>
          <table:table-cell office:value-type="float" office:value="6869501.4641601788" table:style-name="ce15">
            <text:p>6 869 501</text:p>
          </table:table-cell>
          <table:table-cell office:value-type="float" office:value="68.976900271907084" table:style-name="ce16">
            <text:p>68,98</text:p>
          </table:table-cell>
          <table:table-cell office:value-type="float" office:value="13" table:style-name="ce1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float" office:value="1.8691916247848237E-4" table:style-name="ce14">
            <text:p>0,00019</text:p>
          </table:table-cell>
          <table:table-cell office:value-type="float" office:value="99531.887394044868" table:style-name="ce15">
            <text:p>99 532</text:p>
          </table:table-cell>
          <table:table-cell office:value-type="float" office:value="18.604417031597485" table:style-name="ce15">
            <text:p>19</text:p>
          </table:table-cell>
          <table:table-cell office:value-type="float" office:value="99522.585185529068" table:style-name="ce15">
            <text:p>99 523</text:p>
          </table:table-cell>
          <table:table-cell office:value-type="float" office:value="6530031.9645568067" table:style-name="ce15">
            <text:p>6 530 032</text:p>
          </table:table-cell>
          <table:table-cell office:value-type="float" office:value="65.607436325451488" table:style-name="ce16">
            <text:p>65,61</text:p>
          </table:table-cell>
          <table:table-cell office:value-type="float" office:value="1.1122889479940283E-4" table:style-name="ce14">
            <text:p>0,00011</text:p>
          </table:table-cell>
          <table:table-cell office:value-type="float" office:value="99629.730611112594" table:style-name="ce15">
            <text:p>99 630</text:p>
          </table:table-cell>
          <table:table-cell office:value-type="float" office:value="11.081704825036287" table:style-name="ce15">
            <text:p>11</text:p>
          </table:table-cell>
          <table:table-cell office:value-type="float" office:value="99624.189758700086" table:style-name="ce15">
            <text:p>99 624</text:p>
          </table:table-cell>
          <table:table-cell office:value-type="float" office:value="7002487.5395688768" table:style-name="ce15">
            <text:p>7 002 488</text:p>
          </table:table-cell>
          <table:table-cell office:value-type="float" office:value="70.285119678802246" table:style-name="ce16">
            <text:p>70,29</text:p>
          </table:table-cell>
          <table:table-cell office:value-type="float" office:value="1.5009462119637004E-4" table:style-name="ce14">
            <text:p>0,00015</text:p>
          </table:table-cell>
          <table:table-cell office:value-type="float" office:value="99579.509381971482" table:style-name="ce15">
            <text:p>99 580</text:p>
          </table:table-cell>
          <table:table-cell office:value-type="float" office:value="14.946348739607386" table:style-name="ce15">
            <text:p>15</text:p>
          </table:table-cell>
          <table:table-cell office:value-type="float" office:value="99572.036207601675" table:style-name="ce15">
            <text:p>99 572</text:p>
          </table:table-cell>
          <table:table-cell office:value-type="float" office:value="6769916.0428251382" table:style-name="ce15">
            <text:p>6 769 916</text:p>
          </table:table-cell>
          <table:table-cell office:value-type="float" office:value="67.985031105714683" table:style-name="ce16">
            <text:p>67,99</text:p>
          </table:table-cell>
          <table:table-cell office:value-type="float" office:value="14" table:style-name="ce13">
            <text:p>14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float" office:value="2.3443436551698736E-4" table:style-name="ce14">
            <text:p>0,00023</text:p>
          </table:table-cell>
          <table:table-cell office:value-type="float" office:value="99513.282977013267" table:style-name="ce15">
            <text:p>99 513</text:p>
          </table:table-cell>
          <table:table-cell office:value-type="float" office:value="23.329333355228524" table:style-name="ce15">
            <text:p>23</text:p>
          </table:table-cell>
          <table:table-cell office:value-type="float" office:value="99501.618310335645" table:style-name="ce15">
            <text:p>99 502</text:p>
          </table:table-cell>
          <table:table-cell office:value-type="float" office:value="6430509.379371278" table:style-name="ce15">
            <text:p>6 430 509</text:p>
          </table:table-cell>
          <table:table-cell office:value-type="float" office:value="64.619608428119804" table:style-name="ce16">
            <text:p>64,62</text:p>
          </table:table-cell>
          <table:table-cell office:value-type="float" office:value="1.3413276157847617E-4" table:style-name="ce14">
            <text:p>0,00013</text:p>
          </table:table-cell>
          <table:table-cell office:value-type="float" office:value="99618.648906287563" table:style-name="ce15">
            <text:p>99 619</text:p>
          </table:table-cell>
          <table:table-cell office:value-type="float" office:value="13.362124482516995" table:style-name="ce15">
            <text:p>13</text:p>
          </table:table-cell>
          <table:table-cell office:value-type="float" office:value="99611.967844046303" table:style-name="ce15">
            <text:p>99 612</text:p>
          </table:table-cell>
          <table:table-cell office:value-type="float" office:value="6902863.3498101765" table:style-name="ce15">
            <text:p>6 902 863</text:p>
          </table:table-cell>
          <table:table-cell office:value-type="float" office:value="69.29288266400583" table:style-name="ce16">
            <text:p>69,29</text:p>
          </table:table-cell>
          <table:table-cell office:value-type="float" office:value="1.8577713225743911E-4" table:style-name="ce14">
            <text:p>0,00019</text:p>
          </table:table-cell>
          <table:table-cell office:value-type="float" office:value="99564.563033231869" table:style-name="ce15">
            <text:p>99 565</text:p>
          </table:table-cell>
          <table:table-cell office:value-type="float" office:value="18.496818994778849" table:style-name="ce15">
            <text:p>18</text:p>
          </table:table-cell>
          <table:table-cell office:value-type="float" office:value="99555.314623734477" table:style-name="ce15">
            <text:p>99 555</text:p>
          </table:table-cell>
          <table:table-cell office:value-type="float" office:value="6670344.0066175368" table:style-name="ce15">
            <text:p>6 670 344</text:p>
          </table:table-cell>
          <table:table-cell office:value-type="float" office:value="66.995161766452611" table:style-name="ce16">
            <text:p>67,00</text:p>
          </table:table-cell>
          <table:table-cell office:value-type="float" office:value="15" table:style-name="ce13">
            <text:p>15</text:p>
          </table:table-cell>
          <table:table-cell table:number-columns-repeated="16364" table:style-name="ce5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.9201796972729813E-4" table:style-name="ce14">
            <text:p>0,00029</text:p>
          </table:table-cell>
          <table:table-cell office:value-type="float" office:value="99489.953643658038" table:style-name="ce15">
            <text:p>99 490</text:p>
          </table:table-cell>
          <table:table-cell office:value-type="float" office:value="29.052854271284026" table:style-name="ce15">
            <text:p>29</text:p>
          </table:table-cell>
          <table:table-cell office:value-type="float" office:value="99475.427216522396" table:style-name="ce15">
            <text:p>99 475</text:p>
          </table:table-cell>
          <table:table-cell office:value-type="float" office:value="6331007.761060942" table:style-name="ce15">
            <text:p>6 331 008</text:p>
          </table:table-cell>
          <table:table-cell office:value-type="float" office:value="63.634643792644994" table:style-name="ce16">
            <text:p>63,63</text:p>
          </table:table-cell>
          <table:table-cell office:value-type="float" office:value="1.5210396408687652E-4" table:style-name="ce14">
            <text:p>0,00015</text:p>
          </table:table-cell>
          <table:table-cell office:value-type="float" office:value="99605.286781805044" table:style-name="ce15">
            <text:p>99 605</text:p>
          </table:table-cell>
          <table:table-cell office:value-type="float" office:value="15.150358963522711" table:style-name="ce15">
            <text:p>15</text:p>
          </table:table-cell>
          <table:table-cell office:value-type="float" office:value="99597.711602323281" table:style-name="ce15">
            <text:p>99 598</text:p>
          </table:table-cell>
          <table:table-cell office:value-type="float" office:value="6803251.3819661299" table:style-name="ce15">
            <text:p>6 803 251</text:p>
          </table:table-cell>
          <table:table-cell office:value-type="float" office:value="68.302111281194399" table:style-name="ce16">
            <text:p>68,30</text:p>
          </table:table-cell>
          <table:table-cell office:value-type="float" office:value="2.2430573177705397E-4" table:style-name="ce14">
            <text:p>0,00022</text:p>
          </table:table-cell>
          <table:table-cell office:value-type="float" office:value="99546.066214237086" table:style-name="ce15">
            <text:p>99 546</text:p>
          </table:table-cell>
          <table:table-cell office:value-type="float" office:value="22.328753227711516" table:style-name="ce15">
            <text:p>22</text:p>
          </table:table-cell>
          <table:table-cell office:value-type="float" office:value="99534.901837623227" table:style-name="ce15">
            <text:p>99 535</text:p>
          </table:table-cell>
          <table:table-cell office:value-type="float" office:value="6570788.6919938019" table:style-name="ce15">
            <text:p>6 570 789</text:p>
          </table:table-cell>
          <table:table-cell office:value-type="float" office:value="66.00751734229803" table:style-name="ce16">
            <text:p>66,01</text:p>
          </table:table-cell>
          <table:table-cell office:value-type="float" office:value="16" table:style-name="ce13">
            <text:p>16</text:p>
          </table:table-cell>
          <table:table-cell table:number-columns-repeated="16364" table:style-name="ce5"/>
        </table:table-row>
        <table:table-row table:style-name="ro2">
          <table:table-cell office:value-type="float" office:value="17" table:style-name="ce13">
            <text:p>17</text:p>
          </table:table-cell>
          <table:table-cell office:value-type="float" office:value="3.5807348818379936E-4" table:style-name="ce14">
            <text:p>0,00036</text:p>
          </table:table-cell>
          <table:table-cell office:value-type="float" office:value="99460.900789386753" table:style-name="ce15">
            <text:p>99 461</text:p>
          </table:table-cell>
          <table:table-cell office:value-type="float" office:value="35.614311683558519" table:style-name="ce15">
            <text:p>36</text:p>
          </table:table-cell>
          <table:table-cell office:value-type="float" office:value="99443.093633544981" table:style-name="ce15">
            <text:p>99 443</text:p>
          </table:table-cell>
          <table:table-cell office:value-type="float" office:value="6231532.3338444196" table:style-name="ce15">
            <text:p>6 231 532</text:p>
          </table:table-cell>
          <table:table-cell office:value-type="float" office:value="62.653085628492242" table:style-name="ce16">
            <text:p>62,65</text:p>
          </table:table-cell>
          <table:table-cell office:value-type="float" office:value="1.6283099693902714E-4" table:style-name="ce14">
            <text:p>0,00016</text:p>
          </table:table-cell>
          <table:table-cell office:value-type="float" office:value="99590.136422841519" table:style-name="ce15">
            <text:p>99 590</text:p>
          </table:table-cell>
          <table:table-cell office:value-type="float" office:value="16.216361199025002" table:style-name="ce15">
            <text:p>16</text:p>
          </table:table-cell>
          <table:table-cell office:value-type="float" office:value="99582.028242241999" table:style-name="ce15">
            <text:p>99 582</text:p>
          </table:table-cell>
          <table:table-cell office:value-type="float" office:value="6703653.6703638062" table:style-name="ce15">
            <text:p>6 703 654</text:p>
          </table:table-cell>
          <table:table-cell office:value-type="float" office:value="67.312425819975971" table:style-name="ce16">
            <text:p>67,31</text:p>
          </table:table-cell>
          <table:table-cell office:value-type="float" office:value="2.6372909153920757E-4" table:style-name="ce14">
            <text:p>0,00026</text:p>
          </table:table-cell>
          <table:table-cell office:value-type="float" office:value="99523.737461009368" table:style-name="ce15">
            <text:p>99 524</text:p>
          </table:table-cell>
          <table:table-cell office:value-type="float" office:value="26.247304867178602" table:style-name="ce15">
            <text:p>26</text:p>
          </table:table-cell>
          <table:table-cell office:value-type="float" office:value="99510.613808575785" table:style-name="ce15">
            <text:p>99 511</text:p>
          </table:table-cell>
          <table:table-cell office:value-type="float" office:value="6471253.7901561782" table:style-name="ce15">
            <text:p>6 471 254</text:p>
          </table:table-cell>
          <table:table-cell office:value-type="float" office:value="65.022214350535577" table:style-name="ce16">
            <text:p>65,02</text:p>
          </table:table-cell>
          <table:table-cell office:value-type="float" office:value="17" table:style-name="ce13">
            <text:p>17</text:p>
          </table:table-cell>
          <table:table-cell table:number-columns-repeated="16364" table:style-name="ce5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4.251037003674991E-4" table:style-name="ce14">
            <text:p>0,00043</text:p>
          </table:table-cell>
          <table:table-cell office:value-type="float" office:value="99425.286477703194" table:style-name="ce15">
            <text:p>99 425</text:p>
          </table:table-cell>
          <table:table-cell office:value-type="float" office:value="42.266057191770301" table:style-name="ce15">
            <text:p>42</text:p>
          </table:table-cell>
          <table:table-cell office:value-type="float" office:value="99404.153449107311" table:style-name="ce15">
            <text:p>99 404</text:p>
          </table:table-cell>
          <table:table-cell office:value-type="float" office:value="6132089.2402108749" table:style-name="ce15">
            <text:p>6 132 089</text:p>
          </table:table-cell>
          <table:table-cell office:value-type="float" office:value="61.6753489725779" table:style-name="ce16">
            <text:p>61,68</text:p>
          </table:table-cell>
          <table:table-cell office:value-type="float" office:value="1.6777217957535866E-4" table:style-name="ce14">
            <text:p>0,00017</text:p>
          </table:table-cell>
          <table:table-cell office:value-type="float" office:value="99573.920061642493" table:style-name="ce15">
            <text:p>99 574</text:p>
          </table:table-cell>
          <table:table-cell office:value-type="float" office:value="16.705733597604294" table:style-name="ce15">
            <text:p>17</text:p>
          </table:table-cell>
          <table:table-cell office:value-type="float" office:value="99565.567194843694" table:style-name="ce15">
            <text:p>99 566</text:p>
          </table:table-cell>
          <table:table-cell office:value-type="float" office:value="6604071.6421215646" table:style-name="ce15">
            <text:p>6 604 072</text:p>
          </table:table-cell>
          <table:table-cell office:value-type="float" office:value="66.323306725628868" table:style-name="ce16">
            <text:p>66,32</text:p>
          </table:table-cell>
          <table:table-cell office:value-type="float" office:value="3.0084833934117158E-4" table:style-name="ce14">
            <text:p>0,00030</text:p>
          </table:table-cell>
          <table:table-cell office:value-type="float" office:value="99497.490156142187" table:style-name="ce15">
            <text:p>99 497</text:p>
          </table:table-cell>
          <table:table-cell office:value-type="float" office:value="29.933654682089944" table:style-name="ce15">
            <text:p>30</text:p>
          </table:table-cell>
          <table:table-cell office:value-type="float" office:value="99482.523328801151" table:style-name="ce15">
            <text:p>99 483</text:p>
          </table:table-cell>
          <table:table-cell office:value-type="float" office:value="6371743.1763476022" table:style-name="ce15">
            <text:p>6 371 743</text:p>
          </table:table-cell>
          <table:table-cell office:value-type="float" office:value="64.039235224409936" table:style-name="ce16">
            <text:p>64,04</text:p>
          </table:table-cell>
          <table:table-cell office:value-type="float" office:value="18" table:style-name="ce13">
            <text:p>18</text:p>
          </table:table-cell>
          <table:table-cell table:number-columns-repeated="16364" table:style-name="ce5"/>
        </table:table-row>
        <table:table-row table:style-name="ro2">
          <table:table-cell office:value-type="float" office:value="19" table:style-name="ce13">
            <text:p>19</text:p>
          </table:table-cell>
          <table:table-cell office:value-type="float" office:value="4.846762448308075E-4" table:style-name="ce14">
            <text:p>0,00048</text:p>
          </table:table-cell>
          <table:table-cell office:value-type="float" office:value="99383.020420511428" table:style-name="ce15">
            <text:p>99 383</text:p>
          </table:table-cell>
          <table:table-cell office:value-type="float" office:value="48.168589137356939" table:style-name="ce15">
            <text:p>48</text:p>
          </table:table-cell>
          <table:table-cell office:value-type="float" office:value="99358.936125942739" table:style-name="ce15">
            <text:p>99 359</text:p>
          </table:table-cell>
          <table:table-cell office:value-type="float" office:value="6032685.086761768" table:style-name="ce15">
            <text:p>6 032 685</text:p>
          </table:table-cell>
          <table:table-cell office:value-type="float" office:value="60.701365899689407" table:style-name="ce16">
            <text:p>60,70</text:p>
          </table:table-cell>
          <table:table-cell office:value-type="float" office:value="1.6898326860169288E-4" table:style-name="ce14">
            <text:p>0,00017</text:p>
          </table:table-cell>
          <table:table-cell office:value-type="float" office:value="99557.214328044895" table:style-name="ce15">
            <text:p>99 557</text:p>
          </table:table-cell>
          <table:table-cell office:value-type="float" office:value="16.823503490032316" table:style-name="ce15">
            <text:p>17</text:p>
          </table:table-cell>
          <table:table-cell office:value-type="float" office:value="99548.802576299873" table:style-name="ce15">
            <text:p>99 549</text:p>
          </table:table-cell>
          <table:table-cell office:value-type="float" office:value="6504506.0749267209" table:style-name="ce15">
            <text:p>6 504 506</text:p>
          </table:table-cell>
          <table:table-cell office:value-type="float" office:value="65.334351898337772" table:style-name="ce16">
            <text:p>65,33</text:p>
          </table:table-cell>
          <table:table-cell office:value-type="float" office:value="3.322668937635688E-4" table:style-name="ce14">
            <text:p>0,00033</text:p>
          </table:table-cell>
          <table:table-cell office:value-type="float" office:value="99467.556501460102" table:style-name="ce15">
            <text:p>99 468</text:p>
          </table:table-cell>
          <table:table-cell office:value-type="float" office:value="33.049776028992419" table:style-name="ce15">
            <text:p>33</text:p>
          </table:table-cell>
          <table:table-cell office:value-type="float" office:value="99451.031613445608" table:style-name="ce15">
            <text:p>99 451</text:p>
          </table:table-cell>
          <table:table-cell office:value-type="float" office:value="6272260.6530188015" table:style-name="ce15">
            <text:p>6 272 261</text:p>
          </table:table-cell>
          <table:table-cell office:value-type="float" office:value="63.058356650459487" table:style-name="ce16">
            <text:p>63,06</text:p>
          </table:table-cell>
          <table:table-cell office:value-type="float" office:value="19" table:style-name="ce13">
            <text:p>19</text:p>
          </table:table-cell>
          <table:table-cell table:number-columns-repeated="16364" table:style-name="ce5"/>
        </table:table-row>
        <table:table-row table:style-name="ro2">
          <table:table-cell office:value-type="float" office:value="20" table:style-name="ce13">
            <text:p>20</text:p>
          </table:table-cell>
          <table:table-cell office:value-type="float" office:value="5.2835876012306089E-4" table:style-name="ce14">
            <text:p>0,00053</text:p>
          </table:table-cell>
          <table:table-cell office:value-type="float" office:value="99334.851831374064" table:style-name="ce15">
            <text:p>99 335</text:p>
          </table:table-cell>
          <table:table-cell office:value-type="float" office:value="52.484439150632767" table:style-name="ce15">
            <text:p>52</text:p>
          </table:table-cell>
          <table:table-cell office:value-type="float" office:value="99308.609611798747" table:style-name="ce15">
            <text:p>99 309</text:p>
          </table:table-cell>
          <table:table-cell office:value-type="float" office:value="5933326.1506358255" table:style-name="ce15">
            <text:p>5 933 326</text:p>
          </table:table-cell>
          <table:table-cell office:value-type="float" office:value="59.730558220471771" table:style-name="ce16">
            <text:p>59,73</text:p>
          </table:table-cell>
          <table:table-cell office:value-type="float" office:value="1.685200206206521E-4" table:style-name="ce14">
            <text:p>0,00017</text:p>
          </table:table-cell>
          <table:table-cell office:value-type="float" office:value="99540.390824554866" table:style-name="ce15">
            <text:p>99 540</text:p>
          </table:table-cell>
          <table:table-cell office:value-type="float" office:value="16.774548714341755" table:style-name="ce15">
            <text:p>17</text:p>
          </table:table-cell>
          <table:table-cell office:value-type="float" office:value="99532.003550197696" table:style-name="ce15">
            <text:p>99 532</text:p>
          </table:table-cell>
          <table:table-cell office:value-type="float" office:value="6404957.2723504212" table:style-name="ce15">
            <text:p>6 404 957</text:p>
          </table:table-cell>
          <table:table-cell office:value-type="float" office:value="64.345309670719416" table:style-name="ce16">
            <text:p>64,35</text:p>
          </table:table-cell>
          <table:table-cell office:value-type="float" office:value="3.5458817338446193E-4" table:style-name="ce14">
            <text:p>0,00035</text:p>
          </table:table-cell>
          <table:table-cell office:value-type="float" office:value="99434.506725431114" table:style-name="ce15">
            <text:p>99 435</text:p>
          </table:table-cell>
          <table:table-cell office:value-type="float" office:value="35.258300111155613" table:style-name="ce15">
            <text:p>35</text:p>
          </table:table-cell>
          <table:table-cell office:value-type="float" office:value="99416.877575375547" table:style-name="ce15">
            <text:p>99 417</text:p>
          </table:table-cell>
          <table:table-cell office:value-type="float" office:value="6172809.6214053556" table:style-name="ce15">
            <text:p>6 172 810</text:p>
          </table:table-cell>
          <table:table-cell office:value-type="float" office:value="62.079149630121449" table:style-name="ce16">
            <text:p>62,08</text:p>
          </table:table-cell>
          <table:table-cell office:value-type="float" office:value="20" table:style-name="ce13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13">
            <text:p>21</text:p>
          </table:table-cell>
          <table:table-cell office:value-type="float" office:value="5.4774602690505088E-4" table:style-name="ce14">
            <text:p>0,00055</text:p>
          </table:table-cell>
          <table:table-cell office:value-type="float" office:value="99282.36739222343" table:style-name="ce15">
            <text:p>99 282</text:p>
          </table:table-cell>
          <table:table-cell office:value-type="float" office:value="54.381522280817961" table:style-name="ce15">
            <text:p>54</text:p>
          </table:table-cell>
          <table:table-cell office:value-type="float" office:value="99255.176631083013" table:style-name="ce15">
            <text:p>99 255</text:p>
          </table:table-cell>
          <table:table-cell office:value-type="float" office:value="5834017.5410240265" table:style-name="ce15">
            <text:p>5 834 018</text:p>
          </table:table-cell>
          <table:table-cell office:value-type="float" office:value="58.761869748494661" table:style-name="ce16">
            <text:p>58,76</text:p>
          </table:table-cell>
          <table:table-cell office:value-type="float" office:value="1.6843623000716213E-4" table:style-name="ce14">
            <text:p>0,00017</text:p>
          </table:table-cell>
          <table:table-cell office:value-type="float" office:value="99523.616275840526" table:style-name="ce15">
            <text:p>99 524</text:p>
          </table:table-cell>
          <table:table-cell office:value-type="float" office:value="16.763382722182019" table:style-name="ce15">
            <text:p>17</text:p>
          </table:table-cell>
          <table:table-cell office:value-type="float" office:value="99515.234584479433" table:style-name="ce15">
            <text:p>99 515</text:p>
          </table:table-cell>
          <table:table-cell office:value-type="float" office:value="6305425.2688002232" table:style-name="ce15">
            <text:p>6 305 425</text:p>
          </table:table-cell>
          <table:table-cell office:value-type="float" office:value="63.356070697070045" table:style-name="ce16">
            <text:p>63,36</text:p>
          </table:table-cell>
          <table:table-cell office:value-type="float" office:value="3.644287946973036E-4" table:style-name="ce14">
            <text:p>0,00036</text:p>
          </table:table-cell>
          <table:table-cell office:value-type="float" office:value="99399.248425319965" table:style-name="ce15">
            <text:p>99 399</text:p>
          </table:table-cell>
          <table:table-cell office:value-type="float" office:value="36.223948297457206" table:style-name="ce15">
            <text:p>36</text:p>
          </table:table-cell>
          <table:table-cell office:value-type="float" office:value="99381.136451171245" table:style-name="ce15">
            <text:p>99 381</text:p>
          </table:table-cell>
          <table:table-cell office:value-type="float" office:value="6073392.7438299805" table:style-name="ce15">
            <text:p>6 073 393</text:p>
          </table:table-cell>
          <table:table-cell office:value-type="float" office:value="61.100992613570966" table:style-name="ce16">
            <text:p>61,10</text:p>
          </table:table-cell>
          <table:table-cell office:value-type="float" office:value="21" table:style-name="ce13">
            <text:p>21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5.4018695382685626E-4" table:style-name="ce14">
            <text:p>0,00054</text:p>
          </table:table-cell>
          <table:table-cell office:value-type="float" office:value="99227.985869942611" table:style-name="ce15">
            <text:p>99 228</text:p>
          </table:table-cell>
          <table:table-cell office:value-type="float" office:value="53.601663421458632" table:style-name="ce15">
            <text:p>54</text:p>
          </table:table-cell>
          <table:table-cell office:value-type="float" office:value="99201.185038231881" table:style-name="ce15">
            <text:p>99 201</text:p>
          </table:table-cell>
          <table:table-cell office:value-type="float" office:value="5734762.3643929437" table:style-name="ce15">
            <text:p>5 734 762</text:p>
          </table:table-cell>
          <table:table-cell office:value-type="float" office:value="57.793799945808175" table:style-name="ce16">
            <text:p>57,79</text:p>
          </table:table-cell>
          <table:table-cell office:value-type="float" office:value="1.7036969911437834E-4" table:style-name="ce14">
            <text:p>0,00017</text:p>
          </table:table-cell>
          <table:table-cell office:value-type="float" office:value="99506.852893118339" table:style-name="ce15">
            <text:p>99 507</text:p>
          </table:table-cell>
          <table:table-cell office:value-type="float" office:value="16.952952587219279" table:style-name="ce15">
            <text:p>17</text:p>
          </table:table-cell>
          <table:table-cell office:value-type="float" office:value="99498.376416824729" table:style-name="ce15">
            <text:p>99 498</text:p>
          </table:table-cell>
          <table:table-cell office:value-type="float" office:value="6205910.0342157437" table:style-name="ce15">
            <text:p>6 205 910</text:p>
          </table:table-cell>
          <table:table-cell office:value-type="float" office:value="62.366659720226465" table:style-name="ce16">
            <text:p>62,37</text:p>
          </table:table-cell>
          <table:table-cell office:value-type="float" office:value="3.6120333254677575E-4" table:style-name="ce14">
            <text:p>0,00036</text:p>
          </table:table-cell>
          <table:table-cell office:value-type="float" office:value="99363.024477022511" table:style-name="ce15">
            <text:p>99 363</text:p>
          </table:table-cell>
          <table:table-cell office:value-type="float" office:value="35.890255573027382" table:style-name="ce15">
            <text:p>36</text:p>
          </table:table-cell>
          <table:table-cell office:value-type="float" office:value="99345.079349235995" table:style-name="ce15">
            <text:p>99 345</text:p>
          </table:table-cell>
          <table:table-cell office:value-type="float" office:value="5974011.6073788097" table:style-name="ce15">
            <text:p>5 974 012</text:p>
          </table:table-cell>
          <table:table-cell office:value-type="float" office:value="60.123085411518318" table:style-name="ce16">
            <text:p>60,12</text:p>
          </table:table-cell>
          <table:table-cell office:value-type="float" office:value="22" table:style-name="ce13">
            <text:p>2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.1586866905156171E-4" table:style-name="ce14">
            <text:p>0,00052</text:p>
          </table:table-cell>
          <table:table-cell office:value-type="float" office:value="99174.38420652115" table:style-name="ce15">
            <text:p>99 174</text:p>
          </table:table-cell>
          <table:table-cell office:value-type="float" office:value="51.160957584626289" table:style-name="ce15">
            <text:p>51</text:p>
          </table:table-cell>
          <table:table-cell office:value-type="float" office:value="99148.803727728839" table:style-name="ce15">
            <text:p>99 149</text:p>
          </table:table-cell>
          <table:table-cell office:value-type="float" office:value="5635561.1793547114" table:style-name="ce15">
            <text:p>5 635 561</text:p>
          </table:table-cell>
          <table:table-cell office:value-type="float" office:value="56.824766036552298" table:style-name="ce16">
            <text:p>56,82</text:p>
          </table:table-cell>
          <table:table-cell office:value-type="float" office:value="1.7503009714412996E-4" table:style-name="ce14">
            <text:p>0,00018</text:p>
          </table:table-cell>
          <table:table-cell office:value-type="float" office:value="99489.899940531119" table:style-name="ce15">
            <text:p>99 490</text:p>
          </table:table-cell>
          <table:table-cell office:value-type="float" office:value="17.413726851450932" table:style-name="ce15">
            <text:p>17</text:p>
          </table:table-cell>
          <table:table-cell office:value-type="float" office:value="99481.193077105389" table:style-name="ce15">
            <text:p>99 481</text:p>
          </table:table-cell>
          <table:table-cell office:value-type="float" office:value="6106411.6577989189" table:style-name="ce15">
            <text:p>6 106 412</text:p>
          </table:table-cell>
          <table:table-cell office:value-type="float" office:value="61.377201720465621" table:style-name="ce16">
            <text:p>61,38</text:p>
          </table:table-cell>
          <table:table-cell office:value-type="float" office:value="3.5056897639342027E-4" table:style-name="ce14">
            <text:p>0,00035</text:p>
          </table:table-cell>
          <table:table-cell office:value-type="float" office:value="99327.13422144948" table:style-name="ce15">
            <text:p>99 327</text:p>
          </table:table-cell>
          <table:table-cell office:value-type="float" office:value="34.821011772105408" table:style-name="ce15">
            <text:p>35</text:p>
          </table:table-cell>
          <table:table-cell office:value-type="float" office:value="99309.723715563421" table:style-name="ce15">
            <text:p>99 310</text:p>
          </table:table-cell>
          <table:table-cell office:value-type="float" office:value="5874666.5280295741" table:style-name="ce15">
            <text:p>5 874 667</text:p>
          </table:table-cell>
          <table:table-cell office:value-type="float" office:value="59.144629250372077" table:style-name="ce16">
            <text:p>59,14</text:p>
          </table:table-cell>
          <table:table-cell office:value-type="float" office:value="23" table:style-name="ce13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24" table:style-name="ce13">
            <text:p>24</text:p>
          </table:table-cell>
          <table:table-cell office:value-type="float" office:value="4.8671539598363914E-4" table:style-name="ce14">
            <text:p>0,00049</text:p>
          </table:table-cell>
          <table:table-cell office:value-type="float" office:value="99123.223248936527" table:style-name="ce15">
            <text:p>99 123</text:p>
          </table:table-cell>
          <table:table-cell office:value-type="float" office:value="48.244798854780804" table:style-name="ce15">
            <text:p>48</text:p>
          </table:table-cell>
          <table:table-cell office:value-type="float" office:value="99099.100849509137" table:style-name="ce15">
            <text:p>99 099</text:p>
          </table:table-cell>
          <table:table-cell office:value-type="float" office:value="5536412.3756269822" table:style-name="ce15">
            <text:p>5 536 412</text:p>
          </table:table-cell>
          <table:table-cell office:value-type="float" office:value="55.853837215552623" table:style-name="ce16">
            <text:p>55,85</text:p>
          </table:table-cell>
          <table:table-cell office:value-type="float" office:value="1.8300151080041173E-4" table:style-name="ce14">
            <text:p>0,00018</text:p>
          </table:table-cell>
          <table:table-cell office:value-type="float" office:value="99472.486213679673" table:style-name="ce15">
            <text:p>99 472</text:p>
          </table:table-cell>
          <table:table-cell office:value-type="float" office:value="18.203615260176505" table:style-name="ce15">
            <text:p>18</text:p>
          </table:table-cell>
          <table:table-cell office:value-type="float" office:value="99463.38440604959" table:style-name="ce15">
            <text:p>99 463</text:p>
          </table:table-cell>
          <table:table-cell office:value-type="float" office:value="6006930.4647218138" table:style-name="ce15">
            <text:p>6 006 930</text:p>
          </table:table-cell>
          <table:table-cell office:value-type="float" office:value="60.38785892832874" table:style-name="ce16">
            <text:p>60,39</text:p>
          </table:table-cell>
          <table:table-cell office:value-type="float" office:value="3.3902758236910465E-4" table:style-name="ce14">
            <text:p>0,00034</text:p>
          </table:table-cell>
          <table:table-cell office:value-type="float" office:value="99292.313209677377" table:style-name="ce15">
            <text:p>99 292</text:p>
          </table:table-cell>
          <table:table-cell office:value-type="float" office:value="33.662832895312832" table:style-name="ce15">
            <text:p>34</text:p>
          </table:table-cell>
          <table:table-cell office:value-type="float" office:value="99275.48179322973" table:style-name="ce15">
            <text:p>99 275</text:p>
          </table:table-cell>
          <table:table-cell office:value-type="float" office:value="5775356.8043140108" table:style-name="ce15">
            <text:p>5 775 357</text:p>
          </table:table-cell>
          <table:table-cell office:value-type="float" office:value="58.165195447890163" table:style-name="ce16">
            <text:p>58,17</text:p>
          </table:table-cell>
          <table:table-cell office:value-type="float" office:value="24" table:style-name="ce13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4.6465135802784105E-4" table:style-name="ce14">
            <text:p>0,00046</text:p>
          </table:table-cell>
          <table:table-cell office:value-type="float" office:value="99074.978450081748" table:style-name="ce15">
            <text:p>99 075</text:p>
          </table:table-cell>
          <table:table-cell office:value-type="float" office:value="46.035323283409568" table:style-name="ce15">
            <text:p>46</text:p>
          </table:table-cell>
          <table:table-cell office:value-type="float" office:value="99051.960788440047" table:style-name="ce15">
            <text:p>99 052</text:p>
          </table:table-cell>
          <table:table-cell office:value-type="float" office:value="5437313.274777473" table:style-name="ce15">
            <text:p>5 437 313</text:p>
          </table:table-cell>
          <table:table-cell office:value-type="float" office:value="54.880791899611928" table:style-name="ce16">
            <text:p>54,88</text:p>
          </table:table-cell>
          <table:table-cell office:value-type="float" office:value="1.9486802678752877E-4" table:style-name="ce14">
            <text:p>0,00019</text:p>
          </table:table-cell>
          <table:table-cell office:value-type="float" office:value="99454.282598419493" table:style-name="ce15">
            <text:p>99 454</text:p>
          </table:table-cell>
          <table:table-cell office:value-type="float" office:value="19.380459805523266" table:style-name="ce15">
            <text:p>19</text:p>
          </table:table-cell>
          <table:table-cell office:value-type="float" office:value="99444.592368516722" table:style-name="ce15">
            <text:p>99 445</text:p>
          </table:table-cell>
          <table:table-cell office:value-type="float" office:value="5907467.0803157641" table:style-name="ce15">
            <text:p>5 907 467</text:p>
          </table:table-cell>
          <table:table-cell office:value-type="float" office:value="59.398820502975951" table:style-name="ce16">
            <text:p>59,40</text:p>
          </table:table-cell>
          <table:table-cell office:value-type="float" office:value="3.3308100660600859E-4" table:style-name="ce14">
            <text:p>0,00033</text:p>
          </table:table-cell>
          <table:table-cell office:value-type="float" office:value="99258.650376782069" table:style-name="ce15">
            <text:p>99 259</text:p>
          </table:table-cell>
          <table:table-cell office:value-type="float" office:value="33.061171181852444" table:style-name="ce15">
            <text:p>33</text:p>
          </table:table-cell>
          <table:table-cell office:value-type="float" office:value="99242.119791191144" table:style-name="ce15">
            <text:p>99 242</text:p>
          </table:table-cell>
          <table:table-cell office:value-type="float" office:value="5676081.3225207813" table:style-name="ce15">
            <text:p>5 676 081</text:p>
          </table:table-cell>
          <table:table-cell office:value-type="float" office:value="57.184752169957903" table:style-name="ce16">
            <text:p>57,18</text:p>
          </table:table-cell>
          <table:table-cell office:value-type="float" office:value="25" table:style-name="ce13">
            <text:p>25</text:p>
          </table:table-cell>
          <table:table-cell table:number-columns-repeated="16364" table:style-name="ce5"/>
        </table:table-row>
        <table:table-row table:style-name="ro2">
          <table:table-cell office:value-type="float" office:value="26" table:style-name="ce13">
            <text:p>26</text:p>
          </table:table-cell>
          <table:table-cell office:value-type="float" office:value="4.6154777674970484E-4" table:style-name="ce14">
            <text:p>0,00046</text:p>
          </table:table-cell>
          <table:table-cell office:value-type="float" office:value="99028.943126798331" table:style-name="ce15">
            <text:p>99 029</text:p>
          </table:table-cell>
          <table:table-cell office:value-type="float" office:value="45.706588534046737" table:style-name="ce15">
            <text:p>46</text:p>
          </table:table-cell>
          <table:table-cell office:value-type="float" office:value="99006.089832531317" table:style-name="ce15">
            <text:p>99 006</text:p>
          </table:table-cell>
          <table:table-cell office:value-type="float" office:value="5338261.313989033" table:style-name="ce15">
            <text:p>5 338 261</text:p>
          </table:table-cell>
          <table:table-cell office:value-type="float" office:value="53.906071754737731" table:style-name="ce16">
            <text:p>53,91</text:p>
          </table:table-cell>
          <table:table-cell office:value-type="float" office:value="2.1120741640144798E-4" table:style-name="ce14">
            <text:p>0,00021</text:p>
          </table:table-cell>
          <table:table-cell office:value-type="float" office:value="99434.902138613965" table:style-name="ce15">
            <text:p>99 435</text:p>
          </table:table-cell>
          <table:table-cell office:value-type="float" office:value="21.001388780827469" table:style-name="ce15">
            <text:p>21</text:p>
          </table:table-cell>
          <table:table-cell office:value-type="float" office:value="99424.401444223549" table:style-name="ce15">
            <text:p>99 424</text:p>
          </table:table-cell>
          <table:table-cell office:value-type="float" office:value="5808022.487947247" table:style-name="ce15">
            <text:p>5 808 022</text:p>
          </table:table-cell>
          <table:table-cell office:value-type="float" office:value="58.410300236940586" table:style-name="ce16">
            <text:p>58,41</text:p>
          </table:table-cell>
          <table:table-cell office:value-type="float" office:value="3.3920028266638786E-4" table:style-name="ce14">
            <text:p>0,00034</text:p>
          </table:table-cell>
          <table:table-cell office:value-type="float" office:value="99225.589205600219" table:style-name="ce15">
            <text:p>99 226</text:p>
          </table:table-cell>
          <table:table-cell office:value-type="float" office:value="33.657347906278481" table:style-name="ce15">
            <text:p>34</text:p>
          </table:table-cell>
          <table:table-cell office:value-type="float" office:value="99208.760531647073" table:style-name="ce15">
            <text:p>99 209</text:p>
          </table:table-cell>
          <table:table-cell office:value-type="float" office:value="5576839.2027295902" table:style-name="ce15">
            <text:p>5 576 839</text:p>
          </table:table-cell>
          <table:table-cell office:value-type="float" office:value="56.203639075139272" table:style-name="ce16">
            <text:p>56,20</text:p>
          </table:table-cell>
          <table:table-cell office:value-type="float" office:value="26" table:style-name="ce13">
            <text:p>26</text:p>
          </table:table-cell>
          <table:table-cell table:number-columns-repeated="16364" table:style-name="ce5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4.8286265121746952E-4" table:style-name="ce14">
            <text:p>0,00048</text:p>
          </table:table-cell>
          <table:table-cell office:value-type="float" office:value="98983.236538264289" table:style-name="ce15">
            <text:p>98 983</text:p>
          </table:table-cell>
          <table:table-cell office:value-type="float" office:value="47.795308020952191" table:style-name="ce15">
            <text:p>48</text:p>
          </table:table-cell>
          <table:table-cell office:value-type="float" office:value="98959.338884253812" table:style-name="ce15">
            <text:p>98 959</text:p>
          </table:table-cell>
          <table:table-cell office:value-type="float" office:value="5239255.2241565017" table:style-name="ce15">
            <text:p>5 239 255</text:p>
          </table:table-cell>
          <table:table-cell office:value-type="float" office:value="52.930732590575019" table:style-name="ce16">
            <text:p>52,93</text:p>
          </table:table-cell>
          <table:table-cell office:value-type="float" office:value="2.3183328657436637E-4" table:style-name="ce14">
            <text:p>0,00023</text:p>
          </table:table-cell>
          <table:table-cell office:value-type="float" office:value="99413.900749833134" table:style-name="ce15">
            <text:p>99 414</text:p>
          </table:table-cell>
          <table:table-cell office:value-type="float" office:value="23.04745134201168" table:style-name="ce15">
            <text:p>23</text:p>
          </table:table-cell>
          <table:table-cell office:value-type="float" office:value="99402.377024162124" table:style-name="ce15">
            <text:p>99 402</text:p>
          </table:table-cell>
          <table:table-cell office:value-type="float" office:value="5708598.0865030233" table:style-name="ce15">
            <text:p>5 708 598</text:p>
          </table:table-cell>
          <table:table-cell office:value-type="float" office:value="57.422533905678229" table:style-name="ce16">
            <text:p>57,42</text:p>
          </table:table-cell>
          <table:table-cell office:value-type="float" office:value="3.6012691319543507E-4" table:style-name="ce14">
            <text:p>0,00036</text:p>
          </table:table-cell>
          <table:table-cell office:value-type="float" office:value="99191.93185769394" table:style-name="ce15">
            <text:p>99 192</text:p>
          </table:table-cell>
          <table:table-cell office:value-type="float" office:value="35.721684233803259" table:style-name="ce15">
            <text:p>36</text:p>
          </table:table-cell>
          <table:table-cell office:value-type="float" office:value="99174.071015577036" table:style-name="ce15">
            <text:p>99 174</text:p>
          </table:table-cell>
          <table:table-cell office:value-type="float" office:value="5477630.4421979431" table:style-name="ce15">
            <text:p>5 477 630</text:p>
          </table:table-cell>
          <table:table-cell office:value-type="float" office:value="55.222540176518038" table:style-name="ce16">
            <text:p>55,22</text:p>
          </table:table-cell>
          <table:table-cell office:value-type="float" office:value="27" table:style-name="ce13">
            <text:p>27</text:p>
          </table:table-cell>
          <table:table-cell table:number-columns-repeated="16364" table:style-name="ce5"/>
        </table:table-row>
        <table:table-row table:style-name="ro2">
          <table:table-cell office:value-type="float" office:value="28" table:style-name="ce13">
            <text:p>28</text:p>
          </table:table-cell>
          <table:table-cell office:value-type="float" office:value="5.2159854837603053E-4" table:style-name="ce14">
            <text:p>0,00052</text:p>
          </table:table-cell>
          <table:table-cell office:value-type="float" office:value="98935.441230243334" table:style-name="ce15">
            <text:p>98 935</text:p>
          </table:table-cell>
          <table:table-cell office:value-type="float" office:value="51.604582528637003" table:style-name="ce15">
            <text:p>52</text:p>
          </table:table-cell>
          <table:table-cell office:value-type="float" office:value="98909.638938979013" table:style-name="ce15">
            <text:p>98 910</text:p>
          </table:table-cell>
          <table:table-cell office:value-type="float" office:value="5140295.8852722477" table:style-name="ce15">
            <text:p>5 140 296</text:p>
          </table:table-cell>
          <table:table-cell office:value-type="float" office:value="51.956061663582325" table:style-name="ce16">
            <text:p>51,96</text:p>
          </table:table-cell>
          <table:table-cell office:value-type="float" office:value="2.5507512336624312E-4" table:style-name="ce14">
            <text:p>0,00026</text:p>
          </table:table-cell>
          <table:table-cell office:value-type="float" office:value="99390.853298491129" table:style-name="ce15">
            <text:p>99 391</text:p>
          </table:table-cell>
          <table:table-cell office:value-type="float" office:value="25.352134166588797" table:style-name="ce15">
            <text:p>25</text:p>
          </table:table-cell>
          <table:table-cell office:value-type="float" office:value="99378.177231407841" table:style-name="ce15">
            <text:p>99 378</text:p>
          </table:table-cell>
          <table:table-cell office:value-type="float" office:value="5609195.7094788607" table:style-name="ce15">
            <text:p>5 609 196</text:p>
          </table:table-cell>
          <table:table-cell office:value-type="float" office:value="56.435733503899954" table:style-name="ce16">
            <text:p>56,44</text:p>
          </table:table-cell>
          <table:table-cell office:value-type="float" office:value="3.9135909699057549E-4" table:style-name="ce14">
            <text:p>0,00039</text:p>
          </table:table-cell>
          <table:table-cell office:value-type="float" office:value="99156.210173460131" table:style-name="ce15">
            <text:p>99 156</text:p>
          </table:table-cell>
          <table:table-cell office:value-type="float" office:value="38.805684874493075" table:style-name="ce15">
            <text:p>39</text:p>
          </table:table-cell>
          <table:table-cell office:value-type="float" office:value="99136.807331022894" table:style-name="ce15">
            <text:p>99 137</text:p>
          </table:table-cell>
          <table:table-cell office:value-type="float" office:value="5378456.3711823663" table:style-name="ce15">
            <text:p>5 378 456</text:p>
          </table:table-cell>
          <table:table-cell office:value-type="float" office:value="54.24225433559328" table:style-name="ce16">
            <text:p>54,24</text:p>
          </table:table-cell>
          <table:table-cell office:value-type="float" office:value="28" table:style-name="ce13">
            <text:p>28</text:p>
          </table:table-cell>
          <table:table-cell table:number-columns-repeated="16364" table:style-name="ce5"/>
        </table:table-row>
        <table:table-row table:style-name="ro2">
          <table:table-cell office:value-type="float" office:value="29" table:style-name="ce13">
            <text:p>29</text:p>
          </table:table-cell>
          <table:table-cell office:value-type="float" office:value="5.6932698552225602E-4" table:style-name="ce14">
            <text:p>0,00057</text:p>
          </table:table-cell>
          <table:table-cell office:value-type="float" office:value="98883.836647714692" table:style-name="ce15">
            <text:p>98 884</text:p>
          </table:table-cell>
          <table:table-cell office:value-type="float" office:value="56.297236635518594" table:style-name="ce15">
            <text:p>56</text:p>
          </table:table-cell>
          <table:table-cell office:value-type="float" office:value="98855.68802939693" table:style-name="ce15">
            <text:p>98 856</text:p>
          </table:table-cell>
          <table:table-cell office:value-type="float" office:value="5041386.2463332685" table:style-name="ce15">
            <text:p>5 041 386</text:p>
          </table:table-cell>
          <table:table-cell office:value-type="float" office:value="50.982915077352835" table:style-name="ce16">
            <text:p>50,98</text:p>
          </table:table-cell>
          <table:table-cell office:value-type="float" office:value="2.7909189682208955E-4" table:style-name="ce14">
            <text:p>0,00028</text:p>
          </table:table-cell>
          <table:table-cell office:value-type="float" office:value="99365.501164324538" table:style-name="ce15">
            <text:p>99 366</text:p>
          </table:table-cell>
          <table:table-cell office:value-type="float" office:value="27.732106198628884" table:style-name="ce15">
            <text:p>28</text:p>
          </table:table-cell>
          <table:table-cell office:value-type="float" office:value="99351.635111225216" table:style-name="ce15">
            <text:p>99 352</text:p>
          </table:table-cell>
          <table:table-cell office:value-type="float" office:value="5509817.532247453" table:style-name="ce15">
            <text:p>5 509 818</text:p>
          </table:table-cell>
          <table:table-cell office:value-type="float" office:value="55.450004958317038" table:style-name="ce16">
            <text:p>55,45</text:p>
          </table:table-cell>
          <table:table-cell office:value-type="float" office:value="4.2756282347116266E-4" table:style-name="ce14">
            <text:p>0,00043</text:p>
          </table:table-cell>
          <table:table-cell office:value-type="float" office:value="99117.404488585642" table:style-name="ce15">
            <text:p>99 117</text:p>
          </table:table-cell>
          <table:table-cell office:value-type="float" office:value="42.378917318272968" table:style-name="ce15">
            <text:p>42</text:p>
          </table:table-cell>
          <table:table-cell office:value-type="float" office:value="99096.215029926505" table:style-name="ce15">
            <text:p>99 096</text:p>
          </table:table-cell>
          <table:table-cell office:value-type="float" office:value="5279319.5638513435" table:style-name="ce15">
            <text:p>5 279 320</text:p>
          </table:table-cell>
          <table:table-cell office:value-type="float" office:value="53.263295090211024" table:style-name="ce16">
            <text:p>53,26</text:p>
          </table:table-cell>
          <table:table-cell office:value-type="float" office:value="29" table:style-name="ce13">
            <text:p>29</text:p>
          </table:table-cell>
          <table:table-cell table:number-columns-repeated="16364" table:style-name="ce5"/>
        </table:table-row>
        <table:table-row table:style-name="ro2">
          <table:table-cell office:value-type="float" office:value="30" table:style-name="ce13">
            <text:p>30</text:p>
          </table:table-cell>
          <table:table-cell office:value-type="float" office:value="6.1761947995275779E-4" table:style-name="ce14">
            <text:p>0,00062</text:p>
          </table:table-cell>
          <table:table-cell office:value-type="float" office:value="98827.539411079168" table:style-name="ce15">
            <text:p>98 828</text:p>
          </table:table-cell>
          <table:table-cell office:value-type="float" office:value="61.037813496081391" table:style-name="ce15">
            <text:p>61</text:p>
          </table:table-cell>
          <table:table-cell office:value-type="float" office:value="98797.020504331129" table:style-name="ce15">
            <text:p>98 797</text:p>
          </table:table-cell>
          <table:table-cell office:value-type="float" office:value="4942530.5583038712" table:style-name="ce15">
            <text:p>4 942 531</text:p>
          </table:table-cell>
          <table:table-cell office:value-type="float" office:value="50.011672735725156" table:style-name="ce16">
            <text:p>50,01</text:p>
          </table:table-cell>
          <table:table-cell office:value-type="float" office:value="3.0204257698667998E-4" table:style-name="ce14">
            <text:p>0,00030</text:p>
          </table:table-cell>
          <table:table-cell office:value-type="float" office:value="99337.769058125908" table:style-name="ce15">
            <text:p>99 338</text:p>
          </table:table-cell>
          <table:table-cell office:value-type="float" office:value="30.004235758424031" table:style-name="ce15">
            <text:p>30</text:p>
          </table:table-cell>
          <table:table-cell office:value-type="float" office:value="99322.7669402467" table:style-name="ce15">
            <text:p>99 323</text:p>
          </table:table-cell>
          <table:table-cell office:value-type="float" office:value="5410465.8971362282" table:style-name="ce15">
            <text:p>5 410 466</text:p>
          </table:table-cell>
          <table:table-cell office:value-type="float" office:value="54.465345340807687" table:style-name="ce16">
            <text:p>54,47</text:p>
          </table:table-cell>
          <table:table-cell office:value-type="float" office:value="4.6340408205633986E-4" table:style-name="ce14">
            <text:p>0,00046</text:p>
          </table:table-cell>
          <table:table-cell office:value-type="float" office:value="99075.025571267368" table:style-name="ce15">
            <text:p>99 075</text:p>
          </table:table-cell>
          <table:table-cell office:value-type="float" office:value="45.911771279561556" table:style-name="ce15">
            <text:p>46</text:p>
          </table:table-cell>
          <table:table-cell office:value-type="float" office:value="99052.06968562759" table:style-name="ce15">
            <text:p>99 052</text:p>
          </table:table-cell>
          <table:table-cell office:value-type="float" office:value="5180223.3488214165" table:style-name="ce15">
            <text:p>5 180 223</text:p>
          </table:table-cell>
          <table:table-cell office:value-type="float" office:value="52.285864363417609" table:style-name="ce16">
            <text:p>52,29</text:p>
          </table:table-cell>
          <table:table-cell office:value-type="float" office:value="30" table:style-name="ce13">
            <text:p>30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float" office:value="6.5811072467760379E-4" table:style-name="ce14">
            <text:p>0,00066</text:p>
          </table:table-cell>
          <table:table-cell office:value-type="float" office:value="98766.50159758309" table:style-name="ce15">
            <text:p>98 767</text:p>
          </table:table-cell>
          <table:table-cell office:value-type="float" office:value="64.999293940257118" table:style-name="ce15">
            <text:p>65</text:p>
          </table:table-cell>
          <table:table-cell office:value-type="float" office:value="98734.001950612961" table:style-name="ce15">
            <text:p>98 734</text:p>
          </table:table-cell>
          <table:table-cell office:value-type="float" office:value="4843733.53779954" table:style-name="ce15">
            <text:p>4 843 734</text:p>
          </table:table-cell>
          <table:table-cell office:value-type="float" office:value="49.042271007380407" table:style-name="ce16">
            <text:p>49,04</text:p>
          </table:table-cell>
          <table:table-cell office:value-type="float" office:value="3.2210888383973571E-4" table:style-name="ce14">
            <text:p>0,00032</text:p>
          </table:table-cell>
          <table:table-cell office:value-type="float" office:value="99307.764822367491" table:style-name="ce15">
            <text:p>99 308</text:p>
          </table:table-cell>
          <table:table-cell office:value-type="float" office:value="31.987913283551762" table:style-name="ce15">
            <text:p>32</text:p>
          </table:table-cell>
          <table:table-cell office:value-type="float" office:value="99291.770865725717" table:style-name="ce15">
            <text:p>99 292</text:p>
          </table:table-cell>
          <table:table-cell office:value-type="float" office:value="5311143.1301959818" table:style-name="ce15">
            <text:p>5 311 143</text:p>
          </table:table-cell>
          <table:table-cell office:value-type="float" office:value="53.481650097513132" table:style-name="ce16">
            <text:p>53,48</text:p>
          </table:table-cell>
          <table:table-cell office:value-type="float" office:value="4.9359362415116084E-4" table:style-name="ce14">
            <text:p>0,00049</text:p>
          </table:table-cell>
          <table:table-cell office:value-type="float" office:value="99029.113799987812" table:style-name="ce15">
            <text:p>99 029</text:p>
          </table:table-cell>
          <table:table-cell office:value-type="float" office:value="48.880139177013717" table:style-name="ce15">
            <text:p>49</text:p>
          </table:table-cell>
          <table:table-cell office:value-type="float" office:value="99004.673730399314" table:style-name="ce15">
            <text:p>99 005</text:p>
          </table:table-cell>
          <table:table-cell office:value-type="float" office:value="5081171.2791357888" table:style-name="ce15">
            <text:p>5 081 171</text:p>
          </table:table-cell>
          <table:table-cell office:value-type="float" office:value="51.309873270181825" table:style-name="ce16">
            <text:p>51,31</text:p>
          </table:table-cell>
          <table:table-cell office:value-type="float" office:value="31" table:style-name="ce13">
            <text:p>31</text:p>
          </table:table-cell>
          <table:table-cell table:number-columns-repeated="16364" table:style-name="ce5"/>
        </table:table-row>
        <table:table-row table:style-name="ro2">
          <table:table-cell office:value-type="float" office:value="32" table:style-name="ce13">
            <text:p>32</text:p>
          </table:table-cell>
          <table:table-cell office:value-type="float" office:value="6.873233410542198E-4" table:style-name="ce14">
            <text:p>0,00069</text:p>
          </table:table-cell>
          <table:table-cell office:value-type="float" office:value="98701.502303642832" table:style-name="ce15">
            <text:p>98 702</text:p>
          </table:table-cell>
          <table:table-cell office:value-type="float" office:value="67.839846330410566" table:style-name="ce15">
            <text:p>68</text:p>
          </table:table-cell>
          <table:table-cell office:value-type="float" office:value="98667.58238047763" table:style-name="ce15">
            <text:p>98 668</text:p>
          </table:table-cell>
          <table:table-cell office:value-type="float" office:value="4744999.5358489268" table:style-name="ce15">
            <text:p>4 745 000</text:p>
          </table:table-cell>
          <table:table-cell office:value-type="float" office:value="48.074238234505579" table:style-name="ce16">
            <text:p>48,07</text:p>
          </table:table-cell>
          <table:table-cell office:value-type="float" office:value="3.3923270824968147E-4" table:style-name="ce14">
            <text:p>0,00034</text:p>
          </table:table-cell>
          <table:table-cell office:value-type="float" office:value="99275.776909083943" table:style-name="ce15">
            <text:p>99 276</text:p>
          </table:table-cell>
          <table:table-cell office:value-type="float" office:value="33.677590664459736" table:style-name="ce15">
            <text:p>34</text:p>
          </table:table-cell>
          <table:table-cell office:value-type="float" office:value="99258.938113751705" table:style-name="ce15">
            <text:p>99 259</text:p>
          </table:table-cell>
          <table:table-cell office:value-type="float" office:value="5211851.3593302565" table:style-name="ce15">
            <text:p>5 211 851</text:p>
          </table:table-cell>
          <table:table-cell office:value-type="float" office:value="52.498721456526432" table:style-name="ce16">
            <text:p>52,50</text:p>
          </table:table-cell>
          <table:table-cell office:value-type="float" office:value="5.1630545258695001E-4" table:style-name="ce14">
            <text:p>0,00052</text:p>
          </table:table-cell>
          <table:table-cell office:value-type="float" office:value="98980.233660810802" table:style-name="ce15">
            <text:p>98 980</text:p>
          </table:table-cell>
          <table:table-cell office:value-type="float" office:value="51.104034337406986" table:style-name="ce15">
            <text:p>51</text:p>
          </table:table-cell>
          <table:table-cell office:value-type="float" office:value="98954.681643642107" table:style-name="ce15">
            <text:p>98 955</text:p>
          </table:table-cell>
          <table:table-cell office:value-type="float" office:value="4982166.6054053893" table:style-name="ce15">
            <text:p>4 982 167</text:p>
          </table:table-cell>
          <table:table-cell office:value-type="float" office:value="50.334965084831644" table:style-name="ce16">
            <text:p>50,33</text:p>
          </table:table-cell>
          <table:table-cell office:value-type="float" office:value="32" table:style-name="ce1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3" table:style-name="ce13">
            <text:p>33</text:p>
          </table:table-cell>
          <table:table-cell office:value-type="float" office:value="7.1006532826519331E-4" table:style-name="ce14">
            <text:p>0,00071</text:p>
          </table:table-cell>
          <table:table-cell office:value-type="float" office:value="98633.662457312428" table:style-name="ce15">
            <text:p>98 634</text:p>
          </table:table-cell>
          <table:table-cell office:value-type="float" office:value="70.036343910749821" table:style-name="ce15">
            <text:p>70</text:p>
          </table:table-cell>
          <table:table-cell office:value-type="float" office:value="98598.644285357062" table:style-name="ce15">
            <text:p>98 599</text:p>
          </table:table-cell>
          <table:table-cell office:value-type="float" office:value="4646331.9534684494" table:style-name="ce15">
            <text:p>4 646 332</text:p>
          </table:table-cell>
          <table:table-cell office:value-type="float" office:value="47.106959609041496" table:style-name="ce16">
            <text:p>47,11</text:p>
          </table:table-cell>
          <table:table-cell office:value-type="float" office:value="3.5633955291655288E-4" table:style-name="ce14">
            <text:p>0,00036</text:p>
          </table:table-cell>
          <table:table-cell office:value-type="float" office:value="99242.099318419481" table:style-name="ce15">
            <text:p>99 242</text:p>
          </table:table-cell>
          <table:table-cell office:value-type="float" office:value="35.363885301625736" table:style-name="ce15">
            <text:p>35</text:p>
          </table:table-cell>
          <table:table-cell office:value-type="float" office:value="99224.417375768666" table:style-name="ce15">
            <text:p>99 224</text:p>
          </table:table-cell>
          <table:table-cell office:value-type="float" office:value="5112592.4212165046" table:style-name="ce15">
            <text:p>5 112 592</text:p>
          </table:table-cell>
          <table:table-cell office:value-type="float" office:value="51.516367109614336" table:style-name="ce16">
            <text:p>51,52</text:p>
          </table:table-cell>
          <table:table-cell office:value-type="float" office:value="5.3558402175062764E-4" table:style-name="ce14">
            <text:p>0,00054</text:p>
          </table:table-cell>
          <table:table-cell office:value-type="float" office:value="98929.129626473397" table:style-name="ce15">
            <text:p>98 929</text:p>
          </table:table-cell>
          <table:table-cell office:value-type="float" office:value="52.984861113635787" table:style-name="ce15">
            <text:p>53</text:p>
          </table:table-cell>
          <table:table-cell office:value-type="float" office:value="98902.637195916584" table:style-name="ce15">
            <text:p>98 903</text:p>
          </table:table-cell>
          <table:table-cell office:value-type="float" office:value="4883211.9237617468" table:style-name="ce15">
            <text:p>4 883 212</text:p>
          </table:table-cell>
          <table:table-cell office:value-type="float" office:value="49.360708440469303" table:style-name="ce16">
            <text:p>49,36</text:p>
          </table:table-cell>
          <table:table-cell office:value-type="float" office:value="33" table:style-name="ce13">
            <text:p>33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13">
            <text:p>34</text:p>
          </table:table-cell>
          <table:table-cell office:value-type="float" office:value="7.3194725103810821E-4" table:style-name="ce14">
            <text:p>0,00073</text:p>
          </table:table-cell>
          <table:table-cell office:value-type="float" office:value="98563.626113401682" table:style-name="ce15">
            <text:p>98 564</text:p>
          </table:table-cell>
          <table:table-cell office:value-type="float" office:value="72.143375186052253" table:style-name="ce15">
            <text:p>72</text:p>
          </table:table-cell>
          <table:table-cell office:value-type="float" office:value="98527.554425808659" table:style-name="ce15">
            <text:p>98 528</text:p>
          </table:table-cell>
          <table:table-cell office:value-type="float" office:value="4547733.3091830928" table:style-name="ce15">
            <text:p>4 547 733</text:p>
          </table:table-cell>
          <table:table-cell office:value-type="float" office:value="46.140077110705427" table:style-name="ce16">
            <text:p>46,14</text:p>
          </table:table-cell>
          <table:table-cell office:value-type="float" office:value="3.7664392897268487E-4" table:style-name="ce14">
            <text:p>0,00038</text:p>
          </table:table-cell>
          <table:table-cell office:value-type="float" office:value="99206.73543311785" table:style-name="ce15">
            <text:p>99 207</text:p>
          </table:table-cell>
          <table:table-cell office:value-type="float" office:value="37.365614614083178" table:style-name="ce15">
            <text:p>37</text:p>
          </table:table-cell>
          <table:table-cell office:value-type="float" office:value="99188.052625810815" table:style-name="ce15">
            <text:p>99 188</text:p>
          </table:table-cell>
          <table:table-cell office:value-type="float" office:value="5013368.0038407361" table:style-name="ce15">
            <text:p>5 013 368</text:p>
          </table:table-cell>
          <table:table-cell office:value-type="float" office:value="50.534552739320766" table:style-name="ce16">
            <text:p>50,53</text:p>
          </table:table-cell>
          <table:table-cell office:value-type="float" office:value="5.5604242903514777E-4" table:style-name="ce14">
            <text:p>0,00056</text:p>
          </table:table-cell>
          <table:table-cell office:value-type="float" office:value="98876.144765359757" table:style-name="ce15">
            <text:p>98 876</text:p>
          </table:table-cell>
          <table:table-cell office:value-type="float" office:value="54.979331708961553" table:style-name="ce15">
            <text:p>55</text:p>
          </table:table-cell>
          <table:table-cell office:value-type="float" office:value="98848.655099505268" table:style-name="ce15">
            <text:p>98 849</text:p>
          </table:table-cell>
          <table:table-cell office:value-type="float" office:value="4784309.28656583" table:style-name="ce15">
            <text:p>4 784 309</text:p>
          </table:table-cell>
          <table:table-cell office:value-type="float" office:value="48.3868914784182" table:style-name="ce16">
            <text:p>48,39</text:p>
          </table:table-cell>
          <table:table-cell office:value-type="float" office:value="34" table:style-name="ce13">
            <text:p>34</text:p>
          </table:table-cell>
          <table:table-cell table:number-columns-repeated="16364" table:style-name="ce5"/>
        </table:table-row>
        <table:table-row table:style-name="ro2">
          <table:table-cell office:value-type="float" office:value="35" table:style-name="ce13">
            <text:p>35</text:p>
          </table:table-cell>
          <table:table-cell office:value-type="float" office:value="7.5857967410057322E-4" table:style-name="ce14">
            <text:p>0,00076</text:p>
          </table:table-cell>
          <table:table-cell office:value-type="float" office:value="98491.482738215636" table:style-name="ce15">
            <text:p>98 491</text:p>
          </table:table-cell>
          <table:table-cell office:value-type="float" office:value="74.713636877237846" table:style-name="ce15">
            <text:p>75</text:p>
          </table:table-cell>
          <table:table-cell office:value-type="float" office:value="98454.125919777027" table:style-name="ce15">
            <text:p>98 454</text:p>
          </table:table-cell>
          <table:table-cell office:value-type="float" office:value="4449205.7547572842" table:style-name="ce15">
            <text:p>4 449 206</text:p>
          </table:table-cell>
          <table:table-cell office:value-type="float" office:value="45.173507709118383" table:style-name="ce16">
            <text:p>45,17</text:p>
          </table:table-cell>
          <table:table-cell office:value-type="float" office:value="4.033603475504233E-4" table:style-name="ce14">
            <text:p>0,00040</text:p>
          </table:table-cell>
          <table:table-cell office:value-type="float" office:value="99169.369818503765" table:style-name="ce15">
            <text:p>99 169</text:p>
          </table:table-cell>
          <table:table-cell office:value-type="float" office:value="40.00099147634814" table:style-name="ce15">
            <text:p>40</text:p>
          </table:table-cell>
          <table:table-cell office:value-type="float" office:value="99149.369322765589" table:style-name="ce15">
            <text:p>99 149</text:p>
          </table:table-cell>
          <table:table-cell office:value-type="float" office:value="4914179.9512149254" table:style-name="ce15">
            <text:p>4 914 180</text:p>
          </table:table-cell>
          <table:table-cell office:value-type="float" office:value="49.553405050457435" table:style-name="ce16">
            <text:p>49,55</text:p>
          </table:table-cell>
          <table:table-cell office:value-type="float" office:value="5.8229377183338052E-4" table:style-name="ce14">
            <text:p>0,00058</text:p>
          </table:table-cell>
          <table:table-cell office:value-type="float" office:value="98821.165433650793" table:style-name="ce15">
            <text:p>98 821</text:p>
          </table:table-cell>
          <table:table-cell office:value-type="float" office:value="57.542949157331002" table:style-name="ce15">
            <text:p>58</text:p>
          </table:table-cell>
          <table:table-cell office:value-type="float" office:value="98792.393959072127" table:style-name="ce15">
            <text:p>98 792</text:p>
          </table:table-cell>
          <table:table-cell office:value-type="float" office:value="4685460.6314663244" table:style-name="ce15">
            <text:p>4 685 461</text:p>
          </table:table-cell>
          <table:table-cell office:value-type="float" office:value="47.413533435933566" table:style-name="ce16">
            <text:p>47,41</text:p>
          </table:table-cell>
          <table:table-cell office:value-type="float" office:value="35" table:style-name="ce13">
            <text:p>35</text:p>
          </table:table-cell>
          <table:table-cell table:number-columns-repeated="16364" table:style-name="ce5"/>
        </table:table-row>
        <table:table-row table:style-name="ro2">
          <table:table-cell office:value-type="float" office:value="36" table:style-name="ce13">
            <text:p>36</text:p>
          </table:table-cell>
          <table:table-cell office:value-type="float" office:value="7.9553866872624488E-4" table:style-name="ce14">
            <text:p>0,00080</text:p>
          </table:table-cell>
          <table:table-cell office:value-type="float" office:value="98416.769101338403" table:style-name="ce15">
            <text:p>98 417</text:p>
          </table:table-cell>
          <table:table-cell office:value-type="float" office:value="78.294345471216985" table:style-name="ce15">
            <text:p>78</text:p>
          </table:table-cell>
          <table:table-cell office:value-type="float" office:value="98377.621928602792" table:style-name="ce15">
            <text:p>98 378</text:p>
          </table:table-cell>
          <table:table-cell office:value-type="float" office:value="4350751.6288375072" table:style-name="ce15">
            <text:p>4 350 752</text:p>
          </table:table-cell>
          <table:table-cell office:value-type="float" office:value="44.207421850615695" table:style-name="ce16">
            <text:p>44,21</text:p>
          </table:table-cell>
          <table:table-cell office:value-type="float" office:value="4.3965950288810541E-4" table:style-name="ce14">
            <text:p>0,00044</text:p>
          </table:table-cell>
          <table:table-cell office:value-type="float" office:value="99129.368827027414" table:style-name="ce15">
            <text:p>99 129</text:p>
          </table:table-cell>
          <table:table-cell office:value-type="float" office:value="43.583169020102524" table:style-name="ce15">
            <text:p>44</text:p>
          </table:table-cell>
          <table:table-cell office:value-type="float" office:value="99107.577242517364" table:style-name="ce15">
            <text:p>99 108</text:p>
          </table:table-cell>
          <table:table-cell office:value-type="float" office:value="4815030.5818921598" table:style-name="ce15">
            <text:p>4 815 031</text:p>
          </table:table-cell>
          <table:table-cell office:value-type="float" office:value="48.573199233155528" table:style-name="ce16">
            <text:p>48,57</text:p>
          </table:table-cell>
          <table:table-cell office:value-type="float" office:value="6.1890844577559834E-4" table:style-name="ce14">
            <text:p>0,00062</text:p>
          </table:table-cell>
          <table:table-cell office:value-type="float" office:value="98763.622484493462" table:style-name="ce15">
            <text:p>98 764</text:p>
          </table:table-cell>
          <table:table-cell office:value-type="float" office:value="61.125640091045788" table:style-name="ce15">
            <text:p>61</text:p>
          </table:table-cell>
          <table:table-cell office:value-type="float" office:value="98733.059664447937" table:style-name="ce15">
            <text:p>98 733</text:p>
          </table:table-cell>
          <table:table-cell office:value-type="float" office:value="4586668.237507252" table:style-name="ce15">
            <text:p>4 586 668</text:p>
          </table:table-cell>
          <table:table-cell office:value-type="float" office:value="46.440866810321673" table:style-name="ce16">
            <text:p>46,44</text:p>
          </table:table-cell>
          <table:table-cell office:value-type="float" office:value="36" table:style-name="ce13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37" table:style-name="ce13">
            <text:p>37</text:p>
          </table:table-cell>
          <table:table-cell office:value-type="float" office:value="8.4655887870159312E-4" table:style-name="ce14">
            <text:p>0,00085</text:p>
          </table:table-cell>
          <table:table-cell office:value-type="float" office:value="98338.474755867181" table:style-name="ce15">
            <text:p>98 338</text:p>
          </table:table-cell>
          <table:table-cell office:value-type="float" office:value="83.249308922551847" table:style-name="ce15">
            <text:p>83</text:p>
          </table:table-cell>
          <table:table-cell office:value-type="float" office:value="98296.8501014059" table:style-name="ce15">
            <text:p>98 297</text:p>
          </table:table-cell>
          <table:table-cell office:value-type="float" office:value="4252374.0069089048" table:style-name="ce15">
            <text:p>4 252 374</text:p>
          </table:table-cell>
          <table:table-cell office:value-type="float" office:value="43.242220478462272" table:style-name="ce16">
            <text:p>43,24</text:p>
          </table:table-cell>
          <table:table-cell office:value-type="float" office:value="4.8637293137796406E-4" table:style-name="ce14">
            <text:p>0,00049</text:p>
          </table:table-cell>
          <table:table-cell office:value-type="float" office:value="99085.785658007313" table:style-name="ce15">
            <text:p>99 086</text:p>
          </table:table-cell>
          <table:table-cell office:value-type="float" office:value="48.19264402837365" table:style-name="ce15">
            <text:p>48</text:p>
          </table:table-cell>
          <table:table-cell office:value-type="float" office:value="99061.689335993127" table:style-name="ce15">
            <text:p>99 062</text:p>
          </table:table-cell>
          <table:table-cell office:value-type="float" office:value="4715923.0046496429" table:style-name="ce15">
            <text:p>4 715 923</text:p>
          </table:table-cell>
          <table:table-cell office:value-type="float" office:value="47.594344368692404" table:style-name="ce16">
            <text:p>47,59</text:p>
          </table:table-cell>
          <table:table-cell office:value-type="float" office:value="6.6817721975341072E-4" table:style-name="ce14">
            <text:p>0,00067</text:p>
          </table:table-cell>
          <table:table-cell office:value-type="float" office:value="98702.496844402413" table:style-name="ce15">
            <text:p>98 702</text:p>
          </table:table-cell>
          <table:table-cell office:value-type="float" office:value="65.950759924212605" table:style-name="ce15">
            <text:p>66</text:p>
          </table:table-cell>
          <table:table-cell office:value-type="float" office:value="98669.521464440302" table:style-name="ce15">
            <text:p>98 670</text:p>
          </table:table-cell>
          <table:table-cell office:value-type="float" office:value="4487935.1778428042" table:style-name="ce15">
            <text:p>4 487 935</text:p>
          </table:table-cell>
          <table:table-cell office:value-type="float" office:value="45.469317609236576" table:style-name="ce16">
            <text:p>45,47</text:p>
          </table:table-cell>
          <table:table-cell office:value-type="float" office:value="37" table:style-name="ce13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9.1264473565263148E-4" table:style-name="ce14">
            <text:p>0,00091</text:p>
          </table:table-cell>
          <table:table-cell office:value-type="float" office:value="98255.225446944634" table:style-name="ce15">
            <text:p>98 255</text:p>
          </table:table-cell>
          <table:table-cell office:value-type="float" office:value="89.672114254516501" table:style-name="ce15">
            <text:p>90</text:p>
          </table:table-cell>
          <table:table-cell office:value-type="float" office:value="98210.38938981737" table:style-name="ce15">
            <text:p>98 210</text:p>
          </table:table-cell>
          <table:table-cell office:value-type="float" office:value="4154077.156807499" table:style-name="ce15">
            <text:p>4 154 077</text:p>
          </table:table-cell>
          <table:table-cell office:value-type="float" office:value="42.278434942379697" table:style-name="ce16">
            <text:p>42,28</text:p>
          </table:table-cell>
          <table:table-cell office:value-type="float" office:value="5.4086399201190962E-4" table:style-name="ce14">
            <text:p>0,00054</text:p>
          </table:table-cell>
          <table:table-cell office:value-type="float" office:value="99037.593013978942" table:style-name="ce15">
            <text:p>99 038</text:p>
          </table:table-cell>
          <table:table-cell office:value-type="float" office:value="53.565867916791461" table:style-name="ce15">
            <text:p>54</text:p>
          </table:table-cell>
          <table:table-cell office:value-type="float" office:value="99010.810080020543" table:style-name="ce15">
            <text:p>99 011</text:p>
          </table:table-cell>
          <table:table-cell office:value-type="float" office:value="4616861.3153136494" table:style-name="ce15">
            <text:p>4 616 861</text:p>
          </table:table-cell>
          <table:table-cell office:value-type="float" office:value="46.617260929008943" table:style-name="ce16">
            <text:p>46,62</text:p>
          </table:table-cell>
          <table:table-cell office:value-type="float" office:value="7.2901094969143019E-4" table:style-name="ce14">
            <text:p>0,00073</text:p>
          </table:table-cell>
          <table:table-cell office:value-type="float" office:value="98636.546084478206" table:style-name="ce15">
            <text:p>98 637</text:p>
          </table:table-cell>
          <table:table-cell office:value-type="float" office:value="71.907122135327981" table:style-name="ce15">
            <text:p>72</text:p>
          </table:table-cell>
          <table:table-cell office:value-type="float" office:value="98600.592523410538" table:style-name="ce15">
            <text:p>98 601</text:p>
          </table:table-cell>
          <table:table-cell office:value-type="float" office:value="4389265.6563783642" table:style-name="ce15">
            <text:p>4 389 266</text:p>
          </table:table-cell>
          <table:table-cell office:value-type="float" office:value="44.499385173312291" table:style-name="ce16">
            <text:p>44,50</text:p>
          </table:table-cell>
          <table:table-cell office:value-type="float" office:value="38" table:style-name="ce13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9" table:style-name="ce13">
            <text:p>39</text:p>
          </table:table-cell>
          <table:table-cell office:value-type="float" office:value="9.9457973208722872E-4" table:style-name="ce14">
            <text:p>0,00099</text:p>
          </table:table-cell>
          <table:table-cell office:value-type="float" office:value="98165.55333269012" table:style-name="ce15">
            <text:p>98 166</text:p>
          </table:table-cell>
          <table:table-cell office:value-type="float" office:value="97.633469733821499" table:style-name="ce15">
            <text:p>98</text:p>
          </table:table-cell>
          <table:table-cell office:value-type="float" office:value="98116.736597823212" table:style-name="ce15">
            <text:p>98 117</text:p>
          </table:table-cell>
          <table:table-cell office:value-type="float" office:value="4055866.7674176814" table:style-name="ce15">
            <text:p>4 055 867</text:p>
          </table:table-cell>
          <table:table-cell office:value-type="float" office:value="41.316598640992297" table:style-name="ce16">
            <text:p>41,32</text:p>
          </table:table-cell>
          <table:table-cell office:value-type="float" office:value="6.0021538571892704E-4" table:style-name="ce14">
            <text:p>0,00060</text:p>
          </table:table-cell>
          <table:table-cell office:value-type="float" office:value="98984.027146062144" table:style-name="ce15">
            <text:p>98 984</text:p>
          </table:table-cell>
          <table:table-cell office:value-type="float" office:value="59.411736033486434" table:style-name="ce15">
            <text:p>59</text:p>
          </table:table-cell>
          <table:table-cell office:value-type="float" office:value="98954.32127804539" table:style-name="ce15">
            <text:p>98 954</text:p>
          </table:table-cell>
          <table:table-cell office:value-type="float" office:value="4517850.5052336287" table:style-name="ce15">
            <text:p>4 517 851</text:p>
          </table:table-cell>
          <table:table-cell office:value-type="float" office:value="45.642217593016582" table:style-name="ce16">
            <text:p>45,64</text:p>
          </table:table-cell>
          <table:table-cell office:value-type="float" office:value="8.0004697614381476E-4" table:style-name="ce14">
            <text:p>0,00080</text:p>
          </table:table-cell>
          <table:table-cell office:value-type="float" office:value="98564.638962342884" table:style-name="ce15">
            <text:p>98 565</text:p>
          </table:table-cell>
          <table:table-cell office:value-type="float" office:value="78.856341356529256" table:style-name="ce15">
            <text:p>79</text:p>
          </table:table-cell>
          <table:table-cell office:value-type="float" office:value="98525.21079166462" table:style-name="ce15">
            <text:p>98 525</text:p>
          </table:table-cell>
          <table:table-cell office:value-type="float" office:value="4290665.0638549533" table:style-name="ce15">
            <text:p>4 290 665</text:p>
          </table:table-cell>
          <table:table-cell office:value-type="float" office:value="43.531484607722483" table:style-name="ce16">
            <text:p>43,53</text:p>
          </table:table-cell>
          <table:table-cell office:value-type="float" office:value="39" table:style-name="ce13">
            <text:p>39</text:p>
          </table:table-cell>
          <table:table-cell table:number-columns-repeated="16364" table:style-name="ce5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1.0931473605134987E-3" table:style-name="ce14">
            <text:p>0,00109</text:p>
          </table:table-cell>
          <table:table-cell office:value-type="float" office:value="98067.919862956303" table:style-name="ce15">
            <text:p>98 068</text:p>
          </table:table-cell>
          <table:table-cell office:value-type="float" office:value="107.20268774923998" table:style-name="ce15">
            <text:p>107</text:p>
          </table:table-cell>
          <table:table-cell office:value-type="float" office:value="98014.318519081688" table:style-name="ce15">
            <text:p>98 014</text:p>
          </table:table-cell>
          <table:table-cell office:value-type="float" office:value="3957750.0308198584" table:style-name="ce15">
            <text:p>3 957 750</text:p>
          </table:table-cell>
          <table:table-cell office:value-type="float" office:value="40.357234418253832" table:style-name="ce16">
            <text:p>40,36</text:p>
          </table:table-cell>
          <table:table-cell office:value-type="float" office:value="6.6150981342811665E-4" table:style-name="ce14">
            <text:p>0,00066</text:p>
          </table:table-cell>
          <table:table-cell office:value-type="float" office:value="98924.615410028651" table:style-name="ce15">
            <text:p>98 925</text:p>
          </table:table-cell>
          <table:table-cell office:value-type="float" office:value="65.439603883336247" table:style-name="ce15">
            <text:p>65</text:p>
          </table:table-cell>
          <table:table-cell office:value-type="float" office:value="98891.895608086983" table:style-name="ce15">
            <text:p>98 892</text:p>
          </table:table-cell>
          <table:table-cell office:value-type="float" office:value="4418896.1839555837" table:style-name="ce15">
            <text:p>4 418 896</text:p>
          </table:table-cell>
          <table:table-cell office:value-type="float" office:value="44.669328919196495" table:style-name="ce16">
            <text:p>44,67</text:p>
          </table:table-cell>
          <table:table-cell office:value-type="float" office:value="8.7992263966487738E-4" table:style-name="ce14">
            <text:p>0,00088</text:p>
          </table:table-cell>
          <table:table-cell office:value-type="float" office:value="98485.782620986356" table:style-name="ce15">
            <text:p>98 486</text:p>
          </table:table-cell>
          <table:table-cell office:value-type="float" office:value="86.659869813319617" table:style-name="ce15">
            <text:p>87</text:p>
          </table:table-cell>
          <table:table-cell office:value-type="float" office:value="98442.45268607969" table:style-name="ce15">
            <text:p>98 442</text:p>
          </table:table-cell>
          <table:table-cell office:value-type="float" office:value="4192139.8530632891" table:style-name="ce15">
            <text:p>4 192 140</text:p>
          </table:table-cell>
          <table:table-cell office:value-type="float" office:value="42.565939382300094" table:style-name="ce16">
            <text:p>42,57</text:p>
          </table:table-cell>
          <table:table-cell office:value-type="float" office:value="40" table:style-name="ce13">
            <text:p>40</text:p>
          </table:table-cell>
          <table:table-cell table:number-columns-repeated="16364" table:style-name="ce5"/>
        </table:table-row>
        <table:table-row table:style-name="ro2">
          <table:table-cell office:value-type="float" office:value="41" table:style-name="ce13">
            <text:p>41</text:p>
          </table:table-cell>
          <table:table-cell office:value-type="float" office:value="1.209068793946792E-3" table:style-name="ce14">
            <text:p>0,00121</text:p>
          </table:table-cell>
          <table:table-cell office:value-type="float" office:value="97960.717175207057" table:style-name="ce15">
            <text:p>97 961</text:p>
          </table:table-cell>
          <table:table-cell office:value-type="float" office:value="118.44124616919039" table:style-name="ce15">
            <text:p>118</text:p>
          </table:table-cell>
          <table:table-cell office:value-type="float" office:value="97901.496552122466" table:style-name="ce15">
            <text:p>97 901</text:p>
          </table:table-cell>
          <table:table-cell office:value-type="float" office:value="3859735.712300777" table:style-name="ce15">
            <text:p>3 859 736</text:p>
          </table:table-cell>
          <table:table-cell office:value-type="float" office:value="39.400851929222505" table:style-name="ce16">
            <text:p>39,40</text:p>
          </table:table-cell>
          <table:table-cell office:value-type="float" office:value="7.2189660341094477E-4" table:style-name="ce14">
            <text:p>0,00072</text:p>
          </table:table-cell>
          <table:table-cell office:value-type="float" office:value="98859.175806145315" table:style-name="ce15">
            <text:p>98 859</text:p>
          </table:table-cell>
          <table:table-cell office:value-type="float" office:value="71.366103230461746" table:style-name="ce15">
            <text:p>71</text:p>
          </table:table-cell>
          <table:table-cell office:value-type="float" office:value="98823.492754530074" table:style-name="ce15">
            <text:p>98 823</text:p>
          </table:table-cell>
          <table:table-cell office:value-type="float" office:value="4320004.2883474967" table:style-name="ce15">
            <text:p>4 320 004</text:p>
          </table:table-cell>
          <table:table-cell office:value-type="float" office:value="43.698566704811178" table:style-name="ce16">
            <text:p>43,70</text:p>
          </table:table-cell>
          <table:table-cell office:value-type="float" office:value="9.6728535261603372E-4" table:style-name="ce14">
            <text:p>0,00097</text:p>
          </table:table-cell>
          <table:table-cell office:value-type="float" office:value="98399.122751173039" table:style-name="ce15">
            <text:p>98 399</text:p>
          </table:table-cell>
          <table:table-cell office:value-type="float" office:value="95.180030147476799" table:style-name="ce15">
            <text:p>95</text:p>
          </table:table-cell>
          <table:table-cell office:value-type="float" office:value="98351.532736099296" table:style-name="ce15">
            <text:p>98 352</text:p>
          </table:table-cell>
          <table:table-cell office:value-type="float" office:value="4093697.4003772093" table:style-name="ce15">
            <text:p>4 093 697</text:p>
          </table:table-cell>
          <table:table-cell office:value-type="float" office:value="41.602986753542041" table:style-name="ce16">
            <text:p>41,60</text:p>
          </table:table-cell>
          <table:table-cell office:value-type="float" office:value="41" table:style-name="ce13">
            <text:p>41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13">
            <text:p>42</text:p>
          </table:table-cell>
          <table:table-cell office:value-type="float" office:value="1.3406425351239521E-3" table:style-name="ce14">
            <text:p>0,00134</text:p>
          </table:table-cell>
          <table:table-cell office:value-type="float" office:value="97842.27592903786" table:style-name="ce15">
            <text:p>97 842</text:p>
          </table:table-cell>
          <table:table-cell office:value-type="float" office:value="131.17151684380255" table:style-name="ce15">
            <text:p>131</text:p>
          </table:table-cell>
          <table:table-cell office:value-type="float" office:value="97776.690170615955" table:style-name="ce15">
            <text:p>97 777</text:p>
          </table:table-cell>
          <table:table-cell office:value-type="float" office:value="3761834.2157486547" table:style-name="ce15">
            <text:p>3 761 834</text:p>
          </table:table-cell>
          <table:table-cell office:value-type="float" office:value="38.447942671294797" table:style-name="ce16">
            <text:p>38,45</text:p>
          </table:table-cell>
          <table:table-cell office:value-type="float" office:value="7.8111522187039562E-4" table:style-name="ce14">
            <text:p>0,00078</text:p>
          </table:table-cell>
          <table:table-cell office:value-type="float" office:value="98787.809702914848" table:style-name="ce15">
            <text:p>98 788</text:p>
          </table:table-cell>
          <table:table-cell office:value-type="float" office:value="77.164661894182757" table:style-name="ce15">
            <text:p>77</text:p>
          </table:table-cell>
          <table:table-cell office:value-type="float" office:value="98749.227371967747" table:style-name="ce15">
            <text:p>98 749</text:p>
          </table:table-cell>
          <table:table-cell office:value-type="float" office:value="4221180.7955929665" table:style-name="ce15">
            <text:p>4 221 181</text:p>
          </table:table-cell>
          <table:table-cell office:value-type="float" office:value="42.729774131923243" table:style-name="ce16">
            <text:p>42,73</text:p>
          </table:table-cell>
          <table:table-cell office:value-type="float" office:value="1.0611740688569588E-3" table:style-name="ce14">
            <text:p>0,00106</text:p>
          </table:table-cell>
          <table:table-cell office:value-type="float" office:value="98303.942721025567" table:style-name="ce15">
            <text:p>98 304</text:p>
          </table:table-cell>
          <table:table-cell office:value-type="float" office:value="104.31759488195212" table:style-name="ce15">
            <text:p>104</text:p>
          </table:table-cell>
          <table:table-cell office:value-type="float" office:value="98251.78392358459" table:style-name="ce15">
            <text:p>98 252</text:p>
          </table:table-cell>
          <table:table-cell office:value-type="float" office:value="3995345.86764111" table:style-name="ce15">
            <text:p>3 995 346</text:p>
          </table:table-cell>
          <table:table-cell office:value-type="float" office:value="40.642783565450749" table:style-name="ce16">
            <text:p>40,64</text:p>
          </table:table-cell>
          <table:table-cell office:value-type="float" office:value="42" table:style-name="ce13">
            <text:p>42</text:p>
          </table:table-cell>
          <table:table-cell table:number-columns-repeated="16364" table:style-name="ce5"/>
        </table:table-row>
        <table:table-row table:style-name="ro2">
          <table:table-cell office:value-type="float" office:value="43" table:style-name="ce13">
            <text:p>43</text:p>
          </table:table-cell>
          <table:table-cell office:value-type="float" office:value="1.4830199523996907E-3" table:style-name="ce14">
            <text:p>0,00148</text:p>
          </table:table-cell>
          <table:table-cell office:value-type="float" office:value="97711.10441219405" table:style-name="ce15">
            <text:p>97 711</text:p>
          </table:table-cell>
          <table:table-cell office:value-type="float" office:value="144.90751741429324" table:style-name="ce15">
            <text:p>145</text:p>
          </table:table-cell>
          <table:table-cell office:value-type="float" office:value="97638.650653486897" table:style-name="ce15">
            <text:p>97 639</text:p>
          </table:table-cell>
          <table:table-cell office:value-type="float" office:value="3664057.5255780388" table:style-name="ce15">
            <text:p>3 664 058</text:p>
          </table:table-cell>
          <table:table-cell office:value-type="float" office:value="37.498885593608904" table:style-name="ce16">
            <text:p>37,50</text:p>
          </table:table-cell>
          <table:table-cell office:value-type="float" office:value="8.4226981579437485E-4" table:style-name="ce14">
            <text:p>0,00084</text:p>
          </table:table-cell>
          <table:table-cell office:value-type="float" office:value="98710.64504102066" table:style-name="ce15">
            <text:p>98 711</text:p>
          </table:table-cell>
          <table:table-cell office:value-type="float" office:value="83.140996815644399" table:style-name="ce15">
            <text:p>83</text:p>
          </table:table-cell>
          <table:table-cell office:value-type="float" office:value="98669.074542612827" table:style-name="ce15">
            <text:p>98 669</text:p>
          </table:table-cell>
          <table:table-cell office:value-type="float" office:value="4122431.5682209986" table:style-name="ce15">
            <text:p>4 122 432</text:p>
          </table:table-cell>
          <table:table-cell office:value-type="float" office:value="41.762786237572065" table:style-name="ce16">
            <text:p>41,76</text:p>
          </table:table-cell>
          <table:table-cell office:value-type="float" office:value="1.1611363685015883E-3" table:style-name="ce14">
            <text:p>0,00116</text:p>
          </table:table-cell>
          <table:table-cell office:value-type="float" office:value="98199.625126143612" table:style-name="ce15">
            <text:p>98 200</text:p>
          </table:table-cell>
          <table:table-cell office:value-type="float" office:value="114.02315610718772" table:style-name="ce15">
            <text:p>114</text:p>
          </table:table-cell>
          <table:table-cell office:value-type="float" office:value="98142.613548090012" table:style-name="ce15">
            <text:p>98 143</text:p>
          </table:table-cell>
          <table:table-cell office:value-type="float" office:value="3897094.0837175255" table:style-name="ce15">
            <text:p>3 897 094</text:p>
          </table:table-cell>
          <table:table-cell office:value-type="float" office:value="39.685427298846228" table:style-name="ce16">
            <text:p>39,69</text:p>
          </table:table-cell>
          <table:table-cell office:value-type="float" office:value="43" table:style-name="ce13">
            <text:p>43</text:p>
          </table:table-cell>
          <table:table-cell table:number-columns-repeated="16364" table:style-name="ce5"/>
        </table:table-row>
        <table:table-row table:style-name="ro2">
          <table:table-cell office:value-type="float" office:value="44" table:style-name="ce13">
            <text:p>44</text:p>
          </table:table-cell>
          <table:table-cell office:value-type="float" office:value="1.6311420858416516E-3" table:style-name="ce14">
            <text:p>0,00163</text:p>
          </table:table-cell>
          <table:table-cell office:value-type="float" office:value="97566.196894779758" table:style-name="ce15">
            <text:p>97 566</text:p>
          </table:table-cell>
          <table:table-cell office:value-type="float" office:value="159.14432991058834" table:style-name="ce15">
            <text:p>159</text:p>
          </table:table-cell>
          <table:table-cell office:value-type="float" office:value="97486.624729824456" table:style-name="ce15">
            <text:p>97 487</text:p>
          </table:table-cell>
          <table:table-cell office:value-type="float" office:value="3566418.8749245517" table:style-name="ce15">
            <text:p>3 566 419</text:p>
          </table:table-cell>
          <table:table-cell office:value-type="float" office:value="36.553837173450098" table:style-name="ce16">
            <text:p>36,55</text:p>
          </table:table-cell>
          <table:table-cell office:value-type="float" office:value="9.0868939945165086E-4" table:style-name="ce14">
            <text:p>0,00091</text:p>
          </table:table-cell>
          <table:table-cell office:value-type="float" office:value="98627.504044205009" table:style-name="ce15">
            <text:p>98 628</text:p>
          </table:table-cell>
          <table:table-cell office:value-type="float" office:value="89.621767419343911" table:style-name="ce15">
            <text:p>90</text:p>
          </table:table-cell>
          <table:table-cell office:value-type="float" office:value="98582.693160495342" table:style-name="ce15">
            <text:p>98 583</text:p>
          </table:table-cell>
          <table:table-cell office:value-type="float" office:value="4023762.4936783859" table:style-name="ce15">
            <text:p>4 023 762</text:p>
          </table:table-cell>
          <table:table-cell office:value-type="float" office:value="40.797569934193298" table:style-name="ce16">
            <text:p>40,80</text:p>
          </table:table-cell>
          <table:table-cell office:value-type="float" office:value="1.2667538240131765E-3" table:style-name="ce14">
            <text:p>0,00127</text:p>
          </table:table-cell>
          <table:table-cell office:value-type="float" office:value="98085.601970036427" table:style-name="ce15">
            <text:p>98 086</text:p>
          </table:table-cell>
          <table:table-cell office:value-type="float" office:value="124.250311376178" table:style-name="ce15">
            <text:p>124</text:p>
          </table:table-cell>
          <table:table-cell office:value-type="float" office:value="98023.476814348338" table:style-name="ce15">
            <text:p>98 023</text:p>
          </table:table-cell>
          <table:table-cell office:value-type="float" office:value="3798951.4701694353" table:style-name="ce15">
            <text:p>3 798 951</text:p>
          </table:table-cell>
          <table:table-cell office:value-type="float" office:value="38.730979816282861" table:style-name="ce16">
            <text:p>38,73</text:p>
          </table:table-cell>
          <table:table-cell office:value-type="float" office:value="44" table:style-name="ce13">
            <text:p>44</text:p>
          </table:table-cell>
          <table:table-cell table:number-columns-repeated="16364" table:style-name="ce5"/>
        </table:table-row>
        <table:table-row table:style-name="ro2">
          <table:table-cell office:value-type="float" office:value="45" table:style-name="ce13">
            <text:p>45</text:p>
          </table:table-cell>
          <table:table-cell office:value-type="float" office:value="1.7799499755171632E-3" table:style-name="ce14">
            <text:p>0,00178</text:p>
          </table:table-cell>
          <table:table-cell office:value-type="float" office:value="97407.052564869169" table:style-name="ce15">
            <text:p>97 407</text:p>
          </table:table-cell>
          <table:table-cell office:value-type="float" office:value="173.37968082803792" table:style-name="ce15">
            <text:p>173</text:p>
          </table:table-cell>
          <table:table-cell office:value-type="float" office:value="97320.362724455161" table:style-name="ce15">
            <text:p>97 320</text:p>
          </table:table-cell>
          <table:table-cell office:value-type="float" office:value="3468932.2501947274" table:style-name="ce15">
            <text:p>3 468 932</text:p>
          </table:table-cell>
          <table:table-cell office:value-type="float" office:value="35.612742187066573" table:style-name="ce16">
            <text:p>35,61</text:p>
          </table:table-cell>
          <table:table-cell office:value-type="float" office:value="9.8370298711080665E-4" table:style-name="ce14">
            <text:p>0,00098</text:p>
          </table:table-cell>
          <table:table-cell office:value-type="float" office:value="98537.882276785662" table:style-name="ce15">
            <text:p>98 538</text:p>
          </table:table-cell>
          <table:table-cell office:value-type="float" office:value="96.932009139247072" table:style-name="ce15">
            <text:p>97</text:p>
          </table:table-cell>
          <table:table-cell office:value-type="float" office:value="98489.41627221604" table:style-name="ce15">
            <text:p>98 489</text:p>
          </table:table-cell>
          <table:table-cell office:value-type="float" office:value="3925179.8005178906" table:style-name="ce15">
            <text:p>3 925 180</text:p>
          </table:table-cell>
          <table:table-cell office:value-type="float" office:value="39.83422121344509" table:style-name="ce16">
            <text:p>39,83</text:p>
          </table:table-cell>
          <table:table-cell office:value-type="float" office:value="1.3776080078548602E-3" table:style-name="ce14">
            <text:p>0,00138</text:p>
          </table:table-cell>
          <table:table-cell office:value-type="float" office:value="97961.351658660249" table:style-name="ce15">
            <text:p>97 961</text:p>
          </table:table-cell>
          <table:table-cell office:value-type="float" office:value="134.95234250525635" table:style-name="ce15">
            <text:p>135</text:p>
          </table:table-cell>
          <table:table-cell office:value-type="float" office:value="97893.875487407611" table:style-name="ce15">
            <text:p>97 894</text:p>
          </table:table-cell>
          <table:table-cell office:value-type="float" office:value="3700927.993355087" table:style-name="ce15">
            <text:p>3 700 928</text:p>
          </table:table-cell>
          <table:table-cell office:value-type="float" office:value="37.779470481897008" table:style-name="ce16">
            <text:p>37,78</text:p>
          </table:table-cell>
          <table:table-cell office:value-type="float" office:value="45" table:style-name="ce13">
            <text:p>45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13">
            <text:p>46</text:p>
          </table:table-cell>
          <table:table-cell office:value-type="float" office:value="1.9247377994185818E-3" table:style-name="ce14">
            <text:p>0,00192</text:p>
          </table:table-cell>
          <table:table-cell office:value-type="float" office:value="97233.672884041138" table:style-name="ce15">
            <text:p>97 234</text:p>
          </table:table-cell>
          <table:table-cell office:value-type="float" office:value="187.14932557621557" table:style-name="ce15">
            <text:p>187</text:p>
          </table:table-cell>
          <table:table-cell office:value-type="float" office:value="97140.098221253022" table:style-name="ce15">
            <text:p>97 140</text:p>
          </table:table-cell>
          <table:table-cell office:value-type="float" office:value="3371611.8874702724" table:style-name="ce15">
            <text:p>3 371 612</text:p>
          </table:table-cell>
          <table:table-cell office:value-type="float" office:value="34.675352554985622" table:style-name="ce16">
            <text:p>34,68</text:p>
          </table:table-cell>
          <table:table-cell office:value-type="float" office:value="1.0706086711869131E-3" table:style-name="ce14">
            <text:p>0,00107</text:p>
          </table:table-cell>
          <table:table-cell office:value-type="float" office:value="98440.950267646418" table:style-name="ce15">
            <text:p>98 441</text:p>
          </table:table-cell>
          <table:table-cell office:value-type="float" office:value="105.39173495642193" table:style-name="ce15">
            <text:p>105</text:p>
          </table:table-cell>
          <table:table-cell office:value-type="float" office:value="98388.254400168196" table:style-name="ce15">
            <text:p>98 388</text:p>
          </table:table-cell>
          <table:table-cell office:value-type="float" office:value="3826690.3842456746" table:style-name="ce15">
            <text:p>3 826 690</text:p>
          </table:table-cell>
          <table:table-cell office:value-type="float" office:value="38.872952504435077" table:style-name="ce16">
            <text:p>38,87</text:p>
          </table:table-cell>
          <table:table-cell office:value-type="float" office:value="1.493428067558266E-3" table:style-name="ce14">
            <text:p>0,00149</text:p>
          </table:table-cell>
          <table:table-cell office:value-type="float" office:value="97826.399316154988" table:style-name="ce15">
            <text:p>97 826</text:p>
          </table:table-cell>
          <table:table-cell office:value-type="float" office:value="146.09669048690861" table:style-name="ce15">
            <text:p>146</text:p>
          </table:table-cell>
          <table:table-cell office:value-type="float" office:value="97753.350970911531" table:style-name="ce15">
            <text:p>97 753</text:p>
          </table:table-cell>
          <table:table-cell office:value-type="float" office:value="3603034.1178676793" table:style-name="ce15">
            <text:p>3 603 034</text:p>
          </table:table-cell>
          <table:table-cell office:value-type="float" office:value="36.830897825682079" table:style-name="ce16">
            <text:p>36,83</text:p>
          </table:table-cell>
          <table:table-cell office:value-type="float" office:value="46" table:style-name="ce13">
            <text:p>46</text:p>
          </table:table-cell>
          <table:table-cell table:number-columns-repeated="16364" table:style-name="ce5"/>
        </table:table-row>
        <table:table-row table:style-name="ro2">
          <table:table-cell office:value-type="float" office:value="47" table:style-name="ce13">
            <text:p>47</text:p>
          </table:table-cell>
          <table:table-cell office:value-type="float" office:value="2.0712015608746865E-3" table:style-name="ce14">
            <text:p>0,00207</text:p>
          </table:table-cell>
          <table:table-cell office:value-type="float" office:value="97046.52355846492" table:style-name="ce15">
            <text:p>97 047</text:p>
          </table:table-cell>
          <table:table-cell office:value-type="float" office:value="201.00291107175457" table:style-name="ce15">
            <text:p>201</text:p>
          </table:table-cell>
          <table:table-cell office:value-type="float" office:value="96946.022102929041" table:style-name="ce15">
            <text:p>96 946</text:p>
          </table:table-cell>
          <table:table-cell office:value-type="float" office:value="3274471.7892490192" table:style-name="ce15">
            <text:p>3 274 472</text:p>
          </table:table-cell>
          <table:table-cell office:value-type="float" office:value="33.741257998555085" table:style-name="ce16">
            <text:p>33,74</text:p>
          </table:table-cell>
          <table:table-cell office:value-type="float" office:value="1.1717937279735729E-3" table:style-name="ce14">
            <text:p>0,00117</text:p>
          </table:table-cell>
          <table:table-cell office:value-type="float" office:value="98335.558532689989" table:style-name="ce15">
            <text:p>98 336</text:p>
          </table:table-cell>
          <table:table-cell office:value-type="float" office:value="115.22899072538429" table:style-name="ce15">
            <text:p>115</text:p>
          </table:table-cell>
          <table:table-cell office:value-type="float" office:value="98277.944037327296" table:style-name="ce15">
            <text:p>98 278</text:p>
          </table:table-cell>
          <table:table-cell office:value-type="float" office:value="3728302.1298455065" table:style-name="ce15">
            <text:p>3 728 302</text:p>
          </table:table-cell>
          <table:table-cell office:value-type="float" office:value="37.914078950455092" table:style-name="ce16">
            <text:p>37,91</text:p>
          </table:table-cell>
          <table:table-cell office:value-type="float" office:value="1.6182900360529431E-3" table:style-name="ce14">
            <text:p>0,00162</text:p>
          </table:table-cell>
          <table:table-cell office:value-type="float" office:value="97680.302625668075" table:style-name="ce15">
            <text:p>97 680</text:p>
          </table:table-cell>
          <table:table-cell office:value-type="float" office:value="158.07506045775477" table:style-name="ce15">
            <text:p>158</text:p>
          </table:table-cell>
          <table:table-cell office:value-type="float" office:value="97601.265095439201" table:style-name="ce15">
            <text:p>97 601</text:p>
          </table:table-cell>
          <table:table-cell office:value-type="float" office:value="3505280.766896768" table:style-name="ce15">
            <text:p>3 505 281</text:p>
          </table:table-cell>
          <table:table-cell office:value-type="float" office:value="35.885236559204344" table:style-name="ce16">
            <text:p>35,89</text:p>
          </table:table-cell>
          <table:table-cell office:value-type="float" office:value="47" table:style-name="ce13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13">
            <text:p>48</text:p>
          </table:table-cell>
          <table:table-cell office:value-type="float" office:value="2.2368894245552592E-3" table:style-name="ce14">
            <text:p>0,00224</text:p>
          </table:table-cell>
          <table:table-cell office:value-type="float" office:value="96845.520647393161" table:style-name="ce15">
            <text:p>96 846</text:p>
          </table:table-cell>
          <table:table-cell office:value-type="float" office:value="216.63272095170177" table:style-name="ce15">
            <text:p>217</text:p>
          </table:table-cell>
          <table:table-cell office:value-type="float" office:value="96737.204286917316" table:style-name="ce15">
            <text:p>96 737</text:p>
          </table:table-cell>
          <table:table-cell office:value-type="float" office:value="3177525.76714609" table:style-name="ce15">
            <text:p>3 177 526</text:p>
          </table:table-cell>
          <table:table-cell office:value-type="float" office:value="32.810250240847054" table:style-name="ce16">
            <text:p>32,81</text:p>
          </table:table-cell>
          <table:table-cell office:value-type="float" office:value="1.2886076217179564E-3" table:style-name="ce14">
            <text:p>0,00129</text:p>
          </table:table-cell>
          <table:table-cell office:value-type="float" office:value="98220.329541964602" table:style-name="ce15">
            <text:p>98 220</text:p>
          </table:table-cell>
          <table:table-cell office:value-type="float" office:value="126.56746525542493" table:style-name="ce15">
            <text:p>127</text:p>
          </table:table-cell>
          <table:table-cell office:value-type="float" office:value="98157.04580933688" table:style-name="ce15">
            <text:p>98 157</text:p>
          </table:table-cell>
          <table:table-cell office:value-type="float" office:value="3630024.1858081794" table:style-name="ce15">
            <text:p>3 630 024</text:p>
          </table:table-cell>
          <table:table-cell office:value-type="float" office:value="36.957971967068723" table:style-name="ce16">
            <text:p>36,96</text:p>
          </table:table-cell>
          <table:table-cell office:value-type="float" office:value="1.7612229218656934E-3" table:style-name="ce14">
            <text:p>0,00176</text:p>
          </table:table-cell>
          <table:table-cell office:value-type="float" office:value="97522.227565210327" table:style-name="ce15">
            <text:p>97 522</text:p>
          </table:table-cell>
          <table:table-cell office:value-type="float" office:value="171.75838257925079" table:style-name="ce15">
            <text:p>172</text:p>
          </table:table-cell>
          <table:table-cell office:value-type="float" office:value="97436.3483739207" table:style-name="ce15">
            <text:p>97 436</text:p>
          </table:table-cell>
          <table:table-cell office:value-type="float" office:value="3407679.5018013287" table:style-name="ce15">
            <text:p>3 407 680</text:p>
          </table:table-cell>
          <table:table-cell office:value-type="float" office:value="34.942592954234058" table:style-name="ce16">
            <text:p>34,94</text:p>
          </table:table-cell>
          <table:table-cell office:value-type="float" office:value="48" table:style-name="ce13">
            <text:p>48</text:p>
          </table:table-cell>
          <table:table-cell table:number-columns-repeated="16364" table:style-name="ce5"/>
        </table:table-row>
        <table:table-row table:style-name="ro2">
          <table:table-cell office:value-type="float" office:value="49" table:style-name="ce13">
            <text:p>49</text:p>
          </table:table-cell>
          <table:table-cell office:value-type="float" office:value="2.4399943103825621E-3" table:style-name="ce14">
            <text:p>0,00244</text:p>
          </table:table-cell>
          <table:table-cell office:value-type="float" office:value="96628.887926441457" table:style-name="ce15">
            <text:p>96 629</text:p>
          </table:table-cell>
          <table:table-cell office:value-type="float" office:value="235.77393675911139" table:style-name="ce15">
            <text:p>236</text:p>
          </table:table-cell>
          <table:table-cell office:value-type="float" office:value="96511.000958061893" table:style-name="ce15">
            <text:p>96 511</text:p>
          </table:table-cell>
          <table:table-cell office:value-type="float" office:value="3080788.5628591729" table:style-name="ce15">
            <text:p>3 080 789</text:p>
          </table:table-cell>
          <table:table-cell office:value-type="float" office:value="31.882686730332825" table:style-name="ce16">
            <text:p>31,88</text:p>
          </table:table-cell>
          <table:table-cell office:value-type="float" office:value="1.4223433598960938E-3" table:style-name="ce14">
            <text:p>0,00142</text:p>
          </table:table-cell>
          <table:table-cell office:value-type="float" office:value="98093.762076709172" table:style-name="ce15">
            <text:p>98 094</text:p>
          </table:table-cell>
          <table:table-cell office:value-type="float" office:value="139.52301113703456" table:style-name="ce15">
            <text:p>140</text:p>
          </table:table-cell>
          <table:table-cell office:value-type="float" office:value="98024.000571140656" table:style-name="ce15">
            <text:p>98 024</text:p>
          </table:table-cell>
          <table:table-cell office:value-type="float" office:value="3531867.1399988425" table:style-name="ce15">
            <text:p>3 531 867</text:p>
          </table:table-cell>
          <table:table-cell office:value-type="float" office:value="36.005012604541847" table:style-name="ce16">
            <text:p>36,01</text:p>
          </table:table-cell>
          <table:table-cell office:value-type="float" office:value="1.9315251744247272E-3" table:style-name="ce14">
            <text:p>0,00193</text:p>
          </table:table-cell>
          <table:table-cell office:value-type="float" office:value="97350.469182631074" table:style-name="ce15">
            <text:p>97 350</text:p>
          </table:table-cell>
          <table:table-cell office:value-type="float" office:value="188.03488196831051" table:style-name="ce15">
            <text:p>188</text:p>
          </table:table-cell>
          <table:table-cell office:value-type="float" office:value="97256.451741646917" table:style-name="ce15">
            <text:p>97 256</text:p>
          </table:table-cell>
          <table:table-cell office:value-type="float" office:value="3310243.1534274081" table:style-name="ce15">
            <text:p>3 310 243</text:p>
          </table:table-cell>
          <table:table-cell office:value-type="float" office:value="34.003361064622482" table:style-name="ce16">
            <text:p>34,00</text:p>
          </table:table-cell>
          <table:table-cell office:value-type="float" office:value="49" table:style-name="ce13">
            <text:p>49</text:p>
          </table:table-cell>
          <table:table-cell table:number-columns-repeated="16364" table:style-name="ce5"/>
        </table:table-row>
        <table:table-row table:style-name="ro2">
          <table:table-cell office:value-type="float" office:value="50" table:style-name="ce13">
            <text:p>50</text:p>
          </table:table-cell>
          <table:table-cell office:value-type="float" office:value="2.6987091382780926E-3" table:style-name="ce14">
            <text:p>0,00270</text:p>
          </table:table-cell>
          <table:table-cell office:value-type="float" office:value="96393.113989682344" table:style-name="ce15">
            <text:p>96 393</text:p>
          </table:table-cell>
          <table:table-cell office:value-type="float" office:value="260.13697759103758" table:style-name="ce15">
            <text:p>260</text:p>
          </table:table-cell>
          <table:table-cell office:value-type="float" office:value="96263.04550088683" table:style-name="ce15">
            <text:p>96 263</text:p>
          </table:table-cell>
          <table:table-cell office:value-type="float" office:value="2984277.5619011112" table:style-name="ce15">
            <text:p>2 984 278</text:p>
          </table:table-cell>
          <table:table-cell office:value-type="float" office:value="30.959447603493128" table:style-name="ce16">
            <text:p>30,96</text:p>
          </table:table-cell>
          <table:table-cell office:value-type="float" office:value="1.574293949983408E-3" table:style-name="ce14">
            <text:p>0,00157</text:p>
          </table:table-cell>
          <table:table-cell office:value-type="float" office:value="97954.239065572139" table:style-name="ce15">
            <text:p>97 954</text:p>
          </table:table-cell>
          <table:table-cell office:value-type="float" office:value="154.20876593615861" table:style-name="ce15">
            <text:p>154</text:p>
          </table:table-cell>
          <table:table-cell office:value-type="float" office:value="97877.134682604054" table:style-name="ce15">
            <text:p>97 877</text:p>
          </table:table-cell>
          <table:table-cell office:value-type="float" office:value="3433843.1394277019" table:style-name="ce15">
            <text:p>3 433 843</text:p>
          </table:table-cell>
          <table:table-cell office:value-type="float" office:value="35.055584854566959" table:style-name="ce16">
            <text:p>35,06</text:p>
          </table:table-cell>
          <table:table-cell office:value-type="float" office:value="2.1384952431576136E-3" table:style-name="ce14">
            <text:p>0,00214</text:p>
          </table:table-cell>
          <table:table-cell office:value-type="float" office:value="97162.434300662761" table:style-name="ce15">
            <text:p>97 162</text:p>
          </table:table-cell>
          <table:table-cell office:value-type="float" office:value="207.78140356558146" table:style-name="ce15">
            <text:p>208</text:p>
          </table:table-cell>
          <table:table-cell office:value-type="float" office:value="97058.543598879973" table:style-name="ce15">
            <text:p>97 059</text:p>
          </table:table-cell>
          <table:table-cell office:value-type="float" office:value="3212986.7016857611" table:style-name="ce15">
            <text:p>3 212 987</text:p>
          </table:table-cell>
          <table:table-cell office:value-type="float" office:value="33.068198885830562" table:style-name="ce16">
            <text:p>33,07</text:p>
          </table:table-cell>
          <table:table-cell office:value-type="float" office:value="50" table:style-name="ce13">
            <text:p>50</text:p>
          </table:table-cell>
          <table:table-cell table:number-columns-repeated="16364" table:style-name="ce5"/>
        </table:table-row>
        <table:table-row table:style-name="ro2">
          <table:table-cell office:value-type="float" office:value="51" table:style-name="ce13">
            <text:p>51</text:p>
          </table:table-cell>
          <table:table-cell office:value-type="float" office:value="3.0305499915963389E-3" table:style-name="ce14">
            <text:p>0,00303</text:p>
          </table:table-cell>
          <table:table-cell office:value-type="float" office:value="96132.977012091302" table:style-name="ce15">
            <text:p>96 133</text:p>
          </table:table-cell>
          <table:table-cell office:value-type="float" office:value="291.33579267612436" table:style-name="ce15">
            <text:p>291</text:p>
          </table:table-cell>
          <table:table-cell office:value-type="float" office:value="95987.309115753247" table:style-name="ce15">
            <text:p>95 987</text:p>
          </table:table-cell>
          <table:table-cell office:value-type="float" office:value="2888014.5164002245" table:style-name="ce15">
            <text:p>2 888 015</text:p>
          </table:table-cell>
          <table:table-cell office:value-type="float" office:value="30.04187123048295" table:style-name="ce16">
            <text:p>30,04</text:p>
          </table:table-cell>
          <table:table-cell office:value-type="float" office:value="1.7457152238034056E-3" table:style-name="ce14">
            <text:p>0,00175</text:p>
          </table:table-cell>
          <table:table-cell office:value-type="float" office:value="97800.030299635982" table:style-name="ce15">
            <text:p>97 800</text:p>
          </table:table-cell>
          <table:table-cell office:value-type="float" office:value="170.73100178250888" table:style-name="ce15">
            <text:p>171</text:p>
          </table:table-cell>
          <table:table-cell office:value-type="float" office:value="97714.664798744721" table:style-name="ce15">
            <text:p>97 715</text:p>
          </table:table-cell>
          <table:table-cell office:value-type="float" office:value="3335966.0047450978" table:style-name="ce15">
            <text:p>3 335 966</text:p>
          </table:table-cell>
          <table:table-cell office:value-type="float" office:value="34.110071280392177" table:style-name="ce16">
            <text:p>34,11</text:p>
          </table:table-cell>
          <table:table-cell office:value-type="float" office:value="2.3910890675640254E-3" table:style-name="ce14">
            <text:p>0,00239</text:p>
          </table:table-cell>
          <table:table-cell office:value-type="float" office:value="96954.652897097185" table:style-name="ce15">
            <text:p>96 955</text:p>
          </table:table-cell>
          <table:table-cell office:value-type="float" office:value="231.82721059171385" table:style-name="ce15">
            <text:p>232</text:p>
          </table:table-cell>
          <table:table-cell office:value-type="float" office:value="96838.739291801321" table:style-name="ce15">
            <text:p>96 839</text:p>
          </table:table-cell>
          <table:table-cell office:value-type="float" office:value="3115928.158086881" table:style-name="ce15">
            <text:p>3 115 928</text:p>
          </table:table-cell>
          <table:table-cell office:value-type="float" office:value="32.137995083061888" table:style-name="ce16">
            <text:p>32,14</text:p>
          </table:table-cell>
          <table:table-cell office:value-type="float" office:value="51" table:style-name="ce13">
            <text:p>51</text:p>
          </table:table-cell>
          <table:table-cell table:number-columns-repeated="16364" table:style-name="ce5"/>
        </table:table-row>
        <table:table-row table:style-name="ro2">
          <table:table-cell office:value-type="float" office:value="52" table:style-name="ce13">
            <text:p>52</text:p>
          </table:table-cell>
          <table:table-cell office:value-type="float" office:value="3.4374657126272886E-3" table:style-name="ce14">
            <text:p>0,00344</text:p>
          </table:table-cell>
          <table:table-cell office:value-type="float" office:value="95841.641219415178" table:style-name="ce15">
            <text:p>95 842</text:p>
          </table:table-cell>
          <table:table-cell office:value-type="float" office:value="329.45235553366592" table:style-name="ce15">
            <text:p>329</text:p>
          </table:table-cell>
          <table:table-cell office:value-type="float" office:value="95676.915041648346" table:style-name="ce15">
            <text:p>95 677</text:p>
          </table:table-cell>
          <table:table-cell office:value-type="float" office:value="2792027.2072844715" table:style-name="ce15">
            <text:p>2 792 027</text:p>
          </table:table-cell>
          <table:table-cell office:value-type="float" office:value="29.131671492274851" table:style-name="ce16">
            <text:p>29,13</text:p>
          </table:table-cell>
          <table:table-cell office:value-type="float" office:value="1.937007973165367E-3" table:style-name="ce14">
            <text:p>0,00194</text:p>
          </table:table-cell>
          <table:table-cell office:value-type="float" office:value="97629.299297853475" table:style-name="ce15">
            <text:p>97 629</text:p>
          </table:table-cell>
          <table:table-cell office:value-type="float" office:value="189.10873115449016" table:style-name="ce15">
            <text:p>189</text:p>
          </table:table-cell>
          <table:table-cell office:value-type="float" office:value="97534.744932276226" table:style-name="ce15">
            <text:p>97 535</text:p>
          </table:table-cell>
          <table:table-cell office:value-type="float" office:value="3238251.3399463529" table:style-name="ce15">
            <text:p>3 238 251</text:p>
          </table:table-cell>
          <table:table-cell office:value-type="float" office:value="33.168847500040911" table:style-name="ce16">
            <text:p>33,17</text:p>
          </table:table-cell>
          <table:table-cell office:value-type="float" office:value="2.6903848587807319E-3" table:style-name="ce14">
            <text:p>0,00269</text:p>
          </table:table-cell>
          <table:table-cell office:value-type="float" office:value="96722.825686505472" table:style-name="ce15">
            <text:p>96 723</text:p>
          </table:table-cell>
          <table:table-cell office:value-type="float" office:value="260.22162572546239" table:style-name="ce15">
            <text:p>260</text:p>
          </table:table-cell>
          <table:table-cell office:value-type="float" office:value="96592.714873642748" table:style-name="ce15">
            <text:p>96 593</text:p>
          </table:table-cell>
          <table:table-cell office:value-type="float" office:value="3019089.4187950799" table:style-name="ce15">
            <text:p>3 019 089</text:p>
          </table:table-cell>
          <table:table-cell office:value-type="float" office:value="31.213825664899861" table:style-name="ce16">
            <text:p>31,21</text:p>
          </table:table-cell>
          <table:table-cell office:value-type="float" office:value="52" table:style-name="ce13">
            <text:p>52</text:p>
          </table:table-cell>
          <table:table-cell table:number-columns-repeated="16364" table:style-name="ce5"/>
        </table:table-row>
        <table:table-row table:style-name="ro2">
          <table:table-cell office:value-type="float" office:value="53" table:style-name="ce13">
            <text:p>53</text:p>
          </table:table-cell>
          <table:table-cell office:value-type="float" office:value="3.9058379025983842E-3" table:style-name="ce14">
            <text:p>0,00391</text:p>
          </table:table-cell>
          <table:table-cell office:value-type="float" office:value="95512.188863881514" table:style-name="ce15">
            <text:p>95 512</text:p>
          </table:table-cell>
          <table:table-cell office:value-type="float" office:value="373.05512742468375" table:style-name="ce15">
            <text:p>373</text:p>
          </table:table-cell>
          <table:table-cell office:value-type="float" office:value="95325.661300169173" table:style-name="ce15">
            <text:p>95 326</text:p>
          </table:table-cell>
          <table:table-cell office:value-type="float" office:value="2696350.2922428232" table:style-name="ce15">
            <text:p>2 696 350</text:p>
          </table:table-cell>
          <table:table-cell office:value-type="float" office:value="28.230431365001035" table:style-name="ce16">
            <text:p>28,23</text:p>
          </table:table-cell>
          <table:table-cell office:value-type="float" office:value="2.1477179498661791E-3" table:style-name="ce14">
            <text:p>0,00215</text:p>
          </table:table-cell>
          <table:table-cell office:value-type="float" office:value="97440.190566698991" table:style-name="ce15">
            <text:p>97 440</text:p>
          </table:table-cell>
          <table:table-cell office:value-type="float" office:value="209.27404631848057" table:style-name="ce15">
            <text:p>209</text:p>
          </table:table-cell>
          <table:table-cell office:value-type="float" office:value="97335.553543539747" table:style-name="ce15">
            <text:p>97 336</text:p>
          </table:table-cell>
          <table:table-cell office:value-type="float" office:value="3140716.5950140767" table:style-name="ce15">
            <text:p>3 140 717</text:p>
          </table:table-cell>
          <table:table-cell office:value-type="float" office:value="32.232250129521432" table:style-name="ce16">
            <text:p>32,23</text:p>
          </table:table-cell>
          <table:table-cell office:value-type="float" office:value="3.0295830995834068E-3" table:style-name="ce14">
            <text:p>0,00303</text:p>
          </table:table-cell>
          <table:table-cell office:value-type="float" office:value="96462.60406078001" table:style-name="ce15">
            <text:p>96 463</text:p>
          </table:table-cell>
          <table:table-cell office:value-type="float" office:value="292.24147500434481" table:style-name="ce15">
            <text:p>292</text:p>
          </table:table-cell>
          <table:table-cell office:value-type="float" office:value="96316.483323277847" table:style-name="ce15">
            <text:p>96 316</text:p>
          </table:table-cell>
          <table:table-cell office:value-type="float" office:value="2922496.7039214373" table:style-name="ce15">
            <text:p>2 922 497</text:p>
          </table:table-cell>
          <table:table-cell office:value-type="float" office:value="30.29668058805467" table:style-name="ce16">
            <text:p>30,30</text:p>
          </table:table-cell>
          <table:table-cell office:value-type="float" office:value="53" table:style-name="ce13">
            <text:p>53</text:p>
          </table:table-cell>
          <table:table-cell table:number-columns-repeated="16364" table:style-name="ce5"/>
        </table:table-row>
        <table:table-row table:style-name="ro2">
          <table:table-cell office:value-type="float" office:value="54" table:style-name="ce13">
            <text:p>54</text:p>
          </table:table-cell>
          <table:table-cell office:value-type="float" office:value="4.4213713261683713E-3" table:style-name="ce14">
            <text:p>0,00442</text:p>
          </table:table-cell>
          <table:table-cell office:value-type="float" office:value="95139.133736456832" table:style-name="ce15">
            <text:p>95 139</text:p>
          </table:table-cell>
          <table:table-cell office:value-type="float" office:value="420.64543789886818" table:style-name="ce15">
            <text:p>421</text:p>
          </table:table-cell>
          <table:table-cell office:value-type="float" office:value="94928.811017507396" table:style-name="ce15">
            <text:p>94 929</text:p>
          </table:table-cell>
          <table:table-cell office:value-type="float" office:value="2601024.6309426539" table:style-name="ce15">
            <text:p>2 601 025</text:p>
          </table:table-cell>
          <table:table-cell office:value-type="float" office:value="27.339166637229475" table:style-name="ce16">
            <text:p>27,34</text:p>
          </table:table-cell>
          <table:table-cell office:value-type="float" office:value="2.3773537300493352E-3" table:style-name="ce14">
            <text:p>0,00238</text:p>
          </table:table-cell>
          <table:table-cell office:value-type="float" office:value="97230.916520380517" table:style-name="ce15">
            <text:p>97 231</text:p>
          </table:table-cell>
          <table:table-cell office:value-type="float" office:value="231.15228206584214" table:style-name="ce15">
            <text:p>231</text:p>
          </table:table-cell>
          <table:table-cell office:value-type="float" office:value="97115.340379347588" table:style-name="ce15">
            <text:p>97 115</text:p>
          </table:table-cell>
          <table:table-cell office:value-type="float" office:value="3043381.041470537" table:style-name="ce15">
            <text:p>3 043 381</text:p>
          </table:table-cell>
          <table:table-cell office:value-type="float" office:value="31.300548738863483" table:style-name="ce16">
            <text:p>31,30</text:p>
          </table:table-cell>
          <table:table-cell office:value-type="float" office:value="3.4015417628183793E-3" table:style-name="ce14">
            <text:p>0,00340</text:p>
          </table:table-cell>
          <table:table-cell office:value-type="float" office:value="96170.362585775671" table:style-name="ce15">
            <text:p>96 170</text:p>
          </table:table-cell>
          <table:table-cell office:value-type="float" office:value="327.12750468090206" table:style-name="ce15">
            <text:p>327</text:p>
          </table:table-cell>
          <table:table-cell office:value-type="float" office:value="96006.798833435227" table:style-name="ce15">
            <text:p>96 007</text:p>
          </table:table-cell>
          <table:table-cell office:value-type="float" office:value="2826180.2205981594" table:style-name="ce15">
            <text:p>2 826 180</text:p>
          </table:table-cell>
          <table:table-cell office:value-type="float" office:value="29.387226424122613" table:style-name="ce16">
            <text:p>29,39</text:p>
          </table:table-cell>
          <table:table-cell office:value-type="float" office:value="54" table:style-name="ce13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55" table:style-name="ce13">
            <text:p>55</text:p>
          </table:table-cell>
          <table:table-cell office:value-type="float" office:value="4.9697707479965346E-3" table:style-name="ce14">
            <text:p>0,00497</text:p>
          </table:table-cell>
          <table:table-cell office:value-type="float" office:value="94718.488298557961" table:style-name="ce15">
            <text:p>94 718</text:p>
          </table:table-cell>
          <table:table-cell office:value-type="float" office:value="470.7291724406254" table:style-name="ce15">
            <text:p>471</text:p>
          </table:table-cell>
          <table:table-cell office:value-type="float" office:value="94483.123712337649" table:style-name="ce15">
            <text:p>94 483</text:p>
          </table:table-cell>
          <table:table-cell office:value-type="float" office:value="2506095.8199251466" table:style-name="ce15">
            <text:p>2 506 096</text:p>
          </table:table-cell>
          <table:table-cell office:value-type="float" office:value="26.458359555167231" table:style-name="ce16">
            <text:p>26,46</text:p>
          </table:table-cell>
          <table:table-cell office:value-type="float" office:value="2.6254238898587284E-3" table:style-name="ce14">
            <text:p>0,00263</text:p>
          </table:table-cell>
          <table:table-cell office:value-type="float" office:value="96999.764238314674" table:style-name="ce15">
            <text:p>97 000</text:p>
          </table:table-cell>
          <table:table-cell office:value-type="float" office:value="254.66549834193569" table:style-name="ce15">
            <text:p>255</text:p>
          </table:table-cell>
          <table:table-cell office:value-type="float" office:value="96872.43148914371" table:style-name="ce15">
            <text:p>96 872</text:p>
          </table:table-cell>
          <table:table-cell office:value-type="float" office:value="2946265.7010911894" table:style-name="ce15">
            <text:p>2 946 266</text:p>
          </table:table-cell>
          <table:table-cell office:value-type="float" office:value="30.373947032001357" table:style-name="ce16">
            <text:p>30,37</text:p>
          </table:table-cell>
          <table:table-cell office:value-type="float" office:value="3.7991188213323552E-3" table:style-name="ce14">
            <text:p>0,00380</text:p>
          </table:table-cell>
          <table:table-cell office:value-type="float" office:value="95843.235081094768" table:style-name="ce15">
            <text:p>95 843</text:p>
          </table:table-cell>
          <table:table-cell office:value-type="float" office:value="364.1198382939686" table:style-name="ce15">
            <text:p>364</text:p>
          </table:table-cell>
          <table:table-cell office:value-type="float" office:value="95661.175161947787" table:style-name="ce15">
            <text:p>95 661</text:p>
          </table:table-cell>
          <table:table-cell office:value-type="float" office:value="2730173.421764724" table:style-name="ce15">
            <text:p>2 730 173</text:p>
          </table:table-cell>
          <table:table-cell office:value-type="float" office:value="28.485822911285002" table:style-name="ce16">
            <text:p>28,49</text:p>
          </table:table-cell>
          <table:table-cell office:value-type="float" office:value="55" table:style-name="ce13">
            <text:p>55</text:p>
          </table:table-cell>
          <table:table-cell table:number-columns-repeated="16364" table:style-name="ce5"/>
        </table:table-row>
        <table:table-row table:style-name="ro2">
          <table:table-cell office:value-type="float" office:value="56" table:style-name="ce13">
            <text:p>56</text:p>
          </table:table-cell>
          <table:table-cell office:value-type="float" office:value="5.5376864992042352E-3" table:style-name="ce14">
            <text:p>0,00554</text:p>
          </table:table-cell>
          <table:table-cell office:value-type="float" office:value="94247.759126117337" table:style-name="ce15">
            <text:p>94 248</text:p>
          </table:table-cell>
          <table:table-cell office:value-type="float" office:value="521.91454329295277" table:style-name="ce15">
            <text:p>522</text:p>
          </table:table-cell>
          <table:table-cell office:value-type="float" office:value="93986.801854470861" table:style-name="ce15">
            <text:p>93 987</text:p>
          </table:table-cell>
          <table:table-cell office:value-type="float" office:value="2411612.6962128091" table:style-name="ce15">
            <text:p>2 411 613</text:p>
          </table:table-cell>
          <table:table-cell office:value-type="float" office:value="25.588010989054045" table:style-name="ce16">
            <text:p>25,59</text:p>
          </table:table-cell>
          <table:table-cell office:value-type="float" office:value="2.8916385429015212E-3" table:style-name="ce14">
            <text:p>0,00289</text:p>
          </table:table-cell>
          <table:table-cell office:value-type="float" office:value="96745.098739972746" table:style-name="ce15">
            <text:p>96 745</text:p>
          </table:table-cell>
          <table:table-cell office:value-type="float" office:value="279.7518563533186" table:style-name="ce15">
            <text:p>280</text:p>
          </table:table-cell>
          <table:table-cell office:value-type="float" office:value="96605.222811796091" table:style-name="ce15">
            <text:p>96 605</text:p>
          </table:table-cell>
          <table:table-cell office:value-type="float" office:value="2849393.2696020459" table:style-name="ce15">
            <text:p>2 849 393</text:p>
          </table:table-cell>
          <table:table-cell office:value-type="float" office:value="29.452585264918905" table:style-name="ce16">
            <text:p>29,45</text:p>
          </table:table-cell>
          <table:table-cell office:value-type="float" office:value="4.2156963612982297E-3" table:style-name="ce14">
            <text:p>0,00422</text:p>
          </table:table-cell>
          <table:table-cell office:value-type="float" office:value="95479.115242800806" table:style-name="ce15">
            <text:p>95 479</text:p>
          </table:table-cell>
          <table:table-cell office:value-type="float" office:value="402.5109587090497" table:style-name="ce15">
            <text:p>403</text:p>
          </table:table-cell>
          <table:table-cell office:value-type="float" office:value="95277.859763446279" table:style-name="ce15">
            <text:p>95 278</text:p>
          </table:table-cell>
          <table:table-cell office:value-type="float" office:value="2634512.246602776" table:style-name="ce15">
            <text:p>2 634 512</text:p>
          </table:table-cell>
          <table:table-cell office:value-type="float" office:value="27.592549846144706" table:style-name="ce16">
            <text:p>27,59</text:p>
          </table:table-cell>
          <table:table-cell office:value-type="float" office:value="56" table:style-name="ce13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13">
            <text:p>57</text:p>
          </table:table-cell>
          <table:table-cell office:value-type="float" office:value="6.1291507100404829E-3" table:style-name="ce14">
            <text:p>0,00613</text:p>
          </table:table-cell>
          <table:table-cell office:value-type="float" office:value="93725.844582824386" table:style-name="ce15">
            <text:p>93 726</text:p>
          </table:table-cell>
          <table:table-cell office:value-type="float" office:value="574.45982687396202" table:style-name="ce15">
            <text:p>574</text:p>
          </table:table-cell>
          <table:table-cell office:value-type="float" office:value="93438.614669387403" table:style-name="ce15">
            <text:p>93 439</text:p>
          </table:table-cell>
          <table:table-cell office:value-type="float" office:value="2317625.8943583383" table:style-name="ce15">
            <text:p>2 317 626</text:p>
          </table:table-cell>
          <table:table-cell office:value-type="float" office:value="24.727714161170141" table:style-name="ce16">
            <text:p>24,73</text:p>
          </table:table-cell>
          <table:table-cell office:value-type="float" office:value="3.1794125489303798E-3" table:style-name="ce14">
            <text:p>0,00318</text:p>
          </table:table-cell>
          <table:table-cell office:value-type="float" office:value="96465.346883619422" table:style-name="ce15">
            <text:p>96 465</text:p>
          </table:table-cell>
          <table:table-cell office:value-type="float" office:value="306.70313441870172" table:style-name="ce15">
            <text:p>307</text:p>
          </table:table-cell>
          <table:table-cell office:value-type="float" office:value="96311.995316410073" table:style-name="ce15">
            <text:p>96 312</text:p>
          </table:table-cell>
          <table:table-cell office:value-type="float" office:value="2752788.0467902496" table:style-name="ce15">
            <text:p>2 752 788</text:p>
          </table:table-cell>
          <table:table-cell office:value-type="float" office:value="28.536548467620705" table:style-name="ce16">
            <text:p>28,54</text:p>
          </table:table-cell>
          <table:table-cell office:value-type="float" office:value="4.6542909397831638E-3" table:style-name="ce14">
            <text:p>0,00465</text:p>
          </table:table-cell>
          <table:table-cell office:value-type="float" office:value="95076.604284091751" table:style-name="ce15">
            <text:p>95 077</text:p>
          </table:table-cell>
          <table:table-cell office:value-type="float" office:value="442.51417790479735" table:style-name="ce15">
            <text:p>443</text:p>
          </table:table-cell>
          <table:table-cell office:value-type="float" office:value="94855.347195139359" table:style-name="ce15">
            <text:p>94 855</text:p>
          </table:table-cell>
          <table:table-cell office:value-type="float" office:value="2539234.3868393297" table:style-name="ce15">
            <text:p>2 539 234</text:p>
          </table:table-cell>
          <table:table-cell office:value-type="float" office:value="26.707247339755856" table:style-name="ce16">
            <text:p>26,71</text:p>
          </table:table-cell>
          <table:table-cell office:value-type="float" office:value="57" table:style-name="ce13">
            <text:p>57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13">
            <text:p>58</text:p>
          </table:table-cell>
          <table:table-cell office:value-type="float" office:value="6.7634503181550117E-3" table:style-name="ce14">
            <text:p>0,00676</text:p>
          </table:table-cell>
          <table:table-cell office:value-type="float" office:value="93151.384755950421" table:style-name="ce15">
            <text:p>93 151</text:p>
          </table:table-cell>
          <table:table-cell office:value-type="float" office:value="630.02476286421279" table:style-name="ce15">
            <text:p>630</text:p>
          </table:table-cell>
          <table:table-cell office:value-type="float" office:value="92836.372374518309" table:style-name="ce15">
            <text:p>92 836</text:p>
          </table:table-cell>
          <table:table-cell office:value-type="float" office:value="2224187.2796889511" table:style-name="ce15">
            <text:p>2 224 187</text:p>
          </table:table-cell>
          <table:table-cell office:value-type="float" office:value="23.87712523561677" table:style-name="ce16">
            <text:p>23,88</text:p>
          </table:table-cell>
          <table:table-cell office:value-type="float" office:value="3.4954121681145711E-3" table:style-name="ce14">
            <text:p>0,00350</text:p>
          </table:table-cell>
          <table:table-cell office:value-type="float" office:value="96158.643749200724" table:style-name="ce15">
            <text:p>96 159</text:p>
          </table:table-cell>
          <table:table-cell office:value-type="float" office:value="336.11409343035035" table:style-name="ce15">
            <text:p>336</text:p>
          </table:table-cell>
          <table:table-cell office:value-type="float" office:value="95990.58670248554" table:style-name="ce15">
            <text:p>95 991</text:p>
          </table:table-cell>
          <table:table-cell office:value-type="float" office:value="2656476.0514738397" table:style-name="ce15">
            <text:p>2 656 476</text:p>
          </table:table-cell>
          <table:table-cell office:value-type="float" office:value="27.625972537657805" table:style-name="ce16">
            <text:p>27,63</text:p>
          </table:table-cell>
          <table:table-cell office:value-type="float" office:value="5.1263746250947064E-3" table:style-name="ce14">
            <text:p>0,00513</text:p>
          </table:table-cell>
          <table:table-cell office:value-type="float" office:value="94634.090106186952" table:style-name="ce15">
            <text:p>94 634</text:p>
          </table:table-cell>
          <table:table-cell office:value-type="float" office:value="485.12979818928278" table:style-name="ce15">
            <text:p>485</text:p>
          </table:table-cell>
          <table:table-cell office:value-type="float" office:value="94391.525207092316" table:style-name="ce15">
            <text:p>94 392</text:p>
          </table:table-cell>
          <table:table-cell office:value-type="float" office:value="2444379.0396441906" table:style-name="ce15">
            <text:p>2 444 379</text:p>
          </table:table-cell>
          <table:table-cell office:value-type="float" office:value="25.829793860768394" table:style-name="ce16">
            <text:p>25,83</text:p>
          </table:table-cell>
          <table:table-cell office:value-type="float" office:value="58" table:style-name="ce13">
            <text:p>58</text:p>
          </table:table-cell>
          <table:table-cell table:number-columns-repeated="16364" table:style-name="ce5"/>
        </table:table-row>
        <table:table-row table:style-name="ro2">
          <table:table-cell office:value-type="float" office:value="59" table:style-name="ce13">
            <text:p>59</text:p>
          </table:table-cell>
          <table:table-cell office:value-type="float" office:value="7.4603901559760341E-3" table:style-name="ce14">
            <text:p>0,00746</text:p>
          </table:table-cell>
          <table:table-cell office:value-type="float" office:value="92521.359993086211" table:style-name="ce15">
            <text:p>92 521</text:p>
          </table:table-cell>
          <table:table-cell office:value-type="float" office:value="690.24544330993524" table:style-name="ce15">
            <text:p>690</text:p>
          </table:table-cell>
          <table:table-cell office:value-type="float" office:value="92176.237271431251" table:style-name="ce15">
            <text:p>92 176</text:p>
          </table:table-cell>
          <table:table-cell office:value-type="float" office:value="2131350.9073144328" table:style-name="ce15">
            <text:p>2 131 351</text:p>
          </table:table-cell>
          <table:table-cell office:value-type="float" office:value="23.036311911905543" table:style-name="ce16">
            <text:p>23,04</text:p>
          </table:table-cell>
          <table:table-cell office:value-type="float" office:value="3.8464140444025917E-3" table:style-name="ce14">
            <text:p>0,00385</text:p>
          </table:table-cell>
          <table:table-cell office:value-type="float" office:value="95822.52965577037" table:style-name="ce15">
            <text:p>95 823</text:p>
          </table:table-cell>
          <table:table-cell office:value-type="float" office:value="368.573123838139" table:style-name="ce15">
            <text:p>369</text:p>
          </table:table-cell>
          <table:table-cell office:value-type="float" office:value="95638.243093851299" table:style-name="ce15">
            <text:p>95 638</text:p>
          </table:table-cell>
          <table:table-cell office:value-type="float" office:value="2560485.4647713541" table:style-name="ce15">
            <text:p>2 560 485</text:p>
          </table:table-cell>
          <table:table-cell office:value-type="float" office:value="26.721121577248649" table:style-name="ce16">
            <text:p>26,72</text:p>
          </table:table-cell>
          <table:table-cell office:value-type="float" office:value="5.6437065468583304E-3" table:style-name="ce14">
            <text:p>0,00564</text:p>
          </table:table-cell>
          <table:table-cell office:value-type="float" office:value="94148.960307997666" table:style-name="ce15">
            <text:p>94 149</text:p>
          </table:table-cell>
          <table:table-cell office:value-type="float" office:value="531.34910367015152" table:style-name="ce15">
            <text:p>531</text:p>
          </table:table-cell>
          <table:table-cell office:value-type="float" office:value="93883.285756162601" table:style-name="ce15">
            <text:p>93 883</text:p>
          </table:table-cell>
          <table:table-cell office:value-type="float" office:value="2349987.5144370981" table:style-name="ce15">
            <text:p>2 349 988</text:p>
          </table:table-cell>
          <table:table-cell office:value-type="float" office:value="24.960312963089343" table:style-name="ce16">
            <text:p>24,96</text:p>
          </table:table-cell>
          <table:table-cell office:value-type="float" office:value="59" table:style-name="ce13">
            <text:p>59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13">
            <text:p>60</text:p>
          </table:table-cell>
          <table:table-cell office:value-type="float" office:value="8.2397750559326383E-3" table:style-name="ce14">
            <text:p>0,00824</text:p>
          </table:table-cell>
          <table:table-cell office:value-type="float" office:value="91831.114549776277" table:style-name="ce15">
            <text:p>91 831</text:p>
          </table:table-cell>
          <table:table-cell office:value-type="float" office:value="756.66772702573928" table:style-name="ce15">
            <text:p>757</text:p>
          </table:table-cell>
          <table:table-cell office:value-type="float" office:value="91452.780686263402" table:style-name="ce15">
            <text:p>91 453</text:p>
          </table:table-cell>
          <table:table-cell office:value-type="float" office:value="2039174.6700430016" table:style-name="ce15">
            <text:p>2 039 175</text:p>
          </table:table-cell>
          <table:table-cell office:value-type="float" office:value="22.205705332452261" table:style-name="ce16">
            <text:p>22,21</text:p>
          </table:table-cell>
          <table:table-cell office:value-type="float" office:value="4.2391948217434788E-3" table:style-name="ce14">
            <text:p>0,00424</text:p>
          </table:table-cell>
          <table:table-cell office:value-type="float" office:value="95453.956531932228" table:style-name="ce15">
            <text:p>95 454</text:p>
          </table:table-cell>
          <table:table-cell office:value-type="float" office:value="404.64791824509422" table:style-name="ce15">
            <text:p>405</text:p>
          </table:table-cell>
          <table:table-cell office:value-type="float" office:value="95251.632572809671" table:style-name="ce15">
            <text:p>95 252</text:p>
          </table:table-cell>
          <table:table-cell office:value-type="float" office:value="2464847.2216775026" table:style-name="ce15">
            <text:p>2 464 847</text:p>
          </table:table-cell>
          <table:table-cell office:value-type="float" office:value="25.822368304376539" table:style-name="ce16">
            <text:p>25,82</text:p>
          </table:table-cell>
          <table:table-cell office:value-type="float" office:value="6.2180458347002058E-3" table:style-name="ce14">
            <text:p>0,00622</text:p>
          </table:table-cell>
          <table:table-cell office:value-type="float" office:value="93617.611204327521" table:style-name="ce15">
            <text:p>93 618</text:p>
          </table:table-cell>
          <table:table-cell office:value-type="float" office:value="582.11859740365207" table:style-name="ce15">
            <text:p>582</text:p>
          </table:table-cell>
          <table:table-cell office:value-type="float" office:value="93326.551905625704" table:style-name="ce15">
            <text:p>93 327</text:p>
          </table:table-cell>
          <table:table-cell office:value-type="float" office:value="2256104.2286809357" table:style-name="ce15">
            <text:p>2 256 104</text:p>
          </table:table-cell>
          <table:table-cell office:value-type="float" office:value="24.099143309230755" table:style-name="ce16">
            <text:p>24,10</text:p>
          </table:table-cell>
          <table:table-cell office:value-type="float" office:value="60" table:style-name="ce13">
            <text:p>60</text:p>
          </table:table-cell>
          <table:table-cell table:number-columns-repeated="16364" table:style-name="ce5"/>
        </table:table-row>
        <table:table-row table:style-name="ro2">
          <table:table-cell office:value-type="float" office:value="61" table:style-name="ce13">
            <text:p>61</text:p>
          </table:table-cell>
          <table:table-cell office:value-type="float" office:value="9.1204412092882273E-3" table:style-name="ce14">
            <text:p>0,00912</text:p>
          </table:table-cell>
          <table:table-cell office:value-type="float" office:value="91074.446822750542" table:style-name="ce15">
            <text:p>91 074</text:p>
          </table:table-cell>
          <table:table-cell office:value-type="float" office:value="830.63913791534333" table:style-name="ce15">
            <text:p>831</text:p>
          </table:table-cell>
          <table:table-cell office:value-type="float" office:value="90659.12725379286" table:style-name="ce15">
            <text:p>90 659</text:p>
          </table:table-cell>
          <table:table-cell office:value-type="float" office:value="1947721.8893567382" table:style-name="ce15">
            <text:p>1 947 722</text:p>
          </table:table-cell>
          <table:table-cell office:value-type="float" office:value="21.386041390373773" table:style-name="ce16">
            <text:p>21,39</text:p>
          </table:table-cell>
          <table:table-cell office:value-type="float" office:value="4.6804436643153192E-3" table:style-name="ce14">
            <text:p>0,00468</text:p>
          </table:table-cell>
          <table:table-cell office:value-type="float" office:value="95049.308613687128" table:style-name="ce15">
            <text:p>95 049</text:p>
          </table:table-cell>
          <table:table-cell office:value-type="float" office:value="444.87293429848341" table:style-name="ce15">
            <text:p>445</text:p>
          </table:table-cell>
          <table:table-cell office:value-type="float" office:value="94826.872146537877" table:style-name="ce15">
            <text:p>94 827</text:p>
          </table:table-cell>
          <table:table-cell office:value-type="float" office:value="2369595.5891046929" table:style-name="ce15">
            <text:p>2 369 596</text:p>
          </table:table-cell>
          <table:table-cell office:value-type="float" office:value="24.930171756804032" table:style-name="ce16">
            <text:p>24,93</text:p>
          </table:table-cell>
          <table:table-cell office:value-type="float" office:value="6.8607611716488071E-3" table:style-name="ce14">
            <text:p>0,00686</text:p>
          </table:table-cell>
          <table:table-cell office:value-type="float" office:value="93035.492606923872" table:style-name="ce15">
            <text:p>93 035</text:p>
          </table:table-cell>
          <table:table-cell office:value-type="float" office:value="638.29429526280296" table:style-name="ce15">
            <text:p>638</text:p>
          </table:table-cell>
          <table:table-cell office:value-type="float" office:value="92716.345459292468" table:style-name="ce15">
            <text:p>92 716</text:p>
          </table:table-cell>
          <table:table-cell office:value-type="float" office:value="2162777.6767753102" table:style-name="ce15">
            <text:p>2 162 778</text:p>
          </table:table-cell>
          <table:table-cell office:value-type="float" office:value="23.246802012572484" table:style-name="ce16">
            <text:p>23,25</text:p>
          </table:table-cell>
          <table:table-cell office:value-type="float" office:value="61" table:style-name="ce13">
            <text:p>61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13">
            <text:p>62</text:p>
          </table:table-cell>
          <table:table-cell office:value-type="float" office:value="1.0106731065430228E-2" table:style-name="ce14">
            <text:p>0,01011</text:p>
          </table:table-cell>
          <table:table-cell office:value-type="float" office:value="90243.807684835192" table:style-name="ce15">
            <text:p>90 244</text:p>
          </table:table-cell>
          <table:table-cell office:value-type="float" office:value="912.06989459103499" table:style-name="ce15">
            <text:p>912</text:p>
          </table:table-cell>
          <table:table-cell office:value-type="float" office:value="89787.772737539664" table:style-name="ce15">
            <text:p>89 788</text:p>
          </table:table-cell>
          <table:table-cell office:value-type="float" office:value="1857062.7621029452" table:style-name="ce15">
            <text:p>1 857 063</text:p>
          </table:table-cell>
          <table:table-cell office:value-type="float" office:value="20.578284646282839" table:style-name="ce16">
            <text:p>20,58</text:p>
          </table:table-cell>
          <table:table-cell office:value-type="float" office:value="5.1755407797302042E-3" table:style-name="ce14">
            <text:p>0,00518</text:p>
          </table:table-cell>
          <table:table-cell office:value-type="float" office:value="94604.43567938864" table:style-name="ce15">
            <text:p>94 604</text:p>
          </table:table-cell>
          <table:table-cell office:value-type="float" office:value="489.62911480203906" table:style-name="ce15">
            <text:p>490</text:p>
          </table:table-cell>
          <table:table-cell office:value-type="float" office:value="94359.621121987613" table:style-name="ce15">
            <text:p>94 360</text:p>
          </table:table-cell>
          <table:table-cell office:value-type="float" office:value="2274768.7169581549" table:style-name="ce15">
            <text:p>2 274 769</text:p>
          </table:table-cell>
          <table:table-cell office:value-type="float" office:value="24.045053496934035" table:style-name="ce16">
            <text:p>24,05</text:p>
          </table:table-cell>
          <table:table-cell office:value-type="float" office:value="7.5773790027596081E-3" table:style-name="ce14">
            <text:p>0,00758</text:p>
          </table:table-cell>
          <table:table-cell office:value-type="float" office:value="92397.198311661065" table:style-name="ce15">
            <text:p>92 397</text:p>
          </table:table-cell>
          <table:table-cell office:value-type="float" office:value="700.12859040059607" table:style-name="ce15">
            <text:p>700</text:p>
          </table:table-cell>
          <table:table-cell office:value-type="float" office:value="92047.134016460768" table:style-name="ce15">
            <text:p>92 047</text:p>
          </table:table-cell>
          <table:table-cell office:value-type="float" office:value="2070061.3313160175" table:style-name="ce15">
            <text:p>2 070 061</text:p>
          </table:table-cell>
          <table:table-cell office:value-type="float" office:value="22.403940478082266" table:style-name="ce16">
            <text:p>22,40</text:p>
          </table:table-cell>
          <table:table-cell office:value-type="float" office:value="62" table:style-name="ce13">
            <text:p>62</text:p>
          </table:table-cell>
          <table:table-cell table:number-columns-repeated="16364" table:style-name="ce5"/>
        </table:table-row>
        <table:table-row table:style-name="ro2">
          <table:table-cell office:value-type="float" office:value="63" table:style-name="ce13">
            <text:p>63</text:p>
          </table:table-cell>
          <table:table-cell office:value-type="float" office:value="1.119182976254905E-2" table:style-name="ce14">
            <text:p>0,01119</text:p>
          </table:table-cell>
          <table:table-cell office:value-type="float" office:value="89331.737790244151" table:style-name="ce15">
            <text:p>89 332</text:p>
          </table:table-cell>
          <table:table-cell office:value-type="float" office:value="999.78560174108225" table:style-name="ce15">
            <text:p>1 000</text:p>
          </table:table-cell>
          <table:table-cell office:value-type="float" office:value="88831.844989373611" table:style-name="ce15">
            <text:p>88 832</text:p>
          </table:table-cell>
          <table:table-cell office:value-type="float" office:value="1767274.9893654056" table:style-name="ce15">
            <text:p>1 767 275</text:p>
          </table:table-cell>
          <table:table-cell office:value-type="float" office:value="19.783282325874648" table:style-name="ce16">
            <text:p>19,78</text:p>
          </table:table-cell>
          <table:table-cell office:value-type="float" office:value="5.7288587382432537E-3" table:style-name="ce14">
            <text:p>0,00573</text:p>
          </table:table-cell>
          <table:table-cell office:value-type="float" office:value="94114.806564586601" table:style-name="ce15">
            <text:p>94 115</text:p>
          </table:table-cell>
          <table:table-cell office:value-type="float" office:value="539.17043198560543" table:style-name="ce15">
            <text:p>539</text:p>
          </table:table-cell>
          <table:table-cell office:value-type="float" office:value="93845.221348593797" table:style-name="ce15">
            <text:p>93 845</text:p>
          </table:table-cell>
          <table:table-cell office:value-type="float" office:value="2180409.0958361672" table:style-name="ce15">
            <text:p>2 180 409</text:p>
          </table:table-cell>
          <table:table-cell office:value-type="float" office:value="23.167545845614146" table:style-name="ce16">
            <text:p>23,17</text:p>
          </table:table-cell>
          <table:table-cell office:value-type="float" office:value="8.3689284067274983E-3" table:style-name="ce14">
            <text:p>0,00837</text:p>
          </table:table-cell>
          <table:table-cell office:value-type="float" office:value="91697.069721260472" table:style-name="ce15">
            <text:p>91 697</text:p>
          </table:table-cell>
          <table:table-cell office:value-type="float" office:value="767.40621160392868" table:style-name="ce15">
            <text:p>767</text:p>
          </table:table-cell>
          <table:table-cell office:value-type="float" office:value="91313.366615458508" table:style-name="ce15">
            <text:p>91 313</text:p>
          </table:table-cell>
          <table:table-cell office:value-type="float" office:value="1978014.1972995568" table:style-name="ce15">
            <text:p>1 978 014</text:p>
          </table:table-cell>
          <table:table-cell office:value-type="float" office:value="21.57118219057924" table:style-name="ce16">
            <text:p>21,57</text:p>
          </table:table-cell>
          <table:table-cell office:value-type="float" office:value="63" table:style-name="ce13">
            <text:p>63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13">
            <text:p>64</text:p>
          </table:table-cell>
          <table:table-cell office:value-type="float" office:value="1.2368635434045649E-2" table:style-name="ce14">
            <text:p>0,01237</text:p>
          </table:table-cell>
          <table:table-cell office:value-type="float" office:value="88331.95218850307" table:style-name="ce15">
            <text:p>88 332</text:p>
          </table:table-cell>
          <table:table-cell office:value-type="float" office:value="1092.5457137971453" table:style-name="ce15">
            <text:p>1 093</text:p>
          </table:table-cell>
          <table:table-cell office:value-type="float" office:value="87785.679331604508" table:style-name="ce15">
            <text:p>87 786</text:p>
          </table:table-cell>
          <table:table-cell office:value-type="float" office:value="1678443.1443760321" table:style-name="ce15">
            <text:p>1 678 443</text:p>
          </table:table-cell>
          <table:table-cell office:value-type="float" office:value="19.001540244397447" table:style-name="ce16">
            <text:p>19,00</text:p>
          </table:table-cell>
          <table:table-cell office:value-type="float" office:value="6.3447441901779171E-3" table:style-name="ce14">
            <text:p>0,00634</text:p>
          </table:table-cell>
          <table:table-cell office:value-type="float" office:value="93575.636132600994" table:style-name="ce15">
            <text:p>93 576</text:p>
          </table:table-cell>
          <table:table-cell office:value-type="float" office:value="593.71347369452292" table:style-name="ce15">
            <text:p>594</text:p>
          </table:table-cell>
          <table:table-cell office:value-type="float" office:value="93278.779395753721" table:style-name="ce15">
            <text:p>93 279</text:p>
          </table:table-cell>
          <table:table-cell office:value-type="float" office:value="2086563.8744875735" table:style-name="ce15">
            <text:p>2 086 564</text:p>
          </table:table-cell>
          <table:table-cell office:value-type="float" office:value="22.29815324504785" table:style-name="ce16">
            <text:p>22,30</text:p>
          </table:table-cell>
          <table:table-cell office:value-type="float" office:value="9.2363227743669021E-3" table:style-name="ce14">
            <text:p>0,00924</text:p>
          </table:table-cell>
          <table:table-cell office:value-type="float" office:value="90929.663509656544" table:style-name="ce15">
            <text:p>90 930</text:p>
          </table:table-cell>
          <table:table-cell office:value-type="float" office:value="839.85572193975975" table:style-name="ce15">
            <text:p>840</text:p>
          </table:table-cell>
          <table:table-cell office:value-type="float" office:value="90509.735648686663" table:style-name="ce15">
            <text:p>90 510</text:p>
          </table:table-cell>
          <table:table-cell office:value-type="float" office:value="1886700.8306840982" table:style-name="ce15">
            <text:p>1 886 701</text:p>
          </table:table-cell>
          <table:table-cell office:value-type="float" office:value="20.749013664652288" table:style-name="ce16">
            <text:p>20,75</text:p>
          </table:table-cell>
          <table:table-cell office:value-type="float" office:value="64" table:style-name="ce13">
            <text:p>6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13">
            <text:p>65</text:p>
          </table:table-cell>
          <table:table-cell office:value-type="float" office:value="1.3630046213320739E-2" table:style-name="ce14">
            <text:p>0,01363</text:p>
          </table:table-cell>
          <table:table-cell office:value-type="float" office:value="87239.406474705931" table:style-name="ce15">
            <text:p>87 239</text:p>
          </table:table-cell>
          <table:table-cell office:value-type="float" office:value="1189.0771418729144" table:style-name="ce15">
            <text:p>1 189</text:p>
          </table:table-cell>
          <table:table-cell office:value-type="float" office:value="86644.867903769482" table:style-name="ce15">
            <text:p>86 645</text:p>
          </table:table-cell>
          <table:table-cell office:value-type="float" office:value="1590657.4650444274" table:style-name="ce15">
            <text:p>1 590 657</text:p>
          </table:table-cell>
          <table:table-cell office:value-type="float" office:value="18.233244921326012" table:style-name="ce16">
            <text:p>18,23</text:p>
          </table:table-cell>
          <table:table-cell office:value-type="float" office:value="7.0275437858573391E-3" table:style-name="ce14">
            <text:p>0,00703</text:p>
          </table:table-cell>
          <table:table-cell office:value-type="float" office:value="92981.922658906464" table:style-name="ce15">
            <text:p>92 982</text:p>
          </table:table-cell>
          <table:table-cell office:value-type="float" office:value="653.43453277866581" table:style-name="ce15">
            <text:p>653</text:p>
          </table:table-cell>
          <table:table-cell office:value-type="float" office:value="92655.20539251712" table:style-name="ce15">
            <text:p>92 655</text:p>
          </table:table-cell>
          <table:table-cell office:value-type="float" office:value="1993285.0950918198" table:style-name="ce15">
            <text:p>1 993 285</text:p>
          </table:table-cell>
          <table:table-cell office:value-type="float" office:value="21.437340055915577" table:style-name="ce16">
            <text:p>21,44</text:p>
          </table:table-cell>
          <table:table-cell office:value-type="float" office:value="1.0180475496491984E-2" table:style-name="ce14">
            <text:p>0,01018</text:p>
          </table:table-cell>
          <table:table-cell office:value-type="float" office:value="90089.807787716782" table:style-name="ce15">
            <text:p>90 090</text:p>
          </table:table-cell>
          <table:table-cell office:value-type="float" office:value="917.15708066652348" table:style-name="ce15">
            <text:p>917</text:p>
          </table:table-cell>
          <table:table-cell office:value-type="float" office:value="89631.229247383511" table:style-name="ce15">
            <text:p>89 631</text:p>
          </table:table-cell>
          <table:table-cell office:value-type="float" office:value="1796191.0950354114" table:style-name="ce15">
            <text:p>1 796 191</text:p>
          </table:table-cell>
          <table:table-cell office:value-type="float" office:value="19.937783631061443" table:style-name="ce16">
            <text:p>19,94</text:p>
          </table:table-cell>
          <table:table-cell office:value-type="float" office:value="65" table:style-name="ce13">
            <text:p>65</text:p>
          </table:table-cell>
          <table:table-cell table:number-columns-repeated="16364" table:style-name="ce5"/>
        </table:table-row>
        <table:table-row table:style-name="ro2">
          <table:table-cell office:value-type="float" office:value="66" table:style-name="ce13">
            <text:p>66</text:p>
          </table:table-cell>
          <table:table-cell office:value-type="float" office:value="1.4970712740504342E-2" table:style-name="ce14">
            <text:p>0,01497</text:p>
          </table:table-cell>
          <table:table-cell office:value-type="float" office:value="86050.329332833018" table:style-name="ce15">
            <text:p>86 050</text:p>
          </table:table-cell>
          <table:table-cell office:value-type="float" office:value="1288.2347616676377" table:style-name="ce15">
            <text:p>1 288</text:p>
          </table:table-cell>
          <table:table-cell office:value-type="float" office:value="85406.211951999197" table:style-name="ce15">
            <text:p>85 406</text:p>
          </table:table-cell>
          <table:table-cell office:value-type="float" office:value="1504012.5971406579" table:style-name="ce15">
            <text:p>1 504 013</text:p>
          </table:table-cell>
          <table:table-cell office:value-type="float" office:value="17.478289842718741" table:style-name="ce16">
            <text:p>17,48</text:p>
          </table:table-cell>
          <table:table-cell office:value-type="float" office:value="7.78206514534956E-3" table:style-name="ce14">
            <text:p>0,00778</text:p>
          </table:table-cell>
          <table:table-cell office:value-type="float" office:value="92328.488126127791" table:style-name="ce15">
            <text:p>92 328</text:p>
          </table:table-cell>
          <table:table-cell office:value-type="float" office:value="718.50630936915979" table:style-name="ce15">
            <text:p>719</text:p>
          </table:table-cell>
          <table:table-cell office:value-type="float" office:value="91969.23497144322" table:style-name="ce15">
            <text:p>91 969</text:p>
          </table:table-cell>
          <table:table-cell office:value-type="float" office:value="1900629.8896993026" table:style-name="ce15">
            <text:p>1 900 630</text:p>
          </table:table-cell>
          <table:table-cell office:value-type="float" office:value="20.585519467219008" table:style-name="ce16">
            <text:p>20,59</text:p>
          </table:table-cell>
          <table:table-cell office:value-type="float" office:value="1.1203072548276086E-2" table:style-name="ce14">
            <text:p>0,01120</text:p>
          </table:table-cell>
          <table:table-cell office:value-type="float" office:value="89172.650707050256" table:style-name="ce15">
            <text:p>89 173</text:p>
          </table:table-cell>
          <table:table-cell office:value-type="float" office:value="999.00767519316685" table:style-name="ce15">
            <text:p>999</text:p>
          </table:table-cell>
          <table:table-cell office:value-type="float" office:value="88673.146869453674" table:style-name="ce15">
            <text:p>88 673</text:p>
          </table:table-cell>
          <table:table-cell office:value-type="float" office:value="1706559.8657880279" table:style-name="ce15">
            <text:p>1 706 560</text:p>
          </table:table-cell>
          <table:table-cell office:value-type="float" office:value="19.137704803622061" table:style-name="ce16">
            <text:p>19,14</text:p>
          </table:table-cell>
          <table:table-cell office:value-type="float" office:value="66" table:style-name="ce13">
            <text:p>66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13">
            <text:p>67</text:p>
          </table:table-cell>
          <table:table-cell office:value-type="float" office:value="1.6406941916624205E-2" table:style-name="ce14">
            <text:p>0,01641</text:p>
          </table:table-cell>
          <table:table-cell office:value-type="float" office:value="84762.094571165377" table:style-name="ce15">
            <text:p>84 762</text:p>
          </table:table-cell>
          <table:table-cell office:value-type="float" office:value="1390.6867623605183" table:style-name="ce15">
            <text:p>1 391</text:p>
          </table:table-cell>
          <table:table-cell office:value-type="float" office:value="84066.751189985109" table:style-name="ce15">
            <text:p>84 067</text:p>
          </table:table-cell>
          <table:table-cell office:value-type="float" office:value="1418606.3851886587" table:style-name="ce15">
            <text:p>1 418 606</text:p>
          </table:table-cell>
          <table:table-cell office:value-type="float" office:value="16.736329987664611" table:style-name="ce16">
            <text:p>16,74</text:p>
          </table:table-cell>
          <table:table-cell office:value-type="float" office:value="8.6188122326483485E-3" table:style-name="ce14">
            <text:p>0,00862</text:p>
          </table:table-cell>
          <table:table-cell office:value-type="float" office:value="91609.981816758635" table:style-name="ce15">
            <text:p>91 610</text:p>
          </table:table-cell>
          <table:table-cell office:value-type="float" office:value="789.56923191497208" table:style-name="ce15">
            <text:p>790</text:p>
          </table:table-cell>
          <table:table-cell office:value-type="float" office:value="91215.197200801151" table:style-name="ce15">
            <text:p>91 215</text:p>
          </table:table-cell>
          <table:table-cell office:value-type="float" office:value="1808660.6547278594" table:style-name="ce15">
            <text:p>1 808 661</text:p>
          </table:table-cell>
          <table:table-cell office:value-type="float" office:value="19.743052218322706" table:style-name="ce16">
            <text:p>19,74</text:p>
          </table:table-cell>
          <table:table-cell office:value-type="float" office:value="1.2315346965777976E-2" table:style-name="ce14">
            <text:p>0,01232</text:p>
          </table:table-cell>
          <table:table-cell office:value-type="float" office:value="88173.643031857093" table:style-name="ce15">
            <text:p>88 174</text:p>
          </table:table-cell>
          <table:table-cell office:value-type="float" office:value="1085.8890071739715" table:style-name="ce15">
            <text:p>1 086</text:p>
          </table:table-cell>
          <table:table-cell office:value-type="float" office:value="87630.698528270106" table:style-name="ce15">
            <text:p>87 631</text:p>
          </table:table-cell>
          <table:table-cell office:value-type="float" office:value="1617886.7189185743" table:style-name="ce15">
            <text:p>1 617 887</text:p>
          </table:table-cell>
          <table:table-cell office:value-type="float" office:value="18.348870062383977" table:style-name="ce16">
            <text:p>18,35</text:p>
          </table:table-cell>
          <table:table-cell office:value-type="float" office:value="67" table:style-name="ce13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68" table:style-name="ce13">
            <text:p>68</text:p>
          </table:table-cell>
          <table:table-cell office:value-type="float" office:value="1.7969646992603963E-2" table:style-name="ce14">
            <text:p>0,01797</text:p>
          </table:table-cell>
          <table:table-cell office:value-type="float" office:value="83371.407808804855" table:style-name="ce15">
            <text:p>83 371</text:p>
          </table:table-cell>
          <table:table-cell office:value-type="float" office:value="1498.1547676006487" table:style-name="ce15">
            <text:p>1 498</text:p>
          </table:table-cell>
          <table:table-cell office:value-type="float" office:value="82622.330425004533" table:style-name="ce15">
            <text:p>82 622</text:p>
          </table:table-cell>
          <table:table-cell office:value-type="float" office:value="1334539.6339986736" table:style-name="ce15">
            <text:p>1 334 540</text:p>
          </table:table-cell>
          <table:table-cell office:value-type="float" office:value="16.0071620364042" table:style-name="ce16">
            <text:p>16,01</text:p>
          </table:table-cell>
          <table:table-cell office:value-type="float" office:value="9.552130985803195E-3" table:style-name="ce14">
            <text:p>0,00955</text:p>
          </table:table-cell>
          <table:table-cell office:value-type="float" office:value="90820.412584843667" table:style-name="ce15">
            <text:p>90 820</text:p>
          </table:table-cell>
          <table:table-cell office:value-type="float" office:value="867.52847719511567" table:style-name="ce15">
            <text:p>868</text:p>
          </table:table-cell>
          <table:table-cell office:value-type="float" office:value="90386.648346246104" table:style-name="ce15">
            <text:p>90 387</text:p>
          </table:table-cell>
          <table:table-cell office:value-type="float" office:value="1717445.4575270582" table:style-name="ce15">
            <text:p>1 717 445</text:p>
          </table:table-cell>
          <table:table-cell office:value-type="float" office:value="18.910346348874324" table:style-name="ce16">
            <text:p>18,91</text:p>
          </table:table-cell>
          <table:table-cell office:value-type="float" office:value="1.353497092579445E-2" table:style-name="ce14">
            <text:p>0,01353</text:p>
          </table:table-cell>
          <table:table-cell office:value-type="float" office:value="87087.754024683119" table:style-name="ce15">
            <text:p>87 088</text:p>
          </table:table-cell>
          <table:table-cell office:value-type="float" office:value="1178.7302187168245" table:style-name="ce15">
            <text:p>1 179</text:p>
          </table:table-cell>
          <table:table-cell office:value-type="float" office:value="86498.3889153247" table:style-name="ce15">
            <text:p>86 498</text:p>
          </table:table-cell>
          <table:table-cell office:value-type="float" office:value="1530256.0203903043" table:style-name="ce15">
            <text:p>1 530 256</text:p>
          </table:table-cell>
          <table:table-cell office:value-type="float" office:value="17.571425943038864" table:style-name="ce16">
            <text:p>17,57</text:p>
          </table:table-cell>
          <table:table-cell office:value-type="float" office:value="68" table:style-name="ce13">
            <text:p>68</text:p>
          </table:table-cell>
          <table:table-cell table:number-columns-repeated="16364" table:style-name="ce5"/>
        </table:table-row>
        <table:table-row table:style-name="ro2">
          <table:table-cell office:value-type="float" office:value="69" table:style-name="ce13">
            <text:p>69</text:p>
          </table:table-cell>
          <table:table-cell office:value-type="float" office:value="1.9690014824194989E-2" table:style-name="ce14">
            <text:p>0,01969</text:p>
          </table:table-cell>
          <table:table-cell office:value-type="float" office:value="81873.253041204211" table:style-name="ce15">
            <text:p>81 873</text:p>
          </table:table-cell>
          <table:table-cell office:value-type="float" office:value="1612.0855660863783" table:style-name="ce15">
            <text:p>1 612</text:p>
          </table:table-cell>
          <table:table-cell office:value-type="float" office:value="81067.210258161023" table:style-name="ce15">
            <text:p>81 067</text:p>
          </table:table-cell>
          <table:table-cell office:value-type="float" office:value="1251917.3035736692" table:style-name="ce15">
            <text:p>1 251 917</text:p>
          </table:table-cell>
          <table:table-cell office:value-type="float" office:value="15.290919281582948" table:style-name="ce16">
            <text:p>15,29</text:p>
          </table:table-cell>
          <table:table-cell office:value-type="float" office:value="1.0596439310374422E-2" table:style-name="ce14">
            <text:p>0,01060</text:p>
          </table:table-cell>
          <table:table-cell office:value-type="float" office:value="89952.884107648555" table:style-name="ce15">
            <text:p>89 953</text:p>
          </table:table-cell>
          <table:table-cell office:value-type="float" office:value="953.18027723984176" table:style-name="ce15">
            <text:p>953</text:p>
          </table:table-cell>
          <table:table-cell office:value-type="float" office:value="89476.293969028629" table:style-name="ce15">
            <text:p>89 476</text:p>
          </table:table-cell>
          <table:table-cell office:value-type="float" office:value="1627058.8091808122" table:style-name="ce15">
            <text:p>1 627 059</text:p>
          </table:table-cell>
          <table:table-cell office:value-type="float" office:value="18.087900408325716" table:style-name="ce16">
            <text:p>18,09</text:p>
          </table:table-cell>
          <table:table-cell office:value-type="float" office:value="1.4879737222524931E-2" table:style-name="ce14">
            <text:p>0,01488</text:p>
          </table:table-cell>
          <table:table-cell office:value-type="float" office:value="85909.023805966295" table:style-name="ce15">
            <text:p>85 909</text:p>
          </table:table-cell>
          <table:table-cell office:value-type="float" office:value="1278.3036992764171" table:style-name="ce15">
            <text:p>1 278</text:p>
          </table:table-cell>
          <table:table-cell office:value-type="float" office:value="85269.87195632809" table:style-name="ce15">
            <text:p>85 270</text:p>
          </table:table-cell>
          <table:table-cell office:value-type="float" office:value="1443757.6314749797" table:style-name="ce15">
            <text:p>1 443 758</text:p>
          </table:table-cell>
          <table:table-cell office:value-type="float" office:value="16.805657514347313" table:style-name="ce16">
            <text:p>16,81</text:p>
          </table:table-cell>
          <table:table-cell office:value-type="float" office:value="69" table:style-name="ce13">
            <text:p>69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13">
            <text:p>70</text:p>
          </table:table-cell>
          <table:table-cell office:value-type="float" office:value="2.1599232267148657E-2" table:style-name="ce14">
            <text:p>0,02160</text:p>
          </table:table-cell>
          <table:table-cell office:value-type="float" office:value="80261.167475117836" table:style-name="ce15">
            <text:p>80 261</text:p>
          </table:table-cell>
          <table:table-cell office:value-type="float" office:value="1733.5795983275875" table:style-name="ce15">
            <text:p>1 734</text:p>
          </table:table-cell>
          <table:table-cell office:value-type="float" office:value="79394.377675954049" table:style-name="ce15">
            <text:p>79 394</text:p>
          </table:table-cell>
          <table:table-cell office:value-type="float" office:value="1170850.0933155082" table:style-name="ce15">
            <text:p>1 170 850</text:p>
          </table:table-cell>
          <table:table-cell office:value-type="float" office:value="14.588002269945665" table:style-name="ce16">
            <text:p>14,59</text:p>
          </table:table-cell>
          <table:table-cell office:value-type="float" office:value="1.1766155111922303E-2" table:style-name="ce14">
            <text:p>0,01177</text:p>
          </table:table-cell>
          <table:table-cell office:value-type="float" office:value="88999.703830408718" table:style-name="ce15">
            <text:p>89 000</text:p>
          </table:table-cell>
          <table:table-cell office:value-type="float" office:value="1047.1843201837346" table:style-name="ce15">
            <text:p>1 047</text:p>
          </table:table-cell>
          <table:table-cell office:value-type="float" office:value="88476.111670316852" table:style-name="ce15">
            <text:p>88 476</text:p>
          </table:table-cell>
          <table:table-cell office:value-type="float" office:value="1537582.5152117836" table:style-name="ce15">
            <text:p>1 537 583</text:p>
          </table:table-cell>
          <table:table-cell office:value-type="float" office:value="17.276265527149253" table:style-name="ce16">
            <text:p>17,28</text:p>
          </table:table-cell>
          <table:table-cell office:value-type="float" office:value="1.6367438650168945E-2" table:style-name="ce14">
            <text:p>0,01637</text:p>
          </table:table-cell>
          <table:table-cell office:value-type="float" office:value="84630.720106689885" table:style-name="ce15">
            <text:p>84 631</text:p>
          </table:table-cell>
          <table:table-cell office:value-type="float" office:value="1385.1881192658661" table:style-name="ce15">
            <text:p>1 385</text:p>
          </table:table-cell>
          <table:table-cell office:value-type="float" office:value="83938.126047056954" table:style-name="ce15">
            <text:p>83 938</text:p>
          </table:table-cell>
          <table:table-cell office:value-type="float" office:value="1358487.7595186515" table:style-name="ce15">
            <text:p>1 358 488</text:p>
          </table:table-cell>
          <table:table-cell office:value-type="float" office:value="16.051946123181644" table:style-name="ce16">
            <text:p>16,05</text:p>
          </table:table-cell>
          <table:table-cell office:value-type="float" office:value="70" table:style-name="ce13">
            <text:p>70</text:p>
          </table:table-cell>
          <table:table-cell table:number-columns-repeated="16364" table:style-name="ce5"/>
        </table:table-row>
        <table:table-row table:style-name="ro2">
          <table:table-cell office:value-type="float" office:value="71" table:style-name="ce13">
            <text:p>71</text:p>
          </table:table-cell>
          <table:table-cell office:value-type="float" office:value="2.37237285156266E-2" table:style-name="ce14">
            <text:p>0,02372</text:p>
          </table:table-cell>
          <table:table-cell office:value-type="float" office:value="78527.587876790247" table:style-name="ce15">
            <text:p>78 528</text:p>
          </table:table-cell>
          <table:table-cell office:value-type="float" office:value="1862.9671757759825" table:style-name="ce15">
            <text:p>1 863</text:p>
          </table:table-cell>
          <table:table-cell office:value-type="float" office:value="77596.10428890225" table:style-name="ce15">
            <text:p>77 596</text:p>
          </table:table-cell>
          <table:table-cell office:value-type="float" office:value="1091455.7156395542" table:style-name="ce15">
            <text:p>1 091 456</text:p>
          </table:table-cell>
          <table:table-cell office:value-type="float" office:value="13.899009827629595" table:style-name="ce16">
            <text:p>13,90</text:p>
          </table:table-cell>
          <table:table-cell office:value-type="float" office:value="1.3073142202823816E-2" table:style-name="ce14">
            <text:p>0,01307</text:p>
          </table:table-cell>
          <table:table-cell office:value-type="float" office:value="87952.519510224985" table:style-name="ce15">
            <text:p>87 953</text:p>
          </table:table-cell>
          <table:table-cell office:value-type="float" office:value="1149.8157946538074" table:style-name="ce15">
            <text:p>1 150</text:p>
          </table:table-cell>
          <table:table-cell office:value-type="float" office:value="87377.611612898079" table:style-name="ce15">
            <text:p>87 378</text:p>
          </table:table-cell>
          <table:table-cell office:value-type="float" office:value="1449106.4035414667" table:style-name="ce15">
            <text:p>1 449 106</text:p>
          </table:table-cell>
          <table:table-cell office:value-type="float" office:value="16.476007868916135" table:style-name="ce16">
            <text:p>16,48</text:p>
          </table:table-cell>
          <table:table-cell office:value-type="float" office:value="1.8012885436349192E-2" table:style-name="ce14">
            <text:p>0,01801</text:p>
          </table:table-cell>
          <table:table-cell office:value-type="float" office:value="83245.531987424023" table:style-name="ce15">
            <text:p>83 246</text:p>
          </table:table-cell>
          <table:table-cell office:value-type="float" office:value="1499.4922307774111" table:style-name="ce15">
            <text:p>1 499</text:p>
          </table:table-cell>
          <table:table-cell office:value-type="float" office:value="82495.785872035311" table:style-name="ce15">
            <text:p>82 496</text:p>
          </table:table-cell>
          <table:table-cell office:value-type="float" office:value="1274549.6334715947" table:style-name="ce15">
            <text:p>1 274 550</text:p>
          </table:table-cell>
          <table:table-cell office:value-type="float" office:value="15.310727231152082" table:style-name="ce16">
            <text:p>15,31</text:p>
          </table:table-cell>
          <table:table-cell office:value-type="float" office:value="71" table:style-name="ce13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13">
            <text:p>72</text:p>
          </table:table-cell>
          <table:table-cell office:value-type="float" office:value="2.6040816496473114E-2" table:style-name="ce14">
            <text:p>0,02604</text:p>
          </table:table-cell>
          <table:table-cell office:value-type="float" office:value="76664.620701014268" table:style-name="ce15">
            <text:p>76 665</text:p>
          </table:table-cell>
          <table:table-cell office:value-type="float" office:value="1996.4093194468264" table:style-name="ce15">
            <text:p>1 996</text:p>
          </table:table-cell>
          <table:table-cell office:value-type="float" office:value="75666.416041290853" table:style-name="ce15">
            <text:p>75 666</text:p>
          </table:table-cell>
          <table:table-cell office:value-type="float" office:value="1013859.6113506519" table:style-name="ce15">
            <text:p>1 013 860</text:p>
          </table:table-cell>
          <table:table-cell office:value-type="float" office:value="13.224608718859006" table:style-name="ce16">
            <text:p>13,22</text:p>
          </table:table-cell>
          <table:table-cell office:value-type="float" office:value="1.4502896920346144E-2" table:style-name="ce14">
            <text:p>0,01450</text:p>
          </table:table-cell>
          <table:table-cell office:value-type="float" office:value="86802.703715571173" table:style-name="ce15">
            <text:p>86 803</text:p>
          </table:table-cell>
          <table:table-cell office:value-type="float" office:value="1258.890664394276" table:style-name="ce15">
            <text:p>1 259</text:p>
          </table:table-cell>
          <table:table-cell office:value-type="float" office:value="86173.258383374035" table:style-name="ce15">
            <text:p>86 173</text:p>
          </table:table-cell>
          <table:table-cell office:value-type="float" office:value="1361728.7919285686" table:style-name="ce15">
            <text:p>1 361 729</text:p>
          </table:table-cell>
          <table:table-cell office:value-type="float" office:value="15.687631071845217" table:style-name="ce16">
            <text:p>15,69</text:p>
          </table:table-cell>
          <table:table-cell office:value-type="float" office:value="1.9800096939158213E-2" table:style-name="ce14">
            <text:p>0,01980</text:p>
          </table:table-cell>
          <table:table-cell office:value-type="float" office:value="81746.039756646613" table:style-name="ce15">
            <text:p>81 746</text:p>
          </table:table-cell>
          <table:table-cell office:value-type="float" office:value="1618.5795115738842" table:style-name="ce15">
            <text:p>1 619</text:p>
          </table:table-cell>
          <table:table-cell office:value-type="float" office:value="80936.750000859669" table:style-name="ce15">
            <text:p>80 937</text:p>
          </table:table-cell>
          <table:table-cell office:value-type="float" office:value="1192053.8475995592" table:style-name="ce15">
            <text:p>1 192 054</text:p>
          </table:table-cell>
          <table:table-cell office:value-type="float" office:value="14.582404862036581" table:style-name="ce16">
            <text:p>14,58</text:p>
          </table:table-cell>
          <table:table-cell office:value-type="float" office:value="72" table:style-name="ce13">
            <text:p>72</text:p>
          </table:table-cell>
          <table:table-cell table:number-columns-repeated="16364" table:style-name="ce5"/>
        </table:table-row>
        <table:table-row table:style-name="ro2">
          <table:table-cell office:value-type="float" office:value="73" table:style-name="ce13">
            <text:p>73</text:p>
          </table:table-cell>
          <table:table-cell office:value-type="float" office:value="2.8498833174254286E-2" table:style-name="ce14">
            <text:p>0,02850</text:p>
          </table:table-cell>
          <table:table-cell office:value-type="float" office:value="74668.211381567438" table:style-name="ce15">
            <text:p>74 668</text:p>
          </table:table-cell>
          <table:table-cell office:value-type="float" office:value="2127.9568995832456" table:style-name="ce15">
            <text:p>2 128</text:p>
          </table:table-cell>
          <table:table-cell office:value-type="float" office:value="73604.232931775812" table:style-name="ce15">
            <text:p>73 604</text:p>
          </table:table-cell>
          <table:table-cell office:value-type="float" office:value="938193.19530936109" table:style-name="ce15">
            <text:p>938 193</text:p>
          </table:table-cell>
          <table:table-cell office:value-type="float" office:value="12.564827494193374" table:style-name="ce16">
            <text:p>12,56</text:p>
          </table:table-cell>
          <table:table-cell office:value-type="float" office:value="1.6025360206245141E-2" table:style-name="ce14">
            <text:p>0,01603</text:p>
          </table:table-cell>
          <table:table-cell office:value-type="float" office:value="85543.813051176898" table:style-name="ce15">
            <text:p>85 544</text:p>
          </table:table-cell>
          <table:table-cell office:value-type="float" office:value="1370.8704175608041" table:style-name="ce15">
            <text:p>1 371</text:p>
          </table:table-cell>
          <table:table-cell office:value-type="float" office:value="84858.377842396498" table:style-name="ce15">
            <text:p>84 858</text:p>
          </table:table-cell>
          <table:table-cell office:value-type="float" office:value="1275555.5335451947" table:style-name="ce15">
            <text:p>1 275 556</text:p>
          </table:table-cell>
          <table:table-cell office:value-type="float" office:value="14.911137206171636" table:style-name="ce16">
            <text:p>14,91</text:p>
          </table:table-cell>
          <table:table-cell office:value-type="float" office:value="2.1694927555815886E-2" table:style-name="ce14">
            <text:p>0,02169</text:p>
          </table:table-cell>
          <table:table-cell office:value-type="float" office:value="80127.460245072725" table:style-name="ce15">
            <text:p>80 127</text:p>
          </table:table-cell>
          <table:table-cell office:value-type="float" office:value="1738.3594452483701" table:style-name="ce15">
            <text:p>1 738</text:p>
          </table:table-cell>
          <table:table-cell office:value-type="float" office:value="79258.280522448535" table:style-name="ce15">
            <text:p>79 258</text:p>
          </table:table-cell>
          <table:table-cell office:value-type="float" office:value="1111117.0975986996" table:style-name="ce15">
            <text:p>1 111 117</text:p>
          </table:table-cell>
          <table:table-cell office:value-type="float" office:value="13.86687028642001" table:style-name="ce16">
            <text:p>13,87</text:p>
          </table:table-cell>
          <table:table-cell office:value-type="float" office:value="73" table:style-name="ce13">
            <text:p>73</text:p>
          </table:table-cell>
          <table:table-cell table:number-columns-repeated="16364" table:style-name="ce5"/>
        </table:table-row>
        <table:table-row table:style-name="ro2">
          <table:table-cell office:value-type="float" office:value="74" table:style-name="ce13">
            <text:p>74</text:p>
          </table:table-cell>
          <table:table-cell office:value-type="float" office:value="3.1045741003732114E-2" table:style-name="ce14">
            <text:p>0,03105</text:p>
          </table:table-cell>
          <table:table-cell office:value-type="float" office:value="72540.254481984186" table:style-name="ce15">
            <text:p>72 540</text:p>
          </table:table-cell>
          <table:table-cell office:value-type="float" office:value="2252.0659529924988" table:style-name="ce15">
            <text:p>2 252</text:p>
          </table:table-cell>
          <table:table-cell office:value-type="float" office:value="71414.221505487934" table:style-name="ce15">
            <text:p>71 414</text:p>
          </table:table-cell>
          <table:table-cell office:value-type="float" office:value="864588.96237758524" table:style-name="ce15">
            <text:p>864 589</text:p>
          </table:table-cell>
          <table:table-cell office:value-type="float" office:value="11.918747301780023" table:style-name="ce16">
            <text:p>11,92</text:p>
          </table:table-cell>
          <table:table-cell office:value-type="float" office:value="1.7610271951210104E-2" table:style-name="ce14">
            <text:p>0,01761</text:p>
          </table:table-cell>
          <table:table-cell office:value-type="float" office:value="84172.942633616098" table:style-name="ce15">
            <text:p>84 173</text:p>
          </table:table-cell>
          <table:table-cell office:value-type="float" office:value="1482.3084107115867" table:style-name="ce15">
            <text:p>1 482</text:p>
          </table:table-cell>
          <table:table-cell office:value-type="float" office:value="83431.788428260304" table:style-name="ce15">
            <text:p>83 432</text:p>
          </table:table-cell>
          <table:table-cell office:value-type="float" office:value="1190697.1557027982" table:style-name="ce15">
            <text:p>1 190 697</text:p>
          </table:table-cell>
          <table:table-cell office:value-type="float" office:value="14.145842101369878" table:style-name="ce16">
            <text:p>14,15</text:p>
          </table:table-cell>
          <table:table-cell office:value-type="float" office:value="2.366299690424941E-2" table:style-name="ce14">
            <text:p>0,02366</text:p>
          </table:table-cell>
          <table:table-cell office:value-type="float" office:value="78389.100799824359" table:style-name="ce15">
            <text:p>78 389</text:p>
          </table:table-cell>
          <table:table-cell office:value-type="float" office:value="1854.9210495531388" table:style-name="ce15">
            <text:p>1 855</text:p>
          </table:table-cell>
          <table:table-cell office:value-type="float" office:value="77461.640275047786" table:style-name="ce15">
            <text:p>77 462</text:p>
          </table:table-cell>
          <table:table-cell office:value-type="float" office:value="1031858.8170762511" table:style-name="ce15">
            <text:p>1 031 859</text:p>
          </table:table-cell>
          <table:table-cell office:value-type="float" office:value="13.163294470123111" table:style-name="ce16">
            <text:p>13,16</text:p>
          </table:table-cell>
          <table:table-cell office:value-type="float" office:value="74" table:style-name="ce13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13">
            <text:p>75</text:p>
          </table:table-cell>
          <table:table-cell office:value-type="float" office:value="3.3629502439667995E-2" table:style-name="ce14">
            <text:p>0,03363</text:p>
          </table:table-cell>
          <table:table-cell office:value-type="float" office:value="70288.188528991683" table:style-name="ce15">
            <text:p>70 288</text:p>
          </table:table-cell>
          <table:table-cell office:value-type="float" office:value="2363.7568076155699" table:style-name="ce15">
            <text:p>2 364</text:p>
          </table:table-cell>
          <table:table-cell office:value-type="float" office:value="69106.310125183896" table:style-name="ce15">
            <text:p>69 106</text:p>
          </table:table-cell>
          <table:table-cell office:value-type="float" office:value="793174.74087209732" table:style-name="ce15">
            <text:p>793 175</text:p>
          </table:table-cell>
          <table:table-cell office:value-type="float" office:value="11.284609227693178" table:style-name="ce16">
            <text:p>11,28</text:p>
          </table:table-cell>
          <table:table-cell office:value-type="float" office:value="1.9227372045929725E-2" table:style-name="ce14">
            <text:p>0,01923</text:p>
          </table:table-cell>
          <table:table-cell office:value-type="float" office:value="82690.634222904511" table:style-name="ce15">
            <text:p>82 691</text:p>
          </table:table-cell>
          <table:table-cell office:value-type="float" office:value="1589.9235889176741" table:style-name="ce15">
            <text:p>1 590</text:p>
          </table:table-cell>
          <table:table-cell office:value-type="float" office:value="81895.672428445672" table:style-name="ce15">
            <text:p>81 896</text:p>
          </table:table-cell>
          <table:table-cell office:value-type="float" office:value="1107265.3672745379" table:style-name="ce15">
            <text:p>1 107 265</text:p>
          </table:table-cell>
          <table:table-cell office:value-type="float" office:value="13.390456823559301" table:style-name="ce16">
            <text:p>13,39</text:p>
          </table:table-cell>
          <table:table-cell office:value-type="float" office:value="2.5669924602385229E-2" table:style-name="ce14">
            <text:p>0,02567</text:p>
          </table:table-cell>
          <table:table-cell office:value-type="float" office:value="76534.179750271214" table:style-name="ce15">
            <text:p>76 534</text:p>
          </table:table-cell>
          <table:table-cell office:value-type="float" office:value="1964.6266236948604" table:style-name="ce15">
            <text:p>1 965</text:p>
          </table:table-cell>
          <table:table-cell office:value-type="float" office:value="75551.866438423778" table:style-name="ce15">
            <text:p>75 552</text:p>
          </table:table-cell>
          <table:table-cell office:value-type="float" office:value="954397.1768012034" table:style-name="ce15">
            <text:p>954 397</text:p>
          </table:table-cell>
          <table:table-cell office:value-type="float" office:value="12.47020847306881" table:style-name="ce16">
            <text:p>12,47</text:p>
          </table:table-cell>
          <table:table-cell office:value-type="float" office:value="75" table:style-name="ce13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76" table:style-name="ce13">
            <text:p>76</text:p>
          </table:table-cell>
          <table:table-cell office:value-type="float" office:value="3.6224780821084261E-2" table:style-name="ce14">
            <text:p>0,03622</text:p>
          </table:table-cell>
          <table:table-cell office:value-type="float" office:value="67924.43172137611" table:style-name="ce15">
            <text:p>67 924</text:p>
          </table:table-cell>
          <table:table-cell office:value-type="float" office:value="2460.5476515035525" table:style-name="ce15">
            <text:p>2 461</text:p>
          </table:table-cell>
          <table:table-cell office:value-type="float" office:value="66694.157895624332" table:style-name="ce15">
            <text:p>66 694</text:p>
          </table:table-cell>
          <table:table-cell office:value-type="float" office:value="724068.43074691342" table:style-name="ce15">
            <text:p>724 068</text:p>
          </table:table-cell>
          <table:table-cell office:value-type="float" office:value="10.659911498663977" table:style-name="ce16">
            <text:p>10,66</text:p>
          </table:table-cell>
          <table:table-cell office:value-type="float" office:value="2.0868734694951322E-2" table:style-name="ce14">
            <text:p>0,02087</text:p>
          </table:table-cell>
          <table:table-cell office:value-type="float" office:value="81100.710633986833" table:style-name="ce15">
            <text:p>81 101</text:p>
          </table:table-cell>
          <table:table-cell office:value-type="float" office:value="1692.4692137926886" table:style-name="ce15">
            <text:p>1 692</text:p>
          </table:table-cell>
          <table:table-cell office:value-type="float" office:value="80254.476027090481" table:style-name="ce15">
            <text:p>80 254</text:p>
          </table:table-cell>
          <table:table-cell office:value-type="float" office:value="1025369.6948460923" table:style-name="ce15">
            <text:p>1 025 370</text:p>
          </table:table-cell>
          <table:table-cell office:value-type="float" office:value="12.643165353675595" table:style-name="ce16">
            <text:p>12,64</text:p>
          </table:table-cell>
          <table:table-cell office:value-type="float" office:value="2.7704071864222014E-2" table:style-name="ce14">
            <text:p>0,02770</text:p>
          </table:table-cell>
          <table:table-cell office:value-type="float" office:value="74569.553126576357" table:style-name="ce15">
            <text:p>74 570</text:p>
          </table:table-cell>
          <table:table-cell office:value-type="float" office:value="2065.8802587015925" table:style-name="ce15">
            <text:p>2 066</text:p>
          </table:table-cell>
          <table:table-cell office:value-type="float" office:value="73536.612997225559" table:style-name="ce15">
            <text:p>73 537</text:p>
          </table:table-cell>
          <table:table-cell office:value-type="float" office:value="878845.31036277965" table:style-name="ce15">
            <text:p>878 845</text:p>
          </table:table-cell>
          <table:table-cell office:value-type="float" office:value="11.785578342825845" table:style-name="ce16">
            <text:p>11,79</text:p>
          </table:table-cell>
          <table:table-cell office:value-type="float" office:value="76" table:style-name="ce13">
            <text:p>76</text:p>
          </table:table-cell>
          <table:table-cell table:number-columns-repeated="16364" table:style-name="ce5"/>
        </table:table-row>
        <table:table-row table:style-name="ro2">
          <table:table-cell office:value-type="float" office:value="77" table:style-name="ce13">
            <text:p>77</text:p>
          </table:table-cell>
          <table:table-cell office:value-type="float" office:value="3.9038636072231001E-2" table:style-name="ce14">
            <text:p>0,03904</text:p>
          </table:table-cell>
          <table:table-cell office:value-type="float" office:value="65463.884069872554" table:style-name="ce15">
            <text:p>65 464</text:p>
          </table:table-cell>
          <table:table-cell office:value-type="float" office:value="2555.6207460784749" table:style-name="ce15">
            <text:p>2 556</text:p>
          </table:table-cell>
          <table:table-cell office:value-type="float" office:value="64186.073696833322" table:style-name="ce15">
            <text:p>64 186</text:p>
          </table:table-cell>
          <table:table-cell office:value-type="float" office:value="657374.27285128913" table:style-name="ce15">
            <text:p>657 374</text:p>
          </table:table-cell>
          <table:table-cell office:value-type="float" office:value="10.041785362897867" table:style-name="ce16">
            <text:p>10,04</text:p>
          </table:table-cell>
          <table:table-cell office:value-type="float" office:value="2.2720825353066593E-2" table:style-name="ce14">
            <text:p>0,02272</text:p>
          </table:table-cell>
          <table:table-cell office:value-type="float" office:value="79408.241420194143" table:style-name="ce15">
            <text:p>79 408</text:p>
          </table:table-cell>
          <table:table-cell office:value-type="float" office:value="1804.2207849023798" table:style-name="ce15">
            <text:p>1 804</text:p>
          </table:table-cell>
          <table:table-cell office:value-type="float" office:value="78506.131027742958" table:style-name="ce15">
            <text:p>78 506</text:p>
          </table:table-cell>
          <table:table-cell office:value-type="float" office:value="945115.21881900181" table:style-name="ce15">
            <text:p>945 115</text:p>
          </table:table-cell>
          <table:table-cell office:value-type="float" office:value="11.901978962332889" table:style-name="ce16">
            <text:p>11,90</text:p>
          </table:table-cell>
          <table:table-cell office:value-type="float" office:value="2.9951736017713428E-2" table:style-name="ce14">
            <text:p>0,02995</text:p>
          </table:table-cell>
          <table:table-cell office:value-type="float" office:value="72503.67286787476" table:style-name="ce15">
            <text:p>72 504</text:p>
          </table:table-cell>
          <table:table-cell office:value-type="float" office:value="2171.6108700532363" table:style-name="ce15">
            <text:p>2 172</text:p>
          </table:table-cell>
          <table:table-cell office:value-type="float" office:value="71417.867432848143" table:style-name="ce15">
            <text:p>71 418</text:p>
          </table:table-cell>
          <table:table-cell office:value-type="float" office:value="805308.69736555405" table:style-name="ce15">
            <text:p>805 309</text:p>
          </table:table-cell>
          <table:table-cell office:value-type="float" office:value="11.107143479932224" table:style-name="ce16">
            <text:p>11,11</text:p>
          </table:table-cell>
          <table:table-cell office:value-type="float" office:value="77" table:style-name="ce13">
            <text:p>77</text:p>
          </table:table-cell>
          <table:table-cell table:number-columns-repeated="16364" table:style-name="ce5"/>
        </table:table-row>
        <table:table-row table:style-name="ro2">
          <table:table-cell office:value-type="float" office:value="78" table:style-name="ce13">
            <text:p>78</text:p>
          </table:table-cell>
          <table:table-cell office:value-type="float" office:value="4.2397787635710192E-2" table:style-name="ce14">
            <text:p>0,04240</text:p>
          </table:table-cell>
          <table:table-cell office:value-type="float" office:value="62908.263323794083" table:style-name="ce15">
            <text:p>62 908</text:p>
          </table:table-cell>
          <table:table-cell office:value-type="float" office:value="2667.1711889335579" table:style-name="ce15">
            <text:p>2 667</text:p>
          </table:table-cell>
          <table:table-cell office:value-type="float" office:value="61574.677729327304" table:style-name="ce15">
            <text:p>61 575</text:p>
          </table:table-cell>
          <table:table-cell office:value-type="float" office:value="593188.1991544558" table:style-name="ce15">
            <text:p>593 188</text:p>
          </table:table-cell>
          <table:table-cell office:value-type="float" office:value="9.4294162294906574" table:style-name="ce16">
            <text:p>9,43</text:p>
          </table:table-cell>
          <table:table-cell office:value-type="float" office:value="2.5070200289023518E-2" table:style-name="ce14">
            <text:p>0,02507</text:p>
          </table:table-cell>
          <table:table-cell office:value-type="float" office:value="77604.020635291759" table:style-name="ce15">
            <text:p>77 604</text:p>
          </table:table-cell>
          <table:table-cell office:value-type="float" office:value="1945.5483405602786" table:style-name="ce15">
            <text:p>1 946</text:p>
          </table:table-cell>
          <table:table-cell office:value-type="float" office:value="76631.246465011616" table:style-name="ce15">
            <text:p>76 631</text:p>
          </table:table-cell>
          <table:table-cell office:value-type="float" office:value="866609.08779125882" table:style-name="ce15">
            <text:p>866 609</text:p>
          </table:table-cell>
          <table:table-cell office:value-type="float" office:value="11.167064292505914" table:style-name="ce16">
            <text:p>11,17</text:p>
          </table:table-cell>
          <table:table-cell office:value-type="float" office:value="3.2701130432467189E-2" table:style-name="ce14">
            <text:p>0,03270</text:p>
          </table:table-cell>
          <table:table-cell office:value-type="float" office:value="70332.061997821525" table:style-name="ce15">
            <text:p>70 332</text:p>
          </table:table-cell>
          <table:table-cell office:value-type="float" office:value="2299.9379329751305" table:style-name="ce15">
            <text:p>2 300</text:p>
          </table:table-cell>
          <table:table-cell office:value-type="float" office:value="69182.093031333963" table:style-name="ce15">
            <text:p>69 182</text:p>
          </table:table-cell>
          <table:table-cell office:value-type="float" office:value="733890.82993270585" table:style-name="ce15">
            <text:p>733 891</text:p>
          </table:table-cell>
          <table:table-cell office:value-type="float" office:value="10.434655391668134" table:style-name="ce16">
            <text:p>10,43</text:p>
          </table:table-cell>
          <table:table-cell office:value-type="float" office:value="78" table:style-name="ce13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79" table:style-name="ce13">
            <text:p>79</text:p>
          </table:table-cell>
          <table:table-cell office:value-type="float" office:value="4.6629943875763614E-2" table:style-name="ce14">
            <text:p>0,04663</text:p>
          </table:table-cell>
          <table:table-cell office:value-type="float" office:value="60241.092134860526" table:style-name="ce15">
            <text:p>60 241</text:p>
          </table:table-cell>
          <table:table-cell office:value-type="float" office:value="2809.0387452632513" table:style-name="ce15">
            <text:p>2 809</text:p>
          </table:table-cell>
          <table:table-cell office:value-type="float" office:value="58836.572762228898" table:style-name="ce15">
            <text:p>58 837</text:p>
          </table:table-cell>
          <table:table-cell office:value-type="float" office:value="531613.52142512845" table:style-name="ce15">
            <text:p>531 614</text:p>
          </table:table-cell>
          <table:table-cell office:value-type="float" office:value="8.8247656638597434" table:style-name="ce16">
            <text:p>8,82</text:p>
          </table:table-cell>
          <table:table-cell office:value-type="float" office:value="2.8204242968380037E-2" table:style-name="ce14">
            <text:p>0,02820</text:p>
          </table:table-cell>
          <table:table-cell office:value-type="float" office:value="75658.472294731488" table:style-name="ce15">
            <text:p>75 658</text:p>
          </table:table-cell>
          <table:table-cell office:value-type="float" office:value="2133.8899352170565" table:style-name="ce15">
            <text:p>2 134</text:p>
          </table:table-cell>
          <table:table-cell office:value-type="float" office:value="74591.527327122953" table:style-name="ce15">
            <text:p>74 592</text:p>
          </table:table-cell>
          <table:table-cell office:value-type="float" office:value="789977.8413262472" table:style-name="ce15">
            <text:p>789 978</text:p>
          </table:table-cell>
          <table:table-cell office:value-type="float" office:value="10.441366543179033" table:style-name="ce16">
            <text:p>10,44</text:p>
          </table:table-cell>
          <table:table-cell office:value-type="float" office:value="3.6241310759427381E-2" table:style-name="ce14">
            <text:p>0,03624</text:p>
          </table:table-cell>
          <table:table-cell office:value-type="float" office:value="68032.124064846401" table:style-name="ce15">
            <text:p>68 032</text:p>
          </table:table-cell>
          <table:table-cell office:value-type="float" office:value="2465.5733498580162" table:style-name="ce15">
            <text:p>2 466</text:p>
          </table:table-cell>
          <table:table-cell office:value-type="float" office:value="66799.337389917389" table:style-name="ce15">
            <text:p>66 799</text:p>
          </table:table-cell>
          <table:table-cell office:value-type="float" office:value="664708.73690137186" table:style-name="ce15">
            <text:p>664 709</text:p>
          </table:table-cell>
          <table:table-cell office:value-type="float" office:value="9.7705127693468636" table:style-name="ce16">
            <text:p>9,77</text:p>
          </table:table-cell>
          <table:table-cell office:value-type="float" office:value="79" table:style-name="ce13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13">
            <text:p>80</text:p>
          </table:table-cell>
          <table:table-cell office:value-type="float" office:value="5.2062813156631742E-2" table:style-name="ce14">
            <text:p>0,05206</text:p>
          </table:table-cell>
          <table:table-cell office:value-type="float" office:value="57432.053389597277" table:style-name="ce15">
            <text:p>57 432</text:p>
          </table:table-cell>
          <table:table-cell office:value-type="float" office:value="2990.0742648243017" table:style-name="ce15">
            <text:p>2 990</text:p>
          </table:table-cell>
          <table:table-cell office:value-type="float" office:value="55937.016257185125" table:style-name="ce15">
            <text:p>55 937</text:p>
          </table:table-cell>
          <table:table-cell office:value-type="float" office:value="472776.94866289955" table:style-name="ce15">
            <text:p>472 777</text:p>
          </table:table-cell>
          <table:table-cell office:value-type="float" office:value="8.2319353176484906" table:style-name="ce16">
            <text:p>8,23</text:p>
          </table:table-cell>
          <table:table-cell office:value-type="float" office:value="3.2410336856692978E-2" table:style-name="ce14">
            <text:p>0,03241</text:p>
          </table:table-cell>
          <table:table-cell office:value-type="float" office:value="73524.582359514432" table:style-name="ce15">
            <text:p>73 525</text:p>
          </table:table-cell>
          <table:table-cell office:value-type="float" office:value="2382.956481519529" table:style-name="ce15">
            <text:p>2 383</text:p>
          </table:table-cell>
          <table:table-cell office:value-type="float" office:value="72333.104118754665" table:style-name="ce15">
            <text:p>72 333</text:p>
          </table:table-cell>
          <table:table-cell office:value-type="float" office:value="715386.31399912422" table:style-name="ce15">
            <text:p>715 386</text:p>
          </table:table-cell>
          <table:table-cell office:value-type="float" office:value="9.7298929288858425" table:style-name="ce16">
            <text:p>9,73</text:p>
          </table:table-cell>
          <table:table-cell office:value-type="float" office:value="4.0861332649537049E-2" table:style-name="ce14">
            <text:p>0,04086</text:p>
          </table:table-cell>
          <table:table-cell office:value-type="float" office:value="65566.550714988378" table:style-name="ce15">
            <text:p>65 567</text:p>
          </table:table-cell>
          <table:table-cell office:value-type="float" office:value="2679.1366394478814" table:style-name="ce15">
            <text:p>2 679</text:p>
          </table:table-cell>
          <table:table-cell office:value-type="float" office:value="64226.982395264436" table:style-name="ce15">
            <text:p>64 227</text:p>
          </table:table-cell>
          <table:table-cell office:value-type="float" office:value="597909.39951145451" table:style-name="ce15">
            <text:p>597 909</text:p>
          </table:table-cell>
          <table:table-cell office:value-type="float" office:value="9.1191223724809074" table:style-name="ce16">
            <text:p>9,12</text:p>
          </table:table-cell>
          <table:table-cell office:value-type="float" office:value="80" table:style-name="ce13">
            <text:p>80</text:p>
          </table:table-cell>
          <table:table-cell table:number-columns-repeated="16364" table:style-name="ce5"/>
        </table:table-row>
        <table:table-row table:style-name="ro2">
          <table:table-cell office:value-type="float" office:value="81" table:style-name="ce13">
            <text:p>81</text:p>
          </table:table-cell>
          <table:table-cell office:value-type="float" office:value="5.898165711578237E-2" table:style-name="ce14">
            <text:p>0,05898</text:p>
          </table:table-cell>
          <table:table-cell office:value-type="float" office:value="54441.979124772974" table:style-name="ce15">
            <text:p>54 442</text:p>
          </table:table-cell>
          <table:table-cell office:value-type="float" office:value="3211.0781454419412" table:style-name="ce15">
            <text:p>3 211</text:p>
          </table:table-cell>
          <table:table-cell office:value-type="float" office:value="52836.440052051999" table:style-name="ce15">
            <text:p>52 836</text:p>
          </table:table-cell>
          <table:table-cell office:value-type="float" office:value="416839.93240571441" table:style-name="ce15">
            <text:p>416 840</text:p>
          </table:table-cell>
          <table:table-cell office:value-type="float" office:value="7.6565903574221439" table:style-name="ce16">
            <text:p>7,66</text:p>
          </table:table-cell>
          <table:table-cell office:value-type="float" office:value="3.7941105701114253E-2" table:style-name="ce14">
            <text:p>0,03794</text:p>
          </table:table-cell>
          <table:table-cell office:value-type="float" office:value="71141.625877994898" table:style-name="ce15">
            <text:p>71 142</text:p>
          </table:table-cell>
          <table:table-cell office:value-type="float" office:value="2699.1919471861297" table:style-name="ce15">
            <text:p>2 699</text:p>
          </table:table-cell>
          <table:table-cell office:value-type="float" office:value="69792.029904401832" table:style-name="ce15">
            <text:p>69 792</text:p>
          </table:table-cell>
          <table:table-cell office:value-type="float" office:value="643053.2098803696" table:style-name="ce15">
            <text:p>643 053</text:p>
          </table:table-cell>
          <table:table-cell office:value-type="float" office:value="9.0390569788660819" table:style-name="ce16">
            <text:p>9,04</text:p>
          </table:table-cell>
          <table:table-cell office:value-type="float" office:value="4.6814435060925551E-2" table:style-name="ce14">
            <text:p>0,04681</text:p>
          </table:table-cell>
          <table:table-cell office:value-type="float" office:value="62887.414075540495" table:style-name="ce15">
            <text:p>62 887</text:p>
          </table:table-cell>
          <table:table-cell office:value-type="float" office:value="2944.038762388926" table:style-name="ce15">
            <text:p>2 944</text:p>
          </table:table-cell>
          <table:table-cell office:value-type="float" office:value="61415.394694346032" table:style-name="ce15">
            <text:p>61 415</text:p>
          </table:table-cell>
          <table:table-cell office:value-type="float" office:value="533682.41711619007" table:style-name="ce15">
            <text:p>533 682</text:p>
          </table:table-cell>
          <table:table-cell office:value-type="float" office:value="8.4863151866147586" table:style-name="ce16">
            <text:p>8,49</text:p>
          </table:table-cell>
          <table:table-cell office:value-type="float" office:value="81" table:style-name="ce13">
            <text:p>81</text:p>
          </table:table-cell>
          <table:table-cell table:number-columns-repeated="16364" table:style-name="ce5"/>
        </table:table-row>
        <table:table-row table:style-name="ro2">
          <table:table-cell office:value-type="float" office:value="82" table:style-name="ce13">
            <text:p>82</text:p>
          </table:table-cell>
          <table:table-cell office:value-type="float" office:value="6.7358029550619591E-2" table:style-name="ce14">
            <text:p>0,06736</text:p>
          </table:table-cell>
          <table:table-cell office:value-type="float" office:value="51230.900979331032" table:style-name="ce15">
            <text:p>51 231</text:p>
          </table:table-cell>
          <table:table-cell office:value-type="float" office:value="3450.812542070646" table:style-name="ce15">
            <text:p>3 451</text:p>
          </table:table-cell>
          <table:table-cell office:value-type="float" office:value="49505.494708295708" table:style-name="ce15">
            <text:p>49 505</text:p>
          </table:table-cell>
          <table:table-cell office:value-type="float" office:value="364003.49235366238" table:style-name="ce15">
            <text:p>364 003</text:p>
          </table:table-cell>
          <table:table-cell office:value-type="float" office:value="7.1051550020664012" table:style-name="ce16">
            <text:p>7,11</text:p>
          </table:table-cell>
          <table:table-cell office:value-type="float" office:value="4.4792277204951193E-2" table:style-name="ce14">
            <text:p>0,04479</text:p>
          </table:table-cell>
          <table:table-cell office:value-type="float" office:value="68442.433930808766" table:style-name="ce15">
            <text:p>68 442</text:p>
          </table:table-cell>
          <table:table-cell office:value-type="float" office:value="3065.6924732103435" table:style-name="ce15">
            <text:p>3 066</text:p>
          </table:table-cell>
          <table:table-cell office:value-type="float" office:value="66909.587694203597" table:style-name="ce15">
            <text:p>66 910</text:p>
          </table:table-cell>
          <table:table-cell office:value-type="float" office:value="573261.17997596774" table:style-name="ce15">
            <text:p>573 261</text:p>
          </table:table-cell>
          <table:table-cell office:value-type="float" office:value="8.3758152224028262" table:style-name="ce16">
            <text:p>8,38</text:p>
          </table:table-cell>
          <table:table-cell office:value-type="float" office:value="5.4089149206389214E-2" table:style-name="ce14">
            <text:p>0,05409</text:p>
          </table:table-cell>
          <table:table-cell office:value-type="float" office:value="59943.37531315157" table:style-name="ce15">
            <text:p>59 943</text:p>
          </table:table-cell>
          <table:table-cell office:value-type="float" office:value="3242.2861712476429" table:style-name="ce15">
            <text:p>3 242</text:p>
          </table:table-cell>
          <table:table-cell office:value-type="float" office:value="58322.232227527747" table:style-name="ce15">
            <text:p>58 322</text:p>
          </table:table-cell>
          <table:table-cell office:value-type="float" office:value="472267.02242184407" table:style-name="ce15">
            <text:p>472 267</text:p>
          </table:table-cell>
          <table:table-cell office:value-type="float" office:value="7.8785523830558928" table:style-name="ce16">
            <text:p>7,88</text:p>
          </table:table-cell>
          <table:table-cell office:value-type="float" office:value="82" table:style-name="ce13">
            <text:p>82</text:p>
          </table:table-cell>
          <table:table-cell table:number-columns-repeated="16364" table:style-name="ce5"/>
        </table:table-row>
        <table:table-row table:style-name="ro2">
          <table:table-cell office:value-type="float" office:value="83" table:style-name="ce13">
            <text:p>83</text:p>
          </table:table-cell>
          <table:table-cell office:value-type="float" office:value="7.7022879476108738E-2" table:style-name="ce14">
            <text:p>0,07702</text:p>
          </table:table-cell>
          <table:table-cell office:value-type="float" office:value="47780.088437260383" table:style-name="ce15">
            <text:p>47 780</text:p>
          </table:table-cell>
          <table:table-cell office:value-type="float" office:value="3680.1599930609232" table:style-name="ce15">
            <text:p>3 680</text:p>
          </table:table-cell>
          <table:table-cell office:value-type="float" office:value="45940.008440729922" table:style-name="ce15">
            <text:p>45 940</text:p>
          </table:table-cell>
          <table:table-cell office:value-type="float" office:value="314497.99764536665" table:style-name="ce15">
            <text:p>314 498</text:p>
          </table:table-cell>
          <table:table-cell office:value-type="float" office:value="6.582197897317231" table:style-name="ce16">
            <text:p>6,58</text:p>
          </table:table-cell>
          <table:table-cell office:value-type="float" office:value="5.2844437504291117E-2" table:style-name="ce14">
            <text:p>0,05284</text:p>
          </table:table-cell>
          <table:table-cell office:value-type="float" office:value="65376.741457598422" table:style-name="ce15">
            <text:p>65 377</text:p>
          </table:table-cell>
          <table:table-cell office:value-type="float" office:value="3454.7971281902578" table:style-name="ce15">
            <text:p>3 455</text:p>
          </table:table-cell>
          <table:table-cell office:value-type="float" office:value="63649.342893503293" table:style-name="ce15">
            <text:p>63 649</text:p>
          </table:table-cell>
          <table:table-cell office:value-type="float" office:value="506351.59228176414" table:style-name="ce15">
            <text:p>506 352</text:p>
          </table:table-cell>
          <table:table-cell office:value-type="float" office:value="7.7451335290268331" table:style-name="ce16">
            <text:p>7,75</text:p>
          </table:table-cell>
          <table:table-cell office:value-type="float" office:value="6.2555363503775718E-2" table:style-name="ce14">
            <text:p>0,06256</text:p>
          </table:table-cell>
          <table:table-cell office:value-type="float" office:value="56701.089141903925" table:style-name="ce15">
            <text:p>56 701</text:p>
          </table:table-cell>
          <table:table-cell office:value-type="float" office:value="3546.9572423317904" table:style-name="ce15">
            <text:p>3 547</text:p>
          </table:table-cell>
          <table:table-cell office:value-type="float" office:value="54927.610520738031" table:style-name="ce15">
            <text:p>54 928</text:p>
          </table:table-cell>
          <table:table-cell office:value-type="float" office:value="413944.7901943163" table:style-name="ce15">
            <text:p>413 945</text:p>
          </table:table-cell>
          <table:table-cell office:value-type="float" office:value="7.3004733499624752" table:style-name="ce16">
            <text:p>7,30</text:p>
          </table:table-cell>
          <table:table-cell office:value-type="float" office:value="83" table:style-name="ce13">
            <text:p>83</text:p>
          </table:table-cell>
          <table:table-cell table:number-columns-repeated="16364" table:style-name="ce5"/>
        </table:table-row>
        <table:table-row table:style-name="ro2">
          <table:table-cell office:value-type="float" office:value="84" table:style-name="ce13">
            <text:p>84</text:p>
          </table:table-cell>
          <table:table-cell office:value-type="float" office:value="8.7806492677109729E-2" table:style-name="ce14">
            <text:p>0,08781</text:p>
          </table:table-cell>
          <table:table-cell office:value-type="float" office:value="44099.928444199461" table:style-name="ce15">
            <text:p>44 100</text:p>
          </table:table-cell>
          <table:table-cell office:value-type="float" office:value="3872.2600439966632" table:style-name="ce15">
            <text:p>3 872</text:p>
          </table:table-cell>
          <table:table-cell office:value-type="float" office:value="42163.798422201129" table:style-name="ce15">
            <text:p>42 164</text:p>
          </table:table-cell>
          <table:table-cell office:value-type="float" office:value="268557.98920463672" table:style-name="ce15">
            <text:p>268 558</text:p>
          </table:table-cell>
          <table:table-cell office:value-type="float" office:value="6.0897602032268292" table:style-name="ce16">
            <text:p>6,09</text:p>
          </table:table-cell>
          <table:table-cell office:value-type="float" office:value="6.1977629614621561E-2" table:style-name="ce14">
            <text:p>0,06198</text:p>
          </table:table-cell>
          <table:table-cell office:value-type="float" office:value="61921.944329408165" table:style-name="ce15">
            <text:p>61 922</text:p>
          </table:table-cell>
          <table:table-cell office:value-type="float" office:value="3837.7753306652753" table:style-name="ce15">
            <text:p>3 838</text:p>
          </table:table-cell>
          <table:table-cell office:value-type="float" office:value="60003.056664075528" table:style-name="ce15">
            <text:p>60 003</text:p>
          </table:table-cell>
          <table:table-cell office:value-type="float" office:value="442702.24938826083" table:style-name="ce15">
            <text:p>442 702</text:p>
          </table:table-cell>
          <table:table-cell office:value-type="float" office:value="7.1493596362737479" table:style-name="ce16">
            <text:p>7,15</text:p>
          </table:table-cell>
          <table:table-cell office:value-type="float" office:value="7.2082406735107893E-2" table:style-name="ce14">
            <text:p>0,07208</text:p>
          </table:table-cell>
          <table:table-cell office:value-type="float" office:value="53154.131899572138" table:style-name="ce15">
            <text:p>53 154</text:p>
          </table:table-cell>
          <table:table-cell office:value-type="float" office:value="3831.4777552365322" table:style-name="ce15">
            <text:p>3 831</text:p>
          </table:table-cell>
          <table:table-cell office:value-type="float" office:value="51238.393021953874" table:style-name="ce15">
            <text:p>51 238</text:p>
          </table:table-cell>
          <table:table-cell office:value-type="float" office:value="359017.1796735783" table:style-name="ce15">
            <text:p>359 017</text:p>
          </table:table-cell>
          <table:table-cell office:value-type="float" office:value="6.7542666363528401" table:style-name="ce16">
            <text:p>6,75</text:p>
          </table:table-cell>
          <table:table-cell office:value-type="float" office:value="84" table:style-name="ce13">
            <text:p>84</text:p>
          </table:table-cell>
          <table:table-cell table:number-columns-repeated="16364" table:style-name="ce5"/>
        </table:table-row>
        <table:table-row table:style-name="ro2">
          <table:table-cell office:value-type="float" office:value="85" table:style-name="ce13">
            <text:p>85</text:p>
          </table:table-cell>
          <table:table-cell office:value-type="float" office:value="9.9539154938482283E-2" table:style-name="ce14">
            <text:p>0,09954</text:p>
          </table:table-cell>
          <table:table-cell office:value-type="float" office:value="40227.668400202798" table:style-name="ce15">
            <text:p>40 228</text:p>
          </table:table-cell>
          <table:table-cell office:value-type="float" office:value="4004.2281177016739" table:style-name="ce15">
            <text:p>4 004</text:p>
          </table:table-cell>
          <table:table-cell office:value-type="float" office:value="38225.554341351963" table:style-name="ce15">
            <text:p>38 226</text:p>
          </table:table-cell>
          <table:table-cell office:value-type="float" office:value="226394.19078243559" table:style-name="ce15">
            <text:p>226 394</text:p>
          </table:table-cell>
          <table:table-cell office:value-type="float" office:value="5.6278228340296819" table:style-name="ce16">
            <text:p>5,63</text:p>
          </table:table-cell>
          <table:table-cell office:value-type="float" office:value="7.207189655142994E-2" table:style-name="ce14">
            <text:p>0,07207</text:p>
          </table:table-cell>
          <table:table-cell office:value-type="float" office:value="58084.168998742891" table:style-name="ce15">
            <text:p>58 084</text:p>
          </table:table-cell>
          <table:table-cell office:value-type="float" office:value="4186.2362193531717" table:style-name="ce15">
            <text:p>4 186</text:p>
          </table:table-cell>
          <table:table-cell office:value-type="float" office:value="55991.050889066304" table:style-name="ce15">
            <text:p>55 991</text:p>
          </table:table-cell>
          <table:table-cell office:value-type="float" office:value="382699.1927241853" table:style-name="ce15">
            <text:p>382 699</text:p>
          </table:table-cell>
          <table:table-cell office:value-type="float" office:value="6.5887004896716004" table:style-name="ce16">
            <text:p>6,59</text:p>
          </table:table-cell>
          <table:table-cell office:value-type="float" office:value="8.2539607682408409E-2" table:style-name="ce14">
            <text:p>0,08254</text:p>
          </table:table-cell>
          <table:table-cell office:value-type="float" office:value="49322.654144335604" table:style-name="ce15">
            <text:p>49 323</text:p>
          </table:table-cell>
          <table:table-cell office:value-type="float" office:value="4071.0725229285758" table:style-name="ce15">
            <text:p>4 071</text:p>
          </table:table-cell>
          <table:table-cell office:value-type="float" office:value="47287.117882871316" table:style-name="ce15">
            <text:p>47 287</text:p>
          </table:table-cell>
          <table:table-cell office:value-type="float" office:value="307778.78665162442" table:style-name="ce15">
            <text:p>307 779</text:p>
          </table:table-cell>
          <table:table-cell office:value-type="float" office:value="6.2401099857877558" table:style-name="ce16">
            <text:p>6,24</text:p>
          </table:table-cell>
          <table:table-cell office:value-type="float" office:value="85" table:style-name="ce13">
            <text:p>85</text:p>
          </table:table-cell>
          <table:table-cell table:number-columns-repeated="16364" table:style-name="ce5"/>
        </table:table-row>
        <table:table-row table:style-name="ro2">
          <table:table-cell office:value-type="float" office:value="86" table:style-name="ce13">
            <text:p>86</text:p>
          </table:table-cell>
          <table:table-cell office:value-type="float" office:value="0.11211059250977119" table:style-name="ce14">
            <text:p>0,11211</text:p>
          </table:table-cell>
          <table:table-cell office:value-type="float" office:value="36223.44028250112" table:style-name="ce15">
            <text:p>36 223</text:p>
          </table:table-cell>
          <table:table-cell office:value-type="float" office:value="4061.0313528135143" table:style-name="ce15">
            <text:p>4 061</text:p>
          </table:table-cell>
          <table:table-cell office:value-type="float" office:value="34192.924606094362" table:style-name="ce15">
            <text:p>34 193</text:p>
          </table:table-cell>
          <table:table-cell office:value-type="float" office:value="188168.63644108362" table:style-name="ce15">
            <text:p>188 169</text:p>
          </table:table-cell>
          <table:table-cell office:value-type="float" office:value="5.1946649731109176" table:style-name="ce16">
            <text:p>5,19</text:p>
          </table:table-cell>
          <table:table-cell office:value-type="float" office:value="8.3065571259180723E-2" table:style-name="ce14">
            <text:p>0,08307</text:p>
          </table:table-cell>
          <table:table-cell office:value-type="float" office:value="53897.932779389717" table:style-name="ce15">
            <text:p>53 898</text:p>
          </table:table-cell>
          <table:table-cell office:value-type="float" office:value="4477.0625760089288" table:style-name="ce15">
            <text:p>4 477</text:p>
          </table:table-cell>
          <table:table-cell office:value-type="float" office:value="51659.401491385252" table:style-name="ce15">
            <text:p>51 659</text:p>
          </table:table-cell>
          <table:table-cell office:value-type="float" office:value="326708.14183511899" table:style-name="ce15">
            <text:p>326 708</text:p>
          </table:table-cell>
          <table:table-cell office:value-type="float" office:value="6.0616080244185255" table:style-name="ce16">
            <text:p>6,06</text:p>
          </table:table-cell>
          <table:table-cell office:value-type="float" office:value="9.3851909253310245E-2" table:style-name="ce14">
            <text:p>0,09385</text:p>
          </table:table-cell>
          <table:table-cell office:value-type="float" office:value="45251.581621407029" table:style-name="ce15">
            <text:p>45 252</text:p>
          </table:table-cell>
          <table:table-cell office:value-type="float" office:value="4246.947331901054" table:style-name="ce15">
            <text:p>4 247</text:p>
          </table:table-cell>
          <table:table-cell office:value-type="float" office:value="43128.107955456508" table:style-name="ce15">
            <text:p>43 128</text:p>
          </table:table-cell>
          <table:table-cell office:value-type="float" office:value="260491.66876875312" table:style-name="ce15">
            <text:p>260 492</text:p>
          </table:table-cell>
          <table:table-cell office:value-type="float" office:value="5.7565207543049306" table:style-name="ce16">
            <text:p>5,76</text:p>
          </table:table-cell>
          <table:table-cell office:value-type="float" office:value="86" table:style-name="ce13">
            <text:p>86</text:p>
          </table:table-cell>
          <table:table-cell table:number-columns-repeated="16364" table:style-name="ce5"/>
        </table:table-row>
        <table:table-row table:style-name="ro2">
          <table:table-cell office:value-type="float" office:value="87" table:style-name="ce13">
            <text:p>87</text:p>
          </table:table-cell>
          <table:table-cell office:value-type="float" office:value="0.12578560060972427" table:style-name="ce14">
            <text:p>0,12579</text:p>
          </table:table-cell>
          <table:table-cell office:value-type="float" office:value="32162.408929687605" table:style-name="ce15">
            <text:p>32 162</text:p>
          </table:table-cell>
          <table:table-cell office:value-type="float" office:value="4045.5679242763144" table:style-name="ce15">
            <text:p>4 046</text:p>
          </table:table-cell>
          <table:table-cell office:value-type="float" office:value="30139.624967549447" table:style-name="ce15">
            <text:p>30 140</text:p>
          </table:table-cell>
          <table:table-cell office:value-type="float" office:value="153975.71183498926" table:style-name="ce15">
            <text:p>153 976</text:p>
          </table:table-cell>
          <table:table-cell office:value-type="float" office:value="4.7874433837218433" table:style-name="ce16">
            <text:p>4,79</text:p>
          </table:table-cell>
          <table:table-cell office:value-type="float" office:value="9.5264795778249312E-2" table:style-name="ce14">
            <text:p>0,09526</text:p>
          </table:table-cell>
          <table:table-cell office:value-type="float" office:value="49420.870203380786" table:style-name="ce15">
            <text:p>49 421</text:p>
          </table:table-cell>
          <table:table-cell office:value-type="float" office:value="4708.0691071084375" table:style-name="ce15">
            <text:p>4 708</text:p>
          </table:table-cell>
          <table:table-cell office:value-type="float" office:value="47066.835649826564" table:style-name="ce15">
            <text:p>47 067</text:p>
          </table:table-cell>
          <table:table-cell office:value-type="float" office:value="275048.74034373375" table:style-name="ce15">
            <text:p>275 049</text:p>
          </table:table-cell>
          <table:table-cell office:value-type="float" office:value="5.5654370150066317" table:style-name="ce16">
            <text:p>5,57</text:p>
          </table:table-cell>
          <table:table-cell office:value-type="float" office:value="0.10629517914845253" table:style-name="ce14">
            <text:p>0,10630</text:p>
          </table:table-cell>
          <table:table-cell office:value-type="float" office:value="41004.634289505979" table:style-name="ce15">
            <text:p>41 005</text:p>
          </table:table-cell>
          <table:table-cell office:value-type="float" office:value="4358.5949477198174" table:style-name="ce15">
            <text:p>4 359</text:p>
          </table:table-cell>
          <table:table-cell office:value-type="float" office:value="38825.336815646071" table:style-name="ce15">
            <text:p>38 825</text:p>
          </table:table-cell>
          <table:table-cell office:value-type="float" office:value="217363.56081329662" table:style-name="ce15">
            <text:p>217 364</text:p>
          </table:table-cell>
          <table:table-cell office:value-type="float" office:value="5.3009510895436742" table:style-name="ce16">
            <text:p>5,30</text:p>
          </table:table-cell>
          <table:table-cell office:value-type="float" office:value="87" table:style-name="ce13">
            <text:p>87</text:p>
          </table:table-cell>
          <table:table-cell table:number-columns-repeated="16364" table:style-name="ce5"/>
        </table:table-row>
        <table:table-row table:style-name="ro2">
          <table:table-cell office:value-type="float" office:value="88" table:style-name="ce13">
            <text:p>88</text:p>
          </table:table-cell>
          <table:table-cell office:value-type="float" office:value="0.14097487157975097" table:style-name="ce14">
            <text:p>0,14097</text:p>
          </table:table-cell>
          <table:table-cell office:value-type="float" office:value="28116.84100541129" table:style-name="ce15">
            <text:p>28 117</text:p>
          </table:table-cell>
          <table:table-cell office:value-type="float" office:value="3963.7680499661328" table:style-name="ce15">
            <text:p>3 964</text:p>
          </table:table-cell>
          <table:table-cell office:value-type="float" office:value="26134.956980428222" table:style-name="ce15">
            <text:p>26 135</text:p>
          </table:table-cell>
          <table:table-cell office:value-type="float" office:value="123836.08686743982" table:style-name="ce15">
            <text:p>123 836</text:p>
          </table:table-cell>
          <table:table-cell office:value-type="float" office:value="4.4043385543776656" table:style-name="ce16">
            <text:p>4,40</text:p>
          </table:table-cell>
          <table:table-cell office:value-type="float" office:value="0.10911878527205873" table:style-name="ce14">
            <text:p>0,10912</text:p>
          </table:table-cell>
          <table:table-cell office:value-type="float" office:value="44712.801096272349" table:style-name="ce15">
            <text:p>44 713</text:p>
          </table:table-cell>
          <table:table-cell office:value-type="float" office:value="4879.0065417364149" table:style-name="ce15">
            <text:p>4 879</text:p>
          </table:table-cell>
          <table:table-cell office:value-type="float" office:value="42273.297825404137" table:style-name="ce15">
            <text:p>42 273</text:p>
          </table:table-cell>
          <table:table-cell office:value-type="float" office:value="227981.90469390718" table:style-name="ce15">
            <text:p>227 982</text:p>
          </table:table-cell>
          <table:table-cell office:value-type="float" office:value="5.0988061383815593" table:style-name="ce16">
            <text:p>5,10</text:p>
          </table:table-cell>
          <table:table-cell office:value-type="float" office:value="0.12028179040955594" table:style-name="ce14">
            <text:p>0,12028</text:p>
          </table:table-cell>
          <table:table-cell office:value-type="float" office:value="36646.039341786163" table:style-name="ce15">
            <text:p>36 646</text:p>
          </table:table-cell>
          <table:table-cell office:value-type="float" office:value="4407.8512234490645" table:style-name="ce15">
            <text:p>4 408</text:p>
          </table:table-cell>
          <table:table-cell office:value-type="float" office:value="34442.113730061632" table:style-name="ce15">
            <text:p>34 442</text:p>
          </table:table-cell>
          <table:table-cell office:value-type="float" office:value="178538.22399765055" table:style-name="ce15">
            <text:p>178 538</text:p>
          </table:table-cell>
          <table:table-cell office:value-type="float" office:value="4.8719650801135783" table:style-name="ce16">
            <text:p>4,87</text:p>
          </table:table-cell>
          <table:table-cell office:value-type="float" office:value="88" table:style-name="ce13">
            <text:p>88</text:p>
          </table:table-cell>
          <table:table-cell table:number-columns-repeated="16364" table:style-name="ce5"/>
        </table:table-row>
        <table:table-row table:style-name="ro2">
          <table:table-cell office:value-type="float" office:value="89" table:style-name="ce13">
            <text:p>89</text:p>
          </table:table-cell>
          <table:table-cell office:value-type="float" office:value="0.15808942442369625" table:style-name="ce14">
            <text:p>0,15809</text:p>
          </table:table-cell>
          <table:table-cell office:value-type="float" office:value="24153.072955445157" table:style-name="ce15">
            <text:p>24 153</text:p>
          </table:table-cell>
          <table:table-cell office:value-type="float" office:value="3818.3454015898692" table:style-name="ce15">
            <text:p>3 818</text:p>
          </table:table-cell>
          <table:table-cell office:value-type="float" office:value="22243.900254650223" table:style-name="ce15">
            <text:p>22 244</text:p>
          </table:table-cell>
          <table:table-cell office:value-type="float" office:value="97701.129887011601" table:style-name="ce15">
            <text:p>97 701</text:p>
          </table:table-cell>
          <table:table-cell office:value-type="float" office:value="4.0450807260525208" table:style-name="ce16">
            <text:p>4,05</text:p>
          </table:table-cell>
          <table:table-cell office:value-type="float" office:value="0.12507707524355613" table:style-name="ce14">
            <text:p>0,12508</text:p>
          </table:table-cell>
          <table:table-cell office:value-type="float" office:value="39833.794554535933" table:style-name="ce15">
            <text:p>39 834</text:p>
          </table:table-cell>
          <table:table-cell office:value-type="float" office:value="4982.2945187340474" table:style-name="ce15">
            <text:p>4 982</text:p>
          </table:table-cell>
          <table:table-cell office:value-type="float" office:value="37342.647295168907" table:style-name="ce15">
            <text:p>37 343</text:p>
          </table:table-cell>
          <table:table-cell office:value-type="float" office:value="185708.60686850303" table:style-name="ce15">
            <text:p>185 709</text:p>
          </table:table-cell>
          <table:table-cell office:value-type="float" office:value="4.66208677695146" table:style-name="ce16">
            <text:p>4,66</text:p>
          </table:table-cell>
          <table:table-cell office:value-type="float" office:value="0.13622442171265647" table:style-name="ce14">
            <text:p>0,13622</text:p>
          </table:table-cell>
          <table:table-cell office:value-type="float" office:value="32238.188118337101" table:style-name="ce15">
            <text:p>32 238</text:p>
          </table:table-cell>
          <table:table-cell office:value-type="float" office:value="4391.6285334843042" table:style-name="ce15">
            <text:p>4 392</text:p>
          </table:table-cell>
          <table:table-cell office:value-type="float" office:value="30042.373851594948" table:style-name="ce15">
            <text:p>30 042</text:p>
          </table:table-cell>
          <table:table-cell office:value-type="float" office:value="144096.11026758893" table:style-name="ce15">
            <text:p>144 096</text:p>
          </table:table-cell>
          <table:table-cell office:value-type="float" office:value="4.46973352654478" table:style-name="ce16">
            <text:p>4,47</text:p>
          </table:table-cell>
          <table:table-cell office:value-type="float" office:value="89" table:style-name="ce13">
            <text:p>89</text:p>
          </table:table-cell>
          <table:table-cell table:number-columns-repeated="16364" table:style-name="ce5"/>
        </table:table-row>
        <table:table-row table:style-name="ro2">
          <table:table-cell office:value-type="float" office:value="90" table:style-name="ce13">
            <text:p>90</text:p>
          </table:table-cell>
          <table:table-cell office:value-type="float" office:value="0.17754027814540524" table:style-name="ce14">
            <text:p>0,17754</text:p>
          </table:table-cell>
          <table:table-cell office:value-type="float" office:value="20334.727553855289" table:style-name="ce15">
            <text:p>20 335</text:p>
          </table:table-cell>
          <table:table-cell office:value-type="float" office:value="3610.2331859225042" table:style-name="ce15">
            <text:p>3 610</text:p>
          </table:table-cell>
          <table:table-cell office:value-type="float" office:value="18529.610960894039" table:style-name="ce15">
            <text:p>18 530</text:p>
          </table:table-cell>
          <table:table-cell office:value-type="float" office:value="75457.229632361385" table:style-name="ce15">
            <text:p>75 457</text:p>
          </table:table-cell>
          <table:table-cell office:value-type="float" office:value="3.7107568533936588" table:style-name="ce16">
            <text:p>3,71</text:p>
          </table:table-cell>
          <table:table-cell office:value-type="float" office:value="0.14358920119568885" table:style-name="ce14">
            <text:p>0,14359</text:p>
          </table:table-cell>
          <table:table-cell office:value-type="float" office:value="34851.500035801888" table:style-name="ce15">
            <text:p>34 852</text:p>
          </table:table-cell>
          <table:table-cell office:value-type="float" office:value="5004.2990506123142" table:style-name="ce15">
            <text:p>5 004</text:p>
          </table:table-cell>
          <table:table-cell office:value-type="float" office:value="32349.350510495729" table:style-name="ce15">
            <text:p>32 349</text:p>
          </table:table-cell>
          <table:table-cell office:value-type="float" office:value="148365.95957333414" table:style-name="ce15">
            <text:p>148 366</text:p>
          </table:table-cell>
          <table:table-cell office:value-type="float" office:value="4.2570896351928118" table:style-name="ce16">
            <text:p>4,26</text:p>
          </table:table-cell>
          <table:table-cell office:value-type="float" office:value="0.15453575173379017" table:style-name="ce14">
            <text:p>0,15454</text:p>
          </table:table-cell>
          <table:table-cell office:value-type="float" office:value="27846.559584852796" table:style-name="ce15">
            <text:p>27 847</text:p>
          </table:table-cell>
          <table:table-cell office:value-type="float" office:value="4303.2890186450068" table:style-name="ce15">
            <text:p>4 303</text:p>
          </table:table-cell>
          <table:table-cell office:value-type="float" office:value="25694.915075530291" table:style-name="ce15">
            <text:p>25 695</text:p>
          </table:table-cell>
          <table:table-cell office:value-type="float" office:value="114053.73641599398" table:style-name="ce15">
            <text:p>114 054</text:p>
          </table:table-cell>
          <table:table-cell office:value-type="float" office:value="4.0957927340522806" table:style-name="ce16">
            <text:p>4,10</text:p>
          </table:table-cell>
          <table:table-cell office:value-type="float" office:value="90" table:style-name="ce13">
            <text:p>90</text:p>
          </table:table-cell>
          <table:table-cell table:number-columns-repeated="16364" table:style-name="ce5"/>
        </table:table-row>
        <table:table-row table:style-name="ro2">
          <table:table-cell office:value-type="float" office:value="91" table:style-name="ce13">
            <text:p>91</text:p>
          </table:table-cell>
          <table:table-cell office:value-type="float" office:value="0.19955275831648106" table:style-name="ce14">
            <text:p>0,19955</text:p>
          </table:table-cell>
          <table:table-cell office:value-type="float" office:value="16724.494367932784" table:style-name="ce15">
            <text:p>16 724</text:p>
          </table:table-cell>
          <table:table-cell office:value-type="float" office:value="3337.4189825694398" table:style-name="ce15">
            <text:p>3 337</text:p>
          </table:table-cell>
          <table:table-cell office:value-type="float" office:value="15055.784876648064" table:style-name="ce15">
            <text:p>15 056</text:p>
          </table:table-cell>
          <table:table-cell office:value-type="float" office:value="56927.618671467353" table:style-name="ce15">
            <text:p>56 928</text:p>
          </table:table-cell>
          <table:table-cell office:value-type="float" office:value="3.403846921711382" table:style-name="ce16">
            <text:p>3,40</text:p>
          </table:table-cell>
          <table:table-cell office:value-type="float" office:value="0.16490435448475937" table:style-name="ce14">
            <text:p>0,16490</text:p>
          </table:table-cell>
          <table:table-cell office:value-type="float" office:value="29847.200985189575" table:style-name="ce15">
            <text:p>29 847</text:p>
          </table:table-cell>
          <table:table-cell office:value-type="float" office:value="4921.9334116395612" table:style-name="ce15">
            <text:p>4 922</text:p>
          </table:table-cell>
          <table:table-cell office:value-type="float" office:value="27386.234279369794" table:style-name="ce15">
            <text:p>27 386</text:p>
          </table:table-cell>
          <table:table-cell office:value-type="float" office:value="116016.6090628384" table:style-name="ce15">
            <text:p>116 017</text:p>
          </table:table-cell>
          <table:table-cell office:value-type="float" office:value="3.8870180530632266" table:style-name="ce16">
            <text:p>3,89</text:p>
          </table:table-cell>
          <table:table-cell office:value-type="float" office:value="0.17544219919097889" table:style-name="ce14">
            <text:p>0,17544</text:p>
          </table:table-cell>
          <table:table-cell office:value-type="float" office:value="23543.27056620779" table:style-name="ce15">
            <text:p>23 543</text:p>
          </table:table-cell>
          <table:table-cell office:value-type="float" office:value="4130.4831642837371" table:style-name="ce15">
            <text:p>4 130</text:p>
          </table:table-cell>
          <table:table-cell office:value-type="float" office:value="21478.028984065921" table:style-name="ce15">
            <text:p>21 478</text:p>
          </table:table-cell>
          <table:table-cell office:value-type="float" office:value="88358.821340463692" table:style-name="ce15">
            <text:p>88 359</text:p>
          </table:table-cell>
          <table:table-cell office:value-type="float" office:value="3.7530393702940827" table:style-name="ce16">
            <text:p>3,75</text:p>
          </table:table-cell>
          <table:table-cell office:value-type="float" office:value="91" table:style-name="ce13">
            <text:p>91</text:p>
          </table:table-cell>
          <table:table-cell table:number-columns-repeated="16364" table:style-name="ce5"/>
        </table:table-row>
        <table:table-row table:style-name="ro2">
          <table:table-cell office:value-type="float" office:value="92" table:style-name="ce13">
            <text:p>92</text:p>
          </table:table-cell>
          <table:table-cell office:value-type="float" office:value="0.22334781574401352" table:style-name="ce14">
            <text:p>0,22335</text:p>
          </table:table-cell>
          <table:table-cell office:value-type="float" office:value="13387.075385363345" table:style-name="ce15">
            <text:p>13 387</text:p>
          </table:table-cell>
          <table:table-cell office:value-type="float" office:value="2989.9740465213513" table:style-name="ce15">
            <text:p>2 990</text:p>
          </table:table-cell>
          <table:table-cell office:value-type="float" office:value="11892.08836210267" table:style-name="ce15">
            <text:p>11 892</text:p>
          </table:table-cell>
          <table:table-cell office:value-type="float" office:value="41871.833794819293" table:style-name="ce15">
            <text:p>41 872</text:p>
          </table:table-cell>
          <table:table-cell office:value-type="float" office:value="3.1277805337975115" table:style-name="ce16">
            <text:p>3,13</text:p>
          </table:table-cell>
          <table:table-cell office:value-type="float" office:value="0.1881881092239692" table:style-name="ce14">
            <text:p>0,18819</text:p>
          </table:table-cell>
          <table:table-cell office:value-type="float" office:value="24925.267573550012" table:style-name="ce15">
            <text:p>24 925</text:p>
          </table:table-cell>
          <table:table-cell office:value-type="float" office:value="4690.6389765678878" table:style-name="ce15">
            <text:p>4 691</text:p>
          </table:table-cell>
          <table:table-cell office:value-type="float" office:value="22579.948085266071" table:style-name="ce15">
            <text:p>22 580</text:p>
          </table:table-cell>
          <table:table-cell office:value-type="float" office:value="88630.374783468607" table:style-name="ce15">
            <text:p>88 630</text:p>
          </table:table-cell>
          <table:table-cell office:value-type="float" office:value="3.5558444667418798" table:style-name="ce16">
            <text:p>3,56</text:p>
          </table:table-cell>
          <table:table-cell office:value-type="float" office:value="0.19816274382494603" table:style-name="ce14">
            <text:p>0,19816</text:p>
          </table:table-cell>
          <table:table-cell office:value-type="float" office:value="19412.787401924052" table:style-name="ce15">
            <text:p>19 413</text:p>
          </table:table-cell>
          <table:table-cell office:value-type="float" office:value="3846.8912168556153" table:style-name="ce15">
            <text:p>3 847</text:p>
          </table:table-cell>
          <table:table-cell office:value-type="float" office:value="17489.341793496242" table:style-name="ce15">
            <text:p>17 489</text:p>
          </table:table-cell>
          <table:table-cell office:value-type="float" office:value="66880.792356397767" table:style-name="ce15">
            <text:p>66 881</text:p>
          </table:table-cell>
          <table:table-cell office:value-type="float" office:value="3.4451926439872844" table:style-name="ce16">
            <text:p>3,45</text:p>
          </table:table-cell>
          <table:table-cell office:value-type="float" office:value="92" table:style-name="ce13">
            <text:p>92</text:p>
          </table:table-cell>
          <table:table-cell table:number-columns-repeated="16364" table:style-name="ce5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0.24780838314924211" table:style-name="ce14">
            <text:p>0,24781</text:p>
          </table:table-cell>
          <table:table-cell office:value-type="float" office:value="10397.101338841994" table:style-name="ce15">
            <text:p>10 397</text:p>
          </table:table-cell>
          <table:table-cell office:value-type="float" office:value="2576.488872217255" table:style-name="ce15">
            <text:p>2 576</text:p>
          </table:table-cell>
          <table:table-cell office:value-type="float" office:value="9108.856902733367" table:style-name="ce15">
            <text:p>9 109</text:p>
          </table:table-cell>
          <table:table-cell office:value-type="float" office:value="29979.745432716627" table:style-name="ce15">
            <text:p>29 980</text:p>
          </table:table-cell>
          <table:table-cell office:value-type="float" office:value="2.8834715038043193" table:style-name="ce16">
            <text:p>2,88</text:p>
          </table:table-cell>
          <table:table-cell office:value-type="float" office:value="0.21224135271911626" table:style-name="ce14">
            <text:p>0,21224</text:p>
          </table:table-cell>
          <table:table-cell office:value-type="float" office:value="20234.628596982126" table:style-name="ce15">
            <text:p>20 235</text:p>
          </table:table-cell>
          <table:table-cell office:value-type="float" office:value="4294.6249451923995" table:style-name="ce15">
            <text:p>4 295</text:p>
          </table:table-cell>
          <table:table-cell office:value-type="float" office:value="18087.316124385925" table:style-name="ce15">
            <text:p>18 087</text:p>
          </table:table-cell>
          <table:table-cell office:value-type="float" office:value="66050.426698202529" table:style-name="ce15">
            <text:p>66 050</text:p>
          </table:table-cell>
          <table:table-cell office:value-type="float" office:value="3.264227281545141" table:style-name="ce16">
            <text:p>3,26</text:p>
          </table:table-cell>
          <table:table-cell office:value-type="float" office:value="0.22157731604269101" table:style-name="ce14">
            <text:p>0,22158</text:p>
          </table:table-cell>
          <table:table-cell office:value-type="float" office:value="15565.896185068435" table:style-name="ce15">
            <text:p>15 566</text:p>
          </table:table-cell>
          <table:table-cell office:value-type="float" office:value="3449.0494984866273" table:style-name="ce15">
            <text:p>3 449</text:p>
          </table:table-cell>
          <table:table-cell office:value-type="float" office:value="13841.371435825122" table:style-name="ce15">
            <text:p>13 841</text:p>
          </table:table-cell>
          <table:table-cell office:value-type="float" office:value="49391.450562901526" table:style-name="ce15">
            <text:p>49 391</text:p>
          </table:table-cell>
          <table:table-cell office:value-type="float" office:value="3.1730553753969017" table:style-name="ce16">
            <text:p>3,17</text:p>
          </table:table-cell>
          <table:table-cell office:value-type="float" office:value="93" table:style-name="ce13">
            <text:p>93</text:p>
          </table:table-cell>
          <table:table-cell table:number-columns-repeated="16364" table:style-name="ce5"/>
        </table:table-row>
        <table:table-row table:style-name="ro2">
          <table:table-cell office:value-type="float" office:value="94" table:style-name="ce13">
            <text:p>94</text:p>
          </table:table-cell>
          <table:table-cell office:value-type="float" office:value="0.27181713852990502" table:style-name="ce14">
            <text:p>0,27182</text:p>
          </table:table-cell>
          <table:table-cell office:value-type="float" office:value="7820.6124666247397" table:style-name="ce15">
            <text:p>7 821</text:p>
          </table:table-cell>
          <table:table-cell office:value-type="float" office:value="2125.7765022292392" table:style-name="ce15">
            <text:p>2 126</text:p>
          </table:table-cell>
          <table:table-cell office:value-type="float" office:value="6757.7242155101203" table:style-name="ce15">
            <text:p>6 758</text:p>
          </table:table-cell>
          <table:table-cell office:value-type="float" office:value="20870.888529983258" table:style-name="ce15">
            <text:p>20 871</text:p>
          </table:table-cell>
          <table:table-cell office:value-type="float" office:value="2.6687025624977458" table:style-name="ce16">
            <text:p>2,67</text:p>
          </table:table-cell>
          <table:table-cell office:value-type="float" office:value="0.23586469745549504" table:style-name="ce14">
            <text:p>0,23586</text:p>
          </table:table-cell>
          <table:table-cell office:value-type="float" office:value="15940.003651789726" table:style-name="ce15">
            <text:p>15 940</text:p>
          </table:table-cell>
          <table:table-cell office:value-type="float" office:value="3759.6841387688701" table:style-name="ce15">
            <text:p>3 760</text:p>
          </table:table-cell>
          <table:table-cell office:value-type="float" office:value="14060.16158240529" table:style-name="ce15">
            <text:p>14 060</text:p>
          </table:table-cell>
          <table:table-cell office:value-type="float" office:value="47963.110573816608" table:style-name="ce15">
            <text:p>47 963</text:p>
          </table:table-cell>
          <table:table-cell office:value-type="float" office:value="3.0089773893139204" table:style-name="ce16">
            <text:p>3,01</text:p>
          </table:table-cell>
          <table:table-cell office:value-type="float" office:value="0.2445655907505847" table:style-name="ce14">
            <text:p>0,24457</text:p>
          </table:table-cell>
          <table:table-cell office:value-type="float" office:value="12116.846686581808" table:style-name="ce15">
            <text:p>12 117</text:p>
          </table:table-cell>
          <table:table-cell office:value-type="float" office:value="2963.363767938145" table:style-name="ce15">
            <text:p>2 963</text:p>
          </table:table-cell>
          <table:table-cell office:value-type="float" office:value="10635.164802612737" table:style-name="ce15">
            <text:p>10 635</text:p>
          </table:table-cell>
          <table:table-cell office:value-type="float" office:value="35550.079127076402" table:style-name="ce15">
            <text:p>35 550</text:p>
          </table:table-cell>
          <table:table-cell office:value-type="float" office:value="2.933938180999232" table:style-name="ce16">
            <text:p>2,93</text:p>
          </table:table-cell>
          <table:table-cell office:value-type="float" office:value="94" table:style-name="ce13">
            <text:p>94</text:p>
          </table:table-cell>
          <table:table-cell table:number-columns-repeated="16364" table:style-name="ce5"/>
        </table:table-row>
        <table:table-row table:style-name="ro2">
          <table:table-cell office:value-type="float" office:value="95" table:style-name="ce13">
            <text:p>95</text:p>
          </table:table-cell>
          <table:table-cell office:value-type="float" office:value="0.29425675988374067" table:style-name="ce14">
            <text:p>0,29426</text:p>
          </table:table-cell>
          <table:table-cell office:value-type="float" office:value="5694.8359643955009" table:style-name="ce15">
            <text:p>5 695</text:p>
          </table:table-cell>
          <table:table-cell office:value-type="float" office:value="1675.7439789524176" table:style-name="ce15">
            <text:p>1 676</text:p>
          </table:table-cell>
          <table:table-cell office:value-type="float" office:value="4856.963974919292" table:style-name="ce15">
            <text:p>4 857</text:p>
          </table:table-cell>
          <table:table-cell office:value-type="float" office:value="14113.164314473139" table:style-name="ce15">
            <text:p>14 113</text:p>
          </table:table-cell>
          <table:table-cell office:value-type="float" office:value="2.4782389523964508" table:style-name="ce16">
            <text:p>2,48</text:p>
          </table:table-cell>
          <table:table-cell office:value-type="float" office:value="0.2578587559184003" table:style-name="ce14">
            <text:p>0,25786</text:p>
          </table:table-cell>
          <table:table-cell office:value-type="float" office:value="12180.319513020855" table:style-name="ce15">
            <text:p>12 180</text:p>
          </table:table-cell>
          <table:table-cell office:value-type="float" office:value="3140.8020363161731" table:style-name="ce15">
            <text:p>3 141</text:p>
          </table:table-cell>
          <table:table-cell office:value-type="float" office:value="10609.918494862768" table:style-name="ce15">
            <text:p>10 610</text:p>
          </table:table-cell>
          <table:table-cell office:value-type="float" office:value="33902.948991411315" table:style-name="ce15">
            <text:p>33 903</text:p>
          </table:table-cell>
          <table:table-cell office:value-type="float" office:value="2.7834203327071019" table:style-name="ce16">
            <text:p>2,78</text:p>
          </table:table-cell>
          <table:table-cell office:value-type="float" office:value="0.26600724285499827" table:style-name="ce14">
            <text:p>0,26601</text:p>
          </table:table-cell>
          <table:table-cell office:value-type="float" office:value="9153.4829186436637" table:style-name="ce15">
            <text:p>9 153</text:p>
          </table:table-cell>
          <table:table-cell office:value-type="float" office:value="2434.8927537087234" table:style-name="ce15">
            <text:p>2 435</text:p>
          </table:table-cell>
          <table:table-cell office:value-type="float" office:value="7936.0365417893017" table:style-name="ce15">
            <text:p>7 936</text:p>
          </table:table-cell>
          <table:table-cell office:value-type="float" office:value="24914.914324463669" table:style-name="ce15">
            <text:p>24 915</text:p>
          </table:table-cell>
          <table:table-cell office:value-type="float" office:value="2.7219053715299322" table:style-name="ce16">
            <text:p>2,72</text:p>
          </table:table-cell>
          <table:table-cell office:value-type="float" office:value="95" table:style-name="ce13">
            <text:p>95</text:p>
          </table:table-cell>
          <table:table-cell table:number-columns-repeated="16364" table:style-name="ce5"/>
        </table:table-row>
        <table:table-row table:style-name="ro2">
          <table:table-cell office:value-type="float" office:value="96" table:style-name="ce13">
            <text:p>96</text:p>
          </table:table-cell>
          <table:table-cell office:value-type="float" office:value="0.31870255025623451" table:style-name="ce14">
            <text:p>0,31870</text:p>
          </table:table-cell>
          <table:table-cell office:value-type="float" office:value="4019.0919854430831" table:style-name="ce15">
            <text:p>4 019</text:p>
          </table:table-cell>
          <table:table-cell office:value-type="float" office:value="1280.8948654751034" table:style-name="ce15">
            <text:p>1 281</text:p>
          </table:table-cell>
          <table:table-cell office:value-type="float" office:value="3378.6445527055312" table:style-name="ce15">
            <text:p>3 379</text:p>
          </table:table-cell>
          <table:table-cell office:value-type="float" office:value="9256.2003395538468" table:style-name="ce15">
            <text:p>9 256</text:p>
          </table:table-cell>
          <table:table-cell office:value-type="float" office:value="2.3030575993481275" table:style-name="ce16">
            <text:p>2,30</text:p>
          </table:table-cell>
          <table:table-cell office:value-type="float" office:value="0.28206143074463608" table:style-name="ce14">
            <text:p>0,28206</text:p>
          </table:table-cell>
          <table:table-cell office:value-type="float" office:value="9039.517476704681" table:style-name="ce15">
            <text:p>9 040</text:p>
          </table:table-cell>
          <table:table-cell office:value-type="float" office:value="2549.6992327204648" table:style-name="ce15">
            <text:p>2 550</text:p>
          </table:table-cell>
          <table:table-cell office:value-type="float" office:value="7764.6678603444489" table:style-name="ce15">
            <text:p>7 765</text:p>
          </table:table-cell>
          <table:table-cell office:value-type="float" office:value="23293.030496548545" table:style-name="ce15">
            <text:p>23 293</text:p>
          </table:table-cell>
          <table:table-cell office:value-type="float" office:value="2.5768002060481576" table:style-name="ce16">
            <text:p>2,58</text:p>
          </table:table-cell>
          <table:table-cell office:value-type="float" office:value="0.28948718490522884" table:style-name="ce14">
            <text:p>0,28949</text:p>
          </table:table-cell>
          <table:table-cell office:value-type="float" office:value="6718.5901649349398" table:style-name="ce15">
            <text:p>6 719</text:p>
          </table:table-cell>
          <table:table-cell office:value-type="float" office:value="1944.945753378973" table:style-name="ce15">
            <text:p>1 945</text:p>
          </table:table-cell>
          <table:table-cell office:value-type="float" office:value="5746.1172882454539" table:style-name="ce15">
            <text:p>5 746</text:p>
          </table:table-cell>
          <table:table-cell office:value-type="float" office:value="16978.877782674368" table:style-name="ce15">
            <text:p>16 979</text:p>
          </table:table-cell>
          <table:table-cell office:value-type="float" office:value="2.5271489056274032" table:style-name="ce16">
            <text:p>2,53</text:p>
          </table:table-cell>
          <table:table-cell office:value-type="float" office:value="96" table:style-name="ce13">
            <text:p>96</text:p>
          </table:table-cell>
          <table:table-cell table:number-columns-repeated="16364" table:style-name="ce5"/>
        </table:table-row>
        <table:table-row table:style-name="ro2">
          <table:table-cell office:value-type="float" office:value="97" table:style-name="ce13">
            <text:p>97</text:p>
          </table:table-cell>
          <table:table-cell office:value-type="float" office:value="0.34269651040962701" table:style-name="ce14">
            <text:p>0,34270</text:p>
          </table:table-cell>
          <table:table-cell office:value-type="float" office:value="2738.1971199679797" table:style-name="ce15">
            <text:p>2 738</text:p>
          </table:table-cell>
          <table:table-cell office:value-type="float" office:value="938.37059782671747" table:style-name="ce15">
            <text:p>938</text:p>
          </table:table-cell>
          <table:table-cell office:value-type="float" office:value="2269.0118210546207" table:style-name="ce15">
            <text:p>2 269</text:p>
          </table:table-cell>
          <table:table-cell office:value-type="float" office:value="5877.5557868483156" table:style-name="ce15">
            <text:p>5 878</text:p>
          </table:table-cell>
          <table:table-cell office:value-type="float" office:value="2.146505722318869" table:style-name="ce16">
            <text:p>2,15</text:p>
          </table:table-cell>
          <table:table-cell office:value-type="float" office:value="0.3058341871820679" table:style-name="ce14">
            <text:p>0,30583</text:p>
          </table:table-cell>
          <table:table-cell office:value-type="float" office:value="6489.8182439842167" table:style-name="ce15">
            <text:p>6 490</text:p>
          </table:table-cell>
          <table:table-cell office:value-type="float" office:value="1984.8082876082681" table:style-name="ce15">
            <text:p>1 985</text:p>
          </table:table-cell>
          <table:table-cell office:value-type="float" office:value="5497.4141001800826" table:style-name="ce15">
            <text:p>5 497</text:p>
          </table:table-cell>
          <table:table-cell office:value-type="float" office:value="15528.362636204096" table:style-name="ce15">
            <text:p>15 528</text:p>
          </table:table-cell>
          <table:table-cell office:value-type="float" office:value="2.3927268919431177" table:style-name="ce16">
            <text:p>2,39</text:p>
          </table:table-cell>
          <table:table-cell office:value-type="float" office:value="0.31254081119556354" table:style-name="ce14">
            <text:p>0,31254</text:p>
          </table:table-cell>
          <table:table-cell office:value-type="float" office:value="4773.6444115559671" table:style-name="ce15">
            <text:p>4 774</text:p>
          </table:table-cell>
          <table:table-cell office:value-type="float" office:value="1491.9586967468706" table:style-name="ce15">
            <text:p>1 492</text:p>
          </table:table-cell>
          <table:table-cell office:value-type="float" office:value="4027.6650631825319" table:style-name="ce15">
            <text:p>4 028</text:p>
          </table:table-cell>
          <table:table-cell office:value-type="float" office:value="11232.760494428912" table:style-name="ce15">
            <text:p>11 233</text:p>
          </table:table-cell>
          <table:table-cell office:value-type="float" office:value="2.353078596980708" table:style-name="ce16">
            <text:p>2,35</text:p>
          </table:table-cell>
          <table:table-cell office:value-type="float" office:value="97" table:style-name="ce13">
            <text:p>97</text:p>
          </table:table-cell>
          <table:table-cell table:number-columns-repeated="16364" table:style-name="ce5"/>
        </table:table-row>
        <table:table-row table:style-name="ro2">
          <table:table-cell office:value-type="float" office:value="98" table:style-name="ce13">
            <text:p>98</text:p>
          </table:table-cell>
          <table:table-cell office:value-type="float" office:value="0.36679727405324514" table:style-name="ce14">
            <text:p>0,36680</text:p>
          </table:table-cell>
          <table:table-cell office:value-type="float" office:value="1799.8265221412621" table:style-name="ce15">
            <text:p>1 800</text:p>
          </table:table-cell>
          <table:table-cell office:value-type="float" office:value="660.17146209014754" table:style-name="ce15">
            <text:p>660</text:p>
          </table:table-cell>
          <table:table-cell office:value-type="float" office:value="1469.7407910961883" table:style-name="ce15">
            <text:p>1 470</text:p>
          </table:table-cell>
          <table:table-cell office:value-type="float" office:value="3608.543965793695" table:style-name="ce15">
            <text:p>3 609</text:p>
          </table:table-cell>
          <table:table-cell office:value-type="float" office:value="2.0049398769280238" table:style-name="ce16">
            <text:p>2,00</text:p>
          </table:table-cell>
          <table:table-cell office:value-type="float" office:value="0.32977668954299422" table:style-name="ce14">
            <text:p>0,32978</text:p>
          </table:table-cell>
          <table:table-cell office:value-type="float" office:value="4505.0099563759486" table:style-name="ce15">
            <text:p>4 505</text:p>
          </table:table-cell>
          <table:table-cell office:value-type="float" office:value="1485.6472697718891" table:style-name="ce15">
            <text:p>1 486</text:p>
          </table:table-cell>
          <table:table-cell office:value-type="float" office:value="3762.186321490004" table:style-name="ce15">
            <text:p>3 762</text:p>
          </table:table-cell>
          <table:table-cell office:value-type="float" office:value="10030.948536024014" table:style-name="ce15">
            <text:p>10 031</text:p>
          </table:table-cell>
          <table:table-cell office:value-type="float" office:value="2.2266207251833472" table:style-name="ce16">
            <text:p>2,23</text:p>
          </table:table-cell>
          <table:table-cell office:value-type="float" office:value="0.33572825689774899" table:style-name="ce14">
            <text:p>0,33573</text:p>
          </table:table-cell>
          <table:table-cell office:value-type="float" office:value="3281.6857148090967" table:style-name="ce15">
            <text:p>3 282</text:p>
          </table:table-cell>
          <table:table-cell office:value-type="float" office:value="1101.7546247191015" table:style-name="ce15">
            <text:p>1 102</text:p>
          </table:table-cell>
          <table:table-cell office:value-type="float" office:value="2730.8084024495461" table:style-name="ce15">
            <text:p>2 731</text:p>
          </table:table-cell>
          <table:table-cell office:value-type="float" office:value="7205.09543124638" table:style-name="ce15">
            <text:p>7 205</text:p>
          </table:table-cell>
          <table:table-cell office:value-type="float" office:value="2.1955470625149482" table:style-name="ce16">
            <text:p>2,20</text:p>
          </table:table-cell>
          <table:table-cell office:value-type="float" office:value="98" table:style-name="ce13">
            <text:p>98</text:p>
          </table:table-cell>
          <table:table-cell table:number-columns-repeated="16364" table:style-name="ce5"/>
        </table:table-row>
        <table:table-row table:style-name="ro2">
          <table:table-cell office:value-type="float" office:value="99" table:style-name="ce13">
            <text:p>99</text:p>
          </table:table-cell>
          <table:table-cell office:value-type="float" office:value="0.39100484118708845" table:style-name="ce14">
            <text:p>0,39100</text:p>
          </table:table-cell>
          <table:table-cell office:value-type="float" office:value="1139.6550600511146" table:style-name="ce15">
            <text:p>1 140</text:p>
          </table:table-cell>
          <table:table-cell office:value-type="float" office:value="445.6106457633478" table:style-name="ce15">
            <text:p>446</text:p>
          </table:table-cell>
          <table:table-cell office:value-type="float" office:value="916.84973716944069" table:style-name="ce15">
            <text:p>917</text:p>
          </table:table-cell>
          <table:table-cell office:value-type="float" office:value="2138.8031746975066" table:style-name="ce15">
            <text:p>2 139</text:p>
          </table:table-cell>
          <table:table-cell office:value-type="float" office:value="1.8767109888509417" table:style-name="ce16">
            <text:p>1,88</text:p>
          </table:table-cell>
          <table:table-cell office:value-type="float" office:value="0.35388893782741471" table:style-name="ce14">
            <text:p>0,35389</text:p>
          </table:table-cell>
          <table:table-cell office:value-type="float" office:value="3019.3626866040595" table:style-name="ce15">
            <text:p>3 019</text:p>
          </table:table-cell>
          <table:table-cell office:value-type="float" office:value="1068.5190540780397" table:style-name="ce15">
            <text:p>1 069</text:p>
          </table:table-cell>
          <table:table-cell office:value-type="float" office:value="2485.1031595650397" table:style-name="ce15">
            <text:p>2 485</text:p>
          </table:table-cell>
          <table:table-cell office:value-type="float" office:value="6268.7622145340101" table:style-name="ce15">
            <text:p>6 269</text:p>
          </table:table-cell>
          <table:table-cell office:value-type="float" office:value="2.0761872173709008" table:style-name="ce16">
            <text:p>2,08</text:p>
          </table:table-cell>
          <table:table-cell office:value-type="float" office:value="0.35904952201178508" table:style-name="ce14">
            <text:p>0,35905</text:p>
          </table:table-cell>
          <table:table-cell office:value-type="float" office:value="2179.9310900899955" table:style-name="ce15">
            <text:p>2 180</text:p>
          </table:table-cell>
          <table:table-cell office:value-type="float" office:value="782.70321591544246" table:style-name="ce15">
            <text:p>783</text:p>
          </table:table-cell>
          <table:table-cell office:value-type="float" office:value="1788.5794821322743" table:style-name="ce15">
            <text:p>1 789</text:p>
          </table:table-cell>
          <table:table-cell office:value-type="float" office:value="4474.2870287968335" table:style-name="ce15">
            <text:p>4 474</text:p>
          </table:table-cell>
          <table:table-cell office:value-type="float" office:value="2.052490121883678" table:style-name="ce16">
            <text:p>2,05</text:p>
          </table:table-cell>
          <table:table-cell office:value-type="float" office:value="99" table:style-name="ce13">
            <text:p>99</text:p>
          </table:table-cell>
          <table:table-cell table:number-columns-repeated="16364" table:style-name="ce5"/>
        </table:table-row>
        <table:table-row table:style-name="ro2">
          <table:table-cell office:value-type="float" office:value="100" table:style-name="ce13">
            <text:p>100</text:p>
          </table:table-cell>
          <table:table-cell office:value-type="float" office:value="0.41531921181115727" table:style-name="ce14">
            <text:p>0,41532</text:p>
          </table:table-cell>
          <table:table-cell office:value-type="float" office:value="694.04441428776681" table:style-name="ce15">
            <text:p>694</text:p>
          </table:table-cell>
          <table:table-cell office:value-type="float" office:value="288.24997910393159" table:style-name="ce15">
            <text:p>288</text:p>
          </table:table-cell>
          <table:table-cell office:value-type="float" office:value="549.91942473580104" table:style-name="ce15">
            <text:p>550</text:p>
          </table:table-cell>
          <table:table-cell office:value-type="float" office:value="1221.9534375280657" table:style-name="ce15">
            <text:p>1 222</text:p>
          </table:table-cell>
          <table:table-cell office:value-type="float" office:value="1.7606271477338273" table:style-name="ce16">
            <text:p>1,76</text:p>
          </table:table-cell>
          <table:table-cell office:value-type="float" office:value="0.3781709320353297" table:style-name="ce14">
            <text:p>0,37817</text:p>
          </table:table-cell>
          <table:table-cell office:value-type="float" office:value="1950.8436325260197" table:style-name="ce15">
            <text:p>1 951</text:p>
          </table:table-cell>
          <table:table-cell office:value-type="float" office:value="737.75235476755313" table:style-name="ce15">
            <text:p>738</text:p>
          </table:table-cell>
          <table:table-cell office:value-type="float" office:value="1581.9674551422431" table:style-name="ce15">
            <text:p>1 582</text:p>
          </table:table-cell>
          <table:table-cell office:value-type="float" office:value="3783.6590549689708" table:style-name="ce15">
            <text:p>3 784</text:p>
          </table:table-cell>
          <table:table-cell office:value-type="float" office:value="1.9394988874991268" table:style-name="ce16">
            <text:p>1,94</text:p>
          </table:table-cell>
          <table:table-cell office:value-type="float" office:value="0.38250460653767215" table:style-name="ce14">
            <text:p>0,38250</text:p>
          </table:table-cell>
          <table:table-cell office:value-type="float" office:value="1397.2278741745531" table:style-name="ce15">
            <text:p>1 397</text:p>
          </table:table-cell>
          <table:table-cell office:value-type="float" office:value="534.44609825460554" table:style-name="ce15">
            <text:p>534</text:p>
          </table:table-cell>
          <table:table-cell office:value-type="float" office:value="1130.0048250472503" table:style-name="ce15">
            <text:p>1 130</text:p>
          </table:table-cell>
          <table:table-cell office:value-type="float" office:value="2685.7075466645592" table:style-name="ce15">
            <text:p>2 686</text:p>
          </table:table-cell>
          <table:table-cell office:value-type="float" office:value="1.9221685999151765" table:style-name="ce16">
            <text:p>1,92</text:p>
          </table:table-cell>
          <table:table-cell office:value-type="float" office:value="100" table:style-name="ce13">
            <text:p>100</text:p>
          </table:table-cell>
          <table:table-cell table:number-columns-repeated="16364" table:style-name="ce5"/>
        </table:table-row>
        <table:table-row table:style-name="ro2">
          <table:table-cell office:value-type="float" office:value="101" table:style-name="ce13">
            <text:p>101</text:p>
          </table:table-cell>
          <table:table-cell office:value-type="float" office:value="0.43974038592545139" table:style-name="ce18">
            <text:p>0,43974</text:p>
          </table:table-cell>
          <table:table-cell office:value-type="float" office:value="405.79443518383522" table:style-name="ce19">
            <text:p>406</text:p>
          </table:table-cell>
          <table:table-cell office:value-type="float" office:value="178.44420153414026" table:style-name="ce19">
            <text:p>178</text:p>
          </table:table-cell>
          <table:table-cell office:value-type="float" office:value="316.5723344167651" table:style-name="ce19">
            <text:p>317</text:p>
          </table:table-cell>
          <table:table-cell office:value-type="float" office:value="672.03401279226466" table:style-name="ce19">
            <text:p>672</text:p>
          </table:table-cell>
          <table:table-cell office:value-type="float" office:value="1.6560946985086578" table:style-name="ce20">
            <text:p>1,66</text:p>
          </table:table-cell>
          <table:table-cell office:value-type="float" office:value="0.40262267216673875" table:style-name="ce18">
            <text:p>0,40262</text:p>
          </table:table-cell>
          <table:table-cell office:value-type="float" office:value="1213.0912777584667" table:style-name="ce19">
            <text:p>1 213</text:p>
          </table:table-cell>
          <table:table-cell office:value-type="float" office:value="488.41805183327739" table:style-name="ce19">
            <text:p>488</text:p>
          </table:table-cell>
          <table:table-cell office:value-type="float" office:value="968.88225184182807" table:style-name="ce19">
            <text:p>969</text:p>
          </table:table-cell>
          <table:table-cell office:value-type="float" office:value="2201.6915998267277" table:style-name="ce19">
            <text:p>2 202</text:p>
          </table:table-cell>
          <table:table-cell office:value-type="float" office:value="1.8149430633900716" table:style-name="ce20">
            <text:p>1,81</text:p>
          </table:table-cell>
          <table:table-cell office:value-type="float" office:value="0.40609351047540998" table:style-name="ce18">
            <text:p>0,40609</text:p>
          </table:table-cell>
          <table:table-cell office:value-type="float" office:value="862.78177591994756" table:style-name="ce19">
            <text:p>863</text:p>
          </table:table-cell>
          <table:table-cell office:value-type="float" office:value="350.37008015754003" table:style-name="ce19">
            <text:p>350</text:p>
          </table:table-cell>
          <table:table-cell office:value-type="float" office:value="687.59673584117763" table:style-name="ce19">
            <text:p>688</text:p>
          </table:table-cell>
          <table:table-cell office:value-type="float" office:value="1555.7027216173087" table:style-name="ce19">
            <text:p>1 556</text:p>
          </table:table-cell>
          <table:table-cell office:value-type="float" office:value="1.8031242256577904" table:style-name="ce20">
            <text:p>1,80</text:p>
          </table:table-cell>
          <table:table-cell office:value-type="float" office:value="101" table:style-name="ce13">
            <text:p>101</text:p>
          </table:table-cell>
          <table:table-cell table:number-columns-repeated="16364" table:style-name="ce5"/>
        </table:table-row>
        <table:table-row table:style-name="ro2">
          <table:table-cell office:value-type="float" office:value="102" table:style-name="ce13">
            <text:p>102</text:p>
          </table:table-cell>
          <table:table-cell office:value-type="float" office:value="0.46426836352997092" table:style-name="ce21">
            <text:p>0,46427</text:p>
          </table:table-cell>
          <table:table-cell office:value-type="float" office:value="227.35023364969496" table:style-name="ce2">
            <text:p>227</text:p>
          </table:table-cell>
          <table:table-cell office:value-type="float" office:value="105.5515209247004" table:style-name="ce2">
            <text:p>106</text:p>
          </table:table-cell>
          <table:table-cell office:value-type="float" office:value="174.57447318734475" table:style-name="ce2">
            <text:p>175</text:p>
          </table:table-cell>
          <table:table-cell office:value-type="float" office:value="355.46167837549956" table:style-name="ce2">
            <text:p>355</text:p>
          </table:table-cell>
          <table:table-cell office:value-type="float" office:value="1.5634981881003951" table:style-name="ce3">
            <text:p>1,56</text:p>
          </table:table-cell>
          <table:table-cell office:value-type="float" office:value="0.4272441582216423" table:style-name="ce21">
            <text:p>0,42724</text:p>
          </table:table-cell>
          <table:table-cell office:value-type="float" office:value="724.6732259251894" table:style-name="ce2">
            <text:p>725</text:p>
          </table:table-cell>
          <table:table-cell office:value-type="float" office:value="309.61240239616956" table:style-name="ce2">
            <text:p>310</text:p>
          </table:table-cell>
          <table:table-cell office:value-type="float" office:value="569.86702472710465" table:style-name="ce2">
            <text:p>570</text:p>
          </table:table-cell>
          <table:table-cell office:value-type="float" office:value="1232.8093479848994" table:style-name="ce2">
            <text:p>1233</text:p>
          </table:table-cell>
          <table:table-cell office:value-type="float" office:value="1.7011934536576445" table:style-name="ce3">
            <text:p>1,70</text:p>
          </table:table-cell>
          <table:table-cell office:value-type="float" office:value="0.42981623382499834" table:style-name="ce18">
            <text:p>0,42982</text:p>
          </table:table-cell>
          <table:table-cell office:value-type="float" office:value="512.41169576240759" table:style-name="ce2">
            <text:p>512</text:p>
          </table:table-cell>
          <table:table-cell office:value-type="float" office:value="220.24286524047889" table:style-name="ce2">
            <text:p>220</text:p>
          </table:table-cell>
          <table:table-cell office:value-type="float" office:value="402.29026314216816" table:style-name="ce2">
            <text:p>402</text:p>
          </table:table-cell>
          <table:table-cell office:value-type="float" office:value="868.10598577613121" table:style-name="ce2">
            <text:p>868</text:p>
          </table:table-cell>
          <table:table-cell office:value-type="float" office:value="1.6941572430045588" table:style-name="ce3">
            <text:p>1,69</text:p>
          </table:table-cell>
          <table:table-cell office:value-type="float" office:value="102" table:style-name="ce13">
            <text:p>102</text:p>
          </table:table-cell>
          <table:table-cell table:number-columns-repeated="16364" table:style-name="ce22"/>
        </table:table-row>
        <table:table-row table:style-name="ro2">
          <table:table-cell office:value-type="float" office:value="103" table:style-name="ce13">
            <text:p>103</text:p>
          </table:table-cell>
          <table:table-cell office:value-type="float" office:value="0.48890314462471607" table:style-name="ce21">
            <text:p>0,48890</text:p>
          </table:table-cell>
          <table:table-cell office:value-type="float" office:value="121.79871272499456" table:style-name="ce2">
            <text:p>122</text:p>
          </table:table-cell>
          <table:table-cell office:value-type="float" office:value="59.547773662492261" table:style-name="ce2">
            <text:p>60</text:p>
          </table:table-cell>
          <table:table-cell office:value-type="float" office:value="92.024825893748428" table:style-name="ce2">
            <text:p>92</text:p>
          </table:table-cell>
          <table:table-cell office:value-type="float" office:value="180.88720518815484" table:style-name="ce2">
            <text:p>181</text:p>
          </table:table-cell>
          <table:table-cell office:value-type="float" office:value="1.4851323231680971" table:style-name="ce3">
            <text:p>1,49</text:p>
          </table:table-cell>
          <table:table-cell office:value-type="float" office:value="0.45203539020004002" table:style-name="ce21">
            <text:p>0,45204</text:p>
          </table:table-cell>
          <table:table-cell office:value-type="float" office:value="415.06082352901984" table:style-name="ce2">
            <text:p>415</text:p>
          </table:table-cell>
          <table:table-cell office:value-type="float" office:value="187.62218132069043" table:style-name="ce2">
            <text:p>188</text:p>
          </table:table-cell>
          <table:table-cell office:value-type="float" office:value="321.24973286867464" table:style-name="ce2">
            <text:p>321</text:p>
          </table:table-cell>
          <table:table-cell office:value-type="float" office:value="662.9423232577949" table:style-name="ce2">
            <text:p>663</text:p>
          </table:table-cell>
          <table:table-cell office:value-type="float" office:value="1.5972172888329557" table:style-name="ce3">
            <text:p>1,60</text:p>
          </table:table-cell>
          <table:table-cell office:value-type="float" office:value="0.45367277658643779" table:style-name="ce18">
            <text:p>0,45367</text:p>
          </table:table-cell>
          <table:table-cell office:value-type="float" office:value="292.16883052192873" table:style-name="ce2">
            <text:p>292</text:p>
          </table:table-cell>
          <table:table-cell office:value-type="float" office:value="132.54904457489579" table:style-name="ce2">
            <text:p>133</text:p>
          </table:table-cell>
          <table:table-cell office:value-type="float" office:value="225.89430823448083" table:style-name="ce2">
            <text:p>226</text:p>
          </table:table-cell>
          <table:table-cell office:value-type="float" office:value="465.81572263396305" table:style-name="ce2">
            <text:p>466</text:p>
          </table:table-cell>
          <table:table-cell office:value-type="float" office:value="1.5943374993213086" table:style-name="ce3">
            <text:p>1,59</text:p>
          </table:table-cell>
          <table:table-cell office:value-type="float" office:value="103" table:style-name="ce13">
            <text:p>103</text:p>
          </table:table-cell>
          <table:table-cell table:number-columns-repeated="16364"/>
        </table:table-row>
        <table:table-row table:style-name="ro2">
          <table:table-cell office:value-type="float" office:value="104" table:style-name="ce13">
            <text:p>104</text:p>
          </table:table-cell>
          <table:table-cell office:value-type="float" office:value="0.5136447292096864" table:style-name="ce21">
            <text:p>0,51364</text:p>
          </table:table-cell>
          <table:table-cell office:value-type="float" office:value="62.250939062502297" table:style-name="ce2">
            <text:p>62</text:p>
          </table:table-cell>
          <table:table-cell office:value-type="float" office:value="31.97486673780768" table:style-name="ce2">
            <text:p>32</text:p>
          </table:table-cell>
          <table:table-cell office:value-type="float" office:value="46.263505693598461" table:style-name="ce2">
            <text:p>46</text:p>
          </table:table-cell>
          <table:table-cell office:value-type="float" office:value="88.862379294406409" table:style-name="ce2">
            <text:p>89</text:p>
          </table:table-cell>
          <table:table-cell office:value-type="float" office:value="1.4274865669927521" table:style-name="ce3">
            <text:p>1,43</text:p>
          </table:table-cell>
          <table:table-cell office:value-type="float" office:value="0.47699636810193224" table:style-name="ce21">
            <text:p>0,47700</text:p>
          </table:table-cell>
          <table:table-cell office:value-type="float" office:value="227.43864220832941" table:style-name="ce2">
            <text:p>227</text:p>
          </table:table-cell>
          <table:table-cell office:value-type="float" office:value="108.48740629940797" table:style-name="ce2">
            <text:p>108</text:p>
          </table:table-cell>
          <table:table-cell office:value-type="float" office:value="173.19493905862544" table:style-name="ce2">
            <text:p>173</text:p>
          </table:table-cell>
          <table:table-cell office:value-type="float" office:value="341.69259038912031" table:style-name="ce2">
            <text:p>342</text:p>
          </table:table-cell>
          <table:table-cell office:value-type="float" office:value="1.5023506431072362" table:style-name="ce3">
            <text:p>1,50</text:p>
          </table:table-cell>
          <table:table-cell office:value-type="float" office:value="0.47766313875972766" table:style-name="ce18">
            <text:p>0,47766</text:p>
          </table:table-cell>
          <table:table-cell office:value-type="float" office:value="159.61978594703294" table:style-name="ce2">
            <text:p>160</text:p>
          </table:table-cell>
          <table:table-cell office:value-type="float" office:value="76.244487963615626" table:style-name="ce2">
            <text:p>76</text:p>
          </table:table-cell>
          <table:table-cell office:value-type="float" office:value="121.49754196522512" table:style-name="ce2">
            <text:p>121</text:p>
          </table:table-cell>
          <table:table-cell office:value-type="float" office:value="239.92141439948222" table:style-name="ce2">
            <text:p>240</text:p>
          </table:table-cell>
          <table:table-cell office:value-type="float" office:value="1.5030806674499362" table:style-name="ce3">
            <text:p>1,50</text:p>
          </table:table-cell>
          <table:table-cell office:value-type="float" office:value="104" table:style-name="ce13">
            <text:p>104</text:p>
          </table:table-cell>
          <table:table-cell table:number-columns-repeated="16364"/>
        </table:table-row>
        <table:table-row table:style-name="ro2">
          <table:table-cell office:value-type="float" office:value="105" table:style-name="ce13">
            <text:p>105</text:p>
          </table:table-cell>
          <table:table-cell office:value-type="float" office:value="0.53849311728488236" table:style-name="ce21">
            <text:p>0,53849</text:p>
          </table:table-cell>
          <table:table-cell office:value-type="float" office:value="30.276072324694617" table:style-name="ce2">
            <text:p>30</text:p>
          </table:table-cell>
          <table:table-cell office:value-type="float" office:value="16.303456565267361" table:style-name="ce2">
            <text:p>16</text:p>
          </table:table-cell>
          <table:table-cell office:value-type="float" office:value="22.124344042060937" table:style-name="ce2">
            <text:p>22</text:p>
          </table:table-cell>
          <table:table-cell office:value-type="float" office:value="42.598873600807948" table:style-name="ce2">
            <text:p>43</text:p>
          </table:table-cell>
          <table:table-cell office:value-type="float" office:value="1.4070145276427506" table:style-name="ce3">
            <text:p>1,41</text:p>
          </table:table-cell>
          <table:table-cell office:value-type="float" office:value="0.50212709192731853" table:style-name="ce21">
            <text:p>0,50213</text:p>
          </table:table-cell>
          <table:table-cell office:value-type="float" office:value="118.95123590892145" table:style-name="ce2">
            <text:p>119</text:p>
          </table:table-cell>
          <table:table-cell office:value-type="float" office:value="59.728638168107153" table:style-name="ce2">
            <text:p>60</text:p>
          </table:table-cell>
          <table:table-cell office:value-type="float" office:value="89.08691682486787" table:style-name="ce2">
            <text:p>89</text:p>
          </table:table-cell>
          <table:table-cell office:value-type="float" office:value="168.49765133049488" table:style-name="ce2">
            <text:p>168</text:p>
          </table:table-cell>
          <table:table-cell office:value-type="float" office:value="1.4165271175451268" table:style-name="ce3">
            <text:p>1,42</text:p>
          </table:table-cell>
          <table:table-cell office:value-type="float" office:value="0.50178732034486861" table:style-name="ce18">
            <text:p>0,50179</text:p>
          </table:table-cell>
          <table:table-cell office:value-type="float" office:value="83.375297983417312" table:style-name="ce2">
            <text:p>83</text:p>
          </table:table-cell>
          <table:table-cell office:value-type="float" office:value="41.836667358053901" table:style-name="ce2">
            <text:p>42</text:p>
          </table:table-cell>
          <table:table-cell office:value-type="float" office:value="62.456964304390361" table:style-name="ce2">
            <text:p>62</text:p>
          </table:table-cell>
          <table:table-cell office:value-type="float" office:value="118.42387243425708" table:style-name="ce2">
            <text:p>118</text:p>
          </table:table-cell>
          <table:table-cell office:value-type="float" office:value="1.420371204643978" table:style-name="ce3">
            <text:p>1,42</text:p>
          </table:table-cell>
          <table:table-cell office:value-type="float" office:value="105" table:style-name="ce13">
            <text:p>105</text:p>
          </table:table-cell>
          <table:table-cell table:number-columns-repeated="16364"/>
        </table:table-row>
        <table:table-row table:style-name="ro2">
          <table:table-cell office:value-type="float" office:value="106" table:style-name="ce13">
            <text:p>106</text:p>
          </table:table-cell>
          <table:table-cell office:value-type="float" office:value="0.56344830885030361" table:style-name="ce21">
            <text:p>0,56345</text:p>
          </table:table-cell>
          <table:table-cell office:value-type="float" office:value="13.972615759427256" table:style-name="ce2">
            <text:p>14</text:p>
          </table:table-cell>
          <table:table-cell office:value-type="float" office:value="7.8728467198643886" table:style-name="ce2">
            <text:p>8</text:p>
          </table:table-cell>
          <table:table-cell office:value-type="float" office:value="10.036192399495063" table:style-name="ce2">
            <text:p>10</text:p>
          </table:table-cell>
          <table:table-cell office:value-type="float" office:value="20.474529558747012" table:style-name="ce2">
            <text:p>20</text:p>
          </table:table-cell>
          <table:table-cell office:value-type="float" office:value="1.4653326128239765" table:style-name="ce3">
            <text:p>1,47</text:p>
          </table:table-cell>
          <table:table-cell office:value-type="float" office:value="0.52742756167619931" table:style-name="ce21">
            <text:p>0,52743</text:p>
          </table:table-cell>
          <table:table-cell office:value-type="float" office:value="59.222597740814294" table:style-name="ce2">
            <text:p>59</text:p>
          </table:table-cell>
          <table:table-cell office:value-type="float" office:value="31.235630322568074" table:style-name="ce2">
            <text:p>31</text:p>
          </table:table-cell>
          <table:table-cell office:value-type="float" office:value="43.604782579530259" table:style-name="ce2">
            <text:p>44</text:p>
          </table:table-cell>
          <table:table-cell office:value-type="float" office:value="79.410734505627005" table:style-name="ce2">
            <text:p>79</text:p>
          </table:table-cell>
          <table:table-cell office:value-type="float" office:value="1.3408857013190372" table:style-name="ce3">
            <text:p>1,34</text:p>
          </table:table-cell>
          <table:table-cell office:value-type="float" office:value="0.52604532134185999" table:style-name="ce18">
            <text:p>0,52605</text:p>
          </table:table-cell>
          <table:table-cell office:value-type="float" office:value="41.53863062536341" table:style-name="ce2">
            <text:p>42</text:p>
          </table:table-cell>
          <table:table-cell office:value-type="float" office:value="21.851202295420123" table:style-name="ce2">
            <text:p>22</text:p>
          </table:table-cell>
          <table:table-cell office:value-type="float" office:value="30.613029477653349" table:style-name="ce2">
            <text:p>31</text:p>
          </table:table-cell>
          <table:table-cell office:value-type="float" office:value="55.966908129866709" table:style-name="ce2">
            <text:p>56</text:p>
          </table:table-cell>
          <table:table-cell office:value-type="float" office:value="1.3473460074943688" table:style-name="ce3">
            <text:p>1,35</text:p>
          </table:table-cell>
          <table:table-cell office:value-type="float" office:value="106" table:style-name="ce13">
            <text:p>106</text:p>
          </table:table-cell>
          <table:table-cell table:number-columns-repeated="16364"/>
        </table:table-row>
        <table:table-row table:style-name="ro2">
          <table:table-cell office:value-type="float" office:value="107" table:style-name="ce13">
            <text:p>107</text:p>
          </table:table-cell>
          <table:table-cell office:value-type="float" office:value="0.58851030390595016" table:style-name="ce21">
            <text:p>0,58851</text:p>
          </table:table-cell>
          <table:table-cell office:value-type="float" office:value="6.0997690395628679" table:style-name="ce2">
            <text:p>6</text:p>
          </table:table-cell>
          <table:table-cell office:value-type="float" office:value="3.5897769312292489" table:style-name="ce2">
            <text:p>4</text:p>
          </table:table-cell>
          <table:table-cell office:value-type="float" office:value="10.438337159251949" table:style-name="ce2">
            <text:p>10</text:p>
          </table:table-cell>
          <table:table-cell office:value-type="float" office:value="10.438337159251949" table:style-name="ce2">
            <text:p>10</text:p>
          </table:table-cell>
          <table:table-cell office:value-type="float" office:value="1.7112676056338028" table:style-name="ce3">
            <text:p>1,71</text:p>
          </table:table-cell>
          <table:table-cell office:value-type="float" office:value="0.55289777734857426" table:style-name="ce21">
            <text:p>0,55290</text:p>
          </table:table-cell>
          <table:table-cell office:value-type="float" office:value="27.98696741824622" table:style-name="ce2">
            <text:p>28</text:p>
          </table:table-cell>
          <table:table-cell office:value-type="float" office:value="15.473932080275301" table:style-name="ce2">
            <text:p>15</text:p>
          </table:table-cell>
          <table:table-cell office:value-type="float" office:value="20.250001378108571" table:style-name="ce2">
            <text:p>20</text:p>
          </table:table-cell>
          <table:table-cell office:value-type="float" office:value="35.805951926096753" table:style-name="ce2">
            <text:p>36</text:p>
          </table:table-cell>
          <table:table-cell office:value-type="float" office:value="1.2793794837075816" table:style-name="ce3">
            <text:p>1,28</text:p>
          </table:table-cell>
          <table:table-cell office:value-type="float" office:value="0.55043714175070246" table:style-name="ce18">
            <text:p>0,55044</text:p>
          </table:table-cell>
          <table:table-cell office:value-type="float" office:value="19.687428329943288" table:style-name="ce2">
            <text:p>20</text:p>
          </table:table-cell>
          <table:table-cell office:value-type="float" office:value="10.836691778355789" table:style-name="ce2">
            <text:p>11</text:p>
          </table:table-cell>
          <table:table-cell office:value-type="float" office:value="14.269082440765393" table:style-name="ce2">
            <text:p>14</text:p>
          </table:table-cell>
          <table:table-cell office:value-type="float" office:value="25.353878652213361" table:style-name="ce2">
            <text:p>25</text:p>
          </table:table-cell>
          <table:table-cell office:value-type="float" office:value="1.2878207466869491" table:style-name="ce3">
            <text:p>1,29</text:p>
          </table:table-cell>
          <table:table-cell office:value-type="float" office:value="107" table:style-name="ce13">
            <text:p>107</text:p>
          </table:table-cell>
          <table:table-cell table:number-columns-repeated="16364"/>
        </table:table-row>
        <table:table-row table:style-name="ro2">
          <table:table-cell office:value-type="float" office:value="108" table:style-name="ce13">
            <text:p>108</text:p>
          </table:table-cell>
          <table:table-cell table:number-columns-repeated="5" table:style-name="ce2"/>
          <table:table-cell table:style-name="ce3"/>
          <table:table-cell office:value-type="float" office:value="0.57853773894444349" table:style-name="ce21">
            <text:p>0,57854</text:p>
          </table:table-cell>
          <table:table-cell office:value-type="float" office:value="12.513035337970919" table:style-name="ce2">
            <text:p>13</text:p>
          </table:table-cell>
          <table:table-cell office:value-type="float" office:value="7.2392631717616158" table:style-name="ce2">
            <text:p>7</text:p>
          </table:table-cell>
          <table:table-cell office:value-type="float" office:value="8.8934037520901121" table:style-name="ce2">
            <text:p>9</text:p>
          </table:table-cell>
          <table:table-cell office:value-type="float" office:value="15.555950547988186" table:style-name="ce2">
            <text:p>16</text:p>
          </table:table-cell>
          <table:table-cell office:value-type="float" office:value="1.2431796225160103" table:style-name="ce3">
            <text:p>1,24</text:p>
          </table:table-cell>
          <table:table-cell office:value-type="float" office:value="0.57496278157139569" table:style-name="ce18">
            <text:p>0,57496</text:p>
          </table:table-cell>
          <table:table-cell office:value-type="float" office:value="8.8507365515874987" table:style-name="ce2">
            <text:p>9</text:p>
          </table:table-cell>
          <table:table-cell office:value-type="float" office:value="5.0888441066563708" table:style-name="ce2">
            <text:p>5</text:p>
          </table:table-cell>
          <table:table-cell office:value-type="float" office:value="6.3063144982593133" table:style-name="ce2">
            <text:p>6</text:p>
          </table:table-cell>
          <table:table-cell office:value-type="float" office:value="11.084796211447966" table:style-name="ce2">
            <text:p>11</text:p>
          </table:table-cell>
          <table:table-cell office:value-type="float" office:value="1.2524151122156899" table:style-name="ce3">
            <text:p>1,25</text:p>
          </table:table-cell>
          <table:table-cell office:value-type="float" office:value="108" table:style-name="ce13">
            <text:p>108</text:p>
          </table:table-cell>
          <table:table-cell table:number-columns-repeated="16364"/>
        </table:table-row>
        <table:table-row table:style-name="ro2">
          <table:table-cell office:value-type="float" office:value="109" table:style-name="ce13">
            <text:p>109</text:p>
          </table:table-cell>
          <table:table-cell table:number-columns-repeated="5" table:style-name="ce2"/>
          <table:table-cell table:style-name="ce3"/>
          <table:table-cell office:value-type="float" office:value="0.60434744646380723" table:style-name="ce21">
            <text:p>0,60435</text:p>
          </table:table-cell>
          <table:table-cell office:value-type="float" office:value="5.2737721662093033" table:style-name="ce2">
            <text:p>5</text:p>
          </table:table-cell>
          <table:table-cell office:value-type="float" office:value="3.1871907418804937" table:style-name="ce2">
            <text:p>3</text:p>
          </table:table-cell>
          <table:table-cell office:value-type="float" office:value="3.6801767952690563" table:style-name="ce2">
            <text:p>4</text:p>
          </table:table-cell>
          <table:table-cell office:value-type="float" office:value="6.6625467958980735" table:style-name="ce2">
            <text:p>7</text:p>
          </table:table-cell>
          <table:table-cell office:value-type="float" office:value="1.2633361066651838" table:style-name="ce3">
            <text:p>1,26</text:p>
          </table:table-cell>
          <table:table-cell office:value-type="float" office:value="0.59962224080393933" table:style-name="ce18">
            <text:p>0,59962</text:p>
          </table:table-cell>
          <table:table-cell office:value-type="float" office:value="3.761892444931128" table:style-name="ce2">
            <text:p>4</text:p>
          </table:table-cell>
          <table:table-cell office:value-type="float" office:value="2.2557143774930131" table:style-name="ce2">
            <text:p>2</text:p>
          </table:table-cell>
          <table:table-cell office:value-type="float" office:value="2.6340352561846214" table:style-name="ce2">
            <text:p>3</text:p>
          </table:table-cell>
          <table:table-cell office:value-type="float" office:value="4.7784817131886514" table:style-name="ce2">
            <text:p>5</text:p>
          </table:table-cell>
          <table:table-cell office:value-type="float" office:value="1.2702334750764346" table:style-name="ce3">
            <text:p>1,27</text:p>
          </table:table-cell>
          <table:table-cell office:value-type="float" office:value="109" table:style-name="ce13">
            <text:p>109</text:p>
          </table:table-cell>
          <table:table-cell table:number-columns-repeated="16364"/>
        </table:table-row>
        <table:table-row table:style-name="ro2">
          <table:table-cell office:value-type="float" office:value="110" table:style-name="ce13">
            <text:p>110</text:p>
          </table:table-cell>
          <table:table-cell table:number-columns-repeated="5" table:style-name="ce2"/>
          <table:table-cell table:style-name="ce3"/>
          <table:table-cell office:value-type="float" office:value="0.63032689990666491" table:style-name="ce21">
            <text:p>0,63033</text:p>
          </table:table-cell>
          <table:table-cell office:value-type="float" office:value="2.0865814243288097" table:style-name="ce2">
            <text:p>2</text:p>
          </table:table-cell>
          <table:table-cell office:value-type="float" office:value="1.3152284006000119" table:style-name="ce2">
            <text:p>1</text:p>
          </table:table-cell>
          <table:table-cell office:value-type="float" office:value="1.4289672240288036" table:style-name="ce2">
            <text:p>1</text:p>
          </table:table-cell>
          <table:table-cell office:value-type="float" office:value="2.9823700006290172" table:style-name="ce2">
            <text:p>3</text:p>
          </table:table-cell>
          <table:table-cell office:value-type="float" office:value="1.4293091876768509" table:style-name="ce3">
            <text:p>1,43</text:p>
          </table:table-cell>
          <table:table-cell office:value-type="float" office:value="0.62441551944833407" table:style-name="ce18">
            <text:p>0,62442</text:p>
          </table:table-cell>
          <table:table-cell office:value-type="float" office:value="1.5061780674381149" table:style-name="ce2">
            <text:p>2</text:p>
          </table:table-cell>
          <table:table-cell office:value-type="float" office:value="0.94048096036105844" table:style-name="ce2">
            <text:p>1</text:p>
          </table:table-cell>
          <table:table-cell office:value-type="float" office:value="1.0359375872575858" table:style-name="ce2">
            <text:p>1</text:p>
          </table:table-cell>
          <table:table-cell office:value-type="float" office:value="2.14444645700403" table:style-name="ce2">
            <text:p>2</text:p>
          </table:table-cell>
          <table:table-cell office:value-type="float" office:value="1.4237668861103236" table:style-name="ce3">
            <text:p>1,42</text:p>
          </table:table-cell>
          <table:table-cell office:value-type="float" office:value="110" table:style-name="ce13">
            <text:p>110</text:p>
          </table:table-cell>
          <table:table-cell table:number-columns-repeated="16364"/>
        </table:table-row>
        <table:table-row table:style-name="ro2">
          <table:table-cell office:value-type="float" office:value="111" table:style-name="ce13">
            <text:p>111</text:p>
          </table:table-cell>
          <table:table-cell table:number-columns-repeated="5" table:style-name="ce2"/>
          <table:table-cell table:style-name="ce3"/>
          <table:table-cell office:value-type="float" office:value="0.65647609927301731" table:style-name="ce21">
            <text:p>0,65648</text:p>
          </table:table-cell>
          <table:table-cell office:value-type="float" office:value="0.77135302372879777" table:style-name="ce2">
            <text:p>1</text:p>
          </table:table-cell>
          <table:table-cell office:value-type="float" office:value="0.5063748241799283" table:style-name="ce2">
            <text:p>1</text:p>
          </table:table-cell>
          <table:table-cell office:value-type="float" office:value="1.5534027766002136" table:style-name="ce2">
            <text:p>2</text:p>
          </table:table-cell>
          <table:table-cell office:value-type="float" office:value="1.5534027766002136" table:style-name="ce2">
            <text:p>2</text:p>
          </table:table-cell>
          <table:table-cell office:value-type="float" office:value="2.0138674884437595" table:style-name="ce3">
            <text:p>2,01</text:p>
          </table:table-cell>
          <table:table-cell office:value-type="float" office:value="0.64934261750457933" table:style-name="ce18">
            <text:p>0,64934</text:p>
          </table:table-cell>
          <table:table-cell office:value-type="float" office:value="0.56569710707705645" table:style-name="ce2">
            <text:p>1</text:p>
          </table:table-cell>
          <table:table-cell office:value-type="float" office:value="0.36733124022418412" table:style-name="ce2">
            <text:p>0</text:p>
          </table:table-cell>
          <table:table-cell office:value-type="float" office:value="1.1085088697464442" table:style-name="ce2">
            <text:p>1</text:p>
          </table:table-cell>
          <table:table-cell office:value-type="float" office:value="1.1085088697464442" table:style-name="ce2">
            <text:p>1</text:p>
          </table:table-cell>
          <table:table-cell office:value-type="float" office:value="1.9595448798988619" table:style-name="ce3">
            <text:p>1,96</text:p>
          </table:table-cell>
          <table:table-cell office:value-type="float" office:value="111" table:style-name="ce13">
            <text:p>111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Q: STATISTIK AUSTRIA. Erstellt am: 17.04.2023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4"/>
        </table:table-row>
        <table:table-row table:number-rows-repeated="1048455" table:style-name="ro2">
          <table:table-cell table:number-columns-repeated="16384"/>
        </table:table-row>
      </table:table>
      <table:table table:name="2017-2019" table:style-name="ta2">
        <table:table-column table:style-name="co1" table:default-cell-style-name="ce5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1" table:default-cell-style-name="ce4"/>
        <table:table-column table:style-name="co3" table:number-columns-repeated="16364" table:default-cell-style-name="ce4"/>
        <table:table-row table:style-name="ro1">
          <table:table-cell office:value-type="string" table:style-name="ce23">
            <text:p>Geglättete Sterbetafel 2017-19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2">
          <table:table-cell table:style-name="ce1"/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3">
          <table:table-cell office:value-type="string" table:number-columns-spanned="1" table:number-rows-spanned="3" table:style-name="ce25">
            <text:p>Genaues Alter<text:s/></text:p>
            <text:p>(am x-ten Geburtstag) in Jahren</text:p>
          </table:table-cell>
          <table:table-cell office:value-type="string" table:number-columns-spanned="6" table:number-rows-spanned="1" table:style-name="ce24">
            <text:p>Männer</text:p>
          </table:table-cell>
          <table:covered-table-cell table:number-columns-repeated="5"/>
          <table:table-cell office:value-type="string" table:number-columns-spanned="6" table:number-rows-spanned="1" table:style-name="ce24">
            <text:p>Frauen</text:p>
          </table:table-cell>
          <table:covered-table-cell table:number-columns-repeated="5"/>
          <table:table-cell office:value-type="string" table:number-columns-spanned="6" table:number-rows-spanned="1" table:style-name="ce24">
            <text:p>Männer und Frauen (Unisex-Tafel)</text:p>
          </table:table-cell>
          <table:covered-table-cell table:number-columns-repeated="5"/>
          <table:table-cell office:value-type="string" table:number-columns-spanned="1" table:number-rows-spanned="3" table:style-name="ce26">
            <text:p>Genaues Alter<text:s/></text:p>
            <text:p>(am x-ten Geburtstag) in Jahren</text:p>
          </table:table-cell>
          <table:table-cell table:number-columns-repeated="16364" table:style-name="ce7"/>
        </table:table-row>
        <table:table-row table:style-name="ro4">
          <table:covered-table-cell/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covered-table-cell/>
          <table:table-cell table:number-columns-repeated="16364" table:style-name="ce7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table-cell table:number-columns-repeated="16364" table:style-name="ce7"/>
        </table:table-row>
        <table:table-row table:style-name="ro6">
          <table:table-cell office:value-type="string" table:style-name="ce9">
            <text:p>x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1">
            <text:p>e<text:span text:style-name="T1">x</text:span></text:p>
          </table:table-cell>
          <table:table-cell office:value-type="string" table:style-name="ce11">
            <text:p>x</text:p>
          </table:table-cell>
          <table:table-cell table:number-columns-repeated="16364" table:style-name="ce7"/>
        </table:table-row>
        <table:table-row table:style-name="ro2">
          <table:table-cell table:number-columns-repeated="12" table:style-name="ce12"/>
          <table:table-cell table:style-name="ce5"/>
          <table:table-cell table:number-columns-repeated="5" table:style-name="ce12"/>
          <table:table-cell table:number-columns-repeated="16366" table:style-name="ce5"/>
        </table:table-row>
        <table:table-row table:style-name="ro2">
          <table:table-cell office:value-type="string" table:style-name="ce30">
            <text:p>0</text:p>
          </table:table-cell>
          <table:table-cell office:value-type="float" office:value="3.1139494379057372E-3" table:style-name="ce14">
            <text:p>0,00311</text:p>
          </table:table-cell>
          <table:table-cell office:value-type="float" office:value="100000" table:style-name="ce15">
            <text:p>100 000</text:p>
          </table:table-cell>
          <table:table-cell office:value-type="float" office:value="311.39494379057373" table:style-name="ce15">
            <text:p>311</text:p>
          </table:table-cell>
          <table:table-cell office:value-type="float" office:value="99720.988622397825" table:style-name="ce15">
            <text:p>99 721</text:p>
          </table:table-cell>
          <table:table-cell office:value-type="float" office:value="7936853.3463496221" table:style-name="ce15">
            <text:p>7 936 853</text:p>
          </table:table-cell>
          <table:table-cell office:value-type="float" office:value="79.36853346349622" table:style-name="ce16">
            <text:p>79,37</text:p>
          </table:table-cell>
          <table:table-cell office:value-type="float" office:value="2.5818584599692409E-3" table:style-name="ce14">
            <text:p>0,00258</text:p>
          </table:table-cell>
          <table:table-cell office:value-type="float" office:value="100000" table:style-name="ce15">
            <text:p>100 000</text:p>
          </table:table-cell>
          <table:table-cell office:value-type="float" office:value="258.18584599692412" table:style-name="ce15">
            <text:p>258</text:p>
          </table:table-cell>
          <table:table-cell office:value-type="float" office:value="99764.732132184785" table:style-name="ce15">
            <text:p>99 765</text:p>
          </table:table-cell>
          <table:table-cell office:value-type="float" office:value="8403550.334495673" table:style-name="ce15">
            <text:p>8 403 550</text:p>
          </table:table-cell>
          <table:table-cell office:value-type="float" office:value="84.035503344956723" table:style-name="ce16">
            <text:p>84,04</text:p>
          </table:table-cell>
          <table:table-cell office:value-type="float" office:value="2.8552611188594453E-3" table:style-name="ce14">
            <text:p>0,00286</text:p>
          </table:table-cell>
          <table:table-cell office:value-type="float" office:value="100000" table:style-name="ce15">
            <text:p>100 000</text:p>
          </table:table-cell>
          <table:table-cell office:value-type="float" office:value="285.52611188594454" table:style-name="ce15">
            <text:p>286</text:p>
          </table:table-cell>
          <table:table-cell office:value-type="float" office:value="99742.25554005889" table:style-name="ce15">
            <text:p>99 742</text:p>
          </table:table-cell>
          <table:table-cell office:value-type="float" office:value="8174676.8328276062" table:style-name="ce15">
            <text:p>8 174 677</text:p>
          </table:table-cell>
          <table:table-cell office:value-type="float" office:value="81.746768328276062" table:style-name="ce16">
            <text:p>81,75</text:p>
          </table:table-cell>
          <table:table-cell office:value-type="string" table:style-name="ce30">
            <text:p>0</text:p>
          </table:table-cell>
          <table:table-cell table:number-columns-repeated="16364" table:style-name="ce5"/>
        </table:table-row>
        <table:table-row table:style-name="ro2">
          <table:table-cell office:value-type="float" office:value="1" table:style-name="ce30">
            <text:p>1</text:p>
          </table:table-cell>
          <table:table-cell office:value-type="float" office:value="2.6446797367240789E-4" table:style-name="ce14">
            <text:p>0,00026</text:p>
          </table:table-cell>
          <table:table-cell office:value-type="float" office:value="99688.605056209431" table:style-name="ce15">
            <text:p>99 689</text:p>
          </table:table-cell>
          <table:table-cell office:value-type="float" office:value="26.364443377444665" table:style-name="ce15">
            <text:p>26</text:p>
          </table:table-cell>
          <table:table-cell office:value-type="float" office:value="99675.422834520708" table:style-name="ce15">
            <text:p>99 675</text:p>
          </table:table-cell>
          <table:table-cell office:value-type="float" office:value="7837132.357727224" table:style-name="ce15">
            <text:p>7 837 132</text:p>
          </table:table-cell>
          <table:table-cell office:value-type="float" office:value="78.616130231817934" table:style-name="ce16">
            <text:p>78,62</text:p>
          </table:table-cell>
          <table:table-cell office:value-type="float" office:value="1.998817573548679E-4" table:style-name="ce14">
            <text:p>0,00020</text:p>
          </table:table-cell>
          <table:table-cell office:value-type="float" office:value="99741.814154003077" table:style-name="ce15">
            <text:p>99 742</text:p>
          </table:table-cell>
          <table:table-cell office:value-type="float" office:value="19.936569094864772" table:style-name="ce15">
            <text:p>20</text:p>
          </table:table-cell>
          <table:table-cell office:value-type="float" office:value="99731.845869455647" table:style-name="ce15">
            <text:p>99 732</text:p>
          </table:table-cell>
          <table:table-cell office:value-type="float" office:value="8303785.6023634877" table:style-name="ce15">
            <text:p>8 303 786</text:p>
          </table:table-cell>
          <table:table-cell office:value-type="float" office:value="83.252802977318012" table:style-name="ce16">
            <text:p>83,25</text:p>
          </table:table-cell>
          <table:table-cell office:value-type="float" office:value="2.3321438859979279E-4" table:style-name="ce14">
            <text:p>0,00023</text:p>
          </table:table-cell>
          <table:table-cell office:value-type="float" office:value="99714.473888114051" table:style-name="ce15">
            <text:p>99 714</text:p>
          </table:table-cell>
          <table:table-cell office:value-type="float" office:value="23.254850062366522" table:style-name="ce15">
            <text:p>23</text:p>
          </table:table-cell>
          <table:table-cell office:value-type="float" office:value="99702.846463082868" table:style-name="ce15">
            <text:p>99 703</text:p>
          </table:table-cell>
          <table:table-cell office:value-type="float" office:value="8074934.5772875473" table:style-name="ce15">
            <text:p>8 074 935</text:p>
          </table:table-cell>
          <table:table-cell office:value-type="float" office:value="80.98056643560227" table:style-name="ce16">
            <text:p>80,98</text:p>
          </table:table-cell>
          <table:table-cell office:value-type="float" office:value="1" table:style-name="ce30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2" table:style-name="ce30">
            <text:p>2</text:p>
          </table:table-cell>
          <table:table-cell office:value-type="float" office:value="1.889789556806847E-4" table:style-name="ce14">
            <text:p>0,00019</text:p>
          </table:table-cell>
          <table:table-cell office:value-type="float" office:value="99662.240612831985" table:style-name="ce15">
            <text:p>99 662</text:p>
          </table:table-cell>
          <table:table-cell office:value-type="float" office:value="18.834066151810109" table:style-name="ce15">
            <text:p>19</text:p>
          </table:table-cell>
          <table:table-cell office:value-type="float" office:value="99652.823579756077" table:style-name="ce15">
            <text:p>99 653</text:p>
          </table:table-cell>
          <table:table-cell office:value-type="float" office:value="7737456.9348927028" table:style-name="ce15">
            <text:p>7 737 457</text:p>
          </table:table-cell>
          <table:table-cell office:value-type="float" office:value="77.636794911637466" table:style-name="ce16">
            <text:p>77,64</text:p>
          </table:table-cell>
          <table:table-cell office:value-type="float" office:value="1.375536921603023E-4" table:style-name="ce14">
            <text:p>0,00014</text:p>
          </table:table-cell>
          <table:table-cell office:value-type="float" office:value="99721.877584908216" table:style-name="ce15">
            <text:p>99 722</text:p>
          </table:table-cell>
          <table:table-cell office:value-type="float" office:value="13.717112450961816" table:style-name="ce15">
            <text:p>14</text:p>
          </table:table-cell>
          <table:table-cell office:value-type="float" office:value="99715.019028682727" table:style-name="ce15">
            <text:p>99 715</text:p>
          </table:table-cell>
          <table:table-cell office:value-type="float" office:value="8204053.7564940322" table:style-name="ce15">
            <text:p>8 204 054</text:p>
          </table:table-cell>
          <table:table-cell office:value-type="float" office:value="82.269347059863463" table:style-name="ce16">
            <text:p>82,27</text:p>
          </table:table-cell>
          <table:table-cell office:value-type="float" office:value="1.6399724511631097E-4" table:style-name="ce14">
            <text:p>0,00016</text:p>
          </table:table-cell>
          <table:table-cell office:value-type="float" office:value="99691.219038051684" table:style-name="ce15">
            <text:p>99 691</text:p>
          </table:table-cell>
          <table:table-cell office:value-type="float" office:value="16.349085284527209" table:style-name="ce15">
            <text:p>16</text:p>
          </table:table-cell>
          <table:table-cell office:value-type="float" office:value="99683.044495409413" table:style-name="ce15">
            <text:p>99 683</text:p>
          </table:table-cell>
          <table:table-cell office:value-type="float" office:value="7975231.730824464" table:style-name="ce15">
            <text:p>7 975 232</text:p>
          </table:table-cell>
          <table:table-cell office:value-type="float" office:value="79.999340039972367" table:style-name="ce16">
            <text:p>80,00</text:p>
          </table:table-cell>
          <table:table-cell office:value-type="float" office:value="2" table:style-name="ce30">
            <text:p>2</text:p>
          </table:table-cell>
          <table:table-cell table:number-columns-repeated="16364" table:style-name="ce5"/>
        </table:table-row>
        <table:table-row table:style-name="ro2">
          <table:table-cell office:value-type="float" office:value="3" table:style-name="ce30">
            <text:p>3</text:p>
          </table:table-cell>
          <table:table-cell office:value-type="float" office:value="1.4108270856273006E-4" table:style-name="ce14">
            <text:p>0,00014</text:p>
          </table:table-cell>
          <table:table-cell office:value-type="float" office:value="99643.406546680169" table:style-name="ce15">
            <text:p>99 643</text:p>
          </table:table-cell>
          <table:table-cell office:value-type="float" office:value="14.057961686022907" table:style-name="ce15">
            <text:p>14</text:p>
          </table:table-cell>
          <table:table-cell office:value-type="float" office:value="99636.37756583716" table:style-name="ce15">
            <text:p>99 636</text:p>
          </table:table-cell>
          <table:table-cell office:value-type="float" office:value="7637804.1113129463" table:style-name="ce15">
            <text:p>7 637 804</text:p>
          </table:table-cell>
          <table:table-cell office:value-type="float" office:value="76.651374897894996" table:style-name="ce16">
            <text:p>76,65</text:p>
          </table:table-cell>
          <table:table-cell office:value-type="float" office:value="1.0140869115846164E-4" table:style-name="ce14">
            <text:p>0,00010</text:p>
          </table:table-cell>
          <table:table-cell office:value-type="float" office:value="99708.160472457253" table:style-name="ce15">
            <text:p>99 708</text:p>
          </table:table-cell>
          <table:table-cell office:value-type="float" office:value="10.111274051329751" table:style-name="ce15">
            <text:p>10</text:p>
          </table:table-cell>
          <table:table-cell office:value-type="float" office:value="99703.104835431586" table:style-name="ce15">
            <text:p>99 703</text:p>
          </table:table-cell>
          <table:table-cell office:value-type="float" office:value="8104338.737465349" table:style-name="ce15">
            <text:p>8 104 339</text:p>
          </table:table-cell>
          <table:table-cell office:value-type="float" office:value="81.280596282829222" table:style-name="ce16">
            <text:p>81,28</text:p>
          </table:table-cell>
          <table:table-cell office:value-type="float" office:value="1.2180232399465986E-4" table:style-name="ce14">
            <text:p>0,00012</text:p>
          </table:table-cell>
          <table:table-cell office:value-type="float" office:value="99674.869952767156" table:style-name="ce15">
            <text:p>99 675</text:p>
          </table:table-cell>
          <table:table-cell office:value-type="float" office:value="12.140630804112533" table:style-name="ce15">
            <text:p>12</text:p>
          </table:table-cell>
          <table:table-cell office:value-type="float" office:value="99668.799637365097" table:style-name="ce15">
            <text:p>99 669</text:p>
          </table:table-cell>
          <table:table-cell office:value-type="float" office:value="7875548.6863290546" table:style-name="ce15">
            <text:p>7 875 549</text:p>
          </table:table-cell>
          <table:table-cell office:value-type="float" office:value="79.012379851220615" table:style-name="ce16">
            <text:p>79,01</text:p>
          </table:table-cell>
          <table:table-cell office:value-type="float" office:value="3" table:style-name="ce30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4" table:style-name="ce30">
            <text:p>4</text:p>
          </table:table-cell>
          <table:table-cell office:value-type="float" office:value="1.1331141619663823E-4" table:style-name="ce14">
            <text:p>0,00011</text:p>
          </table:table-cell>
          <table:table-cell office:value-type="float" office:value="99629.34858499415" table:style-name="ce15">
            <text:p>99 629</text:p>
          </table:table-cell>
          <table:table-cell office:value-type="float" office:value="11.289142582914222" table:style-name="ce15">
            <text:p>11</text:p>
          </table:table-cell>
          <table:table-cell office:value-type="float" office:value="99623.704013702692" table:style-name="ce15">
            <text:p>99 624</text:p>
          </table:table-cell>
          <table:table-cell office:value-type="float" office:value="7538167.7337471088" table:style-name="ce15">
            <text:p>7 538 168</text:p>
          </table:table-cell>
          <table:table-cell office:value-type="float" office:value="75.662120056082387" table:style-name="ce16">
            <text:p>75,66</text:p>
          </table:table-cell>
          <table:table-cell office:value-type="float" office:value="8.3647729452490931E-5" table:style-name="ce14">
            <text:p>0,00008</text:p>
          </table:table-cell>
          <table:table-cell office:value-type="float" office:value="99698.049198405919" table:style-name="ce15">
            <text:p>99 698</text:p>
          </table:table-cell>
          <table:table-cell office:value-type="float" office:value="8.3395154462893881" table:style-name="ce15">
            <text:p>8</text:p>
          </table:table-cell>
          <table:table-cell office:value-type="float" office:value="99693.879440682766" table:style-name="ce15">
            <text:p>99 694</text:p>
          </table:table-cell>
          <table:table-cell office:value-type="float" office:value="8004635.632629917" table:style-name="ce15">
            <text:p>8 004 636</text:p>
          </table:table-cell>
          <table:table-cell office:value-type="float" office:value="80.288788968178764" table:style-name="ce16">
            <text:p>80,29</text:p>
          </table:table-cell>
          <table:table-cell office:value-type="float" office:value="9.8948842572164669E-5" table:style-name="ce14">
            <text:p>0,00010</text:p>
          </table:table-cell>
          <table:table-cell office:value-type="float" office:value="99662.729321963037" table:style-name="ce15">
            <text:p>99 663</text:p>
          </table:table-cell>
          <table:table-cell office:value-type="float" office:value="9.861511713991181" table:style-name="ce15">
            <text:p>10</text:p>
          </table:table-cell>
          <table:table-cell office:value-type="float" office:value="99657.798566106037" table:style-name="ce15">
            <text:p>99 658</text:p>
          </table:table-cell>
          <table:table-cell office:value-type="float" office:value="7775879.8866916895" table:style-name="ce15">
            <text:p>7 775 880</text:p>
          </table:table-cell>
          <table:table-cell office:value-type="float" office:value="78.021944006485185" table:style-name="ce16">
            <text:p>78,02</text:p>
          </table:table-cell>
          <table:table-cell office:value-type="float" office:value="4" table:style-name="ce30">
            <text:p>4</text:p>
          </table:table-cell>
          <table:table-cell table:number-columns-repeated="16364" table:style-name="ce5"/>
        </table:table-row>
        <table:table-row table:style-name="ro2">
          <table:table-cell office:value-type="float" office:value="5" table:style-name="ce30">
            <text:p>5</text:p>
          </table:table-cell>
          <table:table-cell office:value-type="float" office:value="9.819726245963559E-5" table:style-name="ce14">
            <text:p>0,00010</text:p>
          </table:table-cell>
          <table:table-cell office:value-type="float" office:value="99618.059442411235" table:style-name="ce15">
            <text:p>99 618</text:p>
          </table:table-cell>
          <table:table-cell office:value-type="float" office:value="9.7822207287860348" table:style-name="ce15">
            <text:p>10</text:p>
          </table:table-cell>
          <table:table-cell office:value-type="float" office:value="99613.168332046844" table:style-name="ce15">
            <text:p>99 613</text:p>
          </table:table-cell>
          <table:table-cell office:value-type="float" office:value="7438544.0297334064" table:style-name="ce15">
            <text:p>7 438 544</text:p>
          </table:table-cell>
          <table:table-cell office:value-type="float" office:value="74.670637747501956" table:style-name="ce16">
            <text:p>74,67</text:p>
          </table:table-cell>
          <table:table-cell office:value-type="float" office:value="7.6471782145085522E-5" table:style-name="ce14">
            <text:p>0,00008</text:p>
          </table:table-cell>
          <table:table-cell office:value-type="float" office:value="99689.709682959627" table:style-name="ce15">
            <text:p>99 690</text:p>
          </table:table-cell>
          <table:table-cell office:value-type="float" office:value="7.623449760982111" table:style-name="ce15">
            <text:p>8</text:p>
          </table:table-cell>
          <table:table-cell office:value-type="float" office:value="99685.897958079135" table:style-name="ce15">
            <text:p>99 686</text:p>
          </table:table-cell>
          <table:table-cell office:value-type="float" office:value="7904941.7531892341" table:style-name="ce15">
            <text:p>7 904 942</text:p>
          </table:table-cell>
          <table:table-cell office:value-type="float" office:value="79.295463677536006" table:style-name="ce16">
            <text:p>79,30</text:p>
          </table:table-cell>
          <table:table-cell office:value-type="float" office:value="8.7756018185095687E-5" table:style-name="ce14">
            <text:p>0,00009</text:p>
          </table:table-cell>
          <table:table-cell office:value-type="float" office:value="99652.867810249052" table:style-name="ce15">
            <text:p>99 653</text:p>
          </table:table-cell>
          <table:table-cell office:value-type="float" office:value="8.7451388797531528" table:style-name="ce15">
            <text:p>9</text:p>
          </table:table-cell>
          <table:table-cell office:value-type="float" office:value="99648.495240809178" table:style-name="ce15">
            <text:p>99 648</text:p>
          </table:table-cell>
          <table:table-cell office:value-type="float" office:value="7676222.0881255837" table:style-name="ce15">
            <text:p>7 676 222</text:p>
          </table:table-cell>
          <table:table-cell office:value-type="float" office:value="77.029615472201229" table:style-name="ce16">
            <text:p>77,03</text:p>
          </table:table-cell>
          <table:table-cell office:value-type="float" office:value="5" table:style-name="ce30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8.827264885858009E-5" table:style-name="ce14">
            <text:p>0,00009</text:p>
          </table:table-cell>
          <table:table-cell office:value-type="float" office:value="99608.277221682452" table:style-name="ce15">
            <text:p>99 608</text:p>
          </table:table-cell>
          <table:table-cell office:value-type="float" office:value="8.7926864785976768" table:style-name="ce15">
            <text:p>9</text:p>
          </table:table-cell>
          <table:table-cell office:value-type="float" office:value="99603.88087844316" table:style-name="ce15">
            <text:p>99 604</text:p>
          </table:table-cell>
          <table:table-cell office:value-type="float" office:value="7338930.8614013596" table:style-name="ce15">
            <text:p>7 338 931</text:p>
          </table:table-cell>
          <table:table-cell office:value-type="float" office:value="73.677921816359273" table:style-name="ce16">
            <text:p>73,68</text:p>
          </table:table-cell>
          <table:table-cell office:value-type="float" office:value="7.2082052944602402E-5" table:style-name="ce14">
            <text:p>0,00007</text:p>
          </table:table-cell>
          <table:table-cell office:value-type="float" office:value="99682.086233198643" table:style-name="ce15">
            <text:p>99 682</text:p>
          </table:table-cell>
          <table:table-cell office:value-type="float" office:value="7.1852894174898472" table:style-name="ce15">
            <text:p>7</text:p>
          </table:table-cell>
          <table:table-cell office:value-type="float" office:value="99678.493588489888" table:style-name="ce15">
            <text:p>99 678</text:p>
          </table:table-cell>
          <table:table-cell office:value-type="float" office:value="7805255.8552311547" table:style-name="ce15">
            <text:p>7 805 256</text:p>
          </table:table-cell>
          <table:table-cell office:value-type="float" office:value="78.301489767894239" table:style-name="ce16">
            <text:p>78,30</text:p>
          </table:table-cell>
          <table:table-cell office:value-type="float" office:value="8.0543293039101669E-5" table:style-name="ce14">
            <text:p>0,00008</text:p>
          </table:table-cell>
          <table:table-cell office:value-type="float" office:value="99644.122671369303" table:style-name="ce15">
            <text:p>99 644</text:p>
          </table:table-cell>
          <table:table-cell office:value-type="float" office:value="8.0256657719442916" table:style-name="ce15">
            <text:p>8</text:p>
          </table:table-cell>
          <table:table-cell office:value-type="float" office:value="99640.109838483331" table:style-name="ce15">
            <text:p>99 640</text:p>
          </table:table-cell>
          <table:table-cell office:value-type="float" office:value="7576573.5928847743" table:style-name="ce15">
            <text:p>7 576 574</text:p>
          </table:table-cell>
          <table:table-cell office:value-type="float" office:value="76.036331995943669" table:style-name="ce16">
            <text:p>76,04</text:p>
          </table:table-cell>
          <table:table-cell office:value-type="float" office:value="6" table:style-name="ce30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7" table:style-name="ce30">
            <text:p>7</text:p>
          </table:table-cell>
          <table:table-cell office:value-type="float" office:value="7.8084443853734223E-5" table:style-name="ce14">
            <text:p>0,00008</text:p>
          </table:table-cell>
          <table:table-cell office:value-type="float" office:value="99599.484535203854" table:style-name="ce15">
            <text:p>99 599</text:p>
          </table:table-cell>
          <table:table-cell office:value-type="float" office:value="7.7771703580499958" table:style-name="ce15">
            <text:p>8</text:p>
          </table:table-cell>
          <table:table-cell office:value-type="float" office:value="99595.595950024828" table:style-name="ce15">
            <text:p>99 596</text:p>
          </table:table-cell>
          <table:table-cell office:value-type="float" office:value="7239326.9805229167" table:style-name="ce15">
            <text:p>7 239 327</text:p>
          </table:table-cell>
          <table:table-cell office:value-type="float" office:value="72.684381995613109" table:style-name="ce16">
            <text:p>72,68</text:p>
          </table:table-cell>
          <table:table-cell office:value-type="float" office:value="6.4795840675153913E-5" table:style-name="ce14">
            <text:p>0,00006</text:p>
          </table:table-cell>
          <table:table-cell office:value-type="float" office:value="99674.900943781147" table:style-name="ce15">
            <text:p>99 675</text:p>
          </table:table-cell>
          <table:table-cell office:value-type="float" office:value="6.4585190008649915" table:style-name="ce15">
            <text:p>6</text:p>
          </table:table-cell>
          <table:table-cell office:value-type="float" office:value="99671.671684280707" table:style-name="ce15">
            <text:p>99 672</text:p>
          </table:table-cell>
          <table:table-cell office:value-type="float" office:value="7705577.3616426652" table:style-name="ce15">
            <text:p>7 705 577</text:p>
          </table:table-cell>
          <table:table-cell office:value-type="float" office:value="77.307098263270731" table:style-name="ce16">
            <text:p>77,31</text:p>
          </table:table-cell>
          <table:table-cell office:value-type="float" office:value="7.1711610227392765E-5" table:style-name="ce14">
            <text:p>0,00007</text:p>
          </table:table-cell>
          <table:table-cell office:value-type="float" office:value="99636.097005597359" table:style-name="ce15">
            <text:p>99 636</text:p>
          </table:table-cell>
          <table:table-cell office:value-type="float" office:value="7.1450649530440931" table:style-name="ce15">
            <text:p>7</text:p>
          </table:table-cell>
          <table:table-cell office:value-type="float" office:value="99632.524473120837" table:style-name="ce15">
            <text:p>99 633</text:p>
          </table:table-cell>
          <table:table-cell office:value-type="float" office:value="7476933.4830462914" table:style-name="ce15">
            <text:p>7 476 933</text:p>
          </table:table-cell>
          <table:table-cell office:value-type="float" office:value="75.042416430927162" table:style-name="ce16">
            <text:p>75,04</text:p>
          </table:table-cell>
          <table:table-cell office:value-type="float" office:value="7" table:style-name="ce30">
            <text:p>7</text:p>
          </table:table-cell>
          <table:table-cell table:number-columns-repeated="16364" table:style-name="ce5"/>
        </table:table-row>
        <table:table-row table:style-name="ro2">
          <table:table-cell office:value-type="float" office:value="8" table:style-name="ce30">
            <text:p>8</text:p>
          </table:table-cell>
          <table:table-cell office:value-type="float" office:value="6.9117751838354021E-5" table:style-name="ce14">
            <text:p>0,00007</text:p>
          </table:table-cell>
          <table:table-cell office:value-type="float" office:value="99591.707364845803" table:style-name="ce15">
            <text:p>99 592</text:p>
          </table:table-cell>
          <table:table-cell office:value-type="float" office:value="6.8835549148013868" table:style-name="ce15">
            <text:p>7</text:p>
          </table:table-cell>
          <table:table-cell office:value-type="float" office:value="99588.265587388392" table:style-name="ce15">
            <text:p>99 588</text:p>
          </table:table-cell>
          <table:table-cell office:value-type="float" office:value="7139731.3845728915" table:style-name="ce15">
            <text:p>7 139 731</text:p>
          </table:table-cell>
          <table:table-cell office:value-type="float" office:value="71.69001891309172" table:style-name="ce16">
            <text:p>71,69</text:p>
          </table:table-cell>
          <table:table-cell office:value-type="float" office:value="5.6218708253858586E-5" table:style-name="ce14">
            <text:p>0,00006</text:p>
          </table:table-cell>
          <table:table-cell office:value-type="float" office:value="99668.442424780282" table:style-name="ce15">
            <text:p>99 668</text:p>
          </table:table-cell>
          <table:table-cell office:value-type="float" office:value="5.6032310867952244" table:style-name="ce15">
            <text:p>6</text:p>
          </table:table-cell>
          <table:table-cell office:value-type="float" office:value="99665.64080923688" table:style-name="ce15">
            <text:p>99 666</text:p>
          </table:table-cell>
          <table:table-cell office:value-type="float" office:value="7605905.6899583843" table:style-name="ce15">
            <text:p>7 605 906</text:p>
          </table:table-cell>
          <table:table-cell office:value-type="float" office:value="76.31207536626809" table:style-name="ce16">
            <text:p>76,31</text:p>
          </table:table-cell>
          <table:table-cell office:value-type="float" office:value="6.2831027346026561E-5" table:style-name="ce14">
            <text:p>0,00006</text:p>
          </table:table-cell>
          <table:table-cell office:value-type="float" office:value="99628.951940644314" table:style-name="ce15">
            <text:p>99 629</text:p>
          </table:table-cell>
          <table:table-cell office:value-type="float" office:value="6.2597894038385888" table:style-name="ce15">
            <text:p>6</text:p>
          </table:table-cell>
          <table:table-cell office:value-type="float" office:value="99625.82204594239" table:style-name="ce15">
            <text:p>99 626</text:p>
          </table:table-cell>
          <table:table-cell office:value-type="float" office:value="7377300.9585731709" table:style-name="ce15">
            <text:p>7 377 301</text:p>
          </table:table-cell>
          <table:table-cell office:value-type="float" office:value="74.047762371005632" table:style-name="ce16">
            <text:p>74,05</text:p>
          </table:table-cell>
          <table:table-cell office:value-type="float" office:value="8" table:style-name="ce30">
            <text:p>8</text:p>
          </table:table-cell>
          <table:table-cell table:number-columns-repeated="16364" table:style-name="ce5"/>
        </table:table-row>
        <table:table-row table:style-name="ro2">
          <table:table-cell office:value-type="float" office:value="9" table:style-name="ce30">
            <text:p>9</text:p>
          </table:table-cell>
          <table:table-cell office:value-type="float" office:value="6.4350302131198307E-5" table:style-name="ce14">
            <text:p>0,00006</text:p>
          </table:table-cell>
          <table:table-cell office:value-type="float" office:value="99584.823809930997" table:style-name="ce15">
            <text:p>99 585</text:p>
          </table:table-cell>
          <table:table-cell office:value-type="float" office:value="6.4083134998512108" table:style-name="ce15">
            <text:p>6</text:p>
          </table:table-cell>
          <table:table-cell office:value-type="float" office:value="99581.619653181071" table:style-name="ce15">
            <text:p>99 582</text:p>
          </table:table-cell>
          <table:table-cell office:value-type="float" office:value="7040143.118985503" table:style-name="ce15">
            <text:p>7 040 143</text:p>
          </table:table-cell>
          <table:table-cell office:value-type="float" office:value="70.694939747269316" table:style-name="ce16">
            <text:p>70,69</text:p>
          </table:table-cell>
          <table:table-cell office:value-type="float" office:value="4.9524145192619411E-5" table:style-name="ce14">
            <text:p>0,00005</text:p>
          </table:table-cell>
          <table:table-cell office:value-type="float" office:value="99662.839193693493" table:style-name="ce15">
            <text:p>99 663</text:p>
          </table:table-cell>
          <table:table-cell office:value-type="float" office:value="4.9357169185371568" table:style-name="ce15">
            <text:p>5</text:p>
          </table:table-cell>
          <table:table-cell office:value-type="float" office:value="99660.371335234231" table:style-name="ce15">
            <text:p>99 660</text:p>
          </table:table-cell>
          <table:table-cell office:value-type="float" office:value="7506240.0491491472" table:style-name="ce15">
            <text:p>7 506 240</text:p>
          </table:table-cell>
          <table:table-cell office:value-type="float" office:value="75.31633766283602" table:style-name="ce16">
            <text:p>75,32</text:p>
          </table:table-cell>
          <table:table-cell office:value-type="float" office:value="5.7013895895602724E-5" table:style-name="ce14">
            <text:p>0,00006</text:p>
          </table:table-cell>
          <table:table-cell office:value-type="float" office:value="99622.692151240481" table:style-name="ce15">
            <text:p>99 623</text:p>
          </table:table-cell>
          <table:table-cell office:value-type="float" office:value="5.6798777991505034" table:style-name="ce15">
            <text:p>6</text:p>
          </table:table-cell>
          <table:table-cell office:value-type="float" office:value="99619.852212340906" table:style-name="ce15">
            <text:p>99 620</text:p>
          </table:table-cell>
          <table:table-cell office:value-type="float" office:value="7277675.1365272282" table:style-name="ce15">
            <text:p>7 277 675</text:p>
          </table:table-cell>
          <table:table-cell office:value-type="float" office:value="73.052383742839936" table:style-name="ce16">
            <text:p>73,05</text:p>
          </table:table-cell>
          <table:table-cell office:value-type="float" office:value="9" table:style-name="ce30">
            <text:p>9</text:p>
          </table:table-cell>
          <table:table-cell table:number-columns-repeated="16364" table:style-name="ce5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float" office:value="6.6759824054385468E-5" table:style-name="ce14">
            <text:p>0,00007</text:p>
          </table:table-cell>
          <table:table-cell office:value-type="float" office:value="99578.415496431146" table:style-name="ce15">
            <text:p>99 578</text:p>
          </table:table-cell>
          <table:table-cell office:value-type="float" office:value="6.6478374981562345" table:style-name="ce15">
            <text:p>7</text:p>
          </table:table-cell>
          <table:table-cell office:value-type="float" office:value="99575.091577682062" table:style-name="ce15">
            <text:p>99 575</text:p>
          </table:table-cell>
          <table:table-cell office:value-type="float" office:value="6940561.4993323218" table:style-name="ce15">
            <text:p>6 940 561</text:p>
          </table:table-cell>
          <table:table-cell office:value-type="float" office:value="69.699457103543381" table:style-name="ce16">
            <text:p>69,70</text:p>
          </table:table-cell>
          <table:table-cell office:value-type="float" office:value="4.7885641005542916E-5" table:style-name="ce14">
            <text:p>0,00005</text:p>
          </table:table-cell>
          <table:table-cell office:value-type="float" office:value="99657.903476774954" table:style-name="ce15">
            <text:p>99 658</text:p>
          </table:table-cell>
          <table:table-cell office:value-type="float" office:value="4.7721825892538927" table:style-name="ce15">
            <text:p>5</text:p>
          </table:table-cell>
          <table:table-cell office:value-type="float" office:value="99655.517385480329" table:style-name="ce15">
            <text:p>99 656</text:p>
          </table:table-cell>
          <table:table-cell office:value-type="float" office:value="7406579.6778139127" table:style-name="ce15">
            <text:p>7 406 580</text:p>
          </table:table-cell>
          <table:table-cell office:value-type="float" office:value="74.32004306151191" table:style-name="ce16">
            <text:p>74,32</text:p>
          </table:table-cell>
          <table:table-cell office:value-type="float" office:value="5.7372567379846724E-5" table:style-name="ce14">
            <text:p>0,00006</text:p>
          </table:table-cell>
          <table:table-cell office:value-type="float" office:value="99617.012273441331" table:style-name="ce15">
            <text:p>99 617</text:p>
          </table:table-cell>
          <table:table-cell office:value-type="float" office:value="5.7152837488370309" table:style-name="ce15">
            <text:p>6</text:p>
          </table:table-cell>
          <table:table-cell office:value-type="float" office:value="99614.154631566911" table:style-name="ce15">
            <text:p>99 614</text:p>
          </table:table-cell>
          <table:table-cell office:value-type="float" office:value="7178055.2843148876" table:style-name="ce15">
            <text:p>7 178 055</text:p>
          </table:table-cell>
          <table:table-cell office:value-type="float" office:value="72.056520472744722" table:style-name="ce16">
            <text:p>72,06</text:p>
          </table:table-cell>
          <table:table-cell office:value-type="float" office:value="10" table:style-name="ce13">
            <text:p>10</text:p>
          </table:table-cell>
          <table:table-cell table:number-columns-repeated="16364" table:style-name="ce5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float" office:value="7.9323263286152008E-5" table:style-name="ce14">
            <text:p>0,00008</text:p>
          </table:table-cell>
          <table:table-cell office:value-type="float" office:value="99571.767658932993" table:style-name="ce15">
            <text:p>99 572</text:p>
          </table:table-cell>
          <table:table-cell office:value-type="float" office:value="7.8983575418770977" table:style-name="ce15">
            <text:p>8</text:p>
          </table:table-cell>
          <table:table-cell office:value-type="float" office:value="99567.818480162052" table:style-name="ce15">
            <text:p>99 568</text:p>
          </table:table-cell>
          <table:table-cell office:value-type="float" office:value="6840986.4077546401" table:style-name="ce15">
            <text:p>6 840 986</text:p>
          </table:table-cell>
          <table:table-cell office:value-type="float" office:value="68.704077155558124" table:style-name="ce16">
            <text:p>68,70</text:p>
          </table:table-cell>
          <table:table-cell office:value-type="float" office:value="5.4475441786460736E-5" table:style-name="ce14">
            <text:p>0,00005</text:p>
          </table:table-cell>
          <table:table-cell office:value-type="float" office:value="99653.131294185703" table:style-name="ce15">
            <text:p>99 653</text:p>
          </table:table-cell>
          <table:table-cell office:value-type="float" office:value="5.4286483526549416" table:style-name="ce15">
            <text:p>5</text:p>
          </table:table-cell>
          <table:table-cell office:value-type="float" office:value="99650.416970009377" table:style-name="ce15">
            <text:p>99 650</text:p>
          </table:table-cell>
          <table:table-cell office:value-type="float" office:value="7306924.1604284327" table:style-name="ce15">
            <text:p>7 306 924</text:p>
          </table:table-cell>
          <table:table-cell office:value-type="float" office:value="73.32357815087299" table:style-name="ce16">
            <text:p>73,32</text:p>
          </table:table-cell>
          <table:table-cell office:value-type="float" office:value="6.7018376289234162E-5" table:style-name="ce14">
            <text:p>0,00007</text:p>
          </table:table-cell>
          <table:table-cell office:value-type="float" office:value="99611.296989692491" table:style-name="ce15">
            <text:p>99 611</text:p>
          </table:table-cell>
          <table:table-cell office:value-type="float" office:value="6.6757873843138693" table:style-name="ce15">
            <text:p>7</text:p>
          </table:table-cell>
          <table:table-cell office:value-type="float" office:value="99607.959096000326" table:style-name="ce15">
            <text:p>99 608</text:p>
          </table:table-cell>
          <table:table-cell office:value-type="float" office:value="7078441.1296833204" table:style-name="ce15">
            <text:p>7 078 441</text:p>
          </table:table-cell>
          <table:table-cell office:value-type="float" office:value="71.06062608958679" table:style-name="ce16">
            <text:p>71,06</text:p>
          </table:table-cell>
          <table:table-cell office:value-type="float" office:value="11" table:style-name="ce13">
            <text:p>11</text:p>
          </table:table-cell>
          <table:table-cell table:number-columns-repeated="16364" table:style-name="ce5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float" office:value="1.0397768165753867E-4" table:style-name="ce14">
            <text:p>0,00010</text:p>
          </table:table-cell>
          <table:table-cell office:value-type="float" office:value="99563.869301391111" table:style-name="ce15">
            <text:p>99 564</text:p>
          </table:table-cell>
          <table:table-cell office:value-type="float" office:value="10.352420306812832" table:style-name="ce15">
            <text:p>10</text:p>
          </table:table-cell>
          <table:table-cell office:value-type="float" office:value="99558.693091237714" table:style-name="ce15">
            <text:p>99 559</text:p>
          </table:table-cell>
          <table:table-cell office:value-type="float" office:value="6741418.5892744781" table:style-name="ce15">
            <text:p>6 741 419</text:p>
          </table:table-cell>
          <table:table-cell office:value-type="float" office:value="67.709487754713919" table:style-name="ce16">
            <text:p>67,71</text:p>
          </table:table-cell>
          <table:table-cell office:value-type="float" office:value="7.0815783744172865E-5" table:style-name="ce14">
            <text:p>0,00007</text:p>
          </table:table-cell>
          <table:table-cell office:value-type="float" office:value="99647.702645833051" table:style-name="ce15">
            <text:p>99 648</text:p>
          </table:table-cell>
          <table:table-cell office:value-type="float" office:value="7.0566301611709559" table:style-name="ce15">
            <text:p>7</text:p>
          </table:table-cell>
          <table:table-cell office:value-type="float" office:value="99644.174330752459" table:style-name="ce15">
            <text:p>99 644</text:p>
          </table:table-cell>
          <table:table-cell office:value-type="float" office:value="7207273.7434584238" table:style-name="ce15">
            <text:p>7 207 274</text:p>
          </table:table-cell>
          <table:table-cell office:value-type="float" office:value="72.327545463586347" table:style-name="ce16">
            <text:p>72,33</text:p>
          </table:table-cell>
          <table:table-cell office:value-type="float" office:value="8.7713090426453833E-5" table:style-name="ce14">
            <text:p>0,00009</text:p>
          </table:table-cell>
          <table:table-cell office:value-type="float" office:value="99604.621202308175" table:style-name="ce15">
            <text:p>99 605</text:p>
          </table:table-cell>
          <table:table-cell office:value-type="float" office:value="8.7366291464107384" table:style-name="ce15">
            <text:p>9</text:p>
          </table:table-cell>
          <table:table-cell office:value-type="float" office:value="99600.252887734969" table:style-name="ce15">
            <text:p>99 600</text:p>
          </table:table-cell>
          <table:table-cell office:value-type="float" office:value="6978833.1705873199" table:style-name="ce15">
            <text:p>6 978 833</text:p>
          </table:table-cell>
          <table:table-cell office:value-type="float" office:value="70.065355265118939" table:style-name="ce16">
            <text:p>70,07</text:p>
          </table:table-cell>
          <table:table-cell office:value-type="float" office:value="12" table:style-name="ce13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.3957026751199475E-4" table:style-name="ce14">
            <text:p>0,00014</text:p>
          </table:table-cell>
          <table:table-cell office:value-type="float" office:value="99553.516881084302" table:style-name="ce15">
            <text:p>99 554</text:p>
          </table:table-cell>
          <table:table-cell office:value-type="float" office:value="13.894710982852821" table:style-name="ce15">
            <text:p>14</text:p>
          </table:table-cell>
          <table:table-cell office:value-type="float" office:value="99546.569525592873" table:style-name="ce15">
            <text:p>99 547</text:p>
          </table:table-cell>
          <table:table-cell office:value-type="float" office:value="6641859.8961832402" table:style-name="ce15">
            <text:p>6 641 860</text:p>
          </table:table-cell>
          <table:table-cell office:value-type="float" office:value="66.716476768137454" table:style-name="ce16">
            <text:p>66,72</text:p>
          </table:table-cell>
          <table:table-cell office:value-type="float" office:value="9.3526123083210587E-5" table:style-name="ce14">
            <text:p>0,00009</text:p>
          </table:table-cell>
          <table:table-cell office:value-type="float" office:value="99640.646015671882" table:style-name="ce15">
            <text:p>99 641</text:p>
          </table:table-cell>
          <table:table-cell office:value-type="float" office:value="9.3190033233523444" table:style-name="ce15">
            <text:p>9</text:p>
          </table:table-cell>
          <table:table-cell office:value-type="float" office:value="99635.986514010205" table:style-name="ce15">
            <text:p>99 636</text:p>
          </table:table-cell>
          <table:table-cell office:value-type="float" office:value="7107629.5691276714" table:style-name="ce15">
            <text:p>7 107 630</text:p>
          </table:table-cell>
          <table:table-cell office:value-type="float" office:value="71.332632347744465" table:style-name="ce16">
            <text:p>71,33</text:p>
          </table:table-cell>
          <table:table-cell office:value-type="float" office:value="1.1720842368158716E-4" table:style-name="ce14">
            <text:p>0,00012</text:p>
          </table:table-cell>
          <table:table-cell office:value-type="float" office:value="99595.884573161762" table:style-name="ce15">
            <text:p>99 596</text:p>
          </table:table-cell>
          <table:table-cell office:value-type="float" office:value="11.673476635993595" table:style-name="ce15">
            <text:p>12</text:p>
          </table:table-cell>
          <table:table-cell office:value-type="float" office:value="99590.047834843775" table:style-name="ce15">
            <text:p>99 590</text:p>
          </table:table-cell>
          <table:table-cell office:value-type="float" office:value="6879232.9176995847" table:style-name="ce15">
            <text:p>6 879 233</text:p>
          </table:table-cell>
          <table:table-cell office:value-type="float" office:value="69.071457592669859" table:style-name="ce16">
            <text:p>69,07</text:p>
          </table:table-cell>
          <table:table-cell office:value-type="float" office:value="13" table:style-name="ce1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float" office:value="1.8437693917850296E-4" table:style-name="ce14">
            <text:p>0,00018</text:p>
          </table:table-cell>
          <table:table-cell office:value-type="float" office:value="99539.622170101444" table:style-name="ce15">
            <text:p>99 540</text:p>
          </table:table-cell>
          <table:table-cell office:value-type="float" office:value="18.352810862707958" table:style-name="ce15">
            <text:p>18</text:p>
          </table:table-cell>
          <table:table-cell office:value-type="float" office:value="99530.44576467009" table:style-name="ce15">
            <text:p>99 530</text:p>
          </table:table-cell>
          <table:table-cell office:value-type="float" office:value="6542313.3266576473" table:style-name="ce15">
            <text:p>6 542 313</text:p>
          </table:table-cell>
          <table:table-cell office:value-type="float" office:value="65.7257199095814" table:style-name="ce16">
            <text:p>65,73</text:p>
          </table:table-cell>
          <table:table-cell office:value-type="float" office:value="1.1831946748269079E-4" table:style-name="ce14">
            <text:p>0,00012</text:p>
          </table:table-cell>
          <table:table-cell office:value-type="float" office:value="99631.327012348527" table:style-name="ce15">
            <text:p>99 631</text:p>
          </table:table-cell>
          <table:table-cell office:value-type="float" office:value="11.788325556694904" table:style-name="ce15">
            <text:p>12</text:p>
          </table:table-cell>
          <table:table-cell office:value-type="float" office:value="99625.432849570177" table:style-name="ce15">
            <text:p>99 625</text:p>
          </table:table-cell>
          <table:table-cell office:value-type="float" office:value="7007993.582613661" table:style-name="ce15">
            <text:p>7 007 994</text:p>
          </table:table-cell>
          <table:table-cell office:value-type="float" office:value="70.339257668876328" table:style-name="ce16">
            <text:p>70,34</text:p>
          </table:table-cell>
          <table:table-cell office:value-type="float" office:value="1.5251469273113311E-4" table:style-name="ce14">
            <text:p>0,00015</text:p>
          </table:table-cell>
          <table:table-cell office:value-type="float" office:value="99584.211096525774" table:style-name="ce15">
            <text:p>99 584</text:p>
          </table:table-cell>
          <table:table-cell office:value-type="float" office:value="15.188055356258925" table:style-name="ce15">
            <text:p>15</text:p>
          </table:table-cell>
          <table:table-cell office:value-type="float" office:value="99576.617068847641" table:style-name="ce15">
            <text:p>99 577</text:p>
          </table:table-cell>
          <table:table-cell office:value-type="float" office:value="6779642.8698647413" table:style-name="ce15">
            <text:p>6 779 643</text:p>
          </table:table-cell>
          <table:table-cell office:value-type="float" office:value="68.079495687256241" table:style-name="ce16">
            <text:p>68,08</text:p>
          </table:table-cell>
          <table:table-cell office:value-type="float" office:value="14" table:style-name="ce13">
            <text:p>14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float" office:value="2.3667361497574851E-4" table:style-name="ce14">
            <text:p>0,00024</text:p>
          </table:table-cell>
          <table:table-cell office:value-type="float" office:value="99521.269359238737" table:style-name="ce15">
            <text:p>99 521</text:p>
          </table:table-cell>
          <table:table-cell office:value-type="float" office:value="23.554058586226226" table:style-name="ce15">
            <text:p>24</text:p>
          </table:table-cell>
          <table:table-cell office:value-type="float" office:value="99509.492329945613" table:style-name="ce15">
            <text:p>99 509</text:p>
          </table:table-cell>
          <table:table-cell office:value-type="float" office:value="6442782.8808929771" table:style-name="ce15">
            <text:p>6 442 783</text:p>
          </table:table-cell>
          <table:table-cell office:value-type="float" office:value="64.737748245921892" table:style-name="ce16">
            <text:p>64,74</text:p>
          </table:table-cell>
          <table:table-cell office:value-type="float" office:value="1.4090882461305744E-4" table:style-name="ce14">
            <text:p>0,00014</text:p>
          </table:table-cell>
          <table:table-cell office:value-type="float" office:value="99619.538686791828" table:style-name="ce15">
            <text:p>99 620</text:p>
          </table:table-cell>
          <table:table-cell office:value-type="float" office:value="14.037272104850841" table:style-name="ce15">
            <text:p>14</text:p>
          </table:table-cell>
          <table:table-cell office:value-type="float" office:value="99612.520050739404" table:style-name="ce15">
            <text:p>99 613</text:p>
          </table:table-cell>
          <table:table-cell office:value-type="float" office:value="6908368.1497640908" table:style-name="ce15">
            <text:p>6 908 368</text:p>
          </table:table-cell>
          <table:table-cell office:value-type="float" office:value="69.34752199048323" table:style-name="ce16">
            <text:p>69,35</text:p>
          </table:table-cell>
          <table:table-cell office:value-type="float" office:value="1.9064221424262839E-4" table:style-name="ce14">
            <text:p>0,00019</text:p>
          </table:table-cell>
          <table:table-cell office:value-type="float" office:value="99569.023041169508" table:style-name="ce15">
            <text:p>99 569</text:p>
          </table:table-cell>
          <table:table-cell office:value-type="float" office:value="18.98205902254384" table:style-name="ce15">
            <text:p>19</text:p>
          </table:table-cell>
          <table:table-cell office:value-type="float" office:value="99559.532011658244" table:style-name="ce15">
            <text:p>99 560</text:p>
          </table:table-cell>
          <table:table-cell office:value-type="float" office:value="6680066.2527958937" table:style-name="ce15">
            <text:p>6 680 066</text:p>
          </table:table-cell>
          <table:table-cell office:value-type="float" office:value="67.089804125464198" table:style-name="ce16">
            <text:p>67,09</text:p>
          </table:table-cell>
          <table:table-cell office:value-type="float" office:value="15" table:style-name="ce13">
            <text:p>15</text:p>
          </table:table-cell>
          <table:table-cell table:number-columns-repeated="16364" table:style-name="ce5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.9473439615076329E-4" table:style-name="ce14">
            <text:p>0,00029</text:p>
          </table:table-cell>
          <table:table-cell office:value-type="float" office:value="99497.715300652504" table:style-name="ce15">
            <text:p>99 498</text:p>
          </table:table-cell>
          <table:table-cell office:value-type="float" office:value="29.325399037518377" table:style-name="ce15">
            <text:p>29</text:p>
          </table:table-cell>
          <table:table-cell office:value-type="float" office:value="99483.052601133735" table:style-name="ce15">
            <text:p>99 483</text:p>
          </table:table-cell>
          <table:table-cell office:value-type="float" office:value="6343273.3885630313" table:style-name="ce15">
            <text:p>6 343 273</text:p>
          </table:table-cell>
          <table:table-cell office:value-type="float" office:value="63.75295522510789" table:style-name="ce16">
            <text:p>63,75</text:p>
          </table:table-cell>
          <table:table-cell office:value-type="float" office:value="1.5701138500101911E-4" table:style-name="ce14">
            <text:p>0,00016</text:p>
          </table:table-cell>
          <table:table-cell office:value-type="float" office:value="99605.50141468698" table:style-name="ce15">
            <text:p>99 606</text:p>
          </table:table-cell>
          <table:table-cell office:value-type="float" office:value="15.639197730840971" table:style-name="ce15">
            <text:p>16</text:p>
          </table:table-cell>
          <table:table-cell office:value-type="float" office:value="99597.681815821561" table:style-name="ce15">
            <text:p>99 598</text:p>
          </table:table-cell>
          <table:table-cell office:value-type="float" office:value="6808755.6297133518" table:style-name="ce15">
            <text:p>6 808 756</text:p>
          </table:table-cell>
          <table:table-cell office:value-type="float" office:value="68.357224581065068" table:style-name="ce16">
            <text:p>68,36</text:p>
          </table:table-cell>
          <table:table-cell office:value-type="float" office:value="2.2860238883803887E-4" table:style-name="ce14">
            <text:p>0,00023</text:p>
          </table:table-cell>
          <table:table-cell office:value-type="float" office:value="99550.040982146966" table:style-name="ce15">
            <text:p>99 550</text:p>
          </table:table-cell>
          <table:table-cell office:value-type="float" office:value="22.757377177443466" table:style-name="ce15">
            <text:p>23</text:p>
          </table:table-cell>
          <table:table-cell office:value-type="float" office:value="99538.662293558242" table:style-name="ce15">
            <text:p>99 539</text:p>
          </table:table-cell>
          <table:table-cell office:value-type="float" office:value="6580506.7207842357" table:style-name="ce15">
            <text:p>6 580 507</text:p>
          </table:table-cell>
          <table:table-cell office:value-type="float" office:value="66.102501373800195" table:style-name="ce16">
            <text:p>66,10</text:p>
          </table:table-cell>
          <table:table-cell office:value-type="float" office:value="16" table:style-name="ce13">
            <text:p>16</text:p>
          </table:table-cell>
          <table:table-cell table:number-columns-repeated="16364" table:style-name="ce5"/>
        </table:table-row>
        <table:table-row table:style-name="ro2">
          <table:table-cell office:value-type="float" office:value="17" table:style-name="ce13">
            <text:p>17</text:p>
          </table:table-cell>
          <table:table-cell office:value-type="float" office:value="3.560218251044252E-4" table:style-name="ce14">
            <text:p>0,00036</text:p>
          </table:table-cell>
          <table:table-cell office:value-type="float" office:value="99468.389901614981" table:style-name="ce15">
            <text:p>99 468</text:p>
          </table:table-cell>
          <table:table-cell office:value-type="float" office:value="35.412917712971542" table:style-name="ce15">
            <text:p>35</text:p>
          </table:table-cell>
          <table:table-cell office:value-type="float" office:value="99450.683442758498" table:style-name="ce15">
            <text:p>99 451</text:p>
          </table:table-cell>
          <table:table-cell office:value-type="float" office:value="6243790.3359618979" table:style-name="ce15">
            <text:p>6 243 790</text:p>
          </table:table-cell>
          <table:table-cell office:value-type="float" office:value="62.771603542971626" table:style-name="ce16">
            <text:p>62,77</text:p>
          </table:table-cell>
          <table:table-cell office:value-type="float" office:value="1.6421252588470387E-4" table:style-name="ce14">
            <text:p>0,00016</text:p>
          </table:table-cell>
          <table:table-cell office:value-type="float" office:value="99589.862216956142" table:style-name="ce15">
            <text:p>99 590</text:p>
          </table:table-cell>
          <table:table-cell office:value-type="float" office:value="16.353902827156002" table:style-name="ce15">
            <text:p>16</text:p>
          </table:table-cell>
          <table:table-cell office:value-type="float" office:value="99581.685265542561" table:style-name="ce15">
            <text:p>99 582</text:p>
          </table:table-cell>
          <table:table-cell office:value-type="float" office:value="6709157.9478975302" table:style-name="ce15">
            <text:p>6 709 158</text:p>
          </table:table-cell>
          <table:table-cell office:value-type="float" office:value="67.367880610996878" table:style-name="ce16">
            <text:p>67,37</text:p>
          </table:table-cell>
          <table:table-cell office:value-type="float" office:value="2.638907424534895E-4" table:style-name="ce14">
            <text:p>0,00026</text:p>
          </table:table-cell>
          <table:table-cell office:value-type="float" office:value="99527.283604969518" table:style-name="ce15">
            <text:p>99 527</text:p>
          </table:table-cell>
          <table:table-cell office:value-type="float" office:value="26.264328764894419" table:style-name="ce15">
            <text:p>26</text:p>
          </table:table-cell>
          <table:table-cell office:value-type="float" office:value="99514.151440587069" table:style-name="ce15">
            <text:p>99 514</text:p>
          </table:table-cell>
          <table:table-cell office:value-type="float" office:value="6480968.0584906777" table:style-name="ce15">
            <text:p>6 480 968</text:p>
          </table:table-cell>
          <table:table-cell office:value-type="float" office:value="65.117501691436445" table:style-name="ce16">
            <text:p>65,12</text:p>
          </table:table-cell>
          <table:table-cell office:value-type="float" office:value="17" table:style-name="ce13">
            <text:p>17</text:p>
          </table:table-cell>
          <table:table-cell table:number-columns-repeated="16364" table:style-name="ce5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4.1591210739820952E-4" table:style-name="ce14">
            <text:p>0,00042</text:p>
          </table:table-cell>
          <table:table-cell office:value-type="float" office:value="99432.976983902015" table:style-name="ce15">
            <text:p>99 433</text:p>
          </table:table-cell>
          <table:table-cell office:value-type="float" office:value="41.355379002252349" table:style-name="ce15">
            <text:p>41</text:p>
          </table:table-cell>
          <table:table-cell office:value-type="float" office:value="99412.299294400887" table:style-name="ce15">
            <text:p>99 412</text:p>
          </table:table-cell>
          <table:table-cell office:value-type="float" office:value="6144339.6525191395" table:style-name="ce15">
            <text:p>6 144 340</text:p>
          </table:table-cell>
          <table:table-cell office:value-type="float" office:value="61.7937814887499" table:style-name="ce16">
            <text:p>61,79</text:p>
          </table:table-cell>
          <table:table-cell office:value-type="float" office:value="1.6490031594495552E-4" table:style-name="ce14">
            <text:p>0,00016</text:p>
          </table:table-cell>
          <table:table-cell office:value-type="float" office:value="99573.50831412898" table:style-name="ce15">
            <text:p>99 574</text:p>
          </table:table-cell>
          <table:table-cell office:value-type="float" office:value="16.419702980747523" table:style-name="ce15">
            <text:p>16</text:p>
          </table:table-cell>
          <table:table-cell office:value-type="float" office:value="99565.298462638602" table:style-name="ce15">
            <text:p>99 565</text:p>
          </table:table-cell>
          <table:table-cell office:value-type="float" office:value="6609576.2626319872" table:style-name="ce15">
            <text:p>6 609 576</text:p>
          </table:table-cell>
          <table:table-cell office:value-type="float" office:value="66.37886295801151" table:style-name="ce16">
            <text:p>66,38</text:p>
          </table:table-cell>
          <table:table-cell office:value-type="float" office:value="2.9524737924250188E-4" table:style-name="ce14">
            <text:p>0,00030</text:p>
          </table:table-cell>
          <table:table-cell office:value-type="float" office:value="99501.019276204621" table:style-name="ce15">
            <text:p>99 501</text:p>
          </table:table-cell>
          <table:table-cell office:value-type="float" office:value="29.377415173257074" table:style-name="ce15">
            <text:p>29</text:p>
          </table:table-cell>
          <table:table-cell office:value-type="float" office:value="99486.330568617996" table:style-name="ce15">
            <text:p>99 486</text:p>
          </table:table-cell>
          <table:table-cell office:value-type="float" office:value="6381453.9070500908" table:style-name="ce15">
            <text:p>6 381 454</text:p>
          </table:table-cell>
          <table:table-cell office:value-type="float" office:value="64.1345581529756" table:style-name="ce16">
            <text:p>64,13</text:p>
          </table:table-cell>
          <table:table-cell office:value-type="float" office:value="18" table:style-name="ce13">
            <text:p>18</text:p>
          </table:table-cell>
          <table:table-cell table:number-columns-repeated="16364" table:style-name="ce5"/>
        </table:table-row>
        <table:table-row table:style-name="ro2">
          <table:table-cell office:value-type="float" office:value="19" table:style-name="ce13">
            <text:p>19</text:p>
          </table:table-cell>
          <table:table-cell office:value-type="float" office:value="4.6945080852778942E-4" table:style-name="ce14">
            <text:p>0,00047</text:p>
          </table:table-cell>
          <table:table-cell office:value-type="float" office:value="99391.621604899759" table:style-name="ce15">
            <text:p>99 392</text:p>
          </table:table-cell>
          <table:table-cell office:value-type="float" office:value="46.659477123308292" table:style-name="ce15">
            <text:p>47</text:p>
          </table:table-cell>
          <table:table-cell office:value-type="float" office:value="99368.291866338113" table:style-name="ce15">
            <text:p>99 368</text:p>
          </table:table-cell>
          <table:table-cell office:value-type="float" office:value="6044927.3532247385" table:style-name="ce15">
            <text:p>6 044 927</text:p>
          </table:table-cell>
          <table:table-cell office:value-type="float" office:value="60.819284921765863" table:style-name="ce16">
            <text:p>60,82</text:p>
          </table:table-cell>
          <table:table-cell office:value-type="float" office:value="1.6222394844704109E-4" table:style-name="ce14">
            <text:p>0,00016</text:p>
          </table:table-cell>
          <table:table-cell office:value-type="float" office:value="99557.088611148225" table:style-name="ce15">
            <text:p>99 557</text:p>
          </table:table-cell>
          <table:table-cell office:value-type="float" office:value="16.150544010392412" table:style-name="ce15">
            <text:p>16</text:p>
          </table:table-cell>
          <table:table-cell office:value-type="float" office:value="99549.013339143028" table:style-name="ce15">
            <text:p>99 549</text:p>
          </table:table-cell>
          <table:table-cell office:value-type="float" office:value="6510010.9641693486" table:style-name="ce15">
            <text:p>6 510 011</text:p>
          </table:table-cell>
          <table:table-cell office:value-type="float" office:value="65.389728195008402" table:style-name="ce16">
            <text:p>65,39</text:p>
          </table:table-cell>
          <table:table-cell office:value-type="float" office:value="3.2160964257548218E-4" table:style-name="ce14">
            <text:p>0,00032</text:p>
          </table:table-cell>
          <table:table-cell office:value-type="float" office:value="99471.64186103137" table:style-name="ce15">
            <text:p>99 472</text:p>
          </table:table-cell>
          <table:table-cell office:value-type="float" office:value="31.99103918532267" table:style-name="ce15">
            <text:p>32</text:p>
          </table:table-cell>
          <table:table-cell office:value-type="float" office:value="99455.646341438711" table:style-name="ce15">
            <text:p>99 456</text:p>
          </table:table-cell>
          <table:table-cell office:value-type="float" office:value="6281967.5764814727" table:style-name="ce15">
            <text:p>6 281 968</text:p>
          </table:table-cell>
          <table:table-cell office:value-type="float" office:value="63.153351638226773" table:style-name="ce16">
            <text:p>63,15</text:p>
          </table:table-cell>
          <table:table-cell office:value-type="float" office:value="19" table:style-name="ce13">
            <text:p>19</text:p>
          </table:table-cell>
          <table:table-cell table:number-columns-repeated="16364" table:style-name="ce5"/>
        </table:table-row>
        <table:table-row table:style-name="ro2">
          <table:table-cell office:value-type="float" office:value="20" table:style-name="ce13">
            <text:p>20</text:p>
          </table:table-cell>
          <table:table-cell office:value-type="float" office:value="5.116834939851325E-4" table:style-name="ce14">
            <text:p>0,00051</text:p>
          </table:table-cell>
          <table:table-cell office:value-type="float" office:value="99344.962127776453" table:style-name="ce15">
            <text:p>99 345</text:p>
          </table:table-cell>
          <table:table-cell office:value-type="float" office:value="50.83317733136132" table:style-name="ce15">
            <text:p>51</text:p>
          </table:table-cell>
          <table:table-cell office:value-type="float" office:value="99319.545539110783" table:style-name="ce15">
            <text:p>99 320</text:p>
          </table:table-cell>
          <table:table-cell office:value-type="float" office:value="5945559.0613584006" table:style-name="ce15">
            <text:p>5 945 559</text:p>
          </table:table-cell>
          <table:table-cell office:value-type="float" office:value="59.847615158494747" table:style-name="ce16">
            <text:p>59,85</text:p>
          </table:table-cell>
          <table:table-cell office:value-type="float" office:value="1.5933261665343148E-4" table:style-name="ce14">
            <text:p>0,00016</text:p>
          </table:table-cell>
          <table:table-cell office:value-type="float" office:value="99540.938067137831" table:style-name="ce15">
            <text:p>99 541</text:p>
          </table:table-cell>
          <table:table-cell office:value-type="float" office:value="15.860118126374237" table:style-name="ce15">
            <text:p>16</text:p>
          </table:table-cell>
          <table:table-cell office:value-type="float" office:value="99533.008008074641" table:style-name="ce15">
            <text:p>99 533</text:p>
          </table:table-cell>
          <table:table-cell office:value-type="float" office:value="6410461.9508302053" table:style-name="ce15">
            <text:p>6 410 462</text:p>
          </table:table-cell>
          <table:table-cell office:value-type="float" office:value="64.400256570884551" table:style-name="ce16">
            <text:p>64,40</text:p>
          </table:table-cell>
          <table:table-cell office:value-type="float" office:value="3.4191487581967456E-4" table:style-name="ce14">
            <text:p>0,00034</text:p>
          </table:table-cell>
          <table:table-cell office:value-type="float" office:value="99439.650821846051" table:style-name="ce15">
            <text:p>99 440</text:p>
          </table:table-cell>
          <table:table-cell office:value-type="float" office:value="33.999895862303291" table:style-name="ce15">
            <text:p>34</text:p>
          </table:table-cell>
          <table:table-cell office:value-type="float" office:value="99422.650873914899" table:style-name="ce15">
            <text:p>99 423</text:p>
          </table:table-cell>
          <table:table-cell office:value-type="float" office:value="6182511.9301400343" table:style-name="ce15">
            <text:p>6 182 512</text:p>
          </table:table-cell>
          <table:table-cell office:value-type="float" office:value="62.173508042747358" table:style-name="ce16">
            <text:p>62,17</text:p>
          </table:table-cell>
          <table:table-cell office:value-type="float" office:value="20" table:style-name="ce13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13">
            <text:p>21</text:p>
          </table:table-cell>
          <table:table-cell office:value-type="float" office:value="5.3767080263383415E-4" table:style-name="ce14">
            <text:p>0,00054</text:p>
          </table:table-cell>
          <table:table-cell office:value-type="float" office:value="99294.128950445098" table:style-name="ce15">
            <text:p>99 294</text:p>
          </table:table-cell>
          <table:table-cell office:value-type="float" office:value="53.387554009613247" table:style-name="ce15">
            <text:p>53</text:p>
          </table:table-cell>
          <table:table-cell office:value-type="float" office:value="99267.435173440288" table:style-name="ce15">
            <text:p>99 267</text:p>
          </table:table-cell>
          <table:table-cell office:value-type="float" office:value="5846239.5158192897" table:style-name="ce15">
            <text:p>5 846 240</text:p>
          </table:table-cell>
          <table:table-cell office:value-type="float" office:value="58.877997899926015" table:style-name="ce16">
            <text:p>58,88</text:p>
          </table:table-cell>
          <table:table-cell office:value-type="float" office:value="1.5937009730285703E-4" table:style-name="ce14">
            <text:p>0,00016</text:p>
          </table:table-cell>
          <table:table-cell office:value-type="float" office:value="99525.077949011451" table:style-name="ce15">
            <text:p>99 525</text:p>
          </table:table-cell>
          <table:table-cell office:value-type="float" office:value="15.861321356808386" table:style-name="ce15">
            <text:p>16</text:p>
          </table:table-cell>
          <table:table-cell office:value-type="float" office:value="99517.147288333043" table:style-name="ce15">
            <text:p>99 517</text:p>
          </table:table-cell>
          <table:table-cell office:value-type="float" office:value="6310928.9428221304" table:style-name="ce15">
            <text:p>6 310 929</text:p>
          </table:table-cell>
          <table:table-cell office:value-type="float" office:value="63.410439588455652" table:style-name="ce16">
            <text:p>63,41</text:p>
          </table:table-cell>
          <table:table-cell office:value-type="float" office:value="3.5510572338718813E-4" table:style-name="ce14">
            <text:p>0,00036</text:p>
          </table:table-cell>
          <table:table-cell office:value-type="float" office:value="99405.650925983748" table:style-name="ce15">
            <text:p>99 406</text:p>
          </table:table-cell>
          <table:table-cell office:value-type="float" office:value="35.299515580845764" table:style-name="ce15">
            <text:p>35</text:p>
          </table:table-cell>
          <table:table-cell office:value-type="float" office:value="99388.001168193325" table:style-name="ce15">
            <text:p>99 388</text:p>
          </table:table-cell>
          <table:table-cell office:value-type="float" office:value="6083089.279266119" table:style-name="ce15">
            <text:p>6 083 089</text:p>
          </table:table-cell>
          <table:table-cell office:value-type="float" office:value="61.194602345046903" table:style-name="ce16">
            <text:p>61,19</text:p>
          </table:table-cell>
          <table:table-cell office:value-type="float" office:value="21" table:style-name="ce13">
            <text:p>21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5.4566892836205359E-4" table:style-name="ce14">
            <text:p>0,00055</text:p>
          </table:table-cell>
          <table:table-cell office:value-type="float" office:value="99240.741396435478" table:style-name="ce15">
            <text:p>99 241</text:p>
          </table:table-cell>
          <table:table-cell office:value-type="float" office:value="54.152589007648636" table:style-name="ce15">
            <text:p>54</text:p>
          </table:table-cell>
          <table:table-cell office:value-type="float" office:value="99213.665101931663" table:style-name="ce15">
            <text:p>99 214</text:p>
          </table:table-cell>
          <table:table-cell office:value-type="float" office:value="5746972.080645849" table:style-name="ce15">
            <text:p>5 746 972</text:p>
          </table:table-cell>
          <table:table-cell office:value-type="float" office:value="57.909402930481015" table:style-name="ce16">
            <text:p>57,91</text:p>
          </table:table-cell>
          <table:table-cell office:value-type="float" office:value="1.6433186443148764E-4" table:style-name="ce14">
            <text:p>0,00016</text:p>
          </table:table-cell>
          <table:table-cell office:value-type="float" office:value="99509.216627654649" table:style-name="ce15">
            <text:p>99 509</text:p>
          </table:table-cell>
          <table:table-cell office:value-type="float" office:value="16.352535096539278" table:style-name="ce15">
            <text:p>16</text:p>
          </table:table-cell>
          <table:table-cell office:value-type="float" office:value="99501.040360106388" table:style-name="ce15">
            <text:p>99 501</text:p>
          </table:table-cell>
          <table:table-cell office:value-type="float" office:value="6211411.7955337977" table:style-name="ce15">
            <text:p>6 211 412</text:p>
          </table:table-cell>
          <table:table-cell office:value-type="float" office:value="62.420467229440348" table:style-name="ce16">
            <text:p>62,42</text:p>
          </table:table-cell>
          <table:table-cell office:value-type="float" office:value="3.6124865132517939E-4" table:style-name="ce14">
            <text:p>0,00036</text:p>
          </table:table-cell>
          <table:table-cell office:value-type="float" office:value="99370.351410402902" table:style-name="ce15">
            <text:p>99 370</text:p>
          </table:table-cell>
          <table:table-cell office:value-type="float" office:value="35.897405428717185" table:style-name="ce15">
            <text:p>36</text:p>
          </table:table-cell>
          <table:table-cell office:value-type="float" office:value="99352.40270768854" table:style-name="ce15">
            <text:p>99 352</text:p>
          </table:table-cell>
          <table:table-cell office:value-type="float" office:value="5983701.2780979257" table:style-name="ce15">
            <text:p>5 983 701</text:p>
          </table:table-cell>
          <table:table-cell office:value-type="float" office:value="60.216163002031038" table:style-name="ce16">
            <text:p>60,22</text:p>
          </table:table-cell>
          <table:table-cell office:value-type="float" office:value="22" table:style-name="ce13">
            <text:p>2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.4106377036259267E-4" table:style-name="ce14">
            <text:p>0,00054</text:p>
          </table:table-cell>
          <table:table-cell office:value-type="float" office:value="99186.588807427834" table:style-name="ce15">
            <text:p>99 187</text:p>
          </table:table-cell>
          <table:table-cell office:value-type="float" office:value="53.666269709551038" table:style-name="ce15">
            <text:p>54</text:p>
          </table:table-cell>
          <table:table-cell office:value-type="float" office:value="99159.755672573054" table:style-name="ce15">
            <text:p>99 160</text:p>
          </table:table-cell>
          <table:table-cell office:value-type="float" office:value="5647758.4155439176" table:style-name="ce15">
            <text:p>5 647 758</text:p>
          </table:table-cell>
          <table:table-cell office:value-type="float" office:value="56.940746561101328" table:style-name="ce16">
            <text:p>56,94</text:p>
          </table:table-cell>
          <table:table-cell office:value-type="float" office:value="1.7365137707361255E-4" table:style-name="ce14">
            <text:p>0,00017</text:p>
          </table:table-cell>
          <table:table-cell office:value-type="float" office:value="99492.864092558113" table:style-name="ce15">
            <text:p>99 493</text:p>
          </table:table-cell>
          <table:table-cell office:value-type="float" office:value="17.277072858670497" table:style-name="ce15">
            <text:p>17</text:p>
          </table:table-cell>
          <table:table-cell office:value-type="float" office:value="99484.225556128775" table:style-name="ce15">
            <text:p>99 484</text:p>
          </table:table-cell>
          <table:table-cell office:value-type="float" office:value="6111910.7551736915" table:style-name="ce15">
            <text:p>6 111 911</text:p>
          </table:table-cell>
          <table:table-cell office:value-type="float" office:value="61.430644407701308" table:style-name="ce16">
            <text:p>61,43</text:p>
          </table:table-cell>
          <table:table-cell office:value-type="float" office:value="3.6291752017099654E-4" table:style-name="ce14">
            <text:p>0,00036</text:p>
          </table:table-cell>
          <table:table-cell office:value-type="float" office:value="99334.454004974192" table:style-name="ce15">
            <text:p>99 334</text:p>
          </table:table-cell>
          <table:table-cell office:value-type="float" office:value="36.050213715025151" table:style-name="ce15">
            <text:p>36</text:p>
          </table:table-cell>
          <table:table-cell office:value-type="float" office:value="99316.42889811669" table:style-name="ce15">
            <text:p>99 316</text:p>
          </table:table-cell>
          <table:table-cell office:value-type="float" office:value="5884348.8753902372" table:style-name="ce15">
            <text:p>5 884 349</text:p>
          </table:table-cell>
          <table:table-cell office:value-type="float" office:value="59.237743181188442" table:style-name="ce16">
            <text:p>59,24</text:p>
          </table:table-cell>
          <table:table-cell office:value-type="float" office:value="23" table:style-name="ce13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24" table:style-name="ce13">
            <text:p>24</text:p>
          </table:table-cell>
          <table:table-cell office:value-type="float" office:value="5.3020592368412838E-4" table:style-name="ce14">
            <text:p>0,00053</text:p>
          </table:table-cell>
          <table:table-cell office:value-type="float" office:value="99132.922537718288" table:style-name="ce15">
            <text:p>99 133</text:p>
          </table:table-cell>
          <table:table-cell office:value-type="float" office:value="52.560862761618075" table:style-name="ce15">
            <text:p>53</text:p>
          </table:table-cell>
          <table:table-cell office:value-type="float" office:value="99106.642106337473" table:style-name="ce15">
            <text:p>99 107</text:p>
          </table:table-cell>
          <table:table-cell office:value-type="float" office:value="5548598.6598713445" table:style-name="ce15">
            <text:p>5 548 599</text:p>
          </table:table-cell>
          <table:table-cell office:value-type="float" office:value="55.971301136211359" table:style-name="ce16">
            <text:p>55,97</text:p>
          </table:table-cell>
          <table:table-cell office:value-type="float" office:value="1.864154368431863E-4" table:style-name="ce14">
            <text:p>0,00019</text:p>
          </table:table-cell>
          <table:table-cell office:value-type="float" office:value="99475.587019699436" table:style-name="ce15">
            <text:p>99 476</text:p>
          </table:table-cell>
          <table:table-cell office:value-type="float" office:value="18.543785009509662" table:style-name="ce15">
            <text:p>19</text:p>
          </table:table-cell>
          <table:table-cell office:value-type="float" office:value="99466.315127194684" table:style-name="ce15">
            <text:p>99 466</text:p>
          </table:table-cell>
          <table:table-cell office:value-type="float" office:value="6012426.5296175629" table:style-name="ce15">
            <text:p>6 012 427</text:p>
          </table:table-cell>
          <table:table-cell office:value-type="float" office:value="60.441226935679254" table:style-name="ce16">
            <text:p>60,44</text:p>
          </table:table-cell>
          <table:table-cell office:value-type="float" office:value="3.6302545737013385E-4" table:style-name="ce14">
            <text:p>0,00036</text:p>
          </table:table-cell>
          <table:table-cell office:value-type="float" office:value="99298.403791259174" table:style-name="ce15">
            <text:p>99 298</text:p>
          </table:table-cell>
          <table:table-cell office:value-type="float" office:value="36.047848452446097" table:style-name="ce15">
            <text:p>36</text:p>
          </table:table-cell>
          <table:table-cell office:value-type="float" office:value="99280.379867032956" table:style-name="ce15">
            <text:p>99 280</text:p>
          </table:table-cell>
          <table:table-cell office:value-type="float" office:value="5785032.4464921206" table:style-name="ce15">
            <text:p>5 785 032</text:p>
          </table:table-cell>
          <table:table-cell office:value-type="float" office:value="58.2590678763897" table:style-name="ce16">
            <text:p>58,26</text:p>
          </table:table-cell>
          <table:table-cell office:value-type="float" office:value="24" table:style-name="ce13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5.1944598337569218E-4" table:style-name="ce14">
            <text:p>0,00052</text:p>
          </table:table-cell>
          <table:table-cell office:value-type="float" office:value="99080.361674956672" table:style-name="ce15">
            <text:p>99 080</text:p>
          </table:table-cell>
          <table:table-cell office:value-type="float" office:value="51.466895903467112" table:style-name="ce15">
            <text:p>51</text:p>
          </table:table-cell>
          <table:table-cell office:value-type="float" office:value="99054.628227004941" table:style-name="ce15">
            <text:p>99 055</text:p>
          </table:table-cell>
          <table:table-cell office:value-type="float" office:value="5449492.017765007" table:style-name="ce15">
            <text:p>5 449 492</text:p>
          </table:table-cell>
          <table:table-cell office:value-type="float" office:value="55.000727950939726" table:style-name="ce16">
            <text:p>55,00</text:p>
          </table:table-cell>
          <table:table-cell office:value-type="float" office:value="2.0171084535449524E-4" table:style-name="ce14">
            <text:p>0,00020</text:p>
          </table:table-cell>
          <table:table-cell office:value-type="float" office:value="99457.043234689932" table:style-name="ce15">
            <text:p>99 457</text:p>
          </table:table-cell>
          <table:table-cell office:value-type="float" office:value="20.061564267327888" table:style-name="ce15">
            <text:p>20</text:p>
          </table:table-cell>
          <table:table-cell office:value-type="float" office:value="99447.012452556271" table:style-name="ce15">
            <text:p>99 447</text:p>
          </table:table-cell>
          <table:table-cell office:value-type="float" office:value="5912960.214490368" table:style-name="ce15">
            <text:p>5 912 960</text:p>
          </table:table-cell>
          <table:table-cell office:value-type="float" office:value="59.452402989072255" table:style-name="ce16">
            <text:p>59,45</text:p>
          </table:table-cell>
          <table:table-cell office:value-type="float" office:value="3.6448559036840125E-4" table:style-name="ce14">
            <text:p>0,00036</text:p>
          </table:table-cell>
          <table:table-cell office:value-type="float" office:value="99262.355942806724" table:style-name="ce15">
            <text:p>99 262</text:p>
          </table:table-cell>
          <table:table-cell office:value-type="float" office:value="36.179698407172289" table:style-name="ce15">
            <text:p>36</text:p>
          </table:table-cell>
          <table:table-cell office:value-type="float" office:value="99244.266093603132" table:style-name="ce15">
            <text:p>99 244</text:p>
          </table:table-cell>
          <table:table-cell office:value-type="float" office:value="5685752.0666250875" table:style-name="ce15">
            <text:p>5 685 752</text:p>
          </table:table-cell>
          <table:table-cell office:value-type="float" office:value="57.280043503109283" table:style-name="ce16">
            <text:p>57,28</text:p>
          </table:table-cell>
          <table:table-cell office:value-type="float" office:value="25" table:style-name="ce13">
            <text:p>25</text:p>
          </table:table-cell>
          <table:table-cell table:number-columns-repeated="16364" table:style-name="ce5"/>
        </table:table-row>
        <table:table-row table:style-name="ro2">
          <table:table-cell office:value-type="float" office:value="26" table:style-name="ce13">
            <text:p>26</text:p>
          </table:table-cell>
          <table:table-cell office:value-type="float" office:value="5.1511454037390665E-4" table:style-name="ce14">
            <text:p>0,00052</text:p>
          </table:table-cell>
          <table:table-cell office:value-type="float" office:value="99028.894779053211" table:style-name="ce15">
            <text:p>99 029</text:p>
          </table:table-cell>
          <table:table-cell office:value-type="float" office:value="51.011223617847961" table:style-name="ce15">
            <text:p>51</text:p>
          </table:table-cell>
          <table:table-cell office:value-type="float" office:value="99003.389167244284" table:style-name="ce15">
            <text:p>99 003</text:p>
          </table:table-cell>
          <table:table-cell office:value-type="float" office:value="5350437.3895380022" table:style-name="ce15">
            <text:p>5 350 437</text:p>
          </table:table-cell>
          <table:table-cell office:value-type="float" office:value="54.02905284841912" table:style-name="ce16">
            <text:p>54,03</text:p>
          </table:table-cell>
          <table:table-cell office:value-type="float" office:value="2.1862523173802164E-4" table:style-name="ce14">
            <text:p>0,00022</text:p>
          </table:table-cell>
          <table:table-cell office:value-type="float" office:value="99436.98167042261" table:style-name="ce15">
            <text:p>99 437</text:p>
          </table:table-cell>
          <table:table-cell office:value-type="float" office:value="21.739433161025552" table:style-name="ce15">
            <text:p>22</text:p>
          </table:table-cell>
          <table:table-cell office:value-type="float" office:value="99426.111953842104" table:style-name="ce15">
            <text:p>99 426</text:p>
          </table:table-cell>
          <table:table-cell office:value-type="float" office:value="5813513.2020378122" table:style-name="ce15">
            <text:p>5 813 513</text:p>
          </table:table-cell>
          <table:table-cell office:value-type="float" office:value="58.464296727210836" table:style-name="ce16">
            <text:p>58,46</text:p>
          </table:table-cell>
          <table:table-cell office:value-type="float" office:value="3.7020062989026229E-4" table:style-name="ce14">
            <text:p>0,00037</text:p>
          </table:table-cell>
          <table:table-cell office:value-type="float" office:value="99226.176244399554" table:style-name="ce15">
            <text:p>99 226</text:p>
          </table:table-cell>
          <table:table-cell office:value-type="float" office:value="36.733592947278893" table:style-name="ce15">
            <text:p>37</text:p>
          </table:table-cell>
          <table:table-cell office:value-type="float" office:value="99207.809447925916" table:style-name="ce15">
            <text:p>99 208</text:p>
          </table:table-cell>
          <table:table-cell office:value-type="float" office:value="5586507.8005314842" table:style-name="ce15">
            <text:p>5 586 508</text:p>
          </table:table-cell>
          <table:table-cell office:value-type="float" office:value="56.300746556751385" table:style-name="ce16">
            <text:p>56,30</text:p>
          </table:table-cell>
          <table:table-cell office:value-type="float" office:value="26" table:style-name="ce13">
            <text:p>26</text:p>
          </table:table-cell>
          <table:table-cell table:number-columns-repeated="16364" table:style-name="ce5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5.2112168806925005E-4" table:style-name="ce14">
            <text:p>0,00052</text:p>
          </table:table-cell>
          <table:table-cell office:value-type="float" office:value="98977.883555435357" table:style-name="ce15">
            <text:p>98 978</text:p>
          </table:table-cell>
          <table:table-cell office:value-type="float" office:value="51.579521759930138" table:style-name="ce15">
            <text:p>52</text:p>
          </table:table-cell>
          <table:table-cell office:value-type="float" office:value="98952.093794555389" table:style-name="ce15">
            <text:p>98 952</text:p>
          </table:table-cell>
          <table:table-cell office:value-type="float" office:value="5251434.0003707577" table:style-name="ce15">
            <text:p>5 251 434</text:p>
          </table:table-cell>
          <table:table-cell office:value-type="float" office:value="53.056640652752932" table:style-name="ce16">
            <text:p>53,06</text:p>
          </table:table-cell>
          <table:table-cell office:value-type="float" office:value="2.363463546291068E-4" table:style-name="ce14">
            <text:p>0,00024</text:p>
          </table:table-cell>
          <table:table-cell office:value-type="float" office:value="99415.242237261584" table:style-name="ce15">
            <text:p>99 415</text:p>
          </table:table-cell>
          <table:table-cell office:value-type="float" office:value="23.496430097346384" table:style-name="ce15">
            <text:p>23</text:p>
          </table:table-cell>
          <table:table-cell office:value-type="float" office:value="99403.494022212908" table:style-name="ce15">
            <text:p>99 403</text:p>
          </table:table-cell>
          <table:table-cell office:value-type="float" office:value="5714087.0900839698" table:style-name="ce15">
            <text:p>5 714 087</text:p>
          </table:table-cell>
          <table:table-cell office:value-type="float" office:value="57.476971956140211" table:style-name="ce16">
            <text:p>57,48</text:p>
          </table:table-cell>
          <table:table-cell office:value-type="float" office:value="3.8181286342078098E-4" table:style-name="ce14">
            <text:p>0,00038</text:p>
          </table:table-cell>
          <table:table-cell office:value-type="float" office:value="99189.442651452278" table:style-name="ce15">
            <text:p>99 189</text:p>
          </table:table-cell>
          <table:table-cell office:value-type="float" office:value="37.871805119862337" table:style-name="ce15">
            <text:p>38</text:p>
          </table:table-cell>
          <table:table-cell office:value-type="float" office:value="99170.506748892338" table:style-name="ce15">
            <text:p>99 171</text:p>
          </table:table-cell>
          <table:table-cell office:value-type="float" office:value="5487299.9910835586" table:style-name="ce15">
            <text:p>5 487 300</text:p>
          </table:table-cell>
          <table:table-cell office:value-type="float" office:value="55.321411678516135" table:style-name="ce16">
            <text:p>55,32</text:p>
          </table:table-cell>
          <table:table-cell office:value-type="float" office:value="27" table:style-name="ce13">
            <text:p>27</text:p>
          </table:table-cell>
          <table:table-cell table:number-columns-repeated="16364" table:style-name="ce5"/>
        </table:table-row>
        <table:table-row table:style-name="ro2">
          <table:table-cell office:value-type="float" office:value="28" table:style-name="ce13">
            <text:p>28</text:p>
          </table:table-cell>
          <table:table-cell office:value-type="float" office:value="5.3667655354296899E-4" table:style-name="ce14">
            <text:p>0,00054</text:p>
          </table:table-cell>
          <table:table-cell office:value-type="float" office:value="98926.30403367542" table:style-name="ce15">
            <text:p>98 926</text:p>
          </table:table-cell>
          <table:table-cell office:value-type="float" office:value="53.091427903536832" table:style-name="ce15">
            <text:p>53</text:p>
          </table:table-cell>
          <table:table-cell office:value-type="float" office:value="98899.758319723653" table:style-name="ce15">
            <text:p>98 900</text:p>
          </table:table-cell>
          <table:table-cell office:value-type="float" office:value="5152481.9065762023" table:style-name="ce15">
            <text:p>5 152 482</text:p>
          </table:table-cell>
          <table:table-cell office:value-type="float" office:value="52.084043338182838" table:style-name="ce16">
            <text:p>52,08</text:p>
          </table:table-cell>
          <table:table-cell office:value-type="float" office:value="2.5425643905642692E-4" table:style-name="ce14">
            <text:p>0,00025</text:p>
          </table:table-cell>
          <table:table-cell office:value-type="float" office:value="99391.745807164232" table:style-name="ce15">
            <text:p>99 392</text:p>
          </table:table-cell>
          <table:table-cell office:value-type="float" office:value="25.270991360531127" table:style-name="ce15">
            <text:p>25</text:p>
          </table:table-cell>
          <table:table-cell office:value-type="float" office:value="99379.110311483964" table:style-name="ce15">
            <text:p>99 379</text:p>
          </table:table-cell>
          <table:table-cell office:value-type="float" office:value="5614683.5960617568" table:style-name="ce15">
            <text:p>5 614 684</text:p>
          </table:table-cell>
          <table:table-cell office:value-type="float" office:value="56.490441439223076" table:style-name="ce16">
            <text:p>56,49</text:p>
          </table:table-cell>
          <table:table-cell office:value-type="float" office:value="3.9851664901266589E-4" table:style-name="ce14">
            <text:p>0,00040</text:p>
          </table:table-cell>
          <table:table-cell office:value-type="float" office:value="99151.570846332412" table:style-name="ce15">
            <text:p>99 152</text:p>
          </table:table-cell>
          <table:table-cell office:value-type="float" office:value="39.513551758022331" table:style-name="ce15">
            <text:p>40</text:p>
          </table:table-cell>
          <table:table-cell office:value-type="float" office:value="99131.814070453402" table:style-name="ce15">
            <text:p>99 132</text:p>
          </table:table-cell>
          <table:table-cell office:value-type="float" office:value="5388129.4843346663" table:style-name="ce15">
            <text:p>5 388 129</text:p>
          </table:table-cell>
          <table:table-cell office:value-type="float" office:value="54.342351193662118" table:style-name="ce16">
            <text:p>54,34</text:p>
          </table:table-cell>
          <table:table-cell office:value-type="float" office:value="28" table:style-name="ce13">
            <text:p>28</text:p>
          </table:table-cell>
          <table:table-cell table:number-columns-repeated="16364" table:style-name="ce5"/>
        </table:table-row>
        <table:table-row table:style-name="ro2">
          <table:table-cell office:value-type="float" office:value="29" table:style-name="ce13">
            <text:p>29</text:p>
          </table:table-cell>
          <table:table-cell office:value-type="float" office:value="5.6044815285377495E-4" table:style-name="ce14">
            <text:p>0,00056</text:p>
          </table:table-cell>
          <table:table-cell office:value-type="float" office:value="98873.212605771885" table:style-name="ce15">
            <text:p>98 873</text:p>
          </table:table-cell>
          <table:table-cell office:value-type="float" office:value="55.413309371623427" table:style-name="ce15">
            <text:p>55</text:p>
          </table:table-cell>
          <table:table-cell office:value-type="float" office:value="98845.505951086074" table:style-name="ce15">
            <text:p>98 846</text:p>
          </table:table-cell>
          <table:table-cell office:value-type="float" office:value="5053582.1482564788" table:style-name="ce15">
            <text:p>5 053 582</text:p>
          </table:table-cell>
          <table:table-cell office:value-type="float" office:value="51.111742150082293" table:style-name="ce16">
            <text:p>51,11</text:p>
          </table:table-cell>
          <table:table-cell office:value-type="float" office:value="2.7176005299611408E-4" table:style-name="ce14">
            <text:p>0,00027</text:p>
          </table:table-cell>
          <table:table-cell office:value-type="float" office:value="99366.474815803696" table:style-name="ce15">
            <text:p>99 366</text:p>
          </table:table-cell>
          <table:table-cell office:value-type="float" office:value="27.003838461979846" table:style-name="ce15">
            <text:p>27</text:p>
          </table:table-cell>
          <table:table-cell office:value-type="float" office:value="99352.972896572697" table:style-name="ce15">
            <text:p>99 353</text:p>
          </table:table-cell>
          <table:table-cell office:value-type="float" office:value="5515304.4857502729" table:style-name="ce15">
            <text:p>5 515 304</text:p>
          </table:table-cell>
          <table:table-cell office:value-type="float" office:value="55.504680989982084" table:style-name="ce16">
            <text:p>55,50</text:p>
          </table:table-cell>
          <table:table-cell office:value-type="float" office:value="4.1922509325209085E-4" table:style-name="ce14">
            <text:p>0,00042</text:p>
          </table:table-cell>
          <table:table-cell office:value-type="float" office:value="99112.057294574392" table:style-name="ce15">
            <text:p>99 112</text:p>
          </table:table-cell>
          <table:table-cell office:value-type="float" office:value="41.550261461724517" table:style-name="ce15">
            <text:p>42</text:p>
          </table:table-cell>
          <table:table-cell office:value-type="float" office:value="99091.282163843527" table:style-name="ce15">
            <text:p>99 091</text:p>
          </table:table-cell>
          <table:table-cell office:value-type="float" office:value="5288997.6702642133" table:style-name="ce15">
            <text:p>5 288 998</text:p>
          </table:table-cell>
          <table:table-cell office:value-type="float" office:value="53.363816821444836" table:style-name="ce16">
            <text:p>53,36</text:p>
          </table:table-cell>
          <table:table-cell office:value-type="float" office:value="29" table:style-name="ce13">
            <text:p>29</text:p>
          </table:table-cell>
          <table:table-cell table:number-columns-repeated="16364" table:style-name="ce5"/>
        </table:table-row>
        <table:table-row table:style-name="ro2">
          <table:table-cell office:value-type="float" office:value="30" table:style-name="ce13">
            <text:p>30</text:p>
          </table:table-cell>
          <table:table-cell office:value-type="float" office:value="5.9110550206014744E-4" table:style-name="ce14">
            <text:p>0,00059</text:p>
          </table:table-cell>
          <table:table-cell office:value-type="float" office:value="98817.799296400262" table:style-name="ce15">
            <text:p>98 818</text:p>
          </table:table-cell>
          <table:table-cell office:value-type="float" office:value="58.41174486557756" table:style-name="ce15">
            <text:p>58</text:p>
          </table:table-cell>
          <table:table-cell office:value-type="float" office:value="98788.593423967483" table:style-name="ce15">
            <text:p>98 789</text:p>
          </table:table-cell>
          <table:table-cell office:value-type="float" office:value="4954736.6423053928" table:style-name="ce15">
            <text:p>4 954 737</text:p>
          </table:table-cell>
          <table:table-cell office:value-type="float" office:value="50.140123313653717" table:style-name="ce16">
            <text:p>50,14</text:p>
          </table:table-cell>
          <table:table-cell office:value-type="float" office:value="2.8826176442410816E-4" table:style-name="ce14">
            <text:p>0,00029</text:p>
          </table:table-cell>
          <table:table-cell office:value-type="float" office:value="99339.470977341713" table:style-name="ce15">
            <text:p>99 339</text:p>
          </table:table-cell>
          <table:table-cell office:value-type="float" office:value="28.635771180886007" table:style-name="ce15">
            <text:p>29</text:p>
          </table:table-cell>
          <table:table-cell office:value-type="float" office:value="99325.153091751272" table:style-name="ce15">
            <text:p>99 325</text:p>
          </table:table-cell>
          <table:table-cell office:value-type="float" office:value="5415951.5128536997" table:style-name="ce15">
            <text:p>5 415 952</text:p>
          </table:table-cell>
          <table:table-cell office:value-type="float" office:value="54.519633128396883" table:style-name="ce16">
            <text:p>54,52</text:p>
          </table:table-cell>
          <table:table-cell office:value-type="float" office:value="4.4285130272502698E-4" table:style-name="ce14">
            <text:p>0,00044</text:p>
          </table:table-cell>
          <table:table-cell office:value-type="float" office:value="99070.507033112663" table:style-name="ce15">
            <text:p>99 071</text:p>
          </table:table-cell>
          <table:table-cell office:value-type="float" office:value="43.873503101242889" table:style-name="ce15">
            <text:p>44</text:p>
          </table:table-cell>
          <table:table-cell office:value-type="float" office:value="99048.570281562046" table:style-name="ce15">
            <text:p>99 049</text:p>
          </table:table-cell>
          <table:table-cell office:value-type="float" office:value="5189906.3881003698" table:style-name="ce15">
            <text:p>5 189 906</text:p>
          </table:table-cell>
          <table:table-cell office:value-type="float" office:value="52.385987954676871" table:style-name="ce16">
            <text:p>52,39</text:p>
          </table:table-cell>
          <table:table-cell office:value-type="float" office:value="30" table:style-name="ce13">
            <text:p>30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float" office:value="6.2731596962645468E-4" table:style-name="ce14">
            <text:p>0,00063</text:p>
          </table:table-cell>
          <table:table-cell office:value-type="float" office:value="98759.387551534688" table:style-name="ce15">
            <text:p>98 759</text:p>
          </table:table-cell>
          <table:table-cell office:value-type="float" office:value="61.953340961605804" table:style-name="ce15">
            <text:p>62</text:p>
          </table:table-cell>
          <table:table-cell office:value-type="float" office:value="98728.410881053889" table:style-name="ce15">
            <text:p>98 728</text:p>
          </table:table-cell>
          <table:table-cell office:value-type="float" office:value="4855948.0488814255" table:style-name="ce15">
            <text:p>4 855 948</text:p>
          </table:table-cell>
          <table:table-cell office:value-type="float" office:value="49.169483218468642" table:style-name="ce16">
            <text:p>49,17</text:p>
          </table:table-cell>
          <table:table-cell office:value-type="float" office:value="3.031830982643255E-4" table:style-name="ce14">
            <text:p>0,00030</text:p>
          </table:table-cell>
          <table:table-cell office:value-type="float" office:value="99310.835206160831" table:style-name="ce15">
            <text:p>99 311</text:p>
          </table:table-cell>
          <table:table-cell office:value-type="float" office:value="30.109366709021696" table:style-name="ce15">
            <text:p>30</text:p>
          </table:table-cell>
          <table:table-cell office:value-type="float" office:value="99295.780522806323" table:style-name="ce15">
            <text:p>99 296</text:p>
          </table:table-cell>
          <table:table-cell office:value-type="float" office:value="5316626.3597619487" table:style-name="ce15">
            <text:p>5 316 626</text:p>
          </table:table-cell>
          <table:table-cell office:value-type="float" office:value="53.535209413203354" table:style-name="ce16">
            <text:p>53,54</text:p>
          </table:table-cell>
          <table:table-cell office:value-type="float" office:value="4.6831705146675685E-4" table:style-name="ce14">
            <text:p>0,00047</text:p>
          </table:table-cell>
          <table:table-cell office:value-type="float" office:value="99026.633530011415" table:style-name="ce15">
            <text:p>99 027</text:p>
          </table:table-cell>
          <table:table-cell office:value-type="float" office:value="46.375861031454022" table:style-name="ce15">
            <text:p>46</text:p>
          </table:table-cell>
          <table:table-cell office:value-type="float" office:value="99003.445599495695" table:style-name="ce15">
            <text:p>99 003</text:p>
          </table:table-cell>
          <table:table-cell office:value-type="float" office:value="5090857.8178188074" table:style-name="ce15">
            <text:p>5 090 858</text:p>
          </table:table-cell>
          <table:table-cell office:value-type="float" office:value="51.408975912282742" table:style-name="ce16">
            <text:p>51,41</text:p>
          </table:table-cell>
          <table:table-cell office:value-type="float" office:value="31" table:style-name="ce13">
            <text:p>31</text:p>
          </table:table-cell>
          <table:table-cell table:number-columns-repeated="16364" table:style-name="ce5"/>
        </table:table-row>
        <table:table-row table:style-name="ro2">
          <table:table-cell office:value-type="float" office:value="32" table:style-name="ce13">
            <text:p>32</text:p>
          </table:table-cell>
          <table:table-cell office:value-type="float" office:value="6.6761944905216063E-4" table:style-name="ce14">
            <text:p>0,00067</text:p>
          </table:table-cell>
          <table:table-cell office:value-type="float" office:value="98697.434210573076" table:style-name="ce15">
            <text:p>98 697</text:p>
          </table:table-cell>
          <table:table-cell office:value-type="float" office:value="65.892326650524666" table:style-name="ce15">
            <text:p>66</text:p>
          </table:table-cell>
          <table:table-cell office:value-type="float" office:value="98664.488047247811" table:style-name="ce15">
            <text:p>98 664</text:p>
          </table:table-cell>
          <table:table-cell office:value-type="float" office:value="4757219.6380003719" table:style-name="ce15">
            <text:p>4 757 220</text:p>
          </table:table-cell>
          <table:table-cell office:value-type="float" office:value="48.200033527221613" table:style-name="ce16">
            <text:p>48,20</text:p>
          </table:table-cell>
          <table:table-cell office:value-type="float" office:value="3.1725754478611578E-4" table:style-name="ce14">
            <text:p>0,00032</text:p>
          </table:table-cell>
          <table:table-cell office:value-type="float" office:value="99280.725839451814" table:style-name="ce15">
            <text:p>99 281</text:p>
          </table:table-cell>
          <table:table-cell office:value-type="float" office:value="31.497559324407966" table:style-name="ce15">
            <text:p>31</text:p>
          </table:table-cell>
          <table:table-cell office:value-type="float" office:value="99264.977059789613" table:style-name="ce15">
            <text:p>99 265</text:p>
          </table:table-cell>
          <table:table-cell office:value-type="float" office:value="5217330.5792391421" table:style-name="ce15">
            <text:p>5 217 331</text:p>
          </table:table-cell>
          <table:table-cell office:value-type="float" office:value="52.551293668784787" table:style-name="ce16">
            <text:p>52,55</text:p>
          </table:table-cell>
          <table:table-cell office:value-type="float" office:value="4.9521471727402523E-4" table:style-name="ce14">
            <text:p>0,00050</text:p>
          </table:table-cell>
          <table:table-cell office:value-type="float" office:value="98980.257668979961" table:style-name="ce15">
            <text:p>98 980</text:p>
          </table:table-cell>
          <table:table-cell office:value-type="float" office:value="49.016480317254079" table:style-name="ce15">
            <text:p>49</text:p>
          </table:table-cell>
          <table:table-cell office:value-type="float" office:value="98955.749428821335" table:style-name="ce15">
            <text:p>98 956</text:p>
          </table:table-cell>
          <table:table-cell office:value-type="float" office:value="4991854.372219312" table:style-name="ce15">
            <text:p>4 991 854</text:p>
          </table:table-cell>
          <table:table-cell office:value-type="float" office:value="50.432828624406987" table:style-name="ce16">
            <text:p>50,43</text:p>
          </table:table-cell>
          <table:table-cell office:value-type="float" office:value="32" table:style-name="ce1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3" table:style-name="ce13">
            <text:p>33</text:p>
          </table:table-cell>
          <table:table-cell office:value-type="float" office:value="7.1033975492250801E-4" table:style-name="ce14">
            <text:p>0,00071</text:p>
          </table:table-cell>
          <table:table-cell office:value-type="float" office:value="98631.541883922546" table:style-name="ce15">
            <text:p>98 632</text:p>
          </table:table-cell>
          <table:table-cell office:value-type="float" office:value="70.061905289454629" table:style-name="ce15">
            <text:p>70</text:p>
          </table:table-cell>
          <table:table-cell office:value-type="float" office:value="98596.510931277822" table:style-name="ce15">
            <text:p>98 597</text:p>
          </table:table-cell>
          <table:table-cell office:value-type="float" office:value="4658555.1499531241" table:style-name="ce15">
            <text:p>4 658 555</text:p>
          </table:table-cell>
          <table:table-cell office:value-type="float" office:value="47.231900272183545" table:style-name="ce16">
            <text:p>47,23</text:p>
          </table:table-cell>
          <table:table-cell office:value-type="float" office:value="3.3344246658394079E-4" table:style-name="ce14">
            <text:p>0,00033</text:p>
          </table:table-cell>
          <table:table-cell office:value-type="float" office:value="99249.228280127412" table:style-name="ce15">
            <text:p>99 249</text:p>
          </table:table-cell>
          <table:table-cell office:value-type="float" office:value="33.093907484278297" table:style-name="ce15">
            <text:p>33</text:p>
          </table:table-cell>
          <table:table-cell office:value-type="float" office:value="99232.681326385267" table:style-name="ce15">
            <text:p>99 233</text:p>
          </table:table-cell>
          <table:table-cell office:value-type="float" office:value="5118065.6021793522" table:style-name="ce15">
            <text:p>5 118 066</text:p>
          </table:table-cell>
          <table:table-cell office:value-type="float" office:value="51.567812575164758" table:style-name="ce16">
            <text:p>51,57</text:p>
          </table:table-cell>
          <table:table-cell office:value-type="float" office:value="5.2427339786626718E-4" table:style-name="ce14">
            <text:p>0,00052</text:p>
          </table:table-cell>
          <table:table-cell office:value-type="float" office:value="98931.241188662709" table:style-name="ce15">
            <text:p>98 931</text:p>
          </table:table-cell>
          <table:table-cell office:value-type="float" office:value="51.867017973107401" table:style-name="ce15">
            <text:p>52</text:p>
          </table:table-cell>
          <table:table-cell office:value-type="float" office:value="98905.30767967616" table:style-name="ce15">
            <text:p>98 905</text:p>
          </table:table-cell>
          <table:table-cell office:value-type="float" office:value="4892898.6227904903" table:style-name="ce15">
            <text:p>4 892 899</text:p>
          </table:table-cell>
          <table:table-cell office:value-type="float" office:value="49.457568347491886" table:style-name="ce16">
            <text:p>49,46</text:p>
          </table:table-cell>
          <table:table-cell office:value-type="float" office:value="33" table:style-name="ce13">
            <text:p>33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13">
            <text:p>34</text:p>
          </table:table-cell>
          <table:table-cell office:value-type="float" office:value="7.5377977127582315E-4" table:style-name="ce14">
            <text:p>0,00075</text:p>
          </table:table-cell>
          <table:table-cell office:value-type="float" office:value="98561.479978633084" table:style-name="ce15">
            <text:p>98 561</text:p>
          </table:table-cell>
          <table:table-cell office:value-type="float" office:value="74.293649834900663" table:style-name="ce15">
            <text:p>74</text:p>
          </table:table-cell>
          <table:table-cell office:value-type="float" office:value="98524.333153715634" table:style-name="ce15">
            <text:p>98 524</text:p>
          </table:table-cell>
          <table:table-cell office:value-type="float" office:value="4559958.6390218465" table:style-name="ce15">
            <text:p>4 559 959</text:p>
          </table:table-cell>
          <table:table-cell office:value-type="float" office:value="46.265119395633967" table:style-name="ce16">
            <text:p>46,27</text:p>
          </table:table-cell>
          <table:table-cell office:value-type="float" office:value="3.5491064229526548E-4" table:style-name="ce14">
            <text:p>0,00035</text:p>
          </table:table-cell>
          <table:table-cell office:value-type="float" office:value="99216.134372643137" table:style-name="ce15">
            <text:p>99 216</text:p>
          </table:table-cell>
          <table:table-cell office:value-type="float" office:value="35.212861976248142" table:style-name="ce15">
            <text:p>35</text:p>
          </table:table-cell>
          <table:table-cell office:value-type="float" office:value="99198.527941655018" table:style-name="ce15">
            <text:p>99 199</text:p>
          </table:table-cell>
          <table:table-cell office:value-type="float" office:value="5018832.9208529666" table:style-name="ce15">
            <text:p>5 018 833</text:p>
          </table:table-cell>
          <table:table-cell office:value-type="float" office:value="50.584846432364223" table:style-name="ce16">
            <text:p>50,58</text:p>
          </table:table-cell>
          <table:table-cell office:value-type="float" office:value="5.563322996707332E-4" table:style-name="ce14">
            <text:p>0,00056</text:p>
          </table:table-cell>
          <table:table-cell office:value-type="float" office:value="98879.374170689596" table:style-name="ce15">
            <text:p>98 879</text:p>
          </table:table-cell>
          <table:table-cell office:value-type="float" office:value="55.009789622382641" table:style-name="ce15">
            <text:p>55</text:p>
          </table:table-cell>
          <table:table-cell office:value-type="float" office:value="98851.869275878402" table:style-name="ce15">
            <text:p>98 852</text:p>
          </table:table-cell>
          <table:table-cell office:value-type="float" office:value="4793993.3151108138" table:style-name="ce15">
            <text:p>4 793 993</text:p>
          </table:table-cell>
          <table:table-cell office:value-type="float" office:value="48.483248961863652" table:style-name="ce16">
            <text:p>48,48</text:p>
          </table:table-cell>
          <table:table-cell office:value-type="float" office:value="34" table:style-name="ce13">
            <text:p>34</text:p>
          </table:table-cell>
          <table:table-cell table:number-columns-repeated="16364" table:style-name="ce5"/>
        </table:table-row>
        <table:table-row table:style-name="ro2">
          <table:table-cell office:value-type="float" office:value="35" table:style-name="ce13">
            <text:p>35</text:p>
          </table:table-cell>
          <table:table-cell office:value-type="float" office:value="7.962423821503506E-4" table:style-name="ce14">
            <text:p>0,00080</text:p>
          </table:table-cell>
          <table:table-cell office:value-type="float" office:value="98487.186328798183" table:style-name="ce15">
            <text:p>98 487</text:p>
          </table:table-cell>
          <table:table-cell office:value-type="float" office:value="78.419671853727706" table:style-name="ce15">
            <text:p>78</text:p>
          </table:table-cell>
          <table:table-cell office:value-type="float" office:value="98447.976492871327" table:style-name="ce15">
            <text:p>98 448</text:p>
          </table:table-cell>
          <table:table-cell office:value-type="float" office:value="4461434.3058681311" table:style-name="ce15">
            <text:p>4 461 434</text:p>
          </table:table-cell>
          <table:table-cell office:value-type="float" office:value="45.299642239485763" table:style-name="ce16">
            <text:p>45,30</text:p>
          </table:table-cell>
          <table:table-cell office:value-type="float" office:value="3.8483485055751078E-4" table:style-name="ce14">
            <text:p>0,00038</text:p>
          </table:table-cell>
          <table:table-cell office:value-type="float" office:value="99180.921510666885" table:style-name="ce15">
            <text:p>99 181</text:p>
          </table:table-cell>
          <table:table-cell office:value-type="float" office:value="38.168275107713697" table:style-name="ce15">
            <text:p>38</text:p>
          </table:table-cell>
          <table:table-cell office:value-type="float" office:value="99161.837373113027" table:style-name="ce15">
            <text:p>99 162</text:p>
          </table:table-cell>
          <table:table-cell office:value-type="float" office:value="4919634.3929113112" table:style-name="ce15">
            <text:p>4 919 634</text:p>
          </table:table-cell>
          <table:table-cell office:value-type="float" office:value="49.602628388386222" table:style-name="ce16">
            <text:p>49,60</text:p>
          </table:table-cell>
          <table:table-cell office:value-type="float" office:value="5.9223062911458835E-4" table:style-name="ce14">
            <text:p>0,00059</text:p>
          </table:table-cell>
          <table:table-cell office:value-type="float" office:value="98824.364381067207" table:style-name="ce15">
            <text:p>98 824</text:p>
          </table:table-cell>
          <table:table-cell office:value-type="float" office:value="58.526815489248747" table:style-name="ce15">
            <text:p>59</text:p>
          </table:table-cell>
          <table:table-cell office:value-type="float" office:value="98795.10097332258" table:style-name="ce15">
            <text:p>98 795</text:p>
          </table:table-cell>
          <table:table-cell office:value-type="float" office:value="4695141.4458349356" table:style-name="ce15">
            <text:p>4 695 141</text:p>
          </table:table-cell>
          <table:table-cell office:value-type="float" office:value="47.509958452456608" table:style-name="ce16">
            <text:p>47,51</text:p>
          </table:table-cell>
          <table:table-cell office:value-type="float" office:value="35" table:style-name="ce13">
            <text:p>35</text:p>
          </table:table-cell>
          <table:table-cell table:number-columns-repeated="16364" table:style-name="ce5"/>
        </table:table-row>
        <table:table-row table:style-name="ro2">
          <table:table-cell office:value-type="float" office:value="36" table:style-name="ce13">
            <text:p>36</text:p>
          </table:table-cell>
          <table:table-cell office:value-type="float" office:value="8.3609556565871455E-4" table:style-name="ce14">
            <text:p>0,00084</text:p>
          </table:table-cell>
          <table:table-cell office:value-type="float" office:value="98408.766656944455" table:style-name="ce15">
            <text:p>98 409</text:p>
          </table:table-cell>
          <table:table-cell office:value-type="float" office:value="82.279133423814429" table:style-name="ce15">
            <text:p>82</text:p>
          </table:table-cell>
          <table:table-cell office:value-type="float" office:value="98367.627090232549" table:style-name="ce15">
            <text:p>98 368</text:p>
          </table:table-cell>
          <table:table-cell office:value-type="float" office:value="4362986.3293752596" table:style-name="ce15">
            <text:p>4 362 986</text:p>
          </table:table-cell>
          <table:table-cell office:value-type="float" office:value="44.335342039035453" table:style-name="ce16">
            <text:p>44,34</text:p>
          </table:table-cell>
          <table:table-cell office:value-type="float" office:value="4.2633369547603677E-4" table:style-name="ce14">
            <text:p>0,00043</text:p>
          </table:table-cell>
          <table:table-cell office:value-type="float" office:value="99142.753235559168" table:style-name="ce15">
            <text:p>99 143</text:p>
          </table:table-cell>
          <table:table-cell office:value-type="float" office:value="42.267896366584743" table:style-name="ce15">
            <text:p>42</text:p>
          </table:table-cell>
          <table:table-cell office:value-type="float" office:value="99121.619287375885" table:style-name="ce15">
            <text:p>99 122</text:p>
          </table:table-cell>
          <table:table-cell office:value-type="float" office:value="4820472.555538198" table:style-name="ce15">
            <text:p>4 820 473</text:p>
          </table:table-cell>
          <table:table-cell office:value-type="float" office:value="48.62153206583794" table:style-name="ce16">
            <text:p>48,62</text:p>
          </table:table-cell>
          <table:table-cell office:value-type="float" office:value="6.3281112115451572E-4" table:style-name="ce14">
            <text:p>0,00063</text:p>
          </table:table-cell>
          <table:table-cell office:value-type="float" office:value="98765.837565577953" table:style-name="ce15">
            <text:p>98 766</text:p>
          </table:table-cell>
          <table:table-cell office:value-type="float" office:value="62.500120401638171" table:style-name="ce15">
            <text:p>63</text:p>
          </table:table-cell>
          <table:table-cell office:value-type="float" office:value="98734.587505377131" table:style-name="ce15">
            <text:p>98 735</text:p>
          </table:table-cell>
          <table:table-cell office:value-type="float" office:value="4596346.3448616127" table:style-name="ce15">
            <text:p>4 596 346</text:p>
          </table:table-cell>
          <table:table-cell office:value-type="float" office:value="46.537815687633469" table:style-name="ce16">
            <text:p>46,54</text:p>
          </table:table-cell>
          <table:table-cell office:value-type="float" office:value="36" table:style-name="ce13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37" table:style-name="ce13">
            <text:p>37</text:p>
          </table:table-cell>
          <table:table-cell office:value-type="float" office:value="8.7518233665126563E-4" table:style-name="ce14">
            <text:p>0,00088</text:p>
          </table:table-cell>
          <table:table-cell office:value-type="float" office:value="98326.487523520642" table:style-name="ce15">
            <text:p>98 326</text:p>
          </table:table-cell>
          <table:table-cell office:value-type="float" office:value="86.05360510554631" table:style-name="ce15">
            <text:p>86</text:p>
          </table:table-cell>
          <table:table-cell office:value-type="float" office:value="98283.460720967865" table:style-name="ce15">
            <text:p>98 283</text:p>
          </table:table-cell>
          <table:table-cell office:value-type="float" office:value="4264618.7022850271" table:style-name="ce15">
            <text:p>4 264 619</text:p>
          </table:table-cell>
          <table:table-cell office:value-type="float" office:value="43.372023243125504" table:style-name="ce16">
            <text:p>43,37</text:p>
          </table:table-cell>
          <table:table-cell office:value-type="float" office:value="4.7963368246108421E-4" table:style-name="ce14">
            <text:p>0,00048</text:p>
          </table:table-cell>
          <table:table-cell office:value-type="float" office:value="99100.485339192586" table:style-name="ce15">
            <text:p>99 100</text:p>
          </table:table-cell>
          <table:table-cell office:value-type="float" office:value="47.531930716917628" table:style-name="ce15">
            <text:p>48</text:p>
          </table:table-cell>
          <table:table-cell office:value-type="float" office:value="99076.71937383413" table:style-name="ce15">
            <text:p>99 077</text:p>
          </table:table-cell>
          <table:table-cell office:value-type="float" office:value="4721350.9362508217" table:style-name="ce15">
            <text:p>4 721 351</text:p>
          </table:table-cell>
          <table:table-cell office:value-type="float" office:value="47.642056646755961" table:style-name="ce16">
            <text:p>47,64</text:p>
          </table:table-cell>
          <table:table-cell office:value-type="float" office:value="6.7910488074086276E-4" table:style-name="ce14">
            <text:p>0,00068</text:p>
          </table:table-cell>
          <table:table-cell office:value-type="float" office:value="98703.337445176308" table:style-name="ce15">
            <text:p>98 703</text:p>
          </table:table-cell>
          <table:table-cell office:value-type="float" office:value="67.029918204431596" table:style-name="ce15">
            <text:p>67</text:p>
          </table:table-cell>
          <table:table-cell office:value-type="float" office:value="98669.822486074088" table:style-name="ce15">
            <text:p>98 670</text:p>
          </table:table-cell>
          <table:table-cell office:value-type="float" office:value="4497611.7573562358" table:style-name="ce15">
            <text:p>4 497 612</text:p>
          </table:table-cell>
          <table:table-cell office:value-type="float" office:value="45.566967376907442" table:style-name="ce16">
            <text:p>45,57</text:p>
          </table:table-cell>
          <table:table-cell office:value-type="float" office:value="37" table:style-name="ce13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9.2049801036484685E-4" table:style-name="ce14">
            <text:p>0,00092</text:p>
          </table:table-cell>
          <table:table-cell office:value-type="float" office:value="98240.433918415089" table:style-name="ce15">
            <text:p>98 240</text:p>
          </table:table-cell>
          <table:table-cell office:value-type="float" office:value="90.430123959280309" table:style-name="ce15">
            <text:p>90</text:p>
          </table:table-cell>
          <table:table-cell office:value-type="float" office:value="98195.218856435444" table:style-name="ce15">
            <text:p>98 195</text:p>
          </table:table-cell>
          <table:table-cell office:value-type="float" office:value="4166335.2415640596" table:style-name="ce15">
            <text:p>4 166 335</text:p>
          </table:table-cell>
          <table:table-cell office:value-type="float" office:value="42.40957694694265" table:style-name="ce16">
            <text:p>42,41</text:p>
          </table:table-cell>
          <table:table-cell office:value-type="float" office:value="5.4067331585869389E-4" table:style-name="ce14">
            <text:p>0,00054</text:p>
          </table:table-cell>
          <table:table-cell office:value-type="float" office:value="99052.953408475674" table:style-name="ce15">
            <text:p>99 053</text:p>
          </table:table-cell>
          <table:table-cell office:value-type="float" office:value="53.555288764957254" table:style-name="ce15">
            <text:p>54</text:p>
          </table:table-cell>
          <table:table-cell office:value-type="float" office:value="99026.175764093205" table:style-name="ce15">
            <text:p>99 026</text:p>
          </table:table-cell>
          <table:table-cell office:value-type="float" office:value="4622274.2168769874" table:style-name="ce15">
            <text:p>4 622 274</text:p>
          </table:table-cell>
          <table:table-cell office:value-type="float" office:value="46.664678415146305" table:style-name="ce16">
            <text:p>46,66</text:p>
          </table:table-cell>
          <table:table-cell office:value-type="float" office:value="7.3242230160925638E-4" table:style-name="ce14">
            <text:p>0,00073</text:p>
          </table:table-cell>
          <table:table-cell office:value-type="float" office:value="98636.307526971883" table:style-name="ce15">
            <text:p>98 636</text:p>
          </table:table-cell>
          <table:table-cell office:value-type="float" office:value="72.243431381143168" table:style-name="ce15">
            <text:p>72</text:p>
          </table:table-cell>
          <table:table-cell office:value-type="float" office:value="98600.185811281321" table:style-name="ce15">
            <text:p>98 600</text:p>
          </table:table-cell>
          <table:table-cell office:value-type="float" office:value="4398941.934870162" table:style-name="ce15">
            <text:p>4 398 942</text:p>
          </table:table-cell>
          <table:table-cell office:value-type="float" office:value="44.597593372676499" table:style-name="ce16">
            <text:p>44,60</text:p>
          </table:table-cell>
          <table:table-cell office:value-type="float" office:value="38" table:style-name="ce13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9" table:style-name="ce13">
            <text:p>39</text:p>
          </table:table-cell>
          <table:table-cell office:value-type="float" office:value="9.7945484571551459E-4" table:style-name="ce14">
            <text:p>0,00098</text:p>
          </table:table-cell>
          <table:table-cell office:value-type="float" office:value="98150.003794455813" table:style-name="ce15">
            <text:p>98 150</text:p>
          </table:table-cell>
          <table:table-cell office:value-type="float" office:value="96.133496823475895" table:style-name="ce15">
            <text:p>96</text:p>
          </table:table-cell>
          <table:table-cell office:value-type="float" office:value="98101.93704604407" table:style-name="ce15">
            <text:p>98 102</text:p>
          </table:table-cell>
          <table:table-cell office:value-type="float" office:value="4068140.0227076244" table:style-name="ce15">
            <text:p>4 068 140</text:p>
          </table:table-cell>
          <table:table-cell office:value-type="float" office:value="41.448190172534879" table:style-name="ce16">
            <text:p>41,45</text:p>
          </table:table-cell>
          <table:table-cell office:value-type="float" office:value="6.0504409871315755E-4" table:style-name="ce14">
            <text:p>0,00061</text:p>
          </table:table-cell>
          <table:table-cell office:value-type="float" office:value="98999.39811971072" table:style-name="ce15">
            <text:p>98 999</text:p>
          </table:table-cell>
          <table:table-cell office:value-type="float" office:value="59.899001608485435" table:style-name="ce15">
            <text:p>60</text:p>
          </table:table-cell>
          <table:table-cell office:value-type="float" office:value="98969.448618906477" table:style-name="ce15">
            <text:p>98 969</text:p>
          </table:table-cell>
          <table:table-cell office:value-type="float" office:value="4523248.0411128942" table:style-name="ce15">
            <text:p>4 523 248</text:p>
          </table:table-cell>
          <table:table-cell office:value-type="float" office:value="45.689651927412257" table:style-name="ce16">
            <text:p>45,69</text:p>
          </table:table-cell>
          <table:table-cell office:value-type="float" office:value="7.940963786024158E-4" table:style-name="ce14">
            <text:p>0,00079</text:p>
          </table:table-cell>
          <table:table-cell office:value-type="float" office:value="98564.064095590744" table:style-name="ce15">
            <text:p>98 564</text:p>
          </table:table-cell>
          <table:table-cell office:value-type="float" office:value="78.269366358645001" table:style-name="ce15">
            <text:p>78</text:p>
          </table:table-cell>
          <table:table-cell office:value-type="float" office:value="98524.929412411424" table:style-name="ce15">
            <text:p>98 525</text:p>
          </table:table-cell>
          <table:table-cell office:value-type="float" office:value="4300341.7490588808" table:style-name="ce15">
            <text:p>4 300 342</text:p>
          </table:table-cell>
          <table:table-cell office:value-type="float" office:value="43.62991510666874" table:style-name="ce16">
            <text:p>43,63</text:p>
          </table:table-cell>
          <table:table-cell office:value-type="float" office:value="39" table:style-name="ce13">
            <text:p>39</text:p>
          </table:table-cell>
          <table:table-cell table:number-columns-repeated="16364" table:style-name="ce5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1.0594651016194612E-3" table:style-name="ce14">
            <text:p>0,00106</text:p>
          </table:table-cell>
          <table:table-cell office:value-type="float" office:value="98053.87029763234" table:style-name="ce15">
            <text:p>98 054</text:p>
          </table:table-cell>
          <table:table-cell office:value-type="float" office:value="103.88465365906252" table:style-name="ce15">
            <text:p>104</text:p>
          </table:table-cell>
          <table:table-cell office:value-type="float" office:value="98001.927970802819" table:style-name="ce15">
            <text:p>98 002</text:p>
          </table:table-cell>
          <table:table-cell office:value-type="float" office:value="3970038.0856615803" table:style-name="ce15">
            <text:p>3 970 038</text:p>
          </table:table-cell>
          <table:table-cell office:value-type="float" office:value="40.488336397236971" table:style-name="ce16">
            <text:p>40,49</text:p>
          </table:table-cell>
          <table:table-cell office:value-type="float" office:value="6.683375340689635E-4" table:style-name="ce14">
            <text:p>0,00067</text:p>
          </table:table-cell>
          <table:table-cell office:value-type="float" office:value="98939.499118102234" table:style-name="ce15">
            <text:p>98 939</text:p>
          </table:table-cell>
          <table:table-cell office:value-type="float" office:value="66.12498086261084" table:style-name="ce15">
            <text:p>66</text:p>
          </table:table-cell>
          <table:table-cell office:value-type="float" office:value="98906.436627670919" table:style-name="ce15">
            <text:p>98 906</text:p>
          </table:table-cell>
          <table:table-cell office:value-type="float" office:value="4424278.5924939876" table:style-name="ce15">
            <text:p>4 424 279</text:p>
          </table:table-cell>
          <table:table-cell office:value-type="float" office:value="44.717010212602844" table:style-name="ce16">
            <text:p>44,72</text:p>
          </table:table-cell>
          <table:table-cell office:value-type="float" office:value="8.654601065632725E-4" table:style-name="ce14">
            <text:p>0,00087</text:p>
          </table:table-cell>
          <table:table-cell office:value-type="float" office:value="98485.794729232104" table:style-name="ce15">
            <text:p>98 486</text:p>
          </table:table-cell>
          <table:table-cell office:value-type="float" office:value="85.235526401329793" table:style-name="ce15">
            <text:p>85</text:p>
          </table:table-cell>
          <table:table-cell office:value-type="float" office:value="98443.176966031431" table:style-name="ce15">
            <text:p>98 443</text:p>
          </table:table-cell>
          <table:table-cell office:value-type="float" office:value="4201816.8196464693" table:style-name="ce15">
            <text:p>4 201 817</text:p>
          </table:table-cell>
          <table:table-cell office:value-type="float" office:value="42.664191634931342" table:style-name="ce16">
            <text:p>42,66</text:p>
          </table:table-cell>
          <table:table-cell office:value-type="float" office:value="40" table:style-name="ce13">
            <text:p>40</text:p>
          </table:table-cell>
          <table:table-cell table:number-columns-repeated="16364" table:style-name="ce5"/>
        </table:table-row>
        <table:table-row table:style-name="ro2">
          <table:table-cell office:value-type="float" office:value="41" table:style-name="ce13">
            <text:p>41</text:p>
          </table:table-cell>
          <table:table-cell office:value-type="float" office:value="1.1677557523009307E-3" table:style-name="ce14">
            <text:p>0,00117</text:p>
          </table:table-cell>
          <table:table-cell office:value-type="float" office:value="97949.985643973283" table:style-name="ce15">
            <text:p>97 950</text:p>
          </table:table-cell>
          <table:table-cell office:value-type="float" office:value="114.38165917354338" table:style-name="ce15">
            <text:p>114</text:p>
          </table:table-cell>
          <table:table-cell office:value-type="float" office:value="97892.794814386521" table:style-name="ce15">
            <text:p>97 893</text:p>
          </table:table-cell>
          <table:table-cell office:value-type="float" office:value="3872036.1576907774" table:style-name="ce15">
            <text:p>3 872 036</text:p>
          </table:table-cell>
          <table:table-cell office:value-type="float" office:value="39.530747577286839" table:style-name="ce16">
            <text:p>39,53</text:p>
          </table:table-cell>
          <table:table-cell office:value-type="float" office:value="7.2626026843170422E-4" table:style-name="ce14">
            <text:p>0,00073</text:p>
          </table:table-cell>
          <table:table-cell office:value-type="float" office:value="98873.374137239618" table:style-name="ce15">
            <text:p>98 873</text:p>
          </table:table-cell>
          <table:table-cell office:value-type="float" office:value="71.807803241659968" table:style-name="ce15">
            <text:p>72</text:p>
          </table:table-cell>
          <table:table-cell office:value-type="float" office:value="98837.470235618792" table:style-name="ce15">
            <text:p>98 837</text:p>
          </table:table-cell>
          <table:table-cell office:value-type="float" office:value="4325372.1558663165" table:style-name="ce15">
            <text:p>4 325 372</text:p>
          </table:table-cell>
          <table:table-cell office:value-type="float" office:value="43.746581864016818" table:style-name="ce16">
            <text:p>43,75</text:p>
          </table:table-cell>
          <table:table-cell office:value-type="float" office:value="9.4781653087813245E-4" table:style-name="ce14">
            <text:p>0,00095</text:p>
          </table:table-cell>
          <table:table-cell office:value-type="float" office:value="98400.559202830773" table:style-name="ce15">
            <text:p>98 401</text:p>
          </table:table-cell>
          <table:table-cell office:value-type="float" office:value="93.265676660095352" table:style-name="ce15">
            <text:p>93</text:p>
          </table:table-cell>
          <table:table-cell office:value-type="float" office:value="98353.926364500716" table:style-name="ce15">
            <text:p>98 354</text:p>
          </table:table-cell>
          <table:table-cell office:value-type="float" office:value="4103373.6426804382" table:style-name="ce15">
            <text:p>4 103 374</text:p>
          </table:table-cell>
          <table:table-cell office:value-type="float" office:value="41.700714669946642" table:style-name="ce16">
            <text:p>41,70</text:p>
          </table:table-cell>
          <table:table-cell office:value-type="float" office:value="41" table:style-name="ce13">
            <text:p>41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13">
            <text:p>42</text:p>
          </table:table-cell>
          <table:table-cell office:value-type="float" office:value="1.3043508295823799E-3" table:style-name="ce14">
            <text:p>0,00130</text:p>
          </table:table-cell>
          <table:table-cell office:value-type="float" office:value="97835.603984799745" table:style-name="ce15">
            <text:p>97 836</text:p>
          </table:table-cell>
          <table:table-cell office:value-type="float" office:value="127.61195122026675" table:style-name="ce15">
            <text:p>128</text:p>
          </table:table-cell>
          <table:table-cell office:value-type="float" office:value="97771.798009189602" table:style-name="ce15">
            <text:p>97 772</text:p>
          </table:table-cell>
          <table:table-cell office:value-type="float" office:value="3774143.362876391" table:style-name="ce15">
            <text:p>3 774 143</text:p>
          </table:table-cell>
          <table:table-cell office:value-type="float" office:value="38.576379243928024" table:style-name="ce16">
            <text:p>38,58</text:p>
          </table:table-cell>
          <table:table-cell office:value-type="float" office:value="7.789951503579328E-4" table:style-name="ce14">
            <text:p>0,00078</text:p>
          </table:table-cell>
          <table:table-cell office:value-type="float" office:value="98801.566333997951" table:style-name="ce15">
            <text:p>98 802</text:p>
          </table:table-cell>
          <table:table-cell office:value-type="float" office:value="76.965941021952005" table:style-name="ce15">
            <text:p>77</text:p>
          </table:table-cell>
          <table:table-cell office:value-type="float" office:value="98763.083363486978" table:style-name="ce15">
            <text:p>98 763</text:p>
          </table:table-cell>
          <table:table-cell office:value-type="float" office:value="4226534.6856306978" table:style-name="ce15">
            <text:p>4 226 535</text:p>
          </table:table-cell>
          <table:table-cell office:value-type="float" office:value="42.77801296533022" table:style-name="ce16">
            <text:p>42,78</text:p>
          </table:table-cell>
          <table:table-cell office:value-type="float" office:value="1.0413044118069029E-3" table:style-name="ce14">
            <text:p>0,00104</text:p>
          </table:table-cell>
          <table:table-cell office:value-type="float" office:value="98307.293526170673" table:style-name="ce15">
            <text:p>98 307</text:p>
          </table:table-cell>
          <table:table-cell office:value-type="float" office:value="102.36781846159771" table:style-name="ce15">
            <text:p>102</text:p>
          </table:table-cell>
          <table:table-cell office:value-type="float" office:value="98256.109616939881" table:style-name="ce15">
            <text:p>98 256</text:p>
          </table:table-cell>
          <table:table-cell office:value-type="float" office:value="4005019.7163159377" table:style-name="ce15">
            <text:p>4 005 020</text:p>
          </table:table-cell>
          <table:table-cell office:value-type="float" office:value="40.739802436426039" table:style-name="ce16">
            <text:p>40,74</text:p>
          </table:table-cell>
          <table:table-cell office:value-type="float" office:value="42" table:style-name="ce13">
            <text:p>42</text:p>
          </table:table-cell>
          <table:table-cell table:number-columns-repeated="16364" table:style-name="ce5"/>
        </table:table-row>
        <table:table-row table:style-name="ro2">
          <table:table-cell office:value-type="float" office:value="43" table:style-name="ce13">
            <text:p>43</text:p>
          </table:table-cell>
          <table:table-cell office:value-type="float" office:value="1.4599174883389917E-3" table:style-name="ce14">
            <text:p>0,00146</text:p>
          </table:table-cell>
          <table:table-cell office:value-type="float" office:value="97707.992033579474" table:style-name="ce15">
            <text:p>97 708</text:p>
          </table:table-cell>
          <table:table-cell office:value-type="float" office:value="142.64560632030955" table:style-name="ce15">
            <text:p>143</text:p>
          </table:table-cell>
          <table:table-cell office:value-type="float" office:value="97636.669230419328" table:style-name="ce15">
            <text:p>97 637</text:p>
          </table:table-cell>
          <table:table-cell office:value-type="float" office:value="3676371.5648672013" table:style-name="ce15">
            <text:p>3 676 372</text:p>
          </table:table-cell>
          <table:table-cell office:value-type="float" office:value="37.626109065916907" table:style-name="ce16">
            <text:p>37,63</text:p>
          </table:table-cell>
          <table:table-cell office:value-type="float" office:value="8.3253977318989978E-4" table:style-name="ce14">
            <text:p>0,00083</text:p>
          </table:table-cell>
          <table:table-cell office:value-type="float" office:value="98724.600392976005" table:style-name="ce15">
            <text:p>98 725</text:p>
          </table:table-cell>
          <table:table-cell office:value-type="float" office:value="82.19215641943174" table:style-name="ce15">
            <text:p>82</text:p>
          </table:table-cell>
          <table:table-cell office:value-type="float" office:value="98683.504314766295" table:style-name="ce15">
            <text:p>98 684</text:p>
          </table:table-cell>
          <table:table-cell office:value-type="float" office:value="4127771.6022672108" table:style-name="ce15">
            <text:p>4 127 772</text:p>
          </table:table-cell>
          <table:table-cell office:value-type="float" office:value="41.810973008110459" table:style-name="ce16">
            <text:p>41,81</text:p>
          </table:table-cell>
          <table:table-cell office:value-type="float" office:value="1.1445500620490237E-3" table:style-name="ce14">
            <text:p>0,00114</text:p>
          </table:table-cell>
          <table:table-cell office:value-type="float" office:value="98204.925707709073" table:style-name="ce15">
            <text:p>98 205</text:p>
          </table:table-cell>
          <table:table-cell office:value-type="float" office:value="112.40045381227819" table:style-name="ce15">
            <text:p>112</text:p>
          </table:table-cell>
          <table:table-cell office:value-type="float" office:value="98148.725480802939" table:style-name="ce15">
            <text:p>98 149</text:p>
          </table:table-cell>
          <table:table-cell office:value-type="float" office:value="3906763.6066989978" table:style-name="ce15">
            <text:p>3 906 764</text:p>
          </table:table-cell>
          <table:table-cell office:value-type="float" office:value="39.781747998331994" table:style-name="ce16">
            <text:p>39,78</text:p>
          </table:table-cell>
          <table:table-cell office:value-type="float" office:value="43" table:style-name="ce13">
            <text:p>43</text:p>
          </table:table-cell>
          <table:table-cell table:number-columns-repeated="16364" table:style-name="ce5"/>
        </table:table-row>
        <table:table-row table:style-name="ro2">
          <table:table-cell office:value-type="float" office:value="44" table:style-name="ce13">
            <text:p>44</text:p>
          </table:table-cell>
          <table:table-cell office:value-type="float" office:value="1.6244975476111E-3" table:style-name="ce14">
            <text:p>0,00162</text:p>
          </table:table-cell>
          <table:table-cell office:value-type="float" office:value="97565.346427259166" table:style-name="ce15">
            <text:p>97 565</text:p>
          </table:table-cell>
          <table:table-cell office:value-type="float" office:value="158.49466600290992" table:style-name="ce15">
            <text:p>158</text:p>
          </table:table-cell>
          <table:table-cell office:value-type="float" office:value="97486.099094257719" table:style-name="ce15">
            <text:p>97 486</text:p>
          </table:table-cell>
          <table:table-cell office:value-type="float" office:value="3578734.8956367821" table:style-name="ce15">
            <text:p>3 578 735</text:p>
          </table:table-cell>
          <table:table-cell office:value-type="float" office:value="36.680389366576421" table:style-name="ce16">
            <text:p>36,68</text:p>
          </table:table-cell>
          <table:table-cell office:value-type="float" office:value="8.9328033945167877E-4" table:style-name="ce14">
            <text:p>0,00089</text:p>
          </table:table-cell>
          <table:table-cell office:value-type="float" office:value="98642.40823655657" table:style-name="ce15">
            <text:p>98 642</text:p>
          </table:table-cell>
          <table:table-cell office:value-type="float" office:value="88.115323913882321" table:style-name="ce15">
            <text:p>88</text:p>
          </table:table-cell>
          <table:table-cell office:value-type="float" office:value="98598.350574599637" table:style-name="ce15">
            <text:p>98 598</text:p>
          </table:table-cell>
          <table:table-cell office:value-type="float" office:value="4029088.0979524446" table:style-name="ce15">
            <text:p>4 029 088</text:p>
          </table:table-cell>
          <table:table-cell office:value-type="float" office:value="40.845394693631143" table:style-name="ce16">
            <text:p>40,85</text:p>
          </table:table-cell>
          <table:table-cell office:value-type="float" office:value="1.2560787148883999E-3" table:style-name="ce14">
            <text:p>0,00126</text:p>
          </table:table-cell>
          <table:table-cell office:value-type="float" office:value="98092.525253896791" table:style-name="ce15">
            <text:p>98 093</text:p>
          </table:table-cell>
          <table:table-cell office:value-type="float" office:value="123.21193306107259" table:style-name="ce15">
            <text:p>123</text:p>
          </table:table-cell>
          <table:table-cell office:value-type="float" office:value="98030.919287366254" table:style-name="ce15">
            <text:p>98 031</text:p>
          </table:table-cell>
          <table:table-cell office:value-type="float" office:value="3808614.881218195" table:style-name="ce15">
            <text:p>3 808 615</text:p>
          </table:table-cell>
          <table:table-cell office:value-type="float" office:value="38.826759443293007" table:style-name="ce16">
            <text:p>38,83</text:p>
          </table:table-cell>
          <table:table-cell office:value-type="float" office:value="44" table:style-name="ce13">
            <text:p>44</text:p>
          </table:table-cell>
          <table:table-cell table:number-columns-repeated="16364" table:style-name="ce5"/>
        </table:table-row>
        <table:table-row table:style-name="ro2">
          <table:table-cell office:value-type="float" office:value="45" table:style-name="ce13">
            <text:p>45</text:p>
          </table:table-cell>
          <table:table-cell office:value-type="float" office:value="1.7881328264388958E-3" table:style-name="ce14">
            <text:p>0,00179</text:p>
          </table:table-cell>
          <table:table-cell office:value-type="float" office:value="97406.851761256257" table:style-name="ce15">
            <text:p>97 407</text:p>
          </table:table-cell>
          <table:table-cell office:value-type="float" office:value="174.1763891543697" table:style-name="ce15">
            <text:p>174</text:p>
          </table:table-cell>
          <table:table-cell office:value-type="float" office:value="97319.763566679074" table:style-name="ce15">
            <text:p>97 320</text:p>
          </table:table-cell>
          <table:table-cell office:value-type="float" office:value="3481248.7965425244" table:style-name="ce15">
            <text:p>3 481 249</text:p>
          </table:table-cell>
          <table:table-cell office:value-type="float" office:value="35.739259955501375" table:style-name="ce16">
            <text:p>35,74</text:p>
          </table:table-cell>
          <table:table-cell office:value-type="float" office:value="9.6760305166726122E-4" table:style-name="ce14">
            <text:p>0,00097</text:p>
          </table:table-cell>
          <table:table-cell office:value-type="float" office:value="98554.29291264269" table:style-name="ce15">
            <text:p>98 554</text:p>
          </table:table-cell>
          <table:table-cell office:value-type="float" office:value="95.361434577182195" table:style-name="ce15">
            <text:p>95</text:p>
          </table:table-cell>
          <table:table-cell office:value-type="float" office:value="98506.612195354101" table:style-name="ce15">
            <text:p>98 507</text:p>
          </table:table-cell>
          <table:table-cell office:value-type="float" office:value="3930489.747377845" table:style-name="ce15">
            <text:p>3 930 490</text:p>
          </table:table-cell>
          <table:table-cell office:value-type="float" office:value="39.881466663880211" table:style-name="ce16">
            <text:p>39,88</text:p>
          </table:table-cell>
          <table:table-cell office:value-type="float" office:value="1.3744156036088083E-3" table:style-name="ce14">
            <text:p>0,00137</text:p>
          </table:table-cell>
          <table:table-cell office:value-type="float" office:value="97969.313320835718" table:style-name="ce15">
            <text:p>97 969</text:p>
          </table:table-cell>
          <table:table-cell office:value-type="float" office:value="134.65055290299688" table:style-name="ce15">
            <text:p>135</text:p>
          </table:table-cell>
          <table:table-cell office:value-type="float" office:value="97901.988044384227" table:style-name="ce15">
            <text:p>97 902</text:p>
          </table:table-cell>
          <table:table-cell office:value-type="float" office:value="3710583.9619308286" table:style-name="ce15">
            <text:p>3 710 584</text:p>
          </table:table-cell>
          <table:table-cell office:value-type="float" office:value="37.874961415511692" table:style-name="ce16">
            <text:p>37,87</text:p>
          </table:table-cell>
          <table:table-cell office:value-type="float" office:value="45" table:style-name="ce13">
            <text:p>45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13">
            <text:p>46</text:p>
          </table:table-cell>
          <table:table-cell office:value-type="float" office:value="1.9413437618282174E-3" table:style-name="ce14">
            <text:p>0,00194</text:p>
          </table:table-cell>
          <table:table-cell office:value-type="float" office:value="97232.67537210189" table:style-name="ce15">
            <text:p>97 233</text:p>
          </table:table-cell>
          <table:table-cell office:value-type="float" office:value="188.76204777949815" table:style-name="ce15">
            <text:p>189</text:p>
          </table:table-cell>
          <table:table-cell office:value-type="float" office:value="97138.294348212134" table:style-name="ce15">
            <text:p>97 138</text:p>
          </table:table-cell>
          <table:table-cell office:value-type="float" office:value="3383929.0329758455" table:style-name="ce15">
            <text:p>3 383 929</text:p>
          </table:table-cell>
          <table:table-cell office:value-type="float" office:value="34.802385309524929" table:style-name="ce16">
            <text:p>34,80</text:p>
          </table:table-cell>
          <table:table-cell office:value-type="float" office:value="1.0617589456506421E-3" table:style-name="ce14">
            <text:p>0,00106</text:p>
          </table:table-cell>
          <table:table-cell office:value-type="float" office:value="98458.931478065511" table:style-name="ce15">
            <text:p>98 459</text:p>
          </table:table-cell>
          <table:table-cell office:value-type="float" office:value="104.53965127603965" table:style-name="ce15">
            <text:p>105</text:p>
          </table:table-cell>
          <table:table-cell office:value-type="float" office:value="98406.661652427487" table:style-name="ce15">
            <text:p>98 407</text:p>
          </table:table-cell>
          <table:table-cell office:value-type="float" office:value="3831983.135182491" table:style-name="ce15">
            <text:p>3 831 983</text:p>
          </table:table-cell>
          <table:table-cell office:value-type="float" office:value="38.919609198035758" table:style-name="ce16">
            <text:p>38,92</text:p>
          </table:table-cell>
          <table:table-cell office:value-type="float" office:value="1.4982483408491171E-3" table:style-name="ce14">
            <text:p>0,00150</text:p>
          </table:table-cell>
          <table:table-cell office:value-type="float" office:value="97834.662767932721" table:style-name="ce15">
            <text:p>97 835</text:p>
          </table:table-cell>
          <table:table-cell office:value-type="float" office:value="146.58062116958808" table:style-name="ce15">
            <text:p>147</text:p>
          </table:table-cell>
          <table:table-cell office:value-type="float" office:value="97761.372457347927" table:style-name="ce15">
            <text:p>97 761</text:p>
          </table:table-cell>
          <table:table-cell office:value-type="float" office:value="3612681.9738864442" table:style-name="ce15">
            <text:p>3 612 682</text:p>
          </table:table-cell>
          <table:table-cell office:value-type="float" office:value="36.926400844819732" table:style-name="ce16">
            <text:p>36,93</text:p>
          </table:table-cell>
          <table:table-cell office:value-type="float" office:value="46" table:style-name="ce13">
            <text:p>46</text:p>
          </table:table-cell>
          <table:table-cell table:number-columns-repeated="16364" table:style-name="ce5"/>
        </table:table-row>
        <table:table-row table:style-name="ro2">
          <table:table-cell office:value-type="float" office:value="47" table:style-name="ce13">
            <text:p>47</text:p>
          </table:table-cell>
          <table:table-cell office:value-type="float" office:value="2.0887486832215246E-3" table:style-name="ce14">
            <text:p>0,00209</text:p>
          </table:table-cell>
          <table:table-cell office:value-type="float" office:value="97043.913324322391" table:style-name="ce15">
            <text:p>97 044</text:p>
          </table:table-cell>
          <table:table-cell office:value-type="float" office:value="202.70034617084215" table:style-name="ce15">
            <text:p>203</text:p>
          </table:table-cell>
          <table:table-cell office:value-type="float" office:value="96942.563151236973" table:style-name="ce15">
            <text:p>96 943</text:p>
          </table:table-cell>
          <table:table-cell office:value-type="float" office:value="3286790.7386276335" table:style-name="ce15">
            <text:p>3 286 791</text:p>
          </table:table-cell>
          <table:table-cell office:value-type="float" office:value="33.8691075620902" table:style-name="ce16">
            <text:p>33,87</text:p>
          </table:table-cell>
          <table:table-cell office:value-type="float" office:value="1.1780176652355337E-3" table:style-name="ce14">
            <text:p>0,00118</text:p>
          </table:table-cell>
          <table:table-cell office:value-type="float" office:value="98354.391826789477" table:style-name="ce15">
            <text:p>98 354</text:p>
          </table:table-cell>
          <table:table-cell office:value-type="float" office:value="115.8632110254554" table:style-name="ce15">
            <text:p>116</text:p>
          </table:table-cell>
          <table:table-cell office:value-type="float" office:value="98296.46022127675" table:style-name="ce15">
            <text:p>98 296</text:p>
          </table:table-cell>
          <table:table-cell office:value-type="float" office:value="3733576.4735300634" table:style-name="ce15">
            <text:p>3 733 576</text:p>
          </table:table-cell>
          <table:table-cell office:value-type="float" office:value="37.960444919482718" table:style-name="ce16">
            <text:p>37,96</text:p>
          </table:table-cell>
          <table:table-cell office:value-type="float" office:value="1.6310474911015982E-3" table:style-name="ce14">
            <text:p>0,00163</text:p>
          </table:table-cell>
          <table:table-cell office:value-type="float" office:value="97688.082146763132" table:style-name="ce15">
            <text:p>97 688</text:p>
          </table:table-cell>
          <table:table-cell office:value-type="float" office:value="159.33390129600483" table:style-name="ce15">
            <text:p>159</text:p>
          </table:table-cell>
          <table:table-cell office:value-type="float" office:value="97608.415196115122" table:style-name="ce15">
            <text:p>97 608</text:p>
          </table:table-cell>
          <table:table-cell office:value-type="float" office:value="3514920.6014290964" table:style-name="ce15">
            <text:p>3 514 921</text:p>
          </table:table-cell>
          <table:table-cell office:value-type="float" office:value="35.981058530235074" table:style-name="ce16">
            <text:p>35,98</text:p>
          </table:table-cell>
          <table:table-cell office:value-type="float" office:value="47" table:style-name="ce13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13">
            <text:p>48</text:p>
          </table:table-cell>
          <table:table-cell office:value-type="float" office:value="2.2510294945134674E-3" table:style-name="ce14">
            <text:p>0,00225</text:p>
          </table:table-cell>
          <table:table-cell office:value-type="float" office:value="96841.212978151554" table:style-name="ce15">
            <text:p>96 841</text:p>
          </table:table-cell>
          <table:table-cell office:value-type="float" office:value="217.99242669827953" table:style-name="ce15">
            <text:p>218</text:p>
          </table:table-cell>
          <table:table-cell office:value-type="float" office:value="96732.216764802404" table:style-name="ce15">
            <text:p>96 732</text:p>
          </table:table-cell>
          <table:table-cell office:value-type="float" office:value="3189848.1754763965" table:style-name="ce15">
            <text:p>3 189 848</text:p>
          </table:table-cell>
          <table:table-cell office:value-type="float" office:value="32.938953131411743" table:style-name="ce16">
            <text:p>32,94</text:p>
          </table:table-cell>
          <table:table-cell office:value-type="float" office:value="1.3141123331541957E-3" table:style-name="ce14">
            <text:p>0,00131</text:p>
          </table:table-cell>
          <table:table-cell office:value-type="float" office:value="98238.528615764022" table:style-name="ce15">
            <text:p>98 239</text:p>
          </table:table-cell>
          <table:table-cell office:value-type="float" office:value="129.09646204489687" table:style-name="ce15">
            <text:p>129</text:p>
          </table:table-cell>
          <table:table-cell office:value-type="float" office:value="98173.980384741575" table:style-name="ce15">
            <text:p>98 174</text:p>
          </table:table-cell>
          <table:table-cell office:value-type="float" office:value="3635280.0133087868" table:style-name="ce15">
            <text:p>3 635 280</text:p>
          </table:table-cell>
          <table:table-cell office:value-type="float" office:value="37.004626031475851" table:style-name="ce16">
            <text:p>37,00</text:p>
          </table:table-cell>
          <table:table-cell office:value-type="float" office:value="1.7817334620552558E-3" table:style-name="ce14">
            <text:p>0,00178</text:p>
          </table:table-cell>
          <table:table-cell office:value-type="float" office:value="97528.748245467126" table:style-name="ce15">
            <text:p>97 529</text:p>
          </table:table-cell>
          <table:table-cell office:value-type="float" office:value="173.7702342613116" table:style-name="ce15">
            <text:p>174</text:p>
          </table:table-cell>
          <table:table-cell office:value-type="float" office:value="97441.863128336467" table:style-name="ce15">
            <text:p>97 442</text:p>
          </table:table-cell>
          <table:table-cell office:value-type="float" office:value="3417312.1862329813" table:style-name="ce15">
            <text:p>3 417 312</text:p>
          </table:table-cell>
          <table:table-cell office:value-type="float" office:value="35.039024366764686" table:style-name="ce16">
            <text:p>35,04</text:p>
          </table:table-cell>
          <table:table-cell office:value-type="float" office:value="48" table:style-name="ce13">
            <text:p>48</text:p>
          </table:table-cell>
          <table:table-cell table:number-columns-repeated="16364" table:style-name="ce5"/>
        </table:table-row>
        <table:table-row table:style-name="ro2">
          <table:table-cell office:value-type="float" office:value="49" table:style-name="ce13">
            <text:p>49</text:p>
          </table:table-cell>
          <table:table-cell office:value-type="float" office:value="2.4497419548982009E-3" table:style-name="ce14">
            <text:p>0,00245</text:p>
          </table:table-cell>
          <table:table-cell office:value-type="float" office:value="96623.220551453269" table:style-name="ce15">
            <text:p>96 623</text:p>
          </table:table-cell>
          <table:table-cell office:value-type="float" office:value="236.70195720227716" table:style-name="ce15">
            <text:p>237</text:p>
          </table:table-cell>
          <table:table-cell office:value-type="float" office:value="96504.869572852127" table:style-name="ce15">
            <text:p>96 505</text:p>
          </table:table-cell>
          <table:table-cell office:value-type="float" office:value="3093115.9587115939" table:style-name="ce15">
            <text:p>3 093 116</text:p>
          </table:table-cell>
          <table:table-cell office:value-type="float" office:value="32.012138915039216" table:style-name="ce16">
            <text:p>32,01</text:p>
          </table:table-cell>
          <table:table-cell office:value-type="float" office:value="1.4675292862814443E-3" table:style-name="ce14">
            <text:p>0,00147</text:p>
          </table:table-cell>
          <table:table-cell office:value-type="float" office:value="98109.432153719128" table:style-name="ce15">
            <text:p>98 109</text:p>
          </table:table-cell>
          <table:table-cell office:value-type="float" office:value="143.97846494602521" table:style-name="ce15">
            <text:p>144</text:p>
          </table:table-cell>
          <table:table-cell office:value-type="float" office:value="98037.442921246111" table:style-name="ce15">
            <text:p>98 037</text:p>
          </table:table-cell>
          <table:table-cell office:value-type="float" office:value="3537106.0329240453" table:style-name="ce15">
            <text:p>3 537 106</text:p>
          </table:table-cell>
          <table:table-cell office:value-type="float" office:value="36.052660333229348" table:style-name="ce16">
            <text:p>36,05</text:p>
          </table:table-cell>
          <table:table-cell office:value-type="float" office:value="1.9595231318004724E-3" table:style-name="ce14">
            <text:p>0,00196</text:p>
          </table:table-cell>
          <table:table-cell office:value-type="float" office:value="97354.978011205822" table:style-name="ce15">
            <text:p>97 355</text:p>
          </table:table-cell>
          <table:table-cell office:value-type="float" office:value="190.76933140888414" table:style-name="ce15">
            <text:p>191</text:p>
          </table:table-cell>
          <table:table-cell office:value-type="float" office:value="97259.593345501373" table:style-name="ce15">
            <text:p>97 260</text:p>
          </table:table-cell>
          <table:table-cell office:value-type="float" office:value="3319870.3231046447" table:style-name="ce15">
            <text:p>3 319 870</text:p>
          </table:table-cell>
          <table:table-cell office:value-type="float" office:value="34.100673544628798" table:style-name="ce16">
            <text:p>34,10</text:p>
          </table:table-cell>
          <table:table-cell office:value-type="float" office:value="49" table:style-name="ce13">
            <text:p>49</text:p>
          </table:table-cell>
          <table:table-cell table:number-columns-repeated="16364" table:style-name="ce5"/>
        </table:table-row>
        <table:table-row table:style-name="ro2">
          <table:table-cell office:value-type="float" office:value="50" table:style-name="ce13">
            <text:p>50</text:p>
          </table:table-cell>
          <table:table-cell office:value-type="float" office:value="2.7064418235691902E-3" table:style-name="ce14">
            <text:p>0,00271</text:p>
          </table:table-cell>
          <table:table-cell office:value-type="float" office:value="96386.518594250985" table:style-name="ce15">
            <text:p>96 387</text:p>
          </table:table-cell>
          <table:table-cell office:value-type="float" office:value="260.86450515171032" table:style-name="ce15">
            <text:p>261</text:p>
          </table:table-cell>
          <table:table-cell office:value-type="float" office:value="96256.086341675138" table:style-name="ce15">
            <text:p>96 256</text:p>
          </table:table-cell>
          <table:table-cell office:value-type="float" office:value="2996611.0891387416" table:style-name="ce15">
            <text:p>2 996 611</text:p>
          </table:table-cell>
          <table:table-cell office:value-type="float" office:value="31.089525100012022" table:style-name="ce16">
            <text:p>31,09</text:p>
          </table:table-cell>
          <table:table-cell office:value-type="float" office:value="1.6357548614916062E-3" table:style-name="ce14">
            <text:p>0,00164</text:p>
          </table:table-cell>
          <table:table-cell office:value-type="float" office:value="97965.453688773108" table:style-name="ce15">
            <text:p>97 965</text:p>
          </table:table-cell>
          <table:table-cell office:value-type="float" office:value="160.24746712964142" table:style-name="ce15">
            <text:p>160</text:p>
          </table:table-cell>
          <table:table-cell office:value-type="float" office:value="97885.32995520829" table:style-name="ce15">
            <text:p>97 885</text:p>
          </table:table-cell>
          <table:table-cell office:value-type="float" office:value="3439068.5900027994" table:style-name="ce15">
            <text:p>3 439 069</text:p>
          </table:table-cell>
          <table:table-cell office:value-type="float" office:value="35.104911583713907" table:style-name="ce16">
            <text:p>35,10</text:p>
          </table:table-cell>
          <table:table-cell office:value-type="float" office:value="2.1736333784270006E-3" table:style-name="ce14">
            <text:p>0,00217</text:p>
          </table:table-cell>
          <table:table-cell office:value-type="float" office:value="97164.208679796939" table:style-name="ce15">
            <text:p>97 164</text:p>
          </table:table-cell>
          <table:table-cell office:value-type="float" office:value="211.19936717485311" table:style-name="ce15">
            <text:p>211</text:p>
          </table:table-cell>
          <table:table-cell office:value-type="float" office:value="97058.608996209514" table:style-name="ce15">
            <text:p>97 059</text:p>
          </table:table-cell>
          <table:table-cell office:value-type="float" office:value="3222610.7297591432" table:style-name="ce15">
            <text:p>3 222 611</text:p>
          </table:table-cell>
          <table:table-cell office:value-type="float" office:value="33.166644112537405" table:style-name="ce16">
            <text:p>33,17</text:p>
          </table:table-cell>
          <table:table-cell office:value-type="float" office:value="50" table:style-name="ce13">
            <text:p>50</text:p>
          </table:table-cell>
          <table:table-cell table:number-columns-repeated="16364" table:style-name="ce5"/>
        </table:table-row>
        <table:table-row table:style-name="ro2">
          <table:table-cell office:value-type="float" office:value="51" table:style-name="ce13">
            <text:p>51</text:p>
          </table:table-cell>
          <table:table-cell office:value-type="float" office:value="3.0419005000891603E-3" table:style-name="ce14">
            <text:p>0,00304</text:p>
          </table:table-cell>
          <table:table-cell office:value-type="float" office:value="96125.654089099276" table:style-name="ce15">
            <text:p>96 126</text:p>
          </table:table-cell>
          <table:table-cell office:value-type="float" office:value="292.40467524502873" table:style-name="ce15">
            <text:p>292</text:p>
          </table:table-cell>
          <table:table-cell office:value-type="float" office:value="95979.451751476765" table:style-name="ce15">
            <text:p>95 979</text:p>
          </table:table-cell>
          <table:table-cell office:value-type="float" office:value="2900355.0027970662" table:style-name="ce15">
            <text:p>2 900 355</text:p>
          </table:table-cell>
          <table:table-cell office:value-type="float" office:value="30.172538541154839" table:style-name="ce16">
            <text:p>30,17</text:p>
          </table:table-cell>
          <table:table-cell office:value-type="float" office:value="1.8163731004183512E-3" table:style-name="ce14">
            <text:p>0,00182</text:p>
          </table:table-cell>
          <table:table-cell office:value-type="float" office:value="97805.206221643472" table:style-name="ce15">
            <text:p>97 805</text:p>
          </table:table-cell>
          <table:table-cell office:value-type="float" office:value="177.65074566186277" table:style-name="ce15">
            <text:p>178</text:p>
          </table:table-cell>
          <table:table-cell office:value-type="float" office:value="97716.380848812551" table:style-name="ce15">
            <text:p>97 716</text:p>
          </table:table-cell>
          <table:table-cell office:value-type="float" office:value="3341183.2600475913" table:style-name="ce15">
            <text:p>3 341 183</text:p>
          </table:table-cell>
          <table:table-cell office:value-type="float" office:value="34.161609479927826" table:style-name="ce16">
            <text:p>34,16</text:p>
          </table:table-cell>
          <table:table-cell office:value-type="float" office:value="2.4329423702757085E-3" table:style-name="ce14">
            <text:p>0,00243</text:p>
          </table:table-cell>
          <table:table-cell office:value-type="float" office:value="96953.009312622089" table:style-name="ce15">
            <text:p>96 953</text:p>
          </table:table-cell>
          <table:table-cell office:value-type="float" office:value="235.88108428241364" table:style-name="ce15">
            <text:p>236</text:p>
          </table:table-cell>
          <table:table-cell office:value-type="float" office:value="96835.068770480881" table:style-name="ce15">
            <text:p>96 835</text:p>
          </table:table-cell>
          <table:table-cell office:value-type="float" office:value="3125552.1207629335" table:style-name="ce15">
            <text:p>3 125 552</text:p>
          </table:table-cell>
          <table:table-cell office:value-type="float" office:value="32.237804096257435" table:style-name="ce16">
            <text:p>32,24</text:p>
          </table:table-cell>
          <table:table-cell office:value-type="float" office:value="51" table:style-name="ce13">
            <text:p>51</text:p>
          </table:table-cell>
          <table:table-cell table:number-columns-repeated="16364" table:style-name="ce5"/>
        </table:table-row>
        <table:table-row table:style-name="ro2">
          <table:table-cell office:value-type="float" office:value="52" table:style-name="ce13">
            <text:p>52</text:p>
          </table:table-cell>
          <table:table-cell office:value-type="float" office:value="3.4588491124918079E-3" table:style-name="ce14">
            <text:p>0,00346</text:p>
          </table:table-cell>
          <table:table-cell office:value-type="float" office:value="95833.249413854253" table:style-name="ce15">
            <text:p>95 833</text:p>
          </table:table-cell>
          <table:table-cell office:value-type="float" office:value="331.47274968231585" table:style-name="ce15">
            <text:p>331</text:p>
          </table:table-cell>
          <table:table-cell office:value-type="float" office:value="95667.513039013094" table:style-name="ce15">
            <text:p>95 668</text:p>
          </table:table-cell>
          <table:table-cell office:value-type="float" office:value="2804375.5510455896" table:style-name="ce15">
            <text:p>2 804 376</text:p>
          </table:table-cell>
          <table:table-cell office:value-type="float" office:value="29.263074853435697" table:style-name="ce16">
            <text:p>29,26</text:p>
          </table:table-cell>
          <table:table-cell office:value-type="float" office:value="2.0092152541420177E-3" table:style-name="ce14">
            <text:p>0,00201</text:p>
          </table:table-cell>
          <table:table-cell office:value-type="float" office:value="97627.555475981615" table:style-name="ce15">
            <text:p>97 628</text:p>
          </table:table-cell>
          <table:table-cell office:value-type="float" office:value="196.15477368693834" table:style-name="ce15">
            <text:p>196</text:p>
          </table:table-cell>
          <table:table-cell office:value-type="float" office:value="97529.478089138138" table:style-name="ce15">
            <text:p>97 529</text:p>
          </table:table-cell>
          <table:table-cell office:value-type="float" office:value="3243466.8791987789" table:style-name="ce15">
            <text:p>3 243 467</text:p>
          </table:table-cell>
          <table:table-cell office:value-type="float" office:value="33.222862780751882" table:style-name="ce16">
            <text:p>33,22</text:p>
          </table:table-cell>
          <table:table-cell office:value-type="float" office:value="2.7385379514415433E-3" table:style-name="ce14">
            <text:p>0,00274</text:p>
          </table:table-cell>
          <table:table-cell office:value-type="float" office:value="96717.128228339672" table:style-name="ce15">
            <text:p>96 717</text:p>
          </table:table-cell>
          <table:table-cell office:value-type="float" office:value="264.86352620774636" table:style-name="ce15">
            <text:p>265</text:p>
          </table:table-cell>
          <table:table-cell office:value-type="float" office:value="96584.6964652358" table:style-name="ce15">
            <text:p>96 585</text:p>
          </table:table-cell>
          <table:table-cell office:value-type="float" office:value="3028717.0519924527" table:style-name="ce15">
            <text:p>3 028 717</text:p>
          </table:table-cell>
          <table:table-cell office:value-type="float" office:value="31.315208665438746" table:style-name="ce16">
            <text:p>31,32</text:p>
          </table:table-cell>
          <table:table-cell office:value-type="float" office:value="52" table:style-name="ce13">
            <text:p>52</text:p>
          </table:table-cell>
          <table:table-cell table:number-columns-repeated="16364" table:style-name="ce5"/>
        </table:table-row>
        <table:table-row table:style-name="ro2">
          <table:table-cell office:value-type="float" office:value="53" table:style-name="ce13">
            <text:p>53</text:p>
          </table:table-cell>
          <table:table-cell office:value-type="float" office:value="3.9419785172836955E-3" table:style-name="ce14">
            <text:p>0,00394</text:p>
          </table:table-cell>
          <table:table-cell office:value-type="float" office:value="95501.776664171935" table:style-name="ce15">
            <text:p>95 502</text:p>
          </table:table-cell>
          <table:table-cell office:value-type="float" office:value="376.46595197259114" table:style-name="ce15">
            <text:p>376</text:p>
          </table:table-cell>
          <table:table-cell office:value-type="float" office:value="95313.543688185629" table:style-name="ce15">
            <text:p>95 314</text:p>
          </table:table-cell>
          <table:table-cell office:value-type="float" office:value="2708708.0380065767" table:style-name="ce15">
            <text:p>2 708 708</text:p>
          </table:table-cell>
          <table:table-cell office:value-type="float" office:value="28.36290729471596" table:style-name="ce16">
            <text:p>28,36</text:p>
          </table:table-cell>
          <table:table-cell office:value-type="float" office:value="2.21635978319139E-3" table:style-name="ce14">
            <text:p>0,00222</text:p>
          </table:table-cell>
          <table:table-cell office:value-type="float" office:value="97431.400702294675" table:style-name="ce15">
            <text:p>97 431</text:p>
          </table:table-cell>
          <table:table-cell office:value-type="float" office:value="215.94303813657126" table:style-name="ce15">
            <text:p>216</text:p>
          </table:table-cell>
          <table:table-cell office:value-type="float" office:value="97323.429183226399" table:style-name="ce15">
            <text:p>97 323</text:p>
          </table:table-cell>
          <table:table-cell office:value-type="float" office:value="3145937.401109641" table:style-name="ce15">
            <text:p>3 145 937</text:p>
          </table:table-cell>
          <table:table-cell office:value-type="float" office:value="32.28874242219068" table:style-name="ce16">
            <text:p>32,29</text:p>
          </table:table-cell>
          <table:table-cell office:value-type="float" office:value="3.0837176417753765E-3" table:style-name="ce14">
            <text:p>0,00308</text:p>
          </table:table-cell>
          <table:table-cell office:value-type="float" office:value="96452.264702131928" table:style-name="ce15">
            <text:p>96 452</text:p>
          </table:table-cell>
          <table:table-cell office:value-type="float" office:value="297.43155025115266" table:style-name="ce15">
            <text:p>297</text:p>
          </table:table-cell>
          <table:table-cell office:value-type="float" office:value="96303.548927006341" table:style-name="ce15">
            <text:p>96 304</text:p>
          </table:table-cell>
          <table:table-cell office:value-type="float" office:value="2932132.355527217" table:style-name="ce15">
            <text:p>2 932 132</text:p>
          </table:table-cell>
          <table:table-cell office:value-type="float" office:value="30.399829019902803" table:style-name="ce16">
            <text:p>30,40</text:p>
          </table:table-cell>
          <table:table-cell office:value-type="float" office:value="53" table:style-name="ce13">
            <text:p>53</text:p>
          </table:table-cell>
          <table:table-cell table:number-columns-repeated="16364" table:style-name="ce5"/>
        </table:table-row>
        <table:table-row table:style-name="ro2">
          <table:table-cell office:value-type="float" office:value="54" table:style-name="ce13">
            <text:p>54</text:p>
          </table:table-cell>
          <table:table-cell office:value-type="float" office:value="4.475195211339115E-3" table:style-name="ce14">
            <text:p>0,00448</text:p>
          </table:table-cell>
          <table:table-cell office:value-type="float" office:value="95125.310712199338" table:style-name="ce15">
            <text:p>95 125</text:p>
          </table:table-cell>
          <table:table-cell office:value-type="float" office:value="425.70433497637987" table:style-name="ce15">
            <text:p>426</text:p>
          </table:table-cell>
          <table:table-cell office:value-type="float" office:value="94912.458544711146" table:style-name="ce15">
            <text:p>94 912</text:p>
          </table:table-cell>
          <table:table-cell office:value-type="float" office:value="2613394.4943183912" table:style-name="ce15">
            <text:p>2 613 394</text:p>
          </table:table-cell>
          <table:table-cell office:value-type="float" office:value="27.47317695734198" table:style-name="ce16">
            <text:p>27,47</text:p>
          </table:table-cell>
          <table:table-cell office:value-type="float" office:value="2.439982852853267E-3" table:style-name="ce14">
            <text:p>0,00244</text:p>
          </table:table-cell>
          <table:table-cell office:value-type="float" office:value="97215.457664158108" table:style-name="ce15">
            <text:p>97 215</text:p>
          </table:table-cell>
          <table:table-cell office:value-type="float" office:value="237.20404973282851" table:style-name="ce15">
            <text:p>237</text:p>
          </table:table-cell>
          <table:table-cell office:value-type="float" office:value="97096.855639291694" table:style-name="ce15">
            <text:p>97 097</text:p>
          </table:table-cell>
          <table:table-cell office:value-type="float" office:value="3048613.9719264144" table:style-name="ce15">
            <text:p>3 048 614</text:p>
          </table:table-cell>
          <table:table-cell office:value-type="float" office:value="31.359354213588123" table:style-name="ce16">
            <text:p>31,36</text:p>
          </table:table-cell>
          <table:table-cell office:value-type="float" office:value="3.4614402513777516E-3" table:style-name="ce14">
            <text:p>0,00346</text:p>
          </table:table-cell>
          <table:table-cell office:value-type="float" office:value="96154.833151880768" table:style-name="ce15">
            <text:p>96 155</text:p>
          </table:table-cell>
          <table:table-cell office:value-type="float" office:value="332.83420983643191" table:style-name="ce15">
            <text:p>333</text:p>
          </table:table-cell>
          <table:table-cell office:value-type="float" office:value="95988.416046962549" table:style-name="ce15">
            <text:p>95 988</text:p>
          </table:table-cell>
          <table:table-cell office:value-type="float" office:value="2835828.8066002107" table:style-name="ce15">
            <text:p>2 835 829</text:p>
          </table:table-cell>
          <table:table-cell office:value-type="float" office:value="29.492316856510946" table:style-name="ce16">
            <text:p>29,49</text:p>
          </table:table-cell>
          <table:table-cell office:value-type="float" office:value="54" table:style-name="ce13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55" table:style-name="ce13">
            <text:p>55</text:p>
          </table:table-cell>
          <table:table-cell office:value-type="float" office:value="5.0424056915327597E-3" table:style-name="ce14">
            <text:p>0,00504</text:p>
          </table:table-cell>
          <table:table-cell office:value-type="float" office:value="94699.606377222954" table:style-name="ce15">
            <text:p>94 700</text:p>
          </table:table-cell>
          <table:table-cell office:value-type="float" office:value="477.51383418242102" table:style-name="ce15">
            <text:p>478</text:p>
          </table:table-cell>
          <table:table-cell office:value-type="float" office:value="94460.849460131751" table:style-name="ce15">
            <text:p>94 461</text:p>
          </table:table-cell>
          <table:table-cell office:value-type="float" office:value="2518482.0357736801" table:style-name="ce15">
            <text:p>2 518 482</text:p>
          </table:table-cell>
          <table:table-cell office:value-type="float" office:value="26.594429819926081" table:style-name="ce16">
            <text:p>26,59</text:p>
          </table:table-cell>
          <table:table-cell office:value-type="float" office:value="2.6822606284148073E-3" table:style-name="ce14">
            <text:p>0,00268</text:p>
          </table:table-cell>
          <table:table-cell office:value-type="float" office:value="96978.253614425281" table:style-name="ce15">
            <text:p>96 978</text:p>
          </table:table-cell>
          <table:table-cell office:value-type="float" office:value="260.12095148239894" table:style-name="ce15">
            <text:p>260</text:p>
          </table:table-cell>
          <table:table-cell office:value-type="float" office:value="96848.193138684088" table:style-name="ce15">
            <text:p>96 848</text:p>
          </table:table-cell>
          <table:table-cell office:value-type="float" office:value="2951517.1162871225" table:style-name="ce15">
            <text:p>2 951 517</text:p>
          </table:table-cell>
          <table:table-cell office:value-type="float" office:value="30.434834679762591" table:style-name="ce16">
            <text:p>30,43</text:p>
          </table:table-cell>
          <table:table-cell office:value-type="float" office:value="3.8646645903495933E-3" table:style-name="ce14">
            <text:p>0,00386</text:p>
          </table:table-cell>
          <table:table-cell office:value-type="float" office:value="95821.998942044331" table:style-name="ce15">
            <text:p>95 822</text:p>
          </table:table-cell>
          <table:table-cell office:value-type="float" office:value="370.31988628783489" table:style-name="ce15">
            <text:p>370</text:p>
          </table:table-cell>
          <table:table-cell office:value-type="float" office:value="95636.838998900406" table:style-name="ce15">
            <text:p>95 637</text:p>
          </table:table-cell>
          <table:table-cell office:value-type="float" office:value="2739840.3905532481" table:style-name="ce15">
            <text:p>2 739 840</text:p>
          </table:table-cell>
          <table:table-cell office:value-type="float" office:value="28.593020609081385" table:style-name="ce16">
            <text:p>28,59</text:p>
          </table:table-cell>
          <table:table-cell office:value-type="float" office:value="55" table:style-name="ce13">
            <text:p>55</text:p>
          </table:table-cell>
          <table:table-cell table:number-columns-repeated="16364" table:style-name="ce5"/>
        </table:table-row>
        <table:table-row table:style-name="ro2">
          <table:table-cell office:value-type="float" office:value="56" table:style-name="ce13">
            <text:p>56</text:p>
          </table:table-cell>
          <table:table-cell office:value-type="float" office:value="5.6283831813577177E-3" table:style-name="ce14">
            <text:p>0,00563</text:p>
          </table:table-cell>
          <table:table-cell office:value-type="float" office:value="94222.092543040533" table:style-name="ce15">
            <text:p>94 222</text:p>
          </table:table-cell>
          <table:table-cell office:value-type="float" office:value="530.31804098157977" table:style-name="ce15">
            <text:p>530</text:p>
          </table:table-cell>
          <table:table-cell office:value-type="float" office:value="93956.933522549749" table:style-name="ce15">
            <text:p>93 957</text:p>
          </table:table-cell>
          <table:table-cell office:value-type="float" office:value="2424021.1863135481" table:style-name="ce15">
            <text:p>2 424 021</text:p>
          </table:table-cell>
          <table:table-cell office:value-type="float" office:value="25.72667535701628" table:style-name="ce16">
            <text:p>25,73</text:p>
          </table:table-cell>
          <table:table-cell office:value-type="float" office:value="2.9454526963436402E-3" table:style-name="ce14">
            <text:p>0,00295</text:p>
          </table:table-cell>
          <table:table-cell office:value-type="float" office:value="96718.13266294288" table:style-name="ce15">
            <text:p>96 718</text:p>
          </table:table-cell>
          <table:table-cell office:value-type="float" office:value="284.87868463738698" table:style-name="ce15">
            <text:p>285</text:p>
          </table:table-cell>
          <table:table-cell office:value-type="float" office:value="96575.693320624181" table:style-name="ce15">
            <text:p>96 576</text:p>
          </table:table-cell>
          <table:table-cell office:value-type="float" office:value="2854668.9231484383" table:style-name="ce15">
            <text:p>2 854 669</text:p>
          </table:table-cell>
          <table:table-cell office:value-type="float" office:value="29.515343654294846" table:style-name="ce16">
            <text:p>29,52</text:p>
          </table:table-cell>
          <table:table-cell office:value-type="float" office:value="4.2868056746488154E-3" table:style-name="ce14">
            <text:p>0,00429</text:p>
          </table:table-cell>
          <table:table-cell office:value-type="float" office:value="95451.679055756496" table:style-name="ce15">
            <text:p>95 452</text:p>
          </table:table-cell>
          <table:table-cell office:value-type="float" office:value="409.18279943097446" table:style-name="ce15">
            <text:p>409</text:p>
          </table:table-cell>
          <table:table-cell office:value-type="float" office:value="95247.087656041011" table:style-name="ce15">
            <text:p>95 247</text:p>
          </table:table-cell>
          <table:table-cell office:value-type="float" office:value="2644203.5515543479" table:style-name="ce15">
            <text:p>2 644 204</text:p>
          </table:table-cell>
          <table:table-cell office:value-type="float" office:value="27.702011925948213" table:style-name="ce16">
            <text:p>27,70</text:p>
          </table:table-cell>
          <table:table-cell office:value-type="float" office:value="56" table:style-name="ce13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13">
            <text:p>57</text:p>
          </table:table-cell>
          <table:table-cell office:value-type="float" office:value="6.2338334363740023E-3" table:style-name="ce14">
            <text:p>0,00623</text:p>
          </table:table-cell>
          <table:table-cell office:value-type="float" office:value="93691.77450205895" table:style-name="ce15">
            <text:p>93 692</text:p>
          </table:table-cell>
          <table:table-cell office:value-type="float" office:value="584.05891660414829" table:style-name="ce15">
            <text:p>584</text:p>
          </table:table-cell>
          <table:table-cell office:value-type="float" office:value="93399.745043756877" table:style-name="ce15">
            <text:p>93 400</text:p>
          </table:table-cell>
          <table:table-cell office:value-type="float" office:value="2330064.2527909982" table:style-name="ce15">
            <text:p>2 330 064</text:p>
          </table:table-cell>
          <table:table-cell office:value-type="float" office:value="24.869464423899807" table:style-name="ce16">
            <text:p>24,87</text:p>
          </table:table-cell>
          <table:table-cell office:value-type="float" office:value="3.2333521262255228E-3" table:style-name="ce14">
            <text:p>0,00323</text:p>
          </table:table-cell>
          <table:table-cell office:value-type="float" office:value="96433.253978305496" table:style-name="ce15">
            <text:p>96 433</text:p>
          </table:table-cell>
          <table:table-cell office:value-type="float" office:value="311.80266678959993" table:style-name="ce15">
            <text:p>312</text:p>
          </table:table-cell>
          <table:table-cell office:value-type="float" office:value="96277.352644910687" table:style-name="ce15">
            <text:p>96 277</text:p>
          </table:table-cell>
          <table:table-cell office:value-type="float" office:value="2758093.2298278143" table:style-name="ce15">
            <text:p>2 758 093</text:p>
          </table:table-cell>
          <table:table-cell office:value-type="float" office:value="28.60105944831334" table:style-name="ce16">
            <text:p>28,60</text:p>
          </table:table-cell>
          <table:table-cell office:value-type="float" office:value="4.7296646875602689E-3" table:style-name="ce14">
            <text:p>0,00473</text:p>
          </table:table-cell>
          <table:table-cell office:value-type="float" office:value="95042.496256325525" table:style-name="ce15">
            <text:p>95 042</text:p>
          </table:table-cell>
          <table:table-cell office:value-type="float" office:value="449.51913836112186" table:style-name="ce15">
            <text:p>450</text:p>
          </table:table-cell>
          <table:table-cell office:value-type="float" office:value="94817.736687144963" table:style-name="ce15">
            <text:p>94 818</text:p>
          </table:table-cell>
          <table:table-cell office:value-type="float" office:value="2548956.4638983067" table:style-name="ce15">
            <text:p>2 548 956</text:p>
          </table:table-cell>
          <table:table-cell office:value-type="float" office:value="26.819123700453751" table:style-name="ce16">
            <text:p>26,82</text:p>
          </table:table-cell>
          <table:table-cell office:value-type="float" office:value="57" table:style-name="ce13">
            <text:p>57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13">
            <text:p>58</text:p>
          </table:table-cell>
          <table:table-cell office:value-type="float" office:value="6.8734450977049515E-3" table:style-name="ce14">
            <text:p>0,00687</text:p>
          </table:table-cell>
          <table:table-cell office:value-type="float" office:value="93107.715585454804" table:style-name="ce15">
            <text:p>93 108</text:p>
          </table:table-cell>
          <table:table-cell office:value-type="float" office:value="639.97077124935117" table:style-name="ce15">
            <text:p>640</text:p>
          </table:table-cell>
          <table:table-cell office:value-type="float" office:value="92787.730199830126" table:style-name="ce15">
            <text:p>92 788</text:p>
          </table:table-cell>
          <table:table-cell office:value-type="float" office:value="2236664.5077472413" table:style-name="ce15">
            <text:p>2 236 665</text:p>
          </table:table-cell>
          <table:table-cell office:value-type="float" office:value="24.022332560553668" table:style-name="ce16">
            <text:p>24,02</text:p>
          </table:table-cell>
          <table:table-cell office:value-type="float" office:value="3.551097820114482E-3" table:style-name="ce14">
            <text:p>0,00355</text:p>
          </table:table-cell>
          <table:table-cell office:value-type="float" office:value="96121.451311515892" table:style-name="ce15">
            <text:p>96 121</text:p>
          </table:table-cell>
          <table:table-cell office:value-type="float" office:value="341.33667621856438" table:style-name="ce15">
            <text:p>341</text:p>
          </table:table-cell>
          <table:table-cell office:value-type="float" office:value="95950.782973406604" table:style-name="ce15">
            <text:p>95 951</text:p>
          </table:table-cell>
          <table:table-cell office:value-type="float" office:value="2661815.8771829037" table:style-name="ce15">
            <text:p>2 661 816</text:p>
          </table:table-cell>
          <table:table-cell office:value-type="float" office:value="27.692214805999328" table:style-name="ce16">
            <text:p>27,69</text:p>
          </table:table-cell>
          <table:table-cell office:value-type="float" office:value="5.2024027735824005E-3" table:style-name="ce14">
            <text:p>0,00520</text:p>
          </table:table-cell>
          <table:table-cell office:value-type="float" office:value="94592.977117964401" table:style-name="ce15">
            <text:p>94 593</text:p>
          </table:table-cell>
          <table:table-cell office:value-type="float" office:value="492.11076651991453" table:style-name="ce15">
            <text:p>492</text:p>
          </table:table-cell>
          <table:table-cell office:value-type="float" office:value="94346.921734704447" table:style-name="ce15">
            <text:p>94 347</text:p>
          </table:table-cell>
          <table:table-cell office:value-type="float" office:value="2454138.7272111615" table:style-name="ce15">
            <text:p>2 454 139</text:p>
          </table:table-cell>
          <table:table-cell office:value-type="float" office:value="25.944195879897826" table:style-name="ce16">
            <text:p>25,94</text:p>
          </table:table-cell>
          <table:table-cell office:value-type="float" office:value="58" table:style-name="ce13">
            <text:p>58</text:p>
          </table:table-cell>
          <table:table-cell table:number-columns-repeated="16364" table:style-name="ce5"/>
        </table:table-row>
        <table:table-row table:style-name="ro2">
          <table:table-cell office:value-type="float" office:value="59" table:style-name="ce13">
            <text:p>59</text:p>
          </table:table-cell>
          <table:table-cell office:value-type="float" office:value="7.5623815200006857E-3" table:style-name="ce14">
            <text:p>0,00756</text:p>
          </table:table-cell>
          <table:table-cell office:value-type="float" office:value="92467.744814205449" table:style-name="ce15">
            <text:p>92 468</text:p>
          </table:table-cell>
          <table:table-cell office:value-type="float" office:value="699.27636457908648" table:style-name="ce15">
            <text:p>699</text:p>
          </table:table-cell>
          <table:table-cell office:value-type="float" office:value="92118.1066319159" table:style-name="ce15">
            <text:p>92 118</text:p>
          </table:table-cell>
          <table:table-cell office:value-type="float" office:value="2143876.7775474112" table:style-name="ce15">
            <text:p>2 143 877</text:p>
          </table:table-cell>
          <table:table-cell office:value-type="float" office:value="23.185131008170277" table:style-name="ce16">
            <text:p>23,19</text:p>
          </table:table-cell>
          <table:table-cell office:value-type="float" office:value="3.9038743705528769E-3" table:style-name="ce14">
            <text:p>0,00390</text:p>
          </table:table-cell>
          <table:table-cell office:value-type="float" office:value="95780.11463529733" table:style-name="ce15">
            <text:p>95 780</text:p>
          </table:table-cell>
          <table:table-cell office:value-type="float" office:value="373.91353473335374" table:style-name="ce15">
            <text:p>374</text:p>
          </table:table-cell>
          <table:table-cell office:value-type="float" office:value="95593.157867930655" table:style-name="ce15">
            <text:p>95 593</text:p>
          </table:table-cell>
          <table:table-cell office:value-type="float" office:value="2565865.0942094973" table:style-name="ce15">
            <text:p>2 565 865</text:p>
          </table:table-cell>
          <table:table-cell office:value-type="float" office:value="26.789121144608789" table:style-name="ce16">
            <text:p>26,79</text:p>
          </table:table-cell>
          <table:table-cell office:value-type="float" office:value="5.7144309450342526E-3" table:style-name="ce14">
            <text:p>0,00571</text:p>
          </table:table-cell>
          <table:table-cell office:value-type="float" office:value="94100.866351444492" table:style-name="ce15">
            <text:p>94 101</text:p>
          </table:table-cell>
          <table:table-cell office:value-type="float" office:value="537.7329026332269" table:style-name="ce15">
            <text:p>538</text:p>
          </table:table-cell>
          <table:table-cell office:value-type="float" office:value="93831.999900127877" table:style-name="ce15">
            <text:p>93 832</text:p>
          </table:table-cell>
          <table:table-cell office:value-type="float" office:value="2359791.8054764569" table:style-name="ce15">
            <text:p>2 359 792</text:p>
          </table:table-cell>
          <table:table-cell office:value-type="float" office:value="25.077259083494432" table:style-name="ce16">
            <text:p>25,08</text:p>
          </table:table-cell>
          <table:table-cell office:value-type="float" office:value="59" table:style-name="ce13">
            <text:p>59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13">
            <text:p>60</text:p>
          </table:table-cell>
          <table:table-cell office:value-type="float" office:value="8.3158060579120539E-3" table:style-name="ce14">
            <text:p>0,00832</text:p>
          </table:table-cell>
          <table:table-cell office:value-type="float" office:value="91768.468449626365" table:style-name="ce15">
            <text:p>91 768</text:p>
          </table:table-cell>
          <table:table-cell office:value-type="float" office:value="763.12878585871408" table:style-name="ce15">
            <text:p>763</text:p>
          </table:table-cell>
          <table:table-cell office:value-type="float" office:value="91386.904056697007" table:style-name="ce15">
            <text:p>91 387</text:p>
          </table:table-cell>
          <table:table-cell office:value-type="float" office:value="2051758.6709154951" table:style-name="ce15">
            <text:p>2 051 759</text:p>
          </table:table-cell>
          <table:table-cell office:value-type="float" office:value="22.357991863422548" table:style-name="ce16">
            <text:p>22,36</text:p>
          </table:table-cell>
          <table:table-cell office:value-type="float" office:value="4.296866370083645E-3" table:style-name="ce14">
            <text:p>0,00430</text:p>
          </table:table-cell>
          <table:table-cell office:value-type="float" office:value="95406.20110056398" table:style-name="ce15">
            <text:p>95 406</text:p>
          </table:table-cell>
          <table:table-cell office:value-type="float" office:value="409.9476970064506" table:style-name="ce15">
            <text:p>410</text:p>
          </table:table-cell>
          <table:table-cell office:value-type="float" office:value="95201.227252060751" table:style-name="ce15">
            <text:p>95 201</text:p>
          </table:table-cell>
          <table:table-cell office:value-type="float" office:value="2470271.9363415665" table:style-name="ce15">
            <text:p>2 470 272</text:p>
          </table:table-cell>
          <table:table-cell office:value-type="float" office:value="25.892152793482978" table:style-name="ce16">
            <text:p>25,89</text:p>
          </table:table-cell>
          <table:table-cell office:value-type="float" office:value="6.2751602142355999E-3" table:style-name="ce14">
            <text:p>0,00628</text:p>
          </table:table-cell>
          <table:table-cell office:value-type="float" office:value="93563.133448811262" table:style-name="ce15">
            <text:p>93 563</text:p>
          </table:table-cell>
          <table:table-cell office:value-type="float" office:value="587.12365253719645" table:style-name="ce15">
            <text:p>587</text:p>
          </table:table-cell>
          <table:table-cell office:value-type="float" office:value="93269.571622542659" table:style-name="ce15">
            <text:p>93 270</text:p>
          </table:table-cell>
          <table:table-cell office:value-type="float" office:value="2265959.8055763291" table:style-name="ce15">
            <text:p>2 265 960</text:p>
          </table:table-cell>
          <table:table-cell office:value-type="float" office:value="24.218511309436256" table:style-name="ce16">
            <text:p>24,22</text:p>
          </table:table-cell>
          <table:table-cell office:value-type="float" office:value="60" table:style-name="ce13">
            <text:p>60</text:p>
          </table:table-cell>
          <table:table-cell table:number-columns-repeated="16364" table:style-name="ce5"/>
        </table:table-row>
        <table:table-row table:style-name="ro2">
          <table:table-cell office:value-type="float" office:value="61" table:style-name="ce13">
            <text:p>61</text:p>
          </table:table-cell>
          <table:table-cell office:value-type="float" office:value="9.1485512520785919E-3" table:style-name="ce14">
            <text:p>0,00915</text:p>
          </table:table-cell>
          <table:table-cell office:value-type="float" office:value="91005.339663767649" table:style-name="ce15">
            <text:p>91 005</text:p>
          </table:table-cell>
          <table:table-cell office:value-type="float" office:value="832.56701412679911" table:style-name="ce15">
            <text:p>833</text:p>
          </table:table-cell>
          <table:table-cell office:value-type="float" office:value="90589.056156704246" table:style-name="ce15">
            <text:p>90 589</text:p>
          </table:table-cell>
          <table:table-cell office:value-type="float" office:value="1960371.7668587982" table:style-name="ce15">
            <text:p>1 960 372</text:p>
          </table:table-cell>
          <table:table-cell office:value-type="float" office:value="21.54128289726377" table:style-name="ce16">
            <text:p>21,54</text:p>
          </table:table-cell>
          <table:table-cell office:value-type="float" office:value="4.7353181042873336E-3" table:style-name="ce14">
            <text:p>0,00474</text:p>
          </table:table-cell>
          <table:table-cell office:value-type="float" office:value="94996.253403557523" table:style-name="ce15">
            <text:p>94 996</text:p>
          </table:table-cell>
          <table:table-cell office:value-type="float" office:value="449.83747858133319" table:style-name="ce15">
            <text:p>450</text:p>
          </table:table-cell>
          <table:table-cell office:value-type="float" office:value="94771.334664266848" table:style-name="ce15">
            <text:p>94 771</text:p>
          </table:table-cell>
          <table:table-cell office:value-type="float" office:value="2375070.709089506" table:style-name="ce15">
            <text:p>2 375 071</text:p>
          </table:table-cell>
          <table:table-cell office:value-type="float" office:value="25.001730320877705" table:style-name="ce16">
            <text:p>25,00</text:p>
          </table:table-cell>
          <table:table-cell office:value-type="float" office:value="6.8939350706433604E-3" table:style-name="ce14">
            <text:p>0,00689</text:p>
          </table:table-cell>
          <table:table-cell office:value-type="float" office:value="92976.009796274069" table:style-name="ce15">
            <text:p>92 976</text:p>
          </table:table-cell>
          <table:table-cell office:value-type="float" office:value="640.97057466301442" table:style-name="ce15">
            <text:p>641</text:p>
          </table:table-cell>
          <table:table-cell office:value-type="float" office:value="92655.524508942559" table:style-name="ce15">
            <text:p>92 656</text:p>
          </table:table-cell>
          <table:table-cell office:value-type="float" office:value="2172690.2339537865" table:style-name="ce15">
            <text:p>2 172 690</text:p>
          </table:table-cell>
          <table:table-cell office:value-type="float" office:value="23.368288644721503" table:style-name="ce16">
            <text:p>23,37</text:p>
          </table:table-cell>
          <table:table-cell office:value-type="float" office:value="61" table:style-name="ce13">
            <text:p>61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13">
            <text:p>62</text:p>
          </table:table-cell>
          <table:table-cell office:value-type="float" office:value="1.0070499685348504E-2" table:style-name="ce14">
            <text:p>0,01007</text:p>
          </table:table-cell>
          <table:table-cell office:value-type="float" office:value="90172.772649640843" table:style-name="ce15">
            <text:p>90 173</text:p>
          </table:table-cell>
          <table:table-cell office:value-type="float" office:value="908.08487859521028" table:style-name="ce15">
            <text:p>908</text:p>
          </table:table-cell>
          <table:table-cell office:value-type="float" office:value="89718.73021034323" table:style-name="ce15">
            <text:p>89 719</text:p>
          </table:table-cell>
          <table:table-cell office:value-type="float" office:value="1869782.710702094" table:style-name="ce15">
            <text:p>1 869 783</text:p>
          </table:table-cell>
          <table:table-cell office:value-type="float" office:value="20.73555748326589" table:style-name="ce16">
            <text:p>20,74</text:p>
          </table:table-cell>
          <table:table-cell office:value-type="float" office:value="5.2253670434611391E-3" table:style-name="ce14">
            <text:p>0,00523</text:p>
          </table:table-cell>
          <table:table-cell office:value-type="float" office:value="94546.415924976187" table:style-name="ce15">
            <text:p>94 546</text:p>
          </table:table-cell>
          <table:table-cell office:value-type="float" office:value="494.03972585173995" table:style-name="ce15">
            <text:p>494</text:p>
          </table:table-cell>
          <table:table-cell office:value-type="float" office:value="94299.39606205032" table:style-name="ce15">
            <text:p>94 299</text:p>
          </table:table-cell>
          <table:table-cell office:value-type="float" office:value="2280299.3744252389" table:style-name="ce15">
            <text:p>2 280 299</text:p>
          </table:table-cell>
          <table:table-cell office:value-type="float" office:value="24.118305830172201" table:style-name="ce16">
            <text:p>24,12</text:p>
          </table:table-cell>
          <table:table-cell office:value-type="float" office:value="7.5791046245904737E-3" table:style-name="ce14">
            <text:p>0,00758</text:p>
          </table:table-cell>
          <table:table-cell office:value-type="float" office:value="92335.039221611049" table:style-name="ce15">
            <text:p>92 335</text:p>
          </table:table-cell>
          <table:table-cell office:value-type="float" office:value="699.81692277625507" table:style-name="ce15">
            <text:p>700</text:p>
          </table:table-cell>
          <table:table-cell office:value-type="float" office:value="91985.130760222921" table:style-name="ce15">
            <text:p>91 985</text:p>
          </table:table-cell>
          <table:table-cell office:value-type="float" office:value="2080034.7094448439" table:style-name="ce15">
            <text:p>2 080 035</text:p>
          </table:table-cell>
          <table:table-cell office:value-type="float" office:value="22.527035532552318" table:style-name="ce16">
            <text:p>22,53</text:p>
          </table:table-cell>
          <table:table-cell office:value-type="float" office:value="62" table:style-name="ce13">
            <text:p>62</text:p>
          </table:table-cell>
          <table:table-cell table:number-columns-repeated="16364" table:style-name="ce5"/>
        </table:table-row>
        <table:table-row table:style-name="ro2">
          <table:table-cell office:value-type="float" office:value="63" table:style-name="ce13">
            <text:p>63</text:p>
          </table:table-cell>
          <table:table-cell office:value-type="float" office:value="1.1087723453260014E-2" table:style-name="ce14">
            <text:p>0,01109</text:p>
          </table:table-cell>
          <table:table-cell office:value-type="float" office:value="89264.687771045632" table:style-name="ce15">
            <text:p>89 265</text:p>
          </table:table-cell>
          <table:table-cell office:value-type="float" office:value="989.742172146955" table:style-name="ce15">
            <text:p>990</text:p>
          </table:table-cell>
          <table:table-cell office:value-type="float" office:value="88769.816684972146" table:style-name="ce15">
            <text:p>88 770</text:p>
          </table:table-cell>
          <table:table-cell office:value-type="float" office:value="1780063.9804917509" table:style-name="ce15">
            <text:p>1 780 064</text:p>
          </table:table-cell>
          <table:table-cell office:value-type="float" office:value="19.941412723667668" table:style-name="ce16">
            <text:p>19,94</text:p>
          </table:table-cell>
          <table:table-cell office:value-type="float" office:value="5.773838233265478E-3" table:style-name="ce14">
            <text:p>0,00577</text:p>
          </table:table-cell>
          <table:table-cell office:value-type="float" office:value="94052.376199124454" table:style-name="ce15">
            <text:p>94 052</text:p>
          </table:table-cell>
          <table:table-cell office:value-type="float" office:value="543.04320562797284" table:style-name="ce15">
            <text:p>543</text:p>
          </table:table-cell>
          <table:table-cell office:value-type="float" office:value="93780.85459631047" table:style-name="ce15">
            <text:p>93 781</text:p>
          </table:table-cell>
          <table:table-cell office:value-type="float" office:value="2185999.9783631884" table:style-name="ce15">
            <text:p>2 186 000</text:p>
          </table:table-cell>
          <table:table-cell office:value-type="float" office:value="23.242368419645928" table:style-name="ce16">
            <text:p>23,24</text:p>
          </table:table-cell>
          <table:table-cell office:value-type="float" office:value="8.3382517415886339E-3" table:style-name="ce14">
            <text:p>0,00834</text:p>
          </table:table-cell>
          <table:table-cell office:value-type="float" office:value="91635.222298834793" table:style-name="ce15">
            <text:p>91 635</text:p>
          </table:table-cell>
          <table:table-cell office:value-type="float" office:value="764.07755192412083" table:style-name="ce15">
            <text:p>764</text:p>
          </table:table-cell>
          <table:table-cell office:value-type="float" office:value="91253.183522872743" table:style-name="ce15">
            <text:p>91 253</text:p>
          </table:table-cell>
          <table:table-cell office:value-type="float" office:value="1988049.578684621" table:style-name="ce15">
            <text:p>1 988 050</text:p>
          </table:table-cell>
          <table:table-cell office:value-type="float" office:value="21.695255697654378" table:style-name="ce16">
            <text:p>21,70</text:p>
          </table:table-cell>
          <table:table-cell office:value-type="float" office:value="63" table:style-name="ce13">
            <text:p>63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13">
            <text:p>64</text:p>
          </table:table-cell>
          <table:table-cell office:value-type="float" office:value="1.2206196632385478E-2" table:style-name="ce14">
            <text:p>0,01221</text:p>
          </table:table-cell>
          <table:table-cell office:value-type="float" office:value="88274.945598898674" table:style-name="ce15">
            <text:p>88 275</text:p>
          </table:table-cell>
          <table:table-cell office:value-type="float" office:value="1077.5013436932882" table:style-name="ce15">
            <text:p>1 078</text:p>
          </table:table-cell>
          <table:table-cell office:value-type="float" office:value="87736.194927052027" table:style-name="ce15">
            <text:p>87 736</text:p>
          </table:table-cell>
          <table:table-cell office:value-type="float" office:value="1691294.1638067788" table:style-name="ce15">
            <text:p>1 691 294</text:p>
          </table:table-cell>
          <table:table-cell office:value-type="float" office:value="19.159390610011087" table:style-name="ce16">
            <text:p>19,16</text:p>
          </table:table-cell>
          <table:table-cell office:value-type="float" office:value="6.3875744061870632E-3" table:style-name="ce14">
            <text:p>0,00639</text:p>
          </table:table-cell>
          <table:table-cell office:value-type="float" office:value="93509.332993496486" table:style-name="ce15">
            <text:p>93 509</text:p>
          </table:table-cell>
          <table:table-cell office:value-type="float" office:value="597.29782216888168" table:style-name="ce15">
            <text:p>597</text:p>
          </table:table-cell>
          <table:table-cell office:value-type="float" office:value="93210.684082412045" table:style-name="ce15">
            <text:p>93 211</text:p>
          </table:table-cell>
          <table:table-cell office:value-type="float" office:value="2092219.1237668782" table:style-name="ce15">
            <text:p>2 092 219</text:p>
          </table:table-cell>
          <table:table-cell office:value-type="float" office:value="22.374441745963374" table:style-name="ce16">
            <text:p>22,37</text:p>
          </table:table-cell>
          <table:table-cell office:value-type="float" office:value="9.1789395766721325E-3" table:style-name="ce14">
            <text:p>0,00918</text:p>
          </table:table-cell>
          <table:table-cell office:value-type="float" office:value="90871.144746910679" table:style-name="ce15">
            <text:p>90 871</text:p>
          </table:table-cell>
          <table:table-cell office:value-type="float" office:value="834.10074689492035" table:style-name="ce15">
            <text:p>834</text:p>
          </table:table-cell>
          <table:table-cell office:value-type="float" office:value="90454.094373463216" table:style-name="ce15">
            <text:p>90 454</text:p>
          </table:table-cell>
          <table:table-cell office:value-type="float" office:value="1896796.3951617482" table:style-name="ce15">
            <text:p>1 896 796</text:p>
          </table:table-cell>
          <table:table-cell office:value-type="float" office:value="20.873473096928638" table:style-name="ce16">
            <text:p>20,87</text:p>
          </table:table-cell>
          <table:table-cell office:value-type="float" office:value="64" table:style-name="ce13">
            <text:p>6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13">
            <text:p>65</text:p>
          </table:table-cell>
          <table:table-cell office:value-type="float" office:value="1.3431893299296848E-2" table:style-name="ce14">
            <text:p>0,01343</text:p>
          </table:table-cell>
          <table:table-cell office:value-type="float" office:value="87197.444255205381" table:style-name="ce15">
            <text:p>87 197</text:p>
          </table:table-cell>
          <table:table-cell office:value-type="float" office:value="1171.2267672073035" table:style-name="ce15">
            <text:p>1 171</text:p>
          </table:table-cell>
          <table:table-cell office:value-type="float" office:value="86611.830871601735" table:style-name="ce15">
            <text:p>86 612</text:p>
          </table:table-cell>
          <table:table-cell office:value-type="float" office:value="1603557.9688797267" table:style-name="ce15">
            <text:p>1 603 558</text:p>
          </table:table-cell>
          <table:table-cell office:value-type="float" office:value="18.389965240110808" table:style-name="ce16">
            <text:p>18,39</text:p>
          </table:table-cell>
          <table:table-cell office:value-type="float" office:value="7.0734182947124044E-3" table:style-name="ce14">
            <text:p>0,00707</text:p>
          </table:table-cell>
          <table:table-cell office:value-type="float" office:value="92912.035171327603" table:style-name="ce15">
            <text:p>92 912</text:p>
          </table:table-cell>
          <table:table-cell office:value-type="float" office:value="657.20568937983103" table:style-name="ce15">
            <text:p>657</text:p>
          </table:table-cell>
          <table:table-cell office:value-type="float" office:value="92583.432326637689" table:style-name="ce15">
            <text:p>92 583</text:p>
          </table:table-cell>
          <table:table-cell office:value-type="float" office:value="1999008.4396844662" table:style-name="ce15">
            <text:p>1 999 008</text:p>
          </table:table-cell>
          <table:table-cell office:value-type="float" office:value="21.515064609211731" table:style-name="ce16">
            <text:p>21,52</text:p>
          </table:table-cell>
          <table:table-cell office:value-type="float" office:value="1.0108731284875024E-2" table:style-name="ce14">
            <text:p>0,01011</text:p>
          </table:table-cell>
          <table:table-cell office:value-type="float" office:value="90037.044000015754" table:style-name="ce15">
            <text:p>90 037</text:p>
          </table:table-cell>
          <table:table-cell office:value-type="float" office:value="910.16028348062832" table:style-name="ce15">
            <text:p>910</text:p>
          </table:table-cell>
          <table:table-cell office:value-type="float" office:value="89581.963858275441" table:style-name="ce15">
            <text:p>89 582</text:p>
          </table:table-cell>
          <table:table-cell office:value-type="float" office:value="1806342.300788285" table:style-name="ce15">
            <text:p>1 806 342</text:p>
          </table:table-cell>
          <table:table-cell office:value-type="float" office:value="20.062212402130495" table:style-name="ce16">
            <text:p>20,06</text:p>
          </table:table-cell>
          <table:table-cell office:value-type="float" office:value="65" table:style-name="ce13">
            <text:p>65</text:p>
          </table:table-cell>
          <table:table-cell table:number-columns-repeated="16364" table:style-name="ce5"/>
        </table:table-row>
        <table:table-row table:style-name="ro2">
          <table:table-cell office:value-type="float" office:value="66" table:style-name="ce13">
            <text:p>66</text:p>
          </table:table-cell>
          <table:table-cell office:value-type="float" office:value="1.4771007418222263E-2" table:style-name="ce14">
            <text:p>0,01477</text:p>
          </table:table-cell>
          <table:table-cell office:value-type="float" office:value="86026.217487998074" table:style-name="ce15">
            <text:p>86 026</text:p>
          </table:table-cell>
          <table:table-cell office:value-type="float" office:value="1270.6938966768214" table:style-name="ce15">
            <text:p>1 271</text:p>
          </table:table-cell>
          <table:table-cell office:value-type="float" office:value="85390.870539659663" table:style-name="ce15">
            <text:p>85 391</text:p>
          </table:table-cell>
          <table:table-cell office:value-type="float" office:value="1516946.1380081249" table:style-name="ce15">
            <text:p>1 516 946</text:p>
          </table:table-cell>
          <table:table-cell office:value-type="float" office:value="17.633532919423793" table:style-name="ce16">
            <text:p>17,63</text:p>
          </table:table-cell>
          <table:table-cell office:value-type="float" office:value="7.8379196544910539E-3" table:style-name="ce14">
            <text:p>0,00784</text:p>
          </table:table-cell>
          <table:table-cell office:value-type="float" office:value="92254.829481947774" table:style-name="ce15">
            <text:p>92 255</text:p>
          </table:table-cell>
          <table:table-cell office:value-type="float" office:value="723.08594121827923" table:style-name="ce15">
            <text:p>723</text:p>
          </table:table-cell>
          <table:table-cell office:value-type="float" office:value="91893.286511338636" table:style-name="ce15">
            <text:p>91 893</text:p>
          </table:table-cell>
          <table:table-cell office:value-type="float" office:value="1906425.0073578286" table:style-name="ce15">
            <text:p>1 906 425</text:p>
          </table:table-cell>
          <table:table-cell office:value-type="float" office:value="20.664771893929668" table:style-name="ce16">
            <text:p>20,66</text:p>
          </table:table-cell>
          <table:table-cell office:value-type="float" office:value="1.1134929936870363E-2" table:style-name="ce14">
            <text:p>0,01113</text:p>
          </table:table-cell>
          <table:table-cell office:value-type="float" office:value="89126.883716535129" table:style-name="ce15">
            <text:p>89 127</text:p>
          </table:table-cell>
          <table:table-cell office:value-type="float" office:value="992.42160567521069" table:style-name="ce15">
            <text:p>992</text:p>
          </table:table-cell>
          <table:table-cell office:value-type="float" office:value="88630.672913697519" table:style-name="ce15">
            <text:p>88 631</text:p>
          </table:table-cell>
          <table:table-cell office:value-type="float" office:value="1716760.3369300095" table:style-name="ce15">
            <text:p>1 716 760</text:p>
          </table:table-cell>
          <table:table-cell office:value-type="float" office:value="19.2619809572845" table:style-name="ce16">
            <text:p>19,26</text:p>
          </table:table-cell>
          <table:table-cell office:value-type="float" office:value="66" table:style-name="ce13">
            <text:p>66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13">
            <text:p>67</text:p>
          </table:table-cell>
          <table:table-cell office:value-type="float" office:value="1.6232450172312153E-2" table:style-name="ce14">
            <text:p>0,01623</text:p>
          </table:table-cell>
          <table:table-cell office:value-type="float" office:value="84755.523591321253" table:style-name="ce15">
            <text:p>84 756</text:p>
          </table:table-cell>
          <table:table-cell office:value-type="float" office:value="1375.7898135243495" table:style-name="ce15">
            <text:p>1 376</text:p>
          </table:table-cell>
          <table:table-cell office:value-type="float" office:value="84067.62868455908" table:style-name="ce15">
            <text:p>84 068</text:p>
          </table:table-cell>
          <table:table-cell office:value-type="float" office:value="1431555.2674684653" table:style-name="ce15">
            <text:p>1 431 555</text:p>
          </table:table-cell>
          <table:table-cell office:value-type="float" office:value="16.890406746481982" table:style-name="ce16">
            <text:p>16,89</text:p>
          </table:table-cell>
          <table:table-cell office:value-type="float" office:value="8.684007836918332E-3" table:style-name="ce14">
            <text:p>0,00868</text:p>
          </table:table-cell>
          <table:table-cell office:value-type="float" office:value="91531.743540729498" table:style-name="ce15">
            <text:p>91 532</text:p>
          </table:table-cell>
          <table:table-cell office:value-type="float" office:value="794.86237823449392" table:style-name="ce15">
            <text:p>795</text:p>
          </table:table-cell>
          <table:table-cell office:value-type="float" office:value="91134.312351612258" table:style-name="ce15">
            <text:p>91 134</text:p>
          </table:table-cell>
          <table:table-cell office:value-type="float" office:value="1814531.72084649" table:style-name="ce15">
            <text:p>1 814 532</text:p>
          </table:table-cell>
          <table:table-cell office:value-type="float" office:value="19.824070324182841" table:style-name="ce16">
            <text:p>19,82</text:p>
          </table:table-cell>
          <table:table-cell office:value-type="float" office:value="1.2261624661449106E-2" table:style-name="ce14">
            <text:p>0,01226</text:p>
          </table:table-cell>
          <table:table-cell office:value-type="float" office:value="88134.462110859924" table:style-name="ce15">
            <text:p>88 134</text:p>
          </table:table-cell>
          <table:table-cell office:value-type="float" office:value="1080.6716941420718" table:style-name="ce15">
            <text:p>1 081</text:p>
          </table:table-cell>
          <table:table-cell office:value-type="float" office:value="87594.126263788887" table:style-name="ce15">
            <text:p>87 594</text:p>
          </table:table-cell>
          <table:table-cell office:value-type="float" office:value="1628129.664016312" table:style-name="ce15">
            <text:p>1 628 130</text:p>
          </table:table-cell>
          <table:table-cell office:value-type="float" office:value="18.473246730301359" table:style-name="ce16">
            <text:p>18,47</text:p>
          </table:table-cell>
          <table:table-cell office:value-type="float" office:value="67" table:style-name="ce13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68" table:style-name="ce13">
            <text:p>68</text:p>
          </table:table-cell>
          <table:table-cell office:value-type="float" office:value="1.7826965408745496E-2" table:style-name="ce14">
            <text:p>0,01783</text:p>
          </table:table-cell>
          <table:table-cell office:value-type="float" office:value="83379.733777796908" table:style-name="ce15">
            <text:p>83 380</text:p>
          </table:table-cell>
          <table:table-cell office:value-type="float" office:value="1486.4076298471939" table:style-name="ce15">
            <text:p>1 486</text:p>
          </table:table-cell>
          <table:table-cell office:value-type="float" office:value="82636.529962873319" table:style-name="ce15">
            <text:p>82 637</text:p>
          </table:table-cell>
          <table:table-cell office:value-type="float" office:value="1347487.6387839061" table:style-name="ce15">
            <text:p>1 347 488</text:p>
          </table:table-cell>
          <table:table-cell office:value-type="float" office:value="16.160853216141199" table:style-name="ce16">
            <text:p>16,16</text:p>
          </table:table-cell>
          <table:table-cell office:value-type="float" office:value="9.612170364140615E-3" table:style-name="ce14">
            <text:p>0,00961</text:p>
          </table:table-cell>
          <table:table-cell office:value-type="float" office:value="90736.881162495003" table:style-name="ce15">
            <text:p>90 737</text:p>
          </table:table-cell>
          <table:table-cell office:value-type="float" office:value="872.17836004468325" table:style-name="ce15">
            <text:p>872</text:p>
          </table:table-cell>
          <table:table-cell office:value-type="float" office:value="90300.79198247267" table:style-name="ce15">
            <text:p>90 301</text:p>
          </table:table-cell>
          <table:table-cell office:value-type="float" office:value="1723397.4084948776" table:style-name="ce15">
            <text:p>1 723 397</text:p>
          </table:table-cell>
          <table:table-cell office:value-type="float" office:value="18.993350734731042" table:style-name="ce16">
            <text:p>18,99</text:p>
          </table:table-cell>
          <table:table-cell office:value-type="float" office:value="1.3490736902044033E-2" table:style-name="ce14">
            <text:p>0,01349</text:p>
          </table:table-cell>
          <table:table-cell office:value-type="float" office:value="87053.790416717849" table:style-name="ce15">
            <text:p>87 054</text:p>
          </table:table-cell>
          <table:table-cell office:value-type="float" office:value="1174.4197828376227" table:style-name="ce15">
            <text:p>1 174</text:p>
          </table:table-cell>
          <table:table-cell office:value-type="float" office:value="86466.580525299039" table:style-name="ce15">
            <text:p>86 467</text:p>
          </table:table-cell>
          <table:table-cell office:value-type="float" office:value="1540535.5377525231" table:style-name="ce15">
            <text:p>1 540 536</text:p>
          </table:table-cell>
          <table:table-cell office:value-type="float" office:value="17.696363712345349" table:style-name="ce16">
            <text:p>17,70</text:p>
          </table:table-cell>
          <table:table-cell office:value-type="float" office:value="68" table:style-name="ce13">
            <text:p>68</text:p>
          </table:table-cell>
          <table:table-cell table:number-columns-repeated="16364" table:style-name="ce5"/>
        </table:table-row>
        <table:table-row table:style-name="ro2">
          <table:table-cell office:value-type="float" office:value="69" table:style-name="ce13">
            <text:p>69</text:p>
          </table:table-cell>
          <table:table-cell office:value-type="float" office:value="1.9565331303997728E-2" table:style-name="ce14">
            <text:p>0,01957</text:p>
          </table:table-cell>
          <table:table-cell office:value-type="float" office:value="81893.326147949716" table:style-name="ce15">
            <text:p>81 893</text:p>
          </table:table-cell>
          <table:table-cell office:value-type="float" office:value="1602.2700576709763" table:style-name="ce15">
            <text:p>1 602</text:p>
          </table:table-cell>
          <table:table-cell office:value-type="float" office:value="81092.191119114228" table:style-name="ce15">
            <text:p>81 092</text:p>
          </table:table-cell>
          <table:table-cell office:value-type="float" office:value="1264851.1088210328" table:style-name="ce15">
            <text:p>1 264 851</text:p>
          </table:table-cell>
          <table:table-cell office:value-type="float" office:value="15.445106070498758" table:style-name="ce16">
            <text:p>15,45</text:p>
          </table:table-cell>
          <table:table-cell office:value-type="float" office:value="1.0622849018178417E-2" table:style-name="ce14">
            <text:p>0,01062</text:p>
          </table:table-cell>
          <table:table-cell office:value-type="float" office:value="89864.702802450323" table:style-name="ce15">
            <text:p>89 865</text:p>
          </table:table-cell>
          <table:table-cell office:value-type="float" office:value="954.61916993390469" table:style-name="ce15">
            <text:p>955</text:p>
          </table:table-cell>
          <table:table-cell office:value-type="float" office:value="89387.393217483361" table:style-name="ce15">
            <text:p>89 387</text:p>
          </table:table-cell>
          <table:table-cell office:value-type="float" office:value="1633096.616512405" table:style-name="ce15">
            <text:p>1 633 097</text:p>
          </table:table-cell>
          <table:table-cell office:value-type="float" office:value="18.172837227342121" table:style-name="ce16">
            <text:p>18,17</text:p>
          </table:table-cell>
          <table:table-cell office:value-type="float" office:value="1.4824147497200738E-2" table:style-name="ce14">
            <text:p>0,01482</text:p>
          </table:table-cell>
          <table:table-cell office:value-type="float" office:value="85879.370633880229" table:style-name="ce15">
            <text:p>85 879</text:p>
          </table:table-cell>
          <table:table-cell office:value-type="float" office:value="1273.0884572434102" table:style-name="ce15">
            <text:p>1 273</text:p>
          </table:table-cell>
          <table:table-cell office:value-type="float" office:value="85242.826405258529" table:style-name="ce15">
            <text:p>85 243</text:p>
          </table:table-cell>
          <table:table-cell office:value-type="float" office:value="1454068.957227224" table:style-name="ce15">
            <text:p>1 454 069</text:p>
          </table:table-cell>
          <table:table-cell office:value-type="float" office:value="16.931527868621572" table:style-name="ce16">
            <text:p>16,93</text:p>
          </table:table-cell>
          <table:table-cell office:value-type="float" office:value="69" table:style-name="ce13">
            <text:p>69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13">
            <text:p>70</text:p>
          </table:table-cell>
          <table:table-cell office:value-type="float" office:value="2.1458326034544378E-2" table:style-name="ce14">
            <text:p>0,02146</text:p>
          </table:table-cell>
          <table:table-cell office:value-type="float" office:value="80291.05609027874" table:style-name="ce15">
            <text:p>80 291</text:p>
          </table:table-cell>
          <table:table-cell office:value-type="float" office:value="1722.9116592430912" table:style-name="ce15">
            <text:p>1 723</text:p>
          </table:table-cell>
          <table:table-cell office:value-type="float" office:value="79429.6002606572" table:style-name="ce15">
            <text:p>79 430</text:p>
          </table:table-cell>
          <table:table-cell office:value-type="float" office:value="1183758.9177019186" table:style-name="ce15">
            <text:p>1 183 759</text:p>
          </table:table-cell>
          <table:table-cell office:value-type="float" office:value="14.743347208821215" table:style-name="ce16">
            <text:p>14,74</text:p>
          </table:table-cell>
          <table:table-cell office:value-type="float" office:value="1.1716485581052363E-2" table:style-name="ce14">
            <text:p>0,01172</text:p>
          </table:table-cell>
          <table:table-cell office:value-type="float" office:value="88910.083632516413" table:style-name="ce15">
            <text:p>88 910</text:p>
          </table:table-cell>
          <table:table-cell office:value-type="float" office:value="1041.7137128905383" table:style-name="ce15">
            <text:p>1 042</text:p>
          </table:table-cell>
          <table:table-cell office:value-type="float" office:value="88389.22677607114" table:style-name="ce15">
            <text:p>88 389</text:p>
          </table:table-cell>
          <table:table-cell office:value-type="float" office:value="1543709.2232949217" table:style-name="ce15">
            <text:p>1 543 709</text:p>
          </table:table-cell>
          <table:table-cell office:value-type="float" office:value="17.362588811358993" table:style-name="ce16">
            <text:p>17,36</text:p>
          </table:table-cell>
          <table:table-cell office:value-type="float" office:value="1.6263737285464902E-2" table:style-name="ce14">
            <text:p>0,01626</text:p>
          </table:table-cell>
          <table:table-cell office:value-type="float" office:value="84606.282176636814" table:style-name="ce15">
            <text:p>84 606</text:p>
          </table:table-cell>
          <table:table-cell office:value-type="float" office:value="1376.0143460207328" table:style-name="ce15">
            <text:p>1 376</text:p>
          </table:table-cell>
          <table:table-cell office:value-type="float" office:value="83918.275003626448" table:style-name="ce15">
            <text:p>83 918</text:p>
          </table:table-cell>
          <table:table-cell office:value-type="float" office:value="1368826.1308219654" table:style-name="ce15">
            <text:p>1 368 826</text:p>
          </table:table-cell>
          <table:table-cell office:value-type="float" office:value="16.178776511703916" table:style-name="ce16">
            <text:p>16,18</text:p>
          </table:table-cell>
          <table:table-cell office:value-type="float" office:value="70" table:style-name="ce13">
            <text:p>70</text:p>
          </table:table-cell>
          <table:table-cell table:number-columns-repeated="16364" table:style-name="ce5"/>
        </table:table-row>
        <table:table-row table:style-name="ro2">
          <table:table-cell office:value-type="float" office:value="71" table:style-name="ce13">
            <text:p>71</text:p>
          </table:table-cell>
          <table:table-cell office:value-type="float" office:value="2.351331066851382E-2" table:style-name="ce14">
            <text:p>0,02351</text:p>
          </table:table-cell>
          <table:table-cell office:value-type="float" office:value="78568.144431035646" table:style-name="ce15">
            <text:p>78 568</text:p>
          </table:table-cell>
          <table:table-cell office:value-type="float" office:value="1847.3971886556051" table:style-name="ce15">
            <text:p>1 847</text:p>
          </table:table-cell>
          <table:table-cell office:value-type="float" office:value="77644.445836707833" table:style-name="ce15">
            <text:p>77 644</text:p>
          </table:table-cell>
          <table:table-cell office:value-type="float" office:value="1104329.3174412614" table:style-name="ce15">
            <text:p>1 104 329</text:p>
          </table:table-cell>
          <table:table-cell office:value-type="float" office:value="14.055687905555702" table:style-name="ce16">
            <text:p>14,06</text:p>
          </table:table-cell>
          <table:table-cell office:value-type="float" office:value="1.289341142698835E-2" table:style-name="ce14">
            <text:p>0,01289</text:p>
          </table:table-cell>
          <table:table-cell office:value-type="float" office:value="87868.369919625868" table:style-name="ce15">
            <text:p>87 868</text:p>
          </table:table-cell>
          <table:table-cell office:value-type="float" office:value="1132.9230447925436" table:style-name="ce15">
            <text:p>1 133</text:p>
          </table:table-cell>
          <table:table-cell office:value-type="float" office:value="87301.908397229592" table:style-name="ce15">
            <text:p>87 302</text:p>
          </table:table-cell>
          <table:table-cell office:value-type="float" office:value="1455319.9965188506" table:style-name="ce15">
            <text:p>1 455 320</text:p>
          </table:table-cell>
          <table:table-cell office:value-type="float" office:value="16.562501362549998" table:style-name="ce16">
            <text:p>16,56</text:p>
          </table:table-cell>
          <table:table-cell office:value-type="float" office:value="1.7810202149901418E-2" table:style-name="ce14">
            <text:p>0,01781</text:p>
          </table:table-cell>
          <table:table-cell office:value-type="float" office:value="83230.267830616081" table:style-name="ce15">
            <text:p>83 230</text:p>
          </table:table-cell>
          <table:table-cell office:value-type="float" office:value="1482.3478950537094" table:style-name="ce15">
            <text:p>1 482</text:p>
          </table:table-cell>
          <table:table-cell office:value-type="float" office:value="82489.093883089226" table:style-name="ce15">
            <text:p>82 489</text:p>
          </table:table-cell>
          <table:table-cell office:value-type="float" office:value="1284907.8558183389" table:style-name="ce15">
            <text:p>1 284 908</text:p>
          </table:table-cell>
          <table:table-cell office:value-type="float" office:value="15.43798775745004" table:style-name="ce16">
            <text:p>15,44</text:p>
          </table:table-cell>
          <table:table-cell office:value-type="float" office:value="71" table:style-name="ce13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13">
            <text:p>72</text:p>
          </table:table-cell>
          <table:table-cell office:value-type="float" office:value="2.5702369362495883E-2" table:style-name="ce14">
            <text:p>0,02570</text:p>
          </table:table-cell>
          <table:table-cell office:value-type="float" office:value="76720.747242380035" table:style-name="ce15">
            <text:p>76 721</text:p>
          </table:table-cell>
          <table:table-cell office:value-type="float" office:value="1971.9049833903391" table:style-name="ce15">
            <text:p>1 972</text:p>
          </table:table-cell>
          <table:table-cell office:value-type="float" office:value="75734.794750684872" table:style-name="ce15">
            <text:p>75 735</text:p>
          </table:table-cell>
          <table:table-cell office:value-type="float" office:value="1026684.8716045534" table:style-name="ce15">
            <text:p>1 026 685</text:p>
          </table:table-cell>
          <table:table-cell office:value-type="float" office:value="13.382102084602996" table:style-name="ce16">
            <text:p>13,38</text:p>
          </table:table-cell>
          <table:table-cell office:value-type="float" office:value="1.4152818122628689E-2" table:style-name="ce14">
            <text:p>0,01415</text:p>
          </table:table-cell>
          <table:table-cell office:value-type="float" office:value="86735.446874833331" table:style-name="ce15">
            <text:p>86 735</text:p>
          </table:table-cell>
          <table:table-cell office:value-type="float" office:value="1227.551004404439" table:style-name="ce15">
            <text:p>1 228</text:p>
          </table:table-cell>
          <table:table-cell office:value-type="float" office:value="86121.671372631114" table:style-name="ce15">
            <text:p>86 122</text:p>
          </table:table-cell>
          <table:table-cell office:value-type="float" office:value="1368018.0881216209" table:style-name="ce15">
            <text:p>1 368 018</text:p>
          </table:table-cell>
          <table:table-cell office:value-type="float" office:value="15.772306910412164" table:style-name="ce16">
            <text:p>15,77</text:p>
          </table:table-cell>
          <table:table-cell office:value-type="float" office:value="1.9452004949208877E-2" table:style-name="ce14">
            <text:p>0,01945</text:p>
          </table:table-cell>
          <table:table-cell office:value-type="float" office:value="81747.919935562371" table:style-name="ce15">
            <text:p>81 748</text:p>
          </table:table-cell>
          <table:table-cell office:value-type="float" office:value="1590.1609431740903" table:style-name="ce15">
            <text:p>1 590</text:p>
          </table:table-cell>
          <table:table-cell office:value-type="float" office:value="80952.839463975324" table:style-name="ce15">
            <text:p>80 953</text:p>
          </table:table-cell>
          <table:table-cell office:value-type="float" office:value="1202418.7619352497" table:style-name="ce15">
            <text:p>1 202 419</text:p>
          </table:table-cell>
          <table:table-cell office:value-type="float" office:value="14.708860639916633" table:style-name="ce16">
            <text:p>14,71</text:p>
          </table:table-cell>
          <table:table-cell office:value-type="float" office:value="72" table:style-name="ce13">
            <text:p>72</text:p>
          </table:table-cell>
          <table:table-cell table:number-columns-repeated="16364" table:style-name="ce5"/>
        </table:table-row>
        <table:table-row table:style-name="ro2">
          <table:table-cell office:value-type="float" office:value="73" table:style-name="ce13">
            <text:p>73</text:p>
          </table:table-cell>
          <table:table-cell office:value-type="float" office:value="2.7976774788131095E-2" table:style-name="ce14">
            <text:p>0,02798</text:p>
          </table:table-cell>
          <table:table-cell office:value-type="float" office:value="74748.842258989695" table:style-name="ce15">
            <text:p>74 749</text:p>
          </table:table-cell>
          <table:table-cell office:value-type="float" office:value="2091.2315255532908" table:style-name="ce15">
            <text:p>2 091</text:p>
          </table:table-cell>
          <table:table-cell office:value-type="float" office:value="73703.226496213058" table:style-name="ce15">
            <text:p>73 703</text:p>
          </table:table-cell>
          <table:table-cell office:value-type="float" office:value="950950.07685386855" table:style-name="ce15">
            <text:p>950 950</text:p>
          </table:table-cell>
          <table:table-cell office:value-type="float" office:value="12.721937198157772" table:style-name="ce16">
            <text:p>12,72</text:p>
          </table:table-cell>
          <table:table-cell office:value-type="float" office:value="1.549322480929975E-2" table:style-name="ce14">
            <text:p>0,01549</text:p>
          </table:table-cell>
          <table:table-cell office:value-type="float" office:value="85507.895870428896" table:style-name="ce15">
            <text:p>85 508</text:p>
          </table:table-cell>
          <table:table-cell office:value-type="float" office:value="1324.7930536907486" table:style-name="ce15">
            <text:p>1 325</text:p>
          </table:table-cell>
          <table:table-cell office:value-type="float" office:value="84845.49934358352" table:style-name="ce15">
            <text:p>84 845</text:p>
          </table:table-cell>
          <table:table-cell office:value-type="float" office:value="1281896.4167489898" table:style-name="ce15">
            <text:p>1 281 896</text:p>
          </table:table-cell>
          <table:table-cell office:value-type="float" office:value="14.991556086135745" table:style-name="ce16">
            <text:p>14,99</text:p>
          </table:table-cell>
          <table:table-cell office:value-type="float" office:value="2.1170391714098589E-2" table:style-name="ce14">
            <text:p>0,02117</text:p>
          </table:table-cell>
          <table:table-cell office:value-type="float" office:value="80157.758992388277" table:style-name="ce15">
            <text:p>80 158</text:p>
          </table:table-cell>
          <table:table-cell office:value-type="float" office:value="1696.9711567931686" table:style-name="ce15">
            <text:p>1 697</text:p>
          </table:table-cell>
          <table:table-cell office:value-type="float" office:value="79309.273413991701" table:style-name="ce15">
            <text:p>79 309</text:p>
          </table:table-cell>
          <table:table-cell office:value-type="float" office:value="1121465.9224712744" table:style-name="ce15">
            <text:p>1 121 466</text:p>
          </table:table-cell>
          <table:table-cell office:value-type="float" office:value="13.990734478714256" table:style-name="ce16">
            <text:p>13,99</text:p>
          </table:table-cell>
          <table:table-cell office:value-type="float" office:value="73" table:style-name="ce13">
            <text:p>73</text:p>
          </table:table-cell>
          <table:table-cell table:number-columns-repeated="16364" table:style-name="ce5"/>
        </table:table-row>
        <table:table-row table:style-name="ro2">
          <table:table-cell office:value-type="float" office:value="74" table:style-name="ce13">
            <text:p>74</text:p>
          </table:table-cell>
          <table:table-cell office:value-type="float" office:value="3.0287530631855304E-2" table:style-name="ce14">
            <text:p>0,03029</text:p>
          </table:table-cell>
          <table:table-cell office:value-type="float" office:value="72657.610733436406" table:style-name="ce15">
            <text:p>72 658</text:p>
          </table:table-cell>
          <table:table-cell office:value-type="float" office:value="2200.619610726374" table:style-name="ce15">
            <text:p>2 201</text:p>
          </table:table-cell>
          <table:table-cell office:value-type="float" office:value="71557.300928073222" table:style-name="ce15">
            <text:p>71 557</text:p>
          </table:table-cell>
          <table:table-cell office:value-type="float" office:value="877246.85035765544" table:style-name="ce15">
            <text:p>877 247</text:p>
          </table:table-cell>
          <table:table-cell office:value-type="float" office:value="12.073709023767197" table:style-name="ce16">
            <text:p>12,07</text:p>
          </table:table-cell>
          <table:table-cell office:value-type="float" office:value="1.6913141937335723E-2" table:style-name="ce14">
            <text:p>0,01691</text:p>
          </table:table-cell>
          <table:table-cell office:value-type="float" office:value="84183.102816738145" table:style-name="ce15">
            <text:p>84 183</text:p>
          </table:table-cell>
          <table:table-cell office:value-type="float" office:value="1423.8007666648189" table:style-name="ce15">
            <text:p>1 424</text:p>
          </table:table-cell>
          <table:table-cell office:value-type="float" office:value="83471.202433405735" table:style-name="ce15">
            <text:p>83 471</text:p>
          </table:table-cell>
          <table:table-cell office:value-type="float" office:value="1197050.9174054062" table:style-name="ce15">
            <text:p>1 197 051</text:p>
          </table:table-cell>
          <table:table-cell office:value-type="float" office:value="14.219610317896198" table:style-name="ce16">
            <text:p>14,22</text:p>
          </table:table-cell>
          <table:table-cell office:value-type="float" office:value="2.2946515198903367E-2" table:style-name="ce14">
            <text:p>0,02295</text:p>
          </table:table-cell>
          <table:table-cell office:value-type="float" office:value="78460.787835595111" table:style-name="ce15">
            <text:p>78 461</text:p>
          </table:table-cell>
          <table:table-cell office:value-type="float" office:value="1800.4016605874156" table:style-name="ce15">
            <text:p>1 800</text:p>
          </table:table-cell>
          <table:table-cell office:value-type="float" office:value="77560.587005301408" table:style-name="ce15">
            <text:p>77 561</text:p>
          </table:table-cell>
          <table:table-cell office:value-type="float" office:value="1042156.6490572827" table:style-name="ce15">
            <text:p>1 042 157</text:p>
          </table:table-cell>
          <table:table-cell office:value-type="float" office:value="13.282515735643559" table:style-name="ce16">
            <text:p>13,28</text:p>
          </table:table-cell>
          <table:table-cell office:value-type="float" office:value="74" table:style-name="ce13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13">
            <text:p>75</text:p>
          </table:table-cell>
          <table:table-cell office:value-type="float" office:value="3.2585640580103617E-2" table:style-name="ce14">
            <text:p>0,03259</text:p>
          </table:table-cell>
          <table:table-cell office:value-type="float" office:value="70456.991122710038" table:style-name="ce15">
            <text:p>70 457</text:p>
          </table:table-cell>
          <table:table-cell office:value-type="float" office:value="2295.8861890801804" table:style-name="ce15">
            <text:p>2 296</text:p>
          </table:table-cell>
          <table:table-cell office:value-type="float" office:value="69309.048028169957" table:style-name="ce15">
            <text:p>69 309</text:p>
          </table:table-cell>
          <table:table-cell office:value-type="float" office:value="805689.5494295822" table:style-name="ce15">
            <text:p>805 690</text:p>
          </table:table-cell>
          <table:table-cell office:value-type="float" office:value="11.435196658148072" table:style-name="ce16">
            <text:p>11,44</text:p>
          </table:table-cell>
          <table:table-cell office:value-type="float" office:value="1.8411079957070232E-2" table:style-name="ce14">
            <text:p>0,01841</text:p>
          </table:table-cell>
          <table:table-cell office:value-type="float" office:value="82759.302050073326" table:style-name="ce15">
            <text:p>82 759</text:p>
          </table:table-cell>
          <table:table-cell office:value-type="float" office:value="1523.6881272352264" table:style-name="ce15">
            <text:p>1 524</text:p>
          </table:table-cell>
          <table:table-cell office:value-type="float" office:value="81997.457986455702" table:style-name="ce15">
            <text:p>81 997</text:p>
          </table:table-cell>
          <table:table-cell office:value-type="float" office:value="1113579.7149720006" table:style-name="ce15">
            <text:p>1 113 580</text:p>
          </table:table-cell>
          <table:table-cell office:value-type="float" office:value="13.455644107513518" table:style-name="ce16">
            <text:p>13,46</text:p>
          </table:table-cell>
          <table:table-cell office:value-type="float" office:value="2.4761528157955383E-2" table:style-name="ce14">
            <text:p>0,02476</text:p>
          </table:table-cell>
          <table:table-cell office:value-type="float" office:value="76660.38617500769" table:style-name="ce15">
            <text:p>76 660</text:p>
          </table:table-cell>
          <table:table-cell office:value-type="float" office:value="1898.2283108721865" table:style-name="ce15">
            <text:p>1 898</text:p>
          </table:table-cell>
          <table:table-cell office:value-type="float" office:value="75711.272019571596" table:style-name="ce15">
            <text:p>75 711</text:p>
          </table:table-cell>
          <table:table-cell office:value-type="float" office:value="964596.06205198134" table:style-name="ce15">
            <text:p>964 596</text:p>
          </table:table-cell>
          <table:table-cell office:value-type="float" office:value="12.582718535358129" table:style-name="ce16">
            <text:p>12,58</text:p>
          </table:table-cell>
          <table:table-cell office:value-type="float" office:value="75" table:style-name="ce13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76" table:style-name="ce13">
            <text:p>76</text:p>
          </table:table-cell>
          <table:table-cell office:value-type="float" office:value="3.4853475109581866E-2" table:style-name="ce14">
            <text:p>0,03485</text:p>
          </table:table-cell>
          <table:table-cell office:value-type="float" office:value="68161.10493362986" table:style-name="ce15">
            <text:p>68 161</text:p>
          </table:table-cell>
          <table:table-cell office:value-type="float" office:value="2375.651374245866" table:style-name="ce15">
            <text:p>2 376</text:p>
          </table:table-cell>
          <table:table-cell office:value-type="float" office:value="66973.279246506921" table:style-name="ce15">
            <text:p>66 973</text:p>
          </table:table-cell>
          <table:table-cell office:value-type="float" office:value="736380.5014014123" table:style-name="ce15">
            <text:p>736 381</text:p>
          </table:table-cell>
          <table:table-cell office:value-type="float" office:value="10.803529404613439" table:style-name="ce16">
            <text:p>10,80</text:p>
          </table:table-cell>
          <table:table-cell office:value-type="float" office:value="2.0005326079918912E-2" table:style-name="ce14">
            <text:p>0,02001</text:p>
          </table:table-cell>
          <table:table-cell office:value-type="float" office:value="81235.613922838093" table:style-name="ce15">
            <text:p>81 236</text:p>
          </table:table-cell>
          <table:table-cell office:value-type="float" office:value="1625.1449458287768" table:style-name="ce15">
            <text:p>1 625</text:p>
          </table:table-cell>
          <table:table-cell office:value-type="float" office:value="80423.041449923709" table:style-name="ce15">
            <text:p>80 423</text:p>
          </table:table-cell>
          <table:table-cell office:value-type="float" office:value="1031582.2569855449" table:style-name="ce15">
            <text:p>1 031 582</text:p>
          </table:table-cell>
          <table:table-cell office:value-type="float" office:value="12.698645423734924" table:style-name="ce16">
            <text:p>12,70</text:p>
          </table:table-cell>
          <table:table-cell office:value-type="float" office:value="2.6620244337421401E-2" table:style-name="ce14">
            <text:p>0,02662</text:p>
          </table:table-cell>
          <table:table-cell office:value-type="float" office:value="74762.157864135501" table:style-name="ce15">
            <text:p>74 762</text:p>
          </table:table-cell>
          <table:table-cell office:value-type="float" office:value="1990.1869095361578" table:style-name="ce15">
            <text:p>1 990</text:p>
          </table:table-cell>
          <table:table-cell office:value-type="float" office:value="73767.06440936742" table:style-name="ce15">
            <text:p>73 767</text:p>
          </table:table-cell>
          <table:table-cell office:value-type="float" office:value="888884.79003240971" table:style-name="ce15">
            <text:p>888 885</text:p>
          </table:table-cell>
          <table:table-cell office:value-type="float" office:value="11.889501526263739" table:style-name="ce16">
            <text:p>11,89</text:p>
          </table:table-cell>
          <table:table-cell office:value-type="float" office:value="76" table:style-name="ce13">
            <text:p>76</text:p>
          </table:table-cell>
          <table:table-cell table:number-columns-repeated="16364" table:style-name="ce5"/>
        </table:table-row>
        <table:table-row table:style-name="ro2">
          <table:table-cell office:value-type="float" office:value="77" table:style-name="ce13">
            <text:p>77</text:p>
          </table:table-cell>
          <table:table-cell office:value-type="float" office:value="3.7346411945641617E-2" table:style-name="ce14">
            <text:p>0,03735</text:p>
          </table:table-cell>
          <table:table-cell office:value-type="float" office:value="65785.453559383997" table:style-name="ce15">
            <text:p>65 785</text:p>
          </table:table-cell>
          <table:table-cell office:value-type="float" office:value="2456.8506486596302" table:style-name="ce15">
            <text:p>2 457</text:p>
          </table:table-cell>
          <table:table-cell office:value-type="float" office:value="64557.028235054182" table:style-name="ce15">
            <text:p>64 557</text:p>
          </table:table-cell>
          <table:table-cell office:value-type="float" office:value="669407.22215490544" table:style-name="ce15">
            <text:p>669 407</text:p>
          </table:table-cell>
          <table:table-cell office:value-type="float" office:value="10.175611566630561" table:style-name="ce16">
            <text:p>10,18</text:p>
          </table:table-cell>
          <table:table-cell office:value-type="float" office:value="2.1886298585968165E-2" table:style-name="ce14">
            <text:p>0,02189</text:p>
          </table:table-cell>
          <table:table-cell office:value-type="float" office:value="79610.46897700931" table:style-name="ce15">
            <text:p>79 610</text:p>
          </table:table-cell>
          <table:table-cell office:value-type="float" office:value="1742.3784945997813" table:style-name="ce15">
            <text:p>1 742</text:p>
          </table:table-cell>
          <table:table-cell office:value-type="float" office:value="78739.279729709422" table:style-name="ce15">
            <text:p>78 739</text:p>
          </table:table-cell>
          <table:table-cell office:value-type="float" office:value="951159.21553562128" table:style-name="ce15">
            <text:p>951 159</text:p>
          </table:table-cell>
          <table:table-cell office:value-type="float" office:value="11.947665021422074" table:style-name="ce16">
            <text:p>11,95</text:p>
          </table:table-cell>
          <table:table-cell office:value-type="float" office:value="2.8733415745725271E-2" table:style-name="ce14">
            <text:p>0,02873</text:p>
          </table:table-cell>
          <table:table-cell office:value-type="float" office:value="72771.970954599339" table:style-name="ce15">
            <text:p>72 772</text:p>
          </table:table-cell>
          <table:table-cell office:value-type="float" office:value="2090.9872960743469" table:style-name="ce15">
            <text:p>2 091</text:p>
          </table:table-cell>
          <table:table-cell office:value-type="float" office:value="71726.477306562156" table:style-name="ce15">
            <text:p>71 726</text:p>
          </table:table-cell>
          <table:table-cell office:value-type="float" office:value="815117.72562304232" table:style-name="ce15">
            <text:p>815 118</text:p>
          </table:table-cell>
          <table:table-cell office:value-type="float" office:value="11.200984595175722" table:style-name="ce16">
            <text:p>11,20</text:p>
          </table:table-cell>
          <table:table-cell office:value-type="float" office:value="77" table:style-name="ce13">
            <text:p>77</text:p>
          </table:table-cell>
          <table:table-cell table:number-columns-repeated="16364" table:style-name="ce5"/>
        </table:table-row>
        <table:table-row table:style-name="ro2">
          <table:table-cell office:value-type="float" office:value="78" table:style-name="ce13">
            <text:p>78</text:p>
          </table:table-cell>
          <table:table-cell office:value-type="float" office:value="4.046039850336338E-2" table:style-name="ce14">
            <text:p>0,04046</text:p>
          </table:table-cell>
          <table:table-cell office:value-type="float" office:value="63328.602910724367" table:style-name="ce15">
            <text:p>63 329</text:p>
          </table:table-cell>
          <table:table-cell office:value-type="float" office:value="2562.300510429166" table:style-name="ce15">
            <text:p>2 562</text:p>
          </table:table-cell>
          <table:table-cell office:value-type="float" office:value="62047.452655509784" table:style-name="ce15">
            <text:p>62 047</text:p>
          </table:table-cell>
          <table:table-cell office:value-type="float" office:value="604850.19391985121" table:style-name="ce15">
            <text:p>604 850</text:p>
          </table:table-cell>
          <table:table-cell office:value-type="float" office:value="9.5509795908891437" table:style-name="ce16">
            <text:p>9,55</text:p>
          </table:table-cell>
          <table:table-cell office:value-type="float" office:value="2.4333044943854673E-2" table:style-name="ce14">
            <text:p>0,02433</text:p>
          </table:table-cell>
          <table:table-cell office:value-type="float" office:value="77868.090482409534" table:style-name="ce15">
            <text:p>77 868</text:p>
          </table:table-cell>
          <table:table-cell office:value-type="float" office:value="1894.7677454006134" table:style-name="ce15">
            <text:p>1 895</text:p>
          </table:table-cell>
          <table:table-cell office:value-type="float" office:value="76920.706609709217" table:style-name="ce15">
            <text:p>76 921</text:p>
          </table:table-cell>
          <table:table-cell office:value-type="float" office:value="872419.9358059119" table:style-name="ce15">
            <text:p>872 420</text:p>
          </table:table-cell>
          <table:table-cell office:value-type="float" office:value="11.203818282958824" table:style-name="ce16">
            <text:p>11,20</text:p>
          </table:table-cell>
          <table:table-cell office:value-type="float" office:value="3.1417830688028212E-2" table:style-name="ce14">
            <text:p>0,03142</text:p>
          </table:table-cell>
          <table:table-cell office:value-type="float" office:value="70680.983658524987" table:style-name="ce15">
            <text:p>70 681</text:p>
          </table:table-cell>
          <table:table-cell office:value-type="float" office:value="2220.6431774468269" table:style-name="ce15">
            <text:p>2 221</text:p>
          </table:table-cell>
          <table:table-cell office:value-type="float" office:value="69570.662069801576" table:style-name="ce15">
            <text:p>69 571</text:p>
          </table:table-cell>
          <table:table-cell office:value-type="float" office:value="743391.2483164802" table:style-name="ce15">
            <text:p>743 391</text:p>
          </table:table-cell>
          <table:table-cell office:value-type="float" office:value="10.517556630337277" table:style-name="ce16">
            <text:p>10,52</text:p>
          </table:table-cell>
          <table:table-cell office:value-type="float" office:value="78" table:style-name="ce13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79" table:style-name="ce13">
            <text:p>79</text:p>
          </table:table-cell>
          <table:table-cell office:value-type="float" office:value="4.4592543930801004E-2" table:style-name="ce14">
            <text:p>0,04459</text:p>
          </table:table-cell>
          <table:table-cell office:value-type="float" office:value="60766.302400295201" table:style-name="ce15">
            <text:p>60 766</text:p>
          </table:table-cell>
          <table:table-cell office:value-type="float" office:value="2709.7240092975021" table:style-name="ce15">
            <text:p>2 710</text:p>
          </table:table-cell>
          <table:table-cell office:value-type="float" office:value="59411.440395646452" table:style-name="ce15">
            <text:p>59 411</text:p>
          </table:table-cell>
          <table:table-cell office:value-type="float" office:value="542802.7412643414" table:style-name="ce15">
            <text:p>542 803</text:p>
          </table:table-cell>
          <table:table-cell office:value-type="float" office:value="8.9326274567218764" table:style-name="ce16">
            <text:p>8,93</text:p>
          </table:table-cell>
          <table:table-cell office:value-type="float" office:value="2.7625345094848135E-2" table:style-name="ce14">
            <text:p>0,02763</text:p>
          </table:table-cell>
          <table:table-cell office:value-type="float" office:value="75973.322737008915" table:style-name="ce15">
            <text:p>75 973</text:p>
          </table:table-cell>
          <table:table-cell office:value-type="float" office:value="2098.7892586121434" table:style-name="ce15">
            <text:p>2 099</text:p>
          </table:table-cell>
          <table:table-cell office:value-type="float" office:value="74923.928107702843" table:style-name="ce15">
            <text:p>74 924</text:p>
          </table:table-cell>
          <table:table-cell office:value-type="float" office:value="795499.22919620271" table:style-name="ce15">
            <text:p>795 499</text:p>
          </table:table-cell>
          <table:table-cell office:value-type="float" office:value="10.470770535467061" table:style-name="ce16">
            <text:p>10,47</text:p>
          </table:table-cell>
          <table:table-cell office:value-type="float" office:value="3.4991153802522691E-2" table:style-name="ce14">
            <text:p>0,03499</text:p>
          </table:table-cell>
          <table:table-cell office:value-type="float" office:value="68460.340481078165" table:style-name="ce15">
            <text:p>68 460</text:p>
          </table:table-cell>
          <table:table-cell office:value-type="float" office:value="2395.5063031464765" table:style-name="ce15">
            <text:p>2 396</text:p>
          </table:table-cell>
          <table:table-cell office:value-type="float" office:value="67262.587329504924" table:style-name="ce15">
            <text:p>67 263</text:p>
          </table:table-cell>
          <table:table-cell office:value-type="float" office:value="673820.58624667861" table:style-name="ce15">
            <text:p>673 821</text:p>
          </table:table-cell>
          <table:table-cell office:value-type="float" office:value="9.8424953996966558" table:style-name="ce16">
            <text:p>9,84</text:p>
          </table:table-cell>
          <table:table-cell office:value-type="float" office:value="79" table:style-name="ce13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13">
            <text:p>80</text:p>
          </table:table-cell>
          <table:table-cell office:value-type="float" office:value="5.0139957376007155E-2" table:style-name="ce14">
            <text:p>0,05014</text:p>
          </table:table-cell>
          <table:table-cell office:value-type="float" office:value="58056.578390997696" table:style-name="ce15">
            <text:p>58 057</text:p>
          </table:table-cell>
          <table:table-cell office:value-type="float" office:value="2910.9543659214423" table:style-name="ce15">
            <text:p>2 911</text:p>
          </table:table-cell>
          <table:table-cell office:value-type="float" office:value="56601.101208036976" table:style-name="ce15">
            <text:p>56 601</text:p>
          </table:table-cell>
          <table:table-cell office:value-type="float" office:value="483391.30086869496" table:style-name="ce15">
            <text:p>483 391</text:p>
          </table:table-cell>
          <table:table-cell office:value-type="float" office:value="8.3262106425419322" table:style-name="ce16">
            <text:p>8,33</text:p>
          </table:table-cell>
          <table:table-cell office:value-type="float" office:value="3.2042978980217247E-2" table:style-name="ce14">
            <text:p>0,03204</text:p>
          </table:table-cell>
          <table:table-cell office:value-type="float" office:value="73874.53347839677" table:style-name="ce15">
            <text:p>73 875</text:p>
          </table:table-cell>
          <table:table-cell office:value-type="float" office:value="2367.1601234216232" table:style-name="ce15">
            <text:p>2 367</text:p>
          </table:table-cell>
          <table:table-cell office:value-type="float" office:value="72690.953416685952" table:style-name="ce15">
            <text:p>72 691</text:p>
          </table:table-cell>
          <table:table-cell office:value-type="float" office:value="720575.30108849984" table:style-name="ce15">
            <text:p>720 575</text:p>
          </table:table-cell>
          <table:table-cell office:value-type="float" office:value="9.7540419838890582" table:style-name="ce16">
            <text:p>9,75</text:p>
          </table:table-cell>
          <table:table-cell office:value-type="float" office:value="3.9771049727400108E-2" table:style-name="ce14">
            <text:p>0,03977</text:p>
          </table:table-cell>
          <table:table-cell office:value-type="float" office:value="66064.834177931683" table:style-name="ce15">
            <text:p>66 065</text:p>
          </table:table-cell>
          <table:table-cell office:value-type="float" office:value="2627.4678053229632" table:style-name="ce15">
            <text:p>2 627</text:p>
          </table:table-cell>
          <table:table-cell office:value-type="float" office:value="64751.100275270204" table:style-name="ce15">
            <text:p>64 751</text:p>
          </table:table-cell>
          <table:table-cell office:value-type="float" office:value="606557.99891717371" table:style-name="ce15">
            <text:p>606 558</text:p>
          </table:table-cell>
          <table:table-cell office:value-type="float" office:value="9.1812536346271276" table:style-name="ce16">
            <text:p>9,18</text:p>
          </table:table-cell>
          <table:table-cell office:value-type="float" office:value="80" table:style-name="ce13">
            <text:p>80</text:p>
          </table:table-cell>
          <table:table-cell table:number-columns-repeated="16364" table:style-name="ce5"/>
        </table:table-row>
        <table:table-row table:style-name="ro2">
          <table:table-cell office:value-type="float" office:value="81" table:style-name="ce13">
            <text:p>81</text:p>
          </table:table-cell>
          <table:table-cell office:value-type="float" office:value="5.7435758175620182E-2" table:style-name="ce14">
            <text:p>0,05744</text:p>
          </table:table-cell>
          <table:table-cell office:value-type="float" office:value="55145.624025076257" table:style-name="ce15">
            <text:p>55 146</text:p>
          </table:table-cell>
          <table:table-cell office:value-type="float" office:value="3167.3307259479502" table:style-name="ce15">
            <text:p>3 167</text:p>
          </table:table-cell>
          <table:table-cell office:value-type="float" office:value="53561.958662102283" table:style-name="ce15">
            <text:p>53 562</text:p>
          </table:table-cell>
          <table:table-cell office:value-type="float" office:value="426790.19966065796" table:style-name="ce15">
            <text:p>426 790</text:p>
          </table:table-cell>
          <table:table-cell office:value-type="float" office:value="7.7393303132554001" table:style-name="ce16">
            <text:p>7,74</text:p>
          </table:table-cell>
          <table:table-cell office:value-type="float" office:value="3.7826217302676018E-2" table:style-name="ce14">
            <text:p>0,03783</text:p>
          </table:table-cell>
          <table:table-cell office:value-type="float" office:value="71507.373354975149" table:style-name="ce15">
            <text:p>71 507</text:p>
          </table:table-cell>
          <table:table-cell office:value-type="float" office:value="2704.8534432688753" table:style-name="ce15">
            <text:p>2 705</text:p>
          </table:table-cell>
          <table:table-cell office:value-type="float" office:value="70154.946633340704" table:style-name="ce15">
            <text:p>70 155</text:p>
          </table:table-cell>
          <table:table-cell office:value-type="float" office:value="647884.34767181391" table:style-name="ce15">
            <text:p>647 884</text:p>
          </table:table-cell>
          <table:table-cell office:value-type="float" office:value="9.0603852060905989" table:style-name="ce16">
            <text:p>9,06</text:p>
          </table:table-cell>
          <table:table-cell office:value-type="float" office:value="4.6026837088530774E-2" table:style-name="ce14">
            <text:p>0,04603</text:p>
          </table:table-cell>
          <table:table-cell office:value-type="float" office:value="63437.366372608718" table:style-name="ce15">
            <text:p>63 437</text:p>
          </table:table-cell>
          <table:table-cell office:value-type="float" office:value="2919.821327357502" table:style-name="ce15">
            <text:p>2 920</text:p>
          </table:table-cell>
          <table:table-cell office:value-type="float" office:value="61977.455708929963" table:style-name="ce15">
            <text:p>61 977</text:p>
          </table:table-cell>
          <table:table-cell office:value-type="float" office:value="541806.89864190354" table:style-name="ce15">
            <text:p>541 807</text:p>
          </table:table-cell>
          <table:table-cell office:value-type="float" office:value="8.5408163929681589" table:style-name="ce16">
            <text:p>8,54</text:p>
          </table:table-cell>
          <table:table-cell office:value-type="float" office:value="81" table:style-name="ce13">
            <text:p>81</text:p>
          </table:table-cell>
          <table:table-cell table:number-columns-repeated="16364" table:style-name="ce5"/>
        </table:table-row>
        <table:table-row table:style-name="ro2">
          <table:table-cell office:value-type="float" office:value="82" table:style-name="ce13">
            <text:p>82</text:p>
          </table:table-cell>
          <table:table-cell office:value-type="float" office:value="6.6340140966285932E-2" table:style-name="ce14">
            <text:p>0,06634</text:p>
          </table:table-cell>
          <table:table-cell office:value-type="float" office:value="51978.293299128309" table:style-name="ce15">
            <text:p>51 978</text:p>
          </table:table-cell>
          <table:table-cell office:value-type="float" office:value="3448.2473046511273" table:style-name="ce15">
            <text:p>3 448</text:p>
          </table:table-cell>
          <table:table-cell office:value-type="float" office:value="50254.169646802744" table:style-name="ce15">
            <text:p>50 254</text:p>
          </table:table-cell>
          <table:table-cell office:value-type="float" office:value="373228.24099855567" table:style-name="ce15">
            <text:p>373 228</text:p>
          </table:table-cell>
          <table:table-cell office:value-type="float" office:value="7.1804635610229788" table:style-name="ce16">
            <text:p>7,18</text:p>
          </table:table-cell>
          <table:table-cell office:value-type="float" office:value="4.492333279873794E-2" table:style-name="ce14">
            <text:p>0,04492</text:p>
          </table:table-cell>
          <table:table-cell office:value-type="float" office:value="68802.519911706273" table:style-name="ce15">
            <text:p>68 803</text:p>
          </table:table-cell>
          <table:table-cell office:value-type="float" office:value="3090.8384993853747" table:style-name="ce15">
            <text:p>3 091</text:p>
          </table:table-cell>
          <table:table-cell office:value-type="float" office:value="67257.100662013589" table:style-name="ce15">
            <text:p>67 257</text:p>
          </table:table-cell>
          <table:table-cell office:value-type="float" office:value="577729.40103847324" table:style-name="ce15">
            <text:p>577 729</text:p>
          </table:table-cell>
          <table:table-cell office:value-type="float" office:value="8.3969221153508453" table:style-name="ce16">
            <text:p>8,40</text:p>
          </table:table-cell>
          <table:table-cell office:value-type="float" office:value="5.3670527264466347E-2" table:style-name="ce14">
            <text:p>0,05367</text:p>
          </table:table-cell>
          <table:table-cell office:value-type="float" office:value="60517.545045251216" table:style-name="ce15">
            <text:p>60 518</text:p>
          </table:table-cell>
          <table:table-cell office:value-type="float" office:value="3248.0085513297258" table:style-name="ce15">
            <text:p>3 248</text:p>
          </table:table-cell>
          <table:table-cell office:value-type="float" office:value="58893.540769586354" table:style-name="ce15">
            <text:p>58 894</text:p>
          </table:table-cell>
          <table:table-cell office:value-type="float" office:value="479829.44293297362" table:style-name="ce15">
            <text:p>479 829</text:p>
          </table:table-cell>
          <table:table-cell office:value-type="float" office:value="7.9287658244264092" table:style-name="ce16">
            <text:p>7,93</text:p>
          </table:table-cell>
          <table:table-cell office:value-type="float" office:value="82" table:style-name="ce13">
            <text:p>82</text:p>
          </table:table-cell>
          <table:table-cell table:number-columns-repeated="16364" table:style-name="ce5"/>
        </table:table-row>
        <table:table-row table:style-name="ro2">
          <table:table-cell office:value-type="float" office:value="83" table:style-name="ce13">
            <text:p>83</text:p>
          </table:table-cell>
          <table:table-cell office:value-type="float" office:value="7.6501334134336199E-2" table:style-name="ce14">
            <text:p>0,07650</text:p>
          </table:table-cell>
          <table:table-cell office:value-type="float" office:value="48530.045994477179" table:style-name="ce15">
            <text:p>48 530</text:p>
          </table:table-cell>
          <table:table-cell office:value-type="float" office:value="3712.6132641782028" table:style-name="ce15">
            <text:p>3 713</text:p>
          </table:table-cell>
          <table:table-cell office:value-type="float" office:value="46673.739362388078" table:style-name="ce15">
            <text:p>46 674</text:p>
          </table:table-cell>
          <table:table-cell office:value-type="float" office:value="322974.07135175291" table:style-name="ce15">
            <text:p>322 974</text:p>
          </table:table-cell>
          <table:table-cell office:value-type="float" office:value="6.6551363126362588" table:style-name="ce16">
            <text:p>6,66</text:p>
          </table:table-cell>
          <table:table-cell office:value-type="float" office:value="5.3151723852200863E-2" table:style-name="ce14">
            <text:p>0,05315</text:p>
          </table:table-cell>
          <table:table-cell office:value-type="float" office:value="65711.681412320904" table:style-name="ce15">
            <text:p>65 712</text:p>
          </table:table-cell>
          <table:table-cell office:value-type="float" office:value="3492.6891442914812" table:style-name="ce15">
            <text:p>3 493</text:p>
          </table:table-cell>
          <table:table-cell office:value-type="float" office:value="63965.336840175165" table:style-name="ce15">
            <text:p>63 965</text:p>
          </table:table-cell>
          <table:table-cell office:value-type="float" office:value="510472.30037645967" table:style-name="ce15">
            <text:p>510 472</text:p>
          </table:table-cell>
          <table:table-cell office:value-type="float" office:value="7.7683646104472741" table:style-name="ce16">
            <text:p>7,77</text:p>
          </table:table-cell>
          <table:table-cell office:value-type="float" office:value="6.2453985467941238E-2" table:style-name="ce14">
            <text:p>0,06245</text:p>
          </table:table-cell>
          <table:table-cell office:value-type="float" office:value="57269.536493921492" table:style-name="ce15">
            <text:p>57 270</text:p>
          </table:table-cell>
          <table:table-cell office:value-type="float" office:value="3576.7107999471032" table:style-name="ce15">
            <text:p>3 577</text:p>
          </table:table-cell>
          <table:table-cell office:value-type="float" office:value="55481.18109394794" table:style-name="ce15">
            <text:p>55 481</text:p>
          </table:table-cell>
          <table:table-cell office:value-type="float" office:value="420935.90216338728" table:style-name="ce15">
            <text:p>420 936</text:p>
          </table:table-cell>
          <table:table-cell office:value-type="float" office:value="7.3500839701760956" table:style-name="ce16">
            <text:p>7,35</text:p>
          </table:table-cell>
          <table:table-cell office:value-type="float" office:value="83" table:style-name="ce13">
            <text:p>83</text:p>
          </table:table-cell>
          <table:table-cell table:number-columns-repeated="16364" table:style-name="ce5"/>
        </table:table-row>
        <table:table-row table:style-name="ro2">
          <table:table-cell office:value-type="float" office:value="84" table:style-name="ce13">
            <text:p>84</text:p>
          </table:table-cell>
          <table:table-cell office:value-type="float" office:value="8.7566566225299944E-2" table:style-name="ce14">
            <text:p>0,08757</text:p>
          </table:table-cell>
          <table:table-cell office:value-type="float" office:value="44817.432730298977" table:style-name="ce15">
            <text:p>44 817</text:p>
          </table:table-cell>
          <table:table-cell office:value-type="float" office:value="3924.5086912256506" table:style-name="ce15">
            <text:p>3 925</text:p>
          </table:table-cell>
          <table:table-cell office:value-type="float" office:value="42855.178384686151" table:style-name="ce15">
            <text:p>42 855</text:p>
          </table:table-cell>
          <table:table-cell office:value-type="float" office:value="276300.33198936481" table:style-name="ce15">
            <text:p>276 300</text:p>
          </table:table-cell>
          <table:table-cell office:value-type="float" office:value="6.1650191712692868" table:style-name="ce16">
            <text:p>6,17</text:p>
          </table:table-cell>
          <table:table-cell office:value-type="float" office:value="6.232817151501048E-2" table:style-name="ce14">
            <text:p>0,06233</text:p>
          </table:table-cell>
          <table:table-cell office:value-type="float" office:value="62218.992268029426" table:style-name="ce15">
            <text:p>62 219</text:p>
          </table:table-cell>
          <table:table-cell office:value-type="float" office:value="3877.9960215728488" table:style-name="ce15">
            <text:p>3 878</text:p>
          </table:table-cell>
          <table:table-cell office:value-type="float" office:value="60279.994257243001" table:style-name="ce15">
            <text:p>60 280</text:p>
          </table:table-cell>
          <table:table-cell office:value-type="float" office:value="446506.96353628451" table:style-name="ce15">
            <text:p>446 507</text:p>
          </table:table-cell>
          <table:table-cell office:value-type="float" office:value="7.1763772967071571" table:style-name="ce16">
            <text:p>7,18</text:p>
          </table:table-cell>
          <table:table-cell office:value-type="float" office:value="7.2128321505247686E-2" table:style-name="ce14">
            <text:p>0,07213</text:p>
          </table:table-cell>
          <table:table-cell office:value-type="float" office:value="53692.825693974388" table:style-name="ce15">
            <text:p>53 693</text:p>
          </table:table-cell>
          <table:table-cell office:value-type="float" office:value="3872.7733941802085" table:style-name="ce15">
            <text:p>3 873</text:p>
          </table:table-cell>
          <table:table-cell office:value-type="float" office:value="51756.438996884288" table:style-name="ce15">
            <text:p>51 756</text:p>
          </table:table-cell>
          <table:table-cell office:value-type="float" office:value="365454.72106943931" table:style-name="ce15">
            <text:p>365 455</text:p>
          </table:table-cell>
          <table:table-cell office:value-type="float" office:value="6.8063976210224304" table:style-name="ce16">
            <text:p>6,81</text:p>
          </table:table-cell>
          <table:table-cell office:value-type="float" office:value="84" table:style-name="ce13">
            <text:p>84</text:p>
          </table:table-cell>
          <table:table-cell table:number-columns-repeated="16364" table:style-name="ce5"/>
        </table:table-row>
        <table:table-row table:style-name="ro2">
          <table:table-cell office:value-type="float" office:value="85" table:style-name="ce13">
            <text:p>85</text:p>
          </table:table-cell>
          <table:table-cell office:value-type="float" office:value="9.9183065784705898E-2" table:style-name="ce14">
            <text:p>0,09918</text:p>
          </table:table-cell>
          <table:table-cell office:value-type="float" office:value="40892.924039073325" table:style-name="ce15">
            <text:p>40 893</text:p>
          </table:table-cell>
          <table:table-cell office:value-type="float" office:value="4055.8855750963908" table:style-name="ce15">
            <text:p>4 056</text:p>
          </table:table-cell>
          <table:table-cell office:value-type="float" office:value="38864.981251525125" table:style-name="ce15">
            <text:p>38 865</text:p>
          </table:table-cell>
          <table:table-cell office:value-type="float" office:value="233445.15360467869" table:style-name="ce15">
            <text:p>233 445</text:p>
          </table:table-cell>
          <table:table-cell office:value-type="float" office:value="5.7086931074339677" table:style-name="ce16">
            <text:p>5,71</text:p>
          </table:table-cell>
          <table:table-cell office:value-type="float" office:value="7.2269456839112331E-2" table:style-name="ce14">
            <text:p>0,07227</text:p>
          </table:table-cell>
          <table:table-cell office:value-type="float" office:value="58340.996246456576" table:style-name="ce15">
            <text:p>58 341</text:p>
          </table:table-cell>
          <table:table-cell office:value-type="float" office:value="4216.272110184108" table:style-name="ce15">
            <text:p>4 216</text:p>
          </table:table-cell>
          <table:table-cell office:value-type="float" office:value="56232.860191364525" table:style-name="ce15">
            <text:p>56 233</text:p>
          </table:table-cell>
          <table:table-cell office:value-type="float" office:value="386226.96927904151" table:style-name="ce15">
            <text:p>386 227</text:p>
          </table:table-cell>
          <table:table-cell office:value-type="float" office:value="6.6201641063422798" table:style-name="ce16">
            <text:p>6,62</text:p>
          </table:table-cell>
          <table:table-cell office:value-type="float" office:value="8.2444645182677717E-2" table:style-name="ce14">
            <text:p>0,08244</text:p>
          </table:table-cell>
          <table:table-cell office:value-type="float" office:value="49820.052299794181" table:style-name="ce15">
            <text:p>49 820</text:p>
          </table:table-cell>
          <table:table-cell office:value-type="float" office:value="4107.3965348389784" table:style-name="ce15">
            <text:p>4 107</text:p>
          </table:table-cell>
          <table:table-cell office:value-type="float" office:value="47766.354032374693" table:style-name="ce15">
            <text:p>47 766</text:p>
          </table:table-cell>
          <table:table-cell office:value-type="float" office:value="313698.28207255504" table:style-name="ce15">
            <text:p>313 698</text:p>
          </table:table-cell>
          <table:table-cell office:value-type="float" office:value="6.2966269120887901" table:style-name="ce16">
            <text:p>6,30</text:p>
          </table:table-cell>
          <table:table-cell office:value-type="float" office:value="85" table:style-name="ce13">
            <text:p>85</text:p>
          </table:table-cell>
          <table:table-cell table:number-columns-repeated="16364" table:style-name="ce5"/>
        </table:table-row>
        <table:table-row table:style-name="ro2">
          <table:table-cell office:value-type="float" office:value="86" table:style-name="ce13">
            <text:p>86</text:p>
          </table:table-cell>
          <table:table-cell office:value-type="float" office:value="0.11109668064455257" table:style-name="ce14">
            <text:p>0,11110</text:p>
          </table:table-cell>
          <table:table-cell office:value-type="float" office:value="36837.038463976933" table:style-name="ce15">
            <text:p>36 837</text:p>
          </table:table-cell>
          <table:table-cell office:value-type="float" office:value="4092.4726981235444" table:style-name="ce15">
            <text:p>4 092</text:p>
          </table:table-cell>
          <table:table-cell office:value-type="float" office:value="34790.802114915161" table:style-name="ce15">
            <text:p>34 791</text:p>
          </table:table-cell>
          <table:table-cell office:value-type="float" office:value="194580.17235315355" table:style-name="ce15">
            <text:p>194 580</text:p>
          </table:table-cell>
          <table:table-cell office:value-type="float" office:value="5.2821882666662843" table:style-name="ce16">
            <text:p>5,28</text:p>
          </table:table-cell>
          <table:table-cell office:value-type="float" office:value="8.2871856426266224E-2" table:style-name="ce14">
            <text:p>0,08287</text:p>
          </table:table-cell>
          <table:table-cell office:value-type="float" office:value="54124.724136272467" table:style-name="ce15">
            <text:p>54 125</text:p>
          </table:table-cell>
          <table:table-cell office:value-type="float" office:value="4485.4163677324377" table:style-name="ce15">
            <text:p>4 485</text:p>
          </table:table-cell>
          <table:table-cell office:value-type="float" office:value="51882.015952406247" table:style-name="ce15">
            <text:p>51 882</text:p>
          </table:table-cell>
          <table:table-cell office:value-type="float" office:value="329994.10908767697" table:style-name="ce15">
            <text:p>329 994</text:p>
          </table:table-cell>
          <table:table-cell office:value-type="float" office:value="6.0969199262214184" table:style-name="ce16">
            <text:p>6,10</text:p>
          </table:table-cell>
          <table:table-cell office:value-type="float" office:value="9.3240952878420172E-2" table:style-name="ce14">
            <text:p>0,09324</text:p>
          </table:table-cell>
          <table:table-cell office:value-type="float" office:value="45712.655764955205" table:style-name="ce15">
            <text:p>45 713</text:p>
          </table:table-cell>
          <table:table-cell office:value-type="float" office:value="4262.2915821276301" table:style-name="ce15">
            <text:p>4 262</text:p>
          </table:table-cell>
          <table:table-cell office:value-type="float" office:value="43581.509973891385" table:style-name="ce15">
            <text:p>43 582</text:p>
          </table:table-cell>
          <table:table-cell office:value-type="float" office:value="265931.92804018036" table:style-name="ce15">
            <text:p>265 932</text:p>
          </table:table-cell>
          <table:table-cell office:value-type="float" office:value="5.8174683485366945" table:style-name="ce16">
            <text:p>5,82</text:p>
          </table:table-cell>
          <table:table-cell office:value-type="float" office:value="86" table:style-name="ce13">
            <text:p>86</text:p>
          </table:table-cell>
          <table:table-cell table:number-columns-repeated="16364" table:style-name="ce5"/>
        </table:table-row>
        <table:table-row table:style-name="ro2">
          <table:table-cell office:value-type="float" office:value="87" table:style-name="ce13">
            <text:p>87</text:p>
          </table:table-cell>
          <table:table-cell office:value-type="float" office:value="0.12367554573226684" table:style-name="ce14">
            <text:p>0,12368</text:p>
          </table:table-cell>
          <table:table-cell office:value-type="float" office:value="32744.565765853389" table:style-name="ce15">
            <text:p>32 745</text:p>
          </table:table-cell>
          <table:table-cell office:value-type="float" office:value="4049.7020408580202" table:style-name="ce15">
            <text:p>4 050</text:p>
          </table:table-cell>
          <table:table-cell office:value-type="float" office:value="30719.714745424379" table:style-name="ce15">
            <text:p>30 720</text:p>
          </table:table-cell>
          <table:table-cell office:value-type="float" office:value="159789.37023823839" table:style-name="ce15">
            <text:p>159 789</text:p>
          </table:table-cell>
          <table:table-cell office:value-type="float" office:value="4.8798744616387486" table:style-name="ce16">
            <text:p>4,88</text:p>
          </table:table-cell>
          <table:table-cell office:value-type="float" office:value="9.4533263312139071E-2" table:style-name="ce14">
            <text:p>0,09453</text:p>
          </table:table-cell>
          <table:table-cell office:value-type="float" office:value="49639.307768540028" table:style-name="ce15">
            <text:p>49 639</text:p>
          </table:table-cell>
          <table:table-cell office:value-type="float" office:value="4692.5657519157048" table:style-name="ce15">
            <text:p>4 693</text:p>
          </table:table-cell>
          <table:table-cell office:value-type="float" office:value="47293.02489258218" table:style-name="ce15">
            <text:p>47 293</text:p>
          </table:table-cell>
          <table:table-cell office:value-type="float" office:value="278112.09313527076" table:style-name="ce15">
            <text:p>278 112</text:p>
          </table:table-cell>
          <table:table-cell office:value-type="float" office:value="5.6026585711481305" table:style-name="ce16">
            <text:p>5,60</text:p>
          </table:table-cell>
          <table:table-cell office:value-type="float" office:value="0.10490349470877972" table:style-name="ce14">
            <text:p>0,10490</text:p>
          </table:table-cell>
          <table:table-cell office:value-type="float" office:value="41450.364182827572" table:style-name="ce15">
            <text:p>41 450</text:p>
          </table:table-cell>
          <table:table-cell office:value-type="float" office:value="4348.2880597302446" table:style-name="ce15">
            <text:p>4 348</text:p>
          </table:table-cell>
          <table:table-cell office:value-type="float" office:value="39276.220152962451" table:style-name="ce15">
            <text:p>39 276</text:p>
          </table:table-cell>
          <table:table-cell office:value-type="float" office:value="222350.41806628896" table:style-name="ce15">
            <text:p>222 350</text:p>
          </table:table-cell>
          <table:table-cell office:value-type="float" office:value="5.3642572857877635" table:style-name="ce16">
            <text:p>5,36</text:p>
          </table:table-cell>
          <table:table-cell office:value-type="float" office:value="87" table:style-name="ce13">
            <text:p>87</text:p>
          </table:table-cell>
          <table:table-cell table:number-columns-repeated="16364" table:style-name="ce5"/>
        </table:table-row>
        <table:table-row table:style-name="ro2">
          <table:table-cell office:value-type="float" office:value="88" table:style-name="ce13">
            <text:p>88</text:p>
          </table:table-cell>
          <table:table-cell office:value-type="float" office:value="0.13752985784695013" table:style-name="ce14">
            <text:p>0,13753</text:p>
          </table:table-cell>
          <table:table-cell office:value-type="float" office:value="28694.863724995368" table:style-name="ce15">
            <text:p>28 695</text:p>
          </table:table-cell>
          <table:table-cell office:value-type="float" office:value="3946.4005290362188" table:style-name="ce15">
            <text:p>3 946</text:p>
          </table:table-cell>
          <table:table-cell office:value-type="float" office:value="26721.663460477259" table:style-name="ce15">
            <text:p>26 722</text:p>
          </table:table-cell>
          <table:table-cell office:value-type="float" office:value="129069.65549281402" table:style-name="ce15">
            <text:p>129 070</text:p>
          </table:table-cell>
          <table:table-cell office:value-type="float" office:value="4.4980055221654434" table:style-name="ce16">
            <text:p>4,50</text:p>
          </table:table-cell>
          <table:table-cell office:value-type="float" office:value="0.10784669303091371" table:style-name="ce14">
            <text:p>0,10785</text:p>
          </table:table-cell>
          <table:table-cell office:value-type="float" office:value="44946.742016624325" table:style-name="ce15">
            <text:p>44 947</text:p>
          </table:table-cell>
          <table:table-cell office:value-type="float" office:value="4847.3574890065547" table:style-name="ce15">
            <text:p>4 847</text:p>
          </table:table-cell>
          <table:table-cell office:value-type="float" office:value="42523.063272121042" table:style-name="ce15">
            <text:p>42 523</text:p>
          </table:table-cell>
          <table:table-cell office:value-type="float" office:value="230819.06824268858" table:style-name="ce15">
            <text:p>230 819</text:p>
          </table:table-cell>
          <table:table-cell office:value-type="float" office:value="5.1353904173369491" table:style-name="ce16">
            <text:p>5,14</text:p>
          </table:table-cell>
          <table:table-cell office:value-type="float" office:value="0.11803178461471013" table:style-name="ce14">
            <text:p>0,11803</text:p>
          </table:table-cell>
          <table:table-cell office:value-type="float" office:value="37102.076123097329" table:style-name="ce15">
            <text:p>37 102</text:p>
          </table:table-cell>
          <table:table-cell office:value-type="float" office:value="4379.2242577200032" table:style-name="ce15">
            <text:p>4 379</text:p>
          </table:table-cell>
          <table:table-cell office:value-type="float" office:value="34912.463994237332" table:style-name="ce15">
            <text:p>34 912</text:p>
          </table:table-cell>
          <table:table-cell office:value-type="float" office:value="183074.1979133265" table:style-name="ce15">
            <text:p>183 074</text:p>
          </table:table-cell>
          <table:table-cell office:value-type="float" office:value="4.9343383724922187" table:style-name="ce16">
            <text:p>4,93</text:p>
          </table:table-cell>
          <table:table-cell office:value-type="float" office:value="88" table:style-name="ce13">
            <text:p>88</text:p>
          </table:table-cell>
          <table:table-cell table:number-columns-repeated="16364" table:style-name="ce5"/>
        </table:table-row>
        <table:table-row table:style-name="ro2">
          <table:table-cell office:value-type="float" office:value="89" table:style-name="ce13">
            <text:p>89</text:p>
          </table:table-cell>
          <table:table-cell office:value-type="float" office:value="0.15327035576220724" table:style-name="ce14">
            <text:p>0,15327</text:p>
          </table:table-cell>
          <table:table-cell office:value-type="float" office:value="24748.46319595915" table:style-name="ce15">
            <text:p>24 748</text:p>
          </table:table-cell>
          <table:table-cell office:value-type="float" office:value="3793.2057586125511" table:style-name="ce15">
            <text:p>3 793</text:p>
          </table:table-cell>
          <table:table-cell office:value-type="float" office:value="22851.860316652874" table:style-name="ce15">
            <text:p>22 852</text:p>
          </table:table-cell>
          <table:table-cell office:value-type="float" office:value="102347.99203233677" table:style-name="ce15">
            <text:p>102 348</text:p>
          </table:table-cell>
          <table:table-cell office:value-type="float" office:value="4.1355291931439133" table:style-name="ce16">
            <text:p>4,14</text:p>
          </table:table-cell>
          <table:table-cell office:value-type="float" office:value="0.12340559799441293" table:style-name="ce14">
            <text:p>0,12341</text:p>
          </table:table-cell>
          <table:table-cell office:value-type="float" office:value="40099.384527617767" table:style-name="ce15">
            <text:p>40 099</text:p>
          </table:table-cell>
          <table:table-cell office:value-type="float" office:value="4948.4885268385797" table:style-name="ce15">
            <text:p>4 948</text:p>
          </table:table-cell>
          <table:table-cell office:value-type="float" office:value="37625.140264198475" table:style-name="ce15">
            <text:p>37 625</text:p>
          </table:table-cell>
          <table:table-cell office:value-type="float" office:value="188296.00497056753" table:style-name="ce15">
            <text:p>188 296</text:p>
          </table:table-cell>
          <table:table-cell office:value-type="float" office:value="4.6957330440042506" table:style-name="ce16">
            <text:p>4,70</text:p>
          </table:table-cell>
          <table:table-cell office:value-type="float" office:value="0.13322581403308245" table:style-name="ce14">
            <text:p>0,13323</text:p>
          </table:table-cell>
          <table:table-cell office:value-type="float" office:value="32722.851865377328" table:style-name="ce15">
            <text:p>32 723</text:p>
          </table:table-cell>
          <table:table-cell office:value-type="float" office:value="4359.5285772488651" table:style-name="ce15">
            <text:p>4 360</text:p>
          </table:table-cell>
          <table:table-cell office:value-type="float" office:value="30543.087576752896" table:style-name="ce15">
            <text:p>30 543</text:p>
          </table:table-cell>
          <table:table-cell office:value-type="float" office:value="148161.73391908917" table:style-name="ce15">
            <text:p>148 162</text:p>
          </table:table-cell>
          <table:table-cell office:value-type="float" office:value="4.5277757124785589" table:style-name="ce16">
            <text:p>4,53</text:p>
          </table:table-cell>
          <table:table-cell office:value-type="float" office:value="89" table:style-name="ce13">
            <text:p>89</text:p>
          </table:table-cell>
          <table:table-cell table:number-columns-repeated="16364" table:style-name="ce5"/>
        </table:table-row>
        <table:table-row table:style-name="ro2">
          <table:table-cell office:value-type="float" office:value="90" table:style-name="ce13">
            <text:p>90</text:p>
          </table:table-cell>
          <table:table-cell office:value-type="float" office:value="0.17150777825164287" table:style-name="ce14">
            <text:p>0,17151</text:p>
          </table:table-cell>
          <table:table-cell office:value-type="float" office:value="20955.257437346598" table:style-name="ce15">
            <text:p>20 955</text:p>
          </table:table-cell>
          <table:table-cell office:value-type="float" office:value="3593.9896457705304" table:style-name="ce15">
            <text:p>3 594</text:p>
          </table:table-cell>
          <table:table-cell office:value-type="float" office:value="19158.262614461331" table:style-name="ce15">
            <text:p>19 158</text:p>
          </table:table-cell>
          <table:table-cell office:value-type="float" office:value="79496.131715683892" table:style-name="ce15">
            <text:p>79 496</text:p>
          </table:table-cell>
          <table:table-cell office:value-type="float" office:value="3.7936127462698388" table:style-name="ce16">
            <text:p>3,79</text:p>
          </table:table-cell>
          <table:table-cell office:value-type="float" office:value="0.1418034306144596" table:style-name="ce14">
            <text:p>0,14180</text:p>
          </table:table-cell>
          <table:table-cell office:value-type="float" office:value="35150.89600077919" table:style-name="ce15">
            <text:p>35 151</text:p>
          </table:table-cell>
          <table:table-cell office:value-type="float" office:value="4984.5176420825774" table:style-name="ce15">
            <text:p>4 985</text:p>
          </table:table-cell>
          <table:table-cell office:value-type="float" office:value="32658.637179737903" table:style-name="ce15">
            <text:p>32 659</text:p>
          </table:table-cell>
          <table:table-cell office:value-type="float" office:value="150670.86470636906" table:style-name="ce15">
            <text:p>150 671</text:p>
          </table:table-cell>
          <table:table-cell office:value-type="float" office:value="4.2864018232431151" table:style-name="ce16">
            <text:p>4,29</text:p>
          </table:table-cell>
          <table:table-cell office:value-type="float" office:value="0.15108557440076778" table:style-name="ce14">
            <text:p>0,15109</text:p>
          </table:table-cell>
          <table:table-cell office:value-type="float" office:value="28363.323288128464" table:style-name="ce15">
            <text:p>28 363</text:p>
          </table:table-cell>
          <table:table-cell office:value-type="float" office:value="4285.2889909015621" table:style-name="ce15">
            <text:p>4 285</text:p>
          </table:table-cell>
          <table:table-cell office:value-type="float" office:value="26220.678792677681" table:style-name="ce15">
            <text:p>26 221</text:p>
          </table:table-cell>
          <table:table-cell office:value-type="float" office:value="117618.64634233626" table:style-name="ce15">
            <text:p>117 619</text:p>
          </table:table-cell>
          <table:table-cell office:value-type="float" office:value="4.1468570219190717" table:style-name="ce16">
            <text:p>4,15</text:p>
          </table:table-cell>
          <table:table-cell office:value-type="float" office:value="90" table:style-name="ce13">
            <text:p>90</text:p>
          </table:table-cell>
          <table:table-cell table:number-columns-repeated="16364" table:style-name="ce5"/>
        </table:table-row>
        <table:table-row table:style-name="ro2">
          <table:table-cell office:value-type="float" office:value="91" table:style-name="ce13">
            <text:p>91</text:p>
          </table:table-cell>
          <table:table-cell office:value-type="float" office:value="0.19265278920371021" table:style-name="ce14">
            <text:p>0,19265</text:p>
          </table:table-cell>
          <table:table-cell office:value-type="float" office:value="17361.267791576069" table:style-name="ce15">
            <text:p>17 361</text:p>
          </table:table-cell>
          <table:table-cell office:value-type="float" office:value="3344.6966641596678" table:style-name="ce15">
            <text:p>3 345</text:p>
          </table:table-cell>
          <table:table-cell office:value-type="float" office:value="15688.919459496236" table:style-name="ce15">
            <text:p>15 689</text:p>
          </table:table-cell>
          <table:table-cell office:value-type="float" office:value="60337.869101222561" table:style-name="ce15">
            <text:p>60 338</text:p>
          </table:table-cell>
          <table:table-cell office:value-type="float" office:value="3.4754298951888378" table:style-name="ce16">
            <text:p>3,48</text:p>
          </table:table-cell>
          <table:table-cell office:value-type="float" office:value="0.16338053833251184" table:style-name="ce14">
            <text:p>0,16338</text:p>
          </table:table-cell>
          <table:table-cell office:value-type="float" office:value="30166.378358696613" table:style-name="ce15">
            <text:p>30 166</text:p>
          </table:table-cell>
          <table:table-cell office:value-type="float" office:value="4928.5991357860876" table:style-name="ce15">
            <text:p>4 929</text:p>
          </table:table-cell>
          <table:table-cell office:value-type="float" office:value="27702.078790803571" table:style-name="ce15">
            <text:p>27 702</text:p>
          </table:table-cell>
          <table:table-cell office:value-type="float" office:value="118012.22752663115" table:style-name="ce15">
            <text:p>118 012</text:p>
          </table:table-cell>
          <table:table-cell office:value-type="float" office:value="3.9120449303987996" table:style-name="ce16">
            <text:p>3,91</text:p>
          </table:table-cell>
          <table:table-cell office:value-type="float" office:value="0.17197520118666457" table:style-name="ce14">
            <text:p>0,17198</text:p>
          </table:table-cell>
          <table:table-cell office:value-type="float" office:value="24078.034297226903" table:style-name="ce15">
            <text:p>24 078</text:p>
          </table:table-cell>
          <table:table-cell office:value-type="float" office:value="4140.8247924450061" table:style-name="ce15">
            <text:p>4 141</text:p>
          </table:table-cell>
          <table:table-cell office:value-type="float" office:value="22007.621901004401" table:style-name="ce15">
            <text:p>22 008</text:p>
          </table:table-cell>
          <table:table-cell office:value-type="float" office:value="91397.967549658584" table:style-name="ce15">
            <text:p>91 398</text:p>
          </table:table-cell>
          <table:table-cell office:value-type="float" office:value="3.795906527144743" table:style-name="ce16">
            <text:p>3,80</text:p>
          </table:table-cell>
          <table:table-cell office:value-type="float" office:value="91" table:style-name="ce13">
            <text:p>91</text:p>
          </table:table-cell>
          <table:table-cell table:number-columns-repeated="16364" table:style-name="ce5"/>
        </table:table-row>
        <table:table-row table:style-name="ro2">
          <table:table-cell office:value-type="float" office:value="92" table:style-name="ce13">
            <text:p>92</text:p>
          </table:table-cell>
          <table:table-cell office:value-type="float" office:value="0.21603389163971093" table:style-name="ce14">
            <text:p>0,21603</text:p>
          </table:table-cell>
          <table:table-cell office:value-type="float" office:value="14016.5711274164" table:style-name="ce15">
            <text:p>14 017</text:p>
          </table:table-cell>
          <table:table-cell office:value-type="float" office:value="3028.0544081005755" table:style-name="ce15">
            <text:p>3 028</text:p>
          </table:table-cell>
          <table:table-cell office:value-type="float" office:value="12502.543923366113" table:style-name="ce15">
            <text:p>12 503</text:p>
          </table:table-cell>
          <table:table-cell office:value-type="float" office:value="44648.949641726329" table:style-name="ce15">
            <text:p>44 649</text:p>
          </table:table-cell>
          <table:table-cell office:value-type="float" office:value="3.1854402361211598" table:style-name="ce16">
            <text:p>3,19</text:p>
          </table:table-cell>
          <table:table-cell office:value-type="float" office:value="0.18710827970367941" table:style-name="ce14">
            <text:p>0,18711</text:p>
          </table:table-cell>
          <table:table-cell office:value-type="float" office:value="25237.779222910525" table:style-name="ce15">
            <text:p>25 238</text:p>
          </table:table-cell>
          <table:table-cell office:value-type="float" office:value="4722.1974539400517" table:style-name="ce15">
            <text:p>4 722</text:p>
          </table:table-cell>
          <table:table-cell office:value-type="float" office:value="22876.680495940498" table:style-name="ce15">
            <text:p>22 877</text:p>
          </table:table-cell>
          <table:table-cell office:value-type="float" office:value="90310.148735827577" table:style-name="ce15">
            <text:p>90 310</text:p>
          </table:table-cell>
          <table:table-cell office:value-type="float" office:value="3.5783714540875771" table:style-name="ce16">
            <text:p>3,58</text:p>
          </table:table-cell>
          <table:table-cell office:value-type="float" office:value="0.19498313701781045" table:style-name="ce14">
            <text:p>0,19498</text:p>
          </table:table-cell>
          <table:table-cell office:value-type="float" office:value="19937.209504781895" table:style-name="ce15">
            <text:p>19 937</text:p>
          </table:table-cell>
          <table:table-cell office:value-type="float" office:value="3887.419652623681" table:style-name="ce15">
            <text:p>3 887</text:p>
          </table:table-cell>
          <table:table-cell office:value-type="float" office:value="17993.499678470056" table:style-name="ce15">
            <text:p>17 993</text:p>
          </table:table-cell>
          <table:table-cell office:value-type="float" office:value="69390.345648654184" table:style-name="ce15">
            <text:p>69 390</text:p>
          </table:table-cell>
          <table:table-cell office:value-type="float" office:value="3.4804442232505539" table:style-name="ce16">
            <text:p>3,48</text:p>
          </table:table-cell>
          <table:table-cell office:value-type="float" office:value="92" table:style-name="ce13">
            <text:p>92</text:p>
          </table:table-cell>
          <table:table-cell table:number-columns-repeated="16364" table:style-name="ce5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0.24061539191071898" table:style-name="ce14">
            <text:p>0,24062</text:p>
          </table:table-cell>
          <table:table-cell office:value-type="float" office:value="10988.516719315825" table:style-name="ce15">
            <text:p>10 989</text:p>
          </table:table-cell>
          <table:table-cell office:value-type="float" office:value="2644.0062569356651" table:style-name="ce15">
            <text:p>2 644</text:p>
          </table:table-cell>
          <table:table-cell office:value-type="float" office:value="9666.5135908479933" table:style-name="ce15">
            <text:p>9 667</text:p>
          </table:table-cell>
          <table:table-cell office:value-type="float" office:value="32146.405718360213" table:style-name="ce15">
            <text:p>32 146</text:p>
          </table:table-cell>
          <table:table-cell office:value-type="float" office:value="2.9254545030497741" table:style-name="ce16">
            <text:p>2,93</text:p>
          </table:table-cell>
          <table:table-cell office:value-type="float" office:value="0.21149728585416436" table:style-name="ce14">
            <text:p>0,21150</text:p>
          </table:table-cell>
          <table:table-cell office:value-type="float" office:value="20515.581768970475" table:style-name="ce15">
            <text:p>20 516</text:p>
          </table:table-cell>
          <table:table-cell office:value-type="float" office:value="4338.9898618564312" table:style-name="ce15">
            <text:p>4 339</text:p>
          </table:table-cell>
          <table:table-cell office:value-type="float" office:value="18346.086838042258" table:style-name="ce15">
            <text:p>18 346</text:p>
          </table:table-cell>
          <table:table-cell office:value-type="float" office:value="67433.468239887079" table:style-name="ce15">
            <text:p>67 433</text:p>
          </table:table-cell>
          <table:table-cell office:value-type="float" office:value="3.2869391177528895" table:style-name="ce16">
            <text:p>3,29</text:p>
          </table:table-cell>
          <table:table-cell office:value-type="float" office:value="0.21876849548214919" table:style-name="ce14">
            <text:p>0,21877</text:p>
          </table:table-cell>
          <table:table-cell office:value-type="float" office:value="16049.789852158214" table:style-name="ce15">
            <text:p>16 050</text:p>
          </table:table-cell>
          <table:table-cell office:value-type="float" office:value="3511.1883787613183" table:style-name="ce15">
            <text:p>3 511</text:p>
          </table:table-cell>
          <table:table-cell office:value-type="float" office:value="14294.195662777554" table:style-name="ce15">
            <text:p>14 294</text:p>
          </table:table-cell>
          <table:table-cell office:value-type="float" office:value="51396.845970184135" table:style-name="ce15">
            <text:p>51 397</text:p>
          </table:table-cell>
          <table:table-cell office:value-type="float" office:value="3.2023376283193392" table:style-name="ce16">
            <text:p>3,20</text:p>
          </table:table-cell>
          <table:table-cell office:value-type="float" office:value="93" table:style-name="ce13">
            <text:p>93</text:p>
          </table:table-cell>
          <table:table-cell table:number-columns-repeated="16364" table:style-name="ce5"/>
        </table:table-row>
        <table:table-row table:style-name="ro2">
          <table:table-cell office:value-type="float" office:value="94" table:style-name="ce13">
            <text:p>94</text:p>
          </table:table-cell>
          <table:table-cell office:value-type="float" office:value="0.26536132191666251" table:style-name="ce14">
            <text:p>0,26536</text:p>
          </table:table-cell>
          <table:table-cell office:value-type="float" office:value="8344.5104623801599" table:style-name="ce15">
            <text:p>8 345</text:p>
          </table:table-cell>
          <table:table-cell office:value-type="float" office:value="2214.31032704462" table:style-name="ce15">
            <text:p>2 214</text:p>
          </table:table-cell>
          <table:table-cell office:value-type="float" office:value="7237.3552988578504" table:style-name="ce15">
            <text:p>7 237</text:p>
          </table:table-cell>
          <table:table-cell office:value-type="float" office:value="22479.892127512219" table:style-name="ce15">
            <text:p>22 480</text:p>
          </table:table-cell>
          <table:table-cell office:value-type="float" office:value="2.693973748233534" table:style-name="ce16">
            <text:p>2,69</text:p>
          </table:table-cell>
          <table:table-cell office:value-type="float" office:value="0.2350578407154216" table:style-name="ce14">
            <text:p>0,23506</text:p>
          </table:table-cell>
          <table:table-cell office:value-type="float" office:value="16176.591907114043" table:style-name="ce15">
            <text:p>16 177</text:p>
          </table:table-cell>
          <table:table-cell office:value-type="float" office:value="3802.434763820791" table:style-name="ce15">
            <text:p>3 802</text:p>
          </table:table-cell>
          <table:table-cell office:value-type="float" office:value="14275.374525203648" table:style-name="ce15">
            <text:p>14 275</text:p>
          </table:table-cell>
          <table:table-cell office:value-type="float" office:value="49087.381401844825" table:style-name="ce15">
            <text:p>49 087</text:p>
          </table:table-cell>
          <table:table-cell office:value-type="float" office:value="3.0344699108257451" table:style-name="ce16">
            <text:p>3,03</text:p>
          </table:table-cell>
          <table:table-cell office:value-type="float" office:value="0.24199006663406045" table:style-name="ce14">
            <text:p>0,24199</text:p>
          </table:table-cell>
          <table:table-cell office:value-type="float" office:value="12538.601473396895" table:style-name="ce15">
            <text:p>12 539</text:p>
          </table:table-cell>
          <table:table-cell office:value-type="float" office:value="3034.2170060452431" table:style-name="ce15">
            <text:p>3 034</text:p>
          </table:table-cell>
          <table:table-cell office:value-type="float" office:value="11021.492970374275" table:style-name="ce15">
            <text:p>11 021</text:p>
          </table:table-cell>
          <table:table-cell office:value-type="float" office:value="37102.650307406577" table:style-name="ce15">
            <text:p>37 103</text:p>
          </table:table-cell>
          <table:table-cell office:value-type="float" office:value="2.9590740551190766" table:style-name="ce16">
            <text:p>2,96</text:p>
          </table:table-cell>
          <table:table-cell office:value-type="float" office:value="94" table:style-name="ce13">
            <text:p>94</text:p>
          </table:table-cell>
          <table:table-cell table:number-columns-repeated="16364" table:style-name="ce5"/>
        </table:table-row>
        <table:table-row table:style-name="ro2">
          <table:table-cell office:value-type="float" office:value="95" table:style-name="ce13">
            <text:p>95</text:p>
          </table:table-cell>
          <table:table-cell office:value-type="float" office:value="0.28923571355746958" table:style-name="ce14">
            <text:p>0,28924</text:p>
          </table:table-cell>
          <table:table-cell office:value-type="float" office:value="6130.2001353355399" table:style-name="ce15">
            <text:p>6 130</text:p>
          </table:table-cell>
          <table:table-cell office:value-type="float" office:value="1773.0728103938714" table:style-name="ce15">
            <text:p>1 773</text:p>
          </table:table-cell>
          <table:table-cell office:value-type="float" office:value="5243.6637301386036" table:style-name="ce15">
            <text:p>5 244</text:p>
          </table:table-cell>
          <table:table-cell office:value-type="float" office:value="15242.536828654371" table:style-name="ce15">
            <text:p>15 243</text:p>
          </table:table-cell>
          <table:table-cell office:value-type="float" office:value="2.4864664272204977" table:style-name="ce16">
            <text:p>2,49</text:p>
          </table:table-cell>
          <table:table-cell office:value-type="float" office:value="0.25630022821890641" table:style-name="ce14">
            <text:p>0,25630</text:p>
          </table:table-cell>
          <table:table-cell office:value-type="float" office:value="12374.157143293252" table:style-name="ce15">
            <text:p>12 374</text:p>
          </table:table-cell>
          <table:table-cell office:value-type="float" office:value="3171.4992998426715" table:style-name="ce15">
            <text:p>3 171</text:p>
          </table:table-cell>
          <table:table-cell office:value-type="float" office:value="10788.407493371917" table:style-name="ce15">
            <text:p>10 788</text:p>
          </table:table-cell>
          <table:table-cell office:value-type="float" office:value="34812.006876641179" table:style-name="ce15">
            <text:p>34 812</text:p>
          </table:table-cell>
          <table:table-cell office:value-type="float" office:value="2.8132830764565777" table:style-name="ce16">
            <text:p>2,81</text:p>
          </table:table-cell>
          <table:table-cell office:value-type="float" office:value="0.26330664052792407" table:style-name="ce14">
            <text:p>0,26331</text:p>
          </table:table-cell>
          <table:table-cell office:value-type="float" office:value="9504.3844673516523" table:style-name="ce15">
            <text:p>9 504</text:p>
          </table:table-cell>
          <table:table-cell office:value-type="float" office:value="2502.5675443841465" table:style-name="ce15">
            <text:p>2 503</text:p>
          </table:table-cell>
          <table:table-cell office:value-type="float" office:value="8253.1006951595791" table:style-name="ce15">
            <text:p>8 253</text:p>
          </table:table-cell>
          <table:table-cell office:value-type="float" office:value="26081.157337032302" table:style-name="ce15">
            <text:p>26 081</text:p>
          </table:table-cell>
          <table:table-cell office:value-type="float" office:value="2.744118509370411" table:style-name="ce16">
            <text:p>2,74</text:p>
          </table:table-cell>
          <table:table-cell office:value-type="float" office:value="95" table:style-name="ce13">
            <text:p>95</text:p>
          </table:table-cell>
          <table:table-cell table:number-columns-repeated="16364" table:style-name="ce5"/>
        </table:table-row>
        <table:table-row table:style-name="ro2">
          <table:table-cell office:value-type="float" office:value="96" table:style-name="ce13">
            <text:p>96</text:p>
          </table:table-cell>
          <table:table-cell office:value-type="float" office:value="0.31555352752779653" table:style-name="ce14">
            <text:p>0,31555</text:p>
          </table:table-cell>
          <table:table-cell office:value-type="float" office:value="4357.1273249416681" table:style-name="ce15">
            <text:p>4 357</text:p>
          </table:table-cell>
          <table:table-cell office:value-type="float" office:value="1374.9068972730952" table:style-name="ce15">
            <text:p>1 375</text:p>
          </table:table-cell>
          <table:table-cell office:value-type="float" office:value="3669.6738763051208" table:style-name="ce15">
            <text:p>3 670</text:p>
          </table:table-cell>
          <table:table-cell office:value-type="float" office:value="9998.8730985157672" table:style-name="ce15">
            <text:p>9 999</text:p>
          </table:table-cell>
          <table:table-cell office:value-type="float" office:value="2.2948315146263552" table:style-name="ce16">
            <text:p>2,29</text:p>
          </table:table-cell>
          <table:table-cell office:value-type="float" office:value="0.27999136618658699" table:style-name="ce14">
            <text:p>0,27999</text:p>
          </table:table-cell>
          <table:table-cell office:value-type="float" office:value="9202.6578434505809" table:style-name="ce15">
            <text:p>9 203</text:p>
          </table:table-cell>
          <table:table-cell office:value-type="float" office:value="2576.6647421354387" table:style-name="ce15">
            <text:p>2 577</text:p>
          </table:table-cell>
          <table:table-cell office:value-type="float" office:value="7914.3254723828613" table:style-name="ce15">
            <text:p>7 914</text:p>
          </table:table-cell>
          <table:table-cell office:value-type="float" office:value="24023.599383269262" table:style-name="ce15">
            <text:p>24 024</text:p>
          </table:table-cell>
          <table:table-cell office:value-type="float" office:value="2.6105066375326085" table:style-name="ce16">
            <text:p>2,61</text:p>
          </table:table-cell>
          <table:table-cell office:value-type="float" office:value="0.28700992722294116" table:style-name="ce14">
            <text:p>0,28701</text:p>
          </table:table-cell>
          <table:table-cell office:value-type="float" office:value="7001.8169229675059" table:style-name="ce15">
            <text:p>7 002</text:p>
          </table:table-cell>
          <table:table-cell office:value-type="float" office:value="2009.5909654892616" table:style-name="ce15">
            <text:p>2 010</text:p>
          </table:table-cell>
          <table:table-cell office:value-type="float" office:value="5997.0214402228748" table:style-name="ce15">
            <text:p>5 997</text:p>
          </table:table-cell>
          <table:table-cell office:value-type="float" office:value="17828.056641872725" table:style-name="ce15">
            <text:p>17 828</text:p>
          </table:table-cell>
          <table:table-cell office:value-type="float" office:value="2.5462043406751698" table:style-name="ce16">
            <text:p>2,55</text:p>
          </table:table-cell>
          <table:table-cell office:value-type="float" office:value="96" table:style-name="ce13">
            <text:p>96</text:p>
          </table:table-cell>
          <table:table-cell table:number-columns-repeated="16364" table:style-name="ce5"/>
        </table:table-row>
        <table:table-row table:style-name="ro2">
          <table:table-cell office:value-type="float" office:value="97" table:style-name="ce13">
            <text:p>97</text:p>
          </table:table-cell>
          <table:table-cell office:value-type="float" office:value="0.34203575162940636" table:style-name="ce14">
            <text:p>0,34204</text:p>
          </table:table-cell>
          <table:table-cell office:value-type="float" office:value="2982.2204276685729" table:style-name="ce15">
            <text:p>2 982</text:p>
          </table:table-cell>
          <table:table-cell office:value-type="float" office:value="1020.0260055021901" table:style-name="ce15">
            <text:p>1 020</text:p>
          </table:table-cell>
          <table:table-cell office:value-type="float" office:value="2472.207424917478" table:style-name="ce15">
            <text:p>2 472</text:p>
          </table:table-cell>
          <table:table-cell office:value-type="float" office:value="6329.1992222106455" table:style-name="ce15">
            <text:p>6 329</text:p>
          </table:table-cell>
          <table:table-cell office:value-type="float" office:value="2.12231100138988" table:style-name="ce16">
            <text:p>2,12</text:p>
          </table:table-cell>
          <table:table-cell office:value-type="float" office:value="0.30285402806541545" table:style-name="ce14">
            <text:p>0,30285</text:p>
          </table:table-cell>
          <table:table-cell office:value-type="float" office:value="6625.9931013151418" table:style-name="ce15">
            <text:p>6 626</text:p>
          </table:table-cell>
          <table:table-cell office:value-type="float" office:value="2006.7087006669451" table:style-name="ce15">
            <text:p>2 007</text:p>
          </table:table-cell>
          <table:table-cell office:value-type="float" office:value="5622.6387509816686" table:style-name="ce15">
            <text:p>5 623</text:p>
          </table:table-cell>
          <table:table-cell office:value-type="float" office:value="16109.273910886399" table:style-name="ce15">
            <text:p>16 109</text:p>
          </table:table-cell>
          <table:table-cell office:value-type="float" office:value="2.4312240692929481" table:style-name="ce16">
            <text:p>2,43</text:p>
          </table:table-cell>
          <table:table-cell office:value-type="float" office:value="0.31014940349599074" table:style-name="ce14">
            <text:p>0,31015</text:p>
          </table:table-cell>
          <table:table-cell office:value-type="float" office:value="4992.2259574782438" table:style-name="ce15">
            <text:p>4 992</text:p>
          </table:table-cell>
          <table:table-cell office:value-type="float" office:value="1548.3359028290786" table:style-name="ce15">
            <text:p>1 548</text:p>
          </table:table-cell>
          <table:table-cell office:value-type="float" office:value="4218.0580060637039" table:style-name="ce15">
            <text:p>4 218</text:p>
          </table:table-cell>
          <table:table-cell office:value-type="float" office:value="11831.035201649849" table:style-name="ce15">
            <text:p>11 831</text:p>
          </table:table-cell>
          <table:table-cell office:value-type="float" office:value="2.369891768205568" table:style-name="ce16">
            <text:p>2,37</text:p>
          </table:table-cell>
          <table:table-cell office:value-type="float" office:value="97" table:style-name="ce13">
            <text:p>97</text:p>
          </table:table-cell>
          <table:table-cell table:number-columns-repeated="16364" table:style-name="ce5"/>
        </table:table-row>
        <table:table-row table:style-name="ro2">
          <table:table-cell office:value-type="float" office:value="98" table:style-name="ce13">
            <text:p>98</text:p>
          </table:table-cell>
          <table:table-cell office:value-type="float" office:value="0.36920034050685402" table:style-name="ce14">
            <text:p>0,36920</text:p>
          </table:table-cell>
          <table:table-cell office:value-type="float" office:value="1962.194422166383" table:style-name="ce15">
            <text:p>1 962</text:p>
          </table:table-cell>
          <table:table-cell office:value-type="float" office:value="724.44284880447822" table:style-name="ce15">
            <text:p>724</text:p>
          </table:table-cell>
          <table:table-cell office:value-type="float" office:value="1599.9729977641439" table:style-name="ce15">
            <text:p>1 600</text:p>
          </table:table-cell>
          <table:table-cell office:value-type="float" office:value="3856.9917972931671" table:style-name="ce15">
            <text:p>3 857</text:p>
          </table:table-cell>
          <table:table-cell office:value-type="float" office:value="1.9656522074070579" table:style-name="ce16">
            <text:p>1,97</text:p>
          </table:table-cell>
          <table:table-cell office:value-type="float" office:value="0.32563303469022636" table:style-name="ce14">
            <text:p>0,32563</text:p>
          </table:table-cell>
          <table:table-cell office:value-type="float" office:value="4619.2844006481964" table:style-name="ce15">
            <text:p>4 619</text:p>
          </table:table-cell>
          <table:table-cell office:value-type="float" office:value="1504.1915974802957" table:style-name="ce15">
            <text:p>1 504</text:p>
          </table:table-cell>
          <table:table-cell office:value-type="float" office:value="3867.1886019080484" table:style-name="ce15">
            <text:p>3 867</text:p>
          </table:table-cell>
          <table:table-cell office:value-type="float" office:value="10486.63515990473" table:style-name="ce15">
            <text:p>10 487</text:p>
          </table:table-cell>
          <table:table-cell office:value-type="float" office:value="2.2701860830290519" table:style-name="ce16">
            <text:p>2,27</text:p>
          </table:table-cell>
          <table:table-cell office:value-type="float" office:value="0.33339563965557217" table:style-name="ce14">
            <text:p>0,33340</text:p>
          </table:table-cell>
          <table:table-cell office:value-type="float" office:value="3443.890054649165" table:style-name="ce15">
            <text:p>3 444</text:p>
          </table:table-cell>
          <table:table-cell office:value-type="float" office:value="1148.1779276732218" table:style-name="ce15">
            <text:p>1 148</text:p>
          </table:table-cell>
          <table:table-cell office:value-type="float" office:value="2869.8010908125543" table:style-name="ce15">
            <text:p>2 870</text:p>
          </table:table-cell>
          <table:table-cell office:value-type="float" office:value="7612.9771955861452" table:style-name="ce15">
            <text:p>7 613</text:p>
          </table:table-cell>
          <table:table-cell office:value-type="float" office:value="2.2105749820058329" table:style-name="ce16">
            <text:p>2,21</text:p>
          </table:table-cell>
          <table:table-cell office:value-type="float" office:value="98" table:style-name="ce13">
            <text:p>98</text:p>
          </table:table-cell>
          <table:table-cell table:number-columns-repeated="16364" table:style-name="ce5"/>
        </table:table-row>
        <table:table-row table:style-name="ro2">
          <table:table-cell office:value-type="float" office:value="99" table:style-name="ce13">
            <text:p>99</text:p>
          </table:table-cell>
          <table:table-cell office:value-type="float" office:value="0.39704729416013995" table:style-name="ce14">
            <text:p>0,39705</text:p>
          </table:table-cell>
          <table:table-cell office:value-type="float" office:value="1237.7515733619048" table:style-name="ce15">
            <text:p>1 238</text:p>
          </table:table-cell>
          <table:table-cell office:value-type="float" office:value="491.44591304580024" table:style-name="ce15">
            <text:p>491</text:p>
          </table:table-cell>
          <table:table-cell office:value-type="float" office:value="992.0286168390046" table:style-name="ce15">
            <text:p>992</text:p>
          </table:table-cell>
          <table:table-cell office:value-type="float" office:value="2257.0187995290235" table:style-name="ce15">
            <text:p>2 257</text:p>
          </table:table-cell>
          <table:table-cell office:value-type="float" office:value="1.8234828766152547" table:style-name="ce16">
            <text:p>1,82</text:p>
          </table:table-cell>
          <table:table-cell office:value-type="float" office:value="0.34832838606102018" table:style-name="ce14">
            <text:p>0,34833</text:p>
          </table:table-cell>
          <table:table-cell office:value-type="float" office:value="3115.0928031679005" table:style-name="ce15">
            <text:p>3 115</text:p>
          </table:table-cell>
          <table:table-cell office:value-type="float" office:value="1085.0752485577739" table:style-name="ce15">
            <text:p>1 085</text:p>
          </table:table-cell>
          <table:table-cell office:value-type="float" office:value="2572.5551788890134" table:style-name="ce15">
            <text:p>2 573</text:p>
          </table:table-cell>
          <table:table-cell office:value-type="float" office:value="6619.4465579966818" table:style-name="ce15">
            <text:p>6 619</text:p>
          </table:table-cell>
          <table:table-cell office:value-type="float" office:value="2.124959664529102" table:style-name="ce16">
            <text:p>2,12</text:p>
          </table:table-cell>
          <table:table-cell office:value-type="float" office:value="0.35674863570168491" table:style-name="ce14">
            <text:p>0,35675</text:p>
          </table:table-cell>
          <table:table-cell office:value-type="float" office:value="2295.7121269759432" table:style-name="ce15">
            <text:p>2 296</text:p>
          </table:table-cell>
          <table:table-cell office:value-type="float" office:value="818.99216926248096" table:style-name="ce15">
            <text:p>819</text:p>
          </table:table-cell>
          <table:table-cell office:value-type="float" office:value="1886.2160423447026" table:style-name="ce15">
            <text:p>1 886</text:p>
          </table:table-cell>
          <table:table-cell office:value-type="float" office:value="4743.1761047735909" table:style-name="ce15">
            <text:p>4 743</text:p>
          </table:table-cell>
          <table:table-cell office:value-type="float" office:value="2.0661022996039149" table:style-name="ce16">
            <text:p>2,07</text:p>
          </table:table-cell>
          <table:table-cell office:value-type="float" office:value="99" table:style-name="ce13">
            <text:p>99</text:p>
          </table:table-cell>
          <table:table-cell table:number-columns-repeated="16364" table:style-name="ce5"/>
        </table:table-row>
        <table:table-row table:style-name="ro2">
          <table:table-cell office:value-type="float" office:value="100" table:style-name="ce17">
            <text:p>100</text:p>
          </table:table-cell>
          <table:table-cell office:value-type="float" office:value="0.42557661258926283" table:style-name="ce14">
            <text:p>0,42558</text:p>
          </table:table-cell>
          <table:table-cell office:value-type="float" office:value="746.30566031610454" table:style-name="ce15">
            <text:p>746</text:p>
          </table:table-cell>
          <table:table-cell office:value-type="float" office:value="317.61023487352082" table:style-name="ce15">
            <text:p>318</text:p>
          </table:table-cell>
          <table:table-cell office:value-type="float" office:value="587.50054287934415" table:style-name="ce15">
            <text:p>588</text:p>
          </table:table-cell>
          <table:table-cell office:value-type="float" office:value="1264.9901826900191" table:style-name="ce15">
            <text:p>1 265</text:p>
          </table:table-cell>
          <table:table-cell office:value-type="float" office:value="1.6950027983898996" table:style-name="ce16">
            <text:p>1,70</text:p>
          </table:table-cell>
          <table:table-cell office:value-type="float" office:value="0.37094008217779595" table:style-name="ce14">
            <text:p>0,37094</text:p>
          </table:table-cell>
          <table:table-cell office:value-type="float" office:value="2030.0175546101266" table:style-name="ce15">
            <text:p>2 030</text:p>
          </table:table-cell>
          <table:table-cell office:value-type="float" office:value="753.01487852944877" table:style-name="ce15">
            <text:p>753</text:p>
          </table:table-cell>
          <table:table-cell office:value-type="float" office:value="1653.510115345402" table:style-name="ce15">
            <text:p>1 654</text:p>
          </table:table-cell>
          <table:table-cell office:value-type="float" office:value="4046.8913791076689" table:style-name="ce15">
            <text:p>4 047</text:p>
          </table:table-cell>
          <table:table-cell office:value-type="float" office:value="1.9935253120926293" table:style-name="ce16">
            <text:p>1,99</text:p>
          </table:table-cell>
          <table:table-cell office:value-type="float" office:value="0.38020839163432962" table:style-name="ce14">
            <text:p>0,38021</text:p>
          </table:table-cell>
          <table:table-cell office:value-type="float" office:value="1476.7199577134622" table:style-name="ce15">
            <text:p>1 477</text:p>
          </table:table-cell>
          <table:table-cell office:value-type="float" office:value="561.46132001655076" table:style-name="ce15">
            <text:p>561</text:p>
          </table:table-cell>
          <table:table-cell office:value-type="float" office:value="1195.9892977051868" table:style-name="ce15">
            <text:p>1 196</text:p>
          </table:table-cell>
          <table:table-cell office:value-type="float" office:value="2856.9600624288887" table:style-name="ce15">
            <text:p>2 857</text:p>
          </table:table-cell>
          <table:table-cell office:value-type="float" office:value="1.934666114252682" table:style-name="ce16">
            <text:p>1,93</text:p>
          </table:table-cell>
          <table:table-cell office:value-type="float" office:value="100" table:style-name="ce13">
            <text:p>100</text:p>
          </table:table-cell>
          <table:table-cell table:number-columns-repeated="16364" table:style-name="ce5"/>
        </table:table-row>
        <table:table-row table:style-name="ro2">
          <table:table-cell office:value-type="float" office:value="101" table:style-name="ce13">
            <text:p>101</text:p>
          </table:table-cell>
          <table:table-cell office:value-type="float" office:value="0.45478829579422486" table:style-name="ce18">
            <text:p>0,45479</text:p>
          </table:table-cell>
          <table:table-cell office:value-type="float" office:value="428.69542544258371" table:style-name="ce19">
            <text:p>429</text:p>
          </table:table-cell>
          <table:table-cell office:value-type="float" office:value="194.96566195181282" table:style-name="ce19">
            <text:p>195</text:p>
          </table:table-cell>
          <table:table-cell office:value-type="float" office:value="331.21259446667727" table:style-name="ce19">
            <text:p>331</text:p>
          </table:table-cell>
          <table:table-cell office:value-type="float" office:value="677.48963981067482" table:style-name="ce19">
            <text:p>677</text:p>
          </table:table-cell>
          <table:table-cell office:value-type="float" office:value="1.580351922606211" table:style-name="ce20">
            <text:p>1,58</text:p>
          </table:table-cell>
          <table:table-cell office:value-type="float" office:value="0.39346812304055423" table:style-name="ce18">
            <text:p>0,39347</text:p>
          </table:table-cell>
          <table:table-cell office:value-type="float" office:value="1277.0026760806777" table:style-name="ce19">
            <text:p>1 277</text:p>
          </table:table-cell>
          <table:table-cell office:value-type="float" office:value="502.45984607522911" table:style-name="ce19">
            <text:p>502</text:p>
          </table:table-cell>
          <table:table-cell office:value-type="float" office:value="1025.7727530430632" table:style-name="ce19">
            <text:p>1 026</text:p>
          </table:table-cell>
          <table:table-cell office:value-type="float" office:value="2393.3812637622668" table:style-name="ce19">
            <text:p>2 393</text:p>
          </table:table-cell>
          <table:table-cell office:value-type="float" office:value="1.8742178920939545" table:style-name="ce20">
            <text:p>1,87</text:p>
          </table:table-cell>
          <table:table-cell office:value-type="float" office:value="0.40377490745350586" table:style-name="ce18">
            <text:p>0,40377</text:p>
          </table:table-cell>
          <table:table-cell office:value-type="float" office:value="915.25863769691148" table:style-name="ce19">
            <text:p>915</text:p>
          </table:table-cell>
          <table:table-cell office:value-type="float" office:value="369.5584717320923" table:style-name="ce19">
            <text:p>370</text:p>
          </table:table-cell>
          <table:table-cell office:value-type="float" office:value="730.4794018308653" table:style-name="ce19">
            <text:p>730</text:p>
          </table:table-cell>
          <table:table-cell office:value-type="float" office:value="1660.9707647237019" table:style-name="ce19">
            <text:p>1 661</text:p>
          </table:table-cell>
          <table:table-cell office:value-type="float" office:value="1.814755628969801" table:style-name="ce20">
            <text:p>1,81</text:p>
          </table:table-cell>
          <table:table-cell office:value-type="float" office:value="101" table:style-name="ce13">
            <text:p>101</text:p>
          </table:table-cell>
          <table:table-cell table:number-columns-repeated="16364" table:style-name="ce5"/>
        </table:table-row>
        <table:table-row table:style-name="ro2">
          <table:table-cell office:value-type="float" office:value="102" table:style-name="ce13">
            <text:p>102</text:p>
          </table:table-cell>
          <table:table-cell office:value-type="float" office:value="0.48468234377502517" table:style-name="ce21">
            <text:p>0,48468</text:p>
          </table:table-cell>
          <table:table-cell office:value-type="float" office:value="233.72976349077089" table:style-name="ce2">
            <text:p>234</text:p>
          </table:table-cell>
          <table:table-cell office:value-type="float" office:value="113.28468957868914" table:style-name="ce2">
            <text:p>113</text:p>
          </table:table-cell>
          <table:table-cell office:value-type="float" office:value="177.08741870142632" table:style-name="ce2">
            <text:p>177</text:p>
          </table:table-cell>
          <table:table-cell office:value-type="float" office:value="346.27704534399749" table:style-name="ce2">
            <text:p>346</text:p>
          </table:table-cell>
          <table:table-cell office:value-type="float" office:value="1.4815273851833195" table:style-name="ce3">
            <text:p>1,48</text:p>
          </table:table-cell>
          <table:table-cell office:value-type="float" office:value="0.41591250864929491" table:style-name="ce21">
            <text:p>0,41591</text:p>
          </table:table-cell>
          <table:table-cell office:value-type="float" office:value="774.54283000544865" table:style-name="ce2">
            <text:p>775</text:p>
          </table:table-cell>
          <table:table-cell office:value-type="float" office:value="322.1420514838905" table:style-name="ce2">
            <text:p>322</text:p>
          </table:table-cell>
          <table:table-cell office:value-type="float" office:value="613.47180426350337" table:style-name="ce2">
            <text:p>613</text:p>
          </table:table-cell>
          <table:table-cell office:value-type="float" office:value="1367.6085107192034" table:style-name="ce2">
            <text:p>1368</text:p>
          </table:table-cell>
          <table:table-cell office:value-type="float" office:value="1.7656977222416257" table:style-name="ce3">
            <text:p>1,77</text:p>
          </table:table-cell>
          <table:table-cell office:value-type="float" office:value="0.42744818315921351" table:style-name="ce18">
            <text:p>0,42745</text:p>
          </table:table-cell>
          <table:table-cell office:value-type="float" office:value="545.70016596481923" table:style-name="ce2">
            <text:p>546</text:p>
          </table:table-cell>
          <table:table-cell office:value-type="float" office:value="233.25854449134326" table:style-name="ce2">
            <text:p>233</text:p>
          </table:table-cell>
          <table:table-cell office:value-type="float" office:value="429.07089371914759" table:style-name="ce2">
            <text:p>429</text:p>
          </table:table-cell>
          <table:table-cell office:value-type="float" office:value="930.49136289283661" table:style-name="ce2">
            <text:p>930</text:p>
          </table:table-cell>
          <table:table-cell office:value-type="float" office:value="1.7051330032998826" table:style-name="ce3">
            <text:p>1,71</text:p>
          </table:table-cell>
          <table:table-cell office:value-type="float" office:value="102" table:style-name="ce13">
            <text:p>102</text:p>
          </table:table-cell>
          <table:table-cell table:number-columns-repeated="16364" table:style-name="ce22"/>
        </table:table-row>
        <table:table-row table:style-name="ro2">
          <table:table-cell office:value-type="float" office:value="103" table:style-name="ce13">
            <text:p>103</text:p>
          </table:table-cell>
          <table:table-cell office:value-type="float" office:value="0.51525875653166331" table:style-name="ce21">
            <text:p>0,51526</text:p>
          </table:table-cell>
          <table:table-cell office:value-type="float" office:value="120.44507391208175" table:style-name="ce2">
            <text:p>120</text:p>
          </table:table-cell>
          <table:table-cell office:value-type="float" office:value="62.060379014303521" table:style-name="ce2">
            <text:p>62</text:p>
          </table:table-cell>
          <table:table-cell office:value-type="float" office:value="89.414884404929992" table:style-name="ce2">
            <text:p>89</text:p>
          </table:table-cell>
          <table:table-cell office:value-type="float" office:value="169.18962664257117" table:style-name="ce2">
            <text:p>169</text:p>
          </table:table-cell>
          <table:table-cell office:value-type="float" office:value="1.4047035810370314" table:style-name="ce3">
            <text:p>1,40</text:p>
          </table:table-cell>
          <table:table-cell office:value-type="float" office:value="0.43827323900401804" table:style-name="ce21">
            <text:p>0,43827</text:p>
          </table:table-cell>
          <table:table-cell office:value-type="float" office:value="452.40077852155815" table:style-name="ce2">
            <text:p>452</text:p>
          </table:table-cell>
          <table:table-cell office:value-type="float" office:value="198.27515453058268" table:style-name="ce2">
            <text:p>198</text:p>
          </table:table-cell>
          <table:table-cell office:value-type="float" office:value="353.26320125626683" table:style-name="ce2">
            <text:p>353</text:p>
          </table:table-cell>
          <table:table-cell office:value-type="float" office:value="754.13670645570005" table:style-name="ce2">
            <text:p>754</text:p>
          </table:table-cell>
          <table:table-cell office:value-type="float" office:value="1.6669659785295072" table:style-name="ce3">
            <text:p>1,67</text:p>
          </table:table-cell>
          <table:table-cell office:value-type="float" office:value="0.45122821875145303" table:style-name="ce18">
            <text:p>0,45123</text:p>
          </table:table-cell>
          <table:table-cell office:value-type="float" office:value="312.44162147347595" table:style-name="ce2">
            <text:p>312</text:p>
          </table:table-cell>
          <table:table-cell office:value-type="float" office:value="140.9824763212923" table:style-name="ce2">
            <text:p>141</text:p>
          </table:table-cell>
          <table:table-cell office:value-type="float" office:value="241.95038331282979" table:style-name="ce2">
            <text:p>242</text:p>
          </table:table-cell>
          <table:table-cell office:value-type="float" office:value="501.42046917368907" table:style-name="ce2">
            <text:p>501</text:p>
          </table:table-cell>
          <table:table-cell office:value-type="float" office:value="1.6048453045691804" table:style-name="ce3">
            <text:p>1,60</text:p>
          </table:table-cell>
          <table:table-cell office:value-type="float" office:value="103" table:style-name="ce13">
            <text:p>103</text:p>
          </table:table-cell>
          <table:table-cell table:number-columns-repeated="16364"/>
        </table:table-row>
        <table:table-row table:style-name="ro2">
          <table:table-cell office:value-type="float" office:value="104" table:style-name="ce17">
            <text:p>104</text:p>
          </table:table-cell>
          <table:table-cell office:value-type="float" office:value="0.54651753406413972" table:style-name="ce21">
            <text:p>0,54652</text:p>
          </table:table-cell>
          <table:table-cell office:value-type="float" office:value="58.384694897778232" table:style-name="ce2">
            <text:p>58</text:p>
          </table:table-cell>
          <table:table-cell office:value-type="float" office:value="31.90825948262092" table:style-name="ce2">
            <text:p>32</text:p>
          </table:table-cell>
          <table:table-cell office:value-type="float" office:value="42.430565156467772" table:style-name="ce2">
            <text:p>42</text:p>
          </table:table-cell>
          <table:table-cell office:value-type="float" office:value="79.774742237641163" table:style-name="ce2">
            <text:p>80</text:p>
          </table:table-cell>
          <table:table-cell office:value-type="float" office:value="1.3663639482455685" table:style-name="ce3">
            <text:p>1,37</text:p>
          </table:table-cell>
          <table:table-cell office:value-type="float" office:value="0.46055031410472363" table:style-name="ce21">
            <text:p>0,46055</text:p>
          </table:table-cell>
          <table:table-cell office:value-type="float" office:value="254.12562399097547" table:style-name="ce2">
            <text:p>254</text:p>
          </table:table-cell>
          <table:table-cell office:value-type="float" office:value="117.03763595110264" table:style-name="ce2">
            <text:p>117</text:p>
          </table:table-cell>
          <table:table-cell office:value-type="float" office:value="195.60680601542413" table:style-name="ce2">
            <text:p>196</text:p>
          </table:table-cell>
          <table:table-cell office:value-type="float" office:value="400.87350519943323" table:style-name="ce2">
            <text:p>401</text:p>
          </table:table-cell>
          <table:table-cell office:value-type="float" office:value="1.5774619611506357" table:style-name="ce3">
            <text:p>1,58</text:p>
          </table:table-cell>
          <table:table-cell office:value-type="float" office:value="0.47511501423022406" table:style-name="ce18">
            <text:p>0,47512</text:p>
          </table:table-cell>
          <table:table-cell office:value-type="float" office:value="171.45914515218365" table:style-name="ce2">
            <text:p>171</text:p>
          </table:table-cell>
          <table:table-cell office:value-type="float" office:value="81.462814188881794" table:style-name="ce2">
            <text:p>81</text:p>
          </table:table-cell>
          <table:table-cell office:value-type="float" office:value="130.72773805774276" table:style-name="ce2">
            <text:p>131</text:p>
          </table:table-cell>
          <table:table-cell office:value-type="float" office:value="259.47008586085929" table:style-name="ce2">
            <text:p>259</text:p>
          </table:table-cell>
          <table:table-cell office:value-type="float" office:value="1.5133056077618894" table:style-name="ce3">
            <text:p>1,51</text:p>
          </table:table-cell>
          <table:table-cell office:value-type="float" office:value="104" table:style-name="ce13">
            <text:p>104</text:p>
          </table:table-cell>
          <table:table-cell table:number-columns-repeated="16364"/>
        </table:table-row>
        <table:table-row table:style-name="ro2">
          <table:table-cell office:value-type="float" office:value="105" table:style-name="ce13">
            <text:p>105</text:p>
          </table:table-cell>
          <table:table-cell office:value-type="float" office:value="0.57845867637245441" table:style-name="ce21">
            <text:p>0,57846</text:p>
          </table:table-cell>
          <table:table-cell office:value-type="float" office:value="26.476435415157312" table:style-name="ce2">
            <text:p>26</text:p>
          </table:table-cell>
          <table:table-cell office:value-type="float" office:value="15.315523785312674" table:style-name="ce2">
            <text:p>15</text:p>
          </table:table-cell>
          <table:table-cell office:value-type="float" office:value="18.818673522500973" table:style-name="ce2">
            <text:p>19</text:p>
          </table:table-cell>
          <table:table-cell office:value-type="float" office:value="37.344177081173385" table:style-name="ce2">
            <text:p>37</text:p>
          </table:table-cell>
          <table:table-cell office:value-type="float" office:value="1.4104684598061292" table:style-name="ce3">
            <text:p>1,41</text:p>
          </table:table-cell>
          <table:table-cell office:value-type="float" office:value="0.48274373395141168" table:style-name="ce21">
            <text:p>0,48274</text:p>
          </table:table-cell>
          <table:table-cell office:value-type="float" office:value="137.08798803987281" table:style-name="ce2">
            <text:p>137</text:p>
          </table:table-cell>
          <table:table-cell office:value-type="float" office:value="66.178367226254665" table:style-name="ce2">
            <text:p>66</text:p>
          </table:table-cell>
          <table:table-cell office:value-type="float" office:value="103.99880442674548" table:style-name="ce2">
            <text:p>104</text:p>
          </table:table-cell>
          <table:table-cell office:value-type="float" office:value="205.2666991840091" table:style-name="ce2">
            <text:p>205</text:p>
          </table:table-cell>
          <table:table-cell office:value-type="float" office:value="1.4973354129634329" table:style-name="ce3">
            <text:p>1,50</text:p>
          </table:table-cell>
          <table:table-cell office:value-type="float" office:value="0.49910856959552663" table:style-name="ce18">
            <text:p>0,49911</text:p>
          </table:table-cell>
          <table:table-cell office:value-type="float" office:value="89.996330963301858" table:style-name="ce2">
            <text:p>90</text:p>
          </table:table-cell>
          <table:table-cell office:value-type="float" office:value="44.917940015939195" table:style-name="ce2">
            <text:p>45</text:p>
          </table:table-cell>
          <table:table-cell office:value-type="float" office:value="67.537360955332261" table:style-name="ce2">
            <text:p>68</text:p>
          </table:table-cell>
          <table:table-cell office:value-type="float" office:value="128.7423478031165" table:style-name="ce2">
            <text:p>129</text:p>
          </table:table-cell>
          <table:table-cell office:value-type="float" office:value="1.4305288496218169" table:style-name="ce3">
            <text:p>1,43</text:p>
          </table:table-cell>
          <table:table-cell office:value-type="float" office:value="105" table:style-name="ce13">
            <text:p>105</text:p>
          </table:table-cell>
          <table:table-cell table:number-columns-repeated="16364"/>
        </table:table-row>
        <table:table-row table:style-name="ro2">
          <table:table-cell office:value-type="float" office:value="106" table:style-name="ce13">
            <text:p>106</text:p>
          </table:table-cell>
          <table:table-cell office:value-type="float" office:value="0.61108218345660692" table:style-name="ce21">
            <text:p>0,61108</text:p>
          </table:table-cell>
          <table:table-cell office:value-type="float" office:value="11.160911629844637" table:style-name="ce2">
            <text:p>11</text:p>
          </table:table-cell>
          <table:table-cell office:value-type="float" office:value="6.8202342481316984" table:style-name="ce2">
            <text:p>7</text:p>
          </table:table-cell>
          <table:table-cell office:value-type="float" office:value="18.525503558672408" table:style-name="ce2">
            <text:p>19</text:p>
          </table:table-cell>
          <table:table-cell office:value-type="float" office:value="18.525503558672408" table:style-name="ce2">
            <text:p>19</text:p>
          </table:table-cell>
          <table:table-cell office:value-type="float" office:value="1.6598557692307692" table:style-name="ce3">
            <text:p>1,66</text:p>
          </table:table-cell>
          <table:table-cell office:value-type="float" office:value="0.50485349854408212" table:style-name="ce21">
            <text:p>0,50485</text:p>
          </table:table-cell>
          <table:table-cell office:value-type="float" office:value="70.909620813618147" table:style-name="ce2">
            <text:p>71</text:p>
          </table:table-cell>
          <table:table-cell office:value-type="float" office:value="35.798970148189383" table:style-name="ce2">
            <text:p>36</text:p>
          </table:table-cell>
          <table:table-cell office:value-type="float" office:value="53.010135739523456" table:style-name="ce2">
            <text:p>53</text:p>
          </table:table-cell>
          <table:table-cell office:value-type="float" office:value="101.2678947572636" table:style-name="ce2">
            <text:p>101</text:p>
          </table:table-cell>
          <table:table-cell office:value-type="float" office:value="1.428126304940206" table:style-name="ce3">
            <text:p>1,43</text:p>
          </table:table-cell>
          <table:table-cell office:value-type="float" office:value="0.52320888484736094" table:style-name="ce18">
            <text:p>0,52321</text:p>
          </table:table-cell>
          <table:table-cell office:value-type="float" office:value="45.078390947362664" table:style-name="ce2">
            <text:p>45</text:p>
          </table:table-cell>
          <table:table-cell office:value-type="float" office:value="23.585414658282989" table:style-name="ce2">
            <text:p>24</text:p>
          </table:table-cell>
          <table:table-cell office:value-type="float" office:value="33.285683618221171" table:style-name="ce2">
            <text:p>33</text:p>
          </table:table-cell>
          <table:table-cell office:value-type="float" office:value="61.204986847784234" table:style-name="ce2">
            <text:p>61</text:p>
          </table:table-cell>
          <table:table-cell office:value-type="float" office:value="1.3577455974249912" table:style-name="ce3">
            <text:p>1,36</text:p>
          </table:table-cell>
          <table:table-cell office:value-type="float" office:value="106" table:style-name="ce13">
            <text:p>106</text:p>
          </table:table-cell>
          <table:table-cell table:number-columns-repeated="16364"/>
        </table:table-row>
        <table:table-row table:style-name="ro2">
          <table:table-cell office:value-type="float" office:value="107" table:style-name="ce13">
            <text:p>107</text:p>
          </table:table-cell>
          <table:table-cell table:number-columns-repeated="5" table:style-name="ce2"/>
          <table:table-cell table:style-name="ce3"/>
          <table:table-cell office:value-type="float" office:value="0.52687960788273547" table:style-name="ce21">
            <text:p>0,52688</text:p>
          </table:table-cell>
          <table:table-cell office:value-type="float" office:value="35.110650665428764" table:style-name="ce2">
            <text:p>35</text:p>
          </table:table-cell>
          <table:table-cell office:value-type="float" office:value="18.499085855108813" table:style-name="ce2">
            <text:p>18</text:p>
          </table:table-cell>
          <table:table-cell office:value-type="float" office:value="25.861107737874356" table:style-name="ce2">
            <text:p>26</text:p>
          </table:table-cell>
          <table:table-cell office:value-type="float" office:value="48.257759017740149" table:style-name="ce2">
            <text:p>48</text:p>
          </table:table-cell>
          <table:table-cell office:value-type="float" office:value="1.3744478698954021" table:style-name="ce3">
            <text:p>1,37</text:p>
          </table:table-cell>
          <table:table-cell office:value-type="float" office:value="0.5474159599857269" table:style-name="ce18">
            <text:p>0,54742</text:p>
          </table:table-cell>
          <table:table-cell office:value-type="float" office:value="21.492976289079675" table:style-name="ce2">
            <text:p>21</text:p>
          </table:table-cell>
          <table:table-cell office:value-type="float" office:value="11.765598248237016" table:style-name="ce2">
            <text:p>12</text:p>
          </table:table-cell>
          <table:table-cell office:value-type="float" office:value="15.610177164961167" table:style-name="ce2">
            <text:p>16</text:p>
          </table:table-cell>
          <table:table-cell office:value-type="float" office:value="27.919303229563063" table:style-name="ce2">
            <text:p>28</text:p>
          </table:table-cell>
          <table:table-cell office:value-type="float" office:value="1.2989966049396577" table:style-name="ce3">
            <text:p>1,30</text:p>
          </table:table-cell>
          <table:table-cell office:value-type="float" office:value="107" table:style-name="ce13">
            <text:p>107</text:p>
          </table:table-cell>
          <table:table-cell table:number-columns-repeated="16364"/>
        </table:table-row>
        <table:table-row table:style-name="ro2">
          <table:table-cell office:value-type="float" office:value="108" table:style-name="ce17">
            <text:p>108</text:p>
          </table:table-cell>
          <table:table-cell table:number-columns-repeated="5" table:style-name="ce2"/>
          <table:table-cell table:style-name="ce3"/>
          <table:table-cell office:value-type="float" office:value="0.54882206196737093" table:style-name="ce21">
            <text:p>0,54882</text:p>
          </table:table-cell>
          <table:table-cell office:value-type="float" office:value="16.611564810319951" table:style-name="ce2">
            <text:p>17</text:p>
          </table:table-cell>
          <table:table-cell office:value-type="float" office:value="9.116793251704415" table:style-name="ce2">
            <text:p>9</text:p>
          </table:table-cell>
          <table:table-cell office:value-type="float" office:value="12.053168184467744" table:style-name="ce2">
            <text:p>12</text:p>
          </table:table-cell>
          <table:table-cell office:value-type="float" office:value="22.396651279865793" table:style-name="ce2">
            <text:p>22</text:p>
          </table:table-cell>
          <table:table-cell office:value-type="float" office:value="1.3482565631596519" table:style-name="ce3">
            <text:p>1,35</text:p>
          </table:table-cell>
          <table:table-cell office:value-type="float" office:value="0.57172979501062426" table:style-name="ce18">
            <text:p>0,57173</text:p>
          </table:table-cell>
          <table:table-cell office:value-type="float" office:value="9.7273780408426589" table:style-name="ce2">
            <text:p>10</text:p>
          </table:table-cell>
          <table:table-cell office:value-type="float" office:value="5.561431853281821" table:style-name="ce2">
            <text:p>6</text:p>
          </table:table-cell>
          <table:table-cell office:value-type="float" office:value="6.9466621142017484" table:style-name="ce2">
            <text:p>7</text:p>
          </table:table-cell>
          <table:table-cell office:value-type="float" office:value="12.309126064601896" table:style-name="ce2">
            <text:p>12</text:p>
          </table:table-cell>
          <table:table-cell office:value-type="float" office:value="1.265410474736272" table:style-name="ce3">
            <text:p>1,27</text:p>
          </table:table-cell>
          <table:table-cell office:value-type="float" office:value="108" table:style-name="ce13">
            <text:p>108</text:p>
          </table:table-cell>
          <table:table-cell table:number-columns-repeated="16364"/>
        </table:table-row>
        <table:table-row table:style-name="ro2">
          <table:table-cell office:value-type="float" office:value="109" table:style-name="ce13">
            <text:p>109</text:p>
          </table:table-cell>
          <table:table-cell table:number-columns-repeated="5" table:style-name="ce2"/>
          <table:table-cell table:style-name="ce3"/>
          <table:table-cell office:value-type="float" office:value="0.57068086079798874" table:style-name="ce21">
            <text:p>0,57068</text:p>
          </table:table-cell>
          <table:table-cell office:value-type="float" office:value="7.4947715586155361" table:style-name="ce2">
            <text:p>7</text:p>
          </table:table-cell>
          <table:table-cell office:value-type="float" office:value="4.2771226845549979" table:style-name="ce2">
            <text:p>4</text:p>
          </table:table-cell>
          <table:table-cell office:value-type="float" office:value="5.3562102163380372" table:style-name="ce2">
            <text:p>5</text:p>
          </table:table-cell>
          <table:table-cell office:value-type="float" office:value="10.343483095398049" table:style-name="ce2">
            <text:p>10</text:p>
          </table:table-cell>
          <table:table-cell office:value-type="float" office:value="1.3800931775576011" table:style-name="ce3">
            <text:p>1,38</text:p>
          </table:table-cell>
          <table:table-cell office:value-type="float" office:value="0.59615038992205349" table:style-name="ce18">
            <text:p>0,59615</text:p>
          </table:table-cell>
          <table:table-cell office:value-type="float" office:value="4.1659461875608379" table:style-name="ce2">
            <text:p>4</text:p>
          </table:table-cell>
          <table:table-cell office:value-type="float" office:value="2.4835304441086858" table:style-name="ce2">
            <text:p>2</text:p>
          </table:table-cell>
          <table:table-cell office:value-type="float" office:value="2.924180965506495" table:style-name="ce2">
            <text:p>3</text:p>
          </table:table-cell>
          <table:table-cell office:value-type="float" office:value="5.3624639504001479" table:style-name="ce2">
            <text:p>5</text:p>
          </table:table-cell>
          <table:table-cell office:value-type="float" office:value="1.2872139266733715" table:style-name="ce3">
            <text:p>1,29</text:p>
          </table:table-cell>
          <table:table-cell office:value-type="float" office:value="109" table:style-name="ce13">
            <text:p>109</text:p>
          </table:table-cell>
          <table:table-cell table:number-columns-repeated="16364"/>
        </table:table-row>
        <table:table-row table:style-name="ro2">
          <table:table-cell office:value-type="float" office:value="110" table:style-name="ce13">
            <text:p>110</text:p>
          </table:table-cell>
          <table:table-cell table:number-columns-repeated="5" table:style-name="ce2"/>
          <table:table-cell table:style-name="ce3"/>
          <table:table-cell office:value-type="float" office:value="0.5924560043745889" table:style-name="ce21">
            <text:p>0,59246</text:p>
          </table:table-cell>
          <table:table-cell office:value-type="float" office:value="3.2176488740605382" table:style-name="ce2">
            <text:p>3</text:p>
          </table:table-cell>
          <table:table-cell office:value-type="float" office:value="1.9063153954063012" table:style-name="ce2">
            <text:p>2</text:p>
          </table:table-cell>
          <table:table-cell office:value-type="float" office:value="2.2644911763573878" table:style-name="ce2">
            <text:p>2</text:p>
          </table:table-cell>
          <table:table-cell office:value-type="float" office:value="4.9872728790600132" table:style-name="ce2">
            <text:p>5</text:p>
          </table:table-cell>
          <table:table-cell office:value-type="float" office:value="1.5499742433879318" table:style-name="ce3">
            <text:p>1,55</text:p>
          </table:table-cell>
          <table:table-cell office:value-type="float" office:value="0.62067774472001402" table:style-name="ce18">
            <text:p>0,62068</text:p>
          </table:table-cell>
          <table:table-cell office:value-type="float" office:value="1.6824157434521521" table:style-name="ce2">
            <text:p>2</text:p>
          </table:table-cell>
          <table:table-cell office:value-type="float" office:value="1.0442380093273274" table:style-name="ce2">
            <text:p>1</text:p>
          </table:table-cell>
          <table:table-cell office:value-type="float" office:value="1.1602967387884884" table:style-name="ce2">
            <text:p>1</text:p>
          </table:table-cell>
          <table:table-cell office:value-type="float" office:value="2.4382829848936529" table:style-name="ce2">
            <text:p>2</text:p>
          </table:table-cell>
          <table:table-cell office:value-type="float" office:value="1.4492749454962515" table:style-name="ce3">
            <text:p>1,45</text:p>
          </table:table-cell>
          <table:table-cell office:value-type="float" office:value="110" table:style-name="ce13">
            <text:p>110</text:p>
          </table:table-cell>
          <table:table-cell table:number-columns-repeated="16364"/>
        </table:table-row>
        <table:table-row table:style-name="ro2">
          <table:table-cell office:value-type="float" office:value="111" table:style-name="ce13">
            <text:p>111</text:p>
          </table:table-cell>
          <table:table-cell table:number-columns-repeated="5" table:style-name="ce2"/>
          <table:table-cell table:style-name="ce3"/>
          <table:table-cell office:value-type="float" office:value="0.61414749269717162" table:style-name="ce21">
            <text:p>0,61415</text:p>
          </table:table-cell>
          <table:table-cell office:value-type="float" office:value="1.311333478654237" table:style-name="ce2">
            <text:p>1</text:p>
          </table:table-cell>
          <table:table-cell office:value-type="float" office:value="0.80535216800535969" table:style-name="ce2">
            <text:p>1</text:p>
          </table:table-cell>
          <table:table-cell office:value-type="float" office:value="2.7227817027026249" table:style-name="ce2">
            <text:p>3</text:p>
          </table:table-cell>
          <table:table-cell office:value-type="float" office:value="2.7227817027026249" table:style-name="ce2">
            <text:p>3</text:p>
          </table:table-cell>
          <table:table-cell office:value-type="float" office:value="2.0763457556935818" table:style-name="ce3">
            <text:p>2,08</text:p>
          </table:table-cell>
          <table:table-cell office:value-type="float" office:value="0.64531185940450653" table:style-name="ce18">
            <text:p>0,64531</text:p>
          </table:table-cell>
          <table:table-cell office:value-type="float" office:value="0.6381777341248247" table:style-name="ce2">
            <text:p>1</text:p>
          </table:table-cell>
          <table:table-cell office:value-type="float" office:value="0.41182366023864542" table:style-name="ce2">
            <text:p>0</text:p>
          </table:table-cell>
          <table:table-cell office:value-type="float" office:value="1.2779862461051643" table:style-name="ce2">
            <text:p>1</text:p>
          </table:table-cell>
          <table:table-cell office:value-type="float" office:value="1.2779862461051643" table:style-name="ce2">
            <text:p>1</text:p>
          </table:table-cell>
          <table:table-cell office:value-type="float" office:value="2.0025553662691653" table:style-name="ce3">
            <text:p>2,00</text:p>
          </table:table-cell>
          <table:table-cell office:value-type="float" office:value="111" table:style-name="ce13">
            <text:p>111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Q: STATISTIK AUSTRIA. Erstellt am: 07.04.2023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4"/>
        </table:table-row>
        <table:table-row table:number-rows-repeated="1048455" table:style-name="ro2">
          <table:table-cell table:number-columns-repeated="16384"/>
        </table:table-row>
      </table:table>
      <table:table table:name="2016-2018" table:style-name="ta2">
        <table:table-column table:style-name="co1" table:default-cell-style-name="ce5"/>
        <table:table-column table:style-name="co2" table:number-columns-repeated="5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" table:default-cell-style-name="ce4"/>
        <table:table-column table:style-name="co1" table:default-cell-style-name="ce4"/>
        <table:table-column table:style-name="co3" table:number-columns-repeated="16364" table:default-cell-style-name="ce4"/>
        <table:table-row table:style-name="ro1">
          <table:table-cell office:value-type="string" table:style-name="ce23">
            <text:p>Geglättete Sterbetafel 2017-19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2">
          <table:table-cell table:style-name="ce1"/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6"/>
        </table:table-row>
        <table:table-row table:style-name="ro3">
          <table:table-cell office:value-type="string" table:number-columns-spanned="1" table:number-rows-spanned="3" table:style-name="ce25">
            <text:p>Genaues Alter<text:s/></text:p>
            <text:p>(am x-ten Geburtstag) in Jahren</text:p>
          </table:table-cell>
          <table:table-cell office:value-type="string" table:number-columns-spanned="6" table:number-rows-spanned="1" table:style-name="ce24">
            <text:p>Männer</text:p>
          </table:table-cell>
          <table:covered-table-cell table:number-columns-repeated="5"/>
          <table:table-cell office:value-type="string" table:number-columns-spanned="6" table:number-rows-spanned="1" table:style-name="ce24">
            <text:p>Frauen</text:p>
          </table:table-cell>
          <table:covered-table-cell table:number-columns-repeated="5"/>
          <table:table-cell office:value-type="string" table:number-columns-spanned="6" table:number-rows-spanned="1" table:style-name="ce24">
            <text:p>Männer und Frauen (Unisex-Tafel)</text:p>
          </table:table-cell>
          <table:covered-table-cell table:number-columns-repeated="5"/>
          <table:table-cell office:value-type="string" table:number-columns-spanned="1" table:number-rows-spanned="3" table:style-name="ce26">
            <text:p>Genaues Alter<text:s/></text:p>
            <text:p>(am x-ten Geburtstag) in Jahren</text:p>
          </table:table-cell>
          <table:table-cell table:number-columns-repeated="16364" table:style-name="ce7"/>
        </table:table-row>
        <table:table-row table:style-name="ro4">
          <table:covered-table-cell/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table-cell office:value-type="string" table:number-columns-spanned="1" table:number-rows-spanned="2" table:style-name="ce24">
            <text:p>Sterbe-</text:p>
            <text:p>wahr-</text:p>
            <text:p>schein-lichkeit im Alters-intervall<text:s text:c="3"/></text:p>
            <text:p>x bis x+1</text:p>
          </table:table-cell>
          <table:table-cell office:value-type="string" table:number-columns-spanned="1" table:number-rows-spanned="2" table:style-name="ce24">
            <text:p>Über-lebende im Alter x</text:p>
          </table:table-cell>
          <table:table-cell office:value-type="string" table:number-columns-spanned="1" table:number-rows-spanned="2" table:style-name="ce24">
            <text:p>Ge-</text:p>
            <text:p>storbene im Alters-intervall <text:s text:c="9"/>x bis x+1</text:p>
          </table:table-cell>
          <table:table-cell office:value-type="string" table:number-columns-spanned="2" table:number-rows-spanned="1" table:style-name="ce24">
            <text:p>Stationäre Bevölkerung</text:p>
          </table:table-cell>
          <table:covered-table-cell/>
          <table:table-cell office:value-type="string" table:number-columns-spanned="1" table:number-rows-spanned="2" table:style-name="ce24">
            <text:p>Fernere Lebens-erwartung im Alter x in Jahren</text:p>
          </table:table-cell>
          <table:covered-table-cell/>
          <table:table-cell table:number-columns-repeated="16364" table:style-name="ce7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covered-table-cell/>
          <table:covered-table-cell/>
          <table:table-cell office:value-type="string" table:style-name="ce8">
            <text:p>im Alters-intervall x bis x+1</text:p>
          </table:table-cell>
          <table:table-cell office:value-type="string" table:style-name="ce8">
            <text:p>ab dem</text:p>
            <text:p>Alter x</text:p>
          </table:table-cell>
          <table:covered-table-cell/>
          <table:covered-table-cell/>
          <table:table-cell table:number-columns-repeated="16364" table:style-name="ce7"/>
        </table:table-row>
        <table:table-row table:style-name="ro6">
          <table:table-cell office:value-type="string" table:style-name="ce9">
            <text:p>x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0">
            <text:p>e<text:span text:style-name="T1">x</text:span></text:p>
          </table:table-cell>
          <table:table-cell office:value-type="string" table:style-name="ce10">
            <text:p>q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d<text:span text:style-name="T1">x</text:span></text:p>
          </table:table-cell>
          <table:table-cell office:value-type="string" table:style-name="ce10">
            <text:p>L<text:span text:style-name="T1">x</text:span></text:p>
          </table:table-cell>
          <table:table-cell office:value-type="string" table:style-name="ce10">
            <text:p>T<text:span text:style-name="T1">x</text:span></text:p>
          </table:table-cell>
          <table:table-cell office:value-type="string" table:style-name="ce11">
            <text:p>e<text:span text:style-name="T1">x</text:span></text:p>
          </table:table-cell>
          <table:table-cell office:value-type="string" table:style-name="ce11">
            <text:p>x</text:p>
          </table:table-cell>
          <table:table-cell table:number-columns-repeated="16364" table:style-name="ce7"/>
        </table:table-row>
        <table:table-row table:style-name="ro2">
          <table:table-cell table:number-columns-repeated="12" table:style-name="ce12"/>
          <table:table-cell table:style-name="ce5"/>
          <table:table-cell table:number-columns-repeated="5" table:style-name="ce12"/>
          <table:table-cell table:number-columns-repeated="16366" table:style-name="ce5"/>
        </table:table-row>
        <table:table-row table:style-name="ro2">
          <table:table-cell office:value-type="string" table:style-name="ce31">
            <text:p>0</text:p>
          </table:table-cell>
          <table:table-cell office:value-type="float" office:value="3.1319910514541389E-3" table:style-name="ce14">
            <text:p>0,00313</text:p>
          </table:table-cell>
          <table:table-cell office:value-type="float" office:value="100000" table:style-name="ce15">
            <text:p>100 000</text:p>
          </table:table-cell>
          <table:table-cell office:value-type="float" office:value="313.19910514541391" table:style-name="ce15">
            <text:p>313</text:p>
          </table:table-cell>
          <table:table-cell office:value-type="float" office:value="99721.826994780015" table:style-name="ce15">
            <text:p>99 722</text:p>
          </table:table-cell>
          <table:table-cell office:value-type="float" office:value="7923531.4686659267" table:style-name="ce15">
            <text:p>7 923 531</text:p>
          </table:table-cell>
          <table:table-cell office:value-type="float" office:value="79.235314686659265" table:style-name="ce16">
            <text:p>79,24</text:p>
          </table:table-cell>
          <table:table-cell office:value-type="float" office:value="2.6510339821528605E-3" table:style-name="ce14">
            <text:p>0,00265</text:p>
          </table:table-cell>
          <table:table-cell office:value-type="float" office:value="100000" table:style-name="ce15">
            <text:p>100 000</text:p>
          </table:table-cell>
          <table:table-cell office:value-type="float" office:value="265.10339821528606" table:style-name="ce15">
            <text:p>265</text:p>
          </table:table-cell>
          <table:table-cell office:value-type="float" office:value="99760.223444292773" table:style-name="ce15">
            <text:p>99 760</text:p>
          </table:table-cell>
          <table:table-cell office:value-type="float" office:value="8394393.0054754242" table:style-name="ce15">
            <text:p>8 394 393</text:p>
          </table:table-cell>
          <table:table-cell office:value-type="float" office:value="83.943930054754247" table:style-name="ce16">
            <text:p>83,94</text:p>
          </table:table-cell>
          <table:table-cell office:value-type="float" office:value="2.8982951430554012E-3" table:style-name="ce14">
            <text:p>0,00290</text:p>
          </table:table-cell>
          <table:table-cell office:value-type="float" office:value="100000" table:style-name="ce15">
            <text:p>100 000</text:p>
          </table:table-cell>
          <table:table-cell office:value-type="float" office:value="289.8295143055401" table:style-name="ce15">
            <text:p>290</text:p>
          </table:table-cell>
          <table:table-cell office:value-type="float" office:value="99740.483739260773" table:style-name="ce15">
            <text:p>99 740</text:p>
          </table:table-cell>
          <table:table-cell office:value-type="float" office:value="8163830.952685711" table:style-name="ce15">
            <text:p>8 163 831</text:p>
          </table:table-cell>
          <table:table-cell office:value-type="float" office:value="81.638309526857114" table:style-name="ce16">
            <text:p>81,64</text:p>
          </table:table-cell>
          <table:table-cell office:value-type="string" table:style-name="ce31">
            <text:p>0</text:p>
          </table:table-cell>
          <table:table-cell table:number-columns-repeated="16364" table:style-name="ce5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float" office:value="2.6233543021522183E-4" table:style-name="ce14">
            <text:p>0,00026</text:p>
          </table:table-cell>
          <table:table-cell office:value-type="float" office:value="99686.80089485459" table:style-name="ce15">
            <text:p>99 687</text:p>
          </table:table-cell>
          <table:table-cell office:value-type="float" office:value="26.15137979953084" table:style-name="ce15">
            <text:p>26</text:p>
          </table:table-cell>
          <table:table-cell office:value-type="float" office:value="99673.725204954826" table:style-name="ce15">
            <text:p>99 674</text:p>
          </table:table-cell>
          <table:table-cell office:value-type="float" office:value="7823809.6416711463" table:style-name="ce15">
            <text:p>7 823 810</text:p>
          </table:table-cell>
          <table:table-cell office:value-type="float" office:value="78.483907312096107" table:style-name="ce16">
            <text:p>78,48</text:p>
          </table:table-cell>
          <table:table-cell office:value-type="float" office:value="1.9189217319343538E-4" table:style-name="ce14">
            <text:p>0,00019</text:p>
          </table:table-cell>
          <table:table-cell office:value-type="float" office:value="99734.896601784712" table:style-name="ce15">
            <text:p>99 735</text:p>
          </table:table-cell>
          <table:table-cell office:value-type="float" office:value="19.138346052139042" table:style-name="ce15">
            <text:p>19</text:p>
          </table:table-cell>
          <table:table-cell office:value-type="float" office:value="99725.327428758639" table:style-name="ce15">
            <text:p>99 725</text:p>
          </table:table-cell>
          <table:table-cell office:value-type="float" office:value="8294632.7820311319" table:style-name="ce15">
            <text:p>8 294 633</text:p>
          </table:table-cell>
          <table:table-cell office:value-type="float" office:value="83.166805848803605" table:style-name="ce16">
            <text:p>83,17</text:p>
          </table:table-cell>
          <table:table-cell office:value-type="float" office:value="2.2826931234491834E-4" table:style-name="ce14">
            <text:p>0,00023</text:p>
          </table:table-cell>
          <table:table-cell office:value-type="float" office:value="99710.170485694456" table:style-name="ce15">
            <text:p>99 710</text:p>
          </table:table-cell>
          <table:table-cell office:value-type="float" office:value="22.760772050564047" table:style-name="ce15">
            <text:p>23</text:p>
          </table:table-cell>
          <table:table-cell office:value-type="float" office:value="99698.790099669175" table:style-name="ce15">
            <text:p>99 699</text:p>
          </table:table-cell>
          <table:table-cell office:value-type="float" office:value="8064090.4689464504" table:style-name="ce15">
            <text:p>8 064 090</text:p>
          </table:table-cell>
          <table:table-cell office:value-type="float" office:value="80.875305193700527" table:style-name="ce16">
            <text:p>80,88</text:p>
          </table:table-cell>
          <table:table-cell office:value-type="float" office:value="1" table:style-name="ce31">
            <text:p>1</text:p>
          </table:table-cell>
          <table:table-cell table:number-columns-repeated="16364" table:style-name="ce5"/>
        </table:table-row>
        <table:table-row table:style-name="ro2">
          <table:table-cell office:value-type="float" office:value="2" table:style-name="ce31">
            <text:p>2</text:p>
          </table:table-cell>
          <table:table-cell office:value-type="float" office:value="1.8272950084825704E-4" table:style-name="ce14">
            <text:p>0,00018</text:p>
          </table:table-cell>
          <table:table-cell office:value-type="float" office:value="99660.649515055062" table:style-name="ce15">
            <text:p>99 661</text:p>
          </table:table-cell>
          <table:table-cell office:value-type="float" office:value="18.210940740099101" table:style-name="ce15">
            <text:p>18</text:p>
          </table:table-cell>
          <table:table-cell office:value-type="float" office:value="99651.544044685012" table:style-name="ce15">
            <text:p>99 652</text:p>
          </table:table-cell>
          <table:table-cell office:value-type="float" office:value="7724135.9164661914" table:style-name="ce15">
            <text:p>7 724 136</text:p>
          </table:table-cell>
          <table:table-cell office:value-type="float" office:value="77.504370622221941" table:style-name="ce16">
            <text:p>77,50</text:p>
          </table:table-cell>
          <table:table-cell office:value-type="float" office:value="1.113965311875041E-4" table:style-name="ce14">
            <text:p>0,00011</text:p>
          </table:table-cell>
          <table:table-cell office:value-type="float" office:value="99715.75825573258" table:style-name="ce15">
            <text:p>99 716</text:p>
          </table:table-cell>
          <table:table-cell office:value-type="float" office:value="11.107989574420333" table:style-name="ce15">
            <text:p>11</text:p>
          </table:table-cell>
          <table:table-cell office:value-type="float" office:value="99710.204260945378" table:style-name="ce15">
            <text:p>99 710</text:p>
          </table:table-cell>
          <table:table-cell office:value-type="float" office:value="8194907.4546023728" table:style-name="ce15">
            <text:p>8 194 907</text:p>
          </table:table-cell>
          <table:table-cell office:value-type="float" office:value="82.182672006420347" table:style-name="ce16">
            <text:p>82,18</text:p>
          </table:table-cell>
          <table:table-cell office:value-type="float" office:value="1.4812251442275799E-4" table:style-name="ce14">
            <text:p>0,00015</text:p>
          </table:table-cell>
          <table:table-cell office:value-type="float" office:value="99687.409713643894" table:style-name="ce15">
            <text:p>99 687</text:p>
          </table:table-cell>
          <table:table-cell office:value-type="float" office:value="14.765949783076602" table:style-name="ce15">
            <text:p>15</text:p>
          </table:table-cell>
          <table:table-cell office:value-type="float" office:value="99680.026738752349" table:style-name="ce15">
            <text:p>99 680</text:p>
          </table:table-cell>
          <table:table-cell office:value-type="float" office:value="7964391.6788467811" table:style-name="ce15">
            <text:p>7 964 392</text:p>
          </table:table-cell>
          <table:table-cell office:value-type="float" office:value="79.893656598409137" table:style-name="ce16">
            <text:p>79,89</text:p>
          </table:table-cell>
          <table:table-cell office:value-type="float" office:value="2" table:style-name="ce31">
            <text:p>2</text:p>
          </table:table-cell>
          <table:table-cell table:number-columns-repeated="16364" table:style-name="ce5"/>
        </table:table-row>
        <table:table-row table:style-name="ro2">
          <table:table-cell office:value-type="float" office:value="3" table:style-name="ce31">
            <text:p>3</text:p>
          </table:table-cell>
          <table:table-cell office:value-type="float" office:value="1.3228632645514952E-4" table:style-name="ce14">
            <text:p>0,00013</text:p>
          </table:table-cell>
          <table:table-cell office:value-type="float" office:value="99642.438574314961" table:style-name="ce15">
            <text:p>99 642</text:p>
          </table:table-cell>
          <table:table-cell office:value-type="float" office:value="13.181332158029013" table:style-name="ce15">
            <text:p>13</text:p>
          </table:table-cell>
          <table:table-cell office:value-type="float" office:value="99635.847908235941" table:style-name="ce15">
            <text:p>99 636</text:p>
          </table:table-cell>
          <table:table-cell office:value-type="float" office:value="7624484.3724215068" table:style-name="ce15">
            <text:p>7 624 484</text:p>
          </table:table-cell>
          <table:table-cell office:value-type="float" office:value="76.518444164080165" table:style-name="ce16">
            <text:p>76,52</text:p>
          </table:table-cell>
          <table:table-cell office:value-type="float" office:value="7.6890148223098946E-5" table:style-name="ce14">
            <text:p>0,00008</text:p>
          </table:table-cell>
          <table:table-cell office:value-type="float" office:value="99704.650266158162" table:style-name="ce15">
            <text:p>99 705</text:p>
          </table:table-cell>
          <table:table-cell office:value-type="float" office:value="7.6663053374971426" table:style-name="ce15">
            <text:p>8</text:p>
          </table:table-cell>
          <table:table-cell office:value-type="float" office:value="99700.817113489407" table:style-name="ce15">
            <text:p>99 701</text:p>
          </table:table-cell>
          <table:table-cell office:value-type="float" office:value="8095197.2503414275" table:style-name="ce15">
            <text:p>8 095 197</text:p>
          </table:table-cell>
          <table:table-cell office:value-type="float" office:value="81.191772186468484" table:style-name="ce16">
            <text:p>81,19</text:p>
          </table:table-cell>
          <table:table-cell office:value-type="float" office:value="1.0540304046561641E-4" table:style-name="ce14">
            <text:p>0,00011</text:p>
          </table:table-cell>
          <table:table-cell office:value-type="float" office:value="99672.643763860819" table:style-name="ce15">
            <text:p>99 673</text:p>
          </table:table-cell>
          <table:table-cell office:value-type="float" office:value="10.505799703957191" table:style-name="ce15">
            <text:p>11</text:p>
          </table:table-cell>
          <table:table-cell office:value-type="float" office:value="99667.390864008834" table:style-name="ce15">
            <text:p>99 667</text:p>
          </table:table-cell>
          <table:table-cell office:value-type="float" office:value="7864711.6521080285" table:style-name="ce15">
            <text:p>7 864 712</text:p>
          </table:table-cell>
          <table:table-cell office:value-type="float" office:value="78.905418328630773" table:style-name="ce16">
            <text:p>78,91</text:p>
          </table:table-cell>
          <table:table-cell office:value-type="float" office:value="3" table:style-name="ce31">
            <text:p>3</text:p>
          </table:table-cell>
          <table:table-cell table:number-columns-repeated="16364" table:style-name="ce5"/>
        </table:table-row>
        <table:table-row table:style-name="ro2">
          <table:table-cell office:value-type="float" office:value="4" table:style-name="ce31">
            <text:p>4</text:p>
          </table:table-cell>
          <table:table-cell office:value-type="float" office:value="1.0334160771794046E-4" table:style-name="ce14">
            <text:p>0,00010</text:p>
          </table:table-cell>
          <table:table-cell office:value-type="float" office:value="99629.257242156935" table:style-name="ce15">
            <text:p>99 629</text:p>
          </table:table-cell>
          <table:table-cell office:value-type="float" office:value="10.295847619148761" table:style-name="ce15">
            <text:p>10</text:p>
          </table:table-cell>
          <table:table-cell office:value-type="float" office:value="99624.109318347357" table:style-name="ce15">
            <text:p>99 624</text:p>
          </table:table-cell>
          <table:table-cell office:value-type="float" office:value="7524848.5245132707" table:style-name="ce15">
            <text:p>7 524 849</text:p>
          </table:table-cell>
          <table:table-cell office:value-type="float" office:value="75.528501695275324" table:style-name="ce16">
            <text:p>75,53</text:p>
          </table:table-cell>
          <table:table-cell office:value-type="float" office:value="7.2477316018794118E-5" table:style-name="ce14">
            <text:p>0,00007</text:p>
          </table:table-cell>
          <table:table-cell office:value-type="float" office:value="99696.983960820668" table:style-name="ce15">
            <text:p>99 697</text:p>
          </table:table-cell>
          <table:table-cell office:value-type="float" office:value="7.2257698126490482" table:style-name="ce15">
            <text:p>7</text:p>
          </table:table-cell>
          <table:table-cell office:value-type="float" office:value="99693.371075914343" table:style-name="ce15">
            <text:p>99 693</text:p>
          </table:table-cell>
          <table:table-cell office:value-type="float" office:value="7995496.4332279377" table:style-name="ce15">
            <text:p>7 995 496</text:p>
          </table:table-cell>
          <table:table-cell office:value-type="float" office:value="80.197977065886377" table:style-name="ce16">
            <text:p>80,20</text:p>
          </table:table-cell>
          <table:table-cell office:value-type="float" office:value="8.8406060324542799E-5" table:style-name="ce14">
            <text:p>0,00009</text:p>
          </table:table-cell>
          <table:table-cell office:value-type="float" office:value="99662.137964156864" table:style-name="ce15">
            <text:p>99 662</text:p>
          </table:table-cell>
          <table:table-cell office:value-type="float" office:value="8.810736980932159" table:style-name="ce15">
            <text:p>9</text:p>
          </table:table-cell>
          <table:table-cell office:value-type="float" office:value="99657.732595666399" table:style-name="ce15">
            <text:p>99 658</text:p>
          </table:table-cell>
          <table:table-cell office:value-type="float" office:value="7765044.2612440195" table:style-name="ce15">
            <text:p>7 765 044</text:p>
          </table:table-cell>
          <table:table-cell office:value-type="float" office:value="77.913683369271993" table:style-name="ce16">
            <text:p>77,91</text:p>
          </table:table-cell>
          <table:table-cell office:value-type="float" office:value="4" table:style-name="ce31">
            <text:p>4</text:p>
          </table:table-cell>
          <table:table-cell table:number-columns-repeated="16364" table:style-name="ce5"/>
        </table:table-row>
        <table:table-row table:style-name="ro2">
          <table:table-cell office:value-type="float" office:value="5" table:style-name="ce31">
            <text:p>5</text:p>
          </table:table-cell>
          <table:table-cell office:value-type="float" office:value="8.8231045318625334E-5" table:style-name="ce14">
            <text:p>0,00009</text:p>
          </table:table-cell>
          <table:table-cell office:value-type="float" office:value="99618.961394537793" table:style-name="ce15">
            <text:p>99 619</text:p>
          </table:table-cell>
          <table:table-cell office:value-type="float" office:value="8.7894850973958523" table:style-name="ce15">
            <text:p>9</text:p>
          </table:table-cell>
          <table:table-cell office:value-type="float" office:value="99614.566651989095" table:style-name="ce15">
            <text:p>99 615</text:p>
          </table:table-cell>
          <table:table-cell office:value-type="float" office:value="7425224.4151949231" table:style-name="ce15">
            <text:p>7 425 224</text:p>
          </table:table-cell>
          <table:table-cell office:value-type="float" office:value="74.536256062613958" table:style-name="ce16">
            <text:p>74,54</text:p>
          </table:table-cell>
          <table:table-cell office:value-type="float" office:value="8.226232629267702E-5" table:style-name="ce14">
            <text:p>0,00008</text:p>
          </table:table-cell>
          <table:table-cell office:value-type="float" office:value="99689.758191008019" table:style-name="ce15">
            <text:p>99 690</text:p>
          </table:table-cell>
          <table:table-cell office:value-type="float" office:value="8.200711416346774" table:style-name="ce15">
            <text:p>8</text:p>
          </table:table-cell>
          <table:table-cell office:value-type="float" office:value="99685.657835299848" table:style-name="ce15">
            <text:p>99 686</text:p>
          </table:table-cell>
          <table:table-cell office:value-type="float" office:value="7895803.0621520234" table:style-name="ce15">
            <text:p>7 895 803</text:p>
          </table:table-cell>
          <table:table-cell office:value-type="float" office:value="79.203753780036976" table:style-name="ce16">
            <text:p>79,20</text:p>
          </table:table-cell>
          <table:table-cell office:value-type="float" office:value="8.5426743849682904E-5" table:style-name="ce14">
            <text:p>0,00009</text:p>
          </table:table-cell>
          <table:table-cell office:value-type="float" office:value="99653.327227175934" table:style-name="ce15">
            <text:p>99 653</text:p>
          </table:table-cell>
          <table:table-cell office:value-type="float" office:value="8.5130592588045904" table:style-name="ce15">
            <text:p>9</text:p>
          </table:table-cell>
          <table:table-cell office:value-type="float" office:value="99649.070697546529" table:style-name="ce15">
            <text:p>99 649</text:p>
          </table:table-cell>
          <table:table-cell office:value-type="float" office:value="7665386.5286483532" table:style-name="ce15">
            <text:p>7 665 387</text:p>
          </table:table-cell>
          <table:table-cell office:value-type="float" office:value="76.920527813124195" table:style-name="ce16">
            <text:p>76,92</text:p>
          </table:table-cell>
          <table:table-cell office:value-type="float" office:value="5" table:style-name="ce31">
            <text:p>5</text:p>
          </table:table-cell>
          <table:table-cell table:number-columns-repeated="16364" table:style-name="ce5"/>
        </table:table-row>
        <table:table-row table:style-name="ro2">
          <table:table-cell office:value-type="float" office:value="6" table:style-name="ce31">
            <text:p>6</text:p>
          </table:table-cell>
          <table:table-cell office:value-type="float" office:value="7.9290546475182483E-5" table:style-name="ce14">
            <text:p>0,00008</text:p>
          </table:table-cell>
          <table:table-cell office:value-type="float" office:value="99610.171909440396" table:style-name="ce15">
            <text:p>99 610</text:p>
          </table:table-cell>
          <table:table-cell office:value-type="float" office:value="7.8981449651864004" table:style-name="ce15">
            <text:p>8</text:p>
          </table:table-cell>
          <table:table-cell office:value-type="float" office:value="99606.222836957808" table:style-name="ce15">
            <text:p>99 606</text:p>
          </table:table-cell>
          <table:table-cell office:value-type="float" office:value="7325609.8485429343" table:style-name="ce15">
            <text:p>7 325 610</text:p>
          </table:table-cell>
          <table:table-cell office:value-type="float" office:value="73.542788935280029" table:style-name="ce16">
            <text:p>73,54</text:p>
          </table:table-cell>
          <table:table-cell office:value-type="float" office:value="9.0349953910233476E-5" table:style-name="ce14">
            <text:p>0,00009</text:p>
          </table:table-cell>
          <table:table-cell office:value-type="float" office:value="99681.557479591676" table:style-name="ce15">
            <text:p>99 682</text:p>
          </table:table-cell>
          <table:table-cell office:value-type="float" office:value="9.0062241239813972" table:style-name="ce15">
            <text:p>9</text:p>
          </table:table-cell>
          <table:table-cell office:value-type="float" office:value="99677.054367529694" table:style-name="ce15">
            <text:p>99 677</text:p>
          </table:table-cell>
          <table:table-cell office:value-type="float" office:value="7796117.4043167233" table:style-name="ce15">
            <text:p>7 796 117</text:p>
          </table:table-cell>
          <table:table-cell office:value-type="float" office:value="78.210228666550108" table:style-name="ce16">
            <text:p>78,21</text:p>
          </table:table-cell>
          <table:table-cell office:value-type="float" office:value="8.4760603410460875E-5" table:style-name="ce14">
            <text:p>0,00008</text:p>
          </table:table-cell>
          <table:table-cell office:value-type="float" office:value="99644.814167917124" table:style-name="ce15">
            <text:p>99 645</text:p>
          </table:table-cell>
          <table:table-cell office:value-type="float" office:value="8.4459545755958967" table:style-name="ce15">
            <text:p>8</text:p>
          </table:table-cell>
          <table:table-cell office:value-type="float" office:value="99640.591190629319" table:style-name="ce15">
            <text:p>99 641</text:p>
          </table:table-cell>
          <table:table-cell office:value-type="float" office:value="7565737.4579508062" table:style-name="ce15">
            <text:p>7 565 737</text:p>
          </table:table-cell>
          <table:table-cell office:value-type="float" office:value="75.927056727722459" table:style-name="ce16">
            <text:p>75,93</text:p>
          </table:table-cell>
          <table:table-cell office:value-type="float" office:value="6" table:style-name="ce31">
            <text:p>6</text:p>
          </table:table-cell>
          <table:table-cell table:number-columns-repeated="16364" table:style-name="ce5"/>
        </table:table-row>
        <table:table-row table:style-name="ro2">
          <table:table-cell office:value-type="float" office:value="7" table:style-name="ce31">
            <text:p>7</text:p>
          </table:table-cell>
          <table:table-cell office:value-type="float" office:value="7.0767803211652295E-5" table:style-name="ce14">
            <text:p>0,00007</text:p>
          </table:table-cell>
          <table:table-cell office:value-type="float" office:value="99602.273764475205" table:style-name="ce15">
            <text:p>99 602</text:p>
          </table:table-cell>
          <table:table-cell office:value-type="float" office:value="7.0486341091974998" table:style-name="ce15">
            <text:p>7</text:p>
          </table:table-cell>
          <table:table-cell office:value-type="float" office:value="99598.749447420603" table:style-name="ce15">
            <text:p>99 599</text:p>
          </table:table-cell>
          <table:table-cell office:value-type="float" office:value="7226003.625705976" table:style-name="ce15">
            <text:p>7 226 004</text:p>
          </table:table-cell>
          <table:table-cell office:value-type="float" office:value="72.548580997186534" table:style-name="ce16">
            <text:p>72,55</text:p>
          </table:table-cell>
          <table:table-cell office:value-type="float" office:value="8.5317370590638685E-5" table:style-name="ce14">
            <text:p>0,00009</text:p>
          </table:table-cell>
          <table:table-cell office:value-type="float" office:value="99672.551255467697" table:style-name="ce15">
            <text:p>99 673</text:p>
          </table:table-cell>
          <table:table-cell office:value-type="float" office:value="8.5037999931771662" table:style-name="ce15">
            <text:p>9</text:p>
          </table:table-cell>
          <table:table-cell office:value-type="float" office:value="99668.299355471099" table:style-name="ce15">
            <text:p>99 668</text:p>
          </table:table-cell>
          <table:table-cell office:value-type="float" office:value="7696440.3499491932" table:style-name="ce15">
            <text:p>7 696 440</text:p>
          </table:table-cell>
          <table:table-cell office:value-type="float" office:value="77.217250416543266" table:style-name="ce16">
            <text:p>77,22</text:p>
          </table:table-cell>
          <table:table-cell office:value-type="float" office:value="7.7873747275553792E-5" table:style-name="ce14">
            <text:p>0,00008</text:p>
          </table:table-cell>
          <table:table-cell office:value-type="float" office:value="99636.368213341528" table:style-name="ce15">
            <text:p>99 636</text:p>
          </table:table-cell>
          <table:table-cell office:value-type="float" office:value="7.7590573576997794" table:style-name="ce15">
            <text:p>8</text:p>
          </table:table-cell>
          <table:table-cell office:value-type="float" office:value="99632.488684662676" table:style-name="ce15">
            <text:p>99 632</text:p>
          </table:table-cell>
          <table:table-cell office:value-type="float" office:value="7466096.8667601766" table:style-name="ce15">
            <text:p>7 466 097</text:p>
          </table:table-cell>
          <table:table-cell office:value-type="float" office:value="74.933450512505232" table:style-name="ce16">
            <text:p>74,93</text:p>
          </table:table-cell>
          <table:table-cell office:value-type="float" office:value="7" table:style-name="ce31">
            <text:p>7</text:p>
          </table:table-cell>
          <table:table-cell table:number-columns-repeated="16364" table:style-name="ce5"/>
        </table:table-row>
        <table:table-row table:style-name="ro2">
          <table:table-cell office:value-type="float" office:value="8" table:style-name="ce31">
            <text:p>8</text:p>
          </table:table-cell>
          <table:table-cell office:value-type="float" office:value="6.3495085182830205E-5" table:style-name="ce14">
            <text:p>0,00006</text:p>
          </table:table-cell>
          <table:table-cell office:value-type="float" office:value="99595.225130366001" table:style-name="ce15">
            <text:p>99 595</text:p>
          </table:table-cell>
          <table:table-cell office:value-type="float" office:value="6.3238073034557409" table:style-name="ce15">
            <text:p>6</text:p>
          </table:table-cell>
          <table:table-cell office:value-type="float" office:value="99592.063226714265" table:style-name="ce15">
            <text:p>99 592</text:p>
          </table:table-cell>
          <table:table-cell office:value-type="float" office:value="7126404.8762585558" table:style-name="ce15">
            <text:p>7 126 405</text:p>
          </table:table-cell>
          <table:table-cell office:value-type="float" office:value="71.553680077838962" table:style-name="ce16">
            <text:p>71,55</text:p>
          </table:table-cell>
          <table:table-cell office:value-type="float" office:value="7.1145596927059957E-5" table:style-name="ce14">
            <text:p>0,00007</text:p>
          </table:table-cell>
          <table:table-cell office:value-type="float" office:value="99664.047455474516" table:style-name="ce15">
            <text:p>99 664</text:p>
          </table:table-cell>
          <table:table-cell office:value-type="float" office:value="7.0906581483865656" table:style-name="ce15">
            <text:p>7</text:p>
          </table:table-cell>
          <table:table-cell office:value-type="float" office:value="99660.50212640033" table:style-name="ce15">
            <text:p>99 661</text:p>
          </table:table-cell>
          <table:table-cell office:value-type="float" office:value="7596772.0505937217" table:style-name="ce15">
            <text:p>7 596 772</text:p>
          </table:table-cell>
          <table:table-cell office:value-type="float" office:value="76.223796289104385" table:style-name="ce16">
            <text:p>76,22</text:p>
          </table:table-cell>
          <table:table-cell office:value-type="float" office:value="6.7152464031627275E-5" table:style-name="ce14">
            <text:p>0,00007</text:p>
          </table:table-cell>
          <table:table-cell office:value-type="float" office:value="99628.609155983824" table:style-name="ce15">
            <text:p>99 629</text:p>
          </table:table-cell>
          <table:table-cell office:value-type="float" office:value="6.6903065928682555" table:style-name="ce15">
            <text:p>7</text:p>
          </table:table-cell>
          <table:table-cell office:value-type="float" office:value="99625.264002687385" table:style-name="ce15">
            <text:p>99 625</text:p>
          </table:table-cell>
          <table:table-cell office:value-type="float" office:value="7366464.378075514" table:style-name="ce15">
            <text:p>7 366 464</text:p>
          </table:table-cell>
          <table:table-cell office:value-type="float" office:value="73.939247375642751" table:style-name="ce16">
            <text:p>73,94</text:p>
          </table:table-cell>
          <table:table-cell office:value-type="float" office:value="8" table:style-name="ce31">
            <text:p>8</text:p>
          </table:table-cell>
          <table:table-cell table:number-columns-repeated="16364" table:style-name="ce5"/>
        </table:table-row>
        <table:table-row table:style-name="ro2">
          <table:table-cell office:value-type="float" office:value="9" table:style-name="ce31">
            <text:p>9</text:p>
          </table:table-cell>
          <table:table-cell office:value-type="float" office:value="5.9721204345589684E-5" table:style-name="ce14">
            <text:p>0,00006</text:p>
          </table:table-cell>
          <table:table-cell office:value-type="float" office:value="99588.901323062542" table:style-name="ce15">
            <text:p>99 589</text:p>
          </table:table-cell>
          <table:table-cell office:value-type="float" office:value="5.9475691264673847" table:style-name="ce15">
            <text:p>6</text:p>
          </table:table-cell>
          <table:table-cell office:value-type="float" office:value="99585.927538499309" table:style-name="ce15">
            <text:p>99 586</text:p>
          </table:table-cell>
          <table:table-cell office:value-type="float" office:value="7026812.8130318411" table:style-name="ce15">
            <text:p>7 026 813</text:p>
          </table:table-cell>
          <table:table-cell office:value-type="float" office:value="70.558191923788101" table:style-name="ce16">
            <text:p>70,56</text:p>
          </table:table-cell>
          <table:table-cell office:value-type="float" office:value="5.5129488459486997E-5" table:style-name="ce14">
            <text:p>0,00006</text:p>
          </table:table-cell>
          <table:table-cell office:value-type="float" office:value="99656.956797326129" table:style-name="ce15">
            <text:p>99 657</text:p>
          </table:table-cell>
          <table:table-cell office:value-type="float" office:value="5.4940370496657849" table:style-name="ce15">
            <text:p>5</text:p>
          </table:table-cell>
          <table:table-cell office:value-type="float" office:value="99654.209778801305" table:style-name="ce15">
            <text:p>99 654</text:p>
          </table:table-cell>
          <table:table-cell office:value-type="float" office:value="7497111.5484673213" table:style-name="ce15">
            <text:p>7 497 112</text:p>
          </table:table-cell>
          <table:table-cell office:value-type="float" office:value="75.229184087111065" table:style-name="ce16">
            <text:p>75,23</text:p>
          </table:table-cell>
          <table:table-cell office:value-type="float" office:value="5.7332304159524619E-5" table:style-name="ce14">
            <text:p>0,00006</text:p>
          </table:table-cell>
          <table:table-cell office:value-type="float" office:value="99621.918849390961" table:style-name="ce15">
            <text:p>99 622</text:p>
          </table:table-cell>
          <table:table-cell office:value-type="float" office:value="5.7115541524287616" table:style-name="ce15">
            <text:p>6</text:p>
          </table:table-cell>
          <table:table-cell office:value-type="float" office:value="99619.063072314748" table:style-name="ce15">
            <text:p>99 619</text:p>
          </table:table-cell>
          <table:table-cell office:value-type="float" office:value="7266839.1140728267" table:style-name="ce15">
            <text:p>7 266 839</text:p>
          </table:table-cell>
          <table:table-cell office:value-type="float" office:value="72.944179333253757" table:style-name="ce16">
            <text:p>72,94</text:p>
          </table:table-cell>
          <table:table-cell office:value-type="float" office:value="9" table:style-name="ce31">
            <text:p>9</text:p>
          </table:table-cell>
          <table:table-cell table:number-columns-repeated="16364" table:style-name="ce5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float" office:value="6.169497265900249E-5" table:style-name="ce14">
            <text:p>0,00006</text:p>
          </table:table-cell>
          <table:table-cell office:value-type="float" office:value="99582.953753936075" table:style-name="ce15">
            <text:p>99 583</text:p>
          </table:table-cell>
          <table:table-cell office:value-type="float" office:value="6.1437676091517952" table:style-name="ce15">
            <text:p>6</text:p>
          </table:table-cell>
          <table:table-cell office:value-type="float" office:value="99579.881870131503" table:style-name="ce15">
            <text:p>99 580</text:p>
          </table:table-cell>
          <table:table-cell office:value-type="float" office:value="6927226.8854933418" table:style-name="ce15">
            <text:p>6 927 227</text:p>
          </table:table-cell>
          <table:table-cell office:value-type="float" office:value="69.562376133270092" table:style-name="ce16">
            <text:p>69,56</text:p>
          </table:table-cell>
          <table:table-cell office:value-type="float" office:value="4.4563900729922858E-5" table:style-name="ce14">
            <text:p>0,00004</text:p>
          </table:table-cell>
          <table:table-cell office:value-type="float" office:value="99651.462760276467" table:style-name="ce15">
            <text:p>99 651</text:p>
          </table:table-cell>
          <table:table-cell office:value-type="float" office:value="4.4408578940405654" table:style-name="ce15">
            <text:p>4</text:p>
          </table:table-cell>
          <table:table-cell office:value-type="float" office:value="99649.242331329442" table:style-name="ce15">
            <text:p>99 649</text:p>
          </table:table-cell>
          <table:table-cell office:value-type="float" office:value="7397457.3386885198" table:style-name="ce15">
            <text:p>7 397 457</text:p>
          </table:table-cell>
          <table:table-cell office:value-type="float" office:value="74.233304095936759" table:style-name="ce16">
            <text:p>74,23</text:p>
          </table:table-cell>
          <table:table-cell office:value-type="float" office:value="5.314881814284259E-5" table:style-name="ce14">
            <text:p>0,00005</text:p>
          </table:table-cell>
          <table:table-cell office:value-type="float" office:value="99616.207295238535" table:style-name="ce15">
            <text:p>99 616</text:p>
          </table:table-cell>
          <table:table-cell office:value-type="float" office:value="5.2944836856143427" table:style-name="ce15">
            <text:p>5</text:p>
          </table:table-cell>
          <table:table-cell office:value-type="float" office:value="99613.560053395719" table:style-name="ce15">
            <text:p>99 614</text:p>
          </table:table-cell>
          <table:table-cell office:value-type="float" office:value="7167220.0510005122" table:style-name="ce15">
            <text:p>7 167 220</text:p>
          </table:table-cell>
          <table:table-cell office:value-type="float" office:value="71.94833296311505" table:style-name="ce16">
            <text:p>71,95</text:p>
          </table:table-cell>
          <table:table-cell office:value-type="float" office:value="10" table:style-name="ce13">
            <text:p>10</text:p>
          </table:table-cell>
          <table:table-cell table:number-columns-repeated="16364" table:style-name="ce5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float" office:value="7.1664868427389757E-5" table:style-name="ce14">
            <text:p>0,00007</text:p>
          </table:table-cell>
          <table:table-cell office:value-type="float" office:value="99576.809986326931" table:style-name="ce15">
            <text:p>99 577</text:p>
          </table:table-cell>
          <table:table-cell office:value-type="float" office:value="7.1361589860893098" table:style-name="ce15">
            <text:p>7</text:p>
          </table:table-cell>
          <table:table-cell office:value-type="float" office:value="99573.241906833893" table:style-name="ce15">
            <text:p>99 573</text:p>
          </table:table-cell>
          <table:table-cell office:value-type="float" office:value="6827647.0036232099" table:style-name="ce15">
            <text:p>6 827 647</text:p>
          </table:table-cell>
          <table:table-cell office:value-type="float" office:value="68.566637197563637" table:style-name="ce16">
            <text:p>68,57</text:p>
          </table:table-cell>
          <table:table-cell office:value-type="float" office:value="4.6741279648130104E-5" table:style-name="ce14">
            <text:p>0,00005</text:p>
          </table:table-cell>
          <table:table-cell office:value-type="float" office:value="99647.021902382432" table:style-name="ce15">
            <text:p>99 647</text:p>
          </table:table-cell>
          <table:table-cell office:value-type="float" office:value="4.6576293168426028" table:style-name="ce15">
            <text:p>5</text:p>
          </table:table-cell>
          <table:table-cell office:value-type="float" office:value="99644.693087724008" table:style-name="ce15">
            <text:p>99 645</text:p>
          </table:table-cell>
          <table:table-cell office:value-type="float" office:value="7297808.0963571901" table:style-name="ce15">
            <text:p>7 297 808</text:p>
          </table:table-cell>
          <table:table-cell office:value-type="float" office:value="73.2365900860175" table:style-name="ce16">
            <text:p>73,24</text:p>
          </table:table-cell>
          <table:table-cell office:value-type="float" office:value="5.9336205516016263E-5" table:style-name="ce14">
            <text:p>0,00006</text:p>
          </table:table-cell>
          <table:table-cell office:value-type="float" office:value="99610.912811552917" table:style-name="ce15">
            <text:p>99 611</text:p>
          </table:table-cell>
          <table:table-cell office:value-type="float" office:value="5.9105335942242814" table:style-name="ce15">
            <text:p>6</text:p>
          </table:table-cell>
          <table:table-cell office:value-type="float" office:value="99607.957544755802" table:style-name="ce15">
            <text:p>99 608</text:p>
          </table:table-cell>
          <table:table-cell office:value-type="float" office:value="7067606.4909471162" table:style-name="ce15">
            <text:p>7 067 606</text:p>
          </table:table-cell>
          <table:table-cell office:value-type="float" office:value="70.952130559408062" table:style-name="ce16">
            <text:p>70,95</text:p>
          </table:table-cell>
          <table:table-cell office:value-type="float" office:value="11" table:style-name="ce13">
            <text:p>11</text:p>
          </table:table-cell>
          <table:table-cell table:number-columns-repeated="16364" table:style-name="ce5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float" office:value="9.1436620224182163E-5" table:style-name="ce14">
            <text:p>0,00009</text:p>
          </table:table-cell>
          <table:table-cell office:value-type="float" office:value="99569.673827340841" table:style-name="ce15">
            <text:p>99 570</text:p>
          </table:table-cell>
          <table:table-cell office:value-type="float" office:value="9.1043144515962542" table:style-name="ce15">
            <text:p>9</text:p>
          </table:table-cell>
          <table:table-cell office:value-type="float" office:value="99565.121670115041" table:style-name="ce15">
            <text:p>99 565</text:p>
          </table:table-cell>
          <table:table-cell office:value-type="float" office:value="6728073.7617163761" table:style-name="ce15">
            <text:p>6 728 074</text:p>
          </table:table-cell>
          <table:table-cell office:value-type="float" office:value="67.571515533768007" table:style-name="ce16">
            <text:p>67,57</text:p>
          </table:table-cell>
          <table:table-cell office:value-type="float" office:value="6.5756497517525331E-5" table:style-name="ce14">
            <text:p>0,00007</text:p>
          </table:table-cell>
          <table:table-cell office:value-type="float" office:value="99642.364273065585" table:style-name="ce15">
            <text:p>99 642</text:p>
          </table:table-cell>
          <table:table-cell office:value-type="float" office:value="6.5521328789621922" table:style-name="ce15">
            <text:p>7</text:p>
          </table:table-cell>
          <table:table-cell office:value-type="float" office:value="99639.088206626097" table:style-name="ce15">
            <text:p>99 639</text:p>
          </table:table-cell>
          <table:table-cell office:value-type="float" office:value="7198163.403269466" table:style-name="ce15">
            <text:p>7 198 163</text:p>
          </table:table-cell>
          <table:table-cell office:value-type="float" office:value="72.239990046233856" table:style-name="ce16">
            <text:p>72,24</text:p>
          </table:table-cell>
          <table:table-cell office:value-type="float" office:value="7.8835965783579493E-5" table:style-name="ce14">
            <text:p>0,00008</text:p>
          </table:table-cell>
          <table:table-cell office:value-type="float" office:value="99605.002277958687" table:style-name="ce15">
            <text:p>99 605</text:p>
          </table:table-cell>
          <table:table-cell office:value-type="float" office:value="7.8524565514585083" table:style-name="ce15">
            <text:p>8</text:p>
          </table:table-cell>
          <table:table-cell office:value-type="float" office:value="99601.076049682961" table:style-name="ce15">
            <text:p>99 601</text:p>
          </table:table-cell>
          <table:table-cell office:value-type="float" office:value="6967998.53340236" table:style-name="ce15">
            <text:p>6 967 999</text:p>
          </table:table-cell>
          <table:table-cell office:value-type="float" office:value="69.956311169567527" table:style-name="ce16">
            <text:p>69,96</text:p>
          </table:table-cell>
          <table:table-cell office:value-type="float" office:value="12" table:style-name="ce13">
            <text:p>12</text:p>
          </table:table-cell>
          <table:table-cell table:number-columns-repeated="16364" table:style-name="ce5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.2150038594480069E-4" table:style-name="ce14">
            <text:p>0,00012</text:p>
          </table:table-cell>
          <table:table-cell office:value-type="float" office:value="99560.56951288924" table:style-name="ce15">
            <text:p>99 561</text:p>
          </table:table-cell>
          <table:table-cell office:value-type="float" office:value="12.0966476207002" table:style-name="ce15">
            <text:p>12</text:p>
          </table:table-cell>
          <table:table-cell office:value-type="float" office:value="99554.521189078892" table:style-name="ce15">
            <text:p>99 555</text:p>
          </table:table-cell>
          <table:table-cell office:value-type="float" office:value="6628508.6400462613" table:style-name="ce15">
            <text:p>6 628 509</text:p>
          </table:table-cell>
          <table:table-cell office:value-type="float" office:value="66.577648887274862" table:style-name="ce16">
            <text:p>66,58</text:p>
          </table:table-cell>
          <table:table-cell office:value-type="float" office:value="9.6203271546266701E-5" table:style-name="ce14">
            <text:p>0,00010</text:p>
          </table:table-cell>
          <table:table-cell office:value-type="float" office:value="99635.812140186623" table:style-name="ce15">
            <text:p>99 636</text:p>
          </table:table-cell>
          <table:table-cell office:value-type="float" office:value="9.5852910910551898" table:style-name="ce15">
            <text:p>10</text:p>
          </table:table-cell>
          <table:table-cell office:value-type="float" office:value="99631.019494641092" table:style-name="ce15">
            <text:p>99 631</text:p>
          </table:table-cell>
          <table:table-cell office:value-type="float" office:value="7098524.3150628395" table:style-name="ce15">
            <text:p>7 098 524</text:p>
          </table:table-cell>
          <table:table-cell office:value-type="float" office:value="71.244707726929391" table:style-name="ce16">
            <text:p>71,24</text:p>
          </table:table-cell>
          <table:table-cell office:value-type="float" office:value="1.0926283409041713E-4" table:style-name="ce14">
            <text:p>0,00011</text:p>
          </table:table-cell>
          <table:table-cell office:value-type="float" office:value="99597.149821407234" table:style-name="ce15">
            <text:p>99 597</text:p>
          </table:table-cell>
          <table:table-cell office:value-type="float" office:value="10.882266856814837" table:style-name="ce15">
            <text:p>11</text:p>
          </table:table-cell>
          <table:table-cell office:value-type="float" office:value="99591.708687978826" table:style-name="ce15">
            <text:p>99 592</text:p>
          </table:table-cell>
          <table:table-cell office:value-type="float" office:value="6868397.4573526774" table:style-name="ce15">
            <text:p>6 868 397</text:p>
          </table:table-cell>
          <table:table-cell office:value-type="float" office:value="68.96178725665095" table:style-name="ce16">
            <text:p>68,96</text:p>
          </table:table-cell>
          <table:table-cell office:value-type="float" office:value="13" table:style-name="ce13">
            <text:p>13</text:p>
          </table:table-cell>
          <table:table-cell table:number-columns-repeated="16364" table:style-name="ce5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float" office:value="1.6210309474332061E-4" table:style-name="ce14">
            <text:p>0,00016</text:p>
          </table:table-cell>
          <table:table-cell office:value-type="float" office:value="99548.472865268544" table:style-name="ce15">
            <text:p>99 548</text:p>
          </table:table-cell>
          <table:table-cell office:value-type="float" office:value="16.137115528431508" table:style-name="ce15">
            <text:p>16</text:p>
          </table:table-cell>
          <table:table-cell office:value-type="float" office:value="99540.40430750433" table:style-name="ce15">
            <text:p>99 540</text:p>
          </table:table-cell>
          <table:table-cell office:value-type="float" office:value="6528954.1188571826" table:style-name="ce15">
            <text:p>6 528 954</text:p>
          </table:table-cell>
          <table:table-cell office:value-type="float" office:value="65.585678322696481" table:style-name="ce16">
            <text:p>65,59</text:p>
          </table:table-cell>
          <table:table-cell office:value-type="float" office:value="1.3091870164968193E-4" table:style-name="ce14">
            <text:p>0,00013</text:p>
          </table:table-cell>
          <table:table-cell office:value-type="float" office:value="99626.226849095561" table:style-name="ce15">
            <text:p>99 626</text:p>
          </table:table-cell>
          <table:table-cell office:value-type="float" office:value="13.042936269340274" table:style-name="ce15">
            <text:p>13</text:p>
          </table:table-cell>
          <table:table-cell office:value-type="float" office:value="99619.705380960891" table:style-name="ce15">
            <text:p>99 620</text:p>
          </table:table-cell>
          <table:table-cell office:value-type="float" office:value="6998893.2955681989" table:style-name="ce15">
            <text:p>6 998 893</text:p>
          </table:table-cell>
          <table:table-cell office:value-type="float" office:value="70.251514254067501" table:style-name="ce16">
            <text:p>70,25</text:p>
          </table:table-cell>
          <table:table-cell office:value-type="float" office:value="1.4724670887463051E-4" table:style-name="ce14">
            <text:p>0,00015</text:p>
          </table:table-cell>
          <table:table-cell office:value-type="float" office:value="99586.267554550417" table:style-name="ce15">
            <text:p>99 586</text:p>
          </table:table-cell>
          <table:table-cell office:value-type="float" office:value="14.663750146515948" table:style-name="ce15">
            <text:p>15</text:p>
          </table:table-cell>
          <table:table-cell office:value-type="float" office:value="99578.935679477159" table:style-name="ce15">
            <text:p>99 579</text:p>
          </table:table-cell>
          <table:table-cell office:value-type="float" office:value="6768805.7486646986" table:style-name="ce15">
            <text:p>6 768 806</text:p>
          </table:table-cell>
          <table:table-cell office:value-type="float" office:value="67.969268402964758" table:style-name="ce16">
            <text:p>67,97</text:p>
          </table:table-cell>
          <table:table-cell office:value-type="float" office:value="14" table:style-name="ce13">
            <text:p>14</text:p>
          </table:table-cell>
          <table:table-cell table:number-columns-repeated="16364" table:style-name="ce5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float" office:value="2.134916757646127E-4" table:style-name="ce14">
            <text:p>0,00021</text:p>
          </table:table-cell>
          <table:table-cell office:value-type="float" office:value="99532.335749740116" table:style-name="ce15">
            <text:p>99 532</text:p>
          </table:table-cell>
          <table:table-cell office:value-type="float" office:value="21.249325151978088" table:style-name="ce15">
            <text:p>21</text:p>
          </table:table-cell>
          <table:table-cell office:value-type="float" office:value="99521.71108716412" table:style-name="ce15">
            <text:p>99 522</text:p>
          </table:table-cell>
          <table:table-cell office:value-type="float" office:value="6429413.7145496784" table:style-name="ce15">
            <text:p>6 429 414</text:p>
          </table:table-cell>
          <table:table-cell office:value-type="float" office:value="64.59623062313662" table:style-name="ce16">
            <text:p>64,60</text:p>
          </table:table-cell>
          <table:table-cell office:value-type="float" office:value="1.6273988773543702E-4" table:style-name="ce14">
            <text:p>0,00016</text:p>
          </table:table-cell>
          <table:table-cell office:value-type="float" office:value="99613.183912826222" table:style-name="ce15">
            <text:p>99 613</text:p>
          </table:table-cell>
          <table:table-cell office:value-type="float" office:value="16.21103836694278" table:style-name="ce15">
            <text:p>16</text:p>
          </table:table-cell>
          <table:table-cell office:value-type="float" office:value="99605.078393642747" table:style-name="ce15">
            <text:p>99 605</text:p>
          </table:table-cell>
          <table:table-cell office:value-type="float" office:value="6899273.5901872376" table:style-name="ce15">
            <text:p>6 899 274</text:p>
          </table:table-cell>
          <table:table-cell office:value-type="float" office:value="69.260647227428748" table:style-name="ce16">
            <text:p>69,26</text:p>
          </table:table-cell>
          <table:table-cell office:value-type="float" office:value="1.8941748856594141E-4" table:style-name="ce14">
            <text:p>0,00019</text:p>
          </table:table-cell>
          <table:table-cell office:value-type="float" office:value="99571.603804403901" table:style-name="ce15">
            <text:p>99 572</text:p>
          </table:table-cell>
          <table:table-cell office:value-type="float" office:value="18.860603125113123" table:style-name="ce15">
            <text:p>19</text:p>
          </table:table-cell>
          <table:table-cell office:value-type="float" office:value="99562.173502841353" table:style-name="ce15">
            <text:p>99 562</text:p>
          </table:table-cell>
          <table:table-cell office:value-type="float" office:value="6669226.8129852219" table:style-name="ce15">
            <text:p>6 669 227</text:p>
          </table:table-cell>
          <table:table-cell office:value-type="float" office:value="66.97920449374395" table:style-name="ce16">
            <text:p>66,98</text:p>
          </table:table-cell>
          <table:table-cell office:value-type="float" office:value="15" table:style-name="ce13">
            <text:p>15</text:p>
          </table:table-cell>
          <table:table-cell table:number-columns-repeated="16364" table:style-name="ce5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.7590821624102498E-4" table:style-name="ce14">
            <text:p>0,00028</text:p>
          </table:table-cell>
          <table:table-cell office:value-type="float" office:value="99511.086424588138" table:style-name="ce15">
            <text:p>99 511</text:p>
          </table:table-cell>
          <table:table-cell office:value-type="float" office:value="27.45592635161459" table:style-name="ce15">
            <text:p>27</text:p>
          </table:table-cell>
          <table:table-cell office:value-type="float" office:value="99497.358461412339" table:style-name="ce15">
            <text:p>99 497</text:p>
          </table:table-cell>
          <table:table-cell office:value-type="float" office:value="6329892.0034625139" table:style-name="ce15">
            <text:p>6 329 892</text:p>
          </table:table-cell>
          <table:table-cell office:value-type="float" office:value="63.609917556868965" table:style-name="ce16">
            <text:p>63,61</text:p>
          </table:table-cell>
          <table:table-cell office:value-type="float" office:value="1.8451060681489107E-4" table:style-name="ce14">
            <text:p>0,00018</text:p>
          </table:table-cell>
          <table:table-cell office:value-type="float" office:value="99596.972874459272" table:style-name="ce15">
            <text:p>99 597</text:p>
          </table:table-cell>
          <table:table-cell office:value-type="float" office:value="18.376697901992724" table:style-name="ce15">
            <text:p>18</text:p>
          </table:table-cell>
          <table:table-cell office:value-type="float" office:value="99587.784525508279" table:style-name="ce15">
            <text:p>99 588</text:p>
          </table:table-cell>
          <table:table-cell office:value-type="float" office:value="6799668.5117935948" table:style-name="ce15">
            <text:p>6 799 669</text:p>
          </table:table-cell>
          <table:table-cell office:value-type="float" office:value="68.271839148811196" table:style-name="ce16">
            <text:p>68,27</text:p>
          </table:table-cell>
          <table:table-cell office:value-type="float" office:value="2.3240580449295921E-4" table:style-name="ce14">
            <text:p>0,00023</text:p>
          </table:table-cell>
          <table:table-cell office:value-type="float" office:value="99552.74320127879" table:style-name="ce15">
            <text:p>99 553</text:p>
          </table:table-cell>
          <table:table-cell office:value-type="float" office:value="23.136635373174173" table:style-name="ce15">
            <text:p>23</text:p>
          </table:table-cell>
          <table:table-cell office:value-type="float" office:value="99541.174883592204" table:style-name="ce15">
            <text:p>99 541</text:p>
          </table:table-cell>
          <table:table-cell office:value-type="float" office:value="6569664.6394823808" table:style-name="ce15">
            <text:p>6 569 665</text:p>
          </table:table-cell>
          <table:table-cell office:value-type="float" office:value="65.991799203359278" table:style-name="ce16">
            <text:p>65,99</text:p>
          </table:table-cell>
          <table:table-cell office:value-type="float" office:value="16" table:style-name="ce13">
            <text:p>16</text:p>
          </table:table-cell>
          <table:table-cell table:number-columns-repeated="16364" table:style-name="ce5"/>
        </table:table-row>
        <table:table-row table:style-name="ro2">
          <table:table-cell office:value-type="float" office:value="17" table:style-name="ce13">
            <text:p>17</text:p>
          </table:table-cell>
          <table:table-cell office:value-type="float" office:value="3.4743226127414203E-4" table:style-name="ce14">
            <text:p>0,00035</text:p>
          </table:table-cell>
          <table:table-cell office:value-type="float" office:value="99483.630498236525" table:style-name="ce15">
            <text:p>99 484</text:p>
          </table:table-cell>
          <table:table-cell office:value-type="float" office:value="34.563822703763513" table:style-name="ce15">
            <text:p>35</text:p>
          </table:table-cell>
          <table:table-cell office:value-type="float" office:value="99466.348586884647" table:style-name="ce15">
            <text:p>99 466</text:p>
          </table:table-cell>
          <table:table-cell office:value-type="float" office:value="6230394.6450011013" table:style-name="ce15">
            <text:p>6 230 395</text:p>
          </table:table-cell>
          <table:table-cell office:value-type="float" office:value="62.627334907239266" table:style-name="ce16">
            <text:p>62,63</text:p>
          </table:table-cell>
          <table:table-cell office:value-type="float" office:value="1.9205682772289586E-4" table:style-name="ce14">
            <text:p>0,00019</text:p>
          </table:table-cell>
          <table:table-cell office:value-type="float" office:value="99578.596176557287" table:style-name="ce15">
            <text:p>99 579</text:p>
          </table:table-cell>
          <table:table-cell office:value-type="float" office:value="19.124749290768879" table:style-name="ce15">
            <text:p>19</text:p>
          </table:table-cell>
          <table:table-cell office:value-type="float" office:value="99569.033801911894" table:style-name="ce15">
            <text:p>99 569</text:p>
          </table:table-cell>
          <table:table-cell office:value-type="float" office:value="6700080.7272680867" table:style-name="ce15">
            <text:p>6 700 081</text:p>
          </table:table-cell>
          <table:table-cell office:value-type="float" office:value="67.284346079638894" table:style-name="ce16">
            <text:p>67,28</text:p>
          </table:table-cell>
          <table:table-cell office:value-type="float" office:value="2.731696215486998E-4" table:style-name="ce14">
            <text:p>0,00027</text:p>
          </table:table-cell>
          <table:table-cell office:value-type="float" office:value="99529.606565905618" table:style-name="ce15">
            <text:p>99 530</text:p>
          </table:table-cell>
          <table:table-cell office:value-type="float" office:value="27.188464958499424" table:style-name="ce15">
            <text:p>27</text:p>
          </table:table-cell>
          <table:table-cell office:value-type="float" office:value="99516.012333426363" table:style-name="ce15">
            <text:p>99 516</text:p>
          </table:table-cell>
          <table:table-cell office:value-type="float" office:value="6470123.4645987889" table:style-name="ce15">
            <text:p>6 470 123</text:p>
          </table:table-cell>
          <table:table-cell office:value-type="float" office:value="65.007023415836173" table:style-name="ce16">
            <text:p>65,01</text:p>
          </table:table-cell>
          <table:table-cell office:value-type="float" office:value="17" table:style-name="ce13">
            <text:p>17</text:p>
          </table:table-cell>
          <table:table-cell table:number-columns-repeated="16364" table:style-name="ce5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4.2058394235033967E-4" table:style-name="ce14">
            <text:p>0,00042</text:p>
          </table:table-cell>
          <table:table-cell office:value-type="float" office:value="99449.066675532755" table:style-name="ce15">
            <text:p>99 449</text:p>
          </table:table-cell>
          <table:table-cell office:value-type="float" office:value="41.826680525457355" table:style-name="ce15">
            <text:p>42</text:p>
          </table:table-cell>
          <table:table-cell office:value-type="float" office:value="99428.153335270035" table:style-name="ce15">
            <text:p>99 428</text:p>
          </table:table-cell>
          <table:table-cell office:value-type="float" office:value="6130928.296414217" table:style-name="ce15">
            <text:p>6 130 928</text:p>
          </table:table-cell>
          <table:table-cell office:value-type="float" office:value="61.648927449638869" table:style-name="ce16">
            <text:p>61,65</text:p>
          </table:table-cell>
          <table:table-cell office:value-type="float" office:value="1.8887106947079656E-4" table:style-name="ce14">
            <text:p>0,00019</text:p>
          </table:table-cell>
          <table:table-cell office:value-type="float" office:value="99559.471427266515" table:style-name="ce15">
            <text:p>99 559</text:p>
          </table:table-cell>
          <table:table-cell office:value-type="float" office:value="18.803903844415039" table:style-name="ce15">
            <text:p>19</text:p>
          </table:table-cell>
          <table:table-cell office:value-type="float" office:value="99550.069475344309" table:style-name="ce15">
            <text:p>99 550</text:p>
          </table:table-cell>
          <table:table-cell office:value-type="float" office:value="6600511.6934661744" table:style-name="ce15">
            <text:p>6 600 512</text:p>
          </table:table-cell>
          <table:table-cell office:value-type="float" office:value="66.297174933157407" table:style-name="ce16">
            <text:p>66,30</text:p>
          </table:table-cell>
          <table:table-cell office:value-type="float" office:value="3.095084062185241E-4" table:style-name="ce14">
            <text:p>0,00031</text:p>
          </table:table-cell>
          <table:table-cell office:value-type="float" office:value="99502.418100947121" table:style-name="ce15">
            <text:p>99 502</text:p>
          </table:table-cell>
          <table:table-cell office:value-type="float" office:value="30.796834841313366" table:style-name="ce15">
            <text:p>31</text:p>
          </table:table-cell>
          <table:table-cell office:value-type="float" office:value="99487.019683526465" table:style-name="ce15">
            <text:p>99 487</text:p>
          </table:table-cell>
          <table:table-cell office:value-type="float" office:value="6370607.4522653623" table:style-name="ce15">
            <text:p>6 370 607</text:p>
          </table:table-cell>
          <table:table-cell office:value-type="float" office:value="64.024649589945227" table:style-name="ce16">
            <text:p>64,02</text:p>
          </table:table-cell>
          <table:table-cell office:value-type="float" office:value="18" table:style-name="ce13">
            <text:p>18</text:p>
          </table:table-cell>
          <table:table-cell table:number-columns-repeated="16364" table:style-name="ce5"/>
        </table:table-row>
        <table:table-row table:style-name="ro2">
          <table:table-cell office:value-type="float" office:value="19" table:style-name="ce13">
            <text:p>19</text:p>
          </table:table-cell>
          <table:table-cell office:value-type="float" office:value="4.8700234199450801E-4" table:style-name="ce14">
            <text:p>0,00049</text:p>
          </table:table-cell>
          <table:table-cell office:value-type="float" office:value="99407.239995007301" table:style-name="ce15">
            <text:p>99 407</text:p>
          </table:table-cell>
          <table:table-cell office:value-type="float" office:value="48.411558688778683" table:style-name="ce15">
            <text:p>48</text:p>
          </table:table-cell>
          <table:table-cell office:value-type="float" office:value="99383.034215662919" table:style-name="ce15">
            <text:p>99 383</text:p>
          </table:table-cell>
          <table:table-cell office:value-type="float" office:value="6031500.1430789465" table:style-name="ce15">
            <text:p>6 031 500</text:p>
          </table:table-cell>
          <table:table-cell office:value-type="float" office:value="60.674656527853273" table:style-name="ce16">
            <text:p>60,67</text:p>
          </table:table-cell>
          <table:table-cell office:value-type="float" office:value="1.7966083643114749E-4" table:style-name="ce14">
            <text:p>0,00018</text:p>
          </table:table-cell>
          <table:table-cell office:value-type="float" office:value="99540.667523422104" table:style-name="ce15">
            <text:p>99 541</text:p>
          </table:table-cell>
          <table:table-cell office:value-type="float" office:value="17.883559586172773" table:style-name="ce15">
            <text:p>18</text:p>
          </table:table-cell>
          <table:table-cell office:value-type="float" office:value="99531.725743629009" table:style-name="ce15">
            <text:p>99 532</text:p>
          </table:table-cell>
          <table:table-cell office:value-type="float" office:value="6500961.62399083" table:style-name="ce15">
            <text:p>6 500 962</text:p>
          </table:table-cell>
          <table:table-cell office:value-type="float" office:value="65.309604463533873" table:style-name="ce16">
            <text:p>65,31</text:p>
          </table:table-cell>
          <table:table-cell office:value-type="float" office:value="3.3935498512081223E-4" table:style-name="ce14">
            <text:p>0,00034</text:p>
          </table:table-cell>
          <table:table-cell office:value-type="float" office:value="99471.621266105809" table:style-name="ce15">
            <text:p>99 472</text:p>
          </table:table-cell>
          <table:table-cell office:value-type="float" office:value="33.756190554702407" table:style-name="ce15">
            <text:p>34</text:p>
          </table:table-cell>
          <table:table-cell office:value-type="float" office:value="99454.743170828457" table:style-name="ce15">
            <text:p>99 455</text:p>
          </table:table-cell>
          <table:table-cell office:value-type="float" office:value="6271120.4325818354" table:style-name="ce15">
            <text:p>6 271 120</text:p>
          </table:table-cell>
          <table:table-cell office:value-type="float" office:value="63.044317090252065" table:style-name="ce16">
            <text:p>63,04</text:p>
          </table:table-cell>
          <table:table-cell office:value-type="float" office:value="19" table:style-name="ce13">
            <text:p>19</text:p>
          </table:table-cell>
          <table:table-cell table:number-columns-repeated="16364" table:style-name="ce5"/>
        </table:table-row>
        <table:table-row table:style-name="ro2">
          <table:table-cell office:value-type="float" office:value="20" table:style-name="ce13">
            <text:p>20</text:p>
          </table:table-cell>
          <table:table-cell office:value-type="float" office:value="5.3832654272741455E-4" table:style-name="ce14">
            <text:p>0,00054</text:p>
          </table:table-cell>
          <table:table-cell office:value-type="float" office:value="99358.828436318523" table:style-name="ce15">
            <text:p>99 359</text:p>
          </table:table-cell>
          <table:table-cell office:value-type="float" office:value="53.487494601569672" table:style-name="ce15">
            <text:p>53</text:p>
          </table:table-cell>
          <table:table-cell office:value-type="float" office:value="99332.084689017734" table:style-name="ce15">
            <text:p>99 332</text:p>
          </table:table-cell>
          <table:table-cell office:value-type="float" office:value="5932117.1088632839" table:style-name="ce15">
            <text:p>5 932 117</text:p>
          </table:table-cell>
          <table:table-cell office:value-type="float" office:value="59.703976005165167" table:style-name="ce16">
            <text:p>59,70</text:p>
          </table:table-cell>
          <table:table-cell office:value-type="float" office:value="1.6913363297384908E-4" table:style-name="ce14">
            <text:p>0,00017</text:p>
          </table:table-cell>
          <table:table-cell office:value-type="float" office:value="99522.783963835929" table:style-name="ce15">
            <text:p>99 523</text:p>
          </table:table-cell>
          <table:table-cell office:value-type="float" office:value="16.8326500154751" table:style-name="ce15">
            <text:p>17</text:p>
          </table:table-cell>
          <table:table-cell office:value-type="float" office:value="99514.367638828189" table:style-name="ce15">
            <text:p>99 514</text:p>
          </table:table-cell>
          <table:table-cell office:value-type="float" office:value="6401429.898247201" table:style-name="ce15">
            <text:p>6 401 430</text:p>
          </table:table-cell>
          <table:table-cell office:value-type="float" office:value="64.321250303581934" table:style-name="ce16">
            <text:p>64,32</text:p>
          </table:table-cell>
          <table:table-cell office:value-type="float" office:value="3.606421848720171E-4" table:style-name="ce14">
            <text:p>0,00036</text:p>
          </table:table-cell>
          <table:table-cell office:value-type="float" office:value="99437.865075551104" table:style-name="ce15">
            <text:p>99 438</text:p>
          </table:table-cell>
          <table:table-cell office:value-type="float" office:value="35.861488919855596" table:style-name="ce15">
            <text:p>36</text:p>
          </table:table-cell>
          <table:table-cell office:value-type="float" office:value="99419.934331091179" table:style-name="ce15">
            <text:p>99 420</text:p>
          </table:table-cell>
          <table:table-cell office:value-type="float" office:value="6171665.6894110069" table:style-name="ce15">
            <text:p>6 171 666</text:p>
          </table:table-cell>
          <table:table-cell office:value-type="float" office:value="62.065549021209236" table:style-name="ce16">
            <text:p>62,07</text:p>
          </table:table-cell>
          <table:table-cell office:value-type="float" office:value="20" table:style-name="ce13">
            <text:p>20</text:p>
          </table:table-cell>
          <table:table-cell table:number-columns-repeated="16364" table:style-name="ce5"/>
        </table:table-row>
        <table:table-row table:style-name="ro2">
          <table:table-cell office:value-type="float" office:value="21" table:style-name="ce13">
            <text:p>21</text:p>
          </table:table-cell>
          <table:table-cell office:value-type="float" office:value="5.6622027797684953E-4" table:style-name="ce14">
            <text:p>0,00057</text:p>
          </table:table-cell>
          <table:table-cell office:value-type="float" office:value="99305.340941716961" table:style-name="ce15">
            <text:p>99 305</text:p>
          </table:table-cell>
          <table:table-cell office:value-type="float" office:value="56.228697752604795" table:style-name="ce15">
            <text:p>56</text:p>
          </table:table-cell>
          <table:table-cell office:value-type="float" office:value="99277.226592840656" table:style-name="ce15">
            <text:p>99 277</text:p>
          </table:table-cell>
          <table:table-cell office:value-type="float" office:value="5832785.0241742665" table:style-name="ce15">
            <text:p>5 832 785</text:p>
          </table:table-cell>
          <table:table-cell office:value-type="float" office:value="58.735864243168663" table:style-name="ce16">
            <text:p>58,74</text:p>
          </table:table-cell>
          <table:table-cell office:value-type="float" office:value="1.6198914267293377E-4" table:style-name="ce14">
            <text:p>0,00016</text:p>
          </table:table-cell>
          <table:table-cell office:value-type="float" office:value="99505.951313820449" table:style-name="ce15">
            <text:p>99 506</text:p>
          </table:table-cell>
          <table:table-cell office:value-type="float" office:value="16.118883744180462" table:style-name="ce15">
            <text:p>16</text:p>
          </table:table-cell>
          <table:table-cell office:value-type="float" office:value="99497.891871948363" table:style-name="ce15">
            <text:p>99 498</text:p>
          </table:table-cell>
          <table:table-cell office:value-type="float" office:value="6301915.5306083728" table:style-name="ce15">
            <text:p>6 301 916</text:p>
          </table:table-cell>
          <table:table-cell office:value-type="float" office:value="63.332046449498094" table:style-name="ce16">
            <text:p>63,33</text:p>
          </table:table-cell>
          <table:table-cell office:value-type="float" office:value="3.7131191685895089E-4" table:style-name="ce14">
            <text:p>0,00037</text:p>
          </table:table-cell>
          <table:table-cell office:value-type="float" office:value="99402.003586631254" table:style-name="ce15">
            <text:p>99 402</text:p>
          </table:table-cell>
          <table:table-cell office:value-type="float" office:value="36.909148491372363" table:style-name="ce15">
            <text:p>37</text:p>
          </table:table-cell>
          <table:table-cell office:value-type="float" office:value="99383.549012385571" table:style-name="ce15">
            <text:p>99 384</text:p>
          </table:table-cell>
          <table:table-cell office:value-type="float" office:value="6072245.7550799157" table:style-name="ce15">
            <text:p>6 072 246</text:p>
          </table:table-cell>
          <table:table-cell office:value-type="float" office:value="61.087760165596727" table:style-name="ce16">
            <text:p>61,09</text:p>
          </table:table-cell>
          <table:table-cell office:value-type="float" office:value="21" table:style-name="ce13">
            <text:p>21</text:p>
          </table:table-cell>
          <table:table-cell table:number-columns-repeated="16364" table:style-name="ce5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5.6757327366109035E-4" table:style-name="ce14">
            <text:p>0,00057</text:p>
          </table:table-cell>
          <table:table-cell office:value-type="float" office:value="99249.112243964351" table:style-name="ce15">
            <text:p>99 249</text:p>
          </table:table-cell>
          <table:table-cell office:value-type="float" office:value="56.331143544263853" table:style-name="ce15">
            <text:p>56</text:p>
          </table:table-cell>
          <table:table-cell office:value-type="float" office:value="99220.946672192222" table:style-name="ce15">
            <text:p>99 221</text:p>
          </table:table-cell>
          <table:table-cell office:value-type="float" office:value="5733507.7975814259" table:style-name="ce15">
            <text:p>5 733 508</text:p>
          </table:table-cell>
          <table:table-cell office:value-type="float" office:value="57.768857251719126" table:style-name="ce16">
            <text:p>57,77</text:p>
          </table:table-cell>
          <table:table-cell office:value-type="float" office:value="1.6126904061071685E-4" table:style-name="ce14">
            <text:p>0,00016</text:p>
          </table:table-cell>
          <table:table-cell office:value-type="float" office:value="99489.832430076276" table:style-name="ce15">
            <text:p>99 490</text:p>
          </table:table-cell>
          <table:table-cell office:value-type="float" office:value="16.044629826519383" table:style-name="ce15">
            <text:p>16</text:p>
          </table:table-cell>
          <table:table-cell office:value-type="float" office:value="99481.810115163011" table:style-name="ce15">
            <text:p>99 482</text:p>
          </table:table-cell>
          <table:table-cell office:value-type="float" office:value="6202417.638736424" table:style-name="ce15">
            <text:p>6 202 418</text:p>
          </table:table-cell>
          <table:table-cell office:value-type="float" office:value="62.342226207845158" table:style-name="ce16">
            <text:p>62,34</text:p>
          </table:table-cell>
          <table:table-cell office:value-type="float" office:value="3.7123206424046634E-4" table:style-name="ce14">
            <text:p>0,00037</text:p>
          </table:table-cell>
          <table:table-cell office:value-type="float" office:value="99365.094438139888" table:style-name="ce15">
            <text:p>99 365</text:p>
          </table:table-cell>
          <table:table-cell office:value-type="float" office:value="36.887509121719553" table:style-name="ce15">
            <text:p>37</text:p>
          </table:table-cell>
          <table:table-cell office:value-type="float" office:value="99346.650683579035" table:style-name="ce15">
            <text:p>99 347</text:p>
          </table:table-cell>
          <table:table-cell office:value-type="float" office:value="5972862.2060675304" table:style-name="ce15">
            <text:p>5 972 862</text:p>
          </table:table-cell>
          <table:table-cell office:value-type="float" office:value="60.110265479453233" table:style-name="ce16">
            <text:p>60,11</text:p>
          </table:table-cell>
          <table:table-cell office:value-type="float" office:value="22" table:style-name="ce13">
            <text:p>22</text:p>
          </table:table-cell>
          <table:table-cell table:number-columns-repeated="16364" table:style-name="ce5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.5093513516058391E-4" table:style-name="ce14">
            <text:p>0,00055</text:p>
          </table:table-cell>
          <table:table-cell office:value-type="float" office:value="99192.781100420092" table:style-name="ce15">
            <text:p>99 193</text:p>
          </table:table-cell>
          <table:table-cell office:value-type="float" office:value="54.648788262514159" table:style-name="ce15">
            <text:p>55</text:p>
          </table:table-cell>
          <table:table-cell office:value-type="float" office:value="99165.456706288838" table:style-name="ce15">
            <text:p>99 165</text:p>
          </table:table-cell>
          <table:table-cell office:value-type="float" office:value="5634286.850909234" table:style-name="ce15">
            <text:p>5 634 287</text:p>
          </table:table-cell>
          <table:table-cell office:value-type="float" office:value="56.801379983541686" table:style-name="ce16">
            <text:p>56,80</text:p>
          </table:table-cell>
          <table:table-cell office:value-type="float" office:value="1.6631576593412753E-4" table:style-name="ce14">
            <text:p>0,00017</text:p>
          </table:table-cell>
          <table:table-cell office:value-type="float" office:value="99473.78780024976" table:style-name="ce15">
            <text:p>99 474</text:p>
          </table:table-cell>
          <table:table-cell office:value-type="float" office:value="16.544059208367411" table:style-name="ce15">
            <text:p>17</text:p>
          </table:table-cell>
          <table:table-cell office:value-type="float" office:value="99465.515770645579" table:style-name="ce15">
            <text:p>99 466</text:p>
          </table:table-cell>
          <table:table-cell office:value-type="float" office:value="6102935.8286212608" table:style-name="ce15">
            <text:p>6 102 936</text:p>
          </table:table-cell>
          <table:table-cell office:value-type="float" office:value="61.352201052968624" table:style-name="ce16">
            <text:p>61,35</text:p>
          </table:table-cell>
          <table:table-cell office:value-type="float" office:value="3.6456760756323859E-4" table:style-name="ce14">
            <text:p>0,00036</text:p>
          </table:table-cell>
          <table:table-cell office:value-type="float" office:value="99328.206929018168" table:style-name="ce15">
            <text:p>99 328</text:p>
          </table:table-cell>
          <table:table-cell office:value-type="float" office:value="36.21184676365845" table:style-name="ce15">
            <text:p>36</text:p>
          </table:table-cell>
          <table:table-cell office:value-type="float" office:value="99310.10100563633" table:style-name="ce15">
            <text:p>99 310</text:p>
          </table:table-cell>
          <table:table-cell office:value-type="float" office:value="5873515.5553839514" table:style-name="ce15">
            <text:p>5 873 516</text:p>
          </table:table-cell>
          <table:table-cell office:value-type="float" office:value="59.132402939492081" table:style-name="ce16">
            <text:p>59,13</text:p>
          </table:table-cell>
          <table:table-cell office:value-type="float" office:value="23" table:style-name="ce13">
            <text:p>23</text:p>
          </table:table-cell>
          <table:table-cell table:number-columns-repeated="16364" table:style-name="ce5"/>
        </table:table-row>
        <table:table-row table:style-name="ro2">
          <table:table-cell office:value-type="float" office:value="24" table:style-name="ce13">
            <text:p>24</text:p>
          </table:table-cell>
          <table:table-cell office:value-type="float" office:value="5.2643312596526023E-4" table:style-name="ce14">
            <text:p>0,00053</text:p>
          </table:table-cell>
          <table:table-cell office:value-type="float" office:value="99138.132312157584" table:style-name="ce15">
            <text:p>99 138</text:p>
          </table:table-cell>
          <table:table-cell office:value-type="float" office:value="52.189596895446691" table:style-name="ce15">
            <text:p>52</text:p>
          </table:table-cell>
          <table:table-cell office:value-type="float" office:value="99112.03751370986" table:style-name="ce15">
            <text:p>99 112</text:p>
          </table:table-cell>
          <table:table-cell office:value-type="float" office:value="5535121.3942029448" table:style-name="ce15">
            <text:p>5 535 121</text:p>
          </table:table-cell>
          <table:table-cell office:value-type="float" office:value="55.832415490483854" table:style-name="ce16">
            <text:p>55,83</text:p>
          </table:table-cell>
          <table:table-cell office:value-type="float" office:value="1.7597122692405634E-4" table:style-name="ce14">
            <text:p>0,00018</text:p>
          </table:table-cell>
          <table:table-cell office:value-type="float" office:value="99457.243741041399" table:style-name="ce15">
            <text:p>99 457</text:p>
          </table:table-cell>
          <table:table-cell office:value-type="float" office:value="17.501613207595977" table:style-name="ce15">
            <text:p>18</text:p>
          </table:table-cell>
          <table:table-cell office:value-type="float" office:value="99448.4929344376" table:style-name="ce15">
            <text:p>99 448</text:p>
          </table:table-cell>
          <table:table-cell office:value-type="float" office:value="6003470.312850615" table:style-name="ce15">
            <text:p>6 003 470</text:p>
          </table:table-cell>
          <table:table-cell office:value-type="float" office:value="60.362323416904232" table:style-name="ce16">
            <text:p>60,36</text:p>
          </table:table-cell>
          <table:table-cell office:value-type="float" office:value="3.5606495281367552E-4" table:style-name="ce14">
            <text:p>0,00036</text:p>
          </table:table-cell>
          <table:table-cell office:value-type="float" office:value="99291.995082254507" table:style-name="ce15">
            <text:p>99 292</text:p>
          </table:table-cell>
          <table:table-cell office:value-type="float" office:value="35.354399543738651" table:style-name="ce15">
            <text:p>35</text:p>
          </table:table-cell>
          <table:table-cell office:value-type="float" office:value="99274.317882482632" table:style-name="ce15">
            <text:p>99 274</text:p>
          </table:table-cell>
          <table:table-cell office:value-type="float" office:value="5774205.4543783152" table:style-name="ce15">
            <text:p>5 774 205</text:p>
          </table:table-cell>
          <table:table-cell office:value-type="float" office:value="58.153786210005187" table:style-name="ce16">
            <text:p>58,15</text:p>
          </table:table-cell>
          <table:table-cell office:value-type="float" office:value="24" table:style-name="ce13">
            <text:p>24</text:p>
          </table:table-cell>
          <table:table-cell table:number-columns-repeated="16364" table:style-name="ce5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5.0419450956548889E-4" table:style-name="ce14">
            <text:p>0,00050</text:p>
          </table:table-cell>
          <table:table-cell office:value-type="float" office:value="99085.942715262136" table:style-name="ce15">
            <text:p>99 086</text:p>
          </table:table-cell>
          <table:table-cell office:value-type="float" office:value="49.958588292155717" table:style-name="ce15">
            <text:p>50</text:p>
          </table:table-cell>
          <table:table-cell office:value-type="float" office:value="99060.963421116059" table:style-name="ce15">
            <text:p>99 061</text:p>
          </table:table-cell>
          <table:table-cell office:value-type="float" office:value="5436009.3566892352" table:style-name="ce15">
            <text:p>5 436 009</text:p>
          </table:table-cell>
          <table:table-cell office:value-type="float" office:value="54.861559649388397" table:style-name="ce16">
            <text:p>54,86</text:p>
          </table:table-cell>
          <table:table-cell office:value-type="float" office:value="1.8907733186167966E-4" table:style-name="ce14">
            <text:p>0,00019</text:p>
          </table:table-cell>
          <table:table-cell office:value-type="float" office:value="99439.742127833801" table:style-name="ce15">
            <text:p>99 440</text:p>
          </table:table-cell>
          <table:table-cell office:value-type="float" office:value="18.80180112254428" table:style-name="ce15">
            <text:p>19</text:p>
          </table:table-cell>
          <table:table-cell office:value-type="float" office:value="99430.341227272525" table:style-name="ce15">
            <text:p>99 430</text:p>
          </table:table-cell>
          <table:table-cell office:value-type="float" office:value="5904021.8199161775" table:style-name="ce15">
            <text:p>5 904 022</text:p>
          </table:table-cell>
          <table:table-cell office:value-type="float" office:value="59.37285931741777" table:style-name="ce16">
            <text:p>59,37</text:p>
          </table:table-cell>
          <table:table-cell office:value-type="float" office:value="3.5047050597847442E-4" table:style-name="ce14">
            <text:p>0,00035</text:p>
          </table:table-cell>
          <table:table-cell office:value-type="float" office:value="99256.640682710771" table:style-name="ce15">
            <text:p>99 257</text:p>
          </table:table-cell>
          <table:table-cell office:value-type="float" office:value="34.786525081793272" table:style-name="ce15">
            <text:p>35</text:p>
          </table:table-cell>
          <table:table-cell office:value-type="float" office:value="99239.247420169879" table:style-name="ce15">
            <text:p>99 239</text:p>
          </table:table-cell>
          <table:table-cell office:value-type="float" office:value="5674931.1364958324" table:style-name="ce15">
            <text:p>5 674 931</text:p>
          </table:table-cell>
          <table:table-cell office:value-type="float" office:value="57.17432201475193" table:style-name="ce16">
            <text:p>57,17</text:p>
          </table:table-cell>
          <table:table-cell office:value-type="float" office:value="25" table:style-name="ce13">
            <text:p>25</text:p>
          </table:table-cell>
          <table:table-cell table:number-columns-repeated="16364" table:style-name="ce5"/>
        </table:table-row>
        <table:table-row table:style-name="ro2">
          <table:table-cell office:value-type="float" office:value="26" table:style-name="ce13">
            <text:p>26</text:p>
          </table:table-cell>
          <table:table-cell office:value-type="float" office:value="4.9430886692081806E-4" table:style-name="ce14">
            <text:p>0,00049</text:p>
          </table:table-cell>
          <table:table-cell office:value-type="float" office:value="99035.984126969983" table:style-name="ce15">
            <text:p>99 036</text:p>
          </table:table-cell>
          <table:table-cell office:value-type="float" office:value="48.954365098190657" table:style-name="ce15">
            <text:p>49</text:p>
          </table:table-cell>
          <table:table-cell office:value-type="float" office:value="99011.506944420893" table:style-name="ce15">
            <text:p>99 012</text:p>
          </table:table-cell>
          <table:table-cell office:value-type="float" office:value="5336948.3932681195" table:style-name="ce15">
            <text:p>5 336 948</text:p>
          </table:table-cell>
          <table:table-cell office:value-type="float" office:value="53.888982275632628" table:style-name="ce16">
            <text:p>53,89</text:p>
          </table:table-cell>
          <table:table-cell office:value-type="float" office:value="2.0447827586955682E-4" table:style-name="ce14">
            <text:p>0,00020</text:p>
          </table:table-cell>
          <table:table-cell office:value-type="float" office:value="99420.94032671125" table:style-name="ce15">
            <text:p>99 421</text:p>
          </table:table-cell>
          <table:table-cell office:value-type="float" office:value="20.329422463336009" table:style-name="ce15">
            <text:p>20</text:p>
          </table:table-cell>
          <table:table-cell office:value-type="float" office:value="99410.775615479579" table:style-name="ce15">
            <text:p>99 411</text:p>
          </table:table-cell>
          <table:table-cell office:value-type="float" office:value="5804591.478688905" table:style-name="ce15">
            <text:p>5 804 591</text:p>
          </table:table-cell>
          <table:table-cell office:value-type="float" office:value="58.383992945693308" table:style-name="ce16">
            <text:p>58,38</text:p>
          </table:table-cell>
          <table:table-cell office:value-type="float" office:value="3.525118611127781E-4" table:style-name="ce14">
            <text:p>0,00035</text:p>
          </table:table-cell>
          <table:table-cell office:value-type="float" office:value="99221.854157628972" table:style-name="ce15">
            <text:p>99 222</text:p>
          </table:table-cell>
          <table:table-cell office:value-type="float" office:value="34.976880472166428" table:style-name="ce15">
            <text:p>35</text:p>
          </table:table-cell>
          <table:table-cell office:value-type="float" office:value="99204.36571739288" table:style-name="ce15">
            <text:p>99 204</text:p>
          </table:table-cell>
          <table:table-cell office:value-type="float" office:value="5575691.8890756629" table:style-name="ce15">
            <text:p>5 575 692</text:p>
          </table:table-cell>
          <table:table-cell office:value-type="float" office:value="56.194191656787929" table:style-name="ce16">
            <text:p>56,19</text:p>
          </table:table-cell>
          <table:table-cell office:value-type="float" office:value="26" table:style-name="ce13">
            <text:p>26</text:p>
          </table:table-cell>
          <table:table-cell table:number-columns-repeated="16364" table:style-name="ce5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5.0230619281158852E-4" table:style-name="ce14">
            <text:p>0,00050</text:p>
          </table:table-cell>
          <table:table-cell office:value-type="float" office:value="98987.029761871789" table:style-name="ce15">
            <text:p>98 987</text:p>
          </table:table-cell>
          <table:table-cell office:value-type="float" office:value="49.721798057413224" table:style-name="ce15">
            <text:p>50</text:p>
          </table:table-cell>
          <table:table-cell office:value-type="float" office:value="98962.168862843086" table:style-name="ce15">
            <text:p>98 962</text:p>
          </table:table-cell>
          <table:table-cell office:value-type="float" office:value="5237936.8863236988" table:style-name="ce15">
            <text:p>5 237 937</text:p>
          </table:table-cell>
          <table:table-cell office:value-type="float" office:value="52.915385974549849" table:style-name="ce16">
            <text:p>52,92</text:p>
          </table:table-cell>
          <table:table-cell office:value-type="float" office:value="2.2129496191502785E-4" table:style-name="ce14">
            <text:p>0,00022</text:p>
          </table:table-cell>
          <table:table-cell office:value-type="float" office:value="99400.610904247907" table:style-name="ce15">
            <text:p>99 401</text:p>
          </table:table-cell>
          <table:table-cell office:value-type="float" office:value="21.996854404386042" table:style-name="ce15">
            <text:p>22</text:p>
          </table:table-cell>
          <table:table-cell office:value-type="float" office:value="99389.61247704571" table:style-name="ce15">
            <text:p>99 390</text:p>
          </table:table-cell>
          <table:table-cell office:value-type="float" office:value="5705180.7030734252" table:style-name="ce15">
            <text:p>5 705 181</text:p>
          </table:table-cell>
          <table:table-cell office:value-type="float" office:value="57.395831385475049" table:style-name="ce16">
            <text:p>57,40</text:p>
          </table:table-cell>
          <table:table-cell office:value-type="float" office:value="3.6464036859300541E-4" table:style-name="ce14">
            <text:p>0,00036</text:p>
          </table:table-cell>
          <table:table-cell office:value-type="float" office:value="99186.877277156804" table:style-name="ce15">
            <text:p>99 187</text:p>
          </table:table-cell>
          <table:table-cell office:value-type="float" office:value="36.167539489931649" table:style-name="ce15">
            <text:p>36</text:p>
          </table:table-cell>
          <table:table-cell office:value-type="float" office:value="99168.793507411843" table:style-name="ce15">
            <text:p>99 169</text:p>
          </table:table-cell>
          <table:table-cell office:value-type="float" office:value="5476487.5233582705" table:style-name="ce15">
            <text:p>5 476 488</text:p>
          </table:table-cell>
          <table:table-cell office:value-type="float" office:value="55.213831443199702" table:style-name="ce16">
            <text:p>55,21</text:p>
          </table:table-cell>
          <table:table-cell office:value-type="float" office:value="27" table:style-name="ce13">
            <text:p>27</text:p>
          </table:table-cell>
          <table:table-cell table:number-columns-repeated="16364" table:style-name="ce5"/>
        </table:table-row>
        <table:table-row table:style-name="ro2">
          <table:table-cell office:value-type="float" office:value="28" table:style-name="ce13">
            <text:p>28</text:p>
          </table:table-cell>
          <table:table-cell office:value-type="float" office:value="5.2486108737220707E-4" table:style-name="ce14">
            <text:p>0,00052</text:p>
          </table:table-cell>
          <table:table-cell office:value-type="float" office:value="98937.307963814383" table:style-name="ce15">
            <text:p>98 937</text:p>
          </table:table-cell>
          <table:table-cell office:value-type="float" office:value="51.928343039566542" table:style-name="ce15">
            <text:p>52</text:p>
          </table:table-cell>
          <table:table-cell office:value-type="float" office:value="98911.343792294589" table:style-name="ce15">
            <text:p>98 911</text:p>
          </table:table-cell>
          <table:table-cell office:value-type="float" office:value="5138974.7174608558" table:style-name="ce15">
            <text:p>5 138 975</text:p>
          </table:table-cell>
          <table:table-cell office:value-type="float" office:value="51.941727779175068" table:style-name="ce16">
            <text:p>51,94</text:p>
          </table:table-cell>
          <table:table-cell office:value-type="float" office:value="2.39185700762812E-4" table:style-name="ce14">
            <text:p>0,00024</text:p>
          </table:table-cell>
          <table:table-cell office:value-type="float" office:value="99378.614049843527" table:style-name="ce15">
            <text:p>99 379</text:p>
          </table:table-cell>
          <table:table-cell office:value-type="float" office:value="23.769943442348858" table:style-name="ce15">
            <text:p>24</text:p>
          </table:table-cell>
          <table:table-cell office:value-type="float" office:value="99366.729078122356" table:style-name="ce15">
            <text:p>99 367</text:p>
          </table:table-cell>
          <table:table-cell office:value-type="float" office:value="5605791.0905963797" table:style-name="ce15">
            <text:p>5 605 791</text:p>
          </table:table-cell>
          <table:table-cell office:value-type="float" office:value="56.408424933203285" table:style-name="ce16">
            <text:p>56,41</text:p>
          </table:table-cell>
          <table:table-cell office:value-type="float" office:value="3.8488657495633306E-4" table:style-name="ce14">
            <text:p>0,00038</text:p>
          </table:table-cell>
          <table:table-cell office:value-type="float" office:value="99150.709737666868" table:style-name="ce15">
            <text:p>99 151</text:p>
          </table:table-cell>
          <table:table-cell office:value-type="float" office:value="38.16177707542014" table:style-name="ce15">
            <text:p>38</text:p>
          </table:table-cell>
          <table:table-cell office:value-type="float" office:value="99131.628849129163" table:style-name="ce15">
            <text:p>99 132</text:p>
          </table:table-cell>
          <table:table-cell office:value-type="float" office:value="5377318.7298508584" table:style-name="ce15">
            <text:p>5 377 319</text:p>
          </table:table-cell>
          <table:table-cell office:value-type="float" office:value="54.233789592411171" table:style-name="ce16">
            <text:p>54,23</text:p>
          </table:table-cell>
          <table:table-cell office:value-type="float" office:value="28" table:style-name="ce13">
            <text:p>28</text:p>
          </table:table-cell>
          <table:table-cell table:number-columns-repeated="16364" table:style-name="ce5"/>
        </table:table-row>
        <table:table-row table:style-name="ro2">
          <table:table-cell office:value-type="float" office:value="29" table:style-name="ce13">
            <text:p>29</text:p>
          </table:table-cell>
          <table:table-cell office:value-type="float" office:value="5.5763072241619364E-4" table:style-name="ce14">
            <text:p>0,00056</text:p>
          </table:table-cell>
          <table:table-cell office:value-type="float" office:value="98885.379620774809" table:style-name="ce15">
            <text:p>98 885</text:p>
          </table:table-cell>
          <table:table-cell office:value-type="float" office:value="55.141525674332208" table:style-name="ce15">
            <text:p>55</text:p>
          </table:table-cell>
          <table:table-cell office:value-type="float" office:value="98857.808857937634" table:style-name="ce15">
            <text:p>98 858</text:p>
          </table:table-cell>
          <table:table-cell office:value-type="float" office:value="5040063.3736685617" table:style-name="ce15">
            <text:p>5 040 063</text:p>
          </table:table-cell>
          <table:table-cell office:value-type="float" office:value="50.968741718919347" table:style-name="ce16">
            <text:p>50,97</text:p>
          </table:table-cell>
          <table:table-cell office:value-type="float" office:value="2.5787054790343583E-4" table:style-name="ce14">
            <text:p>0,00026</text:p>
          </table:table-cell>
          <table:table-cell office:value-type="float" office:value="99354.844106401171" table:style-name="ce15">
            <text:p>99 355</text:p>
          </table:table-cell>
          <table:table-cell office:value-type="float" office:value="25.620688086578124" table:style-name="ce15">
            <text:p>26</text:p>
          </table:table-cell>
          <table:table-cell office:value-type="float" office:value="99342.033762357882" table:style-name="ce15">
            <text:p>99 342</text:p>
          </table:table-cell>
          <table:table-cell office:value-type="float" office:value="5506424.3615182573" table:style-name="ce15">
            <text:p>5 506 424</text:p>
          </table:table-cell>
          <table:table-cell office:value-type="float" office:value="55.421800628274475" table:style-name="ce16">
            <text:p>55,42</text:p>
          </table:table-cell>
          <table:table-cell office:value-type="float" office:value="4.1077310459680861E-4" table:style-name="ce14">
            <text:p>0,00041</text:p>
          </table:table-cell>
          <table:table-cell office:value-type="float" office:value="99112.547960591444" table:style-name="ce15">
            <text:p>99 113</text:p>
          </table:table-cell>
          <table:table-cell office:value-type="float" office:value="40.712769030272241" table:style-name="ce15">
            <text:p>41</text:p>
          </table:table-cell>
          <table:table-cell office:value-type="float" office:value="99092.191576076308" table:style-name="ce15">
            <text:p>99 092</text:p>
          </table:table-cell>
          <table:table-cell office:value-type="float" office:value="5278187.1010017293" table:style-name="ce15">
            <text:p>5 278 187</text:p>
          </table:table-cell>
          <table:table-cell office:value-type="float" office:value="53.254478969710391" table:style-name="ce16">
            <text:p>53,25</text:p>
          </table:table-cell>
          <table:table-cell office:value-type="float" office:value="29" table:style-name="ce13">
            <text:p>29</text:p>
          </table:table-cell>
          <table:table-cell table:number-columns-repeated="16364" table:style-name="ce5"/>
        </table:table-row>
        <table:table-row table:style-name="ro2">
          <table:table-cell office:value-type="float" office:value="30" table:style-name="ce13">
            <text:p>30</text:p>
          </table:table-cell>
          <table:table-cell office:value-type="float" office:value="5.9627226975687115E-4" table:style-name="ce14">
            <text:p>0,00060</text:p>
          </table:table-cell>
          <table:table-cell office:value-type="float" office:value="98830.238095100474" table:style-name="ce15">
            <text:p>98 830</text:p>
          </table:table-cell>
          <table:table-cell office:value-type="float" office:value="58.929730389577557" table:style-name="ce15">
            <text:p>59</text:p>
          </table:table-cell>
          <table:table-cell office:value-type="float" office:value="98800.773229905695" table:style-name="ce15">
            <text:p>98 801</text:p>
          </table:table-cell>
          <table:table-cell office:value-type="float" office:value="4941205.5648106243" table:style-name="ce15">
            <text:p>4 941 206</text:p>
          </table:table-cell>
          <table:table-cell office:value-type="float" office:value="49.996900341936801" table:style-name="ce16">
            <text:p>50,00</text:p>
          </table:table-cell>
          <table:table-cell office:value-type="float" office:value="2.7706955882722453E-4" table:style-name="ce14">
            <text:p>0,00028</text:p>
          </table:table-cell>
          <table:table-cell office:value-type="float" office:value="99329.223418314592" table:style-name="ce15">
            <text:p>99 329</text:p>
          </table:table-cell>
          <table:table-cell office:value-type="float" office:value="27.521104111163243" table:style-name="ce15">
            <text:p>28</text:p>
          </table:table-cell>
          <table:table-cell office:value-type="float" office:value="99315.462866259011" table:style-name="ce15">
            <text:p>99 315</text:p>
          </table:table-cell>
          <table:table-cell office:value-type="float" office:value="5407082.3277558992" table:style-name="ce15">
            <text:p>5 407 082</text:p>
          </table:table-cell>
          <table:table-cell office:value-type="float" office:value="54.435966996183389" table:style-name="ce16">
            <text:p>54,44</text:p>
          </table:table-cell>
          <table:table-cell office:value-type="float" office:value="4.3982258190830662E-4" table:style-name="ce14">
            <text:p>0,00044</text:p>
          </table:table-cell>
          <table:table-cell office:value-type="float" office:value="99071.835191561171" table:style-name="ce15">
            <text:p>99 072</text:p>
          </table:table-cell>
          <table:table-cell office:value-type="float" office:value="43.574030348346668" table:style-name="ce15">
            <text:p>44</text:p>
          </table:table-cell>
          <table:table-cell office:value-type="float" office:value="99050.048176387005" table:style-name="ce15">
            <text:p>99 050</text:p>
          </table:table-cell>
          <table:table-cell office:value-type="float" office:value="5179094.9094256526" table:style-name="ce15">
            <text:p>5 179 095</text:p>
          </table:table-cell>
          <table:table-cell office:value-type="float" office:value="52.276157995979084" table:style-name="ce16">
            <text:p>52,28</text:p>
          </table:table-cell>
          <table:table-cell office:value-type="float" office:value="30" table:style-name="ce13">
            <text:p>30</text:p>
          </table:table-cell>
          <table:table-cell table:number-columns-repeated="16364" table:style-name="ce5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float" office:value="6.3646226093086E-4" table:style-name="ce14">
            <text:p>0,00064</text:p>
          </table:table-cell>
          <table:table-cell office:value-type="float" office:value="98771.308364710902" table:style-name="ce15">
            <text:p>98 771</text:p>
          </table:table-cell>
          <table:table-cell office:value-type="float" office:value="62.864210236903062" table:style-name="ce15">
            <text:p>63</text:p>
          </table:table-cell>
          <table:table-cell office:value-type="float" office:value="98739.876259592449" table:style-name="ce15">
            <text:p>98 740</text:p>
          </table:table-cell>
          <table:table-cell office:value-type="float" office:value="4842404.7915807189" table:style-name="ce15">
            <text:p>4 842 405</text:p>
          </table:table-cell>
          <table:table-cell office:value-type="float" office:value="49.02643157970779" table:style-name="ce16">
            <text:p>49,03</text:p>
          </table:table-cell>
          <table:table-cell office:value-type="float" office:value="2.9651387896868271E-4" table:style-name="ce14">
            <text:p>0,00030</text:p>
          </table:table-cell>
          <table:table-cell office:value-type="float" office:value="99301.70231420343" table:style-name="ce15">
            <text:p>99 302</text:p>
          </table:table-cell>
          <table:table-cell office:value-type="float" office:value="29.444332941377876" table:style-name="ce15">
            <text:p>29</text:p>
          </table:table-cell>
          <table:table-cell office:value-type="float" office:value="99286.980147732742" table:style-name="ce15">
            <text:p>99 287</text:p>
          </table:table-cell>
          <table:table-cell office:value-type="float" office:value="5307766.8648896404" table:style-name="ce15">
            <text:p>5 307 767</text:p>
          </table:table-cell>
          <table:table-cell office:value-type="float" office:value="53.450915152443002" table:style-name="ce16">
            <text:p>53,45</text:p>
          </table:table-cell>
          <table:table-cell office:value-type="float" office:value="4.6957418397455922E-4" table:style-name="ce14">
            <text:p>0,00047</text:p>
          </table:table-cell>
          <table:table-cell office:value-type="float" office:value="99028.261161212824" table:style-name="ce15">
            <text:p>99 028</text:p>
          </table:table-cell>
          <table:table-cell office:value-type="float" office:value="46.501114925196049" table:style-name="ce15">
            <text:p>47</text:p>
          </table:table-cell>
          <table:table-cell office:value-type="float" office:value="99005.010603750226" table:style-name="ce15">
            <text:p>99 005</text:p>
          </table:table-cell>
          <table:table-cell office:value-type="float" office:value="5080044.8612492653" table:style-name="ce15">
            <text:p>5 080 045</text:p>
          </table:table-cell>
          <table:table-cell office:value-type="float" office:value="51.298940339659381" table:style-name="ce16">
            <text:p>51,30</text:p>
          </table:table-cell>
          <table:table-cell office:value-type="float" office:value="31" table:style-name="ce13">
            <text:p>31</text:p>
          </table:table-cell>
          <table:table-cell table:number-columns-repeated="16364" table:style-name="ce5"/>
        </table:table-row>
        <table:table-row table:style-name="ro2">
          <table:table-cell office:value-type="float" office:value="32" table:style-name="ce13">
            <text:p>32</text:p>
          </table:table-cell>
          <table:table-cell office:value-type="float" office:value="6.7537509643803082E-4" table:style-name="ce14">
            <text:p>0,00068</text:p>
          </table:table-cell>
          <table:table-cell office:value-type="float" office:value="98708.444154473997" table:style-name="ce15">
            <text:p>98 708</text:p>
          </table:table-cell>
          <table:table-cell office:value-type="float" office:value="66.665224990075856" table:style-name="ce15">
            <text:p>67</text:p>
          </table:table-cell>
          <table:table-cell office:value-type="float" office:value="98675.111541978957" table:style-name="ce15">
            <text:p>98 675</text:p>
          </table:table-cell>
          <table:table-cell office:value-type="float" office:value="4743664.9153211266" table:style-name="ce15">
            <text:p>4 743 665</text:p>
          </table:table-cell>
          <table:table-cell office:value-type="float" office:value="48.057336491876192" table:style-name="ce16">
            <text:p>48,06</text:p>
          </table:table-cell>
          <table:table-cell office:value-type="float" office:value="3.1679268685027662E-4" table:style-name="ce14">
            <text:p>0,00032</text:p>
          </table:table-cell>
          <table:table-cell office:value-type="float" office:value="99272.257981262053" table:style-name="ce15">
            <text:p>99 272</text:p>
          </table:table-cell>
          <table:table-cell office:value-type="float" office:value="31.448725335577823" table:style-name="ce15">
            <text:p>31</text:p>
          </table:table-cell>
          <table:table-cell office:value-type="float" office:value="99256.533618594258" table:style-name="ce15">
            <text:p>99 257</text:p>
          </table:table-cell>
          <table:table-cell office:value-type="float" office:value="5208479.8847419079" table:style-name="ce15">
            <text:p>5 208 480</text:p>
          </table:table-cell>
          <table:table-cell office:value-type="float" office:value="52.466620490540514" table:style-name="ce16">
            <text:p>52,47</text:p>
          </table:table-cell>
          <table:table-cell office:value-type="float" office:value="4.9884777562187181E-4" table:style-name="ce14">
            <text:p>0,00050</text:p>
          </table:table-cell>
          <table:table-cell office:value-type="float" office:value="98981.760046287629" table:style-name="ce15">
            <text:p>98 982</text:p>
          </table:table-cell>
          <table:table-cell office:value-type="float" office:value="49.376830826228449" table:style-name="ce15">
            <text:p>49</text:p>
          </table:table-cell>
          <table:table-cell office:value-type="float" office:value="98957.071630874518" table:style-name="ce15">
            <text:p>98 957</text:p>
          </table:table-cell>
          <table:table-cell office:value-type="float" office:value="4981039.8506455151" table:style-name="ce15">
            <text:p>4 981 040</text:p>
          </table:table-cell>
          <table:table-cell office:value-type="float" office:value="50.322805417040392" table:style-name="ce16">
            <text:p>50,32</text:p>
          </table:table-cell>
          <table:table-cell office:value-type="float" office:value="32" table:style-name="ce13">
            <text:p>32</text:p>
          </table:table-cell>
          <table:table-cell table:number-columns-repeated="16364" table:style-name="ce5"/>
        </table:table-row>
        <table:table-row table:style-name="ro2">
          <table:table-cell office:value-type="float" office:value="33" table:style-name="ce13">
            <text:p>33</text:p>
          </table:table-cell>
          <table:table-cell office:value-type="float" office:value="7.127241686394277E-4" table:style-name="ce14">
            <text:p>0,00071</text:p>
          </table:table-cell>
          <table:table-cell office:value-type="float" office:value="98641.778929483917" table:style-name="ce15">
            <text:p>98 642</text:p>
          </table:table-cell>
          <table:table-cell office:value-type="float" office:value="70.304379880630634" table:style-name="ce15">
            <text:p>70</text:p>
          </table:table-cell>
          <table:table-cell office:value-type="float" office:value="98606.626739543601" table:style-name="ce15">
            <text:p>98 607</text:p>
          </table:table-cell>
          <table:table-cell office:value-type="float" office:value="4644989.8037791476" table:style-name="ce15">
            <text:p>4 644 990</text:p>
          </table:table-cell>
          <table:table-cell office:value-type="float" office:value="47.089477239656361" table:style-name="ce16">
            <text:p>47,09</text:p>
          </table:table-cell>
          <table:table-cell office:value-type="float" office:value="3.3994958663517043E-4" table:style-name="ce14">
            <text:p>0,00034</text:p>
          </table:table-cell>
          <table:table-cell office:value-type="float" office:value="99240.809255926477" table:style-name="ce15">
            <text:p>99 241</text:p>
          </table:table-cell>
          <table:table-cell office:value-type="float" office:value="33.736872083892003" table:style-name="ce15">
            <text:p>34</text:p>
          </table:table-cell>
          <table:table-cell office:value-type="float" office:value="99223.940819884534" table:style-name="ce15">
            <text:p>99 224</text:p>
          </table:table-cell>
          <table:table-cell office:value-type="float" office:value="5109223.3511233134" table:style-name="ce15">
            <text:p>5 109 223</text:p>
          </table:table-cell>
          <table:table-cell office:value-type="float" office:value="51.483088352770565" table:style-name="ce16">
            <text:p>51,48</text:p>
          </table:table-cell>
          <table:table-cell office:value-type="float" office:value="5.2863407629395222E-4" table:style-name="ce14">
            <text:p>0,00053</text:p>
          </table:table-cell>
          <table:table-cell office:value-type="float" office:value="98932.383215461407" table:style-name="ce15">
            <text:p>98 932</text:p>
          </table:table-cell>
          <table:table-cell office:value-type="float" office:value="52.29902901666474" table:style-name="ce15">
            <text:p>52</text:p>
          </table:table-cell>
          <table:table-cell office:value-type="float" office:value="98906.233700953075" table:style-name="ce15">
            <text:p>98 906</text:p>
          </table:table-cell>
          <table:table-cell office:value-type="float" office:value="4882082.7790146405" table:style-name="ce15">
            <text:p>4 882 083</text:p>
          </table:table-cell>
          <table:table-cell office:value-type="float" office:value="49.347671817246351" table:style-name="ce16">
            <text:p>49,35</text:p>
          </table:table-cell>
          <table:table-cell office:value-type="float" office:value="33" table:style-name="ce13">
            <text:p>33</text:p>
          </table:table-cell>
          <table:table-cell table:number-columns-repeated="16364" table:style-name="ce5"/>
        </table:table-row>
        <table:table-row table:style-name="ro2">
          <table:table-cell office:value-type="float" office:value="34" table:style-name="ce13">
            <text:p>34</text:p>
          </table:table-cell>
          <table:table-cell office:value-type="float" office:value="7.4846881008502929E-4" table:style-name="ce14">
            <text:p>0,00075</text:p>
          </table:table-cell>
          <table:table-cell office:value-type="float" office:value="98571.474549603285" table:style-name="ce15">
            <text:p>98 571</text:p>
          </table:table-cell>
          <table:table-cell office:value-type="float" office:value="73.777674264468317" table:style-name="ce15">
            <text:p>74</text:p>
          </table:table-cell>
          <table:table-cell office:value-type="float" office:value="98534.585712471046" table:style-name="ce15">
            <text:p>98 535</text:p>
          </table:table-cell>
          <table:table-cell office:value-type="float" office:value="4546383.1770396037" table:style-name="ce15">
            <text:p>4 546 383</text:p>
          </table:table-cell>
          <table:table-cell office:value-type="float" office:value="46.122706369293134" table:style-name="ce16">
            <text:p>46,12</text:p>
          </table:table-cell>
          <table:table-cell office:value-type="float" office:value="3.6816906585158791E-4" table:style-name="ce14">
            <text:p>0,00037</text:p>
          </table:table-cell>
          <table:table-cell office:value-type="float" office:value="99207.072383842591" table:style-name="ce15">
            <text:p>99 207</text:p>
          </table:table-cell>
          <table:table-cell office:value-type="float" office:value="36.524975165430192" table:style-name="ce15">
            <text:p>37</text:p>
          </table:table-cell>
          <table:table-cell office:value-type="float" office:value="99188.809896259874" table:style-name="ce15">
            <text:p>99 189</text:p>
          </table:table-cell>
          <table:table-cell office:value-type="float" office:value="5009999.4103034288" table:style-name="ce15">
            <text:p>5 009 999</text:p>
          </table:table-cell>
          <table:table-cell office:value-type="float" office:value="50.500425926482485" table:style-name="ce16">
            <text:p>50,50</text:p>
          </table:table-cell>
          <table:table-cell office:value-type="float" office:value="5.6013408590174199E-4" table:style-name="ce14">
            <text:p>0,00056</text:p>
          </table:table-cell>
          <table:table-cell office:value-type="float" office:value="98880.084186444743" table:style-name="ce15">
            <text:p>98 880</text:p>
          </table:table-cell>
          <table:table-cell office:value-type="float" office:value="55.386105569661517" table:style-name="ce15">
            <text:p>55</text:p>
          </table:table-cell>
          <table:table-cell office:value-type="float" office:value="98852.391133659912" table:style-name="ce15">
            <text:p>98 852</text:p>
          </table:table-cell>
          <table:table-cell office:value-type="float" office:value="4783176.5453136871" table:style-name="ce15">
            <text:p>4 783 177</text:p>
          </table:table-cell>
          <table:table-cell office:value-type="float" office:value="48.373508019013222" table:style-name="ce16">
            <text:p>48,37</text:p>
          </table:table-cell>
          <table:table-cell office:value-type="float" office:value="34" table:style-name="ce13">
            <text:p>34</text:p>
          </table:table-cell>
          <table:table-cell table:number-columns-repeated="16364" table:style-name="ce5"/>
        </table:table-row>
        <table:table-row table:style-name="ro2">
          <table:table-cell office:value-type="float" office:value="35" table:style-name="ce13">
            <text:p>35</text:p>
          </table:table-cell>
          <table:table-cell office:value-type="float" office:value="7.8256835332474401E-4" table:style-name="ce14">
            <text:p>0,00078</text:p>
          </table:table-cell>
          <table:table-cell office:value-type="float" office:value="98497.696875338821" table:style-name="ce15">
            <text:p>98 498</text:p>
          </table:table-cell>
          <table:table-cell office:value-type="float" office:value="77.08118045001369" table:style-name="ce15">
            <text:p>77</text:p>
          </table:table-cell>
          <table:table-cell office:value-type="float" office:value="98459.156285113815" table:style-name="ce15">
            <text:p>98 459</text:p>
          </table:table-cell>
          <table:table-cell office:value-type="float" office:value="4447848.5913271327" table:style-name="ce15">
            <text:p>4 447 849</text:p>
          </table:table-cell>
          <table:table-cell office:value-type="float" office:value="45.156879119279736" table:style-name="ce16">
            <text:p>45,16</text:p>
          </table:table-cell>
          <table:table-cell office:value-type="float" office:value="4.036356120276426E-4" table:style-name="ce14">
            <text:p>0,00040</text:p>
          </table:table-cell>
          <table:table-cell office:value-type="float" office:value="99170.547408677157" table:style-name="ce15">
            <text:p>99 171</text:p>
          </table:table-cell>
          <table:table-cell office:value-type="float" office:value="40.028764598417752" table:style-name="ce15">
            <text:p>40</text:p>
          </table:table-cell>
          <table:table-cell office:value-type="float" office:value="99150.533026377947" table:style-name="ce15">
            <text:p>99 151</text:p>
          </table:table-cell>
          <table:table-cell office:value-type="float" office:value="4910810.6004071692" table:style-name="ce15">
            <text:p>4 910 811</text:p>
          </table:table-cell>
          <table:table-cell office:value-type="float" office:value="49.518841316564988" table:style-name="ce16">
            <text:p>49,52</text:p>
          </table:table-cell>
          <table:table-cell office:value-type="float" office:value="5.9454880435614059E-4" table:style-name="ce14">
            <text:p>0,00059</text:p>
          </table:table-cell>
          <table:table-cell office:value-type="float" office:value="98824.698080875081" table:style-name="ce15">
            <text:p>98 825</text:p>
          </table:table-cell>
          <table:table-cell office:value-type="float" office:value="58.756106084840859" table:style-name="ce15">
            <text:p>59</text:p>
          </table:table-cell>
          <table:table-cell office:value-type="float" office:value="98795.320027832669" table:style-name="ce15">
            <text:p>98 795</text:p>
          </table:table-cell>
          <table:table-cell office:value-type="float" office:value="4684324.1541800275" table:style-name="ce15">
            <text:p>4 684 324</text:p>
          </table:table-cell>
          <table:table-cell office:value-type="float" office:value="47.40033863140691" table:style-name="ce16">
            <text:p>47,40</text:p>
          </table:table-cell>
          <table:table-cell office:value-type="float" office:value="35" table:style-name="ce13">
            <text:p>35</text:p>
          </table:table-cell>
          <table:table-cell table:number-columns-repeated="16364" table:style-name="ce5"/>
        </table:table-row>
        <table:table-row table:style-name="ro2">
          <table:table-cell office:value-type="float" office:value="36" table:style-name="ce13">
            <text:p>36</text:p>
          </table:table-cell>
          <table:table-cell office:value-type="float" office:value="8.1503728451390648E-4" table:style-name="ce14">
            <text:p>0,00082</text:p>
          </table:table-cell>
          <table:table-cell office:value-type="float" office:value="98420.615694888809" table:style-name="ce15">
            <text:p>98 421</text:p>
          </table:table-cell>
          <table:table-cell office:value-type="float" office:value="80.216471356148944" table:style-name="ce15">
            <text:p>80</text:p>
          </table:table-cell>
          <table:table-cell office:value-type="float" office:value="98380.507459210727" table:style-name="ce15">
            <text:p>98 381</text:p>
          </table:table-cell>
          <table:table-cell office:value-type="float" office:value="4349389.435042019" table:style-name="ce15">
            <text:p>4 349 389</text:p>
          </table:table-cell>
          <table:table-cell office:value-type="float" office:value="44.191853549519017" table:style-name="ce16">
            <text:p>44,19</text:p>
          </table:table-cell>
          <table:table-cell office:value-type="float" office:value="4.4848717859697241E-4" table:style-name="ce14">
            <text:p>0,00045</text:p>
          </table:table-cell>
          <table:table-cell office:value-type="float" office:value="99130.518644078737" table:style-name="ce15">
            <text:p>99 131</text:p>
          </table:table-cell>
          <table:table-cell office:value-type="float" office:value="44.458766619537442" table:style-name="ce15">
            <text:p>44</text:p>
          </table:table-cell>
          <table:table-cell office:value-type="float" office:value="99108.289260768972" table:style-name="ce15">
            <text:p>99 108</text:p>
          </table:table-cell>
          <table:table-cell office:value-type="float" office:value="4811660.0673807915" table:style-name="ce15">
            <text:p>4 811 660</text:p>
          </table:table-cell>
          <table:table-cell office:value-type="float" office:value="48.538635056038835" table:style-name="ce16">
            <text:p>48,54</text:p>
          </table:table-cell>
          <table:table-cell office:value-type="float" office:value="6.3308116988557053E-4" table:style-name="ce14">
            <text:p>0,00063</text:p>
          </table:table-cell>
          <table:table-cell office:value-type="float" office:value="98765.941974790243" table:style-name="ce15">
            <text:p>98 766</text:p>
          </table:table-cell>
          <table:table-cell office:value-type="float" office:value="62.526858090250585" table:style-name="ce15">
            <text:p>63</text:p>
          </table:table-cell>
          <table:table-cell office:value-type="float" office:value="98734.678545745119" table:style-name="ce15">
            <text:p>98 735</text:p>
          </table:table-cell>
          <table:table-cell office:value-type="float" office:value="4585528.8341521947" table:style-name="ce15">
            <text:p>4 585 529</text:p>
          </table:table-cell>
          <table:table-cell office:value-type="float" office:value="46.428239760246903" table:style-name="ce16">
            <text:p>46,43</text:p>
          </table:table-cell>
          <table:table-cell office:value-type="float" office:value="36" table:style-name="ce13">
            <text:p>36</text:p>
          </table:table-cell>
          <table:table-cell table:number-columns-repeated="16364" table:style-name="ce5"/>
        </table:table-row>
        <table:table-row table:style-name="ro2">
          <table:table-cell office:value-type="float" office:value="37" table:style-name="ce13">
            <text:p>37</text:p>
          </table:table-cell>
          <table:table-cell office:value-type="float" office:value="8.4883445619985483E-4" table:style-name="ce14">
            <text:p>0,00085</text:p>
          </table:table-cell>
          <table:table-cell office:value-type="float" office:value="98340.399223532659" table:style-name="ce15">
            <text:p>98 340</text:p>
          </table:table-cell>
          <table:table-cell office:value-type="float" office:value="83.47471929738397" table:style-name="ce15">
            <text:p>83</text:p>
          </table:table-cell>
          <table:table-cell office:value-type="float" office:value="98298.661863883957" table:style-name="ce15">
            <text:p>98 299</text:p>
          </table:table-cell>
          <table:table-cell office:value-type="float" office:value="4251008.9275828078" table:style-name="ce15">
            <text:p>4 251 009</text:p>
          </table:table-cell>
          <table:table-cell office:value-type="float" office:value="43.227493086743031" table:style-name="ce16">
            <text:p>43,23</text:p>
          </table:table-cell>
          <table:table-cell office:value-type="float" office:value="5.0237750383015623E-4" table:style-name="ce14">
            <text:p>0,00050</text:p>
          </table:table-cell>
          <table:table-cell office:value-type="float" office:value="99086.059877459193" table:style-name="ce15">
            <text:p>99 086</text:p>
          </table:table-cell>
          <table:table-cell office:value-type="float" office:value="49.778607425603347" table:style-name="ce15">
            <text:p>50</text:p>
          </table:table-cell>
          <table:table-cell office:value-type="float" office:value="99061.170573746393" table:style-name="ce15">
            <text:p>99 061</text:p>
          </table:table-cell>
          <table:table-cell office:value-type="float" office:value="4712551.7781200223" table:style-name="ce15">
            <text:p>4 712 552</text:p>
          </table:table-cell>
          <table:table-cell office:value-type="float" office:value="47.560189434801288" table:style-name="ce16">
            <text:p>47,56</text:p>
          </table:table-cell>
          <table:table-cell office:value-type="float" office:value="6.7703759750235826E-4" table:style-name="ce14">
            <text:p>0,00068</text:p>
          </table:table-cell>
          <table:table-cell office:value-type="float" office:value="98703.415116699995" table:style-name="ce15">
            <text:p>98 703</text:p>
          </table:table-cell>
          <table:table-cell office:value-type="float" office:value="66.825923035888522" table:style-name="ce15">
            <text:p>67</text:p>
          </table:table-cell>
          <table:table-cell office:value-type="float" office:value="98670.002155182054" table:style-name="ce15">
            <text:p>98 670</text:p>
          </table:table-cell>
          <table:table-cell office:value-type="float" office:value="4486794.1556064496" table:style-name="ce15">
            <text:p>4 486 794</text:p>
          </table:table-cell>
          <table:table-cell office:value-type="float" office:value="45.457334483326427" table:style-name="ce16">
            <text:p>45,46</text:p>
          </table:table-cell>
          <table:table-cell office:value-type="float" office:value="37" table:style-name="ce13">
            <text:p>37</text:p>
          </table:table-cell>
          <table:table-cell table:number-columns-repeated="16364" table:style-name="ce5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8.9128421725258766E-4" table:style-name="ce14">
            <text:p>0,00089</text:p>
          </table:table-cell>
          <table:table-cell office:value-type="float" office:value="98256.92450423527" table:style-name="ce15">
            <text:p>98 257</text:p>
          </table:table-cell>
          <table:table-cell office:value-type="float" office:value="87.574846046403934" table:style-name="ce15">
            <text:p>88</text:p>
          </table:table-cell>
          <table:table-cell office:value-type="float" office:value="98213.137081212073" table:style-name="ce15">
            <text:p>98 213</text:p>
          </table:table-cell>
          <table:table-cell office:value-type="float" office:value="4152710.2657189243" table:style-name="ce15">
            <text:p>4 152 710</text:p>
          </table:table-cell>
          <table:table-cell office:value-type="float" office:value="42.263792467267038" table:style-name="ce16">
            <text:p>42,26</text:p>
          </table:table-cell>
          <table:table-cell office:value-type="float" office:value="5.6127707781515048E-4" table:style-name="ce14">
            <text:p>0,00056</text:p>
          </table:table-cell>
          <table:table-cell office:value-type="float" office:value="99036.281270033593" table:style-name="ce15">
            <text:p>99 036</text:p>
          </table:table-cell>
          <table:table-cell office:value-type="float" office:value="55.586794548923777" table:style-name="ce15">
            <text:p>56</text:p>
          </table:table-cell>
          <table:table-cell office:value-type="float" office:value="99008.487872759128" table:style-name="ce15">
            <text:p>99 008</text:p>
          </table:table-cell>
          <table:table-cell office:value-type="float" office:value="4613490.6075462755" table:style-name="ce15">
            <text:p>4 613 491</text:p>
          </table:table-cell>
          <table:table-cell office:value-type="float" office:value="46.583843298468295" table:style-name="ce16">
            <text:p>46,58</text:p>
          </table:table-cell>
          <table:table-cell office:value-type="float" office:value="7.2787792317840464E-4" table:style-name="ce14">
            <text:p>0,00073</text:p>
          </table:table-cell>
          <table:table-cell office:value-type="float" office:value="98636.589193664113" table:style-name="ce15">
            <text:p>98 637</text:p>
          </table:table-cell>
          <table:table-cell office:value-type="float" office:value="71.795395691685698" table:style-name="ce15">
            <text:p>72</text:p>
          </table:table-cell>
          <table:table-cell office:value-type="float" office:value="98600.691495818261" table:style-name="ce15">
            <text:p>98 601</text:p>
          </table:table-cell>
          <table:table-cell office:value-type="float" office:value="4388124.1534512676" table:style-name="ce15">
            <text:p>4 388 124</text:p>
          </table:table-cell>
          <table:table-cell office:value-type="float" office:value="44.48779291055552" table:style-name="ce16">
            <text:p>44,49</text:p>
          </table:table-cell>
          <table:table-cell office:value-type="float" office:value="38" table:style-name="ce13">
            <text:p>38</text:p>
          </table:table-cell>
          <table:table-cell table:number-columns-repeated="16364" table:style-name="ce5"/>
        </table:table-row>
        <table:table-row table:style-name="ro2">
          <table:table-cell office:value-type="float" office:value="39" table:style-name="ce13">
            <text:p>39</text:p>
          </table:table-cell>
          <table:table-cell office:value-type="float" office:value="9.5006418905370653E-4" table:style-name="ce14">
            <text:p>0,00095</text:p>
          </table:table-cell>
          <table:table-cell office:value-type="float" office:value="98169.349658188861" table:style-name="ce15">
            <text:p>98 169</text:p>
          </table:table-cell>
          <table:table-cell office:value-type="float" office:value="93.267183572936958" table:style-name="ce15">
            <text:p>93</text:p>
          </table:table-cell>
          <table:table-cell office:value-type="float" office:value="98122.716066402383" table:style-name="ce15">
            <text:p>98 123</text:p>
          </table:table-cell>
          <table:table-cell office:value-type="float" office:value="4054497.1286377124" table:style-name="ce15">
            <text:p>4 054 497</text:p>
          </table:table-cell>
          <table:table-cell office:value-type="float" office:value="41.301049082578942" table:style-name="ce16">
            <text:p>41,30</text:p>
          </table:table-cell>
          <table:table-cell office:value-type="float" office:value="6.2085832823387146E-4" table:style-name="ce14">
            <text:p>0,00062</text:p>
          </table:table-cell>
          <table:table-cell office:value-type="float" office:value="98980.694475484663" table:style-name="ce15">
            <text:p>98 981</text:p>
          </table:table-cell>
          <table:table-cell office:value-type="float" office:value="61.452988499477001" table:style-name="ce15">
            <text:p>61</text:p>
          </table:table-cell>
          <table:table-cell office:value-type="float" office:value="98949.96798123492" table:style-name="ce15">
            <text:p>98 950</text:p>
          </table:table-cell>
          <table:table-cell office:value-type="float" office:value="4514482.1196735166" table:style-name="ce15">
            <text:p>4 514 482</text:p>
          </table:table-cell>
          <table:table-cell office:value-type="float" office:value="45.609723629405877" table:style-name="ce16">
            <text:p>45,61</text:p>
          </table:table-cell>
          <table:table-cell office:value-type="float" office:value="7.8707439829122814E-4" table:style-name="ce14">
            <text:p>0,00079</text:p>
          </table:table-cell>
          <table:table-cell office:value-type="float" office:value="98564.793797972423" table:style-name="ce15">
            <text:p>98 565</text:p>
          </table:table-cell>
          <table:table-cell office:value-type="float" office:value="77.577825771238125" table:style-name="ce15">
            <text:p>78</text:p>
          </table:table-cell>
          <table:table-cell office:value-type="float" office:value="98526.004885086804" table:style-name="ce15">
            <text:p>98 526</text:p>
          </table:table-cell>
          <table:table-cell office:value-type="float" office:value="4289523.4619554495" table:style-name="ce15">
            <text:p>4 289 523</text:p>
          </table:table-cell>
          <table:table-cell office:value-type="float" office:value="43.519833975888552" table:style-name="ce16">
            <text:p>43,52</text:p>
          </table:table-cell>
          <table:table-cell office:value-type="float" office:value="39" table:style-name="ce13">
            <text:p>39</text:p>
          </table:table-cell>
          <table:table-cell table:number-columns-repeated="16364" table:style-name="ce5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1.0328519929849345E-3" table:style-name="ce14">
            <text:p>0,00103</text:p>
          </table:table-cell>
          <table:table-cell office:value-type="float" office:value="98076.08247461592" table:style-name="ce15">
            <text:p>98 076</text:p>
          </table:table-cell>
          <table:table-cell office:value-type="float" office:value="101.29807724806186" table:style-name="ce15">
            <text:p>101</text:p>
          </table:table-cell>
          <table:table-cell office:value-type="float" office:value="98025.433435991887" table:style-name="ce15">
            <text:p>98 025</text:p>
          </table:table-cell>
          <table:table-cell office:value-type="float" office:value="3956374.4125713101" table:style-name="ce15">
            <text:p>3 956 374</text:p>
          </table:table-cell>
          <table:table-cell office:value-type="float" office:value="40.33984956113332" table:style-name="ce16">
            <text:p>40,34</text:p>
          </table:table-cell>
          <table:table-cell office:value-type="float" office:value="6.767936827684354E-4" table:style-name="ce14">
            <text:p>0,00068</text:p>
          </table:table-cell>
          <table:table-cell office:value-type="float" office:value="98919.241486985193" table:style-name="ce15">
            <text:p>98 919</text:p>
          </table:table-cell>
          <table:table-cell office:value-type="float" office:value="66.947917742636918" table:style-name="ce15">
            <text:p>67</text:p>
          </table:table-cell>
          <table:table-cell office:value-type="float" office:value="98885.76752811388" table:style-name="ce15">
            <text:p>98 886</text:p>
          </table:table-cell>
          <table:table-cell office:value-type="float" office:value="4415532.1516922815" table:style-name="ce15">
            <text:p>4 415 532</text:p>
          </table:table-cell>
          <table:table-cell office:value-type="float" office:value="44.637747776030338" table:style-name="ce16">
            <text:p>44,64</text:p>
          </table:table-cell>
          <table:table-cell office:value-type="float" office:value="8.5609927421849191E-4" table:style-name="ce14">
            <text:p>0,00086</text:p>
          </table:table-cell>
          <table:table-cell office:value-type="float" office:value="98487.215972201186" table:style-name="ce15">
            <text:p>98 487</text:p>
          </table:table-cell>
          <table:table-cell office:value-type="float" office:value="84.314834113601293" table:style-name="ce15">
            <text:p>84</text:p>
          </table:table-cell>
          <table:table-cell office:value-type="float" office:value="98445.05855514438" table:style-name="ce15">
            <text:p>98 445</text:p>
          </table:table-cell>
          <table:table-cell office:value-type="float" office:value="4190997.4570703623" table:style-name="ce15">
            <text:p>4 190 997</text:p>
          </table:table-cell>
          <table:table-cell office:value-type="float" office:value="42.553720457011451" table:style-name="ce16">
            <text:p>42,55</text:p>
          </table:table-cell>
          <table:table-cell office:value-type="float" office:value="40" table:style-name="ce13">
            <text:p>40</text:p>
          </table:table-cell>
          <table:table-cell table:number-columns-repeated="16364" table:style-name="ce5"/>
        </table:table-row>
        <table:table-row table:style-name="ro2">
          <table:table-cell office:value-type="float" office:value="41" table:style-name="ce13">
            <text:p>41</text:p>
          </table:table-cell>
          <table:table-cell office:value-type="float" office:value="1.1471246601514409E-3" table:style-name="ce14">
            <text:p>0,00115</text:p>
          </table:table-cell>
          <table:table-cell office:value-type="float" office:value="97974.784397367854" table:style-name="ce15">
            <text:p>97 975</text:p>
          </table:table-cell>
          <table:table-cell office:value-type="float" office:value="112.38929125524129" table:style-name="ce15">
            <text:p>112</text:p>
          </table:table-cell>
          <table:table-cell office:value-type="float" office:value="97918.589751740234" table:style-name="ce15">
            <text:p>97 919</text:p>
          </table:table-cell>
          <table:table-cell office:value-type="float" office:value="3858348.9791353182" table:style-name="ce15">
            <text:p>3 858 349</text:p>
          </table:table-cell>
          <table:table-cell office:value-type="float" office:value="39.381040773578626" table:style-name="ce16">
            <text:p>39,38</text:p>
          </table:table-cell>
          <table:table-cell office:value-type="float" office:value="7.2489582604214314E-4" table:style-name="ce14">
            <text:p>0,00072</text:p>
          </table:table-cell>
          <table:table-cell office:value-type="float" office:value="98852.293569242553" table:style-name="ce15">
            <text:p>98 852</text:p>
          </table:table-cell>
          <table:table-cell office:value-type="float" office:value="71.657615003036511" table:style-name="ce15">
            <text:p>72</text:p>
          </table:table-cell>
          <table:table-cell office:value-type="float" office:value="98816.464761741037" table:style-name="ce15">
            <text:p>98 816</text:p>
          </table:table-cell>
          <table:table-cell office:value-type="float" office:value="4316646.3841641676" table:style-name="ce15">
            <text:p>4 316 646</text:p>
          </table:table-cell>
          <table:table-cell office:value-type="float" office:value="43.667640155870622" table:style-name="ce16">
            <text:p>43,67</text:p>
          </table:table-cell>
          <table:table-cell office:value-type="float" office:value="9.3640145596793421E-4" table:style-name="ce14">
            <text:p>0,00094</text:p>
          </table:table-cell>
          <table:table-cell office:value-type="float" office:value="98402.901138087589" table:style-name="ce15">
            <text:p>98 403</text:p>
          </table:table-cell>
          <table:table-cell office:value-type="float" office:value="92.144619897173911" table:style-name="ce15">
            <text:p>92</text:p>
          </table:table-cell>
          <table:table-cell office:value-type="float" office:value="98356.828828138998" table:style-name="ce15">
            <text:p>98 357</text:p>
          </table:table-cell>
          <table:table-cell office:value-type="float" office:value="4092552.3985152179" table:style-name="ce15">
            <text:p>4 092 552</text:p>
          </table:table-cell>
          <table:table-cell office:value-type="float" office:value="41.58975346440436" table:style-name="ce16">
            <text:p>41,59</text:p>
          </table:table-cell>
          <table:table-cell office:value-type="float" office:value="41" table:style-name="ce13">
            <text:p>41</text:p>
          </table:table-cell>
          <table:table-cell table:number-columns-repeated="16364" table:style-name="ce5"/>
        </table:table-row>
        <table:table-row table:style-name="ro2">
          <table:table-cell office:value-type="float" office:value="42" table:style-name="ce13">
            <text:p>42</text:p>
          </table:table-cell>
          <table:table-cell office:value-type="float" office:value="1.2925612746521697E-3" table:style-name="ce14">
            <text:p>0,00129</text:p>
          </table:table-cell>
          <table:table-cell office:value-type="float" office:value="97862.395106112614" table:style-name="ce15">
            <text:p>97 862</text:p>
          </table:table-cell>
          <table:table-cell office:value-type="float" office:value="126.49314215887118" table:style-name="ce15">
            <text:p>126</text:p>
          </table:table-cell>
          <table:table-cell office:value-type="float" office:value="97799.148535033179" table:style-name="ce15">
            <text:p>97 799</text:p>
          </table:table-cell>
          <table:table-cell office:value-type="float" office:value="3760430.3893835777" table:style-name="ce15">
            <text:p>3 760 430</text:p>
          </table:table-cell>
          <table:table-cell office:value-type="float" office:value="38.425693396387111" table:style-name="ce16">
            <text:p>38,43</text:p>
          </table:table-cell>
          <table:table-cell office:value-type="float" office:value="7.6642993126701511E-4" table:style-name="ce14">
            <text:p>0,00077</text:p>
          </table:table-cell>
          <table:table-cell office:value-type="float" office:value="98780.635954239522" table:style-name="ce15">
            <text:p>98 781</text:p>
          </table:table-cell>
          <table:table-cell office:value-type="float" office:value="75.708436024919834" table:style-name="ce15">
            <text:p>76</text:p>
          </table:table-cell>
          <table:table-cell office:value-type="float" office:value="98742.781736227073" table:style-name="ce15">
            <text:p>98 743</text:p>
          </table:table-cell>
          <table:table-cell office:value-type="float" office:value="4217829.9194024261" table:style-name="ce15">
            <text:p>4 217 830</text:p>
          </table:table-cell>
          <table:table-cell office:value-type="float" office:value="42.698954897965535" table:style-name="ce16">
            <text:p>42,70</text:p>
          </table:table-cell>
          <table:table-cell office:value-type="float" office:value="1.0285222584164595E-3" table:style-name="ce14">
            <text:p>0,00103</text:p>
          </table:table-cell>
          <table:table-cell office:value-type="float" office:value="98310.756518190421" table:style-name="ce15">
            <text:p>98 311</text:p>
          </table:table-cell>
          <table:table-cell office:value-type="float" office:value="101.11480132071988" table:style-name="ce15">
            <text:p>101</text:p>
          </table:table-cell>
          <table:table-cell office:value-type="float" office:value="98260.199117530065" table:style-name="ce15">
            <text:p>98 260</text:p>
          </table:table-cell>
          <table:table-cell office:value-type="float" office:value="3994195.5696870792" table:style-name="ce15">
            <text:p>3 994 196</text:p>
          </table:table-cell>
          <table:table-cell office:value-type="float" office:value="40.628266032598724" table:style-name="ce16">
            <text:p>40,63</text:p>
          </table:table-cell>
          <table:table-cell office:value-type="float" office:value="42" table:style-name="ce13">
            <text:p>42</text:p>
          </table:table-cell>
          <table:table-cell table:number-columns-repeated="16364" table:style-name="ce5"/>
        </table:table-row>
        <table:table-row table:style-name="ro2">
          <table:table-cell office:value-type="float" office:value="43" table:style-name="ce13">
            <text:p>43</text:p>
          </table:table-cell>
          <table:table-cell office:value-type="float" office:value="1.4587111116126299E-3" table:style-name="ce14">
            <text:p>0,00146</text:p>
          </table:table-cell>
          <table:table-cell office:value-type="float" office:value="97735.901963953744" table:style-name="ce15">
            <text:p>97 736</text:p>
          </table:table-cell>
          <table:table-cell office:value-type="float" office:value="142.56844619830198" table:style-name="ce15">
            <text:p>143</text:p>
          </table:table-cell>
          <table:table-cell office:value-type="float" office:value="97664.617740854592" table:style-name="ce15">
            <text:p>97 665</text:p>
          </table:table-cell>
          <table:table-cell office:value-type="float" office:value="3662631.2408485445" table:style-name="ce15">
            <text:p>3 662 631</text:p>
          </table:table-cell>
          <table:table-cell office:value-type="float" office:value="37.474778124003706" table:style-name="ce16">
            <text:p>37,47</text:p>
          </table:table-cell>
          <table:table-cell office:value-type="float" office:value="8.0974414718442051E-4" table:style-name="ce14">
            <text:p>0,00081</text:p>
          </table:table-cell>
          <table:table-cell office:value-type="float" office:value="98704.927518214608" table:style-name="ce15">
            <text:p>98 705</text:p>
          </table:table-cell>
          <table:table-cell office:value-type="float" office:value="79.925737356136722" table:style-name="ce15">
            <text:p>80</text:p>
          </table:table-cell>
          <table:table-cell office:value-type="float" office:value="98664.96464953653" table:style-name="ce15">
            <text:p>98 665</text:p>
          </table:table-cell>
          <table:table-cell office:value-type="float" office:value="4119087.1376661989" table:style-name="ce15">
            <text:p>4 119 087</text:p>
          </table:table-cell>
          <table:table-cell office:value-type="float" office:value="41.731322247372901" table:style-name="ce16">
            <text:p>41,73</text:p>
          </table:table-cell>
          <table:table-cell office:value-type="float" office:value="1.1318240047590244E-3" table:style-name="ce14">
            <text:p>0,00113</text:p>
          </table:table-cell>
          <table:table-cell office:value-type="float" office:value="98209.641716869708" table:style-name="ce15">
            <text:p>98 210</text:p>
          </table:table-cell>
          <table:table-cell office:value-type="float" office:value="111.15602999393641" table:style-name="ce15">
            <text:p>111</text:p>
          </table:table-cell>
          <table:table-cell office:value-type="float" office:value="98154.063701872743" table:style-name="ce15">
            <text:p>98 154</text:p>
          </table:table-cell>
          <table:table-cell office:value-type="float" office:value="3895935.370569549" table:style-name="ce15">
            <text:p>3 895 935</text:p>
          </table:table-cell>
          <table:table-cell office:value-type="float" office:value="39.669581341119326" table:style-name="ce16">
            <text:p>39,67</text:p>
          </table:table-cell>
          <table:table-cell office:value-type="float" office:value="43" table:style-name="ce13">
            <text:p>43</text:p>
          </table:table-cell>
          <table:table-cell table:number-columns-repeated="16364" table:style-name="ce5"/>
        </table:table-row>
        <table:table-row table:style-name="ro2">
          <table:table-cell office:value-type="float" office:value="44" table:style-name="ce13">
            <text:p>44</text:p>
          </table:table-cell>
          <table:table-cell office:value-type="float" office:value="1.6344464539752169E-3" table:style-name="ce14">
            <text:p>0,00163</text:p>
          </table:table-cell>
          <table:table-cell office:value-type="float" office:value="97593.33351775544" table:style-name="ce15">
            <text:p>97 593</text:p>
          </table:table-cell>
          <table:table-cell office:value-type="float" office:value="159.51107789971607" table:style-name="ce15">
            <text:p>160</text:p>
          </table:table-cell>
          <table:table-cell office:value-type="float" office:value="97513.577978805581" table:style-name="ce15">
            <text:p>97 514</text:p>
          </table:table-cell>
          <table:table-cell office:value-type="float" office:value="3564966.6231076899" table:style-name="ce15">
            <text:p>3 564 967</text:p>
          </table:table-cell>
          <table:table-cell office:value-type="float" office:value="36.528792434978207" table:style-name="ce16">
            <text:p>36,53</text:p>
          </table:table-cell>
          <table:table-cell office:value-type="float" office:value="8.6365998971276055E-4" table:style-name="ce14">
            <text:p>0,00086</text:p>
          </table:table-cell>
          <table:table-cell office:value-type="float" office:value="98625.001780858467" table:style-name="ce15">
            <text:p>98 625</text:p>
          </table:table-cell>
          <table:table-cell office:value-type="float" office:value="85.178468023477208" table:style-name="ce15">
            <text:p>85</text:p>
          </table:table-cell>
          <table:table-cell office:value-type="float" office:value="98582.412546846725" table:style-name="ce15">
            <text:p>98 582</text:p>
          </table:table-cell>
          <table:table-cell office:value-type="float" office:value="4020422.1730166622" table:style-name="ce15">
            <text:p>4 020 422</text:p>
          </table:table-cell>
          <table:table-cell office:value-type="float" office:value="40.76473612593599" table:style-name="ce16">
            <text:p>40,76</text:p>
          </table:table-cell>
          <table:table-cell office:value-type="float" office:value="1.2455902241926106E-3" table:style-name="ce14">
            <text:p>0,00125</text:p>
          </table:table-cell>
          <table:table-cell office:value-type="float" office:value="98098.485686875778" table:style-name="ce15">
            <text:p>98 098</text:p>
          </table:table-cell>
          <table:table-cell office:value-type="float" office:value="122.1905147796712" table:style-name="ce15">
            <text:p>122</text:p>
          </table:table-cell>
          <table:table-cell office:value-type="float" office:value="98037.390429485939" table:style-name="ce15">
            <text:p>98 037</text:p>
          </table:table-cell>
          <table:table-cell office:value-type="float" office:value="3797781.3068676763" table:style-name="ce15">
            <text:p>3 797 781</text:p>
          </table:table-cell>
          <table:table-cell office:value-type="float" office:value="38.713964647629282" table:style-name="ce16">
            <text:p>38,71</text:p>
          </table:table-cell>
          <table:table-cell office:value-type="float" office:value="44" table:style-name="ce13">
            <text:p>44</text:p>
          </table:table-cell>
          <table:table-cell table:number-columns-repeated="16364" table:style-name="ce5"/>
        </table:table-row>
        <table:table-row table:style-name="ro2">
          <table:table-cell office:value-type="float" office:value="45" table:style-name="ce13">
            <text:p>45</text:p>
          </table:table-cell>
          <table:table-cell office:value-type="float" office:value="1.8086395846820501E-3" table:style-name="ce14">
            <text:p>0,00181</text:p>
          </table:table-cell>
          <table:table-cell office:value-type="float" office:value="97433.822439855721" table:style-name="ce15">
            <text:p>97 434</text:p>
          </table:table-cell>
          <table:table-cell office:value-type="float" office:value="176.22266815160526" table:style-name="ce15">
            <text:p>176</text:p>
          </table:table-cell>
          <table:table-cell office:value-type="float" office:value="97345.711105779919" table:style-name="ce15">
            <text:p>97 346</text:p>
          </table:table-cell>
          <table:table-cell office:value-type="float" office:value="3467453.0451288843" table:style-name="ce15">
            <text:p>3 467 453</text:p>
          </table:table-cell>
          <table:table-cell office:value-type="float" office:value="35.587775972448227" table:style-name="ce16">
            <text:p>35,59</text:p>
          </table:table-cell>
          <table:table-cell office:value-type="float" office:value="9.3699897477033127E-4" table:style-name="ce14">
            <text:p>0,00094</text:p>
          </table:table-cell>
          <table:table-cell office:value-type="float" office:value="98539.823312834997" table:style-name="ce15">
            <text:p>98 540</text:p>
          </table:table-cell>
          <table:table-cell office:value-type="float" office:value="92.33171341817598" table:style-name="ce15">
            <text:p>92</text:p>
          </table:table-cell>
          <table:table-cell office:value-type="float" office:value="98493.657456125919" table:style-name="ce15">
            <text:p>98 494</text:p>
          </table:table-cell>
          <table:table-cell office:value-type="float" office:value="3921839.7604698157" table:style-name="ce15">
            <text:p>3 921 840</text:p>
          </table:table-cell>
          <table:table-cell office:value-type="float" office:value="39.79954122729778" table:style-name="ce16">
            <text:p>39,80</text:p>
          </table:table-cell>
          <table:table-cell office:value-type="float" office:value="1.3691044459140927E-3" table:style-name="ce14">
            <text:p>0,00137</text:p>
          </table:table-cell>
          <table:table-cell office:value-type="float" office:value="97976.295172096114" table:style-name="ce15">
            <text:p>97 976</text:p>
          </table:table-cell>
          <table:table-cell office:value-type="float" office:value="134.13978131430824" table:style-name="ce15">
            <text:p>134</text:p>
          </table:table-cell>
          <table:table-cell office:value-type="float" office:value="97909.225281438965" table:style-name="ce15">
            <text:p>97 909</text:p>
          </table:table-cell>
          <table:table-cell office:value-type="float" office:value="3699743.9164381903" table:style-name="ce15">
            <text:p>3 699 744</text:p>
          </table:table-cell>
          <table:table-cell office:value-type="float" office:value="37.761622951138961" table:style-name="ce16">
            <text:p>37,76</text:p>
          </table:table-cell>
          <table:table-cell office:value-type="float" office:value="45" table:style-name="ce13">
            <text:p>45</text:p>
          </table:table-cell>
          <table:table-cell table:number-columns-repeated="16364" table:style-name="ce5"/>
        </table:table-row>
        <table:table-row table:style-name="ro2">
          <table:table-cell office:value-type="float" office:value="46" table:style-name="ce13">
            <text:p>46</text:p>
          </table:table-cell>
          <table:table-cell office:value-type="float" office:value="1.9706742031541384E-3" table:style-name="ce14">
            <text:p>0,00197</text:p>
          </table:table-cell>
          <table:table-cell office:value-type="float" office:value="97257.599771704117" table:style-name="ce15">
            <text:p>97 258</text:p>
          </table:table-cell>
          <table:table-cell office:value-type="float" office:value="191.66304293078713" table:style-name="ce15">
            <text:p>192</text:p>
          </table:table-cell>
          <table:table-cell office:value-type="float" office:value="97161.768250238732" table:style-name="ce15">
            <text:p>97 162</text:p>
          </table:table-cell>
          <table:table-cell office:value-type="float" office:value="3370107.3340231045" table:style-name="ce15">
            <text:p>3 370 107</text:p>
          </table:table-cell>
          <table:table-cell office:value-type="float" office:value="34.651352099310138" table:style-name="ce16">
            <text:p>34,65</text:p>
          </table:table-cell>
          <table:table-cell office:value-type="float" office:value="1.0383540033973332E-3" table:style-name="ce14">
            <text:p>0,00104</text:p>
          </table:table-cell>
          <table:table-cell office:value-type="float" office:value="98447.491599416826" table:style-name="ce15">
            <text:p>98 447</text:p>
          </table:table-cell>
          <table:table-cell office:value-type="float" office:value="102.22334702667979" table:style-name="ce15">
            <text:p>102</text:p>
          </table:table-cell>
          <table:table-cell office:value-type="float" office:value="98396.379925903486" table:style-name="ce15">
            <text:p>98 396</text:p>
          </table:table-cell>
          <table:table-cell office:value-type="float" office:value="3823346.1030136896" table:style-name="ce15">
            <text:p>3 823 346</text:p>
          </table:table-cell>
          <table:table-cell office:value-type="float" office:value="38.836399393200367" table:style-name="ce16">
            <text:p>38,84</text:p>
          </table:table-cell>
          <table:table-cell office:value-type="float" office:value="1.5017746486747556E-3" table:style-name="ce14">
            <text:p>0,00150</text:p>
          </table:table-cell>
          <table:table-cell office:value-type="float" office:value="97842.155390781802" table:style-name="ce15">
            <text:p>97 842</text:p>
          </table:table-cell>
          <table:table-cell office:value-type="float" office:value="146.9368685375722" table:style-name="ce15">
            <text:p>147</text:p>
          </table:table-cell>
          <table:table-cell office:value-type="float" office:value="97768.686956513018" table:style-name="ce15">
            <text:p>97 769</text:p>
          </table:table-cell>
          <table:table-cell office:value-type="float" office:value="3601834.6911567515" table:style-name="ce15">
            <text:p>3 601 835</text:p>
          </table:table-cell>
          <table:table-cell office:value-type="float" office:value="36.812707945476213" table:style-name="ce16">
            <text:p>36,81</text:p>
          </table:table-cell>
          <table:table-cell office:value-type="float" office:value="46" table:style-name="ce13">
            <text:p>46</text:p>
          </table:table-cell>
          <table:table-cell table:number-columns-repeated="16364" table:style-name="ce5"/>
        </table:table-row>
        <table:table-row table:style-name="ro2">
          <table:table-cell office:value-type="float" office:value="47" table:style-name="ce13">
            <text:p>47</text:p>
          </table:table-cell>
          <table:table-cell office:value-type="float" office:value="2.1249979951746358E-3" table:style-name="ce14">
            <text:p>0,00212</text:p>
          </table:table-cell>
          <table:table-cell office:value-type="float" office:value="97065.936728773333" table:style-name="ce15">
            <text:p>97 066</text:p>
          </table:table-cell>
          <table:table-cell office:value-type="float" office:value="206.26492094839139" table:style-name="ce15">
            <text:p>206</text:p>
          </table:table-cell>
          <table:table-cell office:value-type="float" office:value="96962.804268299136" table:style-name="ce15">
            <text:p>96 963</text:p>
          </table:table-cell>
          <table:table-cell office:value-type="float" office:value="3272945.5657728659" table:style-name="ce15">
            <text:p>3 272 946</text:p>
          </table:table-cell>
          <table:table-cell office:value-type="float" office:value="33.718786178495343" table:style-name="ce16">
            <text:p>33,72</text:p>
          </table:table-cell>
          <table:table-cell office:value-type="float" office:value="1.1695840297631284E-3" table:style-name="ce14">
            <text:p>0,00117</text:p>
          </table:table-cell>
          <table:table-cell office:value-type="float" office:value="98345.268252390146" table:style-name="ce15">
            <text:p>98 345</text:p>
          </table:table-cell>
          <table:table-cell office:value-type="float" office:value="115.02305515076633" table:style-name="ce15">
            <text:p>115</text:p>
          </table:table-cell>
          <table:table-cell office:value-type="float" office:value="98287.756724814768" table:style-name="ce15">
            <text:p>98 288</text:p>
          </table:table-cell>
          <table:table-cell office:value-type="float" office:value="3724949.7230877862" table:style-name="ce15">
            <text:p>3 724 950</text:p>
          </table:table-cell>
          <table:table-cell office:value-type="float" office:value="37.87624752345171" table:style-name="ce16">
            <text:p>37,88</text:p>
          </table:table-cell>
          <table:table-cell office:value-type="float" office:value="1.6466745249295145E-3" table:style-name="ce14">
            <text:p>0,00165</text:p>
          </table:table-cell>
          <table:table-cell office:value-type="float" office:value="97695.218522244235" table:style-name="ce15">
            <text:p>97 695</text:p>
          </table:table-cell>
          <table:table-cell office:value-type="float" office:value="160.87222754800163" table:style-name="ce15">
            <text:p>161</text:p>
          </table:table-cell>
          <table:table-cell office:value-type="float" office:value="97614.78240847023" table:style-name="ce15">
            <text:p>97 615</text:p>
          </table:table-cell>
          <table:table-cell office:value-type="float" office:value="3504066.0042002383" table:style-name="ce15">
            <text:p>3 504 066</text:p>
          </table:table-cell>
          <table:table-cell office:value-type="float" office:value="35.867323469903461" table:style-name="ce16">
            <text:p>35,87</text:p>
          </table:table-cell>
          <table:table-cell office:value-type="float" office:value="47" table:style-name="ce13">
            <text:p>47</text:p>
          </table:table-cell>
          <table:table-cell table:number-columns-repeated="16364" table:style-name="ce5"/>
        </table:table-row>
        <table:table-row table:style-name="ro2">
          <table:table-cell office:value-type="float" office:value="48" table:style-name="ce13">
            <text:p>48</text:p>
          </table:table-cell>
          <table:table-cell office:value-type="float" office:value="2.2932230182628232E-3" table:style-name="ce14">
            <text:p>0,00229</text:p>
          </table:table-cell>
          <table:table-cell office:value-type="float" office:value="96859.67180782494" table:style-name="ce15">
            <text:p>96 860</text:p>
          </table:table-cell>
          <table:table-cell office:value-type="float" office:value="222.12082893108678" table:style-name="ce15">
            <text:p>222</text:p>
          </table:table-cell>
          <table:table-cell office:value-type="float" office:value="96748.611393359402" table:style-name="ce15">
            <text:p>96 749</text:p>
          </table:table-cell>
          <table:table-cell office:value-type="float" office:value="3175982.7615045668" table:style-name="ce15">
            <text:p>3 175 983</text:p>
          </table:table-cell>
          <table:table-cell office:value-type="float" office:value="32.789526355260584" table:style-name="ce16">
            <text:p>32,79</text:p>
          </table:table-cell>
          <table:table-cell office:value-type="float" office:value="1.3248751408030022E-3" table:style-name="ce14">
            <text:p>0,00132</text:p>
          </table:table-cell>
          <table:table-cell office:value-type="float" office:value="98230.245197239376" table:style-name="ce15">
            <text:p>98 230</text:p>
          </table:table-cell>
          <table:table-cell office:value-type="float" office:value="130.14280993680595" table:style-name="ce15">
            <text:p>130</text:p>
          </table:table-cell>
          <table:table-cell office:value-type="float" office:value="98165.173792270973" table:style-name="ce15">
            <text:p>98 165</text:p>
          </table:table-cell>
          <table:table-cell office:value-type="float" office:value="3626661.9663629713" table:style-name="ce15">
            <text:p>3 626 662</text:p>
          </table:table-cell>
          <table:table-cell office:value-type="float" office:value="36.92001337348686" table:style-name="ce16">
            <text:p>36,92</text:p>
          </table:table-cell>
          <table:table-cell office:value-type="float" office:value="1.8110545946449993E-3" table:style-name="ce14">
            <text:p>0,00181</text:p>
          </table:table-cell>
          <table:table-cell office:value-type="float" office:value="97534.346294696239" table:style-name="ce15">
            <text:p>97 534</text:p>
          </table:table-cell>
          <table:table-cell office:value-type="float" office:value="176.64002599270609" table:style-name="ce15">
            <text:p>177</text:p>
          </table:table-cell>
          <table:table-cell office:value-type="float" office:value="97446.026281699887" table:style-name="ce15">
            <text:p>97 446</text:p>
          </table:table-cell>
          <table:table-cell office:value-type="float" office:value="3406451.221791768" table:style-name="ce15">
            <text:p>3 406 451</text:p>
          </table:table-cell>
          <table:table-cell office:value-type="float" office:value="34.925657998458391" table:style-name="ce16">
            <text:p>34,93</text:p>
          </table:table-cell>
          <table:table-cell office:value-type="float" office:value="48" table:style-name="ce13">
            <text:p>48</text:p>
          </table:table-cell>
          <table:table-cell table:number-columns-repeated="16364" table:style-name="ce5"/>
        </table:table-row>
        <table:table-row table:style-name="ro2">
          <table:table-cell office:value-type="float" office:value="49" table:style-name="ce13">
            <text:p>49</text:p>
          </table:table-cell>
          <table:table-cell office:value-type="float" office:value="2.497895068393778E-3" table:style-name="ce14">
            <text:p>0,00250</text:p>
          </table:table-cell>
          <table:table-cell office:value-type="float" office:value="96637.550978893851" table:style-name="ce15">
            <text:p>96 638</text:p>
          </table:table-cell>
          <table:table-cell office:value-type="float" office:value="241.39046201183126" table:style-name="ce15">
            <text:p>241</text:p>
          </table:table-cell>
          <table:table-cell office:value-type="float" office:value="96516.855747887937" table:style-name="ce15">
            <text:p>96 517</text:p>
          </table:table-cell>
          <table:table-cell office:value-type="float" office:value="3079234.1501112073" table:style-name="ce15">
            <text:p>3 079 234</text:p>
          </table:table-cell>
          <table:table-cell office:value-type="float" office:value="31.863743637126401" table:style-name="ce16">
            <text:p>31,86</text:p>
          </table:table-cell>
          <table:table-cell office:value-type="float" office:value="1.4979960209805013E-3" table:style-name="ce14">
            <text:p>0,00150</text:p>
          </table:table-cell>
          <table:table-cell office:value-type="float" office:value="98100.10238730257" table:style-name="ce15">
            <text:p>98 100</text:p>
          </table:table-cell>
          <table:table-cell office:value-type="float" office:value="146.95356303395903" table:style-name="ce15">
            <text:p>147</text:p>
          </table:table-cell>
          <table:table-cell office:value-type="float" office:value="98026.625605785594" table:style-name="ce15">
            <text:p>98 027</text:p>
          </table:table-cell>
          <table:table-cell office:value-type="float" office:value="3528496.7925707004" table:style-name="ce15">
            <text:p>3 528 497</text:p>
          </table:table-cell>
          <table:table-cell office:value-type="float" office:value="35.968329356477874" table:style-name="ce16">
            <text:p>35,97</text:p>
          </table:table-cell>
          <table:table-cell office:value-type="float" office:value="2.0023925963856114E-3" table:style-name="ce14">
            <text:p>0,00200</text:p>
          </table:table-cell>
          <table:table-cell office:value-type="float" office:value="97357.706268703536" table:style-name="ce15">
            <text:p>97 358</text:p>
          </table:table-cell>
          <table:table-cell office:value-type="float" office:value="194.94835023353698" table:style-name="ce15">
            <text:p>195</text:p>
          </table:table-cell>
          <table:table-cell office:value-type="float" office:value="97260.232093586761" table:style-name="ce15">
            <text:p>97 260</text:p>
          </table:table-cell>
          <table:table-cell office:value-type="float" office:value="3309005.195510068" table:style-name="ce15">
            <text:p>3 309 005</text:p>
          </table:table-cell>
          <table:table-cell office:value-type="float" office:value="33.988117862774423" table:style-name="ce16">
            <text:p>33,99</text:p>
          </table:table-cell>
          <table:table-cell office:value-type="float" office:value="49" table:style-name="ce13">
            <text:p>49</text:p>
          </table:table-cell>
          <table:table-cell table:number-columns-repeated="16364" table:style-name="ce5"/>
        </table:table-row>
        <table:table-row table:style-name="ro2">
          <table:table-cell office:value-type="float" office:value="50" table:style-name="ce13">
            <text:p>50</text:p>
          </table:table-cell>
          <table:table-cell office:value-type="float" office:value="2.7615599415418968E-3" table:style-name="ce14">
            <text:p>0,00276</text:p>
          </table:table-cell>
          <table:table-cell office:value-type="float" office:value="96396.160516882024" table:style-name="ce15">
            <text:p>96 396</text:p>
          </table:table-cell>
          <table:table-cell office:value-type="float" office:value="266.20377540186399" table:style-name="ce15">
            <text:p>266</text:p>
          </table:table-cell>
          <table:table-cell office:value-type="float" office:value="96263.058629181091" table:style-name="ce15">
            <text:p>96 263</text:p>
          </table:table-cell>
          <table:table-cell office:value-type="float" office:value="2982717.2943633194" table:style-name="ce15">
            <text:p>2 982 717</text:p>
          </table:table-cell>
          <table:table-cell office:value-type="float" office:value="30.942283161173737" table:style-name="ce16">
            <text:p>30,94</text:p>
          </table:table-cell>
          <table:table-cell office:value-type="float" office:value="1.6827153547586463E-3" table:style-name="ce14">
            <text:p>0,00168</text:p>
          </table:table-cell>
          <table:table-cell office:value-type="float" office:value="97953.148824268617" table:style-name="ce15">
            <text:p>97 953</text:p>
          </table:table-cell>
          <table:table-cell office:value-type="float" office:value="164.82726757355564" table:style-name="ce15">
            <text:p>165</text:p>
          </table:table-cell>
          <table:table-cell office:value-type="float" office:value="97870.73519048185" table:style-name="ce15">
            <text:p>97 871</text:p>
          </table:table-cell>
          <table:table-cell office:value-type="float" office:value="3430470.1669649146" table:style-name="ce15">
            <text:p>3 430 470</text:p>
          </table:table-cell>
          <table:table-cell office:value-type="float" office:value="35.021540482780175" table:style-name="ce16">
            <text:p>35,02</text:p>
          </table:table-cell>
          <table:table-cell office:value-type="float" office:value="2.2281662687151592E-3" table:style-name="ce14">
            <text:p>0,00223</text:p>
          </table:table-cell>
          <table:table-cell office:value-type="float" office:value="97162.757918470001" table:style-name="ce15">
            <text:p>97 163</text:p>
          </table:table-cell>
          <table:table-cell office:value-type="float" office:value="216.49477976927159" table:style-name="ce15">
            <text:p>216</text:p>
          </table:table-cell>
          <table:table-cell office:value-type="float" office:value="97054.510528585364" table:style-name="ce15">
            <text:p>97 055</text:p>
          </table:table-cell>
          <table:table-cell office:value-type="float" office:value="3211744.9634164814" table:style-name="ce15">
            <text:p>3 211 745</text:p>
          </table:table-cell>
          <table:table-cell office:value-type="float" office:value="33.055308764614118" table:style-name="ce16">
            <text:p>33,06</text:p>
          </table:table-cell>
          <table:table-cell office:value-type="float" office:value="50" table:style-name="ce13">
            <text:p>50</text:p>
          </table:table-cell>
          <table:table-cell table:number-columns-repeated="16364" table:style-name="ce5"/>
        </table:table-row>
        <table:table-row table:style-name="ro2">
          <table:table-cell office:value-type="float" office:value="51" table:style-name="ce13">
            <text:p>51</text:p>
          </table:table-cell>
          <table:table-cell office:value-type="float" office:value="3.1059994368588333E-3" table:style-name="ce14">
            <text:p>0,00311</text:p>
          </table:table-cell>
          <table:table-cell office:value-type="float" office:value="96129.956741480157" table:style-name="ce15">
            <text:p>96 130</text:p>
          </table:table-cell>
          <table:table-cell office:value-type="float" office:value="298.57959150430139" table:style-name="ce15">
            <text:p>299</text:p>
          </table:table-cell>
          <table:table-cell office:value-type="float" office:value="95980.666945728008" table:style-name="ce15">
            <text:p>95 981</text:p>
          </table:table-cell>
          <table:table-cell office:value-type="float" office:value="2886454.2357341382" table:style-name="ce15">
            <text:p>2 886 454</text:p>
          </table:table-cell>
          <table:table-cell office:value-type="float" office:value="30.02658415312311" table:style-name="ce16">
            <text:p>30,03</text:p>
          </table:table-cell>
          <table:table-cell office:value-type="float" office:value="1.8730698169665623E-3" table:style-name="ce14">
            <text:p>0,00187</text:p>
          </table:table-cell>
          <table:table-cell office:value-type="float" office:value="97788.321556695068" table:style-name="ce15">
            <text:p>97 788</text:p>
          </table:table-cell>
          <table:table-cell office:value-type="float" office:value="183.16435355966618" table:style-name="ce15">
            <text:p>183</text:p>
          </table:table-cell>
          <table:table-cell office:value-type="float" office:value="97696.739379915234" table:style-name="ce15">
            <text:p>97 697</text:p>
          </table:table-cell>
          <table:table-cell office:value-type="float" office:value="3332599.4317744328" table:style-name="ce15">
            <text:p>3 332 599</text:p>
          </table:table-cell>
          <table:table-cell office:value-type="float" office:value="34.079728322591983" table:style-name="ce16">
            <text:p>34,08</text:p>
          </table:table-cell>
          <table:table-cell office:value-type="float" office:value="2.4956320769323236E-3" table:style-name="ce14">
            <text:p>0,00250</text:p>
          </table:table-cell>
          <table:table-cell office:value-type="float" office:value="96946.263138700728" table:style-name="ce15">
            <text:p>96 946</text:p>
          </table:table-cell>
          <table:table-cell office:value-type="float" office:value="241.94220402766325" table:style-name="ce15">
            <text:p>242</text:p>
          </table:table-cell>
          <table:table-cell office:value-type="float" office:value="96825.292036686893" table:style-name="ce15">
            <text:p>96 825</text:p>
          </table:table-cell>
          <table:table-cell office:value-type="float" office:value="3114690.452887896" table:style-name="ce15">
            <text:p>3 114 690</text:p>
          </table:table-cell>
          <table:table-cell office:value-type="float" office:value="32.128009394562405" table:style-name="ce16">
            <text:p>32,13</text:p>
          </table:table-cell>
          <table:table-cell office:value-type="float" office:value="51" table:style-name="ce13">
            <text:p>51</text:p>
          </table:table-cell>
          <table:table-cell table:number-columns-repeated="16364" table:style-name="ce5"/>
        </table:table-row>
        <table:table-row table:style-name="ro2">
          <table:table-cell office:value-type="float" office:value="52" table:style-name="ce13">
            <text:p>52</text:p>
          </table:table-cell>
          <table:table-cell office:value-type="float" office:value="3.5354234265516271E-3" table:style-name="ce14">
            <text:p>0,00354</text:p>
          </table:table-cell>
          <table:table-cell office:value-type="float" office:value="95831.377149975859" table:style-name="ce15">
            <text:p>95 831</text:p>
          </table:table-cell>
          <table:table-cell office:value-type="float" office:value="338.80449577472893" table:style-name="ce15">
            <text:p>339</text:p>
          </table:table-cell>
          <table:table-cell office:value-type="float" office:value="95661.974902088492" table:style-name="ce15">
            <text:p>95 662</text:p>
          </table:table-cell>
          <table:table-cell office:value-type="float" office:value="2790473.5687884102" table:style-name="ce15">
            <text:p>2 790 474</text:p>
          </table:table-cell>
          <table:table-cell office:value-type="float" office:value="29.118579444197344" table:style-name="ce16">
            <text:p>29,12</text:p>
          </table:table-cell>
          <table:table-cell office:value-type="float" office:value="2.0692598608363982E-3" table:style-name="ce14">
            <text:p>0,00207</text:p>
          </table:table-cell>
          <table:table-cell office:value-type="float" office:value="97605.157203135401" table:style-name="ce15">
            <text:p>97 605</text:p>
          </table:table-cell>
          <table:table-cell office:value-type="float" office:value="201.97043401107473" table:style-name="ce15">
            <text:p>202</text:p>
          </table:table-cell>
          <table:table-cell office:value-type="float" office:value="97504.171986129862" table:style-name="ce15">
            <text:p>97 504</text:p>
          </table:table-cell>
          <table:table-cell office:value-type="float" office:value="3234902.6923945174" table:style-name="ce15">
            <text:p>3 234 903</text:p>
          </table:table-cell>
          <table:table-cell office:value-type="float" office:value="33.142743530058077" table:style-name="ce16">
            <text:p>33,14</text:p>
          </table:table-cell>
          <table:table-cell office:value-type="float" office:value="2.8069572012186829E-3" table:style-name="ce14">
            <text:p>0,00281</text:p>
          </table:table-cell>
          <table:table-cell office:value-type="float" office:value="96704.320934673058" table:style-name="ce15">
            <text:p>96 704</text:p>
          </table:table-cell>
          <table:table-cell office:value-type="float" office:value="271.4448900365432" table:style-name="ce15">
            <text:p>271</text:p>
          </table:table-cell>
          <table:table-cell office:value-type="float" office:value="96568.598489654789" table:style-name="ce15">
            <text:p>96 569</text:p>
          </table:table-cell>
          <table:table-cell office:value-type="float" office:value="3017865.160851209" table:style-name="ce15">
            <text:p>3 017 865</text:p>
          </table:table-cell>
          <table:table-cell office:value-type="float" office:value="31.207138747087381" table:style-name="ce16">
            <text:p>31,21</text:p>
          </table:table-cell>
          <table:table-cell office:value-type="float" office:value="52" table:style-name="ce13">
            <text:p>52</text:p>
          </table:table-cell>
          <table:table-cell table:number-columns-repeated="16364" table:style-name="ce5"/>
        </table:table-row>
        <table:table-row table:style-name="ro2">
          <table:table-cell office:value-type="float" office:value="53" table:style-name="ce13">
            <text:p>53</text:p>
          </table:table-cell>
          <table:table-cell office:value-type="float" office:value="4.03646985588466E-3" table:style-name="ce14">
            <text:p>0,00404</text:p>
          </table:table-cell>
          <table:table-cell office:value-type="float" office:value="95492.572654201125" table:style-name="ce15">
            <text:p>95 493</text:p>
          </table:table-cell>
          <table:table-cell office:value-type="float" office:value="385.45289097955862" table:style-name="ce15">
            <text:p>385</text:p>
          </table:table-cell>
          <table:table-cell office:value-type="float" office:value="95299.846208711344" table:style-name="ce15">
            <text:p>95 300</text:p>
          </table:table-cell>
          <table:table-cell office:value-type="float" office:value="2694811.5938863219" table:style-name="ce15">
            <text:p>2 694 812</text:p>
          </table:table-cell>
          <table:table-cell office:value-type="float" office:value="28.220117219428225" table:style-name="ce16">
            <text:p>28,22</text:p>
          </table:table-cell>
          <table:table-cell office:value-type="float" office:value="2.2776497180048618E-3" table:style-name="ce14">
            <text:p>0,00228</text:p>
          </table:table-cell>
          <table:table-cell office:value-type="float" office:value="97403.186769124324" table:style-name="ce15">
            <text:p>97 403</text:p>
          </table:table-cell>
          <table:table-cell office:value-type="float" office:value="221.8503408774709" table:style-name="ce15">
            <text:p>222</text:p>
          </table:table-cell>
          <table:table-cell office:value-type="float" office:value="97292.261598685582" table:style-name="ce15">
            <text:p>97 292</text:p>
          </table:table-cell>
          <table:table-cell office:value-type="float" office:value="3137398.5204083873" table:style-name="ce15">
            <text:p>3 137 399</text:p>
          </table:table-cell>
          <table:table-cell office:value-type="float" office:value="32.21042990970092" table:style-name="ce16">
            <text:p>32,21</text:p>
          </table:table-cell>
          <table:table-cell office:value-type="float" office:value="3.159219536640306E-3" table:style-name="ce14">
            <text:p>0,00316</text:p>
          </table:table-cell>
          <table:table-cell office:value-type="float" office:value="96432.87604463652" table:style-name="ce15">
            <text:p>96 433</text:p>
          </table:table-cell>
          <table:table-cell office:value-type="float" office:value="304.65262597462862" table:style-name="ce15">
            <text:p>305</text:p>
          </table:table-cell>
          <table:table-cell office:value-type="float" office:value="96280.549731649196" table:style-name="ce15">
            <text:p>96 281</text:p>
          </table:table-cell>
          <table:table-cell office:value-type="float" office:value="2921296.5623615542" table:style-name="ce15">
            <text:p>2 921 297</text:p>
          </table:table-cell>
          <table:table-cell office:value-type="float" office:value="30.29357499416853" table:style-name="ce16">
            <text:p>30,29</text:p>
          </table:table-cell>
          <table:table-cell office:value-type="float" office:value="53" table:style-name="ce13">
            <text:p>53</text:p>
          </table:table-cell>
          <table:table-cell table:number-columns-repeated="16364" table:style-name="ce5"/>
        </table:table-row>
        <table:table-row table:style-name="ro2">
          <table:table-cell office:value-type="float" office:value="54" table:style-name="ce13">
            <text:p>54</text:p>
          </table:table-cell>
          <table:table-cell office:value-type="float" office:value="4.5950126732980006E-3" table:style-name="ce14">
            <text:p>0,00460</text:p>
          </table:table-cell>
          <table:table-cell office:value-type="float" office:value="95107.119763221563" table:style-name="ce15">
            <text:p>95 107</text:p>
          </table:table-cell>
          <table:table-cell office:value-type="float" office:value="437.01842063287381" table:style-name="ce15">
            <text:p>437</text:p>
          </table:table-cell>
          <table:table-cell office:value-type="float" office:value="94888.610552905127" table:style-name="ce15">
            <text:p>94 889</text:p>
          </table:table-cell>
          <table:table-cell office:value-type="float" office:value="2599511.7476776107" table:style-name="ce15">
            <text:p>2 599 512</text:p>
          </table:table-cell>
          <table:table-cell office:value-type="float" office:value="27.332462113765494" table:style-name="ce16">
            <text:p>27,33</text:p>
          </table:table-cell>
          <table:table-cell office:value-type="float" office:value="2.5048716104734904E-3" table:style-name="ce14">
            <text:p>0,00250</text:p>
          </table:table-cell>
          <table:table-cell office:value-type="float" office:value="97181.336428246854" table:style-name="ce15">
            <text:p>97 181</text:p>
          </table:table-cell>
          <table:table-cell office:value-type="float" office:value="243.42677068698879" table:style-name="ce15">
            <text:p>243</text:p>
          </table:table-cell>
          <table:table-cell office:value-type="float" office:value="97059.62304290336" table:style-name="ce15">
            <text:p>97 060</text:p>
          </table:table-cell>
          <table:table-cell office:value-type="float" office:value="3040106.2588097015" table:style-name="ce15">
            <text:p>3 040 106</text:p>
          </table:table-cell>
          <table:table-cell office:value-type="float" office:value="31.282820040804257" table:style-name="ce16">
            <text:p>31,28</text:p>
          </table:table-cell>
          <table:table-cell office:value-type="float" office:value="3.5492757049967907E-3" table:style-name="ce14">
            <text:p>0,00355</text:p>
          </table:table-cell>
          <table:table-cell office:value-type="float" office:value="96128.223418661888" table:style-name="ce15">
            <text:p>96 128</text:p>
          </table:table-cell>
          <table:table-cell office:value-type="float" office:value="341.18556794436017" table:style-name="ce15">
            <text:p>341</text:p>
          </table:table-cell>
          <table:table-cell office:value-type="float" office:value="95957.630634689704" table:style-name="ce15">
            <text:p>95 958</text:p>
          </table:table-cell>
          <table:table-cell office:value-type="float" office:value="2825016.0126299052" table:style-name="ce15">
            <text:p>2 825 016</text:p>
          </table:table-cell>
          <table:table-cell office:value-type="float" office:value="29.387997740541511" table:style-name="ce16">
            <text:p>29,39</text:p>
          </table:table-cell>
          <table:table-cell office:value-type="float" office:value="54" table:style-name="ce13">
            <text:p>54</text:p>
          </table:table-cell>
          <table:table-cell table:number-columns-repeated="16364" table:style-name="ce5"/>
        </table:table-row>
        <table:table-row table:style-name="ro2">
          <table:table-cell office:value-type="float" office:value="55" table:style-name="ce13">
            <text:p>55</text:p>
          </table:table-cell>
          <table:table-cell office:value-type="float" office:value="5.1969258272321463E-3" table:style-name="ce14">
            <text:p>0,00520</text:p>
          </table:table-cell>
          <table:table-cell office:value-type="float" office:value="94670.101342588692" table:style-name="ce15">
            <text:p>94 670</text:p>
          </table:table-cell>
          <table:table-cell office:value-type="float" office:value="491.99349473398388" table:style-name="ce15">
            <text:p>492</text:p>
          </table:table-cell>
          <table:table-cell office:value-type="float" office:value="94424.104595221695" table:style-name="ce15">
            <text:p>94 424</text:p>
          </table:table-cell>
          <table:table-cell office:value-type="float" office:value="2504623.1371247056" table:style-name="ce15">
            <text:p>2 504 623</text:p>
          </table:table-cell>
          <table:table-cell office:value-type="float" office:value="26.456326776931054" table:style-name="ce16">
            <text:p>26,46</text:p>
          </table:table-cell>
          <table:table-cell office:value-type="float" office:value="2.7575577602441887E-3" table:style-name="ce14">
            <text:p>0,00276</text:p>
          </table:table-cell>
          <table:table-cell office:value-type="float" office:value="96937.909657559867" table:style-name="ce15">
            <text:p>96 938</text:p>
          </table:table-cell>
          <table:table-cell office:value-type="float" office:value="267.3118850380543" table:style-name="ce15">
            <text:p>267</text:p>
          </table:table-cell>
          <table:table-cell office:value-type="float" office:value="96804.253715040832" table:style-name="ce15">
            <text:p>96 804</text:p>
          </table:table-cell>
          <table:table-cell office:value-type="float" office:value="2943046.6357667982" table:style-name="ce15">
            <text:p>2 943 047</text:p>
          </table:table-cell>
          <table:table-cell office:value-type="float" office:value="30.360120680993866" table:style-name="ce16">
            <text:p>30,36</text:p>
          </table:table-cell>
          <table:table-cell office:value-type="float" office:value="3.9739823280880776E-3" table:style-name="ce14">
            <text:p>0,00397</text:p>
          </table:table-cell>
          <table:table-cell office:value-type="float" office:value="95787.037850717534" table:style-name="ce15">
            <text:p>95 787</text:p>
          </table:table-cell>
          <table:table-cell office:value-type="float" office:value="380.65599567865524" table:style-name="ce15">
            <text:p>381</text:p>
          </table:table-cell>
          <table:table-cell office:value-type="float" office:value="95596.709852878208" table:style-name="ce15">
            <text:p>95 597</text:p>
          </table:table-cell>
          <table:table-cell office:value-type="float" office:value="2729058.3819952155" table:style-name="ce15">
            <text:p>2 729 058</text:p>
          </table:table-cell>
          <table:table-cell office:value-type="float" office:value="28.490894417764611" table:style-name="ce16">
            <text:p>28,49</text:p>
          </table:table-cell>
          <table:table-cell office:value-type="float" office:value="55" table:style-name="ce13">
            <text:p>55</text:p>
          </table:table-cell>
          <table:table-cell table:number-columns-repeated="16364" table:style-name="ce5"/>
        </table:table-row>
        <table:table-row table:style-name="ro2">
          <table:table-cell office:value-type="float" office:value="56" table:style-name="ce13">
            <text:p>56</text:p>
          </table:table-cell>
          <table:table-cell office:value-type="float" office:value="5.8286620594368661E-3" table:style-name="ce14">
            <text:p>0,00583</text:p>
          </table:table-cell>
          <table:table-cell office:value-type="float" office:value="94178.107847854713" table:style-name="ce15">
            <text:p>94 178</text:p>
          </table:table-cell>
          <table:table-cell office:value-type="float" office:value="548.93236404234415" table:style-name="ce15">
            <text:p>549</text:p>
          </table:table-cell>
          <table:table-cell office:value-type="float" office:value="93903.641665833537" table:style-name="ce15">
            <text:p>93 904</text:p>
          </table:table-cell>
          <table:table-cell office:value-type="float" office:value="2410199.032529484" table:style-name="ce15">
            <text:p>2 410 199</text:p>
          </table:table-cell>
          <table:table-cell office:value-type="float" office:value="25.591924573629942" table:style-name="ce16">
            <text:p>25,59</text:p>
          </table:table-cell>
          <table:table-cell office:value-type="float" office:value="3.0420328850350306E-3" table:style-name="ce14">
            <text:p>0,00304</text:p>
          </table:table-cell>
          <table:table-cell office:value-type="float" office:value="96670.597772521811" table:style-name="ce15">
            <text:p>96 671</text:p>
          </table:table-cell>
          <table:table-cell office:value-type="float" office:value="294.07513744000551" table:style-name="ce15">
            <text:p>294</text:p>
          </table:table-cell>
          <table:table-cell office:value-type="float" office:value="96523.560203801811" table:style-name="ce15">
            <text:p>96 524</text:p>
          </table:table-cell>
          <table:table-cell office:value-type="float" office:value="2846242.3820517575" table:style-name="ce15">
            <text:p>2 846 242</text:p>
          </table:table-cell>
          <table:table-cell office:value-type="float" office:value="29.442689376446467" table:style-name="ce16">
            <text:p>29,44</text:p>
          </table:table-cell>
          <table:table-cell office:value-type="float" office:value="4.4302595454034383E-3" table:style-name="ce14">
            <text:p>0,00443</text:p>
          </table:table-cell>
          <table:table-cell office:value-type="float" office:value="95406.381855038882" table:style-name="ce15">
            <text:p>95 406</text:p>
          </table:table-cell>
          <table:table-cell office:value-type="float" office:value="422.67503390569141" table:style-name="ce15">
            <text:p>423</text:p>
          </table:table-cell>
          <table:table-cell office:value-type="float" office:value="95195.044338086038" table:style-name="ce15">
            <text:p>95 195</text:p>
          </table:table-cell>
          <table:table-cell office:value-type="float" office:value="2633461.6721423375" table:style-name="ce15">
            <text:p>2 633 462</text:p>
          </table:table-cell>
          <table:table-cell office:value-type="float" office:value="27.602573548419826" table:style-name="ce16">
            <text:p>27,60</text:p>
          </table:table-cell>
          <table:table-cell office:value-type="float" office:value="56" table:style-name="ce13">
            <text:p>56</text:p>
          </table:table-cell>
          <table:table-cell table:number-columns-repeated="16364" table:style-name="ce5"/>
        </table:table-row>
        <table:table-row table:style-name="ro2">
          <table:table-cell office:value-type="float" office:value="57" table:style-name="ce13">
            <text:p>57</text:p>
          </table:table-cell>
          <table:table-cell office:value-type="float" office:value="6.48731373292961E-3" table:style-name="ce14">
            <text:p>0,00649</text:p>
          </table:table-cell>
          <table:table-cell office:value-type="float" office:value="93629.175483812374" table:style-name="ce15">
            <text:p>93 629</text:p>
          </table:table-cell>
          <table:table-cell office:value-type="float" office:value="607.40183591901234" table:style-name="ce15">
            <text:p>607</text:p>
          </table:table-cell>
          <table:table-cell office:value-type="float" office:value="93325.47456585287" table:style-name="ce15">
            <text:p>93 325</text:p>
          </table:table-cell>
          <table:table-cell office:value-type="float" office:value="2316295.3908636505" table:style-name="ce15">
            <text:p>2 316 295</text:p>
          </table:table-cell>
          <table:table-cell office:value-type="float" office:value="24.739034375712478" table:style-name="ce16">
            <text:p>24,74</text:p>
          </table:table-cell>
          <table:table-cell office:value-type="float" office:value="3.3589690299081353E-3" table:style-name="ce14">
            <text:p>0,00336</text:p>
          </table:table-cell>
          <table:table-cell office:value-type="float" office:value="96376.522635081812" table:style-name="ce15">
            <text:p>96 377</text:p>
          </table:table-cell>
          <table:table-cell office:value-type="float" office:value="323.72575474148022" table:style-name="ce15">
            <text:p>324</text:p>
          </table:table-cell>
          <table:table-cell office:value-type="float" office:value="96214.659757711081" table:style-name="ce15">
            <text:p>96 215</text:p>
          </table:table-cell>
          <table:table-cell office:value-type="float" office:value="2749718.8218479557" table:style-name="ce15">
            <text:p>2 749 719</text:p>
          </table:table-cell>
          <table:table-cell office:value-type="float" office:value="28.531002641166435" table:style-name="ce16">
            <text:p>28,53</text:p>
          </table:table-cell>
          <table:table-cell office:value-type="float" office:value="4.9161951052304441E-3" table:style-name="ce14">
            <text:p>0,00492</text:p>
          </table:table-cell>
          <table:table-cell office:value-type="float" office:value="94983.706821133193" table:style-name="ce15">
            <text:p>94 984</text:p>
          </table:table-cell>
          <table:table-cell office:value-type="float" office:value="466.95843455069854" table:style-name="ce15">
            <text:p>467</text:p>
          </table:table-cell>
          <table:table-cell office:value-type="float" office:value="94750.227603857842" table:style-name="ce15">
            <text:p>94 750</text:p>
          </table:table-cell>
          <table:table-cell office:value-type="float" office:value="2538266.6278042514" table:style-name="ce15">
            <text:p>2 538 267</text:p>
          </table:table-cell>
          <table:table-cell office:value-type="float" office:value="26.723179298362624" table:style-name="ce16">
            <text:p>26,72</text:p>
          </table:table-cell>
          <table:table-cell office:value-type="float" office:value="57" table:style-name="ce13">
            <text:p>57</text:p>
          </table:table-cell>
          <table:table-cell table:number-columns-repeated="16364" table:style-name="ce5"/>
        </table:table-row>
        <table:table-row table:style-name="ro2">
          <table:table-cell office:value-type="float" office:value="58" table:style-name="ce13">
            <text:p>58</text:p>
          </table:table-cell>
          <table:table-cell office:value-type="float" office:value="7.1793108731907623E-3" table:style-name="ce14">
            <text:p>0,00718</text:p>
          </table:table-cell>
          <table:table-cell office:value-type="float" office:value="93021.773647893366" table:style-name="ce15">
            <text:p>93 022</text:p>
          </table:table-cell>
          <table:table-cell office:value-type="float" office:value="667.83223099381075" table:style-name="ce15">
            <text:p>668</text:p>
          </table:table-cell>
          <table:table-cell office:value-type="float" office:value="92687.857532396461" table:style-name="ce15">
            <text:p>92 688</text:p>
          </table:table-cell>
          <table:table-cell office:value-type="float" office:value="2222969.9162977976" table:style-name="ce15">
            <text:p>2 222 970</text:p>
          </table:table-cell>
          <table:table-cell office:value-type="float" office:value="23.897307362813766" table:style-name="ce16">
            <text:p>23,90</text:p>
          </table:table-cell>
          <table:table-cell office:value-type="float" office:value="3.7040772786333278E-3" table:style-name="ce14">
            <text:p>0,00370</text:p>
          </table:table-cell>
          <table:table-cell office:value-type="float" office:value="96052.796880340335" table:style-name="ce15">
            <text:p>96 053</text:p>
          </table:table-cell>
          <table:table-cell office:value-type="float" office:value="355.78698247365082" table:style-name="ce15">
            <text:p>356</text:p>
          </table:table-cell>
          <table:table-cell office:value-type="float" office:value="95874.903389103507" table:style-name="ce15">
            <text:p>95 875</text:p>
          </table:table-cell>
          <table:table-cell office:value-type="float" office:value="2653504.1620902447" table:style-name="ce15">
            <text:p>2 653 504</text:p>
          </table:table-cell>
          <table:table-cell office:value-type="float" office:value="27.625475241453923" table:style-name="ce16">
            <text:p>27,63</text:p>
          </table:table-cell>
          <table:table-cell office:value-type="float" office:value="5.4309014856450278E-3" table:style-name="ce14">
            <text:p>0,00543</text:p>
          </table:table-cell>
          <table:table-cell office:value-type="float" office:value="94516.748386582491" table:style-name="ce15">
            <text:p>94 517</text:p>
          </table:table-cell>
          <table:table-cell office:value-type="float" office:value="513.31114923102814" table:style-name="ce15">
            <text:p>513</text:p>
          </table:table-cell>
          <table:table-cell office:value-type="float" office:value="94260.092811966984" table:style-name="ce15">
            <text:p>94 260</text:p>
          </table:table-cell>
          <table:table-cell office:value-type="float" office:value="2443516.4002003935" table:style-name="ce15">
            <text:p>2 443 516</text:p>
          </table:table-cell>
          <table:table-cell office:value-type="float" office:value="25.852734482635597" table:style-name="ce16">
            <text:p>25,85</text:p>
          </table:table-cell>
          <table:table-cell office:value-type="float" office:value="58" table:style-name="ce13">
            <text:p>58</text:p>
          </table:table-cell>
          <table:table-cell table:number-columns-repeated="16364" table:style-name="ce5"/>
        </table:table-row>
        <table:table-row table:style-name="ro2">
          <table:table-cell office:value-type="float" office:value="59" table:style-name="ce13">
            <text:p>59</text:p>
          </table:table-cell>
          <table:table-cell office:value-type="float" office:value="7.9114005157097708E-3" table:style-name="ce14">
            <text:p>0,00791</text:p>
          </table:table-cell>
          <table:table-cell office:value-type="float" office:value="92353.941416899557" table:style-name="ce15">
            <text:p>92 354</text:p>
          </table:table-cell>
          <table:table-cell office:value-type="float" office:value="730.64901975348914" table:style-name="ce15">
            <text:p>731</text:p>
          </table:table-cell>
          <table:table-cell office:value-type="float" office:value="91988.616907022806" table:style-name="ce15">
            <text:p>91 989</text:p>
          </table:table-cell>
          <table:table-cell office:value-type="float" office:value="2130282.0587654011" table:style-name="ce15">
            <text:p>2 130 282</text:p>
          </table:table-cell>
          <table:table-cell office:value-type="float" office:value="23.066498582328911" table:style-name="ce16">
            <text:p>23,07</text:p>
          </table:table-cell>
          <table:table-cell office:value-type="float" office:value="4.072900292273177E-3" table:style-name="ce14">
            <text:p>0,00407</text:p>
          </table:table-cell>
          <table:table-cell office:value-type="float" office:value="95697.009897866679" table:style-name="ce15">
            <text:p>95 697</text:p>
          </table:table-cell>
          <table:table-cell office:value-type="float" office:value="389.76437958269031" table:style-name="ce15">
            <text:p>390</text:p>
          </table:table-cell>
          <table:table-cell office:value-type="float" office:value="95502.127708075335" table:style-name="ce15">
            <text:p>95 502</text:p>
          </table:table-cell>
          <table:table-cell office:value-type="float" office:value="2557629.258701141" table:style-name="ce15">
            <text:p>2 557 629</text:p>
          </table:table-cell>
          <table:table-cell office:value-type="float" office:value="26.726323648260163" table:style-name="ce16">
            <text:p>26,73</text:p>
          </table:table-cell>
          <table:table-cell office:value-type="float" office:value="5.9735259539003948E-3" table:style-name="ce14">
            <text:p>0,00597</text:p>
          </table:table-cell>
          <table:table-cell office:value-type="float" office:value="94003.437237351463" table:style-name="ce15">
            <text:p>94 003</text:p>
          </table:table-cell>
          <table:table-cell office:value-type="float" office:value="561.53197209316579" table:style-name="ce15">
            <text:p>562</text:p>
          </table:table-cell>
          <table:table-cell office:value-type="float" office:value="93722.671251304884" table:style-name="ce15">
            <text:p>93 723</text:p>
          </table:table-cell>
          <table:table-cell office:value-type="float" office:value="2349256.3073884267" table:style-name="ce15">
            <text:p>2 349 256</text:p>
          </table:table-cell>
          <table:table-cell office:value-type="float" office:value="24.991174540317445" table:style-name="ce16">
            <text:p>24,99</text:p>
          </table:table-cell>
          <table:table-cell office:value-type="float" office:value="59" table:style-name="ce13">
            <text:p>59</text:p>
          </table:table-cell>
          <table:table-cell table:number-columns-repeated="16364" table:style-name="ce5"/>
        </table:table-row>
        <table:table-row table:style-name="ro2">
          <table:table-cell office:value-type="float" office:value="60" table:style-name="ce13">
            <text:p>60</text:p>
          </table:table-cell>
          <table:table-cell office:value-type="float" office:value="8.6903296959767173E-3" table:style-name="ce14">
            <text:p>0,00869</text:p>
          </table:table-cell>
          <table:table-cell office:value-type="float" office:value="91623.29239714607" table:style-name="ce15">
            <text:p>91 623</text:p>
          </table:table-cell>
          <table:table-cell office:value-type="float" office:value="796.23661876207632" table:style-name="ce15">
            <text:p>796</text:p>
          </table:table-cell>
          <table:table-cell office:value-type="float" office:value="91225.17408776503" table:style-name="ce15">
            <text:p>91 225</text:p>
          </table:table-cell>
          <table:table-cell office:value-type="float" office:value="2038293.4418583785" table:style-name="ce15">
            <text:p>2 038 293</text:p>
          </table:table-cell>
          <table:table-cell office:value-type="float" office:value="22.246454897334253" table:style-name="ce16">
            <text:p>22,25</text:p>
          </table:table-cell>
          <table:table-cell office:value-type="float" office:value="4.4609807318907891E-3" table:style-name="ce14">
            <text:p>0,00446</text:p>
          </table:table-cell>
          <table:table-cell office:value-type="float" office:value="95307.245518283991" table:style-name="ce15">
            <text:p>95 307</text:p>
          </table:table-cell>
          <table:table-cell office:value-type="float" office:value="425.16378586664968" table:style-name="ce15">
            <text:p>425</text:p>
          </table:table-cell>
          <table:table-cell office:value-type="float" office:value="95094.663625350659" table:style-name="ce15">
            <text:p>95 095</text:p>
          </table:table-cell>
          <table:table-cell office:value-type="float" office:value="2462127.1309930654" table:style-name="ce15">
            <text:p>2 462 127</text:p>
          </table:table-cell>
          <table:table-cell office:value-type="float" office:value="25.83357768450799" table:style-name="ce16">
            <text:p>25,83</text:p>
          </table:table-cell>
          <table:table-cell office:value-type="float" office:value="6.5432157772503732E-3" table:style-name="ce14">
            <text:p>0,00654</text:p>
          </table:table-cell>
          <table:table-cell office:value-type="float" office:value="93441.90526525829" table:style-name="ce15">
            <text:p>93 442</text:p>
          </table:table-cell>
          <table:table-cell office:value-type="float" office:value="611.41054878797274" table:style-name="ce15">
            <text:p>611</text:p>
          </table:table-cell>
          <table:table-cell office:value-type="float" office:value="93136.199990864305" table:style-name="ce15">
            <text:p>93 136</text:p>
          </table:table-cell>
          <table:table-cell office:value-type="float" office:value="2255533.6361371218" table:style-name="ce15">
            <text:p>2 255 534</text:p>
          </table:table-cell>
          <table:table-cell office:value-type="float" office:value="24.138352377707022" table:style-name="ce16">
            <text:p>24,14</text:p>
          </table:table-cell>
          <table:table-cell office:value-type="float" office:value="60" table:style-name="ce13">
            <text:p>60</text:p>
          </table:table-cell>
          <table:table-cell table:number-columns-repeated="16364" table:style-name="ce5"/>
        </table:table-row>
        <table:table-row table:style-name="ro2">
          <table:table-cell office:value-type="float" office:value="61" table:style-name="ce13">
            <text:p>61</text:p>
          </table:table-cell>
          <table:table-cell office:value-type="float" office:value="9.5233644869327349E-3" table:style-name="ce14">
            <text:p>0,00952</text:p>
          </table:table-cell>
          <table:table-cell office:value-type="float" office:value="90827.05577838399" table:style-name="ce15">
            <text:p>90 827</text:p>
          </table:table-cell>
          <table:table-cell office:value-type="float" office:value="864.97915745252078" table:style-name="ce15">
            <text:p>865</text:p>
          </table:table-cell>
          <table:table-cell office:value-type="float" office:value="90394.56619965774" table:style-name="ce15">
            <text:p>90 395</text:p>
          </table:table-cell>
          <table:table-cell office:value-type="float" office:value="1947068.2677706135" table:style-name="ce15">
            <text:p>1 947 068</text:p>
          </table:table-cell>
          <table:table-cell office:value-type="float" office:value="21.437095489711975" table:style-name="ce16">
            <text:p>21,44</text:p>
          </table:table-cell>
          <table:table-cell office:value-type="float" office:value="4.8650225241646684E-3" table:style-name="ce14">
            <text:p>0,00487</text:p>
          </table:table-cell>
          <table:table-cell office:value-type="float" office:value="94882.08173241734" table:style-name="ce15">
            <text:p>94 882</text:p>
          </table:table-cell>
          <table:table-cell office:value-type="float" office:value="461.60346476784338" table:style-name="ce15">
            <text:p>462</text:p>
          </table:table-cell>
          <table:table-cell office:value-type="float" office:value="94651.28000003341" table:style-name="ce15">
            <text:p>94 651</text:p>
          </table:table-cell>
          <table:table-cell office:value-type="float" office:value="2367032.4673677147" table:style-name="ce15">
            <text:p>2 367 032</text:p>
          </table:table-cell>
          <table:table-cell office:value-type="float" office:value="24.947096692535954" table:style-name="ce16">
            <text:p>24,95</text:p>
          </table:table-cell>
          <table:table-cell office:value-type="float" office:value="7.1401641956671509E-3" table:style-name="ce14">
            <text:p>0,00714</text:p>
          </table:table-cell>
          <table:table-cell office:value-type="float" office:value="92830.494716470319" table:style-name="ce15">
            <text:p>92 830</text:p>
          </table:table-cell>
          <table:table-cell office:value-type="float" office:value="662.82497464060998" table:style-name="ce15">
            <text:p>663</text:p>
          </table:table-cell>
          <table:table-cell office:value-type="float" office:value="92499.082229150023" table:style-name="ce15">
            <text:p>92 499</text:p>
          </table:table-cell>
          <table:table-cell office:value-type="float" office:value="2162397.4361462574" table:style-name="ce15">
            <text:p>2 162 397</text:p>
          </table:table-cell>
          <table:table-cell office:value-type="float" office:value="23.294041928256547" table:style-name="ce16">
            <text:p>23,29</text:p>
          </table:table-cell>
          <table:table-cell office:value-type="float" office:value="61" table:style-name="ce13">
            <text:p>61</text:p>
          </table:table-cell>
          <table:table-cell table:number-columns-repeated="16364" table:style-name="ce5"/>
        </table:table-row>
        <table:table-row table:style-name="ro2">
          <table:table-cell office:value-type="float" office:value="62" table:style-name="ce13">
            <text:p>62</text:p>
          </table:table-cell>
          <table:table-cell office:value-type="float" office:value="1.0425537299683589E-2" table:style-name="ce14">
            <text:p>0,01043</text:p>
          </table:table-cell>
          <table:table-cell office:value-type="float" office:value="89962.076620931475" table:style-name="ce15">
            <text:p>89 962</text:p>
          </table:table-cell>
          <table:table-cell office:value-type="float" office:value="937.90298536851412" table:style-name="ce15">
            <text:p>938</text:p>
          </table:table-cell>
          <table:table-cell office:value-type="float" office:value="89493.125128247222" table:style-name="ce15">
            <text:p>89 493</text:p>
          </table:table-cell>
          <table:table-cell office:value-type="float" office:value="1856673.7015709558" table:style-name="ce15">
            <text:p>1 856 674</text:p>
          </table:table-cell>
          <table:table-cell office:value-type="float" office:value="20.638404217749724" table:style-name="ce16">
            <text:p>20,64</text:p>
          </table:table-cell>
          <table:table-cell office:value-type="float" office:value="5.2991055701722889E-3" table:style-name="ce14">
            <text:p>0,00530</text:p>
          </table:table-cell>
          <table:table-cell office:value-type="float" office:value="94420.478267649494" table:style-name="ce15">
            <text:p>94 420</text:p>
          </table:table-cell>
          <table:table-cell office:value-type="float" office:value="500.34408232643295" table:style-name="ce15">
            <text:p>500</text:p>
          </table:table-cell>
          <table:table-cell office:value-type="float" office:value="94170.306226486282" table:style-name="ce15">
            <text:p>94 170</text:p>
          </table:table-cell>
          <table:table-cell office:value-type="float" office:value="2272381.1873676814" table:style-name="ce15">
            <text:p>2 272 381</text:p>
          </table:table-cell>
          <table:table-cell office:value-type="float" office:value="24.066613822123038" table:style-name="ce16">
            <text:p>24,07</text:p>
          </table:table-cell>
          <table:table-cell office:value-type="float" office:value="7.780215300175513E-3" table:style-name="ce14">
            <text:p>0,00778</text:p>
          </table:table-cell>
          <table:table-cell office:value-type="float" office:value="92167.669741829712" table:style-name="ce15">
            <text:p>92 168</text:p>
          </table:table-cell>
          <table:table-cell office:value-type="float" office:value="717.08431430690723" table:style-name="ce15">
            <text:p>717</text:p>
          </table:table-cell>
          <table:table-cell office:value-type="float" office:value="91809.127584676258" table:style-name="ce15">
            <text:p>91 809</text:p>
          </table:table-cell>
          <table:table-cell office:value-type="float" office:value="2069898.3539171072" table:style-name="ce15">
            <text:p>2 069 898</text:p>
          </table:table-cell>
          <table:table-cell office:value-type="float" office:value="22.457965572039377" table:style-name="ce16">
            <text:p>22,46</text:p>
          </table:table-cell>
          <table:table-cell office:value-type="float" office:value="62" table:style-name="ce13">
            <text:p>62</text:p>
          </table:table-cell>
          <table:table-cell table:number-columns-repeated="16364" table:style-name="ce5"/>
        </table:table-row>
        <table:table-row table:style-name="ro2">
          <table:table-cell office:value-type="float" office:value="63" table:style-name="ce13">
            <text:p>63</text:p>
          </table:table-cell>
          <table:table-cell office:value-type="float" office:value="1.1417859087832794E-2" table:style-name="ce14">
            <text:p>0,01142</text:p>
          </table:table-cell>
          <table:table-cell office:value-type="float" office:value="89024.173635562955" table:style-name="ce15">
            <text:p>89 024</text:p>
          </table:table-cell>
          <table:table-cell office:value-type="float" office:value="1016.465469981617" table:style-name="ce15">
            <text:p>1 016</text:p>
          </table:table-cell>
          <table:table-cell office:value-type="float" office:value="88515.940900572139" table:style-name="ce15">
            <text:p>88 516</text:p>
          </table:table-cell>
          <table:table-cell office:value-type="float" office:value="1767180.5764427085" table:style-name="ce15">
            <text:p>1 767 181</text:p>
          </table:table-cell>
          <table:table-cell office:value-type="float" office:value="19.850569842714762" table:style-name="ce16">
            <text:p>19,85</text:p>
          </table:table-cell>
          <table:table-cell office:value-type="float" office:value="5.7906858304910486E-3" table:style-name="ce14">
            <text:p>0,00579</text:p>
          </table:table-cell>
          <table:table-cell office:value-type="float" office:value="93920.134185323055" table:style-name="ce15">
            <text:p>93 920</text:p>
          </table:table-cell>
          <table:table-cell office:value-type="float" office:value="543.86199022476819" table:style-name="ce15">
            <text:p>544</text:p>
          </table:table-cell>
          <table:table-cell office:value-type="float" office:value="93648.203190210668" table:style-name="ce15">
            <text:p>93 648</text:p>
          </table:table-cell>
          <table:table-cell office:value-type="float" office:value="2178210.8811411951" table:style-name="ce15">
            <text:p>2 178 211</text:p>
          </table:table-cell>
          <table:table-cell office:value-type="float" office:value="23.192161084897439" table:style-name="ce16">
            <text:p>23,19</text:p>
          </table:table-cell>
          <table:table-cell office:value-type="float" office:value="8.491261237931827E-3" table:style-name="ce14">
            <text:p>0,00849</text:p>
          </table:table-cell>
          <table:table-cell office:value-type="float" office:value="91450.585427522805" table:style-name="ce15">
            <text:p>91 451</text:p>
          </table:table-cell>
          <table:table-cell office:value-type="float" office:value="776.53081122689764" table:style-name="ce15">
            <text:p>777</text:p>
          </table:table-cell>
          <table:table-cell office:value-type="float" office:value="91062.320021909356" table:style-name="ce15">
            <text:p>91 062</text:p>
          </table:table-cell>
          <table:table-cell office:value-type="float" office:value="1978089.226332431" table:style-name="ce15">
            <text:p>1 978 089</text:p>
          </table:table-cell>
          <table:table-cell office:value-type="float" office:value="21.630142848020618" table:style-name="ce16">
            <text:p>21,63</text:p>
          </table:table-cell>
          <table:table-cell office:value-type="float" office:value="63" table:style-name="ce13">
            <text:p>63</text:p>
          </table:table-cell>
          <table:table-cell table:number-columns-repeated="16364" table:style-name="ce5"/>
        </table:table-row>
        <table:table-row table:style-name="ro2">
          <table:table-cell office:value-type="float" office:value="64" table:style-name="ce13">
            <text:p>64</text:p>
          </table:table-cell>
          <table:table-cell office:value-type="float" office:value="1.2521494593858561E-2" table:style-name="ce14">
            <text:p>0,01252</text:p>
          </table:table-cell>
          <table:table-cell office:value-type="float" office:value="88007.708165581338" table:style-name="ce15">
            <text:p>88 008</text:p>
          </table:table-cell>
          <table:table-cell office:value-type="float" office:value="1101.9880420132085" table:style-name="ce15">
            <text:p>1 102</text:p>
          </table:table-cell>
          <table:table-cell office:value-type="float" office:value="87456.71414457474" table:style-name="ce15">
            <text:p>87 457</text:p>
          </table:table-cell>
          <table:table-cell office:value-type="float" office:value="1678664.6355421364" table:style-name="ce15">
            <text:p>1 678 665</text:p>
          </table:table-cell>
          <table:table-cell office:value-type="float" office:value="19.074063744323706" table:style-name="ce16">
            <text:p>19,07</text:p>
          </table:table-cell>
          <table:table-cell office:value-type="float" office:value="6.3675633443996118E-3" table:style-name="ce14">
            <text:p>0,00637</text:p>
          </table:table-cell>
          <table:table-cell office:value-type="float" office:value="93376.272195098281" table:style-name="ce15">
            <text:p>93 376</text:p>
          </table:table-cell>
          <table:table-cell office:value-type="float" office:value="594.57932806618851" table:style-name="ce15">
            <text:p>595</text:p>
          </table:table-cell>
          <table:table-cell office:value-type="float" office:value="93078.98253106518" table:style-name="ce15">
            <text:p>93 079</text:p>
          </table:table-cell>
          <table:table-cell office:value-type="float" office:value="2084562.6779509843" table:style-name="ce15">
            <text:p>2 084 563</text:p>
          </table:table-cell>
          <table:table-cell office:value-type="float" office:value="22.324329606942822" table:style-name="ce16">
            <text:p>22,32</text:p>
          </table:table-cell>
          <table:table-cell office:value-type="float" office:value="9.3015040739353964E-3" table:style-name="ce14">
            <text:p>0,00930</text:p>
          </table:table-cell>
          <table:table-cell office:value-type="float" office:value="90674.054616295907" table:style-name="ce15">
            <text:p>90 674</text:p>
          </table:table-cell>
          <table:table-cell office:value-type="float" office:value="843.40508841371707" table:style-name="ce15">
            <text:p>843</text:p>
          </table:table-cell>
          <table:table-cell office:value-type="float" office:value="90252.352072089052" table:style-name="ce15">
            <text:p>90 252</text:p>
          </table:table-cell>
          <table:table-cell office:value-type="float" office:value="1887026.9063105215" table:style-name="ce15">
            <text:p>1 887 027</text:p>
          </table:table-cell>
          <table:table-cell office:value-type="float" office:value="20.811100973655872" table:style-name="ce16">
            <text:p>20,81</text:p>
          </table:table-cell>
          <table:table-cell office:value-type="float" office:value="64" table:style-name="ce13">
            <text:p>64</text:p>
          </table:table-cell>
          <table:table-cell table:number-columns-repeated="16364" table:style-name="ce5"/>
        </table:table-row>
        <table:table-row table:style-name="ro2">
          <table:table-cell office:value-type="float" office:value="65" table:style-name="ce13">
            <text:p>65</text:p>
          </table:table-cell>
          <table:table-cell office:value-type="float" office:value="1.3757608560238898E-2" table:style-name="ce14">
            <text:p>0,01376</text:p>
          </table:table-cell>
          <table:table-cell office:value-type="float" office:value="86905.720123568128" table:style-name="ce15">
            <text:p>86 906</text:p>
          </table:table-cell>
          <table:table-cell office:value-type="float" office:value="1195.6148791057267" table:style-name="ce15">
            <text:p>1 196</text:p>
          </table:table-cell>
          <table:table-cell office:value-type="float" office:value="86307.91268401526" table:style-name="ce15">
            <text:p>86 308</text:p>
          </table:table-cell>
          <table:table-cell office:value-type="float" office:value="1591207.9213975617" table:style-name="ce15">
            <text:p>1 591 208</text:p>
          </table:table-cell>
          <table:table-cell office:value-type="float" office:value="18.309587897494897" table:style-name="ce16">
            <text:p>18,31</text:p>
          </table:table-cell>
          <table:table-cell office:value-type="float" office:value="7.0575381511762941E-3" table:style-name="ce14">
            <text:p>0,00706</text:p>
          </table:table-cell>
          <table:table-cell office:value-type="float" office:value="92781.692867032092" table:style-name="ce15">
            <text:p>92 782</text:p>
          </table:table-cell>
          <table:table-cell office:value-type="float" office:value="654.81033713980037" table:style-name="ce15">
            <text:p>655</text:p>
          </table:table-cell>
          <table:table-cell office:value-type="float" office:value="92454.287698462198" table:style-name="ce15">
            <text:p>92 454</text:p>
          </table:table-cell>
          <table:table-cell office:value-type="float" office:value="1991483.6954199192" table:style-name="ce15">
            <text:p>1 991 484</text:p>
          </table:table-cell>
          <table:table-cell office:value-type="float" office:value="21.464187965119017" table:style-name="ce16">
            <text:p>21,46</text:p>
          </table:table-cell>
          <table:table-cell office:value-type="float" office:value="1.0239145873185248E-2" table:style-name="ce14">
            <text:p>0,01024</text:p>
          </table:table-cell>
          <table:table-cell office:value-type="float" office:value="89830.649527882197" table:style-name="ce15">
            <text:p>89 831</text:p>
          </table:table-cell>
          <table:table-cell office:value-type="float" office:value="919.78912439896533" table:style-name="ce15">
            <text:p>920</text:p>
          </table:table-cell>
          <table:table-cell office:value-type="float" office:value="89370.754965682718" table:style-name="ce15">
            <text:p>89 371</text:p>
          </table:table-cell>
          <table:table-cell office:value-type="float" office:value="1796774.5542384326" table:style-name="ce15">
            <text:p>1 796 775</text:p>
          </table:table-cell>
          <table:table-cell office:value-type="float" office:value="20.001798536263934" table:style-name="ce16">
            <text:p>20,00</text:p>
          </table:table-cell>
          <table:table-cell office:value-type="float" office:value="65" table:style-name="ce13">
            <text:p>65</text:p>
          </table:table-cell>
          <table:table-cell table:number-columns-repeated="16364" table:style-name="ce5"/>
        </table:table-row>
        <table:table-row table:style-name="ro2">
          <table:table-cell office:value-type="float" office:value="66" table:style-name="ce13">
            <text:p>66</text:p>
          </table:table-cell>
          <table:table-cell office:value-type="float" office:value="1.5145389092417159E-2" table:style-name="ce14">
            <text:p>0,01515</text:p>
          </table:table-cell>
          <table:table-cell office:value-type="float" office:value="85710.105244462407" table:style-name="ce15">
            <text:p>85 710</text:p>
          </table:table-cell>
          <table:table-cell office:value-type="float" office:value="1298.1128930794077" table:style-name="ce15">
            <text:p>1 298</text:p>
          </table:table-cell>
          <table:table-cell office:value-type="float" office:value="85061.048797922704" table:style-name="ce15">
            <text:p>85 061</text:p>
          </table:table-cell>
          <table:table-cell office:value-type="float" office:value="1504900.0087135464" table:style-name="ce15">
            <text:p>1 504 900</text:p>
          </table:table-cell>
          <table:table-cell office:value-type="float" office:value="17.558023110825378" table:style-name="ce16">
            <text:p>17,56</text:p>
          </table:table-cell>
          <table:table-cell office:value-type="float" office:value="7.8851197661024362E-3" table:style-name="ce14">
            <text:p>0,00789</text:p>
          </table:table-cell>
          <table:table-cell office:value-type="float" office:value="92126.882529892289" table:style-name="ce15">
            <text:p>92 127</text:p>
          </table:table-cell>
          <table:table-cell office:value-type="float" office:value="726.43150242585091" table:style-name="ce15">
            <text:p>726</text:p>
          </table:table-cell>
          <table:table-cell office:value-type="float" office:value="91763.666778679355" table:style-name="ce15">
            <text:p>91 764</text:p>
          </table:table-cell>
          <table:table-cell office:value-type="float" office:value="1899029.4077214571" table:style-name="ce15">
            <text:p>1 899 029</text:p>
          </table:table-cell>
          <table:table-cell office:value-type="float" office:value="20.613195145350559" table:style-name="ce16">
            <text:p>20,61</text:p>
          </table:table-cell>
          <table:table-cell office:value-type="float" office:value="1.1329175103710941E-2" table:style-name="ce14">
            <text:p>0,01133</text:p>
          </table:table-cell>
          <table:table-cell office:value-type="float" office:value="88910.860403483224" table:style-name="ce15">
            <text:p>88 911</text:p>
          </table:table-cell>
          <table:table-cell office:value-type="float" office:value="1007.286706132661" table:style-name="ce15">
            <text:p>1 007</text:p>
          </table:table-cell>
          <table:table-cell office:value-type="float" office:value="88407.21705041689" table:style-name="ce15">
            <text:p>88 407</text:p>
          </table:table-cell>
          <table:table-cell office:value-type="float" office:value="1707403.7992727498" table:style-name="ce15">
            <text:p>1 707 404</text:p>
          </table:table-cell>
          <table:table-cell office:value-type="float" office:value="19.203546018162925" table:style-name="ce16">
            <text:p>19,20</text:p>
          </table:table-cell>
          <table:table-cell office:value-type="float" office:value="66" table:style-name="ce13">
            <text:p>66</text:p>
          </table:table-cell>
          <table:table-cell table:number-columns-repeated="16364" table:style-name="ce5"/>
        </table:table-row>
        <table:table-row table:style-name="ro2">
          <table:table-cell office:value-type="float" office:value="67" table:style-name="ce13">
            <text:p>67</text:p>
          </table:table-cell>
          <table:table-cell office:value-type="float" office:value="1.667959838830196E-2" table:style-name="ce14">
            <text:p>0,01668</text:p>
          </table:table-cell>
          <table:table-cell office:value-type="float" office:value="84411.992351383" table:style-name="ce15">
            <text:p>84 412</text:p>
          </table:table-cell>
          <table:table-cell office:value-type="float" office:value="1407.9581315774853" table:style-name="ce15">
            <text:p>1 408</text:p>
          </table:table-cell>
          <table:table-cell office:value-type="float" office:value="83708.013285594265" table:style-name="ce15">
            <text:p>83 708</text:p>
          </table:table-cell>
          <table:table-cell office:value-type="float" office:value="1419838.9599156238" table:style-name="ce15">
            <text:p>1 419 839</text:p>
          </table:table-cell>
          <table:table-cell office:value-type="float" office:value="16.820346497749277" table:style-name="ce16">
            <text:p>16,82</text:p>
          </table:table-cell>
          <table:table-cell office:value-type="float" office:value="8.8341556944472408E-3" table:style-name="ce14">
            <text:p>0,00883</text:p>
          </table:table-cell>
          <table:table-cell office:value-type="float" office:value="91400.451027466435" table:style-name="ce15">
            <text:p>91 400</text:p>
          </table:table-cell>
          <table:table-cell office:value-type="float" office:value="807.44581491933877" table:style-name="ce15">
            <text:p>807</text:p>
          </table:table-cell>
          <table:table-cell office:value-type="float" office:value="90996.728120006766" table:style-name="ce15">
            <text:p>90 997</text:p>
          </table:table-cell>
          <table:table-cell office:value-type="float" office:value="1807265.7409427778" table:style-name="ce15">
            <text:p>1 807 266</text:p>
          </table:table-cell>
          <table:table-cell office:value-type="float" office:value="19.773050577175844" table:style-name="ce16">
            <text:p>19,77</text:p>
          </table:table-cell>
          <table:table-cell office:value-type="float" office:value="1.2556868834303894E-2" table:style-name="ce14">
            <text:p>0,01256</text:p>
          </table:table-cell>
          <table:table-cell office:value-type="float" office:value="87903.57369735057" table:style-name="ce15">
            <text:p>87 904</text:p>
          </table:table-cell>
          <table:table-cell office:value-type="float" office:value="1103.7936449841968" table:style-name="ce15">
            <text:p>1 104</text:p>
          </table:table-cell>
          <table:table-cell office:value-type="float" office:value="87351.676874858473" table:style-name="ce15">
            <text:p>87 352</text:p>
          </table:table-cell>
          <table:table-cell office:value-type="float" office:value="1618996.5822223329" table:style-name="ce15">
            <text:p>1 618 997</text:p>
          </table:table-cell>
          <table:table-cell office:value-type="float" office:value="18.417869878606879" table:style-name="ce16">
            <text:p>18,42</text:p>
          </table:table-cell>
          <table:table-cell office:value-type="float" office:value="67" table:style-name="ce13">
            <text:p>67</text:p>
          </table:table-cell>
          <table:table-cell table:number-columns-repeated="16364" table:style-name="ce5"/>
        </table:table-row>
        <table:table-row table:style-name="ro2">
          <table:table-cell office:value-type="float" office:value="68" table:style-name="ce13">
            <text:p>68</text:p>
          </table:table-cell>
          <table:table-cell office:value-type="float" office:value="1.8338524271318608E-2" table:style-name="ce14">
            <text:p>0,01834</text:p>
          </table:table-cell>
          <table:table-cell office:value-type="float" office:value="83004.034219805515" table:style-name="ce15">
            <text:p>83 004</text:p>
          </table:table-cell>
          <table:table-cell office:value-type="float" office:value="1522.1714961572638" table:style-name="ce15">
            <text:p>1 522</text:p>
          </table:table-cell>
          <table:table-cell office:value-type="float" office:value="82242.948471726879" table:style-name="ce15">
            <text:p>82 243</text:p>
          </table:table-cell>
          <table:table-cell office:value-type="float" office:value="1336130.9466300295" table:style-name="ce15">
            <text:p>1 336 131</text:p>
          </table:table-cell>
          <table:table-cell office:value-type="float" office:value="16.097180808004829" table:style-name="ce16">
            <text:p>16,10</text:p>
          </table:table-cell>
          <table:table-cell office:value-type="float" office:value="9.8610684142112701E-3" table:style-name="ce14">
            <text:p>0,00986</text:p>
          </table:table-cell>
          <table:table-cell office:value-type="float" office:value="90593.005212547097" table:style-name="ce15">
            <text:p>90 593</text:p>
          </table:table-cell>
          <table:table-cell office:value-type="float" office:value="893.3438222499251" table:style-name="ce15">
            <text:p>893</text:p>
          </table:table-cell>
          <table:table-cell office:value-type="float" office:value="90146.333301422128" table:style-name="ce15">
            <text:p>90 146</text:p>
          </table:table-cell>
          <table:table-cell office:value-type="float" office:value="1716269.012822771" table:style-name="ce15">
            <text:p>1 716 269</text:p>
          </table:table-cell>
          <table:table-cell office:value-type="float" office:value="18.944829226010359" table:style-name="ce16">
            <text:p>18,94</text:p>
          </table:table-cell>
          <table:table-cell office:value-type="float" office:value="1.3880720258421979E-2" table:style-name="ce14">
            <text:p>0,01388</text:p>
          </table:table-cell>
          <table:table-cell office:value-type="float" office:value="86799.780052366375" table:style-name="ce15">
            <text:p>86 800</text:p>
          </table:table-cell>
          <table:table-cell office:value-type="float" office:value="1204.8434653994539" table:style-name="ce15">
            <text:p>1 205</text:p>
          </table:table-cell>
          <table:table-cell office:value-type="float" office:value="86197.358319666644" table:style-name="ce15">
            <text:p>86 197</text:p>
          </table:table-cell>
          <table:table-cell office:value-type="float" office:value="1531644.9053474744" table:style-name="ce15">
            <text:p>1 531 645</text:p>
          </table:table-cell>
          <table:table-cell office:value-type="float" office:value="17.645723346573366" table:style-name="ce16">
            <text:p>17,65</text:p>
          </table:table-cell>
          <table:table-cell office:value-type="float" office:value="68" table:style-name="ce13">
            <text:p>68</text:p>
          </table:table-cell>
          <table:table-cell table:number-columns-repeated="16364" table:style-name="ce5"/>
        </table:table-row>
        <table:table-row table:style-name="ro2">
          <table:table-cell office:value-type="float" office:value="69" table:style-name="ce13">
            <text:p>69</text:p>
          </table:table-cell>
          <table:table-cell office:value-type="float" office:value="2.0100145968395246E-2" table:style-name="ce14">
            <text:p>0,02010</text:p>
          </table:table-cell>
          <table:table-cell office:value-type="float" office:value="81481.862723648257" table:style-name="ce15">
            <text:p>81 482</text:p>
          </table:table-cell>
          <table:table-cell office:value-type="float" office:value="1637.7973345220735" table:style-name="ce15">
            <text:p>1 638</text:p>
          </table:table-cell>
          <table:table-cell office:value-type="float" office:value="80662.964056387224" table:style-name="ce15">
            <text:p>80 663</text:p>
          </table:table-cell>
          <table:table-cell office:value-type="float" office:value="1253887.9981583026" table:style-name="ce15">
            <text:p>1 253 888</text:p>
          </table:table-cell>
          <table:table-cell office:value-type="float" office:value="15.388553430730422" table:style-name="ce16">
            <text:p>15,39</text:p>
          </table:table-cell>
          <table:table-cell office:value-type="float" office:value="1.0921766680257988E-2" table:style-name="ce14">
            <text:p>0,01092</text:p>
          </table:table-cell>
          <table:table-cell office:value-type="float" office:value="89699.661390297173" table:style-name="ce15">
            <text:p>89 700</text:p>
          </table:table-cell>
          <table:table-cell office:value-type="float" office:value="979.67877300297164" table:style-name="ce15">
            <text:p>980</text:p>
          </table:table-cell>
          <table:table-cell office:value-type="float" office:value="89209.822003795678" table:style-name="ce15">
            <text:p>89 210</text:p>
          </table:table-cell>
          <table:table-cell office:value-type="float" office:value="1626122.6795213488" table:style-name="ce15">
            <text:p>1 626 123</text:p>
          </table:table-cell>
          <table:table-cell office:value-type="float" office:value="18.128526399289694" table:style-name="ce16">
            <text:p>18,13</text:p>
          </table:table-cell>
          <table:table-cell office:value-type="float" office:value="1.5258720856386229E-2" table:style-name="ce14">
            <text:p>0,01526</text:p>
          </table:table-cell>
          <table:table-cell office:value-type="float" office:value="85594.936586966927" table:style-name="ce15">
            <text:p>85 595</text:p>
          </table:table-cell>
          <table:table-cell office:value-type="float" office:value="1306.069244100609" table:style-name="ce15">
            <text:p>1 306</text:p>
          </table:table-cell>
          <table:table-cell office:value-type="float" office:value="84941.901964916615" table:style-name="ce15">
            <text:p>84 942</text:p>
          </table:table-cell>
          <table:table-cell office:value-type="float" office:value="1445447.5470278077" table:style-name="ce15">
            <text:p>1 445 448</text:p>
          </table:table-cell>
          <table:table-cell office:value-type="float" office:value="16.887068378854295" table:style-name="ce16">
            <text:p>16,89</text:p>
          </table:table-cell>
          <table:table-cell office:value-type="float" office:value="69" table:style-name="ce13">
            <text:p>69</text:p>
          </table:table-cell>
          <table:table-cell table:number-columns-repeated="16364" table:style-name="ce5"/>
        </table:table-row>
        <table:table-row table:style-name="ro2">
          <table:table-cell office:value-type="float" office:value="70" table:style-name="ce13">
            <text:p>70</text:p>
          </table:table-cell>
          <table:table-cell office:value-type="float" office:value="2.1942442706459932E-2" table:style-name="ce14">
            <text:p>0,02194</text:p>
          </table:table-cell>
          <table:table-cell office:value-type="float" office:value="79844.06538912619" table:style-name="ce15">
            <text:p>79 844</text:p>
          </table:table-cell>
          <table:table-cell office:value-type="float" office:value="1751.9738302517419" table:style-name="ce15">
            <text:p>1 752</text:p>
          </table:table-cell>
          <table:table-cell office:value-type="float" office:value="78968.078474000329" table:style-name="ce15">
            <text:p>78 968</text:p>
          </table:table-cell>
          <table:table-cell office:value-type="float" office:value="1173225.0341019153" table:style-name="ce15">
            <text:p>1 173 225</text:p>
          </table:table-cell>
          <table:table-cell office:value-type="float" office:value="14.693954126510379" table:style-name="ce16">
            <text:p>14,69</text:p>
          </table:table-cell>
          <table:table-cell office:value-type="float" office:value="1.1972159247450938E-2" table:style-name="ce14">
            <text:p>0,01197</text:p>
          </table:table-cell>
          <table:table-cell office:value-type="float" office:value="88719.982617294198" table:style-name="ce15">
            <text:p>88 720</text:p>
          </table:table-cell>
          <table:table-cell office:value-type="float" office:value="1062.1697603253251" table:style-name="ce15">
            <text:p>1 062</text:p>
          </table:table-cell>
          <table:table-cell office:value-type="float" office:value="88188.897737131541" table:style-name="ce15">
            <text:p>88 189</text:p>
          </table:table-cell>
          <table:table-cell office:value-type="float" office:value="1536912.857517553" table:style-name="ce15">
            <text:p>1 536 913</text:p>
          </table:table-cell>
          <table:table-cell office:value-type="float" office:value="17.323187090187307" table:style-name="ce16">
            <text:p>17,32</text:p>
          </table:table-cell>
          <table:table-cell office:value-type="float" office:value="1.6648862108517636E-2" table:style-name="ce14">
            <text:p>0,01665</text:p>
          </table:table-cell>
          <table:table-cell office:value-type="float" office:value="84288.867342866317" table:style-name="ce15">
            <text:p>84 289</text:p>
          </table:table-cell>
          <table:table-cell office:value-type="float" office:value="1403.3137296745167" table:style-name="ce15">
            <text:p>1 403</text:p>
          </table:table-cell>
          <table:table-cell office:value-type="float" office:value="83587.210478029068" table:style-name="ce15">
            <text:p>83 587</text:p>
          </table:table-cell>
          <table:table-cell office:value-type="float" office:value="1360505.6450628911" table:style-name="ce15">
            <text:p>1 360 506</text:p>
          </table:table-cell>
          <table:table-cell office:value-type="float" office:value="16.140988578345581" table:style-name="ce16">
            <text:p>16,14</text:p>
          </table:table-cell>
          <table:table-cell office:value-type="float" office:value="70" table:style-name="ce13">
            <text:p>70</text:p>
          </table:table-cell>
          <table:table-cell table:number-columns-repeated="16364" table:style-name="ce5"/>
        </table:table-row>
        <table:table-row table:style-name="ro2">
          <table:table-cell office:value-type="float" office:value="71" table:style-name="ce13">
            <text:p>71</text:p>
          </table:table-cell>
          <table:table-cell office:value-type="float" office:value="2.3845822598776139E-2" table:style-name="ce14">
            <text:p>0,02385</text:p>
          </table:table-cell>
          <table:table-cell office:value-type="float" office:value="78092.091558874454" table:style-name="ce15">
            <text:p>78 092</text:p>
          </table:table-cell>
          <table:table-cell office:value-type="float" office:value="1862.1701616803039" table:style-name="ce15">
            <text:p>1 862</text:p>
          </table:table-cell>
          <table:table-cell office:value-type="float" office:value="77161.006478034309" table:style-name="ce15">
            <text:p>77 161</text:p>
          </table:table-cell>
          <table:table-cell office:value-type="float" office:value="1094256.955627915" table:style-name="ce15">
            <text:p>1 094 257</text:p>
          </table:table-cell>
          <table:table-cell office:value-type="float" office:value="14.012391444310889" table:style-name="ce16">
            <text:p>14,01</text:p>
          </table:table-cell>
          <table:table-cell office:value-type="float" office:value="1.2976264832449576E-2" table:style-name="ce14">
            <text:p>0,01298</text:p>
          </table:table-cell>
          <table:table-cell office:value-type="float" office:value="87657.812856968871" table:style-name="ce15">
            <text:p>87 658</text:p>
          </table:table-cell>
          <table:table-cell office:value-type="float" office:value="1137.4709942653315" table:style-name="ce15">
            <text:p>1 137</text:p>
          </table:table-cell>
          <table:table-cell office:value-type="float" office:value="87089.077359836199" table:style-name="ce15">
            <text:p>87 089</text:p>
          </table:table-cell>
          <table:table-cell office:value-type="float" office:value="1448723.9597804216" table:style-name="ce15">
            <text:p>1 448 724</text:p>
          </table:table-cell>
          <table:table-cell office:value-type="float" office:value="16.527037494584793" table:style-name="ce16">
            <text:p>16,53</text:p>
          </table:table-cell>
          <table:table-cell office:value-type="float" office:value="1.8015897062116332E-2" table:style-name="ce14">
            <text:p>0,01802</text:p>
          </table:table-cell>
          <table:table-cell office:value-type="float" office:value="82885.553613191805" table:style-name="ce15">
            <text:p>82 886</text:p>
          </table:table-cell>
          <table:table-cell office:value-type="float" office:value="1493.257601831788" table:style-name="ce15">
            <text:p>1 493</text:p>
          </table:table-cell>
          <table:table-cell office:value-type="float" office:value="82138.924812275916" table:style-name="ce15">
            <text:p>82 139</text:p>
          </table:table-cell>
          <table:table-cell office:value-type="float" office:value="1276918.4345848621" table:style-name="ce15">
            <text:p>1 276 918</text:p>
          </table:table-cell>
          <table:table-cell office:value-type="float" office:value="15.405802083966918" table:style-name="ce16">
            <text:p>15,41</text:p>
          </table:table-cell>
          <table:table-cell office:value-type="float" office:value="71" table:style-name="ce13">
            <text:p>71</text:p>
          </table:table-cell>
          <table:table-cell table:number-columns-repeated="16364" table:style-name="ce5"/>
        </table:table-row>
        <table:table-row table:style-name="ro2">
          <table:table-cell office:value-type="float" office:value="72" table:style-name="ce13">
            <text:p>72</text:p>
          </table:table-cell>
          <table:table-cell office:value-type="float" office:value="2.5815768646399812E-2" table:style-name="ce14">
            <text:p>0,02582</text:p>
          </table:table-cell>
          <table:table-cell office:value-type="float" office:value="76229.92139719415" table:style-name="ce15">
            <text:p>76 230</text:p>
          </table:table-cell>
          <table:table-cell office:value-type="float" office:value="1967.9340147232069" table:style-name="ce15">
            <text:p>1 968</text:p>
          </table:table-cell>
          <table:table-cell office:value-type="float" office:value="75245.95438983255" table:style-name="ce15">
            <text:p>75 246</text:p>
          </table:table-cell>
          <table:table-cell office:value-type="float" office:value="1017095.9491498808" table:style-name="ce15">
            <text:p>1 017 096</text:p>
          </table:table-cell>
          <table:table-cell office:value-type="float" office:value="13.342476687734298" table:style-name="ce16">
            <text:p>13,34</text:p>
          </table:table-cell>
          <table:table-cell office:value-type="float" office:value="1.3981826276459232E-2" table:style-name="ce14">
            <text:p>0,01398</text:p>
          </table:table-cell>
          <table:table-cell office:value-type="float" office:value="86520.341862703543" table:style-name="ce15">
            <text:p>86 520</text:p>
          </table:table-cell>
          <table:table-cell office:value-type="float" office:value="1209.7123893041839" table:style-name="ce15">
            <text:p>1 210</text:p>
          </table:table-cell>
          <table:table-cell office:value-type="float" office:value="85915.485668051449" table:style-name="ce15">
            <text:p>85 915</text:p>
          </table:table-cell>
          <table:table-cell office:value-type="float" office:value="1361634.8824205853" table:style-name="ce15">
            <text:p>1 361 635</text:p>
          </table:table-cell>
          <table:table-cell office:value-type="float" office:value="15.737742744721485" table:style-name="ce16">
            <text:p>15,74</text:p>
          </table:table-cell>
          <table:table-cell office:value-type="float" office:value="1.9394382579854919E-2" table:style-name="ce14">
            <text:p>0,01939</text:p>
          </table:table-cell>
          <table:table-cell office:value-type="float" office:value="81392.296011360013" table:style-name="ce15">
            <text:p>81 392</text:p>
          </table:table-cell>
          <table:table-cell office:value-type="float" office:value="1578.5533278971157" table:style-name="ce15">
            <text:p>1 579</text:p>
          </table:table-cell>
          <table:table-cell office:value-type="float" office:value="80603.019347411464" table:style-name="ce15">
            <text:p>80 603</text:p>
          </table:table-cell>
          <table:table-cell office:value-type="float" office:value="1194779.5097725862" table:style-name="ce15">
            <text:p>1 194 780</text:p>
          </table:table-cell>
          <table:table-cell office:value-type="float" office:value="14.679270254347285" table:style-name="ce16">
            <text:p>14,68</text:p>
          </table:table-cell>
          <table:table-cell office:value-type="float" office:value="72" table:style-name="ce13">
            <text:p>72</text:p>
          </table:table-cell>
          <table:table-cell table:number-columns-repeated="16364" table:style-name="ce5"/>
        </table:table-row>
        <table:table-row table:style-name="ro2">
          <table:table-cell office:value-type="float" office:value="73" table:style-name="ce13">
            <text:p>73</text:p>
          </table:table-cell>
          <table:table-cell office:value-type="float" office:value="2.7872556688736935E-2" table:style-name="ce14">
            <text:p>0,02787</text:p>
          </table:table-cell>
          <table:table-cell office:value-type="float" office:value="74261.98738247095" table:style-name="ce15">
            <text:p>74 262</text:p>
          </table:table-cell>
          <table:table-cell office:value-type="float" office:value="2069.8714531361884" table:style-name="ce15">
            <text:p>2 070</text:p>
          </table:table-cell>
          <table:table-cell office:value-type="float" office:value="73227.051655902847" table:style-name="ce15">
            <text:p>73 227</text:p>
          </table:table-cell>
          <table:table-cell office:value-type="float" office:value="941849.99476004823" table:style-name="ce15">
            <text:p>941 850</text:p>
          </table:table-cell>
          <table:table-cell office:value-type="float" office:value="12.682800823916082" table:style-name="ce16">
            <text:p>12,68</text:p>
          </table:table-cell>
          <table:table-cell office:value-type="float" office:value="1.5085979161768204E-2" table:style-name="ce14">
            <text:p>0,01509</text:p>
          </table:table-cell>
          <table:table-cell office:value-type="float" office:value="85310.629473399356" table:style-name="ce15">
            <text:p>85 311</text:p>
          </table:table-cell>
          <table:table-cell office:value-type="float" office:value="1286.9943785130311" table:style-name="ce15">
            <text:p>1 287</text:p>
          </table:table-cell>
          <table:table-cell office:value-type="float" office:value="84667.132284142834" table:style-name="ce15">
            <text:p>84 667</text:p>
          </table:table-cell>
          <table:table-cell office:value-type="float" office:value="1275719.3967525337" table:style-name="ce15">
            <text:p>1 275 719</text:p>
          </table:table-cell>
          <table:table-cell office:value-type="float" office:value="14.953815305633336" table:style-name="ce16">
            <text:p>14,95</text:p>
          </table:table-cell>
          <table:table-cell office:value-type="float" office:value="2.0860056030001031E-2" table:style-name="ce14">
            <text:p>0,02086</text:p>
          </table:table-cell>
          <table:table-cell office:value-type="float" office:value="79813.7426834629" table:style-name="ce15">
            <text:p>79 814</text:p>
          </table:table-cell>
          <table:table-cell office:value-type="float" office:value="1664.919144341121" table:style-name="ce15">
            <text:p>1 665</text:p>
          </table:table-cell>
          <table:table-cell office:value-type="float" office:value="78981.283111292345" table:style-name="ce15">
            <text:p>78 981</text:p>
          </table:table-cell>
          <table:table-cell office:value-type="float" office:value="1114176.4904251746" table:style-name="ce15">
            <text:p>1 114 176</text:p>
          </table:table-cell>
          <table:table-cell office:value-type="float" office:value="13.959707350699489" table:style-name="ce16">
            <text:p>13,96</text:p>
          </table:table-cell>
          <table:table-cell office:value-type="float" office:value="73" table:style-name="ce13">
            <text:p>73</text:p>
          </table:table-cell>
          <table:table-cell table:number-columns-repeated="16364" table:style-name="ce5"/>
        </table:table-row>
        <table:table-row table:style-name="ro2">
          <table:table-cell office:value-type="float" office:value="74" table:style-name="ce13">
            <text:p>74</text:p>
          </table:table-cell>
          <table:table-cell office:value-type="float" office:value="3.0036653760328207E-2" table:style-name="ce14">
            <text:p>0,03004</text:p>
          </table:table-cell>
          <table:table-cell office:value-type="float" office:value="72192.115929334759" table:style-name="ce15">
            <text:p>72 192</text:p>
          </table:table-cell>
          <table:table-cell office:value-type="float" office:value="2168.4095903949028" table:style-name="ce15">
            <text:p>2 168</text:p>
          </table:table-cell>
          <table:table-cell office:value-type="float" office:value="71107.911134137306" table:style-name="ce15">
            <text:p>71 108</text:p>
          </table:table-cell>
          <table:table-cell office:value-type="float" office:value="868622.94310414535" table:style-name="ce15">
            <text:p>868 623</text:p>
          </table:table-cell>
          <table:table-cell office:value-type="float" office:value="12.032102563033293" table:style-name="ce16">
            <text:p>12,03</text:p>
          </table:table-cell>
          <table:table-cell office:value-type="float" office:value="1.6386497464159384E-2" table:style-name="ce14">
            <text:p>0,01639</text:p>
          </table:table-cell>
          <table:table-cell office:value-type="float" office:value="84023.635094886326" table:style-name="ce15">
            <text:p>84 024</text:p>
          </table:table-cell>
          <table:table-cell office:value-type="float" office:value="1376.8530834118083" table:style-name="ce15">
            <text:p>1 377</text:p>
          </table:table-cell>
          <table:table-cell office:value-type="float" office:value="83335.208553180419" table:style-name="ce15">
            <text:p>83 335</text:p>
          </table:table-cell>
          <table:table-cell office:value-type="float" office:value="1191052.264468391" table:style-name="ce15">
            <text:p>1 191 052</text:p>
          </table:table-cell>
          <table:table-cell office:value-type="float" office:value="14.175205144640051" table:style-name="ce16">
            <text:p>14,18</text:p>
          </table:table-cell>
          <table:table-cell office:value-type="float" office:value="2.2489187032450678E-2" table:style-name="ce14">
            <text:p>0,02249</text:p>
          </table:table-cell>
          <table:table-cell office:value-type="float" office:value="78148.823539121775" table:style-name="ce15">
            <text:p>78 149</text:p>
          </table:table-cell>
          <table:table-cell office:value-type="float" office:value="1757.5035089372936" table:style-name="ce15">
            <text:p>1 758</text:p>
          </table:table-cell>
          <table:table-cell office:value-type="float" office:value="77270.071784653119" table:style-name="ce15">
            <text:p>77 270</text:p>
          </table:table-cell>
          <table:table-cell office:value-type="float" office:value="1035195.2073138823" table:style-name="ce15">
            <text:p>1 035 195</text:p>
          </table:table-cell>
          <table:table-cell office:value-type="float" office:value="13.246459261100167" table:style-name="ce16">
            <text:p>13,25</text:p>
          </table:table-cell>
          <table:table-cell office:value-type="float" office:value="74" table:style-name="ce13">
            <text:p>74</text:p>
          </table:table-cell>
          <table:table-cell table:number-columns-repeated="16364" table:style-name="ce5"/>
        </table:table-row>
        <table:table-row table:style-name="ro2">
          <table:table-cell office:value-type="float" office:value="75" table:style-name="ce13">
            <text:p>75</text:p>
          </table:table-cell>
          <table:table-cell office:value-type="float" office:value="3.2328526895713534E-2" table:style-name="ce14">
            <text:p>0,03233</text:p>
          </table:table-cell>
          <table:table-cell office:value-type="float" office:value="70023.706338939854" table:style-name="ce15">
            <text:p>70 024</text:p>
          </table:table-cell>
          <table:table-cell office:value-type="float" office:value="2263.7632737159634" table:style-name="ce15">
            <text:p>2 264</text:p>
          </table:table-cell>
          <table:table-cell office:value-type="float" office:value="68891.824702081882" table:style-name="ce15">
            <text:p>68 892</text:p>
          </table:table-cell>
          <table:table-cell office:value-type="float" office:value="797515.03197000804" table:style-name="ce15">
            <text:p>797 515</text:p>
          </table:table-cell>
          <table:table-cell office:value-type="float" office:value="11.389214791198702" table:style-name="ce16">
            <text:p>11,39</text:p>
          </table:table-cell>
          <table:table-cell office:value-type="float" office:value="1.7981155159414976E-2" table:style-name="ce14">
            <text:p>0,01798</text:p>
          </table:table-cell>
          <table:table-cell office:value-type="float" office:value="82646.782011474512" table:style-name="ce15">
            <text:p>82 647</text:p>
          </table:table-cell>
          <table:table-cell office:value-type="float" office:value="1486.0846107746697" table:style-name="ce15">
            <text:p>1 486</text:p>
          </table:table-cell>
          <table:table-cell office:value-type="float" office:value="81903.739706087174" table:style-name="ce15">
            <text:p>81 904</text:p>
          </table:table-cell>
          <table:table-cell office:value-type="float" office:value="1107717.0559152106" table:style-name="ce15">
            <text:p>1 107 717</text:p>
          </table:table-cell>
          <table:table-cell office:value-type="float" office:value="13.403027062341247" table:style-name="ce16">
            <text:p>13,40</text:p>
          </table:table-cell>
          <table:table-cell office:value-type="float" office:value="2.4358045207099409E-2" table:style-name="ce14">
            <text:p>0,02436</text:p>
          </table:table-cell>
          <table:table-cell office:value-type="float" office:value="76391.320030184477" table:style-name="ce15">
            <text:p>76 391</text:p>
          </table:table-cell>
          <table:table-cell office:value-type="float" office:value="1860.743226725232" table:style-name="ce15">
            <text:p>1 861</text:p>
          </table:table-cell>
          <table:table-cell office:value-type="float" office:value="75460.948416821862" table:style-name="ce15">
            <text:p>75 461</text:p>
          </table:table-cell>
          <table:table-cell office:value-type="float" office:value="957925.13552922918" table:style-name="ce15">
            <text:p>957 925</text:p>
          </table:table-cell>
          <table:table-cell office:value-type="float" office:value="12.539711778127732" table:style-name="ce16">
            <text:p>12,54</text:p>
          </table:table-cell>
          <table:table-cell office:value-type="float" office:value="75" table:style-name="ce13">
            <text:p>75</text:p>
          </table:table-cell>
          <table:table-cell table:number-columns-repeated="16364" table:style-name="ce5"/>
        </table:table-row>
        <table:table-row table:style-name="ro2">
          <table:table-cell office:value-type="float" office:value="76" table:style-name="ce13">
            <text:p>76</text:p>
          </table:table-cell>
          <table:table-cell office:value-type="float" office:value="3.4788298574399565E-2" table:style-name="ce14">
            <text:p>0,03479</text:p>
          </table:table-cell>
          <table:table-cell office:value-type="float" office:value="67759.943065223895" table:style-name="ce15">
            <text:p>67 760</text:p>
          </table:table-cell>
          <table:table-cell office:value-type="float" office:value="2357.2531307373242" table:style-name="ce15">
            <text:p>2 357</text:p>
          </table:table-cell>
          <table:table-cell office:value-type="float" office:value="66581.316499855238" table:style-name="ce15">
            <text:p>66 581</text:p>
          </table:table-cell>
          <table:table-cell office:value-type="float" office:value="728623.20726792619" table:style-name="ce15">
            <text:p>728 623</text:p>
          </table:table-cell>
          <table:table-cell office:value-type="float" office:value="10.753007961747741" table:style-name="ce16">
            <text:p>10,75</text:p>
          </table:table-cell>
          <table:table-cell office:value-type="float" office:value="1.9967608260022248E-2" table:style-name="ce14">
            <text:p>0,01997</text:p>
          </table:table-cell>
          <table:table-cell office:value-type="float" office:value="81160.697400699835" table:style-name="ce15">
            <text:p>81 161</text:p>
          </table:table-cell>
          <table:table-cell office:value-type="float" office:value="1620.5850118073802" table:style-name="ce15">
            <text:p>1 621</text:p>
          </table:table-cell>
          <table:table-cell office:value-type="float" office:value="80350.404894796142" table:style-name="ce15">
            <text:p>80 350</text:p>
          </table:table-cell>
          <table:table-cell office:value-type="float" office:value="1025813.3162091235" table:style-name="ce15">
            <text:p>1 025 813</text:p>
          </table:table-cell>
          <table:table-cell office:value-type="float" office:value="12.639286613624861" table:style-name="ce16">
            <text:p>12,64</text:p>
          </table:table-cell>
          <table:table-cell office:value-type="float" office:value="2.6548293096676581E-2" table:style-name="ce14">
            <text:p>0,02655</text:p>
          </table:table-cell>
          <table:table-cell office:value-type="float" office:value="74530.576803459247" table:style-name="ce15">
            <text:p>74 531</text:p>
          </table:table-cell>
          <table:table-cell office:value-type="float" office:value="1978.6595976426008" table:style-name="ce15">
            <text:p>1 979</text:p>
          </table:table-cell>
          <table:table-cell office:value-type="float" office:value="73541.247004637946" table:style-name="ce15">
            <text:p>73 541</text:p>
          </table:table-cell>
          <table:table-cell office:value-type="float" office:value="882464.18711240729" table:style-name="ce15">
            <text:p>882 464</text:p>
          </table:table-cell>
          <table:table-cell office:value-type="float" office:value="11.840297297571013" table:style-name="ce16">
            <text:p>11,84</text:p>
          </table:table-cell>
          <table:table-cell office:value-type="float" office:value="76" table:style-name="ce13">
            <text:p>76</text:p>
          </table:table-cell>
          <table:table-cell table:number-columns-repeated="16364" table:style-name="ce5"/>
        </table:table-row>
        <table:table-row table:style-name="ro2">
          <table:table-cell office:value-type="float" office:value="77" table:style-name="ce13">
            <text:p>77</text:p>
          </table:table-cell>
          <table:table-cell office:value-type="float" office:value="3.7627166445039377E-2" table:style-name="ce14">
            <text:p>0,03763</text:p>
          </table:table-cell>
          <table:table-cell office:value-type="float" office:value="65402.689934486574" table:style-name="ce15">
            <text:p>65 403</text:p>
          </table:table-cell>
          <table:table-cell office:value-type="float" office:value="2460.9179001182279" table:style-name="ce15">
            <text:p>2 461</text:p>
          </table:table-cell>
          <table:table-cell office:value-type="float" office:value="64172.230984427457" table:style-name="ce15">
            <text:p>64 172</text:p>
          </table:table-cell>
          <table:table-cell office:value-type="float" office:value="662041.89076807094" table:style-name="ce15">
            <text:p>662 042</text:p>
          </table:table-cell>
          <table:table-cell office:value-type="float" office:value="10.122548345201608" table:style-name="ce16">
            <text:p>10,12</text:p>
          </table:table-cell>
          <table:table-cell office:value-type="float" office:value="2.2442486060894197E-2" table:style-name="ce14">
            <text:p>0,02244</text:p>
          </table:table-cell>
          <table:table-cell office:value-type="float" office:value="79540.112388892449" table:style-name="ce15">
            <text:p>79 540</text:p>
          </table:table-cell>
          <table:table-cell office:value-type="float" office:value="1785.0778635696765" table:style-name="ce15">
            <text:p>1 785</text:p>
          </table:table-cell>
          <table:table-cell office:value-type="float" office:value="78647.573457107617" table:style-name="ce15">
            <text:p>78 648</text:p>
          </table:table-cell>
          <table:table-cell office:value-type="float" office:value="945462.91131432739" table:style-name="ce15">
            <text:p>945 463</text:p>
          </table:table-cell>
          <table:table-cell office:value-type="float" office:value="11.88661774441192" table:style-name="ce16">
            <text:p>11,89</text:p>
          </table:table-cell>
          <table:table-cell office:value-type="float" office:value="2.9188531646348704E-2" table:style-name="ce14">
            <text:p>0,02919</text:p>
          </table:table-cell>
          <table:table-cell office:value-type="float" office:value="72551.917205816644" table:style-name="ce15">
            <text:p>72 552</text:p>
          </table:table-cell>
          <table:table-cell office:value-type="float" office:value="2117.6839313652504" table:style-name="ce15">
            <text:p>2 118</text:p>
          </table:table-cell>
          <table:table-cell office:value-type="float" office:value="71493.075240134029" table:style-name="ce15">
            <text:p>71 493</text:p>
          </table:table-cell>
          <table:table-cell office:value-type="float" office:value="808922.94010776933" table:style-name="ce15">
            <text:p>808 923</text:p>
          </table:table-cell>
          <table:table-cell office:value-type="float" office:value="11.149573591735715" table:style-name="ce16">
            <text:p>11,15</text:p>
          </table:table-cell>
          <table:table-cell office:value-type="float" office:value="77" table:style-name="ce13">
            <text:p>77</text:p>
          </table:table-cell>
          <table:table-cell table:number-columns-repeated="16364" table:style-name="ce5"/>
        </table:table-row>
        <table:table-row table:style-name="ro2">
          <table:table-cell office:value-type="float" office:value="78" table:style-name="ce13">
            <text:p>78</text:p>
          </table:table-cell>
          <table:table-cell office:value-type="float" office:value="4.1144413668911348E-2" table:style-name="ce14">
            <text:p>0,04114</text:p>
          </table:table-cell>
          <table:table-cell office:value-type="float" office:value="62941.772034368347" table:style-name="ce15">
            <text:p>62 942</text:p>
          </table:table-cell>
          <table:table-cell office:value-type="float" office:value="2589.7023056363669" table:style-name="ce15">
            <text:p>2 590</text:p>
          </table:table-cell>
          <table:table-cell office:value-type="float" office:value="61646.920881550162" table:style-name="ce15">
            <text:p>61 647</text:p>
          </table:table-cell>
          <table:table-cell office:value-type="float" office:value="597869.65978364344" table:style-name="ce15">
            <text:p>597 870</text:p>
          </table:table-cell>
          <table:table-cell office:value-type="float" office:value="9.4987738740051082" table:style-name="ce16">
            <text:p>9,50</text:p>
          </table:table-cell>
          <table:table-cell office:value-type="float" office:value="2.5501889206619093E-2" table:style-name="ce14">
            <text:p>0,02550</text:p>
          </table:table-cell>
          <table:table-cell office:value-type="float" office:value="77755.034525322772" table:style-name="ce15">
            <text:p>77 755</text:p>
          </table:table-cell>
          <table:table-cell office:value-type="float" office:value="1982.9002757216238" table:style-name="ce15">
            <text:p>1 983</text:p>
          </table:table-cell>
          <table:table-cell office:value-type="float" office:value="76763.58438746196" table:style-name="ce15">
            <text:p>76 764</text:p>
          </table:table-cell>
          <table:table-cell office:value-type="float" office:value="866815.33785721974" table:style-name="ce15">
            <text:p>866 815</text:p>
          </table:table-cell>
          <table:table-cell office:value-type="float" office:value="11.148028460779871" table:style-name="ce16">
            <text:p>11,15</text:p>
          </table:table-cell>
          <table:table-cell office:value-type="float" office:value="3.2431530085091052E-2" table:style-name="ce14">
            <text:p>0,03243</text:p>
          </table:table-cell>
          <table:table-cell office:value-type="float" office:value="70434.233274451399" table:style-name="ce15">
            <text:p>70 434</text:p>
          </table:table-cell>
          <table:table-cell office:value-type="float" office:value="2284.289955460692" table:style-name="ce15">
            <text:p>2 284</text:p>
          </table:table-cell>
          <table:table-cell office:value-type="float" office:value="69292.088296721049" table:style-name="ce15">
            <text:p>69 292</text:p>
          </table:table-cell>
          <table:table-cell office:value-type="float" office:value="737429.8648676353" table:style-name="ce15">
            <text:p>737 430</text:p>
          </table:table-cell>
          <table:table-cell office:value-type="float" office:value="10.469764922323973" table:style-name="ce16">
            <text:p>10,47</text:p>
          </table:table-cell>
          <table:table-cell office:value-type="float" office:value="78" table:style-name="ce13">
            <text:p>78</text:p>
          </table:table-cell>
          <table:table-cell table:number-columns-repeated="16364" table:style-name="ce5"/>
        </table:table-row>
        <table:table-row table:style-name="ro2">
          <table:table-cell office:value-type="float" office:value="79" table:style-name="ce13">
            <text:p>79</text:p>
          </table:table-cell>
          <table:table-cell office:value-type="float" office:value="4.5640051386737344E-2" table:style-name="ce14">
            <text:p>0,04564</text:p>
          </table:table-cell>
          <table:table-cell office:value-type="float" office:value="60352.069728731978" table:style-name="ce15">
            <text:p>60 352</text:p>
          </table:table-cell>
          <table:table-cell office:value-type="float" office:value="2754.4715637152826" table:style-name="ce15">
            <text:p>2 754</text:p>
          </table:table-cell>
          <table:table-cell office:value-type="float" office:value="58974.833946874336" table:style-name="ce15">
            <text:p>58 975</text:p>
          </table:table-cell>
          <table:table-cell office:value-type="float" office:value="536222.73890209326" table:style-name="ce15">
            <text:p>536 223</text:p>
          </table:table-cell>
          <table:table-cell office:value-type="float" office:value="8.8849105144576708" table:style-name="ce16">
            <text:p>8,88</text:p>
          </table:table-cell>
          <table:table-cell office:value-type="float" office:value="2.9241913972774539E-2" table:style-name="ce14">
            <text:p>0,02924</text:p>
          </table:table-cell>
          <table:table-cell office:value-type="float" office:value="75772.134249601149" table:style-name="ce15">
            <text:p>75 772</text:p>
          </table:table-cell>
          <table:table-cell office:value-type="float" office:value="2215.7222312603599" table:style-name="ce15">
            <text:p>2 216</text:p>
          </table:table-cell>
          <table:table-cell office:value-type="float" office:value="74664.273133970972" table:style-name="ce15">
            <text:p>74 664</text:p>
          </table:table-cell>
          <table:table-cell office:value-type="float" office:value="790051.75346975774" table:style-name="ce15">
            <text:p>790 052</text:p>
          </table:table-cell>
          <table:table-cell office:value-type="float" office:value="10.426679428973804" table:style-name="ce16">
            <text:p>10,43</text:p>
          </table:table-cell>
          <table:table-cell office:value-type="float" office:value="3.643025737976191E-2" table:style-name="ce14">
            <text:p>0,03643</text:p>
          </table:table-cell>
          <table:table-cell office:value-type="float" office:value="68149.943318990699" table:style-name="ce15">
            <text:p>68 150</text:p>
          </table:table-cell>
          <table:table-cell office:value-type="float" office:value="2482.7199755270167" table:style-name="ce15">
            <text:p>2 483</text:p>
          </table:table-cell>
          <table:table-cell office:value-type="float" office:value="66908.583331227186" table:style-name="ce15">
            <text:p>66 909</text:p>
          </table:table-cell>
          <table:table-cell office:value-type="float" office:value="668137.7765709142" table:style-name="ce15">
            <text:p>668 138</text:p>
          </table:table-cell>
          <table:table-cell office:value-type="float" office:value="9.8039373773731455" table:style-name="ce16">
            <text:p>9,80</text:p>
          </table:table-cell>
          <table:table-cell office:value-type="float" office:value="79" table:style-name="ce13">
            <text:p>79</text:p>
          </table:table-cell>
          <table:table-cell table:number-columns-repeated="16364" table:style-name="ce5"/>
        </table:table-row>
        <table:table-row table:style-name="ro2">
          <table:table-cell office:value-type="float" office:value="80" table:style-name="ce13">
            <text:p>80</text:p>
          </table:table-cell>
          <table:table-cell office:value-type="float" office:value="5.1414090739238139E-2" table:style-name="ce14">
            <text:p>0,05141</text:p>
          </table:table-cell>
          <table:table-cell office:value-type="float" office:value="57597.598165016694" table:style-name="ce15">
            <text:p>57 598</text:p>
          </table:table-cell>
          <table:table-cell office:value-type="float" office:value="2961.3281384183442" table:style-name="ce15">
            <text:p>2 961</text:p>
          </table:table-cell>
          <table:table-cell office:value-type="float" office:value="56116.934095807519" table:style-name="ce15">
            <text:p>56 117</text:p>
          </table:table-cell>
          <table:table-cell office:value-type="float" office:value="477247.9049552189" table:style-name="ce15">
            <text:p>477 248</text:p>
          </table:table-cell>
          <table:table-cell office:value-type="float" office:value="8.2858994152483092" table:style-name="ce16">
            <text:p>8,29</text:p>
          </table:table-cell>
          <table:table-cell office:value-type="float" office:value="3.3758656634937233E-2" table:style-name="ce14">
            <text:p>0,03376</text:p>
          </table:table-cell>
          <table:table-cell office:value-type="float" office:value="73556.412018340794" table:style-name="ce15">
            <text:p>73 556</text:p>
          </table:table-cell>
          <table:table-cell office:value-type="float" office:value="2483.1656566251372" table:style-name="ce15">
            <text:p>2 483</text:p>
          </table:table-cell>
          <table:table-cell office:value-type="float" office:value="72314.82919002822" table:style-name="ce15">
            <text:p>72 315</text:p>
          </table:table-cell>
          <table:table-cell office:value-type="float" office:value="715387.48033578682" table:style-name="ce15">
            <text:p>715 387</text:p>
          </table:table-cell>
          <table:table-cell office:value-type="float" office:value="9.7256984225577749" table:style-name="ce16">
            <text:p>9,73</text:p>
          </table:table-cell>
          <table:table-cell office:value-type="float" office:value="4.1337682497218545E-2" table:style-name="ce14">
            <text:p>0,04134</text:p>
          </table:table-cell>
          <table:table-cell office:value-type="float" office:value="65667.223343463687" table:style-name="ce15">
            <text:p>65 667</text:p>
          </table:table-cell>
          <table:table-cell office:value-type="float" office:value="2714.5308290460398" table:style-name="ce15">
            <text:p>2 715</text:p>
          </table:table-cell>
          <table:table-cell office:value-type="float" office:value="64309.957928940668" table:style-name="ce15">
            <text:p>64 310</text:p>
          </table:table-cell>
          <table:table-cell office:value-type="float" office:value="601229.19323968701" table:style-name="ce15">
            <text:p>601 229</text:p>
          </table:table-cell>
          <table:table-cell office:value-type="float" office:value="9.1556969006445978" table:style-name="ce16">
            <text:p>9,16</text:p>
          </table:table-cell>
          <table:table-cell office:value-type="float" office:value="80" table:style-name="ce13">
            <text:p>80</text:p>
          </table:table-cell>
          <table:table-cell table:number-columns-repeated="16364" table:style-name="ce5"/>
        </table:table-row>
        <table:table-row table:style-name="ro2">
          <table:table-cell office:value-type="float" office:value="81" table:style-name="ce13">
            <text:p>81</text:p>
          </table:table-cell>
          <table:table-cell office:value-type="float" office:value="5.8718810400343997E-2" table:style-name="ce14">
            <text:p>0,05872</text:p>
          </table:table-cell>
          <table:table-cell office:value-type="float" office:value="54636.270026598351" table:style-name="ce15">
            <text:p>54 636</text:p>
          </table:table-cell>
          <table:table-cell office:value-type="float" office:value="3208.1767806738262" table:style-name="ce15">
            <text:p>3 208</text:p>
          </table:table-cell>
          <table:table-cell office:value-type="float" office:value="53032.181636261434" table:style-name="ce15">
            <text:p>53 032</text:p>
          </table:table-cell>
          <table:table-cell office:value-type="float" office:value="421130.97085941141" table:style-name="ce15">
            <text:p>421 131</text:p>
          </table:table-cell>
          <table:table-cell office:value-type="float" office:value="7.7079011919077551" table:style-name="ce16">
            <text:p>7,71</text:p>
          </table:table-cell>
          <table:table-cell office:value-type="float" office:value="3.9148509593875357E-2" table:style-name="ce14">
            <text:p>0,03915</text:p>
          </table:table-cell>
          <table:table-cell office:value-type="float" office:value="71073.246361715661" table:style-name="ce15">
            <text:p>71 073</text:p>
          </table:table-cell>
          <table:table-cell office:value-type="float" office:value="2782.4116670594922" table:style-name="ce15">
            <text:p>2 782</text:p>
          </table:table-cell>
          <table:table-cell office:value-type="float" office:value="69682.040528185913" table:style-name="ce15">
            <text:p>69 682</text:p>
          </table:table-cell>
          <table:table-cell office:value-type="float" office:value="643072.65114575857" table:style-name="ce15">
            <text:p>643 073</text:p>
          </table:table-cell>
          <table:table-cell office:value-type="float" office:value="9.0480269871583676" table:style-name="ce16">
            <text:p>9,05</text:p>
          </table:table-cell>
          <table:table-cell office:value-type="float" office:value="4.7292762725671331E-2" table:style-name="ce14">
            <text:p>0,04729</text:p>
          </table:table-cell>
          <table:table-cell office:value-type="float" office:value="62952.692514417649" table:style-name="ce15">
            <text:p>62 953</text:p>
          </table:table-cell>
          <table:table-cell office:value-type="float" office:value="2977.2067500264998" table:style-name="ce15">
            <text:p>2 977</text:p>
          </table:table-cell>
          <table:table-cell office:value-type="float" office:value="61464.089139404401" table:style-name="ce15">
            <text:p>61 464</text:p>
          </table:table-cell>
          <table:table-cell office:value-type="float" office:value="536919.23531074636" table:style-name="ce15">
            <text:p>536 919</text:p>
          </table:table-cell>
          <table:table-cell office:value-type="float" office:value="8.5289320260254033" table:style-name="ce16">
            <text:p>8,53</text:p>
          </table:table-cell>
          <table:table-cell office:value-type="float" office:value="81" table:style-name="ce13">
            <text:p>81</text:p>
          </table:table-cell>
          <table:table-cell table:number-columns-repeated="16364" table:style-name="ce5"/>
        </table:table-row>
        <table:table-row table:style-name="ro2">
          <table:table-cell office:value-type="float" office:value="82" table:style-name="ce13">
            <text:p>82</text:p>
          </table:table-cell>
          <table:table-cell office:value-type="float" office:value="6.7453716281603446E-2" table:style-name="ce14">
            <text:p>0,06745</text:p>
          </table:table-cell>
          <table:table-cell office:value-type="float" office:value="51428.093245924523" table:style-name="ce15">
            <text:p>51 428</text:p>
          </table:table-cell>
          <table:table-cell office:value-type="float" office:value="3469.0160107144393" table:style-name="ce15">
            <text:p>3 469</text:p>
          </table:table-cell>
          <table:table-cell office:value-type="float" office:value="49693.585240567307" table:style-name="ce15">
            <text:p>49 694</text:p>
          </table:table-cell>
          <table:table-cell office:value-type="float" office:value="368098.78922315" table:style-name="ce15">
            <text:p>368 099</text:p>
          </table:table-cell>
          <table:table-cell office:value-type="float" office:value="7.1575430079224338" table:style-name="ce16">
            <text:p>7,16</text:p>
          </table:table-cell>
          <table:table-cell office:value-type="float" office:value="4.5510053800594079E-2" table:style-name="ce14">
            <text:p>0,04551</text:p>
          </table:table-cell>
          <table:table-cell office:value-type="float" office:value="68290.834694656165" table:style-name="ce15">
            <text:p>68 291</text:p>
          </table:table-cell>
          <table:table-cell office:value-type="float" office:value="3107.9195610412789" table:style-name="ce15">
            <text:p>3 108</text:p>
          </table:table-cell>
          <table:table-cell office:value-type="float" office:value="66736.874914135522" table:style-name="ce15">
            <text:p>66 737</text:p>
          </table:table-cell>
          <table:table-cell office:value-type="float" office:value="573390.61061757267" table:style-name="ce15">
            <text:p>573 391</text:p>
          </table:table-cell>
          <table:table-cell office:value-type="float" office:value="8.396304030860545" table:style-name="ce16">
            <text:p>8,40</text:p>
          </table:table-cell>
          <table:table-cell office:value-type="float" office:value="5.4330900290822652E-2" table:style-name="ce14">
            <text:p>0,05433</text:p>
          </table:table-cell>
          <table:table-cell office:value-type="float" office:value="59975.485764391153" table:style-name="ce15">
            <text:p>59 975</text:p>
          </table:table-cell>
          <table:table-cell office:value-type="float" office:value="3258.5221369587889" table:style-name="ce15">
            <text:p>3 259</text:p>
          </table:table-cell>
          <table:table-cell office:value-type="float" office:value="58346.224695911762" table:style-name="ce15">
            <text:p>58 346</text:p>
          </table:table-cell>
          <table:table-cell office:value-type="float" office:value="475455.146171342" table:style-name="ce15">
            <text:p>475 455</text:p>
          </table:table-cell>
          <table:table-cell office:value-type="float" office:value="7.9274913760453583" table:style-name="ce16">
            <text:p>7,93</text:p>
          </table:table-cell>
          <table:table-cell office:value-type="float" office:value="82" table:style-name="ce13">
            <text:p>82</text:p>
          </table:table-cell>
          <table:table-cell table:number-columns-repeated="16364" table:style-name="ce5"/>
        </table:table-row>
        <table:table-row table:style-name="ro2">
          <table:table-cell office:value-type="float" office:value="83" table:style-name="ce13">
            <text:p>83</text:p>
          </table:table-cell>
          <table:table-cell office:value-type="float" office:value="7.7360200498317752E-2" table:style-name="ce14">
            <text:p>0,07736</text:p>
          </table:table-cell>
          <table:table-cell office:value-type="float" office:value="47959.077235210083" table:style-name="ce15">
            <text:p>47 959</text:p>
          </table:table-cell>
          <table:table-cell office:value-type="float" office:value="3710.1238306301584" table:style-name="ce15">
            <text:p>3 710</text:p>
          </table:table-cell>
          <table:table-cell office:value-type="float" office:value="46104.015319894999" table:style-name="ce15">
            <text:p>46 104</text:p>
          </table:table-cell>
          <table:table-cell office:value-type="float" office:value="318405.20398258272" table:style-name="ce15">
            <text:p>318 405</text:p>
          </table:table-cell>
          <table:table-cell office:value-type="float" office:value="6.6391019664744384" table:style-name="ce16">
            <text:p>6,64</text:p>
          </table:table-cell>
          <table:table-cell office:value-type="float" office:value="5.2942851120792445E-2" table:style-name="ce14">
            <text:p>0,05294</text:p>
          </table:table-cell>
          <table:table-cell office:value-type="float" office:value="65182.915133614886" table:style-name="ce15">
            <text:p>65 183</text:p>
          </table:table-cell>
          <table:table-cell office:value-type="float" office:value="3450.9693715382218" table:style-name="ce15">
            <text:p>3 451</text:p>
          </table:table-cell>
          <table:table-cell office:value-type="float" office:value="63457.430447845778" table:style-name="ce15">
            <text:p>63 457</text:p>
          </table:table-cell>
          <table:table-cell office:value-type="float" office:value="506653.73570343718" table:style-name="ce15">
            <text:p>506 654</text:p>
          </table:table-cell>
          <table:table-cell office:value-type="float" office:value="7.7727995850580704" table:style-name="ce16">
            <text:p>7,77</text:p>
          </table:table-cell>
          <table:table-cell office:value-type="float" office:value="6.2441083732853557E-2" table:style-name="ce14">
            <text:p>0,06244</text:p>
          </table:table-cell>
          <table:table-cell office:value-type="float" office:value="56716.963627432364" table:style-name="ce15">
            <text:p>56 717</text:p>
          </table:table-cell>
          <table:table-cell office:value-type="float" office:value="3541.4686749337138" table:style-name="ce15">
            <text:p>3 541</text:p>
          </table:table-cell>
          <table:table-cell office:value-type="float" office:value="54946.229289965508" table:style-name="ce15">
            <text:p>54 946</text:p>
          </table:table-cell>
          <table:table-cell office:value-type="float" office:value="417108.92147543025" table:style-name="ce15">
            <text:p>417 109</text:p>
          </table:table-cell>
          <table:table-cell office:value-type="float" office:value="7.3542181174467292" table:style-name="ce16">
            <text:p>7,35</text:p>
          </table:table-cell>
          <table:table-cell office:value-type="float" office:value="83" table:style-name="ce13">
            <text:p>83</text:p>
          </table:table-cell>
          <table:table-cell table:number-columns-repeated="16364" table:style-name="ce5"/>
        </table:table-row>
        <table:table-row table:style-name="ro2">
          <table:table-cell office:value-type="float" office:value="84" table:style-name="ce13">
            <text:p>84</text:p>
          </table:table-cell>
          <table:table-cell office:value-type="float" office:value="8.8178909345994913E-2" table:style-name="ce14">
            <text:p>0,08818</text:p>
          </table:table-cell>
          <table:table-cell office:value-type="float" office:value="44248.953404579923" table:style-name="ce15">
            <text:p>44 249</text:p>
          </table:table-cell>
          <table:table-cell office:value-type="float" office:value="3901.8244509176061" table:style-name="ce15">
            <text:p>3 902</text:p>
          </table:table-cell>
          <table:table-cell office:value-type="float" office:value="42298.041179121123" table:style-name="ce15">
            <text:p>42 298</text:p>
          </table:table-cell>
          <table:table-cell office:value-type="float" office:value="272301.18866268772" table:style-name="ce15">
            <text:p>272 301</text:p>
          </table:table-cell>
          <table:table-cell office:value-type="float" office:value="6.1538447287773268" table:style-name="ce16">
            <text:p>6,15</text:p>
          </table:table-cell>
          <table:table-cell office:value-type="float" office:value="6.1546468047125817E-2" table:style-name="ce14">
            <text:p>0,06155</text:p>
          </table:table-cell>
          <table:table-cell office:value-type="float" office:value="61731.945762076663" table:style-name="ce15">
            <text:p>61 732</text:p>
          </table:table-cell>
          <table:table-cell office:value-type="float" office:value="3799.3832273325552" table:style-name="ce15">
            <text:p>3 799</text:p>
          </table:table-cell>
          <table:table-cell office:value-type="float" office:value="59832.254148410386" table:style-name="ce15">
            <text:p>59 832</text:p>
          </table:table-cell>
          <table:table-cell office:value-type="float" office:value="443196.3052555914" table:style-name="ce15">
            <text:p>443 196</text:p>
          </table:table-cell>
          <table:table-cell office:value-type="float" office:value="7.1793671782796284" table:style-name="ce16">
            <text:p>7,18</text:p>
          </table:table-cell>
          <table:table-cell office:value-type="float" office:value="7.1612082659466447E-2" table:style-name="ce14">
            <text:p>0,07161</text:p>
          </table:table-cell>
          <table:table-cell office:value-type="float" office:value="53175.494952498651" table:style-name="ce15">
            <text:p>53 175</text:p>
          </table:table-cell>
          <table:table-cell office:value-type="float" office:value="3808.0079399963743" table:style-name="ce15">
            <text:p>3 808</text:p>
          </table:table-cell>
          <table:table-cell office:value-type="float" office:value="51271.490982500465" table:style-name="ce15">
            <text:p>51 271</text:p>
          </table:table-cell>
          <table:table-cell office:value-type="float" office:value="362162.69218546472" table:style-name="ce15">
            <text:p>362 163</text:p>
          </table:table-cell>
          <table:table-cell office:value-type="float" office:value="6.8107065577665518" table:style-name="ce16">
            <text:p>6,81</text:p>
          </table:table-cell>
          <table:table-cell office:value-type="float" office:value="84" table:style-name="ce13">
            <text:p>84</text:p>
          </table:table-cell>
          <table:table-cell table:number-columns-repeated="16364" table:style-name="ce5"/>
        </table:table-row>
        <table:table-row table:style-name="ro2">
          <table:table-cell office:value-type="float" office:value="85" table:style-name="ce13">
            <text:p>85</text:p>
          </table:table-cell>
          <table:table-cell office:value-type="float" office:value="9.9650489120142821E-2" table:style-name="ce14">
            <text:p>0,09965</text:p>
          </table:table-cell>
          <table:table-cell office:value-type="float" office:value="40347.128953662315" table:style-name="ce15">
            <text:p>40 347</text:p>
          </table:table-cell>
          <table:table-cell office:value-type="float" office:value="4020.611134825926" table:style-name="ce15">
            <text:p>4 021</text:p>
          </table:table-cell>
          <table:table-cell office:value-type="float" office:value="38336.823386249351" table:style-name="ce15">
            <text:p>38 337</text:p>
          </table:table-cell>
          <table:table-cell office:value-type="float" office:value="230003.1474835666" table:style-name="ce15">
            <text:p>230 003</text:p>
          </table:table-cell>
          <table:table-cell office:value-type="float" office:value="5.7006075388342889" table:style-name="ce16">
            <text:p>5,70</text:p>
          </table:table-cell>
          <table:table-cell office:value-type="float" office:value="7.1420471072249567E-2" table:style-name="ce14">
            <text:p>0,07142</text:p>
          </table:table-cell>
          <table:table-cell office:value-type="float" office:value="57932.562534744109" table:style-name="ce15">
            <text:p>57 933</text:p>
          </table:table-cell>
          <table:table-cell office:value-type="float" office:value="4137.5709066539803" table:style-name="ce15">
            <text:p>4 138</text:p>
          </table:table-cell>
          <table:table-cell office:value-type="float" office:value="55863.777081417124" table:style-name="ce15">
            <text:p>55 864</text:p>
          </table:table-cell>
          <table:table-cell office:value-type="float" office:value="383364.051107181" table:style-name="ce15">
            <text:p>383 364</text:p>
          </table:table-cell>
          <table:table-cell office:value-type="float" office:value="6.6174191911028393" table:style-name="ce16">
            <text:p>6,62</text:p>
          </table:table-cell>
          <table:table-cell office:value-type="float" office:value="8.1832666678363614E-2" table:style-name="ce14">
            <text:p>0,08183</text:p>
          </table:table-cell>
          <table:table-cell office:value-type="float" office:value="49367.487012502279" table:style-name="ce15">
            <text:p>49 367</text:p>
          </table:table-cell>
          <table:table-cell office:value-type="float" office:value="4039.8731094425439" table:style-name="ce15">
            <text:p>4 040</text:p>
          </table:table-cell>
          <table:table-cell office:value-type="float" office:value="47347.550457781006" table:style-name="ce15">
            <text:p>47 348</text:p>
          </table:table-cell>
          <table:table-cell office:value-type="float" office:value="310891.20120296424" table:style-name="ce15">
            <text:p>310 891</text:p>
          </table:table-cell>
          <table:table-cell office:value-type="float" office:value="6.2974888943452045" table:style-name="ce16">
            <text:p>6,30</text:p>
          </table:table-cell>
          <table:table-cell office:value-type="float" office:value="85" table:style-name="ce13">
            <text:p>85</text:p>
          </table:table-cell>
          <table:table-cell table:number-columns-repeated="16364" table:style-name="ce5"/>
        </table:table-row>
        <table:table-row table:style-name="ro2">
          <table:table-cell office:value-type="float" office:value="86" table:style-name="ce13">
            <text:p>86</text:p>
          </table:table-cell>
          <table:table-cell office:value-type="float" office:value="0.11159003391340841" table:style-name="ce14">
            <text:p>0,11159</text:p>
          </table:table-cell>
          <table:table-cell office:value-type="float" office:value="36326.517818836386" table:style-name="ce15">
            <text:p>36 327</text:p>
          </table:table-cell>
          <table:table-cell office:value-type="float" office:value="4053.6773553599874" table:style-name="ce15">
            <text:p>4 054</text:p>
          </table:table-cell>
          <table:table-cell office:value-type="float" office:value="34299.67914115639" table:style-name="ce15">
            <text:p>34 300</text:p>
          </table:table-cell>
          <table:table-cell office:value-type="float" office:value="191666.32409731724" table:style-name="ce15">
            <text:p>191 666</text:p>
          </table:table-cell>
          <table:table-cell office:value-type="float" office:value="5.2762096563500647" table:style-name="ce16">
            <text:p>5,28</text:p>
          </table:table-cell>
          <table:table-cell office:value-type="float" office:value="8.2666297866763688E-2" table:style-name="ce14">
            <text:p>0,08267</text:p>
          </table:table-cell>
          <table:table-cell office:value-type="float" office:value="53794.991628090131" table:style-name="ce15">
            <text:p>53 795</text:p>
          </table:table-cell>
          <table:table-cell office:value-type="float" office:value="4447.0328016677577" table:style-name="ce15">
            <text:p>4 447</text:p>
          </table:table-cell>
          <table:table-cell office:value-type="float" office:value="51571.475227256247" table:style-name="ce15">
            <text:p>51 571</text:p>
          </table:table-cell>
          <table:table-cell office:value-type="float" office:value="327500.27402576391" table:style-name="ce15">
            <text:p>327 500</text:p>
          </table:table-cell>
          <table:table-cell office:value-type="float" office:value="6.087932428541416" table:style-name="ce16">
            <text:p>6,09</text:p>
          </table:table-cell>
          <table:table-cell office:value-type="float" office:value="9.3113089589431416E-2" table:style-name="ce14">
            <text:p>0,09311</text:p>
          </table:table-cell>
          <table:table-cell office:value-type="float" office:value="45327.613903059733" table:style-name="ce15">
            <text:p>45 328</text:p>
          </table:table-cell>
          <table:table-cell office:value-type="float" office:value="4220.5941742307577" table:style-name="ce15">
            <text:p>4 221</text:p>
          </table:table-cell>
          <table:table-cell office:value-type="float" office:value="43217.316815944359" table:style-name="ce15">
            <text:p>43 217</text:p>
          </table:table-cell>
          <table:table-cell office:value-type="float" office:value="263543.65074518323" table:style-name="ce15">
            <text:p>263 544</text:p>
          </table:table-cell>
          <table:table-cell office:value-type="float" office:value="5.8141964257993592" table:style-name="ce16">
            <text:p>5,81</text:p>
          </table:table-cell>
          <table:table-cell office:value-type="float" office:value="86" table:style-name="ce13">
            <text:p>86</text:p>
          </table:table-cell>
          <table:table-cell table:number-columns-repeated="16364" table:style-name="ce5"/>
        </table:table-row>
        <table:table-row table:style-name="ro2">
          <table:table-cell office:value-type="float" office:value="87" table:style-name="ce13">
            <text:p>87</text:p>
          </table:table-cell>
          <table:table-cell office:value-type="float" office:value="0.1242824029637882" table:style-name="ce14">
            <text:p>0,12428</text:p>
          </table:table-cell>
          <table:table-cell office:value-type="float" office:value="32272.840463476397" table:style-name="ce15">
            <text:p>32 273</text:p>
          </table:table-cell>
          <table:table-cell office:value-type="float" office:value="4010.9461632678226" table:style-name="ce15">
            <text:p>4 011</text:p>
          </table:table-cell>
          <table:table-cell office:value-type="float" office:value="30267.367381842487" table:style-name="ce15">
            <text:p>30 267</text:p>
          </table:table-cell>
          <table:table-cell office:value-type="float" office:value="157366.64495616083" table:style-name="ce15">
            <text:p>157 367</text:p>
          </table:table-cell>
          <table:table-cell office:value-type="float" office:value="4.8761324598699254" table:style-name="ce16">
            <text:p>4,88</text:p>
          </table:table-cell>
          <table:table-cell office:value-type="float" office:value="9.5397193222672788E-2" table:style-name="ce14">
            <text:p>0,09540</text:p>
          </table:table-cell>
          <table:table-cell office:value-type="float" office:value="49347.958826422371" table:style-name="ce15">
            <text:p>49 348</text:p>
          </table:table-cell>
          <table:table-cell office:value-type="float" office:value="4707.6567633087161" table:style-name="ce15">
            <text:p>4 708</text:p>
          </table:table-cell>
          <table:table-cell office:value-type="float" office:value="46994.130444768016" table:style-name="ce15">
            <text:p>46 994</text:p>
          </table:table-cell>
          <table:table-cell office:value-type="float" office:value="275928.79879850766" table:style-name="ce15">
            <text:p>275 929</text:p>
          </table:table-cell>
          <table:table-cell office:value-type="float" office:value="5.591493657702558" table:style-name="ce16">
            <text:p>5,59</text:p>
          </table:table-cell>
          <table:table-cell office:value-type="float" office:value="0.10559917031404885" table:style-name="ce14">
            <text:p>0,10560</text:p>
          </table:table-cell>
          <table:table-cell office:value-type="float" office:value="41107.019728828978" table:style-name="ce15">
            <text:p>41 107</text:p>
          </table:table-cell>
          <table:table-cell office:value-type="float" office:value="4340.867177447577" table:style-name="ce15">
            <text:p>4 341</text:p>
          </table:table-cell>
          <table:table-cell office:value-type="float" office:value="38936.586140105188" table:style-name="ce15">
            <text:p>38 937</text:p>
          </table:table-cell>
          <table:table-cell office:value-type="float" office:value="220326.33392923884" table:style-name="ce15">
            <text:p>220 326</text:p>
          </table:table-cell>
          <table:table-cell office:value-type="float" office:value="5.3598226138179665" table:style-name="ce16">
            <text:p>5,36</text:p>
          </table:table-cell>
          <table:table-cell office:value-type="float" office:value="87" table:style-name="ce13">
            <text:p>87</text:p>
          </table:table-cell>
          <table:table-cell table:number-columns-repeated="16364" table:style-name="ce5"/>
        </table:table-row>
        <table:table-row table:style-name="ro2">
          <table:table-cell office:value-type="float" office:value="88" table:style-name="ce13">
            <text:p>88</text:p>
          </table:table-cell>
          <table:table-cell office:value-type="float" office:value="0.1381951882562153" table:style-name="ce14">
            <text:p>0,13820</text:p>
          </table:table-cell>
          <table:table-cell office:value-type="float" office:value="28261.894300208576" table:style-name="ce15">
            <text:p>28 262</text:p>
          </table:table-cell>
          <table:table-cell office:value-type="float" office:value="3905.6578032945822" table:style-name="ce15">
            <text:p>3 906</text:p>
          </table:table-cell>
          <table:table-cell office:value-type="float" office:value="26309.065398561284" table:style-name="ce15">
            <text:p>26 309</text:p>
          </table:table-cell>
          <table:table-cell office:value-type="float" office:value="127099.27757431834" table:style-name="ce15">
            <text:p>127 099</text:p>
          </table:table-cell>
          <table:table-cell office:value-type="float" office:value="4.4971959849619969" table:style-name="ce16">
            <text:p>4,50</text:p>
          </table:table-cell>
          <table:table-cell office:value-type="float" office:value="0.1097309947540524" table:style-name="ce14">
            <text:p>0,10973</text:p>
          </table:table-cell>
          <table:table-cell office:value-type="float" office:value="44640.302063113653" table:style-name="ce15">
            <text:p>44 640</text:p>
          </table:table-cell>
          <table:table-cell office:value-type="float" office:value="4898.4247515068391" table:style-name="ce15">
            <text:p>4 898</text:p>
          </table:table-cell>
          <table:table-cell office:value-type="float" office:value="42191.089687360232" table:style-name="ce15">
            <text:p>42 191</text:p>
          </table:table-cell>
          <table:table-cell office:value-type="float" office:value="228934.66835373966" table:style-name="ce15">
            <text:p>228 935</text:p>
          </table:table-cell>
          <table:table-cell office:value-type="float" office:value="5.1284300905953932" table:style-name="ce16">
            <text:p>5,13</text:p>
          </table:table-cell>
          <table:table-cell office:value-type="float" office:value="0.11948946090478699" table:style-name="ce14">
            <text:p>0,11949</text:p>
          </table:table-cell>
          <table:table-cell office:value-type="float" office:value="36766.152551381398" table:style-name="ce15">
            <text:p>36 766</text:p>
          </table:table-cell>
          <table:table-cell office:value-type="float" office:value="4393.1677479077216" table:style-name="ce15">
            <text:p>4 393</text:p>
          </table:table-cell>
          <table:table-cell office:value-type="float" office:value="34569.568677427538" table:style-name="ce15">
            <text:p>34 570</text:p>
          </table:table-cell>
          <table:table-cell office:value-type="float" office:value="181389.74778913366" table:style-name="ce15">
            <text:p>181 390</text:p>
          </table:table-cell>
          <table:table-cell office:value-type="float" office:value="4.9336070054009058" table:style-name="ce16">
            <text:p>4,93</text:p>
          </table:table-cell>
          <table:table-cell office:value-type="float" office:value="88" table:style-name="ce13">
            <text:p>88</text:p>
          </table:table-cell>
          <table:table-cell table:number-columns-repeated="16364" table:style-name="ce5"/>
        </table:table-row>
        <table:table-row table:style-name="ro2">
          <table:table-cell office:value-type="float" office:value="89" table:style-name="ce13">
            <text:p>89</text:p>
          </table:table-cell>
          <table:table-cell office:value-type="float" office:value="0.1537963909127126" table:style-name="ce14">
            <text:p>0,15380</text:p>
          </table:table-cell>
          <table:table-cell office:value-type="float" office:value="24356.236496913993" table:style-name="ce15">
            <text:p>24 356</text:p>
          </table:table-cell>
          <table:table-cell office:value-type="float" office:value="3745.901269441862" table:style-name="ce15">
            <text:p>3 746</text:p>
          </table:table-cell>
          <table:table-cell office:value-type="float" office:value="22483.285862193061" table:style-name="ce15">
            <text:p>22 483</text:p>
          </table:table-cell>
          <table:table-cell office:value-type="float" office:value="100790.21217575706" table:style-name="ce15">
            <text:p>100 790</text:p>
          </table:table-cell>
          <table:table-cell office:value-type="float" office:value="4.1381685626401055" table:style-name="ce16">
            <text:p>4,14</text:p>
          </table:table-cell>
          <table:table-cell office:value-type="float" office:value="0.12578555035826827" table:style-name="ce14">
            <text:p>0,12579</text:p>
          </table:table-cell>
          <table:table-cell office:value-type="float" office:value="39741.877311606811" table:style-name="ce15">
            <text:p>39 742</text:p>
          </table:table-cell>
          <table:table-cell office:value-type="float" office:value="4998.953909911238" table:style-name="ce15">
            <text:p>4 999</text:p>
          </table:table-cell>
          <table:table-cell office:value-type="float" office:value="37242.400356651196" table:style-name="ce15">
            <text:p>37 242</text:p>
          </table:table-cell>
          <table:table-cell office:value-type="float" office:value="186743.57866637941" table:style-name="ce15">
            <text:p>186 744</text:p>
          </table:table-cell>
          <table:table-cell office:value-type="float" office:value="4.6989118607097113" table:style-name="ce16">
            <text:p>4,70</text:p>
          </table:table-cell>
          <table:table-cell office:value-type="float" office:value="0.13498263148325595" table:style-name="ce14">
            <text:p>0,13498</text:p>
          </table:table-cell>
          <table:table-cell office:value-type="float" office:value="32372.984803473675" table:style-name="ce15">
            <text:p>32 373</text:p>
          </table:table-cell>
          <table:table-cell office:value-type="float" office:value="4369.7906777403323" table:style-name="ce15">
            <text:p>4 370</text:p>
          </table:table-cell>
          <table:table-cell office:value-type="float" office:value="30188.089464603509" table:style-name="ce15">
            <text:p>30 188</text:p>
          </table:table-cell>
          <table:table-cell office:value-type="float" office:value="146820.17911170612" table:style-name="ce15">
            <text:p>146 820</text:p>
          </table:table-cell>
          <table:table-cell office:value-type="float" office:value="4.5352685272305218" table:style-name="ce16">
            <text:p>4,54</text:p>
          </table:table-cell>
          <table:table-cell office:value-type="float" office:value="89" table:style-name="ce13">
            <text:p>89</text:p>
          </table:table-cell>
          <table:table-cell table:number-columns-repeated="16364" table:style-name="ce5"/>
        </table:table-row>
        <table:table-row table:style-name="ro2">
          <table:table-cell office:value-type="float" office:value="90" table:style-name="ce13">
            <text:p>90</text:p>
          </table:table-cell>
          <table:table-cell office:value-type="float" office:value="0.17155401205530327" table:style-name="ce14">
            <text:p>0,17155</text:p>
          </table:table-cell>
          <table:table-cell office:value-type="float" office:value="20610.335227472129" table:style-name="ce15">
            <text:p>20 610</text:p>
          </table:table-cell>
          <table:table-cell office:value-type="float" office:value="3535.785698077595" table:style-name="ce15">
            <text:p>3 536</text:p>
          </table:table-cell>
          <table:table-cell office:value-type="float" office:value="18842.442378433334" table:style-name="ce15">
            <text:p>18 842</text:p>
          </table:table-cell>
          <table:table-cell office:value-type="float" office:value="78306.926313563992" table:style-name="ce15">
            <text:p>78 307</text:p>
          </table:table-cell>
          <table:table-cell office:value-type="float" office:value="3.7994009049006809" table:style-name="ce16">
            <text:p>3,80</text:p>
          </table:table-cell>
          <table:table-cell office:value-type="float" office:value="0.14367870793268619" table:style-name="ce14">
            <text:p>0,14368</text:p>
          </table:table-cell>
          <table:table-cell office:value-type="float" office:value="34742.923401695574" table:style-name="ce15">
            <text:p>34 743</text:p>
          </table:table-cell>
          <table:table-cell office:value-type="float" office:value="4991.8183441599067" table:style-name="ce15">
            <text:p>4 992</text:p>
          </table:table-cell>
          <table:table-cell office:value-type="float" office:value="32247.014229615619" table:style-name="ce15">
            <text:p>32 247</text:p>
          </table:table-cell>
          <table:table-cell office:value-type="float" office:value="149501.17830972822" table:style-name="ce15">
            <text:p>149 501</text:p>
          </table:table-cell>
          <table:table-cell office:value-type="float" office:value="4.303068471849782" table:style-name="ce16">
            <text:p>4,30</text:p>
          </table:table-cell>
          <table:table-cell office:value-type="float" office:value="0.15227735217106594" table:style-name="ce14">
            <text:p>0,15228</text:p>
          </table:table-cell>
          <table:table-cell office:value-type="float" office:value="28003.194125733342" table:style-name="ce15">
            <text:p>28 003</text:p>
          </table:table-cell>
          <table:table-cell office:value-type="float" office:value="4264.2522537990208" table:style-name="ce15">
            <text:p>4 264</text:p>
          </table:table-cell>
          <table:table-cell office:value-type="float" office:value="25871.067998833831" table:style-name="ce15">
            <text:p>25 871</text:p>
          </table:table-cell>
          <table:table-cell office:value-type="float" office:value="116632.08964710261" table:style-name="ce15">
            <text:p>116 632</text:p>
          </table:table-cell>
          <table:table-cell office:value-type="float" office:value="4.1649566518529522" table:style-name="ce16">
            <text:p>4,16</text:p>
          </table:table-cell>
          <table:table-cell office:value-type="float" office:value="90" table:style-name="ce13">
            <text:p>90</text:p>
          </table:table-cell>
          <table:table-cell table:number-columns-repeated="16364" table:style-name="ce5"/>
        </table:table-row>
        <table:table-row table:style-name="ro2">
          <table:table-cell office:value-type="float" office:value="91" table:style-name="ce13">
            <text:p>91</text:p>
          </table:table-cell>
          <table:table-cell office:value-type="float" office:value="0.19181071283129233" table:style-name="ce14">
            <text:p>0,19181</text:p>
          </table:table-cell>
          <table:table-cell office:value-type="float" office:value="17074.549529394535" table:style-name="ce15">
            <text:p>17 075</text:p>
          </table:table-cell>
          <table:table-cell office:value-type="float" office:value="3275.0815165063727" table:style-name="ce15">
            <text:p>3 275</text:p>
          </table:table-cell>
          <table:table-cell office:value-type="float" office:value="15437.008771141349" table:style-name="ce15">
            <text:p>15 437</text:p>
          </table:table-cell>
          <table:table-cell office:value-type="float" office:value="59464.483935130658" table:style-name="ce15">
            <text:p>59 464</text:p>
          </table:table-cell>
          <table:table-cell office:value-type="float" office:value="3.4826385218983447" table:style-name="ce16">
            <text:p>3,48</text:p>
          </table:table-cell>
          <table:table-cell office:value-type="float" office:value="0.163451039922374" table:style-name="ce14">
            <text:p>0,16345</text:p>
          </table:table-cell>
          <table:table-cell office:value-type="float" office:value="29751.105057535668" table:style-name="ce15">
            <text:p>29 751</text:p>
          </table:table-cell>
          <table:table-cell office:value-type="float" office:value="4862.8490604940052" table:style-name="ce15">
            <text:p>4 863</text:p>
          </table:table-cell>
          <table:table-cell office:value-type="float" office:value="27319.680527288663" table:style-name="ce15">
            <text:p>27 320</text:p>
          </table:table-cell>
          <table:table-cell office:value-type="float" office:value="117254.16408011259" table:style-name="ce15">
            <text:p>117 254</text:p>
          </table:table-cell>
          <table:table-cell office:value-type="float" office:value="3.9411700457295531" table:style-name="ce16">
            <text:p>3,94</text:p>
          </table:table-cell>
          <table:table-cell office:value-type="float" office:value="0.17149264090760788" table:style-name="ce14">
            <text:p>0,17149</text:p>
          </table:table-cell>
          <table:table-cell office:value-type="float" office:value="23738.941871934323" table:style-name="ce15">
            <text:p>23 739</text:p>
          </table:table-cell>
          <table:table-cell office:value-type="float" office:value="4071.0538339702098" table:style-name="ce15">
            <text:p>4 071</text:p>
          </table:table-cell>
          <table:table-cell office:value-type="float" office:value="21703.414954949218" table:style-name="ce15">
            <text:p>21 703</text:p>
          </table:table-cell>
          <table:table-cell office:value-type="float" office:value="90761.021648268768" table:style-name="ce15">
            <text:p>90 761</text:p>
          </table:table-cell>
          <table:table-cell office:value-type="float" office:value="3.8232968486085803" table:style-name="ce16">
            <text:p>3,82</text:p>
          </table:table-cell>
          <table:table-cell office:value-type="float" office:value="91" table:style-name="ce13">
            <text:p>91</text:p>
          </table:table-cell>
          <table:table-cell table:number-columns-repeated="16364" table:style-name="ce5"/>
        </table:table-row>
        <table:table-row table:style-name="ro2">
          <table:table-cell office:value-type="float" office:value="92" table:style-name="ce13">
            <text:p>92</text:p>
          </table:table-cell>
          <table:table-cell office:value-type="float" office:value="0.21423121814612939" table:style-name="ce14">
            <text:p>0,21423</text:p>
          </table:table-cell>
          <table:table-cell office:value-type="float" office:value="13799.468012888163" table:style-name="ce15">
            <text:p>13 799</text:p>
          </table:table-cell>
          <table:table-cell office:value-type="float" office:value="2956.2768421695787" table:style-name="ce15">
            <text:p>2 956</text:p>
          </table:table-cell>
          <table:table-cell office:value-type="float" office:value="12321.329591803373" table:style-name="ce15">
            <text:p>12 321</text:p>
          </table:table-cell>
          <table:table-cell office:value-type="float" office:value="44027.475163989307" table:style-name="ce15">
            <text:p>44 027</text:p>
          </table:table-cell>
          <table:table-cell office:value-type="float" office:value="3.1905197448821485" table:style-name="ce16">
            <text:p>3,19</text:p>
          </table:table-cell>
          <table:table-cell office:value-type="float" office:value="0.18472515291724054" table:style-name="ce14">
            <text:p>0,18473</text:p>
          </table:table-cell>
          <table:table-cell office:value-type="float" office:value="24888.255997041662" table:style-name="ce15">
            <text:p>24 888</text:p>
          </table:table-cell>
          <table:table-cell office:value-type="float" office:value="4597.4868948969497" table:style-name="ce15">
            <text:p>4 597</text:p>
          </table:table-cell>
          <table:table-cell office:value-type="float" office:value="22589.512549593186" table:style-name="ce15">
            <text:p>22 590</text:p>
          </table:table-cell>
          <table:table-cell office:value-type="float" office:value="89934.483552823935" table:style-name="ce15">
            <text:p>89 934</text:p>
          </table:table-cell>
          <table:table-cell office:value-type="float" office:value="3.6135309586784214" table:style-name="ce16">
            <text:p>3,61</text:p>
          </table:table-cell>
          <table:table-cell office:value-type="float" office:value="0.19231669456987086" table:style-name="ce14">
            <text:p>0,19232</text:p>
          </table:table-cell>
          <table:table-cell office:value-type="float" office:value="19667.888037964112" table:style-name="ce15">
            <text:p>19 668</text:p>
          </table:table-cell>
          <table:table-cell office:value-type="float" office:value="3782.463216631561" table:style-name="ce15">
            <text:p>3 782</text:p>
          </table:table-cell>
          <table:table-cell office:value-type="float" office:value="17776.656429648334" table:style-name="ce15">
            <text:p>17 777</text:p>
          </table:table-cell>
          <table:table-cell office:value-type="float" office:value="69057.606693319554" table:style-name="ce15">
            <text:p>69 058</text:p>
          </table:table-cell>
          <table:table-cell office:value-type="float" office:value="3.5111856728094297" table:style-name="ce16">
            <text:p>3,51</text:p>
          </table:table-cell>
          <table:table-cell office:value-type="float" office:value="92" table:style-name="ce13">
            <text:p>92</text:p>
          </table:table-cell>
          <table:table-cell table:number-columns-repeated="16364" table:style-name="ce5"/>
        </table:table-row>
        <table:table-row table:style-name="ro2">
          <table:table-cell office:value-type="float" office:value="93" table:style-name="ce13">
            <text:p>93</text:p>
          </table:table-cell>
          <table:table-cell office:value-type="float" office:value="0.23825209632577096" table:style-name="ce14">
            <text:p>0,23825</text:p>
          </table:table-cell>
          <table:table-cell office:value-type="float" office:value="10843.191170718585" table:style-name="ce15">
            <text:p>10 843</text:p>
          </table:table-cell>
          <table:table-cell office:value-type="float" office:value="2583.4130272847933" table:style-name="ce15">
            <text:p>2 583</text:p>
          </table:table-cell>
          <table:table-cell office:value-type="float" office:value="9551.4846570761874" table:style-name="ce15">
            <text:p>9 551</text:p>
          </table:table-cell>
          <table:table-cell office:value-type="float" office:value="31706.145572185938" table:style-name="ce15">
            <text:p>31 706</text:p>
          </table:table-cell>
          <table:table-cell office:value-type="float" office:value="2.9240603686677189" table:style-name="ce16">
            <text:p>2,92</text:p>
          </table:table-cell>
          <table:table-cell office:value-type="float" office:value="0.20698298886357422" table:style-name="ce14">
            <text:p>0,20698</text:p>
          </table:table-cell>
          <table:table-cell office:value-type="float" office:value="20290.769102144714" table:style-name="ce15">
            <text:p>20 291</text:p>
          </table:table-cell>
          <table:table-cell office:value-type="float" office:value="4199.8440351025747" table:style-name="ce15">
            <text:p>4 200</text:p>
          </table:table-cell>
          <table:table-cell office:value-type="float" office:value="18190.847084593428" table:style-name="ce15">
            <text:p>18 191</text:p>
          </table:table-cell>
          <table:table-cell office:value-type="float" office:value="67344.971003230748" table:style-name="ce15">
            <text:p>67 345</text:p>
          </table:table-cell>
          <table:table-cell office:value-type="float" office:value="3.3189954833260833" table:style-name="ce16">
            <text:p>3,32</text:p>
          </table:table-cell>
          <table:table-cell office:value-type="float" office:value="0.2142927190255095" table:style-name="ce14">
            <text:p>0,21429</text:p>
          </table:table-cell>
          <table:table-cell office:value-type="float" office:value="15885.424821332552" table:style-name="ce15">
            <text:p>15 885</text:p>
          </table:table-cell>
          <table:table-cell office:value-type="float" office:value="3404.130877838671" table:style-name="ce15">
            <text:p>3 404</text:p>
          </table:table-cell>
          <table:table-cell office:value-type="float" office:value="14183.359382413217" table:style-name="ce15">
            <text:p>14 183</text:p>
          </table:table-cell>
          <table:table-cell office:value-type="float" office:value="51280.95026367122" table:style-name="ce15">
            <text:p>51 281</text:p>
          </table:table-cell>
          <table:table-cell office:value-type="float" office:value="3.2281761955025581" table:style-name="ce16">
            <text:p>3,23</text:p>
          </table:table-cell>
          <table:table-cell office:value-type="float" office:value="93" table:style-name="ce13">
            <text:p>93</text:p>
          </table:table-cell>
          <table:table-cell table:number-columns-repeated="16364" table:style-name="ce5"/>
        </table:table-row>
        <table:table-row table:style-name="ro2">
          <table:table-cell office:value-type="float" office:value="94" table:style-name="ce13">
            <text:p>94</text:p>
          </table:table-cell>
          <table:table-cell office:value-type="float" office:value="0.26330974376205163" table:style-name="ce14">
            <text:p>0,26331</text:p>
          </table:table-cell>
          <table:table-cell office:value-type="float" office:value="8259.7781434337921" table:style-name="ce15">
            <text:p>8 260</text:p>
          </table:table-cell>
          <table:table-cell office:value-type="float" office:value="2174.8800664789464" table:style-name="ce15">
            <text:p>2 175</text:p>
          </table:table-cell>
          <table:table-cell office:value-type="float" office:value="7172.3381101943187" table:style-name="ce15">
            <text:p>7 172</text:p>
          </table:table-cell>
          <table:table-cell office:value-type="float" office:value="22154.660915109751" table:style-name="ce15">
            <text:p>22 155</text:p>
          </table:table-cell>
          <table:table-cell office:value-type="float" office:value="2.6822343809224294" table:style-name="ce16">
            <text:p>2,68</text:p>
          </table:table-cell>
          <table:table-cell office:value-type="float" office:value="0.22970638370567137" table:style-name="ce14">
            <text:p>0,22971</text:p>
          </table:table-cell>
          <table:table-cell office:value-type="float" office:value="16090.925067042139" table:style-name="ce15">
            <text:p>16 091</text:p>
          </table:table-cell>
          <table:table-cell office:value-type="float" office:value="3696.1882076291872" table:style-name="ce15">
            <text:p>3 696</text:p>
          </table:table-cell>
          <table:table-cell office:value-type="float" office:value="14242.830963227545" table:style-name="ce15">
            <text:p>14 243</text:p>
          </table:table-cell>
          <table:table-cell office:value-type="float" office:value="49154.123918637328" table:style-name="ce15">
            <text:p>49 154</text:p>
          </table:table-cell>
          <table:table-cell office:value-type="float" office:value="3.054773029756761" table:style-name="ce16">
            <text:p>3,05</text:p>
          </table:table-cell>
          <table:table-cell office:value-type="float" office:value="0.23696381087992535" table:style-name="ce14">
            <text:p>0,23696</text:p>
          </table:table-cell>
          <table:table-cell office:value-type="float" office:value="12481.293943493882" table:style-name="ce15">
            <text:p>12 481</text:p>
          </table:table-cell>
          <table:table-cell office:value-type="float" office:value="2957.6149775628419" table:style-name="ce15">
            <text:p>2 958</text:p>
          </table:table-cell>
          <table:table-cell office:value-type="float" office:value="11002.48645471246" table:style-name="ce15">
            <text:p>11 002</text:p>
          </table:table-cell>
          <table:table-cell office:value-type="float" office:value="37097.590881258002" table:style-name="ce15">
            <text:p>37 098</text:p>
          </table:table-cell>
          <table:table-cell office:value-type="float" office:value="2.9722552044049766" table:style-name="ce16">
            <text:p>2,97</text:p>
          </table:table-cell>
          <table:table-cell office:value-type="float" office:value="94" table:style-name="ce13">
            <text:p>94</text:p>
          </table:table-cell>
          <table:table-cell table:number-columns-repeated="16364" table:style-name="ce5"/>
        </table:table-row>
        <table:table-row table:style-name="ro2">
          <table:table-cell office:value-type="float" office:value="95" table:style-name="ce13">
            <text:p>95</text:p>
          </table:table-cell>
          <table:table-cell office:value-type="float" office:value="0.2888405568468061" table:style-name="ce14">
            <text:p>0,28884</text:p>
          </table:table-cell>
          <table:table-cell office:value-type="float" office:value="6084.8980769548452" table:style-name="ce15">
            <text:p>6 085</text:p>
          </table:table-cell>
          <table:table-cell office:value-type="float" office:value="1757.565348903697" table:style-name="ce15">
            <text:p>1 758</text:p>
          </table:table-cell>
          <table:table-cell office:value-type="float" office:value="5206.1154025029973" table:style-name="ce15">
            <text:p>5 206</text:p>
          </table:table-cell>
          <table:table-cell office:value-type="float" office:value="14982.322804915431" table:style-name="ce15">
            <text:p>14 982</text:p>
          </table:table-cell>
          <table:table-cell office:value-type="float" office:value="2.4622142582235749" table:style-name="ce16">
            <text:p>2,46</text:p>
          </table:table-cell>
          <table:table-cell office:value-type="float" office:value="0.25237717338782817" table:style-name="ce14">
            <text:p>0,25238</text:p>
          </table:table-cell>
          <table:table-cell office:value-type="float" office:value="12394.736859412951" table:style-name="ce15">
            <text:p>12 395</text:p>
          </table:table-cell>
          <table:table-cell office:value-type="float" office:value="3128.1486534645674" table:style-name="ce15">
            <text:p>3 128</text:p>
          </table:table-cell>
          <table:table-cell office:value-type="float" office:value="10830.662532680668" table:style-name="ce15">
            <text:p>10 831</text:p>
          </table:table-cell>
          <table:table-cell office:value-type="float" office:value="34911.292955409779" table:style-name="ce15">
            <text:p>34 911</text:p>
          </table:table-cell>
          <table:table-cell office:value-type="float" office:value="2.8166223576498965" table:style-name="ce16">
            <text:p>2,82</text:p>
          </table:table-cell>
          <table:table-cell office:value-type="float" office:value="0.25987306673852029" table:style-name="ce14">
            <text:p>0,25987</text:p>
          </table:table-cell>
          <table:table-cell office:value-type="float" office:value="9523.6789659310398" table:style-name="ce15">
            <text:p>9 524</text:p>
          </table:table-cell>
          <table:table-cell office:value-type="float" office:value="2474.9476595096389" table:style-name="ce15">
            <text:p>2 475</text:p>
          </table:table-cell>
          <table:table-cell office:value-type="float" office:value="8286.2051361762205" table:style-name="ce15">
            <text:p>8 286</text:p>
          </table:table-cell>
          <table:table-cell office:value-type="float" office:value="26095.104426545542" table:style-name="ce15">
            <text:p>26 095</text:p>
          </table:table-cell>
          <table:table-cell office:value-type="float" office:value="2.7400235266114383" table:style-name="ce16">
            <text:p>2,74</text:p>
          </table:table-cell>
          <table:table-cell office:value-type="float" office:value="95" table:style-name="ce13">
            <text:p>95</text:p>
          </table:table-cell>
          <table:table-cell table:number-columns-repeated="16364" table:style-name="ce5"/>
        </table:table-row>
        <table:table-row table:style-name="ro2">
          <table:table-cell office:value-type="float" office:value="96" table:style-name="ce13">
            <text:p>96</text:p>
          </table:table-cell>
          <table:table-cell office:value-type="float" office:value="0.31664798115910298" table:style-name="ce14">
            <text:p>0,31665</text:p>
          </table:table-cell>
          <table:table-cell office:value-type="float" office:value="4327.3327280511485" table:style-name="ce15">
            <text:p>4 327</text:p>
          </table:table-cell>
          <table:table-cell office:value-type="float" office:value="1370.2411721411097" table:style-name="ce15">
            <text:p>1 370</text:p>
          </table:table-cell>
          <table:table-cell office:value-type="float" office:value="3642.2121419805935" table:style-name="ce15">
            <text:p>3 642</text:p>
          </table:table-cell>
          <table:table-cell office:value-type="float" office:value="9776.207402412434" table:style-name="ce15">
            <text:p>9 776</text:p>
          </table:table-cell>
          <table:table-cell office:value-type="float" office:value="2.2591762678751151" table:style-name="ce16">
            <text:p>2,26</text:p>
          </table:table-cell>
          <table:table-cell office:value-type="float" office:value="0.27665342988730046" table:style-name="ce14">
            <text:p>0,27665</text:p>
          </table:table-cell>
          <table:table-cell office:value-type="float" office:value="9266.5882059483847" table:style-name="ce15">
            <text:p>9 267</text:p>
          </table:table-cell>
          <table:table-cell office:value-type="float" office:value="2563.633410528827" table:style-name="ce15">
            <text:p>2 564</text:p>
          </table:table-cell>
          <table:table-cell office:value-type="float" office:value="7984.7715006839717" table:style-name="ce15">
            <text:p>7 985</text:p>
          </table:table-cell>
          <table:table-cell office:value-type="float" office:value="24080.630422729115" table:style-name="ce15">
            <text:p>24 081</text:p>
          </table:table-cell>
          <table:table-cell office:value-type="float" office:value="2.5986511850468696" table:style-name="ce16">
            <text:p>2,60</text:p>
          </table:table-cell>
          <table:table-cell office:value-type="float" office:value="0.284482522832882" table:style-name="ce14">
            <text:p>0,28448</text:p>
          </table:table-cell>
          <table:table-cell office:value-type="float" office:value="7048.7313064214013" table:style-name="ce15">
            <text:p>7 049</text:p>
          </table:table-cell>
          <table:table-cell office:value-type="float" office:value="2005.2408648218766" table:style-name="ce15">
            <text:p>2 005</text:p>
          </table:table-cell>
          <table:table-cell office:value-type="float" office:value="6046.1108740104628" table:style-name="ce15">
            <text:p>6 046</text:p>
          </table:table-cell>
          <table:table-cell office:value-type="float" office:value="17808.899290369322" table:style-name="ce15">
            <text:p>17 809</text:p>
          </table:table-cell>
          <table:table-cell office:value-type="float" office:value="2.5265396730537022" table:style-name="ce16">
            <text:p>2,53</text:p>
          </table:table-cell>
          <table:table-cell office:value-type="float" office:value="96" table:style-name="ce13">
            <text:p>96</text:p>
          </table:table-cell>
          <table:table-cell table:number-columns-repeated="16364" table:style-name="ce5"/>
        </table:table-row>
        <table:table-row table:style-name="ro2">
          <table:table-cell office:value-type="float" office:value="97" table:style-name="ce13">
            <text:p>97</text:p>
          </table:table-cell>
          <table:table-cell office:value-type="float" office:value="0.34549216244703018" table:style-name="ce14">
            <text:p>0,34549</text:p>
          </table:table-cell>
          <table:table-cell office:value-type="float" office:value="2957.0915559100386" table:style-name="ce15">
            <text:p>2 957</text:p>
          </table:table-cell>
          <table:table-cell office:value-type="float" office:value="1021.6519562052123" table:style-name="ce15">
            <text:p>1 022</text:p>
          </table:table-cell>
          <table:table-cell office:value-type="float" office:value="2446.2655778074322" table:style-name="ce15">
            <text:p>2 446</text:p>
          </table:table-cell>
          <table:table-cell office:value-type="float" office:value="6133.9952604318414" table:style-name="ce15">
            <text:p>6 134</text:p>
          </table:table-cell>
          <table:table-cell office:value-type="float" office:value="2.074333900204222" table:style-name="ce16">
            <text:p>2,07</text:p>
          </table:table-cell>
          <table:table-cell office:value-type="float" office:value="0.30139523771096499" table:style-name="ce14">
            <text:p>0,30140</text:p>
          </table:table-cell>
          <table:table-cell office:value-type="float" office:value="6702.9547954195577" table:style-name="ce15">
            <text:p>6 703</text:p>
          </table:table-cell>
          <table:table-cell office:value-type="float" office:value="2020.2386539313304" table:style-name="ce15">
            <text:p>2 020</text:p>
          </table:table-cell>
          <table:table-cell office:value-type="float" office:value="5692.8354684538926" table:style-name="ce15">
            <text:p>5 693</text:p>
          </table:table-cell>
          <table:table-cell office:value-type="float" office:value="16095.858922045143" table:style-name="ce15">
            <text:p>16 096</text:p>
          </table:table-cell>
          <table:table-cell office:value-type="float" office:value="2.401307992266962" table:style-name="ce16">
            <text:p>2,40</text:p>
          </table:table-cell>
          <table:table-cell office:value-type="float" office:value="0.30978703852157441" table:style-name="ce14">
            <text:p>0,30979</text:p>
          </table:table-cell>
          <table:table-cell office:value-type="float" office:value="5043.4904415995243" table:style-name="ce15">
            <text:p>5 043</text:p>
          </table:table-cell>
          <table:table-cell office:value-type="float" office:value="1562.4079677149841" table:style-name="ce15">
            <text:p>1 562</text:p>
          </table:table-cell>
          <table:table-cell office:value-type="float" office:value="4262.2864577420323" table:style-name="ce15">
            <text:p>4 262</text:p>
          </table:table-cell>
          <table:table-cell office:value-type="float" office:value="11762.788416358857" table:style-name="ce15">
            <text:p>11 763</text:p>
          </table:table-cell>
          <table:table-cell office:value-type="float" office:value="2.332271380815452" table:style-name="ce16">
            <text:p>2,33</text:p>
          </table:table-cell>
          <table:table-cell office:value-type="float" office:value="97" table:style-name="ce13">
            <text:p>97</text:p>
          </table:table-cell>
          <table:table-cell table:number-columns-repeated="16364" table:style-name="ce5"/>
        </table:table-row>
        <table:table-row table:style-name="ro2">
          <table:table-cell office:value-type="float" office:value="98" table:style-name="ce13">
            <text:p>98</text:p>
          </table:table-cell>
          <table:table-cell office:value-type="float" office:value="0.37565488409315861" table:style-name="ce14">
            <text:p>0,37565</text:p>
          </table:table-cell>
          <table:table-cell office:value-type="float" office:value="1935.4395997048264" table:style-name="ce15">
            <text:p>1 935</text:p>
          </table:table-cell>
          <table:table-cell office:value-type="float" office:value="727.05733849642581" table:style-name="ce15">
            <text:p>727</text:p>
          </table:table-cell>
          <table:table-cell office:value-type="float" office:value="1571.9109304566134" table:style-name="ce15">
            <text:p>1 572</text:p>
          </table:table-cell>
          <table:table-cell office:value-type="float" office:value="3687.7296826244092" table:style-name="ce15">
            <text:p>3 688</text:p>
          </table:table-cell>
          <table:table-cell office:value-type="float" office:value="1.9053705851563771" table:style-name="ce16">
            <text:p>1,91</text:p>
          </table:table-cell>
          <table:table-cell office:value-type="float" office:value="0.32686166752931856" table:style-name="ce14">
            <text:p>0,32686</text:p>
          </table:table-cell>
          <table:table-cell office:value-type="float" office:value="4682.7161414882275" table:style-name="ce15">
            <text:p>4 683</text:p>
          </table:table-cell>
          <table:table-cell office:value-type="float" office:value="1530.6004065732984" table:style-name="ce15">
            <text:p>1 531</text:p>
          </table:table-cell>
          <table:table-cell office:value-type="float" office:value="3917.4159382015782" table:style-name="ce15">
            <text:p>3 917</text:p>
          </table:table-cell>
          <table:table-cell office:value-type="float" office:value="10403.02345359125" table:style-name="ce15">
            <text:p>10 403</text:p>
          </table:table-cell>
          <table:table-cell office:value-type="float" office:value="2.2215789168644835" table:style-name="ce16">
            <text:p>2,22</text:p>
          </table:table-cell>
          <table:table-cell office:value-type="float" office:value="0.33601505379522756" table:style-name="ce14">
            <text:p>0,33602</text:p>
          </table:table-cell>
          <table:table-cell office:value-type="float" office:value="3481.0824738845404" table:style-name="ce15">
            <text:p>3 481</text:p>
          </table:table-cell>
          <table:table-cell office:value-type="float" office:value="1169.6961147279376" table:style-name="ce15">
            <text:p>1 170</text:p>
          </table:table-cell>
          <table:table-cell office:value-type="float" office:value="2896.2344165205714" table:style-name="ce15">
            <text:p>2 896</text:p>
          </table:table-cell>
          <table:table-cell office:value-type="float" office:value="7500.5019586168237" table:style-name="ce15">
            <text:p>7 501</text:p>
          </table:table-cell>
          <table:table-cell office:value-type="float" office:value="2.1546464396883458" table:style-name="ce16">
            <text:p>2,15</text:p>
          </table:table-cell>
          <table:table-cell office:value-type="float" office:value="98" table:style-name="ce13">
            <text:p>98</text:p>
          </table:table-cell>
          <table:table-cell table:number-columns-repeated="16364" table:style-name="ce5"/>
        </table:table-row>
        <table:table-row table:style-name="ro2">
          <table:table-cell office:value-type="float" office:value="99" table:style-name="ce13">
            <text:p>99</text:p>
          </table:table-cell>
          <table:table-cell office:value-type="float" office:value="0.4071361460974865" table:style-name="ce14">
            <text:p>0,40714</text:p>
          </table:table-cell>
          <table:table-cell office:value-type="float" office:value="1208.3822612084005" table:style-name="ce15">
            <text:p>1 208</text:p>
          </table:table-cell>
          <table:table-cell office:value-type="float" office:value="491.97609684095443" table:style-name="ce15">
            <text:p>492</text:p>
          </table:table-cell>
          <table:table-cell office:value-type="float" office:value="962.39421278792327" table:style-name="ce15">
            <text:p>962</text:p>
          </table:table-cell>
          <table:table-cell office:value-type="float" office:value="2115.818752167796" table:style-name="ce15">
            <text:p>2 116</text:p>
          </table:table-cell>
          <table:table-cell office:value-type="float" office:value="1.7509515159978808" table:style-name="ce16">
            <text:p>1,75</text:p>
          </table:table-cell>
          <table:table-cell office:value-type="float" office:value="0.35305271934235893" table:style-name="ce14">
            <text:p>0,35305</text:p>
          </table:table-cell>
          <table:table-cell office:value-type="float" office:value="3152.1157349149289" table:style-name="ce15">
            <text:p>3 152</text:p>
          </table:table-cell>
          <table:table-cell office:value-type="float" office:value="1112.8630318935539" table:style-name="ce15">
            <text:p>1 113</text:p>
          </table:table-cell>
          <table:table-cell office:value-type="float" office:value="2595.684218968152" table:style-name="ce15">
            <text:p>2 596</text:p>
          </table:table-cell>
          <table:table-cell office:value-type="float" office:value="6485.6075153896709" table:style-name="ce15">
            <text:p>6 486</text:p>
          </table:table-cell>
          <table:table-cell office:value-type="float" office:value="2.0575410488741803" table:style-name="ce16">
            <text:p>2,06</text:p>
          </table:table-cell>
          <table:table-cell office:value-type="float" office:value="0.363166568653841" table:style-name="ce14">
            <text:p>0,36317</text:p>
          </table:table-cell>
          <table:table-cell office:value-type="float" office:value="2311.3863591566028" table:style-name="ce15">
            <text:p>2 311</text:p>
          </table:table-cell>
          <table:table-cell office:value-type="float" office:value="839.41825288819803" table:style-name="ce15">
            <text:p>839</text:p>
          </table:table-cell>
          <table:table-cell office:value-type="float" office:value="1891.6772327125038" table:style-name="ce15">
            <text:p>1 892</text:p>
          </table:table-cell>
          <table:table-cell office:value-type="float" office:value="4604.2675420962523" table:style-name="ce15">
            <text:p>4 604</text:p>
          </table:table-cell>
          <table:table-cell office:value-type="float" office:value="1.9919939061058984" table:style-name="ce16">
            <text:p>1,99</text:p>
          </table:table-cell>
          <table:table-cell office:value-type="float" office:value="99" table:style-name="ce13">
            <text:p>99</text:p>
          </table:table-cell>
          <table:table-cell table:number-columns-repeated="16364" table:style-name="ce5"/>
        </table:table-row>
        <table:table-row table:style-name="ro2">
          <table:table-cell office:value-type="float" office:value="100" table:style-name="ce17">
            <text:p>100</text:p>
          </table:table-cell>
          <table:table-cell office:value-type="float" office:value="0.43993594846001383" table:style-name="ce14">
            <text:p>0,43994</text:p>
          </table:table-cell>
          <table:table-cell office:value-type="float" office:value="716.40616436744608" table:style-name="ce15">
            <text:p>716</text:p>
          </table:table-cell>
          <table:table-cell office:value-type="float" office:value="315.17282540359298" table:style-name="ce15">
            <text:p>315</text:p>
          </table:table-cell>
          <table:table-cell office:value-type="float" office:value="558.81975166564962" table:style-name="ce15">
            <text:p>559</text:p>
          </table:table-cell>
          <table:table-cell office:value-type="float" office:value="1153.4245393798728" table:style-name="ce15">
            <text:p>1 153</text:p>
          </table:table-cell>
          <table:table-cell office:value-type="float" office:value="1.6100148166624082" table:style-name="ce16">
            <text:p>1,61</text:p>
          </table:table-cell>
          <table:table-cell office:value-type="float" office:value="0.37996839315008879" table:style-name="ce14">
            <text:p>0,37997</text:p>
          </table:table-cell>
          <table:table-cell office:value-type="float" office:value="2039.2527030213751" table:style-name="ce15">
            <text:p>2 039</text:p>
          </table:table-cell>
          <table:table-cell office:value-type="float" office:value="774.8515727940071" table:style-name="ce15">
            <text:p>775</text:p>
          </table:table-cell>
          <table:table-cell office:value-type="float" office:value="1651.8269166243715" table:style-name="ce15">
            <text:p>1 652</text:p>
          </table:table-cell>
          <table:table-cell office:value-type="float" office:value="3889.9232964215189" table:style-name="ce15">
            <text:p>3 890</text:p>
          </table:table-cell>
          <table:table-cell office:value-type="float" office:value="1.9075239133718807" table:style-name="ce16">
            <text:p>1,91</text:p>
          </table:table-cell>
          <table:table-cell office:value-type="float" office:value="0.39124158309741386" table:style-name="ce14">
            <text:p>0,39124</text:p>
          </table:table-cell>
          <table:table-cell office:value-type="float" office:value="1471.9681062684049" table:style-name="ce15">
            <text:p>1 472</text:p>
          </table:table-cell>
          <table:table-cell office:value-type="float" office:value="575.89513216535306" table:style-name="ce15">
            <text:p>576</text:p>
          </table:table-cell>
          <table:table-cell office:value-type="float" office:value="1184.0205401857284" table:style-name="ce15">
            <text:p>1 184</text:p>
          </table:table-cell>
          <table:table-cell office:value-type="float" office:value="2712.5903093837487" table:style-name="ce15">
            <text:p>2 713</text:p>
          </table:table-cell>
          <table:table-cell office:value-type="float" office:value="1.8428322582752508" table:style-name="ce16">
            <text:p>1,84</text:p>
          </table:table-cell>
          <table:table-cell office:value-type="float" office:value="100" table:style-name="ce13">
            <text:p>100</text:p>
          </table:table-cell>
          <table:table-cell table:number-columns-repeated="16364" table:style-name="ce5"/>
        </table:table-row>
        <table:table-row table:style-name="ro2">
          <table:table-cell office:value-type="float" office:value="101" table:style-name="ce13">
            <text:p>101</text:p>
          </table:table-cell>
          <table:table-cell office:value-type="float" office:value="0.47405429118074416" table:style-name="ce18">
            <text:p>0,47405</text:p>
          </table:table-cell>
          <table:table-cell office:value-type="float" office:value="401.2333389638531" table:style-name="ce19">
            <text:p>401</text:p>
          </table:table-cell>
          <table:table-cell office:value-type="float" office:value="190.20638610059262" table:style-name="ce19">
            <text:p>190</text:p>
          </table:table-cell>
          <table:table-cell office:value-type="float" office:value="306.13014591355682" table:style-name="ce19">
            <text:p>306</text:p>
          </table:table-cell>
          <table:table-cell office:value-type="float" office:value="594.60478771422333" table:style-name="ce19">
            <text:p>595</text:p>
          </table:table-cell>
          <table:table-cell office:value-type="float" office:value="1.481942625330521" table:style-name="ce20">
            <text:p>1,48</text:p>
          </table:table-cell>
          <table:table-cell office:value-type="float" office:value="0.4076086889525059" table:style-name="ce18">
            <text:p>0,40761</text:p>
          </table:table-cell>
          <table:table-cell office:value-type="float" office:value="1264.401130227368" table:style-name="ce19">
            <text:p>1 264</text:p>
          </table:table-cell>
          <table:table-cell office:value-type="float" office:value="515.38088700204412" table:style-name="ce19">
            <text:p>515</text:p>
          </table:table-cell>
          <table:table-cell office:value-type="float" office:value="1006.7106867263459" table:style-name="ce19">
            <text:p>1 007</text:p>
          </table:table-cell>
          <table:table-cell office:value-type="float" office:value="2238.0963797971476" table:style-name="ce19">
            <text:p>2 238</text:p>
          </table:table-cell>
          <table:table-cell office:value-type="float" office:value="1.7700841341344635" table:style-name="ce20">
            <text:p>1,77</text:p>
          </table:table-cell>
          <table:table-cell office:value-type="float" office:value="0.42024009712594701" table:style-name="ce18">
            <text:p>0,42024</text:p>
          </table:table-cell>
          <table:table-cell office:value-type="float" office:value="896.07297410305182" table:style-name="ce19">
            <text:p>896</text:p>
          </table:table-cell>
          <table:table-cell office:value-type="float" office:value="376.56579366900269" table:style-name="ce19">
            <text:p>377</text:p>
          </table:table-cell>
          <table:table-cell office:value-type="float" office:value="707.79007726855048" table:style-name="ce19">
            <text:p>708</text:p>
          </table:table-cell>
          <table:table-cell office:value-type="float" office:value="1528.5697691980204" table:style-name="ce19">
            <text:p>1 529</text:p>
          </table:table-cell>
          <table:table-cell office:value-type="float" office:value="1.7058541138662096" table:style-name="ce20">
            <text:p>1,71</text:p>
          </table:table-cell>
          <table:table-cell office:value-type="float" office:value="101" table:style-name="ce13">
            <text:p>101</text:p>
          </table:table-cell>
          <table:table-cell table:number-columns-repeated="16364" table:style-name="ce5"/>
        </table:table-row>
        <table:table-row table:style-name="ro2">
          <table:table-cell office:value-type="float" office:value="102" table:style-name="ce13">
            <text:p>102</text:p>
          </table:table-cell>
          <table:table-cell office:value-type="float" office:value="0.50949117425967216" table:style-name="ce21">
            <text:p>0,50949</text:p>
          </table:table-cell>
          <table:table-cell office:value-type="float" office:value="211.02695286326048" table:style-name="ce2">
            <text:p>211</text:p>
          </table:table-cell>
          <table:table-cell office:value-type="float" office:value="107.51637001474306" table:style-name="ce2">
            <text:p>108</text:p>
          </table:table-cell>
          <table:table-cell office:value-type="float" office:value="157.26876785588894" table:style-name="ce2">
            <text:p>157</text:p>
          </table:table-cell>
          <table:table-cell office:value-type="float" office:value="288.47464180066652" table:style-name="ce2">
            <text:p>288</text:p>
          </table:table-cell>
          <table:table-cell office:value-type="float" office:value="1.3670037778898791" table:style-name="ce3">
            <text:p>1,37</text:p>
          </table:table-cell>
          <table:table-cell office:value-type="float" office:value="0.43597360674961161" table:style-name="ce21">
            <text:p>0,43597</text:p>
          </table:table-cell>
          <table:table-cell office:value-type="float" office:value="749.02024322532384" table:style-name="ce2">
            <text:p>749</text:p>
          </table:table-cell>
          <table:table-cell office:value-type="float" office:value="326.55305696741578" table:style-name="ce2">
            <text:p>327</text:p>
          </table:table-cell>
          <table:table-cell office:value-type="float" office:value="585.74371474161592" table:style-name="ce2">
            <text:p>586</text:p>
          </table:table-cell>
          <table:table-cell office:value-type="float" office:value="1231.3856930708016" table:style-name="ce2">
            <text:p>1231</text:p>
          </table:table-cell>
          <table:table-cell office:value-type="float" office:value="1.6439952113555498" table:style-name="ce3">
            <text:p>1,64</text:p>
          </table:table-cell>
          <table:table-cell office:value-type="float" office:value="0.45016211073944046" table:style-name="ce18">
            <text:p>0,45016</text:p>
          </table:table-cell>
          <table:table-cell office:value-type="float" office:value="519.50718043404913" table:style-name="ce2">
            <text:p>520</text:p>
          </table:table-cell>
          <table:table-cell office:value-type="float" office:value="233.86244888848691" table:style-name="ce2">
            <text:p>234</text:p>
          </table:table-cell>
          <table:table-cell office:value-type="float" office:value="402.57595598980566" table:style-name="ce2">
            <text:p>403</text:p>
          </table:table-cell>
          <table:table-cell office:value-type="float" office:value="820.77969192946989" table:style-name="ce2">
            <text:p>821</text:p>
          </table:table-cell>
          <table:table-cell office:value-type="float" office:value="1.5799198217890023" table:style-name="ce3">
            <text:p>1,58</text:p>
          </table:table-cell>
          <table:table-cell office:value-type="float" office:value="102" table:style-name="ce13">
            <text:p>102</text:p>
          </table:table-cell>
          <table:table-cell table:number-columns-repeated="16364" table:style-name="ce22"/>
        </table:table-row>
        <table:table-row table:style-name="ro2">
          <table:table-cell office:value-type="float" office:value="103" table:style-name="ce13">
            <text:p>103</text:p>
          </table:table-cell>
          <table:table-cell office:value-type="float" office:value="0.54624659769680228" table:style-name="ce21">
            <text:p>0,54625</text:p>
          </table:table-cell>
          <table:table-cell office:value-type="float" office:value="103.51058284851742" table:style-name="ce2">
            <text:p>104</text:p>
          </table:table-cell>
          <table:table-cell office:value-type="float" office:value="56.542303706615613" table:style-name="ce2">
            <text:p>57</text:p>
          </table:table-cell>
          <table:table-cell office:value-type="float" office:value="75.239430995209602" table:style-name="ce2">
            <text:p>75</text:p>
          </table:table-cell>
          <table:table-cell office:value-type="float" office:value="131.20587394477758" table:style-name="ce2">
            <text:p>131</text:p>
          </table:table-cell>
          <table:table-cell office:value-type="float" office:value="1.2675599956459607" table:style-name="ce3">
            <text:p>1,27</text:p>
          </table:table-cell>
          <table:table-cell office:value-type="float" office:value="0.4650631465414059" table:style-name="ce21">
            <text:p>0,46506</text:p>
          </table:table-cell>
          <table:table-cell office:value-type="float" office:value="422.46718625790805" table:style-name="ce2">
            <text:p>422</text:p>
          </table:table-cell>
          <table:table-cell office:value-type="float" office:value="196.47391895159691" table:style-name="ce2">
            <text:p>196</text:p>
          </table:table-cell>
          <table:table-cell office:value-type="float" office:value="324.23022678210958" table:style-name="ce2">
            <text:p>324</text:p>
          </table:table-cell>
          <table:table-cell office:value-type="float" office:value="645.6419783291858" table:style-name="ce2">
            <text:p>646</text:p>
          </table:table-cell>
          <table:table-cell office:value-type="float" office:value="1.5282653880129613" table:style-name="ce3">
            <text:p>1,53</text:p>
          </table:table-cell>
          <table:table-cell office:value-type="float" office:value="0.48100762393789331" table:style-name="ce18">
            <text:p>0,48101</text:p>
          </table:table-cell>
          <table:table-cell office:value-type="float" office:value="285.64473154556219" table:style-name="ce2">
            <text:p>286</text:p>
          </table:table-cell>
          <table:table-cell office:value-type="float" office:value="137.39729361110827" table:style-name="ce2">
            <text:p>137</text:p>
          </table:table-cell>
          <table:table-cell office:value-type="float" office:value="216.94608474000808" table:style-name="ce2">
            <text:p>217</text:p>
          </table:table-cell>
          <table:table-cell office:value-type="float" office:value="418.20373593966417" table:style-name="ce2">
            <text:p>418</text:p>
          </table:table-cell>
          <table:table-cell office:value-type="float" office:value="1.4640694882655587" table:style-name="ce3">
            <text:p>1,46</text:p>
          </table:table-cell>
          <table:table-cell office:value-type="float" office:value="103" table:style-name="ce13">
            <text:p>103</text:p>
          </table:table-cell>
          <table:table-cell table:number-columns-repeated="16364"/>
        </table:table-row>
        <table:table-row table:style-name="ro2">
          <table:table-cell office:value-type="float" office:value="104" table:style-name="ce17">
            <text:p>104</text:p>
          </table:table-cell>
          <table:table-cell office:value-type="float" office:value="0.58432056149213185" table:style-name="ce21">
            <text:p>0,58432</text:p>
          </table:table-cell>
          <table:table-cell office:value-type="float" office:value="46.968279141901803" table:style-name="ce2">
            <text:p>47</text:p>
          </table:table-cell>
          <table:table-cell office:value-type="float" office:value="27.444531240515246" table:style-name="ce2">
            <text:p>27</text:p>
          </table:table-cell>
          <table:table-cell office:value-type="float" office:value="33.24601352164418" table:style-name="ce2">
            <text:p>33</text:p>
          </table:table-cell>
          <table:table-cell office:value-type="float" office:value="55.966442949567963" table:style-name="ce2">
            <text:p>56</text:p>
          </table:table-cell>
          <table:table-cell office:value-type="float" office:value="1.1915795931224278" table:style-name="ce3">
            <text:p>1,19</text:p>
          </table:table-cell>
          <table:table-cell office:value-type="float" office:value="0.49487730832788701" table:style-name="ce21">
            <text:p>0,49488</text:p>
          </table:table-cell>
          <table:table-cell office:value-type="float" office:value="225.99326730631114" table:style-name="ce2">
            <text:p>226</text:p>
          </table:table-cell>
          <table:table-cell office:value-type="float" office:value="111.83893982477193" table:style-name="ce2">
            <text:p>112</text:p>
          </table:table-cell>
          <table:table-cell office:value-type="float" office:value="170.07379739392519" table:style-name="ce2">
            <text:p>170</text:p>
          </table:table-cell>
          <table:table-cell office:value-type="float" office:value="321.41175154707628" table:style-name="ce2">
            <text:p>321</text:p>
          </table:table-cell>
          <table:table-cell office:value-type="float" office:value="1.4222182606503715" table:style-name="ce3">
            <text:p>1,42</text:p>
          </table:table-cell>
          <table:table-cell office:value-type="float" office:value="0.51277663672130469" table:style-name="ce18">
            <text:p>0,51278</text:p>
          </table:table-cell>
          <table:table-cell office:value-type="float" office:value="148.24743793445393" table:style-name="ce2">
            <text:p>148</text:p>
          </table:table-cell>
          <table:table-cell office:value-type="float" office:value="76.017822626579644" table:style-name="ce2">
            <text:p>76</text:p>
          </table:table-cell>
          <table:table-cell office:value-type="float" office:value="110.23852662116411" table:style-name="ce2">
            <text:p>110</text:p>
          </table:table-cell>
          <table:table-cell office:value-type="float" office:value="201.2576511996561" table:style-name="ce2">
            <text:p>201</text:p>
          </table:table-cell>
          <table:table-cell office:value-type="float" office:value="1.3575792877354149" table:style-name="ce3">
            <text:p>1,36</text:p>
          </table:table-cell>
          <table:table-cell office:value-type="float" office:value="104" table:style-name="ce13">
            <text:p>104</text:p>
          </table:table-cell>
          <table:table-cell table:number-columns-repeated="16364"/>
        </table:table-row>
        <table:table-row table:style-name="ro2">
          <table:table-cell office:value-type="float" office:value="105" table:style-name="ce13">
            <text:p>105</text:p>
          </table:table-cell>
          <table:table-cell office:value-type="float" office:value="0.62371306564566087" table:style-name="ce21">
            <text:p>0,62371</text:p>
          </table:table-cell>
          <table:table-cell office:value-type="float" office:value="19.523747901386557" table:style-name="ce2">
            <text:p>20</text:p>
          </table:table-cell>
          <table:table-cell office:value-type="float" office:value="12.177216656466847" table:style-name="ce2">
            <text:p>12</text:p>
          </table:table-cell>
          <table:table-cell office:value-type="float" office:value="13.435139573153133" table:style-name="ce2">
            <text:p>13</text:p>
          </table:table-cell>
          <table:table-cell office:value-type="float" office:value="22.720429427923786" table:style-name="ce2">
            <text:p>23</text:p>
          </table:table-cell>
          <table:table-cell office:value-type="float" office:value="1.1637329852179767" table:style-name="ce3">
            <text:p>1,16</text:p>
          </table:table-cell>
          <table:table-cell office:value-type="float" office:value="0.5254160921090576" table:style-name="ce21">
            <text:p>0,52542</text:p>
          </table:table-cell>
          <table:table-cell office:value-type="float" office:value="114.15432748153921" table:style-name="ce2">
            <text:p>114</text:p>
          </table:table-cell>
          <table:table-cell office:value-type="float" office:value="59.978520642687933" table:style-name="ce2">
            <text:p>60</text:p>
          </table:table-cell>
          <table:table-cell office:value-type="float" office:value="84.16506716019525" table:style-name="ce2">
            <text:p>84</text:p>
          </table:table-cell>
          <table:table-cell office:value-type="float" office:value="151.33795415315109" table:style-name="ce2">
            <text:p>151</text:p>
          </table:table-cell>
          <table:table-cell office:value-type="float" office:value="1.3257312052197507" table:style-name="ce3">
            <text:p>1,33</text:p>
          </table:table-cell>
          <table:table-cell office:value-type="float" office:value="0.54546914908967814" table:style-name="ce18">
            <text:p>0,54547</text:p>
          </table:table-cell>
          <table:table-cell office:value-type="float" office:value="72.229615307874283" table:style-name="ce2">
            <text:p>72</text:p>
          </table:table-cell>
          <table:table-cell office:value-type="float" office:value="39.399026801060977" table:style-name="ce2">
            <text:p>39</text:p>
          </table:table-cell>
          <table:table-cell office:value-type="float" office:value="52.530101907343791" table:style-name="ce2">
            <text:p>53</text:p>
          </table:table-cell>
          <table:table-cell office:value-type="float" office:value="91.019124578491983" table:style-name="ce2">
            <text:p>91</text:p>
          </table:table-cell>
          <table:table-cell office:value-type="float" office:value="1.2601358070443622" table:style-name="ce3">
            <text:p>1,26</text:p>
          </table:table-cell>
          <table:table-cell office:value-type="float" office:value="105" table:style-name="ce13">
            <text:p>105</text:p>
          </table:table-cell>
          <table:table-cell table:number-columns-repeated="16364"/>
        </table:table-row>
        <table:table-row table:style-name="ro2">
          <table:table-cell office:value-type="float" office:value="106" table:style-name="ce13">
            <text:p>106</text:p>
          </table:table-cell>
          <table:table-cell office:value-type="float" office:value="0.664424110157392" table:style-name="ce21">
            <text:p>0,66442</text:p>
          </table:table-cell>
          <table:table-cell office:value-type="float" office:value="7.34653124491971" table:style-name="ce2">
            <text:p>7</text:p>
          </table:table-cell>
          <table:table-cell office:value-type="float" office:value="4.8812124851492555" table:style-name="ce2">
            <text:p>5</text:p>
          </table:table-cell>
          <table:table-cell office:value-type="float" office:value="4.9059250023450822" table:style-name="ce2">
            <text:p>5</text:p>
          </table:table-cell>
          <table:table-cell office:value-type="float" office:value="9.2852898547706531" table:style-name="ce2">
            <text:p>9</text:p>
          </table:table-cell>
          <table:table-cell office:value-type="float" office:value="1.2639012270167145" table:style-name="ce3">
            <text:p>1,26</text:p>
          </table:table-cell>
          <table:table-cell office:value-type="float" office:value="0.55667949788491544" table:style-name="ce21">
            <text:p>0,55668</text:p>
          </table:table-cell>
          <table:table-cell office:value-type="float" office:value="54.17580683885128" table:style-name="ce2">
            <text:p>54</text:p>
          </table:table-cell>
          <table:table-cell office:value-type="float" office:value="30.158560948561899" table:style-name="ce2">
            <text:p>30</text:p>
          </table:table-cell>
          <table:table-cell office:value-type="float" office:value="39.09652636457033" table:style-name="ce2">
            <text:p>39</text:p>
          </table:table-cell>
          <table:table-cell office:value-type="float" office:value="67.172886992955839" table:style-name="ce2">
            <text:p>67</text:p>
          </table:table-cell>
          <table:table-cell office:value-type="float" office:value="1.2399056130860227" table:style-name="ce3">
            <text:p>1,24</text:p>
          </table:table-cell>
          <table:table-cell office:value-type="float" office:value="0.579085161043011" table:style-name="ce18">
            <text:p>0,57909</text:p>
          </table:table-cell>
          <table:table-cell office:value-type="float" office:value="32.830588506813307" table:style-name="ce2">
            <text:p>33</text:p>
          </table:table-cell>
          <table:table-cell office:value-type="float" office:value="19.01170663260481" table:style-name="ce2">
            <text:p>19</text:p>
          </table:table-cell>
          <table:table-cell office:value-type="float" office:value="23.3247351905109" table:style-name="ce2">
            <text:p>23</text:p>
          </table:table-cell>
          <table:table-cell office:value-type="float" office:value="38.489022671148192" table:style-name="ce2">
            <text:p>38</text:p>
          </table:table-cell>
          <table:table-cell office:value-type="float" office:value="1.1723525048343435" table:style-name="ce3">
            <text:p>1,17</text:p>
          </table:table-cell>
          <table:table-cell office:value-type="float" office:value="106" table:style-name="ce13">
            <text:p>106</text:p>
          </table:table-cell>
          <table:table-cell table:number-columns-repeated="16364"/>
        </table:table-row>
        <table:table-row table:style-name="ro2">
          <table:table-cell office:value-type="float" office:value="107" table:style-name="ce13">
            <text:p>107</text:p>
          </table:table-cell>
          <table:table-cell office:value-type="float" office:value="0.70645369502732169" table:style-name="ce2">
            <text:p>1</text:p>
          </table:table-cell>
          <table:table-cell office:value-type="float" office:value="2.4653187597704544" table:style-name="ce2">
            <text:p>2</text:p>
          </table:table-cell>
          <table:table-cell office:value-type="float" office:value="1.7416335472600115" table:style-name="ce2">
            <text:p>2</text:p>
          </table:table-cell>
          <table:table-cell office:value-type="float" office:value="4.3793648524255708" table:style-name="ce2">
            <text:p>4</text:p>
          </table:table-cell>
          <table:table-cell office:value-type="float" office:value="4.3793648524255708" table:style-name="ce2">
            <text:p>4</text:p>
          </table:table-cell>
          <table:table-cell office:value-type="float" office:value="1.7763888888888888" table:style-name="ce3">
            <text:p>1,78</text:p>
          </table:table-cell>
          <table:table-cell office:value-type="float" office:value="0.58866752565546143" table:style-name="ce21">
            <text:p>0,58867</text:p>
          </table:table-cell>
          <table:table-cell office:value-type="float" office:value="24.017245890289381" table:style-name="ce2">
            <text:p>24</text:p>
          </table:table-cell>
          <table:table-cell office:value-type="float" office:value="14.13817271129545" table:style-name="ce2">
            <text:p>14</text:p>
          </table:table-cell>
          <table:table-cell office:value-type="float" office:value="16.948159534641654" table:style-name="ce2">
            <text:p>17</text:p>
          </table:table-cell>
          <table:table-cell office:value-type="float" office:value="28.076360628385508" table:style-name="ce2">
            <text:p>28</text:p>
          </table:table-cell>
          <table:table-cell office:value-type="float" office:value="1.1690083349538967" table:style-name="ce3">
            <text:p>1,17</text:p>
          </table:table-cell>
          <table:table-cell office:value-type="float" office:value="0.61362467258130415" table:style-name="ce18">
            <text:p>0,61362</text:p>
          </table:table-cell>
          <table:table-cell office:value-type="float" office:value="13.818881874208497" table:style-name="ce2">
            <text:p>14</text:p>
          </table:table-cell>
          <table:table-cell office:value-type="float" office:value="8.4796068655009069" table:style-name="ce2">
            <text:p>8</text:p>
          </table:table-cell>
          <table:table-cell office:value-type="float" office:value="9.5790784414580443" table:style-name="ce2">
            <text:p>10</text:p>
          </table:table-cell>
          <table:table-cell office:value-type="float" office:value="15.164287480637288" table:style-name="ce2">
            <text:p>15</text:p>
          </table:table-cell>
          <table:table-cell office:value-type="float" office:value="1.0973599469679127" table:style-name="ce3">
            <text:p>1,10</text:p>
          </table:table-cell>
          <table:table-cell office:value-type="float" office:value="107" table:style-name="ce13">
            <text:p>107</text:p>
          </table:table-cell>
          <table:table-cell table:number-columns-repeated="16364"/>
        </table:table-row>
        <table:table-row table:style-name="ro2">
          <table:table-cell office:value-type="float" office:value="108" table:style-name="ce17">
            <text:p>108</text:p>
          </table:table-cell>
          <table:table-cell table:number-columns-repeated="5" table:style-name="ce2"/>
          <table:table-cell table:style-name="ce3"/>
          <table:table-cell office:value-type="float" office:value="0.62138017542069601" table:style-name="ce21">
            <text:p>0,62138</text:p>
          </table:table-cell>
          <table:table-cell office:value-type="float" office:value="9.8790731789939308" table:style-name="ce2">
            <text:p>10</text:p>
          </table:table-cell>
          <table:table-cell office:value-type="float" office:value="6.1386602249571416" table:style-name="ce2">
            <text:p>6</text:p>
          </table:table-cell>
          <table:table-cell office:value-type="float" office:value="6.8097430665153595" table:style-name="ce2">
            <text:p>7</text:p>
          </table:table-cell>
          <table:table-cell office:value-type="float" office:value="11.128201093743854" table:style-name="ce2">
            <text:p>11</text:p>
          </table:table-cell>
          <table:table-cell office:value-type="float" office:value="1.1264418121131008" table:style-name="ce3">
            <text:p>1,13</text:p>
          </table:table-cell>
          <table:table-cell office:value-type="float" office:value="0.64908768370455672" table:style-name="ce18">
            <text:p>0,64909</text:p>
          </table:table-cell>
          <table:table-cell office:value-type="float" office:value="5.33927500870759" table:style-name="ce2">
            <text:p>5</text:p>
          </table:table-cell>
          <table:table-cell office:value-type="float" office:value="3.4656576480636363" table:style-name="ce2">
            <text:p>3</text:p>
          </table:table-cell>
          <table:table-cell office:value-type="float" office:value="3.6064461846757716" table:style-name="ce2">
            <text:p>4</text:p>
          </table:table-cell>
          <table:table-cell office:value-type="float" office:value="5.5852090391792446" table:style-name="ce2">
            <text:p>6</text:p>
          </table:table-cell>
          <table:table-cell office:value-type="float" office:value="1.0460613154539842" table:style-name="ce3">
            <text:p>1,05</text:p>
          </table:table-cell>
          <table:table-cell office:value-type="float" office:value="108" table:style-name="ce13">
            <text:p>108</text:p>
          </table:table-cell>
          <table:table-cell table:number-columns-repeated="16364"/>
        </table:table-row>
        <table:table-row table:style-name="ro2">
          <table:table-cell office:value-type="float" office:value="109" table:style-name="ce13">
            <text:p>109</text:p>
          </table:table-cell>
          <table:table-cell table:number-columns-repeated="5" table:style-name="ce2"/>
          <table:table-cell table:style-name="ce3"/>
          <table:table-cell office:value-type="float" office:value="0.6548174471806183" table:style-name="ce21">
            <text:p>0,65482</text:p>
          </table:table-cell>
          <table:table-cell office:value-type="float" office:value="3.7404129540367892" table:style-name="ce2">
            <text:p>4</text:p>
          </table:table-cell>
          <table:table-cell office:value-type="float" office:value="2.4492876619636856" table:style-name="ce2">
            <text:p>2</text:p>
          </table:table-cell>
          <table:table-cell office:value-type="float" office:value="2.5157691230549464" table:style-name="ce2">
            <text:p>3</text:p>
          </table:table-cell>
          <table:table-cell office:value-type="float" office:value="4.3184580272284956" table:style-name="ce2">
            <text:p>4</text:p>
          </table:table-cell>
          <table:table-cell office:value-type="float" office:value="1.1545404425379981" table:style-name="ce3">
            <text:p>1,15</text:p>
          </table:table-cell>
          <table:table-cell office:value-type="float" office:value="0.68547419441276958" table:style-name="ce18">
            <text:p>0,68547</text:p>
          </table:table-cell>
          <table:table-cell office:value-type="float" office:value="1.8736173606439537" table:style-name="ce2">
            <text:p>2</text:p>
          </table:table-cell>
          <table:table-cell office:value-type="float" office:value="1.2843163509251938" table:style-name="ce2">
            <text:p>1</text:p>
          </table:table-cell>
          <table:table-cell office:value-type="float" office:value="1.2314591851813568" table:style-name="ce2">
            <text:p>1</text:p>
          </table:table-cell>
          <table:table-cell office:value-type="float" office:value="1.978762854503473" table:style-name="ce2">
            <text:p>2</text:p>
          </table:table-cell>
          <table:table-cell office:value-type="float" office:value="1.0561189792900838" table:style-name="ce3">
            <text:p>1,06</text:p>
          </table:table-cell>
          <table:table-cell office:value-type="float" office:value="109" table:style-name="ce13">
            <text:p>109</text:p>
          </table:table-cell>
          <table:table-cell table:number-columns-repeated="16364"/>
        </table:table-row>
        <table:table-row table:style-name="ro2">
          <table:table-cell office:value-type="float" office:value="110" table:style-name="ce13">
            <text:p>110</text:p>
          </table:table-cell>
          <table:table-cell table:number-columns-repeated="5" table:style-name="ce2"/>
          <table:table-cell table:style-name="ce3"/>
          <table:table-cell office:value-type="float" office:value="0.68897934093522828" table:style-name="ce21">
            <text:p>0,68898</text:p>
          </table:table-cell>
          <table:table-cell office:value-type="float" office:value="1.2911252920731036" table:style-name="ce2">
            <text:p>1</text:p>
          </table:table-cell>
          <table:table-cell office:value-type="float" office:value="0.88955865279733104" table:style-name="ce2">
            <text:p>1</text:p>
          </table:table-cell>
          <table:table-cell office:value-type="float" office:value="0.84634596567443809" table:style-name="ce2">
            <text:p>1</text:p>
          </table:table-cell>
          <table:table-cell office:value-type="float" office:value="1.8026889041735494" table:style-name="ce2">
            <text:p>2</text:p>
          </table:table-cell>
          <table:table-cell office:value-type="float" office:value="1.3962153132939179" table:style-name="ce3">
            <text:p>1,40</text:p>
          </table:table-cell>
          <table:table-cell office:value-type="float" office:value="0.72278420470594273" table:style-name="ce18">
            <text:p>0,72278</text:p>
          </table:table-cell>
          <table:table-cell office:value-type="float" office:value="0.58930100971875987" table:style-name="ce2">
            <text:p>1</text:p>
          </table:table-cell>
          <table:table-cell office:value-type="float" office:value="0.42593746164198287" table:style-name="ce2">
            <text:p>0</text:p>
          </table:table-cell>
          <table:table-cell office:value-type="float" office:value="0.37633227889776844" table:style-name="ce2">
            <text:p>0</text:p>
          </table:table-cell>
          <table:table-cell office:value-type="float" office:value="0.74730366932211623" table:style-name="ce2">
            <text:p>1</text:p>
          </table:table-cell>
          <table:table-cell office:value-type="float" office:value="1.2681187661272837" table:style-name="ce3">
            <text:p>1,27</text:p>
          </table:table-cell>
          <table:table-cell office:value-type="float" office:value="110" table:style-name="ce13">
            <text:p>110</text:p>
          </table:table-cell>
          <table:table-cell table:number-columns-repeated="16364"/>
        </table:table-row>
        <table:table-row table:style-name="ro2">
          <table:table-cell office:value-type="float" office:value="111" table:style-name="ce13">
            <text:p>111</text:p>
          </table:table-cell>
          <table:table-cell table:number-columns-repeated="5" table:style-name="ce2"/>
          <table:table-cell table:style-name="ce3"/>
          <table:table-cell office:value-type="float" office:value="0.72386585668452774" table:style-name="ce21">
            <text:p>0,72387</text:p>
          </table:table-cell>
          <table:table-cell office:value-type="float" office:value="0.40156663927577252" table:style-name="ce2">
            <text:p>0</text:p>
          </table:table-cell>
          <table:table-cell office:value-type="float" office:value="0.29068037935528379" table:style-name="ce2">
            <text:p>0</text:p>
          </table:table-cell>
          <table:table-cell office:value-type="float" office:value="0.95634293849911134" table:style-name="ce2">
            <text:p>1</text:p>
          </table:table-cell>
          <table:table-cell office:value-type="float" office:value="0.95634293849911134" table:style-name="ce2">
            <text:p>1</text:p>
          </table:table-cell>
          <table:table-cell office:value-type="float" office:value="2.381529850746269" table:style-name="ce3">
            <text:p>2,38</text:p>
          </table:table-cell>
          <table:table-cell office:value-type="float" office:value="0.76101771458407619" table:style-name="ce18">
            <text:p>0,76102</text:p>
          </table:table-cell>
          <table:table-cell office:value-type="float" office:value="0.163363548076777" table:style-name="ce2">
            <text:p>0</text:p>
          </table:table-cell>
          <table:table-cell office:value-type="float" office:value="0.12432255400373468" table:style-name="ce2">
            <text:p>0</text:p>
          </table:table-cell>
          <table:table-cell office:value-type="float" office:value="0.37097139042434774" table:style-name="ce2">
            <text:p>0</text:p>
          </table:table-cell>
          <table:table-cell office:value-type="float" office:value="0.37097139042434774" table:style-name="ce2">
            <text:p>0</text:p>
          </table:table-cell>
          <table:table-cell office:value-type="float" office:value="2.270833333333333" table:style-name="ce3">
            <text:p>2,27</text:p>
          </table:table-cell>
          <table:table-cell office:value-type="float" office:value="111" table:style-name="ce13">
            <text:p>111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Q: STATISTIK AUSTRIA. Erstellt am: 11.05.2023</text:p>
          </table:table-cell>
          <table:table-cell table:number-columns-repeated="5" table:style-name="ce2"/>
          <table:table-cell table:style-name="ce3"/>
          <table:table-cell table:number-columns-repeated="6" table:style-name="ce4"/>
          <table:table-cell table:style-name="ce5"/>
          <table:table-cell table:number-columns-repeated="16370" table:style-name="ce4"/>
        </table:table-row>
        <table:table-row table:number-rows-repeated="10484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P0">
      <number:text> </number:text>
      <number:number number:decimal-places="0" number:min-integer-digits="1"/>
    </number:number-style>
    <number:number-style style:name="N37P1">
      <number:text>-</number:text>
      <number:number number:decimal-places="0" number:min-integer-digits="1"/>
    </number:number-style>
    <number:text-style style:name="N37P2"/>
    <number:text-style style:name="N37">
      <number:text-content/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 style:data-style-name="N37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SLEPECKI Philip</meta:initial-creator>
    <dc:creator>SLEPECKI Philip</dc:creator>
    <meta:creation-date>2023-07-24T09:44:05Z</meta:creation-date>
    <dc:date>2023-07-24T09:51:25Z</dc:date>
    <meta:editing-duration>PT0S</meta:editing-duration>
  </office:meta>
</office:document-meta>
</file>